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P4" style:parent-style-name="term" style:family="paragraph">
      <style:paragraph-properties fo:background-color="#E6E6FF"/>
    </style:style>
    <style:style style:name="P5" style:parent-style-name="term" style:family="paragraph">
      <style:paragraph-properties fo:background-color="#E6E6FF"/>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T9" style:parent-style-name="Policepardéfaut" style:family="text">
      <style:text-properties fo:font-style="italic" style:font-style-asian="italic"/>
    </style:style>
    <style:style style:name="T10" style:parent-style-name="Lienhypertexte" style:family="text">
      <style:text-properties style:font-name-asian="SimSun"/>
    </style:style>
    <style:style style:name="T11" style:parent-style-name="Policepardéfaut" style:family="text">
      <style:text-properties style:font-size-complex="10pt"/>
    </style:style>
    <style:style style:name="T12" style:parent-style-name="Policepardéfaut" style:family="text">
      <style:text-properties style:font-size-complex="10pt"/>
    </style:style>
    <style:style style:name="T13" style:parent-style-name="Policepardéfaut" style:family="text">
      <style:text-properties style:font-size-complex="10pt"/>
    </style:style>
    <style:style style:name="T14" style:parent-style-name="Policepardéfaut" style:family="text">
      <style:text-properties style:font-size-complex="10pt"/>
    </style:style>
    <style:style style:name="T15" style:parent-style-name="Policepardéfaut" style:family="text">
      <style:text-properties style:font-size-complex="10pt"/>
    </style:style>
    <style:style style:name="P16" style:parent-style-name="term" style:family="paragraph">
      <style:paragraph-properties fo:background-color="#E6E6FF"/>
    </style:style>
    <style:style style:name="P17" style:parent-style-name="term" style:family="paragraph">
      <style:paragraph-properties fo:background-color="#E6E6FF"/>
    </style:style>
    <style:style style:name="T18" style:parent-style-name="pb" style:family="text">
      <style:text-properties style:text-position="0% 100%"/>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style:style>
    <style:style style:name="T33" style:parent-style-name="Policepardéfaut" style:family="text">
      <style:text-properties style:font-name-complex="Times New Roman"/>
    </style:style>
    <style:style style:name="T34" style:parent-style-name="Policepardéfaut" style:family="text">
      <style:text-properties style:font-name-complex="Times New Roman"/>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style:style>
    <style:style style:name="T37" style:parent-style-name="Policepardéfaut" style:family="text">
      <style:text-properties style:font-name-complex="Times New Roman"/>
    </style:style>
    <style:style style:name="T38" style:parent-style-name="Policepardéfaut" style:family="text">
      <style:text-properties style:font-name-complex="Times New Roman"/>
    </style:style>
    <style:style style:name="T39" style:parent-style-name="Policepardéfaut" style:family="text">
      <style:text-properties style:font-name-complex="Times New Roman"/>
    </style:style>
    <style:style style:name="T40" style:parent-style-name="Policepardéfaut" style:family="text">
      <style:text-properties style:font-name-complex="Times New Roman"/>
    </style:style>
    <style:style style:name="T41" style:parent-style-name="Policepardéfaut" style:family="text">
      <style:text-properties style:font-name-complex="Times New Roman"/>
    </style:style>
    <style:style style:name="T42" style:parent-style-name="Policepardéfaut" style:family="text">
      <style:text-properties style:font-name-complex="Times New Roman"/>
    </style:style>
    <style:style style:name="T43" style:parent-style-name="Policepardéfaut" style:family="text">
      <style:text-properties style:font-name-complex="Times New Roman"/>
    </style:style>
    <style:style style:name="T44" style:parent-style-name="Policepardéfaut" style:family="text">
      <style:text-properties style:font-name-complex="Times New Roman"/>
    </style:style>
    <style:style style:name="T45" style:parent-style-name="Policepardéfaut" style:family="text">
      <style:text-properties style:font-name-complex="Times New Roman"/>
    </style:style>
    <style:style style:name="T46" style:parent-style-name="Policepardéfaut" style:family="text">
      <style:text-properties style:font-name-complex="Times New Roman"/>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font-name-complex="Times New Roman"/>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style:style>
    <style:style style:name="T62" style:parent-style-name="Policepardéfaut" style:family="text">
      <style:text-properties style:font-name-complex="Times New Roman"/>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style:style>
    <style:style style:name="T67" style:parent-style-name="Policepardéfaut" style:family="text">
      <style:text-properties style:font-name-complex="Times New Roman"/>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P88" style:parent-style-name="Corpsdetexte" style:family="paragraph">
      <style:paragraph-properties fo:text-indent="0.1666in"/>
    </style:style>
    <style:style style:name="T89" style:parent-style-name="Policepardéfaut" style:family="text">
      <style:text-properties style:font-name-complex="Times New Roman"/>
    </style:style>
    <style:style style:name="T90" style:parent-style-name="Policepardéfaut" style:family="text">
      <style:text-properties style:font-name-complex="Times New Roman"/>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style:style>
    <style:style style:name="T95" style:parent-style-name="Policepardéfaut" style:family="text">
      <style:text-properties style:font-name-complex="Times New Roman"/>
    </style:style>
    <style:style style:name="T96" style:parent-style-name="Policepardéfaut" style:family="text">
      <style:text-properties style:font-name-complex="Times New Roman"/>
    </style:style>
    <style:style style:name="T97" style:parent-style-name="Policepardéfaut" style:family="text">
      <style:text-properties style:font-name-complex="Times New Roman"/>
    </style:style>
    <style:style style:name="T98" style:parent-style-name="Policepardéfaut" style:family="text">
      <style:text-properties style:font-name-complex="Times New Roman"/>
    </style:style>
    <style:style style:name="T99" style:parent-style-name="Policepardéfaut" style:family="text">
      <style:text-properties style:font-name-complex="Times New Roman"/>
    </style:style>
    <style:style style:name="T100" style:parent-style-name="Policepardéfaut" style:family="text">
      <style:text-properties style:font-name-complex="Times New Roman"/>
    </style:style>
    <style:style style:name="T101" style:parent-style-name="Policepardéfaut" style:family="text">
      <style:text-properties style:font-name-complex="Times New Roman"/>
    </style:style>
    <style:style style:name="T102" style:parent-style-name="Policepardéfaut" style:family="text">
      <style:text-properties style:font-name-complex="Times New Roman"/>
    </style:style>
    <style:style style:name="T103" style:parent-style-name="Policepardéfaut" style:family="text">
      <style:text-properties style:font-name-complex="Times New Roman"/>
    </style:style>
    <style:style style:name="T104" style:parent-style-name="Policepardéfaut" style:family="text">
      <style:text-properties style:font-name-complex="Times New Roman"/>
    </style:style>
    <style:style style:name="T105" style:parent-style-name="Policepardéfaut" style:family="text">
      <style:text-properties style:font-name-complex="Times New Roman"/>
    </style:style>
    <style:style style:name="T106" style:parent-style-name="Policepardéfaut" style:family="text">
      <style:text-properties style:font-name-complex="Times New Roman"/>
    </style:style>
    <style:style style:name="T107" style:parent-style-name="Policepardéfaut" style:family="text">
      <style:text-properties style:font-name-complex="Times New Roman"/>
    </style:style>
    <style:style style:name="T108" style:parent-style-name="Policepardéfaut" style:family="text">
      <style:text-properties style:font-name-complex="Times New Roman"/>
    </style:style>
    <style:style style:name="T109" style:parent-style-name="Policepardéfaut" style:family="text">
      <style:text-properties style:font-name-complex="Times New Roman"/>
    </style:style>
    <style:style style:name="T110" style:parent-style-name="Policepardéfaut" style:family="text">
      <style:text-properties style:font-name-complex="Times New Roman"/>
    </style:style>
    <style:style style:name="T111" style:parent-style-name="Policepardéfaut" style:family="text">
      <style:text-properties style:font-name-complex="Times New Roman"/>
    </style:style>
    <style:style style:name="T112" style:parent-style-name="Policepardéfaut" style:family="text">
      <style:text-properties style:font-name-complex="Times New Roman"/>
    </style:style>
    <style:style style:name="T113" style:parent-style-name="Policepardéfaut" style:family="text">
      <style:text-properties style:font-name-complex="Times New Roman"/>
    </style:style>
    <style:style style:name="T114" style:parent-style-name="Policepardéfaut" style:family="text">
      <style:text-properties style:font-name-complex="Times New Roman"/>
    </style:style>
    <style:style style:name="T115" style:parent-style-name="Policepardéfaut" style:family="text">
      <style:text-properties style:font-name-complex="Times New Roman"/>
    </style:style>
    <style:style style:name="T116" style:parent-style-name="Policepardéfaut" style:family="text">
      <style:text-properties style:font-name-complex="Times New Roman"/>
    </style:style>
    <style:style style:name="T117" style:parent-style-name="Policepardéfaut" style:family="text">
      <style:text-properties style:font-name-complex="Times New Roman"/>
    </style:style>
    <style:style style:name="T118" style:parent-style-name="Policepardéfaut" style:family="text">
      <style:text-properties style:font-name-complex="Times New Roman"/>
    </style:style>
    <style:style style:name="T119" style:parent-style-name="Policepardéfaut" style:family="text">
      <style:text-properties style:font-name-complex="Times New Roman"/>
    </style:style>
    <style:style style:name="T120" style:parent-style-name="Policepardéfaut" style:family="text">
      <style:text-properties style:font-name-complex="Times New Roman"/>
    </style:style>
    <style:style style:name="T121" style:parent-style-name="Policepardéfaut" style:family="text">
      <style:text-properties style:font-name-complex="Times New Roman"/>
    </style:style>
    <style:style style:name="T122" style:parent-style-name="Policepardéfaut" style:family="text">
      <style:text-properties style:font-name-complex="Times New Roman"/>
    </style:style>
    <style:style style:name="T123" style:parent-style-name="Policepardéfaut" style:family="text">
      <style:text-properties style:font-name-complex="Times New Roman"/>
    </style:style>
    <style:style style:name="T124" style:parent-style-name="Policepardéfaut" style:family="text">
      <style:text-properties style:font-name-complex="Times New Roman"/>
    </style:style>
    <style:style style:name="T125" style:parent-style-name="Policepardéfaut" style:family="text">
      <style:text-properties style:font-name-complex="Times New Roman"/>
    </style:style>
    <style:style style:name="T126" style:parent-style-name="Policepardéfaut" style:family="text">
      <style:text-properties style:font-name-complex="Times New Roman"/>
    </style:style>
    <style:style style:name="T127" style:parent-style-name="Policepardéfaut" style:family="text">
      <style:text-properties style:font-name-complex="Times New Roman"/>
    </style:style>
    <style:style style:name="T128" style:parent-style-name="Policepardéfaut" style:family="text">
      <style:text-properties style:font-name-complex="Times New Roman"/>
    </style:style>
    <style:style style:name="T129" style:parent-style-name="Policepardéfaut" style:family="text">
      <style:text-properties style:font-name-complex="Times New Roman" fo:font-style="italic" style:font-style-asian="italic"/>
    </style:style>
    <style:style style:name="T130" style:parent-style-name="Policepardéfaut" style:family="text">
      <style:text-properties style:font-name-complex="Times New Roman" fo:font-style="italic" style:font-style-asian="italic"/>
    </style:style>
    <style:style style:name="T131" style:parent-style-name="Policepardéfaut" style:family="text">
      <style:text-properties style:font-name-complex="Times New Roman" fo:font-style="italic" style:font-style-asian="italic"/>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T174" style:parent-style-name="Policepardéfaut" style:family="text">
      <style:text-properties style:font-name-complex="Times New Roman"/>
    </style:style>
    <style:style style:name="T175" style:parent-style-name="Policepardéfaut" style:family="text">
      <style:text-properties style:font-name-complex="Times New Roman"/>
    </style:style>
    <style:style style:name="T176" style:parent-style-name="Policepardéfaut" style:family="text">
      <style:text-properties style:font-name-complex="Times New Roman"/>
    </style:style>
    <style:style style:name="T177" style:parent-style-name="Policepardéfaut" style:family="text">
      <style:text-properties style:font-name-complex="Times New Roman"/>
    </style:style>
    <style:style style:name="T178" style:parent-style-name="Policepardéfaut" style:family="text">
      <style:text-properties style:font-name-complex="Times New Roman"/>
    </style:style>
    <style:style style:name="T179" style:parent-style-name="Policepardéfaut" style:family="text">
      <style:text-properties style:font-name-complex="Times New Roman"/>
    </style:style>
    <style:style style:name="T180" style:parent-style-name="Policepardéfaut" style:family="text">
      <style:text-properties style:font-name-complex="Times New Roman"/>
    </style:style>
    <style:style style:name="T181" style:parent-style-name="Policepardéfaut" style:family="text">
      <style:text-properties style:font-name-complex="Times New Roman"/>
    </style:style>
    <style:style style:name="T182" style:parent-style-name="Policepardéfaut" style:family="text">
      <style:text-properties style:font-name-complex="Times New Roman"/>
    </style:style>
    <style:style style:name="T183" style:parent-style-name="Policepardéfaut" style:family="text">
      <style:text-properties style:font-name-complex="Times New Roman"/>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style:style>
    <style:style style:name="T192" style:parent-style-name="Policepardéfaut" style:family="text">
      <style:text-properties style:font-name-complex="Times New Roman"/>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style:style>
    <style:style style:name="T195" style:parent-style-name="Policepardéfaut" style:family="text">
      <style:text-properties style:font-name-complex="Times New Roman"/>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pb" style:family="text">
      <style:text-properties style:text-position="0% 100%"/>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style:style>
    <style:style style:name="T235" style:parent-style-name="Policepardéfaut" style:family="text">
      <style:text-properties style:font-name-complex="Times New Roman"/>
    </style:style>
    <style:style style:name="T236" style:parent-style-name="Policepardéfaut" style:family="text">
      <style:text-properties style:font-name-complex="Times New Roman"/>
    </style:style>
    <style:style style:name="T237" style:parent-style-name="Policepardéfaut" style:family="text">
      <style:text-properties style:font-name-complex="Times New Roman"/>
    </style:style>
    <style:style style:name="T238" style:parent-style-name="Policepardéfaut" style:family="text">
      <style:text-properties style:font-name-complex="Times New Roman"/>
    </style:style>
    <style:style style:name="T239" style:parent-style-name="Policepardéfaut" style:family="text">
      <style:text-properties style:font-name-complex="Times New Roman"/>
    </style:style>
    <style:style style:name="T240" style:parent-style-name="Policepardéfaut" style:family="text">
      <style:text-properties style:font-name-complex="Times New Roman"/>
    </style:style>
    <style:style style:name="T241" style:parent-style-name="Policepardéfaut" style:family="text">
      <style:text-properties style:font-name-complex="Times New Roman"/>
    </style:style>
    <style:style style:name="T242" style:parent-style-name="Policepardéfaut" style:family="text">
      <style:text-properties style:font-name-complex="Times New Roman"/>
    </style:style>
    <style:style style:name="T243" style:parent-style-name="Policepardéfaut" style:family="text">
      <style:text-properties style:font-name-complex="Times New Roman"/>
    </style:style>
    <style:style style:name="T244" style:parent-style-name="Policepardéfaut" style:family="text">
      <style:text-properties style:font-name-complex="Times New Roman"/>
    </style:style>
    <style:style style:name="T245" style:parent-style-name="Policepardéfaut" style:family="text">
      <style:text-properties style:font-name-complex="Times New Roman"/>
    </style:style>
    <style:style style:name="T246" style:parent-style-name="Policepardéfaut" style:family="text">
      <style:text-properties style:font-name-complex="Times New Roman"/>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style:style>
    <style:style style:name="T287" style:parent-style-name="Policepardéfaut" style:family="text">
      <style:text-properties style:font-name-complex="Times New Roman"/>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fo:font-style="italic" style:font-style-asian="italic"/>
    </style:style>
    <style:style style:name="T319" style:parent-style-name="Policepardéfaut" style:family="text">
      <style:text-properties style:font-name-complex="Times New Roman" fo:font-style="italic" style:font-style-asian="italic"/>
    </style:style>
    <style:style style:name="T320" style:parent-style-name="Policepardéfaut" style:family="text">
      <style:text-properties style:font-name-complex="Times New Roman" fo:font-style="italic" style:font-style-asian="italic"/>
    </style:style>
    <style:style style:name="T321" style:parent-style-name="Policepardéfaut" style:family="text">
      <style:text-properties style:font-name-complex="Times New Roman" fo:font-style="italic" style:font-style-asian="italic"/>
    </style:style>
    <style:style style:name="T322" style:parent-style-name="Policepardéfaut" style:family="text">
      <style:text-properties style:font-name-complex="Times New Roman" fo:font-style="italic" style:font-style-asian="italic"/>
    </style:style>
    <style:style style:name="T323" style:parent-style-name="Policepardéfaut" style:family="text">
      <style:text-properties style:font-name-complex="Times New Roman" fo:font-style="italic" style:font-style-asian="italic"/>
    </style:style>
    <style:style style:name="T324" style:parent-style-name="Policepardéfaut" style:family="text">
      <style:text-properties style:font-name-complex="Times New Roman"/>
    </style:style>
    <style:style style:name="P325" style:parent-style-name="Corpsdetexte" style:family="paragraph">
      <style:paragraph-properties fo:text-indent="0.1666in"/>
    </style:style>
    <style:style style:name="T326" style:parent-style-name="Policepardéfaut" style:family="text">
      <style:text-properties style:font-name-complex="Times New Roman" fo:font-style="italic" style:font-style-asian="italic"/>
    </style:style>
    <style:style style:name="T327" style:parent-style-name="Policepardéfaut" style:family="text">
      <style:text-properties style:font-name-complex="Times New Roman" fo:font-style="italic" style:font-style-asian="italic"/>
    </style:style>
    <style:style style:name="T328" style:parent-style-name="Policepardéfaut" style:family="text">
      <style:text-properties style:font-name-complex="Times New Roman" fo:font-style="italic" style:font-style-asian="italic"/>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style:style>
    <style:style style:name="T334" style:parent-style-name="Policepardéfaut" style:family="text">
      <style:text-properties style:font-name-complex="Times New Roman"/>
    </style:style>
    <style:style style:name="T335" style:parent-style-name="Policepardéfaut" style:family="text">
      <style:text-properties style:font-name-complex="Times New Roman"/>
    </style:style>
    <style:style style:name="T336" style:parent-style-name="Policepardéfaut" style:family="text">
      <style:text-properties style:font-name-complex="Times New Roman"/>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style:style>
    <style:style style:name="T347" style:parent-style-name="Policepardéfaut" style:family="text">
      <style:text-properties style:font-name-complex="Times New Roman"/>
    </style:style>
    <style:style style:name="T348" style:parent-style-name="Policepardéfaut" style:family="text">
      <style:text-properties style:font-name-complex="Times New Roman"/>
    </style:style>
    <style:style style:name="T349" style:parent-style-name="Policepardéfaut" style:family="text">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style:style>
    <style:style style:name="T383" style:parent-style-name="Policepardéfaut" style:family="text">
      <style:text-properties style:font-name-complex="Times New Roman"/>
    </style:style>
    <style:style style:name="T384" style:parent-style-name="Policepardéfaut" style:family="text">
      <style:text-properties style:font-name-complex="Times New Roman"/>
    </style:style>
    <style:style style:name="T385" style:parent-style-name="Policepardéfaut" style:family="text">
      <style:text-properties style:font-name-complex="Times New Roman"/>
    </style:style>
    <style:style style:name="T386" style:parent-style-name="Policepardéfaut" style:family="text">
      <style:text-properties style:font-name-complex="Times New Roman"/>
    </style:style>
    <style:style style:name="T387" style:parent-style-name="Policepardéfaut" style:family="text">
      <style:text-properties style:font-name-complex="Times New Roman"/>
    </style:style>
    <style:style style:name="T388" style:parent-style-name="Policepardéfaut" style:family="text">
      <style:text-properties style:font-name-complex="Times New Roman"/>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style:style>
    <style:style style:name="T392" style:parent-style-name="Policepardéfaut" style:family="text">
      <style:text-properties style:font-name-complex="Times New Roman"/>
    </style:style>
    <style:style style:name="T393" style:parent-style-name="Policepardéfaut" style:family="text">
      <style:text-properties style:font-name-complex="Times New Roman"/>
    </style:style>
    <style:style style:name="T394" style:parent-style-name="Policepardéfaut" style:family="text">
      <style:text-properties style:font-name-complex="Times New Roman"/>
    </style:style>
    <style:style style:name="T395" style:parent-style-name="Policepardéfaut" style:family="text">
      <style:text-properties style:font-name-complex="Times New Roman"/>
    </style:style>
    <style:style style:name="T396" style:parent-style-name="Policepardéfaut" style:family="text">
      <style:text-properties style:font-name-complex="Times New Roman"/>
    </style:style>
    <style:style style:name="T397" style:parent-style-name="Policepardéfaut" style:family="text">
      <style:text-properties style:font-name-complex="Times New Roman"/>
    </style:style>
    <style:style style:name="T398" style:parent-style-name="Policepardéfaut" style:family="text">
      <style:text-properties style:font-name-complex="Times New Roman"/>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style:style>
    <style:style style:name="T408" style:parent-style-name="Policepardéfaut" style:family="text">
      <style:text-properties style:font-name-complex="Times New Roman"/>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style:style>
    <style:style style:name="T414" style:parent-style-name="Policepardéfaut" style:family="text">
      <style:text-properties style:font-name-complex="Times New Roman"/>
    </style:style>
    <style:style style:name="T415" style:parent-style-name="Policepardéfaut" style:family="text">
      <style:text-properties style:font-name-complex="Times New Roman"/>
    </style:style>
    <style:style style:name="P416" style:parent-style-name="Corpsdetexte" style:family="paragraph">
      <style:paragraph-properties fo:text-indent="0.1666in"/>
    </style:style>
    <style:style style:name="T417" style:parent-style-name="Policepardéfaut" style:family="text">
      <style:text-properties style:font-name-complex="Times New Roman" fo:font-style="italic" style:font-style-asian="italic"/>
    </style:style>
    <style:style style:name="T418" style:parent-style-name="Policepardéfaut" style:family="text">
      <style:text-properties style:font-name-complex="Times New Roman" fo:font-style="italic" style:font-style-asian="italic"/>
    </style:style>
    <style:style style:name="T419" style:parent-style-name="Policepardéfaut" style:family="text">
      <style:text-properties style:font-name-complex="Times New Roman" fo:font-style="italic" style:font-style-asian="italic"/>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style:style>
    <style:style style:name="T422" style:parent-style-name="Policepardéfaut" style:family="text">
      <style:text-properties style:font-name-complex="Times New Roman"/>
    </style:style>
    <style:style style:name="T423" style:parent-style-name="Policepardéfaut" style:family="text">
      <style:text-properties style:font-name-complex="Times New Roman"/>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style:font-name-complex="Times New Roman"/>
    </style:style>
    <style:style style:name="T438" style:parent-style-name="Policepardéfaut" style:family="text">
      <style:text-properties style:font-name-complex="Times New Roman"/>
    </style:style>
    <style:style style:name="T439" style:parent-style-name="Policepardéfaut" style:family="text">
      <style:text-properties style:font-name-complex="Times New Roman"/>
    </style:style>
    <style:style style:name="T440" style:parent-style-name="Policepardéfaut" style:family="text">
      <style:text-properties style:font-name-complex="Times New Roman"/>
    </style:style>
    <style:style style:name="T441" style:parent-style-name="Policepardéfaut" style:family="text">
      <style:text-properties style:font-name-complex="Times New Roman"/>
    </style:style>
    <style:style style:name="T442" style:parent-style-name="Policepardéfaut" style:family="text">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style:font-name-complex="Times New Roman"/>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T455" style:parent-style-name="Policepardéfaut" style:family="text">
      <style:text-properties style:font-name-complex="Times New Roman"/>
    </style:style>
    <style:style style:name="T456" style:parent-style-name="Policepardéfaut" style:family="text">
      <style:text-properties style:font-name-complex="Times New Roman"/>
    </style:style>
    <style:style style:name="T457" style:parent-style-name="Policepardéfaut" style:family="text">
      <style:text-properties style:font-name-complex="Times New Roman"/>
    </style:style>
    <style:style style:name="T458" style:parent-style-name="Policepardéfaut" style:family="text">
      <style:text-properties style:font-name-complex="Times New Roman"/>
    </style:style>
    <style:style style:name="T459" style:parent-style-name="pb" style:family="text">
      <style:text-properties style:text-position="0% 100%"/>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style:style>
    <style:style style:name="T477" style:parent-style-name="Policepardéfaut" style:family="text">
      <style:text-properties style:font-name-complex="Times New Roman"/>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font-name-complex="Times New Roman"/>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font-name-complex="Times New Roman"/>
    </style:style>
    <style:style style:name="T488" style:parent-style-name="Policepardéfaut" style:family="text">
      <style:text-properties style:font-name-complex="Times New Roman"/>
    </style:style>
    <style:style style:name="T489" style:parent-style-name="Policepardéfaut" style:family="text">
      <style:text-properties style:font-name-complex="Times New Roman"/>
    </style:style>
    <style:style style:name="T490" style:parent-style-name="Policepardéfaut" style:family="text">
      <style:text-properties style:font-name-complex="Times New Roman"/>
    </style:style>
    <style:style style:name="T491" style:parent-style-name="Policepardéfaut" style:family="text">
      <style:text-properties style:font-name-complex="Times New Roman"/>
    </style:style>
    <style:style style:name="T492" style:parent-style-name="Policepardéfaut" style:family="text">
      <style:text-properties style:font-name-complex="Times New Roman"/>
    </style:style>
    <style:style style:name="T493" style:parent-style-name="Policepardéfaut" style:family="text">
      <style:text-properties style:font-name-complex="Times New Roman"/>
    </style:style>
    <style:style style:name="T494" style:parent-style-name="Policepardéfaut" style:family="text">
      <style:text-properties style:font-name-complex="Times New Roman"/>
    </style:style>
    <style:style style:name="T495" style:parent-style-name="Policepardéfaut" style:family="text">
      <style:text-properties style:font-name-complex="Times New Roman"/>
    </style:style>
    <style:style style:name="T496" style:parent-style-name="Policepardéfaut" style:family="text">
      <style:text-properties style:font-name-complex="Times New Roman"/>
    </style:style>
    <style:style style:name="T497" style:parent-style-name="Policepardéfaut" style:family="text">
      <style:text-properties style:font-name-complex="Times New Roman"/>
    </style:style>
    <style:style style:name="T498" style:parent-style-name="Policepardéfaut" style:family="text">
      <style:text-properties style:font-name-complex="Times New Roman"/>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Policepardéfaut" style:family="text">
      <style:text-properties style:font-name-complex="Times New Roman"/>
    </style:style>
    <style:style style:name="T520" style:parent-style-name="Policepardéfaut" style:family="text">
      <style:text-properties style:font-name-complex="Times New Roman"/>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Policepardéfaut" style:family="text">
      <style:text-properties style:font-name-complex="Times New Roman"/>
    </style:style>
    <style:style style:name="T534" style:parent-style-name="Policepardéfaut" style:family="text">
      <style:text-properties style:font-name-complex="Times New Roman"/>
    </style:style>
    <style:style style:name="T535" style:parent-style-name="Policepardéfaut" style:family="text">
      <style:text-properties style:font-name-complex="Times New Roman"/>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style:style>
    <style:style style:name="T540" style:parent-style-name="Policepardéfaut" style:family="text">
      <style:text-properties style:font-name-complex="Times New Roman"/>
    </style:style>
    <style:style style:name="T541" style:parent-style-name="quote.c" style:family="text">
      <style:text-properties fo:font-style="italic" style:font-style-asian="italic"/>
    </style:style>
    <style:style style:name="T542" style:parent-style-name="quote.c" style:family="text">
      <style:text-properties fo:font-style="italic" style:font-style-asian="italic"/>
    </style:style>
    <style:style style:name="T543" style:parent-style-name="quote.c" style:family="text">
      <style:text-properties fo:font-style="italic" style:font-style-asian="italic"/>
    </style:style>
    <style:style style:name="T544" style:parent-style-name="quote.c" style:family="text">
      <style:text-properties fo:font-style="italic" style:font-style-asian="italic"/>
    </style:style>
    <style:style style:name="T545" style:parent-style-name="quote.c" style:family="text">
      <style:text-properties fo:font-style="italic" style:font-style-asian="italic"/>
    </style:style>
    <style:style style:name="T546" style:parent-style-name="quote.c" style:family="text">
      <style:text-properties fo:font-style="italic" style:font-style-asian="italic"/>
    </style:style>
    <style:style style:name="T547" style:parent-style-name="quote.c" style:family="text">
      <style:text-properties fo:font-style="italic" style:font-style-asian="italic"/>
    </style:style>
    <style:style style:name="T548" style:parent-style-name="quote.c" style:family="text">
      <style:text-properties fo:font-style="italic" style:font-style-asian="italic"/>
    </style:style>
    <style:style style:name="T549" style:parent-style-name="quote.c" style:family="text">
      <style:text-properties fo:font-style="italic" style:font-style-asian="italic"/>
    </style:style>
    <style:style style:name="T550" style:parent-style-name="quote.c" style:family="text">
      <style:text-properties fo:font-style="italic" style:font-style-asian="italic"/>
    </style:style>
    <style:style style:name="T551" style:parent-style-name="quote.c" style:family="text">
      <style:text-properties fo:font-style="italic" style:font-style-asian="italic"/>
    </style:style>
    <style:style style:name="T552" style:parent-style-name="quote.c" style:family="text">
      <style:text-properties fo:font-style="italic" style:font-style-asian="italic"/>
    </style:style>
    <style:style style:name="T553" style:parent-style-name="quote.c" style:family="text">
      <style:text-properties fo:font-style="italic" style:font-style-asian="italic"/>
    </style:style>
    <style:style style:name="T554" style:parent-style-name="quote.c" style:family="text">
      <style:text-properties fo:font-style="italic" style:font-style-asian="italic"/>
    </style:style>
    <style:style style:name="T555" style:parent-style-name="quote.c" style:family="text">
      <style:text-properties fo:font-style="italic" style:font-style-asian="italic"/>
    </style:style>
    <style:style style:name="T556" style:parent-style-name="quote.c" style:family="text">
      <style:text-properties fo:font-style="italic" style:font-style-asian="italic"/>
    </style:style>
    <style:style style:name="T557" style:parent-style-name="quote.c" style:family="text">
      <style:text-properties fo:font-style="italic" style:font-style-asian="italic"/>
    </style:style>
    <style:style style:name="T558" style:parent-style-name="quote.c" style:family="text">
      <style:text-properties fo:font-style="italic" style:font-style-asian="italic"/>
    </style:style>
    <style:style style:name="T559" style:parent-style-name="quote.c" style:family="text">
      <style:text-properties fo:font-style="italic" style:font-style-asian="italic"/>
    </style:style>
    <style:style style:name="T560" style:parent-style-name="quote.c" style:family="text">
      <style:text-properties fo:font-style="italic" style:font-style-asian="italic"/>
    </style:style>
    <style:style style:name="T561" style:parent-style-name="quote.c" style:family="text">
      <style:text-properties fo:font-style="italic" style:font-style-asian="italic"/>
    </style:style>
    <style:style style:name="T562" style:parent-style-name="quote.c" style:family="text">
      <style:text-properties fo:font-style="italic" style:font-style-asian="italic"/>
    </style:style>
    <style:style style:name="T563" style:parent-style-name="quote.c" style:family="text">
      <style:text-properties fo:font-style="italic" style:font-style-asian="italic"/>
    </style:style>
    <style:style style:name="T564" style:parent-style-name="quote.c" style:family="text">
      <style:text-properties fo:font-style="italic" style:font-style-asian="italic"/>
    </style:style>
    <style:style style:name="T565" style:parent-style-name="quote.c" style:family="text">
      <style:text-properties fo:font-style="italic" style:font-style-asian="italic"/>
    </style:style>
    <style:style style:name="T566" style:parent-style-name="quote.c" style:family="text">
      <style:text-properties fo:font-style="italic" style:font-style-asian="italic"/>
    </style:style>
    <style:style style:name="T567" style:parent-style-name="quote.c" style:family="text">
      <style:text-properties fo:font-style="italic" style:font-style-asian="italic"/>
    </style:style>
    <style:style style:name="T568" style:parent-style-name="quote.c" style:family="text">
      <style:text-properties fo:font-style="italic" style:font-style-asian="italic"/>
    </style:style>
    <style:style style:name="T569" style:parent-style-name="quote.c" style:family="text">
      <style:text-properties fo:font-style="italic" style:font-style-asian="italic"/>
    </style:style>
    <style:style style:name="T570" style:parent-style-name="quote.c" style:family="text">
      <style:text-properties fo:font-style="italic" style:font-style-asian="italic"/>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quote.c" style:family="text">
      <style:text-properties fo:font-style="italic" style:font-style-asian="italic"/>
    </style:style>
    <style:style style:name="T579" style:parent-style-name="quote.c" style:family="text">
      <style:text-properties fo:font-style="italic" style:font-style-asian="italic"/>
    </style:style>
    <style:style style:name="T580" style:parent-style-name="quote.c" style:family="text">
      <style:text-properties fo:font-style="italic" style:font-style-asian="italic"/>
    </style:style>
    <style:style style:name="T581" style:parent-style-name="quote.c" style:family="text">
      <style:text-properties fo:font-style="italic" style:font-style-asian="italic"/>
    </style:style>
    <style:style style:name="T582" style:parent-style-name="quote.c" style:family="text">
      <style:text-properties fo:font-style="italic" style:font-style-asian="italic"/>
    </style:style>
    <style:style style:name="T583" style:parent-style-name="quote.c" style:family="text">
      <style:text-properties fo:font-style="italic" style:font-style-asian="italic"/>
    </style:style>
    <style:style style:name="T584" style:parent-style-name="quote.c" style:family="text">
      <style:text-properties fo:font-style="italic" style:font-style-asian="italic"/>
    </style:style>
    <style:style style:name="T585" style:parent-style-name="quote.c" style:family="text">
      <style:text-properties fo:font-style="italic" style:font-style-asian="italic"/>
    </style:style>
    <style:style style:name="T586" style:parent-style-name="quote.c" style:family="text">
      <style:text-properties fo:font-style="italic" style:font-style-asian="italic"/>
    </style:style>
    <style:style style:name="T587" style:parent-style-name="quote.c" style:family="text">
      <style:text-properties fo:font-style="italic" style:font-style-asian="italic"/>
    </style:style>
    <style:style style:name="T588" style:parent-style-name="quote.c" style:family="text">
      <style:text-properties fo:font-style="italic" style:font-style-asian="italic"/>
    </style:style>
    <style:style style:name="T589" style:parent-style-name="quote.c" style:family="text">
      <style:text-properties fo:font-style="italic" style:font-style-asian="italic"/>
    </style:style>
    <style:style style:name="T590" style:parent-style-name="quote.c" style:family="text">
      <style:text-properties fo:font-style="italic" style:font-style-asian="italic"/>
    </style:style>
    <style:style style:name="T591" style:parent-style-name="quote.c" style:family="text">
      <style:text-properties fo:font-style="italic" style:font-style-asian="italic"/>
    </style:style>
    <style:style style:name="T592" style:parent-style-name="quote.c" style:family="text">
      <style:text-properties fo:font-style="italic" style:font-style-asian="italic"/>
    </style:style>
    <style:style style:name="T593" style:parent-style-name="quote.c" style:family="text">
      <style:text-properties fo:font-style="italic" style:font-style-asian="italic"/>
    </style:style>
    <style:style style:name="T594" style:parent-style-name="quote.c" style:family="text">
      <style:text-properties fo:font-style="italic" style:font-style-asian="italic"/>
    </style:style>
    <style:style style:name="T595" style:parent-style-name="quote.c" style:family="text">
      <style:text-properties fo:font-style="italic" style:font-style-asian="italic"/>
    </style:style>
    <style:style style:name="T596" style:parent-style-name="quote.c" style:family="text">
      <style:text-properties fo:font-style="italic" style:font-style-asian="italic"/>
    </style:style>
    <style:style style:name="T597" style:parent-style-name="quote.c" style:family="text">
      <style:text-properties fo:font-style="italic" style:font-style-asian="italic"/>
    </style:style>
    <style:style style:name="T598" style:parent-style-name="quote.c" style:family="text">
      <style:text-properties fo:font-style="italic" style:font-style-asian="italic"/>
    </style:style>
    <style:style style:name="T599" style:parent-style-name="quote.c" style:family="text">
      <style:text-properties fo:font-style="italic" style:font-style-asian="italic"/>
    </style:style>
    <style:style style:name="T600" style:parent-style-name="quote.c" style:family="text">
      <style:text-properties fo:font-style="italic" style:font-style-asian="italic"/>
    </style:style>
    <style:style style:name="T601" style:parent-style-name="quote.c" style:family="text">
      <style:text-properties fo:font-style="italic" style:font-style-asian="italic"/>
    </style:style>
    <style:style style:name="T602" style:parent-style-name="quote.c" style:family="text">
      <style:text-properties fo:font-style="italic" style:font-style-asian="italic"/>
    </style:style>
    <style:style style:name="T603" style:parent-style-name="quote.c" style:family="text">
      <style:text-properties fo:font-style="italic" style:font-style-asian="italic"/>
    </style:style>
    <style:style style:name="T604" style:parent-style-name="quote.c" style:family="text">
      <style:text-properties fo:font-style="italic" style:font-style-asian="italic"/>
    </style:style>
    <style:style style:name="T605" style:parent-style-name="quote.c" style:family="text">
      <style:text-properties fo:font-style="italic" style:font-style-asian="italic"/>
    </style:style>
    <style:style style:name="T606" style:parent-style-name="quote.c" style:family="text">
      <style:text-properties fo:font-style="italic" style:font-style-asian="italic"/>
    </style:style>
    <style:style style:name="T607" style:parent-style-name="quote.c" style:family="text">
      <style:text-properties fo:font-style="italic" style:font-style-asian="italic"/>
    </style:style>
    <style:style style:name="T608" style:parent-style-name="quote.c" style:family="text">
      <style:text-properties fo:font-style="italic" style:font-style-asian="italic"/>
    </style:style>
    <style:style style:name="T609" style:parent-style-name="quote.c" style:family="text">
      <style:text-properties fo:font-style="italic" style:font-style-asian="italic"/>
    </style:style>
    <style:style style:name="T610" style:parent-style-name="quote.c" style:family="text">
      <style:text-properties fo:font-style="italic" style:font-style-asian="italic"/>
    </style:style>
    <style:style style:name="T611" style:parent-style-name="quote.c" style:family="text">
      <style:text-properties fo:font-style="italic" style:font-style-asian="italic"/>
    </style:style>
    <style:style style:name="T612" style:parent-style-name="quote.c" style:family="text">
      <style:text-properties fo:font-style="italic" style:font-style-asian="italic"/>
    </style:style>
    <style:style style:name="T613" style:parent-style-name="quote.c" style:family="text">
      <style:text-properties fo:font-style="italic" style:font-style-asian="italic"/>
    </style:style>
    <style:style style:name="T614" style:parent-style-name="quote.c" style:family="text">
      <style:text-properties fo:font-style="italic" style:font-style-asian="italic"/>
    </style:style>
    <style:style style:name="T615" style:parent-style-name="quote.c" style:family="text">
      <style:text-properties fo:font-style="italic" style:font-style-asian="italic"/>
    </style:style>
    <style:style style:name="T616" style:parent-style-name="quote.c" style:family="text">
      <style:text-properties fo:font-style="italic" style:font-style-asian="italic"/>
    </style:style>
    <style:style style:name="T617" style:parent-style-name="quote.c" style:family="text">
      <style:text-properties fo:font-style="italic" style:font-style-asian="italic"/>
    </style:style>
    <style:style style:name="T618" style:parent-style-name="quote.c" style:family="text">
      <style:text-properties fo:font-style="italic" style:font-style-asian="italic"/>
    </style:style>
    <style:style style:name="T619" style:parent-style-name="quote.c" style:family="text">
      <style:text-properties fo:font-style="italic" style:font-style-asian="italic"/>
    </style:style>
    <style:style style:name="T620" style:parent-style-name="quote.c" style:family="text">
      <style:text-properties fo:font-style="italic" style:font-style-asian="italic"/>
    </style:style>
    <style:style style:name="T621" style:parent-style-name="quote.c" style:family="text">
      <style:text-properties fo:font-style="italic" style:font-style-asian="italic"/>
    </style:style>
    <style:style style:name="T622" style:parent-style-name="quote.c" style:family="text">
      <style:text-properties fo:font-style="italic" style:font-style-asian="italic"/>
    </style:style>
    <style:style style:name="T623" style:parent-style-name="quote.c" style:family="text">
      <style:text-properties fo:font-style="italic" style:font-style-asian="italic"/>
    </style:style>
    <style:style style:name="T624" style:parent-style-name="quote.c" style:family="text">
      <style:text-properties fo:font-style="italic" style:font-style-asian="italic"/>
    </style:style>
    <style:style style:name="T625" style:parent-style-name="quote.c" style:family="text">
      <style:text-properties fo:font-style="italic" style:font-style-asian="italic"/>
    </style:style>
    <style:style style:name="T626" style:parent-style-name="quote.c" style:family="text">
      <style:text-properties fo:font-style="italic" style:font-style-asian="italic"/>
    </style:style>
    <style:style style:name="T627" style:parent-style-name="quote.c" style:family="text">
      <style:text-properties fo:font-style="italic" style:font-style-asian="italic"/>
    </style:style>
    <style:style style:name="T628" style:parent-style-name="quote.c" style:family="text">
      <style:text-properties fo:font-style="italic" style:font-style-asian="italic"/>
    </style:style>
    <style:style style:name="T629" style:parent-style-name="quote.c" style:family="text">
      <style:text-properties fo:font-style="italic" style:font-style-asian="italic"/>
    </style:style>
    <style:style style:name="T630" style:parent-style-name="quote.c" style:family="text">
      <style:text-properties fo:font-style="italic" style:font-style-asian="italic"/>
    </style:style>
    <style:style style:name="T631" style:parent-style-name="quote.c" style:family="text">
      <style:text-properties fo:font-style="italic" style:font-style-asian="italic"/>
    </style:style>
    <style:style style:name="T632" style:parent-style-name="quote.c" style:family="text">
      <style:text-properties fo:font-style="italic" style:font-style-asian="italic"/>
    </style:style>
    <style:style style:name="T633" style:parent-style-name="quote.c" style:family="text">
      <style:text-properties fo:font-style="italic" style:font-style-asian="italic"/>
    </style:style>
    <style:style style:name="T634" style:parent-style-name="quote.c" style:family="text">
      <style:text-properties fo:font-style="italic" style:font-style-asian="italic"/>
    </style:style>
    <style:style style:name="T635" style:parent-style-name="quote.c" style:family="text">
      <style:text-properties fo:font-style="italic" style:font-style-asian="italic"/>
    </style:style>
    <style:style style:name="T636" style:parent-style-name="quote.c" style:family="text">
      <style:text-properties fo:font-style="italic" style:font-style-asian="italic"/>
    </style:style>
    <style:style style:name="T637" style:parent-style-name="quote.c" style:family="text">
      <style:text-properties fo:font-style="italic" style:font-style-asian="italic"/>
    </style:style>
    <style:style style:name="T638" style:parent-style-name="quote.c" style:family="text">
      <style:text-properties fo:font-style="italic" style:font-style-asian="italic"/>
    </style:style>
    <style:style style:name="T639" style:parent-style-name="quote.c" style:family="text">
      <style:text-properties fo:font-style="italic" style:font-style-asian="italic"/>
    </style:style>
    <style:style style:name="T640" style:parent-style-name="quote.c" style:family="text">
      <style:text-properties fo:font-style="italic" style:font-style-asian="italic"/>
    </style:style>
    <style:style style:name="T641" style:parent-style-name="quote.c" style:family="text">
      <style:text-properties fo:font-style="italic" style:font-style-asian="italic"/>
    </style:style>
    <style:style style:name="T642" style:parent-style-name="quote.c" style:family="text">
      <style:text-properties fo:font-style="italic" style:font-style-asian="italic"/>
    </style:style>
    <style:style style:name="T643" style:parent-style-name="quote.c" style:family="text">
      <style:text-properties fo:font-style="italic" style:font-style-asian="italic"/>
    </style:style>
    <style:style style:name="T644" style:parent-style-name="quote.c" style:family="text">
      <style:text-properties fo:font-style="italic" style:font-style-asian="italic"/>
    </style:style>
    <style:style style:name="T645" style:parent-style-name="quote.c" style:family="text">
      <style:text-properties fo:font-style="italic" style:font-style-asian="italic"/>
    </style:style>
    <style:style style:name="P646" style:parent-style-name="Corpsdetexte" style:family="paragraph">
      <style:paragraph-properties fo:text-indent="0.1666i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T654" style:parent-style-name="Policepardéfaut" style:family="text">
      <style:text-properties style:font-name-complex="Times New Roman"/>
    </style:style>
    <style:style style:name="T655" style:parent-style-name="Policepardéfaut" style:family="text">
      <style:text-properties style:font-name-complex="Times New Roman"/>
    </style:style>
    <style:style style:name="T656" style:parent-style-name="Policepardéfaut" style:family="text">
      <style:text-properties style:font-name-complex="Times New Roman"/>
    </style:style>
    <style:style style:name="T657" style:parent-style-name="Policepardéfaut" style:family="text">
      <style:text-properties style:font-name-complex="Times New Roman"/>
    </style:style>
    <style:style style:name="T658" style:parent-style-name="Policepardéfaut" style:family="text">
      <style:text-properties style:font-name-complex="Times New Roman"/>
    </style:style>
    <style:style style:name="T659" style:parent-style-name="Policepardéfaut" style:family="text">
      <style:text-properties style:font-name-complex="Times New Roman"/>
    </style:style>
    <style:style style:name="T660" style:parent-style-name="Policepardéfaut" style:family="text">
      <style:text-properties style:font-name-complex="Times New Roman"/>
    </style:style>
    <style:style style:name="T661" style:parent-style-name="Policepardéfaut" style:family="text">
      <style:text-properties style:font-name-complex="Times New Roman"/>
    </style:style>
    <style:style style:name="T662" style:parent-style-name="Policepardéfaut" style:family="text">
      <style:text-properties style:font-name-complex="Times New Roman"/>
    </style:style>
    <style:style style:name="T663" style:parent-style-name="Policepardéfaut" style:family="text">
      <style:text-properties style:font-name-complex="Times New Roman"/>
    </style:style>
    <style:style style:name="T664" style:parent-style-name="Policepardéfaut" style:family="text">
      <style:text-properties style:font-name-complex="Times New Roman"/>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T686" style:parent-style-name="Policepardéfaut" style:family="text">
      <style:text-properties style:font-name-complex="Times New Roman" fo:font-style="italic" style:font-style-asian="italic"/>
    </style:style>
    <style:style style:name="T687" style:parent-style-name="Policepardéfaut" style:family="text">
      <style:text-properties style:font-name-complex="Times New Roman"/>
    </style:style>
    <style:style style:name="T688" style:parent-style-name="Policepardéfaut" style:family="text">
      <style:text-properties style:font-name-complex="Times New Roman"/>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fo:font-style="italic" style:font-style-asian="italic"/>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b" style:family="text">
      <style:text-properties style:text-position="0% 100%"/>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name-complex="Times New Roman"/>
    </style:style>
    <style:style style:name="T751" style:parent-style-name="Policepardéfaut" style:family="text">
      <style:text-properties style:font-name-complex="Times New Roman"/>
    </style:style>
    <style:style style:name="T752" style:parent-style-name="Policepardéfaut" style:family="text">
      <style:text-properties style:font-name-complex="Times New Roman"/>
    </style:style>
    <style:style style:name="T753" style:parent-style-name="Policepardéfaut" style:family="text">
      <style:text-properties style:font-name-complex="Times New Roman"/>
    </style:style>
    <style:style style:name="T754" style:parent-style-name="Policepardéfaut" style:family="text">
      <style:text-properties style:font-name-complex="Times New Roman"/>
    </style:style>
    <style:style style:name="T755" style:parent-style-name="Policepardéfaut" style:family="text">
      <style:text-properties style:font-name-complex="Times New Roman"/>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style:font-name-complex="Times New Roman"/>
    </style:style>
    <style:style style:name="T772" style:parent-style-name="Policepardéfaut" style:family="text">
      <style:text-properties style:font-name-complex="Times New Roman"/>
    </style:style>
    <style:style style:name="T773" style:parent-style-name="Policepardéfaut" style:family="text">
      <style:text-properties style:font-name-complex="Times New Roman"/>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P776" style:parent-style-name="Corpsdetexte" style:family="paragraph">
      <style:paragraph-properties fo:text-indent="0.1666in"/>
    </style:style>
    <style:style style:name="T777" style:parent-style-name="Policepardéfaut" style:family="text">
      <style:text-properties style:font-name-complex="Times New Roman"/>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style:style>
    <style:style style:name="T780" style:parent-style-name="Policepardéfaut" style:family="text">
      <style:text-properties style:font-name-complex="Times New Roman"/>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style:style>
    <style:style style:name="T784" style:parent-style-name="Policepardéfaut" style:family="text">
      <style:text-properties style:font-name-complex="Times New Roman" fo:font-style="italic" style:font-style-asian="italic"/>
    </style:style>
    <style:style style:name="T785" style:parent-style-name="Policepardéfaut" style:family="text">
      <style:text-properties style:font-name-complex="Times New Roman"/>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style:style>
    <style:style style:name="T804" style:parent-style-name="Policepardéfaut" style:family="text">
      <style:text-properties style:font-name-complex="Times New Roman"/>
    </style:style>
    <style:style style:name="T805" style:parent-style-name="Policepardéfaut" style:family="text">
      <style:text-properties style:font-name-complex="Times New Roman"/>
    </style:style>
    <style:style style:name="T806" style:parent-style-name="Policepardéfaut" style:family="text">
      <style:text-properties style:font-name-complex="Times New Roman"/>
    </style:style>
    <style:style style:name="T807" style:parent-style-name="Policepardéfaut" style:family="text">
      <style:text-properties style:font-name-complex="Times New Roman"/>
    </style:style>
    <style:style style:name="T808" style:parent-style-name="Policepardéfaut" style:family="text">
      <style:text-properties style:font-name-complex="Times New Roman"/>
    </style:style>
    <style:style style:name="T809" style:parent-style-name="Policepardéfaut" style:family="text">
      <style:text-properties style:font-name-complex="Times New Roman"/>
    </style:style>
    <style:style style:name="T810" style:parent-style-name="Policepardéfaut" style:family="text">
      <style:text-properties style:font-name-complex="Times New Roman"/>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style:style>
    <style:style style:name="T813" style:parent-style-name="Policepardéfaut" style:family="text">
      <style:text-properties style:font-name-complex="Times New Roman"/>
    </style:style>
    <style:style style:name="T814" style:parent-style-name="Policepardéfaut" style:family="text">
      <style:text-properties style:font-name-complex="Times New Roman"/>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style:style>
    <style:style style:name="T819" style:parent-style-name="Policepardéfaut" style:family="text">
      <style:text-properties style:font-name-complex="Times New Roman"/>
    </style:style>
    <style:style style:name="T820" style:parent-style-name="Policepardéfaut" style:family="text">
      <style:text-properties style:font-name-complex="Times New Roman"/>
    </style:style>
    <style:style style:name="T821" style:parent-style-name="Policepardéfaut" style:family="text">
      <style:text-properties style:font-name-complex="Times New Roman"/>
    </style:style>
    <style:style style:name="T822" style:parent-style-name="Policepardéfaut" style:family="text">
      <style:text-properties style:font-name-complex="Times New Roman"/>
    </style:style>
    <style:style style:name="T823" style:parent-style-name="Policepardéfaut" style:family="text">
      <style:text-properties style:font-name-complex="Times New Roman"/>
    </style:style>
    <style:style style:name="T824" style:parent-style-name="Policepardéfaut" style:family="text">
      <style:text-properties style:font-name-complex="Times New Roman"/>
    </style:style>
    <style:style style:name="T825" style:parent-style-name="Policepardéfaut" style:family="text">
      <style:text-properties style:font-name-complex="Times New Roman"/>
    </style:style>
    <style:style style:name="T826" style:parent-style-name="Policepardéfaut" style:family="text">
      <style:text-properties style:font-name-complex="Times New Roman"/>
    </style:style>
    <style:style style:name="T827" style:parent-style-name="Policepardéfaut" style:family="text">
      <style:text-properties style:font-name-complex="Times New Roman"/>
    </style:style>
    <style:style style:name="T828" style:parent-style-name="Policepardéfaut" style:family="text">
      <style:text-properties style:font-name-complex="Times New Roman"/>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style:style>
    <style:style style:name="T836" style:parent-style-name="quote.c" style:family="text">
      <style:text-properties fo:font-style="italic" style:font-style-asian="italic"/>
    </style:style>
    <style:style style:name="T837" style:parent-style-name="pb" style:family="text">
      <style:text-properties style:text-position="0% 100%"/>
    </style:style>
    <style:style style:name="T838" style:parent-style-name="quote.c" style:family="text">
      <style:text-properties fo:font-style="italic" style:font-style-asian="italic"/>
    </style:style>
    <style:style style:name="P839" style:parent-style-name="Corpsdetexte" style:family="paragraph">
      <style:paragraph-properties fo:text-indent="0.1666in"/>
      <style:text-properties style:font-name-complex="Times New Roman"/>
    </style:style>
    <style:style style:name="P840" style:parent-style-name="Corpsdetexte" style:family="paragraph">
      <style:paragraph-properties fo:text-indent="0.1666in"/>
      <style:text-properties style:font-name-complex="Times New Roman"/>
    </style:style>
    <style:style style:name="P841" style:parent-style-name="Corpsdetexte" style:family="paragraph">
      <style:paragraph-properties fo:text-indent="0.1666in"/>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Policepardéfaut" style:family="text">
      <style:text-properties style:font-name-complex="Times New Roman" fo:font-style="italic" style:font-style-asian="italic"/>
    </style:style>
    <style:style style:name="T845" style:parent-style-name="Policepardéfaut" style:family="text">
      <style:text-properties style:font-name-complex="Times New Roman"/>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style:style>
    <style:style style:name="T889" style:parent-style-name="Policepardéfaut" style:family="text">
      <style:text-properties style:font-name-complex="Times New Roman"/>
    </style:style>
    <style:style style:name="T890" style:parent-style-name="Policepardéfaut" style:family="text">
      <style:text-properties style:font-name-complex="Times New Roman"/>
    </style:style>
    <style:style style:name="T891" style:parent-style-name="Policepardéfaut" style:family="text">
      <style:text-properties style:font-name-complex="Times New Roman"/>
    </style:style>
    <style:style style:name="T892" style:parent-style-name="Policepardéfaut" style:family="text">
      <style:text-properties style:font-name-complex="Times New Roman"/>
    </style:style>
    <style:style style:name="T893" style:parent-style-name="Policepardéfaut" style:family="text">
      <style:text-properties style:font-name-complex="Times New Roman"/>
    </style:style>
    <style:style style:name="T894" style:parent-style-name="Policepardéfaut" style:family="text">
      <style:text-properties style:font-name-complex="Times New Roman"/>
    </style:style>
    <style:style style:name="T895" style:parent-style-name="Policepardéfaut" style:family="text">
      <style:text-properties style:font-name-complex="Times New Roman"/>
    </style:style>
    <style:style style:name="T896" style:parent-style-name="Policepardéfaut" style:family="text">
      <style:text-properties style:font-name-complex="Times New Roman"/>
    </style:style>
    <style:style style:name="T897" style:parent-style-name="Policepardéfaut" style:family="text">
      <style:text-properties style:font-name-complex="Times New Roman"/>
    </style:style>
    <style:style style:name="T898" style:parent-style-name="pb" style:family="text">
      <style:text-properties style:text-position="0% 100%"/>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style:style>
    <style:style style:name="T901" style:parent-style-name="Policepardéfaut" style:family="text">
      <style:text-properties style:font-name-complex="Times New Roman"/>
    </style:style>
    <style:style style:name="T902" style:parent-style-name="Policepardéfaut" style:family="text">
      <style:text-properties style:font-name-complex="Times New Roman"/>
    </style:style>
    <style:style style:name="T903" style:parent-style-name="Policepardéfaut" style:family="text">
      <style:text-properties style:font-name-complex="Times New Roman"/>
    </style:style>
    <style:style style:name="T904" style:parent-style-name="Policepardéfaut" style:family="text">
      <style:text-properties style:font-name-complex="Times New Roman"/>
    </style:style>
    <style:style style:name="T905" style:parent-style-name="Policepardéfaut" style:family="text">
      <style:text-properties style:font-name-complex="Times New Roman"/>
    </style:style>
    <style:style style:name="T906" style:parent-style-name="Policepardéfaut" style:family="text">
      <style:text-properties style:font-name-complex="Times New Roman"/>
    </style:style>
    <style:style style:name="T907" style:parent-style-name="Policepardéfaut" style:family="text">
      <style:text-properties style:font-name-complex="Times New Roman"/>
    </style:style>
    <style:style style:name="T908" style:parent-style-name="Policepardéfaut" style:family="text">
      <style:text-properties style:font-name-complex="Times New Roman"/>
    </style:style>
    <style:style style:name="T909" style:parent-style-name="Policepardéfaut" style:family="text">
      <style:text-properties style:font-name-complex="Times New Roman"/>
    </style:style>
    <style:style style:name="T910" style:parent-style-name="Policepardéfaut" style:family="text">
      <style:text-properties style:font-name-complex="Times New Roman"/>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P922" style:parent-style-name="Corpsdetexte" style:family="paragraph">
      <style:paragraph-properties fo:text-indent="0.1666i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style:style>
    <style:style style:name="T925" style:parent-style-name="Policepardéfaut" style:family="text">
      <style:text-properties style:font-name-complex="Times New Roman"/>
    </style:style>
    <style:style style:name="T926" style:parent-style-name="Policepardéfaut" style:family="text">
      <style:text-properties style:font-name-complex="Times New Roman"/>
    </style:style>
    <style:style style:name="T927" style:parent-style-name="Policepardéfaut" style:family="text">
      <style:text-properties style:font-name-complex="Times New Roman"/>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style:style>
    <style:style style:name="T936" style:parent-style-name="Policepardéfaut" style:family="text">
      <style:text-properties style:font-name-complex="Times New Roman"/>
    </style:style>
    <style:style style:name="T937" style:parent-style-name="Policepardéfaut" style:family="text">
      <style:text-properties style:font-name-complex="Times New Roman"/>
    </style:style>
    <style:style style:name="T938" style:parent-style-name="Policepardéfaut" style:family="text">
      <style:text-properties style:font-name-complex="Times New Roman"/>
    </style:style>
    <style:style style:name="T939" style:parent-style-name="Policepardéfaut" style:family="text">
      <style:text-properties style:font-name-complex="Times New Roman"/>
    </style:style>
    <style:style style:name="T940" style:parent-style-name="Policepardéfaut" style:family="text">
      <style:text-properties style:font-name-complex="Times New Roman"/>
    </style:style>
    <style:style style:name="T941" style:parent-style-name="Policepardéfaut" style:family="text">
      <style:text-properties style:font-name-complex="Times New Roman"/>
    </style:style>
    <style:style style:name="T942" style:parent-style-name="Policepardéfaut" style:family="text">
      <style:text-properties style:font-name-complex="Times New Roman"/>
    </style:style>
    <style:style style:name="T943" style:parent-style-name="Policepardéfaut" style:family="text">
      <style:text-properties style:font-name-complex="Times New Roman"/>
    </style:style>
    <style:style style:name="T944" style:parent-style-name="Policepardéfaut" style:family="text">
      <style:text-properties style:font-name-complex="Times New Roman"/>
    </style:style>
    <style:style style:name="T945" style:parent-style-name="Policepardéfaut" style:family="text">
      <style:text-properties style:font-name-complex="Times New Roman"/>
    </style:style>
    <style:style style:name="T946" style:parent-style-name="Policepardéfaut" style:family="text">
      <style:text-properties style:font-name-complex="Times New Roman"/>
    </style:style>
    <style:style style:name="T947" style:parent-style-name="Policepardéfaut" style:family="text">
      <style:text-properties style:font-name-complex="Times New Roman"/>
    </style:style>
    <style:style style:name="T948" style:parent-style-name="Policepardéfaut" style:family="text">
      <style:text-properties style:font-name-complex="Times New Roman"/>
    </style:style>
    <style:style style:name="T949" style:parent-style-name="Policepardéfaut" style:family="text">
      <style:text-properties style:font-name-complex="Times New Roman"/>
    </style:style>
    <style:style style:name="T950" style:parent-style-name="Policepardéfaut" style:family="text">
      <style:text-properties style:font-name-complex="Times New Roman"/>
    </style:style>
    <style:style style:name="T951" style:parent-style-name="Policepardéfaut" style:family="text">
      <style:text-properties style:font-name-complex="Times New Roman"/>
    </style:style>
    <style:style style:name="T952" style:parent-style-name="Policepardéfaut" style:family="text">
      <style:text-properties style:font-name-complex="Times New Roman"/>
    </style:style>
    <style:style style:name="T953" style:parent-style-name="Policepardéfaut" style:family="text">
      <style:text-properties style:font-name-complex="Times New Roman"/>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style:style>
    <style:style style:name="T962" style:parent-style-name="Policepardéfaut" style:family="text">
      <style:text-properties style:font-name-complex="Times New Roman"/>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style:style>
    <style:style style:name="T969" style:parent-style-name="Policepardéfaut" style:family="text">
      <style:text-properties style:font-name-complex="Times New Roman"/>
    </style:style>
    <style:style style:name="T970" style:parent-style-name="Policepardéfaut" style:family="text">
      <style:text-properties style:font-name-complex="Times New Roman"/>
    </style:style>
    <style:style style:name="T971" style:parent-style-name="Policepardéfaut" style:family="text">
      <style:text-properties style:font-name-complex="Times New Roman"/>
    </style:style>
    <style:style style:name="T972" style:parent-style-name="Policepardéfaut" style:family="text">
      <style:text-properties style:font-name-complex="Times New Roman"/>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style:style>
    <style:style style:name="T977" style:parent-style-name="Policepardéfaut" style:family="text">
      <style:text-properties style:font-name-complex="Times New Roman"/>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Policepardéfaut" style:family="text">
      <style:text-properties style:font-name-complex="Times New Roman"/>
    </style:style>
    <style:style style:name="T988" style:parent-style-name="Policepardéfaut" style:family="text">
      <style:text-properties style:font-name-complex="Times New Roman"/>
    </style:style>
    <style:style style:name="T989" style:parent-style-name="Policepardéfaut" style:family="text">
      <style:text-properties style:font-name-complex="Times New Roman"/>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style:style>
    <style:style style:name="T992" style:parent-style-name="Policepardéfaut" style:family="text">
      <style:text-properties style:font-name-complex="Times New Roman" fo:font-style="italic" style:font-style-asian="italic"/>
    </style:style>
    <style:style style:name="T993" style:parent-style-name="Policepardéfaut" style:family="text">
      <style:text-properties style:font-name-complex="Times New Roman"/>
    </style:style>
    <style:style style:name="T994" style:parent-style-name="Policepardéfaut" style:family="text">
      <style:text-properties style:font-name-complex="Times New Roman" fo:font-style="italic" style:font-style-asian="italic"/>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style:style>
    <style:style style:name="T997" style:parent-style-name="Policepardéfaut" style:family="text">
      <style:text-properties style:font-name-complex="Times New Roman" fo:font-style="italic" style:font-style-asian="italic"/>
    </style:style>
    <style:style style:name="T998" style:parent-style-name="Policepardéfaut" style:family="text">
      <style:text-properties style:font-name-complex="Times New Roman"/>
    </style:style>
    <style:style style:name="T999" style:parent-style-name="Policepardéfaut" style:family="text">
      <style:text-properties style:font-name-complex="Times New Roman" fo:font-style="italic" style:font-style-asian="italic"/>
    </style:style>
    <style:style style:name="T1000" style:parent-style-name="Policepardéfaut" style:family="text">
      <style:text-properties style:font-name-complex="Times New Roman"/>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fo:font-style="italic" style:font-style-asian="italic"/>
    </style:style>
    <style:style style:name="T1003" style:parent-style-name="Policepardéfaut" style:family="text">
      <style:text-properties style:font-name-complex="Times New Roman" fo:font-style="italic" style:font-style-asian="italic"/>
    </style:style>
    <style:style style:name="T1004" style:parent-style-name="Policepardéfaut" style:family="text">
      <style:text-properties style:font-name-complex="Times New Roman" fo:font-style="italic" style:font-style-asian="italic"/>
    </style:style>
    <style:style style:name="T1005" style:parent-style-name="Policepardéfaut" style:family="text">
      <style:text-properties style:font-name-complex="Times New Roman" fo:font-style="italic" style:font-style-asian="italic"/>
    </style:style>
    <style:style style:name="T1006" style:parent-style-name="Policepardéfaut" style:family="text">
      <style:text-properties style:font-name-complex="Times New Roman" fo:font-style="italic" style:font-style-asian="italic"/>
    </style:style>
    <style:style style:name="T1007" style:parent-style-name="Policepardéfaut" style:family="text">
      <style:text-properties style:font-name-complex="Times New Roman" fo:font-style="italic" style:font-style-asian="italic"/>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fo:font-style="italic" style:font-style-asian="italic"/>
    </style:style>
    <style:style style:name="T1013" style:parent-style-name="Policepardéfaut" style:family="text">
      <style:text-properties style:font-name-complex="Times New Roman" fo:font-style="italic" style:font-style-asian="italic"/>
    </style:style>
    <style:style style:name="T1014" style:parent-style-name="Policepardéfaut" style:family="text">
      <style:text-properties style:font-name-complex="Times New Roman" fo:font-style="italic" style:font-style-asian="italic"/>
    </style:style>
    <style:style style:name="T1015" style:parent-style-name="Policepardéfaut" style:family="text">
      <style:text-properties style:font-name-complex="Times New Roman" fo:font-style="italic" style:font-style-asian="italic"/>
    </style:style>
    <style:style style:name="T1016" style:parent-style-name="Policepardéfaut" style:family="text">
      <style:text-properties style:font-name-complex="Times New Roman" fo:font-style="italic" style:font-style-asian="italic"/>
    </style:style>
    <style:style style:name="T1017" style:parent-style-name="Policepardéfaut" style:family="text">
      <style:text-properties style:font-name-complex="Times New Roman"/>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style:style>
    <style:style style:name="T1020" style:parent-style-name="Policepardéfaut" style:family="text">
      <style:text-properties style:font-name-complex="Times New Roman"/>
    </style:style>
    <style:style style:name="T1021" style:parent-style-name="Policepardéfaut" style:family="text">
      <style:text-properties style:font-name-complex="Times New Roman" fo:font-style="italic" style:font-style-asian="italic"/>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fo:font-style="italic" style:font-style-asian="italic"/>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fo:font-style="italic" style:font-style-asian="italic"/>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fo:font-style="italic" style:font-style-asian="italic"/>
    </style:style>
    <style:style style:name="T1032" style:parent-style-name="Policepardéfaut" style:family="text">
      <style:text-properties style:font-name-complex="Times New Roman" fo:font-style="italic" style:font-style-asian="italic"/>
    </style:style>
    <style:style style:name="T1033" style:parent-style-name="Policepardéfaut" style:family="text">
      <style:text-properties style:font-name-complex="Times New Roman" fo:font-style="italic" style:font-style-asian="italic"/>
    </style:style>
    <style:style style:name="T1034" style:parent-style-name="Policepardéfaut" style:family="text">
      <style:text-properties style:font-name-complex="Times New Roman"/>
    </style:style>
    <style:style style:name="T1035" style:parent-style-name="Policepardéfaut" style:family="text">
      <style:text-properties style:font-name-complex="Times New Roman"/>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fo:font-style="italic" style:font-style-asian="italic"/>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fo:font-style="italic" style:font-style-asian="italic"/>
    </style:style>
    <style:style style:name="T1044" style:parent-style-name="Policepardéfaut" style:family="text">
      <style:text-properties style:font-name-complex="Times New Roman" fo:font-style="italic" style:font-style-asian="italic"/>
    </style:style>
    <style:style style:name="T1045" style:parent-style-name="Policepardéfaut" style:family="text">
      <style:text-properties style:font-name-complex="Times New Roman" fo:font-style="italic" style:font-style-asian="italic"/>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fo:font-style="italic" style:font-style-asian="italic"/>
    </style:style>
    <style:style style:name="T1051" style:parent-style-name="Policepardéfaut" style:family="text">
      <style:text-properties style:font-name-complex="Times New Roman" fo:font-style="italic" style:font-style-asian="italic"/>
    </style:style>
    <style:style style:name="T1052" style:parent-style-name="Policepardéfaut" style:family="text">
      <style:text-properties style:font-name-complex="Times New Roman" fo:font-style="italic" style:font-style-asian="italic"/>
    </style:style>
    <style:style style:name="T1053" style:parent-style-name="Policepardéfaut" style:family="text">
      <style:text-properties style:font-name-complex="Times New Roman" fo:font-style="italic" style:font-style-asian="italic"/>
    </style:style>
    <style:style style:name="T1054" style:parent-style-name="Policepardéfaut" style:family="text">
      <style:text-properties style:font-name-complex="Times New Roman" fo:font-style="italic" style:font-style-asian="italic"/>
    </style:style>
    <style:style style:name="T1055" style:parent-style-name="Policepardéfaut" style:family="text">
      <style:text-properties style:font-name-complex="Times New Roman" fo:font-style="italic" style:font-style-asian="italic"/>
    </style:style>
    <style:style style:name="T1056" style:parent-style-name="Policepardéfaut" style:family="text">
      <style:text-properties style:font-name-complex="Times New Roman" fo:font-style="italic" style:font-style-asian="italic"/>
    </style:style>
    <style:style style:name="T1057" style:parent-style-name="Policepardéfaut" style:family="text">
      <style:text-properties style:font-name-complex="Times New Roman" fo:font-style="italic" style:font-style-asian="italic"/>
    </style:style>
    <style:style style:name="T1058" style:parent-style-name="Policepardéfaut" style:family="text">
      <style:text-properties style:font-name-complex="Times New Roman" fo:font-style="italic" style:font-style-asian="italic"/>
    </style:style>
    <style:style style:name="T1059" style:parent-style-name="Policepardéfaut" style:family="text">
      <style:text-properties style:font-name-complex="Times New Roman" fo:font-style="italic" style:font-style-asian="italic"/>
    </style:style>
    <style:style style:name="T1060" style:parent-style-name="Policepardéfaut" style:family="text">
      <style:text-properties style:font-name-complex="Times New Roman"/>
    </style:style>
    <style:style style:name="T1061" style:parent-style-name="Policepardéfaut" style:family="text">
      <style:text-properties style:font-name-complex="Times New Roman"/>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fo:font-style="italic" style:font-style-asian="italic"/>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style:style>
    <style:style style:name="T1069" style:parent-style-name="Policepardéfaut" style:family="text">
      <style:text-properties style:font-name-complex="Times New Roman" fo:font-style="italic" style:font-style-asian="italic"/>
    </style:style>
    <style:style style:name="T1070" style:parent-style-name="Policepardéfaut" style:family="text">
      <style:text-properties style:font-name-complex="Times New Roman" fo:font-style="italic" style:font-style-asian="italic"/>
    </style:style>
    <style:style style:name="T1071" style:parent-style-name="Policepardéfaut" style:family="text">
      <style:text-properties style:font-name-complex="Times New Roman" fo:font-style="italic" style:font-style-asian="italic"/>
    </style:style>
    <style:style style:name="T1072" style:parent-style-name="Policepardéfaut" style:family="text">
      <style:text-properties style:font-name-complex="Times New Roman" fo:font-style="italic" style:font-style-asian="italic"/>
    </style:style>
    <style:style style:name="T1073" style:parent-style-name="Policepardéfaut" style:family="text">
      <style:text-properties style:font-name-complex="Times New Roman" fo:font-style="italic" style:font-style-asian="italic"/>
    </style:style>
    <style:style style:name="T1074" style:parent-style-name="Policepardéfaut" style:family="text">
      <style:text-properties style:font-name-complex="Times New Roman" fo:font-style="italic" style:font-style-asian="italic"/>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style:style>
    <style:style style:name="T1082" style:parent-style-name="Policepardéfaut" style:family="text">
      <style:text-properties style:font-name-complex="Times New Roman"/>
    </style:style>
    <style:style style:name="T1083" style:parent-style-name="Policepardéfaut" style:family="text">
      <style:text-properties style:font-name-complex="Times New Roman"/>
    </style:style>
    <style:style style:name="T1084" style:parent-style-name="Policepardéfaut" style:family="text">
      <style:text-properties style:font-name-complex="Times New Roman"/>
    </style:style>
    <style:style style:name="T1085" style:parent-style-name="Policepardéfaut" style:family="text">
      <style:text-properties style:font-name-complex="Times New Roman"/>
    </style:style>
    <style:style style:name="T1086" style:parent-style-name="Policepardéfaut" style:family="text">
      <style:text-properties style:font-name-complex="Times New Roman"/>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style:font-name-complex="Times New Roman"/>
    </style:style>
    <style:style style:name="T1092" style:parent-style-name="Policepardéfaut" style:family="text">
      <style:text-properties style:font-name-complex="Times New Roman"/>
    </style:style>
    <style:style style:name="T1093" style:parent-style-name="Policepardéfaut" style:family="text">
      <style:text-properties style:font-name-complex="Times New Roman"/>
    </style:style>
    <style:style style:name="T1094" style:parent-style-name="Policepardéfaut" style:family="text">
      <style:text-properties style:font-name-complex="Times New Roman"/>
    </style:style>
    <style:style style:name="T1095" style:parent-style-name="Policepardéfaut" style:family="text">
      <style:text-properties style:font-name-complex="Times New Roman"/>
    </style:style>
    <style:style style:name="T1096" style:parent-style-name="Policepardéfaut" style:family="text">
      <style:text-properties style:font-name-complex="Times New Roman"/>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style:style>
    <style:style style:name="T1099" style:parent-style-name="Policepardéfaut" style:family="text">
      <style:text-properties style:font-name-complex="Times New Roman"/>
    </style:style>
    <style:style style:name="T1100" style:parent-style-name="Policepardéfaut" style:family="text">
      <style:text-properties style:font-name-complex="Times New Roman"/>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style:style>
    <style:style style:name="T1103" style:parent-style-name="Policepardéfaut" style:family="text">
      <style:text-properties style:font-name-complex="Times New Roman"/>
    </style:style>
    <style:style style:name="T1104" style:parent-style-name="Policepardéfaut" style:family="text">
      <style:text-properties style:font-name-complex="Times New Roman"/>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style:style>
    <style:style style:name="T1107" style:parent-style-name="Policepardéfaut" style:family="text">
      <style:text-properties style:font-name-complex="Times New Roman" fo:font-style="italic" style:font-style-asian="italic"/>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style:style>
    <style:style style:name="T1113" style:parent-style-name="Policepardéfaut" style:family="text">
      <style:text-properties style:font-name-complex="Times New Roman" fo:font-style="italic" style:font-style-asian="italic"/>
    </style:style>
    <style:style style:name="T1114" style:parent-style-name="Policepardéfaut" style:family="text">
      <style:text-properties style:font-name-complex="Times New Roman" fo:font-style="italic" style:font-style-asian="italic"/>
    </style:style>
    <style:style style:name="T1115" style:parent-style-name="Policepardéfaut" style:family="text">
      <style:text-properties style:font-name-complex="Times New Roman" fo:font-style="italic" style:font-style-asian="italic"/>
    </style:style>
    <style:style style:name="T1116" style:parent-style-name="Policepardéfaut" style:family="text">
      <style:text-properties style:font-name-complex="Times New Roman"/>
    </style:style>
    <style:style style:name="T1117" style:parent-style-name="Policepardéfaut" style:family="text">
      <style:text-properties style:font-name-complex="Times New Roman"/>
    </style:style>
    <style:style style:name="T1118" style:parent-style-name="Policepardéfaut" style:family="text">
      <style:text-properties style:font-name-complex="Times New Roman"/>
    </style:style>
    <style:style style:name="T1119" style:parent-style-name="Policepardéfaut" style:family="text">
      <style:text-properties style:font-name-complex="Times New Roman"/>
    </style:style>
    <style:style style:name="T1120" style:parent-style-name="Policepardéfaut" style:family="text">
      <style:text-properties style:font-name-complex="Times New Roman" fo:font-style="italic" style:font-style-asian="italic"/>
    </style:style>
    <style:style style:name="T1121" style:parent-style-name="Policepardéfaut" style:family="text">
      <style:text-properties style:font-name-complex="Times New Roman" fo:font-style="italic" style:font-style-asian="italic"/>
    </style:style>
    <style:style style:name="T1122" style:parent-style-name="Policepardéfaut" style:family="text">
      <style:text-properties style:font-name-complex="Times New Roman" fo:font-style="italic" style:font-style-asian="italic"/>
    </style:style>
    <style:style style:name="T1123" style:parent-style-name="Policepardéfaut" style:family="text">
      <style:text-properties style:font-name-complex="Times New Roman" fo:font-style="italic" style:font-style-asian="italic"/>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style:style>
    <style:style style:name="T1128" style:parent-style-name="Policepardéfaut" style:family="text">
      <style:text-properties style:font-name-complex="Times New Roman" fo:font-style="italic" style:font-style-asian="italic"/>
    </style:style>
    <style:style style:name="T1129" style:parent-style-name="Policepardéfaut" style:family="text">
      <style:text-properties style:font-name-complex="Times New Roman" fo:font-style="italic" style:font-style-asian="italic"/>
    </style:style>
    <style:style style:name="T1130" style:parent-style-name="Policepardéfaut" style:family="text">
      <style:text-properties style:font-name-complex="Times New Roman" fo:font-style="italic" style:font-style-asian="italic"/>
    </style:style>
    <style:style style:name="T1131" style:parent-style-name="Policepardéfaut" style:family="text">
      <style:text-properties style:font-name-complex="Times New Roman" fo:font-style="italic" style:font-style-asian="italic"/>
    </style:style>
    <style:style style:name="T1132" style:parent-style-name="Policepardéfaut" style:family="text">
      <style:text-properties style:font-name-complex="Times New Roman" fo:font-style="italic" style:font-style-asian="italic"/>
    </style:style>
    <style:style style:name="T1133" style:parent-style-name="Policepardéfaut" style:family="text">
      <style:text-properties style:font-name-complex="Times New Roman" fo:font-style="italic" style:font-style-asian="italic"/>
    </style:style>
    <style:style style:name="T1134" style:parent-style-name="Policepardéfaut" style:family="text">
      <style:text-properties style:font-name-complex="Times New Roman" fo:font-style="italic" style:font-style-asian="italic"/>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fo:font-style="italic" style:font-style-asian="italic"/>
    </style:style>
    <style:style style:name="T1140" style:parent-style-name="Policepardéfaut" style:family="text">
      <style:text-properties style:font-name-complex="Times New Roman" fo:font-style="italic" style:font-style-asian="italic"/>
    </style:style>
    <style:style style:name="T1141" style:parent-style-name="Policepardéfaut" style:family="text">
      <style:text-properties style:font-name-complex="Times New Roman" fo:font-style="italic" style:font-style-asian="italic"/>
    </style:style>
    <style:style style:name="T1142" style:parent-style-name="Policepardéfaut" style:family="text">
      <style:text-properties style:font-name-complex="Times New Roman"/>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fo:font-style="italic" style:font-style-asian="italic"/>
    </style:style>
    <style:style style:name="T1147" style:parent-style-name="Policepardéfaut" style:family="text">
      <style:text-properties style:font-name-complex="Times New Roman" fo:font-style="italic" style:font-style-asian="italic"/>
    </style:style>
    <style:style style:name="T1148" style:parent-style-name="Policepardéfaut" style:family="text">
      <style:text-properties style:font-name-complex="Times New Roman" fo:font-style="italic" style:font-style-asian="italic"/>
    </style:style>
    <style:style style:name="T1149" style:parent-style-name="Policepardéfaut" style:family="text">
      <style:text-properties style:font-name-complex="Times New Roman" fo:font-style="italic" style:font-style-asian="italic"/>
    </style:style>
    <style:style style:name="T1150" style:parent-style-name="Policepardéfaut" style:family="text">
      <style:text-properties style:font-name-complex="Times New Roman" fo:font-style="italic" style:font-style-asian="italic"/>
    </style:style>
    <style:style style:name="T1151" style:parent-style-name="Policepardéfaut" style:family="text">
      <style:text-properties style:font-name-complex="Times New Roman" fo:font-style="italic" style:font-style-asian="italic"/>
    </style:style>
    <style:style style:name="T1152" style:parent-style-name="Policepardéfaut" style:family="text">
      <style:text-properties style:font-name-complex="Times New Roman" fo:font-style="italic" style:font-style-asian="italic"/>
    </style:style>
    <style:style style:name="T1153" style:parent-style-name="Policepardéfaut" style:family="text">
      <style:text-properties style:font-name-complex="Times New Roman" fo:font-style="italic" style:font-style-asian="italic"/>
    </style:style>
    <style:style style:name="T1154" style:parent-style-name="Policepardéfaut" style:family="text">
      <style:text-properties style:font-name-complex="Times New Roman" fo:font-style="italic" style:font-style-asian="italic"/>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fo:font-style="italic" style:font-style-asian="italic"/>
    </style:style>
    <style:style style:name="T1160" style:parent-style-name="Policepardéfaut" style:family="text">
      <style:text-properties style:font-name-complex="Times New Roman" fo:font-style="italic" style:font-style-asian="italic"/>
    </style:style>
    <style:style style:name="T1161" style:parent-style-name="Policepardéfaut" style:family="text">
      <style:text-properties style:font-name-complex="Times New Roman" fo:font-style="italic" style:font-style-asian="italic"/>
    </style:style>
    <style:style style:name="T1162" style:parent-style-name="Policepardéfaut" style:family="text">
      <style:text-properties style:font-name-complex="Times New Roman" fo:font-style="italic" style:font-style-asian="italic"/>
    </style:style>
    <style:style style:name="T1163" style:parent-style-name="Policepardéfaut" style:family="text">
      <style:text-properties style:font-name-complex="Times New Roman" fo:font-style="italic" style:font-style-asian="italic"/>
    </style:style>
    <style:style style:name="T1164" style:parent-style-name="Policepardéfaut" style:family="text">
      <style:text-properties style:font-name-complex="Times New Roman" fo:font-style="italic" style:font-style-asian="italic"/>
    </style:style>
    <style:style style:name="T1165" style:parent-style-name="Policepardéfaut" style:family="text">
      <style:text-properties style:font-name-complex="Times New Roman" fo:font-style="italic" style:font-style-asian="italic"/>
    </style:style>
    <style:style style:name="T1166" style:parent-style-name="Policepardéfaut" style:family="text">
      <style:text-properties style:font-name-complex="Times New Roman" fo:font-style="italic" style:font-style-asian="italic"/>
    </style:style>
    <style:style style:name="T1167" style:parent-style-name="Policepardéfaut" style:family="text">
      <style:text-properties style:font-name-complex="Times New Roman" fo:font-style="italic" style:font-style-asian="italic"/>
    </style:style>
    <style:style style:name="T1168" style:parent-style-name="Policepardéfaut" style:family="text">
      <style:text-properties style:font-name-complex="Times New Roman" fo:font-style="italic" style:font-style-asian="italic"/>
    </style:style>
    <style:style style:name="T1169" style:parent-style-name="Policepardéfaut" style:family="text">
      <style:text-properties style:font-name-complex="Times New Roman" fo:font-style="italic" style:font-style-asian="italic"/>
    </style:style>
    <style:style style:name="T1170" style:parent-style-name="Policepardéfaut" style:family="text">
      <style:text-properties style:font-name-complex="Times New Roman" fo:font-style="italic" style:font-style-asian="italic"/>
    </style:style>
    <style:style style:name="T1171" style:parent-style-name="Policepardéfaut" style:family="text">
      <style:text-properties style:font-name-complex="Times New Roman"/>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b" style:family="text">
      <style:text-properties style:text-position="0% 100%"/>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style:style>
    <style:style style:name="T1179" style:parent-style-name="Policepardéfaut" style:family="text">
      <style:text-properties style:font-name-complex="Times New Roman"/>
    </style:style>
    <style:style style:name="T1180" style:parent-style-name="Policepardéfaut" style:family="text">
      <style:text-properties style:font-name-complex="Times New Roman"/>
    </style:style>
    <style:style style:name="T1181" style:parent-style-name="Policepardéfaut" style:family="text">
      <style:text-properties style:font-name-complex="Times New Roman"/>
    </style:style>
    <style:style style:name="T1182" style:parent-style-name="Policepardéfaut" style:family="text">
      <style:text-properties style:font-name-complex="Times New Roman"/>
    </style:style>
    <style:style style:name="T1183" style:parent-style-name="Policepardéfaut" style:family="text">
      <style:text-properties style:font-name-complex="Times New Roman"/>
    </style:style>
    <style:style style:name="T1184" style:parent-style-name="Policepardéfaut" style:family="text">
      <style:text-properties style:font-name-complex="Times New Roman"/>
    </style:style>
    <style:style style:name="T1185" style:parent-style-name="Policepardéfaut" style:family="text">
      <style:text-properties style:font-name-complex="Times New Roman"/>
    </style:style>
    <style:style style:name="T1186" style:parent-style-name="Policepardéfaut" style:family="text">
      <style:text-properties style:font-name-complex="Times New Roman"/>
    </style:style>
    <style:style style:name="T1187" style:parent-style-name="Policepardéfaut" style:family="text">
      <style:text-properties style:font-name-complex="Times New Roman"/>
    </style:style>
    <style:style style:name="T1188" style:parent-style-name="Policepardéfaut" style:family="text">
      <style:text-properties style:font-name-complex="Times New Roman"/>
    </style:style>
    <style:style style:name="T1189" style:parent-style-name="Policepardéfaut" style:family="text">
      <style:text-properties style:font-name-complex="Times New Roman"/>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style:style>
    <style:style style:name="T1192" style:parent-style-name="Policepardéfaut" style:family="text">
      <style:text-properties style:font-name-complex="Times New Roman"/>
    </style:style>
    <style:style style:name="T1193" style:parent-style-name="Policepardéfaut" style:family="text">
      <style:text-properties style:font-name-complex="Times New Roman"/>
    </style:style>
    <style:style style:name="T1194" style:parent-style-name="Policepardéfaut" style:family="text">
      <style:text-properties style:font-name-complex="Times New Roman"/>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Policepardéfaut" style:family="text">
      <style:text-properties style:font-name-complex="Times New Roman"/>
    </style:style>
    <style:style style:name="T1198" style:parent-style-name="Policepardéfaut" style:family="text">
      <style:text-properties style:font-name-complex="Times New Roman"/>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fo:font-style="italic" style:font-style-asian="italic"/>
    </style:style>
    <style:style style:name="T1205" style:parent-style-name="Policepardéfaut" style:family="text">
      <style:text-properties style:font-name-complex="Times New Roman" fo:font-style="italic" style:font-style-asian="italic"/>
    </style:style>
    <style:style style:name="T1206" style:parent-style-name="Policepardéfaut" style:family="text">
      <style:text-properties style:font-name-complex="Times New Roman" fo:font-style="italic" style:font-style-asian="italic"/>
    </style:style>
    <style:style style:name="T1207" style:parent-style-name="Policepardéfaut" style:family="text">
      <style:text-properties style:font-name-complex="Times New Roman" fo:font-style="italic" style:font-style-asian="italic"/>
    </style:style>
    <style:style style:name="T1208" style:parent-style-name="Policepardéfaut" style:family="text">
      <style:text-properties style:font-name-complex="Times New Roman"/>
    </style:style>
    <style:style style:name="T1209" style:parent-style-name="Policepardéfaut" style:family="text">
      <style:text-properties style:font-name-complex="Times New Roman"/>
    </style:style>
    <style:style style:name="T1210" style:parent-style-name="Policepardéfaut" style:family="text">
      <style:text-properties style:font-name-complex="Times New Roman"/>
    </style:style>
    <style:style style:name="T1211" style:parent-style-name="Policepardéfaut" style:family="text">
      <style:text-properties style:font-name-complex="Times New Roman"/>
    </style:style>
    <style:style style:name="T1212" style:parent-style-name="Policepardéfaut" style:family="text">
      <style:text-properties style:font-name-complex="Times New Roman"/>
    </style:style>
    <style:style style:name="T1213" style:parent-style-name="Policepardéfaut" style:family="text">
      <style:text-properties style:font-name-complex="Times New Roman"/>
    </style:style>
    <style:style style:name="T1214" style:parent-style-name="Policepardéfaut" style:family="text">
      <style:text-properties style:font-name-complex="Times New Roman"/>
    </style:style>
    <style:style style:name="T1215" style:parent-style-name="Policepardéfaut" style:family="text">
      <style:text-properties style:font-name-complex="Times New Roman"/>
    </style:style>
    <style:style style:name="T1216" style:parent-style-name="Policepardéfaut" style:family="text">
      <style:text-properties style:font-name-complex="Times New Roman"/>
    </style:style>
    <style:style style:name="T1217" style:parent-style-name="Policepardéfaut" style:family="text">
      <style:text-properties style:font-name-complex="Times New Roman"/>
    </style:style>
    <style:style style:name="T1218" style:parent-style-name="Policepardéfaut" style:family="text">
      <style:text-properties style:font-name-complex="Times New Roman"/>
    </style:style>
    <style:style style:name="T1219" style:parent-style-name="Policepardéfaut" style:family="text">
      <style:text-properties style:font-name-complex="Times New Roman"/>
    </style:style>
    <style:style style:name="T1220" style:parent-style-name="Policepardéfaut" style:family="text">
      <style:text-properties style:font-name-complex="Times New Roman"/>
    </style:style>
    <style:style style:name="T1221" style:parent-style-name="Policepardéfaut" style:family="text">
      <style:text-properties style:font-name-complex="Times New Roman"/>
    </style:style>
    <style:style style:name="T1222" style:parent-style-name="Policepardéfaut" style:family="text">
      <style:text-properties style:font-name-complex="Times New Roman"/>
    </style:style>
    <style:style style:name="T1223" style:parent-style-name="Policepardéfaut" style:family="text">
      <style:text-properties style:font-name-complex="Times New Roman"/>
    </style:style>
    <style:style style:name="T1224" style:parent-style-name="Policepardéfaut" style:family="text">
      <style:text-properties style:font-name-complex="Times New Roman"/>
    </style:style>
    <style:style style:name="T1225" style:parent-style-name="Policepardéfaut" style:family="text">
      <style:text-properties style:font-name-complex="Times New Roman"/>
    </style:style>
    <style:style style:name="T1226" style:parent-style-name="Policepardéfaut" style:family="text">
      <style:text-properties style:font-name-complex="Times New Roman"/>
    </style:style>
    <style:style style:name="T1227" style:parent-style-name="Policepardéfaut" style:family="text">
      <style:text-properties style:font-name-complex="Times New Roman"/>
    </style:style>
    <style:style style:name="T1228" style:parent-style-name="Policepardéfaut" style:family="text">
      <style:text-properties style:font-name-complex="Times New Roman"/>
    </style:style>
    <style:style style:name="T1229" style:parent-style-name="Policepardéfaut" style:family="text">
      <style:text-properties style:font-name-complex="Times New Roman"/>
    </style:style>
    <style:style style:name="T1230" style:parent-style-name="Policepardéfaut" style:family="text">
      <style:text-properties style:font-name-complex="Times New Roman"/>
    </style:style>
    <style:style style:name="T1231" style:parent-style-name="Policepardéfaut" style:family="text">
      <style:text-properties style:font-name-complex="Times New Roman"/>
    </style:style>
    <style:style style:name="T1232" style:parent-style-name="Policepardéfaut" style:family="text">
      <style:text-properties style:font-name-complex="Times New Roman"/>
    </style:style>
    <style:style style:name="T1233" style:parent-style-name="Policepardéfaut" style:family="text">
      <style:text-properties style:font-name-complex="Times New Roman"/>
    </style:style>
    <style:style style:name="T1234" style:parent-style-name="Policepardéfaut" style:family="text">
      <style:text-properties style:font-name-complex="Times New Roman"/>
    </style:style>
    <style:style style:name="T1235" style:parent-style-name="Policepardéfaut" style:family="text">
      <style:text-properties style:font-name-complex="Times New Roman"/>
    </style:style>
    <style:style style:name="T1236" style:parent-style-name="Policepardéfaut" style:family="text">
      <style:text-properties style:font-name-complex="Times New Roman"/>
    </style:style>
    <style:style style:name="T1237" style:parent-style-name="Policepardéfaut" style:family="text">
      <style:text-properties style:font-name-complex="Times New Roman"/>
    </style:style>
    <style:style style:name="T1238" style:parent-style-name="Policepardéfaut" style:family="text">
      <style:text-properties style:font-name-complex="Times New Roman"/>
    </style:style>
    <style:style style:name="T1239" style:parent-style-name="Policepardéfaut" style:family="text">
      <style:text-properties style:font-name-complex="Times New Roman"/>
    </style:style>
    <style:style style:name="T1240" style:parent-style-name="Policepardéfaut" style:family="text">
      <style:text-properties style:font-name-complex="Times New Roman"/>
    </style:style>
    <style:style style:name="T1241" style:parent-style-name="Policepardéfaut" style:family="text">
      <style:text-properties style:font-name-complex="Times New Roman"/>
    </style:style>
    <style:style style:name="T1242" style:parent-style-name="Policepardéfaut" style:family="text">
      <style:text-properties style:font-name-complex="Times New Roman"/>
    </style:style>
    <style:style style:name="T1243" style:parent-style-name="Policepardéfaut" style:family="text">
      <style:text-properties style:font-name-complex="Times New Roman"/>
    </style:style>
    <style:style style:name="T1244" style:parent-style-name="Policepardéfaut" style:family="text">
      <style:text-properties style:font-name-complex="Times New Roman"/>
    </style:style>
    <style:style style:name="T1245" style:parent-style-name="Policepardéfaut" style:family="text">
      <style:text-properties style:font-name-complex="Times New Roman"/>
    </style:style>
    <style:style style:name="T1246" style:parent-style-name="Policepardéfaut" style:family="text">
      <style:text-properties style:font-name-complex="Times New Roman"/>
    </style:style>
    <style:style style:name="T1247" style:parent-style-name="Policepardéfaut" style:family="text">
      <style:text-properties style:font-name-complex="Times New Roman"/>
    </style:style>
    <style:style style:name="T1248" style:parent-style-name="Policepardéfaut" style:family="text">
      <style:text-properties style:font-name-complex="Times New Roman"/>
    </style:style>
    <style:style style:name="T1249" style:parent-style-name="Policepardéfaut" style:family="text">
      <style:text-properties style:font-name-complex="Times New Roman"/>
    </style:style>
    <style:style style:name="T1250" style:parent-style-name="Policepardéfaut" style:family="text">
      <style:text-properties style:font-name-complex="Times New Roman"/>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style:style>
    <style:style style:name="T1254" style:parent-style-name="Policepardéfaut" style:family="text">
      <style:text-properties style:font-name-complex="Times New Roman"/>
    </style:style>
    <style:style style:name="T1255" style:parent-style-name="Policepardéfaut" style:family="text">
      <style:text-properties style:font-name-complex="Times New Roman"/>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style:style>
    <style:style style:name="T1259" style:parent-style-name="Policepardéfaut" style:family="text">
      <style:text-properties style:font-name-complex="Times New Roman"/>
    </style:style>
    <style:style style:name="T1260" style:parent-style-name="Policepardéfaut" style:family="text">
      <style:text-properties style:font-name-complex="Times New Roman"/>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Policepardéfaut" style:family="text">
      <style:text-properties style:font-name-complex="Times New Roman"/>
    </style:style>
    <style:style style:name="T1264" style:parent-style-name="Policepardéfaut" style:family="text">
      <style:text-properties style:font-name-complex="Times New Roman"/>
    </style:style>
    <style:style style:name="T1265" style:parent-style-name="Policepardéfaut" style:family="text">
      <style:text-properties style:font-name-complex="Times New Roman"/>
    </style:style>
    <style:style style:name="T1266" style:parent-style-name="Policepardéfaut" style:family="text">
      <style:text-properties style:font-name-complex="Times New Roman"/>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style:style>
    <style:style style:name="T1271" style:parent-style-name="Policepardéfaut" style:family="text">
      <style:text-properties style:font-name-complex="Times New Roman"/>
    </style:style>
    <style:style style:name="T1272" style:parent-style-name="Policepardéfaut" style:family="text">
      <style:text-properties style:font-name-complex="Times New Roman"/>
    </style:style>
    <style:style style:name="T1273" style:parent-style-name="Policepardéfaut" style:family="text">
      <style:text-properties style:font-name-complex="Times New Roman"/>
    </style:style>
    <style:style style:name="T1274" style:parent-style-name="Policepardéfaut" style:family="text">
      <style:text-properties style:font-name-complex="Times New Roman"/>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style>
    <style:style style:name="T1278" style:parent-style-name="Policepardéfaut" style:family="text">
      <style:text-properties style:font-name-complex="Times New Roman"/>
    </style:style>
    <style:style style:name="T1279" style:parent-style-name="Policepardéfaut" style:family="text">
      <style:text-properties style:font-name-complex="Times New Roman"/>
    </style:style>
    <style:style style:name="T1280" style:parent-style-name="Policepardéfaut" style:family="text">
      <style:text-properties style:font-name-complex="Times New Roman"/>
    </style:style>
    <style:style style:name="T1281" style:parent-style-name="Policepardéfaut" style:family="text">
      <style:text-properties style:font-name-complex="Times New Roman"/>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style:style>
    <style:style style:name="T1289" style:parent-style-name="Policepardéfaut" style:family="text">
      <style:text-properties style:font-name-complex="Times New Roman"/>
    </style:style>
    <style:style style:name="T1290" style:parent-style-name="Policepardéfaut" style:family="text">
      <style:text-properties style:font-name-complex="Times New Roman"/>
    </style:style>
    <style:style style:name="T1291" style:parent-style-name="Policepardéfaut" style:family="text">
      <style:text-properties style:font-name-complex="Times New Roman"/>
    </style:style>
    <style:style style:name="T1292" style:parent-style-name="Policepardéfaut" style:family="text">
      <style:text-properties style:font-name-complex="Times New Roman"/>
    </style:style>
    <style:style style:name="T1293" style:parent-style-name="Policepardéfaut" style:family="text">
      <style:text-properties style:font-name-complex="Times New Roman"/>
    </style:style>
    <style:style style:name="T1294" style:parent-style-name="Policepardéfaut" style:family="text">
      <style:text-properties style:font-name-complex="Times New Roman"/>
    </style:style>
    <style:style style:name="T1295" style:parent-style-name="Policepardéfaut" style:family="text">
      <style:text-properties style:font-name-complex="Times New Roman"/>
    </style:style>
    <style:style style:name="T1296" style:parent-style-name="Policepardéfaut" style:family="text">
      <style:text-properties style:font-name-complex="Times New Roman"/>
    </style:style>
    <style:style style:name="T1297" style:parent-style-name="Policepardéfaut" style:family="text">
      <style:text-properties style:font-name-complex="Times New Roman"/>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style:style>
    <style:style style:name="T1300" style:parent-style-name="Policepardéfaut" style:family="text">
      <style:text-properties style:font-name-complex="Times New Roman"/>
    </style:style>
    <style:style style:name="P1301" style:parent-style-name="Corpsdetexte" style:family="paragraph">
      <style:paragraph-properties fo:text-indent="0.1666in"/>
    </style:style>
    <style:style style:name="T1302" style:parent-style-name="Policepardéfaut" style:family="text">
      <style:text-properties style:font-name-complex="Times New Roman"/>
    </style:style>
    <style:style style:name="T1303" style:parent-style-name="Policepardéfaut" style:family="text">
      <style:text-properties style:font-name-complex="Times New Roman"/>
    </style:style>
    <style:style style:name="T1304" style:parent-style-name="Policepardéfaut" style:family="text">
      <style:text-properties style:font-name-complex="Times New Roman"/>
    </style:style>
    <style:style style:name="T1305" style:parent-style-name="Policepardéfaut" style:family="text">
      <style:text-properties style:font-name-complex="Times New Roman"/>
    </style:style>
    <style:style style:name="T1306" style:parent-style-name="Policepardéfaut" style:family="text">
      <style:text-properties style:font-name-complex="Times New Roman"/>
    </style:style>
    <style:style style:name="T1307" style:parent-style-name="Policepardéfaut" style:family="text">
      <style:text-properties style:font-name-complex="Times New Roman" style:text-position="super 66.6%"/>
    </style:style>
    <style:style style:name="T1308" style:parent-style-name="Policepardéfaut" style:family="text">
      <style:text-properties style:font-name-complex="Times New Roman"/>
    </style:style>
    <style:style style:name="T1309" style:parent-style-name="Policepardéfaut" style:family="text">
      <style:text-properties style:font-name-complex="Times New Roman"/>
    </style:style>
    <style:style style:name="T1310" style:parent-style-name="Policepardéfaut" style:family="text">
      <style:text-properties style:font-name-complex="Times New Roman"/>
    </style:style>
    <style:style style:name="T1311" style:parent-style-name="Policepardéfaut" style:family="text">
      <style:text-properties style:font-name-complex="Times New Roman"/>
    </style:style>
    <style:style style:name="T1312" style:parent-style-name="Policepardéfaut" style:family="text">
      <style:text-properties style:font-name-complex="Times New Roman"/>
    </style:style>
    <style:style style:name="T1313" style:parent-style-name="Policepardéfaut" style:family="text">
      <style:text-properties style:font-name-complex="Times New Roman"/>
    </style:style>
    <style:style style:name="T1314" style:parent-style-name="Policepardéfaut" style:family="text">
      <style:text-properties style:font-name-complex="Times New Roman"/>
    </style:style>
    <style:style style:name="T1315" style:parent-style-name="Policepardéfaut" style:family="text">
      <style:text-properties style:font-name-complex="Times New Roman"/>
    </style:style>
    <style:style style:name="T1316" style:parent-style-name="Policepardéfaut" style:family="text">
      <style:text-properties style:font-name-complex="Times New Roman"/>
    </style:style>
    <style:style style:name="T1317" style:parent-style-name="Policepardéfaut" style:family="text">
      <style:text-properties style:font-name-complex="Times New Roman"/>
    </style:style>
    <style:style style:name="T1318" style:parent-style-name="Policepardéfaut" style:family="text">
      <style:text-properties style:font-name-complex="Times New Roman"/>
    </style:style>
    <style:style style:name="T1319" style:parent-style-name="Policepardéfaut" style:family="text">
      <style:text-properties style:font-name-complex="Times New Roman"/>
    </style:style>
    <style:style style:name="T1320" style:parent-style-name="Policepardéfaut" style:family="text">
      <style:text-properties style:font-name-complex="Times New Roman"/>
    </style:style>
    <style:style style:name="T1321" style:parent-style-name="Policepardéfaut" style:family="text">
      <style:text-properties style:font-name-complex="Times New Roman"/>
    </style:style>
    <style:style style:name="T1322" style:parent-style-name="Policepardéfaut" style:family="text">
      <style:text-properties style:font-name-complex="Times New Roman"/>
    </style:style>
    <style:style style:name="T1323" style:parent-style-name="Policepardéfaut" style:family="text">
      <style:text-properties style:font-name-complex="Times New Roman"/>
    </style:style>
    <style:style style:name="T1324" style:parent-style-name="Policepardéfaut" style:family="text">
      <style:text-properties style:font-name-complex="Times New Roman"/>
    </style:style>
    <style:style style:name="T1325" style:parent-style-name="Policepardéfaut" style:family="text">
      <style:text-properties style:font-name-complex="Times New Roman"/>
    </style:style>
    <style:style style:name="T1326" style:parent-style-name="Policepardéfaut" style:family="text">
      <style:text-properties style:font-name-complex="Times New Roman"/>
    </style:style>
    <style:style style:name="T1327" style:parent-style-name="Policepardéfaut" style:family="text">
      <style:text-properties style:font-name-complex="Times New Roman"/>
    </style:style>
    <style:style style:name="T1328" style:parent-style-name="Policepardéfaut" style:family="text">
      <style:text-properties style:font-name-complex="Times New Roman"/>
    </style:style>
    <style:style style:name="T1329" style:parent-style-name="Policepardéfaut" style:family="text">
      <style:text-properties style:font-name-complex="Times New Roman"/>
    </style:style>
    <style:style style:name="T1330" style:parent-style-name="Policepardéfaut" style:family="text">
      <style:text-properties style:font-name-complex="Times New Roman"/>
    </style:style>
    <style:style style:name="T1331" style:parent-style-name="Policepardéfaut" style:family="text">
      <style:text-properties style:font-name-complex="Times New Roman"/>
    </style:style>
    <style:style style:name="T1332" style:parent-style-name="Policepardéfaut" style:family="text">
      <style:text-properties style:font-name-complex="Times New Roman"/>
    </style:style>
    <style:style style:name="T1333" style:parent-style-name="Policepardéfaut" style:family="text">
      <style:text-properties style:font-name-complex="Times New Roman"/>
    </style:style>
    <style:style style:name="T1334" style:parent-style-name="Policepardéfaut" style:family="text">
      <style:text-properties style:font-name-complex="Times New Roman"/>
    </style:style>
    <style:style style:name="T1335" style:parent-style-name="Policepardéfaut" style:family="text">
      <style:text-properties style:font-name-complex="Times New Roman"/>
    </style:style>
    <style:style style:name="T1336" style:parent-style-name="Policepardéfaut" style:family="text">
      <style:text-properties style:font-name-complex="Times New Roman"/>
    </style:style>
    <style:style style:name="T1337" style:parent-style-name="Policepardéfaut" style:family="text">
      <style:text-properties style:font-name-complex="Times New Roman"/>
    </style:style>
    <style:style style:name="T1338" style:parent-style-name="Policepardéfaut" style:family="text">
      <style:text-properties style:font-name-complex="Times New Roman"/>
    </style:style>
    <style:style style:name="T1339" style:parent-style-name="Policepardéfaut" style:family="text">
      <style:text-properties style:font-name-complex="Times New Roman"/>
    </style:style>
    <style:style style:name="T1340" style:parent-style-name="Policepardéfaut" style:family="text">
      <style:text-properties style:font-name-complex="Times New Roman"/>
    </style:style>
    <style:style style:name="T1341" style:parent-style-name="Policepardéfaut" style:family="text">
      <style:text-properties style:font-name-complex="Times New Roman"/>
    </style:style>
    <style:style style:name="T1342" style:parent-style-name="Policepardéfaut" style:family="text">
      <style:text-properties style:font-name-complex="Times New Roman"/>
    </style:style>
    <style:style style:name="T1343" style:parent-style-name="Policepardéfaut" style:family="text">
      <style:text-properties style:font-name-complex="Times New Roman"/>
    </style:style>
    <style:style style:name="T1344" style:parent-style-name="Policepardéfaut" style:family="text">
      <style:text-properties style:font-name-complex="Times New Roman"/>
    </style:style>
    <style:style style:name="T1345" style:parent-style-name="Policepardéfaut" style:family="text">
      <style:text-properties style:font-name-complex="Times New Roman"/>
    </style:style>
    <style:style style:name="T1346" style:parent-style-name="Policepardéfaut" style:family="text">
      <style:text-properties style:font-name-complex="Times New Roman"/>
    </style:style>
    <style:style style:name="T1347" style:parent-style-name="Policepardéfaut" style:family="text">
      <style:text-properties style:font-name-complex="Times New Roman"/>
    </style:style>
    <style:style style:name="T1348" style:parent-style-name="Policepardéfaut" style:family="text">
      <style:text-properties style:font-name-complex="Times New Roman"/>
    </style:style>
    <style:style style:name="T1349" style:parent-style-name="Policepardéfaut" style:family="text">
      <style:text-properties style:font-name-complex="Times New Roman"/>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style>
    <style:style style:name="T1352" style:parent-style-name="Policepardéfaut" style:family="text">
      <style:text-properties style:font-name-complex="Times New Roman"/>
    </style:style>
    <style:style style:name="T1353" style:parent-style-name="Policepardéfaut" style:family="text">
      <style:text-properties style:font-name-complex="Times New Roman"/>
    </style:style>
    <style:style style:name="T1354" style:parent-style-name="Policepardéfaut" style:family="text">
      <style:text-properties style:font-name-complex="Times New Roman"/>
    </style:style>
    <style:style style:name="T1355" style:parent-style-name="Policepardéfaut" style:family="text">
      <style:text-properties style:font-name-complex="Times New Roman"/>
    </style:style>
    <style:style style:name="T1356" style:parent-style-name="Policepardéfaut" style:family="text">
      <style:text-properties style:font-name-complex="Times New Roman"/>
    </style:style>
    <style:style style:name="T1357" style:parent-style-name="Policepardéfaut" style:family="text">
      <style:text-properties style:font-name-complex="Times New Roman"/>
    </style:style>
    <style:style style:name="T1358" style:parent-style-name="Policepardéfaut" style:family="text">
      <style:text-properties style:font-name-complex="Times New Roman"/>
    </style:style>
    <style:style style:name="T1359" style:parent-style-name="Policepardéfaut" style:family="text">
      <style:text-properties style:font-name-complex="Times New Roman"/>
    </style:style>
    <style:style style:name="T1360" style:parent-style-name="Policepardéfaut" style:family="text">
      <style:text-properties style:font-name-complex="Times New Roman"/>
    </style:style>
    <style:style style:name="T1361" style:parent-style-name="Policepardéfaut" style:family="text">
      <style:text-properties style:font-name-complex="Times New Roman"/>
    </style:style>
    <style:style style:name="T1362" style:parent-style-name="Policepardéfaut" style:family="text">
      <style:text-properties style:font-name-complex="Times New Roman"/>
    </style:style>
    <style:style style:name="T1363" style:parent-style-name="Policepardéfaut" style:family="text">
      <style:text-properties style:font-name-complex="Times New Roman"/>
    </style:style>
    <style:style style:name="T1364" style:parent-style-name="Policepardéfaut" style:family="text">
      <style:text-properties style:font-name-complex="Times New Roman"/>
    </style:style>
    <style:style style:name="T1365" style:parent-style-name="Policepardéfaut" style:family="text">
      <style:text-properties style:font-name-complex="Times New Roman"/>
    </style:style>
    <style:style style:name="T1366" style:parent-style-name="Policepardéfaut" style:family="text">
      <style:text-properties style:font-name-complex="Times New Roman"/>
    </style:style>
    <style:style style:name="T1367" style:parent-style-name="Policepardéfaut" style:family="text">
      <style:text-properties style:font-name-complex="Times New Roman"/>
    </style:style>
    <style:style style:name="T1368" style:parent-style-name="Policepardéfaut" style:family="text">
      <style:text-properties style:font-name-complex="Times New Roman"/>
    </style:style>
    <style:style style:name="T1369" style:parent-style-name="Policepardéfaut" style:family="text">
      <style:text-properties style:font-name-complex="Times New Roman"/>
    </style:style>
    <style:style style:name="T1370" style:parent-style-name="Policepardéfaut" style:family="text">
      <style:text-properties style:font-name-complex="Times New Roman"/>
    </style:style>
    <style:style style:name="P1371" style:parent-style-name="Corpsdetexte" style:family="paragraph">
      <style:paragraph-properties fo:text-indent="0.1666in"/>
    </style:style>
    <style:style style:name="T1372" style:parent-style-name="Policepardéfaut" style:family="text">
      <style:text-properties style:font-name-complex="Times New Roman"/>
    </style:style>
    <style:style style:name="T1373" style:parent-style-name="Policepardéfaut" style:family="text">
      <style:text-properties style:font-name-complex="Times New Roman"/>
    </style:style>
    <style:style style:name="T1374" style:parent-style-name="Policepardéfaut" style:family="text">
      <style:text-properties style:font-name-complex="Times New Roman"/>
    </style:style>
    <style:style style:name="T1375" style:parent-style-name="Policepardéfaut" style:family="text">
      <style:text-properties style:font-name-complex="Times New Roman"/>
    </style:style>
    <style:style style:name="T1376" style:parent-style-name="Policepardéfaut" style:family="text">
      <style:text-properties style:font-name-complex="Times New Roman"/>
    </style:style>
    <style:style style:name="T1377" style:parent-style-name="Policepardéfaut" style:family="text">
      <style:text-properties style:font-name-complex="Times New Roman"/>
    </style:style>
    <style:style style:name="T1378" style:parent-style-name="Policepardéfaut" style:family="text">
      <style:text-properties style:font-name-complex="Times New Roman"/>
    </style:style>
    <style:style style:name="T1379" style:parent-style-name="Policepardéfaut" style:family="text">
      <style:text-properties style:font-name-complex="Times New Roman"/>
    </style:style>
    <style:style style:name="T1380" style:parent-style-name="Policepardéfaut" style:family="text">
      <style:text-properties style:font-name-complex="Times New Roman"/>
    </style:style>
    <style:style style:name="T1381" style:parent-style-name="Policepardéfaut" style:family="text">
      <style:text-properties style:font-name-complex="Times New Roman"/>
    </style:style>
    <style:style style:name="T1382" style:parent-style-name="Policepardéfaut" style:family="text">
      <style:text-properties style:font-name-complex="Times New Roman"/>
    </style:style>
    <style:style style:name="T1383" style:parent-style-name="Policepardéfaut" style:family="text">
      <style:text-properties style:font-name-complex="Times New Roman"/>
    </style:style>
    <style:style style:name="T1384" style:parent-style-name="Policepardéfaut" style:family="text">
      <style:text-properties style:font-name-complex="Times New Roman"/>
    </style:style>
    <style:style style:name="T1385" style:parent-style-name="Policepardéfaut" style:family="text">
      <style:text-properties style:font-name-complex="Times New Roman"/>
    </style:style>
    <style:style style:name="T1386" style:parent-style-name="Policepardéfaut" style:family="text">
      <style:text-properties style:font-name-complex="Times New Roman"/>
    </style:style>
    <style:style style:name="T1387" style:parent-style-name="Policepardéfaut" style:family="text">
      <style:text-properties style:font-name-complex="Times New Roman"/>
    </style:style>
    <style:style style:name="T1388" style:parent-style-name="Policepardéfaut" style:family="text">
      <style:text-properties style:font-name-complex="Times New Roman"/>
    </style:style>
    <style:style style:name="T1389" style:parent-style-name="Policepardéfaut" style:family="text">
      <style:text-properties style:font-name-complex="Times New Roman"/>
    </style:style>
    <style:style style:name="T1390" style:parent-style-name="Policepardéfaut" style:family="text">
      <style:text-properties style:font-name-complex="Times New Roman"/>
    </style:style>
    <style:style style:name="T1391" style:parent-style-name="Policepardéfaut" style:family="text">
      <style:text-properties style:font-name-complex="Times New Roman"/>
    </style:style>
    <style:style style:name="T1392" style:parent-style-name="Policepardéfaut" style:family="text">
      <style:text-properties style:font-name-complex="Times New Roman"/>
    </style:style>
    <style:style style:name="T1393" style:parent-style-name="Policepardéfaut" style:family="text">
      <style:text-properties style:font-name-complex="Times New Roman"/>
    </style:style>
    <style:style style:name="T1394" style:parent-style-name="Policepardéfaut" style:family="text">
      <style:text-properties style:font-name-complex="Times New Roman"/>
    </style:style>
    <style:style style:name="T1395" style:parent-style-name="Policepardéfaut" style:family="text">
      <style:text-properties style:font-name-complex="Times New Roman"/>
    </style:style>
    <style:style style:name="T1396" style:parent-style-name="Policepardéfaut" style:family="text">
      <style:text-properties style:font-name-complex="Times New Roman"/>
    </style:style>
    <style:style style:name="T1397" style:parent-style-name="Policepardéfaut" style:family="text">
      <style:text-properties style:font-name-complex="Times New Roman"/>
    </style:style>
    <style:style style:name="T1398" style:parent-style-name="Policepardéfaut" style:family="text">
      <style:text-properties style:font-name-complex="Times New Roman"/>
    </style:style>
    <style:style style:name="T1399" style:parent-style-name="Policepardéfaut" style:family="text">
      <style:text-properties style:font-name-complex="Times New Roman"/>
    </style:style>
    <style:style style:name="T1400" style:parent-style-name="Policepardéfaut" style:family="text">
      <style:text-properties style:font-name-complex="Times New Roman"/>
    </style:style>
    <style:style style:name="T1401" style:parent-style-name="Policepardéfaut" style:family="text">
      <style:text-properties style:font-name-complex="Times New Roman"/>
    </style:style>
    <style:style style:name="T1402" style:parent-style-name="Policepardéfaut" style:family="text">
      <style:text-properties style:font-name-complex="Times New Roman"/>
    </style:style>
    <style:style style:name="T1403" style:parent-style-name="Policepardéfaut" style:family="text">
      <style:text-properties style:font-name-complex="Times New Roman"/>
    </style:style>
    <style:style style:name="T1404" style:parent-style-name="Policepardéfaut" style:family="text">
      <style:text-properties style:font-name-complex="Times New Roman"/>
    </style:style>
    <style:style style:name="T1405" style:parent-style-name="Policepardéfaut" style:family="text">
      <style:text-properties style:font-name-complex="Times New Roman"/>
    </style:style>
    <style:style style:name="T1406" style:parent-style-name="Policepardéfaut" style:family="text">
      <style:text-properties style:font-name-complex="Times New Roman"/>
    </style:style>
    <style:style style:name="T1407" style:parent-style-name="Policepardéfaut" style:family="text">
      <style:text-properties style:font-name-complex="Times New Roman"/>
    </style:style>
    <style:style style:name="T1408" style:parent-style-name="Policepardéfaut" style:family="text">
      <style:text-properties style:font-name-complex="Times New Roman"/>
    </style:style>
    <style:style style:name="T1409" style:parent-style-name="Policepardéfaut" style:family="text">
      <style:text-properties style:font-name-complex="Times New Roman"/>
    </style:style>
    <style:style style:name="T1410" style:parent-style-name="Policepardéfaut" style:family="text">
      <style:text-properties style:font-name-complex="Times New Roman"/>
    </style:style>
    <style:style style:name="T1411" style:parent-style-name="Policepardéfaut" style:family="text">
      <style:text-properties style:font-name-complex="Times New Roman"/>
    </style:style>
    <style:style style:name="T1412" style:parent-style-name="Policepardéfaut" style:family="text">
      <style:text-properties style:font-name-complex="Times New Roman"/>
    </style:style>
    <style:style style:name="T1413" style:parent-style-name="pb" style:family="text">
      <style:text-properties style:text-position="0% 100%"/>
    </style:style>
    <style:style style:name="T1414" style:parent-style-name="Policepardéfaut" style:family="text">
      <style:text-properties style:font-name-complex="Times New Roman"/>
    </style:style>
    <style:style style:name="T1415" style:parent-style-name="Policepardéfaut" style:family="text">
      <style:text-properties style:font-name-complex="Times New Roman"/>
    </style:style>
    <style:style style:name="T1416" style:parent-style-name="Policepardéfaut" style:family="text">
      <style:text-properties style:font-name-complex="Times New Roman"/>
    </style:style>
    <style:style style:name="T1417" style:parent-style-name="Policepardéfaut" style:family="text">
      <style:text-properties style:font-name-complex="Times New Roman"/>
    </style:style>
    <style:style style:name="T1418" style:parent-style-name="Policepardéfaut" style:family="text">
      <style:text-properties style:font-name-complex="Times New Roman"/>
    </style:style>
    <style:style style:name="T1419" style:parent-style-name="Policepardéfaut" style:family="text">
      <style:text-properties style:font-name-complex="Times New Roman"/>
    </style:style>
    <style:style style:name="T1420" style:parent-style-name="Policepardéfaut" style:family="text">
      <style:text-properties style:font-name-complex="Times New Roman"/>
    </style:style>
    <style:style style:name="T1421" style:parent-style-name="Policepardéfaut" style:family="text">
      <style:text-properties style:font-name-complex="Times New Roman"/>
    </style:style>
    <style:style style:name="T1422" style:parent-style-name="Policepardéfaut" style:family="text">
      <style:text-properties style:font-name-complex="Times New Roman"/>
    </style:style>
    <style:style style:name="T1423" style:parent-style-name="Policepardéfaut" style:family="text">
      <style:text-properties style:font-name-complex="Times New Roman"/>
    </style:style>
    <style:style style:name="T1424" style:parent-style-name="Policepardéfaut" style:family="text">
      <style:text-properties style:font-name-complex="Times New Roman"/>
    </style:style>
    <style:style style:name="T1425" style:parent-style-name="Policepardéfaut" style:family="text">
      <style:text-properties style:font-name-complex="Times New Roman"/>
    </style:style>
    <style:style style:name="T1426" style:parent-style-name="Policepardéfaut" style:family="text">
      <style:text-properties style:font-name-complex="Times New Roman"/>
    </style:style>
    <style:style style:name="T1427" style:parent-style-name="Policepardéfaut" style:family="text">
      <style:text-properties style:font-name-complex="Times New Roman"/>
    </style:style>
    <style:style style:name="T1428" style:parent-style-name="Policepardéfaut" style:family="text">
      <style:text-properties style:font-name-complex="Times New Roman"/>
    </style:style>
    <style:style style:name="T1429" style:parent-style-name="Policepardéfaut" style:family="text">
      <style:text-properties style:font-name-complex="Times New Roman"/>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style:style>
    <style:style style:name="T1432" style:parent-style-name="Policepardéfaut" style:family="text">
      <style:text-properties style:font-name-complex="Times New Roman"/>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T1437" style:parent-style-name="Policepardéfaut" style:family="text">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style>
    <style:style style:name="T1441" style:parent-style-name="Policepardéfaut" style:family="text">
      <style:text-properties style:font-name-complex="Times New Roman"/>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Policepardéfaut"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style:style>
    <style:style style:name="T1453" style:parent-style-name="Policepardéfaut" style:family="text">
      <style:text-properties style:font-name-complex="Times New Roman"/>
    </style:style>
    <style:style style:name="T1454" style:parent-style-name="Policepardéfaut" style:family="text">
      <style:text-properties style:font-name-complex="Times New Roman"/>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style:style>
    <style:style style:name="T1466" style:parent-style-name="Policepardéfaut" style:family="text">
      <style:text-properties style:font-name-complex="Times New Roman"/>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Policepardéfaut" style:family="text">
      <style:text-properties style:font-name-complex="Times New Roman"/>
    </style:style>
    <style:style style:name="T1474" style:parent-style-name="Policepardéfaut" style:family="text">
      <style:text-properties style:font-name-complex="Times New Roman"/>
    </style:style>
    <style:style style:name="T1475" style:parent-style-name="Policepardéfaut" style:family="text">
      <style:text-properties style:font-name-complex="Times New Roman"/>
    </style:style>
    <style:style style:name="T1476" style:parent-style-name="Policepardéfaut" style:family="text">
      <style:text-properties style:font-name-complex="Times New Roman"/>
    </style:style>
    <style:style style:name="T1477" style:parent-style-name="Policepardéfaut" style:family="text">
      <style:text-properties style:font-name-complex="Times New Roman"/>
    </style:style>
    <style:style style:name="T1478" style:parent-style-name="Policepardéfaut" style:family="text">
      <style:text-properties style:font-name-complex="Times New Roman"/>
    </style:style>
    <style:style style:name="T1479" style:parent-style-name="Policepardéfaut" style:family="text">
      <style:text-properties style:font-name-complex="Times New Roman"/>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style:style>
    <style:style style:name="T1482" style:parent-style-name="Policepardéfaut" style:family="text">
      <style:text-properties style:font-name-complex="Times New Roman"/>
    </style:style>
    <style:style style:name="T1483" style:parent-style-name="Policepardéfaut" style:family="text">
      <style:text-properties style:font-name-complex="Times New Roman"/>
    </style:style>
    <style:style style:name="T1484" style:parent-style-name="Policepardéfaut" style:family="text">
      <style:text-properties style:font-name-complex="Times New Roman"/>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olicepardéfaut" style:family="text">
      <style:text-properties style:font-name-complex="Times New Roman"/>
    </style:style>
    <style:style style:name="T1498" style:parent-style-name="Policepardéfaut" style:family="text">
      <style:text-properties style:font-name-complex="Times New Roman"/>
    </style:style>
    <style:style style:name="T1499" style:parent-style-name="Policepardéfaut" style:family="text">
      <style:text-properties style:font-name-complex="Times New Roman"/>
    </style:style>
    <style:style style:name="T1500" style:parent-style-name="Policepardéfaut" style:family="text">
      <style:text-properties style:font-name-complex="Times New Roman"/>
    </style:style>
    <style:style style:name="T1501" style:parent-style-name="Policepardéfaut" style:family="text">
      <style:text-properties style:font-name-complex="Times New Roman"/>
    </style:style>
    <style:style style:name="T1502" style:parent-style-name="Policepardéfaut" style:family="text">
      <style:text-properties style:font-name-complex="Times New Roman"/>
    </style:style>
    <style:style style:name="T1503" style:parent-style-name="Policepardéfaut" style:family="text">
      <style:text-properties style:font-name-complex="Times New Roman"/>
    </style:style>
    <style:style style:name="T1504" style:parent-style-name="Policepardéfaut" style:family="text">
      <style:text-properties style:font-name-complex="Times New Roman"/>
    </style:style>
    <style:style style:name="T1505" style:parent-style-name="Policepardéfaut" style:family="text">
      <style:text-properties style:font-name-complex="Times New Roman"/>
    </style:style>
    <style:style style:name="T1506" style:parent-style-name="Policepardéfaut" style:family="text">
      <style:text-properties style:font-name-complex="Times New Roman"/>
    </style:style>
    <style:style style:name="T1507" style:parent-style-name="Policepardéfaut" style:family="text">
      <style:text-properties style:font-name-complex="Times New Roman"/>
    </style:style>
    <style:style style:name="T1508" style:parent-style-name="Policepardéfaut" style:family="text">
      <style:text-properties style:font-name-complex="Times New Roman"/>
    </style:style>
    <style:style style:name="T1509" style:parent-style-name="Policepardéfaut" style:family="text">
      <style:text-properties style:font-name-complex="Times New Roman"/>
    </style:style>
    <style:style style:name="T1510" style:parent-style-name="Policepardéfaut" style:family="text">
      <style:text-properties style:font-name-complex="Times New Roman"/>
    </style:style>
    <style:style style:name="T1511" style:parent-style-name="Policepardéfaut" style:family="text">
      <style:text-properties style:font-name-complex="Times New Roman"/>
    </style:style>
    <style:style style:name="T1512" style:parent-style-name="Policepardéfaut" style:family="text">
      <style:text-properties style:font-name-complex="Times New Roman"/>
    </style:style>
    <style:style style:name="T1513" style:parent-style-name="Policepardéfaut" style:family="text">
      <style:text-properties style:font-name-complex="Times New Roman"/>
    </style:style>
    <style:style style:name="T1514" style:parent-style-name="Policepardéfaut" style:family="text">
      <style:text-properties style:font-name-complex="Times New Roman"/>
    </style:style>
    <style:style style:name="T1515" style:parent-style-name="Policepardéfaut" style:family="text">
      <style:text-properties style:font-name-complex="Times New Roman"/>
    </style:style>
    <style:style style:name="T1516" style:parent-style-name="Policepardéfaut" style:family="text">
      <style:text-properties style:font-name-complex="Times New Roman"/>
    </style:style>
    <style:style style:name="T1517" style:parent-style-name="Policepardéfaut" style:family="text">
      <style:text-properties style:font-name-complex="Times New Roman"/>
    </style:style>
    <style:style style:name="T1518" style:parent-style-name="Policepardéfaut" style:family="text">
      <style:text-properties style:font-name-complex="Times New Roman"/>
    </style:style>
    <style:style style:name="T1519" style:parent-style-name="Policepardéfaut" style:family="text">
      <style:text-properties style:font-name-complex="Times New Roman"/>
    </style:style>
    <style:style style:name="T1520" style:parent-style-name="Policepardéfaut" style:family="text">
      <style:text-properties style:font-name-complex="Times New Roman"/>
    </style:style>
    <style:style style:name="T1521" style:parent-style-name="Policepardéfaut" style:family="text">
      <style:text-properties style:font-name-complex="Times New Roman"/>
    </style:style>
    <style:style style:name="T1522" style:parent-style-name="Policepardéfaut" style:family="text">
      <style:text-properties style:font-name-complex="Times New Roman"/>
    </style:style>
    <style:style style:name="T1523" style:parent-style-name="Policepardéfaut" style:family="text">
      <style:text-properties style:font-name-complex="Times New Roman"/>
    </style:style>
    <style:style style:name="T1524" style:parent-style-name="Policepardéfaut" style:family="text">
      <style:text-properties style:font-name-complex="Times New Roman"/>
    </style:style>
    <style:style style:name="T1525" style:parent-style-name="Policepardéfaut" style:family="text">
      <style:text-properties style:font-name-complex="Times New Roman"/>
    </style:style>
    <style:style style:name="T1526" style:parent-style-name="Policepardéfaut" style:family="text">
      <style:text-properties style:font-name-complex="Times New Roman"/>
    </style:style>
    <style:style style:name="T1527" style:parent-style-name="Policepardéfaut" style:family="text">
      <style:text-properties style:font-name-complex="Times New Roman"/>
    </style:style>
    <style:style style:name="T1528" style:parent-style-name="Policepardéfaut" style:family="text">
      <style:text-properties style:font-name-complex="Times New Roman"/>
    </style:style>
    <style:style style:name="T1529" style:parent-style-name="Policepardéfaut" style:family="text">
      <style:text-properties style:font-name-complex="Times New Roman"/>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text-position="super 66.6%"/>
    </style:style>
    <style:style style:name="T1532" style:parent-style-name="Policepardéfaut" style:family="text">
      <style:text-properties style:font-name-complex="Times New Roman"/>
    </style:style>
    <style:style style:name="T1533" style:parent-style-name="Policepardéfaut" style:family="text">
      <style:text-properties style:font-name-complex="Times New Roman"/>
    </style:style>
    <style:style style:name="T1534" style:parent-style-name="Policepardéfaut" style:family="text">
      <style:text-properties style:font-name-complex="Times New Roman"/>
    </style:style>
    <style:style style:name="T1535" style:parent-style-name="Policepardéfaut" style:family="text">
      <style:text-properties style:font-name-complex="Times New Roman"/>
    </style:style>
    <style:style style:name="T1536" style:parent-style-name="Policepardéfaut" style:family="text">
      <style:text-properties style:font-name-complex="Times New Roman"/>
    </style:style>
    <style:style style:name="T1537" style:parent-style-name="Policepardéfaut" style:family="text">
      <style:text-properties style:font-name-complex="Times New Roman"/>
    </style:style>
    <style:style style:name="T1538" style:parent-style-name="Policepardéfaut" style:family="text">
      <style:text-properties style:font-name-complex="Times New Roman"/>
    </style:style>
    <style:style style:name="T1539" style:parent-style-name="Policepardéfaut" style:family="text">
      <style:text-properties style:font-name-complex="Times New Roman"/>
    </style:style>
    <style:style style:name="T1540" style:parent-style-name="Policepardéfaut" style:family="text">
      <style:text-properties style:font-name-complex="Times New Roman"/>
    </style:style>
    <style:style style:name="T1541" style:parent-style-name="Policepardéfaut" style:family="text">
      <style:text-properties style:font-name-complex="Times New Roman"/>
    </style:style>
    <style:style style:name="T1542" style:parent-style-name="Policepardéfaut" style:family="text">
      <style:text-properties style:font-name-complex="Times New Roman"/>
    </style:style>
    <style:style style:name="T1543" style:parent-style-name="Policepardéfaut" style:family="text">
      <style:text-properties style:font-name-complex="Times New Roman"/>
    </style:style>
    <style:style style:name="T1544" style:parent-style-name="Policepardéfaut" style:family="text">
      <style:text-properties style:font-name-complex="Times New Roman"/>
    </style:style>
    <style:style style:name="T1545" style:parent-style-name="Policepardéfaut" style:family="text">
      <style:text-properties style:font-name-complex="Times New Roman"/>
    </style:style>
    <style:style style:name="T1546" style:parent-style-name="Policepardéfaut" style:family="text">
      <style:text-properties style:font-name-complex="Times New Roman"/>
    </style:style>
    <style:style style:name="T1547" style:parent-style-name="Policepardéfaut" style:family="text">
      <style:text-properties style:font-name-complex="Times New Roman"/>
    </style:style>
    <style:style style:name="T1548" style:parent-style-name="Policepardéfaut" style:family="text">
      <style:text-properties style:font-name-complex="Times New Roman"/>
    </style:style>
    <style:style style:name="T1549" style:parent-style-name="Policepardéfaut" style:family="text">
      <style:text-properties style:font-name-complex="Times New Roman"/>
    </style:style>
    <style:style style:name="T1550" style:parent-style-name="pb" style:family="text">
      <style:text-properties style:text-position="0% 100%"/>
    </style:style>
    <style:style style:name="T1551" style:parent-style-name="Policepardéfaut" style:family="text">
      <style:text-properties style:font-name-complex="Times New Roman"/>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style:style>
    <style:style style:name="T1555" style:parent-style-name="Policepardéfaut" style:family="text">
      <style:text-properties style:font-name-complex="Times New Roman"/>
    </style:style>
    <style:style style:name="T1556" style:parent-style-name="Policepardéfaut" style:family="text">
      <style:text-properties style:font-name-complex="Times New Roman"/>
    </style:style>
    <style:style style:name="T1557" style:parent-style-name="Policepardéfaut" style:family="text">
      <style:text-properties style:font-name-complex="Times New Roman"/>
    </style:style>
    <style:style style:name="T1558" style:parent-style-name="Policepardéfaut" style:family="text">
      <style:text-properties style:font-name-complex="Times New Roman"/>
    </style:style>
    <style:style style:name="T1559" style:parent-style-name="Policepardéfaut" style:family="text">
      <style:text-properties style:font-name-complex="Times New Roman"/>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style:style>
    <style:style style:name="T1564" style:parent-style-name="Policepardéfaut" style:family="text">
      <style:text-properties style:font-name-complex="Times New Roman"/>
    </style:style>
    <style:style style:name="T1565" style:parent-style-name="Policepardéfaut" style:family="text">
      <style:text-properties style:font-name-complex="Times New Roman"/>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style:font-name-complex="Times New Roman"/>
    </style:style>
    <style:style style:name="T1569" style:parent-style-name="Policepardéfaut" style:family="text">
      <style:text-properties style:font-name-complex="Times New Roman"/>
    </style:style>
    <style:style style:name="T1570" style:parent-style-name="Policepardéfaut" style:family="text">
      <style:text-properties style:font-name-complex="Times New Roman"/>
    </style:style>
    <style:style style:name="T1571" style:parent-style-name="Policepardéfaut" style:family="text">
      <style:text-properties style:font-name-complex="Times New Roman"/>
    </style:style>
    <style:style style:name="T1572" style:parent-style-name="Policepardéfaut" style:family="text">
      <style:text-properties style:font-name-complex="Times New Roman"/>
    </style:style>
    <style:style style:name="T1573" style:parent-style-name="Policepardéfaut" style:family="text">
      <style:text-properties style:font-name-complex="Times New Roman"/>
    </style:style>
    <style:style style:name="T1574" style:parent-style-name="Policepardéfaut" style:family="text">
      <style:text-properties style:font-name-complex="Times New Roman" style:font-size-complex="10pt"/>
    </style:style>
    <style:style style:name="T1575" style:parent-style-name="Policepardéfaut" style:family="text">
      <style:text-properties style:font-name-complex="Times New Roman" style:font-size-complex="10pt"/>
    </style:style>
    <style:style style:name="T1576" style:parent-style-name="Policepardéfaut" style:family="text">
      <style:text-properties style:font-name-complex="Times New Roman" fo:font-style="italic" style:font-style-asian="italic" style:font-size-complex="10pt"/>
    </style:style>
    <style:style style:name="T1577" style:parent-style-name="Policepardéfaut" style:family="text">
      <style:text-properties style:font-name-complex="Times New Roman" fo:font-style="italic" style:font-style-asian="italic" style:font-size-complex="10pt"/>
    </style:style>
    <style:style style:name="T1578" style:parent-style-name="Policepardéfaut" style:family="text">
      <style:text-properties style:font-name-complex="Times New Roman" fo:font-style="italic" style:font-style-asian="italic" style:font-size-complex="10pt"/>
    </style:style>
    <style:style style:name="T1579" style:parent-style-name="Policepardéfaut" style:family="text">
      <style:text-properties style:font-name-complex="Times New Roman" style:font-size-complex="10pt"/>
    </style:style>
    <style:style style:name="T1580" style:parent-style-name="Policepardéfaut" style:family="text">
      <style:text-properties style:font-name-complex="Times New Roman" style:font-size-complex="10pt"/>
    </style:style>
    <style:style style:name="T1581" style:parent-style-name="Policepardéfaut" style:family="text">
      <style:text-properties style:font-name-complex="Times New Roman" style:font-size-complex="10pt"/>
    </style:style>
    <style:style style:name="T1582" style:parent-style-name="Policepardéfaut" style:family="text">
      <style:text-properties style:font-name-complex="Times New Roman"/>
    </style:style>
    <style:style style:name="T1583" style:parent-style-name="Policepardéfaut" style:family="text">
      <style:text-properties style:font-name-complex="Times New Roman"/>
    </style:style>
    <style:style style:name="T1584" style:parent-style-name="Policepardéfaut" style:family="text">
      <style:text-properties style:font-name-complex="Times New Roman"/>
    </style:style>
    <style:style style:name="T1585" style:parent-style-name="Policepardéfaut" style:family="text">
      <style:text-properties style:font-name-complex="Times New Roman"/>
    </style:style>
    <style:style style:name="T1586" style:parent-style-name="Policepardéfaut" style:family="text">
      <style:text-properties style:font-name-complex="Times New Roman"/>
    </style:style>
    <style:style style:name="T1587" style:parent-style-name="Policepardéfaut" style:family="text">
      <style:text-properties style:font-name-complex="Times New Roman"/>
    </style:style>
    <style:style style:name="T1588" style:parent-style-name="Policepardéfaut" style:family="text">
      <style:text-properties style:font-name-complex="Times New Roman"/>
    </style:style>
    <style:style style:name="T1589" style:parent-style-name="Policepardéfaut" style:family="text">
      <style:text-properties style:font-name-complex="Times New Roman"/>
    </style:style>
    <style:style style:name="T1590" style:parent-style-name="Policepardéfaut" style:family="text">
      <style:text-properties style:font-name-complex="Times New Roman"/>
    </style:style>
    <style:style style:name="T1591" style:parent-style-name="Policepardéfaut" style:family="text">
      <style:text-properties style:font-name-complex="Times New Roman"/>
    </style:style>
    <style:style style:name="T1592" style:parent-style-name="Policepardéfaut" style:family="text">
      <style:text-properties style:font-name-complex="Times New Roman"/>
    </style:style>
    <style:style style:name="T1593" style:parent-style-name="Policepardéfaut" style:family="text">
      <style:text-properties style:font-name-complex="Times New Roman"/>
    </style:style>
    <style:style style:name="T1594" style:parent-style-name="Policepardéfaut" style:family="text">
      <style:text-properties style:font-name-complex="Times New Roman"/>
    </style:style>
    <style:style style:name="T1595" style:parent-style-name="Policepardéfaut" style:family="text">
      <style:text-properties style:font-name-complex="Times New Roman"/>
    </style:style>
    <style:style style:name="T1596" style:parent-style-name="Policepardéfaut" style:family="text">
      <style:text-properties style:font-name-complex="Times New Roman"/>
    </style:style>
    <style:style style:name="T1597" style:parent-style-name="Policepardéfaut" style:family="text">
      <style:text-properties style:font-name-complex="Times New Roman"/>
    </style:style>
    <style:style style:name="T1598" style:parent-style-name="Policepardéfaut" style:family="text">
      <style:text-properties style:font-name-complex="Times New Roman"/>
    </style:style>
    <style:style style:name="T1599" style:parent-style-name="Policepardéfaut" style:family="text">
      <style:text-properties style:font-name-complex="Times New Roman"/>
    </style:style>
    <style:style style:name="T1600" style:parent-style-name="Policepardéfaut" style:family="text">
      <style:text-properties style:font-name-complex="Times New Roman"/>
    </style:style>
    <style:style style:name="T1601" style:parent-style-name="Policepardéfaut" style:family="text">
      <style:text-properties style:font-name-complex="Times New Roman"/>
    </style:style>
    <style:style style:name="T1602" style:parent-style-name="Policepardéfaut" style:family="text">
      <style:text-properties style:font-name-complex="Times New Roman"/>
    </style:style>
    <style:style style:name="T1603" style:parent-style-name="Policepardéfaut" style:family="text">
      <style:text-properties style:font-name-complex="Times New Roman"/>
    </style:style>
    <style:style style:name="T1604" style:parent-style-name="Policepardéfaut" style:family="text">
      <style:text-properties style:font-name-complex="Times New Roman"/>
    </style:style>
    <style:style style:name="T1605" style:parent-style-name="Policepardéfaut" style:family="text">
      <style:text-properties style:font-name-complex="Times New Roman"/>
    </style:style>
    <style:style style:name="T1606" style:parent-style-name="Policepardéfaut" style:family="text">
      <style:text-properties style:font-name-complex="Times New Roman"/>
    </style:style>
    <style:style style:name="T1607" style:parent-style-name="pb" style:family="text">
      <style:text-properties style:text-position="0% 100%"/>
    </style:style>
    <style:style style:name="T1608" style:parent-style-name="Policepardéfaut" style:family="text">
      <style:text-properties fo:font-style="italic" style:font-style-asian="italic"/>
    </style:style>
    <style:style style:name="T1609" style:parent-style-name="Policepardéfaut" style:family="text">
      <style:text-properties fo:font-style="italic" style:font-style-asian="italic"/>
    </style:style>
    <style:style style:name="T1610" style:parent-style-name="Policepardéfaut" style:family="text">
      <style:text-properties fo:font-style="italic" style:font-style-asian="italic"/>
    </style:style>
    <style:style style:name="T1611" style:parent-style-name="Policepardéfaut" style:family="text">
      <style:text-properties fo:font-style="italic" style:font-style-asian="italic"/>
    </style:style>
    <style:style style:name="T1612" style:parent-style-name="Policepardéfaut" style:family="text">
      <style:text-properties fo:font-style="italic" style:font-style-asian="italic"/>
    </style:style>
    <style:style style:name="T1613" style:parent-style-name="Policepardéfaut" style:family="text">
      <style:text-properties fo:font-style="italic" style:font-style-asian="italic"/>
    </style:style>
    <style:style style:name="T1614" style:parent-style-name="pb" style:family="text">
      <style:text-properties style:text-position="0% 100%"/>
    </style:style>
    <style:style style:name="T1615" style:parent-style-name="Policepardéfaut" style:family="text">
      <style:text-properties style:font-name-complex="Times New Roman" fo:font-size="10pt" style:font-size-asian="10pt" style:font-size-complex="10pt"/>
    </style:style>
    <style:style style:name="T1616" style:parent-style-name="quote.c" style:family="text">
      <style:text-properties fo:font-style="italic" style:font-style-asian="italic"/>
    </style:style>
    <style:style style:name="T1617" style:parent-style-name="quote.c" style:family="text">
      <style:text-properties fo:font-style="italic" style:font-style-asian="italic"/>
    </style:style>
    <style:style style:name="T1618" style:parent-style-name="quote.c" style:family="text">
      <style:text-properties fo:font-style="italic" style:font-style-asian="italic"/>
    </style:style>
    <style:style style:name="T1619" style:parent-style-name="quote.c" style:family="text">
      <style:text-properties fo:font-style="italic" style:font-style-asian="italic"/>
    </style:style>
    <style:style style:name="T1620" style:parent-style-name="Policepardéfaut" style:family="text">
      <style:text-properties fo:font-style="italic" style:font-style-asian="italic"/>
    </style:style>
    <style:style style:name="T1621" style:parent-style-name="pb" style:family="text">
      <style:text-properties style:text-position="0% 100%"/>
    </style:style>
    <style:style style:name="T1622" style:parent-style-name="Policepardéfaut" style:family="text">
      <style:text-properties fo:font-style="italic" style:font-style-asian="italic"/>
    </style:style>
    <style:style style:name="T1623" style:parent-style-name="Policepardéfaut" style:family="text">
      <style:text-properties fo:font-style="italic" style:font-style-asian="italic"/>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b" style:family="text">
      <style:text-properties style:text-position="0% 100%"/>
    </style:style>
    <style:style style:name="T1628" style:parent-style-name="Policepardéfaut" style:family="text">
      <style:text-properties fo:font-style="italic" style:font-style-asian="italic"/>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Policepardéfaut" style:family="text">
      <style:text-properties fo:font-style="italic" style:font-style-asian="italic"/>
    </style:style>
    <style:style style:name="T1632" style:parent-style-name="Policepardéfaut" style:family="text">
      <style:text-properties fo:font-style="italic" style:font-style-asian="italic"/>
    </style:style>
    <style:style style:name="T1633" style:parent-style-name="Policepardéfaut" style:family="text">
      <style:text-properties fo:font-style="italic" style:font-style-asian="italic"/>
    </style:style>
    <style:style style:name="T1634" style:parent-style-name="Policepardéfaut" style:family="text">
      <style:text-properties fo:font-style="italic" style:font-style-asian="italic"/>
    </style:style>
    <style:style style:name="T1635" style:parent-style-name="Policepardéfaut" style:family="text">
      <style:text-properties fo:font-style="italic" style:font-style-asian="italic"/>
    </style:style>
    <style:style style:name="T1636" style:parent-style-name="Policepardéfaut" style:family="text">
      <style:text-properties fo:font-style="italic" style:font-style-asian="italic"/>
    </style:style>
    <style:style style:name="T1637" style:parent-style-name="Policepardéfaut" style:family="text">
      <style:text-properties fo:font-style="italic" style:font-style-asian="italic"/>
    </style:style>
    <style:style style:name="T1638" style:parent-style-name="Policepardéfaut" style:family="text">
      <style:text-properties fo:font-style="italic" style:font-style-asian="italic"/>
    </style:style>
    <style:style style:name="T1639" style:parent-style-name="Policepardéfaut" style:family="text">
      <style:text-properties fo:font-style="italic" style:font-style-asian="italic"/>
    </style:style>
    <style:style style:name="T1640" style:parent-style-name="Policepardéfaut" style:family="text">
      <style:text-properties fo:font-style="italic" style:font-style-asian="italic"/>
    </style:style>
    <style:style style:name="T1641" style:parent-style-name="Policepardéfaut" style:family="text">
      <style:text-properties fo:font-style="italic" style:font-style-asian="italic"/>
    </style:style>
    <style:style style:name="T1642" style:parent-style-name="Policepardéfaut" style:family="text">
      <style:text-properties fo:font-style="italic" style:font-style-asian="italic"/>
    </style:style>
    <style:style style:name="T1643" style:parent-style-name="Policepardéfaut" style:family="text">
      <style:text-properties fo:font-style="italic" style:font-style-asian="italic"/>
    </style:style>
    <style:style style:name="T1644" style:parent-style-name="Policepardéfaut" style:family="text">
      <style:text-properties fo:font-style="italic" style:font-style-asian="italic"/>
    </style:style>
    <style:style style:name="T1645" style:parent-style-name="Policepardéfaut" style:family="text">
      <style:text-properties fo:font-style="italic" style:font-style-asian="italic"/>
    </style:style>
    <style:style style:name="T1646" style:parent-style-name="Policepardéfaut" style:family="text">
      <style:text-properties fo:font-style="italic" style:font-style-asian="italic"/>
    </style:style>
    <style:style style:name="T1647" style:parent-style-name="Policepardéfaut" style:family="text">
      <style:text-properties fo:font-style="italic" style:font-style-asian="italic"/>
    </style:style>
    <style:style style:name="T1648" style:parent-style-name="Policepardéfaut" style:family="text">
      <style:text-properties fo:font-style="italic" style:font-style-asian="italic"/>
    </style:style>
    <style:style style:name="T1649" style:parent-style-name="Policepardéfaut"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Policepardéfaut" style:family="text">
      <style:text-properties fo:font-style="italic" style:font-style-asian="italic"/>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Policepardéfaut" style:family="text">
      <style:text-properties fo:font-style="italic" style:font-style-asian="italic"/>
    </style:style>
    <style:style style:name="T1655" style:parent-style-name="Policepardéfaut" style:family="text">
      <style:text-properties fo:font-style="italic" style:font-style-asian="italic"/>
    </style:style>
    <style:style style:name="T1656" style:parent-style-name="Policepardéfaut" style:family="text">
      <style:text-properties fo:font-style="italic" style:font-style-asian="italic"/>
    </style:style>
    <style:style style:name="T1657" style:parent-style-name="pb" style:family="text">
      <style:text-properties style:text-position="0% 100%"/>
    </style:style>
    <style:style style:name="T1658" style:parent-style-name="Policepardéfaut" style:family="text">
      <style:text-properties fo:font-style="italic" style:font-style-asian="italic"/>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olicepardéfaut" style:family="text">
      <style:text-properties fo:font-style="italic" style:font-style-asian="italic"/>
    </style:style>
    <style:style style:name="T1662" style:parent-style-name="Policepardéfaut" style:family="text">
      <style:text-properties fo:font-style="italic" style:font-style-asian="italic"/>
    </style:style>
    <style:style style:name="T1663" style:parent-style-name="Policepardéfaut" style:family="text">
      <style:text-properties fo:font-style="italic" style:font-style-asian="italic"/>
    </style:style>
    <style:style style:name="T1664" style:parent-style-name="Policepardéfaut" style:family="text">
      <style:text-properties fo:font-style="italic" style:font-style-asian="italic"/>
    </style:style>
    <style:style style:name="T1665" style:parent-style-name="Policepardéfaut" style:family="text">
      <style:text-properties fo:font-style="italic" style:font-style-asian="italic"/>
    </style:style>
    <style:style style:name="T1666" style:parent-style-name="Policepardéfaut" style:family="text">
      <style:text-properties fo:font-style="italic" style:font-style-asian="italic"/>
    </style:style>
    <style:style style:name="T1667" style:parent-style-name="Policepardéfaut" style:family="text">
      <style:text-properties fo:font-style="italic" style:font-style-asian="italic"/>
    </style:style>
    <style:style style:name="T1668" style:parent-style-name="Policepardéfaut" style:family="text">
      <style:text-properties fo:font-style="italic" style:font-style-asian="italic"/>
    </style:style>
    <style:style style:name="T1669" style:parent-style-name="Policepardéfaut" style:family="text">
      <style:text-properties fo:font-style="italic" style:font-style-asian="italic"/>
    </style:style>
    <style:style style:name="T1670" style:parent-style-name="Policepardéfaut" style:family="text">
      <style:text-properties fo:font-style="italic" style:font-style-asian="italic"/>
    </style:style>
    <style:style style:name="T1671" style:parent-style-name="pb" style:family="text">
      <style:text-properties style:text-position="0% 100%"/>
    </style:style>
    <style:style style:name="T1672" style:parent-style-name="Policepardéfaut" style:family="text">
      <style:text-properties fo:font-style="italic" style:font-style-asian="italic"/>
    </style:style>
    <style:style style:name="T1673" style:parent-style-name="Policepardéfaut" style:family="text">
      <style:text-properties fo:font-style="italic" style:font-style-asian="italic"/>
    </style:style>
    <style:style style:name="T1674" style:parent-style-name="Policepardéfaut" style:family="text">
      <style:text-properties fo:font-style="italic" style:font-style-asian="italic"/>
    </style:style>
    <style:style style:name="T1675" style:parent-style-name="Policepardéfaut" style:family="text">
      <style:text-properties fo:font-style="italic" style:font-style-asian="italic"/>
    </style:style>
    <style:style style:name="T1676" style:parent-style-name="Policepardéfaut" style:family="text">
      <style:text-properties fo:font-style="italic" style:font-style-asian="italic"/>
    </style:style>
    <style:style style:name="T1677" style:parent-style-name="Policepardéfaut" style:family="text">
      <style:text-properties fo:font-style="italic" style:font-style-asian="italic"/>
    </style:style>
    <style:style style:name="T1678" style:parent-style-name="Policepardéfaut" style:family="text">
      <style:text-properties fo:font-style="italic" style:font-style-asian="italic"/>
    </style:style>
    <style:style style:name="T1679" style:parent-style-name="Policepardéfaut" style:family="text">
      <style:text-properties fo:font-style="italic" style:font-style-asian="italic"/>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Policepardéfaut" style:family="text">
      <style:text-properties fo:font-style="italic" style:font-style-asian="italic"/>
    </style:style>
    <style:style style:name="T1686" style:parent-style-name="pb" style:family="text">
      <style:text-properties style:text-position="0% 100%"/>
    </style:style>
    <style:style style:name="T1687" style:parent-style-name="pb" style:family="text">
      <style:text-properties style:text-position="0% 100%"/>
    </style:style>
    <style:style style:name="T1688" style:parent-style-name="Policepardéfaut" style:family="text">
      <style:text-properties fo:font-style="italic" style:font-style-asian="italic"/>
    </style:style>
    <style:style style:name="T1689" style:parent-style-name="pb" style:family="text">
      <style:text-properties style:text-position="0% 100%"/>
    </style:style>
    <style:style style:name="T1690" style:parent-style-name="Policepardéfaut" style:family="text">
      <style:text-properties fo:font-style="italic" style:font-style-asian="italic"/>
    </style:style>
    <style:style style:name="T1691" style:parent-style-name="pb" style:family="text">
      <style:text-properties style:text-position="0% 100%"/>
    </style:style>
    <style:style style:name="T1692" style:parent-style-name="Policepardéfaut" style:family="text">
      <style:text-properties fo:font-style="italic" style:font-style-asian="italic"/>
    </style:style>
    <style:style style:name="T1693" style:parent-style-name="Policepardéfaut" style:family="text">
      <style:text-properties fo:font-style="italic" style:font-style-asian="italic"/>
    </style:style>
    <style:style style:name="T1694" style:parent-style-name="Policepardéfaut" style:family="text">
      <style:text-properties fo:font-style="italic" style:font-style-asian="italic"/>
    </style:style>
    <style:style style:name="T1695" style:parent-style-name="Policepardéfaut" style:family="text">
      <style:text-properties fo:font-style="italic" style:font-style-asian="italic"/>
    </style:style>
    <style:style style:name="T1696" style:parent-style-name="Policepardéfaut" style:family="text">
      <style:text-properties fo:font-style="italic" style:font-style-asian="italic"/>
    </style:style>
    <style:style style:name="T1697" style:parent-style-name="Policepardéfaut" style:family="text">
      <style:text-properties fo:font-style="italic" style:font-style-asian="italic"/>
    </style:style>
    <style:style style:name="T1698" style:parent-style-name="Policepardéfaut" style:family="text">
      <style:text-properties fo:font-style="italic" style:font-style-asian="italic"/>
    </style:style>
    <style:style style:name="T1699" style:parent-style-name="Policepardéfaut" style:family="text">
      <style:text-properties fo:font-style="italic" style:font-style-asian="italic"/>
    </style:style>
    <style:style style:name="T1700" style:parent-style-name="pb" style:family="text">
      <style:text-properties style:text-position="0% 100%"/>
    </style:style>
    <style:style style:name="T1701" style:parent-style-name="Policepardéfaut" style:family="text">
      <style:text-properties fo:font-style="italic" style:font-style-asian="italic"/>
    </style:style>
    <style:style style:name="T1702" style:parent-style-name="Policepardéfaut" style:family="text">
      <style:text-properties fo:font-style="italic" style:font-style-asian="italic"/>
    </style:style>
    <style:style style:name="T1703" style:parent-style-name="Policepardéfaut" style:family="text">
      <style:text-properties fo:font-style="italic" style:font-style-asian="italic"/>
    </style:style>
    <style:style style:name="T1704" style:parent-style-name="Policepardéfaut" style:family="text">
      <style:text-properties fo:font-style="italic" style:font-style-asian="italic"/>
    </style:style>
    <style:style style:name="T1705" style:parent-style-name="Policepardéfaut" style:family="text">
      <style:text-properties fo:font-style="italic" style:font-style-asian="italic"/>
    </style:style>
    <style:style style:name="T1706" style:parent-style-name="Policepardéfaut" style:family="text">
      <style:text-properties fo:font-style="italic" style:font-style-asian="italic"/>
    </style:style>
    <style:style style:name="T1707" style:parent-style-name="Policepardéfaut" style:family="text">
      <style:text-properties fo:font-style="italic" style:font-style-asian="italic"/>
    </style:style>
    <style:style style:name="T1708" style:parent-style-name="Policepardéfaut" style:family="text">
      <style:text-properties fo:font-style="italic" style:font-style-asian="italic"/>
    </style:style>
    <style:style style:name="T1709" style:parent-style-name="Policepardéfaut" style:family="text">
      <style:text-properties fo:font-style="italic" style:font-style-asian="italic"/>
    </style:style>
    <style:style style:name="T1710" style:parent-style-name="Policepardéfaut" style:family="text">
      <style:text-properties fo:font-style="italic" style:font-style-asian="italic"/>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P1716" style:parent-style-name="Corpsdetexte" style:family="paragraph">
      <style:paragraph-properties fo:text-indent="0.1666i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Policepardéfaut" style:family="text">
      <style:text-properties style:font-name-complex="Times New Roman"/>
    </style:style>
    <style:style style:name="T1720" style:parent-style-name="Policepardéfaut" style:family="text">
      <style:text-properties style:font-name-complex="Times New Roman"/>
    </style:style>
    <style:style style:name="T1721" style:parent-style-name="Policepardéfaut" style:family="text">
      <style:text-properties style:font-name-complex="Times New Roman"/>
    </style:style>
    <style:style style:name="T1722" style:parent-style-name="Policepardéfaut" style:family="text">
      <style:text-properties style:font-name-complex="Times New Roman"/>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style>
    <style:style style:name="T1735" style:parent-style-name="Policepardéfaut" style:family="text">
      <style:text-properties style:font-name-complex="Times New Roman"/>
    </style:style>
    <style:style style:name="T1736" style:parent-style-name="Policepardéfaut" style:family="text">
      <style:text-properties style:font-name-complex="Times New Roman"/>
    </style:style>
    <style:style style:name="T1737" style:parent-style-name="Policepardéfaut" style:family="text">
      <style:text-properties style:font-name-complex="Times New Roman"/>
    </style:style>
    <style:style style:name="T1738" style:parent-style-name="Policepardéfaut" style:family="text">
      <style:text-properties style:font-name-complex="Times New Roman"/>
    </style:style>
    <style:style style:name="T1739" style:parent-style-name="Policepardéfaut" style:family="text">
      <style:text-properties style:font-name-complex="Times New Roman"/>
    </style:style>
    <style:style style:name="T1740" style:parent-style-name="Policepardéfaut" style:family="text">
      <style:text-properties style:font-name-complex="Times New Roman"/>
    </style:style>
    <style:style style:name="T1741" style:parent-style-name="Policepardéfaut" style:family="text">
      <style:text-properties style:font-name-complex="Times New Roman"/>
    </style:style>
    <style:style style:name="T1742" style:parent-style-name="Policepardéfaut" style:family="text">
      <style:text-properties style:font-name-complex="Times New Roman"/>
    </style:style>
    <style:style style:name="T1743" style:parent-style-name="Policepardéfaut" style:family="text">
      <style:text-properties style:font-name-complex="Times New Roman"/>
    </style:style>
    <style:style style:name="T1744" style:parent-style-name="Policepardéfaut" style:family="text">
      <style:text-properties style:font-name-complex="Times New Roman"/>
    </style:style>
    <style:style style:name="T1745" style:parent-style-name="Policepardéfaut" style:family="text">
      <style:text-properties style:font-name-complex="Times New Roman"/>
    </style:style>
    <style:style style:name="T1746" style:parent-style-name="Policepardéfaut" style:family="text">
      <style:text-properties style:font-name-complex="Times New Roman"/>
    </style:style>
    <style:style style:name="T1747" style:parent-style-name="Policepardéfaut" style:family="text">
      <style:text-properties style:font-name-complex="Times New Roman"/>
    </style:style>
    <style:style style:name="T1748" style:parent-style-name="Policepardéfaut" style:family="text">
      <style:text-properties style:font-name-complex="Times New Roman"/>
    </style:style>
    <style:style style:name="T1749" style:parent-style-name="Policepardéfaut" style:family="text">
      <style:text-properties style:font-name-complex="Times New Roman"/>
    </style:style>
    <style:style style:name="T1750" style:parent-style-name="Policepardéfaut" style:family="text">
      <style:text-properties style:font-name-complex="Times New Roman"/>
    </style:style>
    <style:style style:name="T1751" style:parent-style-name="Policepardéfaut" style:family="text">
      <style:text-properties style:font-name-complex="Times New Roman"/>
    </style:style>
    <style:style style:name="T1752" style:parent-style-name="Policepardéfaut" style:family="text">
      <style:text-properties style:font-name-complex="Times New Roman"/>
    </style:style>
    <style:style style:name="T1753" style:parent-style-name="Policepardéfaut" style:family="text">
      <style:text-properties style:font-name-complex="Times New Roman"/>
    </style:style>
    <style:style style:name="T1754" style:parent-style-name="Policepardéfaut" style:family="text">
      <style:text-properties style:font-name-complex="Times New Roman"/>
    </style:style>
    <style:style style:name="T1755" style:parent-style-name="Policepardéfaut" style:family="text">
      <style:text-properties style:font-name-complex="Times New Roman"/>
    </style:style>
    <style:style style:name="T1756" style:parent-style-name="Policepardéfaut" style:family="text">
      <style:text-properties style:font-name-complex="Times New Roman"/>
    </style:style>
    <style:style style:name="T1757" style:parent-style-name="Policepardéfaut" style:family="text">
      <style:text-properties style:font-name-complex="Times New Roman"/>
    </style:style>
    <style:style style:name="T1758" style:parent-style-name="Policepardéfaut" style:family="text">
      <style:text-properties style:font-name-complex="Times New Roman"/>
    </style:style>
    <style:style style:name="T1759" style:parent-style-name="Policepardéfaut" style:family="text">
      <style:text-properties style:font-name-complex="Times New Roman"/>
    </style:style>
    <style:style style:name="T1760" style:parent-style-name="Policepardéfaut" style:family="text">
      <style:text-properties style:font-name-complex="Times New Roman"/>
    </style:style>
    <style:style style:name="T1761" style:parent-style-name="Policepardéfaut" style:family="text">
      <style:text-properties style:font-name-complex="Times New Roman"/>
    </style:style>
    <style:style style:name="T1762" style:parent-style-name="Policepardéfaut" style:family="text">
      <style:text-properties style:font-name-complex="Times New Roman"/>
    </style:style>
    <style:style style:name="T1763" style:parent-style-name="Policepardéfaut" style:family="text">
      <style:text-properties style:font-name-complex="Times New Roman"/>
    </style:style>
    <style:style style:name="T1764" style:parent-style-name="Policepardéfaut" style:family="text">
      <style:text-properties style:font-name-complex="Times New Roman"/>
    </style:style>
    <style:style style:name="T1765" style:parent-style-name="Policepardéfaut" style:family="text">
      <style:text-properties style:font-name-complex="Times New Roman"/>
    </style:style>
    <style:style style:name="T1766" style:parent-style-name="Policepardéfaut" style:family="text">
      <style:text-properties style:font-name-complex="Times New Roman"/>
    </style:style>
    <style:style style:name="T1767" style:parent-style-name="Policepardéfaut" style:family="text">
      <style:text-properties style:font-name-complex="Times New Roman"/>
    </style:style>
    <style:style style:name="T1768" style:parent-style-name="Policepardéfaut" style:family="text">
      <style:text-properties style:font-name-complex="Times New Roman"/>
    </style:style>
    <style:style style:name="T1769" style:parent-style-name="Policepardéfaut" style:family="text">
      <style:text-properties style:font-name-complex="Times New Roman"/>
    </style:style>
    <style:style style:name="T1770" style:parent-style-name="Policepardéfaut" style:family="text">
      <style:text-properties style:font-name-complex="Times New Roman"/>
    </style:style>
    <style:style style:name="T1771" style:parent-style-name="Policepardéfaut" style:family="text">
      <style:text-properties style:font-name-complex="Times New Roman"/>
    </style:style>
    <style:style style:name="T1772" style:parent-style-name="Policepardéfaut" style:family="text">
      <style:text-properties style:font-name-complex="Times New Roman"/>
    </style:style>
    <style:style style:name="T1773" style:parent-style-name="Policepardéfaut" style:family="text">
      <style:text-properties style:font-name-complex="Times New Roman"/>
    </style:style>
    <style:style style:name="T1774" style:parent-style-name="Policepardéfaut" style:family="text">
      <style:text-properties style:font-name-complex="Times New Roman"/>
    </style:style>
    <style:style style:name="T1775" style:parent-style-name="Policepardéfaut" style:family="text">
      <style:text-properties style:font-name-complex="Times New Roman"/>
    </style:style>
    <style:style style:name="T1776" style:parent-style-name="Policepardéfaut" style:family="text">
      <style:text-properties style:font-name-complex="Times New Roman"/>
    </style:style>
    <style:style style:name="T1777" style:parent-style-name="Policepardéfaut" style:family="text">
      <style:text-properties style:font-name-complex="Times New Roman"/>
    </style:style>
    <style:style style:name="T1778" style:parent-style-name="Policepardéfaut" style:family="text">
      <style:text-properties style:font-name-complex="Times New Roman"/>
    </style:style>
    <style:style style:name="T1779" style:parent-style-name="Policepardéfaut" style:family="text">
      <style:text-properties style:font-name-complex="Times New Roman"/>
    </style:style>
    <style:style style:name="T1780" style:parent-style-name="Policepardéfaut" style:family="text">
      <style:text-properties style:font-name-complex="Times New Roman"/>
    </style:style>
    <style:style style:name="T1781" style:parent-style-name="Policepardéfaut" style:family="text">
      <style:text-properties style:font-name-complex="Times New Roman"/>
    </style:style>
    <style:style style:name="T1782" style:parent-style-name="Policepardéfaut" style:family="text">
      <style:text-properties style:font-name-complex="Times New Roman"/>
    </style:style>
    <style:style style:name="T1783" style:parent-style-name="Policepardéfaut" style:family="text">
      <style:text-properties style:font-name-complex="Times New Roman"/>
    </style:style>
    <style:style style:name="T1784" style:parent-style-name="Policepardéfaut" style:family="text">
      <style:text-properties style:font-name-complex="Times New Roman"/>
    </style:style>
    <style:style style:name="T1785" style:parent-style-name="Policepardéfaut" style:family="text">
      <style:text-properties style:font-name-complex="Times New Roman"/>
    </style:style>
    <style:style style:name="T1786" style:parent-style-name="Policepardéfaut" style:family="text">
      <style:text-properties style:font-name-complex="Times New Roman"/>
    </style:style>
    <style:style style:name="T1787" style:parent-style-name="Policepardéfaut" style:family="text">
      <style:text-properties style:font-name-complex="Times New Roman"/>
    </style:style>
    <style:style style:name="T1788" style:parent-style-name="Policepardéfaut" style:family="text">
      <style:text-properties style:font-name-complex="Times New Roman"/>
    </style:style>
    <style:style style:name="T1789" style:parent-style-name="Policepardéfaut" style:family="text">
      <style:text-properties style:font-name-complex="Times New Roman"/>
    </style:style>
    <style:style style:name="T1790" style:parent-style-name="Policepardéfaut" style:family="text">
      <style:text-properties style:font-name-complex="Times New Roman"/>
    </style:style>
    <style:style style:name="T1791" style:parent-style-name="Policepardéfaut" style:family="text">
      <style:text-properties style:font-name-complex="Times New Roman"/>
    </style:style>
    <style:style style:name="T1792" style:parent-style-name="Policepardéfaut" style:family="text">
      <style:text-properties style:font-name-complex="Times New Roman"/>
    </style:style>
    <style:style style:name="T1793" style:parent-style-name="Policepardéfaut" style:family="text">
      <style:text-properties style:font-name-complex="Times New Roman"/>
    </style:style>
    <style:style style:name="T1794" style:parent-style-name="Policepardéfaut" style:family="text">
      <style:text-properties style:font-name-complex="Times New Roman" fo:font-style="italic" style:font-style-asian="italic"/>
    </style:style>
    <style:style style:name="T1795" style:parent-style-name="Policepardéfaut" style:family="text">
      <style:text-properties style:font-name-complex="Times New Roman" fo:font-style="italic" style:font-style-asian="italic"/>
    </style:style>
    <style:style style:name="T1796" style:parent-style-name="Policepardéfaut" style:family="text">
      <style:text-properties style:font-name-complex="Times New Roman" fo:font-style="italic" style:font-style-asian="italic"/>
    </style:style>
    <style:style style:name="T1797" style:parent-style-name="Policepardéfaut" style:family="text">
      <style:text-properties style:font-name-complex="Times New Roman" fo:font-style="italic" style:font-style-asian="italic"/>
    </style:style>
    <style:style style:name="T1798" style:parent-style-name="Policepardéfaut" style:family="text">
      <style:text-properties style:font-name-complex="Times New Roman" fo:font-style="italic" style:font-style-asian="italic"/>
    </style:style>
    <style:style style:name="T1799" style:parent-style-name="Policepardéfaut" style:family="text">
      <style:text-properties style:font-name-complex="Times New Roman" fo:font-style="italic" style:font-style-asian="italic"/>
    </style:style>
    <style:style style:name="T1800" style:parent-style-name="Policepardéfaut" style:family="text">
      <style:text-properties style:font-name-complex="Times New Roman" fo:font-style="italic" style:font-style-asian="italic"/>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style:style>
    <style:style style:name="T1803" style:parent-style-name="Policepardéfaut" style:family="text">
      <style:text-properties style:font-name-complex="Times New Roman"/>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font-name-complex="Times New Roman"/>
    </style:style>
    <style:style style:name="T1809" style:parent-style-name="Policepardéfaut" style:family="text">
      <style:text-properties style:font-name-complex="Times New Roman"/>
    </style:style>
    <style:style style:name="T1810" style:parent-style-name="Policepardéfaut" style:family="text">
      <style:text-properties style:font-name-complex="Times New Roman"/>
    </style:style>
    <style:style style:name="T1811" style:parent-style-name="Policepardéfaut" style:family="text">
      <style:text-properties style:font-name-complex="Times New Roman"/>
    </style:style>
    <style:style style:name="T1812" style:parent-style-name="Policepardéfaut" style:family="text">
      <style:text-properties style:font-name-complex="Times New Roman"/>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b" style:family="text">
      <style:text-properties style:text-position="0% 100%"/>
    </style:style>
    <style:style style:name="T1825" style:parent-style-name="Policepardéfaut" style:family="text">
      <style:text-properties style:font-name-complex="Times New Roman"/>
    </style:style>
    <style:style style:name="T1826" style:parent-style-name="Policepardéfaut"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style:style>
    <style:style style:name="T1840" style:parent-style-name="Policepardéfaut" style:family="text">
      <style:text-properties style:font-name-complex="Times New Roman"/>
    </style:style>
    <style:style style:name="T1841" style:parent-style-name="Policepardéfaut" style:family="text">
      <style:text-properties style:font-name-complex="Times New Roman"/>
    </style:style>
    <style:style style:name="T1842" style:parent-style-name="Policepardéfaut" style:family="text">
      <style:text-properties style:font-name-complex="Times New Roman"/>
    </style:style>
    <style:style style:name="T1843" style:parent-style-name="Policepardéfaut" style:family="text">
      <style:text-properties style:font-name-complex="Times New Roman"/>
    </style:style>
    <style:style style:name="T1844" style:parent-style-name="Policepardéfaut" style:family="text">
      <style:text-properties style:font-name-complex="Times New Roman"/>
    </style:style>
    <style:style style:name="T1845" style:parent-style-name="Policepardéfaut" style:family="text">
      <style:text-properties style:font-name-complex="Times New Roman"/>
    </style:style>
    <style:style style:name="T1846" style:parent-style-name="Policepardéfaut" style:family="text">
      <style:text-properties style:font-name-complex="Times New Roman"/>
    </style:style>
    <style:style style:name="T1847" style:parent-style-name="Policepardéfaut" style:family="text">
      <style:text-properties style:font-name-complex="Times New Roman"/>
    </style:style>
    <style:style style:name="T1848" style:parent-style-name="Policepardéfaut" style:family="text">
      <style:text-properties style:font-name-complex="Times New Roman"/>
    </style:style>
    <style:style style:name="T1849" style:parent-style-name="Policepardéfaut" style:family="text">
      <style:text-properties style:font-name-complex="Times New Roman"/>
    </style:style>
    <style:style style:name="T1850" style:parent-style-name="Policepardéfaut" style:family="text">
      <style:text-properties style:font-name-complex="Times New Roman"/>
    </style:style>
    <style:style style:name="T1851" style:parent-style-name="Policepardéfaut" style:family="text">
      <style:text-properties style:font-name-complex="Times New Roman"/>
    </style:style>
    <style:style style:name="T1852" style:parent-style-name="Policepardéfaut" style:family="text">
      <style:text-properties style:font-name-complex="Times New Roman" fo:font-style="italic" style:font-style-asian="italic"/>
    </style:style>
    <style:style style:name="T1853" style:parent-style-name="Policepardéfaut" style:family="text">
      <style:text-properties style:font-name-complex="Times New Roman"/>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style:style>
    <style:style style:name="T1857" style:parent-style-name="quote.c" style:family="text">
      <style:text-properties fo:font-style="italic" style:font-style-asian="italic"/>
    </style:style>
    <style:style style:name="T1858" style:parent-style-name="Policepardéfaut" style:family="text">
      <style:text-properties style:font-name-complex="Times New Roman"/>
    </style:style>
    <style:style style:name="P1859" style:parent-style-name="Corpsdetexte" style:family="paragraph">
      <style:paragraph-properties fo:text-indent="0.1666in"/>
      <style:text-properties style:font-name-complex="Times New Roman"/>
    </style:style>
    <style:style style:name="T1860" style:parent-style-name="Policepardéfaut" style:family="text">
      <style:text-properties fo:font-style="italic" style:font-style-asian="italic"/>
    </style:style>
    <style:style style:name="T1861" style:parent-style-name="Policepardéfaut" style:family="text">
      <style:text-properties fo:font-style="italic" style:font-style-asian="italic"/>
    </style:style>
    <style:style style:name="T1862" style:parent-style-name="pb" style:family="text">
      <style:text-properties style:text-position="0% 100%"/>
    </style:style>
    <style:style style:name="T1863" style:parent-style-name="pb" style:family="text">
      <style:text-properties style:text-position="0% 100%"/>
    </style:style>
    <style:style style:name="T1864" style:parent-style-name="pb" style:family="text">
      <style:text-properties style:text-position="0% 100%"/>
    </style:style>
    <style:style style:name="T1865" style:parent-style-name="pb" style:family="text">
      <style:text-properties style:text-position="0% 100%"/>
    </style:style>
    <style:style style:name="T1866" style:parent-style-name="Policepardéfaut" style:family="text">
      <style:text-properties fo:font-style="italic" style:font-style-asian="italic"/>
    </style:style>
    <style:style style:name="T1867" style:parent-style-name="pb" style:family="text">
      <style:text-properties style:text-position="0% 100%"/>
    </style:style>
    <style:style style:name="T1868" style:parent-style-name="pb" style:family="text">
      <style:text-properties style:text-position="0% 100%"/>
    </style:style>
    <style:style style:name="T1869" style:parent-style-name="pb" style:family="text">
      <style:text-properties style:text-position="0% 100%"/>
    </style:style>
    <style:style style:name="T1870" style:parent-style-name="pb" style:family="text">
      <style:text-properties style:text-position="0% 100%"/>
    </style:style>
    <style:style style:name="T1871" style:parent-style-name="pb" style:family="text">
      <style:text-properties style:text-position="0% 100%"/>
    </style:style>
    <style:style style:name="T1872" style:parent-style-name="pb" style:family="text">
      <style:text-properties style:text-position="0% 100%"/>
    </style:style>
    <style:style style:name="T1873" style:parent-style-name="pb" style:family="text">
      <style:text-properties style:text-position="0% 100%"/>
    </style:style>
    <style:style style:name="T1874" style:parent-style-name="pb" style:family="text">
      <style:text-properties style:text-position="0% 100%"/>
    </style:style>
    <style:style style:name="T1875" style:parent-style-name="pb" style:family="text">
      <style:text-properties style:text-position="0% 100%"/>
    </style:style>
    <style:style style:name="T1876" style:parent-style-name="pb" style:family="text">
      <style:text-properties style:text-position="0% 100%"/>
    </style:style>
    <style:style style:name="P1877" style:parent-style-name="Corpsdetexte" style:family="paragraph">
      <style:paragraph-properties fo:text-indent="0.1666i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style:style>
    <style:style style:name="T1883" style:parent-style-name="Policepardéfaut" style:family="text">
      <style:text-properties style:font-name-complex="Times New Roman"/>
    </style:style>
    <style:style style:name="T1884" style:parent-style-name="Policepardéfaut" style:family="text">
      <style:text-properties style:font-name-complex="Times New Roman"/>
    </style:style>
    <style:style style:name="T1885" style:parent-style-name="Policepardéfaut" style:family="text">
      <style:text-properties style:font-name-complex="Times New Roman"/>
    </style:style>
    <style:style style:name="T1886" style:parent-style-name="Policepardéfaut" style:family="text">
      <style:text-properties style:font-name-complex="Times New Roman"/>
    </style:style>
    <style:style style:name="T1887" style:parent-style-name="Policepardéfaut" style:family="text">
      <style:text-properties style:font-name-complex="Times New Roman"/>
    </style:style>
    <style:style style:name="T1888" style:parent-style-name="Policepardéfaut" style:family="text">
      <style:text-properties style:font-name-complex="Times New Roman"/>
    </style:style>
    <style:style style:name="T1889" style:parent-style-name="Policepardéfaut" style:family="text">
      <style:text-properties style:font-name-complex="Times New Roman"/>
    </style:style>
    <style:style style:name="T1890" style:parent-style-name="Policepardéfaut" style:family="text">
      <style:text-properties style:font-name-complex="Times New Roman"/>
    </style:style>
    <style:style style:name="T1891" style:parent-style-name="Policepardéfaut" style:family="text">
      <style:text-properties style:font-name-complex="Times New Roman"/>
    </style:style>
    <style:style style:name="T1892" style:parent-style-name="Policepardéfaut" style:family="text">
      <style:text-properties style:font-name-complex="Times New Roman"/>
    </style:style>
    <style:style style:name="T1893" style:parent-style-name="Policepardéfaut" style:family="text">
      <style:text-properties style:font-name-complex="Times New Roman"/>
    </style:style>
    <style:style style:name="T1894" style:parent-style-name="Policepardéfaut" style:family="text">
      <style:text-properties style:font-name-complex="Times New Roman"/>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fo:font-style="italic" style:font-style-asian="italic"/>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T1899" style:parent-style-name="Policepardéfaut" style:family="text">
      <style:text-properties style:font-name-complex="Times New Roman"/>
    </style:style>
    <style:style style:name="T1900" style:parent-style-name="Policepardéfaut" style:family="text">
      <style:text-properties style:font-name-complex="Times New Roman"/>
    </style:style>
    <style:style style:name="T1901" style:parent-style-name="Policepardéfaut" style:family="text">
      <style:text-properties style:font-name-complex="Times New Roman"/>
    </style:style>
    <style:style style:name="T1902" style:parent-style-name="Policepardéfaut" style:family="text">
      <style:text-properties style:font-name-complex="Times New Roman"/>
    </style:style>
    <style:style style:name="T1903" style:parent-style-name="Policepardéfaut" style:family="text">
      <style:text-properties style:font-name-complex="Times New Roman"/>
    </style:style>
    <style:style style:name="T1904" style:parent-style-name="Policepardéfaut" style:family="text">
      <style:text-properties style:font-name-complex="Times New Roman"/>
    </style:style>
    <style:style style:name="T1905" style:parent-style-name="Policepardéfaut" style:family="text">
      <style:text-properties style:font-name-complex="Times New Roman"/>
    </style:style>
    <style:style style:name="T1906" style:parent-style-name="Policepardéfaut" style:family="text">
      <style:text-properties style:font-name-complex="Times New Roman"/>
    </style:style>
    <style:style style:name="T1907" style:parent-style-name="Policepardéfaut" style:family="text">
      <style:text-properties style:font-name-complex="Times New Roman"/>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style:style>
    <style:style style:name="T1915" style:parent-style-name="Policepardéfaut" style:family="text">
      <style:text-properties style:font-name-complex="Times New Roman"/>
    </style:style>
    <style:style style:name="T1916" style:parent-style-name="Policepardéfaut" style:family="text">
      <style:text-properties style:font-name-complex="Times New Roman"/>
    </style:style>
    <style:style style:name="T1917" style:parent-style-name="Policepardéfaut" style:family="text">
      <style:text-properties style:font-name-complex="Times New Roman"/>
    </style:style>
    <style:style style:name="T1918" style:parent-style-name="Policepardéfaut" style:family="text">
      <style:text-properties style:font-name-complex="Times New Roman"/>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style>
    <style:style style:name="T1921" style:parent-style-name="Policepardéfaut" style:family="text">
      <style:text-properties style:font-name-complex="Times New Roman"/>
    </style:style>
    <style:style style:name="T1922" style:parent-style-name="Policepardéfaut" style:family="text">
      <style:text-properties style:font-name-complex="Times New Roman"/>
    </style:style>
    <style:style style:name="T1923" style:parent-style-name="Policepardéfaut" style:family="text">
      <style:text-properties style:font-name-complex="Times New Roman"/>
    </style:style>
    <style:style style:name="T1924" style:parent-style-name="Policepardéfaut" style:family="text">
      <style:text-properties style:font-name-complex="Times New Roman"/>
    </style:style>
    <style:style style:name="T1925" style:parent-style-name="Policepardéfaut" style:family="text">
      <style:text-properties style:font-name-complex="Times New Roman"/>
    </style:style>
    <style:style style:name="T1926" style:parent-style-name="Policepardéfaut" style:family="text">
      <style:text-properties style:font-name-complex="Times New Roman"/>
    </style:style>
    <style:style style:name="T1927" style:parent-style-name="Policepardéfaut" style:family="text">
      <style:text-properties style:font-name-complex="Times New Roman"/>
    </style:style>
    <style:style style:name="T1928" style:parent-style-name="Policepardéfaut" style:family="text">
      <style:text-properties style:font-name-complex="Times New Roman"/>
    </style:style>
    <style:style style:name="T1929" style:parent-style-name="Policepardéfaut" style:family="text">
      <style:text-properties style:font-name-complex="Times New Roman"/>
    </style:style>
    <style:style style:name="T1930" style:parent-style-name="Policepardéfaut" style:family="text">
      <style:text-properties style:font-name-complex="Times New Roman"/>
    </style:style>
    <style:style style:name="T1931" style:parent-style-name="Policepardéfaut" style:family="text">
      <style:text-properties style:font-name-complex="Times New Roman"/>
    </style:style>
    <style:style style:name="T1932" style:parent-style-name="Policepardéfaut" style:family="text">
      <style:text-properties style:font-name-complex="Times New Roman"/>
    </style:style>
    <style:style style:name="T1933" style:parent-style-name="Policepardéfaut" style:family="text">
      <style:text-properties style:font-name-complex="Times New Roman"/>
    </style:style>
    <style:style style:name="T1934" style:parent-style-name="Policepardéfaut" style:family="text">
      <style:text-properties style:font-name-complex="Times New Roman"/>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style:style>
    <style:style style:name="T1938" style:parent-style-name="Policepardéfaut" style:family="text">
      <style:text-properties style:font-name-complex="Times New Roman"/>
    </style:style>
    <style:style style:name="T1939" style:parent-style-name="Policepardéfaut" style:family="text">
      <style:text-properties style:font-name-complex="Times New Roman"/>
    </style:style>
    <style:style style:name="T1940" style:parent-style-name="Policepardéfaut" style:family="text">
      <style:text-properties style:font-name-complex="Times New Roman"/>
    </style:style>
    <style:style style:name="T1941" style:parent-style-name="Policepardéfaut" style:family="text">
      <style:text-properties style:font-name-complex="Times New Roman"/>
    </style:style>
    <style:style style:name="T1942" style:parent-style-name="Policepardéfaut" style:family="text">
      <style:text-properties style:font-name-complex="Times New Roman"/>
    </style:style>
    <style:style style:name="T1943" style:parent-style-name="Policepardéfaut" style:family="text">
      <style:text-properties style:font-name-complex="Times New Roman"/>
    </style:style>
    <style:style style:name="T1944" style:parent-style-name="Policepardéfaut" style:family="text">
      <style:text-properties style:font-name-complex="Times New Roman"/>
    </style:style>
    <style:style style:name="T1945" style:parent-style-name="Policepardéfaut" style:family="text">
      <style:text-properties style:font-name-complex="Times New Roman"/>
    </style:style>
    <style:style style:name="T1946" style:parent-style-name="Policepardéfaut" style:family="text">
      <style:text-properties style:font-name-complex="Times New Roman"/>
    </style:style>
    <style:style style:name="T1947" style:parent-style-name="Policepardéfaut" style:family="text">
      <style:text-properties style:font-name-complex="Times New Roman"/>
    </style:style>
    <style:style style:name="T1948" style:parent-style-name="Policepardéfaut" style:family="text">
      <style:text-properties style:font-name-complex="Times New Roman"/>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style:style>
    <style:style style:name="T1951" style:parent-style-name="Policepardéfaut" style:family="text">
      <style:text-properties style:font-name-complex="Times New Roman"/>
    </style:style>
    <style:style style:name="T1952" style:parent-style-name="Policepardéfaut" style:family="text">
      <style:text-properties style:font-name-complex="Times New Roman"/>
    </style:style>
    <style:style style:name="T1953" style:parent-style-name="pb" style:family="text">
      <style:text-properties style:text-position="0% 100%"/>
    </style:style>
    <style:style style:name="T1954" style:parent-style-name="Policepardéfaut" style:family="text">
      <style:text-properties style:font-name-complex="Times New Roman"/>
    </style:style>
    <style:style style:name="T1955" style:parent-style-name="Policepardéfaut" style:family="text">
      <style:text-properties style:font-name-complex="Times New Roman"/>
    </style:style>
    <style:style style:name="T1956" style:parent-style-name="Policepardéfaut" style:family="text">
      <style:text-properties style:font-name-complex="Times New Roman"/>
    </style:style>
    <style:style style:name="T1957" style:parent-style-name="Policepardéfaut" style:family="text">
      <style:text-properties style:font-name-complex="Times New Roman"/>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style:font-name-complex="Times New Roman"/>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style:font-name-complex="Times New Roman"/>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fo:font-style="italic" style:font-style-asian="italic"/>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style:font-name-complex="Times New Roman"/>
    </style:style>
    <style:style style:name="T2033" style:parent-style-name="Policepardéfaut" style:family="text">
      <style:text-properties style:font-name-complex="Times New Roman"/>
    </style:style>
    <style:style style:name="T2034" style:parent-style-name="Policepardéfaut" style:family="text">
      <style:text-properties style:font-name-complex="Times New Roman" fo:font-style="italic" style:font-style-asian="italic"/>
    </style:style>
    <style:style style:name="T2035" style:parent-style-name="Policepardéfaut" style:family="text">
      <style:text-properties style:font-name-complex="Times New Roman" fo:font-style="italic" style:font-style-asian="italic"/>
    </style:style>
    <style:style style:name="T2036" style:parent-style-name="Policepardéfaut" style:family="text">
      <style:text-properties style:font-name-complex="Times New Roman" fo:font-style="italic" style:font-style-asian="italic"/>
    </style:style>
    <style:style style:name="T2037" style:parent-style-name="Policepardéfaut" style:family="text">
      <style:text-properties style:font-name-complex="Times New Roman" fo:font-style="italic" style:font-style-asian="italic"/>
    </style:style>
    <style:style style:name="T2038" style:parent-style-name="Policepardéfaut" style:family="text">
      <style:text-properties style:font-name-complex="Times New Roman" fo:font-style="italic" style:font-style-asian="italic"/>
    </style:style>
    <style:style style:name="T2039" style:parent-style-name="Policepardéfaut" style:family="text">
      <style:text-properties style:font-name-complex="Times New Roman"/>
    </style:style>
    <style:style style:name="T2040" style:parent-style-name="Policepardéfaut" style:family="text">
      <style:text-properties style:font-name-complex="Times New Roman" fo:font-style="italic" style:font-style-asian="italic"/>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style:style>
    <style:style style:name="T2043" style:parent-style-name="Policepardéfaut" style:family="text">
      <style:text-properties style:font-name-complex="Times New Roman"/>
    </style:style>
    <style:style style:name="T2044" style:parent-style-name="Policepardéfaut" style:family="text">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style:style>
    <style:style style:name="T2049" style:parent-style-name="Policepardéfaut" style:family="text">
      <style:text-properties style:font-name-complex="Times New Roman"/>
    </style:style>
    <style:style style:name="T2050" style:parent-style-name="Policepardéfaut" style:family="text">
      <style:text-properties style:font-name-complex="Times New Roman"/>
    </style:style>
    <style:style style:name="T2051" style:parent-style-name="Policepardéfaut" style:family="text">
      <style:text-properties style:font-name-complex="Times New Roman"/>
    </style:style>
    <style:style style:name="T2052" style:parent-style-name="Policepardéfaut" style:family="text">
      <style:text-properties style:font-name-complex="Times New Roman"/>
    </style:style>
    <style:style style:name="T2053" style:parent-style-name="Policepardéfaut" style:family="text">
      <style:text-properties style:font-name-complex="Times New Roman"/>
    </style:style>
    <style:style style:name="T2054" style:parent-style-name="Policepardéfaut" style:family="text">
      <style:text-properties style:font-name-complex="Times New Roman"/>
    </style:style>
    <style:style style:name="T2055" style:parent-style-name="Policepardéfaut" style:family="text">
      <style:text-properties style:font-name-complex="Times New Roman" fo:font-style="italic" style:font-style-asian="italic"/>
    </style:style>
    <style:style style:name="T2056" style:parent-style-name="Policepardéfaut" style:family="text">
      <style:text-properties style:font-name-complex="Times New Roman"/>
    </style:style>
    <style:style style:name="T2057" style:parent-style-name="Policepardéfaut" style:family="text">
      <style:text-properties style:font-name-complex="Times New Roman"/>
    </style:style>
    <style:style style:name="T2058" style:parent-style-name="Policepardéfaut" style:family="text">
      <style:text-properties style:font-name-complex="Times New Roman"/>
    </style:style>
    <style:style style:name="T2059" style:parent-style-name="Policepardéfaut" style:family="text">
      <style:text-properties style:font-name-complex="Times New Roman"/>
    </style:style>
    <style:style style:name="T2060" style:parent-style-name="Policepardéfaut" style:family="text">
      <style:text-properties style:font-name-complex="Times New Roman"/>
    </style:style>
    <style:style style:name="T2061" style:parent-style-name="Policepardéfaut" style:family="text">
      <style:text-properties style:font-name-complex="Times New Roman"/>
    </style:style>
    <style:style style:name="T2062" style:parent-style-name="Policepardéfaut" style:family="text">
      <style:text-properties style:font-name-complex="Times New Roman"/>
    </style:style>
    <style:style style:name="T2063" style:parent-style-name="Policepardéfaut" style:family="text">
      <style:text-properties style:font-name-complex="Times New Roman"/>
    </style:style>
    <style:style style:name="T2064" style:parent-style-name="Policepardéfaut" style:family="text">
      <style:text-properties style:font-name-complex="Times New Roman"/>
    </style:style>
    <style:style style:name="T2065" style:parent-style-name="Policepardéfaut" style:family="text">
      <style:text-properties style:font-name-complex="Times New Roman"/>
    </style:style>
    <style:style style:name="T2066" style:parent-style-name="Policepardéfaut" style:family="text">
      <style:text-properties style:font-name-complex="Times New Roman"/>
    </style:style>
    <style:style style:name="T2067" style:parent-style-name="Policepardéfaut" style:family="text">
      <style:text-properties style:font-name-complex="Times New Roman"/>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style:style>
    <style:style style:name="T2071" style:parent-style-name="Policepardéfaut" style:family="text">
      <style:text-properties style:font-name-complex="Times New Roman"/>
    </style:style>
    <style:style style:name="T2072" style:parent-style-name="Policepardéfaut" style:family="text">
      <style:text-properties style:font-name-complex="Times New Roman"/>
    </style:style>
    <style:style style:name="T2073" style:parent-style-name="Policepardéfaut" style:family="text">
      <style:text-properties style:font-name-complex="Times New Roman"/>
    </style:style>
    <style:style style:name="T2074" style:parent-style-name="Policepardéfaut" style:family="text">
      <style:text-properties style:font-name-complex="Times New Roman"/>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style:style>
    <style:style style:name="T2077" style:parent-style-name="Policepardéfaut" style:family="text">
      <style:text-properties fo:font-style="italic" style:font-style-asian="italic"/>
    </style:style>
    <style:style style:name="T2078" style:parent-style-name="pb" style:family="text">
      <style:text-properties style:text-position="0% 100%"/>
    </style:style>
    <style:style style:name="P2079" style:parent-style-name="Corpsdetexte" style:family="paragraph">
      <style:paragraph-properties fo:text-indent="0.1666in"/>
      <style:text-properties style:font-name-complex="Times New Roman"/>
    </style:style>
    <style:style style:name="P2080" style:parent-style-name="label" style:family="paragraph">
      <style:text-properties fo:font-style="italic" style:font-style-asian="italic" style:font-style-complex="italic" fo:font-variant="normal"/>
    </style:style>
    <style:style style:name="T2081" style:parent-style-name="Policepardéfaut" style:family="text">
      <style:text-properties fo:font-style="italic" style:font-style-asian="italic"/>
    </style:style>
    <style:style style:name="T2082" style:parent-style-name="Policepardéfaut" style:family="text">
      <style:text-properties style:font-name-complex="Times New Roman"/>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T2086" style:parent-style-name="Policepardéfaut" style:family="text">
      <style:text-properties style:font-name-complex="Times New Roman"/>
    </style:style>
    <style:style style:name="T2087" style:parent-style-name="Policepardéfaut" style:family="text">
      <style:text-properties style:font-name-complex="Times New Roman"/>
    </style:style>
    <style:style style:name="T2088" style:parent-style-name="Policepardéfaut" style:family="text">
      <style:text-properties style:font-name-complex="Times New Roman"/>
    </style:style>
    <style:style style:name="T2089" style:parent-style-name="Policepardéfaut" style:family="text">
      <style:text-properties style:font-name-complex="Times New Roman"/>
    </style:style>
    <style:style style:name="T2090" style:parent-style-name="pb" style:family="text">
      <style:text-properties style:text-position="0% 100%"/>
    </style:style>
    <style:style style:name="P2091" style:parent-style-name="quote.l" style:family="paragraph">
      <style:text-properties fo:font-style="italic" style:font-style-asian="italic"/>
    </style:style>
    <style:style style:name="P2092" style:parent-style-name="Corpsdetexte" style:family="paragraph">
      <style:paragraph-properties fo:text-indent="0.1666in"/>
      <style:text-properties style:font-name-complex="Times New Roman"/>
    </style:style>
    <style:style style:name="T2093" style:parent-style-name="pb" style:family="text">
      <style:text-properties style:text-position="0% 100%"/>
    </style:style>
    <style:style style:name="T2094" style:parent-style-name="Policepardéfaut" style:family="text">
      <style:text-properties fo:font-style="italic" style:font-style-asian="italic"/>
    </style:style>
    <style:style style:name="T2095" style:parent-style-name="Policepardéfaut" style:family="text">
      <style:text-properties fo:font-style="italic" style:font-style-asian="italic"/>
    </style:style>
    <style:style style:name="T2096" style:parent-style-name="Policepardéfaut" style:family="text">
      <style:text-properties fo:font-style="italic" style:font-style-asian="italic"/>
    </style:style>
    <style:style style:name="T2097" style:parent-style-name="Policepardéfaut" style:family="text">
      <style:text-properties fo:font-style="italic" style:font-style-asian="italic"/>
    </style:style>
    <style:style style:name="T2098" style:parent-style-name="Policepardéfaut" style:family="text">
      <style:text-properties fo:font-style="italic" style:font-style-asian="italic"/>
    </style:style>
    <style:style style:name="T2099" style:parent-style-name="pb" style:family="text">
      <style:text-properties style:text-position="0% 100%"/>
    </style:style>
    <style:style style:name="P2100" style:parent-style-name="Corpsdetexte" style:family="paragraph">
      <style:paragraph-properties fo:text-indent="0.1666in"/>
      <style:text-properties style:font-name-complex="Times New Roman"/>
    </style:style>
    <style:style style:name="T2101" style:parent-style-name="Policepardéfaut" style:family="text">
      <style:text-properties fo:font-style="italic" style:font-style-asian="italic"/>
    </style:style>
    <style:style style:name="T2102" style:parent-style-name="Policepardéfaut" style:family="text">
      <style:text-properties fo:font-variant="small-caps"/>
    </style:style>
    <style:style style:name="T2103" style:parent-style-name="Policepardéfaut" style:family="text">
      <style:text-properties fo:font-weight="bold" style:font-weight-asian="bold"/>
    </style:style>
    <style:style style:name="T2104" style:parent-style-name="Policepardéfaut" style:family="text">
      <style:text-properties fo:font-style="italic" style:font-style-asian="italic"/>
    </style:style>
    <style:style style:name="T2105" style:parent-style-name="Policepardéfaut" style:family="text">
      <style:text-properties style:font-name-complex="Times New Roman" style:font-size-complex="10pt"/>
    </style:style>
    <style:style style:name="T2106" style:parent-style-name="Policepardéfaut" style:family="text">
      <style:text-properties style:font-name-complex="Times New Roman" style:font-size-complex="10pt"/>
    </style:style>
    <style:style style:name="T2107" style:parent-style-name="Policepardéfaut" style:family="text">
      <style:text-properties style:font-name-complex="Times New Roman" style:font-size-complex="10pt"/>
    </style:style>
    <style:style style:name="T2108" style:parent-style-name="Policepardéfaut" style:family="text">
      <style:text-properties style:font-name-complex="Times New Roman" style:font-size-complex="10pt"/>
    </style:style>
    <style:style style:name="T2109" style:parent-style-name="Policepardéfaut" style:family="text">
      <style:text-properties fo:font-style="italic" style:font-style-asian="italic"/>
    </style:style>
    <style:style style:name="T2110" style:parent-style-name="pb" style:family="text">
      <style:text-properties style:text-position="0% 100%"/>
    </style:style>
    <style:style style:name="T2111" style:parent-style-name="Policepardéfaut" style:family="text">
      <style:text-properties fo:font-style="italic" style:font-style-asian="italic"/>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style:style>
    <style:style style:name="T2114" style:parent-style-name="Policepardéfaut" style:family="text">
      <style:text-properties fo:font-style="italic" style:font-style-asian="italic"/>
    </style:style>
    <style:style style:name="T2115" style:parent-style-name="Policepardéfaut" style:family="text">
      <style:text-properties fo:font-style="italic" style:font-style-asian="italic"/>
    </style:style>
    <style:style style:name="T2116" style:parent-style-name="Policepardéfaut" style:family="text">
      <style:text-properties fo:font-style="italic" style:font-style-asian="italic"/>
    </style:style>
    <style:style style:name="T2117" style:parent-style-name="pb" style:family="text">
      <style:text-properties style:text-position="0% 100%"/>
    </style:style>
    <style:style style:name="T2118" style:parent-style-name="Policepardéfaut" style:family="text">
      <style:text-properties style:font-name-complex="Times New Roman" style:font-size-complex="10pt"/>
    </style:style>
    <style:style style:name="T2119" style:parent-style-name="Policepardéfaut" style:family="text">
      <style:text-properties style:font-name-complex="Times New Roman" style:font-size-complex="10pt"/>
    </style:style>
    <style:style style:name="T2120" style:parent-style-name="Policepardéfaut" style:family="text">
      <style:text-properties style:font-name-complex="Times New Roman" style:font-size-complex="10pt"/>
    </style:style>
    <style:style style:name="T2121" style:parent-style-name="Policepardéfaut" style:family="text">
      <style:text-properties style:font-name-complex="Times New Roman" style:font-size-complex="10pt"/>
    </style:style>
    <style:style style:name="T2122" style:parent-style-name="Policepardéfaut" style:family="text">
      <style:text-properties style:font-name-complex="Times New Roman" style:font-size-complex="10pt"/>
    </style:style>
    <style:style style:name="T2123" style:parent-style-name="Policepardéfaut" style:family="text">
      <style:text-properties style:font-name-complex="Times New Roman" style:font-size-complex="10pt"/>
    </style:style>
    <style:style style:name="T2124" style:parent-style-name="Policepardéfaut" style:family="text">
      <style:text-properties style:font-name-complex="Times New Roman" style:font-size-complex="10pt"/>
    </style:style>
    <style:style style:name="T2125" style:parent-style-name="Policepardéfaut" style:family="text">
      <style:text-properties style:font-name-complex="Times New Roman" style:font-size-complex="10pt"/>
    </style:style>
    <style:style style:name="T2126" style:parent-style-name="Policepardéfaut" style:family="text">
      <style:text-properties style:font-name-complex="Times New Roman" style:font-size-complex="10pt"/>
    </style:style>
    <style:style style:name="T2127" style:parent-style-name="Policepardéfaut" style:family="text">
      <style:text-properties style:font-name-complex="Times New Roman" style:font-size-complex="10pt"/>
    </style:style>
    <style:style style:name="T2128" style:parent-style-name="pb" style:family="text">
      <style:text-properties style:text-position="0% 100%"/>
    </style:style>
    <style:style style:name="T2129" style:parent-style-name="Policepardéfaut" style:family="text">
      <style:text-properties style:font-name-complex="Times New Roman" style:font-size-complex="10pt"/>
    </style:style>
    <style:style style:name="T2130" style:parent-style-name="Policepardéfaut" style:family="text">
      <style:text-properties fo:font-style="italic" style:font-style-asian="italic"/>
    </style:style>
    <style:style style:name="T2131" style:parent-style-name="Policepardéfaut" style:family="text">
      <style:text-properties fo:font-style="italic" style:font-style-asian="italic"/>
    </style:style>
    <style:style style:name="T2132" style:parent-style-name="Policepardéfaut" style:family="text">
      <style:text-properties fo:font-style="italic" style:font-style-asian="italic"/>
    </style:style>
    <style:style style:name="T2133" style:parent-style-name="Policepardéfaut" style:family="text">
      <style:text-properties style:font-name-complex="Times New Roman" style:font-size-complex="10pt"/>
    </style:style>
    <style:style style:name="T2134" style:parent-style-name="Policepardéfaut" style:family="text">
      <style:text-properties style:font-name-complex="Times New Roman" fo:font-style="italic" style:font-style-asian="italic" style:font-size-complex="10pt"/>
    </style:style>
    <style:style style:name="T2135" style:parent-style-name="Policepardéfaut" style:family="text">
      <style:text-properties style:font-name-complex="Times New Roman" style:font-size-complex="10pt"/>
    </style:style>
    <style:style style:name="T2136" style:parent-style-name="Policepardéfaut" style:family="text">
      <style:text-properties style:font-name-complex="Times New Roman" fo:font-size="10pt" style:font-size-asian="10pt" style:font-size-complex="10pt"/>
    </style:style>
    <style:style style:name="T2137" style:parent-style-name="Policepardéfaut" style:family="text">
      <style:text-properties style:font-name-complex="Times New Roman" fo:font-size="10pt" style:font-size-asian="10pt" style:font-size-complex="10pt"/>
    </style:style>
    <style:style style:name="T2138" style:parent-style-name="Policepardéfaut" style:family="text">
      <style:text-properties style:font-name-complex="Times New Roman" fo:font-size="10pt" style:font-size-asian="10pt" style:font-size-complex="10pt"/>
    </style:style>
    <style:style style:name="T2139" style:parent-style-name="Policepardéfaut" style:family="text">
      <style:text-properties style:font-name-complex="Times New Roman" fo:font-style="italic" style:font-style-asian="italic" fo:font-size="10pt" style:font-size-asian="10pt" style:font-size-complex="10pt"/>
    </style:style>
    <style:style style:name="T2140" style:parent-style-name="Policepardéfaut" style:family="text">
      <style:text-properties style:font-name-complex="Times New Roman" fo:font-style="italic" style:font-style-asian="italic" fo:font-size="10pt" style:font-size-asian="10pt" style:font-size-complex="10pt"/>
    </style:style>
    <style:style style:name="T2141" style:parent-style-name="Policepardéfaut" style:family="text">
      <style:text-properties style:font-name-complex="Times New Roman" fo:font-style="italic" style:font-style-asian="italic" fo:font-size="10pt" style:font-size-asian="10pt" style:font-size-complex="10pt"/>
    </style:style>
    <style:style style:name="T2142" style:parent-style-name="Policepardéfaut" style:family="text">
      <style:text-properties style:font-name-complex="Times New Roman" fo:font-style="italic" style:font-style-asian="italic" fo:font-size="10pt" style:font-size-asian="10pt" style:font-size-complex="10pt"/>
    </style:style>
    <style:style style:name="T2143" style:parent-style-name="Policepardéfaut" style:family="text">
      <style:text-properties style:font-name-complex="Times New Roman" fo:font-size="10pt" style:font-size-asian="10pt" style:font-size-complex="10pt"/>
    </style:style>
    <style:style style:name="T2144" style:parent-style-name="Policepardéfaut" style:family="text">
      <style:text-properties style:font-name-complex="Times New Roman" fo:font-size="10pt" style:font-size-asian="10pt" style:font-size-complex="10pt"/>
    </style:style>
    <style:style style:name="T2145" style:parent-style-name="Policepardéfaut" style:family="text">
      <style:text-properties style:font-name-complex="Times New Roman" fo:font-size="10pt" style:font-size-asian="10pt" style:font-size-complex="10pt"/>
    </style:style>
    <style:style style:name="T2146" style:parent-style-name="Policepardéfaut" style:family="text">
      <style:text-properties style:font-name-complex="Times New Roman" fo:font-size="10pt" style:font-size-asian="10pt" style:font-size-complex="10pt"/>
    </style:style>
    <style:style style:name="T2147" style:parent-style-name="Policepardéfaut" style:family="text">
      <style:text-properties style:font-name-complex="Times New Roman" fo:font-size="10pt" style:font-size-asian="10pt" style:font-size-complex="10pt"/>
    </style:style>
    <style:style style:name="T2148" style:parent-style-name="Policepardéfaut" style:family="text">
      <style:text-properties style:font-name-complex="Times New Roman" fo:font-size="10pt" style:font-size-asian="10pt" style:font-size-complex="10pt"/>
    </style:style>
    <style:style style:name="T2149" style:parent-style-name="Policepardéfaut" style:family="text">
      <style:text-properties style:font-name-complex="Times New Roman" fo:font-variant="small-caps" fo:font-size="10pt" style:font-size-asian="10pt" style:font-size-complex="10pt"/>
    </style:style>
    <style:style style:name="T2150" style:parent-style-name="Policepardéfaut" style:family="text">
      <style:text-properties style:font-name-complex="Times New Roman" fo:font-size="10pt" style:font-size-asian="10pt" style:font-size-complex="10pt"/>
    </style:style>
    <style:style style:name="T2151" style:parent-style-name="Policepardéfaut" style:family="text">
      <style:text-properties style:font-name-complex="Times New Roman" fo:font-style="italic" style:font-style-asian="italic" fo:font-size="10pt" style:font-size-asian="10pt" style:font-size-complex="10pt"/>
    </style:style>
    <style:style style:name="T2152" style:parent-style-name="Policepardéfaut" style:family="text">
      <style:text-properties style:font-name-complex="Times New Roman" fo:font-size="10pt" style:font-size-asian="10pt" style:font-size-complex="10pt"/>
    </style:style>
    <style:style style:name="T2153" style:parent-style-name="pb" style:family="text">
      <style:text-properties style:text-position="0% 100%"/>
    </style:style>
    <style:style style:name="T2154" style:parent-style-name="Policepardéfaut" style:family="text">
      <style:text-properties fo:font-style="italic" style:font-style-asian="italic"/>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style:style>
    <style:style style:name="T2157" style:parent-style-name="Policepardéfaut" style:family="text">
      <style:text-properties style:font-name-complex="Times New Roman" style:font-size-complex="10pt"/>
    </style:style>
    <style:style style:name="T2158" style:parent-style-name="Policepardéfaut" style:family="text">
      <style:text-properties fo:font-style="italic" style:font-style-asian="italic"/>
    </style:style>
    <style:style style:name="T2159" style:parent-style-name="Policepardéfaut" style:family="text">
      <style:text-properties fo:font-style="italic" style:font-style-asian="italic"/>
    </style:style>
    <style:style style:name="T2160" style:parent-style-name="quote.c" style:family="text">
      <style:text-properties fo:font-style="italic" style:font-style-asian="italic"/>
    </style:style>
    <style:style style:name="T2161" style:parent-style-name="quote.c" style:family="text">
      <style:text-properties fo:font-style="italic" style:font-style-asian="italic"/>
    </style:style>
    <style:style style:name="T2162" style:parent-style-name="quote.c" style:family="text">
      <style:text-properties fo:font-style="italic" style:font-style-asian="italic"/>
    </style:style>
    <style:style style:name="T2163" style:parent-style-name="quote.c"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Policepardéfaut" style:family="text">
      <style:text-properties fo:font-style="italic" style:font-style-asian="italic"/>
    </style:style>
    <style:style style:name="T2166" style:parent-style-name="Policepardéfaut" style:family="text">
      <style:text-properties fo:font-style="italic" style:font-style-asian="italic"/>
    </style:style>
    <style:style style:name="T2167" style:parent-style-name="Policepardéfaut" style:family="text">
      <style:text-properties fo:font-style="italic" style:font-style-asian="italic"/>
    </style:style>
    <style:style style:name="T2168" style:parent-style-name="pb" style:family="text">
      <style:text-properties style:text-position="0% 100%"/>
    </style:style>
    <style:style style:name="T2169" style:parent-style-name="Policepardéfaut" style:family="text">
      <style:text-properties fo:font-style="italic" style:font-style-asian="italic"/>
    </style:style>
    <style:style style:name="P2170" style:parent-style-name="Notedebasdepage" style:family="paragraph">
      <style:paragraph-properties>
        <style:tab-stops>
          <style:tab-stop style:type="left" style:position="2.0673in"/>
        </style:tab-stops>
      </style:paragraph-properties>
    </style:style>
    <style:style style:name="T2171" style:parent-style-name="Policepardéfaut" style:family="text">
      <style:text-properties style:font-name-complex="Times New Roman" style:font-size-complex="10pt"/>
    </style:style>
    <style:style style:name="T2172" style:parent-style-name="Policepardéfaut" style:family="text">
      <style:text-properties style:font-name-complex="Times New Roman" style:font-size-complex="10pt"/>
    </style:style>
    <style:style style:name="T2173" style:parent-style-name="Policepardéfaut" style:family="text">
      <style:text-properties style:font-name-complex="Times New Roman" style:font-size-complex="10pt"/>
    </style:style>
    <style:style style:name="T2174" style:parent-style-name="Policepardéfaut" style:family="text">
      <style:text-properties style:font-name-complex="Times New Roman" style:font-size-complex="10pt"/>
    </style:style>
    <style:style style:name="T2175" style:parent-style-name="Policepardéfaut" style:family="text">
      <style:text-properties style:font-name-complex="Times New Roman" style:font-size-complex="10pt"/>
    </style:style>
    <style:style style:name="T2176" style:parent-style-name="Policepardéfaut" style:family="text">
      <style:text-properties style:font-name-complex="Times New Roman" style:font-size-complex="10pt"/>
    </style:style>
    <style:style style:name="T2177" style:parent-style-name="pb" style:family="text">
      <style:text-properties style:text-position="0% 100%"/>
    </style:style>
    <style:style style:name="T2178" style:parent-style-name="Policepardéfaut" style:family="text">
      <style:text-properties fo:font-style="italic" style:font-style-asian="italic"/>
    </style:style>
    <style:style style:name="T2179" style:parent-style-name="Policepardéfaut" style:family="text">
      <style:text-properties fo:font-style="italic" style:font-style-asian="italic"/>
    </style:style>
    <style:style style:name="T2180" style:parent-style-name="quote.c" style:family="text">
      <style:text-properties fo:font-style="italic" style:font-style-asian="italic"/>
    </style:style>
    <style:style style:name="T2181" style:parent-style-name="quote.c" style:family="text">
      <style:text-properties fo:font-style="italic" style:font-style-asian="italic"/>
    </style:style>
    <style:style style:name="T2182" style:parent-style-name="quote.c" style:family="text">
      <style:text-properties fo:font-style="italic" style:font-style-asian="italic"/>
    </style:style>
    <style:style style:name="T2183" style:parent-style-name="quote.c" style:family="text">
      <style:text-properties fo:font-style="italic" style:font-style-asian="italic"/>
    </style:style>
    <style:style style:name="T2184" style:parent-style-name="quote.c" style:family="text">
      <style:text-properties fo:font-style="italic" style:font-style-asian="italic"/>
    </style:style>
    <style:style style:name="T2185" style:parent-style-name="quote.c" style:family="text">
      <style:text-properties fo:font-style="italic" style:font-style-asian="italic"/>
    </style:style>
    <style:style style:name="T2186" style:parent-style-name="quote.c" style:family="text">
      <style:text-properties fo:font-style="italic" style:font-style-asian="italic"/>
    </style:style>
    <style:style style:name="T2187" style:parent-style-name="pb" style:family="text">
      <style:text-properties style:text-position="0% 100%"/>
    </style:style>
    <style:style style:name="T2188" style:parent-style-name="Policepardéfaut" style:family="text">
      <style:text-properties fo:font-style="italic" style:font-style-asian="italic"/>
    </style:style>
    <style:style style:name="T2189" style:parent-style-name="Policepardéfaut" style:family="text">
      <style:text-properties fo:font-style="italic" style:font-style-asian="italic"/>
    </style:style>
    <style:style style:name="T2190" style:parent-style-name="Policepardéfaut" style:family="text">
      <style:text-properties fo:font-style="italic" style:font-style-asian="italic"/>
    </style:style>
    <style:style style:name="T2191" style:parent-style-name="Policepardéfaut" style:family="text">
      <style:text-properties style:font-name-complex="Times New Roman" style:font-size-complex="10pt"/>
    </style:style>
    <style:style style:name="T2192" style:parent-style-name="Policepardéfaut" style:family="text">
      <style:text-properties style:font-name-complex="Times New Roman" style:font-size-complex="10pt"/>
    </style:style>
    <style:style style:name="T2193" style:parent-style-name="Policepardéfaut" style:family="text">
      <style:text-properties style:font-name-complex="Times New Roman" style:font-size-complex="10pt"/>
    </style:style>
    <style:style style:name="T2194" style:parent-style-name="Policepardéfaut" style:family="text">
      <style:text-properties fo:font-style="italic" style:font-style-asian="italic"/>
    </style:style>
    <style:style style:name="T2195" style:parent-style-name="Policepardéfaut" style:family="text">
      <style:text-properties fo:font-style="italic" style:font-style-asian="italic"/>
    </style:style>
    <style:style style:name="T2196" style:parent-style-name="Policepardéfaut" style:family="text">
      <style:text-properties fo:font-style="italic" style:font-style-asian="italic"/>
    </style:style>
    <style:style style:name="T2197" style:parent-style-name="Policepardéfaut" style:family="text">
      <style:text-properties fo:font-style="italic" style:font-style-asian="italic"/>
    </style:style>
    <style:style style:name="T2198" style:parent-style-name="Policepardéfaut" style:family="text">
      <style:text-properties style:font-name-complex="Times New Roman" style:font-size-complex="10pt"/>
    </style:style>
    <style:style style:name="T2199" style:parent-style-name="Policepardéfaut" style:family="text">
      <style:text-properties style:font-name-complex="Times New Roman" style:font-size-complex="10pt"/>
    </style:style>
    <style:style style:name="T2200" style:parent-style-name="Policepardéfaut" style:family="text">
      <style:text-properties style:font-name-complex="Times New Roman" fo:font-style="italic" style:font-style-asian="italic" style:font-size-complex="10pt"/>
    </style:style>
    <style:style style:name="T2201" style:parent-style-name="Policepardéfaut" style:family="text">
      <style:text-properties style:font-name-complex="Times New Roman" style:font-size-complex="10pt"/>
    </style:style>
    <style:style style:name="T2202" style:parent-style-name="pb" style:family="text">
      <style:text-properties style:text-position="0% 100%"/>
    </style:style>
    <style:style style:name="T2203" style:parent-style-name="Policepardéfaut" style:family="text">
      <style:text-properties style:font-name-complex="Times New Roman" style:font-size-complex="10pt"/>
    </style:style>
    <style:style style:name="T2204" style:parent-style-name="Policepardéfaut" style:family="text">
      <style:text-properties fo:font-variant="small-caps"/>
    </style:style>
    <style:style style:name="T2205" style:parent-style-name="Policepardéfaut" style:family="text">
      <style:text-properties style:font-name-complex="Times New Roman" fo:font-style="italic" style:font-style-asian="italic" style:font-size-complex="10pt"/>
    </style:style>
    <style:style style:name="T2206" style:parent-style-name="Policepardéfaut" style:family="text">
      <style:text-properties style:font-name-complex="Times New Roman" style:font-size-complex="10pt"/>
    </style:style>
    <style:style style:name="T2207" style:parent-style-name="Policepardéfaut" style:family="text">
      <style:text-properties fo:font-variant="small-caps"/>
    </style:style>
    <style:style style:name="T2208" style:parent-style-name="Policepardéfaut" style:family="text">
      <style:text-properties fo:font-style="italic" style:font-style-asian="italic"/>
    </style:style>
    <style:style style:name="T2209" style:parent-style-name="pb" style:family="text">
      <style:text-properties style:text-position="0% 100%"/>
    </style:style>
    <style:style style:name="T2210" style:parent-style-name="Policepardéfaut" style:family="text">
      <style:text-properties fo:font-style="italic" style:font-style-asian="italic"/>
    </style:style>
    <style:style style:name="T2211" style:parent-style-name="Policepardéfaut" style:family="text">
      <style:text-properties fo:font-style="italic" style:font-style-asian="italic"/>
    </style:style>
    <style:style style:name="T2212" style:parent-style-name="Policepardéfaut" style:family="text">
      <style:text-properties fo:font-style="italic" style:font-style-asian="italic"/>
    </style:style>
    <style:style style:name="T2213" style:parent-style-name="Policepardéfaut" style:family="text">
      <style:text-properties fo:font-style="italic" style:font-style-asian="italic"/>
    </style:style>
    <style:style style:name="T2214" style:parent-style-name="Policepardéfaut" style:family="text">
      <style:text-properties fo:font-style="italic" style:font-style-asian="italic"/>
    </style:style>
    <style:style style:name="T2215" style:parent-style-name="Policepardéfaut" style:family="text">
      <style:text-properties fo:font-style="italic" style:font-style-asian="italic"/>
    </style:style>
    <style:style style:name="T2216" style:parent-style-name="Policepardéfaut" style:family="text">
      <style:text-properties fo:font-style="italic" style:font-style-asian="italic"/>
    </style:style>
    <style:style style:name="T2217" style:parent-style-name="Policepardéfaut" style:family="text">
      <style:text-properties fo:font-variant="small-caps"/>
    </style:style>
    <style:style style:name="T2218" style:parent-style-name="Policepardéfaut" style:family="text">
      <style:text-properties fo:font-weight="bold" style:font-weight-asian="bold"/>
    </style:style>
    <style:style style:name="T2219" style:parent-style-name="Policepardéfaut" style:family="text">
      <style:text-properties fo:font-weight="bold" style:font-weight-asian="bold"/>
    </style:style>
    <style:style style:name="T2220" style:parent-style-name="pb" style:family="text">
      <style:text-properties style:text-position="0% 100%"/>
    </style:style>
    <style:style style:name="T2221" style:parent-style-name="pb" style:family="text">
      <style:text-properties style:text-position="0% 100%"/>
    </style:style>
    <style:style style:name="T2222" style:parent-style-name="Policepardéfaut" style:family="text">
      <style:text-properties fo:font-variant="small-caps"/>
    </style:style>
    <style:style style:name="T2223" style:parent-style-name="Policepardéfaut" style:family="text">
      <style:text-properties fo:font-style="italic" style:font-style-asian="italic"/>
    </style:style>
    <style:style style:name="T2224" style:parent-style-name="Policepardéfaut" style:family="text">
      <style:text-properties fo:font-style="italic" style:font-style-asian="italic"/>
    </style:style>
    <style:style style:name="T2225" style:parent-style-name="Policepardéfaut" style:family="text">
      <style:text-properties fo:font-style="italic" style:font-style-asian="italic"/>
    </style:style>
    <style:style style:name="T2226" style:parent-style-name="Policepardéfaut" style:family="text">
      <style:text-properties fo:font-style="italic" style:font-style-asian="italic"/>
    </style:style>
    <style:style style:name="T2227" style:parent-style-name="Policepardéfaut" style:family="text">
      <style:text-properties fo:font-style="italic" style:font-style-asian="italic"/>
    </style:style>
    <style:style style:name="T2228" style:parent-style-name="Policepardéfaut" style:family="text">
      <style:text-properties fo:font-style="italic" style:font-style-asian="italic"/>
    </style:style>
    <style:style style:name="T2229" style:parent-style-name="Policepardéfaut" style:family="text">
      <style:text-properties fo:font-style="italic" style:font-style-asian="italic"/>
    </style:style>
    <style:style style:name="T2230" style:parent-style-name="pb" style:family="text">
      <style:text-properties style:text-position="0% 100%"/>
    </style:style>
    <style:style style:name="T2231" style:parent-style-name="Policepardéfaut" style:family="text">
      <style:text-properties fo:font-style="italic" style:font-style-asian="italic"/>
    </style:style>
    <style:style style:name="T2232" style:parent-style-name="Policepardéfaut" style:family="text">
      <style:text-properties fo:font-style="italic" style:font-style-asian="italic"/>
    </style:style>
    <style:style style:name="T2233" style:parent-style-name="Policepardéfaut" style:family="text">
      <style:text-properties fo:font-style="italic" style:font-style-asian="italic"/>
    </style:style>
    <style:style style:name="T2234" style:parent-style-name="Policepardéfaut" style:family="text">
      <style:text-properties fo:font-style="italic" style:font-style-asian="italic"/>
    </style:style>
    <style:style style:name="T2235" style:parent-style-name="Policepardéfaut" style:family="text">
      <style:text-properties fo:font-style="italic" style:font-style-asian="italic"/>
    </style:style>
    <style:style style:name="T2236" style:parent-style-name="Policepardéfaut" style:family="text">
      <style:text-properties fo:font-style="italic" style:font-style-asian="italic"/>
    </style:style>
    <style:style style:name="T2237" style:parent-style-name="Policepardéfaut" style:family="text">
      <style:text-properties fo:font-style="italic" style:font-style-asian="italic"/>
    </style:style>
    <style:style style:name="T2238" style:parent-style-name="Policepardéfaut" style:family="text">
      <style:text-properties fo:font-style="italic" style:font-style-asian="italic"/>
    </style:style>
    <style:style style:name="T2239" style:parent-style-name="Policepardéfaut" style:family="text">
      <style:text-properties fo:font-style="italic" style:font-style-asian="italic"/>
    </style:style>
    <style:style style:name="T2240" style:parent-style-name="Policepardéfaut" style:family="text">
      <style:text-properties fo:font-style="italic" style:font-style-asian="italic"/>
    </style:style>
    <style:style style:name="T2241" style:parent-style-name="Policepardéfaut" style:family="text">
      <style:text-properties fo:font-style="italic" style:font-style-asian="italic"/>
    </style:style>
    <style:style style:name="T2242" style:parent-style-name="Policepardéfaut" style:family="text">
      <style:text-properties fo:font-style="italic" style:font-style-asian="italic"/>
    </style:style>
    <style:style style:name="T2243" style:parent-style-name="Policepardéfaut" style:family="text">
      <style:text-properties fo:font-style="italic" style:font-style-asian="italic"/>
    </style:style>
    <style:style style:name="T2244" style:parent-style-name="Policepardéfaut" style:family="text">
      <style:text-properties fo:font-style="italic" style:font-style-asian="italic"/>
    </style:style>
    <style:style style:name="T2245" style:parent-style-name="Policepardéfaut" style:family="text">
      <style:text-properties fo:font-style="italic" style:font-style-asian="italic"/>
    </style:style>
    <style:style style:name="T2246" style:parent-style-name="Policepardéfaut" style:family="text">
      <style:text-properties fo:font-style="italic" style:font-style-asian="italic"/>
    </style:style>
    <style:style style:name="T2247" style:parent-style-name="Policepardéfaut" style:family="text">
      <style:text-properties fo:font-style="italic" style:font-style-asian="italic"/>
    </style:style>
    <style:style style:name="T2248" style:parent-style-name="Policepardéfaut" style:family="text">
      <style:text-properties fo:font-style="italic" style:font-style-asian="italic"/>
    </style:style>
    <style:style style:name="T2249" style:parent-style-name="Policepardéfaut" style:family="text">
      <style:text-properties fo:font-style="italic" style:font-style-asian="italic"/>
    </style:style>
    <style:style style:name="T2250" style:parent-style-name="pb" style:family="text">
      <style:text-properties style:text-position="0% 100%"/>
    </style:style>
    <style:style style:name="T2251" style:parent-style-name="Policepardéfaut" style:family="text">
      <style:text-properties fo:font-style="italic" style:font-style-asian="italic"/>
    </style:style>
    <style:style style:name="T2252" style:parent-style-name="Policepardéfaut" style:family="text">
      <style:text-properties fo:font-style="italic" style:font-style-asian="italic"/>
    </style:style>
    <style:style style:name="T2253" style:parent-style-name="Policepardéfaut" style:family="text">
      <style:text-properties fo:font-style="italic" style:font-style-asian="italic"/>
    </style:style>
    <style:style style:name="T2254" style:parent-style-name="Policepardéfaut" style:family="text">
      <style:text-properties fo:font-style="italic" style:font-style-asian="italic"/>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Policepardéfaut" style:family="text">
      <style:text-properties fo:font-style="italic" style:font-style-asian="italic"/>
    </style:style>
    <style:style style:name="T2258" style:parent-style-name="Policepardéfaut" style:family="text">
      <style:text-properties fo:font-style="italic" style:font-style-asian="italic"/>
    </style:style>
    <style:style style:name="T2259" style:parent-style-name="Policepardéfaut" style:family="text">
      <style:text-properties fo:font-style="italic" style:font-style-asian="italic"/>
    </style:style>
    <style:style style:name="T2260" style:parent-style-name="Policepardéfaut" style:family="text">
      <style:text-properties fo:font-style="italic" style:font-style-asian="italic"/>
    </style:style>
    <style:style style:name="T2261" style:parent-style-name="Policepardéfaut" style:family="text">
      <style:text-properties fo:font-style="italic" style:font-style-asian="italic"/>
    </style:style>
    <style:style style:name="T2262" style:parent-style-name="Policepardéfaut" style:family="text">
      <style:text-properties fo:font-style="italic" style:font-style-asian="italic"/>
    </style:style>
    <style:style style:name="T2263" style:parent-style-name="Policepardéfaut" style:family="text">
      <style:text-properties style:font-name-complex="Times New Roman" style:font-size-complex="10pt"/>
    </style:style>
    <style:style style:name="T2264" style:parent-style-name="Policepardéfaut" style:family="text">
      <style:text-properties style:font-name-complex="Times New Roman" style:font-size-complex="10pt"/>
    </style:style>
    <style:style style:name="T2265" style:parent-style-name="Policepardéfaut" style:family="text">
      <style:text-properties style:font-name-complex="Times New Roman" style:font-size-complex="10pt"/>
    </style:style>
    <style:style style:name="T2266" style:parent-style-name="Policepardéfaut" style:family="text">
      <style:text-properties style:font-name-complex="Times New Roman" fo:font-style="italic" style:font-style-asian="italic" style:font-size-complex="10pt"/>
    </style:style>
    <style:style style:name="T2267" style:parent-style-name="Policepardéfaut" style:family="text">
      <style:text-properties style:font-name-complex="Times New Roman" style:font-size-complex="10pt"/>
    </style:style>
    <style:style style:name="T2268" style:parent-style-name="Policepardéfaut" style:family="text">
      <style:text-properties style:font-name-complex="Times New Roman" fo:font-style="italic" style:font-style-asian="italic" style:font-size-complex="10pt"/>
    </style:style>
    <style:style style:name="T2269" style:parent-style-name="Policepardéfaut" style:family="text">
      <style:text-properties style:font-name-complex="Times New Roman" fo:font-style="italic" style:font-style-asian="italic" style:font-size-complex="10pt"/>
    </style:style>
    <style:style style:name="T2270" style:parent-style-name="Policepardéfaut" style:family="text">
      <style:text-properties style:font-name-complex="Times New Roman" style:font-size-complex="10pt"/>
    </style:style>
    <style:style style:name="T2271" style:parent-style-name="Policepardéfaut" style:family="text">
      <style:text-properties style:font-name-complex="Times New Roman" style:font-size-complex="10pt"/>
    </style:style>
    <style:style style:name="T2272" style:parent-style-name="Policepardéfaut" style:family="text">
      <style:text-properties style:font-name-complex="Times New Roman" style:font-size-complex="10pt"/>
    </style:style>
    <style:style style:name="T2273" style:parent-style-name="Policepardéfaut" style:family="text">
      <style:text-properties style:font-name-complex="Times New Roman" fo:font-style="italic" style:font-style-asian="italic" style:font-size-complex="10pt"/>
    </style:style>
    <style:style style:name="T2274" style:parent-style-name="Policepardéfaut" style:family="text">
      <style:text-properties style:font-name-complex="Times New Roman" style:font-size-complex="10pt"/>
    </style:style>
    <style:style style:name="T2275" style:parent-style-name="Policepardéfaut" style:family="text">
      <style:text-properties style:font-name-complex="Times New Roman" style:font-size-complex="10pt"/>
    </style:style>
    <style:style style:name="T2276" style:parent-style-name="Policepardéfaut" style:family="text">
      <style:text-properties style:font-name-complex="Times New Roman" style:font-size-complex="10pt"/>
    </style:style>
    <style:style style:name="T2277" style:parent-style-name="Policepardéfaut" style:family="text">
      <style:text-properties style:font-name-complex="Times New Roman" style:font-size-complex="10pt"/>
    </style:style>
    <style:style style:name="T2278" style:parent-style-name="Policepardéfaut" style:family="text">
      <style:text-properties style:font-name-complex="Times New Roman" style:font-size-complex="10pt"/>
    </style:style>
    <style:style style:name="T2279" style:parent-style-name="quote.c" style:family="text">
      <style:text-properties fo:font-style="italic" style:font-style-asian="italic"/>
    </style:style>
    <style:style style:name="T2280" style:parent-style-name="pb" style:family="text">
      <style:text-properties style:text-position="0% 100%"/>
    </style:style>
    <style:style style:name="T2281" style:parent-style-name="Policepardéfaut" style:family="text">
      <style:text-properties fo:font-style="italic" style:font-style-asian="italic"/>
    </style:style>
    <style:style style:name="T2282" style:parent-style-name="Policepardéfaut" style:family="text">
      <style:text-properties fo:font-style="italic" style:font-style-asian="italic"/>
    </style:style>
    <style:style style:name="T2283" style:parent-style-name="Policepardéfaut" style:family="text">
      <style:text-properties fo:font-style="italic" style:font-style-asian="italic"/>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Policepardéfaut" style:family="text">
      <style:text-properties fo:font-style="italic" style:font-style-asian="italic"/>
    </style:style>
    <style:style style:name="T2287" style:parent-style-name="Policepardéfaut" style:family="text">
      <style:text-properties fo:font-style="italic" style:font-style-asian="italic"/>
    </style:style>
    <style:style style:name="T2288" style:parent-style-name="Policepardéfaut" style:family="text">
      <style:text-properties fo:font-style="italic" style:font-style-asian="italic"/>
    </style:style>
    <style:style style:name="T2289" style:parent-style-name="Policepardéfaut" style:family="text">
      <style:text-properties fo:font-style="italic" style:font-style-asian="italic"/>
    </style:style>
    <style:style style:name="T2290" style:parent-style-name="Policepardéfaut" style:family="text">
      <style:text-properties fo:font-style="italic" style:font-style-asian="italic"/>
    </style:style>
    <style:style style:name="T2291" style:parent-style-name="Policepardéfaut" style:family="text">
      <style:text-properties fo:font-style="italic" style:font-style-asian="italic"/>
    </style:style>
    <style:style style:name="T2292" style:parent-style-name="Policepardéfaut" style:family="text">
      <style:text-properties fo:font-style="italic" style:font-style-asian="italic"/>
    </style:style>
    <style:style style:name="T2293" style:parent-style-name="Policepardéfaut" style:family="text">
      <style:text-properties fo:font-style="italic" style:font-style-asian="italic"/>
    </style:style>
    <style:style style:name="T2294" style:parent-style-name="Policepardéfaut" style:family="text">
      <style:text-properties fo:font-style="italic" style:font-style-asian="italic"/>
    </style:style>
    <style:style style:name="T2295" style:parent-style-name="Policepardéfaut" style:family="text">
      <style:text-properties fo:font-style="italic" style:font-style-asian="italic"/>
    </style:style>
    <style:style style:name="T2296" style:parent-style-name="Policepardéfaut" style:family="text">
      <style:text-properties fo:font-style="italic" style:font-style-asian="italic"/>
    </style:style>
    <style:style style:name="T2297" style:parent-style-name="Policepardéfaut" style:family="text">
      <style:text-properties fo:font-style="italic" style:font-style-asian="italic"/>
    </style:style>
    <style:style style:name="T2298" style:parent-style-name="Policepardéfaut" style:family="text">
      <style:text-properties fo:font-style="italic" style:font-style-asian="italic"/>
    </style:style>
    <style:style style:name="T2299" style:parent-style-name="Policepardéfaut" style:family="text">
      <style:text-properties fo:font-style="italic" style:font-style-asian="italic"/>
    </style:style>
    <style:style style:name="T2300" style:parent-style-name="Policepardéfaut" style:family="text">
      <style:text-properties fo:font-style="italic" style:font-style-asian="italic"/>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Policepardéfaut" style:family="text">
      <style:text-properties fo:font-style="italic" style:font-style-asian="italic"/>
    </style:style>
    <style:style style:name="T2304" style:parent-style-name="Policepardéfaut" style:family="text">
      <style:text-properties fo:font-style="italic" style:font-style-asian="italic"/>
    </style:style>
    <style:style style:name="T2305" style:parent-style-name="Policepardéfaut" style:family="text">
      <style:text-properties fo:font-style="italic" style:font-style-asian="italic"/>
    </style:style>
    <style:style style:name="T2306" style:parent-style-name="Policepardéfaut" style:family="text">
      <style:text-properties fo:font-style="italic" style:font-style-asian="italic"/>
    </style:style>
    <style:style style:name="T2307" style:parent-style-name="Policepardéfaut" style:family="text">
      <style:text-properties fo:font-style="italic" style:font-style-asian="italic"/>
    </style:style>
    <style:style style:name="T2308" style:parent-style-name="Policepardéfaut" style:family="text">
      <style:text-properties fo:font-style="italic" style:font-style-asian="italic"/>
    </style:style>
    <style:style style:name="T2309" style:parent-style-name="Policepardéfaut" style:family="text">
      <style:text-properties fo:font-style="italic" style:font-style-asian="italic"/>
    </style:style>
    <style:style style:name="T2310" style:parent-style-name="Policepardéfaut" style:family="text">
      <style:text-properties fo:font-style="italic" style:font-style-asian="italic"/>
    </style:style>
    <style:style style:name="T2311" style:parent-style-name="Policepardéfaut" style:family="text">
      <style:text-properties fo:font-style="italic" style:font-style-asian="italic"/>
    </style:style>
    <style:style style:name="T2312" style:parent-style-name="Policepardéfaut" style:family="text">
      <style:text-properties fo:font-style="italic" style:font-style-asian="italic"/>
    </style:style>
    <style:style style:name="T2313" style:parent-style-name="Policepardéfaut" style:family="text">
      <style:text-properties fo:font-style="italic" style:font-style-asian="italic"/>
    </style:style>
    <style:style style:name="T2314" style:parent-style-name="Policepardéfaut" style:family="text">
      <style:text-properties fo:font-style="italic" style:font-style-asian="italic"/>
    </style:style>
    <style:style style:name="T2315" style:parent-style-name="Policepardéfaut" style:family="text">
      <style:text-properties fo:font-style="italic" style:font-style-asian="italic"/>
    </style:style>
    <style:style style:name="T2316" style:parent-style-name="Policepardéfaut" style:family="text">
      <style:text-properties fo:font-style="italic" style:font-style-asian="italic"/>
    </style:style>
    <style:style style:name="T2317" style:parent-style-name="Policepardéfaut" style:family="text">
      <style:text-properties fo:font-style="italic" style:font-style-asian="italic"/>
    </style:style>
    <style:style style:name="T2318" style:parent-style-name="Policepardéfaut" style:family="text">
      <style:text-properties fo:font-style="italic" style:font-style-asian="italic"/>
    </style:style>
    <style:style style:name="T2319" style:parent-style-name="Policepardéfaut" style:family="text">
      <style:text-properties fo:font-style="italic" style:font-style-asian="italic"/>
    </style:style>
    <style:style style:name="T2320" style:parent-style-name="Policepardéfaut" style:family="text">
      <style:text-properties fo:font-style="italic" style:font-style-asian="italic"/>
    </style:style>
    <style:style style:name="T2321" style:parent-style-name="Policepardéfaut" style:family="text">
      <style:text-properties fo:font-style="italic" style:font-style-asian="italic"/>
    </style:style>
    <style:style style:name="T2322" style:parent-style-name="Policepardéfaut" style:family="text">
      <style:text-properties fo:font-style="italic" style:font-style-asian="italic"/>
    </style:style>
    <style:style style:name="T2323" style:parent-style-name="Policepardéfaut" style:family="text">
      <style:text-properties style:font-name-complex="Times New Roman" style:font-size-complex="10pt"/>
    </style:style>
    <style:style style:name="T2324" style:parent-style-name="Policepardéfaut" style:family="text">
      <style:text-properties style:font-name-complex="Times New Roman" style:font-size-complex="10pt"/>
    </style:style>
    <style:style style:name="T2325" style:parent-style-name="Policepardéfaut" style:family="text">
      <style:text-properties style:font-name-complex="Times New Roman" style:font-size-complex="10pt"/>
    </style:style>
    <style:style style:name="T2326" style:parent-style-name="Policepardéfaut" style:family="text">
      <style:text-properties style:font-name-complex="Times New Roman" style:font-size-complex="10pt"/>
    </style:style>
    <style:style style:name="T2327" style:parent-style-name="Policepardéfaut" style:family="text">
      <style:text-properties style:font-name-complex="Times New Roman" style:font-size-complex="10pt"/>
    </style:style>
    <style:style style:name="T2328" style:parent-style-name="Policepardéfaut" style:family="text">
      <style:text-properties style:font-name-complex="Times New Roman" style:font-size-complex="10pt"/>
    </style:style>
    <style:style style:name="T2329" style:parent-style-name="Policepardéfaut" style:family="text">
      <style:text-properties fo:font-style="italic" style:font-style-asian="italic"/>
    </style:style>
    <style:style style:name="T2330" style:parent-style-name="pb" style:family="text">
      <style:text-properties style:text-position="0% 100%"/>
    </style:style>
    <style:style style:name="T2331" style:parent-style-name="Policepardéfaut" style:family="text">
      <style:text-properties style:text-position="super 63.6%"/>
    </style:style>
    <style:style style:name="T2332" style:parent-style-name="pb" style:family="text">
      <style:text-properties style:text-position="0% 100%"/>
    </style:style>
    <style:style style:name="T2333" style:parent-style-name="Policepardéfaut" style:family="text">
      <style:text-properties fo:font-style="italic" style:font-style-asian="italic"/>
    </style:style>
    <style:style style:name="T2334" style:parent-style-name="Policepardéfaut" style:family="text">
      <style:text-properties fo:font-style="italic" style:font-style-asian="italic"/>
    </style:style>
    <style:style style:name="T2335" style:parent-style-name="Policepardéfaut" style:family="text">
      <style:text-properties fo:font-style="italic" style:font-style-asian="italic"/>
    </style:style>
    <style:style style:name="T2336" style:parent-style-name="Policepardéfaut" style:family="text">
      <style:text-properties fo:font-style="italic" style:font-style-asian="italic"/>
    </style:style>
    <style:style style:name="T2337" style:parent-style-name="pb" style:family="text">
      <style:text-properties style:text-position="0% 100%"/>
    </style:style>
    <style:style style:name="P2338" style:parent-style-name="label" style:family="paragraph">
      <style:text-properties fo:font-style="italic" style:font-style-asian="italic" style:font-style-complex="italic" fo:font-variant="normal"/>
    </style:style>
    <style:style style:name="T2339" style:parent-style-name="Policepardéfaut" style:family="text">
      <style:text-properties fo:font-style="italic" style:font-style-asian="italic"/>
    </style:style>
    <style:style style:name="T2340" style:parent-style-name="pb" style:family="text">
      <style:text-properties style:text-position="0% 100%"/>
    </style:style>
    <style:style style:name="T2341" style:parent-style-name="Policepardéfaut" style:family="text">
      <style:text-properties style:text-position="super 63.6%"/>
    </style:style>
    <style:style style:name="T2342" style:parent-style-name="Policepardéfaut" style:family="text">
      <style:text-properties fo:font-style="italic" style:font-style-asian="italic"/>
    </style:style>
    <style:style style:name="T2343" style:parent-style-name="Policepardéfaut" style:family="text">
      <style:text-properties fo:font-style="italic" style:font-style-asian="italic"/>
    </style:style>
    <style:style style:name="T2344" style:parent-style-name="quote.c" style:family="text">
      <style:text-properties fo:font-style="italic" style:font-style-asian="italic"/>
    </style:style>
    <style:style style:name="T2345" style:parent-style-name="quote.c" style:family="text">
      <style:text-properties fo:font-style="italic" style:font-style-asian="italic"/>
    </style:style>
    <style:style style:name="T2346" style:parent-style-name="quote.c" style:family="text">
      <style:text-properties fo:font-style="italic" style:font-style-asian="italic"/>
    </style:style>
    <style:style style:name="T2347" style:parent-style-name="quote.c" style:family="text">
      <style:text-properties fo:font-style="italic" style:font-style-asian="italic"/>
    </style:style>
    <style:style style:name="T2348" style:parent-style-name="quote.c" style:family="text">
      <style:text-properties fo:font-style="italic" style:font-style-asian="italic"/>
    </style:style>
    <style:style style:name="T2349" style:parent-style-name="quote.c" style:family="text">
      <style:text-properties fo:font-style="italic" style:font-style-asian="italic"/>
    </style:style>
    <style:style style:name="T2350" style:parent-style-name="quote.c" style:family="text">
      <style:text-properties fo:font-style="italic" style:font-style-asian="italic"/>
    </style:style>
    <style:style style:name="T2351" style:parent-style-name="quote.c" style:family="text">
      <style:text-properties fo:font-style="italic" style:font-style-asian="italic"/>
    </style:style>
    <style:style style:name="T2352" style:parent-style-name="quote.c" style:family="text">
      <style:text-properties fo:font-style="italic" style:font-style-asian="italic"/>
    </style:style>
    <style:style style:name="T2353" style:parent-style-name="quote.c" style:family="text">
      <style:text-properties fo:font-style="italic" style:font-style-asian="italic"/>
    </style:style>
    <style:style style:name="T2354" style:parent-style-name="quote.c" style:family="text">
      <style:text-properties fo:font-style="italic" style:font-style-asian="italic"/>
    </style:style>
    <style:style style:name="T2355" style:parent-style-name="quote.c" style:family="text">
      <style:text-properties fo:font-style="italic" style:font-style-asian="italic"/>
    </style:style>
    <style:style style:name="T2356" style:parent-style-name="quote.c" style:family="text">
      <style:text-properties fo:font-style="italic" style:font-style-asian="italic"/>
    </style:style>
    <style:style style:name="T2357" style:parent-style-name="quote.c" style:family="text">
      <style:text-properties fo:font-style="italic" style:font-style-asian="italic"/>
    </style:style>
    <style:style style:name="T2358" style:parent-style-name="quote.c" style:family="text">
      <style:text-properties fo:font-style="italic" style:font-style-asian="italic"/>
    </style:style>
    <style:style style:name="T2359" style:parent-style-name="quote.c" style:family="text">
      <style:text-properties fo:font-style="italic" style:font-style-asian="italic"/>
    </style:style>
    <style:style style:name="T2360" style:parent-style-name="quote.c" style:family="text">
      <style:text-properties fo:font-style="italic" style:font-style-asian="italic"/>
    </style:style>
    <style:style style:name="T2361" style:parent-style-name="quote.c" style:family="text">
      <style:text-properties fo:font-style="italic" style:font-style-asian="italic"/>
    </style:style>
    <style:style style:name="T2362" style:parent-style-name="quote.c" style:family="text">
      <style:text-properties fo:font-style="italic" style:font-style-asian="italic"/>
    </style:style>
    <style:style style:name="T2363" style:parent-style-name="quote.c" style:family="text">
      <style:text-properties fo:font-style="italic" style:font-style-asian="italic"/>
    </style:style>
    <style:style style:name="T2364" style:parent-style-name="quote.c" style:family="text">
      <style:text-properties fo:font-style="italic" style:font-style-asian="italic"/>
    </style:style>
    <style:style style:name="T2365" style:parent-style-name="quote.c" style:family="text">
      <style:text-properties fo:font-style="italic" style:font-style-asian="italic"/>
    </style:style>
    <style:style style:name="T2366" style:parent-style-name="quote.c" style:family="text">
      <style:text-properties fo:font-style="italic" style:font-style-asian="italic"/>
    </style:style>
    <style:style style:name="T2367" style:parent-style-name="quote.c" style:family="text">
      <style:text-properties fo:font-style="italic" style:font-style-asian="italic"/>
    </style:style>
    <style:style style:name="T2368" style:parent-style-name="quote.c" style:family="text">
      <style:text-properties fo:font-style="italic" style:font-style-asian="italic"/>
    </style:style>
    <style:style style:name="T2369" style:parent-style-name="quote.c" style:family="text">
      <style:text-properties fo:font-style="italic" style:font-style-asian="italic"/>
    </style:style>
    <style:style style:name="T2370" style:parent-style-name="quote.c" style:family="text">
      <style:text-properties fo:font-style="italic" style:font-style-asian="italic"/>
    </style:style>
    <style:style style:name="T2371" style:parent-style-name="quote.c" style:family="text">
      <style:text-properties fo:font-style="italic" style:font-style-asian="italic"/>
    </style:style>
    <style:style style:name="T2372" style:parent-style-name="quote.c" style:family="text">
      <style:text-properties fo:font-style="italic" style:font-style-asian="italic"/>
    </style:style>
    <style:style style:name="T2373" style:parent-style-name="quote.c" style:family="text">
      <style:text-properties fo:font-style="italic" style:font-style-asian="italic"/>
    </style:style>
    <style:style style:name="T2374" style:parent-style-name="quote.c" style:family="text">
      <style:text-properties fo:font-style="italic" style:font-style-asian="italic"/>
    </style:style>
    <style:style style:name="T2375" style:parent-style-name="quote.c" style:family="text">
      <style:text-properties fo:font-style="italic" style:font-style-asian="italic"/>
    </style:style>
    <style:style style:name="T2376" style:parent-style-name="quote.c" style:family="text">
      <style:text-properties fo:font-style="italic" style:font-style-asian="italic"/>
    </style:style>
    <style:style style:name="T2377" style:parent-style-name="quote.c" style:family="text">
      <style:text-properties fo:font-style="italic" style:font-style-asian="italic"/>
    </style:style>
    <style:style style:name="T2378" style:parent-style-name="quote.c" style:family="text">
      <style:text-properties fo:font-style="italic" style:font-style-asian="italic"/>
    </style:style>
    <style:style style:name="T2379" style:parent-style-name="quote.c" style:family="text">
      <style:text-properties fo:font-style="italic" style:font-style-asian="italic"/>
    </style:style>
    <style:style style:name="T2380" style:parent-style-name="quote.c" style:family="text">
      <style:text-properties fo:font-style="italic" style:font-style-asian="italic"/>
    </style:style>
    <style:style style:name="T2381" style:parent-style-name="quote.c" style:family="text">
      <style:text-properties fo:font-style="italic" style:font-style-asian="italic"/>
    </style:style>
    <style:style style:name="T2382" style:parent-style-name="quote.c" style:family="text">
      <style:text-properties fo:font-style="italic" style:font-style-asian="italic"/>
    </style:style>
    <style:style style:name="T2383" style:parent-style-name="quote.c" style:family="text">
      <style:text-properties fo:font-style="italic" style:font-style-asian="italic"/>
    </style:style>
    <style:style style:name="T2384" style:parent-style-name="quote.c" style:family="text">
      <style:text-properties fo:font-style="italic" style:font-style-asian="italic"/>
    </style:style>
    <style:style style:name="T2385" style:parent-style-name="quote.c" style:family="text">
      <style:text-properties fo:font-style="italic" style:font-style-asian="italic"/>
    </style:style>
    <style:style style:name="T2386" style:parent-style-name="quote.c" style:family="text">
      <style:text-properties fo:font-style="italic" style:font-style-asian="italic"/>
    </style:style>
    <style:style style:name="T2387" style:parent-style-name="quote.c" style:family="text">
      <style:text-properties fo:font-style="italic" style:font-style-asian="italic"/>
    </style:style>
    <style:style style:name="T2388" style:parent-style-name="quote.c" style:family="text">
      <style:text-properties fo:font-style="italic" style:font-style-asian="italic"/>
    </style:style>
    <style:style style:name="T2389" style:parent-style-name="quote.c" style:family="text">
      <style:text-properties fo:font-style="italic" style:font-style-asian="italic"/>
    </style:style>
    <style:style style:name="T2390" style:parent-style-name="quote.c" style:family="text">
      <style:text-properties fo:font-style="italic" style:font-style-asian="italic"/>
    </style:style>
    <style:style style:name="T2391" style:parent-style-name="quote.c" style:family="text">
      <style:text-properties fo:font-style="italic" style:font-style-asian="italic"/>
    </style:style>
    <style:style style:name="T2392" style:parent-style-name="quote.c" style:family="text">
      <style:text-properties fo:font-style="italic" style:font-style-asian="italic"/>
    </style:style>
    <style:style style:name="T2393" style:parent-style-name="quote.c" style:family="text">
      <style:text-properties fo:font-style="italic" style:font-style-asian="italic"/>
    </style:style>
    <style:style style:name="T2394" style:parent-style-name="quote.c" style:family="text">
      <style:text-properties fo:font-style="italic" style:font-style-asian="italic"/>
    </style:style>
    <style:style style:name="T2395" style:parent-style-name="quote.c" style:family="text">
      <style:text-properties fo:font-style="italic" style:font-style-asian="italic"/>
    </style:style>
    <style:style style:name="T2396" style:parent-style-name="quote.c" style:family="text">
      <style:text-properties fo:font-style="italic" style:font-style-asian="italic"/>
    </style:style>
    <style:style style:name="T2397" style:parent-style-name="quote.c" style:family="text">
      <style:text-properties fo:font-style="italic" style:font-style-asian="italic"/>
    </style:style>
    <style:style style:name="T2398" style:parent-style-name="quote.c" style:family="text">
      <style:text-properties fo:font-style="italic" style:font-style-asian="italic"/>
    </style:style>
    <style:style style:name="T2399" style:parent-style-name="quote.c" style:family="text">
      <style:text-properties fo:font-style="italic" style:font-style-asian="italic"/>
    </style:style>
    <style:style style:name="T2400" style:parent-style-name="quote.c" style:family="text">
      <style:text-properties fo:font-style="italic" style:font-style-asian="italic"/>
    </style:style>
    <style:style style:name="T2401" style:parent-style-name="quote.c" style:family="text">
      <style:text-properties fo:font-style="italic" style:font-style-asian="italic"/>
    </style:style>
    <style:style style:name="T2402" style:parent-style-name="quote.c" style:family="text">
      <style:text-properties fo:font-style="italic" style:font-style-asian="italic"/>
    </style:style>
    <style:style style:name="T2403" style:parent-style-name="quote.c" style:family="text">
      <style:text-properties fo:font-style="italic" style:font-style-asian="italic"/>
    </style:style>
    <style:style style:name="T2404" style:parent-style-name="quote.c" style:family="text">
      <style:text-properties fo:font-style="italic" style:font-style-asian="italic"/>
    </style:style>
    <style:style style:name="T2405" style:parent-style-name="quote.c" style:family="text">
      <style:text-properties fo:font-style="italic" style:font-style-asian="italic"/>
    </style:style>
    <style:style style:name="T2406" style:parent-style-name="quote.c" style:family="text">
      <style:text-properties fo:font-style="italic" style:font-style-asian="italic"/>
    </style:style>
    <style:style style:name="T2407" style:parent-style-name="quote.c" style:family="text">
      <style:text-properties fo:font-style="italic" style:font-style-asian="italic"/>
    </style:style>
    <style:style style:name="T2408" style:parent-style-name="quote.c" style:family="text">
      <style:text-properties fo:font-style="italic" style:font-style-asian="italic"/>
    </style:style>
    <style:style style:name="T2409" style:parent-style-name="quote.c" style:family="text">
      <style:text-properties fo:font-style="italic" style:font-style-asian="italic"/>
    </style:style>
    <style:style style:name="T2410" style:parent-style-name="quote.c" style:family="text">
      <style:text-properties fo:font-style="italic" style:font-style-asian="italic"/>
    </style:style>
    <style:style style:name="T2411" style:parent-style-name="quote.c" style:family="text">
      <style:text-properties fo:font-style="italic" style:font-style-asian="italic"/>
    </style:style>
    <style:style style:name="T2412" style:parent-style-name="quote.c" style:family="text">
      <style:text-properties fo:font-style="italic" style:font-style-asian="italic"/>
    </style:style>
    <style:style style:name="T2413" style:parent-style-name="quote.c" style:family="text">
      <style:text-properties fo:font-style="italic" style:font-style-asian="italic"/>
    </style:style>
    <style:style style:name="T2414" style:parent-style-name="quote.c" style:family="text">
      <style:text-properties fo:font-style="italic" style:font-style-asian="italic"/>
    </style:style>
    <style:style style:name="T2415" style:parent-style-name="quote.c" style:family="text">
      <style:text-properties fo:font-style="italic" style:font-style-asian="italic"/>
    </style:style>
    <style:style style:name="T2416" style:parent-style-name="quote.c" style:family="text">
      <style:text-properties fo:font-style="italic" style:font-style-asian="italic"/>
    </style:style>
    <style:style style:name="T2417" style:parent-style-name="quote.c" style:family="text">
      <style:text-properties fo:font-style="italic" style:font-style-asian="italic"/>
    </style:style>
    <style:style style:name="T2418" style:parent-style-name="quote.c" style:family="text">
      <style:text-properties fo:font-style="italic" style:font-style-asian="italic"/>
    </style:style>
    <style:style style:name="T2419" style:parent-style-name="quote.c" style:family="text">
      <style:text-properties fo:font-style="italic" style:font-style-asian="italic"/>
    </style:style>
    <style:style style:name="T2420" style:parent-style-name="quote.c" style:family="text">
      <style:text-properties fo:font-style="italic" style:font-style-asian="italic"/>
    </style:style>
    <style:style style:name="T2421" style:parent-style-name="quote.c" style:family="text">
      <style:text-properties fo:font-style="italic" style:font-style-asian="italic"/>
    </style:style>
    <style:style style:name="T2422" style:parent-style-name="quote.c" style:family="text">
      <style:text-properties fo:font-style="italic" style:font-style-asian="italic"/>
    </style:style>
    <style:style style:name="T2423" style:parent-style-name="quote.c" style:family="text">
      <style:text-properties fo:font-style="italic" style:font-style-asian="italic"/>
    </style:style>
    <style:style style:name="T2424" style:parent-style-name="quote.c" style:family="text">
      <style:text-properties fo:font-style="italic" style:font-style-asian="italic"/>
    </style:style>
    <style:style style:name="T2425" style:parent-style-name="quote.c" style:family="text">
      <style:text-properties fo:font-style="italic" style:font-style-asian="italic"/>
    </style:style>
    <style:style style:name="T2426" style:parent-style-name="quote.c" style:family="text">
      <style:text-properties fo:font-style="italic" style:font-style-asian="italic"/>
    </style:style>
    <style:style style:name="T2427" style:parent-style-name="quote.c" style:family="text">
      <style:text-properties fo:font-style="italic" style:font-style-asian="italic"/>
    </style:style>
    <style:style style:name="T2428" style:parent-style-name="quote.c" style:family="text">
      <style:text-properties fo:font-style="italic" style:font-style-asian="italic"/>
    </style:style>
    <style:style style:name="T2429" style:parent-style-name="quote.c" style:family="text">
      <style:text-properties fo:font-style="italic" style:font-style-asian="italic"/>
    </style:style>
    <style:style style:name="T2430" style:parent-style-name="quote.c" style:family="text">
      <style:text-properties fo:font-style="italic" style:font-style-asian="italic"/>
    </style:style>
    <style:style style:name="T2431" style:parent-style-name="quote.c" style:family="text">
      <style:text-properties fo:font-style="italic" style:font-style-asian="italic"/>
    </style:style>
    <style:style style:name="T2432" style:parent-style-name="quote.c" style:family="text">
      <style:text-properties fo:font-style="italic" style:font-style-asian="italic"/>
    </style:style>
    <style:style style:name="T2433" style:parent-style-name="quote.c" style:family="text">
      <style:text-properties fo:font-style="italic" style:font-style-asian="italic"/>
    </style:style>
    <style:style style:name="T2434" style:parent-style-name="quote.c" style:family="text">
      <style:text-properties fo:font-style="italic" style:font-style-asian="italic"/>
    </style:style>
    <style:style style:name="T2435" style:parent-style-name="quote.c" style:family="text">
      <style:text-properties fo:font-style="italic" style:font-style-asian="italic"/>
    </style:style>
    <style:style style:name="T2436" style:parent-style-name="quote.c" style:family="text">
      <style:text-properties fo:font-style="italic" style:font-style-asian="italic"/>
    </style:style>
    <style:style style:name="T2437" style:parent-style-name="quote.c" style:family="text">
      <style:text-properties fo:font-style="italic" style:font-style-asian="italic"/>
    </style:style>
    <style:style style:name="T2438" style:parent-style-name="quote.c" style:family="text">
      <style:text-properties fo:font-style="italic" style:font-style-asian="italic"/>
    </style:style>
    <style:style style:name="T2439" style:parent-style-name="quote.c" style:family="text">
      <style:text-properties fo:font-style="italic" style:font-style-asian="italic"/>
    </style:style>
    <style:style style:name="T2440" style:parent-style-name="quote.c" style:family="text">
      <style:text-properties fo:font-style="italic" style:font-style-asian="italic"/>
    </style:style>
    <style:style style:name="T2441" style:parent-style-name="quote.c" style:family="text">
      <style:text-properties fo:font-style="italic" style:font-style-asian="italic"/>
    </style:style>
    <style:style style:name="T2442" style:parent-style-name="quote.c" style:family="text">
      <style:text-properties fo:font-style="italic" style:font-style-asian="italic"/>
    </style:style>
    <style:style style:name="T2443" style:parent-style-name="quote.c" style:family="text">
      <style:text-properties fo:font-style="italic" style:font-style-asian="italic"/>
    </style:style>
    <style:style style:name="T2444" style:parent-style-name="quote.c" style:family="text">
      <style:text-properties fo:font-style="italic" style:font-style-asian="italic"/>
    </style:style>
    <style:style style:name="T2445" style:parent-style-name="quote.c" style:family="text">
      <style:text-properties fo:font-style="italic" style:font-style-asian="italic"/>
    </style:style>
    <style:style style:name="T2446" style:parent-style-name="quote.c" style:family="text">
      <style:text-properties fo:font-style="italic" style:font-style-asian="italic"/>
    </style:style>
    <style:style style:name="T2447" style:parent-style-name="quote.c" style:family="text">
      <style:text-properties fo:font-style="italic" style:font-style-asian="italic"/>
    </style:style>
    <style:style style:name="T2448" style:parent-style-name="quote.c" style:family="text">
      <style:text-properties fo:font-style="italic" style:font-style-asian="italic"/>
    </style:style>
    <style:style style:name="T2449" style:parent-style-name="quote.c" style:family="text">
      <style:text-properties fo:font-style="italic" style:font-style-asian="italic"/>
    </style:style>
    <style:style style:name="T2450" style:parent-style-name="quote.c" style:family="text">
      <style:text-properties fo:font-style="italic" style:font-style-asian="italic"/>
    </style:style>
    <style:style style:name="T2451" style:parent-style-name="quote.c" style:family="text">
      <style:text-properties fo:font-style="italic" style:font-style-asian="italic"/>
    </style:style>
    <style:style style:name="T2452" style:parent-style-name="quote.c" style:family="text">
      <style:text-properties fo:font-style="italic" style:font-style-asian="italic"/>
    </style:style>
    <style:style style:name="T2453" style:parent-style-name="quote.c" style:family="text">
      <style:text-properties fo:font-style="italic" style:font-style-asian="italic"/>
    </style:style>
    <style:style style:name="T2454" style:parent-style-name="quote.c" style:family="text">
      <style:text-properties fo:font-style="italic" style:font-style-asian="italic"/>
    </style:style>
    <style:style style:name="T2455" style:parent-style-name="quote.c" style:family="text">
      <style:text-properties fo:font-style="italic" style:font-style-asian="italic"/>
    </style:style>
    <style:style style:name="T2456" style:parent-style-name="quote.c" style:family="text">
      <style:text-properties fo:font-style="italic" style:font-style-asian="italic"/>
    </style:style>
    <style:style style:name="T2457" style:parent-style-name="quote.c" style:family="text">
      <style:text-properties fo:font-style="italic" style:font-style-asian="italic"/>
    </style:style>
    <style:style style:name="T2458" style:parent-style-name="quote.c" style:family="text">
      <style:text-properties fo:font-style="italic" style:font-style-asian="italic"/>
    </style:style>
    <style:style style:name="T2459" style:parent-style-name="quote.c" style:family="text">
      <style:text-properties fo:font-style="italic" style:font-style-asian="italic"/>
    </style:style>
    <style:style style:name="T2460" style:parent-style-name="quote.c" style:family="text">
      <style:text-properties fo:font-style="italic" style:font-style-asian="italic"/>
    </style:style>
    <style:style style:name="T2461" style:parent-style-name="quote.c" style:family="text">
      <style:text-properties fo:font-style="italic" style:font-style-asian="italic"/>
    </style:style>
    <style:style style:name="T2462" style:parent-style-name="quote.c" style:family="text">
      <style:text-properties fo:font-style="italic" style:font-style-asian="italic"/>
    </style:style>
    <style:style style:name="T2463" style:parent-style-name="quote.c" style:family="text">
      <style:text-properties fo:font-style="italic" style:font-style-asian="italic"/>
    </style:style>
    <style:style style:name="T2464" style:parent-style-name="quote.c" style:family="text">
      <style:text-properties fo:font-style="italic" style:font-style-asian="italic"/>
    </style:style>
    <style:style style:name="T2465" style:parent-style-name="quote.c" style:family="text">
      <style:text-properties fo:font-style="italic" style:font-style-asian="italic"/>
    </style:style>
    <style:style style:name="T2466" style:parent-style-name="quote.c" style:family="text">
      <style:text-properties fo:font-style="italic" style:font-style-asian="italic"/>
    </style:style>
    <style:style style:name="T2467" style:parent-style-name="quote.c" style:family="text">
      <style:text-properties fo:font-style="italic" style:font-style-asian="italic"/>
    </style:style>
    <style:style style:name="T2468" style:parent-style-name="quote.c" style:family="text">
      <style:text-properties fo:font-style="italic" style:font-style-asian="italic"/>
    </style:style>
    <style:style style:name="T2469" style:parent-style-name="quote.c" style:family="text">
      <style:text-properties fo:font-style="italic" style:font-style-asian="italic"/>
    </style:style>
    <style:style style:name="T2470" style:parent-style-name="quote.c" style:family="text">
      <style:text-properties fo:font-style="italic" style:font-style-asian="italic"/>
    </style:style>
    <style:style style:name="T2471" style:parent-style-name="quote.c" style:family="text">
      <style:text-properties fo:font-style="italic" style:font-style-asian="italic"/>
    </style:style>
    <style:style style:name="T2472" style:parent-style-name="quote.c" style:family="text">
      <style:text-properties fo:font-style="italic" style:font-style-asian="italic"/>
    </style:style>
    <style:style style:name="T2473" style:parent-style-name="quote.c" style:family="text">
      <style:text-properties fo:font-style="italic" style:font-style-asian="italic"/>
    </style:style>
    <style:style style:name="T2474" style:parent-style-name="quote.c" style:family="text">
      <style:text-properties fo:font-style="italic" style:font-style-asian="italic"/>
    </style:style>
    <style:style style:name="T2475" style:parent-style-name="quote.c" style:family="text">
      <style:text-properties fo:font-style="italic" style:font-style-asian="italic"/>
    </style:style>
    <style:style style:name="T2476" style:parent-style-name="quote.c" style:family="text">
      <style:text-properties fo:font-style="italic" style:font-style-asian="italic"/>
    </style:style>
    <style:style style:name="T2477" style:parent-style-name="quote.c" style:family="text">
      <style:text-properties fo:font-style="italic" style:font-style-asian="italic"/>
    </style:style>
    <style:style style:name="T2478" style:parent-style-name="quote.c" style:family="text">
      <style:text-properties fo:font-style="italic" style:font-style-asian="italic"/>
    </style:style>
    <style:style style:name="T2479" style:parent-style-name="quote.c" style:family="text">
      <style:text-properties fo:font-style="italic" style:font-style-asian="italic"/>
    </style:style>
    <style:style style:name="T2480" style:parent-style-name="quote.c" style:family="text">
      <style:text-properties fo:font-style="italic" style:font-style-asian="italic"/>
    </style:style>
    <style:style style:name="T2481" style:parent-style-name="quote.c" style:family="text">
      <style:text-properties fo:font-style="italic" style:font-style-asian="italic"/>
    </style:style>
    <style:style style:name="T2482" style:parent-style-name="quote.c" style:family="text">
      <style:text-properties fo:font-style="italic" style:font-style-asian="italic"/>
    </style:style>
    <style:style style:name="T2483" style:parent-style-name="quote.c" style:family="text">
      <style:text-properties fo:font-style="italic" style:font-style-asian="italic"/>
    </style:style>
    <style:style style:name="T2484" style:parent-style-name="quote.c" style:family="text">
      <style:text-properties fo:font-style="italic" style:font-style-asian="italic"/>
    </style:style>
    <style:style style:name="T2485" style:parent-style-name="quote.c" style:family="text">
      <style:text-properties fo:font-style="italic" style:font-style-asian="italic"/>
    </style:style>
    <style:style style:name="T2486" style:parent-style-name="quote.c" style:family="text">
      <style:text-properties fo:font-style="italic" style:font-style-asian="italic"/>
    </style:style>
    <style:style style:name="T2487" style:parent-style-name="quote.c" style:family="text">
      <style:text-properties fo:font-style="italic" style:font-style-asian="italic"/>
    </style:style>
    <style:style style:name="T2488" style:parent-style-name="quote.c" style:family="text">
      <style:text-properties fo:font-style="italic" style:font-style-asian="italic"/>
    </style:style>
    <style:style style:name="T2489" style:parent-style-name="quote.c" style:family="text">
      <style:text-properties fo:font-style="italic" style:font-style-asian="italic"/>
    </style:style>
    <style:style style:name="T2490" style:parent-style-name="quote.c" style:family="text">
      <style:text-properties fo:font-style="italic" style:font-style-asian="italic"/>
    </style:style>
    <style:style style:name="T2491" style:parent-style-name="quote.c" style:family="text">
      <style:text-properties fo:font-style="italic" style:font-style-asian="italic"/>
    </style:style>
    <style:style style:name="T2492" style:parent-style-name="quote.c" style:family="text">
      <style:text-properties fo:font-style="italic" style:font-style-asian="italic"/>
    </style:style>
    <style:style style:name="T2493" style:parent-style-name="quote.c" style:family="text">
      <style:text-properties fo:font-style="italic" style:font-style-asian="italic"/>
    </style:style>
    <style:style style:name="T2494" style:parent-style-name="quote.c" style:family="text">
      <style:text-properties fo:font-style="italic" style:font-style-asian="italic"/>
    </style:style>
    <style:style style:name="T2495" style:parent-style-name="quote.c" style:family="text">
      <style:text-properties fo:font-style="italic" style:font-style-asian="italic"/>
    </style:style>
    <style:style style:name="T2496" style:parent-style-name="quote.c" style:family="text">
      <style:text-properties fo:font-style="italic" style:font-style-asian="italic"/>
    </style:style>
    <style:style style:name="T2497" style:parent-style-name="quote.c" style:family="text">
      <style:text-properties fo:font-style="italic" style:font-style-asian="italic"/>
    </style:style>
    <style:style style:name="T2498" style:parent-style-name="quote.c" style:family="text">
      <style:text-properties fo:font-style="italic" style:font-style-asian="italic"/>
    </style:style>
    <style:style style:name="T2499" style:parent-style-name="quote.c" style:family="text">
      <style:text-properties fo:font-style="italic" style:font-style-asian="italic"/>
    </style:style>
    <style:style style:name="T2500" style:parent-style-name="quote.c" style:family="text">
      <style:text-properties fo:font-style="italic" style:font-style-asian="italic"/>
    </style:style>
    <style:style style:name="T2501" style:parent-style-name="quote.c" style:family="text">
      <style:text-properties fo:font-style="italic" style:font-style-asian="italic"/>
    </style:style>
    <style:style style:name="T2502" style:parent-style-name="quote.c" style:family="text">
      <style:text-properties fo:font-style="italic" style:font-style-asian="italic"/>
    </style:style>
    <style:style style:name="T2503" style:parent-style-name="quote.c" style:family="text">
      <style:text-properties fo:font-style="italic" style:font-style-asian="italic"/>
    </style:style>
    <style:style style:name="T2504" style:parent-style-name="quote.c" style:family="text">
      <style:text-properties fo:font-style="italic" style:font-style-asian="italic"/>
    </style:style>
    <style:style style:name="T2505" style:parent-style-name="quote.c" style:family="text">
      <style:text-properties fo:font-style="italic" style:font-style-asian="italic"/>
    </style:style>
    <style:style style:name="T2506" style:parent-style-name="quote.c" style:family="text">
      <style:text-properties fo:font-style="italic" style:font-style-asian="italic"/>
    </style:style>
    <style:style style:name="T2507" style:parent-style-name="quote.c" style:family="text">
      <style:text-properties fo:font-style="italic" style:font-style-asian="italic"/>
    </style:style>
    <style:style style:name="T2508" style:parent-style-name="quote.c" style:family="text">
      <style:text-properties fo:font-style="italic" style:font-style-asian="italic"/>
    </style:style>
    <style:style style:name="T2509" style:parent-style-name="quote.c" style:family="text">
      <style:text-properties fo:font-style="italic" style:font-style-asian="italic"/>
    </style:style>
    <style:style style:name="T2510" style:parent-style-name="quote.c" style:family="text">
      <style:text-properties fo:font-style="italic" style:font-style-asian="italic"/>
    </style:style>
    <style:style style:name="T2511" style:parent-style-name="quote.c" style:family="text">
      <style:text-properties fo:font-style="italic" style:font-style-asian="italic"/>
    </style:style>
    <style:style style:name="T2512" style:parent-style-name="quote.c" style:family="text">
      <style:text-properties fo:font-style="italic" style:font-style-asian="italic"/>
    </style:style>
    <style:style style:name="T2513" style:parent-style-name="quote.c" style:family="text">
      <style:text-properties fo:font-style="italic" style:font-style-asian="italic"/>
    </style:style>
    <style:style style:name="T2514" style:parent-style-name="quote.c" style:family="text">
      <style:text-properties fo:font-style="italic" style:font-style-asian="italic"/>
    </style:style>
    <style:style style:name="T2515" style:parent-style-name="quote.c" style:family="text">
      <style:text-properties fo:font-style="italic" style:font-style-asian="italic"/>
    </style:style>
    <style:style style:name="T2516" style:parent-style-name="quote.c" style:family="text">
      <style:text-properties fo:font-style="italic" style:font-style-asian="italic"/>
    </style:style>
    <style:style style:name="T2517" style:parent-style-name="quote.c" style:family="text">
      <style:text-properties fo:font-style="italic" style:font-style-asian="italic"/>
    </style:style>
    <style:style style:name="T2518" style:parent-style-name="quote.c" style:family="text">
      <style:text-properties fo:font-style="italic" style:font-style-asian="italic"/>
    </style:style>
    <style:style style:name="T2519" style:parent-style-name="quote.c" style:family="text">
      <style:text-properties fo:font-style="italic" style:font-style-asian="italic"/>
    </style:style>
    <style:style style:name="T2520" style:parent-style-name="quote.c" style:family="text">
      <style:text-properties fo:font-style="italic" style:font-style-asian="italic"/>
    </style:style>
    <style:style style:name="T2521" style:parent-style-name="quote.c" style:family="text">
      <style:text-properties fo:font-style="italic" style:font-style-asian="italic"/>
    </style:style>
    <style:style style:name="T2522" style:parent-style-name="quote.c" style:family="text">
      <style:text-properties fo:font-style="italic" style:font-style-asian="italic"/>
    </style:style>
    <style:style style:name="T2523" style:parent-style-name="quote.c" style:family="text">
      <style:text-properties fo:font-style="italic" style:font-style-asian="italic"/>
    </style:style>
    <style:style style:name="T2524" style:parent-style-name="quote.c" style:family="text">
      <style:text-properties fo:font-style="italic" style:font-style-asian="italic"/>
    </style:style>
    <style:style style:name="T2525" style:parent-style-name="quote.c" style:family="text">
      <style:text-properties fo:font-style="italic" style:font-style-asian="italic"/>
    </style:style>
    <style:style style:name="T2526" style:parent-style-name="quote.c" style:family="text">
      <style:text-properties fo:font-style="italic" style:font-style-asian="italic"/>
    </style:style>
    <style:style style:name="T2527" style:parent-style-name="quote.c" style:family="text">
      <style:text-properties fo:font-style="italic" style:font-style-asian="italic"/>
    </style:style>
    <style:style style:name="T2528" style:parent-style-name="quote.c" style:family="text">
      <style:text-properties fo:font-style="italic" style:font-style-asian="italic"/>
    </style:style>
    <style:style style:name="T2529" style:parent-style-name="quote.c" style:family="text">
      <style:text-properties fo:font-style="italic" style:font-style-asian="italic"/>
    </style:style>
    <style:style style:name="T2530" style:parent-style-name="quote.c" style:family="text">
      <style:text-properties fo:font-style="italic" style:font-style-asian="italic"/>
    </style:style>
    <style:style style:name="T2531" style:parent-style-name="quote.c" style:family="text">
      <style:text-properties fo:font-style="italic" style:font-style-asian="italic"/>
    </style:style>
    <style:style style:name="T2532" style:parent-style-name="quote.c" style:family="text">
      <style:text-properties fo:font-style="italic" style:font-style-asian="italic"/>
    </style:style>
    <style:style style:name="T2533" style:parent-style-name="quote.c" style:family="text">
      <style:text-properties fo:font-style="italic" style:font-style-asian="italic"/>
    </style:style>
    <style:style style:name="T2534" style:parent-style-name="quote.c" style:family="text">
      <style:text-properties fo:font-style="italic" style:font-style-asian="italic"/>
    </style:style>
    <style:style style:name="T2535" style:parent-style-name="quote.c" style:family="text">
      <style:text-properties fo:font-style="italic" style:font-style-asian="italic"/>
    </style:style>
    <style:style style:name="T2536" style:parent-style-name="quote.c" style:family="text">
      <style:text-properties fo:font-style="italic" style:font-style-asian="italic"/>
    </style:style>
    <style:style style:name="T2537" style:parent-style-name="quote.c" style:family="text">
      <style:text-properties fo:font-style="italic" style:font-style-asian="italic"/>
    </style:style>
    <style:style style:name="T2538" style:parent-style-name="quote.c" style:family="text">
      <style:text-properties fo:font-style="italic" style:font-style-asian="italic"/>
    </style:style>
    <style:style style:name="T2539" style:parent-style-name="quote.c" style:family="text">
      <style:text-properties fo:font-style="italic" style:font-style-asian="italic"/>
    </style:style>
    <style:style style:name="T2540" style:parent-style-name="quote.c" style:family="text">
      <style:text-properties fo:font-style="italic" style:font-style-asian="italic"/>
    </style:style>
    <style:style style:name="T2541" style:parent-style-name="quote.c" style:family="text">
      <style:text-properties fo:font-style="italic" style:font-style-asian="italic"/>
    </style:style>
    <style:style style:name="T2542" style:parent-style-name="quote.c" style:family="text">
      <style:text-properties fo:font-style="italic" style:font-style-asian="italic"/>
    </style:style>
    <style:style style:name="T2543" style:parent-style-name="quote.c" style:family="text">
      <style:text-properties fo:font-style="italic" style:font-style-asian="italic"/>
    </style:style>
    <style:style style:name="T2544" style:parent-style-name="quote.c" style:family="text">
      <style:text-properties fo:font-style="italic" style:font-style-asian="italic"/>
    </style:style>
    <style:style style:name="T2545" style:parent-style-name="quote.c" style:family="text">
      <style:text-properties fo:font-style="italic" style:font-style-asian="italic"/>
    </style:style>
    <style:style style:name="T2546" style:parent-style-name="quote.c" style:family="text">
      <style:text-properties fo:font-style="italic" style:font-style-asian="italic"/>
    </style:style>
    <style:style style:name="T2547" style:parent-style-name="quote.c" style:family="text">
      <style:text-properties fo:font-style="italic" style:font-style-asian="italic"/>
    </style:style>
    <style:style style:name="T2548" style:parent-style-name="quote.c" style:family="text">
      <style:text-properties fo:font-style="italic" style:font-style-asian="italic"/>
    </style:style>
    <style:style style:name="T2549" style:parent-style-name="quote.c" style:family="text">
      <style:text-properties fo:font-style="italic" style:font-style-asian="italic"/>
    </style:style>
    <style:style style:name="T2550" style:parent-style-name="quote.c" style:family="text">
      <style:text-properties fo:font-style="italic" style:font-style-asian="italic"/>
    </style:style>
    <style:style style:name="T2551" style:parent-style-name="quote.c" style:family="text">
      <style:text-properties fo:font-style="italic" style:font-style-asian="italic"/>
    </style:style>
    <style:style style:name="T2552" style:parent-style-name="quote.c" style:family="text">
      <style:text-properties fo:font-style="italic" style:font-style-asian="italic"/>
    </style:style>
    <style:style style:name="T2553" style:parent-style-name="Policepardéfaut" style:family="text">
      <style:text-properties style:text-position="super 63.6%"/>
    </style:style>
    <style:style style:name="T2554" style:parent-style-name="quote.c" style:family="text">
      <style:text-properties style:text-position="super 63.6%"/>
    </style:style>
    <style:style style:name="T2555" style:parent-style-name="Policepardéfaut" style:family="text">
      <style:text-properties fo:font-style="italic" style:font-style-asian="italic"/>
    </style:style>
    <style:style style:name="T2556" style:parent-style-name="Policepardéfaut" style:family="text">
      <style:text-properties style:font-name-complex="Times New Roman" fo:font-size="10pt" style:font-size-asian="10pt" style:font-size-complex="10pt"/>
    </style:style>
    <style:style style:name="T2557" style:parent-style-name="Policepardéfaut" style:family="text">
      <style:text-properties fo:font-style="italic" style:font-style-asian="italic"/>
    </style:style>
    <style:style style:name="T2558" style:parent-style-name="quote.c" style:family="text">
      <style:text-properties fo:font-style="italic" style:font-style-asian="italic"/>
    </style:style>
    <style:style style:name="T2559" style:parent-style-name="pb" style:family="text">
      <style:text-properties style:text-position="0% 100%"/>
    </style:style>
    <style:style style:name="T2560" style:parent-style-name="Policepardéfaut" style:family="text">
      <style:text-properties style:font-name-complex="Times New Roman"/>
    </style:style>
    <style:style style:name="T2561" style:parent-style-name="Policepardéfaut" style:family="text">
      <style:text-properties style:font-name-complex="Times New Roman"/>
    </style:style>
    <style:style style:name="T2562" style:parent-style-name="Policepardéfaut" style:family="text">
      <style:text-properties style:font-name-complex="Times New Roman"/>
    </style:style>
    <style:style style:name="T2563" style:parent-style-name="Policepardéfaut" style:family="text">
      <style:text-properties style:font-name-complex="Times New Roman" fo:font-style="italic" style:font-style-asian="italic"/>
    </style:style>
    <style:style style:name="T2564" style:parent-style-name="Policepardéfaut" style:family="text">
      <style:text-properties style:font-name-complex="Times New Roman"/>
    </style:style>
    <style:style style:name="T2565" style:parent-style-name="Policepardéfaut" style:family="text">
      <style:text-properties style:font-name-complex="Times New Roman"/>
    </style:style>
    <style:style style:name="T2566" style:parent-style-name="Policepardéfaut" style:family="text">
      <style:text-properties style:font-name-complex="Times New Roman"/>
    </style:style>
    <style:style style:name="T2567" style:parent-style-name="Policepardéfaut" style:family="text">
      <style:text-properties style:font-name-complex="Times New Roman"/>
    </style:style>
    <style:style style:name="T2568" style:parent-style-name="Policepardéfaut" style:family="text">
      <style:text-properties style:font-name-complex="Times New Roman"/>
    </style:style>
    <style:style style:name="T2569" style:parent-style-name="Policepardéfaut" style:family="text">
      <style:text-properties style:font-name-complex="Times New Roman"/>
    </style:style>
    <style:style style:name="T2570" style:parent-style-name="Policepardéfaut" style:family="text">
      <style:text-properties style:font-name-complex="Times New Roman"/>
    </style:style>
    <style:style style:name="T2571" style:parent-style-name="Policepardéfaut" style:family="text">
      <style:text-properties style:font-name-complex="Times New Roman"/>
    </style:style>
    <style:style style:name="T2572" style:parent-style-name="Policepardéfaut" style:family="text">
      <style:text-properties style:font-name-complex="Times New Roman"/>
    </style:style>
    <style:style style:name="T2573" style:parent-style-name="Policepardéfaut" style:family="text">
      <style:text-properties style:font-name-complex="Times New Roman"/>
    </style:style>
    <style:style style:name="T2574" style:parent-style-name="Policepardéfaut" style:family="text">
      <style:text-properties style:font-name-complex="Times New Roman"/>
    </style:style>
    <style:style style:name="T2575" style:parent-style-name="Policepardéfaut" style:family="text">
      <style:text-properties style:font-name-complex="Times New Roman"/>
    </style:style>
    <style:style style:name="T2576" style:parent-style-name="Policepardéfaut" style:family="text">
      <style:text-properties style:font-name-complex="Times New Roman" fo:font-style="italic" style:font-style-asian="italic"/>
    </style:style>
    <style:style style:name="T2577" style:parent-style-name="Policepardéfaut" style:family="text">
      <style:text-properties style:font-name-complex="Times New Roman"/>
    </style:style>
    <style:style style:name="T2578" style:parent-style-name="Policepardéfaut" style:family="text">
      <style:text-properties style:font-name-complex="Times New Roman"/>
    </style:style>
    <style:style style:name="T2579" style:parent-style-name="Policepardéfaut" style:family="text">
      <style:text-properties fo:font-style="italic" style:font-style-asian="italic"/>
    </style:style>
    <style:style style:name="T2580" style:parent-style-name="Policepardéfaut" style:family="text">
      <style:text-properties style:font-name-complex="Times New Roman"/>
    </style:style>
    <style:style style:name="T2581" style:parent-style-name="Policepardéfaut" style:family="text">
      <style:text-properties style:font-name-complex="Times New Roman"/>
    </style:style>
    <style:style style:name="T2582" style:parent-style-name="Policepardéfaut" style:family="text">
      <style:text-properties style:font-name-complex="Times New Roman"/>
    </style:style>
    <style:style style:name="T2583" style:parent-style-name="Policepardéfaut" style:family="text">
      <style:text-properties fo:font-style="italic" style:font-style-asian="italic"/>
    </style:style>
    <style:style style:name="T2584" style:parent-style-name="Policepardéfaut" style:family="text">
      <style:text-properties fo:font-style="italic" style:font-style-asian="italic"/>
    </style:style>
    <style:style style:name="T2585" style:parent-style-name="Policepardéfaut" style:family="text">
      <style:text-properties fo:font-style="italic" style:font-style-asian="italic"/>
    </style:style>
    <style:style style:name="T2586" style:parent-style-name="Policepardéfaut" style:family="text">
      <style:text-properties fo:font-style="italic" style:font-style-asian="italic"/>
    </style:style>
    <style:style style:name="T2587" style:parent-style-name="Policepardéfaut" style:family="text">
      <style:text-properties fo:font-style="italic" style:font-style-asian="italic"/>
    </style:style>
    <style:style style:name="T2588" style:parent-style-name="pb" style:family="text">
      <style:text-properties style:text-position="0% 100%"/>
    </style:style>
    <style:style style:name="T2589" style:parent-style-name="Policepardéfaut" style:family="text">
      <style:text-properties style:font-name-complex="Times New Roman"/>
    </style:style>
    <style:style style:name="T2590" style:parent-style-name="Policepardéfaut" style:family="text">
      <style:text-properties style:font-name-complex="Times New Roman"/>
    </style:style>
    <style:style style:name="T2591" style:parent-style-name="Policepardéfaut" style:family="text">
      <style:text-properties style:font-name-complex="Times New Roman" fo:font-variant="small-caps"/>
    </style:style>
    <style:style style:name="T2592" style:parent-style-name="Policepardéfaut" style:family="text">
      <style:text-properties style:font-name-complex="Times New Roman"/>
    </style:style>
    <style:style style:name="T2593" style:parent-style-name="Policepardéfaut" style:family="text">
      <style:text-properties style:font-name-complex="Times New Roman"/>
    </style:style>
    <style:style style:name="T2594" style:parent-style-name="Policepardéfaut" style:family="text">
      <style:text-properties fo:font-style="italic" style:font-style-asian="italic"/>
    </style:style>
    <style:style style:name="T2595" style:parent-style-name="Policepardéfaut" style:family="text">
      <style:text-properties style:font-name-complex="Times New Roman"/>
    </style:style>
    <style:style style:name="T2596" style:parent-style-name="Policepardéfaut" style:family="text">
      <style:text-properties style:font-name-complex="Times New Roman"/>
    </style:style>
    <style:style style:name="T2597" style:parent-style-name="Policepardéfaut" style:family="text">
      <style:text-properties style:font-name-complex="Times New Roman" fo:font-variant="small-caps"/>
    </style:style>
    <style:style style:name="T2598" style:parent-style-name="Policepardéfaut" style:family="text">
      <style:text-properties style:font-name-complex="Times New Roman"/>
    </style:style>
    <style:style style:name="T2599" style:parent-style-name="Policepardéfaut" style:family="text">
      <style:text-properties style:font-name-complex="Times New Roman"/>
    </style:style>
    <style:style style:name="T2600" style:parent-style-name="Policepardéfaut" style:family="text">
      <style:text-properties fo:font-style="italic" style:font-style-asian="italic"/>
    </style:style>
    <style:style style:name="T2601" style:parent-style-name="Policepardéfaut" style:family="text">
      <style:text-properties fo:font-style="italic" style:font-style-asian="italic"/>
    </style:style>
    <style:style style:name="T2602" style:parent-style-name="Policepardéfaut" style:family="text">
      <style:text-properties fo:font-style="italic" style:font-style-asian="italic"/>
    </style:style>
    <style:style style:name="T2603" style:parent-style-name="Policepardéfaut" style:family="text">
      <style:text-properties fo:font-style="italic" style:font-style-asian="italic"/>
    </style:style>
    <style:style style:name="T2604" style:parent-style-name="Policepardéfaut" style:family="text">
      <style:text-properties fo:font-style="italic" style:font-style-asian="italic"/>
    </style:style>
    <style:style style:name="T2605" style:parent-style-name="Policepardéfaut" style:family="text">
      <style:text-properties fo:font-style="italic" style:font-style-asian="italic"/>
    </style:style>
    <style:style style:name="T2606" style:parent-style-name="Policepardéfaut" style:family="text">
      <style:text-properties fo:font-style="italic" style:font-style-asian="italic"/>
    </style:style>
    <style:style style:name="T2607" style:parent-style-name="Policepardéfaut" style:family="text">
      <style:text-properties fo:font-style="italic" style:font-style-asian="italic"/>
    </style:style>
    <style:style style:name="T2608" style:parent-style-name="Policepardéfaut" style:family="text">
      <style:text-properties fo:font-style="italic" style:font-style-asian="italic"/>
    </style:style>
    <style:style style:name="T2609" style:parent-style-name="Policepardéfaut" style:family="text">
      <style:text-properties fo:font-style="italic" style:font-style-asian="italic"/>
    </style:style>
    <style:style style:name="T2610" style:parent-style-name="Policepardéfaut" style:family="text">
      <style:text-properties fo:font-style="italic" style:font-style-asian="italic"/>
    </style:style>
    <style:style style:name="T2611" style:parent-style-name="Policepardéfaut" style:family="text">
      <style:text-properties fo:font-style="italic" style:font-style-asian="italic"/>
    </style:style>
    <style:style style:name="T2612" style:parent-style-name="Policepardéfaut" style:family="text">
      <style:text-properties style:font-name-complex="Times New Roman"/>
    </style:style>
    <style:style style:name="T2613" style:parent-style-name="Policepardéfaut" style:family="text">
      <style:text-properties style:font-name-complex="Times New Roman"/>
    </style:style>
    <style:style style:name="T2614" style:parent-style-name="Policepardéfaut" style:family="text">
      <style:text-properties style:font-name-complex="Times New Roman"/>
    </style:style>
    <style:style style:name="T2615" style:parent-style-name="Policepardéfaut" style:family="text">
      <style:text-properties style:font-name-complex="Times New Roman" fo:font-variant="small-caps"/>
    </style:style>
    <style:style style:name="T2616" style:parent-style-name="Policepardéfaut" style:family="text">
      <style:text-properties style:font-name-complex="Times New Roman"/>
    </style:style>
    <style:style style:name="T2617" style:parent-style-name="Policepardéfaut" style:family="text">
      <style:text-properties style:font-name-complex="Times New Roman"/>
    </style:style>
    <style:style style:name="T2618" style:parent-style-name="Policepardéfaut" style:family="text">
      <style:text-properties fo:font-style="italic" style:font-style-asian="italic"/>
    </style:style>
    <style:style style:name="T2619" style:parent-style-name="Policepardéfaut" style:family="text">
      <style:text-properties fo:font-style="italic" style:font-style-asian="italic"/>
    </style:style>
    <style:style style:name="T2620" style:parent-style-name="Policepardéfaut" style:family="text">
      <style:text-properties fo:font-style="italic" style:font-style-asian="italic"/>
    </style:style>
    <style:style style:name="T2621" style:parent-style-name="Policepardéfaut" style:family="text">
      <style:text-properties fo:font-style="italic" style:font-style-asian="italic"/>
    </style:style>
    <style:style style:name="T2622" style:parent-style-name="Policepardéfaut" style:family="text">
      <style:text-properties style:font-name-complex="Times New Roman"/>
    </style:style>
    <style:style style:name="T2623" style:parent-style-name="Policepardéfaut" style:family="text">
      <style:text-properties style:font-name-complex="Times New Roman" fo:font-variant="small-caps"/>
    </style:style>
    <style:style style:name="T2624" style:parent-style-name="Policepardéfaut" style:family="text">
      <style:text-properties style:font-name-complex="Times New Roman"/>
    </style:style>
    <style:style style:name="T2625" style:parent-style-name="Policepardéfaut" style:family="text">
      <style:text-properties style:font-name-complex="Times New Roman"/>
    </style:style>
    <style:style style:name="T2626" style:parent-style-name="Policepardéfaut" style:family="text">
      <style:text-properties fo:font-style="italic" style:font-style-asian="italic"/>
    </style:style>
    <style:style style:name="T2627" style:parent-style-name="Policepardéfaut" style:family="text">
      <style:text-properties fo:font-style="italic" style:font-style-asian="italic"/>
    </style:style>
    <style:style style:name="T2628" style:parent-style-name="Policepardéfaut" style:family="text">
      <style:text-properties fo:font-style="italic" style:font-style-asian="italic"/>
    </style:style>
    <style:style style:name="T2629" style:parent-style-name="Policepardéfaut" style:family="text">
      <style:text-properties fo:font-style="italic" style:font-style-asian="italic"/>
    </style:style>
    <style:style style:name="T2630" style:parent-style-name="Policepardéfaut" style:family="text">
      <style:text-properties fo:font-style="italic" style:font-style-asian="italic"/>
    </style:style>
    <style:style style:name="T2631" style:parent-style-name="Policepardéfaut" style:family="text">
      <style:text-properties fo:font-style="italic" style:font-style-asian="italic"/>
    </style:style>
    <style:style style:name="T2632" style:parent-style-name="Policepardéfaut" style:family="text">
      <style:text-properties fo:font-style="italic" style:font-style-asian="italic"/>
    </style:style>
    <style:style style:name="T2633" style:parent-style-name="pb" style:family="text">
      <style:text-properties style:text-position="0% 100%"/>
    </style:style>
    <style:style style:name="T2634" style:parent-style-name="Policepardéfaut" style:family="text">
      <style:text-properties fo:font-style="italic" style:font-style-asian="italic"/>
    </style:style>
    <style:style style:name="T2635" style:parent-style-name="Policepardéfaut" style:family="text">
      <style:text-properties fo:font-style="italic" style:font-style-asian="italic"/>
    </style:style>
    <style:style style:name="T2636" style:parent-style-name="Policepardéfaut" style:family="text">
      <style:text-properties fo:font-style="italic" style:font-style-asian="italic"/>
    </style:style>
    <style:style style:name="T2637" style:parent-style-name="Policepardéfaut" style:family="text">
      <style:text-properties fo:font-style="italic" style:font-style-asian="italic"/>
    </style:style>
    <style:style style:name="T2638" style:parent-style-name="Policepardéfaut" style:family="text">
      <style:text-properties fo:font-style="italic" style:font-style-asian="italic"/>
    </style:style>
    <style:style style:name="T2639" style:parent-style-name="Policepardéfaut" style:family="text">
      <style:text-properties fo:font-style="italic" style:font-style-asian="italic"/>
    </style:style>
    <style:style style:name="T2640" style:parent-style-name="Policepardéfaut" style:family="text">
      <style:text-properties fo:font-style="italic" style:font-style-asian="italic"/>
    </style:style>
    <style:style style:name="T2641" style:parent-style-name="Policepardéfaut" style:family="text">
      <style:text-properties fo:font-style="italic" style:font-style-asian="italic"/>
    </style:style>
    <style:style style:name="T2642" style:parent-style-name="Policepardéfaut" style:family="text">
      <style:text-properties fo:font-style="italic" style:font-style-asian="italic"/>
    </style:style>
    <style:style style:name="T2643" style:parent-style-name="Policepardéfaut" style:family="text">
      <style:text-properties fo:font-style="italic" style:font-style-asian="italic"/>
    </style:style>
    <style:style style:name="T2644" style:parent-style-name="Policepardéfaut" style:family="text">
      <style:text-properties fo:font-style="italic" style:font-style-asian="italic"/>
    </style:style>
    <style:style style:name="T2645" style:parent-style-name="Policepardéfaut" style:family="text">
      <style:text-properties fo:font-style="italic" style:font-style-asian="italic"/>
    </style:style>
    <style:style style:name="T2646" style:parent-style-name="Policepardéfaut" style:family="text">
      <style:text-properties fo:font-style="italic" style:font-style-asian="italic"/>
    </style:style>
    <style:style style:name="T2647" style:parent-style-name="Policepardéfaut" style:family="text">
      <style:text-properties fo:font-style="italic" style:font-style-asian="italic"/>
    </style:style>
    <style:style style:name="T2648" style:parent-style-name="pb" style:family="text">
      <style:text-properties style:text-position="0% 100%"/>
    </style:style>
    <style:style style:name="T2649" style:parent-style-name="pb" style:family="text">
      <style:text-properties style:text-position="0% 100%"/>
    </style:style>
    <style:style style:name="T2650" style:parent-style-name="Policepardéfaut" style:family="text">
      <style:text-properties fo:font-style="italic" style:font-style-asian="italic"/>
    </style:style>
    <style:style style:name="T2651" style:parent-style-name="Policepardéfaut" style:family="text">
      <style:text-properties fo:font-style="italic" style:font-style-asian="italic"/>
    </style:style>
    <style:style style:name="T2652" style:parent-style-name="Policepardéfaut" style:family="text">
      <style:text-properties fo:font-style="italic" style:font-style-asian="italic"/>
    </style:style>
    <style:style style:name="T2653" style:parent-style-name="Policepardéfaut" style:family="text">
      <style:text-properties fo:font-style="italic" style:font-style-asian="italic"/>
    </style:style>
    <style:style style:name="T2654" style:parent-style-name="Policepardéfaut" style:family="text">
      <style:text-properties fo:font-style="italic" style:font-style-asian="italic"/>
    </style:style>
    <style:style style:name="T2655" style:parent-style-name="Policepardéfaut" style:family="text">
      <style:text-properties fo:font-style="italic" style:font-style-asian="italic"/>
    </style:style>
    <style:style style:name="T2656" style:parent-style-name="Policepardéfaut" style:family="text">
      <style:text-properties fo:font-style="italic" style:font-style-asian="italic"/>
    </style:style>
    <style:style style:name="T2657" style:parent-style-name="Policepardéfaut" style:family="text">
      <style:text-properties fo:font-style="italic" style:font-style-asian="italic"/>
    </style:style>
    <style:style style:name="T2658" style:parent-style-name="Policepardéfaut" style:family="text">
      <style:text-properties fo:font-style="italic" style:font-style-asian="italic"/>
    </style:style>
    <style:style style:name="T2659" style:parent-style-name="Policepardéfaut" style:family="text">
      <style:text-properties fo:font-style="italic" style:font-style-asian="italic"/>
    </style:style>
    <style:style style:name="T2660" style:parent-style-name="Policepardéfaut" style:family="text">
      <style:text-properties fo:font-style="italic" style:font-style-asian="italic"/>
    </style:style>
    <style:style style:name="T2661" style:parent-style-name="pb" style:family="text">
      <style:text-properties style:text-position="0% 100%"/>
    </style:style>
    <style:style style:name="T2662" style:parent-style-name="Policepardéfaut" style:family="text">
      <style:text-properties fo:font-style="italic" style:font-style-asian="italic"/>
    </style:style>
    <style:style style:name="T2663" style:parent-style-name="Policepardéfaut" style:family="text">
      <style:text-properties fo:font-style="italic" style:font-style-asian="italic"/>
    </style:style>
    <style:style style:name="T2664" style:parent-style-name="Policepardéfaut" style:family="text">
      <style:text-properties fo:font-style="italic" style:font-style-asian="italic"/>
    </style:style>
    <style:style style:name="T2665" style:parent-style-name="Policepardéfaut" style:family="text">
      <style:text-properties fo:font-style="italic" style:font-style-asian="italic"/>
    </style:style>
    <style:style style:name="T2666" style:parent-style-name="Policepardéfaut" style:family="text">
      <style:text-properties fo:font-style="italic" style:font-style-asian="italic"/>
    </style:style>
    <style:style style:name="T2667" style:parent-style-name="pb" style:family="text">
      <style:text-properties style:text-position="0% 100%"/>
    </style:style>
    <style:style style:name="T2668" style:parent-style-name="Policepardéfaut" style:family="text">
      <style:text-properties fo:font-size="10pt" style:font-size-asian="10pt" style:font-size-complex="10pt"/>
    </style:style>
    <style:style style:name="T2669" style:parent-style-name="Policepardéfaut" style:family="text">
      <style:text-properties fo:font-style="italic" style:font-style-asian="italic"/>
    </style:style>
    <style:style style:name="T2670" style:parent-style-name="Policepardéfaut" style:family="text">
      <style:text-properties fo:font-style="italic" style:font-style-asian="italic"/>
    </style:style>
    <style:style style:name="T2671" style:parent-style-name="Policepardéfaut" style:family="text">
      <style:text-properties fo:font-style="italic" style:font-style-asian="italic"/>
    </style:style>
    <style:style style:name="T2672" style:parent-style-name="Policepardéfaut" style:family="text">
      <style:text-properties fo:font-style="italic" style:font-style-asian="italic"/>
    </style:style>
    <style:style style:name="T2673" style:parent-style-name="Policepardéfaut" style:family="text">
      <style:text-properties fo:font-style="italic" style:font-style-asian="italic"/>
    </style:style>
    <style:style style:name="T2674" style:parent-style-name="Policepardéfaut" style:family="text">
      <style:text-properties fo:font-style="italic" style:font-style-asian="italic"/>
    </style:style>
    <style:style style:name="T2675" style:parent-style-name="Policepardéfaut" style:family="text">
      <style:text-properties fo:font-style="italic" style:font-style-asian="italic"/>
    </style:style>
    <style:style style:name="T2676" style:parent-style-name="pb" style:family="text">
      <style:text-properties style:text-position="0% 100%"/>
    </style:style>
    <style:style style:name="T2677" style:parent-style-name="Policepardéfaut" style:family="text">
      <style:text-properties fo:font-style="italic" style:font-style-asian="italic"/>
    </style:style>
    <style:style style:name="T2678" style:parent-style-name="Policepardéfaut" style:family="text">
      <style:text-properties style:font-name-complex="Times New Roman" style:font-size-complex="10pt"/>
    </style:style>
    <style:style style:name="T2679" style:parent-style-name="quote.c" style:family="text">
      <style:text-properties fo:font-style="italic" style:font-style-asian="italic"/>
    </style:style>
    <style:style style:name="T2680" style:parent-style-name="Policepardéfaut" style:family="text">
      <style:text-properties style:font-name-complex="Times New Roman" style:font-size-complex="10pt"/>
    </style:style>
    <style:style style:name="T2681" style:parent-style-name="Policepardéfaut" style:family="text">
      <style:text-properties style:font-name-complex="Times New Roman" style:font-size-complex="10pt"/>
    </style:style>
    <style:style style:name="T2682" style:parent-style-name="Policepardéfaut" style:family="text">
      <style:text-properties style:font-name-complex="Times New Roman" fo:font-style="italic" style:font-style-asian="italic" style:font-size-complex="10pt"/>
    </style:style>
    <style:style style:name="T2683" style:parent-style-name="Policepardéfaut" style:family="text">
      <style:text-properties style:font-name-complex="Times New Roman" style:font-size-complex="10pt"/>
    </style:style>
    <style:style style:name="T2684" style:parent-style-name="Policepardéfaut" style:family="text">
      <style:text-properties style:font-name-complex="Times New Roman" style:font-size-complex="10pt"/>
    </style:style>
    <style:style style:name="T2685" style:parent-style-name="Policepardéfaut" style:family="text">
      <style:text-properties style:font-name-complex="Times New Roman" style:font-size-complex="10pt"/>
    </style:style>
    <style:style style:name="T2686" style:parent-style-name="Policepardéfaut" style:family="text">
      <style:text-properties style:font-name-complex="Times New Roman" style:font-size-complex="10pt"/>
    </style:style>
    <style:style style:name="T2687" style:parent-style-name="Policepardéfaut" style:family="text">
      <style:text-properties style:font-name-complex="Times New Roman" style:font-size-complex="10pt"/>
    </style:style>
    <style:style style:name="T2688" style:parent-style-name="Policepardéfaut" style:family="text">
      <style:text-properties fo:font-style="italic" style:font-style-asian="italic"/>
    </style:style>
    <style:style style:name="T2689" style:parent-style-name="Policepardéfaut" style:family="text">
      <style:text-properties fo:font-style="italic" style:font-style-asian="italic"/>
    </style:style>
    <style:style style:name="T2690" style:parent-style-name="Policepardéfaut" style:family="text">
      <style:text-properties fo:font-style="italic" style:font-style-asian="italic"/>
    </style:style>
    <style:style style:name="T2691" style:parent-style-name="Policepardéfaut" style:family="text">
      <style:text-properties fo:font-style="italic" style:font-style-asian="italic"/>
    </style:style>
    <style:style style:name="T2692" style:parent-style-name="Policepardéfaut" style:family="text">
      <style:text-properties fo:font-style="italic" style:font-style-asian="italic"/>
    </style:style>
    <style:style style:name="T2693" style:parent-style-name="Policepardéfaut" style:family="text">
      <style:text-properties fo:font-style="italic" style:font-style-asian="italic"/>
    </style:style>
    <style:style style:name="T2694" style:parent-style-name="Policepardéfaut" style:family="text">
      <style:text-properties fo:font-style="italic" style:font-style-asian="italic"/>
    </style:style>
    <style:style style:name="T2695" style:parent-style-name="pb" style:family="text">
      <style:text-properties style:text-position="0% 100%"/>
    </style:style>
    <style:style style:name="T2696" style:parent-style-name="pb" style:family="text">
      <style:text-properties style:text-position="0% 100%"/>
    </style:style>
    <style:style style:name="T2697" style:parent-style-name="quote.c" style:family="text">
      <style:text-properties fo:font-style="italic" style:font-style-asian="italic"/>
    </style:style>
    <style:style style:name="T2698" style:parent-style-name="quote.c" style:family="text">
      <style:text-properties fo:font-style="italic" style:font-style-asian="italic"/>
    </style:style>
    <style:style style:name="T2699" style:parent-style-name="pb" style:family="text">
      <style:text-properties style:text-position="0% 100%"/>
    </style:style>
    <style:style style:name="T2700" style:parent-style-name="Policepardéfaut" style:family="text">
      <style:text-properties style:text-position="super 63.6%"/>
    </style:style>
    <style:style style:name="T2701" style:parent-style-name="Policepardéfaut" style:family="text">
      <style:text-properties style:text-position="super 63.6%"/>
    </style:style>
    <style:style style:name="T2702" style:parent-style-name="Policepardéfaut" style:family="text">
      <style:text-properties style:text-position="super 63.6%"/>
    </style:style>
    <style:style style:name="T2703" style:parent-style-name="Policepardéfaut" style:family="text">
      <style:text-properties fo:font-style="italic" style:font-style-asian="italic"/>
    </style:style>
    <style:style style:name="T2704" style:parent-style-name="Policepardéfaut" style:family="text">
      <style:text-properties style:text-position="super 63.6%"/>
    </style:style>
    <style:style style:name="T2705" style:parent-style-name="pb" style:family="text">
      <style:text-properties style:text-position="0% 100%"/>
    </style:style>
    <style:style style:name="T2706" style:parent-style-name="quote.c" style:family="text">
      <style:text-properties fo:font-style="italic" style:font-style-asian="italic"/>
    </style:style>
    <style:style style:name="T2707" style:parent-style-name="quote.c" style:family="text">
      <style:text-properties fo:font-style="italic" style:font-style-asian="italic"/>
    </style:style>
    <style:style style:name="T2708" style:parent-style-name="quote.c" style:family="text">
      <style:text-properties fo:font-style="italic" style:font-style-asian="italic"/>
    </style:style>
    <style:style style:name="T2709" style:parent-style-name="quote.c" style:family="text">
      <style:text-properties fo:font-style="italic" style:font-style-asian="italic"/>
    </style:style>
    <style:style style:name="T2710" style:parent-style-name="quote.c" style:family="text">
      <style:text-properties fo:font-style="italic" style:font-style-asian="italic"/>
    </style:style>
    <style:style style:name="T2711" style:parent-style-name="quote.c" style:family="text">
      <style:text-properties fo:font-style="italic" style:font-style-asian="italic"/>
    </style:style>
    <style:style style:name="T2712" style:parent-style-name="quote.c" style:family="text">
      <style:text-properties fo:font-style="italic" style:font-style-asian="italic"/>
    </style:style>
    <style:style style:name="T2713" style:parent-style-name="Policepardéfaut" style:family="text">
      <style:text-properties style:font-name-complex="Times New Roman" style:font-size-complex="10pt"/>
    </style:style>
    <style:style style:name="T2714" style:parent-style-name="Policepardéfaut" style:family="text">
      <style:text-properties style:font-name-complex="Times New Roman" style:font-size-complex="10pt"/>
    </style:style>
    <style:style style:name="T2715" style:parent-style-name="Policepardéfaut" style:family="text">
      <style:text-properties style:font-name-complex="Times New Roman" style:font-size-complex="10pt"/>
    </style:style>
    <style:style style:name="T2716" style:parent-style-name="Policepardéfaut" style:family="text">
      <style:text-properties style:font-name-complex="Times New Roman" style:font-size-complex="10pt"/>
    </style:style>
    <style:style style:name="T2717" style:parent-style-name="quote.c" style:family="text">
      <style:text-properties fo:font-style="italic" style:font-style-asian="italic"/>
    </style:style>
    <style:style style:name="T2718" style:parent-style-name="quote.c" style:family="text">
      <style:text-properties fo:font-style="italic" style:font-style-asian="italic"/>
    </style:style>
    <style:style style:name="T2719" style:parent-style-name="quote.c" style:family="text">
      <style:text-properties fo:font-style="italic" style:font-style-asian="italic"/>
    </style:style>
    <style:style style:name="T2720" style:parent-style-name="quote.c" style:family="text">
      <style:text-properties fo:font-style="italic" style:font-style-asian="italic"/>
    </style:style>
    <style:style style:name="T2721" style:parent-style-name="quote.c" style:family="text">
      <style:text-properties fo:font-style="italic" style:font-style-asian="italic"/>
    </style:style>
    <style:style style:name="T2722" style:parent-style-name="quote.c" style:family="text">
      <style:text-properties fo:font-style="italic" style:font-style-asian="italic"/>
    </style:style>
    <style:style style:name="T2723" style:parent-style-name="quote.c" style:family="text">
      <style:text-properties fo:font-style="italic" style:font-style-asian="italic"/>
    </style:style>
    <style:style style:name="T2724" style:parent-style-name="quote.c" style:family="text">
      <style:text-properties fo:font-style="italic" style:font-style-asian="italic"/>
    </style:style>
    <style:style style:name="T2725" style:parent-style-name="quote.c" style:family="text">
      <style:text-properties fo:font-style="italic" style:font-style-asian="italic"/>
    </style:style>
    <style:style style:name="T2726" style:parent-style-name="quote.c" style:family="text">
      <style:text-properties fo:font-style="italic" style:font-style-asian="italic"/>
    </style:style>
    <style:style style:name="T2727" style:parent-style-name="quote.c" style:family="text">
      <style:text-properties fo:font-style="italic" style:font-style-asian="italic"/>
    </style:style>
    <style:style style:name="T2728" style:parent-style-name="quote.c" style:family="text">
      <style:text-properties fo:font-style="italic" style:font-style-asian="italic"/>
    </style:style>
    <style:style style:name="T2729" style:parent-style-name="quote.c" style:family="text">
      <style:text-properties fo:font-style="italic" style:font-style-asian="italic"/>
    </style:style>
    <style:style style:name="T2730" style:parent-style-name="quote.c" style:family="text">
      <style:text-properties fo:font-style="italic" style:font-style-asian="italic"/>
    </style:style>
    <style:style style:name="T2731" style:parent-style-name="quote.c" style:family="text">
      <style:text-properties fo:font-style="italic" style:font-style-asian="italic"/>
    </style:style>
    <style:style style:name="T2732" style:parent-style-name="quote.c" style:family="text">
      <style:text-properties fo:font-style="italic" style:font-style-asian="italic"/>
    </style:style>
    <style:style style:name="T2733" style:parent-style-name="quote.c" style:family="text">
      <style:text-properties fo:font-style="italic" style:font-style-asian="italic"/>
    </style:style>
    <style:style style:name="T2734" style:parent-style-name="quote.c" style:family="text">
      <style:text-properties fo:font-style="italic" style:font-style-asian="italic"/>
    </style:style>
    <style:style style:name="T2735" style:parent-style-name="quote.c" style:family="text">
      <style:text-properties fo:font-style="italic" style:font-style-asian="italic"/>
    </style:style>
    <style:style style:name="T2736" style:parent-style-name="quote.c" style:family="text">
      <style:text-properties fo:font-style="italic" style:font-style-asian="italic"/>
    </style:style>
    <style:style style:name="T2737" style:parent-style-name="quote.c" style:family="text">
      <style:text-properties fo:font-style="italic" style:font-style-asian="italic"/>
    </style:style>
    <style:style style:name="T2738" style:parent-style-name="quote.c" style:family="text">
      <style:text-properties fo:font-style="italic" style:font-style-asian="italic"/>
    </style:style>
    <style:style style:name="T2739" style:parent-style-name="quote.c" style:family="text">
      <style:text-properties fo:font-style="italic" style:font-style-asian="italic"/>
    </style:style>
    <style:style style:name="T2740" style:parent-style-name="quote.c" style:family="text">
      <style:text-properties fo:font-style="italic" style:font-style-asian="italic"/>
    </style:style>
    <style:style style:name="T2741" style:parent-style-name="quote.c" style:family="text">
      <style:text-properties fo:font-style="italic" style:font-style-asian="italic"/>
    </style:style>
    <style:style style:name="T2742" style:parent-style-name="quote.c" style:family="text">
      <style:text-properties fo:font-style="italic" style:font-style-asian="italic"/>
    </style:style>
    <style:style style:name="T2743" style:parent-style-name="quote.c" style:family="text">
      <style:text-properties fo:font-style="italic" style:font-style-asian="italic"/>
    </style:style>
    <style:style style:name="T2744" style:parent-style-name="quote.c" style:family="text">
      <style:text-properties fo:font-style="italic" style:font-style-asian="italic"/>
    </style:style>
    <style:style style:name="T2745" style:parent-style-name="quote.c" style:family="text">
      <style:text-properties fo:font-style="italic" style:font-style-asian="italic"/>
    </style:style>
    <style:style style:name="T2746" style:parent-style-name="quote.c" style:family="text">
      <style:text-properties fo:font-style="italic" style:font-style-asian="italic"/>
    </style:style>
    <style:style style:name="T2747" style:parent-style-name="quote.c" style:family="text">
      <style:text-properties fo:font-style="italic" style:font-style-asian="italic"/>
    </style:style>
    <style:style style:name="T2748" style:parent-style-name="quote.c" style:family="text">
      <style:text-properties fo:font-style="italic" style:font-style-asian="italic"/>
    </style:style>
    <style:style style:name="T2749" style:parent-style-name="quote.c" style:family="text">
      <style:text-properties fo:font-style="italic" style:font-style-asian="italic"/>
    </style:style>
    <style:style style:name="T2750" style:parent-style-name="quote.c" style:family="text">
      <style:text-properties fo:font-style="italic" style:font-style-asian="italic"/>
    </style:style>
    <style:style style:name="T2751" style:parent-style-name="quote.c" style:family="text">
      <style:text-properties fo:font-style="italic" style:font-style-asian="italic"/>
    </style:style>
    <style:style style:name="T2752" style:parent-style-name="quote.c" style:family="text">
      <style:text-properties fo:font-style="italic" style:font-style-asian="italic"/>
    </style:style>
    <style:style style:name="T2753" style:parent-style-name="quote.c" style:family="text">
      <style:text-properties fo:font-style="italic" style:font-style-asian="italic"/>
    </style:style>
    <style:style style:name="T2754" style:parent-style-name="quote.c" style:family="text">
      <style:text-properties fo:font-style="italic" style:font-style-asian="italic"/>
    </style:style>
    <style:style style:name="T2755" style:parent-style-name="quote.c" style:family="text">
      <style:text-properties fo:font-style="italic" style:font-style-asian="italic"/>
    </style:style>
    <style:style style:name="T2756" style:parent-style-name="quote.c" style:family="text">
      <style:text-properties fo:font-style="italic" style:font-style-asian="italic"/>
    </style:style>
    <style:style style:name="T2757" style:parent-style-name="quote.c" style:family="text">
      <style:text-properties fo:font-style="italic" style:font-style-asian="italic"/>
    </style:style>
    <style:style style:name="T2758" style:parent-style-name="quote.c" style:family="text">
      <style:text-properties fo:font-style="italic" style:font-style-asian="italic"/>
    </style:style>
    <style:style style:name="T2759" style:parent-style-name="quote.c" style:family="text">
      <style:text-properties fo:font-style="italic" style:font-style-asian="italic"/>
    </style:style>
    <style:style style:name="T2760" style:parent-style-name="quote.c" style:family="text">
      <style:text-properties fo:font-style="italic" style:font-style-asian="italic"/>
    </style:style>
    <style:style style:name="T2761" style:parent-style-name="quote.c" style:family="text">
      <style:text-properties fo:font-style="italic" style:font-style-asian="italic"/>
    </style:style>
    <style:style style:name="T2762" style:parent-style-name="quote.c" style:family="text">
      <style:text-properties fo:font-style="italic" style:font-style-asian="italic"/>
    </style:style>
    <style:style style:name="T2763" style:parent-style-name="quote.c" style:family="text">
      <style:text-properties fo:font-style="italic" style:font-style-asian="italic"/>
    </style:style>
    <style:style style:name="T2764" style:parent-style-name="quote.c" style:family="text">
      <style:text-properties fo:font-style="italic" style:font-style-asian="italic"/>
    </style:style>
    <style:style style:name="T2765" style:parent-style-name="quote.c" style:family="text">
      <style:text-properties fo:font-style="italic" style:font-style-asian="italic"/>
    </style:style>
    <style:style style:name="T2766" style:parent-style-name="quote.c" style:family="text">
      <style:text-properties fo:font-style="italic" style:font-style-asian="italic"/>
    </style:style>
    <style:style style:name="T2767" style:parent-style-name="quote.c" style:family="text">
      <style:text-properties fo:font-style="italic" style:font-style-asian="italic"/>
    </style:style>
    <style:style style:name="T2768" style:parent-style-name="quote.c" style:family="text">
      <style:text-properties fo:font-style="italic" style:font-style-asian="italic"/>
    </style:style>
    <style:style style:name="T2769" style:parent-style-name="quote.c" style:family="text">
      <style:text-properties fo:font-style="italic" style:font-style-asian="italic"/>
    </style:style>
    <style:style style:name="T2770" style:parent-style-name="quote.c" style:family="text">
      <style:text-properties fo:font-style="italic" style:font-style-asian="italic"/>
    </style:style>
    <style:style style:name="T2771" style:parent-style-name="quote.c" style:family="text">
      <style:text-properties fo:font-style="italic" style:font-style-asian="italic"/>
    </style:style>
    <style:style style:name="T2772" style:parent-style-name="quote.c" style:family="text">
      <style:text-properties fo:font-style="italic" style:font-style-asian="italic"/>
    </style:style>
    <style:style style:name="T2773" style:parent-style-name="quote.c" style:family="text">
      <style:text-properties fo:font-style="italic" style:font-style-asian="italic"/>
    </style:style>
    <style:style style:name="T2774" style:parent-style-name="quote.c" style:family="text">
      <style:text-properties fo:font-style="italic" style:font-style-asian="italic"/>
    </style:style>
    <style:style style:name="T2775" style:parent-style-name="quote.c" style:family="text">
      <style:text-properties fo:font-style="italic" style:font-style-asian="italic"/>
    </style:style>
    <style:style style:name="T2776" style:parent-style-name="quote.c" style:family="text">
      <style:text-properties fo:font-style="italic" style:font-style-asian="italic"/>
    </style:style>
    <style:style style:name="T2777" style:parent-style-name="quote.c" style:family="text">
      <style:text-properties fo:font-style="italic" style:font-style-asian="italic"/>
    </style:style>
    <style:style style:name="T2778" style:parent-style-name="quote.c" style:family="text">
      <style:text-properties fo:font-style="italic" style:font-style-asian="italic"/>
    </style:style>
    <style:style style:name="T2779" style:parent-style-name="quote.c" style:family="text">
      <style:text-properties fo:font-style="italic" style:font-style-asian="italic"/>
    </style:style>
    <style:style style:name="T2780" style:parent-style-name="quote.c" style:family="text">
      <style:text-properties fo:font-style="italic" style:font-style-asian="italic"/>
    </style:style>
    <style:style style:name="T2781" style:parent-style-name="quote.c" style:family="text">
      <style:text-properties fo:font-style="italic" style:font-style-asian="italic"/>
    </style:style>
    <style:style style:name="T2782" style:parent-style-name="quote.c" style:family="text">
      <style:text-properties fo:font-style="italic" style:font-style-asian="italic"/>
    </style:style>
    <style:style style:name="T2783" style:parent-style-name="quote.c" style:family="text">
      <style:text-properties fo:font-style="italic" style:font-style-asian="italic"/>
    </style:style>
    <style:style style:name="T2784" style:parent-style-name="quote.c" style:family="text">
      <style:text-properties fo:font-style="italic" style:font-style-asian="italic"/>
    </style:style>
    <style:style style:name="T2785" style:parent-style-name="quote.c" style:family="text">
      <style:text-properties fo:font-style="italic" style:font-style-asian="italic"/>
    </style:style>
    <style:style style:name="T2786" style:parent-style-name="quote.c" style:family="text">
      <style:text-properties fo:font-style="italic" style:font-style-asian="italic"/>
    </style:style>
    <style:style style:name="T2787" style:parent-style-name="quote.c" style:family="text">
      <style:text-properties fo:font-style="italic" style:font-style-asian="italic"/>
    </style:style>
    <style:style style:name="T2788" style:parent-style-name="Policepardéfaut" style:family="text">
      <style:text-properties fo:font-style="italic" style:font-style-asian="italic"/>
    </style:style>
    <style:style style:name="T2789" style:parent-style-name="quote.c" style:family="text">
      <style:text-properties fo:font-style="italic" style:font-style-asian="italic"/>
    </style:style>
    <style:style style:name="T2790" style:parent-style-name="quote.c" style:family="text">
      <style:text-properties fo:font-style="italic" style:font-style-asian="italic"/>
    </style:style>
    <style:style style:name="T2791" style:parent-style-name="quote.c" style:family="text">
      <style:text-properties fo:font-style="italic" style:font-style-asian="italic"/>
    </style:style>
    <style:style style:name="T2792" style:parent-style-name="quote.c" style:family="text">
      <style:text-properties fo:font-style="italic" style:font-style-asian="italic"/>
    </style:style>
    <style:style style:name="T2793" style:parent-style-name="quote.c" style:family="text">
      <style:text-properties fo:font-style="italic" style:font-style-asian="italic"/>
    </style:style>
    <style:style style:name="T2794" style:parent-style-name="quote.c" style:family="text">
      <style:text-properties fo:font-style="italic" style:font-style-asian="italic"/>
    </style:style>
    <style:style style:name="T2795" style:parent-style-name="quote.c" style:family="text">
      <style:text-properties fo:font-style="italic" style:font-style-asian="italic"/>
    </style:style>
    <style:style style:name="T2796" style:parent-style-name="quote.c" style:family="text">
      <style:text-properties fo:font-style="italic" style:font-style-asian="italic"/>
    </style:style>
    <style:style style:name="T2797" style:parent-style-name="quote.c" style:family="text">
      <style:text-properties fo:font-style="italic" style:font-style-asian="italic"/>
    </style:style>
    <style:style style:name="T2798" style:parent-style-name="quote.c" style:family="text">
      <style:text-properties fo:font-style="italic" style:font-style-asian="italic"/>
    </style:style>
    <style:style style:name="T2799" style:parent-style-name="quote.c" style:family="text">
      <style:text-properties fo:font-style="italic" style:font-style-asian="italic"/>
    </style:style>
    <style:style style:name="T2800" style:parent-style-name="quote.c" style:family="text">
      <style:text-properties fo:font-style="italic" style:font-style-asian="italic"/>
    </style:style>
    <style:style style:name="T2801" style:parent-style-name="quote.c" style:family="text">
      <style:text-properties fo:font-style="italic" style:font-style-asian="italic"/>
    </style:style>
    <style:style style:name="T2802" style:parent-style-name="quote.c" style:family="text">
      <style:text-properties fo:font-style="italic" style:font-style-asian="italic"/>
    </style:style>
    <style:style style:name="T2803" style:parent-style-name="quote.c" style:family="text">
      <style:text-properties fo:font-style="italic" style:font-style-asian="italic"/>
    </style:style>
    <style:style style:name="T2804" style:parent-style-name="quote.c" style:family="text">
      <style:text-properties fo:font-style="italic" style:font-style-asian="italic"/>
    </style:style>
    <style:style style:name="T2805" style:parent-style-name="quote.c" style:family="text">
      <style:text-properties fo:font-style="italic" style:font-style-asian="italic"/>
    </style:style>
    <style:style style:name="T2806" style:parent-style-name="quote.c" style:family="text">
      <style:text-properties fo:font-style="italic" style:font-style-asian="italic"/>
    </style:style>
    <style:style style:name="T2807" style:parent-style-name="quote.c" style:family="text">
      <style:text-properties fo:font-style="italic" style:font-style-asian="italic"/>
    </style:style>
    <style:style style:name="T2808" style:parent-style-name="quote.c" style:family="text">
      <style:text-properties fo:font-style="italic" style:font-style-asian="italic"/>
    </style:style>
    <style:style style:name="T2809" style:parent-style-name="quote.c" style:family="text">
      <style:text-properties fo:font-style="italic" style:font-style-asian="italic"/>
    </style:style>
    <style:style style:name="T2810" style:parent-style-name="quote.c" style:family="text">
      <style:text-properties fo:font-style="italic" style:font-style-asian="italic"/>
    </style:style>
    <style:style style:name="T2811" style:parent-style-name="quote.c" style:family="text">
      <style:text-properties fo:font-style="italic" style:font-style-asian="italic"/>
    </style:style>
    <style:style style:name="T2812" style:parent-style-name="quote.c" style:family="text">
      <style:text-properties fo:font-style="italic" style:font-style-asian="italic"/>
    </style:style>
    <style:style style:name="T2813" style:parent-style-name="quote.c" style:family="text">
      <style:text-properties fo:font-style="italic" style:font-style-asian="italic"/>
    </style:style>
    <style:style style:name="T2814" style:parent-style-name="quote.c" style:family="text">
      <style:text-properties fo:font-style="italic" style:font-style-asian="italic"/>
    </style:style>
    <style:style style:name="T2815" style:parent-style-name="quote.c" style:family="text">
      <style:text-properties fo:font-style="italic" style:font-style-asian="italic"/>
    </style:style>
    <style:style style:name="T2816" style:parent-style-name="quote.c" style:family="text">
      <style:text-properties fo:font-style="italic" style:font-style-asian="italic"/>
    </style:style>
    <style:style style:name="T2817" style:parent-style-name="quote.c" style:family="text">
      <style:text-properties fo:font-style="italic" style:font-style-asian="italic"/>
    </style:style>
    <style:style style:name="T2818" style:parent-style-name="quote.c" style:family="text">
      <style:text-properties fo:font-style="italic" style:font-style-asian="italic"/>
    </style:style>
    <style:style style:name="T2819" style:parent-style-name="quote.c" style:family="text">
      <style:text-properties fo:font-style="italic" style:font-style-asian="italic"/>
    </style:style>
    <style:style style:name="T2820" style:parent-style-name="quote.c" style:family="text">
      <style:text-properties fo:font-style="italic" style:font-style-asian="italic"/>
    </style:style>
    <style:style style:name="T2821" style:parent-style-name="quote.c" style:family="text">
      <style:text-properties fo:font-style="italic" style:font-style-asian="italic"/>
    </style:style>
    <style:style style:name="T2822" style:parent-style-name="quote.c" style:family="text">
      <style:text-properties fo:font-style="italic" style:font-style-asian="italic"/>
    </style:style>
    <style:style style:name="T2823" style:parent-style-name="quote.c" style:family="text">
      <style:text-properties fo:font-style="italic" style:font-style-asian="italic"/>
    </style:style>
    <style:style style:name="T2824" style:parent-style-name="quote.c" style:family="text">
      <style:text-properties fo:font-style="italic" style:font-style-asian="italic"/>
    </style:style>
    <style:style style:name="T2825" style:parent-style-name="quote.c" style:family="text">
      <style:text-properties fo:font-style="italic" style:font-style-asian="italic"/>
    </style:style>
    <style:style style:name="T2826" style:parent-style-name="quote.c" style:family="text">
      <style:text-properties fo:font-style="italic" style:font-style-asian="italic"/>
    </style:style>
    <style:style style:name="T2827" style:parent-style-name="quote.c" style:family="text">
      <style:text-properties fo:font-style="italic" style:font-style-asian="italic"/>
    </style:style>
    <style:style style:name="T2828" style:parent-style-name="quote.c" style:family="text">
      <style:text-properties fo:font-style="italic" style:font-style-asian="italic"/>
    </style:style>
    <style:style style:name="T2829" style:parent-style-name="quote.c" style:family="text">
      <style:text-properties fo:font-style="italic" style:font-style-asian="italic"/>
    </style:style>
    <style:style style:name="T2830" style:parent-style-name="quote.c" style:family="text">
      <style:text-properties fo:font-style="italic" style:font-style-asian="italic"/>
    </style:style>
    <style:style style:name="T2831" style:parent-style-name="quote.c" style:family="text">
      <style:text-properties fo:font-style="italic" style:font-style-asian="italic"/>
    </style:style>
    <style:style style:name="T2832" style:parent-style-name="quote.c" style:family="text">
      <style:text-properties fo:font-style="italic" style:font-style-asian="italic"/>
    </style:style>
    <style:style style:name="T2833" style:parent-style-name="quote.c" style:family="text">
      <style:text-properties fo:font-style="italic" style:font-style-asian="italic"/>
    </style:style>
    <style:style style:name="T2834" style:parent-style-name="quote.c" style:family="text">
      <style:text-properties fo:font-style="italic" style:font-style-asian="italic"/>
    </style:style>
    <style:style style:name="T2835" style:parent-style-name="quote.c" style:family="text">
      <style:text-properties fo:font-style="italic" style:font-style-asian="italic"/>
    </style:style>
    <style:style style:name="T2836" style:parent-style-name="quote.c" style:family="text">
      <style:text-properties fo:font-style="italic" style:font-style-asian="italic"/>
    </style:style>
    <style:style style:name="T2837" style:parent-style-name="quote.c" style:family="text">
      <style:text-properties fo:font-style="italic" style:font-style-asian="italic"/>
    </style:style>
    <style:style style:name="T2838" style:parent-style-name="quote.c" style:family="text">
      <style:text-properties fo:font-style="italic" style:font-style-asian="italic"/>
    </style:style>
    <style:style style:name="T2839" style:parent-style-name="quote.c" style:family="text">
      <style:text-properties fo:font-style="italic" style:font-style-asian="italic"/>
    </style:style>
    <style:style style:name="T2840" style:parent-style-name="quote.c" style:family="text">
      <style:text-properties fo:font-style="italic" style:font-style-asian="italic"/>
    </style:style>
    <style:style style:name="T2841" style:parent-style-name="quote.c" style:family="text">
      <style:text-properties fo:font-style="italic" style:font-style-asian="italic"/>
    </style:style>
    <style:style style:name="T2842" style:parent-style-name="Policepardéfaut" style:family="text">
      <style:text-properties fo:font-style="italic" style:font-style-asian="italic"/>
    </style:style>
    <style:style style:name="P2843" style:parent-style-name="Corpsdetexte" style:family="paragraph">
      <style:paragraph-properties fo:text-indent="0.1666in"/>
    </style:style>
    <style:style style:name="T2844" style:parent-style-name="Policepardéfaut" style:family="text">
      <style:text-properties style:font-name-complex="Times New Roman"/>
    </style:style>
    <style:style style:name="T2845" style:parent-style-name="Policepardéfaut" style:family="text">
      <style:text-properties style:font-name-complex="Times New Roman"/>
    </style:style>
    <style:style style:name="T2846" style:parent-style-name="Policepardéfaut" style:family="text">
      <style:text-properties style:font-name-complex="Times New Roman"/>
    </style:style>
    <style:style style:name="T2847" style:parent-style-name="Policepardéfaut" style:family="text">
      <style:text-properties style:font-name-complex="Times New Roman"/>
    </style:style>
    <style:style style:name="T2848" style:parent-style-name="Policepardéfaut" style:family="text">
      <style:text-properties style:font-name-complex="Times New Roman"/>
    </style:style>
    <style:style style:name="T2849" style:parent-style-name="Policepardéfaut" style:family="text">
      <style:text-properties style:font-name-complex="Times New Roman"/>
    </style:style>
    <style:style style:name="T2850" style:parent-style-name="Policepardéfaut" style:family="text">
      <style:text-properties style:font-name-complex="Times New Roman"/>
    </style:style>
    <style:style style:name="T2851" style:parent-style-name="Policepardéfaut" style:family="text">
      <style:text-properties style:font-name-complex="Times New Roman"/>
    </style:style>
    <style:style style:name="T2852" style:parent-style-name="Policepardéfaut" style:family="text">
      <style:text-properties style:font-name-complex="Times New Roman"/>
    </style:style>
    <style:style style:name="T2853" style:parent-style-name="Policepardéfaut" style:family="text">
      <style:text-properties style:font-name-complex="Times New Roman"/>
    </style:style>
    <style:style style:name="T2854" style:parent-style-name="Policepardéfaut" style:family="text">
      <style:text-properties style:font-name-complex="Times New Roman"/>
    </style:style>
    <style:style style:name="T2855" style:parent-style-name="Policepardéfaut" style:family="text">
      <style:text-properties style:font-name-complex="Times New Roman"/>
    </style:style>
    <style:style style:name="T2856" style:parent-style-name="Policepardéfaut" style:family="text">
      <style:text-properties style:font-name-complex="Times New Roman"/>
    </style:style>
    <style:style style:name="T2857" style:parent-style-name="Policepardéfaut" style:family="text">
      <style:text-properties style:font-name-complex="Times New Roman"/>
    </style:style>
    <style:style style:name="T2858" style:parent-style-name="Policepardéfaut" style:family="text">
      <style:text-properties style:font-name-complex="Times New Roman"/>
    </style:style>
    <style:style style:name="T2859" style:parent-style-name="Policepardéfaut" style:family="text">
      <style:text-properties style:font-name-complex="Times New Roman"/>
    </style:style>
    <style:style style:name="T2860" style:parent-style-name="Policepardéfaut" style:family="text">
      <style:text-properties style:font-name-complex="Times New Roman"/>
    </style:style>
    <style:style style:name="T2861" style:parent-style-name="Policepardéfaut" style:family="text">
      <style:text-properties style:font-name-complex="Times New Roman"/>
    </style:style>
    <style:style style:name="T2862" style:parent-style-name="Policepardéfaut" style:family="text">
      <style:text-properties style:font-name-complex="Times New Roman"/>
    </style:style>
    <style:style style:name="T2863" style:parent-style-name="Policepardéfaut" style:family="text">
      <style:text-properties style:font-name-complex="Times New Roman"/>
    </style:style>
    <style:style style:name="T2864" style:parent-style-name="Policepardéfaut" style:family="text">
      <style:text-properties style:font-name-complex="Times New Roman"/>
    </style:style>
    <style:style style:name="T2865" style:parent-style-name="Policepardéfaut" style:family="text">
      <style:text-properties style:font-name-complex="Times New Roman"/>
    </style:style>
    <style:style style:name="T2866" style:parent-style-name="Policepardéfaut" style:family="text">
      <style:text-properties style:font-name-complex="Times New Roman"/>
    </style:style>
    <style:style style:name="T2867" style:parent-style-name="Policepardéfaut" style:family="text">
      <style:text-properties style:font-name-complex="Times New Roman"/>
    </style:style>
    <style:style style:name="T2868" style:parent-style-name="Policepardéfaut" style:family="text">
      <style:text-properties style:font-name-complex="Times New Roman"/>
    </style:style>
    <style:style style:name="T2869" style:parent-style-name="Policepardéfaut" style:family="text">
      <style:text-properties style:font-name-complex="Times New Roman"/>
    </style:style>
    <style:style style:name="T2870" style:parent-style-name="Policepardéfaut" style:family="text">
      <style:text-properties style:font-name-complex="Times New Roman"/>
    </style:style>
    <style:style style:name="T2871" style:parent-style-name="Policepardéfaut" style:family="text">
      <style:text-properties style:font-name-complex="Times New Roman"/>
    </style:style>
    <style:style style:name="T2872" style:parent-style-name="Policepardéfaut" style:family="text">
      <style:text-properties style:font-name-complex="Times New Roman"/>
    </style:style>
    <style:style style:name="T2873" style:parent-style-name="Policepardéfaut" style:family="text">
      <style:text-properties style:font-name-complex="Times New Roman"/>
    </style:style>
    <style:style style:name="T2874" style:parent-style-name="pb" style:family="text">
      <style:text-properties style:text-position="0% 100%"/>
    </style:style>
    <style:style style:name="T2875" style:parent-style-name="Policepardéfaut" style:family="text">
      <style:text-properties style:font-name-complex="Times New Roman"/>
    </style:style>
    <style:style style:name="T2876" style:parent-style-name="Policepardéfaut" style:family="text">
      <style:text-properties style:font-name-complex="Times New Roman"/>
    </style:style>
    <style:style style:name="T2877" style:parent-style-name="Policepardéfaut" style:family="text">
      <style:text-properties style:font-name-complex="Times New Roman"/>
    </style:style>
    <style:style style:name="T2878" style:parent-style-name="Policepardéfaut" style:family="text">
      <style:text-properties fo:font-style="italic" style:font-style-asian="italic"/>
    </style:style>
    <style:style style:name="T2879" style:parent-style-name="Policepardéfaut" style:family="text">
      <style:text-properties style:font-name-complex="Times New Roman"/>
    </style:style>
    <style:style style:name="T2880" style:parent-style-name="Policepardéfaut" style:family="text">
      <style:text-properties style:font-name-complex="Times New Roman"/>
    </style:style>
    <style:style style:name="T2881" style:parent-style-name="Policepardéfaut" style:family="text">
      <style:text-properties style:font-name-complex="Times New Roman" fo:font-style="italic" style:font-style-asian="italic"/>
    </style:style>
    <style:style style:name="T2882" style:parent-style-name="Policepardéfaut" style:family="text">
      <style:text-properties style:font-name-complex="Times New Roman"/>
    </style:style>
    <style:style style:name="T2883" style:parent-style-name="Policepardéfaut" style:family="text">
      <style:text-properties style:font-name-complex="Times New Roman"/>
    </style:style>
    <style:style style:name="T2884" style:parent-style-name="Policepardéfaut" style:family="text">
      <style:text-properties style:font-name-complex="Times New Roman" fo:font-style="italic" style:font-style-asian="italic"/>
    </style:style>
    <style:style style:name="T2885" style:parent-style-name="Policepardéfaut" style:family="text">
      <style:text-properties style:font-name-complex="Times New Roman"/>
    </style:style>
    <style:style style:name="T2886" style:parent-style-name="Policepardéfaut" style:family="text">
      <style:text-properties style:font-name-complex="Times New Roman"/>
    </style:style>
    <style:style style:name="T2887" style:parent-style-name="Policepardéfaut" style:family="text">
      <style:text-properties style:font-name-complex="Times New Roman"/>
    </style:style>
    <style:style style:name="T2888" style:parent-style-name="pb" style:family="text">
      <style:text-properties style:text-position="0% 100%"/>
    </style:style>
    <style:style style:name="T2889" style:parent-style-name="Policepardéfaut" style:family="text">
      <style:text-properties style:font-name-complex="Times New Roman"/>
    </style:style>
    <style:style style:name="T2890" style:parent-style-name="Policepardéfaut" style:family="text">
      <style:text-properties style:font-name-complex="Times New Roman"/>
    </style:style>
    <style:style style:name="T2891" style:parent-style-name="Policepardéfaut" style:family="text">
      <style:text-properties style:font-name-complex="Times New Roman"/>
    </style:style>
    <style:style style:name="T2892" style:parent-style-name="Policepardéfaut" style:family="text">
      <style:text-properties style:font-name-complex="Times New Roman"/>
    </style:style>
    <style:style style:name="T2893" style:parent-style-name="Policepardéfaut" style:family="text">
      <style:text-properties style:font-name-complex="Times New Roman" fo:font-style="italic" style:font-style-asian="italic"/>
    </style:style>
    <style:style style:name="T2894" style:parent-style-name="Policepardéfaut" style:family="text">
      <style:text-properties style:font-name-complex="Times New Roman" fo:font-style="italic" style:font-style-asian="italic"/>
    </style:style>
    <style:style style:name="T2895" style:parent-style-name="Policepardéfaut" style:family="text">
      <style:text-properties style:font-name-complex="Times New Roman"/>
    </style:style>
    <style:style style:name="P2896" style:parent-style-name="Corpsdetexte" style:family="paragraph">
      <style:text-properties style:font-name-complex="Times New Roman"/>
    </style:style>
    <style:style style:name="T2897" style:parent-style-name="Policepardéfaut" style:family="text">
      <style:text-properties style:font-name-complex="Times New Roman" style:font-size-complex="10pt"/>
    </style:style>
    <style:style style:name="T2898" style:parent-style-name="Policepardéfaut" style:family="text">
      <style:text-properties style:font-name-complex="Times New Roman" style:font-size-complex="10pt"/>
    </style:style>
    <style:style style:name="T2899" style:parent-style-name="Policepardéfaut" style:family="text">
      <style:text-properties style:font-name-complex="Times New Roman" style:font-size-complex="10pt"/>
    </style:style>
    <style:style style:name="T2900" style:parent-style-name="Policepardéfaut" style:family="text">
      <style:text-properties style:font-name-complex="Times New Roman" style:font-size-complex="10pt"/>
    </style:style>
    <style:style style:name="T2901" style:parent-style-name="Policepardéfaut" style:family="text">
      <style:text-properties style:font-name-complex="Times New Roman" style:font-size-complex="10pt"/>
    </style:style>
    <style:style style:name="T2902" style:parent-style-name="Policepardéfaut" style:family="text">
      <style:text-properties style:font-name-complex="Times New Roman" style:font-size-complex="10pt"/>
    </style:style>
    <style:style style:name="T2903" style:parent-style-name="Policepardéfaut" style:family="text">
      <style:text-properties style:font-name-complex="Times New Roman" fo:font-style="italic" style:font-style-asian="italic" style:font-size-complex="10pt"/>
    </style:style>
    <style:style style:name="T2904" style:parent-style-name="Policepardéfaut" style:family="text">
      <style:text-properties style:font-name-complex="Times New Roman" fo:font-style="italic" style:font-style-asian="italic" style:font-size-complex="10pt"/>
    </style:style>
    <style:style style:name="T2905" style:parent-style-name="Policepardéfaut" style:family="text">
      <style:text-properties style:font-name-complex="Times New Roman" style:font-size-complex="10pt"/>
    </style:style>
    <style:style style:name="T2906" style:parent-style-name="Policepardéfaut" style:family="text">
      <style:text-properties style:font-name-complex="Times New Roman" style:font-size-complex="10pt"/>
    </style:style>
    <style:style style:name="T2907" style:parent-style-name="Policepardéfaut" style:family="text">
      <style:text-properties style:font-name-complex="Times New Roman" style:font-size-complex="10pt"/>
    </style:style>
    <style:style style:name="T2908" style:parent-style-name="pb" style:family="text">
      <style:text-properties style:text-position="0% 100%"/>
    </style:style>
    <style:style style:name="P2909" style:parent-style-name="Corpsdetexte" style:family="paragraph">
      <style:paragraph-properties fo:text-indent="0.1666in"/>
    </style:style>
    <style:style style:name="T2910" style:parent-style-name="Policepardéfaut" style:family="text">
      <style:text-properties style:font-name-complex="Times New Roman"/>
    </style:style>
    <style:style style:name="T2911" style:parent-style-name="Policepardéfaut" style:family="text">
      <style:text-properties style:font-name-complex="Times New Roman"/>
    </style:style>
    <style:style style:name="T2912" style:parent-style-name="Policepardéfaut" style:family="text">
      <style:text-properties style:font-name-complex="Times New Roman"/>
    </style:style>
    <style:style style:name="T2913" style:parent-style-name="Policepardéfaut" style:family="text">
      <style:text-properties style:font-name-complex="Times New Roman"/>
    </style:style>
    <style:style style:name="T2914" style:parent-style-name="Policepardéfaut" style:family="text">
      <style:text-properties style:font-name-complex="Times New Roman"/>
    </style:style>
    <style:style style:name="T2915" style:parent-style-name="Policepardéfaut" style:family="text">
      <style:text-properties style:font-name-complex="Times New Roman"/>
    </style:style>
    <style:style style:name="T2916" style:parent-style-name="Policepardéfaut" style:family="text">
      <style:text-properties style:font-name-complex="Times New Roman"/>
    </style:style>
    <style:style style:name="T2917" style:parent-style-name="Policepardéfaut" style:family="text">
      <style:text-properties style:font-name-complex="Times New Roman"/>
    </style:style>
    <style:style style:name="T2918" style:parent-style-name="Policepardéfaut" style:family="text">
      <style:text-properties style:font-name-complex="Times New Roman"/>
    </style:style>
    <style:style style:name="T2919" style:parent-style-name="Policepardéfaut" style:family="text">
      <style:text-properties style:font-name-complex="Times New Roman"/>
    </style:style>
    <style:style style:name="T2920" style:parent-style-name="Policepardéfaut" style:family="text">
      <style:text-properties style:font-name-complex="Times New Roman"/>
    </style:style>
    <style:style style:name="T2921" style:parent-style-name="Policepardéfaut" style:family="text">
      <style:text-properties style:font-name-complex="Times New Roman"/>
    </style:style>
    <style:style style:name="T2922" style:parent-style-name="Policepardéfaut" style:family="text">
      <style:text-properties style:font-name-complex="Times New Roman"/>
    </style:style>
    <style:style style:name="T2923" style:parent-style-name="Policepardéfaut" style:family="text">
      <style:text-properties style:font-name-complex="Times New Roman"/>
    </style:style>
    <style:style style:name="T2924" style:parent-style-name="Policepardéfaut" style:family="text">
      <style:text-properties style:font-name-complex="Times New Roman"/>
    </style:style>
    <style:style style:name="T2925" style:parent-style-name="Policepardéfaut" style:family="text">
      <style:text-properties style:font-name-complex="Times New Roman"/>
    </style:style>
    <style:style style:name="T2926" style:parent-style-name="Policepardéfaut" style:family="text">
      <style:text-properties style:font-name-complex="Times New Roman"/>
    </style:style>
    <style:style style:name="T2927" style:parent-style-name="Policepardéfaut" style:family="text">
      <style:text-properties style:font-name-complex="Times New Roman"/>
    </style:style>
    <style:style style:name="T2928" style:parent-style-name="Policepardéfaut" style:family="text">
      <style:text-properties style:font-name-complex="Times New Roman"/>
    </style:style>
    <style:style style:name="T2929" style:parent-style-name="Policepardéfaut" style:family="text">
      <style:text-properties style:font-name-complex="Times New Roman"/>
    </style:style>
    <style:style style:name="T2930" style:parent-style-name="Policepardéfaut" style:family="text">
      <style:text-properties style:font-name-complex="Times New Roman"/>
    </style:style>
    <style:style style:name="T2931" style:parent-style-name="Policepardéfaut" style:family="text">
      <style:text-properties style:font-name-complex="Times New Roman"/>
    </style:style>
    <style:style style:name="T2932" style:parent-style-name="Policepardéfaut" style:family="text">
      <style:text-properties style:font-name-complex="Times New Roman"/>
    </style:style>
    <style:style style:name="T2933" style:parent-style-name="Policepardéfaut" style:family="text">
      <style:text-properties style:font-name-complex="Times New Roman"/>
    </style:style>
    <style:style style:name="T2934" style:parent-style-name="Policepardéfaut" style:family="text">
      <style:text-properties style:font-name-complex="Times New Roman"/>
    </style:style>
    <style:style style:name="T2935" style:parent-style-name="Policepardéfaut" style:family="text">
      <style:text-properties style:font-name-complex="Times New Roman"/>
    </style:style>
    <style:style style:name="T2936" style:parent-style-name="Policepardéfaut" style:family="text">
      <style:text-properties style:font-name-complex="Times New Roman"/>
    </style:style>
    <style:style style:name="T2937" style:parent-style-name="Policepardéfaut" style:family="text">
      <style:text-properties style:font-name-complex="Times New Roman"/>
    </style:style>
    <style:style style:name="T2938" style:parent-style-name="Policepardéfaut" style:family="text">
      <style:text-properties style:font-name-complex="Times New Roman"/>
    </style:style>
    <style:style style:name="T2939" style:parent-style-name="Policepardéfaut" style:family="text">
      <style:text-properties style:font-name-complex="Times New Roman"/>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style>
    <style:style style:name="T2942" style:parent-style-name="Policepardéfaut" style:family="text">
      <style:text-properties fo:font-style="italic" style:font-style-asian="italic"/>
    </style:style>
    <style:style style:name="T2943" style:parent-style-name="pb" style:family="text">
      <style:text-properties style:text-position="0% 100%"/>
    </style:style>
    <style:style style:name="P2944" style:parent-style-name="Corpsdetexte" style:family="paragraph">
      <style:paragraph-properties fo:text-indent="0.1666in"/>
    </style:style>
    <style:style style:name="T2945" style:parent-style-name="Policepardéfaut" style:family="text">
      <style:text-properties style:font-name-complex="Times New Roman"/>
    </style:style>
    <style:style style:name="T2946" style:parent-style-name="Policepardéfaut" style:family="text">
      <style:text-properties style:font-name-complex="Times New Roman"/>
    </style:style>
    <style:style style:name="T2947" style:parent-style-name="Policepardéfaut" style:family="text">
      <style:text-properties style:font-name-complex="Times New Roman"/>
    </style:style>
    <style:style style:name="T2948" style:parent-style-name="Policepardéfaut" style:family="text">
      <style:text-properties style:font-name-complex="Times New Roman"/>
    </style:style>
    <style:style style:name="T2949" style:parent-style-name="Policepardéfaut" style:family="text">
      <style:text-properties style:font-name-complex="Times New Roman"/>
    </style:style>
    <style:style style:name="T2950" style:parent-style-name="Policepardéfaut" style:family="text">
      <style:text-properties style:font-name-complex="Times New Roman"/>
    </style:style>
    <style:style style:name="T2951" style:parent-style-name="Policepardéfaut" style:family="text">
      <style:text-properties style:font-name-complex="Times New Roman"/>
    </style:style>
    <style:style style:name="T2952" style:parent-style-name="Policepardéfaut" style:family="text">
      <style:text-properties style:font-name-complex="Times New Roman" fo:font-style="italic" style:font-style-asian="italic"/>
    </style:style>
    <style:style style:name="T2953" style:parent-style-name="Policepardéfaut" style:family="text">
      <style:text-properties style:font-name-complex="Times New Roman" fo:font-style="italic" style:font-style-asian="italic"/>
    </style:style>
    <style:style style:name="T2954" style:parent-style-name="Policepardéfaut" style:family="text">
      <style:text-properties style:font-name-complex="Times New Roman" fo:font-style="italic" style:font-style-asian="italic"/>
    </style:style>
    <style:style style:name="T2955" style:parent-style-name="Policepardéfaut" style:family="text">
      <style:text-properties style:font-name-complex="Times New Roman" fo:font-style="italic" style:font-style-asian="italic"/>
    </style:style>
    <style:style style:name="T2956" style:parent-style-name="Policepardéfaut" style:family="text">
      <style:text-properties style:font-name-complex="Times New Roman"/>
    </style:style>
    <style:style style:name="T2957" style:parent-style-name="Policepardéfaut" style:family="text">
      <style:text-properties style:font-name-complex="Times New Roman"/>
    </style:style>
    <style:style style:name="T2958" style:parent-style-name="Policepardéfaut" style:family="text">
      <style:text-properties style:font-name-complex="Times New Roman"/>
    </style:style>
    <style:style style:name="T2959" style:parent-style-name="Policepardéfaut" style:family="text">
      <style:text-properties style:font-name-complex="Times New Roman"/>
    </style:style>
    <style:style style:name="T2960" style:parent-style-name="Policepardéfaut" style:family="text">
      <style:text-properties style:font-name-complex="Times New Roman"/>
    </style:style>
    <style:style style:name="T2961" style:parent-style-name="Policepardéfaut" style:family="text">
      <style:text-properties style:font-name-complex="Times New Roman"/>
    </style:style>
    <style:style style:name="T2962" style:parent-style-name="Policepardéfaut" style:family="text">
      <style:text-properties style:font-name-complex="Times New Roman"/>
    </style:style>
    <style:style style:name="T2963" style:parent-style-name="Policepardéfaut" style:family="text">
      <style:text-properties style:font-name-complex="Times New Roman"/>
    </style:style>
    <style:style style:name="T2964" style:parent-style-name="Policepardéfaut" style:family="text">
      <style:text-properties style:font-name-complex="Times New Roman"/>
    </style:style>
    <style:style style:name="T2965" style:parent-style-name="Policepardéfaut" style:family="text">
      <style:text-properties style:font-name-complex="Times New Roman"/>
    </style:style>
    <style:style style:name="T2966" style:parent-style-name="Policepardéfaut" style:family="text">
      <style:text-properties style:font-name-complex="Times New Roman"/>
    </style:style>
    <style:style style:name="T2967" style:parent-style-name="Policepardéfaut" style:family="text">
      <style:text-properties style:font-name-complex="Times New Roman"/>
    </style:style>
    <style:style style:name="T2968" style:parent-style-name="Policepardéfaut" style:family="text">
      <style:text-properties style:font-name-complex="Times New Roman"/>
    </style:style>
    <style:style style:name="T2969" style:parent-style-name="Policepardéfaut" style:family="text">
      <style:text-properties style:font-name-complex="Times New Roman"/>
    </style:style>
    <style:style style:name="T2970" style:parent-style-name="Policepardéfaut" style:family="text">
      <style:text-properties style:font-name-complex="Times New Roman"/>
    </style:style>
    <style:style style:name="T2971" style:parent-style-name="Policepardéfaut" style:family="text">
      <style:text-properties style:font-name-complex="Times New Roman"/>
    </style:style>
    <style:style style:name="T2972" style:parent-style-name="Policepardéfaut" style:family="text">
      <style:text-properties style:font-name-complex="Times New Roman"/>
    </style:style>
    <style:style style:name="T2973" style:parent-style-name="Policepardéfaut" style:family="text">
      <style:text-properties style:font-name-complex="Times New Roman"/>
    </style:style>
    <style:style style:name="T2974" style:parent-style-name="Policepardéfaut" style:family="text">
      <style:text-properties style:font-name-complex="Times New Roman"/>
    </style:style>
    <style:style style:name="T2975" style:parent-style-name="Policepardéfaut" style:family="text">
      <style:text-properties style:font-name-complex="Times New Roman"/>
    </style:style>
    <style:style style:name="T2976" style:parent-style-name="Policepardéfaut" style:family="text">
      <style:text-properties style:font-name-complex="Times New Roman"/>
    </style:style>
    <style:style style:name="T2977" style:parent-style-name="Policepardéfaut" style:family="text">
      <style:text-properties style:font-name-complex="Times New Roman"/>
    </style:style>
    <style:style style:name="T2978" style:parent-style-name="Policepardéfaut" style:family="text">
      <style:text-properties style:font-name-complex="Times New Roman"/>
    </style:style>
    <style:style style:name="T2979" style:parent-style-name="Policepardéfaut" style:family="text">
      <style:text-properties style:font-name-complex="Times New Roman"/>
    </style:style>
    <style:style style:name="T2980" style:parent-style-name="Policepardéfaut" style:family="text">
      <style:text-properties style:font-name-complex="Times New Roman"/>
    </style:style>
    <style:style style:name="T2981" style:parent-style-name="Policepardéfaut" style:family="text">
      <style:text-properties style:font-name-complex="Times New Roman"/>
    </style:style>
    <style:style style:name="T2982" style:parent-style-name="Policepardéfaut" style:family="text">
      <style:text-properties style:font-name-complex="Times New Roman"/>
    </style:style>
    <style:style style:name="P2983" style:parent-style-name="Corpsdetexte" style:family="paragraph">
      <style:paragraph-properties fo:text-indent="0.1666in"/>
    </style:style>
    <style:style style:name="T2984" style:parent-style-name="Policepardéfaut" style:family="text">
      <style:text-properties style:font-name-complex="Times New Roman"/>
    </style:style>
    <style:style style:name="T2985" style:parent-style-name="Policepardéfaut" style:family="text">
      <style:text-properties style:font-name-complex="Times New Roman"/>
    </style:style>
    <style:style style:name="T2986" style:parent-style-name="Policepardéfaut" style:family="text">
      <style:text-properties style:font-name-complex="Times New Roman"/>
    </style:style>
    <style:style style:name="T2987" style:parent-style-name="Policepardéfaut" style:family="text">
      <style:text-properties style:font-name-complex="Times New Roman"/>
    </style:style>
    <style:style style:name="T2988" style:parent-style-name="Policepardéfaut" style:family="text">
      <style:text-properties style:font-name-complex="Times New Roman"/>
    </style:style>
    <style:style style:name="T2989" style:parent-style-name="Policepardéfaut" style:family="text">
      <style:text-properties style:font-name-complex="Times New Roman"/>
    </style:style>
    <style:style style:name="T2990" style:parent-style-name="Policepardéfaut" style:family="text">
      <style:text-properties style:font-name-complex="Times New Roman"/>
    </style:style>
    <style:style style:name="T2991" style:parent-style-name="Policepardéfaut" style:family="text">
      <style:text-properties style:font-name-complex="Times New Roman" fo:font-style="italic" style:font-style-asian="italic"/>
    </style:style>
    <style:style style:name="T2992" style:parent-style-name="Policepardéfaut" style:family="text">
      <style:text-properties style:font-name-complex="Times New Roman" fo:font-style="italic" style:font-style-asian="italic"/>
    </style:style>
    <style:style style:name="T2993" style:parent-style-name="Policepardéfaut" style:family="text">
      <style:text-properties style:font-name-complex="Times New Roman" fo:font-style="italic" style:font-style-asian="italic"/>
    </style:style>
    <style:style style:name="T2994" style:parent-style-name="Policepardéfaut" style:family="text">
      <style:text-properties style:font-name-complex="Times New Roman" fo:font-style="italic" style:font-style-asian="italic"/>
    </style:style>
    <style:style style:name="T2995" style:parent-style-name="Policepardéfaut" style:family="text">
      <style:text-properties style:font-name-complex="Times New Roman" fo:font-style="italic" style:font-style-asian="italic"/>
    </style:style>
    <style:style style:name="T2996" style:parent-style-name="Policepardéfaut" style:family="text">
      <style:text-properties style:font-name-complex="Times New Roman" fo:font-style="italic" style:font-style-asian="italic"/>
    </style:style>
    <style:style style:name="T2997" style:parent-style-name="Policepardéfaut" style:family="text">
      <style:text-properties style:font-name-complex="Times New Roman" fo:font-style="italic" style:font-style-asian="italic"/>
    </style:style>
    <style:style style:name="T2998" style:parent-style-name="Policepardéfaut" style:family="text">
      <style:text-properties style:font-name-complex="Times New Roman" fo:font-style="italic" style:font-style-asian="italic"/>
    </style:style>
    <style:style style:name="T2999" style:parent-style-name="Policepardéfaut" style:family="text">
      <style:text-properties style:font-name-complex="Times New Roman" fo:font-style="italic" style:font-style-asian="italic"/>
    </style:style>
    <style:style style:name="T3000" style:parent-style-name="Policepardéfaut" style:family="text">
      <style:text-properties style:font-name-complex="Times New Roman"/>
    </style:style>
    <style:style style:name="T3001" style:parent-style-name="Policepardéfaut" style:family="text">
      <style:text-properties style:font-name-complex="Times New Roman"/>
    </style:style>
    <style:style style:name="T3002" style:parent-style-name="pb" style:family="text">
      <style:text-properties style:text-position="0% 100%"/>
    </style:style>
    <style:style style:name="T3003" style:parent-style-name="Policepardéfaut" style:family="text">
      <style:text-properties style:font-name-complex="Times New Roman"/>
    </style:style>
    <style:style style:name="T3004" style:parent-style-name="Policepardéfaut" style:family="text">
      <style:text-properties style:font-name-complex="Times New Roman"/>
    </style:style>
    <style:style style:name="T3005" style:parent-style-name="Policepardéfaut" style:family="text">
      <style:text-properties style:font-name-complex="Times New Roman"/>
    </style:style>
    <style:style style:name="T3006" style:parent-style-name="Policepardéfaut" style:family="text">
      <style:text-properties style:font-name-complex="Times New Roman"/>
    </style:style>
    <style:style style:name="T3007" style:parent-style-name="Policepardéfaut" style:family="text">
      <style:text-properties style:font-name-complex="Times New Roman"/>
    </style:style>
    <style:style style:name="T3008" style:parent-style-name="Policepardéfaut" style:family="text">
      <style:text-properties style:font-name-complex="Times New Roman"/>
    </style:style>
    <style:style style:name="T3009" style:parent-style-name="Policepardéfaut" style:family="text">
      <style:text-properties style:font-name-complex="Times New Roman"/>
    </style:style>
    <style:style style:name="T3010" style:parent-style-name="Policepardéfaut" style:family="text">
      <style:text-properties style:font-name-complex="Times New Roman"/>
    </style:style>
    <style:style style:name="T3011" style:parent-style-name="Policepardéfaut" style:family="text">
      <style:text-properties style:font-name-complex="Times New Roman"/>
    </style:style>
    <style:style style:name="T3012" style:parent-style-name="Policepardéfaut" style:family="text">
      <style:text-properties style:font-name-complex="Times New Roman"/>
    </style:style>
    <style:style style:name="T3013" style:parent-style-name="Policepardéfaut" style:family="text">
      <style:text-properties style:font-name-complex="Times New Roman"/>
    </style:style>
    <style:style style:name="T3014" style:parent-style-name="Policepardéfaut" style:family="text">
      <style:text-properties style:font-name-complex="Times New Roman"/>
    </style:style>
    <style:style style:name="T3015" style:parent-style-name="Policepardéfaut" style:family="text">
      <style:text-properties style:font-name-complex="Times New Roman"/>
    </style:style>
    <style:style style:name="T3016" style:parent-style-name="Policepardéfaut" style:family="text">
      <style:text-properties style:font-name-complex="Times New Roman"/>
    </style:style>
    <style:style style:name="T3017" style:parent-style-name="Policepardéfaut" style:family="text">
      <style:text-properties style:font-name-complex="Times New Roman"/>
    </style:style>
    <style:style style:name="T3018" style:parent-style-name="Policepardéfaut" style:family="text">
      <style:text-properties style:font-name-complex="Times New Roman"/>
    </style:style>
    <style:style style:name="T3019" style:parent-style-name="Policepardéfaut" style:family="text">
      <style:text-properties style:font-name-complex="Times New Roman"/>
    </style:style>
    <style:style style:name="T3020" style:parent-style-name="Policepardéfaut" style:family="text">
      <style:text-properties style:font-name-complex="Times New Roman"/>
    </style:style>
    <style:style style:name="T3021" style:parent-style-name="Policepardéfaut" style:family="text">
      <style:text-properties style:font-name-complex="Times New Roman"/>
    </style:style>
    <style:style style:name="T3022" style:parent-style-name="Policepardéfaut" style:family="text">
      <style:text-properties style:font-name-complex="Times New Roman"/>
    </style:style>
    <style:style style:name="T3023" style:parent-style-name="Policepardéfaut" style:family="text">
      <style:text-properties style:font-name-complex="Times New Roman"/>
    </style:style>
    <style:style style:name="P3024" style:parent-style-name="Corpsdetexte" style:family="paragraph">
      <style:paragraph-properties fo:text-indent="0.1666in"/>
    </style:style>
    <style:style style:name="T3025" style:parent-style-name="Policepardéfaut" style:family="text">
      <style:text-properties style:font-name-complex="Times New Roman"/>
    </style:style>
    <style:style style:name="T3026" style:parent-style-name="Policepardéfaut" style:family="text">
      <style:text-properties style:font-name-complex="Times New Roman"/>
    </style:style>
    <style:style style:name="T3027" style:parent-style-name="Policepardéfaut" style:family="text">
      <style:text-properties style:font-name-complex="Times New Roman"/>
    </style:style>
    <style:style style:name="T3028" style:parent-style-name="Policepardéfaut" style:family="text">
      <style:text-properties style:font-name-complex="Times New Roman"/>
    </style:style>
    <style:style style:name="T3029" style:parent-style-name="Policepardéfaut" style:family="text">
      <style:text-properties style:font-name-complex="Times New Roman"/>
    </style:style>
    <style:style style:name="T3030" style:parent-style-name="Policepardéfaut" style:family="text">
      <style:text-properties style:font-name-complex="Times New Roman"/>
    </style:style>
    <style:style style:name="T3031" style:parent-style-name="Policepardéfaut" style:family="text">
      <style:text-properties style:font-name-complex="Times New Roman"/>
    </style:style>
    <style:style style:name="T3032" style:parent-style-name="Policepardéfaut" style:family="text">
      <style:text-properties style:font-name-complex="Times New Roman"/>
    </style:style>
    <style:style style:name="T3033" style:parent-style-name="Policepardéfaut" style:family="text">
      <style:text-properties style:font-name-complex="Times New Roman"/>
    </style:style>
    <style:style style:name="T3034" style:parent-style-name="Policepardéfaut" style:family="text">
      <style:text-properties style:font-name-complex="Times New Roman"/>
    </style:style>
    <style:style style:name="T3035" style:parent-style-name="Policepardéfaut" style:family="text">
      <style:text-properties style:font-name-complex="Times New Roman"/>
    </style:style>
    <style:style style:name="T3036" style:parent-style-name="Policepardéfaut" style:family="text">
      <style:text-properties style:font-name-complex="Times New Roman"/>
    </style:style>
    <style:style style:name="T3037" style:parent-style-name="Policepardéfaut" style:family="text">
      <style:text-properties style:font-name-complex="Times New Roman"/>
    </style:style>
    <style:style style:name="T3038" style:parent-style-name="Policepardéfaut" style:family="text">
      <style:text-properties style:font-name-complex="Times New Roman"/>
    </style:style>
    <style:style style:name="T3039" style:parent-style-name="Policepardéfaut" style:family="text">
      <style:text-properties style:font-name-complex="Times New Roman"/>
    </style:style>
    <style:style style:name="T3040" style:parent-style-name="Policepardéfaut" style:family="text">
      <style:text-properties style:font-name-complex="Times New Roman"/>
    </style:style>
    <style:style style:name="T3041" style:parent-style-name="Policepardéfaut" style:family="text">
      <style:text-properties style:font-name-complex="Times New Roman"/>
    </style:style>
    <style:style style:name="T3042" style:parent-style-name="Policepardéfaut" style:family="text">
      <style:text-properties style:font-name-complex="Times New Roman"/>
    </style:style>
    <style:style style:name="T3043" style:parent-style-name="Policepardéfaut" style:family="text">
      <style:text-properties style:font-name-complex="Times New Roman"/>
    </style:style>
    <style:style style:name="T3044" style:parent-style-name="Policepardéfaut" style:family="text">
      <style:text-properties style:font-name-complex="Times New Roman"/>
    </style:style>
    <style:style style:name="T3045" style:parent-style-name="Policepardéfaut" style:family="text">
      <style:text-properties style:font-name-complex="Times New Roman"/>
    </style:style>
    <style:style style:name="T3046" style:parent-style-name="Policepardéfaut" style:family="text">
      <style:text-properties style:font-name-complex="Times New Roman"/>
    </style:style>
    <style:style style:name="T3047" style:parent-style-name="Policepardéfaut" style:family="text">
      <style:text-properties style:font-name-complex="Times New Roman"/>
    </style:style>
    <style:style style:name="T3048" style:parent-style-name="Policepardéfaut" style:family="text">
      <style:text-properties style:font-name-complex="Times New Roman"/>
    </style:style>
    <style:style style:name="T3049" style:parent-style-name="Policepardéfaut" style:family="text">
      <style:text-properties style:font-name-complex="Times New Roman"/>
    </style:style>
    <style:style style:name="T3050" style:parent-style-name="Policepardéfaut" style:family="text">
      <style:text-properties style:font-name-complex="Times New Roman"/>
    </style:style>
    <style:style style:name="T3051" style:parent-style-name="Policepardéfaut" style:family="text">
      <style:text-properties style:font-name-complex="Times New Roman"/>
    </style:style>
    <style:style style:name="T3052" style:parent-style-name="Policepardéfaut" style:family="text">
      <style:text-properties style:font-name-complex="Times New Roman"/>
    </style:style>
    <style:style style:name="T3053" style:parent-style-name="Policepardéfaut" style:family="text">
      <style:text-properties style:font-name-complex="Times New Roman"/>
    </style:style>
    <style:style style:name="T3054" style:parent-style-name="Policepardéfaut" style:family="text">
      <style:text-properties style:font-name-complex="Times New Roman"/>
    </style:style>
    <style:style style:name="T3055" style:parent-style-name="Policepardéfaut" style:family="text">
      <style:text-properties style:font-name-complex="Times New Roman"/>
    </style:style>
    <style:style style:name="T3056" style:parent-style-name="Policepardéfaut" style:family="text">
      <style:text-properties style:font-name-complex="Times New Roman"/>
    </style:style>
    <style:style style:name="T3057" style:parent-style-name="Policepardéfaut" style:family="text">
      <style:text-properties style:font-name-complex="Times New Roman"/>
    </style:style>
    <style:style style:name="T3058" style:parent-style-name="Policepardéfaut" style:family="text">
      <style:text-properties style:font-name-complex="Times New Roman"/>
    </style:style>
    <style:style style:name="T3059" style:parent-style-name="Policepardéfaut" style:family="text">
      <style:text-properties style:font-name-complex="Times New Roman"/>
    </style:style>
    <style:style style:name="T3060" style:parent-style-name="Policepardéfaut" style:family="text">
      <style:text-properties style:font-name-complex="Times New Roman"/>
    </style:style>
    <style:style style:name="T3061" style:parent-style-name="Policepardéfaut" style:family="text">
      <style:text-properties style:font-name-complex="Times New Roman"/>
    </style:style>
    <style:style style:name="T3062" style:parent-style-name="Policepardéfaut" style:family="text">
      <style:text-properties style:font-name-complex="Times New Roman"/>
    </style:style>
    <style:style style:name="T3063" style:parent-style-name="Policepardéfaut" style:family="text">
      <style:text-properties style:font-name-complex="Times New Roman"/>
    </style:style>
    <style:style style:name="T3064" style:parent-style-name="Policepardéfaut" style:family="text">
      <style:text-properties style:font-name-complex="Times New Roman"/>
    </style:style>
    <style:style style:name="T3065" style:parent-style-name="Policepardéfaut" style:family="text">
      <style:text-properties style:font-name-complex="Times New Roman"/>
    </style:style>
    <style:style style:name="T3066" style:parent-style-name="Policepardéfaut" style:family="text">
      <style:text-properties style:font-name-complex="Times New Roman"/>
    </style:style>
    <style:style style:name="T3067" style:parent-style-name="Policepardéfaut" style:family="text">
      <style:text-properties style:font-name-complex="Times New Roman"/>
    </style:style>
    <style:style style:name="T3068" style:parent-style-name="Policepardéfaut" style:family="text">
      <style:text-properties style:font-name-complex="Times New Roman"/>
    </style:style>
    <style:style style:name="T3069" style:parent-style-name="Policepardéfaut" style:family="text">
      <style:text-properties style:font-name-complex="Times New Roman"/>
    </style:style>
    <style:style style:name="T3070" style:parent-style-name="Policepardéfaut" style:family="text">
      <style:text-properties style:font-name-complex="Times New Roman"/>
    </style:style>
    <style:style style:name="T3071" style:parent-style-name="Policepardéfaut" style:family="text">
      <style:text-properties style:font-name-complex="Times New Roman"/>
    </style:style>
    <style:style style:name="T3072" style:parent-style-name="Policepardéfaut" style:family="text">
      <style:text-properties style:font-name-complex="Times New Roman"/>
    </style:style>
    <style:style style:name="T3073" style:parent-style-name="Policepardéfaut" style:family="text">
      <style:text-properties style:font-name-complex="Times New Roman"/>
    </style:style>
    <style:style style:name="T3074" style:parent-style-name="Policepardéfaut" style:family="text">
      <style:text-properties style:font-name-complex="Times New Roman"/>
    </style:style>
    <style:style style:name="T3075" style:parent-style-name="Policepardéfaut" style:family="text">
      <style:text-properties style:font-name-complex="Times New Roman"/>
    </style:style>
    <style:style style:name="T3076" style:parent-style-name="Policepardéfaut" style:family="text">
      <style:text-properties style:font-name-complex="Times New Roman"/>
    </style:style>
    <style:style style:name="T3077" style:parent-style-name="Policepardéfaut" style:family="text">
      <style:text-properties style:font-name-complex="Times New Roman"/>
    </style:style>
    <style:style style:name="T3078" style:parent-style-name="Policepardéfaut" style:family="text">
      <style:text-properties style:font-name-complex="Times New Roman"/>
    </style:style>
    <style:style style:name="T3079" style:parent-style-name="Policepardéfaut" style:family="text">
      <style:text-properties style:font-name-complex="Times New Roman"/>
    </style:style>
    <style:style style:name="T3080" style:parent-style-name="Policepardéfaut" style:family="text">
      <style:text-properties style:font-name-complex="Times New Roman"/>
    </style:style>
    <style:style style:name="T3081" style:parent-style-name="Policepardéfaut" style:family="text">
      <style:text-properties style:font-name-complex="Times New Roman"/>
    </style:style>
    <style:style style:name="T3082" style:parent-style-name="Policepardéfaut" style:family="text">
      <style:text-properties style:font-name-complex="Times New Roman"/>
    </style:style>
    <style:style style:name="T3083" style:parent-style-name="Policepardéfaut" style:family="text">
      <style:text-properties style:font-name-complex="Times New Roman"/>
    </style:style>
    <style:style style:name="T3084" style:parent-style-name="Policepardéfaut" style:family="text">
      <style:text-properties style:font-name-complex="Times New Roman"/>
    </style:style>
    <style:style style:name="T3085" style:parent-style-name="Policepardéfaut" style:family="text">
      <style:text-properties style:font-name-complex="Times New Roman"/>
    </style:style>
    <style:style style:name="T3086" style:parent-style-name="Policepardéfaut" style:family="text">
      <style:text-properties style:font-name-complex="Times New Roman"/>
    </style:style>
    <style:style style:name="T3087" style:parent-style-name="Policepardéfaut" style:family="text">
      <style:text-properties style:font-name-complex="Times New Roman"/>
    </style:style>
    <style:style style:name="T3088" style:parent-style-name="Policepardéfaut" style:family="text">
      <style:text-properties style:font-name-complex="Times New Roman"/>
    </style:style>
    <style:style style:name="T3089" style:parent-style-name="Policepardéfaut" style:family="text">
      <style:text-properties style:font-name-complex="Times New Roman"/>
    </style:style>
    <style:style style:name="T3090" style:parent-style-name="Policepardéfaut" style:family="text">
      <style:text-properties style:font-name-complex="Times New Roman"/>
    </style:style>
    <style:style style:name="T3091" style:parent-style-name="Policepardéfaut" style:family="text">
      <style:text-properties style:font-name-complex="Times New Roman"/>
    </style:style>
    <style:style style:name="T3092" style:parent-style-name="Policepardéfaut" style:family="text">
      <style:text-properties style:font-name-complex="Times New Roman"/>
    </style:style>
    <style:style style:name="T3093" style:parent-style-name="Policepardéfaut" style:family="text">
      <style:text-properties style:font-name-complex="Times New Roman"/>
    </style:style>
    <style:style style:name="T3094" style:parent-style-name="Policepardéfaut" style:family="text">
      <style:text-properties style:font-name-complex="Times New Roman"/>
    </style:style>
    <style:style style:name="T3095" style:parent-style-name="Policepardéfaut" style:family="text">
      <style:text-properties style:font-name-complex="Times New Roman"/>
    </style:style>
    <style:style style:name="T3096" style:parent-style-name="Policepardéfaut" style:family="text">
      <style:text-properties style:font-name-complex="Times New Roman"/>
    </style:style>
    <style:style style:name="T3097" style:parent-style-name="Policepardéfaut" style:family="text">
      <style:text-properties style:font-name-complex="Times New Roman"/>
    </style:style>
    <style:style style:name="T3098" style:parent-style-name="Policepardéfaut" style:family="text">
      <style:text-properties style:font-name-complex="Times New Roman"/>
    </style:style>
    <style:style style:name="T3099" style:parent-style-name="Policepardéfaut" style:family="text">
      <style:text-properties style:font-name-complex="Times New Roman"/>
    </style:style>
    <style:style style:name="T3100" style:parent-style-name="Policepardéfaut" style:family="text">
      <style:text-properties style:font-name-complex="Times New Roman"/>
    </style:style>
    <style:style style:name="T3101" style:parent-style-name="Policepardéfaut" style:family="text">
      <style:text-properties style:font-name-complex="Times New Roman"/>
    </style:style>
    <style:style style:name="T3102" style:parent-style-name="Policepardéfaut" style:family="text">
      <style:text-properties style:font-name-complex="Times New Roman"/>
    </style:style>
    <style:style style:name="T3103" style:parent-style-name="Policepardéfaut" style:family="text">
      <style:text-properties style:font-name-complex="Times New Roman"/>
    </style:style>
    <style:style style:name="T3104" style:parent-style-name="Policepardéfaut" style:family="text">
      <style:text-properties style:font-name-complex="Times New Roman"/>
    </style:style>
    <style:style style:name="T3105" style:parent-style-name="Policepardéfaut" style:family="text">
      <style:text-properties style:font-name-complex="Times New Roman"/>
    </style:style>
    <style:style style:name="T3106" style:parent-style-name="Policepardéfaut" style:family="text">
      <style:text-properties style:font-name-complex="Times New Roman"/>
    </style:style>
    <style:style style:name="T3107" style:parent-style-name="Policepardéfaut" style:family="text">
      <style:text-properties style:font-name-complex="Times New Roman"/>
    </style:style>
    <style:style style:name="T3108" style:parent-style-name="Policepardéfaut" style:family="text">
      <style:text-properties style:font-name-complex="Times New Roman"/>
    </style:style>
    <style:style style:name="T3109" style:parent-style-name="Policepardéfaut" style:family="text">
      <style:text-properties style:font-name-complex="Times New Roman"/>
    </style:style>
    <style:style style:name="T3110" style:parent-style-name="Policepardéfaut" style:family="text">
      <style:text-properties style:font-name-complex="Times New Roman"/>
    </style:style>
    <style:style style:name="T3111" style:parent-style-name="Policepardéfaut" style:family="text">
      <style:text-properties style:font-name-complex="Times New Roman"/>
    </style:style>
    <style:style style:name="T3112" style:parent-style-name="Policepardéfaut" style:family="text">
      <style:text-properties style:font-name-complex="Times New Roman"/>
    </style:style>
    <style:style style:name="T3113" style:parent-style-name="Policepardéfaut" style:family="text">
      <style:text-properties style:font-name-complex="Times New Roman"/>
    </style:style>
    <style:style style:name="T3114" style:parent-style-name="Policepardéfaut" style:family="text">
      <style:text-properties style:font-name-complex="Times New Roman"/>
    </style:style>
    <style:style style:name="T3115" style:parent-style-name="Policepardéfaut" style:family="text">
      <style:text-properties style:font-name-complex="Times New Roman"/>
    </style:style>
    <style:style style:name="T3116" style:parent-style-name="Policepardéfaut" style:family="text">
      <style:text-properties style:font-name-complex="Times New Roman"/>
    </style:style>
    <style:style style:name="T3117" style:parent-style-name="Policepardéfaut" style:family="text">
      <style:text-properties style:font-name-complex="Times New Roman"/>
    </style:style>
    <style:style style:name="T3118" style:parent-style-name="Policepardéfaut" style:family="text">
      <style:text-properties style:font-name-complex="Times New Roman"/>
    </style:style>
    <style:style style:name="T3119" style:parent-style-name="Policepardéfaut" style:family="text">
      <style:text-properties style:font-name-complex="Times New Roman"/>
    </style:style>
    <style:style style:name="T3120" style:parent-style-name="Policepardéfaut" style:family="text">
      <style:text-properties style:font-name-complex="Times New Roman"/>
    </style:style>
    <style:style style:name="T3121" style:parent-style-name="Policepardéfaut" style:family="text">
      <style:text-properties style:font-name-complex="Times New Roman"/>
    </style:style>
    <style:style style:name="T3122" style:parent-style-name="Policepardéfaut" style:family="text">
      <style:text-properties style:font-name-complex="Times New Roman"/>
    </style:style>
    <style:style style:name="T3123" style:parent-style-name="Policepardéfaut" style:family="text">
      <style:text-properties style:font-name-complex="Times New Roman"/>
    </style:style>
    <style:style style:name="T3124" style:parent-style-name="Policepardéfaut" style:family="text">
      <style:text-properties style:font-name-complex="Times New Roman"/>
    </style:style>
    <style:style style:name="T3125" style:parent-style-name="Policepardéfaut" style:family="text">
      <style:text-properties style:font-name-complex="Times New Roman"/>
    </style:style>
    <style:style style:name="T3126" style:parent-style-name="Policepardéfaut" style:family="text">
      <style:text-properties style:font-name-complex="Times New Roman"/>
    </style:style>
    <style:style style:name="T3127" style:parent-style-name="Policepardéfaut" style:family="text">
      <style:text-properties style:font-name-complex="Times New Roman"/>
    </style:style>
    <style:style style:name="T3128" style:parent-style-name="Policepardéfaut" style:family="text">
      <style:text-properties style:font-name-complex="Times New Roman"/>
    </style:style>
    <style:style style:name="T3129" style:parent-style-name="Policepardéfaut" style:family="text">
      <style:text-properties style:font-name-complex="Times New Roman"/>
    </style:style>
    <style:style style:name="T3130" style:parent-style-name="Policepardéfaut" style:family="text">
      <style:text-properties style:font-name-complex="Times New Roman"/>
    </style:style>
    <style:style style:name="T3131" style:parent-style-name="Policepardéfaut" style:family="text">
      <style:text-properties style:font-name-complex="Times New Roman"/>
    </style:style>
    <style:style style:name="T3132" style:parent-style-name="Policepardéfaut" style:family="text">
      <style:text-properties style:font-name-complex="Times New Roman"/>
    </style:style>
    <style:style style:name="T3133" style:parent-style-name="Policepardéfaut" style:family="text">
      <style:text-properties style:font-name-complex="Times New Roman"/>
    </style:style>
    <style:style style:name="T3134" style:parent-style-name="Policepardéfaut" style:family="text">
      <style:text-properties style:font-name-complex="Times New Roman"/>
    </style:style>
    <style:style style:name="T3135" style:parent-style-name="Policepardéfaut" style:family="text">
      <style:text-properties style:font-name-complex="Times New Roman"/>
    </style:style>
    <style:style style:name="T3136" style:parent-style-name="Policepardéfaut" style:family="text">
      <style:text-properties style:font-name-complex="Times New Roman"/>
    </style:style>
    <style:style style:name="T3137" style:parent-style-name="Policepardéfaut" style:family="text">
      <style:text-properties style:font-name-complex="Times New Roman"/>
    </style:style>
    <style:style style:name="T3138" style:parent-style-name="Policepardéfaut" style:family="text">
      <style:text-properties style:font-name-complex="Times New Roman"/>
    </style:style>
    <style:style style:name="T3139" style:parent-style-name="Policepardéfaut" style:family="text">
      <style:text-properties style:font-name-complex="Times New Roman"/>
    </style:style>
    <style:style style:name="T3140" style:parent-style-name="Policepardéfaut" style:family="text">
      <style:text-properties style:font-name-complex="Times New Roman"/>
    </style:style>
    <style:style style:name="T3141" style:parent-style-name="Policepardéfaut" style:family="text">
      <style:text-properties style:font-name-complex="Times New Roman"/>
    </style:style>
    <style:style style:name="T3142" style:parent-style-name="Policepardéfaut" style:family="text">
      <style:text-properties style:font-name-complex="Times New Roman"/>
    </style:style>
    <style:style style:name="T3143" style:parent-style-name="Policepardéfaut" style:family="text">
      <style:text-properties style:font-name-complex="Times New Roman"/>
    </style:style>
    <style:style style:name="T3144" style:parent-style-name="Policepardéfaut" style:family="text">
      <style:text-properties style:font-name-complex="Times New Roman"/>
    </style:style>
    <style:style style:name="T3145" style:parent-style-name="Policepardéfaut" style:family="text">
      <style:text-properties style:font-name-complex="Times New Roman"/>
    </style:style>
    <style:style style:name="T3146" style:parent-style-name="Policepardéfaut" style:family="text">
      <style:text-properties style:font-name-complex="Times New Roman"/>
    </style:style>
    <style:style style:name="T3147" style:parent-style-name="Policepardéfaut" style:family="text">
      <style:text-properties style:font-name-complex="Times New Roman"/>
    </style:style>
    <style:style style:name="T3148" style:parent-style-name="Policepardéfaut" style:family="text">
      <style:text-properties style:font-name-complex="Times New Roman"/>
    </style:style>
    <style:style style:name="T3149" style:parent-style-name="Policepardéfaut" style:family="text">
      <style:text-properties style:font-name-complex="Times New Roman"/>
    </style:style>
    <style:style style:name="T3150" style:parent-style-name="Policepardéfaut" style:family="text">
      <style:text-properties style:font-name-complex="Times New Roman"/>
    </style:style>
    <style:style style:name="T3151" style:parent-style-name="Policepardéfaut" style:family="text">
      <style:text-properties style:font-name-complex="Times New Roman"/>
    </style:style>
    <style:style style:name="T3152" style:parent-style-name="Policepardéfaut" style:family="text">
      <style:text-properties style:font-name-complex="Times New Roman"/>
    </style:style>
    <style:style style:name="T3153" style:parent-style-name="Policepardéfaut" style:family="text">
      <style:text-properties style:font-name-complex="Times New Roman"/>
    </style:style>
    <style:style style:name="T3154" style:parent-style-name="Policepardéfaut" style:family="text">
      <style:text-properties style:font-name-complex="Times New Roman"/>
    </style:style>
    <style:style style:name="T3155" style:parent-style-name="Policepardéfaut" style:family="text">
      <style:text-properties style:font-name-complex="Times New Roman"/>
    </style:style>
    <style:style style:name="T3156" style:parent-style-name="Policepardéfaut" style:family="text">
      <style:text-properties style:font-name-complex="Times New Roman"/>
    </style:style>
    <style:style style:name="T3157" style:parent-style-name="Policepardéfaut" style:family="text">
      <style:text-properties style:font-name-complex="Times New Roman"/>
    </style:style>
    <style:style style:name="T3158" style:parent-style-name="Policepardéfaut" style:family="text">
      <style:text-properties style:font-name-complex="Times New Roman"/>
    </style:style>
    <style:style style:name="T3159" style:parent-style-name="Policepardéfaut" style:family="text">
      <style:text-properties style:font-name-complex="Times New Roman"/>
    </style:style>
    <style:style style:name="T3160" style:parent-style-name="Policepardéfaut" style:family="text">
      <style:text-properties style:font-name-complex="Times New Roman"/>
    </style:style>
    <style:style style:name="T3161" style:parent-style-name="Policepardéfaut" style:family="text">
      <style:text-properties style:font-name-complex="Times New Roman"/>
    </style:style>
    <style:style style:name="T3162" style:parent-style-name="pb" style:family="text">
      <style:text-properties style:text-position="0% 100%"/>
    </style:style>
    <style:style style:name="T3163" style:parent-style-name="Policepardéfaut" style:family="text">
      <style:text-properties fo:font-style="italic" style:font-style-asian="italic" fo:font-variant="normal"/>
    </style:style>
    <style:style style:name="T3164" style:parent-style-name="Policepardéfaut" style:family="text">
      <style:text-properties fo:font-style="italic" style:font-style-asian="italic" fo:font-variant="normal"/>
    </style:style>
    <style:style style:name="T3165" style:parent-style-name="Policepardéfaut" style:family="text">
      <style:text-properties fo:font-style="italic" style:font-style-asian="italic" fo:font-variant="normal"/>
    </style:style>
    <style:style style:name="T3166" style:parent-style-name="Policepardéfaut" style:family="text">
      <style:text-properties fo:font-style="italic" style:font-style-asian="italic" fo:font-variant="normal"/>
    </style:style>
    <style:style style:name="T3167" style:parent-style-name="Policepardéfaut" style:family="text">
      <style:text-properties fo:font-style="italic" style:font-style-asian="italic" fo:font-variant="normal"/>
    </style:style>
    <style:style style:name="T3168" style:parent-style-name="Policepardéfaut" style:family="text">
      <style:text-properties fo:font-style="italic" style:font-style-asian="italic" fo:font-variant="normal"/>
    </style:style>
    <style:style style:name="T3169" style:parent-style-name="Policepardéfaut" style:family="text">
      <style:text-properties fo:font-style="italic" style:font-style-asian="italic" fo:font-variant="normal"/>
    </style:style>
    <style:style style:name="T3170" style:parent-style-name="Policepardéfaut" style:family="text">
      <style:text-properties fo:font-style="italic" style:font-style-asian="italic" fo:font-variant="normal"/>
    </style:style>
    <style:style style:name="T3171" style:parent-style-name="Policepardéfaut" style:family="text">
      <style:text-properties fo:font-style="italic" style:font-style-asian="italic" fo:font-variant="normal"/>
    </style:style>
    <style:style style:name="T3172" style:parent-style-name="Policepardéfaut" style:family="text">
      <style:text-properties fo:font-style="italic" style:font-style-asian="italic" fo:font-variant="normal"/>
    </style:style>
    <style:style style:name="T3173" style:parent-style-name="Policepardéfaut" style:family="text">
      <style:text-properties fo:font-style="italic" style:font-style-asian="italic" fo:font-variant="normal"/>
    </style:style>
    <style:style style:name="T3174" style:parent-style-name="Policepardéfaut" style:family="text">
      <style:text-properties fo:font-style="italic" style:font-style-asian="italic" fo:font-variant="normal"/>
    </style:style>
    <style:style style:name="T3175" style:parent-style-name="Policepardéfaut" style:family="text">
      <style:text-properties fo:font-style="italic" style:font-style-asian="italic" fo:font-variant="normal"/>
    </style:style>
    <style:style style:name="T3176" style:parent-style-name="Policepardéfaut" style:family="text">
      <style:text-properties fo:font-style="italic" style:font-style-asian="italic" fo:font-variant="normal"/>
    </style:style>
    <style:style style:name="T3177" style:parent-style-name="Policepardéfaut" style:family="text">
      <style:text-properties fo:font-style="italic" style:font-style-asian="italic" fo:font-variant="normal"/>
    </style:style>
    <style:style style:name="T3178" style:parent-style-name="Policepardéfaut" style:family="text">
      <style:text-properties fo:font-style="italic" style:font-style-asian="italic" fo:font-variant="normal"/>
    </style:style>
    <style:style style:name="T3179" style:parent-style-name="Policepardéfaut" style:family="text">
      <style:text-properties fo:font-style="italic" style:font-style-asian="italic" fo:font-variant="normal"/>
    </style:style>
    <style:style style:name="T3180" style:parent-style-name="Policepardéfaut" style:family="text">
      <style:text-properties fo:font-variant="small-caps"/>
    </style:style>
    <style:style style:name="T3181" style:parent-style-name="Policepardéfaut" style:family="text">
      <style:text-properties fo:font-variant="small-caps"/>
    </style:style>
    <style:style style:name="T3182" style:parent-style-name="Policepardéfaut" style:family="text">
      <style:text-properties fo:font-variant="small-caps"/>
    </style:style>
    <style:style style:name="T3183" style:parent-style-name="Policepardéfaut" style:family="text">
      <style:text-properties fo:font-variant="small-caps"/>
    </style:style>
    <style:style style:name="T3184" style:parent-style-name="Policepardéfaut" style:family="text">
      <style:text-properties fo:font-style="italic" style:font-style-asian="italic"/>
    </style:style>
    <style:style style:name="T3185" style:parent-style-name="Policepardéfaut" style:family="text">
      <style:text-properties fo:font-variant="small-caps"/>
    </style:style>
    <style:style style:name="T3186" style:parent-style-name="Policepardéfaut" style:family="text">
      <style:text-properties fo:font-variant="small-caps"/>
    </style:style>
    <style:style style:name="T3187" style:parent-style-name="Policepardéfaut" style:family="text">
      <style:text-properties fo:font-variant="small-caps"/>
    </style:style>
    <style:style style:name="T3188" style:parent-style-name="Policepardéfaut" style:family="text">
      <style:text-properties fo:font-variant="small-caps"/>
    </style:style>
    <style:style style:name="T3189" style:parent-style-name="Policepardéfaut" style:family="text">
      <style:text-properties fo:font-variant="small-caps"/>
    </style:style>
    <style:style style:name="T3190" style:parent-style-name="Policepardéfaut" style:family="text">
      <style:text-properties fo:font-variant="small-caps"/>
    </style:style>
    <style:style style:name="T3191" style:parent-style-name="Policepardéfaut" style:family="text">
      <style:text-properties fo:font-variant="small-caps"/>
    </style:style>
    <style:style style:name="T3192" style:parent-style-name="Policepardéfaut" style:family="text">
      <style:text-properties fo:font-variant="small-caps"/>
    </style:style>
    <style:style style:name="T3193" style:parent-style-name="Policepardéfaut" style:family="text">
      <style:text-properties fo:font-variant="small-caps"/>
    </style:style>
    <style:style style:name="T3194" style:parent-style-name="Policepardéfaut" style:family="text">
      <style:text-properties fo:font-variant="small-caps"/>
    </style:style>
    <style:style style:name="T3195" style:parent-style-name="Policepardéfaut" style:family="text">
      <style:text-properties fo:font-variant="small-caps"/>
    </style:style>
    <style:style style:name="T3196" style:parent-style-name="Policepardéfaut" style:family="text">
      <style:text-properties fo:font-variant="small-caps"/>
    </style:style>
    <style:style style:name="T3197" style:parent-style-name="Policepardéfaut" style:family="text">
      <style:text-properties fo:font-variant="small-caps"/>
    </style:style>
    <style:style style:name="T3198" style:parent-style-name="Policepardéfaut" style:family="text">
      <style:text-properties fo:font-variant="small-caps"/>
    </style:style>
    <style:style style:name="T3199" style:parent-style-name="Policepardéfaut" style:family="text">
      <style:text-properties fo:font-variant="small-caps"/>
    </style:style>
    <style:style style:name="T3200" style:parent-style-name="Policepardéfaut" style:family="text">
      <style:text-properties fo:font-variant="small-caps"/>
    </style:style>
    <style:style style:name="T3201" style:parent-style-name="Policepardéfaut" style:family="text">
      <style:text-properties fo:font-style="italic" style:font-style-asian="italic"/>
    </style:style>
    <style:style style:name="T3202" style:parent-style-name="Policepardéfaut" style:family="text">
      <style:text-properties fo:font-variant="small-caps"/>
    </style:style>
    <style:style style:name="T3203" style:parent-style-name="Policepardéfaut" style:family="text">
      <style:text-properties fo:font-variant="small-caps"/>
    </style:style>
    <style:style style:name="T3204" style:parent-style-name="Policepardéfaut" style:family="text">
      <style:text-properties fo:font-variant="small-caps"/>
    </style:style>
    <style:style style:name="T3205" style:parent-style-name="Policepardéfaut" style:family="text">
      <style:text-properties fo:font-variant="small-caps"/>
    </style:style>
    <style:style style:name="T3206" style:parent-style-name="Policepardéfaut" style:family="text">
      <style:text-properties fo:font-variant="small-caps"/>
    </style:style>
    <style:style style:name="T3207" style:parent-style-name="Policepardéfaut" style:family="text">
      <style:text-properties fo:font-variant="small-caps"/>
    </style:style>
    <style:style style:name="T3208" style:parent-style-name="Policepardéfaut" style:family="text">
      <style:text-properties fo:font-variant="small-caps"/>
    </style:style>
    <style:style style:name="T3209" style:parent-style-name="Policepardéfaut" style:family="text">
      <style:text-properties fo:font-variant="small-caps"/>
    </style:style>
    <style:style style:name="T3210" style:parent-style-name="Policepardéfaut" style:family="text">
      <style:text-properties fo:font-variant="small-caps"/>
    </style:style>
    <style:style style:name="T3211" style:parent-style-name="Policepardéfaut" style:family="text">
      <style:text-properties fo:font-variant="small-caps"/>
    </style:style>
    <style:style style:name="T3212" style:parent-style-name="Policepardéfaut" style:family="text">
      <style:text-properties fo:font-variant="small-caps"/>
    </style:style>
    <style:style style:name="T3213" style:parent-style-name="Policepardéfaut" style:family="text">
      <style:text-properties fo:font-variant="small-caps"/>
    </style:style>
    <style:style style:name="T3214" style:parent-style-name="Policepardéfaut" style:family="text">
      <style:text-properties fo:font-variant="small-caps"/>
    </style:style>
    <style:style style:name="T3215" style:parent-style-name="Policepardéfaut" style:family="text">
      <style:text-properties fo:font-variant="small-caps"/>
    </style:style>
    <style:style style:name="T3216" style:parent-style-name="Policepardéfaut" style:family="text">
      <style:text-properties fo:font-style="italic" style:font-style-asian="italic"/>
    </style:style>
    <style:style style:name="T3217" style:parent-style-name="Policepardéfaut" style:family="text">
      <style:text-properties fo:font-variant="small-caps"/>
    </style:style>
    <style:style style:name="T3218" style:parent-style-name="Policepardéfaut" style:family="text">
      <style:text-properties fo:font-variant="small-caps"/>
    </style:style>
    <style:style style:name="T3219" style:parent-style-name="Policepardéfaut" style:family="text">
      <style:text-properties fo:font-variant="small-caps"/>
    </style:style>
    <style:style style:name="T3220" style:parent-style-name="Policepardéfaut" style:family="text">
      <style:text-properties fo:font-variant="small-caps"/>
    </style:style>
    <style:style style:name="T3221" style:parent-style-name="Policepardéfaut" style:family="text">
      <style:text-properties fo:font-variant="small-caps"/>
    </style:style>
    <style:style style:name="T3222" style:parent-style-name="Policepardéfaut" style:family="text">
      <style:text-properties fo:font-variant="small-caps"/>
    </style:style>
    <style:style style:name="T3223" style:parent-style-name="Policepardéfaut" style:family="text">
      <style:text-properties fo:font-variant="small-caps"/>
    </style:style>
    <style:style style:name="T3224" style:parent-style-name="Policepardéfaut" style:family="text">
      <style:text-properties fo:font-variant="small-caps"/>
    </style:style>
    <style:style style:name="T3225" style:parent-style-name="Policepardéfaut" style:family="text">
      <style:text-properties fo:font-variant="small-caps"/>
    </style:style>
    <style:style style:name="T3226" style:parent-style-name="Policepardéfaut" style:family="text">
      <style:text-properties fo:font-variant="small-caps"/>
    </style:style>
    <style:style style:name="T3227" style:parent-style-name="Policepardéfaut" style:family="text">
      <style:text-properties fo:font-variant="small-caps"/>
    </style:style>
    <style:style style:name="T3228" style:parent-style-name="Policepardéfaut" style:family="text">
      <style:text-properties fo:font-variant="small-caps"/>
    </style:style>
    <style:style style:name="T3229" style:parent-style-name="Policepardéfaut" style:family="text">
      <style:text-properties fo:font-variant="small-caps"/>
    </style:style>
    <style:style style:name="T3230" style:parent-style-name="Policepardéfaut" style:family="text">
      <style:text-properties fo:font-variant="small-caps"/>
    </style:style>
    <style:style style:name="T3231" style:parent-style-name="Policepardéfaut" style:family="text">
      <style:text-properties fo:font-variant="small-caps"/>
    </style:style>
    <style:style style:name="T3232" style:parent-style-name="Policepardéfaut" style:family="text">
      <style:text-properties fo:font-variant="small-caps"/>
    </style:style>
    <style:style style:name="T3233" style:parent-style-name="Policepardéfaut" style:family="text">
      <style:text-properties fo:font-variant="small-caps"/>
    </style:style>
    <style:style style:name="T3234" style:parent-style-name="Policepardéfaut" style:family="text">
      <style:text-properties fo:font-variant="small-caps"/>
    </style:style>
    <style:style style:name="T3235" style:parent-style-name="Policepardéfaut" style:family="text">
      <style:text-properties fo:font-variant="small-caps"/>
    </style:style>
    <style:style style:name="T3236" style:parent-style-name="Policepardéfaut" style:family="text">
      <style:text-properties fo:font-variant="small-caps"/>
    </style:style>
    <style:style style:name="T3237" style:parent-style-name="Policepardéfaut" style:family="text">
      <style:text-properties fo:font-variant="small-caps"/>
    </style:style>
    <style:style style:name="T3238" style:parent-style-name="Policepardéfaut" style:family="text">
      <style:text-properties fo:font-variant="small-caps"/>
    </style:style>
    <style:style style:name="T3239" style:parent-style-name="Policepardéfaut" style:family="text">
      <style:text-properties fo:font-variant="small-caps"/>
    </style:style>
    <style:style style:name="T3240" style:parent-style-name="Policepardéfaut" style:family="text">
      <style:text-properties fo:font-variant="small-caps"/>
    </style:style>
    <style:style style:name="T3241" style:parent-style-name="Policepardéfaut" style:family="text">
      <style:text-properties fo:font-variant="small-caps"/>
    </style:style>
    <style:style style:name="T3242" style:parent-style-name="Policepardéfaut" style:family="text">
      <style:text-properties fo:font-variant="small-caps"/>
    </style:style>
    <style:style style:name="T3243" style:parent-style-name="Policepardéfaut" style:family="text">
      <style:text-properties fo:font-variant="small-caps"/>
    </style:style>
    <style:style style:name="T3244" style:parent-style-name="Policepardéfaut" style:family="text">
      <style:text-properties fo:font-variant="small-caps"/>
    </style:style>
    <style:style style:name="T3245" style:parent-style-name="Policepardéfaut" style:family="text">
      <style:text-properties fo:font-variant="small-caps"/>
    </style:style>
    <style:style style:name="T3246" style:parent-style-name="Policepardéfaut" style:family="text">
      <style:text-properties fo:font-variant="small-caps"/>
    </style:style>
    <style:style style:name="T3247" style:parent-style-name="Policepardéfaut" style:family="text">
      <style:text-properties fo:font-variant="small-caps"/>
    </style:style>
    <style:style style:name="T3248" style:parent-style-name="Policepardéfaut" style:family="text">
      <style:text-properties fo:font-variant="small-caps"/>
    </style:style>
    <style:style style:name="T3249" style:parent-style-name="Policepardéfaut" style:family="text">
      <style:text-properties fo:font-variant="small-caps"/>
    </style:style>
    <style:style style:name="T3250" style:parent-style-name="Policepardéfaut" style:family="text">
      <style:text-properties fo:font-variant="small-caps"/>
    </style:style>
    <style:style style:name="T3251" style:parent-style-name="Policepardéfaut" style:family="text">
      <style:text-properties fo:font-variant="small-caps"/>
    </style:style>
    <style:style style:name="T3252" style:parent-style-name="Policepardéfaut" style:family="text">
      <style:text-properties fo:font-variant="small-caps"/>
    </style:style>
    <style:style style:name="T3253" style:parent-style-name="Policepardéfaut" style:family="text">
      <style:text-properties fo:font-variant="small-caps"/>
    </style:style>
    <style:style style:name="T3254" style:parent-style-name="Policepardéfaut" style:family="text">
      <style:text-properties fo:font-variant="small-caps"/>
    </style:style>
    <style:style style:name="T3255" style:parent-style-name="Policepardéfaut" style:family="text">
      <style:text-properties fo:font-variant="small-caps"/>
    </style:style>
    <style:style style:name="T3256" style:parent-style-name="Policepardéfaut" style:family="text">
      <style:text-properties fo:font-variant="small-caps"/>
    </style:style>
    <style:style style:name="T3257" style:parent-style-name="Policepardéfaut" style:family="text">
      <style:text-properties fo:font-variant="small-caps"/>
    </style:style>
    <style:style style:name="T3258" style:parent-style-name="Policepardéfaut" style:family="text">
      <style:text-properties fo:font-variant="small-caps"/>
    </style:style>
    <style:style style:name="T3259" style:parent-style-name="Policepardéfaut" style:family="text">
      <style:text-properties fo:font-variant="small-caps"/>
    </style:style>
    <style:style style:name="T3260" style:parent-style-name="Policepardéfaut" style:family="text">
      <style:text-properties fo:font-variant="small-caps"/>
    </style:style>
    <style:style style:name="T3261" style:parent-style-name="Policepardéfaut" style:family="text">
      <style:text-properties fo:font-variant="small-caps"/>
    </style:style>
    <style:style style:name="T3262" style:parent-style-name="Policepardéfaut" style:family="text">
      <style:text-properties fo:font-variant="small-caps"/>
    </style:style>
    <style:style style:name="T3263" style:parent-style-name="pb" style:family="text">
      <style:text-properties style:text-position="0% 100%"/>
    </style:style>
    <style:style style:name="T3264" style:parent-style-name="Policepardéfaut" style:family="text">
      <style:text-properties fo:font-variant="small-caps"/>
    </style:style>
    <style:style style:name="T3265" style:parent-style-name="Policepardéfaut" style:family="text">
      <style:text-properties fo:font-variant="small-caps"/>
    </style:style>
    <style:style style:name="T3266" style:parent-style-name="Policepardéfaut" style:family="text">
      <style:text-properties fo:font-variant="small-caps"/>
    </style:style>
    <style:style style:name="T3267" style:parent-style-name="Policepardéfaut" style:family="text">
      <style:text-properties fo:font-variant="small-caps"/>
    </style:style>
    <style:style style:name="T3268" style:parent-style-name="Policepardéfaut" style:family="text">
      <style:text-properties fo:font-variant="small-caps"/>
    </style:style>
    <style:style style:name="T3269" style:parent-style-name="Policepardéfaut" style:family="text">
      <style:text-properties fo:font-variant="small-caps"/>
    </style:style>
    <style:style style:name="T3270" style:parent-style-name="Policepardéfaut" style:family="text">
      <style:text-properties fo:font-variant="small-caps"/>
    </style:style>
    <style:style style:name="T3271" style:parent-style-name="Policepardéfaut" style:family="text">
      <style:text-properties fo:font-variant="small-caps"/>
    </style:style>
    <style:style style:name="T3272" style:parent-style-name="Policepardéfaut" style:family="text">
      <style:text-properties fo:font-variant="small-caps"/>
    </style:style>
    <style:style style:name="T3273" style:parent-style-name="Policepardéfaut" style:family="text">
      <style:text-properties fo:font-variant="small-caps"/>
    </style:style>
    <style:style style:name="T3274" style:parent-style-name="Policepardéfaut" style:family="text">
      <style:text-properties fo:font-variant="small-caps"/>
    </style:style>
    <style:style style:name="T3275" style:parent-style-name="Policepardéfaut" style:family="text">
      <style:text-properties fo:font-variant="small-caps"/>
    </style:style>
    <style:style style:name="T3276" style:parent-style-name="Policepardéfaut" style:family="text">
      <style:text-properties fo:font-variant="small-caps"/>
    </style:style>
    <style:style style:name="T3277" style:parent-style-name="Policepardéfaut" style:family="text">
      <style:text-properties fo:font-variant="small-caps"/>
    </style:style>
    <style:style style:name="T3278" style:parent-style-name="Policepardéfaut" style:family="text">
      <style:text-properties fo:font-variant="small-caps"/>
    </style:style>
    <style:style style:name="T3279" style:parent-style-name="Policepardéfaut" style:family="text">
      <style:text-properties fo:font-variant="small-caps"/>
    </style:style>
    <style:style style:name="T3280" style:parent-style-name="Policepardéfaut" style:family="text">
      <style:text-properties fo:font-variant="small-caps"/>
    </style:style>
    <style:style style:name="T3281" style:parent-style-name="Policepardéfaut" style:family="text">
      <style:text-properties fo:font-style="italic" style:font-style-asian="italic"/>
    </style:style>
    <style:style style:name="T3282" style:parent-style-name="Policepardéfaut" style:family="text">
      <style:text-properties fo:font-variant="small-caps"/>
    </style:style>
    <style:style style:name="T3283" style:parent-style-name="Policepardéfaut" style:family="text">
      <style:text-properties fo:font-variant="small-caps"/>
    </style:style>
    <style:style style:name="T3284" style:parent-style-name="Policepardéfaut" style:family="text">
      <style:text-properties fo:font-variant="small-caps"/>
    </style:style>
    <style:style style:name="T3285" style:parent-style-name="Policepardéfaut" style:family="text">
      <style:text-properties fo:font-variant="small-caps"/>
    </style:style>
    <style:style style:name="T3286" style:parent-style-name="Policepardéfaut" style:family="text">
      <style:text-properties fo:font-variant="small-caps"/>
    </style:style>
    <style:style style:name="T3287" style:parent-style-name="Policepardéfaut" style:family="text">
      <style:text-properties fo:font-variant="small-caps"/>
    </style:style>
    <style:style style:name="T3288" style:parent-style-name="Policepardéfaut" style:family="text">
      <style:text-properties fo:font-variant="small-caps"/>
    </style:style>
    <style:style style:name="T3289" style:parent-style-name="Policepardéfaut" style:family="text">
      <style:text-properties fo:font-variant="small-caps"/>
    </style:style>
    <style:style style:name="T3290" style:parent-style-name="Policepardéfaut" style:family="text">
      <style:text-properties fo:font-variant="small-caps"/>
    </style:style>
    <style:style style:name="T3291" style:parent-style-name="Policepardéfaut" style:family="text">
      <style:text-properties fo:font-variant="small-caps"/>
    </style:style>
    <style:style style:name="T3292" style:parent-style-name="Policepardéfaut" style:family="text">
      <style:text-properties fo:font-variant="small-caps"/>
    </style:style>
    <style:style style:name="T3293" style:parent-style-name="Policepardéfaut" style:family="text">
      <style:text-properties fo:font-variant="small-caps"/>
    </style:style>
    <style:style style:name="T3294" style:parent-style-name="Policepardéfaut" style:family="text">
      <style:text-properties fo:font-variant="small-caps"/>
    </style:style>
    <style:style style:name="T3295" style:parent-style-name="Policepardéfaut" style:family="text">
      <style:text-properties fo:font-variant="small-caps"/>
    </style:style>
    <style:style style:name="T3296" style:parent-style-name="Policepardéfaut" style:family="text">
      <style:text-properties fo:font-variant="small-caps"/>
    </style:style>
    <style:style style:name="T3297" style:parent-style-name="Policepardéfaut" style:family="text">
      <style:text-properties fo:font-variant="small-caps"/>
    </style:style>
    <style:style style:name="T3298" style:parent-style-name="Policepardéfaut" style:family="text">
      <style:text-properties fo:font-variant="small-caps"/>
    </style:style>
    <style:style style:name="T3299" style:parent-style-name="Policepardéfaut" style:family="text">
      <style:text-properties fo:font-variant="small-caps"/>
    </style:style>
    <style:style style:name="T3300" style:parent-style-name="Policepardéfaut" style:family="text">
      <style:text-properties fo:font-variant="small-caps"/>
    </style:style>
    <style:style style:name="T3301" style:parent-style-name="Policepardéfaut" style:family="text">
      <style:text-properties fo:font-variant="small-caps"/>
    </style:style>
    <style:style style:name="T3302" style:parent-style-name="Policepardéfaut" style:family="text">
      <style:text-properties fo:font-variant="small-caps"/>
    </style:style>
    <style:style style:name="T3303" style:parent-style-name="Policepardéfaut" style:family="text">
      <style:text-properties fo:font-variant="small-caps"/>
    </style:style>
    <style:style style:name="T3304" style:parent-style-name="Policepardéfaut" style:family="text">
      <style:text-properties fo:font-variant="small-caps"/>
    </style:style>
    <style:style style:name="T3305" style:parent-style-name="Policepardéfaut" style:family="text">
      <style:text-properties fo:font-variant="small-caps"/>
    </style:style>
    <style:style style:name="T3306" style:parent-style-name="Policepardéfaut" style:family="text">
      <style:text-properties fo:font-variant="small-caps"/>
    </style:style>
    <style:style style:name="T3307" style:parent-style-name="Policepardéfaut" style:family="text">
      <style:text-properties fo:font-variant="small-caps"/>
    </style:style>
    <style:style style:name="T3308" style:parent-style-name="Policepardéfaut" style:family="text">
      <style:text-properties fo:font-variant="small-caps"/>
    </style:style>
    <style:style style:name="T3309" style:parent-style-name="Policepardéfaut" style:family="text">
      <style:text-properties fo:font-variant="small-caps"/>
    </style:style>
    <style:style style:name="T3310" style:parent-style-name="Policepardéfaut" style:family="text">
      <style:text-properties fo:font-variant="small-caps"/>
    </style:style>
    <style:style style:name="T3311" style:parent-style-name="Policepardéfaut" style:family="text">
      <style:text-properties fo:font-style="italic" style:font-style-asian="italic"/>
    </style:style>
    <style:style style:name="T3312" style:parent-style-name="Policepardéfaut" style:family="text">
      <style:text-properties fo:font-style="italic" style:font-style-asian="italic"/>
    </style:style>
    <style:style style:name="T3313" style:parent-style-name="Policepardéfaut" style:family="text">
      <style:text-properties fo:font-style="italic" style:font-style-asian="italic"/>
    </style:style>
    <style:style style:name="T3314" style:parent-style-name="Policepardéfaut" style:family="text">
      <style:text-properties fo:font-style="italic" style:font-style-asian="italic"/>
    </style:style>
    <style:style style:name="T3315" style:parent-style-name="Policepardéfaut" style:family="text">
      <style:text-properties fo:font-style="italic" style:font-style-asian="italic"/>
    </style:style>
    <style:style style:name="T3316" style:parent-style-name="Policepardéfaut" style:family="text">
      <style:text-properties fo:font-style="italic" style:font-style-asian="italic"/>
    </style:style>
    <style:style style:name="T3317" style:parent-style-name="Policepardéfaut" style:family="text">
      <style:text-properties fo:font-style="italic" style:font-style-asian="italic"/>
    </style:style>
    <style:style style:name="T3318" style:parent-style-name="Policepardéfaut" style:family="text">
      <style:text-properties fo:font-style="italic" style:font-style-asian="italic"/>
    </style:style>
    <style:style style:name="T3319" style:parent-style-name="Policepardéfaut" style:family="text">
      <style:text-properties fo:font-variant="small-caps"/>
    </style:style>
    <style:style style:name="T3320" style:parent-style-name="Policepardéfaut" style:family="text">
      <style:text-properties fo:font-variant="small-caps"/>
    </style:style>
    <style:style style:name="T3321" style:parent-style-name="Policepardéfaut" style:family="text">
      <style:text-properties fo:font-variant="small-caps"/>
    </style:style>
    <style:style style:name="T3322" style:parent-style-name="Policepardéfaut" style:family="text">
      <style:text-properties fo:font-variant="small-caps"/>
    </style:style>
    <style:style style:name="T3323" style:parent-style-name="Policepardéfaut" style:family="text">
      <style:text-properties fo:font-variant="small-caps"/>
    </style:style>
    <style:style style:name="T3324" style:parent-style-name="Policepardéfaut" style:family="text">
      <style:text-properties fo:font-variant="small-caps"/>
    </style:style>
    <style:style style:name="T3325" style:parent-style-name="Policepardéfaut" style:family="text">
      <style:text-properties fo:font-variant="small-caps"/>
    </style:style>
    <style:style style:name="T3326" style:parent-style-name="Policepardéfaut" style:family="text">
      <style:text-properties fo:font-variant="small-caps"/>
    </style:style>
    <style:style style:name="T3327" style:parent-style-name="Policepardéfaut" style:family="text">
      <style:text-properties fo:font-variant="small-caps"/>
    </style:style>
    <style:style style:name="T3328" style:parent-style-name="Policepardéfaut" style:family="text">
      <style:text-properties fo:font-variant="small-caps"/>
    </style:style>
    <style:style style:name="T3329" style:parent-style-name="Policepardéfaut" style:family="text">
      <style:text-properties fo:font-variant="small-caps"/>
    </style:style>
    <style:style style:name="T3330" style:parent-style-name="Policepardéfaut" style:family="text">
      <style:text-properties fo:font-style="italic" style:font-style-asian="italic"/>
    </style:style>
    <style:style style:name="T3331" style:parent-style-name="Policepardéfaut" style:family="text">
      <style:text-properties fo:font-style="italic" style:font-style-asian="italic"/>
    </style:style>
    <style:style style:name="T3332" style:parent-style-name="Policepardéfaut" style:family="text">
      <style:text-properties fo:font-style="italic" style:font-style-asian="italic"/>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Policepardéfaut" style:family="text">
      <style:text-properties fo:font-style="italic" style:font-style-asian="italic"/>
    </style:style>
    <style:style style:name="T3337" style:parent-style-name="Policepardéfaut" style:family="text">
      <style:text-properties fo:font-style="italic" style:font-style-asian="italic"/>
    </style:style>
    <style:style style:name="T3338" style:parent-style-name="Policepardéfaut" style:family="text">
      <style:text-properties fo:font-style="italic" style:font-style-asian="italic"/>
    </style:style>
    <style:style style:name="T3339" style:parent-style-name="Policepardéfaut" style:family="text">
      <style:text-properties fo:font-style="italic" style:font-style-asian="italic"/>
    </style:style>
    <style:style style:name="T3340" style:parent-style-name="Policepardéfaut" style:family="text">
      <style:text-properties fo:font-variant="small-caps"/>
    </style:style>
    <style:style style:name="T3341" style:parent-style-name="Policepardéfaut" style:family="text">
      <style:text-properties fo:font-variant="small-caps"/>
    </style:style>
    <style:style style:name="T3342" style:parent-style-name="Policepardéfaut" style:family="text">
      <style:text-properties fo:font-variant="small-caps"/>
    </style:style>
    <style:style style:name="T3343" style:parent-style-name="Policepardéfaut" style:family="text">
      <style:text-properties fo:font-style="italic" style:font-style-asian="italic"/>
    </style:style>
    <style:style style:name="T3344" style:parent-style-name="Policepardéfaut" style:family="text">
      <style:text-properties fo:font-variant="small-caps"/>
    </style:style>
    <style:style style:name="T3345" style:parent-style-name="Policepardéfaut" style:family="text">
      <style:text-properties fo:font-variant="small-caps"/>
    </style:style>
    <style:style style:name="T3346" style:parent-style-name="Policepardéfaut" style:family="text">
      <style:text-properties fo:font-variant="small-caps"/>
    </style:style>
    <style:style style:name="T3347" style:parent-style-name="Policepardéfaut" style:family="text">
      <style:text-properties fo:font-variant="small-caps"/>
    </style:style>
    <style:style style:name="T3348" style:parent-style-name="Policepardéfaut" style:family="text">
      <style:text-properties fo:font-variant="small-caps"/>
    </style:style>
    <style:style style:name="T3349" style:parent-style-name="Policepardéfaut" style:family="text">
      <style:text-properties fo:font-variant="small-caps"/>
    </style:style>
    <style:style style:name="T3350" style:parent-style-name="Policepardéfaut" style:family="text">
      <style:text-properties fo:font-style="italic" style:font-style-asian="italic"/>
    </style:style>
    <style:style style:name="T3351" style:parent-style-name="Policepardéfaut" style:family="text">
      <style:text-properties fo:font-style="italic" style:font-style-asian="italic"/>
    </style:style>
    <style:style style:name="T3352" style:parent-style-name="Policepardéfaut" style:family="text">
      <style:text-properties fo:font-style="italic" style:font-style-asian="italic"/>
    </style:style>
    <style:style style:name="T3353" style:parent-style-name="Policepardéfaut" style:family="text">
      <style:text-properties fo:font-style="italic" style:font-style-asian="italic"/>
    </style:style>
    <style:style style:name="T3354" style:parent-style-name="Policepardéfaut" style:family="text">
      <style:text-properties fo:font-style="italic" style:font-style-asian="italic"/>
    </style:style>
    <style:style style:name="T3355" style:parent-style-name="Policepardéfaut" style:family="text">
      <style:text-properties fo:font-style="italic" style:font-style-asian="italic"/>
    </style:style>
    <style:style style:name="T3356" style:parent-style-name="Policepardéfaut" style:family="text">
      <style:text-properties fo:font-style="italic" style:font-style-asian="italic"/>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b" style:family="text">
      <style:text-properties style:text-position="0% 100%"/>
    </style:style>
    <style:style style:name="T3360" style:parent-style-name="Policepardéfaut" style:family="text">
      <style:text-properties fo:font-variant="small-caps"/>
    </style:style>
    <style:style style:name="T3361" style:parent-style-name="Policepardéfaut" style:family="text">
      <style:text-properties fo:font-style="italic" style:font-style-asian="italic"/>
    </style:style>
    <style:style style:name="T3362" style:parent-style-name="Policepardéfaut" style:family="text">
      <style:text-properties fo:font-variant="small-caps"/>
    </style:style>
    <style:style style:name="T3363" style:parent-style-name="Policepardéfaut" style:family="text">
      <style:text-properties fo:font-variant="small-caps"/>
    </style:style>
    <style:style style:name="T3364" style:parent-style-name="Policepardéfaut" style:family="text">
      <style:text-properties fo:font-variant="small-caps"/>
    </style:style>
    <style:style style:name="T3365" style:parent-style-name="Policepardéfaut" style:family="text">
      <style:text-properties fo:font-variant="small-caps"/>
    </style:style>
    <style:style style:name="T3366" style:parent-style-name="Policepardéfaut" style:family="text">
      <style:text-properties fo:font-variant="small-caps"/>
    </style:style>
    <style:style style:name="T3367" style:parent-style-name="Policepardéfaut" style:family="text">
      <style:text-properties fo:font-variant="small-caps"/>
    </style:style>
    <style:style style:name="T3368" style:parent-style-name="Policepardéfaut" style:family="text">
      <style:text-properties fo:font-variant="small-caps"/>
    </style:style>
    <style:style style:name="T3369" style:parent-style-name="Policepardéfaut" style:family="text">
      <style:text-properties fo:font-variant="small-caps"/>
    </style:style>
    <style:style style:name="T3370" style:parent-style-name="Policepardéfaut" style:family="text">
      <style:text-properties fo:font-variant="small-caps"/>
    </style:style>
    <style:style style:name="T3371" style:parent-style-name="Policepardéfaut" style:family="text">
      <style:text-properties fo:font-style="italic" style:font-style-asian="italic"/>
    </style:style>
    <style:style style:name="T3372" style:parent-style-name="Policepardéfaut" style:family="text">
      <style:text-properties fo:font-variant="small-caps"/>
    </style:style>
    <style:style style:name="T3373" style:parent-style-name="Policepardéfaut" style:family="text">
      <style:text-properties fo:font-variant="small-caps"/>
    </style:style>
    <style:style style:name="T3374" style:parent-style-name="Policepardéfaut" style:family="text">
      <style:text-properties fo:font-variant="small-caps"/>
    </style:style>
    <style:style style:name="T3375" style:parent-style-name="Policepardéfaut" style:family="text">
      <style:text-properties fo:font-variant="small-caps"/>
    </style:style>
    <style:style style:name="T3376" style:parent-style-name="Policepardéfaut" style:family="text">
      <style:text-properties fo:font-variant="small-caps"/>
    </style:style>
    <style:style style:name="T3377" style:parent-style-name="Policepardéfaut" style:family="text">
      <style:text-properties fo:font-variant="small-caps"/>
    </style:style>
    <style:style style:name="T3378" style:parent-style-name="Policepardéfaut" style:family="text">
      <style:text-properties fo:font-variant="small-caps"/>
    </style:style>
    <style:style style:name="T3379" style:parent-style-name="Policepardéfaut" style:family="text">
      <style:text-properties fo:font-variant="small-caps"/>
    </style:style>
    <style:style style:name="T3380" style:parent-style-name="Policepardéfaut" style:family="text">
      <style:text-properties fo:font-variant="small-caps"/>
    </style:style>
    <style:style style:name="T3381" style:parent-style-name="Policepardéfaut" style:family="text">
      <style:text-properties fo:font-variant="small-caps"/>
    </style:style>
    <style:style style:name="T3382" style:parent-style-name="Policepardéfaut" style:family="text">
      <style:text-properties fo:font-variant="small-caps"/>
    </style:style>
    <style:style style:name="T3383" style:parent-style-name="Policepardéfaut" style:family="text">
      <style:text-properties fo:font-variant="small-caps"/>
    </style:style>
    <style:style style:name="T3384" style:parent-style-name="Policepardéfaut" style:family="text">
      <style:text-properties fo:font-variant="small-caps"/>
    </style:style>
    <style:style style:name="T3385" style:parent-style-name="Policepardéfaut" style:family="text">
      <style:text-properties fo:font-variant="small-caps"/>
    </style:style>
    <style:style style:name="T3386" style:parent-style-name="Policepardéfaut" style:family="text">
      <style:text-properties fo:font-variant="small-caps"/>
    </style:style>
    <style:style style:name="T3387" style:parent-style-name="Policepardéfaut" style:family="text">
      <style:text-properties fo:font-variant="small-caps"/>
    </style:style>
    <style:style style:name="T3388" style:parent-style-name="Policepardéfaut" style:family="text">
      <style:text-properties fo:font-variant="small-caps"/>
    </style:style>
    <style:style style:name="T3389" style:parent-style-name="Policepardéfaut" style:family="text">
      <style:text-properties fo:font-variant="small-caps"/>
    </style:style>
    <style:style style:name="T3390" style:parent-style-name="Policepardéfaut" style:family="text">
      <style:text-properties fo:font-variant="small-caps"/>
    </style:style>
    <style:style style:name="T3391" style:parent-style-name="Policepardéfaut" style:family="text">
      <style:text-properties fo:font-variant="small-caps"/>
    </style:style>
    <style:style style:name="T3392" style:parent-style-name="Policepardéfaut" style:family="text">
      <style:text-properties fo:font-variant="small-caps"/>
    </style:style>
    <style:style style:name="T3393" style:parent-style-name="Policepardéfaut" style:family="text">
      <style:text-properties fo:font-variant="small-caps"/>
    </style:style>
    <style:style style:name="T3394" style:parent-style-name="Policepardéfaut" style:family="text">
      <style:text-properties fo:font-variant="small-caps"/>
    </style:style>
    <style:style style:name="T3395" style:parent-style-name="Policepardéfaut" style:family="text">
      <style:text-properties fo:font-variant="small-caps"/>
    </style:style>
    <style:style style:name="T3396" style:parent-style-name="Policepardéfaut" style:family="text">
      <style:text-properties fo:font-variant="small-caps"/>
    </style:style>
    <style:style style:name="T3397" style:parent-style-name="Policepardéfaut" style:family="text">
      <style:text-properties fo:font-variant="small-caps"/>
    </style:style>
    <style:style style:name="T3398" style:parent-style-name="Policepardéfaut" style:family="text">
      <style:text-properties fo:font-variant="small-caps"/>
    </style:style>
    <style:style style:name="T3399" style:parent-style-name="Policepardéfaut" style:family="text">
      <style:text-properties fo:font-variant="small-caps"/>
    </style:style>
    <style:style style:name="T3400" style:parent-style-name="pb" style:family="text">
      <style:text-properties style:text-position="0% 100%"/>
    </style:style>
    <style:style style:name="T3401" style:parent-style-name="Policepardéfaut" style:family="text">
      <style:text-properties style:font-name-complex="Times New Roman" fo:font-style="italic" style:font-style-asian="italic"/>
    </style:style>
    <style:style style:name="T3402" style:parent-style-name="Policepardéfaut" style:family="text">
      <style:text-properties style:font-name-complex="Times New Roman" fo:font-style="italic" style:font-style-asian="italic"/>
    </style:style>
    <style:style style:name="T3403" style:parent-style-name="Policepardéfaut" style:family="text">
      <style:text-properties style:font-name-complex="Times New Roman" fo:font-style="italic" style:font-style-asian="italic"/>
    </style:style>
    <style:style style:name="T3404" style:parent-style-name="Policepardéfaut" style:family="text">
      <style:text-properties style:font-name-complex="Times New Roman" fo:font-style="italic" style:font-style-asian="italic"/>
    </style:style>
    <style:style style:name="T3405" style:parent-style-name="Policepardéfaut" style:family="text">
      <style:text-properties style:font-name-complex="Times New Roman" fo:font-style="italic" style:font-style-asian="italic"/>
    </style:style>
    <style:style style:name="T3406" style:parent-style-name="Policepardéfaut" style:family="text">
      <style:text-properties style:font-name-complex="Times New Roman" fo:font-style="italic" style:font-style-asian="italic"/>
    </style:style>
    <style:style style:name="T3407" style:parent-style-name="Policepardéfaut" style:family="text">
      <style:text-properties style:font-name-complex="Times New Roman" fo:font-style="italic" style:font-style-asian="italic"/>
    </style:style>
    <style:style style:name="T3408" style:parent-style-name="Policepardéfaut" style:family="text">
      <style:text-properties style:font-name-complex="Times New Roman" fo:font-style="italic" style:font-style-asian="italic"/>
    </style:style>
    <style:style style:name="T3409" style:parent-style-name="Policepardéfaut" style:family="text">
      <style:text-properties style:font-name-complex="Times New Roman" fo:font-style="italic" style:font-style-asian="italic"/>
    </style:style>
    <style:style style:name="T3410" style:parent-style-name="Policepardéfaut" style:family="text">
      <style:text-properties style:font-name-complex="Times New Roman" fo:font-style="italic" style:font-style-asian="italic"/>
    </style:style>
    <style:style style:name="T3411" style:parent-style-name="Policepardéfaut" style:family="text">
      <style:text-properties style:font-name-complex="Times New Roman" fo:font-style="italic" style:font-style-asian="italic"/>
    </style:style>
    <style:style style:name="T3412" style:parent-style-name="Policepardéfaut" style:family="text">
      <style:text-properties style:font-name-complex="Times New Roman" fo:font-style="italic" style:font-style-asian="italic"/>
    </style:style>
    <style:style style:name="T3413" style:parent-style-name="Policepardéfaut" style:family="text">
      <style:text-properties style:font-name-complex="Times New Roman" fo:font-style="italic" style:font-style-asian="italic"/>
    </style:style>
    <style:style style:name="T3414" style:parent-style-name="Policepardéfaut" style:family="text">
      <style:text-properties style:font-name-complex="Times New Roman" fo:font-style="italic" style:font-style-asian="italic"/>
    </style:style>
    <style:style style:name="T3415" style:parent-style-name="Policepardéfaut" style:family="text">
      <style:text-properties style:font-name-complex="Times New Roman" fo:font-style="italic" style:font-style-asian="italic"/>
    </style:style>
    <style:style style:name="T3416" style:parent-style-name="Policepardéfaut" style:family="text">
      <style:text-properties style:font-name-complex="Times New Roman" fo:font-style="italic" style:font-style-asian="italic"/>
    </style:style>
    <style:style style:name="T3417" style:parent-style-name="Policepardéfaut" style:family="text">
      <style:text-properties style:font-name-complex="Times New Roman" fo:font-style="italic" style:font-style-asian="italic"/>
    </style:style>
    <style:style style:name="T3418" style:parent-style-name="Policepardéfaut" style:family="text">
      <style:text-properties style:font-name-complex="Times New Roman" fo:font-style="italic" style:font-style-asian="italic"/>
    </style:style>
    <style:style style:name="T3419" style:parent-style-name="Policepardéfaut" style:family="text">
      <style:text-properties style:font-name-complex="Times New Roman" fo:font-style="italic" style:font-style-asian="italic"/>
    </style:style>
    <style:style style:name="T3420" style:parent-style-name="Policepardéfaut" style:family="text">
      <style:text-properties style:font-name-complex="Times New Roman" fo:font-style="italic" style:font-style-asian="italic"/>
    </style:style>
    <style:style style:name="T3421" style:parent-style-name="Policepardéfaut" style:family="text">
      <style:text-properties style:font-name-complex="Times New Roman" fo:font-style="italic" style:font-style-asian="italic"/>
    </style:style>
    <style:style style:name="T3422" style:parent-style-name="Policepardéfaut" style:family="text">
      <style:text-properties style:font-name-complex="Times New Roman" fo:font-style="italic" style:font-style-asian="italic"/>
    </style:style>
    <style:style style:name="T3423" style:parent-style-name="Policepardéfaut" style:family="text">
      <style:text-properties style:font-name-complex="Times New Roman" fo:font-style="italic" style:font-style-asian="italic"/>
    </style:style>
    <style:style style:name="T3424" style:parent-style-name="Policepardéfaut" style:family="text">
      <style:text-properties style:font-name-complex="Times New Roman" fo:font-style="italic" style:font-style-asian="italic"/>
    </style:style>
    <style:style style:name="T3425" style:parent-style-name="Policepardéfaut" style:family="text">
      <style:text-properties style:font-name-complex="Times New Roman" fo:font-style="italic" style:font-style-asian="italic"/>
    </style:style>
    <style:style style:name="T3426" style:parent-style-name="Policepardéfaut" style:family="text">
      <style:text-properties style:font-name-complex="Times New Roman" fo:font-style="italic" style:font-style-asian="italic"/>
    </style:style>
    <style:style style:name="T3427" style:parent-style-name="Policepardéfaut" style:family="text">
      <style:text-properties style:font-name-complex="Times New Roman" fo:font-style="italic" style:font-style-asian="italic"/>
    </style:style>
    <style:style style:name="T3428" style:parent-style-name="Policepardéfaut" style:family="text">
      <style:text-properties style:font-name-complex="Times New Roman" fo:font-style="italic" style:font-style-asian="italic"/>
    </style:style>
    <style:style style:name="T3429" style:parent-style-name="Policepardéfaut" style:family="text">
      <style:text-properties style:font-name-complex="Times New Roman" fo:font-style="italic" style:font-style-asian="italic"/>
    </style:style>
    <style:style style:name="T3430" style:parent-style-name="Policepardéfaut" style:family="text">
      <style:text-properties style:font-name-complex="Times New Roman" fo:font-style="italic" style:font-style-asian="italic"/>
    </style:style>
    <style:style style:name="T3431" style:parent-style-name="Policepardéfaut" style:family="text">
      <style:text-properties style:font-name-complex="Times New Roman" fo:font-style="italic" style:font-style-asian="italic"/>
    </style:style>
    <style:style style:name="T3432" style:parent-style-name="Policepardéfaut" style:family="text">
      <style:text-properties style:font-name-complex="Times New Roman" fo:font-style="italic" style:font-style-asian="italic"/>
    </style:style>
    <style:style style:name="T3433" style:parent-style-name="Policepardéfaut" style:family="text">
      <style:text-properties style:font-name-complex="Times New Roman" fo:font-style="italic" style:font-style-asian="italic"/>
    </style:style>
    <style:style style:name="T3434" style:parent-style-name="Policepardéfaut" style:family="text">
      <style:text-properties style:font-name-complex="Times New Roman" fo:font-style="italic" style:font-style-asian="italic"/>
    </style:style>
    <style:style style:name="T3435" style:parent-style-name="Policepardéfaut" style:family="text">
      <style:text-properties style:font-name-complex="Times New Roman" fo:font-style="italic" style:font-style-asian="italic"/>
    </style:style>
    <style:style style:name="T3436" style:parent-style-name="Policepardéfaut" style:family="text">
      <style:text-properties style:font-name-complex="Times New Roman" fo:font-style="italic" style:font-style-asian="italic"/>
    </style:style>
    <style:style style:name="T3437" style:parent-style-name="Policepardéfaut" style:family="text">
      <style:text-properties style:font-name-complex="Times New Roman" fo:font-style="italic" style:font-style-asian="italic"/>
    </style:style>
    <style:style style:name="T3438" style:parent-style-name="Policepardéfaut" style:family="text">
      <style:text-properties style:font-name-complex="Times New Roman" fo:font-style="italic" style:font-style-asian="italic"/>
    </style:style>
    <style:style style:name="T3439" style:parent-style-name="Policepardéfaut" style:family="text">
      <style:text-properties style:font-name-complex="Times New Roman" fo:font-style="italic" style:font-style-asian="italic"/>
    </style:style>
    <style:style style:name="T3440" style:parent-style-name="Policepardéfaut" style:family="text">
      <style:text-properties style:font-name-complex="Times New Roman" fo:font-style="italic" style:font-style-asian="italic"/>
    </style:style>
    <style:style style:name="T3441" style:parent-style-name="Policepardéfaut" style:family="text">
      <style:text-properties style:font-name-complex="Times New Roman" fo:font-style="italic" style:font-style-asian="italic"/>
    </style:style>
    <style:style style:name="T3442" style:parent-style-name="Policepardéfaut" style:family="text">
      <style:text-properties style:font-name-complex="Times New Roman" fo:font-style="italic" style:font-style-asian="italic"/>
    </style:style>
    <style:style style:name="T3443" style:parent-style-name="Policepardéfaut" style:family="text">
      <style:text-properties style:font-name-complex="Times New Roman" fo:font-style="italic" style:font-style-asian="italic"/>
    </style:style>
    <style:style style:name="T3444" style:parent-style-name="Policepardéfaut" style:family="text">
      <style:text-properties style:font-name-complex="Times New Roman" fo:font-style="italic" style:font-style-asian="italic"/>
    </style:style>
    <style:style style:name="T3445" style:parent-style-name="Policepardéfaut" style:family="text">
      <style:text-properties style:font-name-complex="Times New Roman" fo:font-style="italic" style:font-style-asian="italic"/>
    </style:style>
    <style:style style:name="T3446" style:parent-style-name="Policepardéfaut" style:family="text">
      <style:text-properties style:font-name-complex="Times New Roman" fo:font-style="italic" style:font-style-asian="italic"/>
    </style:style>
    <style:style style:name="T3447" style:parent-style-name="Policepardéfaut" style:family="text">
      <style:text-properties style:font-name-complex="Times New Roman"/>
    </style:style>
    <style:style style:name="T3448" style:parent-style-name="Policepardéfaut" style:family="text">
      <style:text-properties style:font-name-complex="Times New Roman" fo:font-style="italic" style:font-style-asian="italic"/>
    </style:style>
    <style:style style:name="T3449" style:parent-style-name="Policepardéfaut" style:family="text">
      <style:text-properties style:font-name-complex="Times New Roman" fo:font-style="italic" style:font-style-asian="italic"/>
    </style:style>
    <style:style style:name="T3450" style:parent-style-name="Policepardéfaut" style:family="text">
      <style:text-properties style:font-name-complex="Times New Roman" fo:font-style="italic" style:font-style-asian="italic"/>
    </style:style>
    <style:style style:name="T3451" style:parent-style-name="Policepardéfaut" style:family="text">
      <style:text-properties style:font-name-complex="Times New Roman" fo:font-style="italic" style:font-style-asian="italic"/>
    </style:style>
    <style:style style:name="T3452" style:parent-style-name="Policepardéfaut" style:family="text">
      <style:text-properties style:font-name-complex="Times New Roman" fo:font-style="italic" style:font-style-asian="italic"/>
    </style:style>
    <style:style style:name="T3453" style:parent-style-name="Policepardéfaut" style:family="text">
      <style:text-properties style:font-name-complex="Times New Roman" fo:font-style="italic" style:font-style-asian="italic"/>
    </style:style>
    <style:style style:name="T3454" style:parent-style-name="Policepardéfaut" style:family="text">
      <style:text-properties style:font-name-complex="Times New Roman" fo:font-style="italic" style:font-style-asian="italic"/>
    </style:style>
    <style:style style:name="T3455" style:parent-style-name="Policepardéfaut" style:family="text">
      <style:text-properties style:font-name-complex="Times New Roman" fo:font-style="italic" style:font-style-asian="italic"/>
    </style:style>
    <style:style style:name="T3456" style:parent-style-name="Policepardéfaut" style:family="text">
      <style:text-properties style:font-name-complex="Times New Roman" fo:font-style="italic" style:font-style-asian="italic"/>
    </style:style>
    <style:style style:name="T3457" style:parent-style-name="Policepardéfaut" style:family="text">
      <style:text-properties style:font-name-complex="Times New Roman" fo:font-style="italic" style:font-style-asian="italic"/>
    </style:style>
    <style:style style:name="T3458" style:parent-style-name="Policepardéfaut" style:family="text">
      <style:text-properties style:font-name-complex="Times New Roman" fo:font-style="italic" style:font-style-asian="italic"/>
    </style:style>
    <style:style style:name="T3459" style:parent-style-name="Policepardéfaut" style:family="text">
      <style:text-properties style:font-name-complex="Times New Roman" fo:font-style="italic" style:font-style-asian="italic"/>
    </style:style>
    <style:style style:name="T3460" style:parent-style-name="Policepardéfaut" style:family="text">
      <style:text-properties style:font-name-complex="Times New Roman" fo:font-style="italic" style:font-style-asian="italic"/>
    </style:style>
    <style:style style:name="T3461" style:parent-style-name="Policepardéfaut" style:family="text">
      <style:text-properties style:font-name-complex="Times New Roman" fo:font-style="italic" style:font-style-asian="italic"/>
    </style:style>
    <style:style style:name="T3462" style:parent-style-name="Policepardéfaut" style:family="text">
      <style:text-properties style:font-name-complex="Times New Roman" fo:font-style="italic" style:font-style-asian="italic"/>
    </style:style>
    <style:style style:name="T3463" style:parent-style-name="Policepardéfaut" style:family="text">
      <style:text-properties style:font-name-complex="Times New Roman" fo:font-style="italic" style:font-style-asian="italic"/>
    </style:style>
    <style:style style:name="T3464" style:parent-style-name="Policepardéfaut" style:family="text">
      <style:text-properties style:font-name-complex="Times New Roman" fo:font-style="italic" style:font-style-asian="italic"/>
    </style:style>
    <style:style style:name="T3465" style:parent-style-name="Policepardéfaut" style:family="text">
      <style:text-properties style:font-name-complex="Times New Roman" fo:font-style="italic" style:font-style-asian="italic"/>
    </style:style>
    <style:style style:name="T3466" style:parent-style-name="Policepardéfaut" style:family="text">
      <style:text-properties style:font-name-complex="Times New Roman" fo:font-style="italic" style:font-style-asian="italic"/>
    </style:style>
    <style:style style:name="T3467" style:parent-style-name="Policepardéfaut" style:family="text">
      <style:text-properties style:font-name-complex="Times New Roman" fo:font-style="italic" style:font-style-asian="italic"/>
    </style:style>
    <style:style style:name="T3468" style:parent-style-name="Policepardéfaut" style:family="text">
      <style:text-properties style:font-name-complex="Times New Roman" fo:font-style="italic" style:font-style-asian="italic"/>
    </style:style>
    <style:style style:name="T3469" style:parent-style-name="Policepardéfaut" style:family="text">
      <style:text-properties style:font-name-complex="Times New Roman" fo:font-style="italic" style:font-style-asian="italic"/>
    </style:style>
    <style:style style:name="T3470" style:parent-style-name="Policepardéfaut" style:family="text">
      <style:text-properties style:font-name-complex="Times New Roman" fo:font-style="italic" style:font-style-asian="italic"/>
    </style:style>
    <style:style style:name="T3471" style:parent-style-name="Policepardéfaut" style:family="text">
      <style:text-properties style:font-name-complex="Times New Roman" fo:font-style="italic" style:font-style-asian="italic"/>
    </style:style>
    <style:style style:name="T3472" style:parent-style-name="Policepardéfaut" style:family="text">
      <style:text-properties style:font-name-complex="Times New Roman" fo:font-style="italic" style:font-style-asian="italic"/>
    </style:style>
    <style:style style:name="T3473" style:parent-style-name="Policepardéfaut" style:family="text">
      <style:text-properties style:font-name-complex="Times New Roman" fo:font-style="italic" style:font-style-asian="italic"/>
    </style:style>
    <style:style style:name="T3474" style:parent-style-name="Policepardéfaut" style:family="text">
      <style:text-properties style:font-name-complex="Times New Roman" fo:font-style="italic" style:font-style-asian="italic"/>
    </style:style>
    <style:style style:name="T3475" style:parent-style-name="Policepardéfaut" style:family="text">
      <style:text-properties style:font-name-complex="Times New Roman" fo:font-style="italic" style:font-style-asian="italic"/>
    </style:style>
    <style:style style:name="T3476" style:parent-style-name="Policepardéfaut" style:family="text">
      <style:text-properties style:font-name-complex="Times New Roman" fo:font-style="italic" style:font-style-asian="italic"/>
    </style:style>
    <style:style style:name="T3477" style:parent-style-name="Policepardéfaut" style:family="text">
      <style:text-properties style:font-name-complex="Times New Roman" fo:font-style="italic" style:font-style-asian="italic"/>
    </style:style>
    <style:style style:name="T3478" style:parent-style-name="Policepardéfaut" style:family="text">
      <style:text-properties style:font-name-complex="Times New Roman" fo:font-style="italic" style:font-style-asian="italic"/>
    </style:style>
    <style:style style:name="T3479" style:parent-style-name="Policepardéfaut" style:family="text">
      <style:text-properties style:font-name-complex="Times New Roman" fo:font-style="italic" style:font-style-asian="italic"/>
    </style:style>
    <style:style style:name="T3480" style:parent-style-name="Policepardéfaut" style:family="text">
      <style:text-properties style:font-name-complex="Times New Roman" fo:font-style="italic" style:font-style-asian="italic"/>
    </style:style>
    <style:style style:name="T3481" style:parent-style-name="Policepardéfaut" style:family="text">
      <style:text-properties style:font-name-complex="Times New Roman" fo:font-style="italic" style:font-style-asian="italic"/>
    </style:style>
    <style:style style:name="T3482" style:parent-style-name="Policepardéfaut" style:family="text">
      <style:text-properties style:font-name-complex="Times New Roman" fo:font-style="italic" style:font-style-asian="italic"/>
    </style:style>
    <style:style style:name="T3483" style:parent-style-name="Policepardéfaut" style:family="text">
      <style:text-properties style:font-name-complex="Times New Roman" fo:font-style="italic" style:font-style-asian="italic"/>
    </style:style>
    <style:style style:name="T3484" style:parent-style-name="Policepardéfaut" style:family="text">
      <style:text-properties style:font-name-complex="Times New Roman" fo:font-style="italic" style:font-style-asian="italic"/>
    </style:style>
    <style:style style:name="T3485" style:parent-style-name="Policepardéfaut" style:family="text">
      <style:text-properties style:font-name-complex="Times New Roman" fo:font-style="italic" style:font-style-asian="italic"/>
    </style:style>
    <style:style style:name="T3486" style:parent-style-name="Policepardéfaut" style:family="text">
      <style:text-properties style:font-name-complex="Times New Roman" fo:font-style="italic" style:font-style-asian="italic"/>
    </style:style>
    <style:style style:name="T3487" style:parent-style-name="Policepardéfaut" style:family="text">
      <style:text-properties style:font-name-complex="Times New Roman" fo:font-style="italic" style:font-style-asian="italic"/>
    </style:style>
    <style:style style:name="T3488" style:parent-style-name="Policepardéfaut" style:family="text">
      <style:text-properties style:font-name-complex="Times New Roman" fo:font-style="italic" style:font-style-asian="italic"/>
    </style:style>
    <style:style style:name="T3489" style:parent-style-name="Policepardéfaut" style:family="text">
      <style:text-properties style:font-name-complex="Times New Roman" fo:font-style="italic" style:font-style-asian="italic"/>
    </style:style>
    <style:style style:name="T3490" style:parent-style-name="Policepardéfaut" style:family="text">
      <style:text-properties style:font-name-complex="Times New Roman" fo:font-style="italic" style:font-style-asian="italic"/>
    </style:style>
    <style:style style:name="T3491" style:parent-style-name="Policepardéfaut" style:family="text">
      <style:text-properties style:font-name-complex="Times New Roman" fo:font-style="italic" style:font-style-asian="italic"/>
    </style:style>
    <style:style style:name="T3492" style:parent-style-name="Policepardéfaut" style:family="text">
      <style:text-properties style:font-name-complex="Times New Roman" fo:font-style="italic" style:font-style-asian="italic"/>
    </style:style>
    <style:style style:name="T3493" style:parent-style-name="Policepardéfaut" style:family="text">
      <style:text-properties style:font-name-complex="Times New Roman" fo:font-style="italic" style:font-style-asian="italic"/>
    </style:style>
    <style:style style:name="T3494" style:parent-style-name="Policepardéfaut" style:family="text">
      <style:text-properties style:font-name-complex="Times New Roman" fo:font-style="italic" style:font-style-asian="italic"/>
    </style:style>
    <style:style style:name="T3495" style:parent-style-name="Policepardéfaut" style:family="text">
      <style:text-properties style:font-name-complex="Times New Roman" fo:font-style="italic" style:font-style-asian="italic"/>
    </style:style>
    <style:style style:name="T3496" style:parent-style-name="Policepardéfaut" style:family="text">
      <style:text-properties style:font-name-complex="Times New Roman" fo:font-style="italic" style:font-style-asian="italic"/>
    </style:style>
    <style:style style:name="T3497" style:parent-style-name="Policepardéfaut" style:family="text">
      <style:text-properties style:font-name-complex="Times New Roman" fo:font-style="italic" style:font-style-asian="italic"/>
    </style:style>
    <style:style style:name="T3498" style:parent-style-name="Policepardéfaut" style:family="text">
      <style:text-properties style:font-name-complex="Times New Roman" fo:font-style="italic" style:font-style-asian="italic"/>
    </style:style>
    <style:style style:name="T3499" style:parent-style-name="Policepardéfaut" style:family="text">
      <style:text-properties style:font-name-complex="Times New Roman" fo:font-style="italic" style:font-style-asian="italic"/>
    </style:style>
    <style:style style:name="T3500" style:parent-style-name="Policepardéfaut" style:family="text">
      <style:text-properties style:font-name-complex="Times New Roman" fo:font-style="italic" style:font-style-asian="italic"/>
    </style:style>
    <style:style style:name="T3501" style:parent-style-name="Policepardéfaut" style:family="text">
      <style:text-properties fo:font-variant="small-caps"/>
    </style:style>
    <style:style style:name="T3502" style:parent-style-name="Policepardéfaut" style:family="text">
      <style:text-properties fo:font-variant="small-caps"/>
    </style:style>
    <style:style style:name="T3503" style:parent-style-name="Policepardéfaut" style:family="text">
      <style:text-properties fo:font-variant="small-caps"/>
    </style:style>
    <style:style style:name="T3504" style:parent-style-name="Policepardéfaut" style:family="text">
      <style:text-properties fo:font-variant="small-caps"/>
    </style:style>
    <style:style style:name="T3505" style:parent-style-name="Policepardéfaut" style:family="text">
      <style:text-properties fo:font-variant="small-caps"/>
    </style:style>
    <style:style style:name="T3506" style:parent-style-name="Policepardéfaut" style:family="text">
      <style:text-properties fo:font-variant="small-caps"/>
    </style:style>
    <style:style style:name="T3507" style:parent-style-name="Policepardéfaut" style:family="text">
      <style:text-properties fo:font-variant="small-caps"/>
    </style:style>
    <style:style style:name="T3508" style:parent-style-name="Policepardéfaut" style:family="text">
      <style:text-properties fo:font-variant="small-caps"/>
    </style:style>
    <style:style style:name="T3509" style:parent-style-name="Policepardéfaut" style:family="text">
      <style:text-properties fo:font-variant="small-caps"/>
    </style:style>
    <style:style style:name="T3510" style:parent-style-name="Policepardéfaut" style:family="text">
      <style:text-properties fo:font-variant="small-caps"/>
    </style:style>
    <style:style style:name="T3511" style:parent-style-name="Policepardéfaut" style:family="text">
      <style:text-properties fo:font-variant="small-caps"/>
    </style:style>
    <style:style style:name="T3512" style:parent-style-name="Policepardéfaut" style:family="text">
      <style:text-properties fo:font-variant="small-caps"/>
    </style:style>
    <style:style style:name="T3513" style:parent-style-name="Policepardéfaut" style:family="text">
      <style:text-properties fo:font-variant="small-caps"/>
    </style:style>
    <style:style style:name="T3514" style:parent-style-name="Policepardéfaut" style:family="text">
      <style:text-properties fo:font-variant="small-caps"/>
    </style:style>
    <style:style style:name="T3515" style:parent-style-name="Policepardéfaut" style:family="text">
      <style:text-properties fo:font-variant="small-caps"/>
    </style:style>
    <style:style style:name="T3516" style:parent-style-name="Policepardéfaut" style:family="text">
      <style:text-properties fo:font-variant="small-caps"/>
    </style:style>
    <style:style style:name="T3517" style:parent-style-name="Policepardéfaut" style:family="text">
      <style:text-properties fo:font-variant="small-caps"/>
    </style:style>
    <style:style style:name="T3518" style:parent-style-name="Policepardéfaut" style:family="text">
      <style:text-properties fo:font-variant="small-caps"/>
    </style:style>
    <style:style style:name="T3519" style:parent-style-name="Policepardéfaut" style:family="text">
      <style:text-properties fo:font-variant="small-caps"/>
    </style:style>
    <style:style style:name="T3520" style:parent-style-name="Policepardéfaut" style:family="text">
      <style:text-properties fo:font-variant="small-caps"/>
    </style:style>
    <style:style style:name="P3521" style:parent-style-name="label" style:family="paragraph">
      <style:text-properties fo:font-style="italic" style:font-style-asian="italic" style:font-style-complex="italic" fo:font-variant="normal"/>
    </style:style>
    <style:style style:name="T3522" style:parent-style-name="Policepardéfaut" style:family="text">
      <style:text-properties fo:font-variant="small-caps"/>
    </style:style>
    <style:style style:name="T3523" style:parent-style-name="Policepardéfaut" style:family="text">
      <style:text-properties fo:font-variant="small-caps"/>
    </style:style>
    <style:style style:name="T3524" style:parent-style-name="Policepardéfaut" style:family="text">
      <style:text-properties fo:font-variant="small-caps"/>
    </style:style>
    <style:style style:name="T3525" style:parent-style-name="Policepardéfaut" style:family="text">
      <style:text-properties fo:font-variant="small-caps"/>
    </style:style>
    <style:style style:name="T3526" style:parent-style-name="Policepardéfaut" style:family="text">
      <style:text-properties fo:font-variant="small-caps"/>
    </style:style>
    <style:style style:name="T3527" style:parent-style-name="Policepardéfaut" style:family="text">
      <style:text-properties fo:font-variant="small-caps"/>
    </style:style>
    <style:style style:name="T3528" style:parent-style-name="Policepardéfaut" style:family="text">
      <style:text-properties fo:font-variant="small-caps"/>
    </style:style>
    <style:style style:name="T3529" style:parent-style-name="Policepardéfaut" style:family="text">
      <style:text-properties fo:font-variant="small-caps"/>
    </style:style>
    <style:style style:name="T3530" style:parent-style-name="Policepardéfaut" style:family="text">
      <style:text-properties fo:font-variant="small-caps"/>
    </style:style>
    <style:style style:name="T3531" style:parent-style-name="Policepardéfaut" style:family="text">
      <style:text-properties fo:font-variant="small-caps"/>
    </style:style>
    <style:style style:name="T3532" style:parent-style-name="Policepardéfaut" style:family="text">
      <style:text-properties fo:font-variant="small-caps"/>
    </style:style>
    <style:style style:name="T3533" style:parent-style-name="Policepardéfaut" style:family="text">
      <style:text-properties fo:font-variant="small-caps"/>
    </style:style>
    <style:style style:name="T3534" style:parent-style-name="Policepardéfaut" style:family="text">
      <style:text-properties fo:font-variant="small-caps"/>
    </style:style>
    <style:style style:name="T3535" style:parent-style-name="Policepardéfaut" style:family="text">
      <style:text-properties fo:font-variant="small-caps"/>
    </style:style>
    <style:style style:name="T3536" style:parent-style-name="Policepardéfaut" style:family="text">
      <style:text-properties fo:font-variant="small-caps"/>
    </style:style>
    <style:style style:name="T3537" style:parent-style-name="Policepardéfaut" style:family="text">
      <style:text-properties fo:font-variant="small-caps"/>
    </style:style>
    <style:style style:name="T3538" style:parent-style-name="Policepardéfaut" style:family="text">
      <style:text-properties fo:font-variant="small-caps"/>
    </style:style>
    <style:style style:name="T3539" style:parent-style-name="Policepardéfaut" style:family="text">
      <style:text-properties fo:font-variant="small-caps"/>
    </style:style>
    <style:style style:name="T3540" style:parent-style-name="Policepardéfaut" style:family="text">
      <style:text-properties fo:font-variant="small-caps"/>
    </style:style>
    <style:style style:name="T3541" style:parent-style-name="Policepardéfaut" style:family="text">
      <style:text-properties fo:font-variant="small-caps"/>
    </style:style>
    <style:style style:name="T3542" style:parent-style-name="Policepardéfaut" style:family="text">
      <style:text-properties fo:font-variant="small-caps"/>
    </style:style>
    <style:style style:name="T3543" style:parent-style-name="Policepardéfaut" style:family="text">
      <style:text-properties fo:font-variant="small-caps"/>
    </style:style>
    <style:style style:name="T3544" style:parent-style-name="Policepardéfaut" style:family="text">
      <style:text-properties fo:font-variant="small-caps"/>
    </style:style>
    <style:style style:name="T3545" style:parent-style-name="Policepardéfaut" style:family="text">
      <style:text-properties fo:font-style="italic" style:font-style-asian="italic"/>
    </style:style>
    <style:style style:name="T3546" style:parent-style-name="Policepardéfaut" style:family="text">
      <style:text-properties fo:font-style="italic" style:font-style-asian="italic"/>
    </style:style>
    <style:style style:name="T3547" style:parent-style-name="Policepardéfaut" style:family="text">
      <style:text-properties fo:font-style="italic" style:font-style-asian="italic"/>
    </style:style>
    <style:style style:name="T3548" style:parent-style-name="quote.c" style:family="text">
      <style:text-properties fo:font-style="italic" style:font-style-asian="italic"/>
    </style:style>
    <style:style style:name="T3549" style:parent-style-name="quote.c" style:family="text">
      <style:text-properties fo:font-style="italic" style:font-style-asian="italic"/>
    </style:style>
    <style:style style:name="T3550" style:parent-style-name="quote.c" style:family="text">
      <style:text-properties fo:font-style="italic" style:font-style-asian="italic"/>
    </style:style>
    <style:style style:name="T3551" style:parent-style-name="quote.c" style:family="text">
      <style:text-properties fo:font-style="italic" style:font-style-asian="italic"/>
    </style:style>
    <style:style style:name="T3552" style:parent-style-name="quote.c" style:family="text">
      <style:text-properties fo:font-style="italic" style:font-style-asian="italic"/>
    </style:style>
    <style:style style:name="T3553" style:parent-style-name="Policepardéfaut" style:family="text">
      <style:text-properties fo:font-variant="small-caps"/>
    </style:style>
    <style:style style:name="T3554" style:parent-style-name="Policepardéfaut" style:family="text">
      <style:text-properties fo:font-variant="small-caps"/>
    </style:style>
    <style:style style:name="T3555" style:parent-style-name="Policepardéfaut" style:family="text">
      <style:text-properties fo:font-variant="small-caps"/>
    </style:style>
    <style:style style:name="T3556" style:parent-style-name="Policepardéfaut" style:family="text">
      <style:text-properties fo:font-variant="small-caps"/>
    </style:style>
    <style:style style:name="T3557" style:parent-style-name="Policepardéfaut" style:family="text">
      <style:text-properties fo:font-variant="small-caps"/>
    </style:style>
    <style:style style:name="T3558" style:parent-style-name="Policepardéfaut" style:family="text">
      <style:text-properties fo:font-variant="small-caps"/>
    </style:style>
    <style:style style:name="T3559" style:parent-style-name="Policepardéfaut" style:family="text">
      <style:text-properties fo:font-variant="small-caps"/>
    </style:style>
    <style:style style:name="T3560" style:parent-style-name="Policepardéfaut" style:family="text">
      <style:text-properties fo:font-variant="small-caps"/>
    </style:style>
    <style:style style:name="T3561" style:parent-style-name="Policepardéfaut" style:family="text">
      <style:text-properties fo:font-variant="small-caps"/>
    </style:style>
    <style:style style:name="T3562" style:parent-style-name="Policepardéfaut" style:family="text">
      <style:text-properties fo:font-variant="small-caps"/>
    </style:style>
    <style:style style:name="T3563" style:parent-style-name="Policepardéfaut" style:family="text">
      <style:text-properties fo:font-variant="small-caps"/>
    </style:style>
    <style:style style:name="T3564" style:parent-style-name="Policepardéfaut" style:family="text">
      <style:text-properties fo:font-variant="small-caps"/>
    </style:style>
    <style:style style:name="T3565" style:parent-style-name="Policepardéfaut" style:family="text">
      <style:text-properties fo:font-variant="small-caps"/>
    </style:style>
    <style:style style:name="T3566" style:parent-style-name="Policepardéfaut" style:family="text">
      <style:text-properties fo:font-variant="small-caps"/>
    </style:style>
    <style:style style:name="T3567" style:parent-style-name="Policepardéfaut" style:family="text">
      <style:text-properties fo:font-style="italic" style:font-style-asian="italic"/>
    </style:style>
    <style:style style:name="T3568" style:parent-style-name="Policepardéfaut" style:family="text">
      <style:text-properties fo:font-style="italic" style:font-style-asian="italic"/>
    </style:style>
    <style:style style:name="T3569" style:parent-style-name="Policepardéfaut" style:family="text">
      <style:text-properties fo:font-style="italic" style:font-style-asian="italic"/>
    </style:style>
    <style:style style:name="T3570" style:parent-style-name="Policepardéfaut" style:family="text">
      <style:text-properties fo:font-style="italic" style:font-style-asian="italic"/>
    </style:style>
    <style:style style:name="T3571" style:parent-style-name="Policepardéfaut" style:family="text">
      <style:text-properties fo:font-style="italic" style:font-style-asian="italic"/>
    </style:style>
    <style:style style:name="T3572" style:parent-style-name="Policepardéfaut" style:family="text">
      <style:text-properties fo:font-style="italic" style:font-style-asian="italic"/>
    </style:style>
    <style:style style:name="T3573" style:parent-style-name="Policepardéfaut" style:family="text">
      <style:text-properties fo:font-style="italic" style:font-style-asian="italic"/>
    </style:style>
    <style:style style:name="T3574" style:parent-style-name="Policepardéfaut" style:family="text">
      <style:text-properties fo:font-style="italic" style:font-style-asian="italic"/>
    </style:style>
    <style:style style:name="P3575" style:parent-style-name="Corpsdetexte" style:family="paragraph">
      <style:paragraph-properties fo:text-indent="0.1666in"/>
      <style:text-properties style:font-name-complex="Times New Roman"/>
    </style:style>
    <style:style style:name="P3576" style:parent-style-name="label" style:family="paragraph">
      <style:text-properties fo:font-style="italic" style:font-style-asian="italic" style:font-style-complex="italic" fo:font-variant="normal"/>
    </style:style>
    <style:style style:name="T3577" style:parent-style-name="Policepardéfaut" style:family="text">
      <style:text-properties fo:font-variant="small-caps"/>
    </style:style>
    <style:style style:name="T3578" style:parent-style-name="Policepardéfaut" style:family="text">
      <style:text-properties fo:font-variant="small-caps"/>
    </style:style>
    <style:style style:name="T3579" style:parent-style-name="Policepardéfaut" style:family="text">
      <style:text-properties fo:font-variant="small-caps"/>
    </style:style>
    <style:style style:name="T3580" style:parent-style-name="Policepardéfaut" style:family="text">
      <style:text-properties fo:font-variant="small-caps"/>
    </style:style>
    <style:style style:name="T3581" style:parent-style-name="Policepardéfaut" style:family="text">
      <style:text-properties fo:font-variant="small-caps"/>
    </style:style>
    <style:style style:name="T3582" style:parent-style-name="Policepardéfaut" style:family="text">
      <style:text-properties fo:font-variant="small-caps"/>
    </style:style>
    <style:style style:name="T3583" style:parent-style-name="Policepardéfaut" style:family="text">
      <style:text-properties fo:font-variant="small-caps"/>
    </style:style>
    <style:style style:name="T3584" style:parent-style-name="Policepardéfaut" style:family="text">
      <style:text-properties fo:font-variant="small-caps"/>
    </style:style>
    <style:style style:name="T3585" style:parent-style-name="Policepardéfaut" style:family="text">
      <style:text-properties fo:font-variant="small-caps"/>
    </style:style>
    <style:style style:name="T3586" style:parent-style-name="Policepardéfaut" style:family="text">
      <style:text-properties fo:font-variant="small-caps"/>
    </style:style>
    <style:style style:name="T3587" style:parent-style-name="Policepardéfaut" style:family="text">
      <style:text-properties fo:font-variant="small-caps"/>
    </style:style>
    <style:style style:name="T3588" style:parent-style-name="Policepardéfaut" style:family="text">
      <style:text-properties fo:font-variant="small-caps"/>
    </style:style>
    <style:style style:name="T3589" style:parent-style-name="Policepardéfaut" style:family="text">
      <style:text-properties fo:font-variant="small-caps"/>
    </style:style>
    <style:style style:name="T3590" style:parent-style-name="Policepardéfaut" style:family="text">
      <style:text-properties fo:font-variant="small-caps"/>
    </style:style>
    <style:style style:name="T3591" style:parent-style-name="pb" style:family="text">
      <style:text-properties style:text-position="0% 100%"/>
    </style:style>
    <style:style style:name="T3592" style:parent-style-name="Policepardéfaut" style:family="text">
      <style:text-properties fo:font-style="italic" style:font-style-asian="italic" style:font-style-complex="italic" fo:font-variant="normal"/>
    </style:style>
    <style:style style:name="T3593" style:parent-style-name="Policepardéfaut" style:family="text">
      <style:text-properties fo:font-style="italic" style:font-style-asian="italic" style:font-style-complex="italic" fo:font-variant="normal"/>
    </style:style>
    <style:style style:name="T3594" style:parent-style-name="Policepardéfaut" style:family="text">
      <style:text-properties fo:font-style="italic" style:font-style-asian="italic" style:font-style-complex="italic" fo:font-variant="normal"/>
    </style:style>
    <style:style style:name="T3595" style:parent-style-name="Policepardéfaut" style:family="text">
      <style:text-properties fo:font-style="italic" style:font-style-asian="italic" style:font-style-complex="italic" fo:font-variant="normal"/>
    </style:style>
    <style:style style:name="T3596" style:parent-style-name="Policepardéfaut" style:family="text">
      <style:text-properties fo:font-style="italic" style:font-style-asian="italic" style:font-style-complex="italic" fo:font-variant="normal"/>
    </style:style>
    <style:style style:name="T3597" style:parent-style-name="Policepardéfaut" style:family="text">
      <style:text-properties fo:font-style="italic" style:font-style-asian="italic" style:font-style-complex="italic" fo:font-variant="normal"/>
    </style:style>
    <style:style style:name="T3598" style:parent-style-name="Policepardéfaut" style:family="text">
      <style:text-properties fo:font-variant="small-caps"/>
    </style:style>
    <style:style style:name="T3599" style:parent-style-name="Policepardéfaut" style:family="text">
      <style:text-properties fo:font-variant="small-caps"/>
    </style:style>
    <style:style style:name="T3600" style:parent-style-name="Policepardéfaut" style:family="text">
      <style:text-properties fo:font-variant="small-caps"/>
    </style:style>
    <style:style style:name="T3601" style:parent-style-name="Policepardéfaut" style:family="text">
      <style:text-properties fo:font-variant="small-caps"/>
    </style:style>
    <style:style style:name="T3602" style:parent-style-name="Policepardéfaut" style:family="text">
      <style:text-properties fo:font-variant="small-caps"/>
    </style:style>
    <style:style style:name="T3603" style:parent-style-name="Policepardéfaut" style:family="text">
      <style:text-properties fo:font-variant="small-caps"/>
    </style:style>
    <style:style style:name="T3604" style:parent-style-name="Policepardéfaut" style:family="text">
      <style:text-properties fo:font-variant="small-caps"/>
    </style:style>
    <style:style style:name="T3605" style:parent-style-name="Policepardéfaut" style:family="text">
      <style:text-properties fo:font-variant="small-caps"/>
    </style:style>
    <style:style style:name="T3606" style:parent-style-name="Policepardéfaut" style:family="text">
      <style:text-properties style:font-name-complex="Times New Roman" style:font-size-complex="10pt"/>
    </style:style>
    <style:style style:name="T3607" style:parent-style-name="Policepardéfaut" style:family="text">
      <style:text-properties style:font-name-complex="Times New Roman" style:font-size-complex="10pt"/>
    </style:style>
    <style:style style:name="T3608" style:parent-style-name="Policepardéfaut" style:family="text">
      <style:text-properties style:font-name-complex="Times New Roman" style:font-size-complex="10pt"/>
    </style:style>
    <style:style style:name="T3609" style:parent-style-name="Policepardéfaut" style:family="text">
      <style:text-properties style:font-name-complex="Times New Roman" style:font-size-complex="10pt"/>
    </style:style>
    <style:style style:name="T3610" style:parent-style-name="Policepardéfaut" style:family="text">
      <style:text-properties style:font-name-complex="Times New Roman" fo:font-style="italic" style:font-style-asian="italic" style:font-size-complex="10pt"/>
    </style:style>
    <style:style style:name="T3611" style:parent-style-name="Policepardéfaut" style:family="text">
      <style:text-properties style:font-name-complex="Times New Roman" style:font-size-complex="10pt"/>
    </style:style>
    <style:style style:name="T3612" style:parent-style-name="Policepardéfaut" style:family="text">
      <style:text-properties fo:font-variant="small-caps"/>
    </style:style>
    <style:style style:name="T3613" style:parent-style-name="Policepardéfaut" style:family="text">
      <style:text-properties fo:font-variant="small-caps"/>
    </style:style>
    <style:style style:name="T3614" style:parent-style-name="Policepardéfaut" style:family="text">
      <style:text-properties fo:font-variant="small-caps"/>
    </style:style>
    <style:style style:name="T3615" style:parent-style-name="Policepardéfaut" style:family="text">
      <style:text-properties fo:font-variant="small-caps"/>
    </style:style>
    <style:style style:name="T3616" style:parent-style-name="Policepardéfaut" style:family="text">
      <style:text-properties fo:font-style="italic" style:font-style-asian="italic"/>
    </style:style>
    <style:style style:name="T3617" style:parent-style-name="Policepardéfaut" style:family="text">
      <style:text-properties fo:font-style="italic" style:font-style-asian="italic"/>
    </style:style>
    <style:style style:name="T3618" style:parent-style-name="pb" style:family="text">
      <style:text-properties fo:font-style="italic" style:font-style-asian="italic" style:font-style-complex="italic" fo:font-variant="normal" style:use-window-font-color="true" style:text-position="0% 100%"/>
    </style:style>
    <style:style style:name="T3619" style:parent-style-name="pb" style:family="text">
      <style:text-properties fo:font-style="italic" style:font-style-asian="italic" style:font-style-complex="italic" fo:font-variant="normal" style:use-window-font-color="true" style:text-position="0% 100%"/>
    </style:style>
    <style:style style:name="T3620" style:parent-style-name="pb" style:family="text">
      <style:text-properties fo:font-style="italic" style:font-style-asian="italic" style:font-style-complex="italic" fo:font-variant="normal" style:use-window-font-color="true" style:text-position="0% 100%"/>
    </style:style>
    <style:style style:name="T3621" style:parent-style-name="Policepardéfaut" style:family="text">
      <style:text-properties fo:font-variant="small-caps"/>
    </style:style>
    <style:style style:name="T3622" style:parent-style-name="Policepardéfaut" style:family="text">
      <style:text-properties fo:font-variant="small-caps"/>
    </style:style>
    <style:style style:name="T3623" style:parent-style-name="Policepardéfaut" style:family="text">
      <style:text-properties fo:font-variant="small-caps"/>
    </style:style>
    <style:style style:name="T3624" style:parent-style-name="Policepardéfaut" style:family="text">
      <style:text-properties fo:font-variant="small-caps"/>
    </style:style>
    <style:style style:name="T3625" style:parent-style-name="Policepardéfaut" style:family="text">
      <style:text-properties fo:font-variant="small-caps"/>
    </style:style>
    <style:style style:name="T3626" style:parent-style-name="Policepardéfaut" style:family="text">
      <style:text-properties fo:font-variant="small-caps"/>
    </style:style>
    <style:style style:name="T3627" style:parent-style-name="Policepardéfaut" style:family="text">
      <style:text-properties fo:font-variant="small-caps"/>
    </style:style>
    <style:style style:name="T3628" style:parent-style-name="Policepardéfaut" style:family="text">
      <style:text-properties fo:font-variant="small-caps"/>
    </style:style>
    <style:style style:name="T3629" style:parent-style-name="Policepardéfaut" style:family="text">
      <style:text-properties fo:font-variant="small-caps"/>
    </style:style>
    <style:style style:name="T3630" style:parent-style-name="Policepardéfaut" style:family="text">
      <style:text-properties fo:font-variant="small-caps"/>
    </style:style>
    <style:style style:name="T3631" style:parent-style-name="Policepardéfaut" style:family="text">
      <style:text-properties fo:font-style="italic" style:font-style-asian="italic"/>
    </style:style>
    <style:style style:name="T3632" style:parent-style-name="Policepardéfaut" style:family="text">
      <style:text-properties fo:font-variant="small-caps"/>
    </style:style>
    <style:style style:name="T3633" style:parent-style-name="Policepardéfaut" style:family="text">
      <style:text-properties fo:font-variant="small-caps"/>
    </style:style>
    <style:style style:name="T3634" style:parent-style-name="Policepardéfaut" style:family="text">
      <style:text-properties fo:font-variant="small-caps"/>
    </style:style>
    <style:style style:name="T3635" style:parent-style-name="Policepardéfaut" style:family="text">
      <style:text-properties fo:font-variant="small-caps"/>
    </style:style>
    <style:style style:name="T3636" style:parent-style-name="Policepardéfaut" style:family="text">
      <style:text-properties fo:font-variant="small-caps"/>
    </style:style>
    <style:style style:name="T3637" style:parent-style-name="Policepardéfaut" style:family="text">
      <style:text-properties fo:font-variant="small-caps"/>
    </style:style>
    <style:style style:name="T3638" style:parent-style-name="Policepardéfaut" style:family="text">
      <style:text-properties fo:font-variant="small-caps"/>
    </style:style>
    <style:style style:name="T3639" style:parent-style-name="Policepardéfaut" style:family="text">
      <style:text-properties fo:font-variant="small-caps"/>
    </style:style>
    <style:style style:name="T3640" style:parent-style-name="Policepardéfaut" style:family="text">
      <style:text-properties style:font-name-asian="Arial Unicode MS" style:font-name-complex="Arial Unicode MS" style:language-asian="hi" style:country-asian="IN"/>
    </style:style>
    <style:style style:name="T3641" style:parent-style-name="Policepardéfaut" style:family="text">
      <style:text-properties fo:font-variant="small-caps"/>
    </style:style>
    <style:style style:name="T3642" style:parent-style-name="Policepardéfaut" style:family="text">
      <style:text-properties fo:font-variant="small-caps"/>
    </style:style>
    <style:style style:name="T3643" style:parent-style-name="Policepardéfaut" style:family="text">
      <style:text-properties fo:font-variant="small-caps"/>
    </style:style>
    <style:style style:name="T3644" style:parent-style-name="Policepardéfaut" style:family="text">
      <style:text-properties fo:font-variant="small-caps"/>
    </style:style>
    <style:style style:name="T3645" style:parent-style-name="Policepardéfaut" style:family="text">
      <style:text-properties fo:font-variant="small-caps"/>
    </style:style>
    <style:style style:name="T3646" style:parent-style-name="Policepardéfaut" style:family="text">
      <style:text-properties style:font-name-asian="Arial Unicode MS" style:font-name-complex="Arial Unicode MS" style:language-asian="hi" style:country-asian="IN"/>
    </style:style>
    <style:style style:name="T3647" style:parent-style-name="pb" style:family="text">
      <style:text-properties style:text-position="0% 100%"/>
    </style:style>
    <style:style style:name="T3648" style:parent-style-name="Policepardéfaut" style:family="text">
      <style:text-properties fo:font-size="10pt" style:font-size-asian="10pt" style:font-size-complex="10pt"/>
    </style:style>
    <style:style style:name="T3649" style:parent-style-name="Policepardéfaut" style:family="text">
      <style:text-properties fo:font-size="10pt" style:font-size-asian="10pt" style:font-size-complex="10pt"/>
    </style:style>
    <style:style style:name="T3650" style:parent-style-name="Policepardéfaut" style:family="text">
      <style:text-properties fo:font-style="italic" style:font-style-asian="italic"/>
    </style:style>
    <style:style style:name="T3651" style:parent-style-name="Policepardéfaut" style:family="text">
      <style:text-properties fo:font-size="10pt" style:font-size-asian="10pt" style:font-size-complex="10pt"/>
    </style:style>
    <style:style style:name="T3652" style:parent-style-name="Policepardéfaut" style:family="text">
      <style:text-properties fo:font-style="italic" style:font-style-asian="italic"/>
    </style:style>
    <style:style style:name="T3653" style:parent-style-name="pb" style:family="text">
      <style:text-properties style:text-position="0% 100%"/>
    </style:style>
    <style:style style:name="T3654" style:parent-style-name="Policepardéfaut" style:family="text">
      <style:text-properties fo:font-style="italic" style:font-style-asian="italic"/>
    </style:style>
    <style:style style:name="T3655" style:parent-style-name="Policepardéfaut" style:family="text">
      <style:text-properties fo:font-style="italic" style:font-style-asian="italic"/>
    </style:style>
    <style:style style:name="T3656" style:parent-style-name="Policepardéfaut" style:family="text">
      <style:text-properties fo:font-style="italic" style:font-style-asian="italic"/>
    </style:style>
    <style:style style:name="T3657" style:parent-style-name="Policepardéfaut" style:family="text">
      <style:text-properties fo:font-style="italic" style:font-style-asian="italic"/>
    </style:style>
    <style:style style:name="T3658" style:parent-style-name="Policepardéfaut" style:family="text">
      <style:text-properties fo:font-style="italic" style:font-style-asian="italic"/>
    </style:style>
    <style:style style:name="T3659" style:parent-style-name="Policepardéfaut" style:family="text">
      <style:text-properties fo:font-style="italic" style:font-style-asian="italic"/>
    </style:style>
    <style:style style:name="T3660" style:parent-style-name="Policepardéfaut" style:family="text">
      <style:text-properties fo:font-style="italic" style:font-style-asian="italic"/>
    </style:style>
    <style:style style:name="T3661" style:parent-style-name="Policepardéfaut" style:family="text">
      <style:text-properties fo:font-style="italic" style:font-style-asian="italic"/>
    </style:style>
    <style:style style:name="T3662" style:parent-style-name="Policepardéfaut" style:family="text">
      <style:text-properties fo:font-style="italic" style:font-style-asian="italic"/>
    </style:style>
    <style:style style:name="T3663" style:parent-style-name="Policepardéfaut" style:family="text">
      <style:text-properties fo:font-style="italic" style:font-style-asian="italic"/>
    </style:style>
    <style:style style:name="T3664" style:parent-style-name="Policepardéfaut" style:family="text">
      <style:text-properties fo:font-style="italic" style:font-style-asian="italic"/>
    </style:style>
    <style:style style:name="T3665" style:parent-style-name="Policepardéfaut" style:family="text">
      <style:text-properties fo:font-style="italic" style:font-style-asian="italic"/>
    </style:style>
    <style:style style:name="T3666" style:parent-style-name="Policepardéfaut" style:family="text">
      <style:text-properties fo:font-style="italic" style:font-style-asian="italic"/>
    </style:style>
    <style:style style:name="T3667" style:parent-style-name="Policepardéfaut" style:family="text">
      <style:text-properties fo:font-style="italic" style:font-style-asian="italic"/>
    </style:style>
    <style:style style:name="T3668" style:parent-style-name="Policepardéfaut" style:family="text">
      <style:text-properties fo:font-style="italic" style:font-style-asian="italic"/>
    </style:style>
    <style:style style:name="T3669" style:parent-style-name="Policepardéfaut" style:family="text">
      <style:text-properties fo:font-style="italic" style:font-style-asian="italic"/>
    </style:style>
    <style:style style:name="T3670" style:parent-style-name="Policepardéfaut" style:family="text">
      <style:text-properties style:font-name-complex="Times New Roman" style:font-size-complex="10pt"/>
    </style:style>
    <style:style style:name="T3671" style:parent-style-name="Policepardéfaut" style:family="text">
      <style:text-properties style:font-name-complex="Times New Roman" fo:font-style="italic" style:font-style-asian="italic" style:font-size-complex="10pt"/>
    </style:style>
    <style:style style:name="T3672" style:parent-style-name="Policepardéfaut" style:family="text">
      <style:text-properties style:font-name-complex="Times New Roman" fo:font-style="italic" style:font-style-asian="italic" style:font-size-complex="10pt"/>
    </style:style>
    <style:style style:name="T3673" style:parent-style-name="Policepardéfaut" style:family="text">
      <style:text-properties style:font-name-complex="Times New Roman" fo:font-style="italic" style:font-style-asian="italic" style:font-size-complex="10pt"/>
    </style:style>
    <style:style style:name="T3674" style:parent-style-name="Policepardéfaut" style:family="text">
      <style:text-properties style:font-name-complex="Times New Roman" style:font-size-complex="10pt"/>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olicepardéfaut" style:family="text">
      <style:text-properties fo:font-style="italic" style:font-style-asian="italic"/>
    </style:style>
    <style:style style:name="T3679" style:parent-style-name="Policepardéfaut" style:family="text">
      <style:text-properties fo:font-style="italic" style:font-style-asian="italic"/>
    </style:style>
    <style:style style:name="T3680" style:parent-style-name="Policepardéfaut" style:family="text">
      <style:text-properties fo:font-style="italic" style:font-style-asian="italic"/>
    </style:style>
    <style:style style:name="T3681" style:parent-style-name="Policepardéfaut" style:family="text">
      <style:text-properties fo:font-style="italic" style:font-style-asian="italic"/>
    </style:style>
    <style:style style:name="T3682" style:parent-style-name="Policepardéfaut" style:family="text">
      <style:text-properties fo:font-style="italic" style:font-style-asian="italic"/>
    </style:style>
    <style:style style:name="T3683" style:parent-style-name="Policepardéfaut" style:family="text">
      <style:text-properties fo:font-style="italic" style:font-style-asian="italic"/>
    </style:style>
    <style:style style:name="T3684" style:parent-style-name="Policepardéfaut" style:family="text">
      <style:text-properties fo:font-style="italic" style:font-style-asian="italic"/>
    </style:style>
    <style:style style:name="T3685" style:parent-style-name="Policepardéfaut" style:family="text">
      <style:text-properties fo:font-style="italic" style:font-style-asian="italic"/>
    </style:style>
    <style:style style:name="T3686" style:parent-style-name="Policepardéfaut" style:family="text">
      <style:text-properties fo:font-style="italic" style:font-style-asian="italic"/>
    </style:style>
    <style:style style:name="T3687" style:parent-style-name="Policepardéfaut" style:family="text">
      <style:text-properties fo:font-style="italic" style:font-style-asian="italic"/>
    </style:style>
    <style:style style:name="T3688" style:parent-style-name="Policepardéfaut" style:family="text">
      <style:text-properties fo:font-style="italic" style:font-style-asian="italic"/>
    </style:style>
    <style:style style:name="T3689" style:parent-style-name="Policepardéfaut" style:family="text">
      <style:text-properties fo:font-style="italic" style:font-style-asian="italic"/>
    </style:style>
    <style:style style:name="T3690" style:parent-style-name="Policepardéfaut" style:family="text">
      <style:text-properties fo:font-style="italic" style:font-style-asian="italic"/>
    </style:style>
    <style:style style:name="T3691" style:parent-style-name="pb" style:family="text">
      <style:text-properties style:text-position="0% 100%"/>
    </style:style>
    <style:style style:name="T3692" style:parent-style-name="Policepardéfaut" style:family="text">
      <style:text-properties fo:font-style="italic" style:font-style-asian="italic" style:font-style-complex="italic" fo:font-variant="normal"/>
    </style:style>
    <style:style style:name="T3693" style:parent-style-name="Policepardéfaut" style:family="text">
      <style:text-properties fo:font-style="italic" style:font-style-asian="italic" style:font-style-complex="italic" fo:font-variant="normal"/>
    </style:style>
    <style:style style:name="T3694" style:parent-style-name="Policepardéfaut" style:family="text">
      <style:text-properties fo:font-style="italic" style:font-style-asian="italic" style:font-style-complex="italic" fo:font-variant="normal"/>
    </style:style>
    <style:style style:name="T3695" style:parent-style-name="Policepardéfaut" style:family="text">
      <style:text-properties fo:font-style="italic" style:font-style-asian="italic" style:font-style-complex="italic" fo:font-variant="normal"/>
    </style:style>
    <style:style style:name="T3696" style:parent-style-name="Policepardéfaut" style:family="text">
      <style:text-properties fo:font-style="italic" style:font-style-asian="italic" style:font-style-complex="italic" fo:font-variant="normal"/>
    </style:style>
    <style:style style:name="T3697" style:parent-style-name="Policepardéfaut" style:family="text">
      <style:text-properties fo:font-style="italic" style:font-style-asian="italic" style:font-style-complex="italic" fo:font-variant="normal"/>
    </style:style>
    <style:style style:name="T3698" style:parent-style-name="Policepardéfaut" style:family="text">
      <style:text-properties fo:font-style="italic" style:font-style-asian="italic" style:font-style-complex="italic" fo:font-variant="normal"/>
    </style:style>
    <style:style style:name="T3699" style:parent-style-name="Policepardéfaut" style:family="text">
      <style:text-properties fo:font-style="italic" style:font-style-asian="italic" style:font-style-complex="italic" fo:font-variant="normal"/>
    </style:style>
    <style:style style:name="T3700" style:parent-style-name="Policepardéfaut" style:family="text">
      <style:text-properties fo:font-style="italic" style:font-style-asian="italic" style:font-style-complex="italic" fo:font-variant="normal"/>
    </style:style>
    <style:style style:name="T3701" style:parent-style-name="Policepardéfaut" style:family="text">
      <style:text-properties fo:font-style="italic" style:font-style-asian="italic" style:font-style-complex="italic" fo:font-variant="normal"/>
    </style:style>
    <style:style style:name="T3702" style:parent-style-name="Policepardéfaut" style:family="text">
      <style:text-properties fo:font-style="italic" style:font-style-asian="italic" style:font-style-complex="italic" fo:font-variant="normal"/>
    </style:style>
    <style:style style:name="T3703" style:parent-style-name="Policepardéfaut" style:family="text">
      <style:text-properties fo:font-style="italic" style:font-style-asian="italic" style:font-style-complex="italic" fo:font-variant="normal"/>
    </style:style>
    <style:style style:name="T3704" style:parent-style-name="Policepardéfaut" style:family="text">
      <style:text-properties fo:font-style="italic" style:font-style-asian="italic" style:font-style-complex="italic" fo:font-variant="normal"/>
    </style:style>
    <style:style style:name="T3705" style:parent-style-name="Policepardéfaut" style:family="text">
      <style:text-properties fo:font-style="italic" style:font-style-asian="italic" style:font-style-complex="italic" fo:font-variant="normal"/>
    </style:style>
    <style:style style:name="T3706" style:parent-style-name="Policepardéfaut" style:family="text">
      <style:text-properties fo:font-style="italic" style:font-style-asian="italic" style:font-style-complex="italic" fo:font-variant="normal"/>
    </style:style>
    <style:style style:name="T3707" style:parent-style-name="Policepardéfaut" style:family="text">
      <style:text-properties fo:font-style="italic" style:font-style-asian="italic" style:font-style-complex="italic" fo:font-variant="normal"/>
    </style:style>
    <style:style style:name="T3708" style:parent-style-name="Policepardéfaut" style:family="text">
      <style:text-properties fo:font-style="italic" style:font-style-asian="italic" style:font-style-complex="italic" fo:font-variant="normal"/>
    </style:style>
    <style:style style:name="T3709" style:parent-style-name="Policepardéfaut" style:family="text">
      <style:text-properties fo:font-style="italic" style:font-style-asian="italic"/>
    </style:style>
    <style:style style:name="T3710" style:parent-style-name="Policepardéfaut" style:family="text">
      <style:text-properties fo:font-style="italic" style:font-style-asian="italic"/>
    </style:style>
    <style:style style:name="T3711" style:parent-style-name="Policepardéfaut" style:family="text">
      <style:text-properties fo:font-style="italic" style:font-style-asian="italic"/>
    </style:style>
    <style:style style:name="T3712" style:parent-style-name="Policepardéfaut" style:family="text">
      <style:text-properties fo:font-style="italic" style:font-style-asian="italic"/>
    </style:style>
    <style:style style:name="T3713" style:parent-style-name="Policepardéfaut" style:family="text">
      <style:text-properties fo:font-style="italic" style:font-style-asian="italic"/>
    </style:style>
    <style:style style:name="T3714" style:parent-style-name="Policepardéfaut" style:family="text">
      <style:text-properties fo:font-style="italic" style:font-style-asian="italic"/>
    </style:style>
    <style:style style:name="T3715" style:parent-style-name="Policepardéfaut" style:family="text">
      <style:text-properties fo:font-style="italic" style:font-style-asian="italic"/>
    </style:style>
    <style:style style:name="T3716" style:parent-style-name="Policepardéfaut" style:family="text">
      <style:text-properties fo:font-style="italic" style:font-style-asian="italic"/>
    </style:style>
    <style:style style:name="P3717" style:parent-style-name="Corpsdetexte" style:family="paragraph">
      <style:paragraph-properties fo:text-indent="0.1666in"/>
    </style:style>
    <style:style style:name="T3718" style:parent-style-name="Policepardéfaut" style:family="text">
      <style:text-properties style:font-name-complex="Times New Roman"/>
    </style:style>
    <style:style style:name="T3719" style:parent-style-name="Policepardéfaut" style:family="text">
      <style:text-properties style:font-name-complex="Times New Roman"/>
    </style:style>
    <style:style style:name="T3720" style:parent-style-name="Policepardéfaut" style:family="text">
      <style:text-properties style:font-name-complex="Times New Roman"/>
    </style:style>
    <style:style style:name="T3721" style:parent-style-name="Policepardéfaut" style:family="text">
      <style:text-properties style:font-name-complex="Times New Roman"/>
    </style:style>
    <style:style style:name="T3722" style:parent-style-name="Policepardéfaut" style:family="text">
      <style:text-properties style:font-name-complex="Times New Roman"/>
    </style:style>
    <style:style style:name="T3723" style:parent-style-name="Policepardéfaut" style:family="text">
      <style:text-properties style:font-name-complex="Times New Roman"/>
    </style:style>
    <style:style style:name="T3724" style:parent-style-name="Policepardéfaut" style:family="text">
      <style:text-properties style:font-name-complex="Times New Roman" fo:font-style="italic" style:font-style-asian="italic"/>
    </style:style>
    <style:style style:name="T3725" style:parent-style-name="Policepardéfaut" style:family="text">
      <style:text-properties style:font-name-complex="Times New Roman" fo:font-style="italic" style:font-style-asian="italic"/>
    </style:style>
    <style:style style:name="T3726" style:parent-style-name="Policepardéfaut" style:family="text">
      <style:text-properties style:font-name-complex="Times New Roman" fo:font-style="italic" style:font-style-asian="italic"/>
    </style:style>
    <style:style style:name="T3727" style:parent-style-name="Policepardéfaut" style:family="text">
      <style:text-properties style:font-name-complex="Times New Roman"/>
    </style:style>
    <style:style style:name="T3728" style:parent-style-name="Policepardéfaut" style:family="text">
      <style:text-properties style:font-name-complex="Times New Roman"/>
    </style:style>
    <style:style style:name="T3729" style:parent-style-name="pb" style:family="text">
      <style:text-properties style:text-position="0% 100%"/>
    </style:style>
    <style:style style:name="T3730" style:parent-style-name="Policepardéfaut" style:family="text">
      <style:text-properties style:font-name-complex="Times New Roman"/>
    </style:style>
    <style:style style:name="T3731" style:parent-style-name="Policepardéfaut" style:family="text">
      <style:text-properties style:font-name-complex="Times New Roman"/>
    </style:style>
    <style:style style:name="T3732" style:parent-style-name="Policepardéfaut" style:family="text">
      <style:text-properties style:font-name-complex="Times New Roman"/>
    </style:style>
    <style:style style:name="T3733" style:parent-style-name="Policepardéfaut" style:family="text">
      <style:text-properties style:font-name-complex="Times New Roman"/>
    </style:style>
    <style:style style:name="T3734" style:parent-style-name="Policepardéfaut" style:family="text">
      <style:text-properties style:font-name-complex="Times New Roman"/>
    </style:style>
    <style:style style:name="T3735" style:parent-style-name="Policepardéfaut" style:family="text">
      <style:text-properties style:font-name-complex="Times New Roman"/>
    </style:style>
    <style:style style:name="T3736" style:parent-style-name="Policepardéfaut" style:family="text">
      <style:text-properties style:font-name-complex="Times New Roman"/>
    </style:style>
    <style:style style:name="T3737" style:parent-style-name="Policepardéfaut" style:family="text">
      <style:text-properties style:font-name-complex="Times New Roman"/>
    </style:style>
    <style:style style:name="T3738" style:parent-style-name="Policepardéfaut" style:family="text">
      <style:text-properties style:font-name-complex="Times New Roman"/>
    </style:style>
    <style:style style:name="T3739" style:parent-style-name="Policepardéfaut" style:family="text">
      <style:text-properties style:font-name-complex="Times New Roman"/>
    </style:style>
    <style:style style:name="T3740" style:parent-style-name="Policepardéfaut" style:family="text">
      <style:text-properties style:font-name-complex="Times New Roman" fo:font-style="italic" style:font-style-asian="italic"/>
    </style:style>
    <style:style style:name="T3741" style:parent-style-name="Policepardéfaut" style:family="text">
      <style:text-properties style:font-name-complex="Times New Roman" fo:font-style="italic" style:font-style-asian="italic"/>
    </style:style>
    <style:style style:name="T3742" style:parent-style-name="Policepardéfaut" style:family="text">
      <style:text-properties style:font-name-complex="Times New Roman" fo:font-style="italic" style:font-style-asian="italic"/>
    </style:style>
    <style:style style:name="T3743" style:parent-style-name="Policepardéfaut" style:family="text">
      <style:text-properties style:font-name-complex="Times New Roman" fo:font-style="italic" style:font-style-asian="italic"/>
    </style:style>
    <style:style style:name="T3744" style:parent-style-name="Policepardéfaut" style:family="text">
      <style:text-properties style:font-name-complex="Times New Roman" fo:font-style="italic" style:font-style-asian="italic"/>
    </style:style>
    <style:style style:name="T3745" style:parent-style-name="Policepardéfaut" style:family="text">
      <style:text-properties style:font-name-complex="Times New Roman" fo:font-style="italic" style:font-style-asian="italic"/>
    </style:style>
    <style:style style:name="T3746" style:parent-style-name="Policepardéfaut" style:family="text">
      <style:text-properties style:font-name-complex="Times New Roman"/>
    </style:style>
    <style:style style:name="T3747" style:parent-style-name="Policepardéfaut" style:family="text">
      <style:text-properties fo:font-style="italic" style:font-style-asian="italic"/>
    </style:style>
    <style:style style:name="T3748" style:parent-style-name="Policepardéfaut" style:family="text">
      <style:text-properties fo:font-style="italic" style:font-style-asian="italic"/>
    </style:style>
    <style:style style:name="T3749" style:parent-style-name="Policepardéfaut" style:family="text">
      <style:text-properties fo:font-style="italic" style:font-style-asian="italic"/>
    </style:style>
    <style:style style:name="T3750" style:parent-style-name="Policepardéfaut" style:family="text">
      <style:text-properties fo:font-style="italic" style:font-style-asian="italic"/>
    </style:style>
    <style:style style:name="T3751" style:parent-style-name="Policepardéfaut" style:family="text">
      <style:text-properties fo:font-style="italic" style:font-style-asian="italic"/>
    </style:style>
    <style:style style:name="P3752" style:parent-style-name="Corpsdetexte" style:family="paragraph">
      <style:paragraph-properties fo:text-indent="0.1666in"/>
    </style:style>
    <style:style style:name="T3753" style:parent-style-name="Policepardéfaut" style:family="text">
      <style:text-properties style:font-name-complex="Times New Roman"/>
    </style:style>
    <style:style style:name="T3754" style:parent-style-name="Policepardéfaut" style:family="text">
      <style:text-properties style:font-name-complex="Times New Roman"/>
    </style:style>
    <style:style style:name="T3755" style:parent-style-name="Policepardéfaut" style:family="text">
      <style:text-properties style:font-name-complex="Times New Roman"/>
    </style:style>
    <style:style style:name="T3756" style:parent-style-name="Policepardéfaut" style:family="text">
      <style:text-properties style:font-name-complex="Times New Roman"/>
    </style:style>
    <style:style style:name="T3757" style:parent-style-name="Policepardéfaut" style:family="text">
      <style:text-properties style:font-name-complex="Times New Roman"/>
    </style:style>
    <style:style style:name="T3758" style:parent-style-name="Policepardéfaut" style:family="text">
      <style:text-properties style:font-name-complex="Times New Roman"/>
    </style:style>
    <style:style style:name="T3759" style:parent-style-name="Policepardéfaut" style:family="text">
      <style:text-properties style:font-name-complex="Times New Roman"/>
    </style:style>
    <style:style style:name="T3760" style:parent-style-name="Policepardéfaut" style:family="text">
      <style:text-properties style:font-name-complex="Times New Roman"/>
    </style:style>
    <style:style style:name="T3761" style:parent-style-name="Policepardéfaut" style:family="text">
      <style:text-properties style:font-name-complex="Times New Roman"/>
    </style:style>
    <style:style style:name="T3762" style:parent-style-name="Policepardéfaut" style:family="text">
      <style:text-properties style:font-name-complex="Times New Roman"/>
    </style:style>
    <style:style style:name="T3763" style:parent-style-name="Policepardéfaut" style:family="text">
      <style:text-properties style:font-name-complex="Times New Roman"/>
    </style:style>
    <style:style style:name="T3764" style:parent-style-name="Policepardéfaut" style:family="text">
      <style:text-properties style:font-name-complex="Times New Roman"/>
    </style:style>
    <style:style style:name="T3765" style:parent-style-name="Policepardéfaut" style:family="text">
      <style:text-properties style:font-name-complex="Times New Roman"/>
    </style:style>
    <style:style style:name="T3766" style:parent-style-name="Policepardéfaut" style:family="text">
      <style:text-properties style:font-name-complex="Times New Roman"/>
    </style:style>
    <style:style style:name="T3767" style:parent-style-name="Policepardéfaut" style:family="text">
      <style:text-properties style:font-name-complex="Times New Roman"/>
    </style:style>
    <style:style style:name="T3768" style:parent-style-name="Policepardéfaut" style:family="text">
      <style:text-properties style:font-name-complex="Times New Roman"/>
    </style:style>
    <style:style style:name="T3769" style:parent-style-name="Policepardéfaut" style:family="text">
      <style:text-properties style:font-name-complex="Times New Roman" fo:font-style="italic" style:font-style-asian="italic"/>
    </style:style>
    <style:style style:name="T3770" style:parent-style-name="Policepardéfaut" style:family="text">
      <style:text-properties style:font-name-complex="Times New Roman"/>
    </style:style>
    <style:style style:name="T3771" style:parent-style-name="Policepardéfaut" style:family="text">
      <style:text-properties style:font-name-complex="Times New Roman"/>
    </style:style>
    <style:style style:name="T3772" style:parent-style-name="Policepardéfaut" style:family="text">
      <style:text-properties style:font-name-complex="Times New Roman"/>
    </style:style>
    <style:style style:name="T3773" style:parent-style-name="Policepardéfaut" style:family="text">
      <style:text-properties style:font-name-complex="Times New Roman"/>
    </style:style>
    <style:style style:name="T3774" style:parent-style-name="Policepardéfaut" style:family="text">
      <style:text-properties style:font-name-complex="Times New Roman"/>
    </style:style>
    <style:style style:name="T3775" style:parent-style-name="Policepardéfaut" style:family="text">
      <style:text-properties style:font-name-complex="Times New Roman"/>
    </style:style>
    <style:style style:name="T3776" style:parent-style-name="Policepardéfaut" style:family="text">
      <style:text-properties style:font-name-complex="Times New Roman"/>
    </style:style>
    <style:style style:name="T3777" style:parent-style-name="Policepardéfaut" style:family="text">
      <style:text-properties style:font-name-complex="Times New Roman"/>
    </style:style>
    <style:style style:name="T3778" style:parent-style-name="Policepardéfaut" style:family="text">
      <style:text-properties style:font-name-complex="Times New Roman"/>
    </style:style>
    <style:style style:name="T3779" style:parent-style-name="Policepardéfaut" style:family="text">
      <style:text-properties style:font-name-complex="Times New Roman"/>
    </style:style>
    <style:style style:name="T3780" style:parent-style-name="Policepardéfaut" style:family="text">
      <style:text-properties style:font-name-complex="Times New Roman"/>
    </style:style>
    <style:style style:name="T3781" style:parent-style-name="Policepardéfaut" style:family="text">
      <style:text-properties style:font-name-complex="Times New Roman"/>
    </style:style>
    <style:style style:name="T3782" style:parent-style-name="Policepardéfaut" style:family="text">
      <style:text-properties style:font-name-complex="Times New Roman"/>
    </style:style>
    <style:style style:name="T3783" style:parent-style-name="Policepardéfaut" style:family="text">
      <style:text-properties style:font-name-complex="Times New Roman"/>
    </style:style>
    <style:style style:name="T3784" style:parent-style-name="Policepardéfaut" style:family="text">
      <style:text-properties style:font-name-complex="Times New Roman"/>
    </style:style>
    <style:style style:name="T3785" style:parent-style-name="Policepardéfaut" style:family="text">
      <style:text-properties style:font-name-complex="Times New Roman"/>
    </style:style>
    <style:style style:name="T3786" style:parent-style-name="Policepardéfaut" style:family="text">
      <style:text-properties style:font-name-complex="Times New Roman"/>
    </style:style>
    <style:style style:name="T3787" style:parent-style-name="Policepardéfaut" style:family="text">
      <style:text-properties style:font-name-complex="Times New Roman"/>
    </style:style>
    <style:style style:name="T3788" style:parent-style-name="Policepardéfaut" style:family="text">
      <style:text-properties style:font-name-complex="Times New Roman"/>
    </style:style>
    <style:style style:name="T3789" style:parent-style-name="Policepardéfaut" style:family="text">
      <style:text-properties style:font-name-complex="Times New Roman"/>
    </style:style>
    <style:style style:name="T3790" style:parent-style-name="Policepardéfaut" style:family="text">
      <style:text-properties style:font-name-complex="Times New Roman"/>
    </style:style>
    <style:style style:name="T3791" style:parent-style-name="Policepardéfaut" style:family="text">
      <style:text-properties style:font-name-complex="Times New Roman"/>
    </style:style>
    <style:style style:name="T3792" style:parent-style-name="Policepardéfaut" style:family="text">
      <style:text-properties style:font-name-complex="Times New Roman"/>
    </style:style>
    <style:style style:name="T3793" style:parent-style-name="Policepardéfaut" style:family="text">
      <style:text-properties style:font-name-complex="Times New Roman"/>
    </style:style>
    <style:style style:name="T3794" style:parent-style-name="Policepardéfaut" style:family="text">
      <style:text-properties style:font-name-complex="Times New Roman"/>
    </style:style>
    <style:style style:name="T3795" style:parent-style-name="Policepardéfaut" style:family="text">
      <style:text-properties style:font-name-complex="Times New Roman"/>
    </style:style>
    <style:style style:name="T3796" style:parent-style-name="Policepardéfaut" style:family="text">
      <style:text-properties style:font-name-complex="Times New Roman"/>
    </style:style>
    <style:style style:name="T3797" style:parent-style-name="Policepardéfaut" style:family="text">
      <style:text-properties style:font-name-complex="Times New Roman"/>
    </style:style>
    <style:style style:name="T3798" style:parent-style-name="Policepardéfaut" style:family="text">
      <style:text-properties style:font-name-complex="Times New Roman"/>
    </style:style>
    <style:style style:name="T3799" style:parent-style-name="Policepardéfaut" style:family="text">
      <style:text-properties style:font-name-complex="Times New Roman"/>
    </style:style>
    <style:style style:name="T3800" style:parent-style-name="Policepardéfaut" style:family="text">
      <style:text-properties style:font-name-complex="Times New Roman"/>
    </style:style>
    <style:style style:name="T3801" style:parent-style-name="Policepardéfaut" style:family="text">
      <style:text-properties style:font-name-complex="Times New Roman"/>
    </style:style>
    <style:style style:name="T3802" style:parent-style-name="Policepardéfaut" style:family="text">
      <style:text-properties style:font-name-complex="Times New Roman"/>
    </style:style>
    <style:style style:name="T3803" style:parent-style-name="Policepardéfaut" style:family="text">
      <style:text-properties style:font-name-complex="Times New Roman"/>
    </style:style>
    <style:style style:name="T3804" style:parent-style-name="Policepardéfaut" style:family="text">
      <style:text-properties style:font-name-complex="Times New Roman"/>
    </style:style>
    <style:style style:name="T3805" style:parent-style-name="Policepardéfaut" style:family="text">
      <style:text-properties style:font-name-complex="Times New Roman"/>
    </style:style>
    <style:style style:name="T3806" style:parent-style-name="Policepardéfaut" style:family="text">
      <style:text-properties style:font-name-complex="Times New Roman"/>
    </style:style>
    <style:style style:name="T3807" style:parent-style-name="Policepardéfaut" style:family="text">
      <style:text-properties style:font-name-complex="Times New Roman"/>
    </style:style>
    <style:style style:name="T3808" style:parent-style-name="Policepardéfaut" style:family="text">
      <style:text-properties style:font-name-complex="Times New Roman"/>
    </style:style>
    <style:style style:name="T3809" style:parent-style-name="Policepardéfaut" style:family="text">
      <style:text-properties style:font-name-complex="Times New Roman"/>
    </style:style>
    <style:style style:name="T3810" style:parent-style-name="Policepardéfaut" style:family="text">
      <style:text-properties style:font-name-complex="Times New Roman"/>
    </style:style>
    <style:style style:name="T3811" style:parent-style-name="Policepardéfaut" style:family="text">
      <style:text-properties style:font-name-complex="Times New Roman"/>
    </style:style>
    <style:style style:name="T3812" style:parent-style-name="Policepardéfaut" style:family="text">
      <style:text-properties style:font-name-complex="Times New Roman"/>
    </style:style>
    <style:style style:name="T3813" style:parent-style-name="Policepardéfaut" style:family="text">
      <style:text-properties style:font-name-complex="Times New Roman"/>
    </style:style>
    <style:style style:name="T3814" style:parent-style-name="Policepardéfaut" style:family="text">
      <style:text-properties style:font-name-complex="Times New Roman"/>
    </style:style>
    <style:style style:name="T3815" style:parent-style-name="Policepardéfaut" style:family="text">
      <style:text-properties style:font-name-complex="Times New Roman"/>
    </style:style>
    <style:style style:name="T3816" style:parent-style-name="Policepardéfaut" style:family="text">
      <style:text-properties style:font-name-complex="Times New Roman"/>
    </style:style>
    <style:style style:name="T3817" style:parent-style-name="Policepardéfaut" style:family="text">
      <style:text-properties style:font-name-complex="Times New Roman"/>
    </style:style>
    <style:style style:name="T3818" style:parent-style-name="Policepardéfaut" style:family="text">
      <style:text-properties style:font-name-complex="Times New Roman"/>
    </style:style>
    <style:style style:name="T3819" style:parent-style-name="Policepardéfaut" style:family="text">
      <style:text-properties style:font-name-complex="Times New Roman"/>
    </style:style>
    <style:style style:name="T3820" style:parent-style-name="Policepardéfaut" style:family="text">
      <style:text-properties style:font-name-complex="Times New Roman"/>
    </style:style>
    <style:style style:name="T3821" style:parent-style-name="Policepardéfaut" style:family="text">
      <style:text-properties style:font-name-complex="Times New Roman"/>
    </style:style>
    <style:style style:name="T3822" style:parent-style-name="Policepardéfaut" style:family="text">
      <style:text-properties style:font-name-complex="Times New Roman"/>
    </style:style>
    <style:style style:name="T3823" style:parent-style-name="Policepardéfaut" style:family="text">
      <style:text-properties style:font-name-complex="Times New Roman"/>
    </style:style>
    <style:style style:name="T3824" style:parent-style-name="Policepardéfaut" style:family="text">
      <style:text-properties style:font-name-complex="Times New Roman"/>
    </style:style>
    <style:style style:name="T3825" style:parent-style-name="Policepardéfaut" style:family="text">
      <style:text-properties style:font-name-complex="Times New Roman"/>
    </style:style>
    <style:style style:name="T3826" style:parent-style-name="Policepardéfaut" style:family="text">
      <style:text-properties style:font-name-complex="Times New Roman"/>
    </style:style>
    <style:style style:name="T3827" style:parent-style-name="Policepardéfaut" style:family="text">
      <style:text-properties style:font-name-complex="Times New Roman"/>
    </style:style>
    <style:style style:name="T3828" style:parent-style-name="Policepardéfaut" style:family="text">
      <style:text-properties style:font-name-complex="Times New Roman"/>
    </style:style>
    <style:style style:name="T3829" style:parent-style-name="Policepardéfaut" style:family="text">
      <style:text-properties style:font-name-complex="Times New Roman"/>
    </style:style>
    <style:style style:name="T3830" style:parent-style-name="Policepardéfaut" style:family="text">
      <style:text-properties style:font-name-complex="Times New Roman"/>
    </style:style>
    <style:style style:name="T3831" style:parent-style-name="Policepardéfaut" style:family="text">
      <style:text-properties style:font-name-complex="Times New Roman"/>
    </style:style>
    <style:style style:name="T3832" style:parent-style-name="Policepardéfaut" style:family="text">
      <style:text-properties style:font-name-complex="Times New Roman"/>
    </style:style>
    <style:style style:name="T3833" style:parent-style-name="Policepardéfaut" style:family="text">
      <style:text-properties style:font-name-complex="Times New Roman"/>
    </style:style>
    <style:style style:name="T3834" style:parent-style-name="Policepardéfaut" style:family="text">
      <style:text-properties style:font-name-complex="Times New Roman"/>
    </style:style>
    <style:style style:name="T3835" style:parent-style-name="Policepardéfaut" style:family="text">
      <style:text-properties style:font-name-complex="Times New Roman"/>
    </style:style>
    <style:style style:name="T3836" style:parent-style-name="Policepardéfaut" style:family="text">
      <style:text-properties style:font-name-complex="Times New Roman"/>
    </style:style>
    <style:style style:name="T3837" style:parent-style-name="Policepardéfaut" style:family="text">
      <style:text-properties style:font-name-complex="Times New Roman"/>
    </style:style>
    <style:style style:name="T3838" style:parent-style-name="Policepardéfaut" style:family="text">
      <style:text-properties style:font-name-complex="Times New Roman" fo:font-style="italic" style:font-style-asian="italic"/>
    </style:style>
    <style:style style:name="T3839" style:parent-style-name="Policepardéfaut" style:family="text">
      <style:text-properties style:font-name-complex="Times New Roman"/>
    </style:style>
    <style:style style:name="T3840" style:parent-style-name="Policepardéfaut" style:family="text">
      <style:text-properties style:font-name-complex="Times New Roman"/>
    </style:style>
    <style:style style:name="T3841" style:parent-style-name="Policepardéfaut" style:family="text">
      <style:text-properties style:font-name-complex="Times New Roman" fo:font-style="italic" style:font-style-asian="italic"/>
    </style:style>
    <style:style style:name="T3842" style:parent-style-name="Policepardéfaut" style:family="text">
      <style:text-properties style:font-name-complex="Times New Roman"/>
    </style:style>
    <style:style style:name="T3843" style:parent-style-name="Policepardéfaut" style:family="text">
      <style:text-properties style:font-name-complex="Times New Roman"/>
    </style:style>
    <style:style style:name="T3844" style:parent-style-name="Policepardéfaut" style:family="text">
      <style:text-properties style:font-name-complex="Times New Roman"/>
    </style:style>
    <style:style style:name="T3845" style:parent-style-name="Policepardéfaut" style:family="text">
      <style:text-properties style:font-name-complex="Times New Roman"/>
    </style:style>
    <style:style style:name="T3846" style:parent-style-name="Policepardéfaut" style:family="text">
      <style:text-properties style:font-name-complex="Times New Roman"/>
    </style:style>
    <style:style style:name="T3847" style:parent-style-name="Policepardéfaut" style:family="text">
      <style:text-properties style:font-name-complex="Times New Roman"/>
    </style:style>
    <style:style style:name="T3848" style:parent-style-name="Policepardéfaut" style:family="text">
      <style:text-properties style:font-name-complex="Times New Roman"/>
    </style:style>
    <style:style style:name="T3849" style:parent-style-name="Policepardéfaut" style:family="text">
      <style:text-properties style:font-name-complex="Times New Roman"/>
    </style:style>
    <style:style style:name="T3850" style:parent-style-name="Policepardéfaut" style:family="text">
      <style:text-properties style:font-name-complex="Times New Roman"/>
    </style:style>
    <style:style style:name="T3851" style:parent-style-name="Policepardéfaut" style:family="text">
      <style:text-properties style:font-name-complex="Times New Roman"/>
    </style:style>
    <style:style style:name="T3852" style:parent-style-name="Policepardéfaut" style:family="text">
      <style:text-properties style:font-name-complex="Times New Roman"/>
    </style:style>
    <style:style style:name="T3853" style:parent-style-name="Policepardéfaut" style:family="text">
      <style:text-properties style:font-name-complex="Times New Roman"/>
    </style:style>
    <style:style style:name="T3854" style:parent-style-name="Policepardéfaut" style:family="text">
      <style:text-properties style:font-name-complex="Times New Roman"/>
    </style:style>
    <style:style style:name="T3855" style:parent-style-name="Policepardéfaut" style:family="text">
      <style:text-properties style:font-name-complex="Times New Roman"/>
    </style:style>
    <style:style style:name="T3856" style:parent-style-name="Policepardéfaut" style:family="text">
      <style:text-properties style:font-name-complex="Times New Roman"/>
    </style:style>
    <style:style style:name="T3857" style:parent-style-name="Policepardéfaut" style:family="text">
      <style:text-properties style:font-name-complex="Times New Roman"/>
    </style:style>
    <style:style style:name="T3858" style:parent-style-name="Policepardéfaut" style:family="text">
      <style:text-properties style:font-name-complex="Times New Roman"/>
    </style:style>
    <style:style style:name="T3859" style:parent-style-name="Policepardéfaut" style:family="text">
      <style:text-properties style:font-name-complex="Times New Roman"/>
    </style:style>
    <style:style style:name="T3860" style:parent-style-name="Policepardéfaut" style:family="text">
      <style:text-properties style:font-name-complex="Times New Roman"/>
    </style:style>
    <style:style style:name="T3861" style:parent-style-name="Policepardéfaut" style:family="text">
      <style:text-properties style:font-name-complex="Times New Roman"/>
    </style:style>
    <style:style style:name="T3862" style:parent-style-name="Policepardéfaut" style:family="text">
      <style:text-properties fo:font-variant="small-caps"/>
    </style:style>
    <style:style style:name="T3863" style:parent-style-name="Policepardéfaut" style:family="text">
      <style:text-properties fo:font-style="italic" style:font-style-asian="italic"/>
    </style:style>
    <style:style style:name="T3864" style:parent-style-name="Policepardéfaut" style:family="text">
      <style:text-properties fo:font-style="italic" style:font-style-asian="italic" style:text-position="super 63.6%"/>
    </style:style>
    <style:style style:name="T3865" style:parent-style-name="Policepardéfaut" style:family="text">
      <style:text-properties fo:font-style="italic" style:font-style-asian="italic"/>
    </style:style>
    <style:style style:name="T3866" style:parent-style-name="Policepardéfaut" style:family="text">
      <style:text-properties style:text-position="super 63.6%"/>
    </style:style>
    <style:style style:name="T3867" style:parent-style-name="Policepardéfaut" style:family="text">
      <style:text-properties fo:font-variant="small-caps"/>
    </style:style>
    <style:style style:name="T3868" style:parent-style-name="Policepardéfaut" style:family="text">
      <style:text-properties style:text-position="super 63.6%"/>
    </style:style>
    <style:style style:name="T3869" style:parent-style-name="Policepardéfaut" style:family="text">
      <style:text-properties fo:font-variant="small-caps"/>
    </style:style>
    <style:style style:name="T3870" style:parent-style-name="Policepardéfaut" style:family="text">
      <style:text-properties fo:font-style="italic" style:font-style-asian="italic"/>
    </style:style>
    <style:style style:name="T3871" style:parent-style-name="Policepardéfaut" style:family="text">
      <style:text-properties style:text-position="super 63.6%"/>
    </style:style>
    <style:style style:name="T3872" style:parent-style-name="Policepardéfaut" style:family="text">
      <style:text-properties fo:font-variant="small-caps"/>
    </style:style>
    <style:style style:name="P3873" style:parent-style-name="label" style:family="paragraph">
      <style:text-properties fo:font-style="italic" style:font-style-asian="italic" fo:font-variant="normal"/>
    </style:style>
    <style:style style:name="T3874" style:parent-style-name="Policepardéfaut" style:family="text">
      <style:text-properties fo:font-variant="small-caps"/>
    </style:style>
    <style:style style:name="T3875" style:parent-style-name="Policepardéfaut" style:family="text">
      <style:text-properties fo:font-style="italic" style:font-style-asian="italic"/>
    </style:style>
    <style:style style:name="T3876" style:parent-style-name="Policepardéfaut" style:family="text">
      <style:text-properties fo:font-style="italic" style:font-style-asian="italic" style:text-position="super 66.6%"/>
    </style:style>
    <style:style style:name="T3877" style:parent-style-name="Policepardéfaut" style:family="text">
      <style:text-properties fo:font-style="italic" style:font-style-asian="italic"/>
    </style:style>
    <style:style style:name="T3878" style:parent-style-name="Policepardéfaut" style:family="text">
      <style:text-properties fo:font-style="italic" style:font-style-asian="italic"/>
    </style:style>
    <style:style style:name="T3879" style:parent-style-name="Policepardéfaut" style:family="text">
      <style:text-properties fo:font-variant="small-caps"/>
    </style:style>
    <style:style style:name="T3880" style:parent-style-name="Policepardéfaut" style:family="text">
      <style:text-properties fo:font-style="italic" style:font-style-asian="italic"/>
    </style:style>
    <style:style style:name="T3881" style:parent-style-name="Policepardéfaut" style:family="text">
      <style:text-properties fo:font-variant="small-caps"/>
    </style:style>
    <style:style style:name="T3882" style:parent-style-name="Policepardéfaut" style:family="text">
      <style:text-properties fo:font-style="italic" style:font-style-asian="italic"/>
    </style:style>
    <style:style style:name="T3883" style:parent-style-name="Policepardéfaut" style:family="text">
      <style:text-properties fo:font-variant="small-caps"/>
    </style:style>
    <style:style style:name="T3884" style:parent-style-name="Policepardéfaut" style:family="text">
      <style:text-properties fo:font-style="italic" style:font-style-asian="italic"/>
    </style:style>
    <style:style style:name="T3885" style:parent-style-name="Policepardéfaut" style:family="text">
      <style:text-properties fo:font-variant="small-caps"/>
    </style:style>
    <style:style style:name="T3886" style:parent-style-name="Policepardéfaut" style:family="text">
      <style:text-properties fo:font-style="italic" style:font-style-asian="italic"/>
    </style:style>
    <style:style style:name="T3887" style:parent-style-name="Policepardéfaut" style:family="text">
      <style:text-properties fo:font-variant="small-caps"/>
    </style:style>
    <style:style style:name="T3888" style:parent-style-name="Policepardéfaut" style:family="text">
      <style:text-properties fo:font-style="italic" style:font-style-asian="italic"/>
    </style:style>
    <style:style style:name="T3889" style:parent-style-name="Policepardéfaut" style:family="text">
      <style:text-properties fo:font-style="italic" style:font-style-asian="italic"/>
    </style:style>
    <style:style style:name="T3890" style:parent-style-name="Policepardéfaut" style:family="text">
      <style:text-properties fo:font-style="italic" style:font-style-asian="italic"/>
    </style:style>
    <style:style style:name="T3891" style:parent-style-name="Policepardéfaut" style:family="text">
      <style:text-properties fo:font-style="italic" style:font-style-asian="italic"/>
    </style:style>
    <style:style style:name="T3892" style:parent-style-name="Policepardéfaut" style:family="text">
      <style:text-properties style:text-position="super 63.6%"/>
    </style:style>
    <style:style style:name="T3893" style:parent-style-name="Policepardéfaut" style:family="text">
      <style:text-properties fo:font-variant="small-caps"/>
    </style:style>
    <style:style style:name="T3894" style:parent-style-name="Policepardéfaut" style:family="text">
      <style:text-properties fo:font-variant="small-caps"/>
    </style:style>
    <style:style style:name="T3895" style:parent-style-name="Policepardéfaut" style:family="text">
      <style:text-properties fo:font-style="italic" style:font-style-asian="italic"/>
    </style:style>
    <style:style style:name="T3896" style:parent-style-name="Policepardéfaut" style:family="text">
      <style:text-properties fo:font-style="italic" style:font-style-asian="italic"/>
    </style:style>
    <style:style style:name="T3897" style:parent-style-name="Policepardéfaut" style:family="text">
      <style:text-properties fo:font-style="italic" style:font-style-asian="italic"/>
    </style:style>
    <style:style style:name="T3898" style:parent-style-name="quote.c" style:family="text">
      <style:text-properties fo:font-style="italic" style:font-style-asian="italic"/>
    </style:style>
    <style:style style:name="T3899" style:parent-style-name="quote.c" style:family="text">
      <style:text-properties fo:font-style="italic" style:font-style-asian="italic"/>
    </style:style>
    <style:style style:name="T3900" style:parent-style-name="Policepardéfaut" style:family="text">
      <style:text-properties fo:font-style="italic" style:font-style-asian="italic"/>
    </style:style>
    <style:style style:name="T3901" style:parent-style-name="pb" style:family="text">
      <style:text-properties style:text-position="0% 100%"/>
    </style:style>
    <style:style style:name="T3902" style:parent-style-name="Policepardéfaut" style:family="text">
      <style:text-properties fo:font-style="italic" style:font-style-asian="italic"/>
    </style:style>
    <style:style style:name="T3903" style:parent-style-name="Policepardéfaut" style:family="text">
      <style:text-properties fo:font-style="italic" style:font-style-asian="italic"/>
    </style:style>
    <style:style style:name="T3904" style:parent-style-name="Policepardéfaut" style:family="text">
      <style:text-properties fo:font-style="italic" style:font-style-asian="italic"/>
    </style:style>
    <style:style style:name="T3905" style:parent-style-name="Policepardéfaut" style:family="text">
      <style:text-properties fo:font-style="italic" style:font-style-asian="italic"/>
    </style:style>
    <style:style style:name="T3906" style:parent-style-name="Policepardéfaut" style:family="text">
      <style:text-properties fo:font-style="italic" style:font-style-asian="italic"/>
    </style:style>
    <style:style style:name="T3907" style:parent-style-name="Policepardéfaut" style:family="text">
      <style:text-properties fo:font-style="italic" style:font-style-asian="italic"/>
    </style:style>
    <style:style style:name="T3908" style:parent-style-name="Policepardéfaut" style:family="text">
      <style:text-properties fo:font-style="italic" style:font-style-asian="italic"/>
    </style:style>
    <style:style style:name="T3909" style:parent-style-name="Policepardéfaut" style:family="text">
      <style:text-properties fo:font-style="italic" style:font-style-asian="italic"/>
    </style:style>
    <style:style style:name="T3910" style:parent-style-name="Policepardéfaut" style:family="text">
      <style:text-properties style:font-name-complex="Times New Roman"/>
    </style:style>
    <style:style style:name="T3911" style:parent-style-name="quote.c" style:family="text">
      <style:text-properties fo:font-style="italic" style:font-style-asian="italic"/>
    </style:style>
    <style:style style:name="T3912" style:parent-style-name="Policepardéfaut" style:family="text">
      <style:text-properties style:font-name-complex="Times New Roman"/>
    </style:style>
    <style:style style:name="T3913" style:parent-style-name="Policepardéfaut" style:family="text">
      <style:text-properties style:font-name-complex="Times New Roman" fo:font-style="italic" style:font-style-asian="italic"/>
    </style:style>
    <style:style style:name="T3914" style:parent-style-name="Policepardéfaut" style:family="text">
      <style:text-properties style:font-name-complex="Times New Roman"/>
    </style:style>
    <style:style style:name="T3915" style:parent-style-name="Policepardéfaut" style:family="text">
      <style:text-properties style:font-name-complex="Times New Roman"/>
    </style:style>
    <style:style style:name="T3916" style:parent-style-name="Policepardéfaut" style:family="text">
      <style:text-properties style:font-name-complex="Times New Roman"/>
    </style:style>
    <style:style style:name="T3917" style:parent-style-name="Policepardéfaut" style:family="text">
      <style:text-properties style:font-name-complex="Times New Roman"/>
    </style:style>
    <style:style style:name="T3918" style:parent-style-name="Policepardéfaut" style:family="text">
      <style:text-properties style:font-name-complex="Times New Roman"/>
    </style:style>
    <style:style style:name="T3919" style:parent-style-name="Policepardéfaut" style:family="text">
      <style:text-properties style:font-name-complex="Times New Roman"/>
    </style:style>
    <style:style style:name="T3920" style:parent-style-name="Policepardéfaut" style:family="text">
      <style:text-properties style:font-name-complex="Times New Roman"/>
    </style:style>
    <style:style style:name="T3921" style:parent-style-name="pb" style:family="text">
      <style:text-properties style:text-position="0% 100%"/>
    </style:style>
    <style:style style:name="T3922" style:parent-style-name="Policepardéfaut" style:family="text">
      <style:text-properties style:font-name-complex="Times New Roman"/>
    </style:style>
    <style:style style:name="T3923" style:parent-style-name="Policepardéfaut" style:family="text">
      <style:text-properties style:font-name-complex="Times New Roman"/>
    </style:style>
    <style:style style:name="T3924" style:parent-style-name="Policepardéfaut" style:family="text">
      <style:text-properties style:font-name-complex="Times New Roman"/>
    </style:style>
    <style:style style:name="T3925" style:parent-style-name="Policepardéfaut" style:family="text">
      <style:text-properties style:font-name-complex="Times New Roman"/>
    </style:style>
    <style:style style:name="T3926" style:parent-style-name="Policepardéfaut" style:family="text">
      <style:text-properties style:font-name-complex="Times New Roman"/>
    </style:style>
    <style:style style:name="T3927" style:parent-style-name="Policepardéfaut" style:family="text">
      <style:text-properties style:font-name-complex="Times New Roman"/>
    </style:style>
    <style:style style:name="T3928" style:parent-style-name="Policepardéfaut" style:family="text">
      <style:text-properties style:font-name-complex="Times New Roman"/>
    </style:style>
    <style:style style:name="T3929" style:parent-style-name="Policepardéfaut" style:family="text">
      <style:text-properties style:font-name-complex="Times New Roman"/>
    </style:style>
    <style:style style:name="T3930" style:parent-style-name="Policepardéfaut" style:family="text">
      <style:text-properties style:font-name-complex="Times New Roman"/>
    </style:style>
    <style:style style:name="T3931" style:parent-style-name="Policepardéfaut" style:family="text">
      <style:text-properties style:font-name-complex="Times New Roman"/>
    </style:style>
    <style:style style:name="T3932" style:parent-style-name="Policepardéfaut" style:family="text">
      <style:text-properties style:font-name-complex="Times New Roman"/>
    </style:style>
    <style:style style:name="T3933" style:parent-style-name="Policepardéfaut" style:family="text">
      <style:text-properties style:font-name-complex="Times New Roman"/>
    </style:style>
    <style:style style:name="T3934" style:parent-style-name="Policepardéfaut" style:family="text">
      <style:text-properties style:font-name-complex="Times New Roman"/>
    </style:style>
    <style:style style:name="T3935" style:parent-style-name="Policepardéfaut" style:family="text">
      <style:text-properties style:font-name-complex="Times New Roman"/>
    </style:style>
    <style:style style:name="T3936" style:parent-style-name="Policepardéfaut" style:family="text">
      <style:text-properties style:font-name-complex="Times New Roman"/>
    </style:style>
    <style:style style:name="T3937" style:parent-style-name="Policepardéfaut" style:family="text">
      <style:text-properties style:font-name-complex="Times New Roman"/>
    </style:style>
    <style:style style:name="T3938" style:parent-style-name="Policepardéfaut" style:family="text">
      <style:text-properties style:font-name-complex="Times New Roman"/>
    </style:style>
    <style:style style:name="T3939" style:parent-style-name="Policepardéfaut" style:family="text">
      <style:text-properties style:font-name-complex="Times New Roman"/>
    </style:style>
    <style:style style:name="T3940" style:parent-style-name="Policepardéfaut" style:family="text">
      <style:text-properties style:font-name-complex="Times New Roman"/>
    </style:style>
    <style:style style:name="T3941" style:parent-style-name="Policepardéfaut" style:family="text">
      <style:text-properties style:font-name-complex="Times New Roman"/>
    </style:style>
    <style:style style:name="T3942" style:parent-style-name="Policepardéfaut" style:family="text">
      <style:text-properties style:font-name-complex="Times New Roman"/>
    </style:style>
    <style:style style:name="T3943" style:parent-style-name="Policepardéfaut" style:family="text">
      <style:text-properties style:font-name-complex="Times New Roman"/>
    </style:style>
    <style:style style:name="T3944" style:parent-style-name="Policepardéfaut" style:family="text">
      <style:text-properties style:font-name-complex="Times New Roman"/>
    </style:style>
    <style:style style:name="T3945" style:parent-style-name="Policepardéfaut" style:family="text">
      <style:text-properties style:font-name-complex="Times New Roman" fo:font-style="italic" style:font-style-asian="italic"/>
    </style:style>
    <style:style style:name="T3946" style:parent-style-name="Policepardéfaut" style:family="text">
      <style:text-properties style:font-name-complex="Times New Roman"/>
    </style:style>
    <style:style style:name="T3947" style:parent-style-name="Policepardéfaut" style:family="text">
      <style:text-properties style:font-name-complex="Times New Roman"/>
    </style:style>
    <style:style style:name="T3948" style:parent-style-name="Policepardéfaut" style:family="text">
      <style:text-properties style:font-name-complex="Times New Roman"/>
    </style:style>
    <style:style style:name="T3949" style:parent-style-name="Policepardéfaut" style:family="text">
      <style:text-properties style:font-name-complex="Times New Roman"/>
    </style:style>
    <style:style style:name="T3950" style:parent-style-name="Policepardéfaut" style:family="text">
      <style:text-properties style:font-name-complex="Times New Roman"/>
    </style:style>
    <style:style style:name="T3951" style:parent-style-name="Policepardéfaut" style:family="text">
      <style:text-properties style:font-name-complex="Times New Roman"/>
    </style:style>
    <style:style style:name="T3952" style:parent-style-name="Policepardéfaut" style:family="text">
      <style:text-properties style:font-name-complex="Times New Roman"/>
    </style:style>
    <style:style style:name="T3953" style:parent-style-name="Policepardéfaut" style:family="text">
      <style:text-properties style:font-name-complex="Times New Roman"/>
    </style:style>
    <style:style style:name="T3954" style:parent-style-name="Policepardéfaut" style:family="text">
      <style:text-properties style:font-name-complex="Times New Roman"/>
    </style:style>
    <style:style style:name="T3955" style:parent-style-name="Policepardéfaut" style:family="text">
      <style:text-properties style:text-position="super 63.6%"/>
    </style:style>
    <style:style style:name="T3956" style:parent-style-name="Policepardéfaut" style:family="text">
      <style:text-properties fo:font-variant="small-caps"/>
    </style:style>
    <style:style style:name="T3957" style:parent-style-name="Policepardéfaut" style:family="text">
      <style:text-properties fo:font-variant="small-caps"/>
    </style:style>
    <style:style style:name="T3958" style:parent-style-name="Policepardéfaut" style:family="text">
      <style:text-properties style:text-position="super 63.6%"/>
    </style:style>
    <style:style style:name="T3959" style:parent-style-name="Policepardéfaut" style:family="text">
      <style:text-properties fo:font-variant="small-caps"/>
    </style:style>
    <style:style style:name="T3960" style:parent-style-name="Policepardéfaut" style:family="text">
      <style:text-properties fo:font-variant="small-caps"/>
    </style:style>
    <style:style style:name="T3961" style:parent-style-name="Policepardéfaut" style:family="text">
      <style:text-properties style:font-name-complex="Times New Roman"/>
    </style:style>
    <style:style style:name="T3962" style:parent-style-name="Policepardéfaut" style:family="text">
      <style:text-properties fo:font-style="italic" style:font-style-asian="italic"/>
    </style:style>
    <style:style style:name="T3963" style:parent-style-name="Policepardéfaut" style:family="text">
      <style:text-properties fo:font-style="italic" style:font-style-asian="italic"/>
    </style:style>
    <style:style style:name="T3964" style:parent-style-name="Policepardéfaut" style:family="text">
      <style:text-properties fo:font-style="italic" style:font-style-asian="italic"/>
    </style:style>
    <style:style style:name="T3965" style:parent-style-name="Policepardéfaut" style:family="text">
      <style:text-properties fo:font-style="italic" style:font-style-asian="italic"/>
    </style:style>
    <style:style style:name="T3966" style:parent-style-name="Policepardéfaut" style:family="text">
      <style:text-properties fo:font-style="italic" style:font-style-asian="italic"/>
    </style:style>
    <style:style style:name="T3967" style:parent-style-name="Policepardéfaut" style:family="text">
      <style:text-properties fo:font-style="italic" style:font-style-asian="italic"/>
    </style:style>
    <style:style style:name="T3968" style:parent-style-name="Policepardéfaut" style:family="text">
      <style:text-properties fo:font-style="italic" style:font-style-asian="italic"/>
    </style:style>
    <style:style style:name="T3969" style:parent-style-name="Policepardéfaut" style:family="text">
      <style:text-properties fo:font-style="italic" style:font-style-asian="italic"/>
    </style:style>
    <style:style style:name="T3970" style:parent-style-name="Policepardéfaut" style:family="text">
      <style:text-properties fo:font-style="italic" style:font-style-asian="italic"/>
    </style:style>
    <style:style style:name="T3971" style:parent-style-name="Policepardéfaut" style:family="text">
      <style:text-properties fo:font-style="italic" style:font-style-asian="italic"/>
    </style:style>
    <style:style style:name="T3972" style:parent-style-name="Policepardéfaut" style:family="text">
      <style:text-properties fo:font-style="italic" style:font-style-asian="italic"/>
    </style:style>
    <style:style style:name="T3973" style:parent-style-name="Policepardéfaut" style:family="text">
      <style:text-properties fo:font-style="italic" style:font-style-asian="italic"/>
    </style:style>
    <style:style style:name="T3974" style:parent-style-name="Policepardéfaut" style:family="text">
      <style:text-properties fo:font-style="italic" style:font-style-asian="italic"/>
    </style:style>
    <style:style style:name="T3975" style:parent-style-name="Policepardéfaut" style:family="text">
      <style:text-properties fo:font-style="italic" style:font-style-asian="italic"/>
    </style:style>
    <style:style style:name="T3976" style:parent-style-name="Policepardéfaut" style:family="text">
      <style:text-properties fo:font-style="italic" style:font-style-asian="italic" style:text-position="super 66.6%"/>
    </style:style>
    <style:style style:name="T3977" style:parent-style-name="Policepardéfaut" style:family="text">
      <style:text-properties fo:font-style="italic" style:font-style-asian="italic"/>
    </style:style>
    <style:style style:name="T3978" style:parent-style-name="Policepardéfaut" style:family="text">
      <style:text-properties fo:font-style="italic" style:font-style-asian="italic"/>
    </style:style>
    <style:style style:name="T3979" style:parent-style-name="Policepardéfaut" style:family="text">
      <style:text-properties fo:font-style="italic" style:font-style-asian="italic" style:text-position="super 66.6%"/>
    </style:style>
    <style:style style:name="T3980" style:parent-style-name="Policepardéfaut" style:family="text">
      <style:text-properties fo:font-style="italic" style:font-style-asian="italic"/>
    </style:style>
    <style:style style:name="T3981" style:parent-style-name="Policepardéfaut" style:family="text">
      <style:text-properties fo:font-style="italic" style:font-style-asian="italic"/>
    </style:style>
    <style:style style:name="T3982" style:parent-style-name="Policepardéfaut" style:family="text">
      <style:text-properties fo:font-style="italic" style:font-style-asian="italic"/>
    </style:style>
    <style:style style:name="T3983" style:parent-style-name="Policepardéfaut" style:family="text">
      <style:text-properties fo:font-style="italic" style:font-style-asian="italic"/>
    </style:style>
    <style:style style:name="T3984" style:parent-style-name="Policepardéfaut" style:family="text">
      <style:text-properties fo:font-style="italic" style:font-style-asian="italic"/>
    </style:style>
    <style:style style:name="T3985" style:parent-style-name="Policepardéfaut" style:family="text">
      <style:text-properties fo:font-style="italic" style:font-style-asian="italic"/>
    </style:style>
    <style:style style:name="T3986" style:parent-style-name="Policepardéfaut" style:family="text">
      <style:text-properties fo:font-style="italic" style:font-style-asian="italic"/>
    </style:style>
    <style:style style:name="T3987" style:parent-style-name="Policepardéfaut" style:family="text">
      <style:text-properties fo:font-style="italic" style:font-style-asian="italic"/>
    </style:style>
    <style:style style:name="T3988" style:parent-style-name="Policepardéfaut" style:family="text">
      <style:text-properties fo:font-style="italic" style:font-style-asian="italic"/>
    </style:style>
    <style:style style:name="T3989" style:parent-style-name="Policepardéfaut" style:family="text">
      <style:text-properties fo:font-style="italic" style:font-style-asian="italic"/>
    </style:style>
    <style:style style:name="T3990" style:parent-style-name="Policepardéfaut" style:family="text">
      <style:text-properties fo:font-style="italic" style:font-style-asian="italic"/>
    </style:style>
    <style:style style:name="T3991" style:parent-style-name="Policepardéfaut" style:family="text">
      <style:text-properties fo:font-style="italic" style:font-style-asian="italic"/>
    </style:style>
    <style:style style:name="T3992" style:parent-style-name="Policepardéfaut" style:family="text">
      <style:text-properties fo:font-variant="small-caps"/>
    </style:style>
    <style:style style:name="T3993" style:parent-style-name="Policepardéfaut" style:family="text">
      <style:text-properties fo:font-style="italic" style:font-style-asian="italic"/>
    </style:style>
    <style:style style:name="T3994" style:parent-style-name="Policepardéfaut" style:family="text">
      <style:text-properties fo:font-style="italic" style:font-style-asian="italic"/>
    </style:style>
    <style:style style:name="T3995" style:parent-style-name="Policepardéfaut" style:family="text">
      <style:text-properties fo:font-style="italic" style:font-style-asian="italic"/>
    </style:style>
    <style:style style:name="T3996" style:parent-style-name="Policepardéfaut" style:family="text">
      <style:text-properties fo:font-style="italic" style:font-style-asian="italic"/>
    </style:style>
    <style:style style:name="T3997" style:parent-style-name="Policepardéfaut" style:family="text">
      <style:text-properties fo:font-variant="small-caps"/>
    </style:style>
    <style:style style:name="T3998" style:parent-style-name="Policepardéfaut" style:family="text">
      <style:text-properties fo:font-style="italic" style:font-style-asian="italic"/>
    </style:style>
    <style:style style:name="T3999" style:parent-style-name="Policepardéfaut" style:family="text">
      <style:text-properties fo:font-style="italic" style:font-style-asian="italic" style:text-position="super 66.6%"/>
    </style:style>
    <style:style style:name="T4000" style:parent-style-name="Policepardéfaut" style:family="text">
      <style:text-properties fo:font-style="italic" style:font-style-asian="italic"/>
    </style:style>
    <style:style style:name="T4001" style:parent-style-name="Policepardéfaut" style:family="text">
      <style:text-properties fo:font-style="italic" style:font-style-asian="italic"/>
    </style:style>
    <style:style style:name="T4002" style:parent-style-name="Policepardéfaut" style:family="text">
      <style:text-properties fo:font-style="italic" style:font-style-asian="italic" style:text-position="super 66.6%"/>
    </style:style>
    <style:style style:name="T4003" style:parent-style-name="Policepardéfaut" style:family="text">
      <style:text-properties fo:font-style="italic" style:font-style-asian="italic" style:text-position="super 66.6%"/>
    </style:style>
    <style:style style:name="T4004" style:parent-style-name="Policepardéfaut" style:family="text">
      <style:text-properties fo:font-style="italic" style:font-style-asian="italic"/>
    </style:style>
    <style:style style:name="T4005" style:parent-style-name="Policepardéfaut" style:family="text">
      <style:text-properties fo:font-style="italic" style:font-style-asian="italic"/>
    </style:style>
    <style:style style:name="T4006" style:parent-style-name="Policepardéfaut" style:family="text">
      <style:text-properties fo:font-style="italic" style:font-style-asian="italic" style:text-position="super 66.6%"/>
    </style:style>
    <style:style style:name="T4007" style:parent-style-name="Policepardéfaut" style:family="text">
      <style:text-properties fo:font-style="italic" style:font-style-asian="italic"/>
    </style:style>
    <style:style style:name="T4008" style:parent-style-name="Policepardéfaut" style:family="text">
      <style:text-properties fo:font-style="italic" style:font-style-asian="italic"/>
    </style:style>
    <style:style style:name="T4009" style:parent-style-name="Policepardéfaut" style:family="text">
      <style:text-properties fo:font-style="italic" style:font-style-asian="italic"/>
    </style:style>
    <style:style style:name="T4010" style:parent-style-name="Policepardéfaut" style:family="text">
      <style:text-properties fo:font-style="italic" style:font-style-asian="italic"/>
    </style:style>
    <style:style style:name="T4011" style:parent-style-name="Policepardéfaut" style:family="text">
      <style:text-properties fo:font-style="italic" style:font-style-asian="italic"/>
    </style:style>
    <style:style style:name="T4012" style:parent-style-name="Policepardéfaut" style:family="text">
      <style:text-properties fo:font-style="italic" style:font-style-asian="italic"/>
    </style:style>
    <style:style style:name="T4013" style:parent-style-name="Policepardéfaut" style:family="text">
      <style:text-properties fo:font-style="italic" style:font-style-asian="italic"/>
    </style:style>
    <style:style style:name="T4014" style:parent-style-name="Policepardéfaut" style:family="text">
      <style:text-properties fo:font-style="italic" style:font-style-asian="italic"/>
    </style:style>
    <style:style style:name="T4015" style:parent-style-name="Policepardéfaut" style:family="text">
      <style:text-properties fo:font-style="italic" style:font-style-asian="italic"/>
    </style:style>
    <style:style style:name="T4016" style:parent-style-name="Policepardéfaut" style:family="text">
      <style:text-properties fo:font-style="italic" style:font-style-asian="italic"/>
    </style:style>
    <style:style style:name="T4017" style:parent-style-name="Policepardéfaut" style:family="text">
      <style:text-properties fo:font-style="italic" style:font-style-asian="italic"/>
    </style:style>
    <style:style style:name="T4018" style:parent-style-name="Policepardéfaut" style:family="text">
      <style:text-properties fo:font-style="italic" style:font-style-asian="italic"/>
    </style:style>
    <style:style style:name="T4019" style:parent-style-name="Policepardéfaut" style:family="text">
      <style:text-properties fo:font-style="italic" style:font-style-asian="italic"/>
    </style:style>
    <style:style style:name="P4020" style:parent-style-name="label" style:family="paragraph">
      <style:text-properties fo:font-style="italic" style:font-style-asian="italic" style:font-style-complex="italic" fo:font-variant="normal"/>
    </style:style>
    <style:style style:name="T4021" style:parent-style-name="Policepardéfaut" style:family="text">
      <style:text-properties fo:font-style="italic" style:font-style-asian="italic"/>
    </style:style>
    <style:style style:name="T4022" style:parent-style-name="Policepardéfaut" style:family="text">
      <style:text-properties fo:font-style="italic" style:font-style-asian="italic"/>
    </style:style>
    <style:style style:name="T4023" style:parent-style-name="Policepardéfaut" style:family="text">
      <style:text-properties fo:font-style="italic" style:font-style-asian="italic"/>
    </style:style>
    <style:style style:name="T4024" style:parent-style-name="Policepardéfaut" style:family="text">
      <style:text-properties fo:font-style="italic" style:font-style-asian="italic"/>
    </style:style>
    <style:style style:name="P4025" style:parent-style-name="label" style:family="paragraph">
      <style:text-properties fo:font-style="italic" style:font-style-asian="italic" style:font-style-complex="italic" fo:font-variant="normal"/>
    </style:style>
    <style:style style:name="T4026" style:parent-style-name="Policepardéfaut" style:family="text">
      <style:text-properties fo:font-style="italic" style:font-style-asian="italic"/>
    </style:style>
    <style:style style:name="T4027" style:parent-style-name="Policepardéfaut" style:family="text">
      <style:text-properties style:text-position="super 63.6%"/>
    </style:style>
    <style:style style:name="T4028" style:parent-style-name="pb" style:family="text">
      <style:text-properties style:text-position="0% 100%"/>
    </style:style>
    <style:style style:name="T4029" style:parent-style-name="Policepardéfaut" style:family="text">
      <style:text-properties style:font-name-complex="Times New Roman"/>
    </style:style>
    <style:style style:name="T4030" style:parent-style-name="Policepardéfaut" style:family="text">
      <style:text-properties style:font-name-complex="Times New Roman"/>
    </style:style>
    <style:style style:name="T4031" style:parent-style-name="Policepardéfaut" style:family="text">
      <style:text-properties style:font-name-complex="Times New Roman" fo:font-style="italic" style:font-style-asian="italic"/>
    </style:style>
    <style:style style:name="T4032" style:parent-style-name="Policepardéfaut" style:family="text">
      <style:text-properties style:font-name-complex="Times New Roman"/>
    </style:style>
    <style:style style:name="T4033" style:parent-style-name="Policepardéfaut" style:family="text">
      <style:text-properties style:font-name-complex="Times New Roman" fo:font-style="italic" style:font-style-asian="italic"/>
    </style:style>
    <style:style style:name="T4034" style:parent-style-name="Policepardéfaut" style:family="text">
      <style:text-properties style:font-name-complex="Times New Roman"/>
    </style:style>
    <style:style style:name="T4035" style:parent-style-name="Policepardéfaut" style:family="text">
      <style:text-properties style:font-name-complex="Times New Roman"/>
    </style:style>
    <style:style style:name="T4036" style:parent-style-name="Policepardéfaut" style:family="text">
      <style:text-properties style:font-name-complex="Times New Roman"/>
    </style:style>
    <style:style style:name="T4037" style:parent-style-name="Policepardéfaut" style:family="text">
      <style:text-properties style:font-name-complex="Times New Roman"/>
    </style:style>
    <style:style style:name="P4038" style:parent-style-name="label" style:family="paragraph">
      <style:text-properties fo:font-style="italic" style:font-style-asian="italic" style:font-style-complex="italic" fo:font-variant="normal"/>
    </style:style>
    <style:style style:name="T4039" style:parent-style-name="Policepardéfaut" style:family="text">
      <style:text-properties style:font-name-complex="Times New Roman"/>
    </style:style>
    <style:style style:name="T4040" style:parent-style-name="Policepardéfaut" style:family="text">
      <style:text-properties style:font-name-complex="Times New Roman"/>
    </style:style>
    <style:style style:name="T4041" style:parent-style-name="Policepardéfaut" style:family="text">
      <style:text-properties style:font-name-complex="Times New Roman"/>
    </style:style>
    <style:style style:name="T4042" style:parent-style-name="Policepardéfaut" style:family="text">
      <style:text-properties style:font-name-complex="Times New Roman"/>
    </style:style>
    <style:style style:name="T4043" style:parent-style-name="Policepardéfaut" style:family="text">
      <style:text-properties fo:font-variant="small-caps"/>
    </style:style>
    <style:style style:name="T4044" style:parent-style-name="Policepardéfaut" style:family="text">
      <style:text-properties fo:font-style="italic" style:font-style-asian="italic"/>
    </style:style>
    <style:style style:name="T4045" style:parent-style-name="Policepardéfaut" style:family="text">
      <style:text-properties fo:font-style="italic" style:font-style-asian="italic"/>
    </style:style>
    <style:style style:name="T4046" style:parent-style-name="pb" style:family="text">
      <style:text-properties style:text-position="0% 100%"/>
    </style:style>
    <style:style style:name="P4047" style:parent-style-name="quote.l" style:family="paragraph">
      <style:text-properties fo:font-style="italic" style:font-style-asian="italic"/>
    </style:style>
    <style:style style:name="P4048" style:parent-style-name="quote.l" style:family="paragraph">
      <style:text-properties fo:font-style="italic" style:font-style-asian="italic"/>
    </style:style>
    <style:style style:name="P4049" style:parent-style-name="quote.l" style:family="paragraph">
      <style:text-properties fo:font-style="italic" style:font-style-asian="italic"/>
    </style:style>
    <style:style style:name="T4050" style:parent-style-name="Policepardéfaut" style:family="text">
      <style:text-properties fo:font-style="italic" style:font-style-asian="italic"/>
    </style:style>
    <style:style style:name="T4051" style:parent-style-name="pb" style:family="text">
      <style:text-properties style:text-position="0% 100%"/>
    </style:style>
    <style:style style:name="T4052" style:parent-style-name="quote.c" style:family="text">
      <style:text-properties fo:font-style="italic" style:font-style-asian="italic"/>
    </style:style>
    <style:style style:name="T4053" style:parent-style-name="quote.c" style:family="text">
      <style:text-properties style:text-position="super 63.6%"/>
    </style:style>
    <style:style style:name="T4054" style:parent-style-name="quote.c" style:family="text">
      <style:text-properties style:text-position="super 63.6%"/>
    </style:style>
    <style:style style:name="T4055" style:parent-style-name="quote.c" style:family="text">
      <style:text-properties fo:font-style="italic" style:font-style-asian="italic"/>
    </style:style>
    <style:style style:name="T4056" style:parent-style-name="quote.c" style:family="text">
      <style:text-properties fo:font-style="italic" style:font-style-asian="italic"/>
    </style:style>
    <style:style style:name="T4057" style:parent-style-name="Policepardéfaut" style:family="text">
      <style:text-properties style:font-name-complex="Times New Roman"/>
    </style:style>
    <style:style style:name="T4058" style:parent-style-name="Policepardéfaut" style:family="text">
      <style:text-properties style:font-name-complex="Times New Roman" fo:font-style="italic" style:font-style-asian="italic"/>
    </style:style>
    <style:style style:name="T4059" style:parent-style-name="Policepardéfaut" style:family="text">
      <style:text-properties style:font-name-complex="Times New Roman"/>
    </style:style>
    <style:style style:name="T4060" style:parent-style-name="Policepardéfaut" style:family="text">
      <style:text-properties style:font-name-complex="Times New Roman" fo:font-style="italic" style:font-style-asian="italic"/>
    </style:style>
    <style:style style:name="T4061" style:parent-style-name="Policepardéfaut" style:family="text">
      <style:text-properties style:font-name-complex="Times New Roman" fo:font-style="italic" style:font-style-asian="italic"/>
    </style:style>
    <style:style style:name="T4062" style:parent-style-name="Policepardéfaut" style:family="text">
      <style:text-properties style:font-name-complex="Times New Roman" fo:font-style="italic" style:font-style-asian="italic"/>
    </style:style>
    <style:style style:name="T4063" style:parent-style-name="Policepardéfaut" style:family="text">
      <style:text-properties style:font-name-complex="Times New Roman"/>
    </style:style>
    <style:style style:name="T4064" style:parent-style-name="Policepardéfaut" style:family="text">
      <style:text-properties style:font-name-complex="Times New Roman"/>
    </style:style>
    <style:style style:name="T4065" style:parent-style-name="Policepardéfaut" style:family="text">
      <style:text-properties style:font-name-complex="Times New Roman" fo:font-style="italic" style:font-style-asian="italic"/>
    </style:style>
    <style:style style:name="T4066" style:parent-style-name="Policepardéfaut" style:family="text">
      <style:text-properties style:font-name-complex="Times New Roman"/>
    </style:style>
    <style:style style:name="T4067" style:parent-style-name="pb" style:family="text">
      <style:text-properties style:text-position="0% 100%"/>
    </style:style>
    <style:style style:name="T4068" style:parent-style-name="Policepardéfaut" style:family="text">
      <style:text-properties fo:font-style="italic" style:font-style-asian="italic"/>
    </style:style>
    <style:style style:name="T4069" style:parent-style-name="Policepardéfaut" style:family="text">
      <style:text-properties fo:font-style="italic" style:font-style-asian="italic"/>
    </style:style>
    <style:style style:name="T4070" style:parent-style-name="Policepardéfaut" style:family="text">
      <style:text-properties fo:font-style="italic" style:font-style-asian="italic"/>
    </style:style>
    <style:style style:name="T4071" style:parent-style-name="Policepardéfaut" style:family="text">
      <style:text-properties fo:font-style="italic" style:font-style-asian="italic"/>
    </style:style>
    <style:style style:name="T4072" style:parent-style-name="Policepardéfaut" style:family="text">
      <style:text-properties fo:font-style="italic" style:font-style-asian="italic"/>
    </style:style>
    <style:style style:name="T4073" style:parent-style-name="Policepardéfaut" style:family="text">
      <style:text-properties fo:font-style="italic" style:font-style-asian="italic"/>
    </style:style>
    <style:style style:name="T4074" style:parent-style-name="Policepardéfaut" style:family="text">
      <style:text-properties fo:font-style="italic" style:font-style-asian="italic"/>
    </style:style>
    <style:style style:name="T4075" style:parent-style-name="Policepardéfaut" style:family="text">
      <style:text-properties fo:font-style="italic" style:font-style-asian="italic"/>
    </style:style>
    <style:style style:name="T4076" style:parent-style-name="Policepardéfaut" style:family="text">
      <style:text-properties fo:font-style="italic" style:font-style-asian="italic"/>
    </style:style>
    <style:style style:name="T4077" style:parent-style-name="Policepardéfaut" style:family="text">
      <style:text-properties fo:font-style="italic" style:font-style-asian="italic"/>
    </style:style>
    <style:style style:name="T4078" style:parent-style-name="Policepardéfaut" style:family="text">
      <style:text-properties fo:font-style="italic" style:font-style-asian="italic"/>
    </style:style>
    <style:style style:name="T4079" style:parent-style-name="Policepardéfaut" style:family="text">
      <style:text-properties fo:font-style="italic" style:font-style-asian="italic"/>
    </style:style>
    <style:style style:name="T4080" style:parent-style-name="Policepardéfaut" style:family="text">
      <style:text-properties fo:font-style="italic" style:font-style-asian="italic"/>
    </style:style>
    <style:style style:name="T4081" style:parent-style-name="Policepardéfaut" style:family="text">
      <style:text-properties fo:font-style="italic" style:font-style-asian="italic"/>
    </style:style>
    <style:style style:name="T4082" style:parent-style-name="Policepardéfaut" style:family="text">
      <style:text-properties fo:font-style="italic" style:font-style-asian="italic"/>
    </style:style>
    <style:style style:name="T4083" style:parent-style-name="Policepardéfaut" style:family="text">
      <style:text-properties fo:font-style="italic" style:font-style-asian="italic"/>
    </style:style>
    <style:style style:name="T4084" style:parent-style-name="Policepardéfaut" style:family="text">
      <style:text-properties fo:font-style="italic" style:font-style-asian="italic"/>
    </style:style>
    <style:style style:name="T4085" style:parent-style-name="Policepardéfaut" style:family="text">
      <style:text-properties fo:font-style="italic" style:font-style-asian="italic"/>
    </style:style>
    <style:style style:name="T4086" style:parent-style-name="Policepardéfaut" style:family="text">
      <style:text-properties fo:font-style="italic" style:font-style-asian="italic"/>
    </style:style>
    <style:style style:name="T4087" style:parent-style-name="Policepardéfaut" style:family="text">
      <style:text-properties fo:font-style="italic" style:font-style-asian="italic"/>
    </style:style>
    <style:style style:name="T4088" style:parent-style-name="Policepardéfaut" style:family="text">
      <style:text-properties fo:font-style="italic" style:font-style-asian="italic"/>
    </style:style>
    <style:style style:name="T4089" style:parent-style-name="Policepardéfaut" style:family="text">
      <style:text-properties fo:font-style="italic" style:font-style-asian="italic"/>
    </style:style>
    <style:style style:name="T4090" style:parent-style-name="Policepardéfaut" style:family="text">
      <style:text-properties fo:font-style="italic" style:font-style-asian="italic"/>
    </style:style>
    <style:style style:name="T4091" style:parent-style-name="Policepardéfaut" style:family="text">
      <style:text-properties fo:font-style="italic" style:font-style-asian="italic"/>
    </style:style>
    <style:style style:name="T4092" style:parent-style-name="Policepardéfaut" style:family="text">
      <style:text-properties fo:font-style="italic" style:font-style-asian="italic"/>
    </style:style>
    <style:style style:name="T4093" style:parent-style-name="Policepardéfaut" style:family="text">
      <style:text-properties fo:font-style="italic" style:font-style-asian="italic"/>
    </style:style>
    <style:style style:name="T4094" style:parent-style-name="Policepardéfaut" style:family="text">
      <style:text-properties fo:font-style="italic" style:font-style-asian="italic"/>
    </style:style>
    <style:style style:name="T4095" style:parent-style-name="Policepardéfaut" style:family="text">
      <style:text-properties fo:font-style="italic" style:font-style-asian="italic"/>
    </style:style>
    <style:style style:name="T4096" style:parent-style-name="Policepardéfaut" style:family="text">
      <style:text-properties fo:font-style="italic" style:font-style-asian="italic"/>
    </style:style>
    <style:style style:name="T4097" style:parent-style-name="Policepardéfaut" style:family="text">
      <style:text-properties fo:font-style="italic" style:font-style-asian="italic"/>
    </style:style>
    <style:style style:name="T4098" style:parent-style-name="Policepardéfaut" style:family="text">
      <style:text-properties fo:font-style="italic" style:font-style-asian="italic"/>
    </style:style>
    <style:style style:name="T4099" style:parent-style-name="Policepardéfaut" style:family="text">
      <style:text-properties fo:font-style="italic" style:font-style-asian="italic"/>
    </style:style>
    <style:style style:name="T4100" style:parent-style-name="Policepardéfaut" style:family="text">
      <style:text-properties fo:font-style="italic" style:font-style-asian="italic"/>
    </style:style>
    <style:style style:name="T4101" style:parent-style-name="Policepardéfaut" style:family="text">
      <style:text-properties fo:font-style="italic" style:font-style-asian="italic"/>
    </style:style>
    <style:style style:name="T4102" style:parent-style-name="Policepardéfaut" style:family="text">
      <style:text-properties fo:font-style="italic" style:font-style-asian="italic"/>
    </style:style>
    <style:style style:name="T4103" style:parent-style-name="Policepardéfaut" style:family="text">
      <style:text-properties fo:font-style="italic" style:font-style-asian="italic"/>
    </style:style>
    <style:style style:name="T4104" style:parent-style-name="Policepardéfaut" style:family="text">
      <style:text-properties fo:font-style="italic" style:font-style-asian="italic"/>
    </style:style>
    <style:style style:name="T4105" style:parent-style-name="Policepardéfaut" style:family="text">
      <style:text-properties fo:font-style="italic" style:font-style-asian="italic"/>
    </style:style>
    <style:style style:name="T4106" style:parent-style-name="Policepardéfaut" style:family="text">
      <style:text-properties fo:font-style="italic" style:font-style-asian="italic"/>
    </style:style>
    <style:style style:name="T4107" style:parent-style-name="Policepardéfaut" style:family="text">
      <style:text-properties fo:font-style="italic" style:font-style-asian="italic"/>
    </style:style>
    <style:style style:name="T4108" style:parent-style-name="Policepardéfaut" style:family="text">
      <style:text-properties fo:font-style="italic" style:font-style-asian="italic"/>
    </style:style>
    <style:style style:name="T4109" style:parent-style-name="Policepardéfaut" style:family="text">
      <style:text-properties fo:font-style="italic" style:font-style-asian="italic"/>
    </style:style>
    <style:style style:name="T4110" style:parent-style-name="Policepardéfaut" style:family="text">
      <style:text-properties fo:font-style="italic" style:font-style-asian="italic"/>
    </style:style>
    <style:style style:name="T4111" style:parent-style-name="Policepardéfaut" style:family="text">
      <style:text-properties fo:font-style="italic" style:font-style-asian="italic"/>
    </style:style>
    <style:style style:name="T4112" style:parent-style-name="Policepardéfaut" style:family="text">
      <style:text-properties fo:font-style="italic" style:font-style-asian="italic"/>
    </style:style>
    <style:style style:name="T4113" style:parent-style-name="Policepardéfaut" style:family="text">
      <style:text-properties fo:font-style="italic" style:font-style-asian="italic"/>
    </style:style>
    <style:style style:name="T4114" style:parent-style-name="Policepardéfaut" style:family="text">
      <style:text-properties fo:font-style="italic" style:font-style-asian="italic"/>
    </style:style>
    <style:style style:name="T4115" style:parent-style-name="Policepardéfaut" style:family="text">
      <style:text-properties fo:font-style="italic" style:font-style-asian="italic"/>
    </style:style>
    <style:style style:name="T4116" style:parent-style-name="Policepardéfaut" style:family="text">
      <style:text-properties fo:font-style="italic" style:font-style-asian="italic"/>
    </style:style>
    <style:style style:name="T4117" style:parent-style-name="Policepardéfaut" style:family="text">
      <style:text-properties fo:font-style="italic" style:font-style-asian="italic"/>
    </style:style>
    <style:style style:name="T4118" style:parent-style-name="pb" style:family="text">
      <style:text-properties style:text-position="0% 100%"/>
    </style:style>
    <style:style style:name="T4119" style:parent-style-name="Policepardéfaut" style:family="text">
      <style:text-properties style:text-position="super 63.6%"/>
    </style:style>
    <style:style style:name="T4120" style:parent-style-name="Policepardéfaut" style:family="text">
      <style:text-properties fo:font-style="italic" style:font-style-asian="italic"/>
    </style:style>
    <style:style style:name="T4121" style:parent-style-name="Policepardéfaut" style:family="text">
      <style:text-properties fo:font-style="italic" style:font-style-asian="italic"/>
    </style:style>
    <style:style style:name="T4122" style:parent-style-name="Policepardéfaut" style:family="text">
      <style:text-properties fo:font-style="italic" style:font-style-asian="italic"/>
    </style:style>
    <style:style style:name="T4123" style:parent-style-name="Policepardéfaut" style:family="text">
      <style:text-properties fo:font-style="italic" style:font-style-asian="italic"/>
    </style:style>
    <style:style style:name="T4124" style:parent-style-name="Policepardéfaut" style:family="text">
      <style:text-properties fo:font-style="italic" style:font-style-asian="italic"/>
    </style:style>
    <style:style style:name="T4125" style:parent-style-name="Policepardéfaut" style:family="text">
      <style:text-properties fo:font-style="italic" style:font-style-asian="italic"/>
    </style:style>
    <style:style style:name="T4126" style:parent-style-name="Policepardéfaut" style:family="text">
      <style:text-properties fo:font-style="italic" style:font-style-asian="italic"/>
    </style:style>
    <style:style style:name="T4127" style:parent-style-name="Policepardéfaut" style:family="text">
      <style:text-properties fo:font-style="italic" style:font-style-asian="italic"/>
    </style:style>
    <style:style style:name="T4128" style:parent-style-name="Policepardéfaut" style:family="text">
      <style:text-properties fo:font-style="italic" style:font-style-asian="italic"/>
    </style:style>
    <style:style style:name="T4129" style:parent-style-name="Policepardéfaut" style:family="text">
      <style:text-properties fo:font-style="italic" style:font-style-asian="italic"/>
    </style:style>
    <style:style style:name="T4130" style:parent-style-name="Policepardéfaut" style:family="text">
      <style:text-properties fo:font-style="italic" style:font-style-asian="italic"/>
    </style:style>
    <style:style style:name="T4131" style:parent-style-name="Policepardéfaut" style:family="text">
      <style:text-properties fo:font-style="italic" style:font-style-asian="italic"/>
    </style:style>
    <style:style style:name="T4132" style:parent-style-name="Policepardéfaut" style:family="text">
      <style:text-properties fo:font-style="italic" style:font-style-asian="italic"/>
    </style:style>
    <style:style style:name="T4133" style:parent-style-name="Policepardéfaut" style:family="text">
      <style:text-properties fo:font-style="italic" style:font-style-asian="italic"/>
    </style:style>
    <style:style style:name="T4134" style:parent-style-name="Policepardéfaut" style:family="text">
      <style:text-properties fo:font-style="italic" style:font-style-asian="italic"/>
    </style:style>
    <style:style style:name="T4135" style:parent-style-name="Policepardéfaut" style:family="text">
      <style:text-properties fo:font-style="italic" style:font-style-asian="italic"/>
    </style:style>
    <style:style style:name="T4136" style:parent-style-name="Policepardéfaut" style:family="text">
      <style:text-properties fo:font-style="italic" style:font-style-asian="italic"/>
    </style:style>
    <style:style style:name="T4137" style:parent-style-name="pb" style:family="text">
      <style:text-properties style:text-position="0% 100%"/>
    </style:style>
    <style:style style:name="T4138" style:parent-style-name="Policepardéfaut" style:family="text">
      <style:text-properties fo:font-style="italic" style:font-style-asian="italic"/>
    </style:style>
    <style:style style:name="T4139" style:parent-style-name="Policepardéfaut" style:family="text">
      <style:text-properties style:font-name-complex="Times New Roman" fo:font-style="italic" style:font-style-asian="italic"/>
    </style:style>
    <style:style style:name="T4140" style:parent-style-name="Policepardéfaut" style:family="text">
      <style:text-properties style:font-name-complex="Times New Roman"/>
    </style:style>
    <style:style style:name="T4141" style:parent-style-name="Policepardéfaut" style:family="text">
      <style:text-properties fo:font-style="italic" style:font-style-asian="italic"/>
    </style:style>
    <style:style style:name="T4142" style:parent-style-name="Policepardéfaut" style:family="text">
      <style:text-properties fo:font-style="italic" style:font-style-asian="italic"/>
    </style:style>
    <style:style style:name="T4143" style:parent-style-name="Policepardéfaut" style:family="text">
      <style:text-properties style:font-name-complex="Times New Roman"/>
    </style:style>
    <style:style style:name="T4144" style:parent-style-name="Policepardéfaut" style:family="text">
      <style:text-properties style:font-name-complex="Times New Roman"/>
    </style:style>
    <style:style style:name="T4145" style:parent-style-name="Policepardéfaut" style:family="text">
      <style:text-properties fo:font-style="italic" style:font-style-asian="italic"/>
    </style:style>
    <style:style style:name="T4146" style:parent-style-name="Policepardéfaut" style:family="text">
      <style:text-properties fo:font-style="italic" style:font-style-asian="italic"/>
    </style:style>
    <style:style style:name="T4147" style:parent-style-name="Policepardéfaut" style:family="text">
      <style:text-properties fo:font-style="italic" style:font-style-asian="italic"/>
    </style:style>
    <style:style style:name="T4148" style:parent-style-name="Policepardéfaut" style:family="text">
      <style:text-properties fo:font-style="italic" style:font-style-asian="italic"/>
    </style:style>
    <style:style style:name="T4149" style:parent-style-name="Policepardéfaut" style:family="text">
      <style:text-properties fo:font-style="italic" style:font-style-asian="italic"/>
    </style:style>
    <style:style style:name="T4150" style:parent-style-name="Policepardéfaut" style:family="text">
      <style:text-properties style:font-name-complex="Times New Roman"/>
    </style:style>
    <style:style style:name="T4151" style:parent-style-name="Policepardéfaut" style:family="text">
      <style:text-properties style:font-name-complex="Times New Roman"/>
    </style:style>
    <style:style style:name="T4152" style:parent-style-name="Policepardéfaut" style:family="text">
      <style:text-properties style:font-name-complex="Times New Roman"/>
    </style:style>
    <style:style style:name="T4153" style:parent-style-name="Policepardéfaut" style:family="text">
      <style:text-properties style:font-name-complex="Times New Roman"/>
    </style:style>
    <style:style style:name="T4154" style:parent-style-name="Policepardéfaut" style:family="text">
      <style:text-properties style:font-name-complex="Times New Roman"/>
    </style:style>
    <style:style style:name="T4155" style:parent-style-name="Policepardéfaut" style:family="text">
      <style:text-properties style:font-name-complex="Times New Roman"/>
    </style:style>
    <style:style style:name="T4156" style:parent-style-name="Policepardéfaut" style:family="text">
      <style:text-properties style:font-name-complex="Times New Roman" fo:font-style="italic" style:font-style-asian="italic"/>
    </style:style>
    <style:style style:name="T4157" style:parent-style-name="Policepardéfaut" style:family="text">
      <style:text-properties style:font-name-complex="Times New Roman"/>
    </style:style>
    <style:style style:name="T4158" style:parent-style-name="Policepardéfaut" style:family="text">
      <style:text-properties fo:font-style="italic" style:font-style-asian="italic"/>
    </style:style>
    <style:style style:name="T4159" style:parent-style-name="Policepardéfaut" style:family="text">
      <style:text-properties style:text-position="super 63.6%"/>
    </style:style>
    <style:style style:name="T4160" style:parent-style-name="pb" style:family="text">
      <style:text-properties style:text-position="0% 100%"/>
    </style:style>
    <style:style style:name="T4161" style:parent-style-name="quote.c" style:family="text">
      <style:text-properties fo:font-style="italic" style:font-style-asian="italic"/>
    </style:style>
    <style:style style:name="T4162" style:parent-style-name="quote.c" style:family="text">
      <style:text-properties fo:font-style="italic" style:font-style-asian="italic"/>
    </style:style>
    <style:style style:name="T4163" style:parent-style-name="quote.c" style:family="text">
      <style:text-properties fo:font-style="italic" style:font-style-asian="italic"/>
    </style:style>
    <style:style style:name="T4164" style:parent-style-name="quote.c" style:family="text">
      <style:text-properties fo:font-style="italic" style:font-style-asian="italic"/>
    </style:style>
    <style:style style:name="T4165" style:parent-style-name="quote.c" style:family="text">
      <style:text-properties fo:font-style="italic" style:font-style-asian="italic"/>
    </style:style>
    <style:style style:name="T4166" style:parent-style-name="Policepardéfaut" style:family="text">
      <style:text-properties style:font-name-complex="Times New Roman"/>
    </style:style>
    <style:style style:name="T4167" style:parent-style-name="Policepardéfaut" style:family="text">
      <style:text-properties style:font-name-complex="Times New Roman"/>
    </style:style>
    <style:style style:name="T4168" style:parent-style-name="Policepardéfaut" style:family="text">
      <style:text-properties style:font-name-complex="Times New Roman"/>
    </style:style>
    <style:style style:name="T4169" style:parent-style-name="quote.c" style:family="text">
      <style:text-properties fo:font-style="italic" style:font-style-asian="italic"/>
    </style:style>
    <style:style style:name="T4170" style:parent-style-name="quote.c" style:family="text">
      <style:text-properties fo:font-style="italic" style:font-style-asian="italic"/>
    </style:style>
    <style:style style:name="T4171" style:parent-style-name="Policepardéfaut" style:family="text">
      <style:text-properties style:font-name-complex="Times New Roman"/>
    </style:style>
    <style:style style:name="T4172" style:parent-style-name="Policepardéfaut" style:family="text">
      <style:text-properties style:font-name-complex="Times New Roman"/>
    </style:style>
    <style:style style:name="T4173" style:parent-style-name="Policepardéfaut" style:family="text">
      <style:text-properties style:font-name-complex="Times New Roman"/>
    </style:style>
    <style:style style:name="T4174" style:parent-style-name="Policepardéfaut" style:family="text">
      <style:text-properties style:font-name-complex="Times New Roman"/>
    </style:style>
    <style:style style:name="T4175" style:parent-style-name="Policepardéfaut" style:family="text">
      <style:text-properties style:font-name-complex="Times New Roman"/>
    </style:style>
    <style:style style:name="T4176" style:parent-style-name="Policepardéfaut" style:family="text">
      <style:text-properties style:font-name-complex="Times New Roman"/>
    </style:style>
    <style:style style:name="T4177" style:parent-style-name="quote.c" style:family="text">
      <style:text-properties fo:font-style="italic" style:font-style-asian="italic"/>
    </style:style>
    <style:style style:name="T4178" style:parent-style-name="quote.c" style:family="text">
      <style:text-properties fo:font-style="italic" style:font-style-asian="italic"/>
    </style:style>
    <style:style style:name="T4179" style:parent-style-name="quote.c" style:family="text">
      <style:text-properties fo:font-style="italic" style:font-style-asian="italic"/>
    </style:style>
    <style:style style:name="T4180" style:parent-style-name="quote.c" style:family="text">
      <style:text-properties fo:font-style="italic" style:font-style-asian="italic"/>
    </style:style>
    <style:style style:name="T4181" style:parent-style-name="quote.c" style:family="text">
      <style:text-properties fo:font-style="italic" style:font-style-asian="italic"/>
    </style:style>
    <style:style style:name="T4182" style:parent-style-name="quote.c" style:family="text">
      <style:text-properties fo:font-style="italic" style:font-style-asian="italic"/>
    </style:style>
    <style:style style:name="T4183" style:parent-style-name="quote.c" style:family="text">
      <style:text-properties fo:font-style="italic" style:font-style-asian="italic"/>
    </style:style>
    <style:style style:name="T4184" style:parent-style-name="quote.c" style:family="text">
      <style:text-properties fo:font-style="italic" style:font-style-asian="italic"/>
    </style:style>
    <style:style style:name="T4185" style:parent-style-name="quote.c" style:family="text">
      <style:text-properties fo:font-style="italic" style:font-style-asian="italic"/>
    </style:style>
    <style:style style:name="T4186" style:parent-style-name="quote.c" style:family="text">
      <style:text-properties fo:font-style="italic" style:font-style-asian="italic"/>
    </style:style>
    <style:style style:name="T4187" style:parent-style-name="quote.c" style:family="text">
      <style:text-properties fo:font-style="italic" style:font-style-asian="italic"/>
    </style:style>
    <style:style style:name="T4188" style:parent-style-name="quote.c" style:family="text">
      <style:text-properties fo:font-style="italic" style:font-style-asian="italic"/>
    </style:style>
    <style:style style:name="T4189" style:parent-style-name="quote.c" style:family="text">
      <style:text-properties fo:font-style="italic" style:font-style-asian="italic"/>
    </style:style>
    <style:style style:name="P4190" style:parent-style-name="Corpsdetexte" style:family="paragraph">
      <style:paragraph-properties fo:text-indent="0.1666in"/>
    </style:style>
    <style:style style:name="T4191" style:parent-style-name="pb" style:family="text">
      <style:text-properties style:text-position="0% 100%"/>
    </style:style>
    <style:style style:name="T4192" style:parent-style-name="Policepardéfaut" style:family="text">
      <style:text-properties style:font-name-complex="Times New Roman"/>
    </style:style>
    <style:style style:name="T4193" style:parent-style-name="Policepardéfaut" style:family="text">
      <style:text-properties style:font-name-complex="Times New Roman"/>
    </style:style>
    <style:style style:name="T4194" style:parent-style-name="Policepardéfaut" style:family="text">
      <style:text-properties style:font-name-complex="Times New Roman"/>
    </style:style>
    <style:style style:name="T4195" style:parent-style-name="Policepardéfaut" style:family="text">
      <style:text-properties style:font-name-complex="Times New Roman"/>
    </style:style>
    <style:style style:name="T4196" style:parent-style-name="Policepardéfaut" style:family="text">
      <style:text-properties style:font-name-complex="Times New Roman"/>
    </style:style>
    <style:style style:name="T4197" style:parent-style-name="Policepardéfaut" style:family="text">
      <style:text-properties style:font-name-complex="Times New Roman"/>
    </style:style>
    <style:style style:name="T4198" style:parent-style-name="Policepardéfaut" style:family="text">
      <style:text-properties style:font-name-complex="Times New Roman"/>
    </style:style>
    <style:style style:name="T4199" style:parent-style-name="Policepardéfaut" style:family="text">
      <style:text-properties style:font-name-complex="Times New Roman"/>
    </style:style>
    <style:style style:name="T4200" style:parent-style-name="Policepardéfaut" style:family="text">
      <style:text-properties style:font-name-complex="Times New Roman"/>
    </style:style>
    <style:style style:name="T4201" style:parent-style-name="Policepardéfaut" style:family="text">
      <style:text-properties style:font-name-complex="Times New Roman"/>
    </style:style>
    <style:style style:name="T4202" style:parent-style-name="Policepardéfaut" style:family="text">
      <style:text-properties style:font-name-complex="Times New Roman"/>
    </style:style>
    <style:style style:name="T4203" style:parent-style-name="Policepardéfaut" style:family="text">
      <style:text-properties style:font-name-complex="Times New Roman"/>
    </style:style>
    <style:style style:name="T4204" style:parent-style-name="Policepardéfaut" style:family="text">
      <style:text-properties style:font-name-complex="Times New Roman"/>
    </style:style>
    <style:style style:name="T4205" style:parent-style-name="Policepardéfaut" style:family="text">
      <style:text-properties style:font-name-complex="Times New Roman"/>
    </style:style>
    <style:style style:name="T4206" style:parent-style-name="Policepardéfaut" style:family="text">
      <style:text-properties style:font-name-complex="Times New Roman"/>
    </style:style>
    <style:style style:name="T4207" style:parent-style-name="Policepardéfaut" style:family="text">
      <style:text-properties style:font-name-complex="Times New Roman"/>
    </style:style>
    <style:style style:name="T4208" style:parent-style-name="Policepardéfaut" style:family="text">
      <style:text-properties style:font-name-complex="Times New Roman" fo:font-style="italic" style:font-style-asian="italic"/>
    </style:style>
    <style:style style:name="T4209" style:parent-style-name="Policepardéfaut" style:family="text">
      <style:text-properties style:font-name-complex="Times New Roman"/>
    </style:style>
    <style:style style:name="T4210" style:parent-style-name="Policepardéfaut" style:family="text">
      <style:text-properties style:font-name-complex="Times New Roman"/>
    </style:style>
    <style:style style:name="T4211" style:parent-style-name="Policepardéfaut" style:family="text">
      <style:text-properties style:font-name-complex="Times New Roman"/>
    </style:style>
    <style:style style:name="T4212" style:parent-style-name="Policepardéfaut" style:family="text">
      <style:text-properties style:font-name-complex="Times New Roman"/>
    </style:style>
    <style:style style:name="T4213" style:parent-style-name="Policepardéfaut" style:family="text">
      <style:text-properties style:font-name-complex="Times New Roman"/>
    </style:style>
    <style:style style:name="T4214" style:parent-style-name="Policepardéfaut" style:family="text">
      <style:text-properties style:font-name-complex="Times New Roman"/>
    </style:style>
    <style:style style:name="T4215" style:parent-style-name="Policepardéfaut" style:family="text">
      <style:text-properties style:font-name-complex="Times New Roman"/>
    </style:style>
    <style:style style:name="T4216" style:parent-style-name="Policepardéfaut" style:family="text">
      <style:text-properties style:font-name-complex="Times New Roman"/>
    </style:style>
    <style:style style:name="T4217" style:parent-style-name="Policepardéfaut" style:family="text">
      <style:text-properties style:font-name-complex="Times New Roman"/>
    </style:style>
    <style:style style:name="T4218" style:parent-style-name="Policepardéfaut" style:family="text">
      <style:text-properties style:font-name-complex="Times New Roman"/>
    </style:style>
    <style:style style:name="T4219" style:parent-style-name="Policepardéfaut" style:family="text">
      <style:text-properties style:font-name-complex="Times New Roman"/>
    </style:style>
    <style:style style:name="T4220" style:parent-style-name="Policepardéfaut" style:family="text">
      <style:text-properties style:font-name-complex="Times New Roman"/>
    </style:style>
    <style:style style:name="T4221" style:parent-style-name="Policepardéfaut" style:family="text">
      <style:text-properties style:font-name-complex="Times New Roman"/>
    </style:style>
    <style:style style:name="T4222" style:parent-style-name="Policepardéfaut" style:family="text">
      <style:text-properties style:font-name-complex="Times New Roman"/>
    </style:style>
    <style:style style:name="T4223" style:parent-style-name="Policepardéfaut" style:family="text">
      <style:text-properties style:font-name-complex="Times New Roman"/>
    </style:style>
    <style:style style:name="T4224" style:parent-style-name="Policepardéfaut" style:family="text">
      <style:text-properties style:font-name-complex="Times New Roman"/>
    </style:style>
    <style:style style:name="T4225" style:parent-style-name="Policepardéfaut" style:family="text">
      <style:text-properties style:font-name-complex="Times New Roman"/>
    </style:style>
    <style:style style:name="T4226" style:parent-style-name="Policepardéfaut" style:family="text">
      <style:text-properties style:font-name-complex="Times New Roman"/>
    </style:style>
    <style:style style:name="T4227" style:parent-style-name="Policepardéfaut" style:family="text">
      <style:text-properties style:font-name-complex="Times New Roman"/>
    </style:style>
    <style:style style:name="T4228" style:parent-style-name="Policepardéfaut" style:family="text">
      <style:text-properties style:font-name-complex="Times New Roman"/>
    </style:style>
    <style:style style:name="T4229" style:parent-style-name="Policepardéfaut" style:family="text">
      <style:text-properties style:font-name-complex="Times New Roman"/>
    </style:style>
    <style:style style:name="T4230" style:parent-style-name="Policepardéfaut" style:family="text">
      <style:text-properties style:font-name-complex="Times New Roman" fo:font-style="italic" style:font-style-asian="italic"/>
    </style:style>
    <style:style style:name="T4231" style:parent-style-name="Policepardéfaut" style:family="text">
      <style:text-properties style:font-name-complex="Times New Roman"/>
    </style:style>
    <style:style style:name="T4232" style:parent-style-name="Policepardéfaut" style:family="text">
      <style:text-properties style:font-name-complex="Times New Roman"/>
    </style:style>
    <style:style style:name="T4233" style:parent-style-name="Policepardéfaut" style:family="text">
      <style:text-properties style:font-name-complex="Times New Roman"/>
    </style:style>
    <style:style style:name="T4234" style:parent-style-name="Policepardéfaut" style:family="text">
      <style:text-properties style:font-name-complex="Times New Roman"/>
    </style:style>
    <style:style style:name="T4235" style:parent-style-name="Policepardéfaut" style:family="text">
      <style:text-properties style:font-name-complex="Times New Roman"/>
    </style:style>
    <style:style style:name="T4236" style:parent-style-name="Policepardéfaut" style:family="text">
      <style:text-properties style:font-name-complex="Times New Roman"/>
    </style:style>
    <style:style style:name="T4237" style:parent-style-name="Policepardéfaut" style:family="text">
      <style:text-properties style:font-name-complex="Times New Roman"/>
    </style:style>
    <style:style style:name="T4238" style:parent-style-name="Policepardéfaut" style:family="text">
      <style:text-properties style:font-name-complex="Times New Roman"/>
    </style:style>
    <style:style style:name="T4239" style:parent-style-name="Policepardéfaut" style:family="text">
      <style:text-properties style:font-name-complex="Times New Roman"/>
    </style:style>
    <style:style style:name="T4240" style:parent-style-name="Policepardéfaut" style:family="text">
      <style:text-properties style:font-name-complex="Times New Roman"/>
    </style:style>
    <style:style style:name="T4241" style:parent-style-name="Policepardéfaut" style:family="text">
      <style:text-properties style:font-name-complex="Times New Roman"/>
    </style:style>
    <style:style style:name="T4242" style:parent-style-name="Policepardéfaut" style:family="text">
      <style:text-properties style:font-name-complex="Times New Roman"/>
    </style:style>
    <style:style style:name="T4243" style:parent-style-name="Policepardéfaut" style:family="text">
      <style:text-properties style:font-name-complex="Times New Roman"/>
    </style:style>
    <style:style style:name="T4244" style:parent-style-name="Policepardéfaut" style:family="text">
      <style:text-properties style:font-name-complex="Times New Roman"/>
    </style:style>
    <style:style style:name="T4245" style:parent-style-name="Policepardéfaut" style:family="text">
      <style:text-properties style:font-name-complex="Times New Roman"/>
    </style:style>
    <style:style style:name="T4246" style:parent-style-name="Policepardéfaut" style:family="text">
      <style:text-properties style:font-name-complex="Times New Roman"/>
    </style:style>
    <style:style style:name="T4247" style:parent-style-name="Policepardéfaut" style:family="text">
      <style:text-properties style:font-name-complex="Times New Roman"/>
    </style:style>
    <style:style style:name="T4248" style:parent-style-name="Policepardéfaut" style:family="text">
      <style:text-properties style:font-name-complex="Times New Roman"/>
    </style:style>
    <style:style style:name="T4249" style:parent-style-name="Policepardéfaut" style:family="text">
      <style:text-properties style:font-name-complex="Times New Roman"/>
    </style:style>
    <style:style style:name="T4250" style:parent-style-name="Policepardéfaut" style:family="text">
      <style:text-properties style:font-name-complex="Times New Roman"/>
    </style:style>
    <style:style style:name="T4251" style:parent-style-name="Policepardéfaut" style:family="text">
      <style:text-properties style:font-name-complex="Times New Roman"/>
    </style:style>
    <style:style style:name="T4252" style:parent-style-name="Policepardéfaut" style:family="text">
      <style:text-properties style:font-name-complex="Times New Roman"/>
    </style:style>
    <style:style style:name="T4253" style:parent-style-name="Policepardéfaut" style:family="text">
      <style:text-properties style:font-name-complex="Times New Roman"/>
    </style:style>
    <style:style style:name="T4254" style:parent-style-name="Policepardéfaut" style:family="text">
      <style:text-properties style:font-name-complex="Times New Roman"/>
    </style:style>
    <style:style style:name="T4255" style:parent-style-name="Policepardéfaut" style:family="text">
      <style:text-properties style:font-name-complex="Times New Roman"/>
    </style:style>
    <style:style style:name="T4256" style:parent-style-name="Policepardéfaut" style:family="text">
      <style:text-properties style:font-name-complex="Times New Roman"/>
    </style:style>
    <style:style style:name="T4257" style:parent-style-name="Policepardéfaut" style:family="text">
      <style:text-properties style:font-name-complex="Times New Roman"/>
    </style:style>
    <style:style style:name="T4258" style:parent-style-name="Policepardéfaut" style:family="text">
      <style:text-properties style:font-name-complex="Times New Roman"/>
    </style:style>
    <style:style style:name="T4259" style:parent-style-name="Policepardéfaut" style:family="text">
      <style:text-properties style:font-name-complex="Times New Roman"/>
    </style:style>
    <style:style style:name="T4260" style:parent-style-name="Policepardéfaut" style:family="text">
      <style:text-properties style:font-name-complex="Times New Roman"/>
    </style:style>
    <style:style style:name="T4261" style:parent-style-name="Policepardéfaut" style:family="text">
      <style:text-properties style:font-name-complex="Times New Roman"/>
    </style:style>
    <style:style style:name="T4262" style:parent-style-name="Policepardéfaut" style:family="text">
      <style:text-properties style:font-name-complex="Times New Roman"/>
    </style:style>
    <style:style style:name="T4263" style:parent-style-name="Policepardéfaut" style:family="text">
      <style:text-properties style:font-name-complex="Times New Roman"/>
    </style:style>
    <style:style style:name="T4264" style:parent-style-name="Policepardéfaut" style:family="text">
      <style:text-properties style:font-name-complex="Times New Roman"/>
    </style:style>
    <style:style style:name="T4265" style:parent-style-name="Policepardéfaut" style:family="text">
      <style:text-properties style:font-name-complex="Times New Roman"/>
    </style:style>
    <style:style style:name="T4266" style:parent-style-name="Policepardéfaut" style:family="text">
      <style:text-properties style:font-name-complex="Times New Roman"/>
    </style:style>
    <style:style style:name="T4267" style:parent-style-name="Policepardéfaut" style:family="text">
      <style:text-properties style:font-name-complex="Times New Roman"/>
    </style:style>
    <style:style style:name="T4268" style:parent-style-name="Policepardéfaut" style:family="text">
      <style:text-properties style:font-name-complex="Times New Roman"/>
    </style:style>
    <style:style style:name="T4269" style:parent-style-name="Policepardéfaut" style:family="text">
      <style:text-properties style:font-name-complex="Times New Roman"/>
    </style:style>
    <style:style style:name="T4270" style:parent-style-name="Policepardéfaut" style:family="text">
      <style:text-properties style:font-name-complex="Times New Roman"/>
    </style:style>
    <style:style style:name="T4271" style:parent-style-name="Policepardéfaut" style:family="text">
      <style:text-properties style:font-name-complex="Times New Roman" fo:font-style="italic" style:font-style-asian="italic" fo:language="en" fo:country="US"/>
    </style:style>
    <style:style style:name="T4272" style:parent-style-name="Policepardéfaut" style:family="text">
      <style:text-properties style:font-name-complex="Times New Roman" fo:language="en" fo:country="US"/>
    </style:style>
    <style:style style:name="T4273" style:parent-style-name="Policepardéfaut" style:family="text">
      <style:text-properties style:font-name-complex="Times New Roman" fo:language="en" fo:country="US"/>
    </style:style>
    <style:style style:name="T4274" style:parent-style-name="Policepardéfaut" style:family="text">
      <style:text-properties style:font-name-complex="Times New Roman" fo:language="en" fo:country="US"/>
    </style:style>
    <style:style style:name="T4275" style:parent-style-name="Policepardéfaut" style:family="text">
      <style:text-properties style:font-name-complex="Times New Roman" fo:language="en" fo:country="US"/>
    </style:style>
    <style:style style:name="T4276" style:parent-style-name="Policepardéfaut" style:family="text">
      <style:text-properties fo:font-style="italic" style:font-style-asian="italic"/>
    </style:style>
    <style:style style:name="T4277" style:parent-style-name="Policepardéfaut" style:family="text">
      <style:text-properties fo:font-style="italic" style:font-style-asian="italic"/>
    </style:style>
    <style:style style:name="T4278" style:parent-style-name="Policepardéfaut" style:family="text">
      <style:text-properties fo:font-style="italic" style:font-style-asian="italic"/>
    </style:style>
    <style:style style:name="T4279" style:parent-style-name="Policepardéfaut" style:family="text">
      <style:text-properties fo:font-style="italic" style:font-style-asian="italic"/>
    </style:style>
    <style:style style:name="P4280" style:parent-style-name="Corpsdetexte" style:family="paragraph">
      <style:paragraph-properties fo:text-indent="0.1666in"/>
      <style:text-properties style:font-name-complex="Times New Roman"/>
    </style:style>
    <style:style style:name="P4281" style:parent-style-name="Corpsdetexte" style:family="paragraph">
      <style:paragraph-properties fo:text-indent="0.1666in"/>
    </style:style>
    <style:style style:name="T4282" style:parent-style-name="Policepardéfaut" style:family="text">
      <style:text-properties style:font-name-complex="Times New Roman"/>
    </style:style>
    <style:style style:name="T4283" style:parent-style-name="Policepardéfaut" style:family="text">
      <style:text-properties style:font-name-complex="Times New Roman"/>
    </style:style>
    <style:style style:name="T4284" style:parent-style-name="Policepardéfaut" style:family="text">
      <style:text-properties style:font-name-complex="Times New Roman"/>
    </style:style>
    <style:style style:name="T4285" style:parent-style-name="Policepardéfaut" style:family="text">
      <style:text-properties style:font-name-complex="Times New Roman"/>
    </style:style>
    <style:style style:name="T4286" style:parent-style-name="Policepardéfaut" style:family="text">
      <style:text-properties style:font-name-complex="Times New Roman"/>
    </style:style>
    <style:style style:name="T4287" style:parent-style-name="Policepardéfaut" style:family="text">
      <style:text-properties style:font-name-complex="Times New Roman"/>
    </style:style>
    <style:style style:name="T4288" style:parent-style-name="Policepardéfaut" style:family="text">
      <style:text-properties style:font-name-complex="Times New Roman"/>
    </style:style>
    <style:style style:name="T4289" style:parent-style-name="Policepardéfaut" style:family="text">
      <style:text-properties style:font-name-complex="Times New Roman" fo:font-style="italic" style:font-style-asian="italic"/>
    </style:style>
    <style:style style:name="T4290" style:parent-style-name="Policepardéfaut" style:family="text">
      <style:text-properties style:font-name-complex="Times New Roman" fo:font-style="italic" style:font-style-asian="italic"/>
    </style:style>
    <style:style style:name="T4291" style:parent-style-name="Policepardéfaut" style:family="text">
      <style:text-properties style:font-name-complex="Times New Roman" fo:font-style="italic" style:font-style-asian="italic"/>
    </style:style>
    <style:style style:name="T4292" style:parent-style-name="Policepardéfaut" style:family="text">
      <style:text-properties style:font-name-complex="Times New Roman" fo:font-style="italic" style:font-style-asian="italic"/>
    </style:style>
    <style:style style:name="T4293" style:parent-style-name="Policepardéfaut" style:family="text">
      <style:text-properties style:font-name-complex="Times New Roman" fo:font-style="italic" style:font-style-asian="italic"/>
    </style:style>
    <style:style style:name="T4294" style:parent-style-name="Policepardéfaut" style:family="text">
      <style:text-properties style:font-name-complex="Times New Roman" fo:font-style="italic" style:font-style-asian="italic"/>
    </style:style>
    <style:style style:name="T4295" style:parent-style-name="Policepardéfaut" style:family="text">
      <style:text-properties style:font-name-complex="Times New Roman" fo:font-style="italic" style:font-style-asian="italic"/>
    </style:style>
    <style:style style:name="T4296" style:parent-style-name="Policepardéfaut" style:family="text">
      <style:text-properties style:font-name-complex="Times New Roman" fo:font-style="italic" style:font-style-asian="italic"/>
    </style:style>
    <style:style style:name="T4297" style:parent-style-name="Policepardéfaut" style:family="text">
      <style:text-properties style:font-name-complex="Times New Roman" fo:font-style="italic" style:font-style-asian="italic"/>
    </style:style>
    <style:style style:name="T4298" style:parent-style-name="Policepardéfaut" style:family="text">
      <style:text-properties style:font-name-complex="Times New Roman" fo:font-style="italic" style:font-style-asian="italic"/>
    </style:style>
    <style:style style:name="T4299" style:parent-style-name="Policepardéfaut" style:family="text">
      <style:text-properties style:font-name-complex="Times New Roman" fo:font-style="italic" style:font-style-asian="italic"/>
    </style:style>
    <style:style style:name="T4300" style:parent-style-name="Policepardéfaut" style:family="text">
      <style:text-properties style:font-name-complex="Times New Roman" fo:font-style="italic" style:font-style-asian="italic"/>
    </style:style>
    <style:style style:name="T4301" style:parent-style-name="Policepardéfaut" style:family="text">
      <style:text-properties style:font-name-complex="Times New Roman" fo:font-style="italic" style:font-style-asian="italic"/>
    </style:style>
    <style:style style:name="T4302" style:parent-style-name="Policepardéfaut" style:family="text">
      <style:text-properties style:font-name-complex="Times New Roman" fo:font-style="italic" style:font-style-asian="italic"/>
    </style:style>
    <style:style style:name="T4303" style:parent-style-name="Policepardéfaut" style:family="text">
      <style:text-properties style:font-name-complex="Times New Roman" fo:font-style="italic" style:font-style-asian="italic"/>
    </style:style>
    <style:style style:name="T4304" style:parent-style-name="Policepardéfaut" style:family="text">
      <style:text-properties style:font-name-complex="Times New Roman" fo:font-style="italic" style:font-style-asian="italic"/>
    </style:style>
    <style:style style:name="T4305" style:parent-style-name="Policepardéfaut" style:family="text">
      <style:text-properties style:font-name-complex="Times New Roman"/>
    </style:style>
    <style:style style:name="T4306" style:parent-style-name="Policepardéfaut" style:family="text">
      <style:text-properties style:font-name-complex="Times New Roman" fo:font-weight="bold" style:font-weight-asian="bold"/>
    </style:style>
    <style:style style:name="T4307" style:parent-style-name="Policepardéfaut" style:family="text">
      <style:text-properties style:font-name-complex="Times New Roman"/>
    </style:style>
    <style:style style:name="T4308" style:parent-style-name="Policepardéfaut" style:family="text">
      <style:text-properties style:font-name-complex="Times New Roman"/>
    </style:style>
    <style:style style:name="T4309" style:parent-style-name="Policepardéfaut" style:family="text">
      <style:text-properties style:font-name-complex="Times New Roman"/>
    </style:style>
    <style:style style:name="T4310" style:parent-style-name="Policepardéfaut" style:family="text">
      <style:text-properties style:font-name-complex="Times New Roman"/>
    </style:style>
    <style:style style:name="T4311" style:parent-style-name="Policepardéfaut" style:family="text">
      <style:text-properties style:font-name-complex="Times New Roman"/>
    </style:style>
    <style:style style:name="T4312" style:parent-style-name="Policepardéfaut" style:family="text">
      <style:text-properties style:font-name-complex="Times New Roman"/>
    </style:style>
    <style:style style:name="T4313" style:parent-style-name="Policepardéfaut" style:family="text">
      <style:text-properties style:font-name-complex="Times New Roman"/>
    </style:style>
    <style:style style:name="T4314" style:parent-style-name="Policepardéfaut" style:family="text">
      <style:text-properties style:font-name-complex="Times New Roman"/>
    </style:style>
    <style:style style:name="T4315" style:parent-style-name="Policepardéfaut" style:family="text">
      <style:text-properties style:font-name-complex="Times New Roman"/>
    </style:style>
    <style:style style:name="T4316" style:parent-style-name="Policepardéfaut" style:family="text">
      <style:text-properties style:font-name-complex="Times New Roman"/>
    </style:style>
    <style:style style:name="T4317" style:parent-style-name="Policepardéfaut" style:family="text">
      <style:text-properties style:font-name-complex="Times New Roman"/>
    </style:style>
    <style:style style:name="T4318" style:parent-style-name="Policepardéfaut" style:family="text">
      <style:text-properties style:font-name-complex="Times New Roman"/>
    </style:style>
    <style:style style:name="T4319" style:parent-style-name="Policepardéfaut" style:family="text">
      <style:text-properties style:font-name-complex="Times New Roman"/>
    </style:style>
    <style:style style:name="T4320" style:parent-style-name="pb" style:family="text">
      <style:text-properties style:text-position="0% 100%"/>
    </style:style>
    <style:style style:name="T4321" style:parent-style-name="Policepardéfaut" style:family="text">
      <style:text-properties style:font-name-complex="Times New Roman"/>
    </style:style>
    <style:style style:name="T4322" style:parent-style-name="Policepardéfaut" style:family="text">
      <style:text-properties style:font-name-complex="Times New Roman"/>
    </style:style>
    <style:style style:name="T4323" style:parent-style-name="Policepardéfaut" style:family="text">
      <style:text-properties style:font-name-complex="Times New Roman"/>
    </style:style>
    <style:style style:name="T4324" style:parent-style-name="Policepardéfaut" style:family="text">
      <style:text-properties style:font-name-complex="Times New Roman"/>
    </style:style>
    <style:style style:name="T4325" style:parent-style-name="Policepardéfaut" style:family="text">
      <style:text-properties style:font-name-complex="Times New Roman"/>
    </style:style>
    <style:style style:name="T4326" style:parent-style-name="Policepardéfaut" style:family="text">
      <style:text-properties style:font-name-complex="Times New Roman"/>
    </style:style>
    <style:style style:name="T4327" style:parent-style-name="Policepardéfaut" style:family="text">
      <style:text-properties style:font-name-complex="Times New Roman"/>
    </style:style>
    <style:style style:name="T4328" style:parent-style-name="Policepardéfaut" style:family="text">
      <style:text-properties style:font-name-complex="Times New Roman"/>
    </style:style>
    <style:style style:name="T4329" style:parent-style-name="Policepardéfaut" style:family="text">
      <style:text-properties fo:font-style="italic" style:font-style-asian="italic"/>
    </style:style>
    <style:style style:name="T4330" style:parent-style-name="Policepardéfaut" style:family="text">
      <style:text-properties fo:font-style="italic" style:font-style-asian="italic"/>
    </style:style>
    <style:style style:name="T4331" style:parent-style-name="Policepardéfaut" style:family="text">
      <style:text-properties fo:font-style="italic" style:font-style-asian="italic"/>
    </style:style>
    <style:style style:name="T4332" style:parent-style-name="Policepardéfaut" style:family="text">
      <style:text-properties fo:font-style="italic" style:font-style-asian="italic"/>
    </style:style>
    <style:style style:name="T4333" style:parent-style-name="Policepardéfaut" style:family="text">
      <style:text-properties fo:font-style="italic" style:font-style-asian="italic"/>
    </style:style>
    <style:style style:name="T4334" style:parent-style-name="pb" style:family="text">
      <style:text-properties style:text-position="0% 100%"/>
    </style:style>
    <style:style style:name="T4335" style:parent-style-name="Policepardéfaut" style:family="text">
      <style:text-properties fo:font-style="italic" style:font-style-asian="italic"/>
    </style:style>
    <style:style style:name="T4336" style:parent-style-name="Policepardéfaut" style:family="text">
      <style:text-properties fo:font-style="italic" style:font-style-asian="italic"/>
    </style:style>
    <style:style style:name="T4337" style:parent-style-name="Policepardéfaut" style:family="text">
      <style:text-properties fo:font-style="italic" style:font-style-asian="italic"/>
    </style:style>
    <style:style style:name="T4338" style:parent-style-name="Policepardéfaut" style:family="text">
      <style:text-properties fo:font-style="italic" style:font-style-asian="italic"/>
    </style:style>
    <style:style style:name="T4339" style:parent-style-name="Policepardéfaut" style:family="text">
      <style:text-properties fo:font-style="italic" style:font-style-asian="italic"/>
    </style:style>
    <style:style style:name="T4340" style:parent-style-name="pb" style:family="text">
      <style:text-properties style:text-position="0% 100%"/>
    </style:style>
    <style:style style:name="T4341" style:parent-style-name="Policepardéfaut" style:family="text">
      <style:text-properties fo:font-style="italic" style:font-style-asian="italic"/>
    </style:style>
    <style:style style:name="T4342" style:parent-style-name="Policepardéfaut" style:family="text">
      <style:text-properties fo:font-style="italic" style:font-style-asian="italic"/>
    </style:style>
    <style:style style:name="T4343" style:parent-style-name="Policepardéfaut" style:family="text">
      <style:text-properties fo:font-style="italic" style:font-style-asian="italic"/>
    </style:style>
    <style:style style:name="T4344" style:parent-style-name="pb" style:family="text">
      <style:text-properties style:text-position="0% 100%"/>
    </style:style>
    <style:style style:name="T4345" style:parent-style-name="Policepardéfaut" style:family="text">
      <style:text-properties fo:font-style="italic" style:font-style-asian="italic"/>
    </style:style>
    <style:style style:name="T4346" style:parent-style-name="pb" style:family="text">
      <style:text-properties style:text-position="0% 100%"/>
    </style:style>
    <style:style style:name="T4347" style:parent-style-name="Policepardéfaut" style:family="text">
      <style:text-properties fo:font-style="italic" style:font-style-asian="italic"/>
    </style:style>
    <style:style style:name="T4348" style:parent-style-name="Policepardéfaut" style:family="text">
      <style:text-properties fo:font-style="italic" style:font-style-asian="italic"/>
    </style:style>
    <style:style style:name="T4349" style:parent-style-name="Policepardéfaut" style:family="text">
      <style:text-properties fo:font-style="italic" style:font-style-asian="italic"/>
    </style:style>
    <style:style style:name="T4350" style:parent-style-name="Policepardéfaut" style:family="text">
      <style:text-properties fo:font-style="italic" style:font-style-asian="italic"/>
    </style:style>
    <style:style style:name="T4351" style:parent-style-name="Policepardéfaut" style:family="text">
      <style:text-properties fo:font-style="italic" style:font-style-asian="italic"/>
    </style:style>
    <style:style style:name="T4352" style:parent-style-name="Policepardéfaut" style:family="text">
      <style:text-properties fo:font-style="italic" style:font-style-asian="italic"/>
    </style:style>
    <style:style style:name="T4353" style:parent-style-name="Policepardéfaut" style:family="text">
      <style:text-properties fo:font-style="italic" style:font-style-asian="italic"/>
    </style:style>
    <style:style style:name="T4354" style:parent-style-name="Policepardéfaut" style:family="text">
      <style:text-properties fo:font-style="italic" style:font-style-asian="italic"/>
    </style:style>
    <style:style style:name="T4355" style:parent-style-name="Policepardéfaut" style:family="text">
      <style:text-properties fo:font-style="italic" style:font-style-asian="italic"/>
    </style:style>
    <style:style style:name="T4356" style:parent-style-name="Policepardéfaut" style:family="text">
      <style:text-properties fo:font-style="italic" style:font-style-asian="italic"/>
    </style:style>
    <style:style style:name="T4357" style:parent-style-name="Policepardéfaut" style:family="text">
      <style:text-properties fo:font-style="italic" style:font-style-asian="italic"/>
    </style:style>
    <style:style style:name="T4358" style:parent-style-name="Policepardéfaut" style:family="text">
      <style:text-properties fo:font-style="italic" style:font-style-asian="italic"/>
    </style:style>
    <style:style style:name="T4359" style:parent-style-name="Policepardéfaut" style:family="text">
      <style:text-properties fo:font-style="italic" style:font-style-asian="italic"/>
    </style:style>
    <style:style style:name="T4360" style:parent-style-name="Policepardéfaut" style:family="text">
      <style:text-properties fo:font-style="italic" style:font-style-asian="italic"/>
    </style:style>
    <style:style style:name="T4361" style:parent-style-name="Policepardéfaut" style:family="text">
      <style:text-properties fo:font-style="italic" style:font-style-asian="italic"/>
    </style:style>
    <style:style style:name="T4362" style:parent-style-name="pb" style:family="text">
      <style:text-properties style:text-position="0% 100%"/>
    </style:style>
    <style:style style:name="T4363" style:parent-style-name="Policepardéfaut" style:family="text">
      <style:text-properties style:font-name-complex="Times New Roman"/>
    </style:style>
    <style:style style:name="T4364" style:parent-style-name="Policepardéfaut" style:family="text">
      <style:text-properties style:font-name-complex="Times New Roman" fo:font-style="italic" style:font-style-asian="italic"/>
    </style:style>
    <style:style style:name="T4365" style:parent-style-name="Policepardéfaut" style:family="text">
      <style:text-properties style:font-name-complex="Times New Roman" fo:font-style="italic" style:font-style-asian="italic"/>
    </style:style>
    <style:style style:name="T4366" style:parent-style-name="Policepardéfaut" style:family="text">
      <style:text-properties style:font-name-complex="Times New Roman" fo:font-style="italic" style:font-style-asian="italic"/>
    </style:style>
    <style:style style:name="T4367" style:parent-style-name="Policepardéfaut" style:family="text">
      <style:text-properties style:font-name-complex="Times New Roman" fo:font-style="italic" style:font-style-asian="italic"/>
    </style:style>
    <style:style style:name="T4368" style:parent-style-name="Policepardéfaut" style:family="text">
      <style:text-properties style:font-name-complex="Times New Roman" fo:font-style="italic" style:font-style-asian="italic"/>
    </style:style>
    <style:style style:name="T4369" style:parent-style-name="Policepardéfaut" style:family="text">
      <style:text-properties style:font-name-complex="Times New Roman" fo:font-style="italic" style:font-style-asian="italic"/>
    </style:style>
    <style:style style:name="T4370" style:parent-style-name="Policepardéfaut" style:family="text">
      <style:text-properties style:font-name-complex="Times New Roman" fo:font-style="italic" style:font-style-asian="italic"/>
    </style:style>
    <style:style style:name="T4371" style:parent-style-name="Policepardéfaut" style:family="text">
      <style:text-properties style:font-name-complex="Times New Roman" fo:font-style="italic" style:font-style-asian="italic"/>
    </style:style>
    <style:style style:name="T4372" style:parent-style-name="Policepardéfaut" style:family="text">
      <style:text-properties style:font-name-complex="Times New Roman" fo:font-style="italic" style:font-style-asian="italic"/>
    </style:style>
    <style:style style:name="T4373" style:parent-style-name="Policepardéfaut" style:family="text">
      <style:text-properties style:font-name-complex="Times New Roman" fo:font-style="italic" style:font-style-asian="italic"/>
    </style:style>
    <style:style style:name="T4374" style:parent-style-name="Policepardéfaut" style:family="text">
      <style:text-properties style:font-name-complex="Times New Roman" fo:font-style="italic" style:font-style-asian="italic"/>
    </style:style>
    <style:style style:name="T4375" style:parent-style-name="Policepardéfaut" style:family="text">
      <style:text-properties style:font-name-complex="Times New Roman" fo:font-style="italic" style:font-style-asian="italic"/>
    </style:style>
    <style:style style:name="T4376" style:parent-style-name="Policepardéfaut" style:family="text">
      <style:text-properties style:font-name-complex="Times New Roman" fo:font-style="italic" style:font-style-asian="italic"/>
    </style:style>
    <style:style style:name="T4377" style:parent-style-name="Policepardéfaut" style:family="text">
      <style:text-properties style:font-name-complex="Times New Roman" fo:font-style="italic" style:font-style-asian="italic"/>
    </style:style>
    <style:style style:name="T4378" style:parent-style-name="Policepardéfaut" style:family="text">
      <style:text-properties style:font-name-complex="Times New Roman" fo:font-style="italic" style:font-style-asian="italic"/>
    </style:style>
    <style:style style:name="T4379" style:parent-style-name="Policepardéfaut" style:family="text">
      <style:text-properties style:font-name-complex="Times New Roman" fo:font-style="italic" style:font-style-asian="italic"/>
    </style:style>
    <style:style style:name="T4380" style:parent-style-name="Policepardéfaut" style:family="text">
      <style:text-properties style:font-name-complex="Times New Roman" fo:font-style="italic" style:font-style-asian="italic"/>
    </style:style>
    <style:style style:name="T4381" style:parent-style-name="Policepardéfaut" style:family="text">
      <style:text-properties style:font-name-complex="Times New Roman" fo:font-style="italic" style:font-style-asian="italic"/>
    </style:style>
    <style:style style:name="T4382" style:parent-style-name="Policepardéfaut" style:family="text">
      <style:text-properties style:font-name-complex="Times New Roman" fo:font-style="italic" style:font-style-asian="italic"/>
    </style:style>
    <style:style style:name="T4383" style:parent-style-name="Policepardéfaut" style:family="text">
      <style:text-properties style:font-name-complex="Times New Roman" fo:font-style="italic" style:font-style-asian="italic"/>
    </style:style>
    <style:style style:name="T4384" style:parent-style-name="Policepardéfaut" style:family="text">
      <style:text-properties style:font-name-complex="Times New Roman" fo:font-style="italic" style:font-style-asian="italic"/>
    </style:style>
    <style:style style:name="T4385" style:parent-style-name="Policepardéfaut" style:family="text">
      <style:text-properties style:font-name-complex="Times New Roman" fo:font-style="italic" style:font-style-asian="italic"/>
    </style:style>
    <style:style style:name="T4386" style:parent-style-name="Policepardéfaut" style:family="text">
      <style:text-properties style:font-name-complex="Times New Roman" fo:font-style="italic" style:font-style-asian="italic"/>
    </style:style>
    <style:style style:name="T4387" style:parent-style-name="Policepardéfaut" style:family="text">
      <style:text-properties style:font-name-complex="Times New Roman" fo:font-style="italic" style:font-style-asian="italic"/>
    </style:style>
    <style:style style:name="T4388" style:parent-style-name="Policepardéfaut" style:family="text">
      <style:text-properties style:font-name-complex="Times New Roman" fo:font-style="italic" style:font-style-asian="italic"/>
    </style:style>
    <style:style style:name="T4389" style:parent-style-name="Policepardéfaut" style:family="text">
      <style:text-properties style:font-name-complex="Times New Roman" fo:font-style="italic" style:font-style-asian="italic"/>
    </style:style>
    <style:style style:name="T4390" style:parent-style-name="Policepardéfaut" style:family="text">
      <style:text-properties style:font-name-complex="Times New Roman" fo:font-style="italic" style:font-style-asian="italic"/>
    </style:style>
    <style:style style:name="T4391" style:parent-style-name="Policepardéfaut" style:family="text">
      <style:text-properties style:font-name-complex="Times New Roman" fo:font-style="italic" style:font-style-asian="italic"/>
    </style:style>
    <style:style style:name="T4392" style:parent-style-name="Policepardéfaut" style:family="text">
      <style:text-properties style:font-name-complex="Times New Roman" fo:font-style="italic" style:font-style-asian="italic"/>
    </style:style>
    <style:style style:name="T4393" style:parent-style-name="Policepardéfaut" style:family="text">
      <style:text-properties style:font-name-complex="Times New Roman" fo:font-style="italic" style:font-style-asian="italic"/>
    </style:style>
    <style:style style:name="T4394" style:parent-style-name="Policepardéfaut" style:family="text">
      <style:text-properties style:font-name-complex="Times New Roman"/>
    </style:style>
    <style:style style:name="T4395" style:parent-style-name="pb" style:family="text">
      <style:text-properties style:text-position="0% 100%"/>
    </style:style>
    <style:style style:name="T4396" style:parent-style-name="pb" style:family="text">
      <style:text-properties style:text-position="0% 100%"/>
    </style:style>
    <style:style style:name="T4397" style:parent-style-name="pb" style:family="text">
      <style:text-properties style:text-position="0% 100%"/>
    </style:style>
    <style:style style:name="T4398" style:parent-style-name="Policepardéfaut" style:family="text">
      <style:text-properties style:font-name-complex="Times New Roman"/>
    </style:style>
    <style:style style:name="T4399" style:parent-style-name="Policepardéfaut" style:family="text">
      <style:text-properties style:font-name-complex="Times New Roman"/>
    </style:style>
    <style:style style:name="T4400" style:parent-style-name="Policepardéfaut" style:family="text">
      <style:text-properties style:font-name-complex="Times New Roman"/>
    </style:style>
    <style:style style:name="T4401" style:parent-style-name="Policepardéfaut" style:family="text">
      <style:text-properties style:font-name-complex="Times New Roman"/>
    </style:style>
    <style:style style:name="T4402" style:parent-style-name="Policepardéfaut" style:family="text">
      <style:text-properties style:text-position="super 63.6%"/>
    </style:style>
    <style:style style:name="T4403" style:parent-style-name="Policepardéfaut" style:family="text">
      <style:text-properties style:text-position="super 63.6%"/>
    </style:style>
    <style:style style:name="T4404" style:parent-style-name="Policepardéfaut" style:family="text">
      <style:text-properties style:font-name-complex="Times New Roman"/>
    </style:style>
    <style:style style:name="T4405" style:parent-style-name="Policepardéfaut" style:family="text">
      <style:text-properties style:font-name-complex="Times New Roman"/>
    </style:style>
    <style:style style:name="T4406" style:parent-style-name="pb" style:family="text">
      <style:text-properties style:text-position="0% 100%"/>
    </style:style>
    <style:style style:name="T4407" style:parent-style-name="pb" style:family="text">
      <style:text-properties style:text-position="0% 100%"/>
    </style:style>
    <style:style style:name="T4408" style:parent-style-name="Policepardéfaut" style:family="text">
      <style:text-properties style:font-name-complex="Times New Roman"/>
    </style:style>
    <style:style style:name="T4409" style:parent-style-name="Policepardéfaut" style:family="text">
      <style:text-properties style:font-name-complex="Times New Roman"/>
    </style:style>
    <style:style style:name="T4410" style:parent-style-name="pb" style:family="text">
      <style:text-properties style:text-position="0% 100%"/>
    </style:style>
    <style:style style:name="T4411" style:parent-style-name="Policepardéfaut" style:family="text">
      <style:text-properties style:font-name-complex="Times New Roman"/>
    </style:style>
    <style:style style:name="T4412" style:parent-style-name="Policepardéfaut" style:family="text">
      <style:text-properties style:font-name-complex="Times New Roman" fo:font-style="italic" style:font-style-asian="italic"/>
    </style:style>
    <style:style style:name="T4413" style:parent-style-name="Policepardéfaut" style:family="text">
      <style:text-properties style:font-name-complex="Times New Roman"/>
    </style:style>
    <style:style style:name="T4414" style:parent-style-name="Policepardéfaut" style:family="text">
      <style:text-properties style:font-name-complex="Times New Roman"/>
    </style:style>
    <style:style style:name="T4415" style:parent-style-name="Policepardéfaut" style:family="text">
      <style:text-properties style:font-name-complex="Times New Roman" fo:language="en" fo:country="US"/>
    </style:style>
    <style:style style:name="T4416" style:parent-style-name="Policepardéfaut" style:family="text">
      <style:text-properties style:font-name-complex="Times New Roman" fo:font-style="italic" style:font-style-asian="italic" fo:language="en" fo:country="US"/>
    </style:style>
    <style:style style:name="T4417" style:parent-style-name="Policepardéfaut" style:family="text">
      <style:text-properties style:font-name-complex="Times New Roman" fo:font-style="italic" style:font-style-asian="italic" fo:language="en" fo:country="US"/>
    </style:style>
    <style:style style:name="T4418" style:parent-style-name="Policepardéfaut" style:family="text">
      <style:text-properties style:font-name-complex="Times New Roman" fo:language="en" fo:country="US"/>
    </style:style>
    <style:style style:name="T4419" style:parent-style-name="Policepardéfaut" style:family="text">
      <style:text-properties style:font-name-complex="Times New Roman" fo:language="en" fo:country="US"/>
    </style:style>
    <style:style style:name="T4420" style:parent-style-name="Policepardéfaut" style:family="text">
      <style:text-properties style:font-name-complex="Times New Roman" fo:language="en" fo:country="US"/>
    </style:style>
    <style:style style:name="T4421" style:parent-style-name="Policepardéfaut" style:family="text">
      <style:text-properties style:font-name-complex="Times New Roman" fo:language="en" fo:country="US"/>
    </style:style>
    <style:style style:name="T4422" style:parent-style-name="Policepardéfaut" style:family="text">
      <style:text-properties style:font-name-complex="Times New Roman"/>
    </style:style>
    <style:style style:name="T4423" style:parent-style-name="Policepardéfaut" style:family="text">
      <style:text-properties style:font-name-complex="Times New Roman"/>
    </style:style>
    <style:style style:name="T4424" style:parent-style-name="Policepardéfaut" style:family="text">
      <style:text-properties style:font-name-complex="Times New Roman"/>
    </style:style>
    <style:style style:name="T4425" style:parent-style-name="Policepardéfaut" style:family="text">
      <style:text-properties style:font-name-complex="Times New Roman"/>
    </style:style>
    <style:style style:name="T4426" style:parent-style-name="Policepardéfaut" style:family="text">
      <style:text-properties style:font-name-complex="Times New Roman"/>
    </style:style>
    <style:style style:name="P4427" style:parent-style-name="label" style:family="paragraph">
      <style:paragraph-properties fo:border="0.0069in solid #000000" fo:padding-top="0.0138in" fo:padding-left="0.0555in" fo:padding-bottom="0.0138in" fo:padding-right="0.0555in" style:shadow="none"/>
    </style:style>
    <style:style style:name="T4428" style:parent-style-name="pb" style:family="text">
      <style:text-properties style:text-position="0% 100%"/>
    </style:style>
    <style:style style:name="T4429" style:parent-style-name="Policepardéfaut" style:family="text">
      <style:text-properties fo:font-style="italic" style:font-style-asian="italic" fo:font-variant="normal"/>
    </style:style>
    <style:style style:name="T4430" style:parent-style-name="Policepardéfaut" style:family="text">
      <style:text-properties fo:font-style="italic" style:font-style-asian="italic" fo:font-variant="normal"/>
    </style:style>
    <style:style style:name="T4431" style:parent-style-name="Policepardéfaut" style:family="text">
      <style:text-properties fo:font-style="italic" style:font-style-asian="italic" fo:font-variant="normal"/>
    </style:style>
    <style:style style:name="T4432" style:parent-style-name="Policepardéfaut" style:family="text">
      <style:text-properties fo:font-style="italic" style:font-style-asian="italic" fo:font-variant="normal"/>
    </style:style>
    <style:style style:name="T4433" style:parent-style-name="Policepardéfaut" style:family="text">
      <style:text-properties fo:font-style="italic" style:font-style-asian="italic" fo:font-variant="normal"/>
    </style:style>
    <style:style style:name="T4434" style:parent-style-name="Policepardéfaut" style:family="text">
      <style:text-properties fo:font-style="italic" style:font-style-asian="italic" fo:font-variant="normal"/>
    </style:style>
    <style:style style:name="T4435" style:parent-style-name="Policepardéfaut" style:family="text">
      <style:text-properties fo:font-style="italic" style:font-style-asian="italic" fo:font-variant="normal"/>
    </style:style>
    <style:style style:name="T4436" style:parent-style-name="Policepardéfaut" style:family="text">
      <style:text-properties fo:font-style="italic" style:font-style-asian="italic" fo:font-variant="normal"/>
    </style:style>
    <style:style style:name="T4437" style:parent-style-name="Policepardéfaut" style:family="text">
      <style:text-properties fo:font-style="italic" style:font-style-asian="italic" fo:font-variant="normal"/>
    </style:style>
    <style:style style:name="T4438" style:parent-style-name="Policepardéfaut" style:family="text">
      <style:text-properties fo:font-style="italic" style:font-style-asian="italic" fo:font-variant="normal"/>
    </style:style>
    <style:style style:name="T4439" style:parent-style-name="Policepardéfaut" style:family="text">
      <style:text-properties fo:font-style="italic" style:font-style-asian="italic" fo:font-variant="normal"/>
    </style:style>
    <style:style style:name="T4440" style:parent-style-name="Policepardéfaut" style:family="text">
      <style:text-properties fo:font-style="italic" style:font-style-asian="italic" fo:font-variant="normal"/>
    </style:style>
    <style:style style:name="T4441" style:parent-style-name="Policepardéfaut" style:family="text">
      <style:text-properties fo:font-style="italic" style:font-style-asian="italic" fo:font-variant="normal"/>
    </style:style>
    <style:style style:name="T4442" style:parent-style-name="Policepardéfaut" style:family="text">
      <style:text-properties fo:font-style="italic" style:font-style-asian="italic" fo:font-variant="normal"/>
    </style:style>
    <style:style style:name="T4443" style:parent-style-name="Policepardéfaut" style:family="text">
      <style:text-properties fo:font-style="italic" style:font-style-asian="italic" fo:font-variant="normal"/>
    </style:style>
    <style:style style:name="T4444" style:parent-style-name="Policepardéfaut" style:family="text">
      <style:text-properties fo:font-style="italic" style:font-style-asian="italic" fo:font-variant="normal"/>
    </style:style>
    <style:style style:name="T4445" style:parent-style-name="Policepardéfaut" style:family="text">
      <style:text-properties fo:font-style="italic" style:font-style-asian="italic" fo:font-variant="normal"/>
    </style:style>
    <style:style style:name="T4446" style:parent-style-name="Policepardéfaut" style:family="text">
      <style:text-properties fo:font-style="italic" style:font-style-asian="italic" fo:font-variant="normal"/>
    </style:style>
    <style:style style:name="T4447" style:parent-style-name="Policepardéfaut" style:family="text">
      <style:text-properties fo:font-style="italic" style:font-style-asian="italic" fo:font-variant="normal"/>
    </style:style>
    <style:style style:name="T4448" style:parent-style-name="Policepardéfaut" style:family="text">
      <style:text-properties fo:font-style="italic" style:font-style-asian="italic" fo:font-variant="normal"/>
    </style:style>
    <style:style style:name="T4449" style:parent-style-name="Policepardéfaut" style:family="text">
      <style:text-properties fo:font-style="italic" style:font-style-asian="italic" fo:font-variant="normal"/>
    </style:style>
    <style:style style:name="T4450" style:parent-style-name="Policepardéfaut" style:family="text">
      <style:text-properties fo:font-style="italic" style:font-style-asian="italic" fo:font-variant="normal"/>
    </style:style>
    <style:style style:name="T4451" style:parent-style-name="Policepardéfaut" style:family="text">
      <style:text-properties fo:font-style="italic" style:font-style-asian="italic" fo:font-variant="normal"/>
    </style:style>
    <style:style style:name="T4452" style:parent-style-name="Policepardéfaut" style:family="text">
      <style:text-properties fo:font-style="italic" style:font-style-asian="italic" fo:font-variant="normal"/>
    </style:style>
    <style:style style:name="T4453" style:parent-style-name="Policepardéfaut" style:family="text">
      <style:text-properties fo:font-style="italic" style:font-style-asian="italic" fo:font-variant="normal"/>
    </style:style>
    <style:style style:name="T4454" style:parent-style-name="Policepardéfaut" style:family="text">
      <style:text-properties fo:font-style="italic" style:font-style-asian="italic" fo:font-variant="normal"/>
    </style:style>
    <style:style style:name="T4455" style:parent-style-name="Policepardéfaut" style:family="text">
      <style:text-properties fo:font-style="italic" style:font-style-asian="italic" fo:font-variant="normal"/>
    </style:style>
    <style:style style:name="T4456" style:parent-style-name="Policepardéfaut" style:family="text">
      <style:text-properties fo:font-style="italic" style:font-style-asian="italic" fo:font-variant="normal"/>
    </style:style>
    <style:style style:name="P4457" style:parent-style-name="quote.l" style:family="paragraph">
      <style:paragraph-properties fo:border="0.0069in solid #000000" fo:padding-top="0.0138in" fo:padding-left="0.0555in" fo:padding-bottom="0.0138in" fo:padding-right="0.0555in" style:shadow="none"/>
    </style:style>
    <style:style style:name="P4458" style:parent-style-name="quote.l" style:family="paragraph">
      <style:paragraph-properties fo:border="0.0069in solid #000000" fo:padding-top="0.0138in" fo:padding-left="0.0555in" fo:padding-bottom="0.0138in" fo:padding-right="0.0555in" style:shadow="none"/>
    </style:style>
    <style:style style:name="P4459" style:parent-style-name="quote.l" style:family="paragraph">
      <style:paragraph-properties fo:border="0.0069in solid #000000" fo:padding-top="0.0138in" fo:padding-left="0.0555in" fo:padding-bottom="0.0138in" fo:padding-right="0.0555in" style:shadow="none"/>
    </style:style>
    <style:style style:name="P4460" style:parent-style-name="quote.l" style:family="paragraph">
      <style:paragraph-properties fo:border="0.0069in solid #000000" fo:padding-top="0.0138in" fo:padding-left="0.0555in" fo:padding-bottom="0.0138in" fo:padding-right="0.0555in" style:shadow="none"/>
    </style:style>
    <style:style style:name="T4461" style:parent-style-name="Policepardéfaut" style:family="text">
      <style:text-properties style:font-name-complex="Times New Roman"/>
    </style:style>
    <style:style style:name="T4462" style:parent-style-name="Policepardéfaut" style:family="text">
      <style:text-properties style:font-name-complex="Times New Roman" fo:font-style="italic" style:font-style-asian="italic"/>
    </style:style>
    <style:style style:name="T4463" style:parent-style-name="Policepardéfaut" style:family="text">
      <style:text-properties style:font-name-complex="Times New Roman"/>
    </style:style>
    <style:style style:name="T4464" style:parent-style-name="Policepardéfaut" style:family="text">
      <style:text-properties style:font-name-complex="Times New Roman"/>
    </style:style>
    <style:style style:name="T4465" style:parent-style-name="Policepardéfaut" style:family="text">
      <style:text-properties style:font-name-complex="Times New Roman" fo:font-style="italic" style:font-style-asian="italic"/>
    </style:style>
    <style:style style:name="T4466" style:parent-style-name="Policepardéfaut" style:family="text">
      <style:text-properties style:font-name-complex="Times New Roman" fo:font-style="italic" style:font-style-asian="italic"/>
    </style:style>
    <style:style style:name="T4467" style:parent-style-name="Policepardéfaut" style:family="text">
      <style:text-properties style:font-name-complex="Times New Roman"/>
    </style:style>
    <style:style style:name="T4468" style:parent-style-name="Policepardéfaut" style:family="text">
      <style:text-properties style:font-name-complex="Times New Roman"/>
    </style:style>
    <style:style style:name="T4469" style:parent-style-name="pb" style:family="text">
      <style:text-properties style:text-position="0% 100%"/>
    </style:style>
    <style:style style:name="P4470" style:parent-style-name="Corpsdetexte" style:family="paragraph">
      <style:paragraph-properties fo:text-indent="0.1666in"/>
    </style:style>
    <style:style style:name="T4471" style:parent-style-name="Policepardéfaut" style:family="text">
      <style:text-properties style:font-name-complex="Times New Roman"/>
    </style:style>
    <style:style style:name="T4472" style:parent-style-name="Policepardéfaut" style:family="text">
      <style:text-properties style:font-name-complex="Times New Roman"/>
    </style:style>
    <style:style style:name="T4473" style:parent-style-name="Policepardéfaut" style:family="text">
      <style:text-properties style:font-name-complex="Times New Roman"/>
    </style:style>
    <style:style style:name="T4474" style:parent-style-name="Policepardéfaut" style:family="text">
      <style:text-properties style:font-name-complex="Times New Roman"/>
    </style:style>
    <style:style style:name="T4475" style:parent-style-name="Policepardéfaut" style:family="text">
      <style:text-properties style:font-name-complex="Times New Roman"/>
    </style:style>
    <style:style style:name="T4476" style:parent-style-name="Policepardéfaut" style:family="text">
      <style:text-properties style:font-name-complex="Times New Roman"/>
    </style:style>
    <style:style style:name="T4477" style:parent-style-name="Policepardéfaut" style:family="text">
      <style:text-properties style:font-name-complex="Times New Roman"/>
    </style:style>
    <style:style style:name="T4478" style:parent-style-name="Policepardéfaut" style:family="text">
      <style:text-properties style:font-name-complex="Times New Roman"/>
    </style:style>
    <style:style style:name="T4479" style:parent-style-name="Policepardéfaut" style:family="text">
      <style:text-properties style:font-name-complex="Times New Roman"/>
    </style:style>
    <style:style style:name="T4480" style:parent-style-name="Policepardéfaut" style:family="text">
      <style:text-properties style:font-name-complex="Times New Roman"/>
    </style:style>
    <style:style style:name="T4481" style:parent-style-name="Policepardéfaut" style:family="text">
      <style:text-properties style:font-name-complex="Times New Roman"/>
    </style:style>
    <style:style style:name="T4482" style:parent-style-name="Policepardéfaut" style:family="text">
      <style:text-properties style:font-name-complex="Times New Roman"/>
    </style:style>
    <style:style style:name="T4483" style:parent-style-name="Policepardéfaut" style:family="text">
      <style:text-properties style:font-name-complex="Times New Roman"/>
    </style:style>
    <style:style style:name="T4484" style:parent-style-name="Policepardéfaut" style:family="text">
      <style:text-properties style:font-name-complex="Times New Roman"/>
    </style:style>
    <style:style style:name="T4485" style:parent-style-name="Policepardéfaut" style:family="text">
      <style:text-properties style:font-name-complex="Times New Roman"/>
    </style:style>
    <style:style style:name="T4486" style:parent-style-name="Policepardéfaut" style:family="text">
      <style:text-properties style:font-name-complex="Times New Roman"/>
    </style:style>
    <style:style style:name="T4487" style:parent-style-name="Policepardéfaut" style:family="text">
      <style:text-properties style:font-name-complex="Times New Roman"/>
    </style:style>
    <style:style style:name="T4488" style:parent-style-name="Policepardéfaut" style:family="text">
      <style:text-properties style:font-name-complex="Times New Roman"/>
    </style:style>
    <style:style style:name="T4489" style:parent-style-name="Policepardéfaut" style:family="text">
      <style:text-properties style:font-name-complex="Times New Roman"/>
    </style:style>
    <style:style style:name="T4490" style:parent-style-name="Policepardéfaut" style:family="text">
      <style:text-properties style:font-name-complex="Times New Roman"/>
    </style:style>
    <style:style style:name="T4491" style:parent-style-name="Policepardéfaut" style:family="text">
      <style:text-properties style:font-name-complex="Times New Roman"/>
    </style:style>
    <style:style style:name="T4492" style:parent-style-name="Policepardéfaut" style:family="text">
      <style:text-properties style:font-name-complex="Times New Roman"/>
    </style:style>
    <style:style style:name="T4493" style:parent-style-name="Policepardéfaut" style:family="text">
      <style:text-properties style:font-name-complex="Times New Roman"/>
    </style:style>
    <style:style style:name="T4494" style:parent-style-name="Policepardéfaut" style:family="text">
      <style:text-properties style:font-name-complex="Times New Roman"/>
    </style:style>
    <style:style style:name="T4495" style:parent-style-name="Policepardéfaut" style:family="text">
      <style:text-properties style:font-name-complex="Times New Roman"/>
    </style:style>
    <style:style style:name="T4496" style:parent-style-name="Policepardéfaut" style:family="text">
      <style:text-properties style:font-name-complex="Times New Roman"/>
    </style:style>
    <style:style style:name="T4497" style:parent-style-name="Policepardéfaut" style:family="text">
      <style:text-properties style:font-name-complex="Times New Roman"/>
    </style:style>
    <style:style style:name="T4498" style:parent-style-name="Policepardéfaut" style:family="text">
      <style:text-properties style:font-name-complex="Times New Roman"/>
    </style:style>
    <style:style style:name="T4499" style:parent-style-name="Policepardéfaut" style:family="text">
      <style:text-properties style:font-name-complex="Times New Roman"/>
    </style:style>
    <style:style style:name="T4500" style:parent-style-name="Policepardéfaut" style:family="text">
      <style:text-properties style:font-name-complex="Times New Roman"/>
    </style:style>
    <style:style style:name="T4501" style:parent-style-name="Policepardéfaut" style:family="text">
      <style:text-properties style:font-name-complex="Times New Roman"/>
    </style:style>
    <style:style style:name="T4502" style:parent-style-name="Policepardéfaut" style:family="text">
      <style:text-properties style:font-name-complex="Times New Roman"/>
    </style:style>
    <style:style style:name="T4503" style:parent-style-name="Policepardéfaut" style:family="text">
      <style:text-properties style:font-name-complex="Times New Roman"/>
    </style:style>
    <style:style style:name="T4504" style:parent-style-name="Policepardéfaut" style:family="text">
      <style:text-properties style:font-name-complex="Times New Roman"/>
    </style:style>
    <style:style style:name="T4505" style:parent-style-name="Policepardéfaut" style:family="text">
      <style:text-properties style:font-name-complex="Times New Roman"/>
    </style:style>
    <style:style style:name="T4506" style:parent-style-name="Policepardéfaut" style:family="text">
      <style:text-properties style:font-name-complex="Times New Roman"/>
    </style:style>
    <style:style style:name="T4507" style:parent-style-name="Policepardéfaut" style:family="text">
      <style:text-properties style:font-name-complex="Times New Roman"/>
    </style:style>
    <style:style style:name="T4508" style:parent-style-name="Policepardéfaut" style:family="text">
      <style:text-properties style:font-name-complex="Times New Roman"/>
    </style:style>
    <style:style style:name="T4509" style:parent-style-name="Policepardéfaut" style:family="text">
      <style:text-properties style:font-name-complex="Times New Roman"/>
    </style:style>
    <style:style style:name="T4510" style:parent-style-name="Policepardéfaut" style:family="text">
      <style:text-properties style:font-name-complex="Times New Roman"/>
    </style:style>
    <style:style style:name="T4511" style:parent-style-name="Policepardéfaut" style:family="text">
      <style:text-properties style:font-name-complex="Times New Roman"/>
    </style:style>
    <style:style style:name="T4512" style:parent-style-name="Policepardéfaut" style:family="text">
      <style:text-properties style:font-name-complex="Times New Roman"/>
    </style:style>
    <style:style style:name="T4513" style:parent-style-name="Policepardéfaut" style:family="text">
      <style:text-properties style:font-name-complex="Times New Roman"/>
    </style:style>
    <style:style style:name="T4514" style:parent-style-name="Policepardéfaut" style:family="text">
      <style:text-properties style:font-name-complex="Times New Roman"/>
    </style:style>
    <style:style style:name="T4515" style:parent-style-name="Policepardéfaut" style:family="text">
      <style:text-properties style:font-name-complex="Times New Roman"/>
    </style:style>
    <style:style style:name="T4516" style:parent-style-name="Policepardéfaut" style:family="text">
      <style:text-properties style:font-name-complex="Times New Roman"/>
    </style:style>
    <style:style style:name="T4517" style:parent-style-name="Policepardéfaut" style:family="text">
      <style:text-properties style:font-name-complex="Times New Roman"/>
    </style:style>
    <style:style style:name="T4518" style:parent-style-name="Policepardéfaut" style:family="text">
      <style:text-properties style:font-name-complex="Times New Roman"/>
    </style:style>
    <style:style style:name="T4519" style:parent-style-name="Policepardéfaut" style:family="text">
      <style:text-properties style:font-name-complex="Times New Roman"/>
    </style:style>
    <style:style style:name="T4520" style:parent-style-name="Policepardéfaut" style:family="text">
      <style:text-properties style:font-name-complex="Times New Roman"/>
    </style:style>
    <style:style style:name="T4521" style:parent-style-name="Policepardéfaut" style:family="text">
      <style:text-properties style:font-name-complex="Times New Roman"/>
    </style:style>
    <style:style style:name="T4522" style:parent-style-name="Policepardéfaut" style:family="text">
      <style:text-properties style:font-name-complex="Times New Roman"/>
    </style:style>
    <style:style style:name="T4523" style:parent-style-name="Policepardéfaut" style:family="text">
      <style:text-properties style:font-name-complex="Times New Roman"/>
    </style:style>
    <style:style style:name="T4524" style:parent-style-name="Policepardéfaut" style:family="text">
      <style:text-properties style:font-name-complex="Times New Roman"/>
    </style:style>
    <style:style style:name="T4525" style:parent-style-name="Policepardéfaut" style:family="text">
      <style:text-properties style:font-name-complex="Times New Roman"/>
    </style:style>
    <style:style style:name="T4526" style:parent-style-name="Policepardéfaut" style:family="text">
      <style:text-properties style:font-name-complex="Times New Roman"/>
    </style:style>
    <style:style style:name="T4527" style:parent-style-name="Policepardéfaut" style:family="text">
      <style:text-properties style:font-name-complex="Times New Roman"/>
    </style:style>
    <style:style style:name="T4528" style:parent-style-name="Policepardéfaut" style:family="text">
      <style:text-properties style:font-name-complex="Times New Roman"/>
    </style:style>
    <style:style style:name="T4529" style:parent-style-name="Policepardéfaut" style:family="text">
      <style:text-properties style:font-name-complex="Times New Roman"/>
    </style:style>
    <style:style style:name="T4530" style:parent-style-name="Policepardéfaut" style:family="text">
      <style:text-properties style:font-name-complex="Times New Roman"/>
    </style:style>
    <style:style style:name="T4531" style:parent-style-name="Policepardéfaut" style:family="text">
      <style:text-properties style:font-name-complex="Times New Roman"/>
    </style:style>
    <style:style style:name="T4532" style:parent-style-name="Policepardéfaut" style:family="text">
      <style:text-properties style:font-name-complex="Times New Roman"/>
    </style:style>
    <style:style style:name="T4533" style:parent-style-name="Policepardéfaut" style:family="text">
      <style:text-properties style:font-name-complex="Times New Roman"/>
    </style:style>
    <style:style style:name="T4534" style:parent-style-name="Policepardéfaut" style:family="text">
      <style:text-properties style:font-name-complex="Times New Roman"/>
    </style:style>
    <style:style style:name="T4535" style:parent-style-name="Policepardéfaut" style:family="text">
      <style:text-properties style:font-name-complex="Times New Roman"/>
    </style:style>
    <style:style style:name="T4536" style:parent-style-name="Policepardéfaut" style:family="text">
      <style:text-properties style:font-name-complex="Times New Roman"/>
    </style:style>
    <style:style style:name="T4537" style:parent-style-name="Policepardéfaut" style:family="text">
      <style:text-properties style:font-name-complex="Times New Roman"/>
    </style:style>
    <style:style style:name="T4538" style:parent-style-name="Policepardéfaut" style:family="text">
      <style:text-properties style:font-name-complex="Times New Roman"/>
    </style:style>
    <style:style style:name="T4539" style:parent-style-name="Policepardéfaut" style:family="text">
      <style:text-properties style:font-name-complex="Times New Roman"/>
    </style:style>
    <style:style style:name="T4540" style:parent-style-name="Policepardéfaut" style:family="text">
      <style:text-properties style:font-name-complex="Times New Roman"/>
    </style:style>
    <style:style style:name="T4541" style:parent-style-name="Policepardéfaut" style:family="text">
      <style:text-properties style:font-name-complex="Times New Roman" fo:font-style="italic" style:font-style-asian="italic"/>
    </style:style>
    <style:style style:name="T4542" style:parent-style-name="Policepardéfaut" style:family="text">
      <style:text-properties style:font-name-complex="Times New Roman"/>
    </style:style>
    <style:style style:name="T4543" style:parent-style-name="Policepardéfaut" style:family="text">
      <style:text-properties style:font-name-complex="Times New Roman"/>
    </style:style>
    <style:style style:name="T4544" style:parent-style-name="Policepardéfaut" style:family="text">
      <style:text-properties style:font-name-complex="Times New Roman"/>
    </style:style>
    <style:style style:name="T4545" style:parent-style-name="Policepardéfaut" style:family="text">
      <style:text-properties style:font-name-complex="Times New Roman"/>
    </style:style>
    <style:style style:name="T4546" style:parent-style-name="Policepardéfaut" style:family="text">
      <style:text-properties style:font-name-complex="Times New Roman"/>
    </style:style>
    <style:style style:name="T4547" style:parent-style-name="Policepardéfaut" style:family="text">
      <style:text-properties style:font-name-complex="Times New Roman"/>
    </style:style>
    <style:style style:name="T4548" style:parent-style-name="Policepardéfaut" style:family="text">
      <style:text-properties style:font-name-complex="Times New Roman"/>
    </style:style>
    <style:style style:name="T4549" style:parent-style-name="Policepardéfaut" style:family="text">
      <style:text-properties style:font-name-complex="Times New Roman"/>
    </style:style>
    <style:style style:name="T4550" style:parent-style-name="Policepardéfaut" style:family="text">
      <style:text-properties style:font-name-complex="Times New Roman"/>
    </style:style>
    <style:style style:name="T4551" style:parent-style-name="Policepardéfaut" style:family="text">
      <style:text-properties style:font-name-complex="Times New Roman"/>
    </style:style>
    <style:style style:name="T4552" style:parent-style-name="Policepardéfaut" style:family="text">
      <style:text-properties style:font-name-complex="Times New Roman"/>
    </style:style>
    <style:style style:name="T4553" style:parent-style-name="Policepardéfaut" style:family="text">
      <style:text-properties style:font-name-complex="Times New Roman"/>
    </style:style>
    <style:style style:name="T4554" style:parent-style-name="Policepardéfaut" style:family="text">
      <style:text-properties style:font-name-complex="Times New Roman"/>
    </style:style>
    <style:style style:name="T4555" style:parent-style-name="Policepardéfaut" style:family="text">
      <style:text-properties style:font-name-complex="Times New Roman"/>
    </style:style>
    <style:style style:name="T4556" style:parent-style-name="Policepardéfaut" style:family="text">
      <style:text-properties style:font-name-complex="Times New Roman"/>
    </style:style>
    <style:style style:name="T4557" style:parent-style-name="Policepardéfaut" style:family="text">
      <style:text-properties style:font-name-complex="Times New Roman"/>
    </style:style>
    <style:style style:name="T4558" style:parent-style-name="Policepardéfaut" style:family="text">
      <style:text-properties style:font-name-complex="Times New Roman"/>
    </style:style>
    <style:style style:name="T4559" style:parent-style-name="Policepardéfaut" style:family="text">
      <style:text-properties style:font-name-complex="Times New Roman"/>
    </style:style>
    <style:style style:name="T4560" style:parent-style-name="Policepardéfaut" style:family="text">
      <style:text-properties style:font-name-complex="Times New Roman"/>
    </style:style>
    <style:style style:name="T4561" style:parent-style-name="Policepardéfaut" style:family="text">
      <style:text-properties style:font-name-complex="Times New Roman"/>
    </style:style>
    <style:style style:name="T4562" style:parent-style-name="Policepardéfaut" style:family="text">
      <style:text-properties style:font-name-complex="Times New Roman"/>
    </style:style>
    <style:style style:name="T4563" style:parent-style-name="Policepardéfaut" style:family="text">
      <style:text-properties style:font-name-complex="Times New Roman"/>
    </style:style>
    <style:style style:name="T4564" style:parent-style-name="Policepardéfaut" style:family="text">
      <style:text-properties style:font-name-complex="Times New Roman"/>
    </style:style>
    <style:style style:name="T4565" style:parent-style-name="Policepardéfaut" style:family="text">
      <style:text-properties style:font-name-complex="Times New Roman"/>
    </style:style>
    <style:style style:name="T4566" style:parent-style-name="Policepardéfaut" style:family="text">
      <style:text-properties style:font-name-complex="Times New Roman"/>
    </style:style>
    <style:style style:name="T4567" style:parent-style-name="Policepardéfaut" style:family="text">
      <style:text-properties style:font-name-complex="Times New Roman"/>
    </style:style>
    <style:style style:name="T4568" style:parent-style-name="Policepardéfaut" style:family="text">
      <style:text-properties style:font-name-complex="Times New Roman"/>
    </style:style>
    <style:style style:name="T4569" style:parent-style-name="Policepardéfaut" style:family="text">
      <style:text-properties style:font-name-complex="Times New Roman"/>
    </style:style>
    <style:style style:name="T4570" style:parent-style-name="Policepardéfaut" style:family="text">
      <style:text-properties style:font-name-complex="Times New Roman"/>
    </style:style>
    <style:style style:name="T4571" style:parent-style-name="Policepardéfaut" style:family="text">
      <style:text-properties style:font-name-complex="Times New Roman"/>
    </style:style>
    <style:style style:name="T4572" style:parent-style-name="Policepardéfaut" style:family="text">
      <style:text-properties style:font-name-complex="Times New Roman"/>
    </style:style>
    <style:style style:name="T4573" style:parent-style-name="pb" style:family="text">
      <style:text-properties style:text-position="0% 100%"/>
    </style:style>
    <style:style style:name="T4574" style:parent-style-name="Policepardéfaut" style:family="text">
      <style:text-properties style:font-name-complex="Times New Roman"/>
    </style:style>
    <style:style style:name="T4575" style:parent-style-name="Policepardéfaut" style:family="text">
      <style:text-properties style:font-name-complex="Times New Roman"/>
    </style:style>
    <style:style style:name="T4576" style:parent-style-name="Policepardéfaut" style:family="text">
      <style:text-properties style:font-name-complex="Times New Roman"/>
    </style:style>
    <style:style style:name="T4577" style:parent-style-name="Policepardéfaut" style:family="text">
      <style:text-properties style:font-name-complex="Times New Roman"/>
    </style:style>
    <style:style style:name="T4578" style:parent-style-name="Policepardéfaut" style:family="text">
      <style:text-properties style:font-name-complex="Times New Roman" fo:font-style="italic" style:font-style-asian="italic"/>
    </style:style>
    <style:style style:name="T4579" style:parent-style-name="Policepardéfaut" style:family="text">
      <style:text-properties style:font-name-complex="Times New Roman" fo:font-style="italic" style:font-style-asian="italic"/>
    </style:style>
    <style:style style:name="T4580" style:parent-style-name="Policepardéfaut" style:family="text">
      <style:text-properties style:font-name-complex="Times New Roman" fo:font-style="italic" style:font-style-asian="italic"/>
    </style:style>
    <style:style style:name="T4581" style:parent-style-name="Policepardéfaut" style:family="text">
      <style:text-properties style:font-name-complex="Times New Roman"/>
    </style:style>
    <style:style style:name="T4582" style:parent-style-name="Policepardéfaut" style:family="text">
      <style:text-properties style:font-name-complex="Times New Roman"/>
    </style:style>
    <style:style style:name="T4583" style:parent-style-name="Policepardéfaut" style:family="text">
      <style:text-properties style:font-name-complex="Times New Roman"/>
    </style:style>
    <style:style style:name="T4584" style:parent-style-name="Policepardéfaut" style:family="text">
      <style:text-properties style:font-name-complex="Times New Roman"/>
    </style:style>
    <style:style style:name="T4585" style:parent-style-name="Policepardéfaut" style:family="text">
      <style:text-properties style:font-name-complex="Times New Roman"/>
    </style:style>
    <style:style style:name="T4586" style:parent-style-name="Policepardéfaut" style:family="text">
      <style:text-properties style:font-name-complex="Times New Roman"/>
    </style:style>
    <style:style style:name="T4587" style:parent-style-name="Policepardéfaut" style:family="text">
      <style:text-properties style:font-name-complex="Times New Roman"/>
    </style:style>
    <style:style style:name="T4588" style:parent-style-name="Policepardéfaut" style:family="text">
      <style:text-properties style:font-name-complex="Times New Roman"/>
    </style:style>
    <style:style style:name="T4589" style:parent-style-name="Policepardéfaut" style:family="text">
      <style:text-properties style:font-name-complex="Times New Roman"/>
    </style:style>
    <style:style style:name="T4590" style:parent-style-name="Policepardéfaut" style:family="text">
      <style:text-properties style:font-name-complex="Times New Roman"/>
    </style:style>
    <style:style style:name="T4591" style:parent-style-name="Policepardéfaut" style:family="text">
      <style:text-properties style:font-name-complex="Times New Roman"/>
    </style:style>
    <style:style style:name="T4592" style:parent-style-name="Policepardéfaut" style:family="text">
      <style:text-properties style:font-name-complex="Times New Roman"/>
    </style:style>
    <style:style style:name="T4593" style:parent-style-name="Policepardéfaut" style:family="text">
      <style:text-properties style:font-name-complex="Times New Roman"/>
    </style:style>
    <style:style style:name="T4594" style:parent-style-name="Policepardéfaut" style:family="text">
      <style:text-properties style:font-name-complex="Times New Roman"/>
    </style:style>
    <style:style style:name="T4595" style:parent-style-name="Policepardéfaut" style:family="text">
      <style:text-properties style:font-name-complex="Times New Roman"/>
    </style:style>
    <style:style style:name="T4596" style:parent-style-name="Policepardéfaut" style:family="text">
      <style:text-properties style:font-name-complex="Times New Roman"/>
    </style:style>
    <style:style style:name="T4597" style:parent-style-name="Policepardéfaut" style:family="text">
      <style:text-properties style:font-name-complex="Times New Roman"/>
    </style:style>
    <style:style style:name="T4598" style:parent-style-name="Policepardéfaut" style:family="text">
      <style:text-properties style:font-name-complex="Times New Roman"/>
    </style:style>
    <style:style style:name="T4599" style:parent-style-name="Policepardéfaut" style:family="text">
      <style:text-properties style:font-name-complex="Times New Roman"/>
    </style:style>
    <style:style style:name="T4600" style:parent-style-name="Policepardéfaut" style:family="text">
      <style:text-properties style:font-name-complex="Times New Roman"/>
    </style:style>
    <style:style style:name="T4601" style:parent-style-name="Policepardéfaut" style:family="text">
      <style:text-properties style:font-name-complex="Times New Roman"/>
    </style:style>
    <style:style style:name="T4602" style:parent-style-name="Policepardéfaut" style:family="text">
      <style:text-properties style:font-name-complex="Times New Roman"/>
    </style:style>
    <style:style style:name="T4603" style:parent-style-name="Policepardéfaut" style:family="text">
      <style:text-properties style:font-name-complex="Times New Roman"/>
    </style:style>
    <style:style style:name="T4604" style:parent-style-name="Policepardéfaut" style:family="text">
      <style:text-properties style:font-name-complex="Times New Roman"/>
    </style:style>
    <style:style style:name="T4605" style:parent-style-name="Policepardéfaut" style:family="text">
      <style:text-properties style:font-name-complex="Times New Roman"/>
    </style:style>
    <style:style style:name="T4606" style:parent-style-name="Policepardéfaut" style:family="text">
      <style:text-properties style:font-name-complex="Times New Roman"/>
    </style:style>
    <style:style style:name="T4607" style:parent-style-name="Policepardéfaut" style:family="text">
      <style:text-properties style:font-name-complex="Times New Roman"/>
    </style:style>
    <style:style style:name="T4608" style:parent-style-name="Policepardéfaut" style:family="text">
      <style:text-properties style:font-name-complex="Times New Roman"/>
    </style:style>
    <style:style style:name="T4609" style:parent-style-name="Policepardéfaut" style:family="text">
      <style:text-properties style:font-name-complex="Times New Roman"/>
    </style:style>
    <style:style style:name="T4610" style:parent-style-name="Policepardéfaut" style:family="text">
      <style:text-properties style:font-name-complex="Times New Roman"/>
    </style:style>
    <style:style style:name="T4611" style:parent-style-name="Policepardéfaut" style:family="text">
      <style:text-properties style:font-name-complex="Times New Roman"/>
    </style:style>
    <style:style style:name="T4612" style:parent-style-name="Policepardéfaut" style:family="text">
      <style:text-properties style:font-name-complex="Times New Roman"/>
    </style:style>
    <style:style style:name="T4613" style:parent-style-name="Policepardéfaut" style:family="text">
      <style:text-properties style:font-name-complex="Times New Roman"/>
    </style:style>
    <style:style style:name="T4614" style:parent-style-name="Policepardéfaut" style:family="text">
      <style:text-properties style:font-name-complex="Times New Roman"/>
    </style:style>
    <style:style style:name="T4615" style:parent-style-name="Policepardéfaut" style:family="text">
      <style:text-properties style:font-name-complex="Times New Roman"/>
    </style:style>
    <style:style style:name="T4616" style:parent-style-name="Policepardéfaut" style:family="text">
      <style:text-properties style:font-name-complex="Times New Roman"/>
    </style:style>
    <style:style style:name="T4617" style:parent-style-name="Policepardéfaut" style:family="text">
      <style:text-properties style:font-name-complex="Times New Roman"/>
    </style:style>
    <style:style style:name="T4618" style:parent-style-name="Policepardéfaut" style:family="text">
      <style:text-properties style:font-name-complex="Times New Roman"/>
    </style:style>
    <style:style style:name="T4619" style:parent-style-name="Policepardéfaut" style:family="text">
      <style:text-properties style:font-name-complex="Times New Roman"/>
    </style:style>
    <style:style style:name="T4620" style:parent-style-name="Policepardéfaut" style:family="text">
      <style:text-properties style:font-name-complex="Times New Roman"/>
    </style:style>
    <style:style style:name="T4621" style:parent-style-name="Policepardéfaut" style:family="text">
      <style:text-properties style:font-name-complex="Times New Roman"/>
    </style:style>
    <style:style style:name="T4622" style:parent-style-name="Policepardéfaut" style:family="text">
      <style:text-properties style:font-name-complex="Times New Roman"/>
    </style:style>
    <style:style style:name="T4623" style:parent-style-name="Policepardéfaut" style:family="text">
      <style:text-properties style:font-name-complex="Times New Roman"/>
    </style:style>
    <style:style style:name="T4624" style:parent-style-name="Policepardéfaut" style:family="text">
      <style:text-properties style:font-name-complex="Times New Roman"/>
    </style:style>
    <style:style style:name="T4625" style:parent-style-name="Policepardéfaut" style:family="text">
      <style:text-properties style:font-name-complex="Times New Roman"/>
    </style:style>
    <style:style style:name="T4626" style:parent-style-name="Policepardéfaut" style:family="text">
      <style:text-properties style:font-name-complex="Times New Roman"/>
    </style:style>
    <style:style style:name="T4627" style:parent-style-name="Policepardéfaut" style:family="text">
      <style:text-properties style:font-name-complex="Times New Roman"/>
    </style:style>
    <style:style style:name="T4628" style:parent-style-name="Policepardéfaut" style:family="text">
      <style:text-properties style:font-name-complex="Times New Roman"/>
    </style:style>
    <style:style style:name="T4629" style:parent-style-name="Policepardéfaut" style:family="text">
      <style:text-properties style:font-name-complex="Times New Roman"/>
    </style:style>
    <style:style style:name="T4630" style:parent-style-name="Policepardéfaut" style:family="text">
      <style:text-properties style:font-name-complex="Times New Roman"/>
    </style:style>
    <style:style style:name="T4631" style:parent-style-name="Policepardéfaut" style:family="text">
      <style:text-properties style:font-name-complex="Times New Roman"/>
    </style:style>
    <style:style style:name="T4632" style:parent-style-name="Policepardéfaut" style:family="text">
      <style:text-properties style:font-name-complex="Times New Roman"/>
    </style:style>
    <style:style style:name="T4633" style:parent-style-name="Policepardéfaut" style:family="text">
      <style:text-properties style:font-name-complex="Times New Roman"/>
    </style:style>
    <style:style style:name="T4634" style:parent-style-name="Policepardéfaut" style:family="text">
      <style:text-properties style:font-name-complex="Times New Roman"/>
    </style:style>
    <style:style style:name="T4635" style:parent-style-name="Policepardéfaut" style:family="text">
      <style:text-properties style:font-name-complex="Times New Roman"/>
    </style:style>
    <style:style style:name="T4636" style:parent-style-name="Policepardéfaut" style:family="text">
      <style:text-properties style:font-name-complex="Times New Roman"/>
    </style:style>
    <style:style style:name="T4637" style:parent-style-name="Policepardéfaut" style:family="text">
      <style:text-properties style:font-name-complex="Times New Roman"/>
    </style:style>
    <style:style style:name="T4638" style:parent-style-name="Policepardéfaut" style:family="text">
      <style:text-properties style:font-name-complex="Times New Roman"/>
    </style:style>
    <style:style style:name="T4639" style:parent-style-name="Policepardéfaut" style:family="text">
      <style:text-properties style:font-name-complex="Times New Roman"/>
    </style:style>
    <style:style style:name="T4640" style:parent-style-name="Policepardéfaut" style:family="text">
      <style:text-properties style:font-name-complex="Times New Roman"/>
    </style:style>
    <style:style style:name="T4641" style:parent-style-name="Policepardéfaut" style:family="text">
      <style:text-properties style:font-name-complex="Times New Roman"/>
    </style:style>
    <style:style style:name="T4642" style:parent-style-name="Policepardéfaut" style:family="text">
      <style:text-properties style:font-name-complex="Times New Roman"/>
    </style:style>
    <style:style style:name="T4643" style:parent-style-name="Policepardéfaut" style:family="text">
      <style:text-properties style:font-name-complex="Times New Roman"/>
    </style:style>
    <style:style style:name="T4644" style:parent-style-name="Policepardéfaut" style:family="text">
      <style:text-properties style:font-name-complex="Times New Roman"/>
    </style:style>
    <style:style style:name="T4645" style:parent-style-name="Policepardéfaut" style:family="text">
      <style:text-properties style:font-name-complex="Times New Roman"/>
    </style:style>
    <style:style style:name="T4646" style:parent-style-name="Policepardéfaut" style:family="text">
      <style:text-properties style:font-name-complex="Times New Roman"/>
    </style:style>
    <style:style style:name="T4647" style:parent-style-name="Policepardéfaut" style:family="text">
      <style:text-properties style:font-name-complex="Times New Roman"/>
    </style:style>
    <style:style style:name="T4648" style:parent-style-name="Policepardéfaut" style:family="text">
      <style:text-properties style:font-name-complex="Times New Roman"/>
    </style:style>
    <style:style style:name="T4649" style:parent-style-name="Policepardéfaut" style:family="text">
      <style:text-properties style:font-name-complex="Times New Roman" fo:font-style="italic" style:font-style-asian="italic"/>
    </style:style>
    <style:style style:name="T4650" style:parent-style-name="Policepardéfaut" style:family="text">
      <style:text-properties style:font-name-complex="Times New Roman" fo:font-style="italic" style:font-style-asian="italic"/>
    </style:style>
    <style:style style:name="T4651" style:parent-style-name="Policepardéfaut" style:family="text">
      <style:text-properties style:font-name-complex="Times New Roman" fo:font-style="italic" style:font-style-asian="italic"/>
    </style:style>
    <style:style style:name="T4652" style:parent-style-name="Policepardéfaut" style:family="text">
      <style:text-properties style:font-name-complex="Times New Roman"/>
    </style:style>
    <style:style style:name="P4653" style:parent-style-name="label" style:family="paragraph">
      <style:text-properties fo:font-style="italic" style:font-style-asian="italic" fo:font-variant="normal"/>
    </style:style>
    <style:style style:name="T4654" style:parent-style-name="Policepardéfaut" style:family="text">
      <style:text-properties style:font-name-complex="Times New Roman"/>
    </style:style>
    <style:style style:name="T4655" style:parent-style-name="Policepardéfaut" style:family="text">
      <style:text-properties style:font-name-complex="Times New Roman"/>
    </style:style>
    <style:style style:name="T4656" style:parent-style-name="Policepardéfaut" style:family="text">
      <style:text-properties style:font-name-complex="Times New Roman"/>
    </style:style>
    <style:style style:name="T4657" style:parent-style-name="Policepardéfaut" style:family="text">
      <style:text-properties style:font-name-complex="Times New Roman"/>
    </style:style>
    <style:style style:name="T4658" style:parent-style-name="pb" style:family="text">
      <style:text-properties style:text-position="0% 100%"/>
    </style:style>
    <style:style style:name="T4659" style:parent-style-name="Policepardéfaut" style:family="text">
      <style:text-properties fo:font-style="italic" style:font-style-asian="italic"/>
    </style:style>
    <style:style style:name="T4660" style:parent-style-name="Policepardéfaut" style:family="text">
      <style:text-properties style:font-name-complex="Times New Roman"/>
    </style:style>
    <style:style style:name="T4661" style:parent-style-name="Policepardéfaut" style:family="text">
      <style:text-properties style:font-name-complex="Times New Roman"/>
    </style:style>
    <style:style style:name="T4662" style:parent-style-name="Policepardéfaut" style:family="text">
      <style:text-properties style:font-name-complex="Times New Roman"/>
    </style:style>
    <style:style style:name="T4663" style:parent-style-name="Policepardéfaut" style:family="text">
      <style:text-properties style:font-name-complex="Times New Roman" fo:font-style="italic" style:font-style-asian="italic"/>
    </style:style>
    <style:style style:name="T4664" style:parent-style-name="Policepardéfaut" style:family="text">
      <style:text-properties style:font-name-complex="Times New Roman"/>
    </style:style>
    <style:style style:name="T4665" style:parent-style-name="pb" style:family="text">
      <style:text-properties style:text-position="0% 100%"/>
    </style:style>
    <style:style style:name="T4666" style:parent-style-name="Policepardéfaut" style:family="text">
      <style:text-properties fo:font-style="italic" style:font-style-asian="italic"/>
    </style:style>
    <style:style style:name="T4667" style:parent-style-name="Policepardéfaut" style:family="text">
      <style:text-properties fo:font-style="italic" style:font-style-asian="italic"/>
    </style:style>
    <style:style style:name="T4668" style:parent-style-name="Policepardéfaut" style:family="text">
      <style:text-properties fo:font-style="italic" style:font-style-asian="italic"/>
    </style:style>
    <style:style style:name="T4669" style:parent-style-name="Policepardéfaut" style:family="text">
      <style:text-properties fo:font-style="italic" style:font-style-asian="italic"/>
    </style:style>
    <style:style style:name="T4670" style:parent-style-name="pb" style:family="text">
      <style:text-properties style:text-position="0% 100%"/>
    </style:style>
    <style:style style:name="T4671" style:parent-style-name="Policepardéfaut" style:family="text">
      <style:text-properties fo:font-style="italic" style:font-style-asian="italic"/>
    </style:style>
    <style:style style:name="T4672" style:parent-style-name="Policepardéfaut" style:family="text">
      <style:text-properties style:font-name-complex="Times New Roman"/>
    </style:style>
    <style:style style:name="T4673" style:parent-style-name="Policepardéfaut" style:family="text">
      <style:text-properties style:font-name-complex="Times New Roman"/>
    </style:style>
    <style:style style:name="T4674" style:parent-style-name="Policepardéfaut" style:family="text">
      <style:text-properties style:font-name-complex="Times New Roman"/>
    </style:style>
    <style:style style:name="T4675" style:parent-style-name="Policepardéfaut" style:family="text">
      <style:text-properties style:font-name-complex="Times New Roman"/>
    </style:style>
    <style:style style:name="T4676" style:parent-style-name="Policepardéfaut" style:family="text">
      <style:text-properties style:font-name-complex="Times New Roman" fo:font-style="italic" style:font-style-asian="italic"/>
    </style:style>
    <style:style style:name="T4677" style:parent-style-name="Policepardéfaut" style:family="text">
      <style:text-properties style:font-name-complex="Times New Roman"/>
    </style:style>
    <style:style style:name="T4678" style:parent-style-name="Policepardéfaut" style:family="text">
      <style:text-properties fo:font-style="italic" style:font-style-asian="italic"/>
    </style:style>
    <style:style style:name="T4679" style:parent-style-name="pb" style:family="text">
      <style:text-properties style:text-position="0% 100%"/>
    </style:style>
    <style:style style:name="T4680" style:parent-style-name="Policepardéfaut" style:family="text">
      <style:text-properties style:font-name-complex="Times New Roman"/>
    </style:style>
    <style:style style:name="T4681" style:parent-style-name="Policepardéfaut" style:family="text">
      <style:text-properties style:font-name-complex="Times New Roman" fo:font-style="italic" style:font-style-asian="italic"/>
    </style:style>
    <style:style style:name="T4682" style:parent-style-name="Policepardéfaut" style:family="text">
      <style:text-properties style:font-name-complex="Times New Roman"/>
    </style:style>
    <style:style style:name="T4683" style:parent-style-name="Policepardéfaut" style:family="text">
      <style:text-properties fo:font-style="italic" style:font-style-asian="italic"/>
    </style:style>
    <style:style style:name="T4684" style:parent-style-name="Policepardéfaut" style:family="text">
      <style:text-properties fo:font-style="italic" style:font-style-asian="italic"/>
    </style:style>
    <style:style style:name="T4685" style:parent-style-name="Policepardéfaut" style:family="text">
      <style:text-properties fo:font-style="italic" style:font-style-asian="italic"/>
    </style:style>
    <style:style style:name="T4686" style:parent-style-name="Policepardéfaut" style:family="text">
      <style:text-properties fo:font-style="italic" style:font-style-asian="italic"/>
    </style:style>
    <style:style style:name="T4687" style:parent-style-name="Policepardéfaut" style:family="text">
      <style:text-properties fo:font-style="italic" style:font-style-asian="italic"/>
    </style:style>
    <style:style style:name="T4688" style:parent-style-name="Policepardéfaut" style:family="text">
      <style:text-properties fo:font-style="italic" style:font-style-asian="italic"/>
    </style:style>
    <style:style style:name="T4689" style:parent-style-name="Policepardéfaut" style:family="text">
      <style:text-properties fo:font-style="italic" style:font-style-asian="italic"/>
    </style:style>
    <style:style style:name="T4690" style:parent-style-name="Policepardéfaut" style:family="text">
      <style:text-properties fo:font-style="italic" style:font-style-asian="italic"/>
    </style:style>
    <style:style style:name="T4691" style:parent-style-name="Policepardéfaut" style:family="text">
      <style:text-properties fo:font-style="italic" style:font-style-asian="italic"/>
    </style:style>
    <style:style style:name="T4692" style:parent-style-name="Policepardéfaut" style:family="text">
      <style:text-properties fo:font-style="italic" style:font-style-asian="italic"/>
    </style:style>
    <style:style style:name="T4693" style:parent-style-name="Policepardéfaut" style:family="text">
      <style:text-properties fo:font-style="italic" style:font-style-asian="italic"/>
    </style:style>
    <style:style style:name="T4694" style:parent-style-name="Policepardéfaut" style:family="text">
      <style:text-properties fo:font-style="italic" style:font-style-asian="italic"/>
    </style:style>
    <style:style style:name="T4695" style:parent-style-name="Policepardéfaut" style:family="text">
      <style:text-properties fo:font-style="italic" style:font-style-asian="italic"/>
    </style:style>
    <style:style style:name="T4696" style:parent-style-name="Policepardéfaut" style:family="text">
      <style:text-properties fo:font-style="italic" style:font-style-asian="italic"/>
    </style:style>
    <style:style style:name="T4697" style:parent-style-name="Policepardéfaut" style:family="text">
      <style:text-properties fo:font-style="italic" style:font-style-asian="italic"/>
    </style:style>
    <style:style style:name="T4698" style:parent-style-name="Policepardéfaut" style:family="text">
      <style:text-properties fo:font-style="italic" style:font-style-asian="italic"/>
    </style:style>
    <style:style style:name="T4699" style:parent-style-name="Policepardéfaut" style:family="text">
      <style:text-properties fo:font-style="italic" style:font-style-asian="italic"/>
    </style:style>
    <style:style style:name="P4700" style:parent-style-name="Corpsdetexte" style:family="paragraph">
      <style:paragraph-properties fo:text-indent="0.1666in"/>
    </style:style>
    <style:style style:name="T4701" style:parent-style-name="Policepardéfaut" style:family="text">
      <style:text-properties style:font-name-complex="Times New Roman"/>
    </style:style>
    <style:style style:name="T4702" style:parent-style-name="Policepardéfaut" style:family="text">
      <style:text-properties style:font-name-complex="Times New Roman"/>
    </style:style>
    <style:style style:name="T4703" style:parent-style-name="Policepardéfaut" style:family="text">
      <style:text-properties style:font-name-complex="Times New Roman"/>
    </style:style>
    <style:style style:name="T4704" style:parent-style-name="Policepardéfaut" style:family="text">
      <style:text-properties style:font-name-complex="Times New Roman"/>
    </style:style>
    <style:style style:name="T4705" style:parent-style-name="Policepardéfaut" style:family="text">
      <style:text-properties style:font-name-complex="Times New Roman"/>
    </style:style>
    <style:style style:name="T4706" style:parent-style-name="Policepardéfaut" style:family="text">
      <style:text-properties style:font-name-complex="Times New Roman"/>
    </style:style>
    <style:style style:name="T4707" style:parent-style-name="Policepardéfaut" style:family="text">
      <style:text-properties style:font-name-complex="Times New Roman" fo:font-style="italic" style:font-style-asian="italic"/>
    </style:style>
    <style:style style:name="T4708" style:parent-style-name="Policepardéfaut" style:family="text">
      <style:text-properties style:font-name-complex="Times New Roman" fo:font-style="italic" style:font-style-asian="italic"/>
    </style:style>
    <style:style style:name="T4709" style:parent-style-name="Policepardéfaut" style:family="text">
      <style:text-properties style:font-name-complex="Times New Roman" fo:font-style="italic" style:font-style-asian="italic"/>
    </style:style>
    <style:style style:name="T4710" style:parent-style-name="Policepardéfaut" style:family="text">
      <style:text-properties style:font-name-complex="Times New Roman" fo:font-style="italic" style:font-style-asian="italic"/>
    </style:style>
    <style:style style:name="T4711" style:parent-style-name="Policepardéfaut" style:family="text">
      <style:text-properties style:font-name-complex="Times New Roman" fo:font-style="italic" style:font-style-asian="italic"/>
    </style:style>
    <style:style style:name="T4712" style:parent-style-name="Policepardéfaut" style:family="text">
      <style:text-properties style:font-name-complex="Times New Roman" fo:font-style="italic" style:font-style-asian="italic"/>
    </style:style>
    <style:style style:name="T4713" style:parent-style-name="Policepardéfaut" style:family="text">
      <style:text-properties style:font-name-complex="Times New Roman"/>
    </style:style>
    <style:style style:name="T4714" style:parent-style-name="Policepardéfaut" style:family="text">
      <style:text-properties style:font-name-complex="Times New Roman"/>
    </style:style>
    <style:style style:name="T4715" style:parent-style-name="Policepardéfaut" style:family="text">
      <style:text-properties style:font-name-complex="Times New Roman"/>
    </style:style>
    <style:style style:name="T4716" style:parent-style-name="Policepardéfaut" style:family="text">
      <style:text-properties style:font-name-complex="Times New Roman"/>
    </style:style>
    <style:style style:name="T4717" style:parent-style-name="Policepardéfaut" style:family="text">
      <style:text-properties style:font-name-complex="Times New Roman"/>
    </style:style>
    <style:style style:name="T4718" style:parent-style-name="Policepardéfaut" style:family="text">
      <style:text-properties style:font-name-complex="Times New Roman"/>
    </style:style>
    <style:style style:name="T4719" style:parent-style-name="Policepardéfaut" style:family="text">
      <style:text-properties style:font-name-complex="Times New Roman"/>
    </style:style>
    <style:style style:name="T4720" style:parent-style-name="Policepardéfaut" style:family="text">
      <style:text-properties style:font-name-complex="Times New Roman"/>
    </style:style>
    <style:style style:name="T4721" style:parent-style-name="Policepardéfaut" style:family="text">
      <style:text-properties style:font-name-complex="Times New Roman"/>
    </style:style>
    <style:style style:name="T4722" style:parent-style-name="Policepardéfaut" style:family="text">
      <style:text-properties style:font-name-complex="Times New Roman"/>
    </style:style>
    <style:style style:name="T4723" style:parent-style-name="Policepardéfaut" style:family="text">
      <style:text-properties style:font-name-complex="Times New Roman"/>
    </style:style>
    <style:style style:name="T4724" style:parent-style-name="Policepardéfaut" style:family="text">
      <style:text-properties style:font-name-complex="Times New Roman"/>
    </style:style>
    <style:style style:name="T4725" style:parent-style-name="Policepardéfaut" style:family="text">
      <style:text-properties style:font-name-complex="Times New Roman"/>
    </style:style>
    <style:style style:name="T4726" style:parent-style-name="Policepardéfaut" style:family="text">
      <style:text-properties style:font-name-complex="Times New Roman"/>
    </style:style>
    <style:style style:name="T4727" style:parent-style-name="Policepardéfaut" style:family="text">
      <style:text-properties style:font-name-complex="Times New Roman" fo:font-style="italic" style:font-style-asian="italic"/>
    </style:style>
    <style:style style:name="T4728" style:parent-style-name="Policepardéfaut" style:family="text">
      <style:text-properties style:font-name-complex="Times New Roman" fo:font-style="italic" style:font-style-asian="italic"/>
    </style:style>
    <style:style style:name="T4729" style:parent-style-name="Policepardéfaut" style:family="text">
      <style:text-properties style:font-name-complex="Times New Roman" fo:font-style="italic" style:font-style-asian="italic"/>
    </style:style>
    <style:style style:name="T4730" style:parent-style-name="Policepardéfaut" style:family="text">
      <style:text-properties style:font-name-complex="Times New Roman"/>
    </style:style>
    <style:style style:name="T4731" style:parent-style-name="Policepardéfaut" style:family="text">
      <style:text-properties style:font-name-complex="Times New Roman"/>
    </style:style>
    <style:style style:name="T4732" style:parent-style-name="Policepardéfaut" style:family="text">
      <style:text-properties style:font-name-complex="Times New Roman"/>
    </style:style>
    <style:style style:name="T4733" style:parent-style-name="Policepardéfaut" style:family="text">
      <style:text-properties style:font-name-complex="Times New Roman"/>
    </style:style>
    <style:style style:name="T4734" style:parent-style-name="Policepardéfaut" style:family="text">
      <style:text-properties style:font-name-complex="Times New Roman"/>
    </style:style>
    <style:style style:name="T4735" style:parent-style-name="Policepardéfaut" style:family="text">
      <style:text-properties style:font-name-complex="Times New Roman"/>
    </style:style>
    <style:style style:name="T4736" style:parent-style-name="Policepardéfaut" style:family="text">
      <style:text-properties style:font-name-complex="Times New Roman"/>
    </style:style>
    <style:style style:name="T4737" style:parent-style-name="Policepardéfaut" style:family="text">
      <style:text-properties style:font-name-complex="Times New Roman"/>
    </style:style>
    <style:style style:name="T4738" style:parent-style-name="Policepardéfaut" style:family="text">
      <style:text-properties style:font-name-complex="Times New Roman"/>
    </style:style>
    <style:style style:name="T4739" style:parent-style-name="Policepardéfaut" style:family="text">
      <style:text-properties style:font-name-complex="Times New Roman"/>
    </style:style>
    <style:style style:name="T4740" style:parent-style-name="Policepardéfaut" style:family="text">
      <style:text-properties style:font-name-complex="Times New Roman"/>
    </style:style>
    <style:style style:name="T4741" style:parent-style-name="Policepardéfaut" style:family="text">
      <style:text-properties style:font-name-complex="Times New Roman"/>
    </style:style>
    <style:style style:name="T4742" style:parent-style-name="Policepardéfaut" style:family="text">
      <style:text-properties style:font-name-complex="Times New Roman"/>
    </style:style>
    <style:style style:name="T4743" style:parent-style-name="Policepardéfaut" style:family="text">
      <style:text-properties style:font-name-complex="Times New Roman"/>
    </style:style>
    <style:style style:name="T4744" style:parent-style-name="Policepardéfaut" style:family="text">
      <style:text-properties style:font-name-complex="Times New Roman"/>
    </style:style>
    <style:style style:name="T4745" style:parent-style-name="Policepardéfaut" style:family="text">
      <style:text-properties style:font-name-complex="Times New Roman"/>
    </style:style>
    <style:style style:name="T4746" style:parent-style-name="Policepardéfaut" style:family="text">
      <style:text-properties style:font-name-complex="Times New Roman"/>
    </style:style>
    <style:style style:name="T4747" style:parent-style-name="Policepardéfaut" style:family="text">
      <style:text-properties style:font-name-complex="Times New Roman"/>
    </style:style>
    <style:style style:name="T4748" style:parent-style-name="Policepardéfaut" style:family="text">
      <style:text-properties style:font-name-complex="Times New Roman"/>
    </style:style>
    <style:style style:name="T4749" style:parent-style-name="Policepardéfaut" style:family="text">
      <style:text-properties style:font-name-complex="Times New Roman"/>
    </style:style>
    <style:style style:name="T4750" style:parent-style-name="Policepardéfaut" style:family="text">
      <style:text-properties style:font-name-complex="Times New Roman"/>
    </style:style>
    <style:style style:name="T4751" style:parent-style-name="Policepardéfaut" style:family="text">
      <style:text-properties style:font-name-complex="Times New Roman"/>
    </style:style>
    <style:style style:name="T4752" style:parent-style-name="Policepardéfaut" style:family="text">
      <style:text-properties style:font-name-complex="Times New Roman"/>
    </style:style>
    <style:style style:name="T4753" style:parent-style-name="Policepardéfaut" style:family="text">
      <style:text-properties style:font-name-complex="Times New Roman" fo:font-style="italic" style:font-style-asian="italic"/>
    </style:style>
    <style:style style:name="T4754" style:parent-style-name="Policepardéfaut" style:family="text">
      <style:text-properties style:font-name-complex="Times New Roman"/>
    </style:style>
    <style:style style:name="T4755" style:parent-style-name="Policepardéfaut" style:family="text">
      <style:text-properties style:font-name-complex="Times New Roman"/>
    </style:style>
    <style:style style:name="T4756" style:parent-style-name="Policepardéfaut" style:family="text">
      <style:text-properties fo:font-style="italic" style:font-style-asian="italic"/>
    </style:style>
    <style:style style:name="T4757" style:parent-style-name="Policepardéfaut" style:family="text">
      <style:text-properties fo:font-style="italic" style:font-style-asian="italic"/>
    </style:style>
    <style:style style:name="T4758" style:parent-style-name="Policepardéfaut" style:family="text">
      <style:text-properties fo:font-style="italic" style:font-style-asian="italic"/>
    </style:style>
    <style:style style:name="T4759" style:parent-style-name="pb" style:family="text">
      <style:text-properties style:text-position="0% 100%"/>
    </style:style>
    <style:style style:name="T4760" style:parent-style-name="pb" style:family="text">
      <style:text-properties style:text-position="0% 100%"/>
    </style:style>
    <style:style style:name="T4761" style:parent-style-name="Policepardéfaut" style:family="text">
      <style:text-properties style:font-name-complex="Times New Roman" fo:font-style="italic" style:font-style-asian="italic"/>
    </style:style>
    <style:style style:name="T4762" style:parent-style-name="Policepardéfaut" style:family="text">
      <style:text-properties style:font-name-complex="Times New Roman" fo:font-style="italic" style:font-style-asian="italic"/>
    </style:style>
    <style:style style:name="T4763" style:parent-style-name="Policepardéfaut" style:family="text">
      <style:text-properties style:font-name-complex="Times New Roman" fo:font-style="italic" style:font-style-asian="italic"/>
    </style:style>
    <style:style style:name="T4764" style:parent-style-name="Policepardéfaut" style:family="text">
      <style:text-properties style:font-name-complex="Times New Roman" fo:font-style="italic" style:font-style-asian="italic"/>
    </style:style>
    <style:style style:name="T4765" style:parent-style-name="Policepardéfaut" style:family="text">
      <style:text-properties style:font-name-complex="Times New Roman" fo:font-style="italic" style:font-style-asian="italic"/>
    </style:style>
    <style:style style:name="T4766" style:parent-style-name="Policepardéfaut" style:family="text">
      <style:text-properties style:font-name-complex="Times New Roman" fo:font-style="italic" style:font-style-asian="italic"/>
    </style:style>
    <style:style style:name="T4767" style:parent-style-name="Policepardéfaut" style:family="text">
      <style:text-properties style:font-name-complex="Times New Roman" fo:font-style="italic" style:font-style-asian="italic"/>
    </style:style>
    <style:style style:name="T4768" style:parent-style-name="Policepardéfaut" style:family="text">
      <style:text-properties style:font-name-complex="Times New Roman" fo:font-style="italic" style:font-style-asian="italic"/>
    </style:style>
    <style:style style:name="T4769" style:parent-style-name="Policepardéfaut" style:family="text">
      <style:text-properties style:font-name-complex="Times New Roman" fo:font-style="italic" style:font-style-asian="italic"/>
    </style:style>
    <style:style style:name="T4770" style:parent-style-name="Policepardéfaut" style:family="text">
      <style:text-properties style:font-name-complex="Times New Roman" fo:font-style="italic" style:font-style-asian="italic"/>
    </style:style>
    <style:style style:name="T4771" style:parent-style-name="Policepardéfaut" style:family="text">
      <style:text-properties style:font-name-complex="Times New Roman" fo:font-style="italic" style:font-style-asian="italic"/>
    </style:style>
    <style:style style:name="T4772" style:parent-style-name="Policepardéfaut" style:family="text">
      <style:text-properties style:font-name-complex="Times New Roman" fo:font-style="italic" style:font-style-asian="italic"/>
    </style:style>
    <style:style style:name="T4773" style:parent-style-name="Policepardéfaut" style:family="text">
      <style:text-properties style:font-name-complex="Times New Roman" fo:font-style="italic" style:font-style-asian="italic"/>
    </style:style>
    <style:style style:name="T4774" style:parent-style-name="Policepardéfaut" style:family="text">
      <style:text-properties style:font-name-complex="Times New Roman" fo:font-style="italic" style:font-style-asian="italic"/>
    </style:style>
    <style:style style:name="T4775" style:parent-style-name="Policepardéfaut" style:family="text">
      <style:text-properties style:font-name-complex="Times New Roman" fo:font-style="italic" style:font-style-asian="italic"/>
    </style:style>
    <style:style style:name="T4776" style:parent-style-name="Policepardéfaut" style:family="text">
      <style:text-properties style:font-name-complex="Times New Roman" fo:font-style="italic" style:font-style-asian="italic"/>
    </style:style>
    <style:style style:name="T4777" style:parent-style-name="Policepardéfaut" style:family="text">
      <style:text-properties style:font-name-complex="Times New Roman" fo:font-style="italic" style:font-style-asian="italic"/>
    </style:style>
    <style:style style:name="T4778" style:parent-style-name="Policepardéfaut" style:family="text">
      <style:text-properties style:font-name-complex="Times New Roman" fo:font-style="italic" style:font-style-asian="italic"/>
    </style:style>
    <style:style style:name="T4779" style:parent-style-name="Policepardéfaut" style:family="text">
      <style:text-properties style:font-name-complex="Times New Roman" fo:font-style="italic" style:font-style-asian="italic"/>
    </style:style>
    <style:style style:name="T4780" style:parent-style-name="Policepardéfaut" style:family="text">
      <style:text-properties style:font-name-complex="Times New Roman" fo:font-style="italic" style:font-style-asian="italic"/>
    </style:style>
    <style:style style:name="T4781" style:parent-style-name="Policepardéfaut" style:family="text">
      <style:text-properties style:font-name-complex="Times New Roman" fo:font-style="italic" style:font-style-asian="italic"/>
    </style:style>
    <style:style style:name="T4782" style:parent-style-name="Policepardéfaut" style:family="text">
      <style:text-properties style:font-name-complex="Times New Roman" fo:font-style="italic" style:font-style-asian="italic"/>
    </style:style>
    <style:style style:name="T4783" style:parent-style-name="Policepardéfaut" style:family="text">
      <style:text-properties style:font-name-complex="Times New Roman" fo:font-style="italic" style:font-style-asian="italic"/>
    </style:style>
    <style:style style:name="T4784" style:parent-style-name="Policepardéfaut" style:family="text">
      <style:text-properties style:font-name-complex="Times New Roman" fo:font-style="italic" style:font-style-asian="italic"/>
    </style:style>
    <style:style style:name="T4785" style:parent-style-name="Policepardéfaut" style:family="text">
      <style:text-properties style:font-name-complex="Times New Roman" fo:font-style="italic" style:font-style-asian="italic"/>
    </style:style>
    <style:style style:name="T4786" style:parent-style-name="Policepardéfaut" style:family="text">
      <style:text-properties style:font-name-complex="Times New Roman" fo:font-style="italic" style:font-style-asian="italic"/>
    </style:style>
    <style:style style:name="T4787" style:parent-style-name="Policepardéfaut" style:family="text">
      <style:text-properties style:font-name-complex="Times New Roman" fo:font-style="italic" style:font-style-asian="italic"/>
    </style:style>
    <style:style style:name="T4788" style:parent-style-name="Policepardéfaut" style:family="text">
      <style:text-properties style:font-name-complex="Times New Roman" fo:font-style="italic" style:font-style-asian="italic"/>
    </style:style>
    <style:style style:name="T4789" style:parent-style-name="Policepardéfaut" style:family="text">
      <style:text-properties style:font-name-complex="Times New Roman"/>
    </style:style>
    <style:style style:name="T4790" style:parent-style-name="Policepardéfaut" style:family="text">
      <style:text-properties style:font-name-complex="Times New Roman"/>
    </style:style>
    <style:style style:name="T4791" style:parent-style-name="Policepardéfaut" style:family="text">
      <style:text-properties style:font-name-complex="Times New Roman" fo:font-style="italic" style:font-style-asian="italic"/>
    </style:style>
    <style:style style:name="T4792" style:parent-style-name="Policepardéfaut" style:family="text">
      <style:text-properties style:font-name-complex="Times New Roman" fo:font-style="italic" style:font-style-asian="italic"/>
    </style:style>
    <style:style style:name="T4793" style:parent-style-name="Policepardéfaut" style:family="text">
      <style:text-properties style:font-name-complex="Times New Roman" fo:font-style="italic" style:font-style-asian="italic"/>
    </style:style>
    <style:style style:name="T4794" style:parent-style-name="Policepardéfaut" style:family="text">
      <style:text-properties style:font-name-complex="Times New Roman" fo:font-style="italic" style:font-style-asian="italic"/>
    </style:style>
    <style:style style:name="T4795" style:parent-style-name="Policepardéfaut" style:family="text">
      <style:text-properties style:font-name-complex="Times New Roman" fo:font-style="italic" style:font-style-asian="italic"/>
    </style:style>
    <style:style style:name="T4796" style:parent-style-name="Policepardéfaut" style:family="text">
      <style:text-properties style:font-name-complex="Times New Roman" fo:font-style="italic" style:font-style-asian="italic"/>
    </style:style>
    <style:style style:name="T4797" style:parent-style-name="Policepardéfaut" style:family="text">
      <style:text-properties style:font-name-complex="Times New Roman" fo:font-style="italic" style:font-style-asian="italic"/>
    </style:style>
    <style:style style:name="T4798" style:parent-style-name="Policepardéfaut" style:family="text">
      <style:text-properties style:font-name-complex="Times New Roman" fo:font-style="italic" style:font-style-asian="italic"/>
    </style:style>
    <style:style style:name="T4799" style:parent-style-name="Policepardéfaut" style:family="text">
      <style:text-properties style:font-name-complex="Times New Roman"/>
    </style:style>
    <style:style style:name="T4800" style:parent-style-name="Policepardéfaut" style:family="text">
      <style:text-properties style:font-name-complex="Times New Roman"/>
    </style:style>
    <style:style style:name="T4801" style:parent-style-name="Policepardéfaut" style:family="text">
      <style:text-properties style:font-name-complex="Times New Roman" fo:font-style="italic" style:font-style-asian="italic"/>
    </style:style>
    <style:style style:name="T4802" style:parent-style-name="Policepardéfaut" style:family="text">
      <style:text-properties style:font-name-complex="Times New Roman" fo:font-style="italic" style:font-style-asian="italic"/>
    </style:style>
    <style:style style:name="T4803" style:parent-style-name="Policepardéfaut" style:family="text">
      <style:text-properties style:font-name-complex="Times New Roman" fo:font-style="italic" style:font-style-asian="italic"/>
    </style:style>
    <style:style style:name="T4804" style:parent-style-name="Policepardéfaut" style:family="text">
      <style:text-properties style:font-name-complex="Times New Roman" fo:font-style="italic" style:font-style-asian="italic"/>
    </style:style>
    <style:style style:name="T4805" style:parent-style-name="Policepardéfaut" style:family="text">
      <style:text-properties style:font-name-complex="Times New Roman" fo:font-style="italic" style:font-style-asian="italic"/>
    </style:style>
    <style:style style:name="T4806" style:parent-style-name="Policepardéfaut" style:family="text">
      <style:text-properties style:font-name-complex="Times New Roman" fo:font-style="italic" style:font-style-asian="italic"/>
    </style:style>
    <style:style style:name="T4807" style:parent-style-name="Policepardéfaut" style:family="text">
      <style:text-properties style:font-name-complex="Times New Roman" fo:font-style="italic" style:font-style-asian="italic"/>
    </style:style>
    <style:style style:name="T4808" style:parent-style-name="Policepardéfaut" style:family="text">
      <style:text-properties style:font-name-complex="Times New Roman"/>
    </style:style>
    <style:style style:name="T4809" style:parent-style-name="Policepardéfaut" style:family="text">
      <style:text-properties style:font-name-complex="Times New Roman"/>
    </style:style>
    <style:style style:name="T4810" style:parent-style-name="Policepardéfaut" style:family="text">
      <style:text-properties style:font-name-complex="Times New Roman" fo:font-style="italic" style:font-style-asian="italic"/>
    </style:style>
    <style:style style:name="T4811" style:parent-style-name="Policepardéfaut" style:family="text">
      <style:text-properties style:font-name-complex="Times New Roman" fo:font-style="italic" style:font-style-asian="italic"/>
    </style:style>
    <style:style style:name="T4812" style:parent-style-name="Policepardéfaut" style:family="text">
      <style:text-properties style:font-name-complex="Times New Roman" fo:font-style="italic" style:font-style-asian="italic"/>
    </style:style>
    <style:style style:name="T4813" style:parent-style-name="Policepardéfaut" style:family="text">
      <style:text-properties style:font-name-complex="Times New Roman" fo:font-style="italic" style:font-style-asian="italic"/>
    </style:style>
    <style:style style:name="T4814" style:parent-style-name="Policepardéfaut" style:family="text">
      <style:text-properties style:font-name-complex="Times New Roman" fo:font-style="italic" style:font-style-asian="italic"/>
    </style:style>
    <style:style style:name="T4815" style:parent-style-name="Policepardéfaut" style:family="text">
      <style:text-properties style:font-name-complex="Times New Roman" fo:font-style="italic" style:font-style-asian="italic"/>
    </style:style>
    <style:style style:name="T4816" style:parent-style-name="Policepardéfaut" style:family="text">
      <style:text-properties style:font-name-complex="Times New Roman" fo:font-style="italic" style:font-style-asian="italic"/>
    </style:style>
    <style:style style:name="T4817" style:parent-style-name="Policepardéfaut" style:family="text">
      <style:text-properties style:font-name-complex="Times New Roman" fo:font-style="italic" style:font-style-asian="italic"/>
    </style:style>
    <style:style style:name="T4818" style:parent-style-name="Policepardéfaut" style:family="text">
      <style:text-properties style:font-name-complex="Times New Roman" fo:font-style="italic" style:font-style-asian="italic"/>
    </style:style>
    <style:style style:name="T4819" style:parent-style-name="Policepardéfaut" style:family="text">
      <style:text-properties style:font-name-complex="Times New Roman" fo:font-style="italic" style:font-style-asian="italic"/>
    </style:style>
    <style:style style:name="T4820" style:parent-style-name="Policepardéfaut" style:family="text">
      <style:text-properties style:font-name-complex="Times New Roman" fo:font-style="italic" style:font-style-asian="italic"/>
    </style:style>
    <style:style style:name="T4821" style:parent-style-name="Policepardéfaut" style:family="text">
      <style:text-properties style:font-name-complex="Times New Roman" fo:font-style="italic" style:font-style-asian="italic"/>
    </style:style>
    <style:style style:name="T4822" style:parent-style-name="Policepardéfaut" style:family="text">
      <style:text-properties style:font-name-complex="Times New Roman" fo:font-style="italic" style:font-style-asian="italic"/>
    </style:style>
    <style:style style:name="T4823" style:parent-style-name="Policepardéfaut" style:family="text">
      <style:text-properties style:font-name-complex="Times New Roman" fo:font-style="italic" style:font-style-asian="italic"/>
    </style:style>
    <style:style style:name="T4824" style:parent-style-name="Policepardéfaut" style:family="text">
      <style:text-properties style:font-name-complex="Times New Roman" fo:font-style="italic" style:font-style-asian="italic"/>
    </style:style>
    <style:style style:name="T4825" style:parent-style-name="Policepardéfaut" style:family="text">
      <style:text-properties style:font-name-complex="Times New Roman" fo:font-style="italic" style:font-style-asian="italic"/>
    </style:style>
    <style:style style:name="T4826" style:parent-style-name="Policepardéfaut" style:family="text">
      <style:text-properties style:font-name-complex="Times New Roman" fo:font-style="italic" style:font-style-asian="italic"/>
    </style:style>
    <style:style style:name="T4827" style:parent-style-name="Policepardéfaut" style:family="text">
      <style:text-properties style:font-name-complex="Times New Roman" fo:font-style="italic" style:font-style-asian="italic"/>
    </style:style>
    <style:style style:name="T4828" style:parent-style-name="Policepardéfaut" style:family="text">
      <style:text-properties style:font-name-complex="Times New Roman" fo:font-style="italic" style:font-style-asian="italic"/>
    </style:style>
    <style:style style:name="T4829" style:parent-style-name="Policepardéfaut" style:family="text">
      <style:text-properties style:font-name-complex="Times New Roman" fo:font-style="italic" style:font-style-asian="italic"/>
    </style:style>
    <style:style style:name="T4830" style:parent-style-name="Policepardéfaut" style:family="text">
      <style:text-properties style:font-name-complex="Times New Roman" fo:font-style="italic" style:font-style-asian="italic"/>
    </style:style>
    <style:style style:name="T4831" style:parent-style-name="Policepardéfaut" style:family="text">
      <style:text-properties style:font-name-complex="Times New Roman" fo:font-style="italic" style:font-style-asian="italic"/>
    </style:style>
    <style:style style:name="T4832" style:parent-style-name="Policepardéfaut" style:family="text">
      <style:text-properties style:font-name-complex="Times New Roman" fo:font-style="italic" style:font-style-asian="italic"/>
    </style:style>
    <style:style style:name="T4833" style:parent-style-name="Policepardéfaut" style:family="text">
      <style:text-properties style:font-name-complex="Times New Roman" fo:font-style="italic" style:font-style-asian="italic"/>
    </style:style>
    <style:style style:name="T4834" style:parent-style-name="Policepardéfaut" style:family="text">
      <style:text-properties style:font-name-complex="Times New Roman" fo:font-style="italic" style:font-style-asian="italic"/>
    </style:style>
    <style:style style:name="T4835" style:parent-style-name="Policepardéfaut" style:family="text">
      <style:text-properties style:font-name-complex="Times New Roman" fo:font-style="italic" style:font-style-asian="italic"/>
    </style:style>
    <style:style style:name="T4836" style:parent-style-name="Policepardéfaut" style:family="text">
      <style:text-properties style:font-name-complex="Times New Roman" fo:font-style="italic" style:font-style-asian="italic"/>
    </style:style>
    <style:style style:name="T4837" style:parent-style-name="Policepardéfaut" style:family="text">
      <style:text-properties style:font-name-complex="Times New Roman" fo:font-style="italic" style:font-style-asian="italic"/>
    </style:style>
    <style:style style:name="T4838" style:parent-style-name="Policepardéfaut" style:family="text">
      <style:text-properties style:font-name-complex="Times New Roman" fo:font-style="italic" style:font-style-asian="italic"/>
    </style:style>
    <style:style style:name="T4839" style:parent-style-name="Policepardéfaut" style:family="text">
      <style:text-properties style:font-name-complex="Times New Roman" fo:font-style="italic" style:font-style-asian="italic"/>
    </style:style>
    <style:style style:name="T4840" style:parent-style-name="Policepardéfaut" style:family="text">
      <style:text-properties style:font-name-complex="Times New Roman" fo:font-style="italic" style:font-style-asian="italic"/>
    </style:style>
    <style:style style:name="T4841" style:parent-style-name="Policepardéfaut" style:family="text">
      <style:text-properties style:font-name-complex="Times New Roman" fo:font-style="italic" style:font-style-asian="italic"/>
    </style:style>
    <style:style style:name="T4842" style:parent-style-name="Policepardéfaut" style:family="text">
      <style:text-properties style:font-name-complex="Times New Roman" fo:font-style="italic" style:font-style-asian="italic"/>
    </style:style>
    <style:style style:name="T4843" style:parent-style-name="Policepardéfaut" style:family="text">
      <style:text-properties style:font-name-complex="Times New Roman"/>
    </style:style>
    <style:style style:name="T4844" style:parent-style-name="Policepardéfaut" style:family="text">
      <style:text-properties style:font-name-complex="Times New Roman"/>
    </style:style>
    <style:style style:name="T4845" style:parent-style-name="Policepardéfaut" style:family="text">
      <style:text-properties style:font-name-complex="Times New Roman" fo:font-style="italic" style:font-style-asian="italic"/>
    </style:style>
    <style:style style:name="T4846" style:parent-style-name="Policepardéfaut" style:family="text">
      <style:text-properties style:font-name-complex="Times New Roman" fo:font-style="italic" style:font-style-asian="italic"/>
    </style:style>
    <style:style style:name="T4847" style:parent-style-name="Policepardéfaut" style:family="text">
      <style:text-properties style:font-name-complex="Times New Roman" fo:font-style="italic" style:font-style-asian="italic"/>
    </style:style>
    <style:style style:name="T4848" style:parent-style-name="Policepardéfaut" style:family="text">
      <style:text-properties style:font-name-complex="Times New Roman" fo:font-style="italic" style:font-style-asian="italic"/>
    </style:style>
    <style:style style:name="T4849" style:parent-style-name="Policepardéfaut" style:family="text">
      <style:text-properties style:font-name-complex="Times New Roman" fo:font-style="italic" style:font-style-asian="italic"/>
    </style:style>
    <style:style style:name="T4850" style:parent-style-name="Policepardéfaut" style:family="text">
      <style:text-properties style:font-name-complex="Times New Roman" fo:font-style="italic" style:font-style-asian="italic"/>
    </style:style>
    <style:style style:name="T4851" style:parent-style-name="Policepardéfaut" style:family="text">
      <style:text-properties style:font-name-complex="Times New Roman" fo:font-style="italic" style:font-style-asian="italic"/>
    </style:style>
    <style:style style:name="T4852" style:parent-style-name="Policepardéfaut" style:family="text">
      <style:text-properties style:font-name-complex="Times New Roman" fo:font-style="italic" style:font-style-asian="italic"/>
    </style:style>
    <style:style style:name="T4853" style:parent-style-name="Policepardéfaut" style:family="text">
      <style:text-properties style:font-name-complex="Times New Roman" fo:font-style="italic" style:font-style-asian="italic"/>
    </style:style>
    <style:style style:name="T4854" style:parent-style-name="Policepardéfaut" style:family="text">
      <style:text-properties style:font-name-complex="Times New Roman" fo:font-style="italic" style:font-style-asian="italic"/>
    </style:style>
    <style:style style:name="T4855" style:parent-style-name="Policepardéfaut" style:family="text">
      <style:text-properties style:font-name-complex="Times New Roman" fo:font-style="italic" style:font-style-asian="italic"/>
    </style:style>
    <style:style style:name="T4856" style:parent-style-name="Policepardéfaut" style:family="text">
      <style:text-properties style:font-name-complex="Times New Roman" fo:font-style="italic" style:font-style-asian="italic"/>
    </style:style>
    <style:style style:name="T4857" style:parent-style-name="Policepardéfaut" style:family="text">
      <style:text-properties style:font-name-complex="Times New Roman" fo:font-style="italic" style:font-style-asian="italic"/>
    </style:style>
    <style:style style:name="T4858" style:parent-style-name="Policepardéfaut" style:family="text">
      <style:text-properties style:font-name-complex="Times New Roman"/>
    </style:style>
    <style:style style:name="P4859" style:parent-style-name="label" style:family="paragraph">
      <style:text-properties fo:font-style="italic" style:font-style-asian="italic" fo:font-variant="normal"/>
    </style:style>
    <style:style style:name="T4860" style:parent-style-name="Policepardéfaut" style:family="text">
      <style:text-properties style:font-name-complex="Times New Roman"/>
    </style:style>
    <style:style style:name="T4861" style:parent-style-name="Policepardéfaut" style:family="text">
      <style:text-properties style:font-name-complex="Times New Roman"/>
    </style:style>
    <style:style style:name="T4862" style:parent-style-name="Policepardéfaut" style:family="text">
      <style:text-properties style:font-name-complex="Times New Roman"/>
    </style:style>
    <style:style style:name="T4863" style:parent-style-name="Policepardéfaut" style:family="text">
      <style:text-properties style:font-name-complex="Times New Roman"/>
    </style:style>
    <style:style style:name="T4864" style:parent-style-name="Policepardéfaut" style:family="text">
      <style:text-properties fo:font-style="italic" style:font-style-asian="italic"/>
    </style:style>
    <style:style style:name="T4865" style:parent-style-name="Policepardéfaut" style:family="text">
      <style:text-properties fo:font-style="italic" style:font-style-asian="italic"/>
    </style:style>
    <style:style style:name="T4866" style:parent-style-name="Policepardéfaut" style:family="text">
      <style:text-properties fo:font-style="italic" style:font-style-asian="italic"/>
    </style:style>
    <style:style style:name="T4867" style:parent-style-name="Policepardéfaut" style:family="text">
      <style:text-properties fo:font-style="italic" style:font-style-asian="italic"/>
    </style:style>
    <style:style style:name="T4868" style:parent-style-name="Policepardéfaut" style:family="text">
      <style:text-properties fo:font-style="italic" style:font-style-asian="italic"/>
    </style:style>
    <style:style style:name="T4869" style:parent-style-name="pb" style:family="text">
      <style:text-properties style:text-position="0% 100%"/>
    </style:style>
    <style:style style:name="T4870" style:parent-style-name="Policepardéfaut" style:family="text">
      <style:text-properties fo:font-style="italic" style:font-style-asian="italic"/>
    </style:style>
    <style:style style:name="T4871" style:parent-style-name="Policepardéfaut" style:family="text">
      <style:text-properties style:font-name-complex="Times New Roman"/>
    </style:style>
    <style:style style:name="T4872" style:parent-style-name="Policepardéfaut" style:family="text">
      <style:text-properties style:font-name-complex="Times New Roman"/>
    </style:style>
    <style:style style:name="T4873" style:parent-style-name="Policepardéfaut" style:family="text">
      <style:text-properties style:font-name-complex="Times New Roman"/>
    </style:style>
    <style:style style:name="T4874" style:parent-style-name="Policepardéfaut" style:family="text">
      <style:text-properties style:font-name-complex="Times New Roman"/>
    </style:style>
    <style:style style:name="T4875" style:parent-style-name="Policepardéfaut" style:family="text">
      <style:text-properties fo:font-style="italic" style:font-style-asian="italic"/>
    </style:style>
    <style:style style:name="T4876" style:parent-style-name="Policepardéfaut" style:family="text">
      <style:text-properties fo:font-style="italic" style:font-style-asian="italic"/>
    </style:style>
    <style:style style:name="T4877" style:parent-style-name="Policepardéfaut" style:family="text">
      <style:text-properties fo:font-style="italic" style:font-style-asian="italic"/>
    </style:style>
    <style:style style:name="T4878" style:parent-style-name="Policepardéfaut" style:family="text">
      <style:text-properties fo:font-style="italic" style:font-style-asian="italic"/>
    </style:style>
    <style:style style:name="T4879" style:parent-style-name="Policepardéfaut" style:family="text">
      <style:text-properties fo:font-style="italic" style:font-style-asian="italic"/>
    </style:style>
    <style:style style:name="T4880" style:parent-style-name="Policepardéfaut" style:family="text">
      <style:text-properties fo:font-style="italic" style:font-style-asian="italic"/>
    </style:style>
    <style:style style:name="T4881" style:parent-style-name="Policepardéfaut" style:family="text">
      <style:text-properties fo:font-style="italic" style:font-style-asian="italic"/>
    </style:style>
    <style:style style:name="T4882" style:parent-style-name="Policepardéfaut" style:family="text">
      <style:text-properties fo:font-style="italic" style:font-style-asian="italic"/>
    </style:style>
    <style:style style:name="T4883" style:parent-style-name="Policepardéfaut" style:family="text">
      <style:text-properties fo:font-style="italic" style:font-style-asian="italic"/>
    </style:style>
    <style:style style:name="T4884" style:parent-style-name="Policepardéfaut" style:family="text">
      <style:text-properties fo:font-style="italic" style:font-style-asian="italic"/>
    </style:style>
    <style:style style:name="T4885" style:parent-style-name="Policepardéfaut" style:family="text">
      <style:text-properties fo:font-style="italic" style:font-style-asian="italic"/>
    </style:style>
    <style:style style:name="T4886" style:parent-style-name="Policepardéfaut" style:family="text">
      <style:text-properties fo:font-style="italic" style:font-style-asian="italic"/>
    </style:style>
    <style:style style:name="T4887" style:parent-style-name="Policepardéfaut" style:family="text">
      <style:text-properties fo:font-style="italic" style:font-style-asian="italic"/>
    </style:style>
    <style:style style:name="T4888" style:parent-style-name="Policepardéfaut" style:family="text">
      <style:text-properties style:font-name-complex="Times New Roman"/>
    </style:style>
    <style:style style:name="T4889" style:parent-style-name="Policepardéfaut" style:family="text">
      <style:text-properties style:font-name-complex="Times New Roman"/>
    </style:style>
    <style:style style:name="T4890" style:parent-style-name="Policepardéfaut" style:family="text">
      <style:text-properties style:font-name-complex="Times New Roman"/>
    </style:style>
    <style:style style:name="T4891" style:parent-style-name="Policepardéfaut" style:family="text">
      <style:text-properties style:font-name-complex="Times New Roman"/>
    </style:style>
    <style:style style:name="T4892" style:parent-style-name="Policepardéfaut" style:family="text">
      <style:text-properties fo:font-style="italic" style:font-style-asian="italic"/>
    </style:style>
    <style:style style:name="T4893" style:parent-style-name="Policepardéfaut" style:family="text">
      <style:text-properties fo:font-style="italic" style:font-style-asian="italic"/>
    </style:style>
    <style:style style:name="T4894" style:parent-style-name="Policepardéfaut" style:family="text">
      <style:text-properties fo:font-style="italic" style:font-style-asian="italic"/>
    </style:style>
    <style:style style:name="T4895" style:parent-style-name="Policepardéfaut" style:family="text">
      <style:text-properties fo:font-style="italic" style:font-style-asian="italic"/>
    </style:style>
    <style:style style:name="T4896" style:parent-style-name="Policepardéfaut" style:family="text">
      <style:text-properties fo:font-style="italic" style:font-style-asian="italic"/>
    </style:style>
    <style:style style:name="T4897" style:parent-style-name="Policepardéfaut" style:family="text">
      <style:text-properties fo:font-style="italic" style:font-style-asian="italic"/>
    </style:style>
    <style:style style:name="T4898" style:parent-style-name="Policepardéfaut" style:family="text">
      <style:text-properties fo:font-style="italic" style:font-style-asian="italic"/>
    </style:style>
    <style:style style:name="T4899" style:parent-style-name="Policepardéfaut" style:family="text">
      <style:text-properties fo:font-style="italic" style:font-style-asian="italic"/>
    </style:style>
    <style:style style:name="T4900" style:parent-style-name="Policepardéfaut" style:family="text">
      <style:text-properties fo:font-style="italic" style:font-style-asian="italic"/>
    </style:style>
    <style:style style:name="T4901" style:parent-style-name="Policepardéfaut" style:family="text">
      <style:text-properties fo:font-style="italic" style:font-style-asian="italic"/>
    </style:style>
    <style:style style:name="T4902" style:parent-style-name="Policepardéfaut" style:family="text">
      <style:text-properties fo:font-style="italic" style:font-style-asian="italic"/>
    </style:style>
    <style:style style:name="T4903" style:parent-style-name="Policepardéfaut" style:family="text">
      <style:text-properties style:font-name-complex="Times New Roman"/>
    </style:style>
    <style:style style:name="T4904" style:parent-style-name="Policepardéfaut" style:family="text">
      <style:text-properties style:font-name-complex="Times New Roman"/>
    </style:style>
    <style:style style:name="T4905" style:parent-style-name="Policepardéfaut" style:family="text">
      <style:text-properties style:font-name-complex="Times New Roman"/>
    </style:style>
    <style:style style:name="T4906" style:parent-style-name="Policepardéfaut" style:family="text">
      <style:text-properties style:font-name-complex="Times New Roman" fo:font-style="italic" style:font-style-asian="italic"/>
    </style:style>
    <style:style style:name="T4907" style:parent-style-name="Policepardéfaut" style:family="text">
      <style:text-properties style:font-name-complex="Times New Roman"/>
    </style:style>
    <style:style style:name="T4908" style:parent-style-name="pb" style:family="text">
      <style:text-properties style:text-position="0% 100%"/>
    </style:style>
    <style:style style:name="T4909" style:parent-style-name="Policepardéfaut" style:family="text">
      <style:text-properties fo:font-style="italic" style:font-style-asian="italic"/>
    </style:style>
    <style:style style:name="T4910" style:parent-style-name="pb" style:family="text">
      <style:text-properties style:text-position="0% 100%"/>
    </style:style>
    <style:style style:name="T4911" style:parent-style-name="pb" style:family="text">
      <style:text-properties style:text-position="0% 100%"/>
    </style:style>
    <style:style style:name="T4912" style:parent-style-name="Policepardéfaut" style:family="text">
      <style:text-properties style:font-name-complex="Times New Roman"/>
    </style:style>
    <style:style style:name="T4913" style:parent-style-name="Policepardéfaut" style:family="text">
      <style:text-properties style:font-name-complex="Times New Roman"/>
    </style:style>
    <style:style style:name="T4914" style:parent-style-name="Policepardéfaut" style:family="text">
      <style:text-properties style:font-name-complex="Times New Roman" fo:font-style="italic" style:font-style-asian="italic"/>
    </style:style>
    <style:style style:name="T4915" style:parent-style-name="Policepardéfaut" style:family="text">
      <style:text-properties style:font-name-complex="Times New Roman"/>
    </style:style>
    <style:style style:name="T4916" style:parent-style-name="Policepardéfaut" style:family="text">
      <style:text-properties style:font-name-complex="Times New Roman"/>
    </style:style>
    <style:style style:name="T4917" style:parent-style-name="Policepardéfaut" style:family="text">
      <style:text-properties style:font-name-complex="Times New Roman" fo:font-style="italic" style:font-style-asian="italic"/>
    </style:style>
    <style:style style:name="T4918" style:parent-style-name="Policepardéfaut" style:family="text">
      <style:text-properties style:font-name-complex="Times New Roman" fo:font-style="italic" style:font-style-asian="italic"/>
    </style:style>
    <style:style style:name="T4919" style:parent-style-name="Policepardéfaut" style:family="text">
      <style:text-properties style:font-name-complex="Times New Roman"/>
    </style:style>
    <style:style style:name="T4920" style:parent-style-name="Policepardéfaut" style:family="text">
      <style:text-properties style:font-name-complex="Times New Roman"/>
    </style:style>
    <style:style style:name="T4921" style:parent-style-name="Policepardéfaut" style:family="text">
      <style:text-properties style:font-name-complex="Times New Roman"/>
    </style:style>
    <style:style style:name="T4922" style:parent-style-name="Policepardéfaut" style:family="text">
      <style:text-properties style:font-name-complex="Times New Roman" fo:font-style="italic" style:font-style-asian="italic"/>
    </style:style>
    <style:style style:name="T4923" style:parent-style-name="Policepardéfaut" style:family="text">
      <style:text-properties style:font-name-complex="Times New Roman"/>
    </style:style>
    <style:style style:name="T4924" style:parent-style-name="Policepardéfaut" style:family="text">
      <style:text-properties style:font-name-complex="Times New Roman"/>
    </style:style>
    <style:style style:name="T4925" style:parent-style-name="Policepardéfaut" style:family="text">
      <style:text-properties style:font-name-complex="Times New Roman"/>
    </style:style>
    <style:style style:name="T4926" style:parent-style-name="Policepardéfaut" style:family="text">
      <style:text-properties style:font-name-complex="Times New Roman"/>
    </style:style>
    <style:style style:name="T4927" style:parent-style-name="Policepardéfaut" style:family="text">
      <style:text-properties style:font-name-complex="Times New Roman" fo:font-style="italic" style:font-style-asian="italic"/>
    </style:style>
    <style:style style:name="T4928" style:parent-style-name="Policepardéfaut" style:family="text">
      <style:text-properties style:font-name-complex="Times New Roman"/>
    </style:style>
    <style:style style:name="T4929" style:parent-style-name="Policepardéfaut" style:family="text">
      <style:text-properties style:font-name-complex="Times New Roman"/>
    </style:style>
    <style:style style:name="T4930" style:parent-style-name="Policepardéfaut" style:family="text">
      <style:text-properties style:font-name-complex="Times New Roman"/>
    </style:style>
    <style:style style:name="T4931" style:parent-style-name="Policepardéfaut" style:family="text">
      <style:text-properties style:font-name-complex="Times New Roman"/>
    </style:style>
    <style:style style:name="T4932" style:parent-style-name="quote.c" style:family="text">
      <style:text-properties fo:font-style="italic" style:font-style-asian="italic"/>
    </style:style>
    <style:style style:name="T4933" style:parent-style-name="quote.c" style:family="text">
      <style:text-properties fo:font-style="italic" style:font-style-asian="italic"/>
    </style:style>
    <style:style style:name="T4934" style:parent-style-name="Policepardéfaut" style:family="text">
      <style:text-properties fo:font-style="italic" style:font-style-asian="italic"/>
    </style:style>
    <style:style style:name="T4935" style:parent-style-name="Policepardéfaut" style:family="text">
      <style:text-properties fo:font-style="italic" style:font-style-asian="italic"/>
    </style:style>
    <style:style style:name="T4936" style:parent-style-name="Policepardéfaut" style:family="text">
      <style:text-properties fo:font-style="italic" style:font-style-asian="italic"/>
    </style:style>
    <style:style style:name="T4937" style:parent-style-name="Policepardéfaut" style:family="text">
      <style:text-properties fo:font-style="italic" style:font-style-asian="italic"/>
    </style:style>
    <style:style style:name="T4938" style:parent-style-name="Policepardéfaut" style:family="text">
      <style:text-properties fo:font-style="italic" style:font-style-asian="italic"/>
    </style:style>
    <style:style style:name="T4939" style:parent-style-name="pb" style:family="text">
      <style:text-properties style:text-position="0% 100%"/>
    </style:style>
    <style:style style:name="T4940" style:parent-style-name="pb" style:family="text">
      <style:text-properties style:text-position="0% 100%"/>
    </style:style>
    <style:style style:name="T4941" style:parent-style-name="Policepardéfaut" style:family="text">
      <style:text-properties style:font-name-complex="Times New Roman"/>
    </style:style>
    <style:style style:name="T4942" style:parent-style-name="Policepardéfaut" style:family="text">
      <style:text-properties style:font-name-complex="Times New Roman"/>
    </style:style>
    <style:style style:name="T4943" style:parent-style-name="Policepardéfaut" style:family="text">
      <style:text-properties style:font-name-complex="Times New Roman"/>
    </style:style>
    <style:style style:name="T4944" style:parent-style-name="Policepardéfaut" style:family="text">
      <style:text-properties style:font-name-complex="Times New Roman"/>
    </style:style>
    <style:style style:name="T4945" style:parent-style-name="Policepardéfaut" style:family="text">
      <style:text-properties style:font-name-complex="Times New Roman"/>
    </style:style>
    <style:style style:name="T4946" style:parent-style-name="Policepardéfaut" style:family="text">
      <style:text-properties style:font-name-complex="Times New Roman" fo:font-style="italic" style:font-style-asian="italic"/>
    </style:style>
    <style:style style:name="T4947" style:parent-style-name="Policepardéfaut" style:family="text">
      <style:text-properties style:font-name-complex="Times New Roman" fo:font-style="italic" style:font-style-asian="italic"/>
    </style:style>
    <style:style style:name="T4948" style:parent-style-name="Policepardéfaut" style:family="text">
      <style:text-properties style:font-name-complex="Times New Roman"/>
    </style:style>
    <style:style style:name="T4949" style:parent-style-name="Policepardéfaut" style:family="text">
      <style:text-properties fo:font-style="italic" style:font-style-asian="italic"/>
    </style:style>
    <style:style style:name="T4950" style:parent-style-name="Policepardéfaut" style:family="text">
      <style:text-properties style:font-name-complex="Times New Roman"/>
    </style:style>
    <style:style style:name="T4951" style:parent-style-name="pb" style:family="text">
      <style:text-properties style:text-position="0% 100%"/>
    </style:style>
    <style:style style:name="T4952" style:parent-style-name="pb" style:family="text">
      <style:text-properties style:text-position="0% 100%"/>
    </style:style>
    <style:style style:name="T4953" style:parent-style-name="Policepardéfaut" style:family="text">
      <style:text-properties style:font-name-complex="Times New Roman" fo:font-style="italic" style:font-style-asian="italic"/>
    </style:style>
    <style:style style:name="T4954" style:parent-style-name="Policepardéfaut" style:family="text">
      <style:text-properties style:font-name-complex="Times New Roman"/>
    </style:style>
    <style:style style:name="T4955" style:parent-style-name="Policepardéfaut" style:family="text">
      <style:text-properties fo:font-style="italic" style:font-style-asian="italic"/>
    </style:style>
    <style:style style:name="T4956" style:parent-style-name="Policepardéfaut" style:family="text">
      <style:text-properties fo:font-style="italic" style:font-style-asian="italic"/>
    </style:style>
    <style:style style:name="T4957" style:parent-style-name="Policepardéfaut" style:family="text">
      <style:text-properties fo:font-style="italic" style:font-style-asian="italic"/>
    </style:style>
    <style:style style:name="T4958" style:parent-style-name="Policepardéfaut" style:family="text">
      <style:text-properties fo:font-style="italic" style:font-style-asian="italic"/>
    </style:style>
    <style:style style:name="T4959" style:parent-style-name="Policepardéfaut" style:family="text">
      <style:text-properties fo:font-style="italic" style:font-style-asian="italic"/>
    </style:style>
    <style:style style:name="T4960" style:parent-style-name="Policepardéfaut" style:family="text">
      <style:text-properties fo:font-style="italic" style:font-style-asian="italic"/>
    </style:style>
    <style:style style:name="T4961" style:parent-style-name="Policepardéfaut" style:family="text">
      <style:text-properties fo:font-style="italic" style:font-style-asian="italic"/>
    </style:style>
    <style:style style:name="T4962" style:parent-style-name="Policepardéfaut" style:family="text">
      <style:text-properties fo:font-style="italic" style:font-style-asian="italic"/>
    </style:style>
    <style:style style:name="T4963" style:parent-style-name="Policepardéfaut" style:family="text">
      <style:text-properties fo:font-style="italic" style:font-style-asian="italic"/>
    </style:style>
    <style:style style:name="T4964" style:parent-style-name="Policepardéfaut" style:family="text">
      <style:text-properties fo:font-style="italic" style:font-style-asian="italic"/>
    </style:style>
    <style:style style:name="T4965" style:parent-style-name="Policepardéfaut" style:family="text">
      <style:text-properties fo:font-style="italic" style:font-style-asian="italic"/>
    </style:style>
    <style:style style:name="T4966" style:parent-style-name="Policepardéfaut" style:family="text">
      <style:text-properties fo:font-style="italic" style:font-style-asian="italic"/>
    </style:style>
    <style:style style:name="T4967" style:parent-style-name="Policepardéfaut" style:family="text">
      <style:text-properties fo:font-style="italic" style:font-style-asian="italic"/>
    </style:style>
    <style:style style:name="T4968" style:parent-style-name="Policepardéfaut" style:family="text">
      <style:text-properties fo:font-style="italic" style:font-style-asian="italic"/>
    </style:style>
    <style:style style:name="T4969" style:parent-style-name="Policepardéfaut" style:family="text">
      <style:text-properties fo:font-style="italic" style:font-style-asian="italic"/>
    </style:style>
    <style:style style:name="T4970" style:parent-style-name="Policepardéfaut" style:family="text">
      <style:text-properties fo:font-style="italic" style:font-style-asian="italic"/>
    </style:style>
    <style:style style:name="T4971" style:parent-style-name="Policepardéfaut" style:family="text">
      <style:text-properties fo:font-style="italic" style:font-style-asian="italic"/>
    </style:style>
    <style:style style:name="T4972" style:parent-style-name="Policepardéfaut" style:family="text">
      <style:text-properties fo:font-style="italic" style:font-style-asian="italic"/>
    </style:style>
    <style:style style:name="T4973" style:parent-style-name="Policepardéfaut" style:family="text">
      <style:text-properties fo:font-style="italic" style:font-style-asian="italic"/>
    </style:style>
    <style:style style:name="T4974" style:parent-style-name="Policepardéfaut" style:family="text">
      <style:text-properties fo:font-style="italic" style:font-style-asian="italic"/>
    </style:style>
    <style:style style:name="T4975" style:parent-style-name="Policepardéfaut" style:family="text">
      <style:text-properties fo:font-style="italic" style:font-style-asian="italic"/>
    </style:style>
    <style:style style:name="T4976" style:parent-style-name="Policepardéfaut" style:family="text">
      <style:text-properties fo:font-style="italic" style:font-style-asian="italic"/>
    </style:style>
    <style:style style:name="T4977" style:parent-style-name="Policepardéfaut" style:family="text">
      <style:text-properties fo:font-style="italic" style:font-style-asian="italic"/>
    </style:style>
    <style:style style:name="T4978" style:parent-style-name="Policepardéfaut" style:family="text">
      <style:text-properties fo:font-style="italic" style:font-style-asian="italic"/>
    </style:style>
    <style:style style:name="T4979" style:parent-style-name="pb" style:family="text">
      <style:text-properties style:text-position="0% 100%"/>
    </style:style>
    <style:style style:name="T4980" style:parent-style-name="Policepardéfaut" style:family="text">
      <style:text-properties fo:font-style="italic" style:font-style-asian="italic"/>
    </style:style>
    <style:style style:name="T4981" style:parent-style-name="Policepardéfaut" style:family="text">
      <style:text-properties fo:font-style="italic" style:font-style-asian="italic"/>
    </style:style>
    <style:style style:name="T4982" style:parent-style-name="Policepardéfaut" style:family="text">
      <style:text-properties fo:font-style="italic" style:font-style-asian="italic"/>
    </style:style>
    <style:style style:name="T4983" style:parent-style-name="Policepardéfaut" style:family="text">
      <style:text-properties fo:font-style="italic" style:font-style-asian="italic"/>
    </style:style>
    <style:style style:name="T4984" style:parent-style-name="Policepardéfaut" style:family="text">
      <style:text-properties fo:font-style="italic" style:font-style-asian="italic"/>
    </style:style>
    <style:style style:name="T4985" style:parent-style-name="Policepardéfaut" style:family="text">
      <style:text-properties fo:font-style="italic" style:font-style-asian="italic"/>
    </style:style>
    <style:style style:name="T4986" style:parent-style-name="Policepardéfaut" style:family="text">
      <style:text-properties fo:font-style="italic" style:font-style-asian="italic"/>
    </style:style>
    <style:style style:name="T4987" style:parent-style-name="Policepardéfaut" style:family="text">
      <style:text-properties fo:font-style="italic" style:font-style-asian="italic"/>
    </style:style>
    <style:style style:name="T4988" style:parent-style-name="Policepardéfaut" style:family="text">
      <style:text-properties fo:font-style="italic" style:font-style-asian="italic"/>
    </style:style>
    <style:style style:name="T4989" style:parent-style-name="Policepardéfaut" style:family="text">
      <style:text-properties fo:font-style="italic" style:font-style-asian="italic"/>
    </style:style>
    <style:style style:name="T4990" style:parent-style-name="Policepardéfaut" style:family="text">
      <style:text-properties fo:font-style="italic" style:font-style-asian="italic"/>
    </style:style>
    <style:style style:name="T4991" style:parent-style-name="Policepardéfaut" style:family="text">
      <style:text-properties fo:font-style="italic" style:font-style-asian="italic"/>
    </style:style>
    <style:style style:name="T4992" style:parent-style-name="Policepardéfaut" style:family="text">
      <style:text-properties fo:font-style="italic" style:font-style-asian="italic"/>
    </style:style>
    <style:style style:name="T4993" style:parent-style-name="Policepardéfaut" style:family="text">
      <style:text-properties fo:font-style="italic" style:font-style-asian="italic"/>
    </style:style>
    <style:style style:name="T4994" style:parent-style-name="Policepardéfaut" style:family="text">
      <style:text-properties fo:font-style="italic" style:font-style-asian="italic"/>
    </style:style>
    <style:style style:name="T4995" style:parent-style-name="Policepardéfaut" style:family="text">
      <style:text-properties fo:font-style="italic" style:font-style-asian="italic"/>
    </style:style>
    <style:style style:name="T4996" style:parent-style-name="Policepardéfaut" style:family="text">
      <style:text-properties fo:font-style="italic" style:font-style-asian="italic"/>
    </style:style>
    <style:style style:name="T4997" style:parent-style-name="Policepardéfaut" style:family="text">
      <style:text-properties fo:font-style="italic" style:font-style-asian="italic"/>
    </style:style>
    <style:style style:name="T4998" style:parent-style-name="Policepardéfaut" style:family="text">
      <style:text-properties fo:font-style="italic" style:font-style-asian="italic"/>
    </style:style>
    <style:style style:name="T4999" style:parent-style-name="Policepardéfaut" style:family="text">
      <style:text-properties fo:font-style="italic" style:font-style-asian="italic"/>
    </style:style>
    <style:style style:name="T5000" style:parent-style-name="Policepardéfaut" style:family="text">
      <style:text-properties fo:font-style="italic" style:font-style-asian="italic"/>
    </style:style>
    <style:style style:name="T5001" style:parent-style-name="Policepardéfaut" style:family="text">
      <style:text-properties fo:font-style="italic" style:font-style-asian="italic"/>
    </style:style>
    <style:style style:name="T5002" style:parent-style-name="Policepardéfaut" style:family="text">
      <style:text-properties fo:font-style="italic" style:font-style-asian="italic"/>
    </style:style>
    <style:style style:name="T5003" style:parent-style-name="Policepardéfaut" style:family="text">
      <style:text-properties fo:font-style="italic" style:font-style-asian="italic"/>
    </style:style>
    <style:style style:name="T5004" style:parent-style-name="Policepardéfaut" style:family="text">
      <style:text-properties fo:font-style="italic" style:font-style-asian="italic"/>
    </style:style>
    <style:style style:name="T5005" style:parent-style-name="Policepardéfaut" style:family="text">
      <style:text-properties fo:font-style="italic" style:font-style-asian="italic"/>
    </style:style>
    <style:style style:name="T5006" style:parent-style-name="Policepardéfaut" style:family="text">
      <style:text-properties fo:font-style="italic" style:font-style-asian="italic"/>
    </style:style>
    <style:style style:name="T5007" style:parent-style-name="Policepardéfaut" style:family="text">
      <style:text-properties fo:font-style="italic" style:font-style-asian="italic"/>
    </style:style>
    <style:style style:name="T5008" style:parent-style-name="Policepardéfaut" style:family="text">
      <style:text-properties fo:font-style="italic" style:font-style-asian="italic"/>
    </style:style>
    <style:style style:name="T5009" style:parent-style-name="Policepardéfaut" style:family="text">
      <style:text-properties fo:font-style="italic" style:font-style-asian="italic"/>
    </style:style>
    <style:style style:name="T5010" style:parent-style-name="Policepardéfaut" style:family="text">
      <style:text-properties fo:font-style="italic" style:font-style-asian="italic"/>
    </style:style>
    <style:style style:name="T5011" style:parent-style-name="Policepardéfaut" style:family="text">
      <style:text-properties fo:font-style="italic" style:font-style-asian="italic"/>
    </style:style>
    <style:style style:name="T5012" style:parent-style-name="Policepardéfaut" style:family="text">
      <style:text-properties fo:font-style="italic" style:font-style-asian="italic"/>
    </style:style>
    <style:style style:name="T5013" style:parent-style-name="Policepardéfaut" style:family="text">
      <style:text-properties fo:font-style="italic" style:font-style-asian="italic"/>
    </style:style>
    <style:style style:name="T5014" style:parent-style-name="Policepardéfaut" style:family="text">
      <style:text-properties fo:font-style="italic" style:font-style-asian="italic"/>
    </style:style>
    <style:style style:name="T5015" style:parent-style-name="Policepardéfaut" style:family="text">
      <style:text-properties fo:font-style="italic" style:font-style-asian="italic"/>
    </style:style>
    <style:style style:name="T5016" style:parent-style-name="Policepardéfaut" style:family="text">
      <style:text-properties fo:font-style="italic" style:font-style-asian="italic"/>
    </style:style>
    <style:style style:name="T5017" style:parent-style-name="Policepardéfaut" style:family="text">
      <style:text-properties fo:font-style="italic" style:font-style-asian="italic"/>
    </style:style>
    <style:style style:name="T5018" style:parent-style-name="Policepardéfaut" style:family="text">
      <style:text-properties fo:font-style="italic" style:font-style-asian="italic"/>
    </style:style>
    <style:style style:name="T5019" style:parent-style-name="Policepardéfaut" style:family="text">
      <style:text-properties fo:font-style="italic" style:font-style-asian="italic"/>
    </style:style>
    <style:style style:name="T5020" style:parent-style-name="Policepardéfaut" style:family="text">
      <style:text-properties fo:font-style="italic" style:font-style-asian="italic"/>
    </style:style>
    <style:style style:name="T5021" style:parent-style-name="Policepardéfaut" style:family="text">
      <style:text-properties fo:font-style="italic" style:font-style-asian="italic"/>
    </style:style>
    <style:style style:name="T5022" style:parent-style-name="Policepardéfaut" style:family="text">
      <style:text-properties fo:font-style="italic" style:font-style-asian="italic"/>
    </style:style>
    <style:style style:name="T5023" style:parent-style-name="Policepardéfaut" style:family="text">
      <style:text-properties fo:font-style="italic" style:font-style-asian="italic"/>
    </style:style>
    <style:style style:name="T5024" style:parent-style-name="Policepardéfaut" style:family="text">
      <style:text-properties fo:font-style="italic" style:font-style-asian="italic"/>
    </style:style>
    <style:style style:name="T5025" style:parent-style-name="Policepardéfaut" style:family="text">
      <style:text-properties fo:font-style="italic" style:font-style-asian="italic"/>
    </style:style>
    <style:style style:name="T5026" style:parent-style-name="Policepardéfaut" style:family="text">
      <style:text-properties fo:font-style="italic" style:font-style-asian="italic"/>
    </style:style>
    <style:style style:name="T5027" style:parent-style-name="Policepardéfaut" style:family="text">
      <style:text-properties fo:font-style="italic" style:font-style-asian="italic"/>
    </style:style>
    <style:style style:name="T5028" style:parent-style-name="Policepardéfaut" style:family="text">
      <style:text-properties fo:font-style="italic" style:font-style-asian="italic"/>
    </style:style>
    <style:style style:name="T5029" style:parent-style-name="Policepardéfaut" style:family="text">
      <style:text-properties fo:font-style="italic" style:font-style-asian="italic"/>
    </style:style>
    <style:style style:name="T5030" style:parent-style-name="Policepardéfaut" style:family="text">
      <style:text-properties fo:font-style="italic" style:font-style-asian="italic"/>
    </style:style>
    <style:style style:name="T5031" style:parent-style-name="Policepardéfaut" style:family="text">
      <style:text-properties fo:font-style="italic" style:font-style-asian="italic"/>
    </style:style>
    <style:style style:name="T5032" style:parent-style-name="Policepardéfaut" style:family="text">
      <style:text-properties fo:font-style="italic" style:font-style-asian="italic"/>
    </style:style>
    <style:style style:name="T5033" style:parent-style-name="Policepardéfaut" style:family="text">
      <style:text-properties fo:font-style="italic" style:font-style-asian="italic"/>
    </style:style>
    <style:style style:name="T5034" style:parent-style-name="Policepardéfaut" style:family="text">
      <style:text-properties fo:font-style="italic" style:font-style-asian="italic"/>
    </style:style>
    <style:style style:name="T5035" style:parent-style-name="Policepardéfaut" style:family="text">
      <style:text-properties fo:font-style="italic" style:font-style-asian="italic"/>
    </style:style>
    <style:style style:name="T5036" style:parent-style-name="Policepardéfaut" style:family="text">
      <style:text-properties fo:font-style="italic" style:font-style-asian="italic"/>
    </style:style>
    <style:style style:name="T5037" style:parent-style-name="Policepardéfaut" style:family="text">
      <style:text-properties fo:font-style="italic" style:font-style-asian="italic"/>
    </style:style>
    <style:style style:name="T5038" style:parent-style-name="Policepardéfaut" style:family="text">
      <style:text-properties fo:font-style="italic" style:font-style-asian="italic"/>
    </style:style>
    <style:style style:name="T5039" style:parent-style-name="Policepardéfaut" style:family="text">
      <style:text-properties fo:font-style="italic" style:font-style-asian="italic"/>
    </style:style>
    <style:style style:name="T5040" style:parent-style-name="Policepardéfaut" style:family="text">
      <style:text-properties fo:font-style="italic" style:font-style-asian="italic"/>
    </style:style>
    <style:style style:name="T5041" style:parent-style-name="Policepardéfaut" style:family="text">
      <style:text-properties fo:font-style="italic" style:font-style-asian="italic"/>
    </style:style>
    <style:style style:name="T5042" style:parent-style-name="Policepardéfaut" style:family="text">
      <style:text-properties fo:font-style="italic" style:font-style-asian="italic"/>
    </style:style>
    <style:style style:name="T5043" style:parent-style-name="Policepardéfaut" style:family="text">
      <style:text-properties fo:font-style="italic" style:font-style-asian="italic"/>
    </style:style>
    <style:style style:name="T5044" style:parent-style-name="Policepardéfaut" style:family="text">
      <style:text-properties fo:font-style="italic" style:font-style-asian="italic"/>
    </style:style>
    <style:style style:name="T5045" style:parent-style-name="Policepardéfaut" style:family="text">
      <style:text-properties fo:font-style="italic" style:font-style-asian="italic"/>
    </style:style>
    <style:style style:name="T5046" style:parent-style-name="Policepardéfaut" style:family="text">
      <style:text-properties fo:font-style="italic" style:font-style-asian="italic"/>
    </style:style>
    <style:style style:name="T5047" style:parent-style-name="Policepardéfaut" style:family="text">
      <style:text-properties fo:font-style="italic" style:font-style-asian="italic"/>
    </style:style>
    <style:style style:name="T5048" style:parent-style-name="Policepardéfaut" style:family="text">
      <style:text-properties fo:font-style="italic" style:font-style-asian="italic"/>
    </style:style>
    <style:style style:name="T5049" style:parent-style-name="Policepardéfaut" style:family="text">
      <style:text-properties fo:font-style="italic" style:font-style-asian="italic"/>
    </style:style>
    <style:style style:name="T5050" style:parent-style-name="Policepardéfaut" style:family="text">
      <style:text-properties fo:font-style="italic" style:font-style-asian="italic"/>
    </style:style>
    <style:style style:name="T5051" style:parent-style-name="Policepardéfaut" style:family="text">
      <style:text-properties fo:font-style="italic" style:font-style-asian="italic"/>
    </style:style>
    <style:style style:name="T5052" style:parent-style-name="Policepardéfaut" style:family="text">
      <style:text-properties fo:font-style="italic" style:font-style-asian="italic"/>
    </style:style>
    <style:style style:name="T5053" style:parent-style-name="Policepardéfaut" style:family="text">
      <style:text-properties fo:font-style="italic" style:font-style-asian="italic"/>
    </style:style>
    <style:style style:name="T5054" style:parent-style-name="Policepardéfaut" style:family="text">
      <style:text-properties fo:font-style="italic" style:font-style-asian="italic"/>
    </style:style>
    <style:style style:name="T5055" style:parent-style-name="Policepardéfaut" style:family="text">
      <style:text-properties fo:font-style="italic" style:font-style-asian="italic"/>
    </style:style>
    <style:style style:name="T5056" style:parent-style-name="Policepardéfaut" style:family="text">
      <style:text-properties fo:font-style="italic" style:font-style-asian="italic"/>
    </style:style>
    <style:style style:name="T5057" style:parent-style-name="Policepardéfaut" style:family="text">
      <style:text-properties fo:font-style="italic" style:font-style-asian="italic"/>
    </style:style>
    <style:style style:name="T5058" style:parent-style-name="Policepardéfaut" style:family="text">
      <style:text-properties fo:font-style="italic" style:font-style-asian="italic"/>
    </style:style>
    <style:style style:name="T5059" style:parent-style-name="Policepardéfaut" style:family="text">
      <style:text-properties fo:font-style="italic" style:font-style-asian="italic"/>
    </style:style>
    <style:style style:name="T5060" style:parent-style-name="Policepardéfaut" style:family="text">
      <style:text-properties fo:font-style="italic" style:font-style-asian="italic"/>
    </style:style>
    <style:style style:name="T5061" style:parent-style-name="Policepardéfaut" style:family="text">
      <style:text-properties fo:font-style="italic" style:font-style-asian="italic"/>
    </style:style>
    <style:style style:name="T5062" style:parent-style-name="Policepardéfaut" style:family="text">
      <style:text-properties fo:font-style="italic" style:font-style-asian="italic"/>
    </style:style>
    <style:style style:name="T5063" style:parent-style-name="Policepardéfaut" style:family="text">
      <style:text-properties fo:font-style="italic" style:font-style-asian="italic"/>
    </style:style>
    <style:style style:name="T5064" style:parent-style-name="Policepardéfaut" style:family="text">
      <style:text-properties fo:font-style="italic" style:font-style-asian="italic"/>
    </style:style>
    <style:style style:name="T5065" style:parent-style-name="Policepardéfaut" style:family="text">
      <style:text-properties fo:font-style="italic" style:font-style-asian="italic"/>
    </style:style>
    <style:style style:name="T5066" style:parent-style-name="Policepardéfaut" style:family="text">
      <style:text-properties fo:font-style="italic" style:font-style-asian="italic"/>
    </style:style>
    <style:style style:name="T5067" style:parent-style-name="Policepardéfaut" style:family="text">
      <style:text-properties fo:font-style="italic" style:font-style-asian="italic"/>
    </style:style>
    <style:style style:name="T5068" style:parent-style-name="Policepardéfaut" style:family="text">
      <style:text-properties fo:font-style="italic" style:font-style-asian="italic"/>
    </style:style>
    <style:style style:name="T5069" style:parent-style-name="Policepardéfaut" style:family="text">
      <style:text-properties fo:font-style="italic" style:font-style-asian="italic"/>
    </style:style>
    <style:style style:name="T5070" style:parent-style-name="Policepardéfaut" style:family="text">
      <style:text-properties fo:font-style="italic" style:font-style-asian="italic"/>
    </style:style>
    <style:style style:name="T5071" style:parent-style-name="Policepardéfaut" style:family="text">
      <style:text-properties fo:font-style="italic" style:font-style-asian="italic"/>
    </style:style>
    <style:style style:name="T5072" style:parent-style-name="Policepardéfaut" style:family="text">
      <style:text-properties fo:font-style="italic" style:font-style-asian="italic"/>
    </style:style>
    <style:style style:name="T5073" style:parent-style-name="Policepardéfaut" style:family="text">
      <style:text-properties fo:font-style="italic" style:font-style-asian="italic"/>
    </style:style>
    <style:style style:name="T5074" style:parent-style-name="Policepardéfaut" style:family="text">
      <style:text-properties fo:font-style="italic" style:font-style-asian="italic"/>
    </style:style>
    <style:style style:name="T5075" style:parent-style-name="Policepardéfaut" style:family="text">
      <style:text-properties fo:font-style="italic" style:font-style-asian="italic"/>
    </style:style>
    <style:style style:name="T5076" style:parent-style-name="Policepardéfaut" style:family="text">
      <style:text-properties fo:font-style="italic" style:font-style-asian="italic"/>
    </style:style>
    <style:style style:name="T5077" style:parent-style-name="Policepardéfaut" style:family="text">
      <style:text-properties fo:font-style="italic" style:font-style-asian="italic"/>
    </style:style>
    <style:style style:name="T5078" style:parent-style-name="Policepardéfaut" style:family="text">
      <style:text-properties fo:font-style="italic" style:font-style-asian="italic"/>
    </style:style>
    <style:style style:name="T5079" style:parent-style-name="Policepardéfaut" style:family="text">
      <style:text-properties fo:font-style="italic" style:font-style-asian="italic"/>
    </style:style>
    <style:style style:name="T5080" style:parent-style-name="Policepardéfaut" style:family="text">
      <style:text-properties fo:font-style="italic" style:font-style-asian="italic"/>
    </style:style>
    <style:style style:name="T5081" style:parent-style-name="Policepardéfaut" style:family="text">
      <style:text-properties fo:font-style="italic" style:font-style-asian="italic"/>
    </style:style>
    <style:style style:name="T5082" style:parent-style-name="Policepardéfaut" style:family="text">
      <style:text-properties fo:font-style="italic" style:font-style-asian="italic"/>
    </style:style>
    <style:style style:name="T5083" style:parent-style-name="Policepardéfaut" style:family="text">
      <style:text-properties fo:font-style="italic" style:font-style-asian="italic"/>
    </style:style>
    <style:style style:name="T5084" style:parent-style-name="Policepardéfaut" style:family="text">
      <style:text-properties fo:font-style="italic" style:font-style-asian="italic"/>
    </style:style>
    <style:style style:name="T5085" style:parent-style-name="Policepardéfaut" style:family="text">
      <style:text-properties fo:font-style="italic" style:font-style-asian="italic"/>
    </style:style>
    <style:style style:name="T5086" style:parent-style-name="Policepardéfaut" style:family="text">
      <style:text-properties fo:font-style="italic" style:font-style-asian="italic"/>
    </style:style>
    <style:style style:name="T5087" style:parent-style-name="Policepardéfaut" style:family="text">
      <style:text-properties fo:font-style="italic" style:font-style-asian="italic"/>
    </style:style>
    <style:style style:name="T5088" style:parent-style-name="Policepardéfaut" style:family="text">
      <style:text-properties fo:font-style="italic" style:font-style-asian="italic"/>
    </style:style>
    <style:style style:name="T5089" style:parent-style-name="Policepardéfaut" style:family="text">
      <style:text-properties fo:font-style="italic" style:font-style-asian="italic"/>
    </style:style>
    <style:style style:name="T5090" style:parent-style-name="Policepardéfaut" style:family="text">
      <style:text-properties fo:font-style="italic" style:font-style-asian="italic"/>
    </style:style>
    <style:style style:name="T5091" style:parent-style-name="Policepardéfaut" style:family="text">
      <style:text-properties fo:font-style="italic" style:font-style-asian="italic"/>
    </style:style>
    <style:style style:name="T5092" style:parent-style-name="Policepardéfaut" style:family="text">
      <style:text-properties fo:font-style="italic" style:font-style-asian="italic"/>
    </style:style>
    <style:style style:name="T5093" style:parent-style-name="Policepardéfaut" style:family="text">
      <style:text-properties fo:font-style="italic" style:font-style-asian="italic"/>
    </style:style>
    <style:style style:name="T5094" style:parent-style-name="Policepardéfaut" style:family="text">
      <style:text-properties fo:font-style="italic" style:font-style-asian="italic"/>
    </style:style>
    <style:style style:name="T5095" style:parent-style-name="Policepardéfaut" style:family="text">
      <style:text-properties fo:font-style="italic" style:font-style-asian="italic"/>
    </style:style>
    <style:style style:name="T5096" style:parent-style-name="Policepardéfaut" style:family="text">
      <style:text-properties fo:font-style="italic" style:font-style-asian="italic"/>
    </style:style>
    <style:style style:name="T5097" style:parent-style-name="Policepardéfaut" style:family="text">
      <style:text-properties fo:font-style="italic" style:font-style-asian="italic"/>
    </style:style>
    <style:style style:name="T5098" style:parent-style-name="Policepardéfaut" style:family="text">
      <style:text-properties fo:font-style="italic" style:font-style-asian="italic"/>
    </style:style>
    <style:style style:name="T5099" style:parent-style-name="Policepardéfaut" style:family="text">
      <style:text-properties fo:font-style="italic" style:font-style-asian="italic"/>
    </style:style>
    <style:style style:name="T5100" style:parent-style-name="Policepardéfaut" style:family="text">
      <style:text-properties fo:font-style="italic" style:font-style-asian="italic"/>
    </style:style>
    <style:style style:name="T5101" style:parent-style-name="Policepardéfaut" style:family="text">
      <style:text-properties fo:font-style="italic" style:font-style-asian="italic"/>
    </style:style>
    <style:style style:name="T5102" style:parent-style-name="Policepardéfaut" style:family="text">
      <style:text-properties fo:font-style="italic" style:font-style-asian="italic"/>
    </style:style>
    <style:style style:name="T5103" style:parent-style-name="Policepardéfaut" style:family="text">
      <style:text-properties fo:font-style="italic" style:font-style-asian="italic"/>
    </style:style>
    <style:style style:name="T5104" style:parent-style-name="Policepardéfaut" style:family="text">
      <style:text-properties fo:font-style="italic" style:font-style-asian="italic"/>
    </style:style>
    <style:style style:name="T5105" style:parent-style-name="Policepardéfaut" style:family="text">
      <style:text-properties fo:font-style="italic" style:font-style-asian="italic"/>
    </style:style>
    <style:style style:name="T5106" style:parent-style-name="Policepardéfaut" style:family="text">
      <style:text-properties fo:font-style="italic" style:font-style-asian="italic"/>
    </style:style>
    <style:style style:name="T5107" style:parent-style-name="Policepardéfaut" style:family="text">
      <style:text-properties fo:font-style="italic" style:font-style-asian="italic"/>
    </style:style>
    <style:style style:name="T5108" style:parent-style-name="Policepardéfaut" style:family="text">
      <style:text-properties fo:font-style="italic" style:font-style-asian="italic"/>
    </style:style>
    <style:style style:name="T5109" style:parent-style-name="Policepardéfaut" style:family="text">
      <style:text-properties fo:font-style="italic" style:font-style-asian="italic"/>
    </style:style>
    <style:style style:name="T5110" style:parent-style-name="Policepardéfaut" style:family="text">
      <style:text-properties fo:font-style="italic" style:font-style-asian="italic"/>
    </style:style>
    <style:style style:name="T5111" style:parent-style-name="Policepardéfaut" style:family="text">
      <style:text-properties fo:font-style="italic" style:font-style-asian="italic"/>
    </style:style>
    <style:style style:name="T5112" style:parent-style-name="Policepardéfaut" style:family="text">
      <style:text-properties fo:font-style="italic" style:font-style-asian="italic"/>
    </style:style>
    <style:style style:name="T5113" style:parent-style-name="Policepardéfaut" style:family="text">
      <style:text-properties fo:font-style="italic" style:font-style-asian="italic"/>
    </style:style>
    <style:style style:name="T5114" style:parent-style-name="Policepardéfaut" style:family="text">
      <style:text-properties fo:font-style="italic" style:font-style-asian="italic"/>
    </style:style>
    <style:style style:name="T5115" style:parent-style-name="Policepardéfaut" style:family="text">
      <style:text-properties fo:font-style="italic" style:font-style-asian="italic"/>
    </style:style>
    <style:style style:name="T5116" style:parent-style-name="Policepardéfaut" style:family="text">
      <style:text-properties fo:font-style="italic" style:font-style-asian="italic"/>
    </style:style>
    <style:style style:name="T5117" style:parent-style-name="Policepardéfaut" style:family="text">
      <style:text-properties fo:font-style="italic" style:font-style-asian="italic"/>
    </style:style>
    <style:style style:name="T5118" style:parent-style-name="Policepardéfaut" style:family="text">
      <style:text-properties fo:font-style="italic" style:font-style-asian="italic"/>
    </style:style>
    <style:style style:name="T5119" style:parent-style-name="Policepardéfaut" style:family="text">
      <style:text-properties fo:font-style="italic" style:font-style-asian="italic"/>
    </style:style>
    <style:style style:name="T5120" style:parent-style-name="Policepardéfaut" style:family="text">
      <style:text-properties fo:font-style="italic" style:font-style-asian="italic"/>
    </style:style>
    <style:style style:name="T5121" style:parent-style-name="Policepardéfaut" style:family="text">
      <style:text-properties fo:font-style="italic" style:font-style-asian="italic"/>
    </style:style>
    <style:style style:name="T5122" style:parent-style-name="Policepardéfaut" style:family="text">
      <style:text-properties fo:font-style="italic" style:font-style-asian="italic"/>
    </style:style>
    <style:style style:name="T5123" style:parent-style-name="pb" style:family="text">
      <style:text-properties style:text-position="0% 100%"/>
    </style:style>
    <style:style style:name="T5124" style:parent-style-name="Policepardéfaut" style:family="text">
      <style:text-properties fo:font-style="italic" style:font-style-asian="italic"/>
    </style:style>
    <style:style style:name="T5125" style:parent-style-name="Policepardéfaut" style:family="text">
      <style:text-properties fo:font-style="italic" style:font-style-asian="italic"/>
    </style:style>
    <style:style style:name="T5126" style:parent-style-name="Policepardéfaut" style:family="text">
      <style:text-properties fo:font-style="italic" style:font-style-asian="italic"/>
    </style:style>
    <style:style style:name="T5127" style:parent-style-name="Policepardéfaut" style:family="text">
      <style:text-properties fo:font-style="italic" style:font-style-asian="italic"/>
    </style:style>
    <style:style style:name="T5128" style:parent-style-name="Policepardéfaut" style:family="text">
      <style:text-properties fo:font-style="italic" style:font-style-asian="italic"/>
    </style:style>
    <style:style style:name="T5129" style:parent-style-name="Policepardéfaut" style:family="text">
      <style:text-properties fo:font-style="italic" style:font-style-asian="italic"/>
    </style:style>
    <style:style style:name="T5130" style:parent-style-name="Policepardéfaut" style:family="text">
      <style:text-properties fo:font-style="italic" style:font-style-asian="italic"/>
    </style:style>
    <style:style style:name="T5131" style:parent-style-name="Policepardéfaut" style:family="text">
      <style:text-properties fo:font-style="italic" style:font-style-asian="italic"/>
    </style:style>
    <style:style style:name="T5132" style:parent-style-name="Policepardéfaut" style:family="text">
      <style:text-properties fo:font-style="italic" style:font-style-asian="italic"/>
    </style:style>
    <style:style style:name="T5133" style:parent-style-name="Policepardéfaut" style:family="text">
      <style:text-properties fo:font-style="italic" style:font-style-asian="italic"/>
    </style:style>
    <style:style style:name="T5134" style:parent-style-name="Policepardéfaut" style:family="text">
      <style:text-properties fo:font-style="italic" style:font-style-asian="italic"/>
    </style:style>
    <style:style style:name="T5135" style:parent-style-name="Policepardéfaut" style:family="text">
      <style:text-properties fo:font-style="italic" style:font-style-asian="italic"/>
    </style:style>
    <style:style style:name="T5136" style:parent-style-name="Policepardéfaut" style:family="text">
      <style:text-properties fo:font-style="italic" style:font-style-asian="italic"/>
    </style:style>
    <style:style style:name="T5137" style:parent-style-name="Policepardéfaut" style:family="text">
      <style:text-properties fo:font-style="italic" style:font-style-asian="italic"/>
    </style:style>
    <style:style style:name="T5138" style:parent-style-name="Policepardéfaut" style:family="text">
      <style:text-properties fo:font-style="italic" style:font-style-asian="italic"/>
    </style:style>
    <style:style style:name="T5139" style:parent-style-name="Policepardéfaut" style:family="text">
      <style:text-properties fo:font-style="italic" style:font-style-asian="italic"/>
    </style:style>
    <style:style style:name="T5140" style:parent-style-name="Policepardéfaut" style:family="text">
      <style:text-properties fo:font-style="italic" style:font-style-asian="italic"/>
    </style:style>
    <style:style style:name="T5141" style:parent-style-name="Policepardéfaut" style:family="text">
      <style:text-properties fo:font-style="italic" style:font-style-asian="italic"/>
    </style:style>
    <style:style style:name="T5142" style:parent-style-name="Policepardéfaut" style:family="text">
      <style:text-properties fo:font-style="italic" style:font-style-asian="italic"/>
    </style:style>
    <style:style style:name="T5143" style:parent-style-name="Policepardéfaut" style:family="text">
      <style:text-properties fo:font-style="italic" style:font-style-asian="italic"/>
    </style:style>
    <style:style style:name="T5144" style:parent-style-name="Policepardéfaut" style:family="text">
      <style:text-properties fo:font-style="italic" style:font-style-asian="italic"/>
    </style:style>
    <style:style style:name="T5145" style:parent-style-name="Policepardéfaut" style:family="text">
      <style:text-properties fo:font-style="italic" style:font-style-asian="italic"/>
    </style:style>
    <style:style style:name="T5146" style:parent-style-name="Policepardéfaut" style:family="text">
      <style:text-properties fo:font-style="italic" style:font-style-asian="italic"/>
    </style:style>
    <style:style style:name="T5147" style:parent-style-name="Policepardéfaut" style:family="text">
      <style:text-properties fo:font-style="italic" style:font-style-asian="italic"/>
    </style:style>
    <style:style style:name="T5148" style:parent-style-name="Policepardéfaut" style:family="text">
      <style:text-properties fo:font-style="italic" style:font-style-asian="italic"/>
    </style:style>
    <style:style style:name="T5149" style:parent-style-name="Policepardéfaut" style:family="text">
      <style:text-properties fo:font-style="italic" style:font-style-asian="italic"/>
    </style:style>
    <style:style style:name="T5150" style:parent-style-name="Policepardéfaut" style:family="text">
      <style:text-properties fo:font-style="italic" style:font-style-asian="italic"/>
    </style:style>
    <style:style style:name="T5151" style:parent-style-name="Policepardéfaut" style:family="text">
      <style:text-properties fo:font-style="italic" style:font-style-asian="italic"/>
    </style:style>
    <style:style style:name="T5152" style:parent-style-name="Policepardéfaut" style:family="text">
      <style:text-properties fo:font-style="italic" style:font-style-asian="italic"/>
    </style:style>
    <style:style style:name="T5153" style:parent-style-name="Policepardéfaut" style:family="text">
      <style:text-properties fo:font-style="italic" style:font-style-asian="italic"/>
    </style:style>
    <style:style style:name="T5154" style:parent-style-name="Policepardéfaut" style:family="text">
      <style:text-properties fo:font-style="italic" style:font-style-asian="italic"/>
    </style:style>
    <style:style style:name="T5155" style:parent-style-name="Policepardéfaut" style:family="text">
      <style:text-properties fo:font-style="italic" style:font-style-asian="italic"/>
    </style:style>
    <style:style style:name="T5156" style:parent-style-name="Policepardéfaut" style:family="text">
      <style:text-properties fo:font-style="italic" style:font-style-asian="italic"/>
    </style:style>
    <style:style style:name="T5157" style:parent-style-name="Policepardéfaut" style:family="text">
      <style:text-properties fo:font-style="italic" style:font-style-asian="italic"/>
    </style:style>
    <style:style style:name="T5158" style:parent-style-name="Policepardéfaut" style:family="text">
      <style:text-properties fo:font-style="italic" style:font-style-asian="italic"/>
    </style:style>
    <style:style style:name="T5159" style:parent-style-name="Policepardéfaut" style:family="text">
      <style:text-properties fo:font-style="italic" style:font-style-asian="italic"/>
    </style:style>
    <style:style style:name="T5160" style:parent-style-name="Policepardéfaut" style:family="text">
      <style:text-properties fo:font-style="italic" style:font-style-asian="italic"/>
    </style:style>
    <style:style style:name="T5161" style:parent-style-name="Policepardéfaut" style:family="text">
      <style:text-properties fo:font-style="italic" style:font-style-asian="italic"/>
    </style:style>
    <style:style style:name="T5162" style:parent-style-name="Policepardéfaut" style:family="text">
      <style:text-properties fo:font-style="italic" style:font-style-asian="italic"/>
    </style:style>
    <style:style style:name="T5163" style:parent-style-name="Policepardéfaut" style:family="text">
      <style:text-properties fo:font-style="italic" style:font-style-asian="italic"/>
    </style:style>
    <style:style style:name="T5164" style:parent-style-name="Policepardéfaut" style:family="text">
      <style:text-properties fo:font-style="italic" style:font-style-asian="italic"/>
    </style:style>
    <style:style style:name="T5165" style:parent-style-name="Policepardéfaut" style:family="text">
      <style:text-properties fo:font-style="italic" style:font-style-asian="italic"/>
    </style:style>
    <style:style style:name="T5166" style:parent-style-name="Policepardéfaut" style:family="text">
      <style:text-properties fo:font-style="italic" style:font-style-asian="italic"/>
    </style:style>
    <style:style style:name="T5167" style:parent-style-name="Policepardéfaut" style:family="text">
      <style:text-properties fo:font-style="italic" style:font-style-asian="italic"/>
    </style:style>
    <style:style style:name="T5168" style:parent-style-name="Policepardéfaut" style:family="text">
      <style:text-properties fo:font-style="italic" style:font-style-asian="italic"/>
    </style:style>
    <style:style style:name="T5169" style:parent-style-name="Policepardéfaut" style:family="text">
      <style:text-properties fo:font-style="italic" style:font-style-asian="italic"/>
    </style:style>
    <style:style style:name="T5170" style:parent-style-name="Policepardéfaut" style:family="text">
      <style:text-properties fo:font-style="italic" style:font-style-asian="italic"/>
    </style:style>
    <style:style style:name="T5171" style:parent-style-name="Policepardéfaut" style:family="text">
      <style:text-properties fo:font-style="italic" style:font-style-asian="italic"/>
    </style:style>
    <style:style style:name="P5172" style:parent-style-name="Corpsdetexte" style:family="paragraph">
      <style:paragraph-properties fo:text-indent="0.1666in"/>
    </style:style>
    <style:style style:name="T5173" style:parent-style-name="Policepardéfaut" style:family="text">
      <style:text-properties style:font-name-complex="Times New Roman"/>
    </style:style>
    <style:style style:name="T5174" style:parent-style-name="Policepardéfaut" style:family="text">
      <style:text-properties style:font-name-complex="Times New Roman"/>
    </style:style>
    <style:style style:name="T5175" style:parent-style-name="Policepardéfaut" style:family="text">
      <style:text-properties style:font-name-complex="Times New Roman"/>
    </style:style>
    <style:style style:name="T5176" style:parent-style-name="Policepardéfaut" style:family="text">
      <style:text-properties style:font-name-complex="Times New Roman"/>
    </style:style>
    <style:style style:name="T5177" style:parent-style-name="Policepardéfaut" style:family="text">
      <style:text-properties style:font-name-complex="Times New Roman"/>
    </style:style>
    <style:style style:name="T5178" style:parent-style-name="Policepardéfaut" style:family="text">
      <style:text-properties style:font-name-complex="Times New Roman"/>
    </style:style>
    <style:style style:name="T5179" style:parent-style-name="Policepardéfaut" style:family="text">
      <style:text-properties style:font-name-complex="Times New Roman"/>
    </style:style>
    <style:style style:name="T5180" style:parent-style-name="Policepardéfaut" style:family="text">
      <style:text-properties style:font-name-complex="Times New Roman" fo:font-style="italic" style:font-style-asian="italic"/>
    </style:style>
    <style:style style:name="T5181" style:parent-style-name="Policepardéfaut" style:family="text">
      <style:text-properties style:font-name-complex="Times New Roman" fo:font-style="italic" style:font-style-asian="italic"/>
    </style:style>
    <style:style style:name="T5182" style:parent-style-name="Policepardéfaut" style:family="text">
      <style:text-properties style:font-name-complex="Times New Roman" fo:font-style="italic" style:font-style-asian="italic"/>
    </style:style>
    <style:style style:name="T5183" style:parent-style-name="Policepardéfaut" style:family="text">
      <style:text-properties style:font-name-complex="Times New Roman" fo:font-style="italic" style:font-style-asian="italic"/>
    </style:style>
    <style:style style:name="T5184" style:parent-style-name="Policepardéfaut" style:family="text">
      <style:text-properties style:font-name-complex="Times New Roman" fo:font-style="italic" style:font-style-asian="italic"/>
    </style:style>
    <style:style style:name="T5185" style:parent-style-name="Policepardéfaut" style:family="text">
      <style:text-properties style:font-name-complex="Times New Roman" fo:font-style="italic" style:font-style-asian="italic"/>
    </style:style>
    <style:style style:name="T5186" style:parent-style-name="Policepardéfaut" style:family="text">
      <style:text-properties style:font-name-complex="Times New Roman" fo:font-style="italic" style:font-style-asian="italic"/>
    </style:style>
    <style:style style:name="T5187" style:parent-style-name="Policepardéfaut" style:family="text">
      <style:text-properties style:font-name-complex="Times New Roman" fo:font-style="italic" style:font-style-asian="italic"/>
    </style:style>
    <style:style style:name="T5188" style:parent-style-name="Policepardéfaut" style:family="text">
      <style:text-properties style:font-name-complex="Times New Roman" fo:font-style="italic" style:font-style-asian="italic"/>
    </style:style>
    <style:style style:name="T5189" style:parent-style-name="Policepardéfaut" style:family="text">
      <style:text-properties style:font-name-complex="Times New Roman" fo:font-style="italic" style:font-style-asian="italic"/>
    </style:style>
    <style:style style:name="T5190" style:parent-style-name="Policepardéfaut" style:family="text">
      <style:text-properties style:font-name-complex="Times New Roman" fo:font-style="italic" style:font-style-asian="italic"/>
    </style:style>
    <style:style style:name="T5191" style:parent-style-name="Policepardéfaut" style:family="text">
      <style:text-properties style:font-name-complex="Times New Roman" fo:font-style="italic" style:font-style-asian="italic"/>
    </style:style>
    <style:style style:name="T5192" style:parent-style-name="Policepardéfaut" style:family="text">
      <style:text-properties style:font-name-complex="Times New Roman" fo:font-style="italic" style:font-style-asian="italic"/>
    </style:style>
    <style:style style:name="T5193" style:parent-style-name="Policepardéfaut" style:family="text">
      <style:text-properties style:font-name-complex="Times New Roman" fo:font-style="italic" style:font-style-asian="italic"/>
    </style:style>
    <style:style style:name="T5194" style:parent-style-name="Policepardéfaut" style:family="text">
      <style:text-properties style:font-name-complex="Times New Roman" fo:font-style="italic" style:font-style-asian="italic"/>
    </style:style>
    <style:style style:name="T5195" style:parent-style-name="Policepardéfaut" style:family="text">
      <style:text-properties style:font-name-complex="Times New Roman" fo:font-style="italic" style:font-style-asian="italic"/>
    </style:style>
    <style:style style:name="T5196" style:parent-style-name="Policepardéfaut" style:family="text">
      <style:text-properties style:font-name-complex="Times New Roman" fo:font-style="italic" style:font-style-asian="italic"/>
    </style:style>
    <style:style style:name="T5197" style:parent-style-name="Policepardéfaut" style:family="text">
      <style:text-properties style:font-name-complex="Times New Roman"/>
    </style:style>
    <style:style style:name="T5198" style:parent-style-name="Policepardéfaut" style:family="text">
      <style:text-properties style:font-name-complex="Times New Roman"/>
    </style:style>
    <style:style style:name="T5199" style:parent-style-name="Policepardéfaut" style:family="text">
      <style:text-properties style:font-name-complex="Times New Roman"/>
    </style:style>
    <style:style style:name="T5200" style:parent-style-name="Policepardéfaut" style:family="text">
      <style:text-properties style:font-name-complex="Times New Roman"/>
    </style:style>
    <style:style style:name="T5201" style:parent-style-name="Policepardéfaut" style:family="text">
      <style:text-properties style:font-name-complex="Times New Roman"/>
    </style:style>
    <style:style style:name="T5202" style:parent-style-name="Policepardéfaut" style:family="text">
      <style:text-properties style:font-name-complex="Times New Roman"/>
    </style:style>
    <style:style style:name="T5203" style:parent-style-name="Policepardéfaut" style:family="text">
      <style:text-properties style:font-name-complex="Times New Roman"/>
    </style:style>
    <style:style style:name="T5204" style:parent-style-name="Policepardéfaut" style:family="text">
      <style:text-properties style:font-name-complex="Times New Roman"/>
    </style:style>
    <style:style style:name="T5205" style:parent-style-name="Policepardéfaut" style:family="text">
      <style:text-properties style:font-name-complex="Times New Roman"/>
    </style:style>
    <style:style style:name="T5206" style:parent-style-name="Policepardéfaut" style:family="text">
      <style:text-properties style:font-name-complex="Times New Roman"/>
    </style:style>
    <style:style style:name="T5207" style:parent-style-name="Policepardéfaut" style:family="text">
      <style:text-properties style:font-name-complex="Times New Roman"/>
    </style:style>
    <style:style style:name="T5208" style:parent-style-name="Policepardéfaut" style:family="text">
      <style:text-properties style:font-name-complex="Times New Roman"/>
    </style:style>
    <style:style style:name="T5209" style:parent-style-name="pb" style:family="text">
      <style:text-properties style:text-position="0% 100%"/>
    </style:style>
    <style:style style:name="T5210" style:parent-style-name="Policepardéfaut" style:family="text">
      <style:text-properties style:font-name-complex="Times New Roman"/>
    </style:style>
    <style:style style:name="T5211" style:parent-style-name="Policepardéfaut" style:family="text">
      <style:text-properties style:font-name-complex="Times New Roman"/>
    </style:style>
    <style:style style:name="T5212" style:parent-style-name="Policepardéfaut" style:family="text">
      <style:text-properties style:font-name-complex="Times New Roman" fo:font-style="italic" style:font-style-asian="italic"/>
    </style:style>
    <style:style style:name="T5213" style:parent-style-name="Policepardéfaut" style:family="text">
      <style:text-properties style:font-name-complex="Times New Roman" fo:font-style="italic" style:font-style-asian="italic"/>
    </style:style>
    <style:style style:name="T5214" style:parent-style-name="Policepardéfaut" style:family="text">
      <style:text-properties style:font-name-complex="Times New Roman" fo:font-style="italic" style:font-style-asian="italic"/>
    </style:style>
    <style:style style:name="T5215" style:parent-style-name="Policepardéfaut" style:family="text">
      <style:text-properties style:font-name-complex="Times New Roman"/>
    </style:style>
    <style:style style:name="T5216" style:parent-style-name="Policepardéfaut" style:family="text">
      <style:text-properties style:font-name-complex="Times New Roman"/>
    </style:style>
    <style:style style:name="T5217" style:parent-style-name="Policepardéfaut" style:family="text">
      <style:text-properties style:font-name-complex="Times New Roman"/>
    </style:style>
    <style:style style:name="T5218" style:parent-style-name="Policepardéfaut" style:family="text">
      <style:text-properties style:font-name-complex="Times New Roman"/>
    </style:style>
    <style:style style:name="T5219" style:parent-style-name="Policepardéfaut" style:family="text">
      <style:text-properties style:font-name-complex="Times New Roman"/>
    </style:style>
    <style:style style:name="T5220" style:parent-style-name="Policepardéfaut" style:family="text">
      <style:text-properties style:font-name-complex="Times New Roman"/>
    </style:style>
    <style:style style:name="T5221" style:parent-style-name="Policepardéfaut" style:family="text">
      <style:text-properties style:font-name-complex="Times New Roman"/>
    </style:style>
    <style:style style:name="T5222" style:parent-style-name="Policepardéfaut" style:family="text">
      <style:text-properties style:font-name-complex="Times New Roman"/>
    </style:style>
    <style:style style:name="T5223" style:parent-style-name="Policepardéfaut" style:family="text">
      <style:text-properties style:font-name-complex="Times New Roman"/>
    </style:style>
    <style:style style:name="T5224" style:parent-style-name="Policepardéfaut" style:family="text">
      <style:text-properties style:font-name-complex="Times New Roman"/>
    </style:style>
    <style:style style:name="T5225" style:parent-style-name="Policepardéfaut" style:family="text">
      <style:text-properties style:font-name-complex="Times New Roman"/>
    </style:style>
    <style:style style:name="T5226" style:parent-style-name="Policepardéfaut" style:family="text">
      <style:text-properties style:font-name-complex="Times New Roman"/>
    </style:style>
    <style:style style:name="T5227" style:parent-style-name="Policepardéfaut" style:family="text">
      <style:text-properties style:font-name-complex="Times New Roman"/>
    </style:style>
    <style:style style:name="T5228" style:parent-style-name="Policepardéfaut" style:family="text">
      <style:text-properties style:font-name-complex="Times New Roman"/>
    </style:style>
    <style:style style:name="T5229" style:parent-style-name="Policepardéfaut" style:family="text">
      <style:text-properties style:font-name-complex="Times New Roman"/>
    </style:style>
    <style:style style:name="T5230" style:parent-style-name="Policepardéfaut" style:family="text">
      <style:text-properties style:font-name-complex="Times New Roman"/>
    </style:style>
    <style:style style:name="T5231" style:parent-style-name="Policepardéfaut" style:family="text">
      <style:text-properties style:font-name-complex="Times New Roman"/>
    </style:style>
    <style:style style:name="T5232" style:parent-style-name="Policepardéfaut" style:family="text">
      <style:text-properties style:font-name-complex="Times New Roman"/>
    </style:style>
    <style:style style:name="T5233" style:parent-style-name="Policepardéfaut" style:family="text">
      <style:text-properties style:font-name-complex="Times New Roman"/>
    </style:style>
    <style:style style:name="T5234" style:parent-style-name="Policepardéfaut" style:family="text">
      <style:text-properties style:font-name-complex="Times New Roman"/>
    </style:style>
    <style:style style:name="T5235" style:parent-style-name="Policepardéfaut" style:family="text">
      <style:text-properties style:font-name-complex="Times New Roman"/>
    </style:style>
    <style:style style:name="T5236" style:parent-style-name="Policepardéfaut" style:family="text">
      <style:text-properties style:font-name-complex="Times New Roman"/>
    </style:style>
    <style:style style:name="T5237" style:parent-style-name="Policepardéfaut" style:family="text">
      <style:text-properties style:font-name-complex="Times New Roman"/>
    </style:style>
    <style:style style:name="T5238" style:parent-style-name="Policepardéfaut" style:family="text">
      <style:text-properties style:font-name-complex="Times New Roman"/>
    </style:style>
    <style:style style:name="T5239" style:parent-style-name="Policepardéfaut" style:family="text">
      <style:text-properties style:font-name-complex="Times New Roman"/>
    </style:style>
    <style:style style:name="T5240" style:parent-style-name="Policepardéfaut" style:family="text">
      <style:text-properties style:font-name-complex="Times New Roman"/>
    </style:style>
    <style:style style:name="T5241" style:parent-style-name="Policepardéfaut" style:family="text">
      <style:text-properties style:font-name-complex="Times New Roman"/>
    </style:style>
    <style:style style:name="T5242" style:parent-style-name="Policepardéfaut" style:family="text">
      <style:text-properties style:font-name-complex="Times New Roman"/>
    </style:style>
    <style:style style:name="T5243" style:parent-style-name="Policepardéfaut" style:family="text">
      <style:text-properties style:font-name-complex="Times New Roman"/>
    </style:style>
    <style:style style:name="T5244" style:parent-style-name="Policepardéfaut" style:family="text">
      <style:text-properties style:font-name-complex="Times New Roman"/>
    </style:style>
    <style:style style:name="T5245" style:parent-style-name="Policepardéfaut" style:family="text">
      <style:text-properties style:font-name-complex="Times New Roman"/>
    </style:style>
    <style:style style:name="T5246" style:parent-style-name="Policepardéfaut" style:family="text">
      <style:text-properties style:font-name-complex="Times New Roman"/>
    </style:style>
    <style:style style:name="T5247" style:parent-style-name="Policepardéfaut" style:family="text">
      <style:text-properties style:font-name-complex="Times New Roman"/>
    </style:style>
    <style:style style:name="T5248" style:parent-style-name="Policepardéfaut" style:family="text">
      <style:text-properties style:font-name-complex="Times New Roman"/>
    </style:style>
    <style:style style:name="T5249" style:parent-style-name="Policepardéfaut" style:family="text">
      <style:text-properties style:font-name-complex="Times New Roman"/>
    </style:style>
    <style:style style:name="T5250" style:parent-style-name="Policepardéfaut" style:family="text">
      <style:text-properties style:font-name-complex="Times New Roman"/>
    </style:style>
    <style:style style:name="T5251" style:parent-style-name="Policepardéfaut" style:family="text">
      <style:text-properties style:font-name-complex="Times New Roman"/>
    </style:style>
    <style:style style:name="T5252" style:parent-style-name="Policepardéfaut" style:family="text">
      <style:text-properties style:font-name-complex="Times New Roman"/>
    </style:style>
    <style:style style:name="T5253" style:parent-style-name="Policepardéfaut" style:family="text">
      <style:text-properties style:font-name-complex="Times New Roman"/>
    </style:style>
    <style:style style:name="T5254" style:parent-style-name="Policepardéfaut" style:family="text">
      <style:text-properties style:font-name-complex="Times New Roman"/>
    </style:style>
    <style:style style:name="T5255" style:parent-style-name="Policepardéfaut" style:family="text">
      <style:text-properties style:font-name-complex="Times New Roman"/>
    </style:style>
    <style:style style:name="T5256" style:parent-style-name="Policepardéfaut" style:family="text">
      <style:text-properties style:font-name-complex="Times New Roman"/>
    </style:style>
    <style:style style:name="T5257" style:parent-style-name="Policepardéfaut" style:family="text">
      <style:text-properties style:font-name-complex="Times New Roman"/>
    </style:style>
    <style:style style:name="T5258" style:parent-style-name="Policepardéfaut" style:family="text">
      <style:text-properties style:font-name-complex="Times New Roman"/>
    </style:style>
    <style:style style:name="T5259" style:parent-style-name="Policepardéfaut" style:family="text">
      <style:text-properties style:font-name-complex="Times New Roman"/>
    </style:style>
    <style:style style:name="T5260" style:parent-style-name="Policepardéfaut" style:family="text">
      <style:text-properties style:font-name-complex="Times New Roman"/>
    </style:style>
    <style:style style:name="T5261" style:parent-style-name="Policepardéfaut" style:family="text">
      <style:text-properties style:font-name-complex="Times New Roman"/>
    </style:style>
    <style:style style:name="T5262" style:parent-style-name="Policepardéfaut" style:family="text">
      <style:text-properties style:font-name-complex="Times New Roman"/>
    </style:style>
    <style:style style:name="T5263" style:parent-style-name="Policepardéfaut" style:family="text">
      <style:text-properties style:font-name-complex="Times New Roman"/>
    </style:style>
    <style:style style:name="T5264" style:parent-style-name="Policepardéfaut" style:family="text">
      <style:text-properties style:font-name-complex="Times New Roman"/>
    </style:style>
    <style:style style:name="T5265" style:parent-style-name="Policepardéfaut" style:family="text">
      <style:text-properties style:font-name-complex="Times New Roman"/>
    </style:style>
    <style:style style:name="T5266" style:parent-style-name="Policepardéfaut" style:family="text">
      <style:text-properties style:font-name-complex="Times New Roman" fo:font-style="italic" style:font-style-asian="italic"/>
    </style:style>
    <style:style style:name="T5267" style:parent-style-name="Policepardéfaut" style:family="text">
      <style:text-properties style:font-name-complex="Times New Roman"/>
    </style:style>
    <style:style style:name="T5268" style:parent-style-name="Policepardéfaut" style:family="text">
      <style:text-properties style:font-name-complex="Times New Roman" fo:font-style="italic" style:font-style-asian="italic"/>
    </style:style>
    <style:style style:name="T5269" style:parent-style-name="Policepardéfaut" style:family="text">
      <style:text-properties style:font-name-complex="Times New Roman"/>
    </style:style>
    <style:style style:name="T5270" style:parent-style-name="Policepardéfaut" style:family="text">
      <style:text-properties style:font-name-complex="Times New Roman"/>
    </style:style>
    <style:style style:name="T5271" style:parent-style-name="Policepardéfaut" style:family="text">
      <style:text-properties style:font-name-complex="Times New Roman"/>
    </style:style>
    <style:style style:name="T5272" style:parent-style-name="pb" style:family="text">
      <style:text-properties style:text-position="0% 100%"/>
    </style:style>
    <style:style style:name="T5273" style:parent-style-name="Policepardéfaut" style:family="text">
      <style:text-properties fo:font-style="italic" style:font-style-asian="italic"/>
    </style:style>
    <style:style style:name="T5274" style:parent-style-name="Policepardéfaut" style:family="text">
      <style:text-properties fo:font-style="italic" style:font-style-asian="italic"/>
    </style:style>
    <style:style style:name="T5275" style:parent-style-name="Policepardéfaut" style:family="text">
      <style:text-properties fo:font-style="italic" style:font-style-asian="italic"/>
    </style:style>
    <style:style style:name="T5276" style:parent-style-name="Policepardéfaut" style:family="text">
      <style:text-properties fo:font-style="italic" style:font-style-asian="italic"/>
    </style:style>
    <style:style style:name="T5277" style:parent-style-name="Policepardéfaut" style:family="text">
      <style:text-properties fo:font-style="italic" style:font-style-asian="italic"/>
    </style:style>
    <style:style style:name="T5278" style:parent-style-name="Policepardéfaut" style:family="text">
      <style:text-properties fo:font-style="italic" style:font-style-asian="italic"/>
    </style:style>
    <style:style style:name="T5279" style:parent-style-name="Policepardéfaut" style:family="text">
      <style:text-properties fo:font-style="italic" style:font-style-asian="italic"/>
    </style:style>
    <style:style style:name="T5280" style:parent-style-name="Policepardéfaut" style:family="text">
      <style:text-properties fo:font-style="italic" style:font-style-asian="italic"/>
    </style:style>
    <style:style style:name="T5281" style:parent-style-name="Policepardéfaut" style:family="text">
      <style:text-properties style:font-name-complex="Times New Roman"/>
    </style:style>
    <style:style style:name="T5282" style:parent-style-name="Policepardéfaut" style:family="text">
      <style:text-properties style:font-name-complex="Times New Roman"/>
    </style:style>
    <style:style style:name="T5283" style:parent-style-name="Policepardéfaut" style:family="text">
      <style:text-properties style:font-name-complex="Times New Roman"/>
    </style:style>
    <style:style style:name="T5284" style:parent-style-name="Policepardéfaut" style:family="text">
      <style:text-properties style:font-name-complex="Times New Roman"/>
    </style:style>
    <style:style style:name="T5285" style:parent-style-name="Policepardéfaut" style:family="text">
      <style:text-properties style:font-name-complex="Times New Roman"/>
    </style:style>
    <style:style style:name="T5286" style:parent-style-name="Policepardéfaut" style:family="text">
      <style:text-properties style:font-name-complex="Times New Roman"/>
    </style:style>
    <style:style style:name="T5287" style:parent-style-name="Policepardéfaut" style:family="text">
      <style:text-properties style:font-name-complex="Times New Roman"/>
    </style:style>
    <style:style style:name="T5288" style:parent-style-name="Policepardéfaut" style:family="text">
      <style:text-properties style:font-name-complex="Times New Roman"/>
    </style:style>
    <style:style style:name="T5289" style:parent-style-name="Policepardéfaut" style:family="text">
      <style:text-properties fo:font-style="italic" style:font-style-asian="italic"/>
    </style:style>
    <style:style style:name="T5290" style:parent-style-name="Policepardéfaut" style:family="text">
      <style:text-properties fo:font-style="italic" style:font-style-asian="italic"/>
    </style:style>
    <style:style style:name="T5291" style:parent-style-name="pb" style:family="text">
      <style:text-properties style:text-position="0% 100%"/>
    </style:style>
    <style:style style:name="T5292" style:parent-style-name="Policepardéfaut" style:family="text">
      <style:text-properties fo:font-style="italic" style:font-style-asian="italic"/>
    </style:style>
    <style:style style:name="T5293" style:parent-style-name="Policepardéfaut" style:family="text">
      <style:text-properties fo:font-style="italic" style:font-style-asian="italic"/>
    </style:style>
    <style:style style:name="T5294" style:parent-style-name="Policepardéfaut" style:family="text">
      <style:text-properties fo:font-style="italic" style:font-style-asian="italic"/>
    </style:style>
    <style:style style:name="T5295" style:parent-style-name="Policepardéfaut" style:family="text">
      <style:text-properties fo:font-style="italic" style:font-style-asian="italic"/>
    </style:style>
    <style:style style:name="T5296" style:parent-style-name="Policepardéfaut" style:family="text">
      <style:text-properties fo:font-style="italic" style:font-style-asian="italic"/>
    </style:style>
    <style:style style:name="T5297" style:parent-style-name="Policepardéfaut" style:family="text">
      <style:text-properties fo:font-style="italic" style:font-style-asian="italic"/>
    </style:style>
    <style:style style:name="T5298" style:parent-style-name="pb" style:family="text">
      <style:text-properties style:text-position="0% 100%"/>
    </style:style>
    <style:style style:name="T5299" style:parent-style-name="pb" style:family="text">
      <style:text-properties style:text-position="0% 100%"/>
    </style:style>
    <style:style style:name="T5300" style:parent-style-name="Policepardéfaut" style:family="text">
      <style:text-properties fo:font-style="italic" style:font-style-asian="italic"/>
    </style:style>
    <style:style style:name="T5301" style:parent-style-name="Policepardéfaut" style:family="text">
      <style:text-properties fo:font-style="italic" style:font-style-asian="italic"/>
    </style:style>
    <style:style style:name="T5302" style:parent-style-name="Policepardéfaut" style:family="text">
      <style:text-properties fo:font-style="italic" style:font-style-asian="italic"/>
    </style:style>
    <style:style style:name="T5303" style:parent-style-name="Policepardéfaut" style:family="text">
      <style:text-properties fo:font-style="italic" style:font-style-asian="italic"/>
    </style:style>
    <style:style style:name="T5304" style:parent-style-name="pb" style:family="text">
      <style:text-properties style:text-position="0% 100%"/>
    </style:style>
    <style:style style:name="T5305" style:parent-style-name="Policepardéfaut" style:family="text">
      <style:text-properties fo:font-style="italic" style:font-style-asian="italic"/>
    </style:style>
    <style:style style:name="T5306" style:parent-style-name="Policepardéfaut" style:family="text">
      <style:text-properties fo:font-style="italic" style:font-style-asian="italic"/>
    </style:style>
    <style:style style:name="T5307" style:parent-style-name="Policepardéfaut" style:family="text">
      <style:text-properties fo:font-style="italic" style:font-style-asian="italic"/>
    </style:style>
    <style:style style:name="T5308" style:parent-style-name="Policepardéfaut" style:family="text">
      <style:text-properties fo:font-style="italic" style:font-style-asian="italic"/>
    </style:style>
    <style:style style:name="T5309" style:parent-style-name="pb" style:family="text">
      <style:text-properties style:text-position="0% 100%"/>
    </style:style>
    <style:style style:name="T5310" style:parent-style-name="Policepardéfaut" style:family="text">
      <style:text-properties fo:font-style="italic" style:font-style-asian="italic"/>
    </style:style>
    <style:style style:name="P5311" style:parent-style-name="Corpsdetexte" style:family="paragraph">
      <style:paragraph-properties fo:text-indent="0.1666in"/>
    </style:style>
    <style:style style:name="T5312" style:parent-style-name="Policepardéfaut" style:family="text">
      <style:text-properties style:font-name-complex="Times New Roman"/>
    </style:style>
    <style:style style:name="T5313" style:parent-style-name="Policepardéfaut" style:family="text">
      <style:text-properties style:font-name-complex="Times New Roman"/>
    </style:style>
    <style:style style:name="T5314" style:parent-style-name="Policepardéfaut" style:family="text">
      <style:text-properties style:font-name-complex="Times New Roman"/>
    </style:style>
    <style:style style:name="T5315" style:parent-style-name="Policepardéfaut" style:family="text">
      <style:text-properties style:font-name-complex="Times New Roman"/>
    </style:style>
    <style:style style:name="T5316" style:parent-style-name="Policepardéfaut" style:family="text">
      <style:text-properties style:font-name-complex="Times New Roman"/>
    </style:style>
    <style:style style:name="T5317" style:parent-style-name="Policepardéfaut" style:family="text">
      <style:text-properties style:font-name-complex="Times New Roman"/>
    </style:style>
    <style:style style:name="T5318" style:parent-style-name="Policepardéfaut" style:family="text">
      <style:text-properties style:font-name-complex="Times New Roman"/>
    </style:style>
    <style:style style:name="T5319" style:parent-style-name="Policepardéfaut" style:family="text">
      <style:text-properties style:font-name-complex="Times New Roman"/>
    </style:style>
    <style:style style:name="T5320" style:parent-style-name="Policepardéfaut" style:family="text">
      <style:text-properties style:font-name-complex="Times New Roman"/>
    </style:style>
    <style:style style:name="T5321" style:parent-style-name="Policepardéfaut" style:family="text">
      <style:text-properties style:font-name-complex="Times New Roman"/>
    </style:style>
    <style:style style:name="T5322" style:parent-style-name="pb" style:family="text">
      <style:text-properties style:text-position="0% 100%"/>
    </style:style>
    <style:style style:name="T5323" style:parent-style-name="Policepardéfaut" style:family="text">
      <style:text-properties style:font-name-complex="Times New Roman" fo:font-style="italic" style:font-style-asian="italic"/>
    </style:style>
    <style:style style:name="T5324" style:parent-style-name="Policepardéfaut" style:family="text">
      <style:text-properties style:font-name-complex="Times New Roman" fo:font-style="italic" style:font-style-asian="italic"/>
    </style:style>
    <style:style style:name="T5325" style:parent-style-name="Policepardéfaut" style:family="text">
      <style:text-properties style:font-name-complex="Times New Roman" fo:font-style="italic" style:font-style-asian="italic"/>
    </style:style>
    <style:style style:name="T5326" style:parent-style-name="Policepardéfaut" style:family="text">
      <style:text-properties style:font-name-complex="Times New Roman"/>
    </style:style>
    <style:style style:name="T5327" style:parent-style-name="Policepardéfaut" style:family="text">
      <style:text-properties style:font-name-complex="Times New Roman"/>
    </style:style>
    <style:style style:name="T5328" style:parent-style-name="Policepardéfaut" style:family="text">
      <style:text-properties style:font-name-complex="Times New Roman"/>
    </style:style>
    <style:style style:name="T5329" style:parent-style-name="Policepardéfaut" style:family="text">
      <style:text-properties style:font-name-complex="Times New Roman"/>
    </style:style>
    <style:style style:name="T5330" style:parent-style-name="Policepardéfaut" style:family="text">
      <style:text-properties style:font-name-complex="Times New Roman"/>
    </style:style>
    <style:style style:name="T5331" style:parent-style-name="Policepardéfaut" style:family="text">
      <style:text-properties style:font-name-complex="Times New Roman"/>
    </style:style>
    <style:style style:name="T5332" style:parent-style-name="Policepardéfaut" style:family="text">
      <style:text-properties style:font-name-complex="Times New Roman"/>
    </style:style>
    <style:style style:name="T5333" style:parent-style-name="Policepardéfaut" style:family="text">
      <style:text-properties style:font-name-complex="Times New Roman"/>
    </style:style>
    <style:style style:name="T5334" style:parent-style-name="Policepardéfaut" style:family="text">
      <style:text-properties style:font-name-complex="Times New Roman"/>
    </style:style>
    <style:style style:name="T5335" style:parent-style-name="Policepardéfaut" style:family="text">
      <style:text-properties style:font-name-complex="Times New Roman"/>
    </style:style>
    <style:style style:name="T5336" style:parent-style-name="Policepardéfaut" style:family="text">
      <style:text-properties style:font-name-complex="Times New Roman"/>
    </style:style>
    <style:style style:name="T5337" style:parent-style-name="Policepardéfaut" style:family="text">
      <style:text-properties style:font-name-complex="Times New Roman"/>
    </style:style>
    <style:style style:name="T5338" style:parent-style-name="Policepardéfaut" style:family="text">
      <style:text-properties style:font-name-complex="Times New Roman"/>
    </style:style>
    <style:style style:name="T5339" style:parent-style-name="Policepardéfaut" style:family="text">
      <style:text-properties style:font-name-complex="Times New Roman"/>
    </style:style>
    <style:style style:name="T5340" style:parent-style-name="Policepardéfaut" style:family="text">
      <style:text-properties style:font-name-complex="Times New Roman"/>
    </style:style>
    <style:style style:name="T5341" style:parent-style-name="Policepardéfaut" style:family="text">
      <style:text-properties style:font-name-complex="Times New Roman"/>
    </style:style>
    <style:style style:name="T5342" style:parent-style-name="Policepardéfaut" style:family="text">
      <style:text-properties style:font-name-complex="Times New Roman"/>
    </style:style>
    <style:style style:name="T5343" style:parent-style-name="Policepardéfaut" style:family="text">
      <style:text-properties style:font-name-complex="Times New Roman"/>
    </style:style>
    <style:style style:name="T5344" style:parent-style-name="Policepardéfaut" style:family="text">
      <style:text-properties style:font-name-complex="Times New Roman"/>
    </style:style>
    <style:style style:name="T5345" style:parent-style-name="Policepardéfaut" style:family="text">
      <style:text-properties style:font-name-complex="Times New Roman"/>
    </style:style>
    <style:style style:name="T5346" style:parent-style-name="Policepardéfaut" style:family="text">
      <style:text-properties style:font-name-complex="Times New Roman"/>
    </style:style>
    <style:style style:name="T5347" style:parent-style-name="Policepardéfaut" style:family="text">
      <style:text-properties style:font-name-complex="Times New Roman"/>
    </style:style>
    <style:style style:name="T5348" style:parent-style-name="Policepardéfaut" style:family="text">
      <style:text-properties style:font-name-complex="Times New Roman"/>
    </style:style>
    <style:style style:name="T5349" style:parent-style-name="Policepardéfaut" style:family="text">
      <style:text-properties style:font-name-complex="Times New Roman"/>
    </style:style>
    <style:style style:name="T5350" style:parent-style-name="Policepardéfaut" style:family="text">
      <style:text-properties style:font-name-complex="Times New Roman"/>
    </style:style>
    <style:style style:name="T5351" style:parent-style-name="Policepardéfaut" style:family="text">
      <style:text-properties style:font-name-complex="Times New Roman"/>
    </style:style>
    <style:style style:name="T5352" style:parent-style-name="Policepardéfaut" style:family="text">
      <style:text-properties style:font-name-complex="Times New Roman"/>
    </style:style>
    <style:style style:name="T5353" style:parent-style-name="Policepardéfaut" style:family="text">
      <style:text-properties style:font-name-complex="Times New Roman"/>
    </style:style>
    <style:style style:name="T5354" style:parent-style-name="Policepardéfaut" style:family="text">
      <style:text-properties style:font-name-complex="Times New Roman"/>
    </style:style>
    <style:style style:name="T5355" style:parent-style-name="Policepardéfaut" style:family="text">
      <style:text-properties style:font-name-complex="Times New Roman"/>
    </style:style>
    <style:style style:name="T5356" style:parent-style-name="Policepardéfaut" style:family="text">
      <style:text-properties style:font-name-complex="Times New Roman"/>
    </style:style>
    <style:style style:name="T5357" style:parent-style-name="Policepardéfaut" style:family="text">
      <style:text-properties style:font-name-complex="Times New Roman"/>
    </style:style>
    <style:style style:name="T5358" style:parent-style-name="Policepardéfaut" style:family="text">
      <style:text-properties style:font-name-complex="Times New Roman"/>
    </style:style>
    <style:style style:name="T5359" style:parent-style-name="Policepardéfaut" style:family="text">
      <style:text-properties style:font-name-complex="Times New Roman"/>
    </style:style>
    <style:style style:name="T5360" style:parent-style-name="Policepardéfaut" style:family="text">
      <style:text-properties style:font-name-complex="Times New Roman"/>
    </style:style>
    <style:style style:name="T5361" style:parent-style-name="Policepardéfaut" style:family="text">
      <style:text-properties style:font-name-complex="Times New Roman"/>
    </style:style>
    <style:style style:name="T5362" style:parent-style-name="Policepardéfaut" style:family="text">
      <style:text-properties style:font-name-complex="Times New Roman"/>
    </style:style>
    <style:style style:name="T5363" style:parent-style-name="Policepardéfaut" style:family="text">
      <style:text-properties style:font-name-complex="Times New Roman"/>
    </style:style>
    <style:style style:name="T5364" style:parent-style-name="Policepardéfaut" style:family="text">
      <style:text-properties style:font-name-complex="Times New Roman"/>
    </style:style>
    <style:style style:name="T5365" style:parent-style-name="Policepardéfaut" style:family="text">
      <style:text-properties style:font-name-complex="Times New Roman"/>
    </style:style>
    <style:style style:name="T5366" style:parent-style-name="Policepardéfaut" style:family="text">
      <style:text-properties style:font-name-complex="Times New Roman"/>
    </style:style>
    <style:style style:name="T5367" style:parent-style-name="Policepardéfaut" style:family="text">
      <style:text-properties style:font-name-complex="Times New Roman"/>
    </style:style>
    <style:style style:name="T5368" style:parent-style-name="Policepardéfaut" style:family="text">
      <style:text-properties style:font-name-complex="Times New Roman"/>
    </style:style>
    <style:style style:name="T5369" style:parent-style-name="Policepardéfaut" style:family="text">
      <style:text-properties style:font-name-complex="Times New Roman"/>
    </style:style>
    <style:style style:name="T5370" style:parent-style-name="Policepardéfaut" style:family="text">
      <style:text-properties style:font-name-complex="Times New Roman"/>
    </style:style>
    <style:style style:name="T5371" style:parent-style-name="Policepardéfaut" style:family="text">
      <style:text-properties style:font-name-complex="Times New Roman"/>
    </style:style>
    <style:style style:name="T5372" style:parent-style-name="Policepardéfaut" style:family="text">
      <style:text-properties style:font-name-complex="Times New Roman"/>
    </style:style>
    <style:style style:name="T5373" style:parent-style-name="Policepardéfaut" style:family="text">
      <style:text-properties style:font-name-complex="Times New Roman"/>
    </style:style>
    <style:style style:name="T5374" style:parent-style-name="Policepardéfaut" style:family="text">
      <style:text-properties style:font-name-complex="Times New Roman"/>
    </style:style>
    <style:style style:name="T5375" style:parent-style-name="Policepardéfaut" style:family="text">
      <style:text-properties style:font-name-complex="Times New Roman"/>
    </style:style>
    <style:style style:name="T5376" style:parent-style-name="Policepardéfaut" style:family="text">
      <style:text-properties style:font-name-complex="Times New Roman"/>
    </style:style>
    <style:style style:name="T5377" style:parent-style-name="Policepardéfaut" style:family="text">
      <style:text-properties style:font-name-complex="Times New Roman"/>
    </style:style>
    <style:style style:name="T5378" style:parent-style-name="Policepardéfaut" style:family="text">
      <style:text-properties style:font-name-complex="Times New Roman"/>
    </style:style>
    <style:style style:name="T5379" style:parent-style-name="Policepardéfaut" style:family="text">
      <style:text-properties style:font-name-complex="Times New Roman"/>
    </style:style>
    <style:style style:name="T5380" style:parent-style-name="Policepardéfaut" style:family="text">
      <style:text-properties style:font-name-complex="Times New Roman"/>
    </style:style>
    <style:style style:name="T5381" style:parent-style-name="Policepardéfaut" style:family="text">
      <style:text-properties style:font-name-complex="Times New Roman"/>
    </style:style>
    <style:style style:name="T5382" style:parent-style-name="Policepardéfaut" style:family="text">
      <style:text-properties style:font-name-complex="Times New Roman"/>
    </style:style>
    <style:style style:name="T5383" style:parent-style-name="Policepardéfaut" style:family="text">
      <style:text-properties style:font-name-complex="Times New Roman"/>
    </style:style>
    <style:style style:name="T5384" style:parent-style-name="Policepardéfaut" style:family="text">
      <style:text-properties style:font-name-complex="Times New Roman"/>
    </style:style>
    <style:style style:name="T5385" style:parent-style-name="Policepardéfaut" style:family="text">
      <style:text-properties style:font-name-complex="Times New Roman"/>
    </style:style>
    <style:style style:name="T5386" style:parent-style-name="Policepardéfaut" style:family="text">
      <style:text-properties style:font-name-complex="Times New Roman"/>
    </style:style>
    <style:style style:name="T5387" style:parent-style-name="Policepardéfaut" style:family="text">
      <style:text-properties style:font-name-complex="Times New Roman"/>
    </style:style>
    <style:style style:name="T5388" style:parent-style-name="Policepardéfaut" style:family="text">
      <style:text-properties style:font-name-complex="Times New Roman"/>
    </style:style>
    <style:style style:name="T5389" style:parent-style-name="Policepardéfaut" style:family="text">
      <style:text-properties style:font-name-complex="Times New Roman"/>
    </style:style>
    <style:style style:name="T5390" style:parent-style-name="Policepardéfaut" style:family="text">
      <style:text-properties style:font-name-complex="Times New Roman"/>
    </style:style>
    <style:style style:name="T5391" style:parent-style-name="Policepardéfaut" style:family="text">
      <style:text-properties style:font-name-complex="Times New Roman"/>
    </style:style>
    <style:style style:name="T5392" style:parent-style-name="Policepardéfaut" style:family="text">
      <style:text-properties style:font-name-complex="Times New Roman"/>
    </style:style>
    <style:style style:name="T5393" style:parent-style-name="Policepardéfaut" style:family="text">
      <style:text-properties style:font-name-complex="Times New Roman"/>
    </style:style>
    <style:style style:name="T5394" style:parent-style-name="Policepardéfaut" style:family="text">
      <style:text-properties style:font-name-complex="Times New Roman"/>
    </style:style>
    <style:style style:name="T5395" style:parent-style-name="Policepardéfaut" style:family="text">
      <style:text-properties style:font-name-complex="Times New Roman"/>
    </style:style>
    <style:style style:name="T5396" style:parent-style-name="Policepardéfaut" style:family="text">
      <style:text-properties style:font-name-complex="Times New Roman"/>
    </style:style>
    <style:style style:name="T5397" style:parent-style-name="Policepardéfaut" style:family="text">
      <style:text-properties style:font-name-complex="Times New Roman"/>
    </style:style>
    <style:style style:name="T5398" style:parent-style-name="Policepardéfaut" style:family="text">
      <style:text-properties style:font-name-complex="Times New Roman"/>
    </style:style>
    <style:style style:name="T5399" style:parent-style-name="Policepardéfaut" style:family="text">
      <style:text-properties style:font-name-complex="Times New Roman"/>
    </style:style>
    <style:style style:name="T5400" style:parent-style-name="Policepardéfaut" style:family="text">
      <style:text-properties style:font-name-complex="Times New Roman"/>
    </style:style>
    <style:style style:name="T5401" style:parent-style-name="Policepardéfaut" style:family="text">
      <style:text-properties style:font-name-complex="Times New Roman"/>
    </style:style>
    <style:style style:name="T5402" style:parent-style-name="Policepardéfaut" style:family="text">
      <style:text-properties style:font-name-complex="Times New Roman"/>
    </style:style>
    <style:style style:name="T5403" style:parent-style-name="Policepardéfaut" style:family="text">
      <style:text-properties style:font-name-complex="Times New Roman"/>
    </style:style>
    <style:style style:name="T5404" style:parent-style-name="Policepardéfaut" style:family="text">
      <style:text-properties style:font-name-complex="Times New Roman"/>
    </style:style>
    <style:style style:name="T5405" style:parent-style-name="Policepardéfaut" style:family="text">
      <style:text-properties style:font-name-complex="Times New Roman"/>
    </style:style>
    <style:style style:name="T5406" style:parent-style-name="Policepardéfaut" style:family="text">
      <style:text-properties style:font-name-complex="Times New Roman"/>
    </style:style>
    <style:style style:name="T5407" style:parent-style-name="Policepardéfaut" style:family="text">
      <style:text-properties style:font-name-complex="Times New Roman"/>
    </style:style>
    <style:style style:name="T5408" style:parent-style-name="Policepardéfaut" style:family="text">
      <style:text-properties style:font-name-complex="Times New Roman"/>
    </style:style>
    <style:style style:name="T5409" style:parent-style-name="Policepardéfaut" style:family="text">
      <style:text-properties style:font-name-complex="Times New Roman"/>
    </style:style>
    <style:style style:name="T5410" style:parent-style-name="Policepardéfaut" style:family="text">
      <style:text-properties style:font-name-complex="Times New Roman"/>
    </style:style>
    <style:style style:name="T5411" style:parent-style-name="Policepardéfaut" style:family="text">
      <style:text-properties style:font-name-complex="Times New Roman"/>
    </style:style>
    <style:style style:name="T5412" style:parent-style-name="Policepardéfaut" style:family="text">
      <style:text-properties style:font-name-complex="Times New Roman"/>
    </style:style>
    <style:style style:name="T5413" style:parent-style-name="Policepardéfaut" style:family="text">
      <style:text-properties style:font-name-complex="Times New Roman"/>
    </style:style>
    <style:style style:name="T5414" style:parent-style-name="Policepardéfaut" style:family="text">
      <style:text-properties fo:font-style="italic" style:font-style-asian="italic"/>
    </style:style>
    <style:style style:name="T5415" style:parent-style-name="Policepardéfaut" style:family="text">
      <style:text-properties fo:font-style="italic" style:font-style-asian="italic"/>
    </style:style>
    <style:style style:name="T5416" style:parent-style-name="Policepardéfaut" style:family="text">
      <style:text-properties fo:font-style="italic" style:font-style-asian="italic"/>
    </style:style>
    <style:style style:name="T5417" style:parent-style-name="Policepardéfaut" style:family="text">
      <style:text-properties fo:font-style="italic" style:font-style-asian="italic"/>
    </style:style>
    <style:style style:name="T5418" style:parent-style-name="Policepardéfaut" style:family="text">
      <style:text-properties fo:font-style="italic" style:font-style-asian="italic"/>
    </style:style>
    <style:style style:name="T5419" style:parent-style-name="Policepardéfaut" style:family="text">
      <style:text-properties fo:font-style="italic" style:font-style-asian="italic"/>
    </style:style>
    <style:style style:name="T5420" style:parent-style-name="Policepardéfaut" style:family="text">
      <style:text-properties fo:font-style="italic" style:font-style-asian="italic"/>
    </style:style>
    <style:style style:name="T5421" style:parent-style-name="Policepardéfaut" style:family="text">
      <style:text-properties fo:font-style="italic" style:font-style-asian="italic"/>
    </style:style>
    <style:style style:name="T5422" style:parent-style-name="Policepardéfaut" style:family="text">
      <style:text-properties fo:font-style="italic" style:font-style-asian="italic"/>
    </style:style>
    <style:style style:name="T5423" style:parent-style-name="Policepardéfaut" style:family="text">
      <style:text-properties fo:font-style="italic" style:font-style-asian="italic"/>
    </style:style>
    <style:style style:name="T5424" style:parent-style-name="Policepardéfaut" style:family="text">
      <style:text-properties fo:font-style="italic" style:font-style-asian="italic"/>
    </style:style>
    <style:style style:name="T5425" style:parent-style-name="Policepardéfaut" style:family="text">
      <style:text-properties fo:font-style="italic" style:font-style-asian="italic"/>
    </style:style>
    <style:style style:name="T5426" style:parent-style-name="Policepardéfaut" style:family="text">
      <style:text-properties fo:font-style="italic" style:font-style-asian="italic"/>
    </style:style>
    <style:style style:name="T5427" style:parent-style-name="Policepardéfaut" style:family="text">
      <style:text-properties fo:font-style="italic" style:font-style-asian="italic"/>
    </style:style>
    <style:style style:name="T5428" style:parent-style-name="Policepardéfaut" style:family="text">
      <style:text-properties fo:font-style="italic" style:font-style-asian="italic"/>
    </style:style>
    <style:style style:name="T5429" style:parent-style-name="Policepardéfaut" style:family="text">
      <style:text-properties fo:font-style="italic" style:font-style-asian="italic"/>
    </style:style>
    <style:style style:name="T5430" style:parent-style-name="Policepardéfaut" style:family="text">
      <style:text-properties fo:font-style="italic" style:font-style-asian="italic"/>
    </style:style>
    <style:style style:name="T5431" style:parent-style-name="Policepardéfaut" style:family="text">
      <style:text-properties fo:font-style="italic" style:font-style-asian="italic"/>
    </style:style>
    <style:style style:name="T5432" style:parent-style-name="Policepardéfaut" style:family="text">
      <style:text-properties fo:font-style="italic" style:font-style-asian="italic"/>
    </style:style>
    <style:style style:name="T5433" style:parent-style-name="Policepardéfaut" style:family="text">
      <style:text-properties fo:font-style="italic" style:font-style-asian="italic"/>
    </style:style>
    <style:style style:name="T5434" style:parent-style-name="Policepardéfaut" style:family="text">
      <style:text-properties fo:font-style="italic" style:font-style-asian="italic"/>
    </style:style>
    <style:style style:name="T5435" style:parent-style-name="Policepardéfaut" style:family="text">
      <style:text-properties fo:font-style="italic" style:font-style-asian="italic"/>
    </style:style>
    <style:style style:name="T5436" style:parent-style-name="Policepardéfaut" style:family="text">
      <style:text-properties fo:font-style="italic" style:font-style-asian="italic"/>
    </style:style>
    <style:style style:name="T5437" style:parent-style-name="Policepardéfaut" style:family="text">
      <style:text-properties fo:font-style="italic" style:font-style-asian="italic"/>
    </style:style>
    <style:style style:name="T5438" style:parent-style-name="Policepardéfaut" style:family="text">
      <style:text-properties fo:font-style="italic" style:font-style-asian="italic"/>
    </style:style>
    <style:style style:name="T5439" style:parent-style-name="Policepardéfaut" style:family="text">
      <style:text-properties fo:font-style="italic" style:font-style-asian="italic"/>
    </style:style>
    <style:style style:name="T5440" style:parent-style-name="Policepardéfaut" style:family="text">
      <style:text-properties fo:font-style="italic" style:font-style-asian="italic"/>
    </style:style>
    <style:style style:name="T5441" style:parent-style-name="Policepardéfaut" style:family="text">
      <style:text-properties fo:font-style="italic" style:font-style-asian="italic"/>
    </style:style>
    <style:style style:name="T5442" style:parent-style-name="Policepardéfaut" style:family="text">
      <style:text-properties fo:font-style="italic" style:font-style-asian="italic"/>
    </style:style>
    <style:style style:name="T5443" style:parent-style-name="Policepardéfaut" style:family="text">
      <style:text-properties fo:font-style="italic" style:font-style-asian="italic"/>
    </style:style>
    <style:style style:name="T5444" style:parent-style-name="Policepardéfaut" style:family="text">
      <style:text-properties fo:font-style="italic" style:font-style-asian="italic"/>
    </style:style>
    <style:style style:name="T5445" style:parent-style-name="Policepardéfaut" style:family="text">
      <style:text-properties fo:font-style="italic" style:font-style-asian="italic"/>
    </style:style>
    <style:style style:name="T5446" style:parent-style-name="Policepardéfaut" style:family="text">
      <style:text-properties fo:font-style="italic" style:font-style-asian="italic"/>
    </style:style>
    <style:style style:name="T5447" style:parent-style-name="Policepardéfaut" style:family="text">
      <style:text-properties fo:font-style="italic" style:font-style-asian="italic"/>
    </style:style>
    <style:style style:name="T5448" style:parent-style-name="Policepardéfaut" style:family="text">
      <style:text-properties fo:font-style="italic" style:font-style-asian="italic"/>
    </style:style>
    <style:style style:name="T5449" style:parent-style-name="Policepardéfaut" style:family="text">
      <style:text-properties fo:font-style="italic" style:font-style-asian="italic"/>
    </style:style>
    <style:style style:name="T5450" style:parent-style-name="Policepardéfaut" style:family="text">
      <style:text-properties fo:font-style="italic" style:font-style-asian="italic"/>
    </style:style>
    <style:style style:name="T5451" style:parent-style-name="Policepardéfaut" style:family="text">
      <style:text-properties fo:font-style="italic" style:font-style-asian="italic"/>
    </style:style>
    <style:style style:name="T5452" style:parent-style-name="Policepardéfaut" style:family="text">
      <style:text-properties fo:font-style="italic" style:font-style-asian="italic"/>
    </style:style>
    <style:style style:name="T5453" style:parent-style-name="Policepardéfaut" style:family="text">
      <style:text-properties fo:font-style="italic" style:font-style-asian="italic"/>
    </style:style>
    <style:style style:name="T5454" style:parent-style-name="Policepardéfaut" style:family="text">
      <style:text-properties fo:font-style="italic" style:font-style-asian="italic"/>
    </style:style>
    <style:style style:name="T5455" style:parent-style-name="pb" style:family="text">
      <style:text-properties style:text-position="0% 100%"/>
    </style:style>
    <style:style style:name="T5456" style:parent-style-name="Policepardéfaut" style:family="text">
      <style:text-properties fo:font-style="italic" style:font-style-asian="italic"/>
    </style:style>
    <style:style style:name="T5457" style:parent-style-name="Policepardéfaut" style:family="text">
      <style:text-properties fo:font-style="italic" style:font-style-asian="italic"/>
    </style:style>
    <style:style style:name="T5458" style:parent-style-name="Policepardéfaut" style:family="text">
      <style:text-properties fo:font-style="italic" style:font-style-asian="italic"/>
    </style:style>
    <style:style style:name="T5459" style:parent-style-name="Policepardéfaut" style:family="text">
      <style:text-properties fo:font-style="italic" style:font-style-asian="italic"/>
    </style:style>
    <style:style style:name="T5460" style:parent-style-name="Policepardéfaut" style:family="text">
      <style:text-properties fo:font-style="italic" style:font-style-asian="italic"/>
    </style:style>
    <style:style style:name="T5461" style:parent-style-name="Policepardéfaut" style:family="text">
      <style:text-properties fo:font-style="italic" style:font-style-asian="italic"/>
    </style:style>
    <style:style style:name="T5462" style:parent-style-name="Policepardéfaut" style:family="text">
      <style:text-properties fo:font-style="italic" style:font-style-asian="italic"/>
    </style:style>
    <style:style style:name="T5463" style:parent-style-name="Policepardéfaut" style:family="text">
      <style:text-properties fo:font-style="italic" style:font-style-asian="italic"/>
    </style:style>
    <style:style style:name="T5464" style:parent-style-name="Policepardéfaut" style:family="text">
      <style:text-properties fo:font-style="italic" style:font-style-asian="italic"/>
    </style:style>
    <style:style style:name="T5465" style:parent-style-name="Policepardéfaut" style:family="text">
      <style:text-properties fo:font-style="italic" style:font-style-asian="italic"/>
    </style:style>
    <style:style style:name="T5466" style:parent-style-name="Policepardéfaut" style:family="text">
      <style:text-properties fo:font-style="italic" style:font-style-asian="italic"/>
    </style:style>
    <style:style style:name="T5467" style:parent-style-name="Policepardéfaut" style:family="text">
      <style:text-properties fo:font-style="italic" style:font-style-asian="italic"/>
    </style:style>
    <style:style style:name="T5468" style:parent-style-name="Policepardéfaut" style:family="text">
      <style:text-properties fo:font-style="italic" style:font-style-asian="italic"/>
    </style:style>
    <style:style style:name="T5469" style:parent-style-name="Policepardéfaut" style:family="text">
      <style:text-properties fo:font-style="italic" style:font-style-asian="italic"/>
    </style:style>
    <style:style style:name="T5470" style:parent-style-name="Policepardéfaut" style:family="text">
      <style:text-properties fo:font-style="italic" style:font-style-asian="italic"/>
    </style:style>
    <style:style style:name="T5471" style:parent-style-name="Policepardéfaut" style:family="text">
      <style:text-properties fo:font-style="italic" style:font-style-asian="italic"/>
    </style:style>
    <style:style style:name="T5472" style:parent-style-name="Policepardéfaut" style:family="text">
      <style:text-properties fo:font-style="italic" style:font-style-asian="italic"/>
    </style:style>
    <style:style style:name="T5473" style:parent-style-name="Policepardéfaut" style:family="text">
      <style:text-properties fo:font-style="italic" style:font-style-asian="italic"/>
    </style:style>
    <style:style style:name="T5474" style:parent-style-name="Policepardéfaut" style:family="text">
      <style:text-properties fo:font-style="italic" style:font-style-asian="italic"/>
    </style:style>
    <style:style style:name="T5475" style:parent-style-name="Policepardéfaut" style:family="text">
      <style:text-properties fo:font-style="italic" style:font-style-asian="italic"/>
    </style:style>
    <style:style style:name="T5476" style:parent-style-name="Policepardéfaut" style:family="text">
      <style:text-properties fo:font-style="italic" style:font-style-asian="italic"/>
    </style:style>
    <style:style style:name="T5477" style:parent-style-name="Policepardéfaut" style:family="text">
      <style:text-properties fo:font-style="italic" style:font-style-asian="italic"/>
    </style:style>
    <style:style style:name="T5478" style:parent-style-name="Policepardéfaut" style:family="text">
      <style:text-properties fo:font-style="italic" style:font-style-asian="italic"/>
    </style:style>
    <style:style style:name="T5479" style:parent-style-name="Policepardéfaut" style:family="text">
      <style:text-properties fo:font-style="italic" style:font-style-asian="italic"/>
    </style:style>
    <style:style style:name="T5480" style:parent-style-name="Policepardéfaut" style:family="text">
      <style:text-properties fo:font-style="italic" style:font-style-asian="italic"/>
    </style:style>
    <style:style style:name="T5481" style:parent-style-name="Policepardéfaut" style:family="text">
      <style:text-properties fo:font-style="italic" style:font-style-asian="italic"/>
    </style:style>
    <style:style style:name="T5482" style:parent-style-name="Policepardéfaut" style:family="text">
      <style:text-properties fo:font-style="italic" style:font-style-asian="italic"/>
    </style:style>
    <style:style style:name="T5483" style:parent-style-name="Policepardéfaut" style:family="text">
      <style:text-properties fo:font-style="italic" style:font-style-asian="italic"/>
    </style:style>
    <style:style style:name="T5484" style:parent-style-name="Policepardéfaut" style:family="text">
      <style:text-properties fo:font-style="italic" style:font-style-asian="italic"/>
    </style:style>
    <style:style style:name="T5485" style:parent-style-name="Policepardéfaut" style:family="text">
      <style:text-properties fo:font-style="italic" style:font-style-asian="italic"/>
    </style:style>
    <style:style style:name="T5486" style:parent-style-name="Policepardéfaut" style:family="text">
      <style:text-properties fo:font-style="italic" style:font-style-asian="italic"/>
    </style:style>
    <style:style style:name="T5487" style:parent-style-name="Policepardéfaut" style:family="text">
      <style:text-properties fo:font-style="italic" style:font-style-asian="italic"/>
    </style:style>
    <style:style style:name="T5488" style:parent-style-name="Policepardéfaut" style:family="text">
      <style:text-properties fo:font-style="italic" style:font-style-asian="italic"/>
    </style:style>
    <style:style style:name="T5489" style:parent-style-name="Policepardéfaut" style:family="text">
      <style:text-properties fo:font-style="italic" style:font-style-asian="italic"/>
    </style:style>
    <style:style style:name="T5490" style:parent-style-name="Policepardéfaut" style:family="text">
      <style:text-properties fo:font-style="italic" style:font-style-asian="italic"/>
    </style:style>
    <style:style style:name="T5491" style:parent-style-name="Policepardéfaut" style:family="text">
      <style:text-properties fo:font-style="italic" style:font-style-asian="italic"/>
    </style:style>
    <style:style style:name="T5492" style:parent-style-name="Policepardéfaut" style:family="text">
      <style:text-properties fo:font-style="italic" style:font-style-asian="italic"/>
    </style:style>
    <style:style style:name="T5493" style:parent-style-name="Policepardéfaut" style:family="text">
      <style:text-properties fo:font-style="italic" style:font-style-asian="italic"/>
    </style:style>
    <style:style style:name="T5494" style:parent-style-name="Policepardéfaut" style:family="text">
      <style:text-properties fo:font-style="italic" style:font-style-asian="italic"/>
    </style:style>
    <style:style style:name="T5495" style:parent-style-name="Policepardéfaut" style:family="text">
      <style:text-properties fo:font-style="italic" style:font-style-asian="italic"/>
    </style:style>
    <style:style style:name="T5496" style:parent-style-name="Policepardéfaut" style:family="text">
      <style:text-properties fo:font-style="italic" style:font-style-asian="italic"/>
    </style:style>
    <style:style style:name="T5497" style:parent-style-name="Policepardéfaut" style:family="text">
      <style:text-properties fo:font-style="italic" style:font-style-asian="italic"/>
    </style:style>
    <style:style style:name="T5498" style:parent-style-name="pb" style:family="text">
      <style:text-properties style:text-position="0% 100%"/>
    </style:style>
    <style:style style:name="TableColumn5500" style:family="table-column">
      <style:table-column-properties style:column-width="3.3305in"/>
    </style:style>
    <style:style style:name="TableColumn5501" style:family="table-column">
      <style:table-column-properties style:column-width="3.3152in"/>
    </style:style>
    <style:style style:name="Table5499" style:family="table">
      <style:table-properties style:width="6.6458in" fo:margin-left="0.5909in" table:align="left"/>
    </style:style>
    <style:style style:name="TableRow5502" style:family="table-row">
      <style:table-row-properties/>
    </style:style>
    <style:style style:name="TableCell5503" style:family="table-cell">
      <style:table-cell-properties fo:border="none" fo:padding-top="0in" fo:padding-left="0.075in" fo:padding-bottom="0in" fo:padding-right="0.075in"/>
    </style:style>
    <style:style style:name="P5504" style:parent-style-name="label" style:family="paragraph">
      <style:paragraph-properties fo:margin-bottom="0in" fo:line-height="100%"/>
      <style:text-properties fo:font-style="italic" style:font-style-asian="italic" fo:font-variant="normal"/>
    </style:style>
    <style:style style:name="TableCell5505" style:family="table-cell">
      <style:table-cell-properties fo:border="none" fo:padding-top="0in" fo:padding-left="0.075in" fo:padding-bottom="0in" fo:padding-right="0.075in"/>
    </style:style>
    <style:style style:name="P5506" style:parent-style-name="label" style:family="paragraph">
      <style:paragraph-properties fo:margin-bottom="0in" fo:line-height="100%"/>
      <style:text-properties fo:font-style="italic" style:font-style-asian="italic" fo:font-variant="normal"/>
    </style:style>
    <style:style style:name="TableRow5507" style:family="table-row">
      <style:table-row-properties/>
    </style:style>
    <style:style style:name="TableCell5508" style:family="table-cell">
      <style:table-cell-properties fo:border="none" fo:padding-top="0in" fo:padding-left="0.075in" fo:padding-bottom="0in" fo:padding-right="0.075in"/>
    </style:style>
    <style:style style:name="P5509" style:parent-style-name="label" style:family="paragraph">
      <style:paragraph-properties fo:margin-bottom="0in" fo:line-height="100%"/>
      <style:text-properties fo:font-variant="normal"/>
    </style:style>
    <style:style style:name="TableCell5510" style:family="table-cell">
      <style:table-cell-properties fo:border="none" fo:padding-top="0in" fo:padding-left="0.075in" fo:padding-bottom="0in" fo:padding-right="0.075in"/>
    </style:style>
    <style:style style:name="P5511" style:parent-style-name="label" style:family="paragraph">
      <style:paragraph-properties fo:margin-bottom="0in" fo:line-height="100%"/>
    </style:style>
    <style:style style:name="TableRow5512" style:family="table-row">
      <style:table-row-properties/>
    </style:style>
    <style:style style:name="TableCell5513" style:family="table-cell">
      <style:table-cell-properties fo:border="none" fo:padding-top="0in" fo:padding-left="0.075in" fo:padding-bottom="0in" fo:padding-right="0.075in"/>
    </style:style>
    <style:style style:name="T5514" style:parent-style-name="Policepardéfaut" style:family="text">
      <style:text-properties fo:font-style="italic" style:font-style-asian="italic"/>
    </style:style>
    <style:style style:name="T5515" style:parent-style-name="Policepardéfaut" style:family="text">
      <style:text-properties fo:font-style="italic" style:font-style-asian="italic"/>
    </style:style>
    <style:style style:name="T5516" style:parent-style-name="Policepardéfaut" style:family="text">
      <style:text-properties fo:font-style="italic" style:font-style-asian="italic"/>
    </style:style>
    <style:style style:name="T5517" style:parent-style-name="Policepardéfaut" style:family="text">
      <style:text-properties fo:font-style="italic" style:font-style-asian="italic"/>
    </style:style>
    <style:style style:name="T5518" style:parent-style-name="Policepardéfaut" style:family="text">
      <style:text-properties fo:font-style="italic" style:font-style-asian="italic"/>
    </style:style>
    <style:style style:name="T5519" style:parent-style-name="Policepardéfaut" style:family="text">
      <style:text-properties fo:font-style="italic" style:font-style-asian="italic"/>
    </style:style>
    <style:style style:name="T5520" style:parent-style-name="Policepardéfaut" style:family="text">
      <style:text-properties fo:font-style="italic" style:font-style-asian="italic"/>
    </style:style>
    <style:style style:name="T5521" style:parent-style-name="Policepardéfaut" style:family="text">
      <style:text-properties fo:font-style="italic" style:font-style-asian="italic"/>
    </style:style>
    <style:style style:name="TableCell5522" style:family="table-cell">
      <style:table-cell-properties fo:border="none" fo:padding-top="0in" fo:padding-left="0.075in" fo:padding-bottom="0in" fo:padding-right="0.075in"/>
    </style:style>
    <style:style style:name="TableRow5523" style:family="table-row">
      <style:table-row-properties/>
    </style:style>
    <style:style style:name="TableCell5524" style:family="table-cell">
      <style:table-cell-properties fo:border="none" fo:padding-top="0in" fo:padding-left="0.075in" fo:padding-bottom="0in" fo:padding-right="0.075in"/>
    </style:style>
    <style:style style:name="P5525" style:parent-style-name="label" style:family="paragraph">
      <style:paragraph-properties fo:margin-bottom="0in" fo:line-height="100%"/>
    </style:style>
    <style:style style:name="T5526" style:parent-style-name="pb" style:family="text">
      <style:text-properties style:text-position="0% 100%"/>
    </style:style>
    <style:style style:name="T5527" style:parent-style-name="Policepardéfaut" style:family="text">
      <style:text-properties fo:font-variant="normal"/>
    </style:style>
    <style:style style:name="T5528" style:parent-style-name="Policepardéfaut" style:family="text">
      <style:text-properties fo:font-variant="normal"/>
    </style:style>
    <style:style style:name="T5529" style:parent-style-name="Policepardéfaut" style:family="text">
      <style:text-properties fo:font-style="italic" style:font-style-asian="italic" fo:font-variant="normal"/>
    </style:style>
    <style:style style:name="T5530" style:parent-style-name="Policepardéfaut" style:family="text">
      <style:text-properties fo:font-variant="normal"/>
    </style:style>
    <style:style style:name="TableCell5531" style:family="table-cell">
      <style:table-cell-properties fo:border="none" fo:padding-top="0in" fo:padding-left="0.075in" fo:padding-bottom="0in" fo:padding-right="0.075in"/>
    </style:style>
    <style:style style:name="P5532" style:parent-style-name="label" style:family="paragraph">
      <style:paragraph-properties fo:margin-bottom="0in" fo:line-height="100%"/>
    </style:style>
    <style:style style:name="TableRow5533" style:family="table-row">
      <style:table-row-properties/>
    </style:style>
    <style:style style:name="TableCell5534" style:family="table-cell">
      <style:table-cell-properties fo:border="none" fo:padding-top="0in" fo:padding-left="0.075in" fo:padding-bottom="0in" fo:padding-right="0.075in"/>
    </style:style>
    <style:style style:name="T5535" style:parent-style-name="Policepardéfaut" style:family="text">
      <style:text-properties fo:font-style="italic" style:font-style-asian="italic"/>
    </style:style>
    <style:style style:name="T5536" style:parent-style-name="Policepardéfaut" style:family="text">
      <style:text-properties fo:font-style="italic" style:font-style-asian="italic"/>
    </style:style>
    <style:style style:name="T5537" style:parent-style-name="Policepardéfaut" style:family="text">
      <style:text-properties fo:font-style="italic" style:font-style-asian="italic"/>
    </style:style>
    <style:style style:name="T5538" style:parent-style-name="Policepardéfaut" style:family="text">
      <style:text-properties fo:font-style="italic" style:font-style-asian="italic"/>
    </style:style>
    <style:style style:name="T5539" style:parent-style-name="Policepardéfaut" style:family="text">
      <style:text-properties fo:font-style="italic" style:font-style-asian="italic"/>
    </style:style>
    <style:style style:name="T5540" style:parent-style-name="Appelnotedebasdep." style:family="text">
      <style:text-properties fo:font-style="italic" style:font-style-asian="italic"/>
    </style:style>
    <style:style style:name="T5541" style:parent-style-name="Policepardéfaut" style:family="text">
      <style:text-properties style:font-name-complex="Times New Roman"/>
    </style:style>
    <style:style style:name="T5542" style:parent-style-name="Policepardéfaut" style:family="text">
      <style:text-properties style:font-name-complex="Times New Roman"/>
    </style:style>
    <style:style style:name="T5543" style:parent-style-name="Policepardéfaut" style:family="text">
      <style:text-properties style:font-name-complex="Times New Roman" fo:font-style="italic" style:font-style-asian="italic"/>
    </style:style>
    <style:style style:name="T5544" style:parent-style-name="Policepardéfaut" style:family="text">
      <style:text-properties style:font-name-complex="Times New Roman" fo:font-style="italic" style:font-style-asian="italic"/>
    </style:style>
    <style:style style:name="T5545" style:parent-style-name="Policepardéfaut" style:family="text">
      <style:text-properties style:font-name-complex="Times New Roman"/>
    </style:style>
    <style:style style:name="T5546" style:parent-style-name="Policepardéfaut" style:family="text">
      <style:text-properties style:font-name-complex="Times New Roman"/>
    </style:style>
    <style:style style:name="T5547" style:parent-style-name="Policepardéfaut" style:family="text">
      <style:text-properties style:font-name-complex="Times New Roman" fo:font-style="italic" style:font-style-asian="italic"/>
    </style:style>
    <style:style style:name="T5548" style:parent-style-name="Policepardéfaut" style:family="text">
      <style:text-properties style:font-name-complex="Times New Roman"/>
    </style:style>
    <style:style style:name="T5549" style:parent-style-name="Policepardéfaut" style:family="text">
      <style:text-properties fo:font-style="italic" style:font-style-asian="italic"/>
    </style:style>
    <style:style style:name="TableCell5550" style:family="table-cell">
      <style:table-cell-properties fo:border="none" fo:padding-top="0in" fo:padding-left="0.075in" fo:padding-bottom="0in" fo:padding-right="0.075in"/>
    </style:style>
    <style:style style:name="TableRow5551" style:family="table-row">
      <style:table-row-properties/>
    </style:style>
    <style:style style:name="TableCell5552" style:family="table-cell">
      <style:table-cell-properties fo:border="none" fo:padding-top="0in" fo:padding-left="0.075in" fo:padding-bottom="0in" fo:padding-right="0.075in"/>
    </style:style>
    <style:style style:name="P5553" style:parent-style-name="label" style:family="paragraph">
      <style:paragraph-properties fo:margin-bottom="0in" fo:line-height="100%"/>
      <style:text-properties fo:font-variant="normal"/>
    </style:style>
    <style:style style:name="TableCell5554" style:family="table-cell">
      <style:table-cell-properties fo:border="none" fo:padding-top="0in" fo:padding-left="0.075in" fo:padding-bottom="0in" fo:padding-right="0.075in"/>
    </style:style>
    <style:style style:name="P5555" style:parent-style-name="label" style:family="paragraph">
      <style:paragraph-properties fo:margin-bottom="0in" fo:line-height="100%"/>
    </style:style>
    <style:style style:name="TableRow5556" style:family="table-row">
      <style:table-row-properties/>
    </style:style>
    <style:style style:name="TableCell5557" style:family="table-cell">
      <style:table-cell-properties fo:border="none" fo:padding-top="0in" fo:padding-left="0.075in" fo:padding-bottom="0in" fo:padding-right="0.075in"/>
    </style:style>
    <style:style style:name="T5558" style:parent-style-name="Policepardéfaut" style:family="text">
      <style:text-properties fo:font-style="italic" style:font-style-asian="italic"/>
    </style:style>
    <style:style style:name="T5559" style:parent-style-name="Policepardéfaut" style:family="text">
      <style:text-properties fo:font-style="italic" style:font-style-asian="italic"/>
    </style:style>
    <style:style style:name="T5560" style:parent-style-name="pb" style:family="text">
      <style:text-properties style:text-position="0% 100%"/>
    </style:style>
    <style:style style:name="T5561" style:parent-style-name="Policepardéfaut" style:family="text">
      <style:text-properties fo:font-style="italic" style:font-style-asian="italic"/>
    </style:style>
    <style:style style:name="T5562" style:parent-style-name="Policepardéfaut" style:family="text">
      <style:text-properties fo:font-style="italic" style:font-style-asian="italic"/>
    </style:style>
    <style:style style:name="T5563" style:parent-style-name="Policepardéfaut" style:family="text">
      <style:text-properties fo:font-style="italic" style:font-style-asian="italic"/>
    </style:style>
    <style:style style:name="T5564" style:parent-style-name="Policepardéfaut" style:family="text">
      <style:text-properties fo:font-style="italic" style:font-style-asian="italic"/>
    </style:style>
    <style:style style:name="T5565" style:parent-style-name="Policepardéfaut" style:family="text">
      <style:text-properties fo:font-style="italic" style:font-style-asian="italic"/>
    </style:style>
    <style:style style:name="T5566" style:parent-style-name="Policepardéfaut" style:family="text">
      <style:text-properties fo:font-style="italic" style:font-style-asian="italic"/>
    </style:style>
    <style:style style:name="T5567" style:parent-style-name="Policepardéfaut" style:family="text">
      <style:text-properties fo:font-style="italic" style:font-style-asian="italic"/>
    </style:style>
    <style:style style:name="T5568" style:parent-style-name="Policepardéfaut" style:family="text">
      <style:text-properties fo:font-style="italic" style:font-style-asian="italic"/>
    </style:style>
    <style:style style:name="T5569" style:parent-style-name="Policepardéfaut" style:family="text">
      <style:text-properties fo:font-style="italic" style:font-style-asian="italic"/>
    </style:style>
    <style:style style:name="T5570" style:parent-style-name="Policepardéfaut" style:family="text">
      <style:text-properties fo:font-style="italic" style:font-style-asian="italic"/>
    </style:style>
    <style:style style:name="TableCell5571" style:family="table-cell">
      <style:table-cell-properties fo:border="none" fo:padding-top="0in" fo:padding-left="0.075in" fo:padding-bottom="0in" fo:padding-right="0.075in"/>
    </style:style>
    <style:style style:name="T5572" style:parent-style-name="pb" style:family="text">
      <style:text-properties style:text-position="0% 100%"/>
    </style:style>
    <style:style style:name="TableRow5573" style:family="table-row">
      <style:table-row-properties/>
    </style:style>
    <style:style style:name="TableCell5574" style:family="table-cell">
      <style:table-cell-properties fo:border="none" fo:padding-top="0in" fo:padding-left="0.075in" fo:padding-bottom="0in" fo:padding-right="0.075in"/>
    </style:style>
    <style:style style:name="P5575" style:parent-style-name="label" style:family="paragraph">
      <style:paragraph-properties fo:margin-bottom="0in" fo:line-height="100%"/>
    </style:style>
    <style:style style:name="T5576" style:parent-style-name="Policepardéfaut" style:family="text">
      <style:text-properties fo:font-variant="normal"/>
    </style:style>
    <style:style style:name="T5577" style:parent-style-name="Policepardéfaut" style:family="text">
      <style:text-properties fo:font-variant="normal"/>
    </style:style>
    <style:style style:name="T5578" style:parent-style-name="Policepardéfaut" style:family="text">
      <style:text-properties fo:font-style="italic" style:font-style-asian="italic" fo:font-variant="normal"/>
    </style:style>
    <style:style style:name="T5579" style:parent-style-name="Policepardéfaut" style:family="text">
      <style:text-properties fo:font-variant="normal"/>
    </style:style>
    <style:style style:name="TableCell5580" style:family="table-cell">
      <style:table-cell-properties fo:border="none" fo:padding-top="0in" fo:padding-left="0.075in" fo:padding-bottom="0in" fo:padding-right="0.075in"/>
    </style:style>
    <style:style style:name="P5581" style:parent-style-name="label" style:family="paragraph">
      <style:paragraph-properties fo:margin-bottom="0in" fo:line-height="100%"/>
    </style:style>
    <style:style style:name="TableRow5582" style:family="table-row">
      <style:table-row-properties/>
    </style:style>
    <style:style style:name="TableCell5583" style:family="table-cell">
      <style:table-cell-properties fo:border="none" fo:padding-top="0in" fo:padding-left="0.075in" fo:padding-bottom="0in" fo:padding-right="0.075in"/>
    </style:style>
    <style:style style:name="P5584" style:parent-style-name="Corpsdetexte" style:family="paragraph">
      <style:text-properties fo:font-style="italic" style:font-style-asian="italic"/>
    </style:style>
    <style:style style:name="TableCell5585" style:family="table-cell">
      <style:table-cell-properties fo:border="none" fo:padding-top="0in" fo:padding-left="0.075in" fo:padding-bottom="0in" fo:padding-right="0.075in"/>
    </style:style>
    <style:style style:name="TableRow5586" style:family="table-row">
      <style:table-row-properties/>
    </style:style>
    <style:style style:name="TableCell5587" style:family="table-cell">
      <style:table-cell-properties fo:border="none" fo:padding-top="0in" fo:padding-left="0.075in" fo:padding-bottom="0in" fo:padding-right="0.075in"/>
    </style:style>
    <style:style style:name="P5588" style:parent-style-name="label" style:family="paragraph">
      <style:paragraph-properties fo:margin-bottom="0in" fo:line-height="100%"/>
      <style:text-properties fo:font-variant="normal"/>
    </style:style>
    <style:style style:name="TableCell5589" style:family="table-cell">
      <style:table-cell-properties fo:border="none" fo:padding-top="0in" fo:padding-left="0.075in" fo:padding-bottom="0in" fo:padding-right="0.075in"/>
    </style:style>
    <style:style style:name="TableRow5590" style:family="table-row">
      <style:table-row-properties/>
    </style:style>
    <style:style style:name="TableCell5591" style:family="table-cell">
      <style:table-cell-properties fo:border="none" fo:padding-top="0in" fo:padding-left="0.075in" fo:padding-bottom="0in" fo:padding-right="0.075in"/>
    </style:style>
    <style:style style:name="T5592" style:parent-style-name="Policepardéfaut" style:family="text">
      <style:text-properties fo:font-style="italic" style:font-style-asian="italic"/>
    </style:style>
    <style:style style:name="T5593" style:parent-style-name="Policepardéfaut" style:family="text">
      <style:text-properties fo:font-style="italic" style:font-style-asian="italic"/>
    </style:style>
    <style:style style:name="T5594" style:parent-style-name="Policepardéfaut" style:family="text">
      <style:text-properties fo:font-style="italic" style:font-style-asian="italic"/>
    </style:style>
    <style:style style:name="T5595" style:parent-style-name="Policepardéfaut" style:family="text">
      <style:text-properties fo:font-style="italic" style:font-style-asian="italic"/>
    </style:style>
    <style:style style:name="T5596" style:parent-style-name="pb" style:family="text">
      <style:text-properties style:text-position="0% 100%"/>
    </style:style>
    <style:style style:name="T5597" style:parent-style-name="Policepardéfaut" style:family="text">
      <style:text-properties fo:font-style="italic" style:font-style-asian="italic"/>
    </style:style>
    <style:style style:name="T5598" style:parent-style-name="Policepardéfaut" style:family="text">
      <style:text-properties fo:font-style="italic" style:font-style-asian="italic"/>
    </style:style>
    <style:style style:name="T5599" style:parent-style-name="Policepardéfaut" style:family="text">
      <style:text-properties fo:font-style="italic" style:font-style-asian="italic"/>
    </style:style>
    <style:style style:name="T5600" style:parent-style-name="Policepardéfaut" style:family="text">
      <style:text-properties fo:font-style="italic" style:font-style-asian="italic"/>
    </style:style>
    <style:style style:name="TableCell5601" style:family="table-cell">
      <style:table-cell-properties fo:border="none" fo:padding-top="0in" fo:padding-left="0.075in" fo:padding-bottom="0in" fo:padding-right="0.075in"/>
    </style:style>
    <style:style style:name="T5602" style:parent-style-name="pb" style:family="text">
      <style:text-properties style:text-position="0% 100%"/>
    </style:style>
    <style:style style:name="TableRow5603" style:family="table-row">
      <style:table-row-properties/>
    </style:style>
    <style:style style:name="TableCell5604" style:family="table-cell">
      <style:table-cell-properties fo:border="none" fo:padding-top="0in" fo:padding-left="0.075in" fo:padding-bottom="0in" fo:padding-right="0.075in"/>
    </style:style>
    <style:style style:name="P5605" style:parent-style-name="label" style:family="paragraph">
      <style:paragraph-properties fo:margin-bottom="0in" fo:line-height="100%"/>
      <style:text-properties fo:font-variant="normal"/>
    </style:style>
    <style:style style:name="TableCell5606" style:family="table-cell">
      <style:table-cell-properties fo:border="none" fo:padding-top="0in" fo:padding-left="0.075in" fo:padding-bottom="0in" fo:padding-right="0.075in"/>
    </style:style>
    <style:style style:name="P5607" style:parent-style-name="label" style:family="paragraph">
      <style:paragraph-properties fo:margin-bottom="0in" fo:line-height="100%"/>
    </style:style>
    <style:style style:name="T5608" style:parent-style-name="Policepardéfaut" style:family="text">
      <style:text-properties fo:font-variant="normal"/>
    </style:style>
    <style:style style:name="TableRow5609" style:family="table-row">
      <style:table-row-properties/>
    </style:style>
    <style:style style:name="TableCell5610" style:family="table-cell">
      <style:table-cell-properties fo:border="none" fo:padding-top="0in" fo:padding-left="0.075in" fo:padding-bottom="0in" fo:padding-right="0.075in"/>
    </style:style>
    <style:style style:name="P5611" style:parent-style-name="Corpsdetexte" style:family="paragraph">
      <style:text-properties fo:font-style="italic" style:font-style-asian="italic"/>
    </style:style>
    <style:style style:name="TableCell5612" style:family="table-cell">
      <style:table-cell-properties fo:border="none" fo:padding-top="0in" fo:padding-left="0.075in" fo:padding-bottom="0in" fo:padding-right="0.075in"/>
    </style:style>
    <style:style style:name="TableRow5613" style:family="table-row">
      <style:table-row-properties/>
    </style:style>
    <style:style style:name="TableCell5614" style:family="table-cell">
      <style:table-cell-properties fo:border="none" fo:padding-top="0in" fo:padding-left="0.075in" fo:padding-bottom="0in" fo:padding-right="0.075in"/>
    </style:style>
    <style:style style:name="P5615" style:parent-style-name="label" style:family="paragraph">
      <style:paragraph-properties fo:margin-bottom="0in" fo:line-height="100%"/>
      <style:text-properties fo:font-variant="normal"/>
    </style:style>
    <style:style style:name="TableCell5616" style:family="table-cell">
      <style:table-cell-properties fo:border="none" fo:padding-top="0in" fo:padding-left="0.075in" fo:padding-bottom="0in" fo:padding-right="0.075in"/>
    </style:style>
    <style:style style:name="P5617" style:parent-style-name="label" style:family="paragraph">
      <style:paragraph-properties fo:margin-bottom="0in" fo:line-height="100%"/>
    </style:style>
    <style:style style:name="T5618" style:parent-style-name="Policepardéfaut" style:family="text">
      <style:text-properties fo:font-variant="normal"/>
    </style:style>
    <style:style style:name="TableRow5619" style:family="table-row">
      <style:table-row-properties/>
    </style:style>
    <style:style style:name="TableCell5620" style:family="table-cell">
      <style:table-cell-properties fo:border="none" fo:padding-top="0in" fo:padding-left="0.075in" fo:padding-bottom="0in" fo:padding-right="0.075in"/>
    </style:style>
    <style:style style:name="T5621" style:parent-style-name="Policepardéfaut" style:family="text">
      <style:text-properties fo:font-style="italic" style:font-style-asian="italic"/>
    </style:style>
    <style:style style:name="T5622" style:parent-style-name="Policepardéfaut" style:family="text">
      <style:text-properties fo:font-style="italic" style:font-style-asian="italic"/>
    </style:style>
    <style:style style:name="T5623" style:parent-style-name="Policepardéfaut" style:family="text">
      <style:text-properties fo:font-style="italic" style:font-style-asian="italic"/>
    </style:style>
    <style:style style:name="T5624" style:parent-style-name="Policepardéfaut" style:family="text">
      <style:text-properties fo:font-style="italic" style:font-style-asian="italic"/>
    </style:style>
    <style:style style:name="T5625" style:parent-style-name="Policepardéfaut" style:family="text">
      <style:text-properties fo:font-style="italic" style:font-style-asian="italic"/>
    </style:style>
    <style:style style:name="T5626" style:parent-style-name="pb" style:family="text">
      <style:text-properties style:text-position="0% 100%"/>
    </style:style>
    <style:style style:name="T5627" style:parent-style-name="Policepardéfaut" style:family="text">
      <style:text-properties fo:font-style="italic" style:font-style-asian="italic"/>
    </style:style>
    <style:style style:name="T5628" style:parent-style-name="Policepardéfaut" style:family="text">
      <style:text-properties fo:font-style="italic" style:font-style-asian="italic"/>
    </style:style>
    <style:style style:name="TableCell5629" style:family="table-cell">
      <style:table-cell-properties fo:border="none" fo:padding-top="0in" fo:padding-left="0.075in" fo:padding-bottom="0in" fo:padding-right="0.075in"/>
    </style:style>
    <style:style style:name="T5630" style:parent-style-name="pb" style:family="text">
      <style:text-properties style:text-position="0% 100%"/>
    </style:style>
    <style:style style:name="T5631" style:parent-style-name="Policepardéfaut" style:family="text">
      <style:text-properties fo:font-style="italic" style:font-style-asian="italic"/>
    </style:style>
    <style:style style:name="T5632" style:parent-style-name="Policepardéfaut" style:family="text">
      <style:text-properties style:font-name-complex="Times New Roman"/>
    </style:style>
    <style:style style:name="T5633" style:parent-style-name="quote.c" style:family="text">
      <style:text-properties fo:font-style="italic" style:font-style-asian="italic"/>
    </style:style>
    <style:style style:name="T5634" style:parent-style-name="Policepardéfaut" style:family="text">
      <style:text-properties style:font-name-complex="Times New Roman"/>
    </style:style>
    <style:style style:name="T5635" style:parent-style-name="Policepardéfaut" style:family="text">
      <style:text-properties style:font-name-complex="Times New Roman" fo:font-style="italic" style:font-style-asian="italic"/>
    </style:style>
    <style:style style:name="T5636" style:parent-style-name="Policepardéfaut" style:family="text">
      <style:text-properties style:font-name-complex="Times New Roman"/>
    </style:style>
    <style:style style:name="T5637" style:parent-style-name="pb" style:family="text">
      <style:text-properties style:text-position="0% 100%"/>
    </style:style>
    <style:style style:name="T5638" style:parent-style-name="Policepardéfaut" style:family="text">
      <style:text-properties style:font-name-complex="Times New Roman"/>
    </style:style>
    <style:style style:name="T5639" style:parent-style-name="Policepardéfaut" style:family="text">
      <style:text-properties style:font-name-complex="Times New Roman"/>
    </style:style>
    <style:style style:name="T5640" style:parent-style-name="Policepardéfaut" style:family="text">
      <style:text-properties style:font-name-complex="Times New Roman"/>
    </style:style>
    <style:style style:name="T5641" style:parent-style-name="Policepardéfaut" style:family="text">
      <style:text-properties style:font-name-complex="Times New Roman"/>
    </style:style>
    <style:style style:name="T5642" style:parent-style-name="Policepardéfaut" style:family="text">
      <style:text-properties style:font-name-complex="Times New Roman"/>
    </style:style>
    <style:style style:name="T5643" style:parent-style-name="Policepardéfaut" style:family="text">
      <style:text-properties style:font-name-complex="Times New Roman"/>
    </style:style>
    <style:style style:name="T5644" style:parent-style-name="Policepardéfaut" style:family="text">
      <style:text-properties style:font-name-complex="Times New Roman"/>
    </style:style>
    <style:style style:name="T5645" style:parent-style-name="Policepardéfaut" style:family="text">
      <style:text-properties style:font-name-complex="Times New Roman"/>
    </style:style>
    <style:style style:name="T5646" style:parent-style-name="Policepardéfaut" style:family="text">
      <style:text-properties style:font-name-complex="Times New Roman"/>
    </style:style>
    <style:style style:name="T5647" style:parent-style-name="Policepardéfaut" style:family="text">
      <style:text-properties style:font-name-complex="Times New Roman"/>
    </style:style>
    <style:style style:name="T5648" style:parent-style-name="Policepardéfaut" style:family="text">
      <style:text-properties style:font-name-complex="Times New Roman"/>
    </style:style>
    <style:style style:name="T5649" style:parent-style-name="Policepardéfaut" style:family="text">
      <style:text-properties style:font-name-complex="Times New Roman"/>
    </style:style>
    <style:style style:name="T5650" style:parent-style-name="Policepardéfaut" style:family="text">
      <style:text-properties style:font-name-complex="Times New Roman"/>
    </style:style>
    <style:style style:name="T5651" style:parent-style-name="Policepardéfaut" style:family="text">
      <style:text-properties style:font-name-complex="Times New Roman"/>
    </style:style>
    <style:style style:name="T5652" style:parent-style-name="Policepardéfaut" style:family="text">
      <style:text-properties style:font-name-complex="Times New Roman"/>
    </style:style>
    <style:style style:name="T5653" style:parent-style-name="Policepardéfaut" style:family="text">
      <style:text-properties style:font-name-complex="Times New Roman"/>
    </style:style>
    <style:style style:name="T5654" style:parent-style-name="Policepardéfaut" style:family="text">
      <style:text-properties style:font-name-complex="Times New Roman"/>
    </style:style>
    <style:style style:name="T5655" style:parent-style-name="Policepardéfaut" style:family="text">
      <style:text-properties style:font-name-complex="Times New Roman"/>
    </style:style>
    <style:style style:name="T5656" style:parent-style-name="Policepardéfaut" style:family="text">
      <style:text-properties style:font-name-complex="Times New Roman"/>
    </style:style>
    <style:style style:name="T5657" style:parent-style-name="Policepardéfaut" style:family="text">
      <style:text-properties style:font-name-complex="Times New Roman"/>
    </style:style>
    <style:style style:name="T5658" style:parent-style-name="Policepardéfaut" style:family="text">
      <style:text-properties style:font-name-complex="Times New Roman" fo:font-style="italic" style:font-style-asian="italic"/>
    </style:style>
    <style:style style:name="T5659" style:parent-style-name="Policepardéfaut" style:family="text">
      <style:text-properties style:font-name-complex="Times New Roman" fo:font-style="italic" style:font-style-asian="italic"/>
    </style:style>
    <style:style style:name="T5660" style:parent-style-name="Policepardéfaut" style:family="text">
      <style:text-properties style:font-name-complex="Times New Roman" fo:font-style="italic" style:font-style-asian="italic"/>
    </style:style>
    <style:style style:name="T5661" style:parent-style-name="Policepardéfaut" style:family="text">
      <style:text-properties style:font-name-complex="Times New Roman"/>
    </style:style>
    <style:style style:name="P5662" style:parent-style-name="label" style:family="paragraph">
      <style:text-properties fo:font-style="italic" style:font-style-asian="italic" fo:font-variant="normal"/>
    </style:style>
    <style:style style:name="T5663" style:parent-style-name="Policepardéfaut" style:family="text">
      <style:text-properties fo:font-style="italic" style:font-style-asian="italic"/>
    </style:style>
    <style:style style:name="T5664" style:parent-style-name="Policepardéfaut" style:family="text">
      <style:text-properties fo:font-style="italic" style:font-style-asian="italic"/>
    </style:style>
    <style:style style:name="T5665" style:parent-style-name="Policepardéfaut" style:family="text">
      <style:text-properties fo:font-style="italic" style:font-style-asian="italic"/>
    </style:style>
    <style:style style:name="T5666" style:parent-style-name="pb" style:family="text">
      <style:text-properties style:text-position="0% 100%"/>
    </style:style>
    <style:style style:name="T5667" style:parent-style-name="Policepardéfaut" style:family="text">
      <style:text-properties fo:font-style="italic" style:font-style-asian="italic" fo:font-variant="normal"/>
    </style:style>
    <style:style style:name="T5668" style:parent-style-name="Policepardéfaut" style:family="text">
      <style:text-properties fo:font-style="italic" style:font-style-asian="italic" fo:font-variant="normal"/>
    </style:style>
    <style:style style:name="T5669" style:parent-style-name="Policepardéfaut" style:family="text">
      <style:text-properties fo:font-style="italic" style:font-style-asian="italic" fo:font-variant="normal"/>
    </style:style>
    <style:style style:name="T5670" style:parent-style-name="Policepardéfaut" style:family="text">
      <style:text-properties fo:font-style="italic" style:font-style-asian="italic" fo:font-variant="normal"/>
    </style:style>
    <style:style style:name="T5671" style:parent-style-name="Policepardéfaut" style:family="text">
      <style:text-properties fo:font-style="italic" style:font-style-asian="italic" fo:font-variant="normal"/>
    </style:style>
    <style:style style:name="T5672" style:parent-style-name="Policepardéfaut" style:family="text">
      <style:text-properties fo:font-style="italic" style:font-style-asian="italic" fo:font-variant="normal"/>
    </style:style>
    <style:style style:name="T5673" style:parent-style-name="Policepardéfaut" style:family="text">
      <style:text-properties fo:font-style="italic" style:font-style-asian="italic" fo:font-variant="normal"/>
    </style:style>
    <style:style style:name="T5674" style:parent-style-name="Policepardéfaut" style:family="text">
      <style:text-properties fo:font-style="italic" style:font-style-asian="italic" fo:font-variant="normal"/>
    </style:style>
    <style:style style:name="T5675" style:parent-style-name="Policepardéfaut" style:family="text">
      <style:text-properties fo:font-style="italic" style:font-style-asian="italic" fo:font-variant="normal"/>
    </style:style>
    <style:style style:name="T5676" style:parent-style-name="Policepardéfaut" style:family="text">
      <style:text-properties fo:font-style="italic" style:font-style-asian="italic" fo:font-variant="normal"/>
    </style:style>
    <style:style style:name="T5677" style:parent-style-name="Policepardéfaut" style:family="text">
      <style:text-properties fo:font-style="italic" style:font-style-asian="italic" fo:font-variant="normal"/>
    </style:style>
    <style:style style:name="T5678" style:parent-style-name="Policepardéfaut" style:family="text">
      <style:text-properties fo:font-style="italic" style:font-style-asian="italic" fo:font-variant="normal"/>
    </style:style>
    <style:style style:name="T5679" style:parent-style-name="Policepardéfaut" style:family="text">
      <style:text-properties fo:font-style="italic" style:font-style-asian="italic" fo:font-variant="normal"/>
    </style:style>
    <style:style style:name="T5680" style:parent-style-name="Policepardéfaut" style:family="text">
      <style:text-properties fo:font-style="italic" style:font-style-asian="italic" fo:font-variant="normal"/>
    </style:style>
    <style:style style:name="T5681" style:parent-style-name="Policepardéfaut" style:family="text">
      <style:text-properties fo:font-style="italic" style:font-style-asian="italic" fo:font-variant="normal"/>
    </style:style>
    <style:style style:name="T5682" style:parent-style-name="Policepardéfaut" style:family="text">
      <style:text-properties fo:font-style="italic" style:font-style-asian="italic" fo:font-variant="normal"/>
    </style:style>
    <style:style style:name="T5683" style:parent-style-name="Policepardéfaut" style:family="text">
      <style:text-properties fo:font-style="italic" style:font-style-asian="italic" fo:font-variant="normal"/>
    </style:style>
    <style:style style:name="T5684" style:parent-style-name="Policepardéfaut" style:family="text">
      <style:text-properties fo:font-variant="small-caps"/>
    </style:style>
    <style:style style:name="T5685" style:parent-style-name="Policepardéfaut" style:family="text">
      <style:text-properties fo:font-variant="small-caps"/>
    </style:style>
    <style:style style:name="T5686" style:parent-style-name="Policepardéfaut" style:family="text">
      <style:text-properties fo:font-variant="small-caps"/>
    </style:style>
    <style:style style:name="T5687" style:parent-style-name="Policepardéfaut" style:family="text">
      <style:text-properties style:font-name-complex="Times New Roman"/>
    </style:style>
    <style:style style:name="T5688" style:parent-style-name="Policepardéfaut" style:family="text">
      <style:text-properties style:font-name-complex="Times New Roman"/>
    </style:style>
    <style:style style:name="T5689" style:parent-style-name="Policepardéfaut" style:family="text">
      <style:text-properties style:font-name-complex="Times New Roman"/>
    </style:style>
    <style:style style:name="T5690" style:parent-style-name="Policepardéfaut" style:family="text">
      <style:text-properties style:font-name-complex="Times New Roman"/>
    </style:style>
    <style:style style:name="T5691" style:parent-style-name="Policepardéfaut" style:family="text">
      <style:text-properties style:font-name-complex="Times New Roman"/>
    </style:style>
    <style:style style:name="T5692" style:parent-style-name="Policepardéfaut" style:family="text">
      <style:text-properties style:font-name-complex="Times New Roman"/>
    </style:style>
    <style:style style:name="T5693" style:parent-style-name="Policepardéfaut" style:family="text">
      <style:text-properties fo:font-style="italic" style:font-style-asian="italic"/>
    </style:style>
    <style:style style:name="P5694" style:parent-style-name="label" style:family="paragraph">
      <style:text-properties fo:font-style="italic" style:font-style-asian="italic" fo:font-variant="normal"/>
    </style:style>
    <style:style style:name="T5695" style:parent-style-name="Policepardéfaut" style:family="text">
      <style:text-properties fo:font-style="italic" style:font-style-asian="italic"/>
    </style:style>
    <style:style style:name="T5696" style:parent-style-name="Policepardéfaut" style:family="text">
      <style:text-properties fo:font-style="italic" style:font-style-asian="italic"/>
    </style:style>
    <style:style style:name="T5697" style:parent-style-name="Policepardéfaut" style:family="text">
      <style:text-properties fo:font-style="italic" style:font-style-asian="italic"/>
    </style:style>
    <style:style style:name="T5698" style:parent-style-name="Policepardéfaut" style:family="text">
      <style:text-properties fo:font-style="italic" style:font-style-asian="italic"/>
    </style:style>
    <style:style style:name="T5699" style:parent-style-name="Policepardéfaut" style:family="text">
      <style:text-properties fo:font-style="italic" style:font-style-asian="italic"/>
    </style:style>
    <style:style style:name="T5700" style:parent-style-name="Policepardéfaut" style:family="text">
      <style:text-properties fo:font-style="italic" style:font-style-asian="italic"/>
    </style:style>
    <style:style style:name="T5701" style:parent-style-name="Appelnotedebasdep." style:family="text">
      <style:text-properties fo:font-style="italic" style:font-style-asian="italic"/>
    </style:style>
    <style:style style:name="T5702" style:parent-style-name="Policepardéfaut" style:family="text">
      <style:text-properties fo:font-style="italic" style:font-style-asian="italic"/>
    </style:style>
    <style:style style:name="T5703" style:parent-style-name="Policepardéfaut" style:family="text">
      <style:text-properties fo:font-style="italic" style:font-style-asian="italic"/>
    </style:style>
    <style:style style:name="T5704" style:parent-style-name="pb" style:family="text">
      <style:text-properties style:text-position="0% 100%"/>
    </style:style>
    <style:style style:name="P5705" style:parent-style-name="label" style:family="paragraph">
      <style:text-properties fo:font-style="italic" style:font-style-asian="italic" fo:font-variant="normal"/>
    </style:style>
    <style:style style:name="T5706" style:parent-style-name="Policepardéfaut" style:family="text">
      <style:text-properties style:font-name-complex="Times New Roman"/>
    </style:style>
    <style:style style:name="T5707" style:parent-style-name="Policepardéfaut" style:family="text">
      <style:text-properties style:font-name-complex="Times New Roman"/>
    </style:style>
    <style:style style:name="T5708" style:parent-style-name="Policepardéfaut" style:family="text">
      <style:text-properties style:font-name-complex="Times New Roman"/>
    </style:style>
    <style:style style:name="T5709" style:parent-style-name="Policepardéfaut" style:family="text">
      <style:text-properties fo:font-style="italic" style:font-style-asian="italic"/>
    </style:style>
    <style:style style:name="T5710" style:parent-style-name="Policepardéfaut" style:family="text">
      <style:text-properties style:font-name-complex="Times New Roman"/>
    </style:style>
    <style:style style:name="T5711" style:parent-style-name="Policepardéfaut" style:family="text">
      <style:text-properties style:font-name-complex="Times New Roman"/>
    </style:style>
    <style:style style:name="T5712" style:parent-style-name="Policepardéfaut" style:family="text">
      <style:text-properties style:font-name-complex="Times New Roman" fo:font-style="italic" style:font-style-asian="italic"/>
    </style:style>
    <style:style style:name="T5713" style:parent-style-name="Policepardéfaut" style:family="text">
      <style:text-properties style:font-name-complex="Times New Roman" fo:font-style="italic" style:font-style-asian="italic"/>
    </style:style>
    <style:style style:name="T5714" style:parent-style-name="Policepardéfaut" style:family="text">
      <style:text-properties style:font-name-complex="Times New Roman"/>
    </style:style>
    <style:style style:name="T5715" style:parent-style-name="Policepardéfaut" style:family="text">
      <style:text-properties fo:font-style="italic" style:font-style-asian="italic"/>
    </style:style>
    <style:style style:name="T5716" style:parent-style-name="pb" style:family="text">
      <style:text-properties style:text-position="0% 100%"/>
    </style:style>
    <style:style style:name="T5717" style:parent-style-name="Policepardéfaut" style:family="text">
      <style:text-properties fo:font-style="italic" style:font-style-asian="italic"/>
    </style:style>
    <style:style style:name="T5718" style:parent-style-name="pb" style:family="text">
      <style:text-properties style:text-position="0% 100%"/>
    </style:style>
    <style:style style:name="T5719" style:parent-style-name="Policepardéfaut" style:family="text">
      <style:text-properties fo:font-style="italic" style:font-style-asian="italic" fo:font-variant="normal"/>
    </style:style>
    <style:style style:name="T5720" style:parent-style-name="Policepardéfaut" style:family="text">
      <style:text-properties fo:font-style="italic" style:font-style-asian="italic" fo:font-variant="normal"/>
    </style:style>
    <style:style style:name="T5721" style:parent-style-name="Policepardéfaut" style:family="text">
      <style:text-properties fo:font-style="italic" style:font-style-asian="italic" fo:font-variant="normal"/>
    </style:style>
    <style:style style:name="T5722" style:parent-style-name="Policepardéfaut" style:family="text">
      <style:text-properties fo:font-style="italic" style:font-style-asian="italic" fo:font-variant="normal"/>
    </style:style>
    <style:style style:name="T5723" style:parent-style-name="Policepardéfaut" style:family="text">
      <style:text-properties fo:font-style="italic" style:font-style-asian="italic" fo:font-variant="normal"/>
    </style:style>
    <style:style style:name="T5724" style:parent-style-name="Policepardéfaut" style:family="text">
      <style:text-properties fo:font-style="italic" style:font-style-asian="italic" fo:font-variant="normal"/>
    </style:style>
    <style:style style:name="T5725" style:parent-style-name="Policepardéfaut" style:family="text">
      <style:text-properties fo:font-style="italic" style:font-style-asian="italic" fo:font-variant="normal"/>
    </style:style>
    <style:style style:name="T5726" style:parent-style-name="Policepardéfaut" style:family="text">
      <style:text-properties fo:font-style="italic" style:font-style-asian="italic" fo:font-variant="normal"/>
    </style:style>
    <style:style style:name="T5727" style:parent-style-name="Policepardéfaut" style:family="text">
      <style:text-properties fo:font-style="italic" style:font-style-asian="italic" fo:font-variant="normal"/>
    </style:style>
    <style:style style:name="T5728" style:parent-style-name="Policepardéfaut" style:family="text">
      <style:text-properties fo:font-style="italic" style:font-style-asian="italic" fo:font-variant="normal"/>
    </style:style>
    <style:style style:name="T5729" style:parent-style-name="Policepardéfaut" style:family="text">
      <style:text-properties fo:font-style="italic" style:font-style-asian="italic" fo:font-variant="normal"/>
    </style:style>
    <style:style style:name="T5730" style:parent-style-name="Policepardéfaut" style:family="text">
      <style:text-properties fo:font-style="italic" style:font-style-asian="italic" fo:font-variant="normal"/>
    </style:style>
    <style:style style:name="T5731" style:parent-style-name="Policepardéfaut" style:family="text">
      <style:text-properties fo:font-style="italic" style:font-style-asian="italic" fo:font-variant="normal"/>
    </style:style>
    <style:style style:name="T5732" style:parent-style-name="Policepardéfaut" style:family="text">
      <style:text-properties fo:font-style="italic" style:font-style-asian="italic" fo:font-variant="normal"/>
    </style:style>
    <style:style style:name="T5733" style:parent-style-name="Policepardéfaut" style:family="text">
      <style:text-properties fo:font-style="italic" style:font-style-asian="italic" fo:font-variant="normal"/>
    </style:style>
    <style:style style:name="T5734" style:parent-style-name="Policepardéfaut" style:family="text">
      <style:text-properties fo:font-style="italic" style:font-style-asian="italic" fo:font-variant="normal"/>
    </style:style>
    <style:style style:name="T5735" style:parent-style-name="Policepardéfaut" style:family="text">
      <style:text-properties fo:font-style="italic" style:font-style-asian="italic" fo:font-variant="normal"/>
    </style:style>
    <style:style style:name="T5736" style:parent-style-name="Policepardéfaut" style:family="text">
      <style:text-properties fo:font-style="italic" style:font-style-asian="italic"/>
    </style:style>
    <style:style style:name="T5737" style:parent-style-name="Policepardéfaut" style:family="text">
      <style:text-properties style:font-name-complex="Times New Roman"/>
    </style:style>
    <style:style style:name="T5738" style:parent-style-name="Policepardéfaut" style:family="text">
      <style:text-properties style:font-name-complex="Times New Roman"/>
    </style:style>
    <style:style style:name="T5739" style:parent-style-name="Policepardéfaut" style:family="text">
      <style:text-properties fo:font-style="italic" style:font-style-asian="italic"/>
    </style:style>
    <style:style style:name="T5740" style:parent-style-name="Policepardéfaut" style:family="text">
      <style:text-properties fo:font-style="italic" style:font-style-asian="italic"/>
    </style:style>
    <style:style style:name="T5741" style:parent-style-name="Policepardéfaut" style:family="text">
      <style:text-properties style:font-name-complex="Times New Roman"/>
    </style:style>
    <style:style style:name="T5742" style:parent-style-name="Policepardéfaut" style:family="text">
      <style:text-properties style:font-name-complex="Times New Roman"/>
    </style:style>
    <style:style style:name="T5743" style:parent-style-name="Policepardéfaut" style:family="text">
      <style:text-properties style:font-name-complex="Times New Roman" style:text-position="super 63.6%"/>
    </style:style>
    <style:style style:name="T5744" style:parent-style-name="Policepardéfaut" style:family="text">
      <style:text-properties style:font-name-complex="Times New Roman"/>
    </style:style>
    <style:style style:name="T5745" style:parent-style-name="Policepardéfaut" style:family="text">
      <style:text-properties style:font-name-complex="Times New Roman"/>
    </style:style>
    <style:style style:name="T5746" style:parent-style-name="Policepardéfaut" style:family="text">
      <style:text-properties fo:font-style="italic" style:font-style-asian="italic"/>
    </style:style>
    <style:style style:name="T5747" style:parent-style-name="Policepardéfaut" style:family="text">
      <style:text-properties fo:font-style="italic" style:font-style-asian="italic"/>
    </style:style>
    <style:style style:name="T5748" style:parent-style-name="Policepardéfaut" style:family="text">
      <style:text-properties fo:font-style="italic" style:font-style-asian="italic"/>
    </style:style>
    <style:style style:name="T5749" style:parent-style-name="Policepardéfaut" style:family="text">
      <style:text-properties style:font-name-complex="Times New Roman"/>
    </style:style>
    <style:style style:name="T5750" style:parent-style-name="Policepardéfaut" style:family="text">
      <style:text-properties style:font-name-complex="Times New Roman"/>
    </style:style>
    <style:style style:name="T5751" style:parent-style-name="Policepardéfaut" style:family="text">
      <style:text-properties style:font-name-complex="Times New Roman"/>
    </style:style>
    <style:style style:name="T5752" style:parent-style-name="Policepardéfaut" style:family="text">
      <style:text-properties fo:font-style="italic" style:font-style-asian="italic"/>
    </style:style>
    <style:style style:name="T5753" style:parent-style-name="Policepardéfaut" style:family="text">
      <style:text-properties style:font-name-complex="Times New Roman"/>
    </style:style>
    <style:style style:name="T5754" style:parent-style-name="Policepardéfaut" style:family="text">
      <style:text-properties style:font-name-complex="Times New Roman"/>
    </style:style>
    <style:style style:name="T5755" style:parent-style-name="Policepardéfaut" style:family="text">
      <style:text-properties style:font-name-complex="Times New Roman" style:text-position="super 63.6%"/>
    </style:style>
    <style:style style:name="T5756" style:parent-style-name="Policepardéfaut" style:family="text">
      <style:text-properties style:font-name-complex="Times New Roman"/>
    </style:style>
    <style:style style:name="T5757" style:parent-style-name="Policepardéfaut" style:family="text">
      <style:text-properties style:font-name-complex="Times New Roman"/>
    </style:style>
    <style:style style:name="T5758" style:parent-style-name="Policepardéfaut" style:family="text">
      <style:text-properties fo:font-style="italic" style:font-style-asian="italic"/>
    </style:style>
    <style:style style:name="T5759" style:parent-style-name="Policepardéfaut" style:family="text">
      <style:text-properties style:font-name-complex="Times New Roman"/>
    </style:style>
    <style:style style:name="T5760" style:parent-style-name="Policepardéfaut" style:family="text">
      <style:text-properties style:font-name-complex="Times New Roman"/>
    </style:style>
    <style:style style:name="T5761" style:parent-style-name="Policepardéfaut" style:family="text">
      <style:text-properties style:font-name-complex="Times New Roman"/>
    </style:style>
    <style:style style:name="T5762" style:parent-style-name="Policepardéfaut" style:family="text">
      <style:text-properties fo:font-style="italic" style:font-style-asian="italic"/>
    </style:style>
    <style:style style:name="T5763" style:parent-style-name="Policepardéfaut" style:family="text">
      <style:text-properties style:font-name-complex="Times New Roman"/>
    </style:style>
    <style:style style:name="T5764" style:parent-style-name="Policepardéfaut" style:family="text">
      <style:text-properties style:font-name-complex="Times New Roman"/>
    </style:style>
    <style:style style:name="T5765" style:parent-style-name="Policepardéfaut" style:family="text">
      <style:text-properties fo:font-style="italic" style:font-style-asian="italic"/>
    </style:style>
    <style:style style:name="T5766" style:parent-style-name="Policepardéfaut" style:family="text">
      <style:text-properties style:font-name-complex="Times New Roman"/>
    </style:style>
    <style:style style:name="T5767" style:parent-style-name="Policepardéfaut" style:family="text">
      <style:text-properties style:font-name-complex="Times New Roman"/>
    </style:style>
    <style:style style:name="T5768" style:parent-style-name="Policepardéfaut" style:family="text">
      <style:text-properties style:font-name-complex="Times New Roman" style:text-position="super 63.6%"/>
    </style:style>
    <style:style style:name="T5769" style:parent-style-name="Policepardéfaut" style:family="text">
      <style:text-properties style:font-name-complex="Times New Roman"/>
    </style:style>
    <style:style style:name="T5770" style:parent-style-name="Policepardéfaut" style:family="text">
      <style:text-properties style:font-name-complex="Times New Roman"/>
    </style:style>
    <style:style style:name="T5771" style:parent-style-name="Policepardéfaut" style:family="text">
      <style:text-properties fo:font-style="italic" style:font-style-asian="italic"/>
    </style:style>
    <style:style style:name="T5772" style:parent-style-name="Policepardéfaut" style:family="text">
      <style:text-properties style:font-name-complex="Times New Roman"/>
    </style:style>
    <style:style style:name="T5773" style:parent-style-name="Policepardéfaut" style:family="text">
      <style:text-properties style:font-name-complex="Times New Roman"/>
    </style:style>
    <style:style style:name="T5774" style:parent-style-name="Policepardéfaut" style:family="text">
      <style:text-properties style:font-name-complex="Times New Roman"/>
    </style:style>
    <style:style style:name="T5775" style:parent-style-name="Policepardéfaut" style:family="text">
      <style:text-properties fo:font-style="italic" style:font-style-asian="italic"/>
    </style:style>
    <style:style style:name="T5776" style:parent-style-name="Policepardéfaut" style:family="text">
      <style:text-properties style:font-name-complex="Times New Roman"/>
    </style:style>
    <style:style style:name="T5777" style:parent-style-name="Policepardéfaut" style:family="text">
      <style:text-properties style:font-name-complex="Times New Roman"/>
    </style:style>
    <style:style style:name="T5778" style:parent-style-name="Policepardéfaut" style:family="text">
      <style:text-properties style:font-name-complex="Times New Roman"/>
    </style:style>
    <style:style style:name="T5779" style:parent-style-name="pb" style:family="text">
      <style:text-properties style:text-position="0% 100%"/>
    </style:style>
    <style:style style:name="T5780" style:parent-style-name="Policepardéfaut" style:family="text">
      <style:text-properties fo:font-style="italic" style:font-style-asian="italic"/>
    </style:style>
    <style:style style:name="T5781" style:parent-style-name="Policepardéfaut" style:family="text">
      <style:text-properties fo:font-style="italic" style:font-style-asian="italic"/>
    </style:style>
    <style:style style:name="T5782" style:parent-style-name="Policepardéfaut" style:family="text">
      <style:text-properties fo:font-style="italic" style:font-style-asian="italic"/>
    </style:style>
    <style:style style:name="T5783" style:parent-style-name="Policepardéfaut" style:family="text">
      <style:text-properties style:font-name-complex="Times New Roman" fo:language="en" fo:country="US"/>
    </style:style>
    <style:style style:name="T5784" style:parent-style-name="Policepardéfaut" style:family="text">
      <style:text-properties style:font-name-complex="Times New Roman" fo:language="en" fo:country="US"/>
    </style:style>
    <style:style style:name="T5785" style:parent-style-name="Policepardéfaut" style:family="text">
      <style:text-properties style:font-name-complex="Times New Roman" fo:language="en" fo:country="US"/>
    </style:style>
    <style:style style:name="T5786" style:parent-style-name="Policepardéfaut" style:family="text">
      <style:text-properties style:font-name-complex="Times New Roman" fo:language="en" fo:country="US"/>
    </style:style>
    <style:style style:name="T5787" style:parent-style-name="Policepardéfaut" style:family="text">
      <style:text-properties style:font-name-complex="Times New Roman" fo:language="en" fo:country="US"/>
    </style:style>
    <style:style style:name="T5788" style:parent-style-name="Policepardéfaut" style:family="text">
      <style:text-properties fo:font-style="italic" style:font-style-asian="italic"/>
    </style:style>
    <style:style style:name="T5789" style:parent-style-name="Policepardéfaut" style:family="text">
      <style:text-properties fo:font-style="italic" style:font-style-asian="italic"/>
    </style:style>
    <style:style style:name="T5790" style:parent-style-name="Policepardéfaut" style:family="text">
      <style:text-properties fo:font-style="italic" style:font-style-asian="italic"/>
    </style:style>
    <style:style style:name="T5791" style:parent-style-name="Policepardéfaut" style:family="text">
      <style:text-properties fo:font-style="italic" style:font-style-asian="italic"/>
    </style:style>
    <style:style style:name="T5792" style:parent-style-name="Policepardéfaut" style:family="text">
      <style:text-properties fo:font-style="italic" style:font-style-asian="italic"/>
    </style:style>
    <style:style style:name="T5793" style:parent-style-name="Policepardéfaut" style:family="text">
      <style:text-properties fo:font-style="italic" style:font-style-asian="italic"/>
    </style:style>
    <style:style style:name="T5794" style:parent-style-name="Policepardéfaut" style:family="text">
      <style:text-properties fo:font-style="italic" style:font-style-asian="italic"/>
    </style:style>
    <style:style style:name="T5795" style:parent-style-name="Policepardéfaut" style:family="text">
      <style:text-properties fo:font-style="italic" style:font-style-asian="italic"/>
    </style:style>
    <style:style style:name="T5796" style:parent-style-name="Policepardéfaut" style:family="text">
      <style:text-properties fo:font-style="italic" style:font-style-asian="italic"/>
    </style:style>
    <style:style style:name="T5797" style:parent-style-name="Policepardéfaut" style:family="text">
      <style:text-properties fo:font-style="italic" style:font-style-asian="italic"/>
    </style:style>
    <style:style style:name="T5798" style:parent-style-name="Policepardéfaut" style:family="text">
      <style:text-properties fo:font-style="italic" style:font-style-asian="italic"/>
    </style:style>
    <style:style style:name="T5799" style:parent-style-name="Policepardéfaut" style:family="text">
      <style:text-properties fo:font-style="italic" style:font-style-asian="italic"/>
    </style:style>
    <style:style style:name="T5800" style:parent-style-name="Policepardéfaut" style:family="text">
      <style:text-properties fo:font-style="italic" style:font-style-asian="italic"/>
    </style:style>
    <style:style style:name="T5801" style:parent-style-name="Policepardéfaut" style:family="text">
      <style:text-properties fo:font-style="italic" style:font-style-asian="italic"/>
    </style:style>
    <style:style style:name="T5802" style:parent-style-name="Policepardéfaut" style:family="text">
      <style:text-properties fo:font-style="italic" style:font-style-asian="italic"/>
    </style:style>
    <style:style style:name="T5803" style:parent-style-name="Policepardéfaut" style:family="text">
      <style:text-properties fo:font-style="italic" style:font-style-asian="italic"/>
    </style:style>
    <style:style style:name="T5804" style:parent-style-name="Policepardéfaut" style:family="text">
      <style:text-properties fo:font-style="italic" style:font-style-asian="italic"/>
    </style:style>
    <style:style style:name="T5805" style:parent-style-name="Policepardéfaut" style:family="text">
      <style:text-properties fo:font-style="italic" style:font-style-asian="italic"/>
    </style:style>
    <style:style style:name="T5806" style:parent-style-name="Policepardéfaut" style:family="text">
      <style:text-properties fo:font-style="italic" style:font-style-asian="italic"/>
    </style:style>
    <style:style style:name="T5807" style:parent-style-name="Policepardéfaut" style:family="text">
      <style:text-properties fo:font-style="italic" style:font-style-asian="italic"/>
    </style:style>
    <style:style style:name="T5808" style:parent-style-name="Policepardéfaut" style:family="text">
      <style:text-properties fo:font-style="italic" style:font-style-asian="italic"/>
    </style:style>
    <style:style style:name="T5809" style:parent-style-name="Policepardéfaut" style:family="text">
      <style:text-properties fo:font-style="italic" style:font-style-asian="italic"/>
    </style:style>
    <style:style style:name="T5810" style:parent-style-name="Policepardéfaut" style:family="text">
      <style:text-properties fo:font-style="italic" style:font-style-asian="italic"/>
    </style:style>
    <style:style style:name="T5811" style:parent-style-name="Policepardéfaut" style:family="text">
      <style:text-properties fo:font-style="italic" style:font-style-asian="italic"/>
    </style:style>
    <style:style style:name="T5812" style:parent-style-name="Policepardéfaut" style:family="text">
      <style:text-properties fo:font-style="italic" style:font-style-asian="italic"/>
    </style:style>
    <style:style style:name="T5813" style:parent-style-name="Policepardéfaut" style:family="text">
      <style:text-properties fo:font-style="italic" style:font-style-asian="italic"/>
    </style:style>
    <style:style style:name="T5814" style:parent-style-name="Policepardéfaut" style:family="text">
      <style:text-properties fo:font-style="italic" style:font-style-asian="italic"/>
    </style:style>
    <style:style style:name="T5815" style:parent-style-name="Policepardéfaut" style:family="text">
      <style:text-properties fo:font-style="italic" style:font-style-asian="italic"/>
    </style:style>
    <style:style style:name="T5816" style:parent-style-name="Policepardéfaut" style:family="text">
      <style:text-properties fo:font-style="italic" style:font-style-asian="italic"/>
    </style:style>
    <style:style style:name="T5817" style:parent-style-name="Policepardéfaut" style:family="text">
      <style:text-properties fo:font-style="italic" style:font-style-asian="italic"/>
    </style:style>
    <style:style style:name="T5818" style:parent-style-name="Policepardéfaut" style:family="text">
      <style:text-properties fo:font-style="italic" style:font-style-asian="italic"/>
    </style:style>
    <style:style style:name="T5819" style:parent-style-name="Policepardéfaut" style:family="text">
      <style:text-properties fo:font-style="italic" style:font-style-asian="italic"/>
    </style:style>
    <style:style style:name="T5820" style:parent-style-name="Policepardéfaut" style:family="text">
      <style:text-properties fo:font-style="italic" style:font-style-asian="italic"/>
    </style:style>
    <style:style style:name="T5821" style:parent-style-name="Policepardéfaut" style:family="text">
      <style:text-properties fo:font-style="italic" style:font-style-asian="italic"/>
    </style:style>
    <style:style style:name="T5822" style:parent-style-name="Policepardéfaut" style:family="text">
      <style:text-properties fo:font-style="italic" style:font-style-asian="italic"/>
    </style:style>
    <style:style style:name="T5823" style:parent-style-name="Policepardéfaut" style:family="text">
      <style:text-properties fo:font-style="italic" style:font-style-asian="italic"/>
    </style:style>
    <style:style style:name="T5824" style:parent-style-name="Policepardéfaut" style:family="text">
      <style:text-properties fo:font-style="italic" style:font-style-asian="italic"/>
    </style:style>
    <style:style style:name="T5825" style:parent-style-name="Policepardéfaut" style:family="text">
      <style:text-properties fo:font-style="italic" style:font-style-asian="italic"/>
    </style:style>
    <style:style style:name="T5826" style:parent-style-name="Policepardéfaut" style:family="text">
      <style:text-properties fo:font-style="italic" style:font-style-asian="italic"/>
    </style:style>
    <style:style style:name="T5827" style:parent-style-name="Policepardéfaut" style:family="text">
      <style:text-properties fo:font-style="italic" style:font-style-asian="italic"/>
    </style:style>
    <style:style style:name="T5828" style:parent-style-name="Policepardéfaut" style:family="text">
      <style:text-properties fo:font-style="italic" style:font-style-asian="italic"/>
    </style:style>
    <style:style style:name="T5829" style:parent-style-name="Policepardéfaut" style:family="text">
      <style:text-properties fo:font-style="italic" style:font-style-asian="italic"/>
    </style:style>
    <style:style style:name="T5830" style:parent-style-name="Policepardéfaut" style:family="text">
      <style:text-properties fo:font-style="italic" style:font-style-asian="italic"/>
    </style:style>
    <style:style style:name="T5831" style:parent-style-name="Policepardéfaut" style:family="text">
      <style:text-properties fo:font-style="italic" style:font-style-asian="italic"/>
    </style:style>
    <style:style style:name="T5832" style:parent-style-name="Policepardéfaut" style:family="text">
      <style:text-properties fo:font-style="italic" style:font-style-asian="italic"/>
    </style:style>
    <style:style style:name="T5833" style:parent-style-name="Policepardéfaut" style:family="text">
      <style:text-properties fo:font-style="italic" style:font-style-asian="italic"/>
    </style:style>
    <style:style style:name="T5834" style:parent-style-name="Policepardéfaut" style:family="text">
      <style:text-properties fo:font-style="italic" style:font-style-asian="italic"/>
    </style:style>
    <style:style style:name="T5835" style:parent-style-name="Policepardéfaut" style:family="text">
      <style:text-properties fo:font-style="italic" style:font-style-asian="italic"/>
    </style:style>
    <style:style style:name="T5836" style:parent-style-name="Policepardéfaut" style:family="text">
      <style:text-properties fo:font-style="italic" style:font-style-asian="italic"/>
    </style:style>
    <style:style style:name="T5837" style:parent-style-name="Policepardéfaut" style:family="text">
      <style:text-properties fo:font-style="italic" style:font-style-asian="italic"/>
    </style:style>
    <style:style style:name="T5838" style:parent-style-name="Policepardéfaut" style:family="text">
      <style:text-properties fo:font-style="italic" style:font-style-asian="italic"/>
    </style:style>
    <style:style style:name="T5839" style:parent-style-name="Policepardéfaut" style:family="text">
      <style:text-properties style:font-name-complex="Times New Roman"/>
    </style:style>
    <style:style style:name="T5840" style:parent-style-name="Policepardéfaut" style:family="text">
      <style:text-properties style:font-name-complex="Times New Roman"/>
    </style:style>
    <style:style style:name="T5841" style:parent-style-name="Policepardéfaut" style:family="text">
      <style:text-properties style:font-name-complex="Times New Roman"/>
    </style:style>
    <style:style style:name="T5842" style:parent-style-name="Policepardéfaut" style:family="text">
      <style:text-properties style:font-name-complex="Times New Roman" fo:font-style="italic" style:font-style-asian="italic"/>
    </style:style>
    <style:style style:name="T5843" style:parent-style-name="Policepardéfaut" style:family="text">
      <style:text-properties style:font-name-complex="Times New Roman"/>
    </style:style>
    <style:style style:name="T5844" style:parent-style-name="Policepardéfaut" style:family="text">
      <style:text-properties fo:font-style="italic" style:font-style-asian="italic"/>
    </style:style>
    <style:style style:name="T5845" style:parent-style-name="Policepardéfaut" style:family="text">
      <style:text-properties fo:font-style="italic" style:font-style-asian="italic"/>
    </style:style>
    <style:style style:name="T5846" style:parent-style-name="Policepardéfaut" style:family="text">
      <style:text-properties fo:font-style="italic" style:font-style-asian="italic"/>
    </style:style>
    <style:style style:name="T5847" style:parent-style-name="Policepardéfaut" style:family="text">
      <style:text-properties fo:font-style="italic" style:font-style-asian="italic"/>
    </style:style>
    <style:style style:name="T5848" style:parent-style-name="Policepardéfaut" style:family="text">
      <style:text-properties fo:font-style="italic" style:font-style-asian="italic"/>
    </style:style>
    <style:style style:name="T5849" style:parent-style-name="Policepardéfaut" style:family="text">
      <style:text-properties fo:font-style="italic" style:font-style-asian="italic"/>
    </style:style>
    <style:style style:name="T5850" style:parent-style-name="Policepardéfaut" style:family="text">
      <style:text-properties fo:font-style="italic" style:font-style-asian="italic"/>
    </style:style>
    <style:style style:name="T5851" style:parent-style-name="Policepardéfaut" style:family="text">
      <style:text-properties fo:font-style="italic" style:font-style-asian="italic"/>
    </style:style>
    <style:style style:name="T5852" style:parent-style-name="Policepardéfaut" style:family="text">
      <style:text-properties fo:font-style="italic" style:font-style-asian="italic"/>
    </style:style>
    <style:style style:name="T5853" style:parent-style-name="Policepardéfaut" style:family="text">
      <style:text-properties fo:font-style="italic" style:font-style-asian="italic"/>
    </style:style>
    <style:style style:name="T5854" style:parent-style-name="Policepardéfaut" style:family="text">
      <style:text-properties fo:font-style="italic" style:font-style-asian="italic"/>
    </style:style>
    <style:style style:name="T5855" style:parent-style-name="Policepardéfaut" style:family="text">
      <style:text-properties fo:font-style="italic" style:font-style-asian="italic"/>
    </style:style>
    <style:style style:name="T5856" style:parent-style-name="Policepardéfaut" style:family="text">
      <style:text-properties fo:font-style="italic" style:font-style-asian="italic"/>
    </style:style>
    <style:style style:name="T5857" style:parent-style-name="Policepardéfaut" style:family="text">
      <style:text-properties fo:font-style="italic" style:font-style-asian="italic"/>
    </style:style>
    <style:style style:name="T5858" style:parent-style-name="Policepardéfaut" style:family="text">
      <style:text-properties fo:font-style="italic" style:font-style-asian="italic"/>
    </style:style>
    <style:style style:name="T5859" style:parent-style-name="Policepardéfaut" style:family="text">
      <style:text-properties fo:font-style="italic" style:font-style-asian="italic"/>
    </style:style>
    <style:style style:name="T5860" style:parent-style-name="Policepardéfaut" style:family="text">
      <style:text-properties fo:font-style="italic" style:font-style-asian="italic"/>
    </style:style>
    <style:style style:name="T5861" style:parent-style-name="Policepardéfaut" style:family="text">
      <style:text-properties style:font-name-complex="Times New Roman"/>
    </style:style>
    <style:style style:name="T5862" style:parent-style-name="quote.c" style:family="text">
      <style:text-properties fo:font-variant="small-caps"/>
    </style:style>
    <style:style style:name="T5863" style:parent-style-name="Policepardéfaut" style:family="text">
      <style:text-properties style:font-name-complex="Times New Roman"/>
    </style:style>
    <style:style style:name="T5864" style:parent-style-name="Policepardéfaut" style:family="text">
      <style:text-properties fo:font-style="italic" style:font-style-asian="italic"/>
    </style:style>
    <style:style style:name="T5865" style:parent-style-name="Policepardéfaut" style:family="text">
      <style:text-properties style:font-name-complex="Times New Roman"/>
    </style:style>
    <style:style style:name="T5866" style:parent-style-name="Policepardéfaut" style:family="text">
      <style:text-properties style:font-name-complex="Times New Roman"/>
    </style:style>
    <style:style style:name="T5867" style:parent-style-name="Policepardéfaut" style:family="text">
      <style:text-properties style:font-name-complex="Times New Roman"/>
    </style:style>
    <style:style style:name="T5868" style:parent-style-name="Policepardéfaut" style:family="text">
      <style:text-properties style:font-name-complex="Times New Roman"/>
    </style:style>
    <style:style style:name="T5869" style:parent-style-name="Policepardéfaut" style:family="text">
      <style:text-properties style:font-name-complex="Times New Roman" fo:font-style="italic" style:font-style-asian="italic"/>
    </style:style>
    <style:style style:name="T5870" style:parent-style-name="Policepardéfaut" style:family="text">
      <style:text-properties style:font-name-complex="Times New Roman"/>
    </style:style>
    <style:style style:name="T5871" style:parent-style-name="Policepardéfaut" style:family="text">
      <style:text-properties fo:font-style="italic" style:font-style-asian="italic"/>
    </style:style>
    <style:style style:name="T5872" style:parent-style-name="pb" style:family="text">
      <style:text-properties style:text-position="0% 100%"/>
    </style:style>
    <style:style style:name="T5873" style:parent-style-name="Policepardéfaut" style:family="text">
      <style:text-properties style:font-name-complex="Times New Roman"/>
    </style:style>
    <style:style style:name="T5874" style:parent-style-name="Policepardéfaut" style:family="text">
      <style:text-properties fo:font-style="italic" style:font-style-asian="italic"/>
    </style:style>
    <style:style style:name="T5875" style:parent-style-name="Policepardéfaut" style:family="text">
      <style:text-properties fo:font-style="italic" style:font-style-asian="italic"/>
    </style:style>
    <style:style style:name="T5876" style:parent-style-name="Policepardéfaut" style:family="text">
      <style:text-properties style:font-name-complex="Times New Roman"/>
    </style:style>
    <style:style style:name="T5877" style:parent-style-name="Policepardéfaut" style:family="text">
      <style:text-properties style:font-name-complex="Times New Roman" fo:font-style="italic" style:font-style-asian="italic"/>
    </style:style>
    <style:style style:name="T5878" style:parent-style-name="Policepardéfaut" style:family="text">
      <style:text-properties style:font-name-complex="Times New Roman"/>
    </style:style>
    <style:style style:name="T5879" style:parent-style-name="Policepardéfaut" style:family="text">
      <style:text-properties style:font-name-complex="Times New Roman"/>
    </style:style>
    <style:style style:name="T5880" style:parent-style-name="Policepardéfaut" style:family="text">
      <style:text-properties style:font-name-complex="Times New Roman"/>
    </style:style>
    <style:style style:name="T5881" style:parent-style-name="Policepardéfaut" style:family="text">
      <style:text-properties style:font-name-complex="Times New Roman" fo:font-style="italic" style:font-style-asian="italic"/>
    </style:style>
    <style:style style:name="T5882" style:parent-style-name="Policepardéfaut" style:family="text">
      <style:text-properties style:font-name-complex="Times New Roman"/>
    </style:style>
    <style:style style:name="T5883" style:parent-style-name="Policepardéfaut" style:family="text">
      <style:text-properties style:font-name-complex="Times New Roman"/>
    </style:style>
    <style:style style:name="T5884" style:parent-style-name="Policepardéfaut" style:family="text">
      <style:text-properties style:font-name-complex="Times New Roman"/>
    </style:style>
    <style:style style:name="T5885" style:parent-style-name="Policepardéfaut" style:family="text">
      <style:text-properties style:font-name-complex="Times New Roman" fo:font-style="italic" style:font-style-asian="italic"/>
    </style:style>
    <style:style style:name="T5886" style:parent-style-name="Policepardéfaut" style:family="text">
      <style:text-properties style:font-name-complex="Times New Roman"/>
    </style:style>
    <style:style style:name="T5887" style:parent-style-name="Policepardéfaut" style:family="text">
      <style:text-properties style:font-name-complex="Times New Roman"/>
    </style:style>
    <style:style style:name="T5888" style:parent-style-name="Policepardéfaut" style:family="text">
      <style:text-properties style:font-name-complex="Times New Roman" fo:font-style="italic" style:font-style-asian="italic"/>
    </style:style>
    <style:style style:name="T5889" style:parent-style-name="Policepardéfaut" style:family="text">
      <style:text-properties style:font-name-complex="Times New Roman"/>
    </style:style>
    <style:style style:name="T5890" style:parent-style-name="Policepardéfaut" style:family="text">
      <style:text-properties fo:font-style="italic" style:font-style-asian="italic"/>
    </style:style>
    <style:style style:name="T5891" style:parent-style-name="Policepardéfaut" style:family="text">
      <style:text-properties fo:font-style="italic" style:font-style-asian="italic"/>
    </style:style>
    <style:style style:name="T5892" style:parent-style-name="Policepardéfaut" style:family="text">
      <style:text-properties fo:font-style="italic" style:font-style-asian="italic"/>
    </style:style>
    <style:style style:name="T5893" style:parent-style-name="Policepardéfaut" style:family="text">
      <style:text-properties style:font-name-complex="Times New Roman"/>
    </style:style>
    <style:style style:name="T5894" style:parent-style-name="Policepardéfaut" style:family="text">
      <style:text-properties fo:font-style="italic" style:font-style-asian="italic"/>
    </style:style>
    <style:style style:name="T5895" style:parent-style-name="Policepardéfaut" style:family="text">
      <style:text-properties style:font-name-complex="Times New Roman" fo:font-style="italic" style:font-style-asian="italic"/>
    </style:style>
    <style:style style:name="T5896" style:parent-style-name="Policepardéfaut" style:family="text">
      <style:text-properties style:font-name-complex="Times New Roman" fo:font-style="italic" style:font-style-asian="italic"/>
    </style:style>
    <style:style style:name="T5897" style:parent-style-name="Policepardéfaut" style:family="text">
      <style:text-properties style:font-name-complex="Times New Roman" fo:font-style="italic" style:font-style-asian="italic"/>
    </style:style>
    <style:style style:name="T5898" style:parent-style-name="Policepardéfaut" style:family="text">
      <style:text-properties style:font-name-complex="Times New Roman"/>
    </style:style>
    <style:style style:name="T5899" style:parent-style-name="Policepardéfaut" style:family="text">
      <style:text-properties fo:font-style="italic" style:font-style-asian="italic"/>
    </style:style>
    <style:style style:name="T5900" style:parent-style-name="Policepardéfaut" style:family="text">
      <style:text-properties fo:font-style="italic" style:font-style-asian="italic"/>
    </style:style>
    <style:style style:name="T5901" style:parent-style-name="Policepardéfaut" style:family="text">
      <style:text-properties fo:font-style="italic" style:font-style-asian="italic"/>
    </style:style>
    <style:style style:name="T5902" style:parent-style-name="Policepardéfaut" style:family="text">
      <style:text-properties fo:font-style="italic" style:font-style-asian="italic"/>
    </style:style>
    <style:style style:name="T5903" style:parent-style-name="Policepardéfaut" style:family="text">
      <style:text-properties fo:font-style="italic" style:font-style-asian="italic"/>
    </style:style>
    <style:style style:name="T5904" style:parent-style-name="Policepardéfaut" style:family="text">
      <style:text-properties fo:font-variant="small-caps"/>
    </style:style>
    <style:style style:name="T5905" style:parent-style-name="Policepardéfaut" style:family="text">
      <style:text-properties fo:font-variant="small-caps"/>
    </style:style>
    <style:style style:name="T5906" style:parent-style-name="Policepardéfaut" style:family="text">
      <style:text-properties fo:font-variant="small-caps"/>
    </style:style>
    <style:style style:name="T5907" style:parent-style-name="Policepardéfaut" style:family="text">
      <style:text-properties style:font-name-complex="Times New Roman"/>
    </style:style>
    <style:style style:name="T5908" style:parent-style-name="Policepardéfaut" style:family="text">
      <style:text-properties style:font-name-complex="Times New Roman"/>
    </style:style>
    <style:style style:name="T5909" style:parent-style-name="Policepardéfaut" style:family="text">
      <style:text-properties style:font-name-complex="Times New Roman"/>
    </style:style>
    <style:style style:name="T5910" style:parent-style-name="Policepardéfaut" style:family="text">
      <style:text-properties style:font-name-complex="Times New Roman"/>
    </style:style>
    <style:style style:name="T5911" style:parent-style-name="Policepardéfaut" style:family="text">
      <style:text-properties style:font-name-complex="Times New Roman"/>
    </style:style>
    <style:style style:name="T5912" style:parent-style-name="Policepardéfaut" style:family="text">
      <style:text-properties style:font-name-complex="Times New Roman" fo:font-style="italic" style:font-style-asian="italic"/>
    </style:style>
    <style:style style:name="T5913" style:parent-style-name="Policepardéfaut" style:family="text">
      <style:text-properties style:font-name-complex="Times New Roman" fo:font-style="italic" style:font-style-asian="italic"/>
    </style:style>
    <style:style style:name="T5914" style:parent-style-name="Policepardéfaut" style:family="text">
      <style:text-properties style:font-name-complex="Times New Roman"/>
    </style:style>
    <style:style style:name="T5915" style:parent-style-name="Policepardéfaut" style:family="text">
      <style:text-properties style:font-name-complex="Times New Roman"/>
    </style:style>
    <style:style style:name="T5916" style:parent-style-name="Policepardéfaut" style:family="text">
      <style:text-properties style:font-name-complex="Times New Roman"/>
    </style:style>
    <style:style style:name="T5917" style:parent-style-name="Policepardéfaut" style:family="text">
      <style:text-properties style:font-name-complex="Times New Roman"/>
    </style:style>
    <style:style style:name="T5918" style:parent-style-name="Policepardéfaut" style:family="text">
      <style:text-properties style:font-name-complex="Times New Roman"/>
    </style:style>
    <style:style style:name="T5919" style:parent-style-name="Policepardéfaut" style:family="text">
      <style:text-properties style:font-name-complex="Times New Roman"/>
    </style:style>
    <style:style style:name="T5920" style:parent-style-name="Policepardéfaut" style:family="text">
      <style:text-properties style:font-name-complex="Times New Roman"/>
    </style:style>
    <style:style style:name="T5921" style:parent-style-name="Policepardéfaut" style:family="text">
      <style:text-properties style:font-name-complex="Times New Roman" fo:font-style="italic" style:font-style-asian="italic"/>
    </style:style>
    <style:style style:name="T5922" style:parent-style-name="Policepardéfaut" style:family="text">
      <style:text-properties style:font-name-complex="Times New Roman"/>
    </style:style>
    <style:style style:name="T5923" style:parent-style-name="Policepardéfaut" style:family="text">
      <style:text-properties style:font-name-complex="Times New Roman" fo:font-style="italic" style:font-style-asian="italic"/>
    </style:style>
    <style:style style:name="T5924" style:parent-style-name="Policepardéfaut" style:family="text">
      <style:text-properties style:font-name-complex="Times New Roman"/>
    </style:style>
    <style:style style:name="T5925" style:parent-style-name="Policepardéfaut" style:family="text">
      <style:text-properties style:font-name-complex="Times New Roman" fo:font-style="italic" style:font-style-asian="italic"/>
    </style:style>
    <style:style style:name="T5926" style:parent-style-name="Policepardéfaut" style:family="text">
      <style:text-properties style:font-name-complex="Times New Roman" fo:font-style="italic" style:font-style-asian="italic"/>
    </style:style>
    <style:style style:name="T5927" style:parent-style-name="Policepardéfaut" style:family="text">
      <style:text-properties style:font-name-complex="Times New Roman"/>
    </style:style>
    <style:style style:name="T5928" style:parent-style-name="Policepardéfaut" style:family="text">
      <style:text-properties style:font-name-complex="Times New Roman"/>
    </style:style>
    <style:style style:name="T5929" style:parent-style-name="Policepardéfaut" style:family="text">
      <style:text-properties fo:font-variant="small-caps"/>
    </style:style>
    <style:style style:name="T5930" style:parent-style-name="Policepardéfaut" style:family="text">
      <style:text-properties fo:font-variant="small-caps"/>
    </style:style>
    <style:style style:name="T5931" style:parent-style-name="Policepardéfaut" style:family="text">
      <style:text-properties fo:font-style="italic" style:font-style-asian="italic"/>
    </style:style>
    <style:style style:name="T5932" style:parent-style-name="Policepardéfaut" style:family="text">
      <style:text-properties fo:font-style="italic" style:font-style-asian="italic"/>
    </style:style>
    <style:style style:name="T5933" style:parent-style-name="Policepardéfaut" style:family="text">
      <style:text-properties fo:font-style="italic" style:font-style-asian="italic"/>
    </style:style>
    <style:style style:name="T5934" style:parent-style-name="Policepardéfaut" style:family="text">
      <style:text-properties fo:font-style="italic" style:font-style-asian="italic"/>
    </style:style>
    <style:style style:name="T5935" style:parent-style-name="Policepardéfaut" style:family="text">
      <style:text-properties fo:font-style="italic" style:font-style-asian="italic"/>
    </style:style>
    <style:style style:name="T5936" style:parent-style-name="pb" style:family="text">
      <style:text-properties style:text-position="0% 100%"/>
    </style:style>
    <style:style style:name="T5937" style:parent-style-name="Policepardéfaut" style:family="text">
      <style:text-properties fo:font-style="italic" style:font-style-asian="italic"/>
    </style:style>
    <style:style style:name="T5938" style:parent-style-name="Policepardéfaut" style:family="text">
      <style:text-properties fo:font-style="italic" style:font-style-asian="italic"/>
    </style:style>
    <style:style style:name="T5939" style:parent-style-name="Policepardéfaut" style:family="text">
      <style:text-properties fo:font-style="italic" style:font-style-asian="italic"/>
    </style:style>
    <style:style style:name="T5940" style:parent-style-name="Policepardéfaut" style:family="text">
      <style:text-properties fo:font-style="italic" style:font-style-asian="italic"/>
    </style:style>
    <style:style style:name="T5941" style:parent-style-name="Policepardéfaut" style:family="text">
      <style:text-properties fo:font-style="italic" style:font-style-asian="italic"/>
    </style:style>
    <style:style style:name="T5942" style:parent-style-name="Policepardéfaut" style:family="text">
      <style:text-properties fo:font-style="italic" style:font-style-asian="italic"/>
    </style:style>
    <style:style style:name="T5943" style:parent-style-name="Policepardéfaut" style:family="text">
      <style:text-properties fo:font-style="italic" style:font-style-asian="italic"/>
    </style:style>
    <style:style style:name="T5944" style:parent-style-name="Policepardéfaut" style:family="text">
      <style:text-properties fo:font-style="italic" style:font-style-asian="italic"/>
    </style:style>
    <style:style style:name="T5945" style:parent-style-name="Policepardéfaut" style:family="text">
      <style:text-properties fo:font-style="italic" style:font-style-asian="italic"/>
    </style:style>
    <style:style style:name="T5946" style:parent-style-name="Policepardéfaut" style:family="text">
      <style:text-properties fo:font-style="italic" style:font-style-asian="italic"/>
    </style:style>
    <style:style style:name="T5947" style:parent-style-name="Policepardéfaut" style:family="text">
      <style:text-properties fo:font-style="italic" style:font-style-asian="italic"/>
    </style:style>
    <style:style style:name="T5948" style:parent-style-name="Policepardéfaut" style:family="text">
      <style:text-properties fo:font-style="italic" style:font-style-asian="italic"/>
    </style:style>
    <style:style style:name="T5949" style:parent-style-name="Policepardéfaut" style:family="text">
      <style:text-properties fo:font-style="italic" style:font-style-asian="italic"/>
    </style:style>
    <style:style style:name="T5950" style:parent-style-name="Policepardéfaut" style:family="text">
      <style:text-properties fo:font-style="italic" style:font-style-asian="italic"/>
    </style:style>
    <style:style style:name="T5951" style:parent-style-name="Policepardéfaut" style:family="text">
      <style:text-properties fo:font-style="italic" style:font-style-asian="italic"/>
    </style:style>
    <style:style style:name="T5952" style:parent-style-name="Policepardéfaut" style:family="text">
      <style:text-properties fo:font-style="italic" style:font-style-asian="italic"/>
    </style:style>
    <style:style style:name="T5953" style:parent-style-name="Policepardéfaut" style:family="text">
      <style:text-properties fo:font-style="italic" style:font-style-asian="italic"/>
    </style:style>
    <style:style style:name="T5954" style:parent-style-name="Policepardéfaut" style:family="text">
      <style:text-properties fo:font-style="italic" style:font-style-asian="italic"/>
    </style:style>
    <style:style style:name="T5955" style:parent-style-name="Policepardéfaut" style:family="text">
      <style:text-properties fo:font-style="italic" style:font-style-asian="italic"/>
    </style:style>
    <style:style style:name="T5956" style:parent-style-name="Policepardéfaut" style:family="text">
      <style:text-properties fo:font-style="italic" style:font-style-asian="italic"/>
    </style:style>
    <style:style style:name="T5957" style:parent-style-name="Policepardéfaut" style:family="text">
      <style:text-properties fo:font-style="italic" style:font-style-asian="italic"/>
    </style:style>
    <style:style style:name="T5958" style:parent-style-name="Policepardéfaut" style:family="text">
      <style:text-properties fo:font-style="italic" style:font-style-asian="italic"/>
    </style:style>
    <style:style style:name="T5959" style:parent-style-name="Policepardéfaut" style:family="text">
      <style:text-properties fo:font-style="italic" style:font-style-asian="italic"/>
    </style:style>
    <style:style style:name="T5960" style:parent-style-name="Policepardéfaut" style:family="text">
      <style:text-properties fo:font-style="italic" style:font-style-asian="italic"/>
    </style:style>
    <style:style style:name="T5961" style:parent-style-name="Policepardéfaut" style:family="text">
      <style:text-properties fo:font-style="italic" style:font-style-asian="italic"/>
    </style:style>
    <style:style style:name="T5962" style:parent-style-name="Policepardéfaut" style:family="text">
      <style:text-properties fo:font-style="italic" style:font-style-asian="italic"/>
    </style:style>
    <style:style style:name="T5963" style:parent-style-name="Policepardéfaut" style:family="text">
      <style:text-properties fo:font-style="italic" style:font-style-asian="italic"/>
    </style:style>
    <style:style style:name="T5964" style:parent-style-name="Policepardéfaut" style:family="text">
      <style:text-properties fo:font-style="italic" style:font-style-asian="italic"/>
    </style:style>
    <style:style style:name="T5965" style:parent-style-name="Policepardéfaut" style:family="text">
      <style:text-properties fo:font-style="italic" style:font-style-asian="italic"/>
    </style:style>
    <style:style style:name="T5966" style:parent-style-name="Policepardéfaut" style:family="text">
      <style:text-properties fo:font-style="italic" style:font-style-asian="italic"/>
    </style:style>
    <style:style style:name="T5967" style:parent-style-name="Policepardéfaut" style:family="text">
      <style:text-properties fo:font-style="italic" style:font-style-asian="italic"/>
    </style:style>
    <style:style style:name="T5968" style:parent-style-name="Policepardéfaut" style:family="text">
      <style:text-properties fo:font-style="italic" style:font-style-asian="italic"/>
    </style:style>
    <style:style style:name="T5969" style:parent-style-name="Policepardéfaut" style:family="text">
      <style:text-properties fo:font-style="italic" style:font-style-asian="italic"/>
    </style:style>
    <style:style style:name="T5970" style:parent-style-name="Policepardéfaut" style:family="text">
      <style:text-properties fo:font-style="italic" style:font-style-asian="italic"/>
    </style:style>
    <style:style style:name="T5971" style:parent-style-name="Policepardéfaut" style:family="text">
      <style:text-properties fo:font-style="italic" style:font-style-asian="italic"/>
    </style:style>
    <style:style style:name="T5972" style:parent-style-name="Policepardéfaut" style:family="text">
      <style:text-properties fo:font-style="italic" style:font-style-asian="italic"/>
    </style:style>
    <style:style style:name="T5973" style:parent-style-name="Policepardéfaut" style:family="text">
      <style:text-properties fo:font-style="italic" style:font-style-asian="italic"/>
    </style:style>
    <style:style style:name="T5974" style:parent-style-name="Policepardéfaut" style:family="text">
      <style:text-properties fo:font-style="italic" style:font-style-asian="italic"/>
    </style:style>
    <style:style style:name="T5975" style:parent-style-name="Policepardéfaut" style:family="text">
      <style:text-properties fo:font-style="italic" style:font-style-asian="italic"/>
    </style:style>
    <style:style style:name="T5976" style:parent-style-name="Policepardéfaut" style:family="text">
      <style:text-properties fo:font-style="italic" style:font-style-asian="italic"/>
    </style:style>
    <style:style style:name="T5977" style:parent-style-name="Policepardéfaut" style:family="text">
      <style:text-properties fo:font-style="italic" style:font-style-asian="italic"/>
    </style:style>
    <style:style style:name="T5978" style:parent-style-name="Policepardéfaut" style:family="text">
      <style:text-properties fo:font-style="italic" style:font-style-asian="italic"/>
    </style:style>
    <style:style style:name="T5979" style:parent-style-name="Policepardéfaut" style:family="text">
      <style:text-properties fo:font-style="italic" style:font-style-asian="italic"/>
    </style:style>
    <style:style style:name="T5980" style:parent-style-name="Policepardéfaut" style:family="text">
      <style:text-properties fo:font-style="italic" style:font-style-asian="italic"/>
    </style:style>
    <style:style style:name="T5981" style:parent-style-name="Policepardéfaut" style:family="text">
      <style:text-properties fo:font-style="italic" style:font-style-asian="italic"/>
    </style:style>
    <style:style style:name="T5982" style:parent-style-name="Policepardéfaut" style:family="text">
      <style:text-properties fo:font-style="italic" style:font-style-asian="italic"/>
    </style:style>
    <style:style style:name="T5983" style:parent-style-name="Policepardéfaut" style:family="text">
      <style:text-properties fo:font-style="italic" style:font-style-asian="italic"/>
    </style:style>
    <style:style style:name="T5984" style:parent-style-name="Policepardéfaut" style:family="text">
      <style:text-properties fo:font-style="italic" style:font-style-asian="italic"/>
    </style:style>
    <style:style style:name="T5985" style:parent-style-name="Policepardéfaut" style:family="text">
      <style:text-properties fo:font-style="italic" style:font-style-asian="italic"/>
    </style:style>
    <style:style style:name="T5986" style:parent-style-name="Policepardéfaut" style:family="text">
      <style:text-properties fo:font-style="italic" style:font-style-asian="italic"/>
    </style:style>
    <style:style style:name="T5987" style:parent-style-name="Policepardéfaut" style:family="text">
      <style:text-properties fo:font-style="italic" style:font-style-asian="italic"/>
    </style:style>
    <style:style style:name="T5988" style:parent-style-name="Policepardéfaut" style:family="text">
      <style:text-properties fo:font-style="italic" style:font-style-asian="italic"/>
    </style:style>
    <style:style style:name="T5989" style:parent-style-name="Policepardéfaut" style:family="text">
      <style:text-properties fo:font-style="italic" style:font-style-asian="italic"/>
    </style:style>
    <style:style style:name="T5990" style:parent-style-name="Policepardéfaut" style:family="text">
      <style:text-properties fo:font-style="italic" style:font-style-asian="italic"/>
    </style:style>
    <style:style style:name="T5991" style:parent-style-name="Policepardéfaut" style:family="text">
      <style:text-properties fo:font-style="italic" style:font-style-asian="italic"/>
    </style:style>
    <style:style style:name="T5992" style:parent-style-name="Policepardéfaut" style:family="text">
      <style:text-properties fo:font-style="italic" style:font-style-asian="italic"/>
    </style:style>
    <style:style style:name="T5993" style:parent-style-name="Policepardéfaut" style:family="text">
      <style:text-properties fo:font-style="italic" style:font-style-asian="italic"/>
    </style:style>
    <style:style style:name="T5994" style:parent-style-name="Policepardéfaut" style:family="text">
      <style:text-properties fo:font-style="italic" style:font-style-asian="italic"/>
    </style:style>
    <style:style style:name="T5995" style:parent-style-name="Policepardéfaut" style:family="text">
      <style:text-properties fo:font-style="italic" style:font-style-asian="italic"/>
    </style:style>
    <style:style style:name="T5996" style:parent-style-name="Policepardéfaut" style:family="text">
      <style:text-properties fo:font-style="italic" style:font-style-asian="italic"/>
    </style:style>
    <style:style style:name="T5997" style:parent-style-name="Policepardéfaut" style:family="text">
      <style:text-properties fo:font-style="italic" style:font-style-asian="italic"/>
    </style:style>
    <style:style style:name="T5998" style:parent-style-name="Policepardéfaut" style:family="text">
      <style:text-properties fo:font-style="italic" style:font-style-asian="italic"/>
    </style:style>
    <style:style style:name="T5999" style:parent-style-name="Policepardéfaut" style:family="text">
      <style:text-properties fo:font-style="italic" style:font-style-asian="italic"/>
    </style:style>
    <style:style style:name="T6000" style:parent-style-name="Policepardéfaut" style:family="text">
      <style:text-properties fo:font-style="italic" style:font-style-asian="italic"/>
    </style:style>
    <style:style style:name="T6001" style:parent-style-name="Policepardéfaut" style:family="text">
      <style:text-properties style:font-name-complex="Times New Roman"/>
    </style:style>
    <style:style style:name="T6002" style:parent-style-name="Policepardéfaut" style:family="text">
      <style:text-properties style:font-name-complex="Times New Roman"/>
    </style:style>
    <style:style style:name="T6003" style:parent-style-name="Policepardéfaut" style:family="text">
      <style:text-properties style:font-name-complex="Times New Roman"/>
    </style:style>
    <style:style style:name="T6004" style:parent-style-name="quote.c" style:family="text">
      <style:text-properties fo:font-style="italic" style:font-style-asian="italic"/>
    </style:style>
    <style:style style:name="T6005" style:parent-style-name="Policepardéfaut" style:family="text">
      <style:text-properties fo:font-style="italic" style:font-style-asian="italic"/>
    </style:style>
    <style:style style:name="T6006" style:parent-style-name="pb" style:family="text">
      <style:text-properties style:text-position="0% 100%"/>
    </style:style>
    <style:style style:name="T6007" style:parent-style-name="Policepardéfaut" style:family="text">
      <style:text-properties style:font-name-complex="Times New Roman"/>
    </style:style>
    <style:style style:name="T6008" style:parent-style-name="Policepardéfaut" style:family="text">
      <style:text-properties fo:font-style="italic" style:font-style-asian="italic"/>
    </style:style>
    <style:style style:name="T6009" style:parent-style-name="Policepardéfaut" style:family="text">
      <style:text-properties fo:font-style="italic" style:font-style-asian="italic"/>
    </style:style>
    <style:style style:name="T6010" style:parent-style-name="Policepardéfaut" style:family="text">
      <style:text-properties fo:font-style="italic" style:font-style-asian="italic"/>
    </style:style>
    <style:style style:name="T6011" style:parent-style-name="Policepardéfaut" style:family="text">
      <style:text-properties style:font-name-complex="Times New Roman"/>
    </style:style>
    <style:style style:name="T6012" style:parent-style-name="Policepardéfaut" style:family="text">
      <style:text-properties style:font-name-complex="Times New Roman"/>
    </style:style>
    <style:style style:name="T6013" style:parent-style-name="Policepardéfaut" style:family="text">
      <style:text-properties style:font-name-complex="Times New Roman" fo:font-style="italic" style:font-style-asian="italic"/>
    </style:style>
    <style:style style:name="T6014" style:parent-style-name="Policepardéfaut" style:family="text">
      <style:text-properties fo:font-style="italic" style:font-style-asian="italic"/>
    </style:style>
    <style:style style:name="T6015" style:parent-style-name="Policepardéfaut" style:family="text">
      <style:text-properties style:font-name-complex="Times New Roman"/>
    </style:style>
    <style:style style:name="T6016" style:parent-style-name="Policepardéfaut" style:family="text">
      <style:text-properties style:font-name-complex="Times New Roman" fo:font-style="italic" style:font-style-asian="italic"/>
    </style:style>
    <style:style style:name="T6017" style:parent-style-name="Policepardéfaut" style:family="text">
      <style:text-properties style:font-name-complex="Times New Roman"/>
    </style:style>
    <style:style style:name="T6018" style:parent-style-name="Policepardéfaut" style:family="text">
      <style:text-properties fo:font-style="italic" style:font-style-asian="italic"/>
    </style:style>
    <style:style style:name="T6019" style:parent-style-name="Policepardéfaut" style:family="text">
      <style:text-properties fo:font-style="italic" style:font-style-asian="italic"/>
    </style:style>
    <style:style style:name="T6020" style:parent-style-name="pb" style:family="text">
      <style:text-properties style:text-position="0% 100%"/>
    </style:style>
    <style:style style:name="T6021" style:parent-style-name="pb" style:family="text">
      <style:text-properties style:text-position="0% 100%"/>
    </style:style>
    <style:style style:name="T6022" style:parent-style-name="Policepardéfaut" style:family="text">
      <style:text-properties style:text-position="super 63.6%"/>
    </style:style>
    <style:style style:name="P6023" style:parent-style-name="Corpsdetexte" style:family="paragraph">
      <style:paragraph-properties fo:text-indent="0.1666in"/>
    </style:style>
    <style:style style:name="T6024" style:parent-style-name="Policepardéfaut" style:family="text">
      <style:text-properties style:font-name-complex="Times New Roman"/>
    </style:style>
    <style:style style:name="T6025" style:parent-style-name="Policepardéfaut" style:family="text">
      <style:text-properties style:font-name-complex="Times New Roman"/>
    </style:style>
    <style:style style:name="T6026" style:parent-style-name="Policepardéfaut" style:family="text">
      <style:text-properties style:font-name-complex="Times New Roman"/>
    </style:style>
    <style:style style:name="T6027" style:parent-style-name="Policepardéfaut" style:family="text">
      <style:text-properties style:font-name-complex="Times New Roman"/>
    </style:style>
    <style:style style:name="T6028" style:parent-style-name="Policepardéfaut" style:family="text">
      <style:text-properties style:font-name-complex="Times New Roman"/>
    </style:style>
    <style:style style:name="T6029" style:parent-style-name="Policepardéfaut" style:family="text">
      <style:text-properties style:font-name-complex="Times New Roman"/>
    </style:style>
    <style:style style:name="T6030" style:parent-style-name="Policepardéfaut" style:family="text">
      <style:text-properties style:font-name-complex="Times New Roman"/>
    </style:style>
    <style:style style:name="T6031" style:parent-style-name="Policepardéfaut" style:family="text">
      <style:text-properties style:font-name-complex="Times New Roman"/>
    </style:style>
    <style:style style:name="T6032" style:parent-style-name="Policepardéfaut" style:family="text">
      <style:text-properties style:font-name-complex="Times New Roman"/>
    </style:style>
    <style:style style:name="T6033" style:parent-style-name="Policepardéfaut" style:family="text">
      <style:text-properties style:font-name-complex="Times New Roman"/>
    </style:style>
    <style:style style:name="T6034" style:parent-style-name="Policepardéfaut" style:family="text">
      <style:text-properties style:font-name-complex="Times New Roman"/>
    </style:style>
    <style:style style:name="T6035" style:parent-style-name="Policepardéfaut" style:family="text">
      <style:text-properties style:font-name-complex="Times New Roman"/>
    </style:style>
    <style:style style:name="T6036" style:parent-style-name="Policepardéfaut" style:family="text">
      <style:text-properties style:font-name-complex="Times New Roman"/>
    </style:style>
    <style:style style:name="T6037" style:parent-style-name="Policepardéfaut" style:family="text">
      <style:text-properties style:font-name-complex="Times New Roman"/>
    </style:style>
    <style:style style:name="T6038" style:parent-style-name="Policepardéfaut" style:family="text">
      <style:text-properties style:font-name-complex="Times New Roman"/>
    </style:style>
    <style:style style:name="T6039" style:parent-style-name="Policepardéfaut" style:family="text">
      <style:text-properties style:font-name-complex="Times New Roman"/>
    </style:style>
    <style:style style:name="T6040" style:parent-style-name="Policepardéfaut" style:family="text">
      <style:text-properties style:font-name-complex="Times New Roman"/>
    </style:style>
    <style:style style:name="T6041" style:parent-style-name="Policepardéfaut" style:family="text">
      <style:text-properties style:font-name-complex="Times New Roman"/>
    </style:style>
    <style:style style:name="T6042" style:parent-style-name="Policepardéfaut" style:family="text">
      <style:text-properties style:font-name-complex="Times New Roman"/>
    </style:style>
    <style:style style:name="T6043" style:parent-style-name="Policepardéfaut" style:family="text">
      <style:text-properties style:font-name-complex="Times New Roman"/>
    </style:style>
    <style:style style:name="T6044" style:parent-style-name="Policepardéfaut" style:family="text">
      <style:text-properties style:font-name-complex="Times New Roman"/>
    </style:style>
    <style:style style:name="T6045" style:parent-style-name="Policepardéfaut" style:family="text">
      <style:text-properties style:font-name-complex="Times New Roman"/>
    </style:style>
    <style:style style:name="T6046" style:parent-style-name="Policepardéfaut" style:family="text">
      <style:text-properties style:font-name-complex="Times New Roman"/>
    </style:style>
    <style:style style:name="T6047" style:parent-style-name="Policepardéfaut" style:family="text">
      <style:text-properties style:font-name-complex="Times New Roman"/>
    </style:style>
    <style:style style:name="T6048" style:parent-style-name="Policepardéfaut" style:family="text">
      <style:text-properties style:font-name-complex="Times New Roman"/>
    </style:style>
    <style:style style:name="T6049" style:parent-style-name="Policepardéfaut" style:family="text">
      <style:text-properties style:font-name-complex="Times New Roman" fo:font-style="italic" style:font-style-asian="italic"/>
    </style:style>
    <style:style style:name="T6050" style:parent-style-name="Policepardéfaut" style:family="text">
      <style:text-properties style:font-name-complex="Times New Roman"/>
    </style:style>
    <style:style style:name="T6051" style:parent-style-name="Policepardéfaut" style:family="text">
      <style:text-properties style:font-name-complex="Times New Roman"/>
    </style:style>
    <style:style style:name="T6052" style:parent-style-name="Policepardéfaut" style:family="text">
      <style:text-properties style:font-name-complex="Times New Roman"/>
    </style:style>
    <style:style style:name="T6053" style:parent-style-name="Policepardéfaut" style:family="text">
      <style:text-properties style:font-name-complex="Times New Roman"/>
    </style:style>
    <style:style style:name="T6054" style:parent-style-name="Policepardéfaut" style:family="text">
      <style:text-properties style:font-name-complex="Times New Roman"/>
    </style:style>
    <style:style style:name="T6055" style:parent-style-name="Policepardéfaut" style:family="text">
      <style:text-properties style:font-name-complex="Times New Roman"/>
    </style:style>
    <style:style style:name="T6056" style:parent-style-name="Policepardéfaut" style:family="text">
      <style:text-properties style:font-name-complex="Times New Roman"/>
    </style:style>
    <style:style style:name="T6057" style:parent-style-name="Policepardéfaut" style:family="text">
      <style:text-properties style:font-name-complex="Times New Roman"/>
    </style:style>
    <style:style style:name="T6058" style:parent-style-name="Policepardéfaut" style:family="text">
      <style:text-properties style:font-name-complex="Times New Roman"/>
    </style:style>
    <style:style style:name="T6059" style:parent-style-name="Policepardéfaut" style:family="text">
      <style:text-properties style:font-name-complex="Times New Roman"/>
    </style:style>
    <style:style style:name="T6060" style:parent-style-name="Policepardéfaut" style:family="text">
      <style:text-properties style:font-name-complex="Times New Roman"/>
    </style:style>
    <style:style style:name="T6061" style:parent-style-name="Policepardéfaut" style:family="text">
      <style:text-properties style:font-name-complex="Times New Roman"/>
    </style:style>
    <style:style style:name="T6062" style:parent-style-name="Policepardéfaut" style:family="text">
      <style:text-properties style:font-name-complex="Times New Roman"/>
    </style:style>
    <style:style style:name="T6063" style:parent-style-name="Policepardéfaut" style:family="text">
      <style:text-properties style:font-name-complex="Times New Roman"/>
    </style:style>
    <style:style style:name="T6064" style:parent-style-name="Policepardéfaut" style:family="text">
      <style:text-properties style:font-name-complex="Times New Roman"/>
    </style:style>
    <style:style style:name="T6065" style:parent-style-name="Policepardéfaut" style:family="text">
      <style:text-properties style:font-name-complex="Times New Roman"/>
    </style:style>
    <style:style style:name="T6066" style:parent-style-name="Policepardéfaut" style:family="text">
      <style:text-properties style:font-name-complex="Times New Roman"/>
    </style:style>
    <style:style style:name="T6067" style:parent-style-name="Policepardéfaut" style:family="text">
      <style:text-properties style:font-name-complex="Times New Roman"/>
    </style:style>
    <style:style style:name="T6068" style:parent-style-name="Policepardéfaut" style:family="text">
      <style:text-properties style:font-name-complex="Times New Roman"/>
    </style:style>
    <style:style style:name="T6069" style:parent-style-name="Policepardéfaut" style:family="text">
      <style:text-properties style:font-name-complex="Times New Roman"/>
    </style:style>
    <style:style style:name="T6070" style:parent-style-name="Policepardéfaut" style:family="text">
      <style:text-properties style:font-name-complex="Times New Roman"/>
    </style:style>
    <style:style style:name="T6071" style:parent-style-name="Policepardéfaut" style:family="text">
      <style:text-properties style:font-name-complex="Times New Roman"/>
    </style:style>
    <style:style style:name="T6072" style:parent-style-name="Policepardéfaut" style:family="text">
      <style:text-properties style:font-name-complex="Times New Roman"/>
    </style:style>
    <style:style style:name="T6073" style:parent-style-name="Policepardéfaut" style:family="text">
      <style:text-properties style:font-name-complex="Times New Roman"/>
    </style:style>
    <style:style style:name="T6074" style:parent-style-name="Policepardéfaut" style:family="text">
      <style:text-properties style:font-name-complex="Times New Roman"/>
    </style:style>
    <style:style style:name="T6075" style:parent-style-name="Policepardéfaut" style:family="text">
      <style:text-properties style:font-name-complex="Times New Roman"/>
    </style:style>
    <style:style style:name="T6076" style:parent-style-name="Policepardéfaut" style:family="text">
      <style:text-properties style:font-name-complex="Times New Roman"/>
    </style:style>
    <style:style style:name="T6077" style:parent-style-name="Policepardéfaut" style:family="text">
      <style:text-properties style:font-name-complex="Times New Roman"/>
    </style:style>
    <style:style style:name="T6078" style:parent-style-name="Policepardéfaut" style:family="text">
      <style:text-properties style:font-name-complex="Times New Roman"/>
    </style:style>
    <style:style style:name="T6079" style:parent-style-name="Policepardéfaut" style:family="text">
      <style:text-properties style:font-name-complex="Times New Roman"/>
    </style:style>
    <style:style style:name="T6080" style:parent-style-name="Policepardéfaut" style:family="text">
      <style:text-properties style:font-name-complex="Times New Roman"/>
    </style:style>
    <style:style style:name="T6081" style:parent-style-name="Policepardéfaut" style:family="text">
      <style:text-properties style:font-name-complex="Times New Roman"/>
    </style:style>
    <style:style style:name="T6082" style:parent-style-name="Policepardéfaut" style:family="text">
      <style:text-properties style:font-name-complex="Times New Roman"/>
    </style:style>
    <style:style style:name="T6083" style:parent-style-name="Policepardéfaut" style:family="text">
      <style:text-properties style:font-name-complex="Times New Roman"/>
    </style:style>
    <style:style style:name="T6084" style:parent-style-name="Policepardéfaut" style:family="text">
      <style:text-properties style:font-name-complex="Times New Roman"/>
    </style:style>
    <style:style style:name="T6085" style:parent-style-name="Policepardéfaut" style:family="text">
      <style:text-properties style:font-name-complex="Times New Roman"/>
    </style:style>
    <style:style style:name="T6086" style:parent-style-name="Policepardéfaut" style:family="text">
      <style:text-properties style:font-name-complex="Times New Roman"/>
    </style:style>
    <style:style style:name="T6087" style:parent-style-name="Policepardéfaut" style:family="text">
      <style:text-properties style:font-name-complex="Times New Roman"/>
    </style:style>
    <style:style style:name="T6088" style:parent-style-name="Policepardéfaut" style:family="text">
      <style:text-properties style:font-name-complex="Times New Roman"/>
    </style:style>
    <style:style style:name="T6089" style:parent-style-name="Policepardéfaut" style:family="text">
      <style:text-properties style:font-name-complex="Times New Roman"/>
    </style:style>
    <style:style style:name="T6090" style:parent-style-name="Policepardéfaut" style:family="text">
      <style:text-properties style:font-name-complex="Times New Roman"/>
    </style:style>
    <style:style style:name="T6091" style:parent-style-name="Policepardéfaut" style:family="text">
      <style:text-properties style:font-name-complex="Times New Roman"/>
    </style:style>
    <style:style style:name="T6092" style:parent-style-name="Policepardéfaut" style:family="text">
      <style:text-properties style:font-name-complex="Times New Roman"/>
    </style:style>
    <style:style style:name="T6093" style:parent-style-name="Policepardéfaut" style:family="text">
      <style:text-properties style:font-name-complex="Times New Roman"/>
    </style:style>
    <style:style style:name="T6094" style:parent-style-name="Policepardéfaut" style:family="text">
      <style:text-properties style:font-name-complex="Times New Roman"/>
    </style:style>
    <style:style style:name="T6095" style:parent-style-name="Policepardéfaut" style:family="text">
      <style:text-properties style:font-name-complex="Times New Roman"/>
    </style:style>
    <style:style style:name="T6096" style:parent-style-name="Policepardéfaut" style:family="text">
      <style:text-properties style:font-name-complex="Times New Roman"/>
    </style:style>
    <style:style style:name="T6097" style:parent-style-name="Policepardéfaut" style:family="text">
      <style:text-properties style:font-name-complex="Times New Roman"/>
    </style:style>
    <style:style style:name="T6098" style:parent-style-name="Policepardéfaut" style:family="text">
      <style:text-properties style:font-name-complex="Times New Roman"/>
    </style:style>
    <style:style style:name="T6099" style:parent-style-name="Policepardéfaut" style:family="text">
      <style:text-properties style:font-name-complex="Times New Roman"/>
    </style:style>
    <style:style style:name="T6100" style:parent-style-name="Policepardéfaut" style:family="text">
      <style:text-properties style:font-name-complex="Times New Roman"/>
    </style:style>
    <style:style style:name="T6101" style:parent-style-name="Policepardéfaut" style:family="text">
      <style:text-properties style:font-name-complex="Times New Roman"/>
    </style:style>
    <style:style style:name="T6102" style:parent-style-name="Policepardéfaut" style:family="text">
      <style:text-properties style:font-name-complex="Times New Roman"/>
    </style:style>
    <style:style style:name="T6103" style:parent-style-name="Policepardéfaut" style:family="text">
      <style:text-properties style:font-name-complex="Times New Roman"/>
    </style:style>
    <style:style style:name="T6104" style:parent-style-name="Policepardéfaut" style:family="text">
      <style:text-properties style:font-name-complex="Times New Roman"/>
    </style:style>
    <style:style style:name="T6105" style:parent-style-name="pb" style:family="text">
      <style:text-properties style:text-position="0% 100%"/>
    </style:style>
    <style:style style:name="T6106" style:parent-style-name="Policepardéfaut" style:family="text">
      <style:text-properties fo:font-style="italic" style:font-style-asian="italic"/>
    </style:style>
    <style:style style:name="T6107" style:parent-style-name="Policepardéfaut" style:family="text">
      <style:text-properties fo:font-style="italic" style:font-style-asian="italic"/>
    </style:style>
    <style:style style:name="T6108" style:parent-style-name="Policepardéfaut" style:family="text">
      <style:text-properties fo:font-style="italic" style:font-style-asian="italic"/>
    </style:style>
    <style:style style:name="T6109" style:parent-style-name="Policepardéfaut" style:family="text">
      <style:text-properties fo:font-style="italic" style:font-style-asian="italic"/>
    </style:style>
    <style:style style:name="T6110" style:parent-style-name="pb" style:family="text">
      <style:text-properties style:text-position="0% 100%"/>
    </style:style>
    <style:style style:name="T6111" style:parent-style-name="Policepardéfaut" style:family="text">
      <style:text-properties fo:font-style="italic" style:font-style-asian="italic"/>
    </style:style>
    <style:style style:name="T6112" style:parent-style-name="Policepardéfaut" style:family="text">
      <style:text-properties fo:font-style="italic" style:font-style-asian="italic"/>
    </style:style>
    <style:style style:name="T6113" style:parent-style-name="Policepardéfaut" style:family="text">
      <style:text-properties fo:font-style="italic" style:font-style-asian="italic"/>
    </style:style>
    <style:style style:name="T6114" style:parent-style-name="Policepardéfaut" style:family="text">
      <style:text-properties fo:font-style="italic" style:font-style-asian="italic"/>
    </style:style>
    <style:style style:name="T6115" style:parent-style-name="pb" style:family="text">
      <style:text-properties style:text-position="0% 100%"/>
    </style:style>
    <style:style style:name="T6116" style:parent-style-name="pb" style:family="text">
      <style:text-properties style:text-position="0% 100%"/>
    </style:style>
    <style:style style:name="P6117" style:parent-style-name="Corpsdetexte" style:family="paragraph">
      <style:paragraph-properties fo:text-indent="0.1666in"/>
      <style:text-properties style:font-name-complex="Times New Roman"/>
    </style:style>
    <style:style style:name="T6118" style:parent-style-name="Policepardéfaut" style:family="text">
      <style:text-properties style:font-name-complex="Times New Roman"/>
    </style:style>
    <style:style style:name="T6119" style:parent-style-name="Policepardéfaut" style:family="text">
      <style:text-properties style:font-name-complex="Times New Roman"/>
    </style:style>
    <style:style style:name="T6120" style:parent-style-name="Policepardéfaut" style:family="text">
      <style:text-properties style:font-name-complex="Times New Roman"/>
    </style:style>
    <style:style style:name="T6121" style:parent-style-name="Policepardéfaut" style:family="text">
      <style:text-properties style:font-name-complex="Times New Roman"/>
    </style:style>
    <style:style style:name="T6122" style:parent-style-name="Policepardéfaut" style:family="text">
      <style:text-properties style:font-name-complex="Times New Roman"/>
    </style:style>
    <style:style style:name="T6123" style:parent-style-name="Policepardéfaut" style:family="text">
      <style:text-properties style:font-name-complex="Times New Roman" fo:font-style="italic" style:font-style-asian="italic"/>
    </style:style>
    <style:style style:name="T6124" style:parent-style-name="Policepardéfaut" style:family="text">
      <style:text-properties style:font-name-complex="Times New Roman"/>
    </style:style>
    <style:style style:name="T6125" style:parent-style-name="Policepardéfaut" style:family="text">
      <style:text-properties fo:font-style="italic" style:font-style-asian="italic"/>
    </style:style>
    <style:style style:name="T6126" style:parent-style-name="Policepardéfaut" style:family="text">
      <style:text-properties fo:font-style="italic" style:font-style-asian="italic"/>
    </style:style>
    <style:style style:name="T6127" style:parent-style-name="Policepardéfaut" style:family="text">
      <style:text-properties fo:font-style="italic" style:font-style-asian="italic"/>
    </style:style>
    <style:style style:name="T6128" style:parent-style-name="Policepardéfaut" style:family="text">
      <style:text-properties fo:font-style="italic" style:font-style-asian="italic"/>
    </style:style>
    <style:style style:name="T6129" style:parent-style-name="Policepardéfaut" style:family="text">
      <style:text-properties style:font-name-complex="Times New Roman"/>
    </style:style>
    <style:style style:name="T6130" style:parent-style-name="quote.c" style:family="text">
      <style:text-properties fo:font-style="italic" style:font-style-asian="italic"/>
    </style:style>
    <style:style style:name="T6131" style:parent-style-name="quote.c" style:family="text">
      <style:text-properties fo:font-style="italic" style:font-style-asian="italic"/>
    </style:style>
    <style:style style:name="T6132" style:parent-style-name="quote.c" style:family="text">
      <style:text-properties fo:font-style="italic" style:font-style-asian="italic"/>
    </style:style>
    <style:style style:name="T6133" style:parent-style-name="quote.c" style:family="text">
      <style:text-properties fo:font-style="italic" style:font-style-asian="italic"/>
    </style:style>
    <style:style style:name="T6134" style:parent-style-name="Policepardéfaut" style:family="text">
      <style:text-properties fo:font-style="italic" style:font-style-asian="italic"/>
    </style:style>
    <style:style style:name="T6135" style:parent-style-name="Policepardéfaut" style:family="text">
      <style:text-properties style:font-name-complex="Times New Roman"/>
    </style:style>
    <style:style style:name="T6136" style:parent-style-name="Policepardéfaut" style:family="text">
      <style:text-properties style:font-name-complex="Times New Roman"/>
    </style:style>
    <style:style style:name="T6137" style:parent-style-name="Policepardéfaut" style:family="text">
      <style:text-properties style:font-name-complex="Times New Roman"/>
    </style:style>
    <style:style style:name="T6138" style:parent-style-name="Policepardéfaut" style:family="text">
      <style:text-properties style:font-name-complex="Times New Roman"/>
    </style:style>
    <style:style style:name="T6139" style:parent-style-name="Policepardéfaut" style:family="text">
      <style:text-properties fo:font-style="italic" style:font-style-asian="italic"/>
    </style:style>
    <style:style style:name="T6140" style:parent-style-name="Policepardéfaut" style:family="text">
      <style:text-properties fo:font-style="italic" style:font-style-asian="italic"/>
    </style:style>
    <style:style style:name="T6141" style:parent-style-name="Policepardéfaut" style:family="text">
      <style:text-properties fo:font-style="italic" style:font-style-asian="italic"/>
    </style:style>
    <style:style style:name="T6142" style:parent-style-name="Policepardéfaut" style:family="text">
      <style:text-properties fo:font-style="italic" style:font-style-asian="italic"/>
    </style:style>
    <style:style style:name="T6143" style:parent-style-name="Policepardéfaut" style:family="text">
      <style:text-properties fo:font-style="italic" style:font-style-asian="italic"/>
    </style:style>
    <style:style style:name="T6144" style:parent-style-name="Policepardéfaut" style:family="text">
      <style:text-properties fo:font-style="italic" style:font-style-asian="italic"/>
    </style:style>
    <style:style style:name="T6145" style:parent-style-name="Policepardéfaut" style:family="text">
      <style:text-properties fo:font-style="italic" style:font-style-asian="italic"/>
    </style:style>
    <style:style style:name="T6146" style:parent-style-name="Policepardéfaut" style:family="text">
      <style:text-properties fo:font-style="italic" style:font-style-asian="italic"/>
    </style:style>
    <style:style style:name="T6147" style:parent-style-name="Policepardéfaut" style:family="text">
      <style:text-properties fo:font-style="italic" style:font-style-asian="italic"/>
    </style:style>
    <style:style style:name="T6148" style:parent-style-name="Policepardéfaut" style:family="text">
      <style:text-properties fo:font-style="italic" style:font-style-asian="italic"/>
    </style:style>
    <style:style style:name="T6149" style:parent-style-name="Policepardéfaut" style:family="text">
      <style:text-properties fo:font-style="italic" style:font-style-asian="italic"/>
    </style:style>
    <style:style style:name="T6150" style:parent-style-name="Policepardéfaut" style:family="text">
      <style:text-properties fo:font-style="italic" style:font-style-asian="italic"/>
    </style:style>
    <style:style style:name="T6151" style:parent-style-name="Policepardéfaut" style:family="text">
      <style:text-properties fo:font-style="italic" style:font-style-asian="italic"/>
    </style:style>
    <style:style style:name="T6152" style:parent-style-name="Policepardéfaut" style:family="text">
      <style:text-properties fo:font-style="italic" style:font-style-asian="italic"/>
    </style:style>
    <style:style style:name="T6153" style:parent-style-name="Policepardéfaut" style:family="text">
      <style:text-properties fo:font-style="italic" style:font-style-asian="italic"/>
    </style:style>
    <style:style style:name="T6154" style:parent-style-name="Policepardéfaut" style:family="text">
      <style:text-properties fo:font-style="italic" style:font-style-asian="italic"/>
    </style:style>
    <style:style style:name="T6155" style:parent-style-name="Policepardéfaut" style:family="text">
      <style:text-properties fo:font-style="italic" style:font-style-asian="italic"/>
    </style:style>
    <style:style style:name="T6156" style:parent-style-name="Policepardéfaut" style:family="text">
      <style:text-properties fo:font-style="italic" style:font-style-asian="italic"/>
    </style:style>
    <style:style style:name="T6157" style:parent-style-name="Policepardéfaut" style:family="text">
      <style:text-properties fo:font-style="italic" style:font-style-asian="italic"/>
    </style:style>
    <style:style style:name="T6158" style:parent-style-name="Policepardéfaut" style:family="text">
      <style:text-properties fo:font-style="italic" style:font-style-asian="italic"/>
    </style:style>
    <style:style style:name="T6159" style:parent-style-name="Policepardéfaut" style:family="text">
      <style:text-properties fo:font-style="italic" style:font-style-asian="italic"/>
    </style:style>
    <style:style style:name="T6160" style:parent-style-name="Policepardéfaut" style:family="text">
      <style:text-properties fo:font-style="italic" style:font-style-asian="italic"/>
    </style:style>
    <style:style style:name="T6161" style:parent-style-name="Policepardéfaut" style:family="text">
      <style:text-properties fo:font-style="italic" style:font-style-asian="italic"/>
    </style:style>
    <style:style style:name="T6162" style:parent-style-name="Policepardéfaut" style:family="text">
      <style:text-properties fo:font-style="italic" style:font-style-asian="italic"/>
    </style:style>
    <style:style style:name="T6163" style:parent-style-name="Policepardéfaut" style:family="text">
      <style:text-properties fo:font-style="italic" style:font-style-asian="italic"/>
    </style:style>
    <style:style style:name="T6164" style:parent-style-name="Policepardéfaut" style:family="text">
      <style:text-properties fo:font-style="italic" style:font-style-asian="italic"/>
    </style:style>
    <style:style style:name="T6165" style:parent-style-name="Policepardéfaut" style:family="text">
      <style:text-properties fo:font-style="italic" style:font-style-asian="italic"/>
    </style:style>
    <style:style style:name="T6166" style:parent-style-name="Policepardéfaut" style:family="text">
      <style:text-properties fo:font-style="italic" style:font-style-asian="italic"/>
    </style:style>
    <style:style style:name="T6167" style:parent-style-name="Policepardéfaut" style:family="text">
      <style:text-properties fo:font-style="italic" style:font-style-asian="italic"/>
    </style:style>
    <style:style style:name="T6168" style:parent-style-name="Policepardéfaut" style:family="text">
      <style:text-properties fo:font-style="italic" style:font-style-asian="italic"/>
    </style:style>
    <style:style style:name="T6169" style:parent-style-name="Policepardéfaut" style:family="text">
      <style:text-properties fo:font-style="italic" style:font-style-asian="italic"/>
    </style:style>
    <style:style style:name="T6170" style:parent-style-name="Policepardéfaut" style:family="text">
      <style:text-properties fo:font-style="italic" style:font-style-asian="italic"/>
    </style:style>
    <style:style style:name="T6171" style:parent-style-name="Policepardéfaut" style:family="text">
      <style:text-properties fo:font-style="italic" style:font-style-asian="italic"/>
    </style:style>
    <style:style style:name="T6172" style:parent-style-name="Policepardéfaut" style:family="text">
      <style:text-properties fo:font-style="italic" style:font-style-asian="italic"/>
    </style:style>
    <style:style style:name="T6173" style:parent-style-name="Policepardéfaut" style:family="text">
      <style:text-properties fo:font-style="italic" style:font-style-asian="italic"/>
    </style:style>
    <style:style style:name="T6174" style:parent-style-name="Policepardéfaut" style:family="text">
      <style:text-properties fo:font-style="italic" style:font-style-asian="italic"/>
    </style:style>
    <style:style style:name="T6175" style:parent-style-name="Policepardéfaut" style:family="text">
      <style:text-properties fo:font-style="italic" style:font-style-asian="italic"/>
    </style:style>
    <style:style style:name="T6176" style:parent-style-name="Policepardéfaut" style:family="text">
      <style:text-properties fo:font-style="italic" style:font-style-asian="italic"/>
    </style:style>
    <style:style style:name="T6177" style:parent-style-name="Policepardéfaut" style:family="text">
      <style:text-properties fo:font-style="italic" style:font-style-asian="italic"/>
    </style:style>
    <style:style style:name="T6178" style:parent-style-name="Policepardéfaut" style:family="text">
      <style:text-properties fo:font-style="italic" style:font-style-asian="italic"/>
    </style:style>
    <style:style style:name="T6179" style:parent-style-name="Policepardéfaut" style:family="text">
      <style:text-properties fo:font-style="italic" style:font-style-asian="italic"/>
    </style:style>
    <style:style style:name="T6180" style:parent-style-name="Policepardéfaut" style:family="text">
      <style:text-properties fo:font-style="italic" style:font-style-asian="italic"/>
    </style:style>
    <style:style style:name="T6181" style:parent-style-name="Policepardéfaut" style:family="text">
      <style:text-properties fo:font-style="italic" style:font-style-asian="italic"/>
    </style:style>
    <style:style style:name="T6182" style:parent-style-name="Policepardéfaut" style:family="text">
      <style:text-properties fo:font-style="italic" style:font-style-asian="italic"/>
    </style:style>
    <style:style style:name="T6183" style:parent-style-name="Policepardéfaut" style:family="text">
      <style:text-properties fo:font-style="italic" style:font-style-asian="italic"/>
    </style:style>
    <style:style style:name="T6184" style:parent-style-name="Policepardéfaut" style:family="text">
      <style:text-properties fo:font-style="italic" style:font-style-asian="italic"/>
    </style:style>
    <style:style style:name="T6185" style:parent-style-name="Policepardéfaut" style:family="text">
      <style:text-properties fo:font-style="italic" style:font-style-asian="italic"/>
    </style:style>
    <style:style style:name="T6186" style:parent-style-name="Policepardéfaut" style:family="text">
      <style:text-properties fo:font-style="italic" style:font-style-asian="italic"/>
    </style:style>
    <style:style style:name="T6187" style:parent-style-name="Policepardéfaut" style:family="text">
      <style:text-properties fo:font-style="italic" style:font-style-asian="italic"/>
    </style:style>
    <style:style style:name="T6188" style:parent-style-name="Policepardéfaut" style:family="text">
      <style:text-properties fo:font-style="italic" style:font-style-asian="italic"/>
    </style:style>
    <style:style style:name="T6189" style:parent-style-name="Policepardéfaut" style:family="text">
      <style:text-properties fo:font-style="italic" style:font-style-asian="italic"/>
    </style:style>
    <style:style style:name="T6190" style:parent-style-name="Policepardéfaut" style:family="text">
      <style:text-properties fo:font-style="italic" style:font-style-asian="italic"/>
    </style:style>
    <style:style style:name="T6191" style:parent-style-name="Policepardéfaut" style:family="text">
      <style:text-properties fo:font-style="italic" style:font-style-asian="italic"/>
    </style:style>
    <style:style style:name="T6192" style:parent-style-name="Policepardéfaut" style:family="text">
      <style:text-properties fo:font-style="italic" style:font-style-asian="italic"/>
    </style:style>
    <style:style style:name="T6193" style:parent-style-name="Policepardéfaut" style:family="text">
      <style:text-properties fo:font-style="italic" style:font-style-asian="italic"/>
    </style:style>
    <style:style style:name="T6194" style:parent-style-name="Policepardéfaut" style:family="text">
      <style:text-properties fo:font-style="italic" style:font-style-asian="italic"/>
    </style:style>
    <style:style style:name="T6195" style:parent-style-name="Policepardéfaut" style:family="text">
      <style:text-properties fo:font-style="italic" style:font-style-asian="italic"/>
    </style:style>
    <style:style style:name="T6196" style:parent-style-name="Policepardéfaut" style:family="text">
      <style:text-properties fo:font-style="italic" style:font-style-asian="italic"/>
    </style:style>
    <style:style style:name="T6197" style:parent-style-name="Policepardéfaut" style:family="text">
      <style:text-properties fo:font-style="italic" style:font-style-asian="italic"/>
    </style:style>
    <style:style style:name="T6198" style:parent-style-name="Policepardéfaut" style:family="text">
      <style:text-properties fo:font-style="italic" style:font-style-asian="italic"/>
    </style:style>
    <style:style style:name="T6199" style:parent-style-name="pb" style:family="text">
      <style:text-properties style:text-position="0% 100%"/>
    </style:style>
    <style:style style:name="T6200" style:parent-style-name="Policepardéfaut" style:family="text">
      <style:text-properties fo:font-style="italic" style:font-style-asian="italic"/>
    </style:style>
    <style:style style:name="T6201" style:parent-style-name="Policepardéfaut" style:family="text">
      <style:text-properties fo:font-style="italic" style:font-style-asian="italic"/>
    </style:style>
    <style:style style:name="T6202" style:parent-style-name="Policepardéfaut" style:family="text">
      <style:text-properties fo:font-style="italic" style:font-style-asian="italic"/>
    </style:style>
    <style:style style:name="T6203" style:parent-style-name="Policepardéfaut" style:family="text">
      <style:text-properties fo:font-style="italic" style:font-style-asian="italic"/>
    </style:style>
    <style:style style:name="T6204" style:parent-style-name="Policepardéfaut" style:family="text">
      <style:text-properties fo:font-style="italic" style:font-style-asian="italic"/>
    </style:style>
    <style:style style:name="T6205" style:parent-style-name="Policepardéfaut" style:family="text">
      <style:text-properties fo:font-style="italic" style:font-style-asian="italic"/>
    </style:style>
    <style:style style:name="T6206" style:parent-style-name="Policepardéfaut" style:family="text">
      <style:text-properties fo:font-style="italic" style:font-style-asian="italic"/>
    </style:style>
    <style:style style:name="T6207" style:parent-style-name="Policepardéfaut" style:family="text">
      <style:text-properties fo:font-style="italic" style:font-style-asian="italic"/>
    </style:style>
    <style:style style:name="T6208" style:parent-style-name="Policepardéfaut" style:family="text">
      <style:text-properties fo:font-style="italic" style:font-style-asian="italic"/>
    </style:style>
    <style:style style:name="T6209" style:parent-style-name="Policepardéfaut" style:family="text">
      <style:text-properties fo:font-style="italic" style:font-style-asian="italic"/>
    </style:style>
    <style:style style:name="T6210" style:parent-style-name="Policepardéfaut" style:family="text">
      <style:text-properties fo:font-style="italic" style:font-style-asian="italic"/>
    </style:style>
    <style:style style:name="T6211" style:parent-style-name="Policepardéfaut" style:family="text">
      <style:text-properties fo:font-style="italic" style:font-style-asian="italic"/>
    </style:style>
    <style:style style:name="T6212" style:parent-style-name="Policepardéfaut" style:family="text">
      <style:text-properties fo:font-style="italic" style:font-style-asian="italic"/>
    </style:style>
    <style:style style:name="T6213" style:parent-style-name="Policepardéfaut" style:family="text">
      <style:text-properties fo:font-style="italic" style:font-style-asian="italic"/>
    </style:style>
    <style:style style:name="T6214" style:parent-style-name="Policepardéfaut" style:family="text">
      <style:text-properties fo:font-style="italic" style:font-style-asian="italic"/>
    </style:style>
    <style:style style:name="T6215" style:parent-style-name="Policepardéfaut" style:family="text">
      <style:text-properties fo:font-style="italic" style:font-style-asian="italic"/>
    </style:style>
    <style:style style:name="T6216" style:parent-style-name="Policepardéfaut" style:family="text">
      <style:text-properties fo:font-style="italic" style:font-style-asian="italic"/>
    </style:style>
    <style:style style:name="T6217" style:parent-style-name="Policepardéfaut" style:family="text">
      <style:text-properties fo:font-style="italic" style:font-style-asian="italic"/>
    </style:style>
    <style:style style:name="T6218" style:parent-style-name="Policepardéfaut" style:family="text">
      <style:text-properties fo:font-style="italic" style:font-style-asian="italic"/>
    </style:style>
    <style:style style:name="T6219" style:parent-style-name="Policepardéfaut" style:family="text">
      <style:text-properties fo:font-style="italic" style:font-style-asian="italic"/>
    </style:style>
    <style:style style:name="T6220" style:parent-style-name="Policepardéfaut" style:family="text">
      <style:text-properties fo:font-style="italic" style:font-style-asian="italic"/>
    </style:style>
    <style:style style:name="T6221" style:parent-style-name="Policepardéfaut" style:family="text">
      <style:text-properties fo:font-style="italic" style:font-style-asian="italic"/>
    </style:style>
    <style:style style:name="T6222" style:parent-style-name="Policepardéfaut" style:family="text">
      <style:text-properties fo:font-style="italic" style:font-style-asian="italic"/>
    </style:style>
    <style:style style:name="T6223" style:parent-style-name="Policepardéfaut" style:family="text">
      <style:text-properties fo:font-style="italic" style:font-style-asian="italic"/>
    </style:style>
    <style:style style:name="T6224" style:parent-style-name="Policepardéfaut" style:family="text">
      <style:text-properties fo:font-style="italic" style:font-style-asian="italic"/>
    </style:style>
    <style:style style:name="T6225" style:parent-style-name="Policepardéfaut" style:family="text">
      <style:text-properties fo:font-style="italic" style:font-style-asian="italic"/>
    </style:style>
    <style:style style:name="T6226" style:parent-style-name="Policepardéfaut" style:family="text">
      <style:text-properties fo:font-style="italic" style:font-style-asian="italic"/>
    </style:style>
    <style:style style:name="T6227" style:parent-style-name="Policepardéfaut" style:family="text">
      <style:text-properties fo:font-style="italic" style:font-style-asian="italic"/>
    </style:style>
    <style:style style:name="T6228" style:parent-style-name="Policepardéfaut" style:family="text">
      <style:text-properties fo:font-style="italic" style:font-style-asian="italic"/>
    </style:style>
    <style:style style:name="T6229" style:parent-style-name="Policepardéfaut" style:family="text">
      <style:text-properties fo:font-style="italic" style:font-style-asian="italic"/>
    </style:style>
    <style:style style:name="T6230" style:parent-style-name="Policepardéfaut" style:family="text">
      <style:text-properties fo:font-style="italic" style:font-style-asian="italic"/>
    </style:style>
    <style:style style:name="T6231" style:parent-style-name="Policepardéfaut" style:family="text">
      <style:text-properties fo:font-style="italic" style:font-style-asian="italic"/>
    </style:style>
    <style:style style:name="T6232" style:parent-style-name="Policepardéfaut" style:family="text">
      <style:text-properties fo:font-style="italic" style:font-style-asian="italic"/>
    </style:style>
    <style:style style:name="T6233" style:parent-style-name="Policepardéfaut" style:family="text">
      <style:text-properties fo:font-style="italic" style:font-style-asian="italic"/>
    </style:style>
    <style:style style:name="T6234" style:parent-style-name="Policepardéfaut" style:family="text">
      <style:text-properties fo:font-style="italic" style:font-style-asian="italic"/>
    </style:style>
    <style:style style:name="T6235" style:parent-style-name="Policepardéfaut" style:family="text">
      <style:text-properties fo:font-style="italic" style:font-style-asian="italic"/>
    </style:style>
    <style:style style:name="T6236" style:parent-style-name="Policepardéfaut" style:family="text">
      <style:text-properties fo:font-style="italic" style:font-style-asian="italic"/>
    </style:style>
    <style:style style:name="T6237" style:parent-style-name="Policepardéfaut" style:family="text">
      <style:text-properties fo:font-style="italic" style:font-style-asian="italic"/>
    </style:style>
    <style:style style:name="T6238" style:parent-style-name="Policepardéfaut" style:family="text">
      <style:text-properties fo:font-style="italic" style:font-style-asian="italic"/>
    </style:style>
    <style:style style:name="T6239" style:parent-style-name="Policepardéfaut" style:family="text">
      <style:text-properties fo:font-style="italic" style:font-style-asian="italic"/>
    </style:style>
    <style:style style:name="T6240" style:parent-style-name="Policepardéfaut" style:family="text">
      <style:text-properties fo:font-style="italic" style:font-style-asian="italic"/>
    </style:style>
    <style:style style:name="T6241" style:parent-style-name="Policepardéfaut" style:family="text">
      <style:text-properties fo:font-style="italic" style:font-style-asian="italic"/>
    </style:style>
    <style:style style:name="T6242" style:parent-style-name="Policepardéfaut" style:family="text">
      <style:text-properties fo:font-style="italic" style:font-style-asian="italic"/>
    </style:style>
    <style:style style:name="T6243" style:parent-style-name="Policepardéfaut" style:family="text">
      <style:text-properties fo:font-style="italic" style:font-style-asian="italic"/>
    </style:style>
    <style:style style:name="T6244" style:parent-style-name="Policepardéfaut" style:family="text">
      <style:text-properties fo:font-style="italic" style:font-style-asian="italic"/>
    </style:style>
    <style:style style:name="T6245" style:parent-style-name="Policepardéfaut" style:family="text">
      <style:text-properties fo:font-style="italic" style:font-style-asian="italic"/>
    </style:style>
    <style:style style:name="T6246" style:parent-style-name="Policepardéfaut" style:family="text">
      <style:text-properties fo:font-style="italic" style:font-style-asian="italic"/>
    </style:style>
    <style:style style:name="T6247" style:parent-style-name="Policepardéfaut" style:family="text">
      <style:text-properties fo:font-style="italic" style:font-style-asian="italic"/>
    </style:style>
    <style:style style:name="T6248" style:parent-style-name="Policepardéfaut" style:family="text">
      <style:text-properties fo:font-style="italic" style:font-style-asian="italic"/>
    </style:style>
    <style:style style:name="T6249" style:parent-style-name="Policepardéfaut" style:family="text">
      <style:text-properties fo:font-style="italic" style:font-style-asian="italic"/>
    </style:style>
    <style:style style:name="T6250" style:parent-style-name="Policepardéfaut" style:family="text">
      <style:text-properties fo:font-style="italic" style:font-style-asian="italic"/>
    </style:style>
    <style:style style:name="T6251" style:parent-style-name="Policepardéfaut" style:family="text">
      <style:text-properties fo:font-style="italic" style:font-style-asian="italic"/>
    </style:style>
    <style:style style:name="T6252" style:parent-style-name="Policepardéfaut" style:family="text">
      <style:text-properties fo:font-style="italic" style:font-style-asian="italic"/>
    </style:style>
    <style:style style:name="T6253" style:parent-style-name="Policepardéfaut" style:family="text">
      <style:text-properties fo:font-style="italic" style:font-style-asian="italic"/>
    </style:style>
    <style:style style:name="T6254" style:parent-style-name="Policepardéfaut" style:family="text">
      <style:text-properties fo:font-style="italic" style:font-style-asian="italic"/>
    </style:style>
    <style:style style:name="T6255" style:parent-style-name="Policepardéfaut" style:family="text">
      <style:text-properties fo:font-style="italic" style:font-style-asian="italic"/>
    </style:style>
    <style:style style:name="T6256" style:parent-style-name="Policepardéfaut" style:family="text">
      <style:text-properties fo:font-style="italic" style:font-style-asian="italic"/>
    </style:style>
    <style:style style:name="T6257" style:parent-style-name="Policepardéfaut" style:family="text">
      <style:text-properties fo:font-style="italic" style:font-style-asian="italic"/>
    </style:style>
    <style:style style:name="T6258" style:parent-style-name="Policepardéfaut" style:family="text">
      <style:text-properties fo:font-style="italic" style:font-style-asian="italic"/>
    </style:style>
    <style:style style:name="T6259" style:parent-style-name="Policepardéfaut" style:family="text">
      <style:text-properties fo:font-style="italic" style:font-style-asian="italic"/>
    </style:style>
    <style:style style:name="T6260" style:parent-style-name="Policepardéfaut" style:family="text">
      <style:text-properties fo:font-style="italic" style:font-style-asian="italic"/>
    </style:style>
    <style:style style:name="T6261" style:parent-style-name="Policepardéfaut" style:family="text">
      <style:text-properties fo:font-style="italic" style:font-style-asian="italic"/>
    </style:style>
    <style:style style:name="T6262" style:parent-style-name="Policepardéfaut" style:family="text">
      <style:text-properties fo:font-style="italic" style:font-style-asian="italic"/>
    </style:style>
    <style:style style:name="P6263" style:parent-style-name="Corpsdetexte" style:family="paragraph">
      <style:paragraph-properties fo:text-indent="0.1666in"/>
    </style:style>
    <style:style style:name="T6264" style:parent-style-name="Policepardéfaut" style:family="text">
      <style:text-properties style:font-name-complex="Times New Roman"/>
    </style:style>
    <style:style style:name="T6265" style:parent-style-name="Policepardéfaut" style:family="text">
      <style:text-properties style:font-name-complex="Times New Roman"/>
    </style:style>
    <style:style style:name="T6266" style:parent-style-name="Policepardéfaut" style:family="text">
      <style:text-properties style:font-name-complex="Times New Roman"/>
    </style:style>
    <style:style style:name="T6267" style:parent-style-name="Policepardéfaut" style:family="text">
      <style:text-properties style:font-name-complex="Times New Roman"/>
    </style:style>
    <style:style style:name="T6268" style:parent-style-name="Policepardéfaut" style:family="text">
      <style:text-properties style:font-name-complex="Times New Roman"/>
    </style:style>
    <style:style style:name="T6269" style:parent-style-name="Policepardéfaut" style:family="text">
      <style:text-properties style:font-name-complex="Times New Roman"/>
    </style:style>
    <style:style style:name="T6270" style:parent-style-name="Policepardéfaut" style:family="text">
      <style:text-properties style:font-name-complex="Times New Roman"/>
    </style:style>
    <style:style style:name="T6271" style:parent-style-name="Policepardéfaut" style:family="text">
      <style:text-properties style:font-name-complex="Times New Roman"/>
    </style:style>
    <style:style style:name="T6272" style:parent-style-name="Policepardéfaut" style:family="text">
      <style:text-properties style:font-name-complex="Times New Roman"/>
    </style:style>
    <style:style style:name="T6273" style:parent-style-name="Policepardéfaut" style:family="text">
      <style:text-properties style:font-name-complex="Times New Roman"/>
    </style:style>
    <style:style style:name="T6274" style:parent-style-name="Policepardéfaut" style:family="text">
      <style:text-properties style:font-name-complex="Times New Roman"/>
    </style:style>
    <style:style style:name="T6275" style:parent-style-name="Policepardéfaut" style:family="text">
      <style:text-properties style:font-name-complex="Times New Roman"/>
    </style:style>
    <style:style style:name="T6276" style:parent-style-name="Policepardéfaut" style:family="text">
      <style:text-properties style:font-name-complex="Times New Roman"/>
    </style:style>
    <style:style style:name="T6277" style:parent-style-name="Policepardéfaut" style:family="text">
      <style:text-properties style:font-name-complex="Times New Roman"/>
    </style:style>
    <style:style style:name="T6278" style:parent-style-name="Policepardéfaut" style:family="text">
      <style:text-properties style:font-name-complex="Times New Roman"/>
    </style:style>
    <style:style style:name="T6279" style:parent-style-name="Policepardéfaut" style:family="text">
      <style:text-properties style:font-name-complex="Times New Roman"/>
    </style:style>
    <style:style style:name="T6280" style:parent-style-name="Policepardéfaut" style:family="text">
      <style:text-properties style:font-name-complex="Times New Roman"/>
    </style:style>
    <style:style style:name="T6281" style:parent-style-name="Policepardéfaut" style:family="text">
      <style:text-properties style:font-name-complex="Times New Roman"/>
    </style:style>
    <style:style style:name="T6282" style:parent-style-name="Policepardéfaut" style:family="text">
      <style:text-properties style:font-name-complex="Times New Roman"/>
    </style:style>
    <style:style style:name="T6283" style:parent-style-name="Policepardéfaut" style:family="text">
      <style:text-properties style:font-name-complex="Times New Roman"/>
    </style:style>
    <style:style style:name="T6284" style:parent-style-name="Policepardéfaut" style:family="text">
      <style:text-properties style:font-name-complex="Times New Roman"/>
    </style:style>
    <style:style style:name="T6285" style:parent-style-name="Policepardéfaut" style:family="text">
      <style:text-properties style:font-name-complex="Times New Roman"/>
    </style:style>
    <style:style style:name="T6286" style:parent-style-name="Policepardéfaut" style:family="text">
      <style:text-properties style:font-name-complex="Times New Roman"/>
    </style:style>
    <style:style style:name="T6287" style:parent-style-name="Policepardéfaut" style:family="text">
      <style:text-properties style:font-name-complex="Times New Roman"/>
    </style:style>
    <style:style style:name="T6288" style:parent-style-name="Policepardéfaut" style:family="text">
      <style:text-properties style:font-name-complex="Times New Roman" fo:font-style="italic" style:font-style-asian="italic"/>
    </style:style>
    <style:style style:name="T6289" style:parent-style-name="Policepardéfaut" style:family="text">
      <style:text-properties style:font-name-complex="Times New Roman"/>
    </style:style>
    <style:style style:name="T6290" style:parent-style-name="Policepardéfaut" style:family="text">
      <style:text-properties style:font-name-complex="Times New Roman"/>
    </style:style>
    <style:style style:name="T6291" style:parent-style-name="Policepardéfaut" style:family="text">
      <style:text-properties style:font-name-complex="Times New Roman"/>
    </style:style>
    <style:style style:name="T6292" style:parent-style-name="Policepardéfaut" style:family="text">
      <style:text-properties style:font-name-complex="Times New Roman"/>
    </style:style>
    <style:style style:name="T6293" style:parent-style-name="Policepardéfaut" style:family="text">
      <style:text-properties style:font-name-complex="Times New Roman"/>
    </style:style>
    <style:style style:name="T6294" style:parent-style-name="Policepardéfaut" style:family="text">
      <style:text-properties style:font-name-complex="Times New Roman"/>
    </style:style>
    <style:style style:name="T6295" style:parent-style-name="Policepardéfaut" style:family="text">
      <style:text-properties style:font-name-complex="Times New Roman"/>
    </style:style>
    <style:style style:name="T6296" style:parent-style-name="Policepardéfaut" style:family="text">
      <style:text-properties style:font-name-complex="Times New Roman"/>
    </style:style>
    <style:style style:name="T6297" style:parent-style-name="Policepardéfaut" style:family="text">
      <style:text-properties style:font-name-complex="Times New Roman"/>
    </style:style>
    <style:style style:name="T6298" style:parent-style-name="Policepardéfaut" style:family="text">
      <style:text-properties style:font-name-complex="Times New Roman"/>
    </style:style>
    <style:style style:name="T6299" style:parent-style-name="Policepardéfaut" style:family="text">
      <style:text-properties style:font-name-complex="Times New Roman"/>
    </style:style>
    <style:style style:name="T6300" style:parent-style-name="Policepardéfaut" style:family="text">
      <style:text-properties style:font-name-complex="Times New Roman"/>
    </style:style>
    <style:style style:name="T6301" style:parent-style-name="Policepardéfaut" style:family="text">
      <style:text-properties style:font-name-complex="Times New Roman"/>
    </style:style>
    <style:style style:name="T6302" style:parent-style-name="Policepardéfaut" style:family="text">
      <style:text-properties style:font-name-complex="Times New Roman"/>
    </style:style>
    <style:style style:name="T6303" style:parent-style-name="Policepardéfaut" style:family="text">
      <style:text-properties style:font-name-complex="Times New Roman"/>
    </style:style>
    <style:style style:name="T6304" style:parent-style-name="Policepardéfaut" style:family="text">
      <style:text-properties style:font-name-complex="Times New Roman"/>
    </style:style>
    <style:style style:name="T6305" style:parent-style-name="Policepardéfaut" style:family="text">
      <style:text-properties style:font-name-complex="Times New Roman" fo:font-style="italic" style:font-style-asian="italic"/>
    </style:style>
    <style:style style:name="T6306" style:parent-style-name="Policepardéfaut" style:family="text">
      <style:text-properties style:font-name-complex="Times New Roman"/>
    </style:style>
    <style:style style:name="T6307" style:parent-style-name="Policepardéfaut" style:family="text">
      <style:text-properties style:font-name-complex="Times New Roman"/>
    </style:style>
    <style:style style:name="T6308" style:parent-style-name="Policepardéfaut" style:family="text">
      <style:text-properties style:font-name-complex="Times New Roman"/>
    </style:style>
    <style:style style:name="T6309" style:parent-style-name="Policepardéfaut" style:family="text">
      <style:text-properties style:font-name-complex="Times New Roman"/>
    </style:style>
    <style:style style:name="T6310" style:parent-style-name="Policepardéfaut" style:family="text">
      <style:text-properties style:font-name-complex="Times New Roman"/>
    </style:style>
    <style:style style:name="T6311" style:parent-style-name="Policepardéfaut" style:family="text">
      <style:text-properties style:font-name-complex="Times New Roman"/>
    </style:style>
    <style:style style:name="T6312" style:parent-style-name="Policepardéfaut" style:family="text">
      <style:text-properties style:font-name-complex="Times New Roman"/>
    </style:style>
    <style:style style:name="T6313" style:parent-style-name="Policepardéfaut" style:family="text">
      <style:text-properties style:font-name-complex="Times New Roman"/>
    </style:style>
    <style:style style:name="T6314" style:parent-style-name="Policepardéfaut" style:family="text">
      <style:text-properties style:font-name-complex="Times New Roman"/>
    </style:style>
    <style:style style:name="T6315" style:parent-style-name="Policepardéfaut" style:family="text">
      <style:text-properties style:font-name-complex="Times New Roman"/>
    </style:style>
    <style:style style:name="T6316" style:parent-style-name="Policepardéfaut" style:family="text">
      <style:text-properties style:font-name-complex="Times New Roman"/>
    </style:style>
    <style:style style:name="T6317" style:parent-style-name="Policepardéfaut" style:family="text">
      <style:text-properties style:font-name-complex="Times New Roman"/>
    </style:style>
    <style:style style:name="T6318" style:parent-style-name="Policepardéfaut" style:family="text">
      <style:text-properties style:font-name-complex="Times New Roman"/>
    </style:style>
    <style:style style:name="T6319" style:parent-style-name="Policepardéfaut" style:family="text">
      <style:text-properties style:font-name-complex="Times New Roman"/>
    </style:style>
    <style:style style:name="T6320" style:parent-style-name="Policepardéfaut" style:family="text">
      <style:text-properties style:font-name-complex="Times New Roman"/>
    </style:style>
    <style:style style:name="T6321" style:parent-style-name="Policepardéfaut" style:family="text">
      <style:text-properties style:font-name-complex="Times New Roman"/>
    </style:style>
    <style:style style:name="T6322" style:parent-style-name="Policepardéfaut" style:family="text">
      <style:text-properties style:font-name-complex="Times New Roman"/>
    </style:style>
    <style:style style:name="T6323" style:parent-style-name="Policepardéfaut" style:family="text">
      <style:text-properties style:font-name-complex="Times New Roman"/>
    </style:style>
    <style:style style:name="T6324" style:parent-style-name="Policepardéfaut" style:family="text">
      <style:text-properties style:font-name-complex="Times New Roman"/>
    </style:style>
    <style:style style:name="T6325" style:parent-style-name="Policepardéfaut" style:family="text">
      <style:text-properties style:font-name-complex="Times New Roman"/>
    </style:style>
    <style:style style:name="T6326" style:parent-style-name="Policepardéfaut" style:family="text">
      <style:text-properties style:font-name-complex="Times New Roman"/>
    </style:style>
    <style:style style:name="T6327" style:parent-style-name="Policepardéfaut" style:family="text">
      <style:text-properties style:font-name-complex="Times New Roman"/>
    </style:style>
    <style:style style:name="T6328" style:parent-style-name="Policepardéfaut" style:family="text">
      <style:text-properties style:font-name-complex="Times New Roman" fo:font-style="italic" style:font-style-asian="italic"/>
    </style:style>
    <style:style style:name="T6329" style:parent-style-name="Policepardéfaut" style:family="text">
      <style:text-properties style:font-name-complex="Times New Roman" fo:font-style="italic" style:font-style-asian="italic"/>
    </style:style>
    <style:style style:name="T6330" style:parent-style-name="Policepardéfaut" style:family="text">
      <style:text-properties style:font-name-complex="Times New Roman" fo:font-style="italic" style:font-style-asian="italic"/>
    </style:style>
    <style:style style:name="T6331" style:parent-style-name="Policepardéfaut" style:family="text">
      <style:text-properties style:font-name-complex="Times New Roman" fo:font-style="italic" style:font-style-asian="italic"/>
    </style:style>
    <style:style style:name="T6332" style:parent-style-name="Policepardéfaut" style:family="text">
      <style:text-properties style:font-name-complex="Times New Roman"/>
    </style:style>
    <style:style style:name="T6333" style:parent-style-name="Policepardéfaut" style:family="text">
      <style:text-properties style:font-name-complex="Times New Roman"/>
    </style:style>
    <style:style style:name="T6334" style:parent-style-name="Policepardéfaut" style:family="text">
      <style:text-properties style:font-name-complex="Times New Roman"/>
    </style:style>
    <style:style style:name="T6335" style:parent-style-name="Policepardéfaut" style:family="text">
      <style:text-properties style:font-name-complex="Times New Roman"/>
    </style:style>
    <style:style style:name="T6336" style:parent-style-name="Policepardéfaut" style:family="text">
      <style:text-properties style:font-name-complex="Times New Roman"/>
    </style:style>
    <style:style style:name="T6337" style:parent-style-name="Policepardéfaut" style:family="text">
      <style:text-properties style:font-name-complex="Times New Roman"/>
    </style:style>
    <style:style style:name="T6338" style:parent-style-name="Policepardéfaut" style:family="text">
      <style:text-properties style:font-name-complex="Times New Roman"/>
    </style:style>
    <style:style style:name="T6339" style:parent-style-name="Policepardéfaut" style:family="text">
      <style:text-properties style:font-name-complex="Times New Roman"/>
    </style:style>
    <style:style style:name="T6340" style:parent-style-name="Policepardéfaut" style:family="text">
      <style:text-properties style:font-name-complex="Times New Roman"/>
    </style:style>
    <style:style style:name="T6341" style:parent-style-name="Policepardéfaut" style:family="text">
      <style:text-properties style:font-name-complex="Times New Roman"/>
    </style:style>
    <style:style style:name="T6342" style:parent-style-name="Policepardéfaut" style:family="text">
      <style:text-properties style:font-name-complex="Times New Roman"/>
    </style:style>
    <style:style style:name="T6343" style:parent-style-name="Policepardéfaut" style:family="text">
      <style:text-properties style:font-name-complex="Times New Roman"/>
    </style:style>
    <style:style style:name="T6344" style:parent-style-name="Policepardéfaut" style:family="text">
      <style:text-properties style:font-name-complex="Times New Roman"/>
    </style:style>
    <style:style style:name="T6345" style:parent-style-name="Policepardéfaut" style:family="text">
      <style:text-properties style:font-name-complex="Times New Roman"/>
    </style:style>
    <style:style style:name="T6346" style:parent-style-name="Policepardéfaut" style:family="text">
      <style:text-properties style:font-name-complex="Times New Roman"/>
    </style:style>
    <style:style style:name="T6347" style:parent-style-name="Policepardéfaut" style:family="text">
      <style:text-properties style:font-name-complex="Times New Roman"/>
    </style:style>
    <style:style style:name="T6348" style:parent-style-name="Policepardéfaut" style:family="text">
      <style:text-properties style:font-name-complex="Times New Roman"/>
    </style:style>
    <style:style style:name="T6349" style:parent-style-name="Policepardéfaut" style:family="text">
      <style:text-properties style:font-name-complex="Times New Roman"/>
    </style:style>
    <style:style style:name="T6350" style:parent-style-name="Policepardéfaut" style:family="text">
      <style:text-properties style:font-name-complex="Times New Roman"/>
    </style:style>
    <style:style style:name="T6351" style:parent-style-name="Policepardéfaut" style:family="text">
      <style:text-properties style:font-name-complex="Times New Roman"/>
    </style:style>
    <style:style style:name="T6352" style:parent-style-name="Policepardéfaut" style:family="text">
      <style:text-properties style:font-name-complex="Times New Roman"/>
    </style:style>
    <style:style style:name="T6353" style:parent-style-name="Policepardéfaut" style:family="text">
      <style:text-properties style:font-name-complex="Times New Roman"/>
    </style:style>
    <style:style style:name="T6354" style:parent-style-name="Policepardéfaut" style:family="text">
      <style:text-properties style:font-name-complex="Times New Roman"/>
    </style:style>
    <style:style style:name="T6355" style:parent-style-name="Policepardéfaut" style:family="text">
      <style:text-properties style:font-name-complex="Times New Roman"/>
    </style:style>
    <style:style style:name="T6356" style:parent-style-name="Policepardéfaut" style:family="text">
      <style:text-properties style:font-name-complex="Times New Roman"/>
    </style:style>
    <style:style style:name="T6357" style:parent-style-name="Policepardéfaut" style:family="text">
      <style:text-properties style:font-name-complex="Times New Roman"/>
    </style:style>
    <style:style style:name="T6358" style:parent-style-name="Policepardéfaut" style:family="text">
      <style:text-properties style:font-name-complex="Times New Roman"/>
    </style:style>
    <style:style style:name="T6359" style:parent-style-name="Policepardéfaut" style:family="text">
      <style:text-properties style:font-name-complex="Times New Roman"/>
    </style:style>
    <style:style style:name="T6360" style:parent-style-name="Policepardéfaut" style:family="text">
      <style:text-properties style:font-name-complex="Times New Roman"/>
    </style:style>
    <style:style style:name="T6361" style:parent-style-name="Policepardéfaut" style:family="text">
      <style:text-properties style:font-name-complex="Times New Roman"/>
    </style:style>
    <style:style style:name="T6362" style:parent-style-name="Policepardéfaut" style:family="text">
      <style:text-properties style:font-name-complex="Times New Roman"/>
    </style:style>
    <style:style style:name="T6363" style:parent-style-name="Policepardéfaut" style:family="text">
      <style:text-properties style:font-name-complex="Times New Roman"/>
    </style:style>
    <style:style style:name="T6364" style:parent-style-name="quote.c" style:family="text">
      <style:text-properties fo:font-style="italic" style:font-style-asian="italic"/>
    </style:style>
    <style:style style:name="T6365" style:parent-style-name="Policepardéfaut" style:family="text">
      <style:text-properties style:font-name-complex="Times New Roman" fo:font-style="italic" style:font-style-asian="italic"/>
    </style:style>
    <style:style style:name="T6366" style:parent-style-name="Policepardéfaut" style:family="text">
      <style:text-properties style:font-name-complex="Times New Roman"/>
    </style:style>
    <style:style style:name="T6367" style:parent-style-name="pb" style:family="text">
      <style:text-properties style:text-position="0% 100%"/>
    </style:style>
    <style:style style:name="T6368" style:parent-style-name="Policepardéfaut" style:family="text">
      <style:text-properties style:font-name-complex="Times New Roman"/>
    </style:style>
    <style:style style:name="T6369" style:parent-style-name="Policepardéfaut" style:family="text">
      <style:text-properties style:font-name-complex="Times New Roman"/>
    </style:style>
    <style:style style:name="T6370" style:parent-style-name="Policepardéfaut" style:family="text">
      <style:text-properties style:font-name-complex="Times New Roman"/>
    </style:style>
    <style:style style:name="T6371" style:parent-style-name="Policepardéfaut" style:family="text">
      <style:text-properties style:font-name-complex="Times New Roman"/>
    </style:style>
    <style:style style:name="T6372" style:parent-style-name="Policepardéfaut" style:family="text">
      <style:text-properties style:font-name-complex="Times New Roman"/>
    </style:style>
    <style:style style:name="T6373" style:parent-style-name="Policepardéfaut" style:family="text">
      <style:text-properties style:font-name-complex="Times New Roman"/>
    </style:style>
    <style:style style:name="T6374" style:parent-style-name="Policepardéfaut" style:family="text">
      <style:text-properties style:font-name-complex="Times New Roman"/>
    </style:style>
    <style:style style:name="T6375" style:parent-style-name="Policepardéfaut" style:family="text">
      <style:text-properties style:font-name-complex="Times New Roman"/>
    </style:style>
    <style:style style:name="T6376" style:parent-style-name="Policepardéfaut" style:family="text">
      <style:text-properties style:font-name-complex="Times New Roman"/>
    </style:style>
    <style:style style:name="T6377" style:parent-style-name="Policepardéfaut" style:family="text">
      <style:text-properties style:font-name-complex="Times New Roman"/>
    </style:style>
    <style:style style:name="T6378" style:parent-style-name="Policepardéfaut" style:family="text">
      <style:text-properties fo:font-style="italic" style:font-style-asian="italic"/>
    </style:style>
    <style:style style:name="T6379" style:parent-style-name="Policepardéfaut" style:family="text">
      <style:text-properties style:font-name-complex="Times New Roman"/>
    </style:style>
    <style:style style:name="T6380" style:parent-style-name="Policepardéfaut" style:family="text">
      <style:text-properties fo:font-style="italic" style:font-style-asian="italic"/>
    </style:style>
    <style:style style:name="T6381" style:parent-style-name="Policepardéfaut" style:family="text">
      <style:text-properties fo:font-style="italic" style:font-style-asian="italic"/>
    </style:style>
    <style:style style:name="T6382" style:parent-style-name="Policepardéfaut" style:family="text">
      <style:text-properties fo:font-style="italic" style:font-style-asian="italic"/>
    </style:style>
    <style:style style:name="T6383" style:parent-style-name="Policepardéfaut" style:family="text">
      <style:text-properties fo:font-style="italic" style:font-style-asian="italic"/>
    </style:style>
    <style:style style:name="T6384" style:parent-style-name="Policepardéfaut" style:family="text">
      <style:text-properties style:font-name-complex="Times New Roman"/>
    </style:style>
    <style:style style:name="T6385" style:parent-style-name="quote.c" style:family="text">
      <style:text-properties fo:font-style="italic" style:font-style-asian="italic"/>
    </style:style>
    <style:style style:name="T6386" style:parent-style-name="quote.c" style:family="text">
      <style:text-properties fo:font-style="italic" style:font-style-asian="italic"/>
    </style:style>
    <style:style style:name="T6387" style:parent-style-name="Policepardéfaut" style:family="text">
      <style:text-properties style:font-name-complex="Times New Roman"/>
    </style:style>
    <style:style style:name="T6388" style:parent-style-name="Policepardéfaut" style:family="text">
      <style:text-properties style:font-name-complex="Times New Roman"/>
    </style:style>
    <style:style style:name="T6389" style:parent-style-name="Policepardéfaut" style:family="text">
      <style:text-properties style:font-name-complex="Times New Roman" fo:font-style="italic" style:font-style-asian="italic"/>
    </style:style>
    <style:style style:name="T6390" style:parent-style-name="Policepardéfaut" style:family="text">
      <style:text-properties style:font-name-complex="Times New Roman"/>
    </style:style>
    <style:style style:name="T6391" style:parent-style-name="Policepardéfaut" style:family="text">
      <style:text-properties style:font-name-complex="Times New Roman"/>
    </style:style>
    <style:style style:name="T6392" style:parent-style-name="Policepardéfaut" style:family="text">
      <style:text-properties style:font-name-complex="Times New Roman"/>
    </style:style>
    <style:style style:name="T6393" style:parent-style-name="Policepardéfaut" style:family="text">
      <style:text-properties style:font-name-complex="Times New Roman"/>
    </style:style>
    <style:style style:name="T6394" style:parent-style-name="Policepardéfaut" style:family="text">
      <style:text-properties style:font-name-complex="Times New Roman"/>
    </style:style>
    <style:style style:name="T6395" style:parent-style-name="Policepardéfaut" style:family="text">
      <style:text-properties style:font-name-complex="Times New Roman"/>
    </style:style>
    <style:style style:name="T6396" style:parent-style-name="Policepardéfaut" style:family="text">
      <style:text-properties fo:font-style="italic" style:font-style-asian="italic"/>
    </style:style>
    <style:style style:name="T6397" style:parent-style-name="pb" style:family="text">
      <style:text-properties style:text-position="0% 100%"/>
    </style:style>
    <style:style style:name="T6398" style:parent-style-name="Policepardéfaut" style:family="text">
      <style:text-properties style:font-name-complex="Times New Roman"/>
    </style:style>
    <style:style style:name="T6399" style:parent-style-name="Policepardéfaut" style:family="text">
      <style:text-properties style:font-name-complex="Times New Roman"/>
    </style:style>
    <style:style style:name="T6400" style:parent-style-name="Policepardéfaut" style:family="text">
      <style:text-properties style:font-name-complex="Times New Roman"/>
    </style:style>
    <style:style style:name="T6401" style:parent-style-name="Policepardéfaut" style:family="text">
      <style:text-properties style:font-name-complex="Times New Roman"/>
    </style:style>
    <style:style style:name="T6402" style:parent-style-name="Policepardéfaut" style:family="text">
      <style:text-properties style:font-name-complex="Times New Roman"/>
    </style:style>
    <style:style style:name="T6403" style:parent-style-name="Policepardéfaut" style:family="text">
      <style:text-properties style:font-name-complex="Times New Roman" fo:font-style="italic" style:font-style-asian="italic"/>
    </style:style>
    <style:style style:name="T6404" style:parent-style-name="Policepardéfaut" style:family="text">
      <style:text-properties style:font-name-complex="Times New Roman"/>
    </style:style>
    <style:style style:name="T6405" style:parent-style-name="Policepardéfaut" style:family="text">
      <style:text-properties fo:font-style="italic" style:font-style-asian="italic"/>
    </style:style>
    <style:style style:name="T6406" style:parent-style-name="pb" style:family="text">
      <style:text-properties style:text-position="0% 100%"/>
    </style:style>
    <style:style style:name="P6407" style:parent-style-name="Corpsdetexte" style:family="paragraph">
      <style:paragraph-properties fo:text-indent="0.1666in"/>
      <style:text-properties style:font-name-complex="Times New Roman"/>
    </style:style>
    <style:style style:name="P6408" style:parent-style-name="label" style:family="paragraph">
      <style:text-properties fo:font-style="italic" style:font-style-asian="italic" fo:font-variant="normal"/>
    </style:style>
    <style:style style:name="T6409" style:parent-style-name="Policepardéfaut" style:family="text">
      <style:text-properties style:font-name-complex="Times New Roman"/>
    </style:style>
    <style:style style:name="T6410" style:parent-style-name="Policepardéfaut" style:family="text">
      <style:text-properties style:font-name-complex="Times New Roman"/>
    </style:style>
    <style:style style:name="T6411" style:parent-style-name="Policepardéfaut" style:family="text">
      <style:text-properties style:font-name-complex="Times New Roman"/>
    </style:style>
    <style:style style:name="T6412" style:parent-style-name="Policepardéfaut" style:family="text">
      <style:text-properties style:font-name-complex="Times New Roman"/>
    </style:style>
    <style:style style:name="T6413" style:parent-style-name="Policepardéfaut" style:family="text">
      <style:text-properties style:font-name-complex="Times New Roman"/>
    </style:style>
    <style:style style:name="T6414" style:parent-style-name="Policepardéfaut" style:family="text">
      <style:text-properties style:font-name-complex="Times New Roman"/>
    </style:style>
    <style:style style:name="T6415" style:parent-style-name="Policepardéfaut" style:family="text">
      <style:text-properties style:font-name-complex="Times New Roman"/>
    </style:style>
    <style:style style:name="T6416" style:parent-style-name="Policepardéfaut" style:family="text">
      <style:text-properties style:font-name-complex="Times New Roman"/>
    </style:style>
    <style:style style:name="T6417" style:parent-style-name="Policepardéfaut" style:family="text">
      <style:text-properties style:font-name-complex="Times New Roman" fo:font-variant="small-caps"/>
    </style:style>
    <style:style style:name="T6418" style:parent-style-name="Policepardéfaut" style:family="text">
      <style:text-properties style:font-name-complex="Times New Roman"/>
    </style:style>
    <style:style style:name="T6419" style:parent-style-name="Policepardéfaut" style:family="text">
      <style:text-properties style:font-name-complex="Times New Roman"/>
    </style:style>
    <style:style style:name="T6420" style:parent-style-name="Policepardéfaut" style:family="text">
      <style:text-properties style:font-name-complex="Times New Roman"/>
    </style:style>
    <style:style style:name="T6421" style:parent-style-name="pb" style:family="text">
      <style:text-properties style:text-position="0% 100%"/>
    </style:style>
    <style:style style:name="P6422" style:parent-style-name="quote.l" style:family="paragraph">
      <style:paragraph-properties>
        <style:tab-stops>
          <style:tab-stop style:type="left" style:position="0.1423in"/>
        </style:tab-stops>
      </style:paragraph-properties>
    </style:style>
    <style:style style:name="T6423" style:parent-style-name="Policepardéfaut" style:family="text">
      <style:text-properties style:font-name-complex="Times New Roman"/>
    </style:style>
    <style:style style:name="T6424" style:parent-style-name="Policepardéfaut" style:family="text">
      <style:text-properties style:font-name-complex="Times New Roman"/>
    </style:style>
    <style:style style:name="T6425" style:parent-style-name="Policepardéfaut" style:family="text">
      <style:text-properties style:font-name-complex="Times New Roman" fo:font-style="italic" style:font-style-asian="italic"/>
    </style:style>
    <style:style style:name="T6426" style:parent-style-name="Policepardéfaut" style:family="text">
      <style:text-properties style:font-name-complex="Times New Roman"/>
    </style:style>
    <style:style style:name="T6427" style:parent-style-name="Policepardéfaut" style:family="text">
      <style:text-properties style:font-name-complex="Times New Roman" fo:font-style="italic" style:font-style-asian="italic"/>
    </style:style>
    <style:style style:name="T6428" style:parent-style-name="Policepardéfaut" style:family="text">
      <style:text-properties style:font-name-complex="Times New Roman"/>
    </style:style>
    <style:style style:name="T6429" style:parent-style-name="Policepardéfaut" style:family="text">
      <style:text-properties style:font-name-complex="Times New Roman"/>
    </style:style>
    <style:style style:name="T6430" style:parent-style-name="Policepardéfaut" style:family="text">
      <style:text-properties style:font-name-complex="Times New Roman"/>
    </style:style>
    <style:style style:name="T6431" style:parent-style-name="Policepardéfaut" style:family="text">
      <style:text-properties style:font-name-complex="Times New Roman"/>
    </style:style>
    <style:style style:name="T6432" style:parent-style-name="Policepardéfaut" style:family="text">
      <style:text-properties style:font-name-complex="Times New Roman" style:text-position="super 63.6%"/>
    </style:style>
    <style:style style:name="T6433" style:parent-style-name="Policepardéfaut" style:family="text">
      <style:text-properties style:font-name-complex="Times New Roman"/>
    </style:style>
    <style:style style:name="T6434" style:parent-style-name="Policepardéfaut" style:family="text">
      <style:text-properties style:font-name-complex="Times New Roman"/>
    </style:style>
    <style:style style:name="T6435" style:parent-style-name="pb" style:family="text">
      <style:text-properties style:text-position="0% 100%"/>
    </style:style>
    <style:style style:name="T6436" style:parent-style-name="Policepardéfaut" style:family="text">
      <style:text-properties style:font-name-complex="Times New Roman"/>
    </style:style>
    <style:style style:name="T6437" style:parent-style-name="Policepardéfaut" style:family="text">
      <style:text-properties style:font-name-complex="Times New Roman"/>
    </style:style>
    <style:style style:name="T6438" style:parent-style-name="Policepardéfaut" style:family="text">
      <style:text-properties style:font-name-complex="Times New Roman"/>
    </style:style>
    <style:style style:name="T6439" style:parent-style-name="Policepardéfaut" style:family="text">
      <style:text-properties style:font-name-complex="Times New Roman"/>
    </style:style>
    <style:style style:name="T6440" style:parent-style-name="Policepardéfaut" style:family="text">
      <style:text-properties style:font-name-complex="Times New Roman"/>
    </style:style>
    <style:style style:name="T6441" style:parent-style-name="Policepardéfaut" style:family="text">
      <style:text-properties fo:font-style="italic" style:font-style-asian="italic"/>
    </style:style>
    <style:style style:name="P6442" style:parent-style-name="Corpsdetexte" style:family="paragraph">
      <style:paragraph-properties fo:text-indent="0.1666in"/>
    </style:style>
    <style:style style:name="T6443" style:parent-style-name="Policepardéfaut" style:family="text">
      <style:text-properties style:font-name-complex="Times New Roman"/>
    </style:style>
    <style:style style:name="T6444" style:parent-style-name="Policepardéfaut" style:family="text">
      <style:text-properties style:font-name-complex="Times New Roman"/>
    </style:style>
    <style:style style:name="T6445" style:parent-style-name="Policepardéfaut" style:family="text">
      <style:text-properties style:font-name-complex="Times New Roman"/>
    </style:style>
    <style:style style:name="T6446" style:parent-style-name="Policepardéfaut" style:family="text">
      <style:text-properties style:font-name-complex="Times New Roman"/>
    </style:style>
    <style:style style:name="T6447" style:parent-style-name="Policepardéfaut" style:family="text">
      <style:text-properties style:font-name-complex="Times New Roman"/>
    </style:style>
    <style:style style:name="T6448" style:parent-style-name="Policepardéfaut" style:family="text">
      <style:text-properties style:font-name-complex="Times New Roman"/>
    </style:style>
    <style:style style:name="T6449" style:parent-style-name="Policepardéfaut" style:family="text">
      <style:text-properties style:font-name-complex="Times New Roman" fo:font-style="italic" style:font-style-asian="italic"/>
    </style:style>
    <style:style style:name="T6450" style:parent-style-name="Policepardéfaut" style:family="text">
      <style:text-properties style:font-name-complex="Times New Roman"/>
    </style:style>
    <style:style style:name="T6451" style:parent-style-name="Policepardéfaut" style:family="text">
      <style:text-properties style:font-name-complex="Times New Roman"/>
    </style:style>
    <style:style style:name="T6452" style:parent-style-name="Policepardéfaut" style:family="text">
      <style:text-properties style:font-name-complex="Times New Roman"/>
    </style:style>
    <style:style style:name="T6453" style:parent-style-name="Policepardéfaut" style:family="text">
      <style:text-properties style:font-name-complex="Times New Roman"/>
    </style:style>
    <style:style style:name="T6454" style:parent-style-name="Policepardéfaut" style:family="text">
      <style:text-properties style:font-name-complex="Times New Roman"/>
    </style:style>
    <style:style style:name="T6455" style:parent-style-name="Policepardéfaut" style:family="text">
      <style:text-properties style:font-name-complex="Times New Roman"/>
    </style:style>
    <style:style style:name="T6456" style:parent-style-name="Policepardéfaut" style:family="text">
      <style:text-properties style:font-name-complex="Times New Roman"/>
    </style:style>
    <style:style style:name="T6457" style:parent-style-name="Policepardéfaut" style:family="text">
      <style:text-properties style:font-name-complex="Times New Roman"/>
    </style:style>
    <style:style style:name="T6458" style:parent-style-name="Policepardéfaut" style:family="text">
      <style:text-properties style:font-name-complex="Times New Roman"/>
    </style:style>
    <style:style style:name="T6459" style:parent-style-name="Policepardéfaut" style:family="text">
      <style:text-properties style:font-name-complex="Times New Roman"/>
    </style:style>
    <style:style style:name="T6460" style:parent-style-name="Policepardéfaut" style:family="text">
      <style:text-properties style:font-name-complex="Times New Roman"/>
    </style:style>
    <style:style style:name="T6461" style:parent-style-name="Policepardéfaut" style:family="text">
      <style:text-properties style:font-name-complex="Times New Roman"/>
    </style:style>
    <style:style style:name="T6462" style:parent-style-name="Policepardéfaut" style:family="text">
      <style:text-properties style:font-name-complex="Times New Roman"/>
    </style:style>
    <style:style style:name="T6463" style:parent-style-name="Policepardéfaut" style:family="text">
      <style:text-properties style:font-name-complex="Times New Roman"/>
    </style:style>
    <style:style style:name="T6464" style:parent-style-name="Policepardéfaut" style:family="text">
      <style:text-properties style:font-name-complex="Times New Roman"/>
    </style:style>
    <style:style style:name="T6465" style:parent-style-name="Policepardéfaut" style:family="text">
      <style:text-properties style:font-name-complex="Times New Roman"/>
    </style:style>
    <style:style style:name="T6466" style:parent-style-name="Policepardéfaut" style:family="text">
      <style:text-properties style:font-name-complex="Times New Roman"/>
    </style:style>
    <style:style style:name="T6467" style:parent-style-name="Policepardéfaut" style:family="text">
      <style:text-properties style:font-name-complex="Times New Roman"/>
    </style:style>
    <style:style style:name="T6468" style:parent-style-name="Policepardéfaut" style:family="text">
      <style:text-properties style:font-name-complex="Times New Roman"/>
    </style:style>
    <style:style style:name="T6469" style:parent-style-name="Policepardéfaut" style:family="text">
      <style:text-properties style:font-name-complex="Times New Roman"/>
    </style:style>
    <style:style style:name="T6470" style:parent-style-name="Policepardéfaut" style:family="text">
      <style:text-properties style:font-name-complex="Times New Roman"/>
    </style:style>
    <style:style style:name="T6471" style:parent-style-name="Policepardéfaut" style:family="text">
      <style:text-properties style:font-name-complex="Times New Roman"/>
    </style:style>
    <style:style style:name="T6472" style:parent-style-name="Policepardéfaut" style:family="text">
      <style:text-properties style:font-name-complex="Times New Roman"/>
    </style:style>
    <style:style style:name="T6473" style:parent-style-name="Policepardéfaut" style:family="text">
      <style:text-properties style:font-name-complex="Times New Roman"/>
    </style:style>
    <style:style style:name="P6474" style:parent-style-name="label" style:family="paragraph">
      <style:text-properties fo:font-style="italic" style:font-style-asian="italic" fo:font-variant="normal"/>
    </style:style>
    <style:style style:name="T6475" style:parent-style-name="Policepardéfaut" style:family="text">
      <style:text-properties fo:font-style="italic" style:font-style-asian="italic"/>
    </style:style>
    <style:style style:name="T6476" style:parent-style-name="Policepardéfaut" style:family="text">
      <style:text-properties fo:font-style="italic" style:font-style-asian="italic"/>
    </style:style>
    <style:style style:name="T6477" style:parent-style-name="Policepardéfaut" style:family="text">
      <style:text-properties fo:font-style="italic" style:font-style-asian="italic"/>
    </style:style>
    <style:style style:name="T6478" style:parent-style-name="pb" style:family="text">
      <style:text-properties style:text-position="0% 100%"/>
    </style:style>
    <style:style style:name="T6479" style:parent-style-name="Policepardéfaut" style:family="text">
      <style:text-properties style:font-name-complex="Times New Roman"/>
    </style:style>
    <style:style style:name="T6480" style:parent-style-name="Policepardéfaut" style:family="text">
      <style:text-properties style:font-name-complex="Times New Roman"/>
    </style:style>
    <style:style style:name="T6481" style:parent-style-name="Policepardéfaut" style:family="text">
      <style:text-properties style:font-name-complex="Times New Roman"/>
    </style:style>
    <style:style style:name="T6482" style:parent-style-name="Policepardéfaut" style:family="text">
      <style:text-properties style:font-name-complex="Times New Roman"/>
    </style:style>
    <style:style style:name="T6483" style:parent-style-name="Policepardéfaut" style:family="text">
      <style:text-properties fo:font-style="italic" style:font-style-asian="italic"/>
    </style:style>
    <style:style style:name="P6484" style:parent-style-name="Corpsdetexte" style:family="paragraph">
      <style:paragraph-properties fo:text-indent="0.1666in"/>
    </style:style>
    <style:style style:name="T6485" style:parent-style-name="Policepardéfaut" style:family="text">
      <style:text-properties style:font-name-complex="Times New Roman"/>
    </style:style>
    <style:style style:name="T6486" style:parent-style-name="Policepardéfaut" style:family="text">
      <style:text-properties style:font-name-complex="Times New Roman"/>
    </style:style>
    <style:style style:name="T6487" style:parent-style-name="Policepardéfaut" style:family="text">
      <style:text-properties style:font-name-complex="Times New Roman"/>
    </style:style>
    <style:style style:name="T6488" style:parent-style-name="Policepardéfaut" style:family="text">
      <style:text-properties style:font-name-complex="Times New Roman"/>
    </style:style>
    <style:style style:name="T6489" style:parent-style-name="Policepardéfaut" style:family="text">
      <style:text-properties style:font-name-complex="Times New Roman"/>
    </style:style>
    <style:style style:name="T6490" style:parent-style-name="Policepardéfaut" style:family="text">
      <style:text-properties style:font-name-complex="Times New Roman"/>
    </style:style>
    <style:style style:name="T6491" style:parent-style-name="Policepardéfaut" style:family="text">
      <style:text-properties style:font-name-complex="Times New Roman"/>
    </style:style>
    <style:style style:name="T6492" style:parent-style-name="Policepardéfaut" style:family="text">
      <style:text-properties style:font-name-complex="Times New Roman"/>
    </style:style>
    <style:style style:name="T6493" style:parent-style-name="Policepardéfaut" style:family="text">
      <style:text-properties style:font-name-complex="Times New Roman"/>
    </style:style>
    <style:style style:name="T6494" style:parent-style-name="Policepardéfaut" style:family="text">
      <style:text-properties style:font-name-complex="Times New Roman"/>
    </style:style>
    <style:style style:name="T6495" style:parent-style-name="Policepardéfaut" style:family="text">
      <style:text-properties style:font-name-complex="Times New Roman"/>
    </style:style>
    <style:style style:name="T6496" style:parent-style-name="Policepardéfaut" style:family="text">
      <style:text-properties style:font-name-complex="Times New Roman"/>
    </style:style>
    <style:style style:name="T6497" style:parent-style-name="Policepardéfaut" style:family="text">
      <style:text-properties style:font-name-complex="Times New Roman"/>
    </style:style>
    <style:style style:name="T6498" style:parent-style-name="Policepardéfaut" style:family="text">
      <style:text-properties style:font-name-complex="Times New Roman"/>
    </style:style>
    <style:style style:name="T6499" style:parent-style-name="Policepardéfaut" style:family="text">
      <style:text-properties style:font-name-complex="Times New Roman"/>
    </style:style>
    <style:style style:name="T6500" style:parent-style-name="Policepardéfaut" style:family="text">
      <style:text-properties style:font-name-complex="Times New Roman"/>
    </style:style>
    <style:style style:name="T6501" style:parent-style-name="Policepardéfaut" style:family="text">
      <style:text-properties style:font-name-complex="Times New Roman"/>
    </style:style>
    <style:style style:name="T6502" style:parent-style-name="Policepardéfaut" style:family="text">
      <style:text-properties style:font-name-complex="Times New Roman"/>
    </style:style>
    <style:style style:name="T6503" style:parent-style-name="Policepardéfaut" style:family="text">
      <style:text-properties style:font-name-complex="Times New Roman"/>
    </style:style>
    <style:style style:name="T6504" style:parent-style-name="Policepardéfaut" style:family="text">
      <style:text-properties style:font-name-complex="Times New Roman"/>
    </style:style>
    <style:style style:name="T6505" style:parent-style-name="Policepardéfaut" style:family="text">
      <style:text-properties style:font-name-complex="Times New Roman"/>
    </style:style>
    <style:style style:name="T6506" style:parent-style-name="Policepardéfaut" style:family="text">
      <style:text-properties style:font-name-complex="Times New Roman"/>
    </style:style>
    <style:style style:name="T6507" style:parent-style-name="Policepardéfaut" style:family="text">
      <style:text-properties style:font-name-complex="Times New Roman"/>
    </style:style>
    <style:style style:name="T6508" style:parent-style-name="Policepardéfaut" style:family="text">
      <style:text-properties style:font-name-complex="Times New Roman"/>
    </style:style>
    <style:style style:name="T6509" style:parent-style-name="Policepardéfaut" style:family="text">
      <style:text-properties style:font-name-complex="Times New Roman"/>
    </style:style>
    <style:style style:name="T6510" style:parent-style-name="Policepardéfaut" style:family="text">
      <style:text-properties style:font-name-complex="Times New Roman"/>
    </style:style>
    <style:style style:name="T6511" style:parent-style-name="Policepardéfaut" style:family="text">
      <style:text-properties style:font-name-complex="Times New Roman"/>
    </style:style>
    <style:style style:name="T6512" style:parent-style-name="Policepardéfaut" style:family="text">
      <style:text-properties style:font-name-complex="Times New Roman"/>
    </style:style>
    <style:style style:name="T6513" style:parent-style-name="Policepardéfaut" style:family="text">
      <style:text-properties style:font-name-complex="Times New Roman"/>
    </style:style>
    <style:style style:name="T6514" style:parent-style-name="Policepardéfaut" style:family="text">
      <style:text-properties style:font-name-complex="Times New Roman"/>
    </style:style>
    <style:style style:name="T6515" style:parent-style-name="Policepardéfaut" style:family="text">
      <style:text-properties style:font-name-complex="Times New Roman"/>
    </style:style>
    <style:style style:name="T6516" style:parent-style-name="Policepardéfaut" style:family="text">
      <style:text-properties style:font-name-complex="Times New Roman"/>
    </style:style>
    <style:style style:name="T6517" style:parent-style-name="Policepardéfaut" style:family="text">
      <style:text-properties style:font-name-complex="Times New Roman"/>
    </style:style>
    <style:style style:name="T6518" style:parent-style-name="Policepardéfaut" style:family="text">
      <style:text-properties style:font-name-complex="Times New Roman" fo:font-style="italic" style:font-style-asian="italic"/>
    </style:style>
    <style:style style:name="T6519" style:parent-style-name="Policepardéfaut" style:family="text">
      <style:text-properties style:font-name-complex="Times New Roman"/>
    </style:style>
    <style:style style:name="T6520" style:parent-style-name="Policepardéfaut" style:family="text">
      <style:text-properties style:font-name-complex="Times New Roman"/>
    </style:style>
    <style:style style:name="T6521" style:parent-style-name="Policepardéfaut" style:family="text">
      <style:text-properties style:font-name-complex="Times New Roman"/>
    </style:style>
    <style:style style:name="T6522" style:parent-style-name="Policepardéfaut" style:family="text">
      <style:text-properties style:font-name-complex="Times New Roman"/>
    </style:style>
    <style:style style:name="T6523" style:parent-style-name="Policepardéfaut" style:family="text">
      <style:text-properties style:font-name-complex="Times New Roman"/>
    </style:style>
    <style:style style:name="T6524" style:parent-style-name="Policepardéfaut" style:family="text">
      <style:text-properties style:font-name-complex="Times New Roman"/>
    </style:style>
    <style:style style:name="T6525" style:parent-style-name="Policepardéfaut" style:family="text">
      <style:text-properties style:font-name-complex="Times New Roman"/>
    </style:style>
    <style:style style:name="T6526" style:parent-style-name="Policepardéfaut" style:family="text">
      <style:text-properties style:font-name-complex="Times New Roman"/>
    </style:style>
    <style:style style:name="T6527" style:parent-style-name="Policepardéfaut" style:family="text">
      <style:text-properties style:font-name-complex="Times New Roman"/>
    </style:style>
    <style:style style:name="T6528" style:parent-style-name="Policepardéfaut" style:family="text">
      <style:text-properties style:font-name-complex="Times New Roman"/>
    </style:style>
    <style:style style:name="T6529" style:parent-style-name="Policepardéfaut" style:family="text">
      <style:text-properties style:font-name-complex="Times New Roman"/>
    </style:style>
    <style:style style:name="T6530" style:parent-style-name="Policepardéfaut" style:family="text">
      <style:text-properties style:font-name-complex="Times New Roman"/>
    </style:style>
    <style:style style:name="T6531" style:parent-style-name="Policepardéfaut" style:family="text">
      <style:text-properties style:font-name-complex="Times New Roman"/>
    </style:style>
    <style:style style:name="T6532" style:parent-style-name="Policepardéfaut" style:family="text">
      <style:text-properties style:font-name-complex="Times New Roman"/>
    </style:style>
    <style:style style:name="T6533" style:parent-style-name="Policepardéfaut" style:family="text">
      <style:text-properties style:font-name-complex="Times New Roman"/>
    </style:style>
    <style:style style:name="T6534" style:parent-style-name="Policepardéfaut" style:family="text">
      <style:text-properties style:font-name-complex="Times New Roman"/>
    </style:style>
    <style:style style:name="T6535" style:parent-style-name="Policepardéfaut" style:family="text">
      <style:text-properties style:font-name-complex="Times New Roman" fo:font-style="italic" style:font-style-asian="italic"/>
    </style:style>
    <style:style style:name="T6536" style:parent-style-name="Policepardéfaut" style:family="text">
      <style:text-properties style:font-name-complex="Times New Roman" fo:font-style="italic" style:font-style-asian="italic"/>
    </style:style>
    <style:style style:name="T6537" style:parent-style-name="Policepardéfaut" style:family="text">
      <style:text-properties style:font-name-complex="Times New Roman" fo:font-style="italic" style:font-style-asian="italic"/>
    </style:style>
    <style:style style:name="T6538" style:parent-style-name="Policepardéfaut" style:family="text">
      <style:text-properties style:font-name-complex="Times New Roman" fo:font-style="italic" style:font-style-asian="italic"/>
    </style:style>
    <style:style style:name="T6539" style:parent-style-name="Policepardéfaut" style:family="text">
      <style:text-properties style:font-name-complex="Times New Roman"/>
    </style:style>
    <style:style style:name="T6540" style:parent-style-name="Policepardéfaut" style:family="text">
      <style:text-properties style:font-name-complex="Times New Roman"/>
    </style:style>
    <style:style style:name="T6541" style:parent-style-name="Policepardéfaut" style:family="text">
      <style:text-properties style:font-name-complex="Times New Roman"/>
    </style:style>
    <style:style style:name="T6542" style:parent-style-name="Policepardéfaut" style:family="text">
      <style:text-properties style:font-name-complex="Times New Roman"/>
    </style:style>
    <style:style style:name="T6543" style:parent-style-name="Policepardéfaut" style:family="text">
      <style:text-properties style:font-name-complex="Times New Roman"/>
    </style:style>
    <style:style style:name="T6544" style:parent-style-name="Policepardéfaut" style:family="text">
      <style:text-properties style:font-name-complex="Times New Roman"/>
    </style:style>
    <style:style style:name="T6545" style:parent-style-name="Policepardéfaut" style:family="text">
      <style:text-properties style:font-name-complex="Times New Roman"/>
    </style:style>
    <style:style style:name="T6546" style:parent-style-name="Policepardéfaut" style:family="text">
      <style:text-properties style:font-name-complex="Times New Roman"/>
    </style:style>
    <style:style style:name="T6547" style:parent-style-name="Policepardéfaut" style:family="text">
      <style:text-properties style:font-name-complex="Times New Roman"/>
    </style:style>
    <style:style style:name="T6548" style:parent-style-name="Policepardéfaut" style:family="text">
      <style:text-properties style:font-name-complex="Times New Roman"/>
    </style:style>
    <style:style style:name="T6549" style:parent-style-name="Policepardéfaut" style:family="text">
      <style:text-properties style:font-name-complex="Times New Roman"/>
    </style:style>
    <style:style style:name="T6550" style:parent-style-name="Policepardéfaut" style:family="text">
      <style:text-properties style:font-name-complex="Times New Roman"/>
    </style:style>
    <style:style style:name="T6551" style:parent-style-name="Policepardéfaut" style:family="text">
      <style:text-properties style:font-name-complex="Times New Roman"/>
    </style:style>
    <style:style style:name="T6552" style:parent-style-name="Policepardéfaut" style:family="text">
      <style:text-properties style:font-name-complex="Times New Roman"/>
    </style:style>
    <style:style style:name="T6553" style:parent-style-name="Policepardéfaut" style:family="text">
      <style:text-properties style:font-name-complex="Times New Roman"/>
    </style:style>
    <style:style style:name="T6554" style:parent-style-name="Policepardéfaut" style:family="text">
      <style:text-properties style:font-name-complex="Times New Roman"/>
    </style:style>
    <style:style style:name="T6555" style:parent-style-name="Policepardéfaut" style:family="text">
      <style:text-properties style:font-name-complex="Times New Roman"/>
    </style:style>
    <style:style style:name="T6556" style:parent-style-name="Policepardéfaut" style:family="text">
      <style:text-properties style:font-name-complex="Times New Roman"/>
    </style:style>
    <style:style style:name="T6557" style:parent-style-name="Policepardéfaut" style:family="text">
      <style:text-properties style:font-name-complex="Times New Roman"/>
    </style:style>
    <style:style style:name="T6558" style:parent-style-name="Policepardéfaut" style:family="text">
      <style:text-properties style:font-name-complex="Times New Roman"/>
    </style:style>
    <style:style style:name="T6559" style:parent-style-name="Policepardéfaut" style:family="text">
      <style:text-properties style:font-name-complex="Times New Roman"/>
    </style:style>
    <style:style style:name="T6560" style:parent-style-name="Policepardéfaut" style:family="text">
      <style:text-properties style:font-name-complex="Times New Roman"/>
    </style:style>
    <style:style style:name="T6561" style:parent-style-name="Policepardéfaut" style:family="text">
      <style:text-properties style:font-name-complex="Times New Roman"/>
    </style:style>
    <style:style style:name="T6562" style:parent-style-name="Policepardéfaut" style:family="text">
      <style:text-properties style:font-name-complex="Times New Roman"/>
    </style:style>
    <style:style style:name="T6563" style:parent-style-name="Policepardéfaut" style:family="text">
      <style:text-properties style:font-name-complex="Times New Roman"/>
    </style:style>
    <style:style style:name="T6564" style:parent-style-name="Policepardéfaut" style:family="text">
      <style:text-properties style:font-name-complex="Times New Roman"/>
    </style:style>
    <style:style style:name="T6565" style:parent-style-name="Policepardéfaut" style:family="text">
      <style:text-properties style:font-name-complex="Times New Roman"/>
    </style:style>
    <style:style style:name="T6566" style:parent-style-name="Policepardéfaut" style:family="text">
      <style:text-properties style:font-name-complex="Times New Roman"/>
    </style:style>
  </office:automatic-styles>
  <office:body>
    <office:text text:use-soft-page-breaks="true">
      <text:p text:style-name="P1"><text:bookmark-start text:name="bookmark0"/><text:bookmark-end text:name="bookmark0"/>title : Notices des pièces de Molière (1666-1669) [<text:span text:style-name="T2">Histoire du théâtre français</text:span>, tome X]</text:p>
      <text:p text:style-name="P3">creator : François et Claude Parfaict</text:p>
      <text:p text:style-name="P4">copyeditor : Emmanuelle Taton (Saisie et stylage sémantique) ; Éric Thiébaud (Édition TEI)</text:p>
      <text:p text:style-name="P5">publisher : Sorbonne Université, LABEX OBVIL</text:p>
      <text:p text:style-name="P6">issued : 2018</text:p>
      <text:p text:style-name="P7">idno : http://obvil.paris-sorbonne.fr/corpus/moliere/critique/parfaict_histoire-theatre-10/</text:p>
      <text:p text:style-name="P8">source : Parfaict, François (1698-1753) et Parfaict, Claude (1705-1777),<text:s/><text:span text:style-name="T9">Histoire du théâtre français, depuis son origine jusqu’à présent, avec la vie des plus célèbres poètes dramatiques, un catalogue exact de leurs pièces, et des notes historiques et critiques</text:span>, tome X, Paris, P. G. Le Mercier et Saillant, 1747. PDF :<text:s/><text:a xlink:href="https://books.google.cz/books?id=VHBcAAAAcAAJ" office:target-frame-name="_top" xlink:show="replace"><text:span text:style-name="T10">Google</text:span></text:a>. N.-B. :<text:s/>Nous avons effectué quelques modifications sur le texte d’origine, outre une modernisation<text:s/>et une normalisation<text:s/>globales<text:s/>(des noms propres et communs) :<text:s/>ajout d’accents sur les majuscules, suppression de l’italique pour la ponctuation suivant un terme en italique ;<text:s/>remplacement des points par des virgules lorsqu’ils se situaient en milieu de phrase ;<text:s/>de même, remplacement des points faisant suite à des chiffres (pour les dates notamment) par des virgules, etc.<text:s/>En outre, nous avons remplacé, dans une note de la page 69, le point d’interrogation après :<text:s/><text:span text:style-name="T11">« demanda un jour au bon homme, pourquoi il menait si souvent son petit-fils au Spectacle » par deux points</text:span><text:span text:style-name="T12"> ;</text:span><text:span text:style-name="T13"><text:s/>et nous avons également ajouté des guillemets à cette citation de Grimarest, pour davantage<text:s/></text:span><text:span text:style-name="T14">de clarté. Enfin, pour la note page 124</text:span><text:span text:style-name="T15">, nous avons supprimé les accents aux vers latins.</text:span></text:p>
      <text:p text:style-name="P16">created : 1747</text:p>
      <text:p text:style-name="P17">language :<text:s/>fre</text:p>
      <text:h text:style-name="Titre1" text:outline-level="1">Préface</text:h>
      <text:p text:style-name="Corpsdetexte"><text:span text:style-name="pb">[p</text:span><text:span text:style-name="pb">.</text:span><text:span text:style-name="pb"><text:s/></text:span><text:span text:style-name="pb">i</text:span><text:span text:style-name="pb">]</text:span><text:span text:style-name="T18"><text:s/></text:span><text:span text:style-name="T19">Ce</text:span><text:span text:style-name="T20"><text:s/></text:span><text:span text:style-name="T21">dixième</text:span><text:span text:style-name="T22"><text:s/></text:span><text:span text:style-name="T23">v</text:span><text:span text:style-name="T24">olume</text:span><text:span text:style-name="T25"><text:s/></text:span><text:span text:style-name="T26">présente</text:span><text:span text:style-name="T27"><text:s/></text:span><text:span text:style-name="T28">au</text:span><text:span text:style-name="T29"><text:s/></text:span><text:span text:style-name="T30">lecteur</text:span><text:span text:style-name="T31"><text:s/></text:span><text:span text:style-name="T32">une</text:span><text:span text:style-name="T33"><text:s/></text:span><text:span text:style-name="T34">partie</text:span><text:span text:style-name="T35"><text:s/></text:span><text:span text:style-name="T36">des</text:span><text:span text:style-name="T37"><text:s/></text:span><text:span text:style-name="T38">plus</text:span><text:span text:style-name="T39"><text:s/></text:span><text:span text:style-name="T40">brillantes</text:span><text:span text:style-name="T41"><text:s/></text:span><text:span text:style-name="T42">années</text:span><text:span text:style-name="T43"><text:s/></text:span><text:span text:style-name="T44">de</text:span><text:span text:style-name="T45"><text:s/></text:span><text:span text:style-name="T46">l</text:span><text:span text:style-name="T47">’</text:span><text:span text:style-name="T48">h</text:span><text:span text:style-name="T49">istoire</text:span><text:span text:style-name="T50"><text:s/></text:span><text:span text:style-name="T51">du</text:span><text:span text:style-name="T52"><text:s/></text:span><text:span text:style-name="T53">t</text:span><text:span text:style-name="T54">héâtre</text:span><text:span text:style-name="T55"><text:s/></text:span><text:span text:style-name="T56">f</text:span><text:span text:style-name="T57">rançais,</text:span><text:span text:style-name="T58"><text:s/></text:span><text:span text:style-name="T59">puisqu</text:span><text:span text:style-name="T60">’</text:span><text:span text:style-name="T61">il</text:span><text:span text:style-name="T62"><text:s/></text:span><text:span text:style-name="T63">renferme</text:span><text:span text:style-name="T64"><text:s/></text:span><text:span text:style-name="T65">la</text:span><text:span text:style-name="T66"><text:s/></text:span><text:span text:style-name="T67">suite</text:span><text:span text:style-name="T68"><text:s/></text:span><text:span text:style-name="T69">des</text:span><text:span text:style-name="T70"><text:s/></text:span><text:span text:style-name="T71">c</text:span><text:span text:style-name="T72">omédies</text:span><text:span text:style-name="T73"><text:s/></text:span><text:span text:style-name="T74">de</text:span><text:span text:style-name="T75"><text:s/></text:span><text:span text:style-name="T76">Molière</text:span><text:span text:style-name="T77"><text:s/></text:span><text:span text:style-name="T78">et</text:span><text:span text:style-name="T79"><text:s/></text:span><text:span text:style-name="T80">des</text:span><text:span text:style-name="T81"><text:s/></text:span><text:span text:style-name="T82">t</text:span><text:span text:style-name="T83">ragédies</text:span><text:span text:style-name="T84"><text:s/></text:span><text:span text:style-name="T85">de</text:span><text:span text:style-name="T86"><text:s/></text:span><text:span text:style-name="T87">Racine.</text:span></text:p>
      <text:p text:style-name="P88"><text:span text:style-name="T89">Le</text:span><text:span text:style-name="T90"><text:s/></text:span><text:span text:style-name="T91">mérite</text:span><text:span text:style-name="T92"><text:s/></text:span><text:span text:style-name="T93">supérieur</text:span><text:span text:style-name="T94"><text:s/></text:span><text:span text:style-name="T95">des</text:span><text:span text:style-name="T96"><text:s/></text:span><text:span text:style-name="T97">ouvrage</text:span><text:span text:style-name="T98">s</text:span><text:span text:style-name="T99"><text:s/></text:span><text:span text:style-name="T100">de</text:span><text:span text:style-name="T101"><text:s/></text:span><text:span text:style-name="T102">ces</text:span><text:span text:style-name="T103"><text:s/></text:span><text:span text:style-name="T104">deux</text:span><text:span text:style-name="T105"><text:s/></text:span><text:span text:style-name="T106">grands</text:span><text:span text:style-name="T107"><text:s/></text:span><text:span text:style-name="T108">génies</text:span><text:span text:style-name="T109"><text:s/></text:span><text:span text:style-name="T110">eut</text:span><text:span text:style-name="T111"><text:s/></text:span><text:span text:style-name="T112">à</text:span><text:span text:style-name="T113"><text:s/></text:span><text:span text:style-name="T114">combattre</text:span><text:span text:style-name="T115"><text:s/></text:span><text:span text:style-name="T116">d</text:span><text:span text:style-name="T117">’</text:span><text:span text:style-name="T118">abord</text:span><text:span text:style-name="T119"><text:s/></text:span><text:span text:style-name="T120">les</text:span><text:span text:style-name="T121"><text:s/></text:span><text:span text:style-name="T122">préjugés</text:span><text:span text:style-name="T123"><text:s/></text:span><text:span text:style-name="T124">du</text:span><text:span text:style-name="T125"><text:s/></text:span><text:span text:style-name="T126">public</text:span><text:span text:style-name="T127">.</text:span><text:span text:style-name="T128"><text:s/></text:span><text:span text:style-name="T129">Le</text:span><text:span text:style-name="T130"><text:s/></text:span><text:span text:style-name="T131">Misanthrope</text:span><text:span text:style-name="T132"><text:s/></text:span><text:span text:style-name="T133">de</text:span><text:span text:style-name="T134"><text:s/></text:span><text:span text:style-name="T135">Molière,</text:span><text:span text:style-name="T136"><text:s/></text:span><text:span text:style-name="T137">qui</text:span><text:span text:style-name="T138"><text:s/></text:span><text:span text:style-name="T139">fera</text:span><text:span text:style-name="T140"><text:s/></text:span><text:span text:style-name="T141">toujours</text:span><text:span text:style-name="T142"><text:s/></text:span><text:span text:style-name="T143">l</text:span><text:span text:style-name="T144">’</text:span><text:span text:style-name="T145">admiration</text:span><text:span text:style-name="T146"><text:s/></text:span><text:span text:style-name="T147">des</text:span><text:span text:style-name="T148"><text:s/></text:span><text:span text:style-name="T149">personnes</text:span><text:span text:style-name="T150"><text:s/></text:span><text:span text:style-name="T151">de</text:span><text:span text:style-name="T152"><text:s/></text:span><text:span text:style-name="T153">goût,</text:span><text:span text:style-name="T154"><text:s/></text:span><text:span text:style-name="T155">ne</text:span><text:span text:style-name="T156"><text:s/></text:span><text:span text:style-name="T157">fut</text:span><text:span text:style-name="T158"><text:s/></text:span><text:span text:style-name="T159">approuvé</text:span><text:span text:style-name="T160"><text:s/></text:span><text:span text:style-name="T161">que</text:span><text:span text:style-name="T162"><text:s/></text:span><text:span text:style-name="T163">des</text:span><text:span text:style-name="T164"><text:s/></text:span><text:span text:style-name="T165">vrais</text:span><text:span text:style-name="T166"><text:s/></text:span><text:span text:style-name="T167">connaisseurs</text:span><text:span text:style-name="T168"> :</text:span><text:span text:style-name="T169"><text:s/></text:span><text:span text:style-name="T170">le</text:span><text:span text:style-name="T171"><text:s/></text:span><text:span text:style-name="T172">plus</text:span><text:span text:style-name="T173"><text:s/></text:span><text:span text:style-name="T174">grand</text:span><text:span text:style-name="T175"><text:s/></text:span><text:span text:style-name="T176">nombre</text:span><text:span text:style-name="T177"><text:s/></text:span><text:span text:style-name="T178">des</text:span><text:span text:style-name="T179"><text:s/></text:span><text:span text:style-name="T180">spectateur</text:span><text:span text:style-name="T181">s</text:span><text:span text:style-name="T182"><text:s/></text:span><text:span text:style-name="T183">ne</text:span><text:span text:style-name="T184"><text:s/></text:span><text:span text:style-name="T185">sentit</text:span><text:span text:style-name="T186"><text:s/></text:span><text:span text:style-name="T187">point</text:span><text:span text:style-name="T188"><text:s/></text:span><text:span text:style-name="T189">la</text:span><text:span text:style-name="T190"><text:s/></text:span><text:span text:style-name="T191">force</text:span><text:span text:style-name="T192"><text:s/></text:span><text:span text:style-name="T193">du</text:span><text:span text:style-name="T194"><text:s/></text:span><text:span text:style-name="T195">sujet,</text:span><text:span text:style-name="T196"><text:s/></text:span><text:span text:style-name="T197">ni</text:span><text:span text:style-name="T198"><text:s/></text:span><text:span text:style-name="pb">[p</text:span><text:span text:style-name="pb">.</text:span><text:span text:style-name="pb"><text:s/></text:span><text:span text:style-name="pb">ij</text:span><text:span text:style-name="pb">]</text:span><text:span text:style-name="T199"><text:s/></text:span><text:span text:style-name="T200">l</text:span><text:span text:style-name="T201">’</text:span><text:span text:style-name="T202">art</text:span><text:span text:style-name="T203"><text:s/></text:span><text:span text:style-name="T204">du</text:span><text:span text:style-name="T205"><text:s/></text:span><text:span text:style-name="T206">p</text:span><text:span text:style-name="T207">oète</text:span><text:span text:style-name="T208"><text:s/></text:span><text:span text:style-name="T209">dans</text:span><text:span text:style-name="T210"><text:s/></text:span><text:span text:style-name="T211">la</text:span><text:span text:style-name="T212"><text:s/></text:span><text:span text:style-name="T213">p</text:span><text:span text:style-name="T214">einture</text:span><text:span text:style-name="T215"><text:s/></text:span><text:span text:style-name="T216">du</text:span><text:span text:style-name="T217"><text:s/></text:span><text:span text:style-name="T218">caractère</text:span><text:span text:style-name="T219"><text:s/></text:span><text:span text:style-name="T220">singulier,</text:span><text:span text:style-name="T221"><text:s/></text:span><text:span text:style-name="T222">qui</text:span><text:span text:style-name="T223"><text:s/></text:span><text:span text:style-name="T224">donne</text:span><text:span text:style-name="T225"><text:s/></text:span><text:span text:style-name="T226">le</text:span><text:span text:style-name="T227"><text:s/></text:span><text:span text:style-name="T228">titre</text:span><text:span text:style-name="T229"><text:s/></text:span><text:span text:style-name="T230">à</text:span><text:span text:style-name="T231"><text:s/></text:span><text:span text:style-name="T232">la</text:span><text:span text:style-name="T233"><text:s/></text:span><text:span text:style-name="T234">pièce</text:span><text:span text:style-name="T235">.</text:span><text:span text:style-name="T236"><text:s/></text:span><text:span text:style-name="T237">La</text:span><text:span text:style-name="T238"><text:s/></text:span><text:span text:style-name="T239">finesse</text:span><text:span text:style-name="T240"><text:s/></text:span><text:span text:style-name="T241">de</text:span><text:span text:style-name="T242"><text:s/></text:span><text:span text:style-name="T243">l</text:span><text:span text:style-name="T244">’</text:span><text:span text:style-name="T245">intrigue,</text:span><text:span text:style-name="T246"><text:s/></text:span><text:span text:style-name="T247">le</text:span><text:span text:style-name="T248"><text:s/></text:span><text:span text:style-name="T249">contraste</text:span><text:span text:style-name="T250"><text:s/></text:span><text:span text:style-name="T251">des</text:span><text:span text:style-name="T252"><text:s/></text:span><text:span text:style-name="T253">personnages</text:span><text:span text:style-name="T254"><text:s/></text:span><text:span text:style-name="T255">qui</text:span><text:span text:style-name="T256"><text:s/></text:span><text:span text:style-name="T257">y</text:span><text:span text:style-name="T258"><text:s/></text:span><text:span text:style-name="T259">sont</text:span><text:span text:style-name="T260"><text:s/></text:span><text:span text:style-name="T261">introduits,</text:span><text:span text:style-name="T262"><text:s/></text:span><text:span text:style-name="T263">la</text:span><text:span text:style-name="T264"><text:s/></text:span><text:span text:style-name="T265">beauté</text:span><text:span text:style-name="T266"><text:s/></text:span><text:span text:style-name="T267">de</text:span><text:span text:style-name="T268"><text:s/></text:span><text:span text:style-name="T269">la</text:span><text:span text:style-name="T270"><text:s/></text:span><text:span text:style-name="T271">versification,</text:span><text:span text:style-name="T272"><text:s/></text:span><text:span text:style-name="T273">ne</text:span><text:span text:style-name="T274"><text:s/></text:span><text:span text:style-name="T275">frappèrent</text:span><text:span text:style-name="T276"><text:s/></text:span><text:span text:style-name="T277">point</text:span><text:span text:style-name="T278"><text:s/></text:span><text:span text:style-name="T279">le</text:span><text:span text:style-name="T280"><text:s/></text:span><text:span text:style-name="T281">public</text:span><text:span text:style-name="T282">,</text:span><text:span text:style-name="T283"><text:s/></text:span><text:span text:style-name="T284">et</text:span><text:span text:style-name="T285"><text:s/></text:span><text:span text:style-name="T286">ce</text:span><text:span text:style-name="T287"><text:s/></text:span><text:span text:style-name="T288">chef-d</text:span><text:span text:style-name="T289">’</text:span><text:span text:style-name="T290">œuvre</text:span><text:span text:style-name="T291"><text:s/></text:span><text:span text:style-name="T292">ne</text:span><text:span text:style-name="T293"><text:s/></text:span><text:span text:style-name="T294">fut</text:span><text:span text:style-name="T295"><text:s/></text:span><text:span text:style-name="T296">reconnu</text:span><text:span text:style-name="T297"><text:s/></text:span><text:span text:style-name="T298">pour</text:span><text:span text:style-name="T299"><text:s/></text:span><text:span text:style-name="T300">tel</text:span><text:span text:style-name="T301"><text:s/></text:span><text:span text:style-name="T302">qu</text:span><text:span text:style-name="T303">’</text:span><text:span text:style-name="T304">à</text:span><text:span text:style-name="T305"><text:s/></text:span><text:span text:style-name="T306">la</text:span><text:span text:style-name="T307"><text:s/></text:span><text:span text:style-name="T308">faveur</text:span><text:span text:style-name="T309"><text:s/></text:span><text:span text:style-name="T310">de</text:span><text:span text:style-name="T311"><text:s/></text:span><text:span text:style-name="T312">la</text:span><text:span text:style-name="T313"><text:s/></text:span><text:span text:style-name="T314">farce</text:span><text:span text:style-name="T315"><text:s/></text:span><text:span text:style-name="T316">du</text:span><text:span text:style-name="T317"><text:s/></text:span><text:span text:style-name="T318">M</text:span><text:span text:style-name="T319">édecin</text:span><text:span text:style-name="T320"><text:s/></text:span><text:span text:style-name="T321">malgré</text:span><text:span text:style-name="T322"><text:s/></text:span><text:span text:style-name="T323">lui</text:span><text:span text:style-name="T324">.</text:span></text:p>
      <text:p text:style-name="P325"><text:span text:style-name="T326">L</text:span><text:span text:style-name="T327">’</text:span><text:span text:style-name="T328">Avare</text:span><text:span text:style-name="T329">,</text:span><text:span text:style-name="T330"><text:s/></text:span><text:span text:style-name="T331">c</text:span><text:span text:style-name="T332">omédie</text:span><text:span text:style-name="T333"><text:s/></text:span><text:span text:style-name="T334">du</text:span><text:span text:style-name="T335"><text:s/></text:span><text:span text:style-name="T336">même</text:span><text:span text:style-name="T337"><text:s/></text:span><text:span text:style-name="T338">auteur</text:span><text:span text:style-name="T339">,</text:span><text:span text:style-name="T340"><text:s/></text:span><text:span text:style-name="T341">essuya</text:span><text:span text:style-name="T342"><text:s/></text:span><text:span text:style-name="T343">un</text:span><text:span text:style-name="T344"><text:s/></text:span><text:span text:style-name="T345">pareil</text:span><text:span text:style-name="T346"><text:s/></text:span><text:span text:style-name="T347">événement,</text:span><text:span text:style-name="T348"><text:s/></text:span><text:span text:style-name="T349">par</text:span><text:span text:style-name="T350"><text:s/></text:span><text:span text:style-name="T351">la</text:span><text:span text:style-name="T352"><text:s/></text:span><text:span text:style-name="T353">seule</text:span><text:span text:style-name="T354"><text:s/></text:span><text:span text:style-name="T355">raison</text:span><text:span text:style-name="T356"><text:s/></text:span><text:span text:style-name="T357">que</text:span><text:span text:style-name="T358"><text:s/></text:span><text:span text:style-name="T359">cette</text:span><text:span text:style-name="T360"><text:s/></text:span><text:span text:style-name="T361">pièce</text:span><text:span text:style-name="T362"><text:s/></text:span><text:span text:style-name="T363">était</text:span><text:span text:style-name="T364"><text:s/></text:span><text:span text:style-name="T365">écrite</text:span><text:span text:style-name="T366"><text:s/></text:span><text:span text:style-name="T367">en</text:span><text:span text:style-name="T368"><text:s/></text:span><text:span text:style-name="T369">p</text:span><text:span text:style-name="T370">rose.</text:span><text:span text:style-name="T371"><text:s/></text:span><text:span text:style-name="T372">Molière</text:span><text:span text:style-name="T373"><text:s/></text:span><text:span text:style-name="T374">laissa</text:span><text:span text:style-name="T375"><text:s/></text:span><text:span text:style-name="T376">dissiper</text:span><text:span text:style-name="T377"><text:s/></text:span><text:span text:style-name="T378">ce</text:span><text:span text:style-name="T379"><text:s/></text:span><text:span text:style-name="T380">faux</text:span><text:span text:style-name="T381"><text:s/></text:span><text:span text:style-name="T382">préjugé,</text:span><text:span text:style-name="T383"><text:s/></text:span><text:span text:style-name="T384">et</text:span><text:span text:style-name="T385"><text:s/></text:span><text:span text:style-name="T386">redonna</text:span><text:span text:style-name="T387"><text:s/></text:span><text:span text:style-name="T388">ensuite</text:span><text:span text:style-name="T389"><text:s/></text:span><text:span text:style-name="T390">son</text:span><text:span text:style-name="T391"><text:s/></text:span><text:span text:style-name="T392">ouvrage</text:span><text:span text:style-name="T393">,</text:span><text:span text:style-name="T394"><text:s/></text:span><text:span text:style-name="T395">qui</text:span><text:span text:style-name="T396"><text:s/></text:span><text:span text:style-name="T397">eut</text:span><text:span text:style-name="T398"><text:s/></text:span><text:span text:style-name="T399">tout</text:span><text:span text:style-name="T400"><text:s/></text:span><text:span text:style-name="T401">le</text:span><text:span text:style-name="T402"><text:s/></text:span><text:span text:style-name="T403">succès</text:span><text:span text:style-name="T404"><text:s/></text:span><text:span text:style-name="T405">qu</text:span><text:span text:style-name="T406">’</text:span><text:span text:style-name="T407">il</text:span><text:span text:style-name="T408"><text:s/></text:span><text:span text:style-name="T409">s</text:span><text:span text:style-name="T410">’</text:span><text:span text:style-name="T411">en</text:span><text:span text:style-name="T412"><text:s/></text:span><text:span text:style-name="T413">était</text:span><text:span text:style-name="T414"><text:s/></text:span><text:span text:style-name="T415">promis.</text:span></text:p>
      <text:p text:style-name="P416"><text:span text:style-name="T417">Le</text:span><text:span text:style-name="T418"><text:s/></text:span><text:span text:style-name="T419">Tartuffe</text:span><text:span text:style-name="T420"><text:s/></text:span><text:span text:style-name="T421">parut</text:span><text:span text:style-name="T422"><text:s/></text:span><text:span text:style-name="T423">en</text:span><text:span text:style-name="T424"><text:s/></text:span><text:span text:style-name="T425">1669,</text:span><text:span text:style-name="T426"><text:s/></text:span><text:span text:style-name="T427">avec</text:span><text:span text:style-name="T428"><text:s/></text:span><text:span text:style-name="T429">une</text:span><text:span text:style-name="T430"><text:s/></text:span><text:span text:style-name="T431">permission</text:span><text:span text:style-name="T432"><text:s/></text:span><text:span text:style-name="T433">expresse</text:span><text:span text:style-name="T434"><text:s/></text:span><text:span text:style-name="T435">de</text:span><text:span text:style-name="T436"><text:s/></text:span><text:span text:style-name="T437">Louis</text:span><text:span text:style-name="T438"> </text:span><text:span text:style-name="T439">XIV,</text:span><text:span text:style-name="T440"><text:s/></text:span><text:span text:style-name="T441">et</text:span><text:span text:style-name="T442"><text:s/></text:span><text:span text:style-name="T443">fut</text:span><text:span text:style-name="T444"><text:s/></text:span><text:span text:style-name="T445">reçu</text:span><text:span text:style-name="T446"><text:s/></text:span><text:span text:style-name="T447">avec</text:span><text:span text:style-name="T448"><text:s/></text:span><text:span text:style-name="T449">de</text:span><text:span text:style-name="T450"><text:s/></text:span><text:span text:style-name="T451">grands</text:span><text:span text:style-name="T452"><text:s/></text:span><text:span text:style-name="T453">applaudissements.</text:span><text:span text:style-name="T454"><text:s/></text:span><text:span text:style-name="T455">Depuis</text:span><text:span text:style-name="T456"><text:s/></text:span><text:span text:style-name="T457">1664,</text:span><text:span text:style-name="T458"><text:s/></text:span><text:span text:style-name="pb">[p</text:span><text:span text:style-name="pb">.</text:span><text:span text:style-name="pb"><text:s/></text:span><text:span text:style-name="pb">iij</text:span><text:span text:style-name="pb">]</text:span><text:span text:style-name="T459"><text:s/></text:span><text:span text:style-name="T460">cette</text:span><text:span text:style-name="T461"><text:s/></text:span><text:span text:style-name="T462">pièce</text:span><text:span text:style-name="T463"><text:s/></text:span><text:span text:style-name="T464">avait</text:span><text:span text:style-name="T465"><text:s/></text:span><text:span text:style-name="T466">été</text:span><text:span text:style-name="T467"><text:s/></text:span><text:span text:style-name="T468">arrêtée</text:span><text:span text:style-name="T469"><text:s/></text:span><text:span text:style-name="T470">par</text:span><text:span text:style-name="T471"><text:s/></text:span><text:span text:style-name="T472">la</text:span><text:span text:style-name="T473"><text:s/></text:span><text:span text:style-name="T474">brigue</text:span><text:span text:style-name="T475"><text:s/></text:span><text:span text:style-name="T476">des</text:span><text:span text:style-name="T477"><text:s/></text:span><text:span text:style-name="T478">faux</text:span><text:span text:style-name="T479"><text:s/></text:span><text:span text:style-name="T480">d</text:span><text:span text:style-name="T481">évots,</text:span><text:span text:style-name="T482"><text:s/></text:span><text:span text:style-name="T483">et</text:span><text:span text:style-name="T484"><text:s/></text:span><text:span text:style-name="T485">Molière</text:span><text:span text:style-name="T486"><text:s/></text:span><text:span text:style-name="T487">avait</text:span><text:span text:style-name="T488"><text:s/></text:span><text:span text:style-name="T489">éprouvé</text:span><text:span text:style-name="T490"><text:s/></text:span><text:span text:style-name="T491">à</text:span><text:span text:style-name="T492"><text:s/></text:span><text:span text:style-name="T493">son</text:span><text:span text:style-name="T494"><text:s/></text:span><text:span text:style-name="T495">sujet</text:span><text:span text:style-name="T496"><text:s/></text:span><text:span text:style-name="T497">tout</text:span><text:span text:style-name="T498"><text:s/></text:span><text:span text:style-name="T499">ce</text:span><text:span text:style-name="T500"><text:s/></text:span><text:span text:style-name="T501">que</text:span><text:span text:style-name="T502"><text:s/></text:span><text:span text:style-name="T503">la</text:span><text:span text:style-name="T504"><text:s/></text:span><text:span text:style-name="T505">haine</text:span><text:span text:style-name="T506"><text:s/></text:span><text:span text:style-name="T507">et</text:span><text:span text:style-name="T508"><text:s/></text:span><text:span text:style-name="T509">la</text:span><text:span text:style-name="T510"><text:s/></text:span><text:span text:style-name="T511">calomnie</text:span><text:span text:style-name="T512"><text:s/></text:span><text:span text:style-name="T513">ont</text:span><text:span text:style-name="T514"><text:s/></text:span><text:span text:style-name="T515">de</text:span><text:span text:style-name="T516"><text:s/></text:span><text:span text:style-name="T517">plus</text:span><text:span text:style-name="T518"><text:s/></text:span><text:span text:style-name="T519">furieux</text:span><text:span text:style-name="T520"><text:s/></text:span><text:span text:style-name="T521">et</text:span><text:span text:style-name="T522"><text:s/></text:span><text:span text:style-name="T523">de</text:span><text:span text:style-name="T524"><text:s/></text:span><text:span text:style-name="T525">plus</text:span><text:span text:style-name="T526"><text:s/></text:span><text:span text:style-name="T527">noir.</text:span><text:span text:style-name="T528"><text:s/></text:span><text:span text:style-name="T529">Aussi,</text:span><text:span text:style-name="T530"><text:s/></text:span><text:span text:style-name="T531">lorsqu</text:span><text:span text:style-name="T532">’</text:span><text:span text:style-name="T533">on</text:span><text:span text:style-name="T534"><text:s/></text:span><text:span text:style-name="T535">l</text:span><text:span text:style-name="T536">’</text:span><text:span text:style-name="T537">assura</text:span><text:span text:style-name="T538"><text:s/></text:span><text:span text:style-name="T539">que</text:span><text:span text:style-name="T540"><text:s/></text:span><text:span text:style-name="T541">L</text:span><text:span text:style-name="T542">e</text:span><text:span text:style-name="T543"><text:s/></text:span><text:span text:style-name="T544">Tartuffe</text:span><text:span text:style-name="T545"><text:s/></text:span><text:span text:style-name="T546">était</text:span><text:span text:style-name="T547"><text:s/></text:span><text:span text:style-name="T548">de</text:span><text:span text:style-name="T549"><text:s/></text:span><text:span text:style-name="T550">ces</text:span><text:span text:style-name="T551"><text:s/></text:span><text:span text:style-name="T552">pièces</text:span><text:span text:style-name="T553"><text:s/></text:span><text:span text:style-name="T554">excellentes</text:span><text:span text:style-name="T555"><text:s/></text:span><text:span text:style-name="T556">qui</text:span><text:span text:style-name="T557"><text:s/></text:span><text:span text:style-name="T558">mettaient</text:span><text:span text:style-name="T559"><text:s/></text:span><text:span text:style-name="T560">la</text:span><text:span text:style-name="T561"><text:s/></text:span><text:span text:style-name="T562">vertu</text:span><text:span text:style-name="T563"><text:s/></text:span><text:span text:style-name="T564">dans</text:span><text:span text:style-name="T565"><text:s/></text:span><text:span text:style-name="T566">tout</text:span><text:span text:style-name="T567"><text:s/></text:span><text:span text:style-name="T568">son</text:span><text:span text:style-name="T569"><text:s/></text:span><text:span text:style-name="T570">jour</text:span><text:span text:style-name="T571">,</text:span><text:span text:style-name="T572"><text:s/></text:span><text:soft-page-break/><text:span text:style-name="T573">il</text:span><text:span text:style-name="T574"><text:s/></text:span><text:span text:style-name="T575">répondit</text:span><text:span text:style-name="T576"> :</text:span><text:span text:style-name="T577"><text:s/></text:span><text:span text:style-name="T578">Cela</text:span><text:span text:style-name="T579"><text:s/></text:span><text:span text:style-name="T580">est</text:span><text:span text:style-name="T581"><text:s/></text:span><text:span text:style-name="T582">vrai,</text:span><text:span text:style-name="T583"><text:s/></text:span><text:span text:style-name="T584">mais</text:span><text:span text:style-name="T585"><text:s/></text:span><text:span text:style-name="T586">je</text:span><text:span text:style-name="T587"><text:s/></text:span><text:span text:style-name="T588">trouve</text:span><text:span text:style-name="T589"><text:s/></text:span><text:span text:style-name="T590">qu</text:span><text:span text:style-name="T591">’</text:span><text:span text:style-name="T592">il</text:span><text:span text:style-name="T593"><text:s/></text:span><text:span text:style-name="T594">est</text:span><text:span text:style-name="T595"><text:s/></text:span><text:span text:style-name="T596">très</text:span><text:span text:style-name="T597"><text:s/></text:span><text:span text:style-name="T598">dangereux</text:span><text:span text:style-name="T599"><text:s/></text:span><text:span text:style-name="T600">de</text:span><text:span text:style-name="T601"><text:s/></text:span><text:span text:style-name="T602">prendre</text:span><text:span text:style-name="T603"><text:s/></text:span><text:span text:style-name="T604">ses</text:span><text:span text:style-name="T605"><text:s/></text:span><text:span text:style-name="T606">intérêts</text:span><text:span text:style-name="T607"> :</text:span><text:span text:style-name="T608"><text:s/></text:span><text:span text:style-name="T609">au</text:span><text:span text:style-name="T610"><text:s/></text:span><text:span text:style-name="T611">prix</text:span><text:span text:style-name="T612"><text:s/></text:span><text:span text:style-name="T613">qu</text:span><text:span text:style-name="T614">’</text:span><text:span text:style-name="T615">il</text:span><text:span text:style-name="T616"><text:s/></text:span><text:span text:style-name="T617">m</text:span><text:span text:style-name="T618">’</text:span><text:span text:style-name="T619">en</text:span><text:span text:style-name="T620"><text:s/></text:span><text:span text:style-name="T621">coûte,</text:span><text:span text:style-name="T622"><text:s/></text:span><text:span text:style-name="T623">je</text:span><text:span text:style-name="T624"><text:s/></text:span><text:span text:style-name="T625">me</text:span><text:span text:style-name="T626"><text:s/></text:span><text:span text:style-name="T627">suis</text:span><text:span text:style-name="T628"><text:s/></text:span><text:span text:style-name="T629">repenti</text:span><text:span text:style-name="T630"><text:s/></text:span><text:span text:style-name="T631">plus</text:span><text:span text:style-name="T632"><text:s/></text:span><text:span text:style-name="T633">d</text:span><text:span text:style-name="T634">’</text:span><text:span text:style-name="T635">une</text:span><text:span text:style-name="T636"><text:s/></text:span><text:span text:style-name="T637">fois</text:span><text:span text:style-name="T638"><text:s/></text:span><text:span text:style-name="T639">de</text:span><text:span text:style-name="T640"><text:s/></text:span><text:span text:style-name="T641">l</text:span><text:span text:style-name="T642">’</text:span><text:span text:style-name="T643">avoir</text:span><text:span text:style-name="T644"><text:s/></text:span><text:span text:style-name="T645">fait.</text:span></text:p>
      <text:p text:style-name="P646"><text:span text:style-name="T647">Racine</text:span><text:span text:style-name="T648"><text:s/></text:span><text:span text:style-name="T649">eut</text:span><text:span text:style-name="T650"><text:s/></text:span><text:span text:style-name="T651">moins</text:span><text:span text:style-name="T652"><text:s/></text:span><text:span text:style-name="T653">d</text:span><text:span text:style-name="T654">’</text:span><text:span text:style-name="T655">ennemis,</text:span><text:span text:style-name="T656"><text:s/></text:span><text:span text:style-name="T657">mais</text:span><text:span text:style-name="T658"><text:s/></text:span><text:span text:style-name="T659">il</text:span><text:span text:style-name="T660"><text:s/></text:span><text:span text:style-name="T661">eut</text:span><text:span text:style-name="T662"><text:s/></text:span><text:span text:style-name="T663">autant</text:span><text:span text:style-name="T664"><text:s/></text:span><text:span text:style-name="T665">de</text:span><text:span text:style-name="T666"><text:s/></text:span><text:span text:style-name="T667">mauvais</text:span><text:span text:style-name="T668"><text:s/></text:span><text:span text:style-name="T669">ju</text:span><text:span text:style-name="T670">ges</text:span><text:span text:style-name="T671"><text:s/></text:span><text:span text:style-name="T672">de</text:span><text:span text:style-name="T673"><text:s/></text:span><text:span text:style-name="T674">ses</text:span><text:span text:style-name="T675"><text:s/></text:span><text:span text:style-name="T676">ouvrage</text:span><text:span text:style-name="T677">s.</text:span><text:span text:style-name="T678"><text:s/></text:span><text:span text:style-name="T679">Sa</text:span><text:span text:style-name="T680"><text:s/></text:span><text:span text:style-name="T681">t</text:span><text:span text:style-name="T682">ragédie</text:span><text:span text:style-name="T683"><text:s/></text:span><text:span text:style-name="T684">d</text:span><text:span text:style-name="T685">’</text:span><text:span text:style-name="T686">Andromaque</text:span><text:span text:style-name="T687"><text:s/></text:span><text:span text:style-name="T688">fut</text:span><text:span text:style-name="T689"><text:s/></text:span><text:span text:style-name="T690">à</text:span><text:span text:style-name="T691"><text:s/></text:span><text:span text:style-name="T692">la</text:span><text:span text:style-name="T693"><text:s/></text:span><text:span text:style-name="T694">vérité</text:span><text:span text:style-name="T695"><text:s/></text:span><text:span text:style-name="T696">applaudie,</text:span><text:span text:style-name="T697"><text:s/></text:span><text:span text:style-name="T698">mais</text:span><text:span text:style-name="T699"><text:s/></text:span><text:span text:style-name="T700">on</text:span><text:span text:style-name="T701"><text:s/></text:span><text:span text:style-name="T702">arma</text:span><text:span text:style-name="T703"><text:s/></text:span><text:span text:style-name="T704">contre</text:span><text:span text:style-name="T705"><text:s/></text:span><text:span text:style-name="T706">elle</text:span><text:span text:style-name="T707"><text:s/></text:span><text:span text:style-name="T708">les</text:span><text:span text:style-name="T709"><text:s/></text:span><text:span text:style-name="T710">critiques</text:span><text:span text:style-name="T711"><text:s/></text:span><text:span text:style-name="T712">les</text:span><text:span text:style-name="T713"><text:s/></text:span><text:span text:style-name="T714">plus</text:span><text:span text:style-name="T715"><text:s/></text:span><text:span text:style-name="T716">amères.</text:span><text:span text:style-name="T717"><text:s/></text:span><text:span text:style-name="T718">La</text:span><text:span text:style-name="T719"><text:s/></text:span><text:span text:style-name="T720">c</text:span><text:span text:style-name="T721">omédie</text:span><text:span text:style-name="T722"><text:s/></text:span><text:span text:style-name="T723">des</text:span><text:span text:style-name="T724"><text:s/></text:span><text:span text:style-name="T725">Plaideurs</text:span><text:span text:style-name="T726"><text:s/></text:span><text:span text:style-name="T727">tomba,</text:span><text:span text:style-name="T728"><text:s/></text:span><text:span text:style-name="T729">et</text:span><text:span text:style-name="T730"><text:s/></text:span><text:span text:style-name="T731">sans</text:span><text:span text:style-name="T732"><text:s/></text:span><text:span text:style-name="T733">le</text:span><text:span text:style-name="T734"><text:s/></text:span><text:span text:style-name="T735">bon</text:span><text:span text:style-name="T736"><text:s/></text:span><text:span text:style-name="T737">goût</text:span><text:span text:style-name="T738"><text:s/></text:span><text:span text:style-name="T739">de</text:span><text:span text:style-name="T740"><text:s/></text:span><text:span text:style-name="T741">Loui</text:span><text:span text:style-name="T742">s </text:span><text:span text:style-name="T743">XIV,</text:span><text:span text:style-name="T744"><text:s/></text:span><text:span text:style-name="pb">[p.</text:span><text:span text:style-name="pb"><text:s/>iv</text:span><text:span text:style-name="pb">]</text:span><text:span text:style-name="T745"><text:s/></text:span><text:span text:style-name="T746">la</text:span><text:span text:style-name="T747"><text:s/></text:span><text:span text:style-name="T748">cabale</text:span><text:span text:style-name="T749"><text:s/></text:span><text:span text:style-name="T750">aurait</text:span><text:span text:style-name="T751"><text:s/></text:span><text:span text:style-name="T752">peut-être</text:span><text:span text:style-name="T753"><text:s/></text:span><text:span text:style-name="T754">enseveli</text:span><text:span text:style-name="T755"><text:s/></text:span><text:span text:style-name="T756">pour</text:span><text:span text:style-name="T757"><text:s/></text:span><text:span text:style-name="T758">longtemps</text:span><text:span text:style-name="T759"><text:s/></text:span><text:span text:style-name="T760">une</text:span><text:span text:style-name="T761"><text:s/></text:span><text:span text:style-name="T762">de</text:span><text:span text:style-name="T763"><text:s/></text:span><text:span text:style-name="T764">nos</text:span><text:span text:style-name="T765"><text:s/></text:span><text:span text:style-name="T766">plus</text:span><text:span text:style-name="T767"><text:s/></text:span><text:span text:style-name="T768">jolies</text:span><text:span text:style-name="T769"><text:s/></text:span><text:span text:style-name="T770">pièces</text:span><text:span text:style-name="T771"><text:s/></text:span><text:span text:style-name="T772">de</text:span><text:span text:style-name="T773"><text:s/></text:span><text:span text:style-name="T774">théâtre</text:span><text:span text:style-name="T775">.</text:span></text:p>
      <text:p text:style-name="P776"><text:span text:style-name="T777">La</text:span><text:span text:style-name="T778"><text:s/></text:span><text:span text:style-name="T779">t</text:span><text:span text:style-name="T780">ragédie</text:span><text:span text:style-name="T781"><text:s/></text:span><text:span text:style-name="T782">de</text:span><text:span text:style-name="T783"><text:s/></text:span><text:span text:style-name="T784">Britannicus</text:span><text:span text:style-name="T785">,</text:span><text:span text:style-name="T786"><text:s/></text:span><text:span text:style-name="T787">qui</text:span><text:span text:style-name="T788"><text:s/></text:span><text:span text:style-name="T789">fait</text:span><text:span text:style-name="T790"><text:s/></text:span><text:span text:style-name="T791">tant</text:span><text:span text:style-name="T792"><text:s/></text:span><text:span text:style-name="T793">d</text:span><text:span text:style-name="T794">’</text:span><text:span text:style-name="T795">honneur</text:span><text:span text:style-name="T796"><text:s/></text:span><text:span text:style-name="T797">à</text:span><text:span text:style-name="T798"><text:s/></text:span><text:span text:style-name="T799">Racine,</text:span><text:span text:style-name="T800"><text:s/></text:span><text:span text:style-name="T801">ne</text:span><text:span text:style-name="T802"><text:s/></text:span><text:span text:style-name="T803">passa</text:span><text:span text:style-name="T804"><text:s/></text:span><text:span text:style-name="T805">d</text:span><text:span text:style-name="T806">’</text:span><text:span text:style-name="T807">abord</text:span><text:span text:style-name="T808"><text:s/></text:span><text:span text:style-name="T809">que</text:span><text:span text:style-name="T810"><text:s/></text:span><text:span text:style-name="T811">pour</text:span><text:span text:style-name="T812"><text:s/></text:span><text:span text:style-name="T813">une</text:span><text:span text:style-name="T814"><text:s/></text:span><text:span text:style-name="T815">faible</text:span><text:span text:style-name="T816"><text:s/></text:span><text:span text:style-name="T817">production,</text:span><text:span text:style-name="T818"><text:s/></text:span><text:span text:style-name="T819">et</text:span><text:span text:style-name="T820"><text:s/></text:span><text:span text:style-name="T821">Boursault</text:span><text:span text:style-name="T822"><text:s/></text:span><text:span text:style-name="T823">en</text:span><text:span text:style-name="T824"><text:s/></text:span><text:span text:style-name="T825">fit</text:span><text:span text:style-name="T826"><text:s/></text:span><text:span text:style-name="T827">une</text:span><text:span text:style-name="T828"><text:s/></text:span><text:span text:style-name="T829">critique</text:span><text:span text:style-name="T830"><text:s/></text:span><text:span text:style-name="T831">très</text:span><text:span text:style-name="T832"><text:s/></text:span><text:span text:style-name="T833">partiale</text:span><text:span text:style-name="T834"> ;</text:span><text:span text:style-name="T835"><text:s/></text:span><text:span text:style-name="quote.c">« </text:span><text:span text:style-name="quote.c">mais</text:span><text:span text:style-name="quote.c"><text:s/></text:span><text:span text:style-name="quote.c">enfin</text:span><text:span text:style-name="quote.c"><text:s/></text:span><text:span text:style-name="quote.c">il</text:span><text:span text:style-name="quote.c"><text:s/></text:span><text:span text:style-name="quote.c">est</text:span><text:span text:style-name="quote.c"><text:s/></text:span><text:span text:style-name="quote.c">arrivé</text:span><text:span text:style-name="quote.c"><text:s/></text:span><text:span text:style-name="quote.c">(dit</text:span><text:span text:style-name="quote.c"><text:s/></text:span><text:span text:style-name="quote.c">M. </text:span><text:span text:style-name="quote.c">Racine</text:span><text:span text:style-name="quote.c"><text:s/></text:span><text:span text:style-name="quote.c">dans</text:span><text:span text:style-name="quote.c"><text:s/></text:span><text:span text:style-name="quote.c">la</text:span><text:span text:style-name="quote.c"><text:s/></text:span><text:span text:style-name="quote.c">p</text:span><text:span text:style-name="quote.c">réface</text:span><text:span text:style-name="quote.c"><text:s/></text:span><text:span text:style-name="quote.c">de</text:span><text:span text:style-name="quote.c"><text:s/></text:span><text:span text:style-name="T836">Britannicus</text:span><text:span text:style-name="quote.c">)</text:span><text:span text:style-name="quote.c">,</text:span><text:span text:style-name="quote.c"><text:s/></text:span><text:span text:style-name="quote.c">ce</text:span><text:span text:style-name="quote.c"><text:s/></text:span><text:span text:style-name="quote.c">qui</text:span><text:span text:style-name="quote.c"><text:s/></text:span><text:span text:style-name="quote.c">arrivera</text:span><text:span text:style-name="quote.c"><text:s/></text:span><text:span text:style-name="quote.c">toujours</text:span><text:span text:style-name="quote.c"><text:s/></text:span><text:span text:style-name="quote.c">des</text:span><text:span text:style-name="quote.c"><text:s/></text:span><text:span text:style-name="quote.c">ouvrage</text:span><text:span text:style-name="quote.c">s</text:span><text:span text:style-name="quote.c"><text:s/></text:span><text:span text:style-name="quote.c">qui</text:span><text:span text:style-name="quote.c"><text:s/></text:span><text:span text:style-name="quote.c">auront</text:span><text:span text:style-name="quote.c"><text:s/></text:span><text:span text:style-name="quote.c">quelque</text:span><text:span text:style-name="quote.c"><text:s/></text:span><text:span text:style-name="quote.c">bonté.</text:span><text:span text:style-name="quote.c"><text:s/></text:span><text:span text:style-name="quote.c">Les</text:span><text:span text:style-name="quote.c"><text:s/></text:span><text:span text:style-name="quote.c">c</text:span><text:span text:style-name="quote.c">ritiques</text:span><text:span text:style-name="quote.c"><text:s/></text:span><text:span text:style-name="quote.c">se</text:span><text:span text:style-name="quote.c"><text:s/></text:span><text:span text:style-name="quote.c">sont</text:span><text:span text:style-name="quote.c"><text:s/></text:span><text:span text:style-name="quote.c">évanouis.</text:span><text:span text:style-name="quote.c"><text:s/></text:span><text:span text:style-name="quote.c">La</text:span><text:span text:style-name="quote.c"><text:s/></text:span><text:span text:style-name="quote.c">pièce</text:span><text:span text:style-name="quote.c"><text:s/></text:span><text:span text:style-name="quote.c">est</text:span><text:span text:style-name="quote.c"><text:s/></text:span><text:span text:style-name="quote.c">demeurée,</text:span><text:span text:style-name="quote.c"><text:s/></text:span><text:span text:style-name="quote.c">c</text:span><text:span text:style-name="quote.c">’</text:span><text:span text:style-name="quote.c">est</text:span><text:span text:style-name="quote.c"><text:s/></text:span><text:span text:style-name="quote.c">maintenant</text:span><text:span text:style-name="quote.c"><text:s/></text:span><text:span text:style-name="quote.c">celle</text:span><text:span text:style-name="quote.c"><text:s/></text:span><text:span text:style-name="quote.c">des</text:span><text:span text:style-name="quote.c"><text:s/></text:span><text:span text:style-name="quote.c">miennes</text:span><text:span text:style-name="quote.c"><text:s/></text:span><text:span text:style-name="quote.c">que</text:span><text:span text:style-name="quote.c"><text:s/></text:span><text:span text:style-name="quote.c">la</text:span><text:span text:style-name="quote.c"><text:s/></text:span><text:span text:style-name="quote.c">Cour</text:span><text:span text:style-name="quote.c"><text:s/></text:span><text:span text:style-name="quote.c">et</text:span><text:span text:style-name="quote.c"><text:s/></text:span><text:span text:style-name="quote.c">le</text:span><text:span text:style-name="quote.c"><text:s/></text:span><text:span text:style-name="quote.c">public</text:span><text:span text:style-name="quote.c"><text:s/></text:span><text:span text:style-name="quote.c">revoient</text:span><text:span text:style-name="quote.c"><text:s/></text:span><text:span text:style-name="quote.c">le</text:span><text:span text:style-name="quote.c"><text:s/></text:span><text:span text:style-name="quote.c">plus</text:span><text:span text:style-name="quote.c"><text:s/></text:span><text:span text:style-name="quote.c">volontiers</text:span><text:span text:style-name="quote.c"> ;</text:span><text:span text:style-name="quote.c"><text:s/></text:span><text:span text:style-name="quote.c">et</text:span><text:span text:style-name="quote.c"><text:s/></text:span><text:span text:style-name="quote.c">si</text:span><text:span text:style-name="quote.c"><text:s/></text:span><text:span text:style-name="quote.c">j</text:span><text:span text:style-name="quote.c">’</text:span><text:span text:style-name="quote.c">ai</text:span><text:span text:style-name="quote.c"><text:s/></text:span><text:span text:style-name="quote.c">fait</text:span><text:span text:style-name="quote.c"><text:s/></text:span><text:span text:style-name="quote.c">quelque</text:span><text:span text:style-name="quote.c"><text:s/></text:span><text:span text:style-name="quote.c">chose</text:span><text:span text:style-name="quote.c"><text:s/></text:span><text:span text:style-name="quote.c">de</text:span><text:span text:style-name="quote.c"><text:s/></text:span><text:span text:style-name="quote.c">solide,</text:span><text:span text:style-name="quote.c"><text:s/></text:span><text:span text:style-name="quote.c">et</text:span><text:span text:style-name="quote.c"><text:s/></text:span><text:span text:style-name="quote.c">qui</text:span><text:span text:style-name="quote.c"><text:s/></text:span><text:span text:style-name="quote.c">mérite</text:span><text:span text:style-name="quote.c"><text:s/></text:span><text:span text:style-name="quote.c">quelque</text:span><text:span text:style-name="quote.c"><text:s/></text:span><text:span text:style-name="quote.c">louange,</text:span><text:span text:style-name="quote.c"><text:s/></text:span><text:span text:style-name="quote.c">la</text:span><text:span text:style-name="quote.c"><text:s/></text:span><text:span text:style-name="quote.c">plupart</text:span><text:span text:style-name="quote.c"><text:s/></text:span><text:span text:style-name="quote.c">des</text:span><text:span text:style-name="quote.c"><text:s/></text:span><text:span text:style-name="quote.c">connaisseurs</text:span><text:span text:style-name="quote.c"><text:s/></text:span><text:span text:style-name="pb">[p</text:span><text:span text:style-name="pb">.</text:span><text:span text:style-name="pb"><text:s/></text:span><text:span text:style-name="pb">v</text:span><text:span text:style-name="pb">]</text:span><text:span text:style-name="T837"><text:s/></text:span><text:span text:style-name="quote.c">demeurent</text:span><text:span text:style-name="quote.c"><text:s/></text:span><text:span text:style-name="quote.c">d</text:span><text:span text:style-name="quote.c">’</text:span><text:span text:style-name="quote.c">accord</text:span><text:span text:style-name="quote.c"><text:s/></text:span><text:span text:style-name="quote.c">que</text:span><text:span text:style-name="quote.c"><text:s/></text:span><text:span text:style-name="quote.c">c</text:span><text:span text:style-name="quote.c">’</text:span><text:span text:style-name="quote.c">est</text:span><text:span text:style-name="quote.c"><text:s/></text:span><text:span text:style-name="quote.c">ce</text:span><text:span text:style-name="quote.c"><text:s/></text:span><text:span text:style-name="quote.c">même</text:span><text:span text:style-name="quote.c"><text:s/></text:span><text:span text:style-name="T838">Britannicus</text:span><text:span text:style-name="quote.c"> »</text:span>.</text:p>
      <text:p text:style-name="P839">Le<text:s/>détail<text:s/>de<text:s/>tous<text:s/>les<text:s/>faits,<text:s/>que<text:s/>nous<text:s/>ne<text:s/>faisons<text:s/>qu’indiquer<text:s/>ici,<text:s/>se<text:s/>trouve<text:s/>aux<text:s/>articles<text:s/>des<text:s/>pièces<text:s/>que<text:s/>nous<text:s/>venons<text:s/>de<text:s/>nommer ;<text:s/>et<text:s/>nous<text:s/>espérons<text:s/>que<text:s/>le<text:s/>lecteur<text:s/>sera<text:s/>satisfait<text:s/>du<text:s/>soin<text:s/>que<text:s/>nous<text:s/>avons<text:s/>pris<text:s/>de<text:s/>n’omettre<text:s/>rien<text:s/>d’essentiel<text:s/>à<text:s/>ce<text:s/>sujet.</text:p>
      <text:p text:style-name="P840">L’article<text:s/>de<text:s/>la<text:s/>vie<text:s/>de<text:s/>Molière<text:s/>a<text:s/>été<text:s/>fait<text:s/>avec<text:s/>attention :<text:s/>on<text:s/>y<text:s/>a<text:s/>rassemblé<text:s/>quantité<text:s/>d’anecdotes<text:s/>qui<text:s/>ne<text:s/>se<text:s/>trouvent<text:s/>que<text:s/>dans<text:s/>différents<text:s/>ouvrages,<text:s/>et<text:s/>qui<text:s/>rendent<text:s/>celui<text:s/>dont<text:s/>nous<text:s/>parlons<text:s/>très<text:s/>curieux.</text:p>
      <text:p text:style-name="P841"><text:span text:style-name="T842">Après</text:span><text:span text:style-name="T843"><text:s/></text:span><text:span text:style-name="T844">Andromaque</text:span><text:span text:style-name="T845">,</text:span><text:span text:style-name="T846"><text:s/></text:span><text:span text:style-name="T847">suit</text:span><text:span text:style-name="T848"><text:s/></text:span><text:span text:style-name="T849">la</text:span><text:span text:style-name="T850"><text:s/></text:span><text:span text:style-name="T851">v</text:span><text:span text:style-name="T852">ie</text:span><text:span text:style-name="T853"><text:s/></text:span><text:span text:style-name="T854">de</text:span><text:span text:style-name="T855"><text:s/></text:span><text:span text:style-name="T856">M. </text:span><text:span text:style-name="T857">Racine,</text:span><text:span text:style-name="T858"><text:s/></text:span><text:span text:style-name="T859">pour</text:span><text:span text:style-name="T860"><text:s/></text:span><text:span text:style-name="T861">laquelle</text:span><text:span text:style-name="T862"><text:s/></text:span><text:span text:style-name="T863">nous</text:span><text:span text:style-name="T864"><text:s/></text:span><text:span text:style-name="T865">n</text:span><text:span text:style-name="T866">’</text:span><text:span text:style-name="T867">avons</text:span><text:span text:style-name="T868"><text:s/></text:span><text:span text:style-name="T869">pas</text:span><text:span text:style-name="T870"><text:s/></text:span><text:span text:style-name="T871">moins</text:span><text:span text:style-name="T872"><text:s/></text:span><text:span text:style-name="T873">fait</text:span><text:span text:style-name="T874"><text:s/></text:span><text:span text:style-name="T875">de</text:span><text:span text:style-name="T876"><text:s/></text:span><text:span text:style-name="T877">recherches</text:span><text:span text:style-name="T878"><text:s/></text:span><text:span text:style-name="T879">que</text:span><text:span text:style-name="T880"><text:s/></text:span><text:span text:style-name="T881">pour</text:span><text:span text:style-name="T882"><text:s/></text:span><text:span text:style-name="T883">celle</text:span><text:span text:style-name="T884"><text:s/></text:span><text:span text:style-name="T885">de</text:span><text:span text:style-name="T886"><text:s/></text:span><text:span text:style-name="T887">Molière</text:span><text:span text:style-name="T888"> :</text:span><text:span text:style-name="T889"><text:s/></text:span><text:span text:style-name="T890">on</text:span><text:span text:style-name="T891"><text:s/></text:span><text:span text:style-name="T892">y</text:span><text:span text:style-name="T893"><text:s/></text:span><text:span text:style-name="T894">trouvera</text:span><text:span text:style-name="T895"><text:s/></text:span><text:span text:style-name="T896">même</text:span><text:span text:style-name="T897"><text:s/></text:span><text:span text:style-name="pb">[p</text:span><text:span text:style-name="pb">.</text:span><text:span text:style-name="pb"><text:s/></text:span><text:span text:style-name="pb">vj</text:span><text:span text:style-name="pb">]</text:span><text:span text:style-name="T898"><text:s/></text:span><text:span text:style-name="T899">de</text:span><text:span text:style-name="T900"><text:s/></text:span><text:span text:style-name="T901">certains</text:span><text:span text:style-name="T902"><text:s/></text:span><text:span text:style-name="T903">faits</text:span><text:span text:style-name="T904"><text:s/></text:span><text:span text:style-name="T905">qui</text:span><text:span text:style-name="T906"><text:s/></text:span><text:span text:style-name="T907">ne</text:span><text:span text:style-name="T908"><text:s/></text:span><text:span text:style-name="T909">sont</text:span><text:span text:style-name="T910"><text:s/></text:span><text:span text:style-name="T911">connus</text:span><text:span text:style-name="T912"><text:s/></text:span><text:span text:style-name="T913">que</text:span><text:span text:style-name="T914"><text:s/></text:span><text:span text:style-name="T915">de</text:span><text:span text:style-name="T916"><text:s/></text:span><text:span text:style-name="T917">peu</text:span><text:span text:style-name="T918"><text:s/></text:span><text:span text:style-name="T919">de</text:span><text:span text:style-name="T920"><text:s/></text:span><text:span text:style-name="T921">personnes.</text:span></text:p>
      <text:p text:style-name="P922"><text:span text:style-name="T923">Les</text:span><text:span text:style-name="T924"><text:s/></text:span><text:span text:style-name="T925">autres</text:span><text:span text:style-name="T926"><text:s/></text:span><text:span text:style-name="T927">pièces</text:span><text:span text:style-name="T928"><text:s/></text:span><text:span text:style-name="T929">qui</text:span><text:span text:style-name="T930"><text:s/></text:span><text:span text:style-name="T931">composent</text:span><text:span text:style-name="T932"><text:s/></text:span><text:span text:style-name="T933">ce</text:span><text:span text:style-name="T934"><text:s/></text:span><text:span text:style-name="T935">v</text:span><text:span text:style-name="T936">olume</text:span><text:span text:style-name="T937"><text:s/></text:span><text:span text:style-name="T938">ne</text:span><text:span text:style-name="T939"><text:s/></text:span><text:span text:style-name="T940">sont</text:span><text:span text:style-name="T941"><text:s/></text:span><text:span text:style-name="T942">pas</text:span><text:span text:style-name="T943"><text:s/></text:span><text:span text:style-name="T944">moins</text:span><text:span text:style-name="T945"><text:s/></text:span><text:span text:style-name="T946">intéressantes</text:span><text:span text:style-name="T947"><text:s/></text:span><text:span text:style-name="T948">dans</text:span><text:span text:style-name="T949"><text:s/></text:span><text:span text:style-name="T950">leur</text:span><text:span text:style-name="T951"><text:s/></text:span><text:span text:style-name="T952">genre</text:span><text:span text:style-name="T953"><text:s/></text:span><text:span text:style-name="T954">pour</text:span><text:span text:style-name="T955"><text:s/></text:span><text:span text:style-name="T956">l</text:span><text:span text:style-name="T957">’</text:span><text:span text:style-name="T958">h</text:span><text:span text:style-name="T959">istoire</text:span><text:span text:style-name="T960"><text:s/></text:span><text:span text:style-name="T961">du</text:span><text:span text:style-name="T962"><text:s/></text:span><text:span text:style-name="T963">t</text:span><text:span text:style-name="T964">héâtre</text:span><text:span text:style-name="T965"><text:s/></text:span><text:span text:style-name="T966">f</text:span><text:span text:style-name="T967">rançais</text:span><text:span text:style-name="T968"> ;</text:span><text:span text:style-name="T969"><text:s/></text:span><text:span text:style-name="T970">nous</text:span><text:span text:style-name="T971"><text:s/></text:span><text:span text:style-name="T972">espérons</text:span><text:span text:style-name="T973"><text:s/></text:span><text:span text:style-name="T974">que</text:span><text:span text:style-name="T975"><text:s/></text:span><text:span text:style-name="T976">le</text:span><text:span text:style-name="T977"><text:s/></text:span><text:span text:style-name="T978">lecteur</text:span><text:span text:style-name="T979"><text:s/></text:span><text:span text:style-name="T980">verra</text:span><text:span text:style-name="T981"><text:s/></text:span><text:span text:style-name="T982">avec</text:span><text:span text:style-name="T983"><text:s/></text:span><text:span text:style-name="T984">plaisir</text:span><text:span text:style-name="T985"><text:s/></text:span><text:span text:style-name="T986">les</text:span><text:span text:style-name="T987"><text:s/></text:span><text:span text:style-name="T988">articles</text:span><text:span text:style-name="T989"><text:s/></text:span><text:span text:style-name="T990">d</text:span><text:span text:style-name="T991">’</text:span><text:span text:style-name="T992">Agésilas</text:span><text:span text:style-name="T993">,</text:span><text:span text:style-name="T994"><text:s/></text:span><text:span text:style-name="T995">d</text:span><text:span text:style-name="T996">’</text:span><text:span text:style-name="T997">Attila</text:span><text:span text:style-name="T998">,</text:span><text:span text:style-name="T999"><text:s/></text:span><text:span text:style-name="T1000">du</text:span><text:span text:style-name="T1001"><text:s/></text:span><text:span text:style-name="T1002">M</text:span><text:span text:style-name="T1003">édecin</text:span><text:span text:style-name="T1004"><text:s/></text:span><text:span text:style-name="T1005">malgré</text:span><text:span text:style-name="T1006"><text:s/></text:span><text:span text:style-name="T1007">lui</text:span><text:span text:style-name="T1008">,</text:span><text:span text:style-name="T1009"><text:s/></text:span><text:span text:style-name="T1010">du</text:span><text:span text:style-name="T1011"><text:s/></text:span><text:span text:style-name="T1012">Ballet</text:span><text:span text:style-name="T1013"><text:s/></text:span><text:span text:style-name="T1014">des</text:span><text:span text:style-name="T1015"><text:s/></text:span><text:span text:style-name="T1016">Muses</text:span><text:span text:style-name="T1017">,</text:span><text:span text:style-name="T1018"><text:s/></text:span><text:span text:style-name="T1019">du</text:span><text:span text:style-name="T1020"><text:s/></text:span><text:span text:style-name="T1021">Sicilien</text:span><text:span text:style-name="T1022">,</text:span><text:span text:style-name="T1023"><text:s/></text:span><text:span text:style-name="T1024">d</text:span><text:span text:style-name="T1025">’</text:span><text:span text:style-name="T1026">Amphitryon</text:span><text:span text:style-name="T1027">,</text:span><text:span text:style-name="T1028"><text:s/></text:span><text:span text:style-name="T1029">de</text:span><text:span text:style-name="T1030"><text:s/></text:span><text:span text:style-name="T1031">George</text:span><text:span text:style-name="T1032"><text:s/></text:span><text:span text:style-name="T1033">Dandin</text:span><text:span text:style-name="T1034">,</text:span><text:span text:style-name="T1035"><text:s/></text:span><text:span text:style-name="T1036">de</text:span><text:span text:style-name="T1037"><text:s/></text:span><text:span text:style-name="T1038">Pourceaugnac</text:span><text:span text:style-name="T1039">,</text:span><text:span text:style-name="T1040"><text:s/></text:span><text:span text:style-name="T1041">du</text:span><text:span text:style-name="T1042"><text:s/></text:span><text:span text:style-name="T1043">Jaloux</text:span><text:span text:style-name="T1044"><text:s/></text:span><text:span text:style-name="T1045">invisible</text:span><text:span text:style-name="T1046">,</text:span><text:span text:style-name="T1047"><text:s/></text:span><text:span text:style-name="T1048">de</text:span><text:span text:style-name="T1049"><text:s/></text:span><text:span text:style-name="T1050">L</text:span><text:span text:style-name="T1051">a</text:span><text:span text:style-name="T1052"><text:s/></text:span><text:span text:style-name="T1053">Veuve</text:span><text:span text:style-name="T1054"><text:s/></text:span><text:span text:style-name="T1055">à</text:span><text:span text:style-name="T1056"><text:s/></text:span><text:span text:style-name="T1057">la</text:span><text:span text:style-name="T1058"><text:s/></text:span><text:span text:style-name="T1059">mode</text:span><text:span text:style-name="T1060">,</text:span><text:span text:style-name="T1061"><text:s/></text:span><text:span text:style-name="T1062">de</text:span><text:span text:style-name="T1063"><text:s/></text:span><text:span text:style-name="T1064">Délie</text:span><text:span text:style-name="T1065">,</text:span><text:span text:style-name="T1066"><text:s/></text:span><text:span text:style-name="T1067">de</text:span><text:span text:style-name="T1068"><text:s/></text:span><text:span text:style-name="T1069">L</text:span><text:span text:style-name="T1070">a</text:span><text:span text:style-name="T1071"><text:s/></text:span><text:span text:style-name="T1072">Folle</text:span><text:span text:style-name="T1073"><text:s/></text:span><text:span text:style-name="T1074">Querelle</text:span><text:span text:style-name="T1075">,</text:span><text:span text:style-name="T1076"><text:s/></text:span><text:span text:style-name="T1077">première</text:span><text:span text:style-name="T1078"><text:s/></text:span><text:span text:style-name="T1079">c</text:span><text:span text:style-name="T1080">ritique</text:span><text:span text:style-name="T1081"><text:s/></text:span><text:span text:style-name="T1082">et</text:span><text:span text:style-name="T1083"><text:s/></text:span><text:span text:style-name="T1084">première</text:span><text:span text:style-name="T1085"><text:s/></text:span><text:span text:style-name="T1086">p</text:span><text:span text:style-name="T1087">arodie</text:span><text:span text:style-name="T1088"><text:s/></text:span><text:span text:style-name="T1089">en</text:span><text:span text:style-name="T1090"><text:s/></text:span><text:span text:style-name="T1091">forme</text:span><text:span text:style-name="T1092"><text:s/></text:span><text:span text:style-name="T1093">de</text:span><text:span text:style-name="T1094"><text:s/></text:span><text:span text:style-name="T1095">c</text:span><text:span text:style-name="T1096">omédie</text:span><text:span text:style-name="T1097"><text:s/></text:span><text:span text:style-name="T1098">(de</text:span><text:span text:style-name="T1099"><text:s/></text:span><text:span text:style-name="T1100">la</text:span><text:span text:style-name="T1101"><text:s/></text:span><text:span text:style-name="T1102">t</text:span><text:span text:style-name="T1103">ragédie</text:span><text:span text:style-name="T1104"><text:s/></text:span><text:span text:style-name="T1105">d</text:span><text:span text:style-name="T1106">’</text:span><text:span text:style-name="T1107">Andromaque</text:span><text:span text:style-name="T1108">)</text:span><text:span text:style-name="T1109">,</text:span><text:span text:style-name="T1110"><text:s/></text:span><text:span text:style-name="T1111">des</text:span><text:span text:style-name="T1112"><text:s/></text:span><text:span text:style-name="T1113">Faux</text:span><text:span text:style-name="T1114"><text:s/></text:span><text:span text:style-name="T1115">Moscovites</text:span><text:span text:style-name="T1116">,</text:span><text:span text:style-name="T1117"><text:s/></text:span><text:span text:style-name="T1118">du</text:span><text:span text:style-name="T1119"><text:s/></text:span><text:span text:style-name="T1120">Courtisan</text:span><text:span text:style-name="T1121"><text:s/></text:span><text:span text:style-name="T1122">p</text:span><text:span text:style-name="T1123">arfait</text:span><text:span text:style-name="T1124">,</text:span><text:span text:style-name="T1125"><text:s/></text:span><text:span text:style-name="T1126">du</text:span><text:span text:style-name="T1127"><text:s/></text:span><text:span text:style-name="T1128">Baro</text:span><text:span text:style-name="T1129">n</text:span><text:span text:style-name="T1130"><text:s/></text:span><text:span text:style-name="T1131">d</text:span><text:span text:style-name="T1132">’</text:span><text:span text:style-name="T1133">Alb</text:span><text:span text:style-name="T1134">ikrac</text:span><text:span text:style-name="T1135">,</text:span><text:span text:style-name="T1136"><text:s/></text:span><text:span text:style-name="T1137">du</text:span><text:span text:style-name="T1138"><text:s/></text:span><text:span text:style-name="T1139">Jeune</text:span><text:span text:style-name="T1140"><text:s/></text:span><text:span text:style-name="T1141">Marius</text:span><text:span text:style-name="T1142">,</text:span><text:span text:style-name="T1143"><text:s/></text:span><text:span text:style-name="T1144">de</text:span><text:span text:style-name="T1145"><text:s/></text:span><text:span text:style-name="T1146">L</text:span><text:span text:style-name="T1147">a</text:span><text:span text:style-name="T1148"><text:s/></text:span><text:span text:style-name="T1149">Fête</text:span><text:span text:style-name="T1150"><text:s/></text:span><text:span text:style-name="T1151">de</text:span><text:span text:style-name="T1152"><text:s/></text:span><text:span text:style-name="T1153">Vé</text:span><text:span text:style-name="T1154">nus</text:span><text:span text:style-name="T1155">,</text:span><text:span text:style-name="T1156"><text:s/></text:span><text:span text:style-name="T1157">de</text:span><text:span text:style-name="T1158"><text:s/></text:span><text:span text:style-name="T1159">L</text:span><text:span text:style-name="T1160">a</text:span><text:span text:style-name="T1161"><text:s/></text:span><text:span text:style-name="T1162">Femme</text:span><text:span text:style-name="T1163"><text:s/></text:span><text:span text:style-name="T1164">j</text:span><text:span text:style-name="T1165">uge</text:span><text:span text:style-name="T1166"><text:s/></text:span><text:span text:style-name="T1167">et</text:span><text:span text:style-name="T1168"><text:s/></text:span><text:span text:style-name="T1169">p</text:span><text:span text:style-name="T1170">artie</text:span><text:span text:style-name="T1171">,</text:span><text:span text:style-name="T1172"><text:s/></text:span><text:span text:style-name="T1173">etc.</text:span></text:p>
      <text:p text:style-name="Corpsdetexte"><text:span text:style-name="pb">[p</text:span><text:span text:style-name="pb">.</text:span><text:span text:style-name="pb"><text:s/></text:span><text:span text:style-name="pb">vij</text:span><text:span text:style-name="pb">]</text:span><text:span text:style-name="T1174"><text:s/></text:span><text:span text:style-name="T1175">On</text:span><text:span text:style-name="T1176"><text:s/></text:span><text:span text:style-name="T1177">trouvera</text:span><text:span text:style-name="T1178"><text:s/></text:span><text:span text:style-name="T1179">dans</text:span><text:span text:style-name="T1180"><text:s/></text:span><text:span text:style-name="T1181">ce</text:span><text:span text:style-name="T1182"><text:s/></text:span><text:span text:style-name="T1183">v</text:span><text:span text:style-name="T1184">olume</text:span><text:span text:style-name="T1185"><text:s/></text:span><text:span text:style-name="T1186">une</text:span><text:span text:style-name="T1187"><text:s/></text:span><text:span text:style-name="T1188">v</text:span><text:span text:style-name="T1189">ie</text:span><text:span text:style-name="T1190"><text:s/></text:span><text:span text:style-name="T1191">de</text:span><text:span text:style-name="T1192"><text:s/></text:span><text:span text:style-name="T1193">M. </text:span><text:span text:style-name="T1194">de</text:span><text:span text:style-name="T1195"><text:s/></text:span><text:span text:style-name="T1196">Visé</text:span><text:span text:style-name="T1197"><text:s/></text:span><text:span text:style-name="T1198">(premier</text:span><text:span text:style-name="T1199"><text:s/></text:span><text:span text:style-name="T1200">auteur</text:span><text:span text:style-name="T1201"><text:s/></text:span><text:span text:style-name="T1202">du</text:span><text:span text:style-name="T1203"><text:s/></text:span><text:span text:style-name="T1204">Mercure</text:span><text:span text:style-name="T1205"><text:s/></text:span><text:span text:style-name="T1206">g</text:span><text:span text:style-name="T1207">alant</text:span><text:span text:style-name="T1208">)</text:span><text:span text:style-name="T1209">,</text:span><text:span text:style-name="T1210"><text:s/></text:span><text:span text:style-name="T1211">qui</text:span><text:span text:style-name="T1212"><text:s/></text:span><text:span text:style-name="T1213">a</text:span><text:span text:style-name="T1214"><text:s/></text:span><text:span text:style-name="T1215">composé</text:span><text:span text:style-name="T1216"><text:s/></text:span><text:span text:style-name="T1217">beaucoup</text:span><text:span text:style-name="T1218"><text:s/></text:span><text:span text:style-name="T1219">de</text:span><text:span text:style-name="T1220"><text:s/></text:span><text:span text:style-name="T1221">pièces</text:span><text:span text:style-name="T1222"><text:s/></text:span><text:span text:style-name="T1223">pour</text:span><text:span text:style-name="T1224"><text:s/></text:span><text:span text:style-name="T1225">le</text:span><text:span text:style-name="T1226"><text:s/></text:span><text:span text:style-name="T1227">t</text:span><text:span text:style-name="T1228">héâtre</text:span><text:span text:style-name="T1229"><text:s/></text:span><text:span text:style-name="T1230">f</text:span><text:span text:style-name="T1231">rançais.</text:span><text:span text:style-name="T1232"><text:s/></text:span><text:span text:style-name="T1233">Ce</text:span><text:span text:style-name="T1234"><text:s/></text:span><text:span text:style-name="T1235">que</text:span><text:span text:style-name="T1236"><text:s/></text:span><text:span text:style-name="T1237">l</text:span><text:span text:style-name="T1238">’</text:span><text:span text:style-name="T1239">on</text:span><text:span text:style-name="T1240"><text:s/></text:span><text:span text:style-name="T1241">a</text:span><text:span text:style-name="T1242"><text:s/></text:span><text:span text:style-name="T1243">dit</text:span><text:span text:style-name="T1244"><text:s/></text:span><text:span text:style-name="T1245">de</text:span><text:span text:style-name="T1246"><text:s/></text:span><text:span text:style-name="T1247">cet</text:span><text:span text:style-name="T1248"><text:s/>é</text:span><text:span text:style-name="T1249">crivain</text:span><text:span text:style-name="T1250"><text:s/></text:span><text:span text:style-name="T1251">dans</text:span><text:span text:style-name="T1252"><text:s/></text:span><text:span text:style-name="T1253">quelques</text:span><text:span text:style-name="T1254"><text:s/></text:span><text:span text:style-name="T1255">ouvrage</text:span><text:span text:style-name="T1256">s</text:span><text:span text:style-name="T1257"><text:s/></text:span><text:span text:style-name="T1258">est</text:span><text:span text:style-name="T1259"><text:s/></text:span><text:span text:style-name="T1260">si</text:span><text:span text:style-name="T1261"><text:s/></text:span><text:span text:style-name="T1262">peu</text:span><text:span text:style-name="T1263"><text:s/></text:span><text:span text:style-name="T1264">instructif,</text:span><text:span text:style-name="T1265"><text:s/></text:span><text:span text:style-name="T1266">et</text:span><text:span text:style-name="T1267"><text:s/></text:span><text:span text:style-name="T1268">accompagné</text:span><text:span text:style-name="T1269"><text:s/></text:span><text:span text:style-name="T1270">de</text:span><text:span text:style-name="T1271"><text:s/></text:span><text:span text:style-name="T1272">tant</text:span><text:span text:style-name="T1273"><text:s/></text:span><text:span text:style-name="T1274">de</text:span><text:span text:style-name="T1275"><text:s/></text:span><text:span text:style-name="T1276">fautes,</text:span><text:span text:style-name="T1277"><text:s/></text:span><text:span text:style-name="T1278">que</text:span><text:span text:style-name="T1279"><text:s/></text:span><text:span text:style-name="T1280">nous</text:span><text:span text:style-name="T1281"><text:s/></text:span><text:span text:style-name="T1282">avons</text:span><text:span text:style-name="T1283"><text:s/></text:span><text:span text:style-name="T1284">cru</text:span><text:span text:style-name="T1285"><text:s/></text:span><text:span text:style-name="T1286">devoir</text:span><text:span text:style-name="T1287"><text:s/></text:span><text:span text:style-name="T1288">nous</text:span><text:span text:style-name="T1289"><text:s/></text:span><text:span text:style-name="T1290">étendre</text:span><text:span text:style-name="T1291"><text:s/></text:span><text:span text:style-name="T1292">un</text:span><text:span text:style-name="T1293"><text:s/></text:span><text:span text:style-name="T1294">peu</text:span><text:span text:style-name="T1295"><text:s/></text:span><text:span text:style-name="T1296">sur</text:span><text:span text:style-name="T1297"><text:s/></text:span><text:span text:style-name="T1298">son</text:span><text:span text:style-name="T1299"><text:s/></text:span><text:span text:style-name="T1300">article.</text:span></text:p>
      <text:p text:style-name="P1301"><text:span text:style-name="T1302">Celui</text:span><text:span text:style-name="T1303"><text:s/></text:span><text:span text:style-name="T1304">de</text:span><text:span text:style-name="T1305"><text:s/></text:span><text:span text:style-name="T1306">M</text:span><text:span text:style-name="T1307">lle</text:span><text:span text:style-name="T1308"> </text:span><text:span text:style-name="T1309">Du</text:span><text:span text:style-name="T1310"> </text:span><text:span text:style-name="T1311">Parc</text:span><text:span text:style-name="T1312"><text:s/></text:span><text:span text:style-name="T1313">est</text:span><text:span text:style-name="T1314"><text:s/></text:span><text:span text:style-name="T1315">l</text:span><text:span text:style-name="T1316">’</text:span><text:span text:style-name="T1317">unique</text:span><text:span text:style-name="T1318"><text:s/></text:span><text:span text:style-name="T1319">que</text:span><text:span text:style-name="T1320"><text:s/></text:span><text:span text:style-name="T1321">nous</text:span><text:span text:style-name="T1322"><text:s/></text:span><text:span text:style-name="T1323">donnions</text:span><text:span text:style-name="T1324"><text:s/></text:span><text:span text:style-name="T1325">maintenant</text:span><text:span text:style-name="T1326"><text:s/></text:span><text:span text:style-name="T1327">sur</text:span><text:span text:style-name="T1328"><text:s/></text:span><text:span text:style-name="T1329">les</text:span><text:span text:style-name="T1330"><text:s/></text:span><text:span text:style-name="T1331">célèbres</text:span><text:span text:style-name="T1332"><text:s/></text:span><text:span text:style-name="T1333">acte</text:span><text:span text:style-name="T1334">urs</text:span><text:span text:style-name="T1335"> ;</text:span><text:span text:style-name="T1336"><text:s/></text:span><text:span text:style-name="T1337">mais</text:span><text:span text:style-name="T1338"><text:s/></text:span><text:span text:style-name="T1339">le</text:span><text:span text:style-name="T1340"><text:s/></text:span><text:span text:style-name="T1341">lecteur</text:span><text:span text:style-name="T1342"><text:s/></text:span><text:span text:style-name="T1343">n</text:span><text:span text:style-name="T1344">’</text:span><text:span text:style-name="T1345">y</text:span><text:span text:style-name="T1346"><text:s/></text:span><text:span text:style-name="T1347">perdra</text:span><text:span text:style-name="T1348"><text:s/></text:span><text:span text:style-name="T1349">rien,</text:span><text:span text:style-name="T1350"><text:s/></text:span><text:span text:style-name="T1351">et</text:span><text:span text:style-name="T1352"><text:s/></text:span><text:span text:style-name="T1353">le</text:span><text:span text:style-name="T1354"><text:s/></text:span><text:span text:style-name="T1355">v</text:span><text:span text:style-name="T1356">olume</text:span><text:span text:style-name="T1357"><text:s/></text:span><text:span text:style-name="T1358">suivant</text:span><text:span text:style-name="T1359"><text:s/></text:span><text:span text:style-name="T1360">le</text:span><text:span text:style-name="T1361"><text:s/></text:span><text:span text:style-name="T1362">dédommagera</text:span><text:span text:style-name="T1363"><text:s/></text:span><text:span text:style-name="T1364">amplement</text:span><text:span text:style-name="T1365"><text:s/></text:span><text:span text:style-name="T1366">de</text:span><text:span text:style-name="T1367"><text:s/></text:span><text:span text:style-name="T1368">son</text:span><text:span text:style-name="T1369"><text:s/></text:span><text:span text:style-name="T1370">attente.</text:span></text:p>
      <text:p text:style-name="P1371"><text:span text:style-name="T1372">Il</text:span><text:span text:style-name="T1373"><text:s/></text:span><text:span text:style-name="T1374">ne</text:span><text:span text:style-name="T1375"><text:s/></text:span><text:span text:style-name="T1376">nous</text:span><text:span text:style-name="T1377"><text:s/></text:span><text:span text:style-name="T1378">reste</text:span><text:span text:style-name="T1379"><text:s/></text:span><text:span text:style-name="T1380">plus</text:span><text:span text:style-name="T1381"><text:s/></text:span><text:span text:style-name="T1382">qu</text:span><text:span text:style-name="T1383">’</text:span><text:span text:style-name="T1384">à</text:span><text:span text:style-name="T1385"><text:s/></text:span><text:span text:style-name="T1386">renouveler</text:span><text:span text:style-name="T1387"><text:s/></text:span><text:span text:style-name="T1388">nos</text:span><text:span text:style-name="T1389"><text:s/></text:span><text:span text:style-name="T1390">instances</text:span><text:span text:style-name="T1391"><text:s/></text:span><text:span text:style-name="T1392">auprès</text:span><text:span text:style-name="T1393"><text:s/></text:span><text:span text:style-name="T1394">des</text:span><text:span text:style-name="T1395"><text:s/></text:span><text:span text:style-name="T1396">personnes</text:span><text:span text:style-name="T1397"><text:s/></text:span><text:span text:style-name="T1398">qui</text:span><text:span text:style-name="T1399"><text:s/></text:span><text:span text:style-name="T1400">peuvent</text:span><text:span text:style-name="T1401"><text:s/></text:span><text:span text:style-name="T1402">avoir</text:span><text:span text:style-name="T1403"><text:s/></text:span><text:span text:style-name="T1404">des</text:span><text:span text:style-name="T1405"><text:s/></text:span><text:span text:style-name="T1406">m</text:span><text:span text:style-name="T1407">émoires</text:span><text:span text:style-name="T1408"><text:s/></text:span><text:span text:style-name="T1409">sur</text:span><text:span text:style-name="T1410"><text:s/></text:span><text:span text:style-name="T1411">différents</text:span><text:span text:style-name="T1412"><text:s/></text:span><text:span text:style-name="pb">[p</text:span><text:span text:style-name="pb">.</text:span><text:span text:style-name="pb"><text:s/></text:span><text:span text:style-name="pb">viij</text:span><text:span text:style-name="pb">]</text:span><text:span text:style-name="T1413"><text:s/></text:span><text:span text:style-name="T1414">auteur</text:span><text:span text:style-name="T1415">s,</text:span><text:span text:style-name="T1416"><text:s/></text:span><text:span text:style-name="T1417">dont</text:span><text:span text:style-name="T1418"><text:s/></text:span><text:span text:style-name="T1419">nous</text:span><text:span text:style-name="T1420"><text:s/></text:span><text:span text:style-name="T1421">aurons</text:span><text:span text:style-name="T1422"><text:s/></text:span><text:span text:style-name="T1423">bientôt</text:span><text:span text:style-name="T1424"><text:s/></text:span><text:span text:style-name="T1425">occasion</text:span><text:span text:style-name="T1426"><text:s/></text:span><text:span text:style-name="T1427">de</text:span><text:span text:style-name="T1428"><text:s/></text:span><text:span text:style-name="T1429">parler,</text:span><text:span text:style-name="T1430"><text:s/></text:span><text:span text:style-name="T1431">pour</text:span><text:span text:style-name="T1432"><text:s/></text:span><text:span text:style-name="T1433">les</text:span><text:span text:style-name="T1434"><text:s/></text:span><text:span text:style-name="T1435">prier</text:span><text:span text:style-name="T1436"><text:s/></text:span><text:span text:style-name="T1437">de</text:span><text:span text:style-name="T1438"><text:s/></text:span><text:soft-page-break/><text:span text:style-name="T1439">vouloir</text:span><text:span text:style-name="T1440"><text:s/></text:span><text:span text:style-name="T1441">bien</text:span><text:span text:style-name="T1442"><text:s/></text:span><text:span text:style-name="T1443">nous</text:span><text:span text:style-name="T1444"><text:s/></text:span><text:span text:style-name="T1445">les</text:span><text:span text:style-name="T1446"><text:s/></text:span><text:span text:style-name="T1447">communiquer</text:span><text:span text:style-name="T1448"><text:s/></text:span><text:span text:style-name="T1449">par</text:span><text:span text:style-name="T1450"><text:s/></text:span><text:span text:style-name="T1451">la</text:span><text:span text:style-name="T1452"><text:s/></text:span><text:span text:style-name="T1453">voie</text:span><text:span text:style-name="T1454"><text:s/></text:span><text:span text:style-name="T1455">de</text:span><text:span text:style-name="T1456"><text:s/></text:span><text:span text:style-name="T1457">M. </text:span><text:span text:style-name="T1458">Le</text:span><text:span text:style-name="T1459"> </text:span><text:span text:style-name="T1460">Mercier,</text:span><text:span text:style-name="T1461"><text:s/></text:span><text:span text:style-name="T1462">imprimeur-l</text:span><text:span text:style-name="T1463">ibraire,</text:span><text:span text:style-name="T1464"><text:s/></text:span><text:span text:style-name="T1465">r</text:span><text:span text:style-name="T1466">ue</text:span><text:span text:style-name="T1467"><text:s/></text:span><text:span text:style-name="T1468">Saint</text:span><text:span text:style-name="T1469">-</text:span><text:span text:style-name="T1470">Jacques,</text:span><text:span text:style-name="T1471"><text:s/></text:span><text:span text:style-name="T1472">au</text:span><text:span text:style-name="T1473"><text:s/></text:span><text:span text:style-name="T1474">Livre</text:span><text:span text:style-name="T1475"><text:s/></text:span><text:span text:style-name="T1476">d</text:span><text:span text:style-name="T1477">’</text:span><text:span text:style-name="T1478">o</text:span><text:span text:style-name="T1479">r.</text:span><text:span text:style-name="T1480"><text:s/></text:span><text:span text:style-name="T1481">Les</text:span><text:span text:style-name="T1482"><text:s/></text:span><text:span text:style-name="T1483">auteur</text:span><text:span text:style-name="T1484">s</text:span><text:span text:style-name="T1485"><text:s/></text:span><text:span text:style-name="T1486">sur</text:span><text:span text:style-name="T1487"><text:s/></text:span><text:span text:style-name="T1488">lesquels</text:span><text:span text:style-name="T1489"><text:s/></text:span><text:span text:style-name="T1490">nous</text:span><text:span text:style-name="T1491"><text:s/></text:span><text:span text:style-name="T1492">demandons</text:span><text:span text:style-name="T1493"><text:s/></text:span><text:span text:style-name="T1494">des</text:span><text:span text:style-name="T1495"><text:s/></text:span><text:span text:style-name="T1496">faits</text:span><text:span text:style-name="T1497"><text:s/></text:span><text:span text:style-name="T1498">sont</text:span><text:span text:style-name="T1499"><text:s/></text:span><text:span text:style-name="T1500">MM. </text:span><text:span text:style-name="T1501">l</text:span><text:span text:style-name="T1502">’</text:span><text:span text:style-name="T1503">a</text:span><text:span text:style-name="T1504">bbé</text:span><text:span text:style-name="T1505"><text:s/></text:span><text:span text:style-name="T1506">Abeille,</text:span><text:span text:style-name="T1507"><text:s/></text:span><text:span text:style-name="T1508">Boursault,</text:span><text:span text:style-name="T1509"><text:s/></text:span><text:span text:style-name="T1510">Pradon,</text:span><text:span text:style-name="T1511"><text:s/></text:span><text:span text:style-name="T1512">Ferrier,</text:span><text:span text:style-name="T1513"><text:s/></text:span><text:span text:style-name="T1514">l</text:span><text:span text:style-name="T1515">’</text:span><text:span text:style-name="T1516">a</text:span><text:span text:style-name="T1517">bbé</text:span><text:span text:style-name="T1518"><text:s/></text:span><text:span text:style-name="T1519">Boyer,</text:span><text:span text:style-name="T1520"><text:s/></text:span><text:span text:style-name="T1521">de</text:span><text:span text:style-name="T1522"><text:s/></text:span><text:span text:style-name="T1523">L</text:span><text:span text:style-name="T1524">a</text:span><text:span text:style-name="T1525"> </text:span><text:span text:style-name="T1526">Chapelle,</text:span><text:span text:style-name="T1527"><text:s/></text:span><text:span text:style-name="T1528">et</text:span><text:span text:style-name="T1529"><text:s/></text:span><text:span text:style-name="T1530">M</text:span><text:span text:style-name="T1531">me</text:span><text:span text:style-name="T1532"> </text:span><text:span text:style-name="T1533">Des</text:span><text:span text:style-name="T1534">h</text:span><text:span text:style-name="T1535">oulières,</text:span><text:span text:style-name="T1536"><text:s/></text:span><text:span text:style-name="T1537">sans</text:span><text:span text:style-name="T1538"><text:s/></text:span><text:span text:style-name="T1539">exclure</text:span><text:span text:style-name="T1540"><text:s/></text:span><text:span text:style-name="T1541">ceux</text:span><text:span text:style-name="T1542"><text:s/></text:span><text:span text:style-name="T1543">qui</text:span><text:span text:style-name="T1544"><text:s/></text:span><text:span text:style-name="T1545">sont</text:span><text:span text:style-name="T1546"><text:s/></text:span><text:span text:style-name="T1547">plus</text:span><text:span text:style-name="T1548"><text:s/></text:span><text:span text:style-name="T1549">modernes.</text:span></text:p>
      <text:h text:style-name="Titre1" text:outline-level="1">1666.<text:s/>Le<text:s/>Misanthrope</text:h>
      <text:p text:style-name="argument"><text:span text:style-name="pb">[p.</text:span><text:span text:style-name="pb"><text:s/></text:span><text:span text:style-name="pb">37</text:span><text:span text:style-name="pb">]</text:span><text:span text:style-name="T1550"><text:s/></text:span>Comédie<text:s/>en<text:s/>cinq<text:s/>actes,<text:s/>en<text:s/>vers,<text:s/>de<text:s/>M. Molière,<text:s/>représentée<text:s/>sur<text:s/>le<text:s/>théâtre<text:s/>du<text:s/>Palais-Royal,<text:s/>le<text:s/>vendredi<text:s/>4 juin.</text:p>
      <text:p text:style-name="Corpsdetexte"><text:span text:style-name="T1551">Voici</text:span><text:span text:style-name="T1552"><text:s/></text:span><text:span text:style-name="T1553">le</text:span><text:span text:style-name="T1554"><text:s/>poème<text:s/></text:span><text:span text:style-name="T1555">dramatique</text:span><text:span text:style-name="T1556"><text:s/></text:span><text:span text:style-name="T1557">le</text:span><text:span text:style-name="T1558"><text:s/></text:span><text:span text:style-name="T1559">plus</text:span><text:span text:style-name="T1560"><text:s/></text:span><text:span text:style-name="T1561">parfait</text:span><text:span text:style-name="T1562"><text:s/></text:span><text:span text:style-name="T1563">qu</text:span><text:span text:style-name="T1564">’</text:span><text:span text:style-name="T1565">on</text:span><text:span text:style-name="T1566"><text:s/></text:span><text:span text:style-name="T1567">ait</text:span><text:span text:style-name="T1568"><text:s/></text:span><text:span text:style-name="T1569">mis</text:span><text:span text:style-name="T1570"><text:s/></text:span><text:span text:style-name="T1571">au</text:span><text:span text:style-name="T1572"><text:s/></text:span><text:span text:style-name="T1573">théâtre</text:span><text:span text:style-name="Appelnotedebasdep."><text:note text:note-class="footnote" text:id="_ftn0"><text:note-citation>1</text:note-citation><text:note-body><text:p text:style-name="Notedebasdepage"><text:span text:style-name="T1574"><text:s/></text:span>[BOTTOM]<text:s/>(a)<text:s/><text:span text:style-name="quote.c">« Le Misanthrope est à mon sens le caractère le plus si</text:span><text:span text:style-name="quote.c">ngulier qui ait jamais paru au t</text:span><text:span text:style-name="quote.c">héâtre. »</text:span><text:span text:style-name="T1575"><text:s/></text:span><text:span text:style-name="T1576">Réflexions sur la<text:s/></text:span><text:span text:style-name="T1577">p</text:span><text:span text:style-name="T1578">oétique</text:span><text:span text:style-name="T1579">,<text:s/></text:span><text:span text:style-name="T1580">par le P. </text:span><text:span text:style-name="T1581">Rapin.</text:span></text:p></text:note-body></text:note></text:span><text:span text:style-name="T1582">,</text:span><text:span text:style-name="T1583"><text:s/></text:span><text:span text:style-name="T1584">le</text:span><text:span text:style-name="T1585"><text:s/></text:span><text:span text:style-name="T1586">sujet,</text:span><text:span text:style-name="T1587"><text:s/></text:span><text:span text:style-name="T1588">la</text:span><text:span text:style-name="T1589"><text:s/></text:span><text:span text:style-name="T1590">conduite,</text:span><text:span text:style-name="T1591"><text:s/></text:span><text:span text:style-name="T1592">les</text:span><text:span text:style-name="T1593"><text:s/></text:span><text:span text:style-name="T1594">personnages,</text:span><text:span text:style-name="T1595"><text:s/></text:span><text:span text:style-name="T1596">la</text:span><text:span text:style-name="T1597"><text:s/></text:span><text:span text:style-name="T1598">versification,</text:span><text:span text:style-name="T1599"><text:s/></text:span><text:span text:style-name="T1600">tout</text:span><text:span text:style-name="T1601"><text:s/></text:span><text:span text:style-name="T1602">en</text:span><text:span text:style-name="T1603"><text:s/></text:span><text:span text:style-name="T1604">est</text:span><text:span text:style-name="T1605"><text:s/></text:span><text:span text:style-name="T1606">admirable.</text:span></text:p>
      <text:p text:style-name="quote"><text:span text:style-name="pb">[p</text:span><text:span text:style-name="pb">.</text:span><text:span text:style-name="pb"><text:s/></text:span><text:span text:style-name="pb">38</text:span><text:span text:style-name="pb">]</text:span><text:span text:style-name="T1607"><text:s/></text:span>« <text:span text:style-name="Appelnotedebasdep."><text:note text:note-class="footnote" text:id="_ftn1"><text:note-citation>2</text:note-citation><text:note-body><text:p text:style-name="Notedebasdepage"><text:s/>[MARGIN] (*)<text:s/><text:span text:style-name="T1608">Vie de<text:s/></text:span><text:span text:style-name="T1609">Molière, avec des jugements sur ses ouvrages</text:span>.</text:p></text:note-body></text:note></text:span>L’Europe<text:s/>regarde<text:s/>cet<text:s/>ouvrage<text:s/>comme<text:s/>le<text:s/>chef-d’œuvre<text:s/>du<text:s/>haut<text:s/>comique ;<text:s/>le<text:s/>sujet<text:s/>du<text:s/>Misanthrope<text:s/>a<text:s/>réussi<text:s/>chez<text:s/>toutes<text:s/>les<text:s/>nations,<text:s/>longtemps<text:s/>avant<text:s/>Molière,<text:s/>et<text:s/>après<text:s/>lui.<text:s/>En<text:s/>effet,<text:s/>il<text:s/>y<text:s/>a<text:s/>peu<text:s/>de<text:s/>choses<text:s/>plus<text:s/>attachantes<text:s/>qu’un<text:s/>homme<text:s/>qui<text:s/>hait<text:s/>le<text:s/>genre<text:s/>humain,<text:s/>dont<text:s/>il<text:s/>a<text:s/>éprouvé<text:s/>les<text:s/>noirceurs,<text:s/>et<text:s/>qui<text:s/>est<text:s/>entouré<text:s/>de<text:s/>flatteurs,<text:s/>dont<text:s/>la<text:s/>complaisance<text:s/>servile<text:s/>fait<text:s/>un<text:s/>contraste<text:s/>avec<text:s/>son<text:s/>inflexibilité ;<text:s/>cette<text:s/>façon<text:s/>de<text:s/>traiter<text:s/>le<text:s/>Misanthrope<text:s/>est<text:s/>la<text:s/>plus<text:s/>commune,<text:s/>la<text:s/>plus<text:s/>naturelle,<text:s/>et<text:s/>la<text:s/>plus<text:s/>susceptible<text:s/>du<text:s/>genre<text:s/>comique ;<text:s/>celle<text:s/>dont<text:s/>Molière<text:s/>l’a<text:s/>traité<text:s/>est<text:s/>bien<text:s/>plus<text:s/>délicate<text:s/>et,<text:s/>fournissant<text:s/>moins,<text:s/>exigeait<text:s/>beaucoup<text:s/>d’art ;<text:s/>il<text:s/>s’est<text:s/>fait<text:s/>à<text:s/>lui-même<text:s/>un<text:s/>sujet<text:s/>stérile,<text:s/>privé<text:s/>d’action,<text:s/>et<text:s/>vide<text:s/>d’intérêt ;<text:s/>son<text:s/>Misanthrope<text:s/>hait<text:s/>les<text:s/>hommes<text:s/>encore<text:s/>plus<text:s/>par<text:s/>humeur<text:s/>que<text:s/>par<text:s/>raison ;<text:s/>il<text:s/>n’y<text:s/>a<text:s/>d’intrigue<text:s/>dans<text:s/>la<text:s/>pièce<text:s/>que<text:s/>ce<text:s/>qu’il<text:s/>en<text:s/>faut<text:s/>pour<text:s/>faire<text:s/>sortir<text:s/>les<text:s/>caractères,<text:s/>mais<text:s/>peut-être<text:s/>pas<text:s/>assez<text:s/>pour<text:s/>attacher :<text:s/>en<text:s/>récompense<text:s/>tous<text:s/>les<text:s/>caractères<text:s/>ont<text:s/>une<text:s/>force,<text:s/>une<text:s/>vérité<text:s/>et<text:s/>une<text:s/>finesse<text:s/>que<text:s/>jamais<text:s/>auteur<text:s/>comique<text:s/>n’a<text:s/>connu<text:s/>avant<text:s/>lui.</text:p>
      <text:p text:style-name="quote">« Molière<text:s/>est<text:s/>le<text:s/>premier<text:s/>qui<text:s/>ait<text:s/>su<text:s/>tourner<text:s/>en<text:s/>scènes<text:s/>ces<text:s/>conversations<text:s/>du<text:s/>monde,<text:s/>et<text:s/>y<text:s/>mêler<text:s/>des<text:s/>portraits ;<text:s/><text:span text:style-name="T1610">L</text:span><text:span text:style-name="T1611">e</text:span><text:span text:style-name="T1612"><text:s/></text:span><text:span text:style-name="T1613">Misanthrope</text:span><text:s/>en<text:s/>est<text:s/>plein,<text:s/>c’est<text:s/>une<text:s/><text:span text:style-name="pb">[p</text:span><text:span text:style-name="pb">.</text:span><text:span text:style-name="pb"><text:s/></text:span><text:span text:style-name="pb">39</text:span><text:span text:style-name="pb">]</text:span><text:span text:style-name="T1614"><text:s/></text:span>peinture<text:s/>continuelle ;<text:s/>mais<text:s/>une<text:s/>peinture<text:s/>de<text:s/>ces<text:s/>ridicules<text:s/>que<text:s/>les<text:s/>yeux<text:s/>vulgaires<text:s/>n’aperçoivent<text:s/>pas.<text:s/>Il<text:s/>est<text:s/>inutile<text:s/>d’examiner<text:s/>ici<text:s/>en<text:s/>détail<text:s/>les<text:s/>beautés<text:s/>de<text:s/>ce<text:s/>chef-d’œuvre<text:s/>de<text:s/>l’esprit,<text:s/>et<text:s/>de<text:s/>montrer<text:s/>avec<text:s/>quel<text:s/>art<text:s/>un<text:s/>homme,<text:s/>qui<text:s/>pousse<text:s/>la<text:s/>vertu<text:s/>jusqu’au<text:s/>ridicule,<text:s/>est<text:s/>si<text:s/>rempli<text:s/>de<text:s/>faiblesse<text:s/>pour<text:s/>une<text:s/>coquette ;<text:s/>de<text:s/>remarquer<text:s/>la<text:s/>conversation,<text:s/>le<text:s/>contraste<text:s/>charmant<text:s/>d’une<text:s/>prude,<text:s/>avec<text:s/>cette<text:s/>coquette<text:s/>outrée.<text:s/>Quiconque<text:s/>lit,<text:s/>doit<text:s/>sentir<text:s/>ces<text:s/>beautés,<text:s/>lesquelles<text:s/>même,<text:s/>toutes<text:s/>grandes<text:s/>qu’elles<text:s/>sont,<text:s/>ne<text:s/>seraient<text:s/>rien<text:s/>sans<text:s/>le<text:s/>style.<text:s/>La<text:s/>pièce<text:s/>est<text:s/>d’un<text:s/>bout<text:s/>à<text:s/>l’autre,<text:s/>à<text:s/>peu<text:s/>près<text:s/>dans<text:s/>le<text:s/>style<text:s/>des<text:s/>satires<text:s/>de<text:s/>Despréaux,<text:s/>et<text:s/>c’est<text:s/>de<text:s/>toutes<text:s/>les<text:s/>pièces<text:s/>de<text:s/>Molière<text:s/>la<text:s/>plus<text:s/>fortement<text:s/>écrite.<text:s/>Elle<text:s/>eut<text:s/>à<text:s/>la<text:s/>première<text:s/>représentation<text:s/>les<text:s/>applaudissements<text:s/>qu’elle<text:s/>méritait,<text:s/>mais<text:s/>c’était<text:s/>un<text:s/>ouvrage<text:s/>plus<text:s/>fait<text:s/>pour<text:s/>les<text:s/>gens<text:s/>d’esprit<text:s/>que<text:s/>pour<text:s/>la<text:s/>multitude,<text:s/>et<text:s/>plus<text:s/>propre<text:s/>encore<text:s/>à<text:s/>être<text:s/>lu<text:s/>qu’à<text:s/>être<text:s/>joué.<text:s/>Le<text:s/>théâtre<text:s/>fut<text:s/>désert<text:s/>dès<text:s/>le<text:s/>troisième<text:s/>jour<text:span text:style-name="Appelnotedebasdep."><text:note text:note-class="footnote" text:id="_ftn2"><text:note-citation>3</text:note-citation><text:note-body><text:p text:style-name="Notedebasdepage"><text:span text:style-name="T1615"><text:s/></text:span>[BOTTOM]<text:s/>(a)<text:s/><text:span text:style-name="quote.c">« </text:span><text:span text:style-name="quote.c">(*)<text:s/></text:span><text:span text:style-name="quote.c">Molière ne l</text:span><text:span text:style-name="quote.c">aissait point languir le public ;</text:span><text:span text:style-name="quote.c"><text:s/>toujours heureux dans le choix de ses caractères, il avait travaillé sur celui du Misanthrope, il le donna au public, mais il sentit</text:span><text:span text:style-name="quote.c"><text:s/>dès la première représentation</text:span><text:span text:style-name="quote.c"><text:s/>que le peuple de Paris voulait plus rire qu’admirer ; e</text:span><text:span text:style-name="quote.c">t que pour vingt personnes qui s</text:span><text:span text:style-name="quote.c">ont susceptibles de sentir</text:span><text:span text:style-name="quote.c"><text:s/>des traits délicats et élevés,</text:span><text:span text:style-name="quote.c"><text:s/>il y en a cent qui les rebutent, faute de l</text:span><text:span text:style-name="quote.c">es connaître. Il ne fut pas plus tôt rentré dans son cabinet</text:span><text:span text:style-name="quote.c"><text:s/>qu’il travailla au<text:s/></text:span><text:span text:style-name="T1616">Médecin malgré lui</text:span><text:span text:style-name="quote.c">, pour soutenir<text:s/></text:span><text:span text:style-name="T1617">Le Misanthrope</text:span><text:span text:style-name="quote.c"> ; dont la seconde représentation fut encore plus faible que la</text:span><text:span text:style-name="quote.c"><text:s/>première, ce qui l’obligea de s</text:span><text:span text:style-name="quote.c">e dépêcher de fabrique</text:span><text:span text:style-name="quote.c">r son<text:s/></text:span><text:span text:style-name="T1618">Fagotier</text:span><text:span text:style-name="quote.c">. En quoi il n’eut pas beaucoup de peine, puisque c’était une de ces petites pièces</text:span><text:span text:style-name="quote.c">,</text:span><text:span text:style-name="quote.c"><text:s/>ou approchant, que la troupe</text:span><text:span text:style-name="quote.c"><text:s/>avait représentée (en province</text:span><text:span text:style-name="quote.c">)</text:span><text:span text:style-name="quote.c">.</text:span><text:span text:style-name="quote.c"><text:s/>La troisième représentation du<text:s/></text:span><text:span text:style-name="T1619">Misanthrope</text:span><text:span text:style-name="quote.c"><text:s/>fut encore moins heureuse que les précédentes. »</text:span></text:p><text:p text:style-name="Notedebasdepage">(*)<text:s/><text:span text:style-name="T1620">Vie de Molière</text:span>,<text:s/>par Grimarest.</text:p></text:note-body></text:note></text:span>…<text:s/>Si<text:s/>on<text:s/>osait<text:s/>chercher<text:s/>dans<text:s/><text:span text:style-name="pb">[p</text:span><text:span text:style-name="pb">.</text:span><text:span text:style-name="pb"><text:s/></text:span><text:span text:style-name="pb">40</text:span><text:span text:style-name="pb">]</text:span><text:span text:style-name="T1621"><text:s/></text:span>le<text:s/>cœur<text:s/>humain<text:s/>la<text:s/>raison<text:s/>de<text:s/>cette<text:s/>tiédeur<text:s/>du<text:s/>public<text:s/>aux<text:s/><text:soft-page-break/>représentations<text:s/>du<text:s/><text:span text:style-name="T1622">Misanthrope</text:span>,<text:s/>peut-être<text:s/>les<text:s/>retrouverait-on<text:s/>dans<text:s/>l’intrigue<text:s/>de<text:s/>la<text:s/>pièce,<text:s/>dont<text:s/>les<text:s/>beautés<text:s/>ingénieuses<text:s/>et<text:s/>fines<text:s/>ne<text:s/>sont<text:s/>pas<text:s/>également<text:s/>vives<text:s/>et<text:s/>intéressantes ;<text:s/>dans<text:s/>ces<text:s/>conversations<text:s/>mêmes<text:s/>qui<text:s/>sont<text:s/>des<text:s/>morceaux<text:s/>inimitables,<text:s/>mais<text:s/>qui<text:s/>n’étant<text:s/>pas<text:s/>toujours<text:s/>nécessaires<text:s/>à<text:s/>la<text:s/>pièce,<text:s/>peut-être<text:s/>refroidissent<text:s/>un<text:s/>peu<text:s/>l’action,<text:s/>pendant<text:s/>qu’elles<text:s/>font<text:s/>admirer<text:s/>l’auteur ;<text:s/>enfin,<text:s/>dans<text:s/>le<text:s/>dénouement<text:s/>qui,<text:s/>tout<text:s/>bien<text:s/>amené,<text:s/>et<text:s/>tout<text:s/>sage<text:s/>qu’il<text:s/>est,<text:s/>semble<text:s/>être<text:s/>attendu<text:s/>du<text:s/>public<text:s/>sans<text:s/>inquiétude,<text:s/>et<text:s/>qui<text:s/>venant<text:s/>après<text:s/>une<text:s/>intrigue<text:s/>peu<text:s/>attachante,<text:s/>ne<text:s/>peut<text:s/>avoir<text:s/>rien<text:s/>de<text:s/>piquant.<text:s/>En<text:s/>effet,<text:s/>le<text:s/>spectateur<text:s/>ne<text:s/>souhaite<text:s/>point<text:s/>que<text:s/>le<text:s/>Misanthrope<text:s/>épouse<text:s/>la<text:s/>coquette<text:s/>Célimène,<text:s/>et<text:s/>ne<text:s/>s’inquiète<text:s/>pas<text:s/>beaucoup<text:s/>s’il<text:s/>se<text:s/>détachera<text:s/>d’elle.<text:s/>Enfin,<text:s/>on<text:s/>prendrait<text:s/>la<text:s/>liberté<text:s/>de<text:s/>dire<text:s/>que<text:s/><text:span text:style-name="T1623">L</text:span><text:span text:style-name="T1624">e</text:span><text:span text:style-name="T1625"><text:s/></text:span><text:span text:style-name="T1626">Misanthrope</text:span><text:s/>est<text:s/>une<text:s/>satire<text:s/>plus<text:s/>sage<text:s/>et<text:s/>plus<text:s/>fine<text:s/>que<text:s/><text:span text:style-name="pb">[p</text:span><text:span text:style-name="pb">.</text:span><text:span text:style-name="pb"><text:s/></text:span><text:span text:style-name="pb">41</text:span><text:span text:style-name="pb">]</text:span><text:span text:style-name="T1627"><text:s/></text:span>celles<text:s/>d’Horace<text:s/>et<text:s/>de<text:s/>Boileau,<text:s/>et<text:s/>pour<text:s/>le<text:s/>moins<text:s/>aussi<text:s/>bien<text:s/>écrite,<text:s/>mais<text:s/>il<text:s/>y<text:s/>a<text:s/>des<text:s/>comédies<text:s/>plus<text:s/>intéressantes ;<text:s/>et<text:s/>que<text:s/><text:span text:style-name="T1628">L</text:span><text:span text:style-name="T1629">e</text:span><text:span text:style-name="T1630"><text:s/></text:span><text:span text:style-name="T1631">Tartuffe</text:span>,<text:s/>par<text:s/>exemple,<text:s/>réunit<text:s/>les<text:s/>beautés<text:s/>du<text:s/>style<text:s/>du<text:s/><text:span text:style-name="T1632">Misanthrope</text:span>,<text:s/>avec<text:s/>un<text:s/>intérêt<text:s/>plus<text:s/>marqué.<text:s/>On<text:s/>sait<text:s/>que<text:s/>les<text:s/>ennemis<text:s/>de<text:s/>Molière<text:s/>voulurent<text:s/>persuader<text:s/>au<text:s/>duc<text:s/>de<text:s/>Montausier,<text:s/>fameux<text:s/>par<text:s/>sa<text:s/>vertu<text:s/>sauvage,<text:s/>que<text:s/>c’était<text:s/>lui<text:s/>que<text:s/>Molière<text:s/>jouait<text:s/>dans<text:s/><text:span text:style-name="T1633">L</text:span><text:span text:style-name="T1634">e</text:span><text:span text:style-name="T1635"><text:s/></text:span><text:span text:style-name="T1636">Misanthrope</text:span> ;<text:s/>le<text:s/>duc<text:s/>de<text:s/>Montausier<text:s/>alla<text:s/>voir<text:s/>la<text:s/>pièce<text:s/>et<text:s/>dit<text:s/>en<text:s/>sortant<text:s/><text:span text:style-name="T1637">qu</text:span><text:span text:style-name="T1638">’</text:span><text:span text:style-name="T1639">il</text:span><text:span text:style-name="T1640"><text:s/></text:span><text:span text:style-name="T1641">aurait</text:span><text:span text:style-name="T1642"><text:s/></text:span><text:span text:style-name="T1643">bien</text:span><text:span text:style-name="T1644"><text:s/></text:span><text:span text:style-name="T1645">voulu</text:span><text:span text:style-name="T1646"><text:s/></text:span><text:span text:style-name="T1647">ressembler</text:span><text:span text:style-name="T1648"><text:s/></text:span><text:span text:style-name="T1649">au</text:span><text:span text:style-name="T1650"><text:s/></text:span><text:span text:style-name="T1651">Misanthrope</text:span><text:span text:style-name="T1652"><text:s/></text:span><text:span text:style-name="T1653">de</text:span><text:span text:style-name="T1654"><text:s/></text:span><text:span text:style-name="T1655">Molière</text:span>. »</text:p>
      <text:p text:style-name="quote">« <text:span text:style-name="Appelnotedebasdep."><text:note text:note-class="footnote" text:id="_ftn3"><text:note-citation>4</text:note-citation><text:note-body><text:p text:style-name="Notedebasdepage"><text:s/>[MARGIN] (*)<text:s/><text:span text:style-name="T1656">Mémoires sur la vie et les ouvrages de Molière</text:span>.</text:p></text:note-body></text:note></text:span>Le<text:s/>caractère<text:s/>du<text:s/>Misanthrope<text:s/>sera<text:s/>toujours<text:s/>regardé<text:s/>chez<text:s/>les<text:s/>nations<text:s/>polies<text:s/>comme<text:s/>l’ouvrage<text:s/>le<text:s/>plus<text:s/>parfait<text:s/>de<text:s/>la comédie<text:s/>française ;<text:s/>si<text:s/>l’on<text:s/>en<text:s/>considère<text:s/>l’objet,<text:s/>c’est<text:s/>la<text:s/>critique<text:s/>universelle<text:s/>du<text:s/>genre<text:s/>humain ;<text:s/>si<text:s/>l’on<text:s/>examine<text:s/>l’ordonnance,<text:s/>tout<text:s/>se<text:s/>rapporte<text:s/>au<text:s/>Misanthrope ;<text:s/>on<text:s/>ne<text:s/>le<text:s/>perd<text:s/>jamais<text:s/>de<text:s/>vue,<text:s/>il<text:s/>est<text:s/>le<text:s/>centre<text:s/>d’où<text:s/>part<text:s/>le<text:s/>rayon<text:s/>de<text:s/>lumière<text:s/>qui<text:s/>se<text:s/>répand<text:s/>sur<text:s/>les<text:s/>autres<text:s/>personnages,<text:s/>et<text:s/>qui<text:s/>les<text:s/>éclaire.<text:s/>L’indulgent<text:s/>Philinte<text:s/>qui,<text:s/>sans<text:s/>aimer<text:s/>ni<text:s/>censurer<text:s/>les<text:s/>hommes,<text:s/>souffre<text:s/>leurs<text:s/>défauts,<text:s/>uniquement<text:s/>par<text:s/>la<text:s/>nécessité<text:s/>de<text:s/>vivre<text:s/>avec<text:s/>eux,<text:s/>et<text:s/>par<text:s/>l’impossibilité<text:s/>de<text:s/>les<text:s/>rendre<text:s/>meilleurs,<text:s/>forme<text:s/>un<text:s/>contraste<text:s/>heureux<text:s/>avec<text:s/>le<text:s/>sévère<text:s/>Alceste<text:s/><text:span text:style-name="pb">[p</text:span><text:span text:style-name="pb">.</text:span><text:span text:style-name="pb"><text:s/></text:span><text:span text:style-name="pb">42</text:span><text:span text:style-name="pb">]</text:span><text:span text:style-name="T1657"><text:s/></text:span>qui,<text:s/>ne<text:s/>voulant<text:s/>point<text:s/>le<text:s/>prêter<text:s/>à<text:s/>la<text:s/>faiblesse<text:s/>de<text:s/>ces<text:s/>mêmes<text:s/>hommes,<text:s/>les<text:s/>hait<text:s/>et<text:s/>les<text:s/>censure,<text:s/>parce<text:s/>qu’ils<text:s/>sont<text:s/>vicieux.<text:s/>L’intrigue<text:s/>n’est<text:s/>pas<text:s/>vive,<text:s/>mais<text:s/>il<text:s/>ne<text:s/>fallait<text:s/>que<text:s/>réunir<text:s/>avec<text:s/>vraisemblance<text:s/>quelques<text:s/>personnages<text:s/>qui,<text:s/>par<text:s/>leurs<text:s/>caractères<text:s/>opposés,<text:s/>ou<text:s/>comparés<text:s/>à<text:s/>celui<text:s/>d’Alceste,<text:s/>pussent<text:s/>mettre<text:s/>en<text:s/>jeu,<text:s/>d’une<text:s/>façon<text:s/>plus<text:s/>ou<text:s/>moins<text:s/>étendue,<text:s/>la<text:s/>médisance,<text:s/>la<text:s/>coquetterie,<text:s/>la<text:s/>vanité,<text:s/>la<text:s/>jalousie,<text:s/>et<text:s/>presque<text:s/>tous<text:s/>les<text:s/>ridicules<text:s/>des<text:s/>hommes.<text:s/>Il<text:s/>semble<text:s/>que<text:s/>la<text:s/>misanthropie<text:s/>soit<text:s/>incompatible<text:s/>avec<text:s/>l’amour.<text:s/>Mais<text:s/>un<text:s/>misanthrope<text:s/>amoureux<text:s/>d’une<text:s/>coquette<text:s/>fournit<text:s/>à<text:s/>l’auteur<text:s/>des<text:s/>ressources<text:s/>nouvelles<text:s/>pour<text:s/>développer<text:s/>plus<text:s/>parfaitement<text:s/>ce<text:s/>caractère.<text:s/>Ce<text:s/>sont<text:s/>là<text:s/>de<text:s/>ces<text:s/>traits<text:s/>où<text:s/>l’art<text:s/>seul<text:s/>ne<text:s/>peut<text:s/>rien,<text:s/>si<text:s/>l’on<text:s/>n’est<text:s/>inspiré<text:s/>par<text:s/>le<text:s/>génie<text:s/>et<text:s/>guidé<text:s/>par<text:s/>le<text:s/>bon<text:s/>goût.<text:s/>Le<text:s/>mot<text:s/>du<text:s/>duc<text:s/>de<text:s/>Montausier,<text:s/><text:span text:style-name="T1658">je</text:span><text:span text:style-name="T1659"><text:s/></text:span><text:span text:style-name="T1660">voudrais</text:span><text:span text:style-name="T1661"><text:s/></text:span><text:span text:style-name="T1662">ressembler</text:span><text:span text:style-name="T1663"><text:s/></text:span><text:span text:style-name="T1664">au</text:span><text:span text:style-name="T1665"><text:s/></text:span><text:span text:style-name="T1666">Misanthrope</text:span><text:span text:style-name="T1667"><text:s/></text:span><text:span text:style-name="T1668">de</text:span><text:span text:style-name="T1669"><text:s/></text:span><text:span text:style-name="T1670">Molière</text:span>,<text:s/>a<text:s/>pu<text:s/>donner<text:s/>lieu<text:s/>au<text:s/>reproche<text:s/>que<text:s/>l’on<text:s/>a<text:s/>fait<text:s/>à<text:s/>l’auteur<text:s/>d’avoir<text:s/>voulu<text:s/>présenter<text:s/>sous<text:s/>une<text:s/>face<text:s/>désavantageuse<text:s/>un<text:s/>caractère<text:s/>dont<text:s/>tout<text:s/>homme<text:s/>vertueux<text:s/>pourrait<text:s/>se<text:s/>faire<text:s/>honneur ;<text:s/>mais<text:s/>ce<text:s/>mot<text:s/>est<text:s/>plutôt<text:s/>l’expression<text:s/>vive<text:s/>du<text:s/>cas<text:s/>que<text:s/>l’on<text:s/>doit<text:s/>faire<text:s/>de<text:s/>la<text:s/>vertu,<text:s/>quand<text:s/>même<text:s/>elle<text:s/>serait<text:s/>poussée<text:s/>trop<text:s/>loin,<text:s/>qu’une<text:s/>critique<text:s/>solide<text:s/>de<text:s/>la<text:s/>pièce.<text:s/>Molière,<text:s/>en<text:s/>exposant<text:s/><text:span text:style-name="pb">[p</text:span><text:span text:style-name="pb">.</text:span><text:span text:style-name="pb"><text:s/></text:span><text:span text:style-name="pb">43</text:span><text:span text:style-name="pb">]</text:span><text:span text:style-name="T1671"><text:s/></text:span>l’humeur<text:s/>bizarre<text:s/>d’Alceste,<text:s/>n’a<text:s/>point<text:s/>eu<text:s/>dessein<text:s/>de<text:s/>discréditer<text:s/>ce<text:s/>qui<text:s/>en<text:s/>était<text:s/>la<text:s/>source<text:s/>et<text:s/>le<text:s/>principe ;<text:s/>c’est<text:s/>sur<text:s/>la<text:s/>rudesse<text:s/>de<text:s/>la<text:s/>vertu<text:s/>peu<text:s/>sociable,<text:s/>et<text:s/>peu<text:s/>compatissante<text:s/>aux<text:s/>faiblesses<text:s/>humaines,<text:s/>qu’il<text:s/>fait<text:s/>tomber<text:s/>le<text:s/>ridicule<text:s/>du<text:s/>défaut<text:s/>dont<text:s/>il<text:s/>a<text:s/>voulu<text:s/>corriger<text:s/>son<text:s/>siècle.<text:s/>Les<text:s/>nuances<text:s/>étaient<text:s/>trop<text:s/>fines<text:s/>pour<text:s/>frapper<text:s/>des<text:s/>spectateurs<text:s/>accoutumés<text:s/>à<text:s/>des<text:s/>couleurs<text:s/>plus<text:s/>fortes.<text:s/>On<text:s/>n’était<text:s/>pas<text:s/>dans<text:s/>l’habitude<text:s/>de<text:s/>porter<text:s/>au<text:s/>spectacle<text:s/>de<text:s/>la comédie<text:s/>ce<text:s/>degré<text:s/>d’attention<text:s/>nécessaire<text:s/>pour<text:s/>saisir<text:s/>les<text:s/>détails<text:s/>et<text:s/>les<text:s/>rapports<text:s/>délicats<text:s/>que<text:s/>l’on<text:s/>a<text:s/>depuis<text:s/>admirés<text:s/>dans<text:s/>cette<text:s/>pièce ;<text:s/>le<text:s/>comique<text:s/>noble<text:s/>qui<text:s/>y<text:s/>règne<text:s/>ne<text:s/>fut<text:s/>point<text:s/>senti ;<text:s/>enfin,<text:s/>malgré<text:s/>la<text:s/>pureté<text:s/>et<text:s/>l’élégance<text:s/>du<text:s/>style,<text:s/>elle<text:s/>fut<text:s/>reçue<text:s/>froidement<text:span text:style-name="Appelnotedebasdep."><text:note text:note-class="footnote" text:id="_ftn4"><text:note-citation>5</text:note-citation><text:note-body><text:p text:style-name="Notedebasdepage"><text:s/>[BOTTOM]<text:s/>(a)<text:s/></text:p><text:p text:style-name="quote">« Quoique<text:s/><text:span text:style-name="T1672">Le Misanthrope</text:span><text:s/>soit peut-être la meilleure comédie que nous ayons aujourd’hui, on n’est pas surpris néanmoins que le<text:s/>public<text:s/>ait hésité durant quelques jours à l’avouer pour excellente, et que le suffrage général n’ait été déclaré en sa faveur<text:s/>qu’après huit ou dix représentations, quand on fait réflexion aux circonstances où Molière la joua. Le monde ne connaissait guère<text:s/>alors le genre de comique noble<text:s/>qui commet ensemble des caractères vrais, mais différents, de manière qu’il en résulte des incidents divertissants, sans que les personnages aient songé à être plaisants. Jusque-là, pour ainsi dire, on n’avait pas encore diverti le<text:s/>public<text:s/>avec des visages naturels. Ainsi le<text:s/>public,<text:s/>accoutumé depuis longtemps à un comique grossier ou<text:s/><text:span text:style-name="T1673">gigantesque</text:span>, qui l’entretenait d’aventures basses ou romanesques, et qui ne faisait paraître sur la scène que des plaisants barbouillés et grotesques, fut surpris d’y voir une Muse<text:s/>qui, sans mettre des masques à grimace sur le visage de ses<text:s/>acteurs, ne laissait pas d’en faire des personnages de comédie excellents. Les rivaux de Molière juraient en même temps, sur la<text:s/>connaissance qu’ils avaient du théâtre, que ce nouveau genre de comédie ne valait rien. Le<text:s/>public<text:s/>hésita donc durant quelques jours :<text:s/>il ne savait s’il avait eu tort de croire que<text:s/><text:span text:style-name="T1674">Jodelet maître et v</text:span><text:span text:style-name="T1675">alet</text:span>,<text:s/>et<text:s/><text:span text:style-name="T1676">Dom </text:span><text:span text:style-name="T1677">Japhet d’Arménie</text:span>, fussent dans le bon goût, ou s’il avait tort de penser que c’était<text:s/><text:span text:style-name="T1678">Le Misanthrope</text:span><text:s/>qui était écrit dans le bon goût. Mais après un certain nombre de représentations, le monde comprit que la manière de traiter<text:s/>la comédie en philosophe moral<text:s/>était la meilleure, et laissant parler contre<text:s/><text:span text:style-name="T1679">Le Misanthrope</text:span><text:s/>les poètes jaloux, toujours aussi peu croyables sur les ouvrages de leurs concurrents<text:s/>que les femmes sur le mérite de leurs rivales en beauté, il en est venu avec un peu de temps à l’admirer.</text:p><text:p text:style-name="quote">« Les personnes d’un goût exquis, celles dont nous avons dit qu’elles avaient la vue meilleure que les autres, prévirent même d’abord quel parti le<text:s/>public<text:s/>prendrait avant peu de jours. On sait<text:s/>les louanges que M. le duc de Montausier donna au<text:s/><text:span text:style-name="T1680">Misanthrope</text:span><text:s/>après la première représentation. Despréaux, après avoir vu la troisième, soutint à Racine, qui n’était point fâché du danger où la réputation de Molière semblait être exposée, que cette comédie aurait bientôt un succès des plus éclatants. Le<text:s/>public<text:s/>justifia bien la prédiction de l’auteur de<text:s/><text:span text:style-name="T1681">L’</text:span><text:span text:style-name="T1682">Art p</text:span><text:span text:style-name="T1683">oétique</text:span>, et depuis<text:s/>longtemps les Français citent<text:s/><text:span text:style-name="T1684">Le Misanthrope</text:span><text:s/>comme l’honneur de leur<text:s/>scène comique. C’est la pièce française que nos voisins ont adoptée avec la plus grande prédilection. »</text:p><text:p text:style-name="Notedebasdepage">(*)<text:s/><text:span text:style-name="T1685">Réflexions critiques sur la poésie et la peinture</text:span>, par M. l’abbé Du Bos, tome II, p. 410<text:s/>et suivantes, édition de 1740.</text:p></text:note-body></text:note></text:span>.</text:p>
      <text:soft-page-break/>
      <text:p text:style-name="quote"><text:span text:style-name="pb">[p</text:span><text:span text:style-name="pb">.</text:span><text:span text:style-name="pb"><text:s/></text:span><text:span text:style-name="pb">44</text:span><text:span text:style-name="pb">]</text:span><text:span text:style-name="T1686"><text:s/></text:span>« On<text:s/>rapporte<text:s/>un<text:s/>fait<text:s/>singulier<text:s/>qui<text:s/>peut<text:s/>y<text:s/>avoir<text:s/>contribué.<text:s/>À<text:s/>la<text:s/>première<text:s/>représentation,<text:s/>après<text:s/>la<text:s/>lecture<text:s/>du<text:s/>sonnet<text:s/>d’Oronte,<text:s/>le<text:s/>parterre<text:s/>applaudit.<text:s/>Alceste<text:s/>démontre,<text:s/>dans<text:s/>la<text:s/>suite<text:s/>de<text:s/>la<text:s/>scène,<text:s/>que<text:s/>les<text:s/>pensées<text:s/>et<text:s/>les<text:s/>vers<text:s/>de<text:s/>ce<text:s/>sonnet<text:s/>étaient,</text:p>
      <text:p text:style-name="quote.l"><text:span text:style-name="quote.c">De</text:span><text:span text:style-name="quote.c"><text:s/></text:span><text:span text:style-name="quote.c">ces</text:span><text:span text:style-name="quote.c"><text:s/></text:span><text:span text:style-name="quote.c">c</text:span><text:span text:style-name="quote.c">olifichets,</text:span><text:span text:style-name="quote.c"><text:s/></text:span><text:span text:style-name="quote.c">dont</text:span><text:span text:style-name="quote.c"><text:s/></text:span><text:span text:style-name="quote.c">le</text:span><text:span text:style-name="quote.c"><text:s/></text:span><text:span text:style-name="quote.c">bon</text:span><text:span text:style-name="quote.c"><text:s/></text:span><text:span text:style-name="quote.c">sens</text:span><text:span text:style-name="quote.c"><text:s/></text:span><text:span text:style-name="quote.c">murmure.</text:span></text:p>
      <text:p text:style-name="quote"><text:span text:style-name="pb">[p</text:span><text:span text:style-name="pb">.</text:span><text:span text:style-name="pb"><text:s/></text:span><text:span text:style-name="pb">45</text:span><text:span text:style-name="pb">]</text:span><text:span text:style-name="T1687"><text:s/></text:span>« Le<text:s/>public,<text:s/>confus<text:s/>d’avoir<text:s/>pris<text:s/>le<text:s/>change,<text:s/>s’indisposa<text:s/>contre<text:s/>la<text:s/>pièce. »</text:p>
      <text:p text:style-name="quote">« <text:span text:style-name="Appelnotedebasdep."><text:note text:note-class="footnote" text:id="_ftn5"><text:note-citation>6</text:note-citation><text:note-body><text:p text:style-name="Notedebasdepage"><text:s/>[MARGIN] (*)<text:s/><text:span text:style-name="T1688">Observations sur la comédie et sur le génie de Molière</text:span>, par M. Riccoboni, p. 165 et suivantes.</text:p></text:note-body></text:note></text:span>On<text:s/>voit<text:s/>assez<text:s/>ordinairement<text:s/>que<text:s/>le<text:s/>jugement<text:s/>d’un<text:s/>seul<text:s/>homme,<text:s/>et<text:s/>même<text:s/>de<text:s/>plusieurs<text:s/>ensemble,<text:s/>ne<text:s/>suffit<text:s/>pas<text:s/>pour<text:s/>décider<text:s/>au<text:s/>juste<text:s/>de<text:s/>l’effet<text:s/>qu’un<text:s/>ouvrage<text:s/>dramatique<text:s/>peut<text:s/>faire<text:s/>sur<text:s/>le<text:s/>théâtre.<text:s/>Cependant,<text:s/>parmi<text:s/>les<text:s/>divers<text:s/>talents<text:s/>qui<text:s/>sont<text:s/>nécessaires<text:s/>à<text:s/>un<text:s/>poète<text:s/>comique,<text:s/>c’est<text:s/>peut-être<text:s/>celui<text:s/>dont<text:s/>il<text:s/>a<text:s/>le<text:s/>plus<text:s/>de<text:s/>besoin ;<text:s/>il<text:s/>est<text:s/>presque<text:s/>indubitable<text:s/>que<text:s/>la<text:s/>même<text:s/>justesse,<text:s/>le<text:s/>même<text:s/>discernement<text:s/>qui<text:s/>l’assurent<text:s/>qu’il<text:s/>choisit<text:s/>bien<text:s/>son<text:s/>sujet,<text:s/>soit<text:s/>qu’il<text:s/>traduise,<text:s/>ou<text:s/>qu’il<text:s/>imite,<text:s/>ou<text:s/>qu’il<text:s/>invente,<text:s/>l’assureront<text:s/>également<text:s/>du<text:s/>succès.<text:s/>Or<text:s/><text:soft-page-break/>c’est<text:s/>ce<text:s/>sentiment,<text:s/>ce<text:s/>jugement<text:s/>juste<text:s/>sur<text:s/>le<text:s/>choix<text:s/>d’un<text:s/>sujet,<text:s/>et<text:s/>sur<text:s/>l’effet<text:s/>d’un<text:s/>ouvrage<text:s/>dramatique,<text:s/>que<text:s/>Molière<text:s/>joignait<text:s/>dans<text:s/>un<text:s/>degré<text:s/>éminent<text:s/>à<text:s/>tous<text:s/>ses<text:s/>autres<text:s/>talents.</text:p>
      <text:p text:style-name="quote">« On<text:s/>me<text:s/>dira<text:s/>peut-être<text:s/>que<text:s/>si<text:s/>Molière<text:s/>avait<text:s/>eu<text:s/>une<text:s/>connaissance<text:s/>si<text:s/>parfaite<text:s/>de<text:s/>ce<text:s/>qui<text:s/>devait<text:s/>réussir<text:s/>au<text:s/>théâtre,<text:s/>il<text:s/>n’aurait<text:s/>pas<text:s/>eu<text:s/>le<text:s/>désagrément<text:s/>de<text:s/>voir<text:s/>plusieurs<text:s/>de<text:s/>ses<text:s/>pièces<text:s/>froidement<text:s/>reçues<text:s/>du<text:s/>public.<text:s/>Je<text:s/>ne<text:s/>disconviendrai<text:s/>certainement<text:s/>point<text:s/>des<text:s/>faits,<text:s/>je<text:s/>conviendrai<text:s/>même,<text:s/>si<text:s/>l’on<text:s/>veut,<text:s/>que<text:s/>l’induction<text:s/>est<text:s/>vraie<text:s/>dans<text:s/>un<text:s/>sens.<text:s/>Il<text:s/>faut<text:s/>avouer<text:s/>que<text:s/>plusieurs<text:s/>comédies<text:s/>de<text:s/><text:span text:style-name="pb">[p</text:span><text:span text:style-name="pb">.</text:span><text:span text:style-name="pb"><text:s/></text:span><text:span text:style-name="pb">46</text:span><text:span text:style-name="pb">]</text:span><text:span text:style-name="T1689"><text:s/></text:span>Molière<text:s/>n’ont<text:s/>eu<text:s/>qu’un<text:s/>succès<text:s/>médiocre,<text:s/>et<text:s/>que<text:s/>le<text:s/>parterre,<text:s/>par<text:s/>le<text:s/>froid<text:s/>accueil<text:s/>qu’il<text:s/>fit<text:s/>au<text:s/><text:span text:style-name="T1690">Misanthrope</text:span>,<text:s/>et<text:s/>à<text:s/>quelques<text:s/>autres<text:s/>pièces<text:s/>du<text:s/>même<text:s/>auteur,<text:s/>confirma<text:s/>le<text:s/>sentiment<text:s/>des<text:s/>comédiens<text:s/>qui<text:s/>en<text:s/>avaient<text:s/>jugé<text:s/>peu<text:s/>favorablement<text:s/>à<text:s/>la<text:s/>lecture,<text:s/>et<text:s/>qui<text:s/>ne<text:s/>les<text:s/>avaient<text:s/>reçues<text:s/>que<text:s/>par<text:s/>considération.<text:s/>Mais<text:s/>pour<text:s/>justifier<text:s/>les<text:s/>comédiens<text:s/>et<text:s/>le<text:s/>parterre<text:s/>sans<text:s/>faire<text:s/>tort<text:s/>à<text:s/>Molière,<text:s/>il<text:s/>est<text:s/>à<text:s/>propos<text:s/>d’examiner<text:s/>les<text:s/>circonstances<text:s/>dans<text:s/>lesquelles<text:s/>il<text:s/>se<text:s/>trouvait.</text:p>
      <text:p text:style-name="quote">« Molière<text:s/>ouvrait<text:s/>une<text:s/>nouvelle<text:s/>route<text:s/>pour<text:s/>le<text:s/>théâtre ;<text:s/>et<text:s/>comme<text:s/>les<text:s/>nouveautés,<text:s/>quelque<text:s/>sensées<text:s/>qu’elles<text:s/>soient,<text:s/>éprouvent<text:s/>toujours<text:s/>des<text:s/>oppositions,<text:s/>par<text:s/>l’effet<text:s/>ordinaire<text:s/>que<text:s/>l’habitude<text:s/>produit<text:s/>sur<text:s/>les<text:s/>hommes,<text:s/>il<text:s/>n’y<text:s/>avait<text:s/>rien<text:s/>de<text:s/>si<text:s/>naturel<text:s/>aux<text:s/>comédiens<text:s/>et<text:s/>au<text:s/>parterre<text:s/>que<text:s/>d’être<text:s/>contraires,<text:s/>et<text:s/>de<text:s/>faire<text:s/>peu<text:s/>d’accueil<text:s/>à<text:s/>un<text:s/>genre<text:s/>de<text:s/>comédie<text:s/>auquel<text:s/>ils<text:s/>n’étaient<text:s/>point<text:s/>accoutumés,<text:s/>et<text:s/>qu’ils<text:s/>ne<text:s/>connaissaient<text:s/>même<text:s/>pas.<text:s/>Ainsi,<text:s/>lorsqu’ils<text:s/>ont<text:s/>mal<text:s/>jugé<text:s/>des<text:s/>pièces<text:s/>de<text:s/>Molière,<text:s/>et<text:s/>qu’ils<text:s/>n’ont<text:s/>pas<text:s/>rendu<text:s/>justice<text:s/>à<text:s/>ce<text:s/>grand<text:s/>poète,<text:s/>ils<text:s/>étaient<text:s/>en<text:s/>quelque<text:s/>sorte<text:s/>excusables.<text:s/>Les<text:s/>comédiens,<text:s/>obligés<text:s/>par<text:s/>leur<text:s/>état<text:s/>à<text:s/>suivre<text:s/>le<text:s/>goût<text:s/>du<text:s/>public,<text:s/>comparaient<text:s/>les<text:s/>pièces<text:s/>de<text:s/>Molière<text:s/>avec<text:s/>les<text:s/>comédies<text:s/>qu’ils<text:s/>avaient<text:s/>sous<text:s/>les<text:s/>yeux,<text:s/>et<text:s/>dont<text:s/><text:span text:style-name="pb">[p</text:span><text:span text:style-name="pb">.</text:span><text:span text:style-name="pb"><text:s/></text:span><text:span text:style-name="pb">47</text:span><text:span text:style-name="pb">]</text:span><text:span text:style-name="T1691"><text:s/></text:span>ils<text:s/>voyaient<text:s/>le<text:s/>succès,<text:s/>qui<text:s/>est<text:s/>pour<text:s/>eux<text:s/>un<text:s/>mérite<text:s/>réel,<text:s/>et<text:s/>ils<text:s/>les<text:s/>trouvaient,<text:s/>ces<text:s/>pièces<text:s/>de<text:s/>Molière,<text:s/>d’un<text:s/>genre<text:s/>si<text:s/>nouveau,<text:s/>et<text:s/>d’un<text:s/>caractère<text:s/>si<text:s/>singulier,<text:s/>qu’il<text:s/>leur<text:s/>était<text:s/>presque<text:s/>impossible<text:s/>d’en<text:s/>porter<text:s/>un<text:s/>jugement<text:s/>favorable.<text:s/>À<text:s/>l’égard<text:s/>du<text:s/>parterre,<text:s/>il<text:s/>était<text:s/>accoutumé<text:s/>à<text:s/>une<text:s/>comédie<text:s/>si<text:s/>différente,<text:s/>et<text:s/>qui<text:s/>lui<text:s/>plaisait<text:s/>depuis<text:s/>si<text:s/>longtemps,<text:s/>qu’il<text:s/>aima<text:s/>mieux,<text:s/>comme<text:s/>il<text:s/>arrive<text:s/>tous<text:s/>les<text:s/>jours,<text:s/>blâmer<text:s/>ce<text:s/>qu’il<text:s/>ne<text:s/>connaissait<text:s/>pas,<text:s/>que<text:s/>d’entrer<text:s/>dans<text:s/>le<text:s/>moindre<text:s/>examen.<text:s/>Mais<text:s/>Molière,<text:s/>qui,<text:s/>par<text:s/>l’esprit<text:s/>supérieur<text:s/>qu’il<text:s/>avait<text:s/>reçu,<text:s/>était<text:s/>assuré<text:s/>que<text:s/>le<text:s/>nouveau<text:s/>genre<text:s/>qu’il<text:s/>voulait<text:s/>introduire<text:s/>était<text:s/>celui<text:s/>de<text:s/>la<text:s/>bonne<text:s/>comédie,<text:s/>sentit<text:s/>aussi<text:s/>qu’elle<text:s/>ne<text:s/>plairait<text:s/>qu’à<text:s/>force<text:s/>d’être<text:s/>entendue,<text:s/>il<text:s/>se<text:s/>raidit<text:s/>contre<text:s/>les<text:s/>difficultés,<text:s/>et<text:s/>les<text:s/>surmonta.<text:s/>Ce<text:s/>qui<text:s/>arriva,<text:s/>à<text:s/>l’égard<text:s/>de<text:s/>son<text:s/><text:span text:style-name="T1692">Misanthrope</text:span>,<text:s/>est<text:s/>une<text:s/>preuve<text:s/>trop<text:s/>authentique<text:s/>de<text:s/>ce<text:s/>que<text:s/>je<text:s/>viens<text:s/>d’annoncer,<text:s/>pour<text:s/>n’en<text:s/>pas<text:s/>rapporter<text:s/>ici<text:s/>l’histoire<text:s/>en<text:s/>peu<text:s/>de<text:s/>mots.</text:p>
      <text:p text:style-name="quote">« <text:span text:style-name="T1693">Le</text:span><text:span text:style-name="T1694"><text:s/></text:span><text:span text:style-name="T1695">Misanthrope</text:span><text:s/>étant<text:s/>tombé,<text:s/>Molière<text:s/>le<text:s/>retira :<text:s/>il<text:s/>le<text:s/>remit<text:s/>au<text:s/>théâtre<text:s/>un<text:s/>mois<text:s/>après<text:span text:style-name="Appelnotedebasdep."><text:note text:note-class="footnote" text:id="_ftn6"><text:note-citation>7</text:note-citation><text:note-body><text:p text:style-name="Notedebasdepage"><text:s/>[BOTTOM]<text:s/>(a)<text:s/><text:span text:style-name="T1696">Le Misanthrope</text:span><text:s/>fut<text:s/>joué pour la première fois le 4 juin 1666, et<text:s/><text:span text:style-name="T1697">Le Médecin malgré lui</text:span><text:s/>ne parut que le 6 août suivant :<text:s/>ainsi,<text:s/>il y a plus d’un mois d’intervalle de la première à la seconde pièce ;<text:s/>mais il faut observer que M. Riccoboni compte un mois de suspension du<text:s/><text:span text:style-name="T1698">Misanthrope</text:span>, jusqu’au jour que<text:s/><text:span text:style-name="T1699">Le Médecin malgré lui</text:span><text:s/>fut représenté.</text:p></text:note-body></text:note></text:span>,<text:s/>et<text:s/>le<text:s/>fit<text:s/>précéder,<text:s/><text:span text:style-name="pb">[p</text:span><text:span text:style-name="pb">.</text:span><text:span text:style-name="pb"><text:s/></text:span><text:span text:style-name="pb">48</text:span><text:span text:style-name="pb">]</text:span><text:span text:style-name="T1700"><text:s/></text:span>à<text:s/>la<text:s/>première<text:s/>représentation,<text:s/>du<text:s/><text:span text:style-name="T1701">Fagotier</text:span>,<text:s/>ou<text:s/>du<text:s/><text:span text:style-name="T1702">M</text:span><text:span text:style-name="T1703">édecin</text:span><text:span text:style-name="T1704"><text:s/></text:span><text:span text:style-name="T1705">malgré</text:span><text:span text:style-name="T1706"><text:s/></text:span><text:span text:style-name="T1707">lui</text:span>,<text:s/>farce<text:s/>qu’il<text:s/>écrivit<text:s/>à<text:s/>la<text:s/>hâte<text:s/>dans<text:s/>cette<text:s/>vue.<text:s/><text:span text:style-name="T1708">Le</text:span><text:span text:style-name="T1709"><text:s/></text:span><text:span text:style-name="T1710">Fagotier</text:span>,<text:s/>comme<text:s/>il<text:s/>l’avait<text:s/>prévu,<text:s/>eut<text:s/>un<text:s/>si<text:s/>grand<text:s/>succès<text:s/>qu’on<text:s/>le<text:s/>donna<text:s/>trois<text:s/>mois<text:s/>de<text:s/>suite,<text:s/>mais<text:s/>toujours<text:s/>précédé<text:s/>du<text:s/><text:span text:style-name="T1711">Misanthrope</text:span>.<text:s/>La<text:s/>farce<text:s/>fit<text:s/>écouter<text:s/>la comédie :<text:s/>on<text:s/>commença<text:s/>de<text:s/>la<text:s/>goûter ;<text:s/>le<text:s/>nombre<text:s/>des<text:s/>spectateurs<text:s/>augmenta ;<text:s/>on<text:s/>vint<text:s/>exprès<text:s/>pour<text:s/><text:span text:style-name="T1712">L</text:span><text:span text:style-name="T1713">e</text:span><text:span text:style-name="T1714"><text:s/></text:span><text:span text:style-name="T1715">Misanthrope</text:span>,<text:s/>et<text:s/>les<text:s/>applaudissements<text:s/>qu’il<text:s/>reçut<text:s/>dans<text:s/>la<text:s/>suite<text:s/>réparèrent<text:s/>l’injustice<text:s/>qu’il<text:s/>avait<text:s/>d’abord<text:s/>essuyée ;<text:s/>sa<text:s/>réputation<text:s/>n’a<text:s/>fait<text:s/>que<text:s/>s’accroître<text:s/>depuis ;<text:s/>il<text:s/>passe<text:s/>pour<text:s/>le<text:s/>chef-d’œuvre<text:s/>de<text:s/>l’auteur,<text:s/>et<text:s/>maintenant<text:s/>nous<text:s/>sentons<text:s/>une<text:s/>espèce<text:s/>d’indignation<text:s/>contre<text:s/>nos<text:s/>pères,<text:s/>qui<text:s/>ne<text:s/>surent<text:s/>point<text:s/>reconnaître<text:s/>dans<text:s/>les<text:s/>écrits<text:s/>de<text:s/>Molière<text:s/>les<text:s/>beautés<text:s/>qui<text:s/>excitent<text:s/>si<text:s/>justement<text:s/>notre<text:s/>admiration. »</text:p>
      <text:p text:style-name="P1716"><text:span text:style-name="T1717">M. </text:span><text:span text:style-name="T1718">de</text:span><text:span text:style-name="T1719"> </text:span><text:span text:style-name="T1720">Visé,</text:span><text:span text:style-name="T1721"><text:s/></text:span><text:span text:style-name="T1722">qui,</text:span><text:span text:style-name="T1723"><text:s/></text:span><text:span text:style-name="T1724">malgré</text:span><text:span text:style-name="T1725"><text:s/></text:span><text:span text:style-name="T1726">sa</text:span><text:span text:style-name="T1727"><text:s/></text:span><text:span text:style-name="T1728">jalousie</text:span><text:span text:style-name="T1729"><text:s/></text:span><text:span text:style-name="T1730">contre</text:span><text:span text:style-name="T1731"><text:s/></text:span><text:span text:style-name="T1732">le</text:span><text:span text:style-name="T1733"><text:s/></text:span><text:span text:style-name="T1734">mérite</text:span><text:span text:style-name="T1735"><text:s/></text:span><text:span text:style-name="T1736">de</text:span><text:span text:style-name="T1737"><text:s/></text:span><text:span text:style-name="T1738">Molière,</text:span><text:span text:style-name="T1739"><text:s/></text:span><text:span text:style-name="T1740">avait</text:span><text:span text:style-name="T1741"><text:s/></text:span><text:span text:style-name="T1742">fait</text:span><text:span text:style-name="T1743"><text:s/></text:span><text:span text:style-name="T1744">représenter</text:span><text:span text:style-name="T1745"><text:s/></text:span><text:span text:style-name="T1746">quelques</text:span><text:span text:style-name="T1747"><text:s/></text:span><text:span text:style-name="T1748">pièces</text:span><text:span text:style-name="T1749"><text:s/></text:span><text:span text:style-name="T1750">de</text:span><text:span text:style-name="T1751"><text:s/></text:span><text:span text:style-name="T1752">sa</text:span><text:span text:style-name="T1753"><text:s/></text:span><text:span text:style-name="T1754">composition</text:span><text:span text:style-name="T1755"><text:s/></text:span><text:span text:style-name="T1756">sur</text:span><text:span text:style-name="T1757"><text:s/></text:span><text:span text:style-name="T1758">le</text:span><text:span text:style-name="T1759"><text:s/></text:span><text:span text:style-name="T1760">théâtre</text:span><text:span text:style-name="T1761"><text:s/></text:span><text:span text:style-name="T1762">du</text:span><text:span text:style-name="T1763"><text:s/></text:span><text:span text:style-name="T1764">Palais-Royal</text:span><text:span text:style-name="T1765">,</text:span><text:span text:style-name="T1766"><text:s/></text:span><text:span text:style-name="T1767">M. </text:span><text:span text:style-name="T1768">de</text:span><text:span text:style-name="T1769"> </text:span><text:span text:style-name="T1770">Visé,</text:span><text:span text:style-name="T1771"><text:s/></text:span><text:span text:style-name="T1772">dis-je,</text:span><text:span text:style-name="T1773"><text:s/></text:span><text:span text:style-name="T1774">crut</text:span><text:span text:style-name="T1775"><text:s/></text:span><text:span text:style-name="T1776">devoir</text:span><text:span text:style-name="T1777"><text:s/></text:span><text:span text:style-name="T1778">signaler</text:span><text:span text:style-name="T1779"><text:s/></text:span><text:span text:style-name="T1780">son</text:span><text:span text:style-name="T1781"><text:s/></text:span><text:span text:style-name="T1782">zèle</text:span><text:span text:style-name="T1783"><text:s/></text:span><text:span text:style-name="T1784">pour</text:span><text:span text:style-name="T1785"><text:s/></text:span><text:soft-page-break/><text:span text:style-name="T1786">Molière</text:span><text:span text:style-name="T1787"><text:s/></text:span><text:span text:style-name="T1788">en</text:span><text:span text:style-name="T1789"><text:s/></text:span><text:span text:style-name="T1790">publiant</text:span><text:span text:style-name="T1791"><text:s/></text:span><text:span text:style-name="T1792">une</text:span><text:span text:style-name="T1793"><text:s/></text:span><text:span text:style-name="T1794">Lettre</text:span><text:span text:style-name="T1795"><text:s/></text:span><text:span text:style-name="T1796">sur</text:span><text:span text:style-name="T1797"><text:s/></text:span><text:span text:style-name="T1798">le</text:span><text:span text:style-name="T1799"><text:s/></text:span><text:span text:style-name="T1800">Misanthrope</text:span><text:span text:style-name="T1801">,</text:span><text:span text:style-name="T1802"><text:s/></text:span><text:span text:style-name="T1803">où</text:span><text:span text:style-name="T1804"><text:s/></text:span><text:span text:style-name="T1805">il</text:span><text:span text:style-name="T1806"><text:s/></text:span><text:span text:style-name="T1807">en</text:span><text:span text:style-name="T1808"><text:s/></text:span><text:span text:style-name="T1809">rendait</text:span><text:span text:style-name="T1810"><text:s/></text:span><text:span text:style-name="T1811">compte</text:span><text:span text:style-name="T1812"><text:s/></text:span><text:span text:style-name="T1813">acte</text:span><text:span text:style-name="T1814"><text:s/></text:span><text:span text:style-name="T1815">par</text:span><text:span text:style-name="T1816"><text:s/></text:span><text:span text:style-name="T1817">acte</text:span><text:span text:style-name="T1818">.</text:span><text:span text:style-name="T1819"><text:s/></text:span><text:span text:style-name="T1820">Comme</text:span><text:span text:style-name="T1821"><text:s/></text:span><text:span text:style-name="T1822">cette</text:span><text:span text:style-name="T1823"><text:s/></text:span><text:span text:style-name="pb">[p</text:span><text:span text:style-name="pb">.</text:span><text:span text:style-name="pb"><text:s/></text:span><text:span text:style-name="pb">49</text:span><text:span text:style-name="pb">]</text:span><text:span text:style-name="T1824"><text:s/></text:span><text:span text:style-name="T1825">l</text:span><text:span text:style-name="T1826">ettre</text:span><text:span text:style-name="T1827"><text:s/></text:span><text:span text:style-name="T1828">est</text:span><text:span text:style-name="T1829"><text:s/></text:span><text:span text:style-name="T1830">historique</text:span><text:span text:style-name="T1831"><text:s/></text:span><text:span text:style-name="T1832">à</text:span><text:span text:style-name="T1833"><text:s/></text:span><text:span text:style-name="T1834">cette comédie</text:span><text:span text:style-name="T1835">,</text:span><text:span text:style-name="T1836"><text:s/></text:span><text:span text:style-name="T1837">nous</text:span><text:span text:style-name="T1838"><text:s/></text:span><text:span text:style-name="T1839">allons</text:span><text:span text:style-name="T1840"><text:s/></text:span><text:span text:style-name="T1841">en</text:span><text:span text:style-name="T1842"><text:s/></text:span><text:span text:style-name="T1843">rapporter</text:span><text:span text:style-name="T1844"><text:s/></text:span><text:span text:style-name="T1845">les</text:span><text:span text:style-name="T1846"><text:s/></text:span><text:span text:style-name="T1847">principaux</text:span><text:span text:style-name="T1848"><text:s/></text:span><text:span text:style-name="T1849">endroits</text:span><text:span text:style-name="Appelnotedebasdep."><text:note text:note-class="footnote" text:id="_ftn7"><text:note-citation>8</text:note-citation><text:note-body><text:p text:style-name="Notedebasdepage"><text:span text:style-name="T1850"><text:s/></text:span>[BOTTOM]<text:s/>(a)<text:s/><text:span text:style-name="T1851">La lettre de M. de Visé, sur la comédie du<text:s/></text:span><text:span text:style-name="T1852">Misanthrope</text:span><text:span text:style-name="T1853">, est précédée d’un Avis du l</text:span><text:span text:style-name="T1854">ibraire au lecteur, dont voici le commencement</text:span><text:span text:style-name="T1855"> :</text:span><text:span text:style-name="T1856"><text:s/></text:span><text:span text:style-name="quote.c">«</text:span><text:span text:style-name="quote.c"> </text:span><text:span text:style-name="T1857">Le Misanthrope</text:span><text:span text:style-name="quote.c">, dès sa première représentation, ayant reç</text:span><text:span text:style-name="quote.c">u du t</text:span><text:span text:style-name="quote.c">héâtre l’approbation que le lecteur ne lui pourra refuser, et la Cour étant à Fontainebleau lorsqu’il<text:s/></text:span><text:span text:style-name="quote.c">parut,</text:span><text:span text:style-name="quote.c"><text:s/>j’ai cru que je ne pouvais rien faire<text:s/></text:span><text:span text:style-name="quote.c">de plus agréable pour le public</text:span><text:span text:style-name="quote.c"><text:s/>que de lui faire part de cette lettre, qui fut écrite un jour après, à une personne de qualité, sur le sujet de cette comédie, etc. »</text:span></text:p></text:note-body></text:note></text:span><text:span text:style-name="T1858">.</text:span></text:p>
      <text:p text:style-name="P1859">Après<text:s/>un<text:s/>juste<text:s/>éloge<text:s/>sur<text:s/>le<text:s/>choix<text:s/>du<text:s/>sujet<text:s/>et<text:s/>du<text:s/>principal<text:s/>personnage<text:s/>de<text:s/>la<text:s/>pièce,<text:s/>M. de Visé<text:s/>passe<text:s/>aux<text:s/>autres<text:s/>personnages,<text:s/>et<text:s/>fait<text:s/>voir<text:s/>qu’ils<text:s/>sont<text:s/>parfaitement<text:s/>contrastés<text:s/>avec<text:s/>celui<text:s/>du<text:s/>Misanthrope :<text:s/>ensuite<text:s/>il<text:s/>entre<text:s/>dans<text:s/>le<text:s/>détail<text:s/>de<text:s/>cette comédie,<text:s/>scène<text:s/>par<text:s/>scène.</text:p>
      <text:p text:style-name="quote">« <text:span text:style-name="Appelnotedebasdep."><text:note text:note-class="footnote" text:id="_ftn8"><text:note-citation>9</text:note-citation><text:note-body><text:p text:style-name="Notedebasdepage"><text:s/>[MARGIN] (*)<text:s/><text:span text:style-name="T1860">Lettre sur la comédie du Misanthrope</text:span>.</text:p></text:note-body></text:note></text:span>Cette<text:s/>ingénieuse<text:s/>et<text:s/>admirable<text:s/>comédie<text:s/>commence<text:s/>par<text:s/>le<text:s/>Misanthrope,<text:s/>qui<text:s/>par<text:s/>son<text:s/>action<text:s/>fait<text:s/>connaître<text:s/>à<text:s/>tout<text:s/>le<text:s/>monde<text:s/>que<text:s/>c’est<text:s/>lui<text:span text:style-name="T1861">,</text:span><text:s/>avant<text:s/>même<text:s/>d’ouvrir<text:s/>la<text:s/>bouche ;<text:s/>ce<text:s/>qui<text:s/>fait<text:s/>juger<text:s/>qu’il<text:s/>soutiendra<text:s/>bien<text:s/>son<text:s/>caractère,<text:s/>puisqu’il<text:s/>commence<text:s/>si<text:s/>bien<text:s/>de<text:s/>le<text:s/>faire<text:s/>remarquer.</text:p>
      <text:p text:style-name="quote">« Dans<text:s/>cette<text:s/>première<text:s/>scène,<text:s/>il<text:s/>blâme<text:s/>ceux<text:s/>qui<text:s/>sont<text:s/>tellement<text:s/>accoutumés<text:s/>à<text:s/>faire<text:s/>des<text:s/>protestations<text:s/>d’amitié<text:s/>qu’ils<text:s/>embrassent<text:s/>également<text:s/>leurs<text:s/>amis<text:s/>et<text:s/>ceux<text:s/>qui<text:s/>leur<text:s/>sont<text:s/>indifférents :<text:s/>le<text:s/>faquin<text:s/>et<text:s/>l’honnête<text:s/>homme ;<text:s/>et<text:s/>dans<text:s/>le<text:s/><text:span text:style-name="pb">[p</text:span><text:span text:style-name="pb">.</text:span><text:span text:style-name="pb"><text:s/></text:span><text:span text:style-name="pb">50</text:span><text:span text:style-name="pb">]</text:span><text:span text:style-name="T1862"><text:s/></text:span>même<text:s/>temps,<text:s/>par<text:s/>la<text:s/>colère<text:s/>où<text:s/>il<text:s/>témoigne<text:s/>être<text:s/>contre<text:s/>son<text:s/>ami,<text:s/>il<text:s/>fait<text:s/>voir<text:s/>que<text:s/>ceux<text:s/>qui<text:s/>reçoivent<text:s/>ces<text:s/>embrassades<text:s/>avec<text:s/>trop<text:s/>de<text:s/>complaisance<text:s/>ne<text:s/>sont<text:s/>pas<text:s/>moins<text:s/>dignes<text:s/>de<text:s/>blâme<text:s/>que<text:s/>ceux<text:s/>qui<text:s/>les<text:s/>font ;<text:s/>et<text:s/>par<text:s/>ce<text:s/>que<text:s/>lui<text:s/>répond<text:s/>son<text:s/>ami,<text:s/>il<text:s/>fait<text:s/>voir<text:s/>que<text:s/>son<text:s/>dessein<text:s/>est<text:s/>de<text:s/>rompre<text:s/>en<text:s/>visière<text:s/>à<text:s/>tout<text:s/>le<text:s/>genre<text:s/>humain,<text:s/>et<text:s/>l’on<text:s/>connaît,<text:s/>par<text:s/>ce<text:s/>peu<text:s/>de<text:s/>paroles,<text:s/>le<text:s/>caractère<text:s/>qu’il<text:s/>doit<text:s/>soutenir<text:s/>pendant<text:s/>toute<text:s/>la<text:s/>pièce.<text:s/>Mais<text:s/>comme<text:s/>il<text:s/>ne<text:s/>pourrait<text:s/>le<text:s/>faire<text:s/>paraître<text:s/>sans<text:s/>avoir<text:s/>matière,<text:s/>l’auteur<text:s/>a cherché<text:s/>toutes<text:s/>les<text:s/>choses<text:s/>qui<text:s/>peuvent<text:s/>exercer<text:s/>la<text:s/>patience<text:s/>des<text:s/>hommes :<text:s/>et<text:s/>comme<text:s/>il<text:s/>n’y<text:s/>en<text:s/>a<text:s/>presque<text:s/>point<text:s/>qui<text:s/>n’ait<text:s/>quelque<text:s/>procès,<text:s/>et<text:s/>que<text:s/>c’est<text:s/>une<text:s/>chose<text:s/>fort<text:s/>contraire<text:s/>à<text:s/>l’humeur<text:s/>d’un<text:s/>tel<text:s/>personnage,<text:s/>il<text:s/>n’a<text:s/>pas<text:s/>manqué<text:s/>de<text:s/>le<text:s/>faire<text:s/>plaider :<text:s/>et<text:s/>comme<text:s/>les<text:s/>plus<text:s/>sages<text:s/>s’emportent<text:s/>ordinairement<text:s/>quand<text:s/>ils<text:s/>ont<text:s/>des<text:s/>procès,<text:s/>il<text:s/>a<text:s/>pu<text:s/>justement<text:s/>faire<text:s/>dire<text:s/>tout<text:s/>ce<text:s/>qu’il<text:s/>a<text:s/>voulu<text:s/>à<text:s/>un<text:s/>misanthrope<text:s/>qui<text:s/>doit,<text:s/>plus<text:s/>qu’un<text:s/>autre,<text:s/>faire<text:s/>voir<text:s/>sa<text:s/>mauvaise<text:s/>humeur,<text:s/>et<text:s/>contre<text:s/>ses<text:s/>juges,<text:s/>et<text:s/>contre<text:s/>sa<text:s/>partie.</text:p>
      <text:p text:style-name="quote">« Ce<text:s/>n’était<text:s/>pas<text:s/>assez<text:s/>de<text:s/>lui<text:s/>avoir<text:s/>fait<text:s/>dire<text:s/>qu’il<text:s/>voulait<text:s/>rompre<text:s/>en<text:s/>visière<text:s/>à<text:s/>tout<text:s/>le<text:s/>genre<text:s/>humain,<text:s/>si<text:s/>l’on<text:s/>ne<text:s/>lui<text:s/>donnait<text:s/>lieu<text:s/>de<text:s/>le<text:s/>faire.<text:s/>Plusieurs<text:s/>disent<text:s/>des<text:s/>choses<text:s/>qu’ils<text:s/>ne<text:s/>font<text:s/>pas,<text:s/>et<text:s/>l’auditeur<text:s/>ne<text:s/>lui<text:s/>a<text:s/>pas<text:s/>sitôt<text:s/>vu<text:s/>prendre<text:s/>cette<text:s/><text:span text:style-name="pb">[p</text:span><text:span text:style-name="pb">.</text:span><text:span text:style-name="pb"><text:s/></text:span><text:span text:style-name="pb">51</text:span><text:span text:style-name="pb">]</text:span><text:span text:style-name="T1863"><text:s/></text:span>résolution<text:s/>qu’il<text:s/>souhaite<text:s/>d’en<text:s/>voir<text:s/>les<text:s/>effets,<text:s/>ce<text:s/>qu’il<text:s/>découvre<text:s/>dans<text:s/>la<text:s/>scène<text:s/>suivante ;<text:s/>et<text:s/>ce<text:s/>qu’il<text:s/>lui<text:s/>doit<text:s/>faire<text:s/>connaître<text:s/>l’adresse<text:s/>de<text:s/>l’auteur<text:s/>qui<text:s/>répond<text:s/>sitôt<text:s/>à<text:s/>ses<text:s/>désirs.</text:p>
      <text:p text:style-name="quote">« Cette<text:s/>seconde<text:s/>scène<text:s/>réjouit<text:s/>et<text:s/>attache<text:s/>beaucoup,<text:s/>puisqu’on<text:s/>voit<text:s/>un<text:s/>homme<text:s/>de<text:s/>qualité<text:s/>faire<text:s/>au<text:s/>Misanthrope<text:s/>les<text:s/>civilités<text:s/>qu’il<text:s/>vient<text:s/>de<text:s/>blâmer,<text:s/>et<text:s/>qu’il<text:s/>faut<text:s/>nécessairement,<text:s/>ou<text:s/>qu’il<text:s/>démente<text:s/>son<text:s/>caractère,<text:s/>ou<text:s/>qu’il<text:s/>lui<text:s/>rompe<text:s/>en<text:s/>visière,<text:s/>mais<text:s/>il<text:s/>est<text:s/>encore<text:s/>plus<text:s/>embarrassé<text:s/>dans<text:s/>la<text:s/>suite,<text:s/>car<text:s/>la<text:s/>même<text:s/>personne<text:s/>lui<text:s/>lit<text:s/>un<text:s/>sonnet<text:s/>et<text:s/>veut<text:s/>l’obliger<text:s/>d’en<text:s/>dire<text:s/>son<text:s/>sentiment ;<text:s/>le<text:s/>Misanthrope<text:s/>fait<text:s/>d’abord<text:s/>voir<text:s/>un<text:s/>peu<text:s/>de<text:s/>prudence,<text:s/>et<text:s/>tâche<text:s/>de<text:s/>lui<text:s/>faire<text:s/>comprendre<text:s/>ce<text:s/>qu’il<text:s/>ne<text:s/>veut<text:s/>pas<text:s/>lui<text:s/>dire<text:s/>ouvertement<text:s/>pour<text:s/>lui<text:s/>épargner<text:s/>de<text:s/>la<text:s/>confusion ;<text:s/>mais<text:s/>enfin<text:s/>il<text:s/>est<text:s/>obligé<text:s/>de<text:s/>lui<text:s/>rompre<text:s/>en<text:s/>visière,<text:s/>ce<text:s/>qu’il<text:s/>fait<text:s/>d’une<text:s/>manière<text:s/>qui<text:s/>doit<text:s/>beaucoup<text:s/>divertir<text:s/>le<text:s/>spectateur.<text:s/>Il<text:s/>lui<text:s/>fait<text:s/>voir<text:s/>que<text:s/>son<text:s/>sonnet<text:s/>vaut<text:s/>moins<text:s/>qu’un<text:s/>vieux<text:s/>couplet<text:s/>de<text:s/>chanson,<text:s/>qu’il<text:s/>lui<text:s/>dit,<text:s/>que<text:s/>ce<text:s/>n’est<text:s/>qu’un<text:s/>jeu<text:s/>de<text:s/>paroles<text:s/>qui<text:s/>ne<text:s/>signifient<text:s/>rien ;<text:s/>mais<text:s/>que<text:s/>la<text:s/>chanson<text:s/>dit<text:s/>beaucoup<text:s/>plus,<text:s/>puisqu’elle<text:s/>fait<text:s/>du<text:s/>moins<text:s/>voir<text:s/>un<text:s/>homme<text:s/>amoureux<text:s/>qui<text:s/>abandonnerait<text:s/>une<text:s/>ville<text:s/>comme<text:s/>Paris<text:s/>pour<text:s/>sa<text:s/>maîtresse.<text:s/>Je<text:s/>ne<text:s/>crois<text:s/>pas<text:s/>qu’on<text:s/><text:span text:style-name="pb">[p</text:span><text:span text:style-name="pb">.</text:span><text:span text:style-name="pb"><text:s/></text:span><text:span text:style-name="pb">52</text:span><text:span text:style-name="pb">]</text:span><text:span text:style-name="T1864"><text:s/></text:span>puisse<text:s/>rien<text:s/>voir<text:s/>de<text:s/>plus<text:s/>agréable<text:s/>que<text:s/>cette<text:s/>scène.<text:s/>Le<text:s/>sonnet<text:s/>n’est<text:s/>point<text:s/>méchant<text:s/>selon<text:s/>la<text:s/>manière<text:s/>d’écrire<text:s/>d’aujourd’hui,<text:s/>et<text:s/>ceux<text:s/>qui<text:s/>cherchent<text:s/>ce<text:s/>que<text:s/>l’on<text:s/><text:soft-page-break/>appelle<text:s/>pointes<text:s/>ou<text:s/>chutes,<text:s/>plutôt<text:s/>que<text:s/>le<text:s/>bon<text:s/>sens,<text:s/>le<text:s/>trouveront<text:s/>sans<text:s/>doute<text:s/>bon ;<text:s/>j’en<text:s/>vis<text:s/>même,<text:s/>à<text:s/>la<text:s/>première<text:s/>représentation<text:s/>de<text:s/>cette<text:s/>pièce,<text:s/>qui<text:s/>se<text:s/>firent<text:s/>jouer<text:s/>pendant<text:s/>qu’on<text:s/>représentait<text:s/>cette<text:s/>scène ;<text:s/>car<text:s/>ils<text:s/>crièrent<text:s/>que<text:s/>le<text:s/>sonnet<text:s/>était<text:s/>bon<text:s/>avant<text:s/>que<text:s/>le<text:s/>Misanthrope<text:s/>en<text:s/>fît<text:s/>la<text:s/>critique,<text:s/>et<text:s/>demeurèrent<text:s/>ensuite<text:s/>tout<text:s/>confus.</text:p>
      <text:p text:style-name="quote">« Ce<text:s/>premier<text:s/>acte,<text:s/>ayant<text:s/>plu<text:s/>à<text:s/>tout<text:s/>le<text:s/>monde,<text:s/>et<text:s/>n’ayant<text:s/>que<text:s/>deux<text:s/>scènes,<text:s/>doit<text:s/>être<text:s/>parfaitement<text:s/>beau ;<text:s/>puisque<text:s/>les<text:s/>Français,<text:s/>qui<text:s/>voudraient<text:s/>toujours<text:s/>voir<text:s/>de<text:s/>nouveaux<text:s/>personnages,<text:s/>s’y<text:s/>seraient<text:s/>ennuyés<text:s/>s’il<text:s/>ne<text:s/>les<text:s/>avait<text:s/>fort<text:s/>attachés<text:s/>et<text:s/>divertis.</text:p>
      <text:p text:style-name="quote">« Après<text:s/>avoir<text:s/>vu<text:s/>le<text:s/>Misanthrope<text:s/>déchaîné<text:s/>contre<text:s/>ceux<text:s/>qui<text:s/>font<text:s/>également<text:s/>des<text:s/>protestations<text:s/>d’amitié<text:s/>à<text:s/>tout<text:s/>le<text:s/>monde,<text:s/>et<text:s/>ceux<text:s/>qui<text:s/>y<text:s/>répondent<text:s/>avec<text:s/>le<text:s/>même<text:s/>emportement,<text:s/>après<text:s/>l’avoir<text:s/>ouï<text:s/>parler<text:s/>contre<text:s/>sa<text:s/>partie,<text:s/>et<text:s/>l’avoir<text:s/>vu<text:s/>condamner<text:s/>le<text:s/>sonnet,<text:s/>on<text:s/>ne<text:s/>pouvait<text:s/>plus<text:s/>souhaiter<text:s/>que<text:s/>de<text:s/>le<text:s/>voir<text:s/>amoureux,<text:s/>puisque<text:s/>l’amour<text:s/>doit<text:s/>bien<text:s/>donner<text:s/>de<text:s/>la<text:s/>peine<text:s/>aux<text:s/>personnes<text:s/>de<text:s/>son<text:s/>caractère…</text:p>
      <text:p text:style-name="quote">« Si<text:s/>l’on<text:s/>souhaite<text:s/>de<text:s/>voir<text:s/>le<text:s/>Misanthrope<text:s/><text:span text:style-name="pb">[p</text:span><text:span text:style-name="pb">.</text:span><text:span text:style-name="pb"><text:s/></text:span><text:span text:style-name="pb">53</text:span><text:span text:style-name="pb">]</text:span><text:span text:style-name="T1865"><text:s/></text:span>amoureux,<text:s/>on<text:s/>doit<text:s/>être<text:s/>satisfait<text:s/>dans<text:s/>cette<text:s/>scène,<text:s/>puisqu’il<text:s/>y<text:s/>paraît<text:s/>avec<text:s/>sa<text:s/>maîtresse,<text:s/>mais<text:s/>avec<text:s/>la<text:s/>hauteur<text:s/>ordinaire<text:s/>à<text:s/>ceux<text:s/>de<text:s/>son<text:s/>caractère.<text:s/>Il<text:s/>n’est<text:s/>point<text:s/>soumis,<text:s/>il<text:s/>n’est<text:s/>point<text:s/>languissant ;<text:s/>mais<text:s/>il<text:s/>lui<text:s/>découvre<text:s/>librement<text:s/>les<text:s/>défauts<text:s/>qu’il<text:s/>voit<text:s/>en<text:s/>elle,<text:s/>et<text:s/>lui<text:s/>reproche<text:s/>qu’elle<text:s/>reçoit<text:s/>bien<text:s/>tout<text:s/>l’univers ;<text:s/>et<text:s/>pour<text:s/>douceur<text:s/>il<text:s/>lui<text:s/>dit<text:s/>qu’il<text:s/>voudrait<text:s/>bien<text:s/>ne<text:s/>la<text:s/>pas<text:s/>aimer,<text:s/>et<text:s/>qu’il<text:s/>ne<text:s/>l’aime<text:s/>que<text:s/>pour<text:s/>ses<text:s/>péchés.<text:s/>Ce<text:s/>n’est<text:s/>pas<text:s/>qu’avec<text:s/>ces<text:s/>discours,<text:s/>il<text:s/>ne<text:s/>paraisse<text:s/>aussi<text:s/>amoureux<text:s/>que<text:s/>les<text:s/>autres,<text:s/>comme<text:s/>nous<text:s/>verrons<text:s/>dans<text:s/>la<text:s/>suite.<text:s/>Pendant<text:s/>leur<text:s/>entretien,<text:s/>quelques<text:s/>gens<text:s/>viennent<text:s/>visiter<text:s/>sa<text:s/>maîtresse,<text:s/>il<text:s/>voudrait<text:s/>l’obliger<text:s/>à<text:s/>ne<text:s/>les<text:s/>pas<text:s/>voir<text:span text:style-name="T1866">,</text:span><text:s/>et<text:s/>comme<text:s/>elle<text:s/>lui<text:s/>répond<text:s/>que<text:s/>l’un<text:s/>d’eux<text:s/>la<text:s/>sert<text:s/>dans<text:s/>un<text:s/>procès,<text:s/>il<text:s/>lui<text:s/>dit<text:s/>qu’elle<text:s/>devrait<text:s/>perdre<text:s/>sa<text:s/>cause,<text:s/>plutôt<text:s/>que<text:s/>de<text:s/>les<text:s/>voir ;<text:s/>il<text:s/>faut<text:s/>demeurer<text:s/>d’accord<text:s/>que<text:s/>cette<text:s/>pensée<text:s/>ne<text:s/>se<text:s/>peut<text:s/>payer,<text:s/>et<text:s/>qu’il<text:s/>n’y<text:s/>a<text:s/>qu’un<text:s/>misanthrope<text:s/>qui<text:s/>puisse<text:s/>dire<text:s/>des<text:s/>choses<text:s/>semblables.<text:s/>Enfin<text:s/>toute<text:s/>la<text:s/>compagnie<text:s/>arrive,<text:s/>et<text:s/>le<text:s/>Misanthrope<text:s/>conçoit<text:s/>tant<text:s/>de<text:s/>dépit<text:s/>qu’il<text:s/>veut<text:s/>s’en<text:s/>aller.<text:s/>C’est<text:s/>ici<text:s/>où<text:s/>l’esprit<text:s/>de<text:s/>Molière<text:s/>se<text:s/>fait<text:s/>remarquer,<text:s/>puisqu’en<text:s/>deux<text:s/>vers<text:s/>joints<text:s/>à<text:s/>quelque<text:s/>action<text:s/>qui<text:s/>marque<text:s/>du<text:s/>dépit,<text:s/>il<text:s/>fait<text:s/>voir<text:s/>ce<text:s/>que<text:s/>peut<text:s/>l’amour<text:s/>sur<text:s/>le<text:s/>cœur<text:s/>de<text:s/>tous<text:s/>les<text:s/>hommes,<text:s/>et<text:s/>sur<text:s/><text:span text:style-name="pb">[p</text:span><text:span text:style-name="pb">.</text:span><text:span text:style-name="pb"><text:s/></text:span><text:span text:style-name="pb">54</text:span><text:span text:style-name="pb">]</text:span><text:span text:style-name="T1867"><text:s/></text:span>celui<text:s/>du<text:s/>Misanthrope<text:s/>même,<text:s/>sans<text:s/>le<text:s/>faire<text:s/>sortir<text:s/>de<text:s/>son<text:s/>caractère.<text:s/>Sa<text:s/>maîtresse<text:s/>lui<text:s/>dit<text:s/>deux<text:s/>fois<text:s/>de<text:s/>demeurer,<text:s/>il<text:s/>témoigne<text:s/>qu’il<text:s/>n’en<text:s/>veut<text:s/>rien<text:s/>faire,<text:s/>et<text:s/>sitôt<text:s/>qu’elle<text:s/>lui<text:s/>donne<text:s/>congé<text:s/>avec<text:s/>un<text:s/>peu<text:s/>de<text:s/>froideur,<text:s/>il<text:s/>demeure,<text:s/>et<text:s/>montre,<text:s/>en<text:s/>faisant<text:s/>deux<text:s/>ou<text:s/>trois<text:s/>pas<text:s/>pour<text:s/>s’en<text:s/>aller,<text:s/>et<text:s/>en<text:s/>revenant<text:s/>aussitôt,<text:s/>que<text:s/>l’amour<text:s/>pendant<text:s/>ce<text:s/>temps<text:s/>combat<text:s/>contre<text:s/>son<text:s/>caractère,<text:s/>et<text:s/>demeure<text:s/>vainqueur…<text:s/>Après<text:s/>tant<text:s/>de<text:s/>choses<text:s/>si<text:s/>différentes,<text:s/>et<text:s/>si<text:s/>naturellement<text:s/>touchées,<text:s/>et<text:s/>représentées<text:s/>dans<text:s/>l’espace<text:s/>de<text:s/>quatre<text:s/>vers,<text:s/>on<text:s/>voit<text:s/>une<text:s/>scène<text:s/>de<text:s/>conversation<text:s/>où<text:s/>se<text:s/>rencontrent<text:s/>deux<text:s/>marquis,<text:s/>l’ami<text:s/>du<text:s/>Misanthrope,<text:s/>et<text:s/>la<text:s/>cousine<text:s/>de<text:s/>la<text:s/>maîtresse<text:s/>de<text:s/>ce<text:s/>dernier.<text:s/>La<text:s/>jeune<text:s/>veuve<text:s/>chez<text:s/>qui<text:s/>toute<text:s/>la<text:s/>compagnie<text:s/>se<text:s/>trouve<text:s/>n’est<text:s/>point<text:s/>fâchée<text:s/>d’avoir<text:s/>la<text:s/>Cour<text:s/>chez<text:s/>elle…<text:s/>La<text:s/>conversation<text:s/>est<text:s/>toute<text:s/>aux<text:s/>dépens<text:s/>du<text:s/>prochain ;<text:s/>et<text:s/>la<text:s/>coquette<text:s/>médisante<text:s/>fait<text:s/>voir<text:s/>ce<text:s/>qu’elle<text:s/>sait,<text:s/>quand<text:s/>il<text:s/>s’agit<text:s/>de<text:s/>le<text:s/>dauber,<text:s/>et<text:s/>qu’elle<text:s/>est<text:s/>de<text:s/>celles<text:s/>qui<text:s/>déchirent<text:s/>sous<text:s/>main<text:s/>jusqu’à<text:s/>leurs<text:s/>meilleurs<text:s/>amis.</text:p>
      <text:p text:style-name="quote">« Cette<text:s/>conversation<text:s/>fait<text:s/>voir<text:s/>que<text:s/>l’auteur<text:s/>n’est<text:s/>pas<text:s/>épuisé,<text:s/>puisqu’on<text:s/>y<text:s/>parle<text:s/>de<text:s/>vingt<text:s/>caractères,<text:s/>de<text:s/>gens<text:s/>qui<text:s/>sont<text:s/>admirablement<text:s/>bien<text:s/>dépeints,<text:s/>en<text:s/>peu<text:s/>de<text:s/>vers<text:s/>chacun ;<text:s/>et<text:s/>l’on<text:s/>peut<text:s/>dire<text:s/><text:span text:style-name="pb">[p</text:span><text:span text:style-name="pb">.</text:span><text:span text:style-name="pb"><text:s/></text:span><text:span text:style-name="pb">55</text:span><text:span text:style-name="pb">]</text:span><text:span text:style-name="T1868"><text:s/></text:span>que<text:s/>ce<text:s/>sont<text:s/>autant<text:s/>de<text:s/>sujets<text:s/>de<text:s/>comédie<text:s/>que<text:s/>Molière<text:s/>donne<text:s/>libéralement<text:s/>à<text:s/>ceux<text:s/>qui<text:s/>s’en<text:s/>voudront<text:s/>servir.<text:s/>Le<text:s/>Misanthrope<text:s/>soutient<text:s/>bien<text:s/>son<text:s/>caractère<text:s/>pendant<text:s/>cette<text:s/>conversation,<text:s/>et<text:s/>leur<text:s/>parle<text:s/>avec<text:s/>la<text:s/>liberté<text:s/>qui<text:s/>lui<text:s/>est<text:s/>ordinaire.<text:s/>Elle<text:s/>est<text:s/>à<text:s/>peine<text:s/>finie<text:s/>qu’il<text:s/>fait<text:s/>une<text:s/>action<text:s/>digne<text:s/>de<text:s/>lui,<text:s/>en<text:s/>disant<text:s/>aux<text:s/>deux<text:s/>marquis<text:s/>qu’il<text:s/>ne<text:s/>sortira<text:s/>point<text:s/>qu’ils<text:s/>ne<text:s/>soient<text:s/>sortis :<text:s/>et<text:s/>il<text:s/>le<text:s/>ferait<text:s/>sans<text:s/>doute,<text:s/>puisque<text:s/>les<text:s/>gens<text:s/>de<text:s/>son<text:s/>caractère<text:s/>ne<text:s/>se<text:s/>démentent<text:s/>jamais,<text:s/>s’il<text:s/>n’était<text:s/>obligé<text:s/>de<text:s/>suivre<text:s/>un<text:s/>garde,<text:s/>pour<text:s/>le<text:s/>différend<text:s/>qu’il<text:s/>a<text:s/>eu<text:s/>avec<text:s/>Oronte<text:s/>en<text:s/>condamnant<text:s/>son<text:s/>sonnet.<text:s/>C’est<text:s/>par<text:s/>où<text:s/>cet<text:s/>acte<text:s/>finit.</text:p>
      <text:p text:style-name="quote">« L’ouverture<text:s/>du<text:s/>troisième<text:s/>se<text:s/>fait<text:s/>par<text:s/>une<text:s/>scène<text:s/>entre<text:s/>les<text:s/>deux<text:s/>marquis,<text:s/>qui<text:s/>disent<text:s/>des<text:s/>choses<text:s/>fort<text:s/><text:soft-page-break/>convenables<text:s/>à<text:s/>leurs<text:s/>caractères,<text:s/>et<text:s/>qui<text:s/>font<text:s/>voir,<text:s/>par<text:s/>les<text:s/>applaudissements<text:s/>qu’ils<text:s/>reçoivent,<text:s/>que<text:s/>l’on<text:s/>peut<text:s/>toujours<text:s/>mettre<text:s/>des<text:s/>marquis<text:s/>sur<text:s/>la<text:s/>scène,<text:s/>tant<text:s/>qu’on<text:s/>leur<text:s/>fera<text:s/>dire<text:s/>quelque<text:s/>chose<text:s/>que<text:s/>les<text:s/>autres<text:s/>n’aient<text:s/>point<text:s/>encore<text:s/>dit.<text:s/>L’accord<text:s/>qu’ils<text:s/>font<text:s/>entre<text:s/>eux<text:s/>de<text:s/>se<text:s/>dire<text:s/>les<text:s/>marques<text:s/>d’estime<text:s/>qu’ils<text:s/>recevront<text:s/>de<text:s/>leurs<text:s/>maîtresses<text:s/>est<text:s/>une<text:s/>adresse<text:s/>de<text:s/>l’auteur<text:s/>qui<text:s/>prépare<text:s/>la<text:s/>fin<text:s/>de<text:s/>sa<text:s/>pièce,<text:s/>comme<text:s/>vous<text:s/>le<text:s/>remarquerez<text:s/>dans<text:s/>la<text:s/>suite.</text:p>
      <text:p text:style-name="quote">« Il<text:s/>y<text:s/>a<text:s/>dans<text:s/>le<text:s/>même<text:s/>acte<text:s/>une<text:s/>scène<text:s/><text:span text:style-name="pb">[p</text:span><text:span text:style-name="pb">.</text:span><text:span text:style-name="pb"><text:s/></text:span><text:span text:style-name="pb">56</text:span><text:span text:style-name="pb">]</text:span><text:span text:style-name="T1869"><text:s/></text:span>entre<text:s/>deux<text:s/>femmes<text:s/>que<text:s/>l’on<text:s/>trouve<text:s/>d’autant<text:s/>plus<text:s/>belle<text:s/>que<text:s/>leurs<text:s/>caractères<text:s/>sont<text:s/>tout<text:s/>à<text:s/>fait<text:s/>opposés,<text:s/>et<text:s/>se<text:s/>font<text:s/>ainsi<text:s/>paraître<text:s/>l’une<text:s/>l’autre ;<text:s/>l’une<text:s/>est<text:s/>la<text:s/>jeune<text:s/>veuve,<text:s/>aussi<text:s/>coquette<text:s/>que<text:s/>médisante ;<text:s/>et<text:s/>l’autre,<text:s/>une<text:s/>femme<text:s/>qui<text:s/>veut<text:s/>passer<text:s/>pour<text:s/>prude,<text:s/>et<text:s/>qui<text:s/>dans<text:s/>l’âme<text:s/>n’est<text:s/>pas<text:s/>moins<text:s/>du<text:s/>monde<text:s/>que<text:s/>la<text:s/>coquette ;<text:s/>elle<text:s/>donne<text:s/>à<text:s/>cette<text:s/>dernière<text:s/>des<text:s/>avis<text:s/>charitables<text:s/>sur<text:s/>sa<text:s/>conduite ;<text:s/>la<text:s/>coquette<text:s/>les<text:s/>reçoit<text:s/>fort<text:s/>bien<text:s/>en<text:s/>apparence,<text:s/>et<text:s/>lui<text:s/>dit<text:s/>à<text:s/>son<text:s/>tour,<text:s/>pour<text:s/>la<text:s/>payer<text:s/>de<text:s/>cette<text:s/>obligation,<text:s/>qu’elle<text:s/>veut<text:s/>l’avertir<text:s/>de<text:s/>ce<text:s/>que<text:s/>l’on<text:s/>dit<text:s/>d’elle,<text:s/>et<text:s/>lui<text:s/>fait<text:s/>un<text:s/>tableau<text:s/>de<text:s/>la<text:s/>vie<text:s/>des<text:s/>feintes<text:s/>prudes,<text:s/>dont<text:s/>les<text:s/>couleurs<text:s/>sont<text:s/>aussi<text:s/>fortes<text:s/>que<text:s/>celles<text:s/>que<text:s/>la<text:s/>prude<text:s/>avait<text:s/>employées<text:s/>pour<text:s/>lui<text:s/>représenter<text:s/>la<text:s/>vie<text:s/>des<text:s/>coquettes ;<text:s/>et<text:s/>ce<text:s/>qui<text:s/>doit<text:s/>faire<text:s/>trouver<text:s/>cette<text:s/>scène<text:s/>fort<text:s/>agréable<text:s/>est<text:s/>que<text:s/>celle<text:s/>qui<text:s/>a<text:s/>parlé<text:s/>la<text:s/>première<text:s/>se<text:s/>fâche,<text:s/>quand<text:s/>l’autre<text:s/>la<text:s/>paie<text:s/>en<text:s/>même<text:s/>monnaie.</text:p>
      <text:p text:style-name="quote">« Ces<text:s/>deux<text:s/>femmes,<text:s/>après<text:s/>s’être<text:s/>parlé<text:s/>à<text:s/>cœur<text:s/>ouvert<text:s/>touchant<text:s/>leurs<text:s/>vies,<text:s/>se<text:s/>séparent,<text:s/>et<text:s/>la<text:s/>coquette<text:s/>laisse<text:s/>la<text:s/>prude<text:s/>avec<text:s/>le<text:s/>Misanthrope,<text:s/>qu’elle<text:s/>voit<text:s/>entrer<text:s/>chez<text:s/>elle.<text:s/>Comme<text:s/>la<text:s/>prude<text:s/>a<text:s/>de<text:s/>l’esprit,<text:s/>et<text:s/>qu’elle<text:s/>n’a<text:s/>choisi<text:s/>ce<text:s/>caractère<text:s/>que<text:s/>pour<text:s/>mieux<text:s/>faire<text:s/>ses<text:s/>affaires,<text:s/>elle<text:s/>tâche<text:s/>par<text:s/>toutes<text:s/>sortes<text:s/>de<text:s/>voies<text:s/><text:span text:style-name="pb">[p</text:span><text:span text:style-name="pb">.</text:span><text:span text:style-name="pb"><text:s/></text:span><text:span text:style-name="pb">57</text:span><text:span text:style-name="pb">]</text:span><text:span text:style-name="T1870"><text:s/></text:span>d’attirer<text:s/>le<text:s/>Misanthrope,<text:s/>qu’elle<text:s/>aime :<text:s/>elle<text:s/>le<text:s/>loue,<text:s/>elle<text:s/>parle<text:s/>contre<text:s/>la<text:s/>coquette,<text:s/>lui<text:s/>veut<text:s/>persuader<text:s/>qu’on<text:s/>le<text:s/>trompe,<text:s/>et<text:s/>le<text:s/>mène<text:s/>chez<text:s/>elle<text:s/>pour<text:s/>lui<text:s/>en<text:s/>donner<text:s/>des<text:s/>preuves ;<text:s/>ce<text:s/>qui<text:s/>donne<text:s/>sujet<text:s/>à<text:s/>une<text:s/>partie<text:s/>des<text:s/>choses<text:s/>qui<text:s/>se<text:s/>passent<text:s/>au<text:s/>quatrième<text:s/>acte.</text:p>
      <text:p text:style-name="quote">« Cet<text:s/>acte<text:s/>commence<text:s/>par<text:s/>le<text:s/>récit<text:s/>de<text:s/>l’accommodement<text:s/>du<text:s/>Misanthrope<text:s/>avec<text:s/>l’homme<text:s/>du<text:s/>sonnet,<text:s/>et<text:s/>l’ami<text:s/>de<text:s/>ce<text:s/>premier<text:s/>en<text:s/>entretient<text:s/>la<text:s/>cousine<text:s/>de<text:s/>la<text:s/>coquette.<text:s/>Les<text:s/>vers<text:s/>de<text:s/>ce<text:s/>récit<text:s/>sont<text:s/>tout<text:s/>à<text:s/>fait<text:s/>beaux ;<text:s/>mais<text:s/>ce<text:s/>que<text:s/>l’on<text:s/>y<text:s/>doit<text:s/>remarquer<text:s/>est<text:s/>que<text:s/>le<text:s/>caractère<text:s/>du<text:s/>Misanthrope<text:s/>est<text:s/>soutenu<text:s/>avec<text:s/>la<text:s/>même<text:s/>vigueur<text:s/>qu’il<text:s/>fait<text:s/>paraître<text:s/>en<text:s/>ouvrant<text:s/>la<text:s/>pièce.<text:s/>Ces<text:s/>deux<text:s/>personnes<text:s/>parlent<text:s/>quelque<text:s/>temps<text:s/>des<text:s/>sentiments<text:s/>de<text:s/>leurs<text:s/>cœurs,<text:s/>et<text:s/>sont<text:s/>interrompues<text:s/>par<text:s/>le<text:s/>Misanthrope<text:s/>même,<text:s/>qui<text:s/>paraît<text:s/>furieux<text:s/>et<text:s/>jaloux :<text:s/>et<text:s/>l’auditeur<text:s/>se<text:s/>persuade<text:s/>aisément,<text:s/>par<text:s/>ce<text:s/>qu’il<text:s/>a<text:s/>vu<text:s/>dans<text:s/>l’autre<text:s/>acte,<text:s/>que<text:s/>la<text:s/>prude<text:s/>avec<text:s/>qui<text:s/>l’on<text:s/>l’a<text:s/>vu<text:s/>sortir<text:s/>lui<text:s/>a<text:s/>inspiré<text:s/>ces<text:s/>sentiments ;<text:s/>le<text:s/>dépit<text:s/>lui<text:s/>fait<text:s/>faire<text:s/>ce<text:s/>que<text:s/>tous<text:s/>les<text:s/>hommes<text:s/>feraient<text:s/>en<text:s/>sa<text:s/>place<text:s/>de<text:s/>quelque<text:s/>humeur<text:s/>qu’ils<text:s/>fussent ;<text:s/>il<text:s/>offre<text:s/>son<text:s/>cœur<text:s/>à<text:s/>la<text:s/>belle<text:s/>parente<text:s/>de<text:s/>sa<text:s/>maîtresse ;<text:s/>mais<text:s/>elle<text:s/>lui<text:s/>fait<text:s/>voir<text:s/>que<text:s/>ce<text:s/>n’est<text:s/>que<text:s/>le<text:s/>dépit<text:s/>qui<text:s/>le<text:s/>fait<text:s/>parler,<text:s/>et<text:s/>qu’une<text:s/>coupable<text:s/>aimée<text:s/>est<text:s/>bientôt<text:s/><text:span text:style-name="pb">[p</text:span><text:span text:style-name="pb">.</text:span><text:span text:style-name="pb"><text:s/></text:span><text:span text:style-name="pb">58</text:span><text:span text:style-name="pb">]</text:span><text:span text:style-name="T1871"><text:s/></text:span>innocente.<text:s/>Ils<text:s/>le<text:s/>laissent<text:s/>avec<text:s/>sa<text:s/>maîtresse<text:s/>qui<text:s/>paraît,<text:s/>et<text:s/>se<text:s/>retirent.</text:p>
      <text:p text:style-name="quote">« Je<text:s/>ne<text:s/>crois<text:s/>pas<text:s/>qu’on<text:s/>puisse<text:s/>voir<text:s/>rien<text:s/>de<text:s/>plus<text:s/>beau<text:s/>que<text:s/>cette<text:s/>scène :<text:s/>elle<text:s/>est<text:s/>toute<text:s/>sérieuse,<text:s/>cependant<text:s/>il<text:s/>y<text:s/>en<text:s/>a<text:s/>peu<text:s/>dans<text:s/>la<text:s/>pièce<text:s/>qui<text:s/>divertissent<text:s/>davantage.<text:s/>On<text:s/>y<text:s/>voit<text:s/>un<text:s/>portrait<text:s/>naturellement<text:s/>représenté<text:s/>de<text:s/>ce<text:s/>que<text:s/>les<text:s/>amants<text:s/>font<text:s/>tous<text:s/>les<text:s/>jours<text:s/>en<text:s/>de<text:s/>semblables<text:s/>rencontres ;<text:s/>le<text:s/>Misanthrope<text:s/>paraît<text:s/>d’abord<text:s/>aussi<text:s/>emporté<text:s/>que<text:s/>jaloux ;<text:s/>il<text:s/>semble<text:s/>que<text:s/>rien<text:s/>ne<text:s/>peut<text:s/>diminuer<text:s/>sa<text:s/>colère,<text:s/>et<text:s/>que<text:s/>la<text:s/>pleine<text:s/>justification<text:s/>de<text:s/>sa<text:s/>maîtresse<text:s/>ne<text:s/>pourrait<text:s/>qu’avec<text:s/>peine<text:s/>calmer<text:s/>sa<text:s/>fureur ;<text:s/>cependant,<text:s/>admirez<text:s/>l’adresse<text:s/>de<text:s/>l’auteur :<text:s/>ce<text:s/>jaloux,<text:s/>cet<text:s/>emporté,<text:s/>ce<text:s/>furieux<text:s/>paraît<text:s/>tout<text:s/>radouci,<text:s/>il<text:s/>ne<text:s/>parle<text:s/>que<text:s/>du<text:s/>désir<text:s/>qu’il<text:s/>a<text:s/>de<text:s/>faire<text:s/>du<text:s/>bien<text:s/>à<text:s/>sa<text:s/>maîtresse :<text:s/>et<text:s/>ce<text:s/>qui<text:s/>est<text:s/>admirable,<text:s/>c’est<text:s/>qu’il<text:s/>lui<text:s/>dit<text:s/>toutes<text:s/>ces<text:s/>choses<text:s/>avant<text:s/>qu’elle<text:s/>se<text:s/>soit<text:s/>justifiée,<text:s/>et<text:s/>lorsqu’elle<text:s/>lui<text:s/>dit<text:s/>qu’il<text:s/>a<text:s/>raison<text:s/>d’être<text:s/>jaloux.<text:s/>C’est<text:s/>faire<text:s/>voir<text:s/>ce<text:s/>que<text:s/>peut<text:s/>l’amour<text:s/>sur<text:s/>le<text:s/>cœur<text:s/>de<text:s/>tous<text:s/>les<text:s/>hommes,<text:s/>et<text:s/>faire<text:s/>connaître<text:s/>en<text:s/>même<text:s/>temps,<text:s/>par<text:s/>une<text:s/>adresse<text:s/>que<text:s/>l’on<text:s/>ne<text:s/>peut<text:s/>assez<text:s/>admirer,<text:s/>ce<text:s/>que<text:s/>peuvent<text:s/>les<text:s/>femmes<text:s/>sur<text:s/>les<text:s/>amants,<text:s/>en<text:s/>changeant<text:s/>seulement<text:s/>le<text:s/>ton<text:s/>de<text:s/>leur<text:s/>voix,<text:s/>et<text:s/>prenant<text:s/>un<text:s/>air<text:s/>qui<text:s/>paraît<text:s/>ensemble<text:s/>et<text:s/>fier<text:s/>et<text:s/>attirant.<text:s/>Pour<text:s/><text:span text:style-name="pb">[p</text:span><text:span text:style-name="pb">.</text:span><text:span text:style-name="pb"><text:s/></text:span><text:span text:style-name="pb">59</text:span><text:span text:style-name="pb">]</text:span><text:span text:style-name="T1872"><text:s/></text:span>moi<text:s/>je<text:s/>ne<text:s/>puis<text:s/>assez<text:s/>m’étonner,<text:s/>quand<text:s/>je<text:s/>vois<text:s/>une<text:s/>coquette<text:s/>ramener<text:s/><text:soft-page-break/>avant<text:s/>que<text:s/>de<text:s/>s’être<text:s/>justifiée,<text:s/>non<text:s/>pas<text:s/>un<text:s/>amant<text:s/>soumis<text:s/>et<text:s/>languissant,<text:s/>mais<text:s/>un<text:s/>misanthrope,<text:s/>et<text:s/>l’obliger<text:s/>non<text:s/>seulement<text:s/>à<text:s/>la<text:s/>prier<text:s/>de<text:s/>se<text:s/>justifier,<text:s/>mais<text:s/>encore<text:s/>à<text:s/>des<text:s/>protestations<text:s/>d’amour<text:s/>qui<text:s/>n’ont<text:s/>pour<text:s/>but<text:s/>que<text:s/>le<text:s/>bien<text:s/>de<text:s/>l’objet<text:s/>aimé,<text:s/>et<text:s/>cependant<text:s/>demeurer<text:s/>ferme,<text:s/>après<text:s/>l’avoir<text:s/>ramené,<text:s/>et<text:s/>ne<text:s/>le<text:s/>point<text:s/>éclaircir,<text:s/>pour<text:s/>avoir<text:s/>le<text:s/>plaisir<text:s/>de<text:s/>s’applaudir<text:s/>d’un<text:s/>plein<text:s/>triomphe.<text:s/>Voilà<text:s/>ce<text:s/>qui<text:s/>s’appelle<text:s/>manier<text:s/>des<text:s/>scènes :<text:s/>voilà<text:s/>ce<text:s/>qui<text:s/>s’appelle<text:s/>travailler<text:s/>avec<text:s/>art,<text:s/>et<text:s/>représenter<text:s/>avec<text:s/>des<text:s/>traits<text:s/>délicats<text:s/>ce<text:s/>qui<text:s/>se<text:s/>passe<text:s/>tous<text:s/>les<text:s/>jours<text:s/>dans<text:s/>le<text:s/>monde.<text:s/>Je<text:s/>ne<text:s/>crois<text:s/>pas<text:s/>que<text:s/>les<text:s/>beautés<text:s/>de<text:s/>cette<text:s/>scène<text:s/>soient<text:s/>connues<text:s/>de<text:s/>tous<text:s/>ceux<text:s/>qui<text:s/>l’ont<text:s/>vue<text:s/>représenter.<text:s/>Elle<text:s/>est<text:s/>trop<text:s/>délicatement<text:s/>traitée ;<text:s/>mais<text:s/>je<text:s/>puis<text:s/>assurer<text:s/>que<text:s/>tout<text:s/>le<text:s/>monde<text:s/>a<text:s/>remarqué<text:s/>qu’elle<text:s/>était<text:s/>bien<text:s/>écrite,<text:s/>et<text:s/>que<text:s/>les<text:s/>personnes<text:s/>d’esprit<text:s/>en<text:s/>ont<text:s/>bien<text:s/>su<text:s/>connaître<text:s/>les<text:s/>finesses.<text:s/>Dans<text:s/>le<text:s/>reste<text:s/>de<text:s/>l’acte,<text:s/>le<text:s/>valet<text:s/>du<text:s/>Misanthrope<text:s/>vient<text:s/>chercher<text:s/>son<text:s/>maître,<text:s/>pour<text:s/>l’avertir<text:s/>qu’on<text:s/>lui<text:s/>est<text:s/>venu<text:s/>signifier<text:s/>quelque<text:s/>chose<text:s/>qui<text:s/>regarde<text:s/>son<text:s/>procès.<text:s/>Comme<text:s/>l’esprit<text:s/>paraît<text:s/>aussi<text:s/>bien<text:s/>dans<text:s/>les<text:s/>petites<text:s/>choses<text:s/>que<text:s/>dans<text:s/>les<text:s/>grandes,<text:s/>on<text:s/>en<text:s/>voit<text:s/>beaucoup<text:s/>dans<text:s/>cette<text:s/>scène<text:s/>puisque<text:s/>le<text:s/>valet<text:s/>exerce<text:s/>la<text:s/><text:span text:style-name="pb">[p</text:span><text:span text:style-name="pb">.</text:span><text:span text:style-name="pb"><text:s/></text:span><text:span text:style-name="pb">60</text:span><text:span text:style-name="pb">]</text:span><text:span text:style-name="T1873"><text:s/></text:span>patience<text:s/>du<text:s/>Misanthrope,<text:s/>et<text:s/>que<text:s/>ce<text:s/>qu’il<text:s/>dit<text:s/>ferait<text:s/>moins<text:s/>d’effet<text:s/>s’il<text:s/>était<text:s/>à<text:s/>un<text:s/>maître<text:s/>qui<text:s/>fût<text:s/>d’une<text:s/>autre<text:s/>humeur.</text:p>
      <text:p text:style-name="quote">« La<text:s/>scène<text:s/>du<text:s/>valet,<text:s/>au<text:s/>quatrième<text:s/>acte,<text:s/>devait<text:s/>faire<text:s/>croire<text:s/>que<text:s/>l’on<text:s/>entendrait<text:s/>bientôt<text:s/>parler<text:s/>du<text:s/>procès.<text:s/>Aussi<text:s/>apprend-t-on<text:s/>à<text:s/>l’ouverture<text:s/>du<text:s/>cinquième<text:s/>qu’il<text:s/>est<text:s/>perdu,<text:s/>et<text:s/>le<text:s/>Misanthrope<text:s/>agit<text:s/>selon<text:s/>que<text:s/>j’ai<text:s/>dit<text:s/>au<text:s/>premier.<text:s/>Son<text:s/>chagrin,<text:s/>qui<text:s/>l’oblige<text:s/>à<text:s/>se<text:s/>promener<text:s/>et<text:s/>rêver,<text:s/>le<text:s/>fait<text:s/>retirer<text:s/>dans<text:s/>un<text:s/>coin<text:s/>de<text:s/>la<text:s/>chambre,<text:s/>où<text:s/>il<text:s/>voit<text:s/>aussitôt<text:s/>entrer<text:s/>sa<text:s/>maîtresse<text:s/>accompagnée<text:s/>de<text:s/>l’homme<text:s/>avec<text:s/>qui<text:s/>il<text:s/>a<text:s/>eu<text:s/>démêlé<text:s/>pour<text:s/>le<text:s/>sonnet.<text:s/>Il<text:s/>la<text:s/>presse<text:s/>de<text:s/>se<text:s/>déclarer,<text:s/>et<text:s/>de<text:s/>faire<text:s/>un<text:s/>choix<text:s/>entre<text:s/>lui<text:s/>et<text:s/>ses<text:s/>rivaux :<text:s/>ce<text:s/>qui<text:s/>donne<text:s/>lieu<text:s/>au<text:s/>Misanthrope<text:s/>de<text:s/>faire<text:s/>une<text:s/>action<text:s/>qui<text:s/>est<text:s/>bien<text:s/>d’un<text:s/>homme<text:s/>de<text:s/>son<text:s/>caractère.<text:s/>Il<text:s/>sort<text:s/>de<text:s/>l’endroit,<text:s/>et<text:s/>lui<text:s/>fait<text:s/>la<text:s/>même<text:s/>prière.<text:s/>La<text:s/>coquette<text:s/>agit<text:s/>toujours<text:s/>en<text:s/>femme<text:s/>adroite<text:s/>et<text:s/>spirituelle,<text:s/>et,<text:s/>par<text:s/>un<text:s/>procédé<text:s/>qui<text:s/>paraît<text:s/>honnête,<text:s/>leur<text:s/>dit<text:s/>qu’elle<text:s/>sait<text:s/>bien<text:s/>quel<text:s/>choix<text:s/>elle<text:s/>doit<text:s/>faire,<text:s/>qu’elle<text:s/>ne<text:s/>balance<text:s/>pas,<text:s/>mais<text:s/>qu’elle<text:s/>ne<text:s/>veut<text:s/>point<text:s/>se<text:s/>déclarer<text:s/>en<text:s/>présence<text:s/>de<text:s/>celui<text:s/>qu’elle<text:s/>ne<text:s/>doit<text:s/>pas<text:s/>choisir.<text:s/>Ils<text:s/>sont<text:s/>interrompus<text:s/>par<text:s/>la<text:s/>prude,<text:s/>et<text:s/>par<text:s/>les<text:s/>marquis<text:s/>qui<text:s/>apportent<text:s/>chacun<text:s/>une<text:s/>lettre<text:s/>qu’elle<text:s/>a<text:s/>écrite<text:s/>contre<text:s/>eux :<text:s/>ce<text:s/><text:span text:style-name="pb">[p</text:span><text:span text:style-name="pb">.</text:span><text:span text:style-name="pb"><text:s/></text:span><text:span text:style-name="pb">61</text:span><text:span text:style-name="pb">]</text:span><text:span text:style-name="T1874"><text:s/></text:span>que<text:s/>l’auteur<text:s/>a<text:s/>préparé<text:s/>dès<text:s/>le<text:s/>troisième<text:s/>acte,<text:s/>en<text:s/>leur<text:s/>faisant<text:s/>promettre<text:s/>qu’ils<text:s/>se<text:s/>montreraient<text:s/>ce<text:s/>qu’ils<text:s/>recevraient<text:s/>de<text:s/>leurs<text:s/>maîtresses.<text:s/>Cette<text:s/>scène<text:s/>est<text:s/>fort<text:s/>agréable.<text:s/>Tous<text:s/>les acteurs<text:s/>sont<text:s/>raillés<text:s/>dans<text:s/>les<text:s/>deux<text:s/>lettres,<text:s/>et<text:s/>quoique<text:s/>cela<text:s/>soit<text:s/>nouveau<text:s/>au<text:s/>théâtre,<text:s/>il<text:s/>fait<text:s/>voir<text:s/>néanmoins<text:s/>la<text:s/>véritable<text:s/>manière<text:s/>d’agir<text:s/>des<text:s/>coquettes<text:s/>médisantes,<text:s/>qui<text:s/>parlent<text:s/>et<text:s/>écrivent<text:s/>continuellement<text:s/>contre<text:s/>ceux<text:s/>qu’elles<text:s/>voient<text:s/>tous<text:s/>les<text:s/>jours,<text:s/>et<text:s/>à<text:s/>qui<text:s/>elles<text:s/>font<text:s/>bonne<text:s/>mine.<text:s/>Les<text:s/>marquis<text:s/>la<text:s/>quittent<text:s/>et<text:s/>lui<text:s/>témoignent<text:s/>plus<text:s/>de<text:s/>mépris<text:s/>que<text:s/>de<text:s/>colère.</text:p>
      <text:p text:style-name="quote">« La<text:s/>coquette<text:s/>paraît<text:s/>un<text:s/>peu<text:s/>mortifiée<text:s/>dans<text:s/>cette<text:s/>scène ;<text:s/>ce<text:s/>n’est<text:s/>pas<text:s/>qu’elle<text:s/>démente<text:s/>son<text:s/>caractère :<text:s/>mais<text:s/>la<text:s/>surprise<text:s/>qu’elle<text:s/>a<text:s/>de<text:s/>se<text:s/>voir<text:s/>abandonnée,<text:s/>et<text:s/>le<text:s/>chagrin<text:s/>d’apprendre<text:s/>que<text:s/>son<text:s/>jeu<text:s/>est<text:s/>découvert,<text:s/>lui<text:s/>cause<text:s/>un<text:s/>secret<text:s/>dépit,<text:s/>qui<text:s/>paraît<text:s/>jusque<text:s/>sur<text:s/>son<text:s/>visage.<text:s/>Cet<text:s/>endroit<text:s/>est<text:s/>tout<text:s/>à<text:s/>fait<text:s/>judicieux.<text:s/>Comme<text:s/>la<text:s/>médisance<text:s/>est<text:s/>un<text:s/>vice,<text:s/>il<text:s/>était<text:s/>nécessaire<text:s/>qu’à<text:s/>la<text:s/>fin<text:s/>de<text:s/>la comédie,<text:s/>elle<text:s/>eût<text:s/>quelque<text:s/>sorte<text:s/>de<text:s/>punition :<text:s/>et<text:s/>l’auteur<text:s/>a<text:s/>trouvé<text:s/>le<text:s/>moyen<text:s/>de<text:s/>la<text:s/>punir,<text:s/>et<text:s/>de<text:s/>lui<text:s/>faire<text:s/>en<text:s/>même<text:s/>temps<text:s/>soutenir<text:s/>son<text:s/>caractère.<text:s/>Il<text:s/>ne<text:s/>faut<text:s/>point<text:s/>d’autres<text:s/>preuves,<text:s/>pour<text:s/>montrer<text:s/>qu’elle<text:s/>le<text:s/>soutient,<text:s/>que<text:s/>le<text:s/>refus<text:s/>qu’elle<text:s/>fait<text:s/>d’épouser<text:s/>le<text:s/>Misanthrope<text:s/>et<text:s/>d’aller<text:s/>vivre<text:s/>dans<text:s/>son<text:s/>désert.<text:s/>Il<text:s/>ne<text:s/>tient<text:s/>qu’à<text:s/>elle<text:s/>de<text:s/><text:span text:style-name="pb">[p</text:span><text:span text:style-name="pb">.</text:span><text:span text:style-name="pb"><text:s/></text:span><text:span text:style-name="pb">62</text:span><text:span text:style-name="pb">]</text:span><text:span text:style-name="T1875"><text:s/></text:span>le<text:s/>faire ;<text:s/>mais<text:s/>leurs<text:s/>humeurs<text:s/>étant<text:s/>incompatibles,<text:s/>ils<text:s/>seraient<text:s/>trop<text:s/>mal<text:s/>assortis ;<text:s/>et<text:s/>la<text:s/>coquette<text:s/>peut<text:s/>se<text:s/>corriger<text:s/>en<text:s/>demeurant<text:s/>dans<text:s/>le<text:s/>monde,<text:s/>sans<text:s/>choisir<text:s/>un<text:s/>désert<text:s/>pour<text:s/>faire<text:s/>pénitence.<text:s/>Son<text:s/>crime,<text:s/>qui<text:s/>ne<text:s/>part<text:s/>que<text:s/>d’un<text:s/>esprit<text:s/>encore<text:s/>jeune,<text:s/>ne<text:s/>demandant<text:s/>pas<text:s/>qu’elle<text:s/>en<text:s/>fasse<text:s/>une<text:s/>si<text:s/>grande.<text:s/>Pour<text:s/>ce<text:s/>qui<text:s/>regarde<text:s/>le<text:s/>Misanthrope,<text:s/>on<text:s/>peut<text:s/>dire<text:s/>qu’il<text:s/>soutient<text:s/>son<text:s/>caractère<text:s/>jusqu’au<text:s/>bout.<text:s/>Nous<text:s/>en<text:s/>voyons<text:s/>souvent<text:s/>qui<text:s/>ont<text:s/>bien<text:s/>de<text:s/>la<text:s/>peine<text:s/>à<text:s/>le<text:s/>garder<text:s/>pendant<text:s/>le<text:s/>cours<text:s/>d’une<text:s/>comédie ;<text:s/>mais<text:s/>si,<text:s/>comme<text:s/>j’ai<text:s/>dit<text:s/>tantôt,<text:s/>celui-ci<text:s/>a<text:s/>fait<text:s/>connaître<text:s/>le<text:s/>sien<text:s/>avant<text:s/>que<text:s/>de<text:s/>parler,<text:s/>il<text:s/>fait<text:s/>voir<text:s/>en<text:s/>finissant<text:s/>qu’il<text:s/>le<text:s/>conservera<text:s/>toute<text:s/>sa<text:s/>vie<text:s/>en<text:s/>se<text:s/>retirant<text:s/>du<text:s/>monde.</text:p>
      <text:p text:style-name="quote">« On<text:s/>peut<text:s/>assurer<text:s/>que<text:s/>cette<text:s/>pièce<text:s/>est<text:s/>une<text:s/>perpétuelle<text:s/>et<text:s/>divertissante<text:s/>instruction ;<text:s/>qu’il<text:s/>y<text:s/>a<text:s/>des<text:s/>détours,<text:s/><text:soft-page-break/>et<text:s/>des<text:s/>délicatesses<text:s/>inimitables ;<text:s/>que<text:s/>les<text:s/>vers<text:s/>en<text:s/>sont<text:s/>fort<text:s/>beaux,<text:s/>au<text:s/>sentiment<text:s/>de<text:s/>tout<text:s/>le<text:s/>monde ;<text:s/>les<text:s/>scènes<text:s/>bien<text:s/>tournées,<text:s/>et<text:s/>bien<text:s/>maniées ;<text:s/>et<text:s/>que<text:s/>l’on<text:s/>ne<text:s/>peut<text:s/>ne<text:s/>la<text:s/>pas<text:s/>trouver<text:s/>bonne,<text:s/>sans<text:s/>faire<text:s/>voir<text:s/>que<text:s/>l’on<text:s/>n’est<text:s/>pas<text:s/>de<text:s/>ce<text:s/>monde,<text:s/>et<text:s/>que<text:s/>l’on<text:s/>ignore<text:s/>la<text:s/>manière<text:s/>de<text:s/>vivre<text:s/>de<text:s/>la<text:s/>Cour,<text:s/>et<text:s/>celle<text:s/>des<text:s/>plus<text:s/>illustres<text:s/>personnages<text:s/>de<text:s/>la<text:s/>ville.</text:p>
      <text:p text:style-name="quote">« Il<text:s/>n’y<text:s/>a<text:s/>rien<text:s/>dans<text:s/>cette comédie<text:s/>qui<text:s/>ne<text:s/>puisse<text:s/>être<text:s/>utile,<text:s/>et<text:s/>dont<text:s/>l’on<text:s/>doive<text:s/>profiter ;<text:s/>l’ami<text:s/>du<text:s/>Misanthrope<text:s/>est<text:s/><text:span text:style-name="pb">[p</text:span><text:span text:style-name="pb">.</text:span><text:span text:style-name="pb"><text:s/></text:span><text:span text:style-name="pb">63</text:span><text:span text:style-name="pb">]</text:span><text:span text:style-name="T1876"><text:s/></text:span>si<text:s/>raisonnable<text:s/>que<text:s/>tout<text:s/>le<text:s/>monde<text:s/>devrait<text:s/>l’imiter.<text:s/>Il<text:s/>n’est<text:s/>ni<text:s/>trop<text:s/>ni<text:s/>trop<text:s/>peu<text:s/>critique ;<text:s/>et<text:s/>ne<text:s/>portant<text:s/>les<text:s/>choses,<text:s/>ni<text:s/>dans<text:s/>l’un,<text:s/>ni<text:s/>dans<text:s/>l’autre<text:s/>excès,<text:s/>sa<text:s/>conduite<text:s/>doit<text:s/>être<text:s/>approuvée<text:s/>de<text:s/>tout<text:s/>le<text:s/>monde.<text:s/>Pour<text:s/>le<text:s/>Misanthrope<text:s/>il<text:s/>doit<text:s/>inspirer<text:s/>à<text:s/>tous<text:s/>ses<text:s/>semblables<text:s/>le<text:s/>désir<text:s/>de<text:s/>se<text:s/>corriger.</text:p>
      <text:p text:style-name="quote">« Les<text:s/>coquettes<text:s/>médisantes,<text:s/>par<text:s/>l’exemple<text:s/>de<text:s/>Célimène,<text:s/>voyant<text:s/>qu’elles<text:s/>peuvent<text:s/>s’attirer<text:s/>des<text:s/>affaires<text:s/>qui<text:s/>les<text:s/>feront<text:s/>mépriser,<text:s/>doivent<text:s/>apprendre<text:s/>à<text:s/>ne<text:s/>pas<text:s/>déchirer<text:s/>sous<text:s/>main<text:s/>leurs<text:s/>meilleurs<text:s/>amis.<text:s/>Les<text:s/>fausses<text:s/>prudes<text:s/>doivent<text:s/>connaître<text:s/>que<text:s/>leurs<text:s/>grimaces<text:s/>ne<text:s/>servent<text:s/>de<text:s/>rien ;<text:s/>et<text:s/>que<text:s/>quand<text:s/>elles<text:s/>seraient<text:s/>aussi<text:s/>sages<text:s/>qu’elles<text:s/>le<text:s/>veulent<text:s/>paraître,<text:s/>elles<text:s/>seront<text:s/>toujours<text:s/>blâmées,<text:s/>tant<text:s/>qu’elles<text:s/>voudront<text:s/>passer<text:s/>pour<text:s/>prudes.<text:s/>Je<text:s/>ne<text:s/>dis<text:s/>rien<text:s/>des<text:s/>marquis,<text:s/>je<text:s/>les<text:s/>crois<text:s/>les<text:s/>plus<text:s/>incorrigibles ;<text:s/>et<text:s/>il<text:s/>y<text:s/>a<text:s/>tant<text:s/>de<text:s/>choses<text:s/>à<text:s/>reprendre<text:s/>encore<text:s/>en<text:s/>eux,<text:s/>que<text:s/>tout<text:s/>le<text:s/>monde<text:s/>avoue<text:s/>qu’on<text:s/>les<text:s/>peut<text:s/>encore<text:s/>jouer<text:s/>longtemps,<text:s/>bien<text:s/>qu’ils<text:s/>n’en<text:s/>demeurent<text:s/>pas<text:s/>d’accord. »</text:p>
      <text:p text:style-name="P1877"><text:span text:style-name="T1878">Le</text:span><text:span text:style-name="T1879"><text:s/></text:span><text:span text:style-name="T1880">froid</text:span><text:span text:style-name="T1881"><text:s/></text:span><text:span text:style-name="T1882">accueil</text:span><text:span text:style-name="T1883"><text:s/></text:span><text:span text:style-name="T1884">du</text:span><text:span text:style-name="T1885"><text:s/></text:span><text:span text:style-name="T1886">public</text:span><text:span text:style-name="T1887"><text:s/></text:span><text:span text:style-name="T1888">aux</text:span><text:span text:style-name="T1889"><text:s/></text:span><text:span text:style-name="T1890">premières</text:span><text:span text:style-name="T1891"><text:s/></text:span><text:span text:style-name="T1892">représentations</text:span><text:span text:style-name="T1893"><text:s/></text:span><text:span text:style-name="T1894">du</text:span><text:span text:style-name="T1895"><text:s/></text:span><text:span text:style-name="T1896">Misanthrope</text:span><text:span text:style-name="T1897"><text:s/></text:span><text:span text:style-name="T1898">est</text:span><text:span text:style-name="T1899"><text:s/></text:span><text:span text:style-name="T1900">moins</text:span><text:span text:style-name="T1901"><text:s/></text:span><text:span text:style-name="T1902">surprenant</text:span><text:span text:style-name="T1903"><text:s/></text:span><text:span text:style-name="T1904">que</text:span><text:span text:style-name="T1905"><text:s/></text:span><text:span text:style-name="T1906">le</text:span><text:span text:style-name="T1907"><text:s/></text:span><text:span text:style-name="T1908">silence</text:span><text:span text:style-name="T1909"><text:s/></text:span><text:span text:style-name="T1910">des</text:span><text:span text:style-name="T1911"><text:s/></text:span><text:span text:style-name="T1912">ennemis</text:span><text:span text:style-name="T1913"><text:s/></text:span><text:span text:style-name="T1914">de</text:span><text:span text:style-name="T1915"><text:s/></text:span><text:span text:style-name="T1916">Molière.</text:span><text:span text:style-name="T1917"><text:s/></text:span><text:span text:style-name="T1918">Aucune</text:span><text:span text:style-name="T1919"><text:s/></text:span><text:span text:style-name="T1920">critique</text:span><text:span text:style-name="T1921"><text:s/></text:span><text:span text:style-name="T1922">ne</text:span><text:span text:style-name="T1923"><text:s/></text:span><text:span text:style-name="T1924">parut</text:span><text:span text:style-name="T1925"><text:s/></text:span><text:span text:style-name="T1926">contre</text:span><text:span text:style-name="T1927"><text:s/></text:span><text:span text:style-name="T1928">cette</text:span><text:span text:style-name="T1929"><text:s/></text:span><text:span text:style-name="T1930">pièce</text:span><text:span text:style-name="T1931"> ;</text:span><text:span text:style-name="T1932"><text:s/></text:span><text:span text:style-name="T1933">au</text:span><text:span text:style-name="T1934"><text:s/></text:span><text:span text:style-name="T1935">contraire</text:span><text:span text:style-name="T1936"><text:s/></text:span><text:span text:style-name="T1937">on</text:span><text:span text:style-name="T1938"><text:s/></text:span><text:span text:style-name="T1939">trouve</text:span><text:span text:style-name="T1940"><text:s/></text:span><text:span text:style-name="T1941">qu</text:span><text:span text:style-name="T1942">’</text:span><text:span text:style-name="T1943">elle</text:span><text:span text:style-name="T1944"><text:s/></text:span><text:span text:style-name="T1945">a</text:span><text:span text:style-name="T1946"><text:s/></text:span><text:span text:style-name="T1947">été</text:span><text:span text:style-name="T1948"><text:s/></text:span><text:span text:style-name="T1949">louée</text:span><text:span text:style-name="T1950"><text:s/></text:span><text:span text:style-name="T1951">et</text:span><text:span text:style-name="T1952"><text:s/></text:span><text:span text:style-name="pb">[p</text:span><text:span text:style-name="pb">.</text:span><text:span text:style-name="pb"><text:s/></text:span><text:span text:style-name="pb">64</text:span><text:span text:style-name="pb">]</text:span><text:span text:style-name="T1953"><text:s/></text:span><text:span text:style-name="T1954">admirée</text:span><text:span text:style-name="T1955"><text:s/></text:span><text:span text:style-name="T1956">de</text:span><text:span text:style-name="T1957"><text:s/></text:span><text:span text:style-name="T1958">tout</text:span><text:span text:style-name="T1959"><text:s/></text:span><text:span text:style-name="T1960">le</text:span><text:span text:style-name="T1961"><text:s/></text:span><text:span text:style-name="T1962">monde.</text:span><text:span text:style-name="T1963"><text:s/></text:span><text:span text:style-name="T1964">Subligny,</text:span><text:span text:style-name="T1965"><text:s/></text:span><text:span text:style-name="T1966">dont</text:span><text:span text:style-name="T1967"><text:s/></text:span><text:span text:style-name="T1968">nous</text:span><text:span text:style-name="T1969"><text:s/></text:span><text:span text:style-name="T1970">aurons</text:span><text:span text:style-name="T1971"><text:s/></text:span><text:span text:style-name="T1972">occasion</text:span><text:span text:style-name="T1973"><text:s/></text:span><text:span text:style-name="T1974">de</text:span><text:span text:style-name="T1975"><text:s/></text:span><text:span text:style-name="T1976">parler,</text:span><text:span text:style-name="T1977"><text:s/></text:span><text:span text:style-name="T1978">au</text:span><text:span text:style-name="T1979"><text:s/></text:span><text:span text:style-name="T1980">sujet</text:span><text:span text:style-name="T1981"><text:s/></text:span><text:span text:style-name="T1982">de</text:span><text:span text:style-name="T1983"><text:s/></text:span><text:span text:style-name="T1984">la</text:span><text:span text:style-name="T1985"><text:s/></text:span><text:span text:style-name="T1986">t</text:span><text:span text:style-name="T1987">ragédie</text:span><text:span text:style-name="T1988"><text:s/></text:span><text:span text:style-name="T1989">d</text:span><text:span text:style-name="T1990">’</text:span><text:span text:style-name="T1991">Andromaque</text:span><text:span text:style-name="T1992"><text:s/></text:span><text:span text:style-name="T1993">de</text:span><text:span text:style-name="T1994"><text:s/></text:span><text:span text:style-name="T1995">M. </text:span><text:span text:style-name="T1996">de </text:span><text:span text:style-name="T1997">Racine,</text:span><text:span text:style-name="T1998"><text:s/></text:span><text:span text:style-name="T1999">et</text:span><text:span text:style-name="T2000"><text:s/></text:span><text:span text:style-name="T2001">de</text:span><text:span text:style-name="T2002"><text:s/></text:span><text:span text:style-name="T2003">quelques</text:span><text:span text:style-name="T2004"><text:s/></text:span><text:span text:style-name="T2005">autres</text:span><text:span text:style-name="T2006"><text:s/></text:span><text:span text:style-name="T2007">t</text:span><text:span text:style-name="T2008">ragédies</text:span><text:span text:style-name="T2009"><text:s/></text:span><text:span text:style-name="T2010">du</text:span><text:span text:style-name="T2011"><text:s/></text:span><text:span text:style-name="T2012">même</text:span><text:span text:style-name="T2013"><text:s/></text:span><text:span text:style-name="T2014">auteur</text:span><text:span text:style-name="T2015">,</text:span><text:span text:style-name="T2016"><text:s/></text:span><text:span text:style-name="T2017">Subligny,</text:span><text:span text:style-name="T2018"><text:s/></text:span><text:span text:style-name="T2019">dis-je,</text:span><text:span text:style-name="T2020"><text:s/></text:span><text:span text:style-name="T2021">dans</text:span><text:span text:style-name="T2022"><text:s/></text:span><text:span text:style-name="T2023">un</text:span><text:span text:style-name="T2024"><text:s/></text:span><text:span text:style-name="T2025">ouvrage</text:span><text:span text:style-name="T2026"><text:s/></text:span><text:span text:style-name="T2027">en</text:span><text:span text:style-name="T2028"><text:s/></text:span><text:span text:style-name="T2029">vers,</text:span><text:span text:style-name="T2030"><text:s/></text:span><text:span text:style-name="T2031">intitulé</text:span><text:span text:style-name="T2032"> :</text:span><text:span text:style-name="T2033"><text:s/></text:span><text:span text:style-name="T2034">La</text:span><text:span text:style-name="T2035"><text:s/></text:span><text:span text:style-name="T2036">Muse</text:span><text:span text:style-name="T2037"><text:s/></text:span><text:span text:style-name="T2038">Dauphine</text:span><text:span text:style-name="Appelnotedebasdep."><text:note text:note-class="footnote" text:id="_ftn9"><text:note-citation>10</text:note-citation><text:note-body><text:p text:style-name="Notedebasdepage"><text:span text:style-name="T2039"><text:s/></text:span>[BOTTOM]<text:s/>(a)<text:s/><text:span text:style-name="T2040">La Muse Dauphine</text:span><text:span text:style-name="T2041"><text:s/>est une g</text:span><text:span text:style-name="T2042">azette en vers, dans le goût de celles de Loret et de Robinet</text:span><text:span text:style-name="T2043"> ;</text:span><text:span text:style-name="T2044"><text:s/>elle est aussi divisée par sem</text:span><text:span text:style-name="T2045">aines. La première gazette est datée du 3 juin 1666, et la dernière du 24 d</text:span><text:span text:style-name="T2046">écembre de la même année</text:span><text:span text:style-name="T2047"> :</text:span><text:span text:style-name="T2048"><text:s/>ce</text:span><text:span text:style-name="T2049">s divers morceaux composent un v</text:span><text:span text:style-name="T2050">olume<text:s/></text:span><text:span text:style-name="T2051">in-1</text:span><text:span text:style-name="T2052">2, qui parut en 1667, à Paris chez Claude Barbin</text:span><text:span text:style-name="T2053">. Subligny ne continua pas cet o</text:span><text:span text:style-name="T2054">uvrage.</text:span></text:p></text:note-body></text:note></text:span><text:span text:style-name="T2055">,</text:span><text:span text:style-name="T2056"><text:s/></text:span><text:span text:style-name="T2057">s</text:span><text:span text:style-name="T2058">’</text:span><text:span text:style-name="T2059">exprime</text:span><text:span text:style-name="T2060"><text:s/></text:span><text:span text:style-name="T2061">de</text:span><text:span text:style-name="T2062"><text:s/></text:span><text:span text:style-name="T2063">la</text:span><text:span text:style-name="T2064"><text:s/></text:span><text:span text:style-name="T2065">façon</text:span><text:span text:style-name="T2066"><text:s/></text:span><text:span text:style-name="T2067">suivante</text:span><text:span text:style-name="T2068"><text:s/></text:span><text:span text:style-name="T2069">au</text:span><text:span text:style-name="T2070"><text:s/></text:span><text:span text:style-name="T2071">sujet</text:span><text:span text:style-name="T2072"><text:s/></text:span><text:span text:style-name="T2073">de</text:span><text:span text:style-name="T2074"><text:s/></text:span><text:span text:style-name="T2075">cette comédie</text:span><text:span text:style-name="T2076"> :</text:span></text:p>
      <text:p text:style-name="quote.l">      Pour<text:s/>changer<text:s/>un<text:s/>peu<text:s/>de<text:s/>discours,</text:p>
      <text:p text:style-name="quote.l">Une<text:s/>chose<text:s/>de<text:s/>fort<text:s/>grand<text:s/>cours,</text:p>
      <text:p text:style-name="quote.l">Et<text:s/>de<text:s/>beauté<text:s/>très<text:s/>singulière,</text:p>
      <text:p text:style-name="quote.l">Est<text:s/>une<text:s/>pièce<text:s/>de<text:s/>Molière ;</text:p>
      <text:p text:style-name="quote.l">Toute<text:s/>la<text:s/>Cour<text:s/>en<text:s/>dit<text:s/>du<text:s/>bien,</text:p>
      <text:p text:style-name="quote.l">Après<text:s/>son<text:s/><text:span text:style-name="T2077">Misanthrope</text:span>,<text:s/>il<text:s/>ne<text:s/>faut<text:s/>plus<text:s/>voir<text:s/>rien.</text:p>
      <text:p text:style-name="quote.l">C’est<text:s/>un<text:s/>chef-d’œuvre<text:s/>inimitable :</text:p>
      <text:p text:style-name="quote.l">Mais<text:s/>moi,<text:s/>bien<text:s/>loin<text:s/>de<text:s/>l’estimer,</text:p>
      <text:p text:style-name="quote.l">Je<text:s/>soutiens,<text:s/>pour<text:s/>le<text:s/>mieux<text:s/>blâmer,</text:p>
      <text:p text:style-name="quote.l">Qu’il<text:s/>est<text:s/>fait<text:s/>en<text:s/>dépit<text:s/>du<text:s/>diable.</text:p>
      <text:p text:style-name="quote.l">Ce<text:s/>n’est<text:s/>pas<text:s/>que<text:s/>les<text:s/>vers<text:s/>n’en<text:s/>soient<text:s/>ingénieux ;</text:p>
      <text:p text:style-name="quote.l">Ils<text:s/>sont<text:s/>les<text:s/>plus<text:s/>charmants<text:s/>du<text:s/>monde,</text:p>
      <text:p text:style-name="quote.l">Leur<text:s/>tour,<text:s/>leur<text:s/>force,<text:s/>est<text:s/>sans<text:s/>seconde,</text:p>
      <text:p text:style-name="quote.l">Et<text:s/>serait<text:s/>fin<text:s/>qui<text:s/>ferait<text:s/>mieux.</text:p>
      <text:p text:style-name="quote.l">Mais<text:s/>je<text:s/>prouve<text:s/>ainsi<text:s/>ma<text:s/>censure.</text:p>
      <text:soft-page-break/>
      <text:p text:style-name="quote.l">Il<text:s/>peint<text:s/>si<text:s/>bien<text:s/>tous<text:s/>les<text:s/>péchés</text:p>
      <text:p text:style-name="quote.l">Que<text:s/>le<text:s/>diable<text:s/>fait<text:s/>faire<text:s/>à<text:s/>toute<text:s/>la<text:s/>nature,</text:p>
      <text:p text:style-name="quote.l"><text:span text:style-name="pb">[p</text:span><text:span text:style-name="pb">.</text:span><text:span text:style-name="pb"><text:s/></text:span><text:span text:style-name="pb">65</text:span><text:span text:style-name="pb">]</text:span><text:span text:style-name="T2078"><text:s/></text:span>Que<text:s/>ceux<text:s/>qui<text:s/>s’en<text:s/>croiront<text:s/>tachés,</text:p>
      <text:p text:style-name="quote.l">Les<text:s/>haïront<text:s/>sur<text:s/>sa<text:s/>peinture ;</text:p>
      <text:p text:style-name="quote.l">Et<text:s/>qu’ainsi<text:s/>les<text:s/>diables,<text:s/>à<text:s/>cru,</text:p>
      <text:p text:style-name="quote.l">N’y<text:s/>gagneront<text:s/>plus<text:s/>un<text:s/>fétu.</text:p>
      <text:p text:style-name="quote.l">Il<text:s/>daube<text:s/>encore<text:s/>si<text:s/>fort<text:s/>le<text:s/>marquis<text:s/>ridicule,</text:p>
      <text:p text:style-name="quote.l">Que<text:s/>de<text:s/>l’être<text:s/>on<text:s/>fera<text:s/>scrupule ;</text:p>
      <text:p text:style-name="quote.l">Et<text:s/>ce<text:s/>n’est<text:s/>pas<text:s/>un<text:s/>petit<text:s/>tort,</text:p>
      <text:p text:style-name="quote.l">Que<text:s/>cela<text:s/>ferait<text:s/>à<text:s/>nos<text:s/>princes,</text:p>
      <text:p text:style-name="quote.l">Qui<text:s/>de<text:s/>ces<text:s/>marquis<text:s/>de<text:s/>provinces,</text:p>
      <text:p text:style-name="quote.l">Parfois<text:s/>se<text:s/>divertissent<text:s/>fort.</text:p>
      <text:p text:style-name="quote.l">Cela<text:s/>me<text:s/>fait<text:s/>dire<text:s/>en<text:s/>colère,</text:p>
      <text:p text:style-name="quote.l">Ce<text:s/>qu’autrefois<text:s/>j’ai<text:s/>dit,</text:p>
      <text:p text:style-name="quote.l">Qu’on<text:s/>devrait<text:s/>défendre<text:s/>à<text:s/>Molière,</text:p>
      <text:p text:style-name="quote.l">D’avoir<text:s/>désormais<text:s/>tant<text:s/>d’esprit.</text:p>
      <text:p text:style-name="P2079">Robinet<text:s/>ne<text:s/>donne<text:s/>pas<text:s/>moins<text:s/>de<text:s/>louange<text:s/>au<text:s/>Misanthrope,</text:p>
      <text:p text:style-name="P2080">Lettre<text:s/>en<text:s/>vers<text:s/>du<text:s/>12 juin 1666.</text:p>
      <text:p text:style-name="quote.l">      Le<text:s/><text:span text:style-name="T2081">Misanthrope</text:span><text:s/>enfin<text:s/>se<text:s/>joue,</text:p>
      <text:p text:style-name="quote.l">Je<text:s/>le<text:s/>vis<text:s/>dimanche<text:span text:style-name="Appelnotedebasdep."><text:note text:note-class="footnote" text:id="_ftn10"><text:note-citation>11</text:note-citation><text:note-body><text:p text:style-name="Notedebasdepage"><text:span text:style-name="T2082"><text:s/></text:span><text:span text:style-name="T2083">[BOTTOM]<text:s/></text:span><text:span text:style-name="T2084">* 6 </text:span><text:span text:style-name="T2085">juin</text:span><text:span text:style-name="T2086">,</text:span><text:span text:style-name="T2087"><text:s/>pa</text:span><text:span text:style-name="T2088">r conséquent le 4 juin était un v</text:span><text:span text:style-name="T2089">endredi.</text:span></text:p></text:note-body></text:note></text:span><text:s/>et<text:s/>j’avoue,</text:p>
      <text:p text:style-name="quote.l">Que<text:s/>Molière<text:s/>son<text:s/>auteur,</text:p>
      <text:p text:style-name="quote.l">N’a<text:s/>rien<text:s/>fait<text:s/>de<text:s/>cette<text:s/>hauteur.</text:p>
      <text:p text:style-name="quote.l">Les<text:s/>expressions<text:s/>en<text:s/>sont<text:s/>belles,</text:p>
      <text:p text:style-name="quote.l">Et<text:s/>vigoureuses<text:s/>et<text:s/>nouvelles,</text:p>
      <text:p text:style-name="quote.l">Le<text:s/>plaisant,<text:s/>et<text:s/>le<text:s/>sérieux,</text:p>
      <text:p text:style-name="quote.l">Y<text:s/>sont<text:s/>assaisonnés<text:s/>des<text:s/>mieux,</text:p>
      <text:p text:style-name="quote.l">Et<text:s/>ce<text:s/>Misanthrope<text:s/>est<text:s/>si<text:s/>sage,</text:p>
      <text:p text:style-name="quote.l">En<text:s/>frondant<text:s/>les<text:s/>mœurs<text:s/>de<text:s/>notre<text:s/>âge,</text:p>
      <text:p text:style-name="quote.l">Que<text:s/>l’on<text:s/>dirait<text:s/>(benoît<text:s/>lecteur)</text:p>
      <text:p text:style-name="quote.l">Qu’on<text:s/>entend<text:s/>un<text:s/>prédicateur.</text:p>
      <text:p text:style-name="quote.l"><text:span text:style-name="pb">[p</text:span><text:span text:style-name="pb">.</text:span><text:span text:style-name="pb"><text:s/></text:span><text:span text:style-name="pb">66</text:span><text:span text:style-name="pb">]</text:span><text:span text:style-name="T2090"><text:s/></text:span>Aucune<text:s/>morale<text:s/>chrétienne,</text:p>
      <text:p text:style-name="quote.l">N’est<text:s/>plus<text:s/>louable<text:s/>que<text:s/>la<text:s/>sienne,</text:p>
      <text:p text:style-name="quote.l">Et<text:s/>l’on<text:s/>connaît<text:s/>évidemment,</text:p>
      <text:p text:style-name="quote.l">Que<text:s/>dans<text:s/>son<text:s/>noble<text:s/>emportement,</text:p>
      <text:p text:style-name="quote.l">Le<text:s/>vice<text:s/>est<text:s/>l’objet<text:s/>de<text:s/>sa<text:s/>haine,</text:p>
      <text:p text:style-name="quote.l">Et<text:s/>nullement<text:s/>la<text:s/>race<text:s/>humaine,</text:p>
      <text:p text:style-name="quote.l">Comme<text:s/>elle<text:s/>était<text:s/>à<text:s/>ce<text:s/>Timon,</text:p>
      <text:p text:style-name="quote.l">Dont<text:s/>l’Histoire<text:s/>a<text:s/>gardé<text:s/>le<text:s/>nom,</text:p>
      <text:soft-page-break/>
      <text:p text:style-name="quote.l">Comme<text:s/>d’un<text:s/>monstre<text:s/>de<text:s/>nature.</text:p>
      <text:p text:style-name="quote.l">Chacun<text:s/>voit<text:s/>donc<text:s/>là<text:s/>sa<text:s/>peinture,</text:p>
      <text:p text:style-name="quote.l">Mais<text:s/>de<text:s/>qui<text:s/>tous<text:s/>les<text:s/>traits<text:s/>censeurs,</text:p>
      <text:p text:style-name="quote.l">Le<text:s/>rendent<text:s/>confus<text:s/>de<text:s/>ses<text:s/>mœurs,</text:p>
      <text:p text:style-name="quote.l">Le<text:s/>piquent<text:s/>de<text:s/>la<text:s/>belle<text:s/>envie,</text:p>
      <text:p text:style-name="quote.l">De<text:s/>mener<text:s/>toute<text:s/>une<text:s/>autre<text:s/>vie.</text:p>
      <text:p text:style-name="quote.l">Au<text:s/>reste,<text:s/>chacun<text:s/>des<text:s/>acteurs,</text:p>
      <text:p text:style-name="quote.l">Charme<text:s/>et<text:s/>ravit<text:s/>les<text:s/>spectateurs,</text:p>
      <text:p text:style-name="quote.l">Et<text:s/>l’on<text:s/>y<text:s/>peut<text:s/>voir<text:s/>les<text:s/>trois<text:s/>Grâces,</text:p>
      <text:p text:style-name="quote.l">Menant<text:s/>les<text:s/>amours<text:s/>sur<text:s/>leurs<text:s/>traces,</text:p>
      <text:p text:style-name="quote.l">Sous<text:s/>le<text:s/>visage<text:s/>et<text:s/>les<text:s/>attraits,</text:p>
      <text:p text:style-name="quote.l">De<text:s/>trois<text:s/>objets<text:s/>jeunes,<text:s/>et<text:s/>frais,</text:p>
      <text:p text:style-name="P2091">Molière,<text:s/>Du Parc,<text:s/>et<text:s/>de<text:s/>Brie,</text:p>
      <text:p text:style-name="quote.l">Allez<text:s/>voir<text:s/>si<text:s/>c’est<text:s/>menterie.</text:p>
      <text:p text:style-name="P2092">Avant<text:s/>de<text:s/>finir<text:s/>cet<text:s/>article,<text:s/>nous<text:s/>croyons<text:s/>y<text:s/>devoir<text:s/>placer<text:s/>un<text:s/>passage<text:s/>tiré<text:s/>d’un<text:s/>in-4<text:s/>de<text:s/>la<text:s/>bibliothèque<text:s/>de<text:s/>Saint-Victor,<text:s/>n° 688 Q.Q.<text:s/>Ce<text:s/>volume<text:s/>est<text:s/>rempli<text:s/>de<text:s/>notes<text:s/>manuscrites<text:s/>de<text:s/>la<text:s/>main<text:s/>de<text:s/>M. de Tralage,<text:s/>voici<text:s/>ce<text:s/>que<text:s/>c’est :</text:p>
      <text:p text:style-name="quote">« Le<text:s/>sieur<text:s/>Angelo,<text:s/>(docteur<text:s/>de<text:s/><text:span text:style-name="pb">[p</text:span><text:span text:style-name="pb">.</text:span><text:span text:style-name="pb"><text:s/></text:span><text:span text:style-name="pb">67</text:span><text:span text:style-name="pb">]</text:span><text:span text:style-name="T2093"><text:s/></text:span>l’ancienne<text:s/>troupe<text:s/>italienne)<text:s/>m’a<text:s/>dit<text:s/>(c’est<text:s/>ce<text:s/>M. de Tralage<text:s/>qui<text:s/>parle)<text:s/>que<text:s/>Molière,<text:s/>qui<text:s/>était<text:s/>de<text:s/>ses<text:s/>amis,<text:s/>l’ayant<text:s/>un<text:s/>jour<text:s/>rencontré<text:s/>dans<text:s/>le<text:s/>jardin<text:s/>du<text:s/>Palais-Royal,<text:s/>après<text:s/>avoir<text:s/>parlé<text:s/>des<text:s/>nouvelles<text:s/>de<text:s/>théâtres<text:s/>et<text:s/>d’autres,<text:s/>le<text:s/>même<text:s/>sieur<text:s/>Angelo<text:s/>dit<text:s/>à<text:s/>Molière<text:s/>qu’il<text:s/>avait<text:s/>vu<text:s/>représenter<text:s/>en<text:s/>Italie<text:s/>(à<text:s/>Naples)<text:s/>une<text:s/>pièce<text:s/>intitulée<text:s/><text:span text:style-name="T2094">L</text:span><text:span text:style-name="T2095">e</text:span><text:span text:style-name="T2096"><text:s/></text:span><text:span text:style-name="T2097">Misanthrope</text:span> :<text:s/>et<text:s/>que<text:s/>l’on<text:s/>devrait<text:s/>traiter<text:s/>ce<text:s/>sujet ;<text:s/>il<text:s/>le<text:s/>lui<text:s/>rapporta<text:s/>tout<text:s/>en<text:s/>entier,<text:s/>et<text:s/>même<text:s/>quelques<text:s/>endroits<text:s/>particuliers<text:s/>qui<text:s/>lui<text:s/>avaient<text:s/>paru<text:s/>remarquables,<text:s/>et<text:s/>entre<text:s/>autres<text:s/>ce<text:s/>caractère<text:s/>d’un<text:s/>homme<text:s/>de<text:s/>cour<text:s/>fainéant,<text:s/>qui<text:s/>s’amuse<text:s/>à<text:s/>cracher<text:s/>dans<text:s/>un<text:s/>puits<text:s/>pour<text:s/>faire<text:s/>des<text:s/>ronds ;<text:s/>Molière<text:s/>l’écouta<text:s/>avec<text:s/>beaucoup<text:s/>d’attention,<text:s/>et<text:s/>quinze<text:s/>jours<text:s/>après,<text:s/>le<text:s/>sieur<text:s/>Angelo<text:s/>fut<text:s/>surpris<text:s/>de<text:s/>voir<text:s/>dans<text:s/>l’affiche<text:s/>de<text:s/>la<text:s/>troupe<text:s/>de<text:s/>Molière<text:s/>la comédie<text:s/>du<text:s/><text:span text:style-name="T2098">Misanthrope</text:span><text:s/>annoncée<text:s/>et<text:s/>promise,<text:s/>et<text:s/>trois<text:s/>semaines,<text:s/>ou<text:s/>tout<text:s/>au<text:s/>plus<text:s/>tard<text:s/>un<text:s/>mois<text:s/>après,<text:s/>on<text:s/>représenta<text:s/>cette<text:s/>pièce.<text:s/>Je<text:s/>lui<text:s/>répondis<text:s/>dessus<text:s/>qu’il<text:s/>n’était<text:s/>pas<text:s/>possible<text:s/>qu’une<text:s/>aussi<text:s/>belle<text:s/>pièce<text:s/>que<text:s/>celle-là,<text:s/>en<text:s/>cinq<text:s/>actes,<text:s/>et<text:s/>dont<text:s/>les<text:s/>vers<text:s/>sont<text:s/>fort<text:s/>beaux,<text:s/>eût<text:s/>été<text:s/>faite<text:s/>en<text:s/>aussi<text:s/>peu<text:s/>de<text:s/>temps ;<text:s/>il<text:s/>me<text:s/>répliqua<text:s/>que<text:s/>cela<text:s/>paraissait<text:s/>incroyable,<text:s/>mais<text:s/>que<text:s/>tout<text:s/>ce<text:s/>qu’il<text:s/>venait<text:s/>de<text:s/>me<text:s/>dire<text:s/>était<text:s/>très<text:s/>véritable,<text:s/><text:span text:style-name="pb">[p</text:span><text:span text:style-name="pb">.</text:span><text:span text:style-name="pb"><text:s/></text:span><text:span text:style-name="pb">68</text:span><text:span text:style-name="pb">]</text:span><text:span text:style-name="T2099"><text:s/></text:span>n’ayant<text:s/>aucun<text:s/>intérêt<text:s/>de<text:s/>déguiser<text:s/>la<text:s/>vérité. »</text:p>
      <text:p text:style-name="P2100">Ce<text:s/>discours<text:s/>d’Angelo<text:s/>est<text:s/>si<text:s/>fort<text:s/>éloigné<text:s/>de<text:s/>la<text:s/>vraisemblance<text:s/>que<text:s/>ce<text:s/>serait<text:s/>abuser<text:s/>de<text:s/>la<text:s/>patience<text:s/>du<text:s/>lecteur<text:s/>d’en<text:s/>donner<text:s/>la<text:s/>réfutation :<text:s/>aussi,<text:s/>nous<text:s/>ne<text:s/>l’avons<text:s/>employé<text:s/>que<text:s/>pour<text:s/>prévenir<text:s/>des<text:s/>personnes<text:s/>qui,<text:s/>trouvant<text:s/>ce<text:s/>passage<text:s/>dans<text:s/>le<text:s/>volume<text:s/>que<text:s/>nous<text:s/>venons<text:s/>de<text:s/>citer,<text:s/>pourraient<text:s/>l’altérer<text:s/>dans<text:s/>leur<text:s/>récit,<text:s/>et<text:s/>donner<text:s/>le<text:s/>change<text:s/>à<text:s/>un<text:s/>certain<text:s/>public,<text:s/>toujours<text:s/>disposé<text:s/>à<text:s/>diminuer<text:s/>la<text:s/>gloire<text:s/>des<text:s/>grands<text:s/>hommes.</text:p>
      <text:h text:style-name="Titre1" text:outline-level="1">Molière</text:h>
      <text:p text:style-name="quote">« <text:span text:style-name="Appelnotedebasdep."><text:note text:note-class="footnote" text:id="_ftn11"><text:note-citation>12</text:note-citation><text:note-body><text:p text:style-name="Notedebasdepage"><text:s/>[MARGIN] (*)<text:s/><text:span text:style-name="T2101">Mémoires sur la vie et les ouvrages de Molière</text:span>.</text:p></text:note-body></text:note></text:span><text:span text:style-name="T2102">Jean-Baptiste Pocquelin</text:span>,<text:s/>si<text:span text:style-name="T2103"><text:s/></text:span>célèbre<text:s/>sous<text:s/>le<text:s/>nom<text:s/>de<text:s/><text:span text:style-name="T2104">Molière</text:span>,<text:s/>naquit<text:s/>à<text:s/>Paris<text:s/>en<text:s/>1620.<text:s/>Il<text:s/>était<text:s/>fils<text:s/><text:soft-page-break/>et<text:s/>petit-fils<text:s/>de<text:s/>valets<text:s/>de<text:s/>chambre-tapissiers<text:s/>du<text:s/>roi ;<text:s/>sa<text:s/>mère,<text:s/>fille<text:s/>aussi<text:s/>de<text:s/>tapissiers<text:span text:style-name="Appelnotedebasdep."><text:note text:note-class="footnote" text:id="_ftn12"><text:note-citation>13</text:note-citation><text:note-body><text:p text:style-name="Notedebasdepage"><text:s/>[BOTTOM]<text:s/>(a)<text:s/>Ces deux familles étaient établies sous les piliers des Halles.</text:p></text:note-body></text:note></text:span>,<text:s/>s’appelait<text:s/>N… Boutet ;<text:s/>il<text:s/>passa<text:s/>quatorze<text:s/>années<text:s/>dans<text:s/>la<text:s/>maison<text:s/>paternelle<text:span text:style-name="Appelnotedebasdep."><text:note text:note-class="footnote" text:id="_ftn13"><text:note-citation>14</text:note-citation><text:note-body><text:p text:style-name="Notedebasdepage"><text:span text:style-name="T2105"><text:s/></text:span>[BOTTOM]<text:s/>(b)<text:s/><text:span text:style-name="T2106">On prétend que la maison où naquit Molière, est la troisi</text:span><text:span text:style-name="T2107">ème en entrant par la rue Saint-</text:span><text:span text:style-name="T2108">Honoré.</text:span></text:p></text:note-body></text:note></text:span>,<text:s/>et<text:s/>l’on<text:s/>ne<text:s/>songea<text:s/>qu’à<text:s/>lui<text:s/>donner<text:s/>une<text:s/>éducation<text:s/>conforme<text:s/>à<text:s/>son<text:s/>état ;<text:s/>la<text:s/>famille,<text:s/>qui<text:s/>le<text:s/>destinait<text:s/>à<text:s/>la<text:s/>charge<text:s/>de<text:s/>son<text:s/>père,<text:s/>en<text:s/>obtint<text:s/>pour<text:s/>lui<text:s/>la<text:s/>survivance,<text:s/>mais<text:s/>la<text:s/>complaisance<text:s/>qu’avait<text:s/>eu<text:s/>son<text:s/>grand-père<text:span text:style-name="Appelnotedebasdep."><text:note text:note-class="footnote" text:id="_ftn14"><text:note-citation>15</text:note-citation><text:note-body><text:p text:style-name="Notedebasdepage"><text:s/>[BOTTOM]<text:s/>(c) (*)<text:s/>Molière avait un grand-père qui l’aimait éperdument, et comme ce bon homme avait de la passion pour la comédie, il y menait souvent le petit Pocquelin à l’Hôtel de Bourgogne ; le père qui appréhendait que ce plaisir ne dissipât son fils, et ne lui ôtât l’attention qu’il devait à son métier, demanda un jour au bon homme, pourquoi il menait si souvent son petit-fils au spectacle : Avez-vous envie, lui fit-il avec indignation, d’en faire un comédien ? Plût à Dieu, lui répondit le grand-père, qu’il fût aussi bon comédien que Bellerose, (c’était un fameux acteur de ce temps-là) ; cette réponse frappa le jeune homme, et sans pourtant qu’il eût d’inclination déterminée, elle lui fit naître du dégoût pour la profession de tapissier ; s’imaginant que puisque son grand-père souhaitait qu’il pût être comédien, il pouvait aspirer à quelque chose de plus qu’au métier de ses pères.</text:p><text:p text:style-name="Notedebasdepage">(*)<text:s/><text:span text:style-name="T2109">Vie de Molière</text:span>, par Grimarest.</text:p></text:note-body></text:note></text:span><text:s/>de<text:s/>le<text:s/>mener<text:s/><text:span text:style-name="pb">[p</text:span><text:span text:style-name="pb">.</text:span><text:span text:style-name="pb"><text:s/></text:span><text:span text:style-name="pb">69</text:span><text:span text:style-name="pb">]</text:span><text:span text:style-name="T2110"><text:s/></text:span>souvent<text:s/>à<text:s/>l’Hôtel<text:s/>de<text:s/>Bourgogne<text:s/>ayant<text:s/>déjà<text:s/>commencé<text:s/>à<text:s/>développer<text:s/>en<text:s/>lui<text:s/>le<text:s/>goût<text:s/>naturel<text:s/>qu’il<text:s/>avait<text:s/>pour<text:s/>les<text:s/>spectacles,<text:s/>il<text:s/>conçut<text:s/>un<text:s/>dessein<text:s/>fort<text:s/>opposé<text:s/>aux<text:s/>vues<text:s/>de<text:s/>ses<text:s/>parents ;<text:s/>il<text:s/>demanda<text:s/>instamment,<text:s/>et<text:s/>on<text:s/>lui<text:s/>accorda<text:s/>avec<text:s/>peine,<text:s/>la<text:s/>permission<text:s/>d’aller<text:s/>faire<text:s/>ses<text:s/>études<text:s/>au<text:s/>collège<text:s/>de<text:s/>Clermont.</text:p>
      <text:p text:style-name="quote">II<text:s/>remplit<text:s/>cette<text:s/>carrière<text:s/>dans<text:s/>l’espace<text:s/>de<text:s/>cinq<text:s/>ans<text:span text:style-name="Appelnotedebasdep."><text:note text:note-class="footnote" text:id="_ftn15"><text:note-citation>16</text:note-citation><text:note-body><text:p text:style-name="Notedebasdepage"><text:s/>[BOTTOM]<text:s/>(a)</text:p><text:p text:style-name="quote">« (*)<text:s/>Le<text:s/>jeune Pocquelin fit au collège les progrès qu’on devait attendre de son empressement à y entrer. Il y étudia cinq années, il y suivit le cours des classes d’Armand de Bourbon, premier prince de Conti, qui depuis fut le protecteur des lettres, et de Molière.</text:p><text:p text:style-name="quote">« Il y avait alors dans ce collège deux enfants, qui eurent depuis beaucoup de réputation dans le monde, c’était<text:s/><text:span text:style-name="T2111">Chapelle</text:span><text:s/>et<text:s/><text:span text:style-name="T2112">Bernier</text:span>, celui-ci connu par ses voyages aux Indes :<text:s/>et l’autre, célèbre par quelques vers naturels et aisés, qui lui ont fait d’autant plus de réputation, qu’il ne rechercha pas celle d’auteur ;<text:s/>Lhuillier, homme de fortune, prenait un soin singulier de l’éducation du jeune Chapelle, son fils naturel, et pour lui donner de l’émulation, il faisait étudier avec lui le jeune Bernier dont les parents étaient mal à leur aise. Au lieu même de donner à son fils naturel un précepteur ordinaire, et pris au hasard, comme tant de pères en usent avec un fils légitime qui doit porter leur nom, il engagea le célèbre Gassendi à se charger de l’instruire. »</text:p><text:p text:style-name="Notedebasdepage">(*)<text:s/><text:span text:style-name="T2113">Vie de Molière</text:span><text:span text:style-name="T2114">, avec des j</text:span><text:span text:style-name="T2115">ugements sur ses ouvrages</text:span>.</text:p><text:p text:style-name="quote">« M. Lhuillier aurait pu laisser à Chapelle les grands biens qu’il possédait ;<text:s/>si par la suite il ne l’avait connu incapable de les gouverner :<text:s/>il se contenta de lui laisser seulement huit mille livres de rentes, entre les mains de personnes qui les lui payaient régulièrement. »</text:p><text:p text:style-name="Notedebasdepage">(*)<text:s/><text:span text:style-name="T2116">Vie de Molière</text:span>, par Grimarest.</text:p></text:note-body></text:note></text:span>,<text:s/>pendant<text:s/>lesquels<text:s/>il<text:s/><text:span text:style-name="pb">[p</text:span><text:span text:style-name="pb">.</text:span><text:span text:style-name="pb"><text:s/></text:span><text:span text:style-name="pb">70</text:span><text:span text:style-name="pb">]</text:span><text:span text:style-name="T2117"><text:s/></text:span>contracta<text:s/>une<text:s/>étroite<text:s/>liaison<text:s/>avec<text:s/>Chapelle,<text:s/>Bernier<text:s/>et<text:s/>Cyrano.</text:p>
      <text:p text:style-name="quote">« Chapelle,<text:s/>aux<text:s/>études<text:s/>de<text:s/>qui<text:s/>l’on<text:s/>avait<text:s/>associé<text:s/>Bernier,<text:s/>avait<text:s/>pour<text:s/>précepteur<text:s/>le<text:s/>célèbre<text:s/>Gassendi,<text:s/>qui<text:s/>voulut<text:s/>bien<text:s/>admettre<text:s/>Pocquelin<text:s/>à<text:s/>ses<text:s/>leçons,<text:s/>comme<text:s/>dans<text:s/>la<text:s/>suite<text:s/>il<text:s/>y<text:s/>admit<text:s/>Cyrano<text:span text:style-name="Appelnotedebasdep."><text:note text:note-class="footnote" text:id="_ftn16"><text:note-citation>17</text:note-citation><text:note-body><text:p text:style-name="Notedebasdepage"><text:span text:style-name="T2118"><text:s/></text:span><text:span text:style-name="T2119">[BOTTOM]<text:s/></text:span><text:span text:style-name="T2120">*<text:s/></text:span><text:span text:style-name="T2121">Voyez l’article de Cyra</text:span><text:span text:style-name="T2122">n</text:span><text:span text:style-name="T2123">o Bergerac</text:span><text:span text:style-name="T2124">, tome </text:span><text:span text:style-name="T2125">VII, p.</text:span><text:span text:style-name="T2126"> </text:span><text:span text:style-name="T2127">390.</text:span></text:p></text:note-body></text:note></text:span>.</text:p>
      <text:p text:style-name="quote">« Les<text:s/>belles-lettres<text:s/>avoient<text:s/>orné<text:s/>l’esprit<text:s/>du<text:s/>jeune<text:s/>Pocquelin,<text:s/>les<text:s/>préceptes<text:s/>du<text:s/>philosophe<text:s/>lui<text:s/>apprirent<text:s/>à<text:s/>raisonner ;<text:s/>c’est<text:s/>dans<text:s/>ses<text:s/>leçons<text:s/>qu’il<text:s/>puisa<text:s/>ces<text:s/>principes<text:s/>de<text:s/>justesse<text:s/>qui<text:s/>lui<text:s/>ont<text:s/>servi<text:s/>de<text:s/>guides<text:s/>dans<text:s/>la<text:s/>plupart<text:s/>de<text:s/>ses<text:s/>ouvrages.</text:p>
      <text:soft-page-break/>
      <text:p text:style-name="quote">« Le<text:s/>voyage<text:s/>de<text:s/>Louis XIII<text:s/>à<text:s/>Narbonne<text:s/>en<text:s/>1641,<text:s/>interrompit<text:s/>des<text:s/>occupations<text:s/>d’autant<text:s/>plus<text:s/>agréables<text:s/>pour<text:s/>lui,<text:s/>qu’elles<text:s/>étaient<text:s/>de<text:s/>son<text:s/>choix.<text:s/>Son<text:s/>père,<text:s/>devenu<text:s/>infirme,<text:s/>ne<text:s/>pouvant<text:s/>suivre<text:s/>la<text:s/>Cour,<text:s/>il<text:s/>y<text:s/>alla<text:s/>remplir<text:s/>les<text:s/>fonctions<text:s/><text:span text:style-name="pb">[p</text:span><text:span text:style-name="pb">.</text:span><text:span text:style-name="pb"><text:s/></text:span><text:span text:style-name="pb">71</text:span><text:span text:style-name="pb">]</text:span><text:span text:style-name="T2128"><text:s/></text:span>de<text:s/>sa<text:s/>charge,<text:s/>qu’il<text:s/>a<text:s/>depuis<text:s/>exercée<text:s/>jusqu’à<text:s/>sa<text:s/>mort ;<text:s/>mais<text:s/>à<text:s/>son<text:s/>retour<text:s/>à<text:s/>Paris,<text:s/>cette<text:s/>passion<text:s/>pour<text:s/>le<text:s/>théâtre<text:s/>qui<text:s/>l’avait<text:s/>porté<text:s/>à<text:s/>faire<text:s/>ses<text:s/>études<text:s/>se<text:s/>réveilla<text:s/>plus<text:s/>vivement<text:s/>que<text:s/>jamais.<text:s/>S’il<text:s/>est<text:s/>vrai,<text:s/>comme<text:s/>on<text:s/>l’a<text:s/>dit,<text:s/>qu’il<text:s/>ait<text:s/>étudié<text:s/>en<text:s/>droit,<text:s/>et<text:s/>qu’il<text:s/>ait<text:s/>été<text:s/>reçu<text:s/>avocat<text:span text:style-name="Appelnotedebasdep."><text:note text:note-class="footnote" text:id="_ftn17"><text:note-citation>18</text:note-citation><text:note-body><text:p text:style-name="Notedebasdepage"><text:span text:style-name="T2129"><text:s/></text:span>[BOTTOM]<text:s/>(a)</text:p><text:p text:style-name="quote">« (*)<text:s/>On s’étonnera peut-être que<text:s/>je n’aie point fait M. Molière avocat, mais ce fait m’avait absolument été contesté par des personnes que je devais supposer en savoir mieux la vérité que le<text:s/>public… Cependant sa famille m’a si fortement assuré du contraire<text:s/>que je me crois obligé de dire que Molière fit son droit avec un de ses camarades d’étude, que dans<text:s/>le temps qu’il se fit recevoir avocat, ce camarade se fit comédien, et que l’un et l’autre eurent du succès chacun dans sa profession, et qu’enfin,<text:s/>lorsqu’il prit fantaisie à Molière de quitter le barreau pour monter sur le théâtre, son camarade de<text:s/>comédien se fit avocat.</text:p><text:p text:style-name="quote">« Dans une comédie* du dernier misérable, et qui mériterait<text:s/>au<text:s/>mieux le titre de libelle en dialogues, l’auteur feint qu’Élomire (Molière) s’imagine être malade, et qu’il<text:s/>se déguise pour consulter des médecins sur sa maladie ; les médecins de qui il est reconnu n’en témoignent rien, mais ils lui font éprouver plusieurs railleries piquantes, entre autres celle de le jouer lui-même dans une espèce de petite farce, intitulée :<text:s/><text:span text:style-name="T2130">Le Divorce comique</text:span>. C’est la troupe du Palais-Royal qui veut quitter Élomire, ou l’obliger à corriger ses pièces ;<text:s/>Élomire raconte son histoire et commence son récit<text:s/>par rappeler le temps où il se fit passer avocat.</text:p><text:p text:style-name="label">(**)<text:s/>ÉLOMIRE.</text:p><text:p text:style-name="quote.l">                          En quarante ou quelque peu devant,</text:p><text:p text:style-name="quote.l">Je sortis du<text:s/>collège, et j’en sortis savant,</text:p><text:p text:style-name="quote.l">Puis venu<text:s/>d’Orléans, ou je pris mes licences,</text:p><text:p text:style-name="quote.l">Je me fis<text:s/><text:span text:style-name="T2131">a</text:span><text:span text:style-name="T2132">vocat</text:span>, au retour des vacances.</text:p><text:p text:style-name="quote.l">Je suivis le barreau pendant cinq ou six mois,</text:p><text:p text:style-name="quote.l">Où j’appris à plein fond, l’ordonnance et les lois,</text:p><text:p text:style-name="quote.l">Mais quelque<text:s/>temps<text:s/>après me voyant sans pratique,</text:p><text:p text:style-name="quote.l">Je quittai<text:s/>là Cujas, et je lui fis la nique :</text:p><text:p text:style-name="quote.l">Me voyant sans<text:s/>emploi, je songe où je pouvais</text:p><text:p text:style-name="quote.l">Bien servir mon pays, des talents<text:s/>que<text:s/>j’avais ;</text:p><text:p text:style-name="quote.l">Mais ne voyant point où, que dans la comédie,</text:p><text:p text:style-name="quote.l">Pour qui je me sentais un<text:s/>merveilleux<text:s/>génie,</text:p><text:p text:style-name="quote.l">Je formai le dessein de faire en ce<text:s/>métier,</text:p><text:p text:style-name="quote.l">Ce<text:s/>qu’on<text:s/>n’avait pas vu, depuis un siècle entier.</text:p><text:p text:style-name="quote.l">C’est-à-dire, en un mot, ces fameuses merveilles,</text:p><text:p text:style-name="quote.l">Dont je charme aujourd’hui, les yeux et les oreilles.</text:p><text:p text:style-name="Notedebasdepage"><text:span text:style-name="T2133">(*)<text:s/></text:span><text:span text:style-name="T2134">Vie de Molière</text:span><text:span text:style-name="T2135">, par Grimarest.</text:span></text:p><text:p text:style-name="Notedebasdepage"><text:span text:style-name="T2136">*</text:span><text:span text:style-name="T2137"><text:s/></text:span><text:span text:style-name="T2138">Intitulée,<text:s/></text:span><text:span text:style-name="T2139">Élomire h</text:span><text:span text:style-name="T2140">ypocondr</text:span><text:span text:style-name="T2141">e, ou les<text:s/></text:span><text:span text:style-name="T2142">Médecins vengés</text:span><text:span text:style-name="T2143">, comédie en cinq<text:s/></text:span><text:span text:style-name="T2144">actes, en vers, par M. Le </text:span><text:span text:style-name="T2145">Boulanger de Chalussay,<text:s/></text:span><text:span text:style-name="T2146">in-12, Paris, Sercy, 1669.</text:span></text:p><text:p text:style-name="Notedebasdepage"><text:span text:style-name="T2147">(**) ACTE </text:span><text:span text:style-name="T2148">V,<text:s/></text:span><text:span text:style-name="T2149">scène</text:span><text:span text:style-name="T2150"> II, du<text:s/></text:span><text:span text:style-name="T2151">Divorce comique</text:span><text:span text:style-name="T2152">.</text:span></text:p></text:note-body></text:note></text:span>,<text:s/>il<text:s/>céda<text:s/>bientôt<text:s/>à<text:s/>son<text:s/><text:soft-page-break/>étoile,<text:s/><text:span text:style-name="pb">[p</text:span><text:span text:style-name="pb">.</text:span><text:span text:style-name="pb"><text:s/></text:span><text:span text:style-name="pb">72</text:span><text:span text:style-name="pb">]</text:span><text:span text:style-name="T2153"><text:s/></text:span>qui<text:s/>le<text:s/>destinait<text:s/>à<text:s/>être<text:s/>parmi<text:s/>nous<text:s/>restaurateur<text:s/>de<text:s/>la comédie.</text:p>
      <text:p text:style-name="quote">Le<text:s/>goût<text:s/>pour<text:s/>les<text:s/>spectacles<text:s/>était<text:s/>presque<text:s/>général<text:s/>en<text:s/>France,<text:s/>depuis<text:s/>que<text:s/>le<text:s/>cardinal<text:s/>de<text:s/>Richelieu<text:s/>avait<text:s/>accordé<text:s/>une<text:s/>protection<text:s/>distinguée<text:s/>aux<text:s/>poètes<text:s/>dramatiques.<text:s/>Plusieurs<text:s/>sociétés<text:s/>particulières<text:s/>se<text:s/>faisaient<text:s/>un<text:s/>divertissement<text:s/>domestique<text:s/>de<text:s/>jouer<text:s/>la comédie.<text:s/>Pocquelin<text:s/>entra<text:s/>dans<text:s/>une<text:s/>de<text:s/>ces<text:s/>sociétés,<text:s/>qui<text:s/>fut<text:s/>connue<text:s/>sous<text:s/>le<text:s/>nom<text:s/>de<text:s/>l’<text:span text:style-name="T2154">Illustre</text:span><text:span text:style-name="T2155"><text:s/></text:span><text:span text:style-name="T2156">Théâtre</text:span><text:span text:style-name="Appelnotedebasdep."><text:note text:note-class="footnote" text:id="_ftn18"><text:note-citation>19</text:note-citation><text:note-body><text:p text:style-name="Notedebasdepage"><text:span text:style-name="T2157"><text:s/></text:span>[BOTTOM]<text:s/>(a)<text:s/></text:p><text:p text:style-name="quote">« (*) Elle parut d’abord sur les fossés de Nesle, et ensuite au quartier de Saint-Paul. Ces nouveaux comédiens, qui jusque-là avaient joué pour leur plaisir, flattés par quelque succès, voulurent tirer de l’argent de leurs représentations, et s’établirent dans le jeu de paume de la Croix-Blanche au faubourg Saint-Germain ;<text:s/>mais leur projet ne réussit pas : *l’établissement de cette nouvelle troupe de comédiens<text:s/>n’eut point de succès, parce qu’ils ne voulurent point suivre les avis de Molière, qui avait le discernement et les vues beaucoup plus justes<text:s/>que des gens qui n’avaient point été cultivés avec autant de soin que lui.</text:p><text:p text:style-name="quote">« Dans le même récit que nous venons de rapporter de la comédie d’<text:span text:style-name="T2158">Élomire h</text:span><text:span text:style-name="T2159">ypocondre</text:span>,<text:s/>l’auteur n’oublie pas l’histoire de l’Illustre Théâtre ;<text:s/>mais il ne parle qu’en général du début de la troupe sur les fossés de Nesle. Voici le passage, c’est Élomire le comédien, qui parle :</text:p><text:p text:style-name="quote.l"><text:span text:style-name="quote.c">      </text:span><text:span text:style-name="quote.c">Ayant donc résolu de suivre cette route,</text:span></text:p><text:p text:style-name="quote.l"><text:span text:style-name="quote.c">Je cherchai des a</text:span><text:span text:style-name="quote.c">cteurs qui fussent comme moi,</text:span></text:p><text:p text:style-name="quote.l"><text:span text:style-name="quote.c">Capables d’exceller dans un si grand emploi.</text:span></text:p><text:p text:style-name="quote.l"><text:span text:style-name="quote.c">…………………………………………………</text:span></text:p><text:p text:style-name="quote.l"><text:span text:style-name="quote.c">Donc ma t</text:span><text:span text:style-name="quote.c">roupe ainsi faite, on me vit à la tête,</text:span></text:p><text:p text:style-name="quote.l"><text:span text:style-name="quote.c">Et si je m’en souviens ce fut un jour de fête ;</text:span></text:p><text:p text:style-name="quote.l"><text:span text:style-name="quote.c">Car jamais le parterre avec tous ses échos,</text:span></text:p><text:p text:style-name="quote.l"><text:span text:style-name="quote.c">Ne fit plus de ah ! ah ! ni plus mal à propos.</text:span></text:p><text:p text:style-name="quote.l"><text:span text:style-name="quote.c">Les jours suivants n’étant ni fêtes ni d</text:span><text:span text:style-name="quote.c">imanches,</text:span></text:p><text:p text:style-name="quote.l"><text:span text:style-name="quote.c">L’argent de nos goussets ne blessa point nos hanches,</text:span></text:p><text:p text:style-name="quote.l"><text:span text:style-name="quote.c">Car alors, excepté les exempts de payer,</text:span></text:p><text:p text:style-name="quote.l"><text:span text:style-name="quote.c">Les parents de la t</text:span><text:span text:style-name="quote.c">roupe, et quelque batelier.</text:span></text:p><text:p text:style-name="quote.l"><text:span text:style-name="quote.c">Nul animal viva</text:span><text:span text:style-name="quote.c">nt n’entra dans notre s</text:span><text:span text:style-name="quote.c">alle,</text:span></text:p><text:p text:style-name="quote.l"><text:span text:style-name="quote.c">Dont comme vous savez, chacun troussa sa malle,</text:span></text:p><text:p text:style-name="quote.l"><text:span text:style-name="quote.c">N’accusant que le lieu, d’un si fâcheux destin :</text:span></text:p><text:p text:style-name="quote.l"><text:span text:style-name="T2160">Du p</text:span><text:span text:style-name="T2161">ort Saint-Paul</text:span><text:span text:style-name="quote.c">, je passe au<text:s/></text:span><text:span text:style-name="T2162">faubourg Saint-</text:span><text:span text:style-name="T2163">Germain</text:span><text:span text:style-name="quote.c">.</text:span></text:p><text:p text:style-name="quote.l"><text:span text:style-name="quote.c">Mais comme même effet suit toujours même cause,</text:span></text:p><text:p text:style-name="quote.l"><text:span text:style-name="quote.c">J’y vantai vainement, nos vers, et notre prose :</text:span></text:p><text:p text:style-name="quote.l"><text:span text:style-name="quote.c">L’on nous siffla d’abord, et malgré mon caquet,</text:span></text:p><text:p text:style-name="quote.l"><text:span text:style-name="quote.c">Il fallut derechef trousser notre paquet ;</text:span></text:p><text:p text:style-name="quote.l"><text:span text:style-name="quote.c">Piqué de cet affront, dont s’échauffa ma bile,</text:span></text:p><text:p text:style-name="quote.l"><text:span text:style-name="quote.c">Nous prîmes la campagne, ou la petite v</text:span><text:span text:style-name="quote.c">ille,</text:span></text:p><text:p text:style-name="quote.l"><text:span text:style-name="quote.c">Adm</text:span><text:span text:style-name="quote.c">irant les talents de mon petit t</text:span><text:span text:style-name="quote.c">roupeau,</text:span></text:p><text:p text:style-name="quote.l"><text:span text:style-name="quote.c">Protesta mille fois que rien n’était plus beau,</text:span></text:p><text:p text:style-name="quote.l"><text:span text:style-name="quote.c">Surtout quand sur la s</text:span><text:span text:style-name="quote.c">cène on voyait mon visage,</text:span></text:p><text:p text:style-name="quote.l"><text:span text:style-name="quote.c">Les signes d’allégresse allaient jusqu’à la rage, etc.</text:span><text:span text:style-name="quote.c"> »</text:span></text:p><text:p text:style-name="Notedebasdepage">(*)<text:s/><text:span text:style-name="T2164">Mémoire</text:span><text:span text:style-name="T2165">s sur la vie et les o</text:span><text:span text:style-name="T2166">uvrages de Molière</text:span>.</text:p><text:p text:style-name="Notedebasdepage">*<text:s/><text:span text:style-name="T2167">Vie de Molière</text:span>, par Grimarest.</text:p></text:note-body></text:note></text:span>.<text:s/>Ce<text:s/>fut<text:s/>alors<text:s/>qu’il<text:s/>changea<text:s/><text:span text:style-name="pb">[p</text:span><text:span text:style-name="pb">.</text:span><text:span text:style-name="pb"><text:s/></text:span><text:span text:style-name="pb">73</text:span><text:span text:style-name="pb">]</text:span><text:span text:style-name="T2168"><text:s/></text:span>de<text:s/>nom<text:s/>pour<text:s/>prendre<text:s/>celui<text:s/>de<text:s/><text:span text:style-name="T2169">Molière</text:span> ;<text:s/><text:soft-page-break/>peut-être<text:s/>crut-il<text:s/>devoir<text:s/>cet<text:s/>égard<text:s/>à<text:s/>ses<text:s/>parents,<text:s/>peut-être<text:s/>aussi<text:s/>ne<text:s/>fit-il<text:s/>que<text:s/>suivre<text:s/>l’exemple<text:s/>des<text:s/>premiers<text:s/>acteurs<text:s/>de<text:s/>l’Hôtel<text:s/>de<text:s/>Bourgogne,<text:s/>qui<text:s/>avaient<text:s/>au<text:s/>théâtre<text:s/>des<text:s/>noms<text:s/>particuliers,<text:s/>tant<text:s/>pour<text:s/>les<text:s/>rôles<text:s/>sérieux<text:s/>que<text:s/>pour<text:s/>les<text:s/>rôles<text:s/>du<text:s/>bas<text:s/>comique<text:span text:style-name="Appelnotedebasdep."><text:note text:note-class="footnote" text:id="_ftn19"><text:note-citation>20</text:note-citation><text:note-body><text:p text:style-name="P2170"><text:span text:style-name="T2171"><text:s/></text:span><text:span text:style-name="T2172">[BOTTOM]<text:s/></text:span><text:span text:style-name="T2173">* Voyez les articles de Gros-Guillaume et de Turlupin, tome </text:span><text:span text:style-name="T2174">IV, p</text:span><text:span text:style-name="T2175">. </text:span><text:span text:style-name="T2176">236-240.</text:span></text:p></text:note-body></text:note></text:span>.</text:p>
      <text:p text:style-name="quote">« On<text:s/>le<text:s/>perd<text:s/>ici<text:s/>de<text:s/>vue<text:s/>pendant<text:s/><text:span text:style-name="pb">[p</text:span><text:span text:style-name="pb">.</text:span><text:span text:style-name="pb"><text:s/></text:span><text:span text:style-name="pb">74</text:span><text:span text:style-name="pb">]</text:span><text:span text:style-name="T2177"><text:s/></text:span>quelques<text:s/>années ;<text:s/>cet<text:s/>intervalle<text:s/>fut<text:s/>le<text:s/>temps<text:s/>des<text:s/>guerres<text:s/>civiles<text:s/>qui<text:s/>agitèrent<text:s/>Paris<text:s/>et<text:s/>tout<text:s/>le<text:s/>royaume,<text:s/>depuis<text:s/>1648<text:s/>jusqu’en<text:s/>1651.<text:s/>Molière<text:s/>l’employa<text:s/>vraisemblablement<text:s/>à<text:s/>composer<text:s/>ses<text:s/>premiers<text:s/>ouvrages ;<text:s/>la<text:s/>Béjart,<text:s/>comédienne<text:s/>de<text:s/>campagne,<text:s/>attendait,<text:s/>ainsi<text:s/>que<text:s/>lui,<text:s/>pour<text:s/>exercer<text:s/>son<text:s/>talent,<text:s/>un<text:s/>temps<text:s/>plus<text:s/>favorable ;<text:s/>il<text:s/>lui<text:s/>rendit<text:s/>des<text:s/>soins,<text:s/>et<text:s/>bientôt<text:s/>liés<text:s/>par<text:s/>les<text:s/>mêmes<text:s/>sentiments,<text:s/>leurs<text:s/>intérêts<text:s/>furent<text:s/>communs ;<text:s/>ils<text:s/>formèrent<text:s/>de<text:s/>concert<text:s/>une<text:s/>troupe,<text:s/>et<text:s/>partirent<text:s/>pour<text:s/>Lyon<text:s/>en<text:s/>1653<text:span text:style-name="Appelnotedebasdep."><text:note text:note-class="footnote" text:id="_ftn20"><text:note-citation>21</text:note-citation><text:note-body><text:p text:style-name="Notedebasdepage"><text:s/>[BOTTOM]<text:s/>(a)<text:s/>Si l’on en croit les<text:s/><text:span text:style-name="T2178">Mémoires</text:span><text:s/>manuscrits de M. de Tralage*, Molière avait commencé de jouer la comédie en province<text:s/>sur la fin<text:s/>de l’année 1645. Ce fut à Bordeaux qu’il fit son coup d’essai, où<text:s/>M. d’Épernon, qui était alors gouverneur de la province de<text:s/>Guyenne, le goûta et l’honora de son amitié. Chappuzeau, p. 193 et 194 de son<text:s/><text:span text:style-name="T2179">Théâtre français</text:span>, ne rapporte point<text:s/>ce fait, il ne parle de Molière<text:s/>que lorsqu’il joua en Languedoc avec sa troupe en 1653. Ce passage nous apprend en même temps les noms de quelques<text:s/>acteurs qui s’engagèrent avec Molière<text:s/>lorsqu’il partit pour Lyon.<text:s/><text:span text:style-name="quote.c">« La troupe du Palais-Royal fut établie sur la fin de l’année 1659 (1658)</text:span><text:span text:style-name="quote.c">,</text:span><text:span text:style-name="quote.c"><text:s/>après que les principales personnes qui la composaient eurent fait connaître leur mérite quelques ann</text:span><text:span text:style-name="quote.c">ées auparavant à Paris sur les f</text:span><text:span text:style-name="quote.c">ossés de Nesle, et au quartier de Saint-Paul, à Lyon, etc., en Languedoc où cette troupe entretenue alors par M. le prince de Conti, qui aimait passionnément la comédie, et prenait plaisir à en fournir des sujets, acquit par sa faveur l’estime et la</text:span><text:span text:style-name="quote.c"><text:s/>bienveillance des états de la p</text:span><text:span text:style-name="quote.c">rovince ;</text:span><text:s/><text:span text:style-name="T2180">Molière</text:span><text:span text:style-name="quote.c">,<text:s/></text:span><text:span text:style-name="T2181">Du Parc</text:span><text:span text:style-name="quote.c">,<text:s/></text:span><text:span text:style-name="T2182">de Brie</text:span><text:span text:style-name="quote.c">, et les deux frères<text:s/></text:span><text:span text:style-name="T2183">Béjart</text:span><text:span text:style-name="quote.c">, avec les demoiselles<text:s/></text:span><text:span text:style-name="T2184">Béjart</text:span><text:span text:style-name="quote.c">,<text:s/></text:span><text:span text:style-name="T2185">de Brie</text:span><text:span text:style-name="quote.c"><text:s/>et<text:s/></text:span><text:span text:style-name="T2186">Du Parc</text:span><text:span text:style-name="quote.c">, composaient alors la troupe qui passait, avec raison, pour la première et la plus forte de la campagne : le mérite extraordinaire de Jean-Baptiste Molière, qui l’a soutenu</text:span><text:span text:style-name="quote.c">e à Paris quatorze ans de suite</text:span><text:span text:style-name="quote.c"><text:s/>avec tant de gloire, lui donna une entière facilité de s’y établir. Du Croisy</text:span><text:span text:style-name="quote.c">,</text:span><text:span text:style-name="quote.c"><text:s/>qui avait paru ave</text:span><text:span text:style-name="quote.c">c réputation dans les provinces à la tête d’une troupe,</text:span><text:span text:style-name="quote.c"><text:s/>et La Grange, dont le mérite est connu, se joignirent alors à celle que Molière conduisait, et qui ne put que se bien trouver de ce renfort. »</text:span></text:p><text:p text:style-name="Notedebasdepage">* Article 77 du vol. in-4°, Q.Q. 688.</text:p></text:note-body></text:note></text:span>.</text:p>
      <text:p text:style-name="quote"><text:span text:style-name="pb">[p</text:span><text:span text:style-name="pb">.</text:span><text:span text:style-name="pb"><text:s/></text:span><text:span text:style-name="pb">75</text:span><text:span text:style-name="pb">]</text:span><text:span text:style-name="T2187"><text:s/></text:span>« On<text:s/>y<text:s/>représenta<text:s/><text:span text:style-name="T2188">L</text:span><text:span text:style-name="T2189">’</text:span><text:span text:style-name="T2190">Étourdi</text:span>,<text:s/>pièce<text:s/>en<text:s/>cinq<text:s/>actes,<text:s/>qui<text:s/>enleva<text:s/>presque<text:s/>tous<text:s/>les<text:s/>spectateurs<text:s/>au<text:s/>théâtre<text:s/>d’une<text:s/>autre<text:s/>troupe<text:s/>de<text:s/>comédiens<text:s/>établis<text:s/>dans<text:s/>cette<text:s/>ville ;<text:s/>quelques-uns<text:s/>d’entre<text:s/>eux<text:s/>prirent<text:s/>parti<text:s/>avec<text:s/>Molière,<text:s/>et<text:s/>le<text:s/>suivirent<text:s/>en<text:s/>Languedoc<text:span text:style-name="Appelnotedebasdep."><text:note text:note-class="footnote" text:id="_ftn21"><text:note-citation>22</text:note-citation><text:note-body><text:p text:style-name="Notedebasdepage"><text:span text:style-name="T2191"><text:s/></text:span>[BOTTOM]<text:s/>(a)<text:s/><text:span text:style-name="T2192">C’est Du Croisy et La </text:span><text:span text:style-name="T2193">Grange qui s’engagèrent avec Molière, ainsi qu’on vient de le voir à la fin de la note précédente.</text:span></text:p></text:note-body></text:note></text:span>,<text:s/>où<text:s/>il<text:s/>offrit<text:s/>ses<text:s/>services<text:s/>à<text:s/>M. le<text:s/>prince<text:s/>de<text:s/>Conti,<text:s/>qui<text:s/>tenait<text:s/>à<text:s/>Béziers<text:s/>les<text:s/>états<text:s/>de<text:s/>la<text:s/>province.<text:s/>Armand<text:s/>de<text:s/>Bourbon<text:s/>le<text:s/>reçut<text:s/>avec<text:s/>bonté,<text:s/>et<text:s/>fit<text:s/>donner<text:s/>des<text:s/>appointements<text:s/>à<text:s/>sa<text:s/>troupe.<text:s/>Ce<text:s/>prince<text:s/>avait<text:s/>connu<text:s/>Molière<text:s/>au<text:s/>collège,<text:s/>et<text:s/>s’était<text:s/>amusé<text:s/>à<text:s/>Paris<text:s/>des<text:s/>représentations<text:s/>de<text:s/>l’<text:span text:style-name="T2194">Illustre</text:span><text:span text:style-name="T2195"><text:s/></text:span><text:span text:style-name="T2196">T</text:span><text:span text:style-name="T2197">héâtre</text:span>,<text:s/>qu’il<text:s/>avait<text:s/>plusieurs<text:s/>fois<text:s/>mandé<text:s/>chez<text:s/>lui.<text:s/>Non<text:s/>content<text:s/>de<text:s/>confier<text:s/>à<text:s/>Molière<text:s/>la<text:s/>conduite<text:s/>des<text:s/>fêtes<text:s/>qu’il<text:s/>donnait,<text:s/>on<text:s/>croit<text:s/>qu’il<text:s/>lui<text:s/>offrit<text:s/>une<text:s/>place<text:s/>de<text:s/>secrétaire<text:s/>auprès<text:s/>de<text:s/>sa<text:s/>personne<text:span text:style-name="Appelnotedebasdep."><text:note text:note-class="footnote" text:id="_ftn22"><text:note-citation>23</text:note-citation><text:note-body><text:p text:style-name="Notedebasdepage"><text:span text:style-name="T2198"><text:s/></text:span>[BOTTOM]<text:s/>(b)<text:s/><text:span text:style-name="quote.c">« (*) On prétend que le prince de<text:s/></text:span><text:span text:style-name="quote.c">Conti voulut faire Molière son s</text:span><text:span text:style-name="quote.c">ecrétaire, et qu’heureusement pour la gloire du théâtre français, Molière eut le courage de préférer son talent à un poste honorable. Si ce fait est vrai, il fait également honneur au prince et au comédien. »</text:span></text:p><text:p text:style-name="Notedebasdepage"><text:span text:style-name="T2199">(*)<text:s/></text:span><text:span text:style-name="T2200">Vie de Molière, avec des jugements sur ses ouvrages</text:span><text:span text:style-name="T2201">.</text:span></text:p></text:note-body></text:note></text:span> :<text:s/>le<text:s/>sort<text:s/>de<text:s/>la<text:s/><text:span text:style-name="pb">[p</text:span><text:span text:style-name="pb">.</text:span><text:span text:style-name="pb"><text:s/></text:span><text:span text:style-name="pb">76</text:span><text:span text:style-name="pb">]</text:span><text:span text:style-name="T2202"><text:s/></text:span>scène<text:s/>française<text:s/>en<text:s/>décida<text:s/>autrement.</text:p>
      <text:p text:style-name="quote">« Sur<text:s/>la<text:s/>fin<text:s/>de<text:s/>l’année 1657,<text:s/>Molière<text:s/>avec<text:s/>sa<text:s/>troupe<text:s/>partit<text:s/>pour<text:s/>Grenoble,<text:s/>il<text:s/>y<text:s/>resta<text:s/>pendant<text:s/>le<text:s/>Carnaval<text:s/>de<text:s/>1658<text:span text:style-name="Appelnotedebasdep."><text:note text:note-class="footnote" text:id="_ftn23"><text:note-citation>24</text:note-citation><text:note-body><text:p text:style-name="Notedebasdepage"><text:span text:style-name="T2203"><text:s/></text:span>[BOTTOM]<text:s/></text:p><text:p text:style-name="quote">« (*)<text:s/>Après quatre ou<text:s/>cinq années de succès dans la province, la troupe résolut de venir à Paris. Molière sentit qu’il avait assez de force pour y soutenir un théâtre comique, et qu’il avait assez façonné ses comédiens<text:s/>pour espérer d’y avoir un plus heureux succès que la première fois*.<text:s/>Il s’assurait aussi sur la protection de M. le prince de Conti.</text:p><text:p text:style-name="quote">« Molière quitta donc le Languedoc avec sa troupe ;<text:s/>mais il s’arrêta à Grenoble, où il joua pendant tout le Carnaval, après quoi ces comédiens vinrent à Rouen, afin qu’étant plus à portée de Paris, leur mérite s’y répandît plus aisément. Pendant ce séjour qui dura tout l’été, Molière fit plusieurs voyages à Paris,<text:s/>pour se préparer une entrée chez<text:s/><text:span text:style-name="T2204">Monsieur</text:span>, qui,<text:s/>lui ayant accordé sa protection, eut la bonté de le présenter au roi et à la reine mère. »</text:p><text:p text:style-name="Notedebasdepage">(*)<text:s/><text:span text:style-name="T2205">Vie de Molière</text:span><text:span text:style-name="T2206">, par Grimarest.</text:span></text:p><text:p text:style-name="Notedebasdepage">* Du temps de l’Illustre Théâtre.</text:p></text:note-body></text:note></text:span>.<text:s/>Il<text:s/>vint<text:s/>passer<text:s/>l’été<text:s/>à<text:s/>Rouen ;<text:s/>et<text:s/>dans<text:s/>les<text:s/>fréquents<text:s/>voyages<text:s/>qu’il<text:s/>fit<text:s/>à<text:s/>Paris,<text:s/>où<text:s/>il<text:s/>avait<text:s/>dessein<text:s/><text:soft-page-break/>de<text:s/>le<text:s/>fixer,<text:s/>il<text:s/>eut<text:s/>accès<text:s/>auprès<text:s/>de<text:s/><text:span text:style-name="T2207">Monsieur</text:span>,<text:s/>qui<text:s/>le<text:s/>présenta<text:s/>au<text:s/>roi<text:s/>et<text:s/>à<text:s/>la<text:s/>reine<text:s/>mère.<text:s/>Dès<text:s/>le<text:s/>24 octobre<text:s/>de<text:s/>la<text:s/>même<text:s/>année,<text:s/>sa<text:s/>troupe<text:s/>représenta<text:s/>la<text:s/>tragédie<text:s/>de<text:s/><text:span text:style-name="T2208">Nicomède</text:span><text:s/>devant<text:s/>toute<text:s/>la<text:s/>Cour,<text:s/>sur<text:s/>un<text:s/>théâtre<text:s/>élevé<text:s/>dans<text:s/>la<text:s/>salle<text:s/>des<text:s/>gardes<text:s/>du<text:s/>Vieux<text:s/>Louvre.<text:s/>À<text:s/>la<text:s/>fin<text:s/>de<text:s/>la<text:s/>pièce,<text:s/>Molière<text:s/>ayant<text:s/>fait<text:s/>au<text:s/>roi<text:s/>un<text:s/>remerciement,<text:s/>dans<text:s/>lequel<text:s/>il<text:s/>sut<text:s/><text:span text:style-name="pb">[p</text:span><text:span text:style-name="pb">.</text:span><text:span text:style-name="pb"><text:s/></text:span><text:span text:style-name="pb">77</text:span><text:span text:style-name="pb">]</text:span><text:span text:style-name="T2209"><text:s/></text:span>adroitement<text:s/>louer<text:s/>les<text:s/>comédiens<text:s/>de<text:s/>l’Hôtel<text:s/>de<text:s/>Bourgogne<text:s/>qui<text:s/>étaient<text:s/>présents,<text:s/>il<text:s/>demanda<text:s/>la<text:s/>permission<text:s/>de<text:s/>donner<text:s/>un<text:s/>de<text:s/>ces<text:s/>divertissements<text:s/>qu’il<text:s/>avait<text:s/>joué<text:s/>dans<text:s/>les<text:s/>provinces.<text:s/>Il<text:s/>l’obtint,<text:s/><text:span text:style-name="T2210">L</text:span><text:span text:style-name="T2211">e</text:span><text:span text:style-name="T2212"><text:s/></text:span><text:span text:style-name="T2213">Docteur</text:span><text:span text:style-name="T2214"><text:s/></text:span><text:span text:style-name="T2215">amoureux</text:span><text:s/>fut<text:s/>représenté<text:s/>et<text:s/>applaudi ;<text:s/>le<text:s/>succès<text:s/>de<text:s/>cet<text:s/>essai<text:s/>rétablit<text:s/>l’usage<text:s/>des<text:s/>pièces<text:s/>en<text:s/>un<text:s/>acte,<text:s/>qui<text:s/>avait<text:s/>cessé<text:s/>à<text:s/>l’Hôtel<text:s/>de<text:s/>Bourgogne<text:s/>depuis<text:s/>la<text:s/>mort<text:s/>des<text:s/>premiers<text:s/>farceurs. »</text:p>
      <text:p text:style-name="quote">« <text:span text:style-name="Appelnotedebasdep."><text:note text:note-class="footnote" text:id="_ftn24"><text:note-citation>25</text:note-citation><text:note-body><text:p text:style-name="Notedebasdepage"><text:s/>[MARGIN] (*) Préface des<text:s/><text:span text:style-name="T2216">Œuvres</text:span><text:s/>de Molière, édition de Paris, en 1682.</text:p></text:note-body></text:note></text:span>La<text:s/>Cour<text:s/>avait<text:s/>tellement<text:s/>goûté<text:s/>le<text:s/>jeu<text:s/>de<text:s/>ces<text:s/>nouveaux<text:s/>acteurs<text:s/>que<text:s/>le<text:s/>roi<text:s/>leur<text:s/>permis<text:s/>de<text:s/>s’établir<text:s/>à<text:s/>Paris,<text:s/>sous<text:s/>le<text:s/>titre<text:s/>de<text:s/>Troupe<text:s/>de<text:s/><text:span text:style-name="T2217">Monsieur</text:span><text:span text:style-name="T2218">,</text:span><text:span text:style-name="T2219"><text:s/></text:span>de<text:s/>jouer<text:s/>alternativement<text:s/>avec<text:s/>les<text:s/>comédiens<text:s/>italiens<text:s/>sur<text:s/>le<text:s/>théâtre<text:s/>du<text:s/>Petit-Bourbon.</text:p>
      <text:p text:style-name="quote">« Au<text:s/>mois<text:s/>d’octobre 1660,<text:s/>la<text:s/>salle<text:s/>du<text:s/>Petit-Bourbon<text:s/>fut<text:s/>démolie<text:s/>pour<text:s/>construire<text:s/>la<text:s/>façade<text:s/>du<text:s/>Louvre<text:s/>qui<text:s/>est<text:s/>du<text:s/>côté<text:s/>de<text:s/>Saint-Germain-l’Auxerrois.<text:s/>Ce<text:s/>fut<text:s/>pour<text:s/>M. Molière<text:s/>une<text:s/>occasion<text:s/>nouvelle<text:s/>d’avoir<text:s/>recours<text:s/>aux<text:s/>bontés<text:s/>du<text:s/>roi,<text:s/>qui<text:s/>lui<text:s/>accorda<text:s/>la<text:s/>salle<text:s/>du<text:s/>Palais-Royal,<text:s/>où<text:s/>M. le<text:s/>cardinal<text:s/>de<text:s/>Richelieu<text:s/>avait<text:s/>donné<text:s/>autrefois<text:s/>des<text:s/>spectacles<text:s/>dignes<text:s/>de<text:s/>sa<text:s/>magnificence.<text:s/>L’estime<text:s/>dont<text:s/>Sa Majesté<text:s/>l’honorait<text:s/>augmentait<text:s/>de<text:s/>jour<text:s/>en<text:s/>jour,<text:s/>aussi<text:s/>bien<text:s/>que<text:s/>celles<text:s/>des<text:s/>courtisans<text:s/>les<text:s/>plus<text:s/><text:span text:style-name="pb">[p</text:span><text:span text:style-name="pb">.</text:span><text:span text:style-name="pb"><text:s/></text:span><text:span text:style-name="pb">78</text:span><text:span text:style-name="pb">]</text:span><text:span text:style-name="T2220"><text:s/></text:span>éclairés ;<text:s/>le<text:s/>mérite<text:s/>et<text:s/>les<text:s/>bonnes<text:s/>qualités<text:s/>de<text:s/>M. de<text:s/>Molière<text:s/>faisant<text:s/>de<text:s/>très<text:s/>grands<text:s/>progrès<text:s/>dans<text:s/>tous<text:s/>les<text:s/>esprits,<text:s/>son<text:s/>exercice<text:s/>de<text:s/>la comédie<text:s/>ne<text:s/>l’empêchait<text:s/>pas<text:s/>de<text:s/>servir<text:s/>le<text:s/>roi<text:s/>dans<text:s/>sa<text:s/>charge<text:s/>de<text:s/>valet<text:s/>de<text:s/>chambre,<text:s/>où<text:s/>il<text:s/>se<text:s/>rendait<text:s/>très<text:s/>assidu.<text:s/>Ainsi,<text:s/>il<text:s/>se<text:s/>fit<text:s/>remarquer<text:s/>à<text:s/>la<text:s/>Cour<text:s/>pour<text:s/>un<text:s/>homme<text:s/>civil<text:s/>et<text:s/>honnête,<text:s/>ne<text:s/>se<text:s/>prévalant<text:s/>point<text:s/>de<text:s/>son<text:s/>mérite<text:s/>et<text:s/>de<text:s/>son<text:s/>crédit,<text:s/>s’accommodant<text:s/>à<text:s/>l’humeur<text:s/>de<text:s/>ceux<text:s/>avec<text:s/>qui<text:s/>il<text:s/>était<text:s/>obligé<text:s/>de<text:s/>vivre,<text:s/>ayant<text:s/>l’âme<text:s/>belle,<text:s/>libérale ;<text:s/>en<text:s/>un<text:s/>mot,<text:s/>possédant<text:s/>et<text:s/>exerçant<text:s/>toutes<text:s/>les<text:s/>belles<text:s/>qualités,<text:s/>d’un<text:s/>parfaitement<text:s/>honnête<text:s/>homme.</text:p>
      <text:p text:style-name="quote">« Quoiqu’il<text:s/>fût<text:s/>très<text:s/>agréable<text:s/>en<text:s/>conversation,<text:s/>lorsque<text:s/>les<text:s/>gens<text:s/>lui<text:s/>plaisaient,<text:s/>il<text:s/>ne<text:s/>parlait<text:s/>guère<text:s/>en<text:s/>compagnie,<text:s/>à<text:s/>moins<text:s/>qu’il<text:s/>ne<text:s/>se<text:s/>trouvât<text:s/>avec<text:s/>des<text:s/>personnes<text:s/>pour<text:s/>qui<text:s/>il<text:s/>eût<text:s/>une<text:s/>estime<text:s/>particulière :<text:s/>cela<text:s/>faisait<text:s/>dire<text:s/>à<text:s/>ceux<text:s/>qui<text:s/>ne<text:s/>le<text:s/>connaissaient<text:s/>pas<text:s/>qu’il<text:s/>était<text:s/>rêveur<text:s/>et<text:s/>mélancolique :<text:s/>mais<text:s/>s’il<text:s/>parlait<text:s/>peu,<text:s/>il<text:s/>parlait<text:s/>juste ;<text:s/>et<text:s/>d’ailleurs<text:s/>il<text:s/>observait<text:s/>les<text:s/>manières<text:s/>et<text:s/>les<text:s/>mœurs<text:s/>de<text:s/>tout<text:s/>le<text:s/>monde,<text:s/>il<text:s/>trouvait<text:s/>le<text:s/>moyen<text:s/>ensuite<text:s/>d’en<text:s/>faire<text:s/>des<text:s/>applications<text:s/>admirables<text:s/>dans<text:s/>ses<text:s/>comédies,<text:s/>où<text:s/>l’on<text:s/>peut<text:s/>dire<text:s/>qu’il<text:s/>a<text:s/>joué<text:s/>tout<text:s/>le<text:s/>monde,<text:s/>puisqu’il<text:s/>s’y<text:s/>est<text:s/>joué<text:s/>le<text:s/>premier<text:s/>en<text:s/>plusieurs<text:s/>endroits,<text:s/>sur<text:s/>les<text:s/><text:span text:style-name="pb">[p</text:span><text:span text:style-name="pb">.</text:span><text:span text:style-name="pb"><text:s/></text:span><text:span text:style-name="pb">79</text:span><text:span text:style-name="pb">]</text:span><text:span text:style-name="T2221"><text:s/></text:span>affaires<text:s/>de<text:s/>sa<text:s/>famille,<text:s/>et<text:s/>qui<text:s/>regardait<text:s/>ce<text:s/>qui<text:s/>se<text:s/>passait<text:s/>dans<text:s/>son<text:s/>domestique.<text:s/>Ce<text:s/>que<text:s/>ses<text:s/>plus<text:s/>particuliers<text:s/>amis<text:s/>ont<text:s/>remarqué<text:s/>bien<text:s/>des<text:s/>fois.</text:p>
      <text:soft-page-break/>
      <text:p text:style-name="quote">« La<text:s/>troupe<text:s/>qui<text:s/>représentait<text:s/>ses<text:s/>comédies<text:s/>était<text:s/>si<text:s/>souvent<text:s/>employée<text:s/>pour<text:s/>les<text:s/>divertissements<text:s/>du<text:s/>roi<text:s/>qu’au<text:s/>mois<text:s/>d’août 1665,<text:s/>Sa Majesté<text:s/>trouva<text:s/>à<text:s/>propos<text:s/>de<text:s/>l’arrêter<text:s/>tout<text:s/>à<text:s/>fait<text:s/>à<text:s/>son<text:s/>service,<text:s/>en<text:s/>lui<text:s/>donnant<text:s/>une<text:s/>pension<text:s/>de<text:s/>sept<text:s/>mille<text:s/>livres ;<text:s/>M. Molière<text:s/>et<text:s/>les<text:s/>principaux<text:s/>de<text:s/>ses<text:s/>compagnons<text:s/>allèrent<text:s/>prendre<text:s/>congé<text:s/>de<text:s/><text:span text:style-name="T2222">Monsieur</text:span>,<text:s/>et<text:s/>lui<text:s/>faire<text:s/>leurs<text:s/>très<text:s/>humbles<text:s/>remerciements<text:s/>de<text:s/>la<text:s/>protection<text:s/>qu’il<text:s/>avait<text:s/>eu<text:s/>la<text:s/>bonté<text:s/>de<text:s/>leur<text:s/>donner.</text:p>
      <text:p text:style-name="quote">« Son<text:s/>Altesse<text:s/>Royale<text:s/>s’applaudit<text:s/>du<text:s/>choix<text:s/>qu’elle<text:s/>avait<text:s/>fait<text:s/>d’eux,<text:s/>puisque<text:s/>le<text:s/>roi<text:s/>les<text:s/>trouvait<text:s/>capables<text:s/>de<text:s/>contribuer<text:s/>à<text:s/>ses<text:s/>plaisirs,<text:s/>et<text:s/>particulièrement<text:s/>à<text:s/>toutes<text:s/>les<text:s/>belles<text:s/>fêtes<text:s/>qui<text:s/>se<text:s/>faisaient<text:s/>à<text:s/>Versailles,<text:s/>à<text:s/>Saint-Germain,<text:s/>à<text:s/>Fontainebleau<text:s/>et<text:s/>à<text:s/>Chambord,<text:s/>et<text:s/>en<text:s/>même<text:s/>temps<text:s/>ce<text:s/>prince<text:s/>leur<text:s/>donna<text:s/>des<text:s/>marques<text:s/>obligeantes<text:s/>de<text:s/>la<text:s/>continuation<text:s/>de<text:s/>son<text:s/>estime.</text:p>
      <text:p text:style-name="quote">« La<text:s/>troupe<text:s/>changea<text:s/>de<text:s/>titre,<text:s/>et<text:s/>prit<text:s/>celui<text:s/>de<text:s/><text:span text:style-name="T2223">la</text:span><text:span text:style-name="T2224"><text:s/></text:span><text:span text:style-name="T2225">Troupe</text:span><text:span text:style-name="T2226"><text:s/></text:span><text:span text:style-name="T2227">du</text:span><text:span text:style-name="T2228"><text:s/></text:span><text:span text:style-name="T2229">roi</text:span>,<text:s/>qu’elle<text:s/>a<text:s/>toujours<text:s/>retenu<text:s/>jusqu’à<text:s/>sa<text:s/>jonction<text:s/>qui<text:s/>a<text:s/>été<text:s/>faite<text:s/>en<text:s/>1680.</text:p>
      <text:p text:style-name="quote">« Après<text:s/>qu’elle<text:s/>fut<text:s/>à<text:s/>Sa Majesté,<text:s/><text:span text:style-name="pb">[p</text:span><text:span text:style-name="pb">.</text:span><text:span text:style-name="pb"><text:s/></text:span><text:span text:style-name="pb">80</text:span><text:span text:style-name="pb">]</text:span><text:span text:style-name="T2230"><text:s/></text:span>M. Molière<text:s/>continua<text:s/>de<text:s/>donner<text:s/>plusieurs<text:s/>pièces<text:s/>de<text:s/>théâtres,<text:s/>tant<text:s/>pour<text:s/>les<text:s/>plaisirs<text:s/>du<text:s/>roi<text:s/>que<text:s/>pour<text:s/>les<text:s/>divertissements<text:s/>du<text:s/>public,<text:s/>et<text:s/>s’acquit<text:s/>par<text:s/>là<text:s/>cette<text:s/>haute<text:s/>réputation<text:s/>qui<text:s/>doit<text:s/>éterniser<text:s/>sa<text:s/>mémoire.</text:p>
      <text:p text:style-name="quote">« Toutes<text:s/>ses<text:s/>pièces<text:s/>n’ont<text:s/>pas<text:s/>d’égales<text:s/>beautés ;<text:s/>mais<text:s/>on<text:s/>peut<text:s/>dire<text:s/>que<text:s/>dans<text:s/>les<text:s/>moindres,<text:s/>il<text:s/>y<text:s/>a<text:s/>des<text:s/>traits<text:s/>qui<text:s/>n’ont<text:s/>pu<text:s/>partir<text:s/>que<text:s/>de<text:s/>la<text:s/>main<text:s/>d’un<text:s/>grand<text:s/>maître,<text:s/>et<text:s/>celles<text:s/>qu’on<text:s/>estime<text:s/>les<text:s/>meilleures,<text:s/>comme<text:s/><text:span text:style-name="T2231">L</text:span><text:span text:style-name="T2232">e</text:span><text:span text:style-name="T2233"><text:s/></text:span><text:span text:style-name="T2234">M</text:span><text:span text:style-name="T2235">isanthrope</text:span>,<text:span text:style-name="T2236"><text:s/></text:span><text:span text:style-name="T2237">L</text:span><text:span text:style-name="T2238">e</text:span><text:span text:style-name="T2239"><text:s/></text:span><text:span text:style-name="T2240">Ta</text:span><text:span text:style-name="T2241">rtuffe</text:span>,<text:s/><text:span text:style-name="T2242">L</text:span><text:span text:style-name="T2243">es</text:span><text:span text:style-name="T2244"><text:s/></text:span><text:span text:style-name="T2245">Femmes</text:span><text:span text:style-name="T2246"><text:s/></text:span><text:span text:style-name="T2247">s</text:span><text:span text:style-name="T2248">avantes</text:span>,<text:span text:style-name="T2249"><text:s/></text:span>etc.,<text:s/>sont<text:s/>des<text:s/>chefs-d’œuvre<text:s/>qu’on<text:s/>ne<text:s/>saurait<text:s/>assez<text:s/>admirer.</text:p>
      <text:p text:style-name="quote">« Ce<text:s/>qui<text:s/>était<text:s/>cause<text:s/>de<text:s/>cette<text:s/>inégalité<text:s/>dans<text:s/>ses<text:s/>ouvrages,<text:s/>dont<text:s/>quelques-uns<text:s/>semblent<text:s/>négligés<text:s/>en<text:s/>comparaison<text:s/>des<text:s/>autres,<text:s/>c’est<text:s/>qu’il<text:s/>était<text:s/>obligé<text:s/>d’assujettir<text:s/>son<text:s/>génie<text:s/>à<text:s/>des<text:s/>sujets<text:s/>qu’on<text:s/>lui<text:s/>prescrivait,<text:s/>et<text:s/>de<text:s/>travailler<text:s/>avec<text:s/>une<text:s/>très<text:s/>grande<text:s/>précipitation,<text:s/>soit<text:s/>par<text:s/>les<text:s/>ordres<text:s/>du<text:s/>roi,<text:s/>soit<text:s/>par<text:s/>la<text:s/>nécessité<text:s/>des<text:s/>affaires<text:s/>de<text:s/>sa<text:s/>troupe,<text:s/>sans<text:s/>que<text:s/>son<text:s/>travail<text:s/>le<text:s/>détournât<text:s/>de<text:s/>l’extrême<text:s/>application<text:s/>et<text:s/>des<text:s/>études<text:s/>particulières<text:s/>qu’il<text:s/>faisait<text:s/>sur<text:s/>tous<text:s/>les<text:s/>grands<text:s/>rôles<text:s/>qu’il<text:s/>se<text:s/>donnait<text:s/>dans<text:s/>ses<text:s/>pièces ;<text:s/>jamais<text:s/>homme<text:s/>n’a<text:s/>si<text:s/>bien<text:s/>entré<text:s/>que<text:s/>lui<text:s/>dans<text:s/>ce<text:s/>qui<text:s/>fait<text:s/>le<text:s/>jeu<text:s/>naïf<text:s/>du<text:s/>théâtre.<text:s/>Il<text:s/>a<text:s/>épuisé<text:s/>toutes<text:s/>les<text:s/>matières<text:s/>qui<text:s/>lui<text:s/>ont<text:s/><text:span text:style-name="pb">[p</text:span><text:span text:style-name="pb">.</text:span><text:span text:style-name="pb"><text:s/></text:span><text:span text:style-name="pb">81</text:span><text:span text:style-name="pb">]</text:span><text:span text:style-name="T2250"><text:s/></text:span>pu<text:s/>fournir<text:s/>quelque<text:s/>chose ;<text:s/>et<text:s/>si<text:s/>les<text:s/>critiques<text:s/>n’ont<text:s/>pas<text:s/>été<text:s/>entièrement<text:s/>satisfaits<text:s/>du<text:s/>dénouement<text:s/>de<text:s/>quelques-unes<text:s/>de<text:s/>ses<text:s/>comédies,<text:s/>tant<text:s/>de<text:s/>beautés<text:s/>avaient<text:s/>prévenu<text:s/>pour<text:s/>lui<text:s/>l’esprit<text:s/>de<text:s/>ses<text:s/>auditeurs<text:s/>qu’il<text:s/>était<text:s/>aisé<text:s/>de<text:s/>faire<text:s/>grâce<text:s/>à<text:s/>des<text:s/>taches<text:s/>si<text:s/>légères.</text:p>
      <text:p text:style-name="quote">« Enfin,<text:s/>en<text:s/>1673,<text:s/>après<text:s/>avoir<text:s/>réussi<text:s/>dans<text:s/>toutes<text:s/>les<text:s/>pièces<text:s/>qu’il<text:s/>a<text:s/>fait<text:s/>représenter,<text:s/>il<text:s/>donna<text:s/>celle<text:s/>du<text:s/><text:span text:style-name="T2251">Malade</text:span><text:span text:style-name="T2252"><text:s/></text:span><text:span text:style-name="T2253">i</text:span><text:span text:style-name="T2254">maginaire</text:span>,<text:s/>par<text:s/>laquelle<text:s/>il<text:s/>a<text:s/>fini<text:s/>sa<text:s/>carrière. »</text:p>
      <text:p text:style-name="quote">« <text:span text:style-name="Appelnotedebasdep."><text:note text:note-class="footnote" text:id="_ftn25"><text:note-citation>26</text:note-citation><text:note-body><text:p text:style-name="Notedebasdepage"><text:s/>[MARGIN] (*)<text:s/><text:span text:style-name="T2255">Mémoires sur la vie et les ouvrages de Molière</text:span>.</text:p></text:note-body></text:note></text:span>Le<text:s/>jour<text:s/>qu’il<text:s/>devait<text:s/>représenter<text:s/><text:span text:style-name="T2256">L</text:span><text:span text:style-name="T2257">e</text:span><text:span text:style-name="T2258"><text:s/></text:span><text:span text:style-name="T2259">Malade</text:span><text:span text:style-name="T2260"><text:s/></text:span><text:span text:style-name="T2261">i</text:span><text:span text:style-name="T2262">maginaire</text:span><text:s/>pour<text:s/>la<text:s/>troisième<text:s/>fois<text:s/>(c’était<text:s/>la<text:s/>quatrième)<text:span text:style-name="Appelnotedebasdep."><text:note text:note-class="footnote" text:id="_ftn26"><text:note-citation>27</text:note-citation><text:note-body><text:p text:style-name="Notedebasdepage"><text:span text:style-name="T2263"><text:s/></text:span>[BOTTOM]<text:s/>(a)<text:s/><text:span text:style-name="T2264">Le vendredi 17 février </text:span><text:span text:style-name="T2265">1673, jour de la quatrième représentation du<text:s/></text:span><text:span text:style-name="T2266">Malade imaginaire</text:span><text:span text:style-name="T2267">, mourut M. Molière à dix heures du soir.<text:s/></text:span><text:span text:style-name="T2268">Registre de la t</text:span><text:span text:style-name="T2269">roupe de Molière</text:span><text:span text:style-name="T2270">.</text:span></text:p></text:note-body></text:note></text:span>,<text:s/>il<text:s/>se<text:s/>sentit<text:s/>plus<text:s/>incommodé<text:s/>qu’à<text:s/>l’ordinaire<text:s/>du<text:s/>mal<text:s/>de<text:s/>poitrine<text:s/>auquel<text:s/>il<text:s/>était<text:s/>sujet,<text:s/>et<text:s/>qui<text:s/>depuis<text:s/>longtemps<text:s/>l’assujettissait<text:s/>à<text:s/>un<text:s/>grand<text:s/>régime,<text:s/>et<text:s/>un<text:s/>usage<text:s/>fréquent<text:s/>du<text:s/>lait.<text:s/>Ce<text:s/>mal<text:s/>avait<text:s/>dégénéré<text:s/>en<text:s/>fluxion,<text:s/>ou<text:s/>plutôt<text:s/>en<text:s/>toux<text:s/>habituelle<text:span text:style-name="Appelnotedebasdep."><text:note text:note-class="footnote" text:id="_ftn27"><text:note-citation>28</text:note-citation><text:note-body><text:p text:style-name="Notedebasdepage"><text:span text:style-name="T2271"><text:s/></text:span>[BOTTOM]<text:s/>(b)<text:s/><text:span text:style-name="T2272">Frosine y fait allusion dans<text:s/></text:span><text:span text:style-name="T2273">L’Avare</text:span><text:span text:style-name="T2274">,<text:s/></text:span><text:span text:style-name="T2275">acte II, scène VI, en disant à Harpagon,</text:span><text:span text:style-name="T2276"><text:s/>que Molière représentait</text:span><text:span text:style-name="T2277"> :</text:span><text:span text:style-name="T2278"><text:s/></text:span><text:span text:style-name="T2279">Cela n’est rien, votre fluxion ne vous sied point mal, et vous avez grâce à tousser.</text:span></text:p></text:note-body></text:note></text:span>.<text:s/>Il<text:s/>exigea<text:s/>ce<text:s/>jour-là<text:s/>de<text:s/>ses<text:s/>camarades<text:s/>que<text:s/>l’on<text:s/>commençât<text:s/>la<text:s/>représentation<text:s/>à<text:s/>quatre<text:s/>heures<text:s/><text:span text:style-name="pb">[p</text:span><text:span text:style-name="pb">.</text:span><text:span text:style-name="pb"><text:s/></text:span><text:span text:style-name="pb">82</text:span><text:span text:style-name="pb">]</text:span><text:span text:style-name="T2280"><text:s/></text:span>précises ;<text:s/>mais<text:s/>sa<text:s/>femme<text:s/>et<text:s/>Baron<text:s/>le<text:s/>pressèrent<text:s/>de<text:s/>prendre<text:s/>du<text:s/>repos<text:s/>et<text:s/>de<text:s/>ne<text:s/>point<text:s/>jouer.<text:s/><text:span text:style-name="T2281">Hé</text:span><text:span text:style-name="T2282"> !<text:s/></text:span><text:span text:style-name="T2283">q</text:span><text:span text:style-name="T2284">ue</text:span><text:span text:style-name="T2285"><text:s/></text:span><text:span text:style-name="T2286">feront</text:span>,<text:s/>leur<text:s/>répondit-il,<text:s/><text:span text:style-name="T2287">tant<text:s/></text:span><text:span text:style-name="T2288">de</text:span><text:span text:style-name="T2289"><text:s/></text:span><text:span text:style-name="T2290">pauvres</text:span><text:span text:style-name="T2291"><text:s/></text:span><text:span text:style-name="T2292">o</text:span><text:span text:style-name="T2293">uvriers,</text:span><text:s/><text:span text:style-name="T2294">je</text:span><text:span text:style-name="T2295"><text:s/></text:span><text:span text:style-name="T2296">me</text:span><text:span text:style-name="T2297"><text:s/></text:span><text:span text:style-name="T2298">reprocherais</text:span><text:span text:style-name="T2299"><text:s/></text:span><text:span text:style-name="T2300">d</text:span><text:span text:style-name="T2301">’</text:span><text:span text:style-name="T2302">avoir</text:span><text:span text:style-name="T2303"><text:s/></text:span><text:span text:style-name="T2304">négligé</text:span><text:span text:style-name="T2305"><text:s/></text:span><text:span text:style-name="T2306">un</text:span><text:span text:style-name="T2307"><text:s/></text:span><text:span text:style-name="T2308">seul</text:span><text:span text:style-name="T2309"><text:s/></text:span><text:span text:style-name="T2310">jour</text:span><text:span text:style-name="T2311"><text:s/></text:span><text:span text:style-name="T2312">de</text:span><text:span text:style-name="T2313"><text:s/></text:span><text:span text:style-name="T2314">leur</text:span><text:span text:style-name="T2315"><text:s/></text:span><text:span text:style-name="T2316">donner</text:span><text:span text:style-name="T2317"><text:s/></text:span><text:span text:style-name="T2318">du</text:span><text:span text:style-name="T2319"><text:s/></text:span><text:span text:style-name="T2320">pain</text:span><text:span text:style-name="T2321">.</text:span><text:s/>Les<text:s/>efforts<text:s/>qu’il<text:s/>fit<text:s/>pour<text:s/>achever<text:s/>son<text:s/>rôle<text:s/>augmentèrent<text:s/>son<text:s/>oppression,<text:s/>et<text:s/>l’on<text:s/>s’aperçut<text:s/>qu’en<text:s/>prononçant<text:s/>le<text:s/>mot<text:s/><text:span text:style-name="T2322">juro</text:span>,<text:s/>dans<text:s/>le<text:s/>divertissement<text:s/>du<text:s/>troisième<text:s/>acte,<text:s/>il<text:s/>lui<text:s/><text:soft-page-break/>prit<text:s/>une<text:s/>convulsion<text:s/>qu’il<text:s/>tâcha<text:s/>en<text:s/>vain<text:s/>de<text:s/>déguiser<text:s/>aux<text:s/>spectateurs<text:s/>par<text:s/>un<text:s/>ris<text:s/>forcé.<text:s/>On<text:s/>le<text:s/>porta<text:s/>chez<text:s/>lui<text:s/>dans<text:s/>sa<text:s/>maison<text:s/>rue<text:s/>de<text:s/>Richelieu<text:span text:style-name="Appelnotedebasdep."><text:note text:note-class="footnote" text:id="_ftn28"><text:note-citation>29</text:note-citation><text:note-body><text:p text:style-name="Notedebasdepage"><text:span text:style-name="T2323"><text:s/></text:span>[BOTTOM]<text:s/>(a)<text:s/><text:span text:style-name="T2324">Vis-à-vis de la f</text:span><text:span text:style-name="T2325">ont</text:span><text:span text:style-name="T2326">aine, du côté qui donne sur le j</text:span><text:span text:style-name="T2327">ardin du Palais-Royal.</text:span></text:p></text:note-body></text:note></text:span>,<text:s/>où<text:s/>sa<text:s/>toux<text:s/>augmenta<text:s/>considérablement<text:s/>et<text:s/>fut<text:s/>suivie<text:s/>d’un<text:s/>vomissement<text:s/>de<text:s/>sang<text:s/>qui<text:s/>le<text:s/>suffoqua.<text:s/>Il<text:s/>mourut<text:s/>le<text:s/>vendredi<text:s/>17 février<text:s/>1673<text:span text:style-name="Appelnotedebasdep."><text:note text:note-class="footnote" text:id="_ftn29"><text:note-citation>30</text:note-citation><text:note-body><text:p text:style-name="Notedebasdepage"><text:span text:style-name="T2328"><text:s/></text:span>[BOTTOM]<text:s/>(a)</text:p><text:p text:style-name="quote">« (*)<text:s/>Molière mourut assisté par deux sœurs religieuses, de celles qui viennent ordinairement à Paris quêter pendant le Carême, et auxquelles il donnait l’hospitalité. Elles lui donnèrent,<text:s/>à ce dernier moment de sa vie, tous les secours édifiants que l’on pouvait attendre de leur charité, et il leur fit paraître tous les sentiments d’un bon chrétien, et toute la résignation qu’il devait à la volonté du Seigneur. Enfin il rendit l’esprit entre les bras de ces deux bonnes sœurs ; le sang qui sortait par sa bouche en<text:s/>abondance l’étouffa. »</text:p><text:p text:style-name="Notedebasdepage">(*)<text:s/><text:span text:style-name="T2329">Vie de Molière</text:span>, par Grimarest.</text:p></text:note-body></text:note></text:span>,<text:s/>âgé<text:s/>de<text:s/>cinquante-trois<text:s/>ans,<text:s/>entre<text:s/>les<text:s/>bras<text:s/>de<text:s/>deux<text:s/>de<text:s/>ces<text:s/>sœurs<text:s/>religieuses<text:s/>qui<text:s/>viennent<text:s/>quêter<text:s/>à<text:s/>Paris<text:s/><text:span text:style-name="pb">[p</text:span><text:span text:style-name="pb">.</text:span><text:span text:style-name="pb"><text:s/></text:span><text:span text:style-name="pb">83</text:span><text:span text:style-name="pb">]</text:span><text:span text:style-name="T2330"><text:s/></text:span>pendant<text:s/>le<text:s/>Carême,<text:s/>et<text:s/>qu’il<text:s/>avait<text:s/>retiré<text:s/>chez<text:s/>lui.</text:p>
      <text:p text:style-name="quote">« Le<text:s/>roi,<text:s/>touché<text:s/>de<text:s/>la<text:s/>perte<text:s/>d’un<text:s/>si<text:s/>grand<text:s/>homme,<text:s/>et<text:s/>voulant<text:s/>lui<text:s/>donner,<text:s/>même<text:s/>après<text:s/>sa<text:s/>mort,<text:s/>une<text:s/>nouvelle<text:s/>marque<text:s/>de<text:s/>sa<text:s/>protection,<text:s/>engagea<text:s/>l’archevêque<text:s/>de<text:s/>Paris<text:span text:style-name="Appelnotedebasdep."><text:note text:note-class="footnote" text:id="_ftn30"><text:note-citation>31</text:note-citation><text:note-body><text:p text:style-name="Notedebasdepage"><text:s/>[BOTTOM]<text:s/>(a)</text:p><text:p text:style-name="quote">« (*)<text:s/>Molière étant mort, les comédiens se disposaient à lui faire un convoi magnifique ; mais M. de Harlay, archevêque de Paris, ne voulut pas permettre qu’on l’inhumât. La femme de Molière alla sur-le-champ à Versailles, se jeta aux pieds du roi pour se plaindre de l’injure que l’on faisait à la mémoire de son mari, en lui refusant la sépulture. Mais le roi la renvoya, en lui disant que cette affaire<text:s/>dépendait du ministère de M. l’archevêque, et que c’était à lui qu’il fallait s’adresser. Cependant, Sa Majesté fit dire à ce prélat qu’il fît en sorte d’éviter l’éclat et le scandale. M. l’archevêque révoqua donc sa défense, à condition que l’enterrement serait fait sans pompe<text:s/>et sans bruit ;<text:s/>il fut fait par deux<text:s/>prêtres qui accompagnèrent le corps sans chanter, et on l’enterra dans le cimetière qui est derrière la chapelle de Saint-Joseph, dans la rue Montmartre ;<text:s/>tous ses amis y assistèrent, ayant chacun<text:s/>un flambeau à la main. M<text:span text:style-name="T2331">lle</text:span> Molière s’écriait partout :<text:s/>“Quoi !<text:s/>l’on refusera la sépulture à un homme qui mérite des autels.” »</text:p><text:p text:style-name="Notedebasdepage">(*) Note 19 sur l’Épître VII de M. Despréaux, édition de Paris, Veuve Alix.</text:p></text:note-body></text:note></text:span><text:s/>à<text:s/>ne<text:s/>lui<text:s/>pas<text:s/>refuser<text:s/>la<text:s/>sépulture<text:s/>dans<text:s/>un<text:s/>lieu<text:s/>saint.<text:s/>Ce<text:s/>prélat,<text:s/>après<text:s/>des<text:s/>informations<text:s/>exactes<text:s/>sur<text:s/>la<text:s/>religion<text:s/>et<text:s/>sur<text:s/>la<text:s/>probité<text:s/>de<text:s/>Molière,<text:s/>permit<text:s/>qu’il<text:s/>fût<text:s/>enterré<text:s/>à<text:s/>Saint-Joseph,<text:s/>qui<text:s/>est<text:s/>une<text:s/>aide<text:s/>de<text:s/>la<text:s/>paroisse<text:s/>de<text:s/>Saint-Eustache.<text:s/>La<text:s/>foule<text:s/>qui<text:s/>s’était<text:s/>attroupée<text:s/>devant<text:s/>la<text:s/>porte<text:s/>du<text:s/>mort<text:s/>le<text:s/>jour<text:s/>qu’on<text:s/>le<text:s/>porta<text:s/>en<text:s/>terre<text:s/>détermina<text:s/>la<text:s/>veuve<text:s/>à<text:s/>faire<text:s/><text:span text:style-name="pb">[p</text:span><text:span text:style-name="pb">.</text:span><text:span text:style-name="pb"><text:s/></text:span><text:span text:style-name="pb">84</text:span><text:span text:style-name="pb">]</text:span><text:span text:style-name="T2332"><text:s/></text:span>jeter<text:s/>de<text:s/>l’argent,<text:s/>et<text:s/>cette<text:s/>populace,<text:s/>qui<text:s/>aurait<text:s/>peut-être<text:s/>insulté<text:s/>au<text:s/>corps<text:s/>de<text:s/>Molière,<text:s/>l’accompagna<text:s/>avec<text:s/>respect.<text:s/>Le<text:s/>convoi<text:s/>se<text:s/>fit<text:s/>tranquillement<text:s/>le<text:s/>mardi<text:s/>21 février,<text:s/>à<text:s/>la<text:s/>clarté<text:s/>de<text:s/>plus<text:s/>de<text:s/>cent<text:s/>flambeaux,<text:s/>portés<text:s/>par<text:s/>ses<text:s/>amis.</text:p>
      <text:p text:style-name="quote">« À<text:s/>peine<text:s/>Molière<text:s/>fut<text:s/>mort,<text:s/>que<text:s/>Paris<text:s/>fut<text:s/>inondé<text:s/>d’épitaphes<text:s/>à<text:s/>son<text:s/>sujet<text:span text:style-name="Appelnotedebasdep."><text:note text:note-class="footnote" text:id="_ftn31"><text:note-citation>32</text:note-citation><text:note-body><text:p text:style-name="Notedebasdepage"><text:s/>[BOTTOM]<text:s/>(a)<text:s/>Nous<text:s/>avons cru<text:s/>devoir supprimer de cet article<text:s/>non seulement les mauvaises productions en vers qui parurent sur la mort de<text:s/>Molière, mais encore plusieurs ouvrages en prose<text:s/>sur le même sujet, qui<text:s/>se trouvent dans le quatrième volume du<text:s/><text:span text:style-name="T2333">Mercure g</text:span><text:span text:style-name="T2334">alant</text:span><text:s/>de M. de Visé, année 1675, depuis la page 267 jusques et compris la page 307. Ces différentes pièces ne présentent que de fades louanges, ou de mauvaises plaisanteries.</text:p></text:note-body></text:note></text:span>,<text:span text:style-name="T2335"><text:s/></text:span>mais<text:s/>à<text:s/>l’exception<text:s/>de<text:s/>celle<text:s/>que<text:s/>le<text:s/>célèbre<text:s/>La Fontaine<text:s/>lui<text:s/>composa,<text:s/>et<text:s/>d’une<text:s/>pièce<text:s/>de<text:s/>vers<text:s/>du<text:s/>père<text:s/>Bouhours,<text:s/>en<text:s/>forme<text:s/>d’épitaphe,<text:s/>on<text:s/>peut<text:s/>dire<text:s/>que<text:s/>toutes<text:s/>les<text:s/>autres<text:s/>sont<text:s/>très<text:s/>peu<text:s/>de<text:s/>choses.<text:s/>Nous<text:s/>allons<text:s/>rapporter<text:s/>les<text:s/>deux<text:s/>pièces<text:s/>dont<text:s/>nous<text:s/><text:soft-page-break/>venons<text:s/>de<text:s/>parler.</text:p>
      <text:p text:style-name="quote.l">      <text:span text:style-name="Appelnotedebasdep."><text:note text:note-class="footnote" text:id="_ftn32"><text:note-citation>33</text:note-citation><text:note-body><text:p text:style-name="Notedebasdepage"><text:s/>[MARGIN] (*) Vers du père<text:s/><text:span text:style-name="T2336">Bouhours</text:span>, sur Molière.</text:p></text:note-body></text:note></text:span>Ornement<text:s/>du<text:s/>théâtre,<text:s/>incomparable<text:s/>acteur,</text:p>
      <text:p text:style-name="quote.l">            Charmant<text:s/>poète,<text:s/>illustre<text:s/>auteur,</text:p>
      <text:p text:style-name="quote.l">            C’est<text:s/>toi<text:s/>dont<text:s/>les<text:s/>plaisanteries,</text:p>
      <text:p text:style-name="quote.l">Ont<text:s/>guéris<text:s/>du<text:s/>marquis<text:s/>l’esprit<text:s/>extravagant,</text:p>
      <text:p text:style-name="quote.l">            C’est<text:s/>toi<text:s/>qui<text:s/>par<text:s/>tes<text:s/>mômeries,</text:p>
      <text:p text:style-name="quote.l">As<text:s/>réprimé<text:s/>l’orgueil<text:s/>du<text:s/>bourgeois<text:s/>arrogant.</text:p>
      <text:p text:style-name="ab">* * *</text:p>
      <text:p text:style-name="quote.l">            Ta<text:s/>muse,<text:s/>en<text:s/>jouant<text:s/>l’hypocrite,</text:p>
      <text:p text:style-name="quote.l">            A<text:s/>redressé<text:s/>les<text:s/>faux<text:s/>dévots :</text:p>
      <text:p text:style-name="quote.l">            La<text:s/>précieuse<text:s/>à<text:s/>tes<text:s/>bons<text:s/>mots,</text:p>
      <text:p text:style-name="quote.l">            A<text:s/>reconnu<text:s/>son<text:s/>faux<text:s/>mérite,</text:p>
      <text:p text:style-name="quote.l"><text:span text:style-name="pb">[p</text:span><text:span text:style-name="pb">.</text:span><text:span text:style-name="pb"><text:s/></text:span><text:span text:style-name="pb">85</text:span><text:span text:style-name="pb">]</text:span><text:span text:style-name="T2337"><text:s/></text:span>            L’homme<text:s/>ennemi<text:s/>du<text:s/>genre<text:s/>humain,</text:p>
      <text:p text:style-name="quote.l">            Le<text:s/>campagnard<text:s/>qui<text:s/>tout<text:s/>admire,</text:p>
      <text:p text:style-name="quote.l">            N’ont<text:s/>pas<text:s/>lu<text:s/>tes<text:s/>écrits<text:s/>en<text:s/>vain,</text:p>
      <text:p text:style-name="quote.l">Tous<text:s/>deux<text:s/>se<text:s/>sont<text:s/>instruits,<text:s/>en<text:s/>ne<text:s/>pensant<text:s/>qu’à<text:s/>rire.</text:p>
      <text:p text:style-name="ab">* * *</text:p>
      <text:p text:style-name="quote.l">En<text:s/>vain<text:s/>tu<text:s/>réformas<text:s/>et<text:s/>la<text:s/>ville<text:s/>et<text:s/>la<text:s/>Cour ;</text:p>
      <text:p text:style-name="quote.l">            Mais<text:s/>quelle<text:s/>fut<text:s/>ta<text:s/>récompense ?</text:p>
      <text:p text:style-name="quote.l">            Les<text:s/>Français<text:s/>rougiront<text:s/>un<text:s/>jour,</text:p>
      <text:p text:style-name="quote.l">            De<text:s/>leur<text:s/>peu<text:s/>de<text:s/>reconnaissance ;</text:p>
      <text:p text:style-name="quote.l">            Il<text:s/>leur<text:s/>fallait<text:s/>un<text:s/>comédien,</text:p>
      <text:p text:style-name="quote.l">Qui<text:s/>mit<text:s/>à<text:s/>les<text:s/>polir,<text:s/>son<text:s/>art<text:s/>et<text:s/>son<text:s/>étude ;</text:p>
      <text:p text:style-name="quote.l">Mais<text:s/>Molière<text:s/>à<text:s/>ta<text:s/>gloire<text:s/>il<text:s/>ne<text:s/>manquerait<text:s/>rien,</text:p>
      <text:p text:style-name="quote.l">Si<text:s/>parmi<text:s/>leurs<text:s/>défauts,<text:s/>que<text:s/>tu<text:s/>peignis<text:s/>si<text:s/>bien,</text:p>
      <text:p text:style-name="quote.l">Tu<text:s/>les<text:s/>avais<text:s/>repris<text:s/>de<text:s/>leur<text:s/>ingratitude.</text:p>
      <text:p text:style-name="P2338">Épitaphe<text:s/>de<text:s/>M. de Molière,<text:s/>par<text:s/>M. de La Fontaine.</text:p>
      <text:p text:style-name="quote.l">            Sous<text:s/>ce<text:s/>tombeau<text:s/>gisent,<text:s/>Plaute<text:s/>et<text:s/>Térence,</text:p>
      <text:p text:style-name="quote.l">Et<text:s/>cependant<text:s/>le<text:s/>seul<text:s/>Molière<text:s/>y<text:s/>gît ;</text:p>
      <text:p text:style-name="quote.l">Leurs<text:s/>trois<text:s/>talents<text:s/>ne<text:s/>formaient<text:s/>qu’un<text:s/>esprit,</text:p>
      <text:p text:style-name="quote.l">Dont<text:s/>le<text:s/>bel<text:s/>art<text:s/>réjouissait<text:s/>la<text:s/>France ;</text:p>
      <text:p text:style-name="quote.l">Ils<text:s/>sont<text:s/>partis,<text:s/>et<text:s/>j’ai<text:s/>peu<text:s/>d’espérance,</text:p>
      <text:p text:style-name="quote.l">De<text:s/>les<text:s/>revoir,<text:s/>malgré<text:s/>tous<text:s/>nos<text:s/>efforts.</text:p>
      <text:p text:style-name="quote.l">Pour<text:s/>un<text:s/>long<text:s/>temps,<text:s/>selon<text:s/>toute<text:s/>apparence,</text:p>
      <text:p text:style-name="quote.l">Térence<text:s/>et<text:s/>Plaute,<text:s/>et<text:s/>Molière<text:s/>sont<text:s/>morts.</text:p>
      <text:soft-page-break/>
      <text:p text:style-name="quote">« <text:span text:style-name="Appelnotedebasdep."><text:note text:note-class="footnote" text:id="_ftn33"><text:note-citation>34</text:note-citation><text:note-body><text:p text:style-name="Notedebasdepage"><text:s/>[MARGIN] (*)<text:s/><text:span text:style-name="T2339">Mémoires sur la vie et les ouvrages de Molière</text:span>.</text:p></text:note-body></text:note></text:span>Molière<text:s/>n’a<text:s/>laissé<text:s/>qu’une<text:s/>fille,<text:s/>et<text:s/>sa<text:s/>veuve<text:s/>épousa<text:s/>dans<text:s/>la<text:s/>suite<text:s/>le<text:s/>comédien<text:s/>d’Étriché,<text:s/>connu<text:s/>sous<text:s/>le<text:s/>nom<text:s/>de<text:s/>Guérin. »</text:p>
      <text:p text:style-name="Corpsdetexte"><text:span text:style-name="pb">[p</text:span><text:span text:style-name="pb">.</text:span><text:span text:style-name="pb"><text:s/></text:span><text:span text:style-name="pb">86</text:span><text:span text:style-name="pb">]</text:span><text:span text:style-name="T2340"><text:s/></text:span>La<text:s/>femme<text:span text:style-name="Appelnotedebasdep."><text:note text:note-class="footnote" text:id="_ftn34"><text:note-citation>35</text:note-citation><text:note-body><text:p text:style-name="Notedebasdepage"><text:s/>[BOTTOM]<text:s/>(a)<text:s/>M<text:span text:style-name="T2341">lle</text:span> Poisson, fille de Du Croisy, comédien de la troupe de Molière<text:s/>(actuellement vivante en 1747),<text:s/>elle a joué le rôle d’une<text:s/>des<text:s/><text:span text:style-name="T2342">Grâces</text:span>, dans<text:s/><text:span text:style-name="T2343">Psyché</text:span>,<text:s/>en 1671.</text:p></text:note-body></text:note></text:span><text:s/>d’un<text:s/>des<text:s/>meilleurs<text:s/>comiques<text:s/>que<text:s/>nous<text:s/>ayons<text:s/>eu<text:s/>nous<text:s/>a<text:s/>donné<text:s/>ce<text:s/>portrait<text:s/>de<text:s/>Molière :<text:s/><text:span text:style-name="T2344">Il</text:span><text:span text:style-name="T2345"><text:s/></text:span><text:span text:style-name="T2346">n</text:span><text:span text:style-name="T2347">’</text:span><text:span text:style-name="T2348">était</text:span><text:span text:style-name="T2349"><text:s/></text:span><text:span text:style-name="T2350">ni</text:span><text:span text:style-name="T2351"><text:s/></text:span><text:span text:style-name="T2352">trop</text:span><text:span text:style-name="T2353"><text:s/></text:span><text:span text:style-name="T2354">gras,</text:span><text:span text:style-name="T2355"><text:s/></text:span><text:span text:style-name="T2356">ni</text:span><text:span text:style-name="T2357"><text:s/></text:span><text:span text:style-name="T2358">trop</text:span><text:span text:style-name="T2359"><text:s/></text:span><text:span text:style-name="T2360">maigre,</text:span><text:span text:style-name="T2361"><text:s/></text:span><text:span text:style-name="T2362">il</text:span><text:span text:style-name="T2363"><text:s/></text:span><text:span text:style-name="T2364">avait</text:span><text:span text:style-name="T2365"><text:s/></text:span><text:span text:style-name="T2366">la</text:span><text:span text:style-name="T2367"><text:s/></text:span><text:span text:style-name="T2368">taille</text:span><text:span text:style-name="T2369"><text:s/></text:span><text:span text:style-name="T2370">plus</text:span><text:span text:style-name="T2371"><text:s/></text:span><text:span text:style-name="T2372">grande</text:span><text:span text:style-name="T2373"><text:s/></text:span><text:span text:style-name="T2374">que</text:span><text:span text:style-name="T2375"><text:s/></text:span><text:span text:style-name="T2376">petite,</text:span><text:span text:style-name="T2377"><text:s/></text:span><text:span text:style-name="T2378">le</text:span><text:span text:style-name="T2379"><text:s/></text:span><text:span text:style-name="T2380">port</text:span><text:span text:style-name="T2381"><text:s/></text:span><text:span text:style-name="T2382">noble,</text:span><text:span text:style-name="T2383"><text:s/></text:span><text:span text:style-name="T2384">la</text:span><text:span text:style-name="T2385"><text:s/></text:span><text:span text:style-name="T2386">jambe</text:span><text:span text:style-name="T2387"><text:s/></text:span><text:span text:style-name="T2388">belle,</text:span><text:span text:style-name="T2389"><text:s/></text:span><text:span text:style-name="T2390">il</text:span><text:span text:style-name="T2391"><text:s/></text:span><text:span text:style-name="T2392">marchait</text:span><text:span text:style-name="T2393"><text:s/></text:span><text:span text:style-name="T2394">gravement</text:span><text:span text:style-name="T2395"> ;</text:span><text:span text:style-name="T2396"><text:s/></text:span><text:span text:style-name="T2397">avait</text:span><text:span text:style-name="T2398"><text:s/></text:span><text:span text:style-name="T2399">l</text:span><text:span text:style-name="T2400">’</text:span><text:span text:style-name="T2401">air</text:span><text:span text:style-name="T2402"><text:s/></text:span><text:span text:style-name="T2403">très</text:span><text:span text:style-name="T2404"><text:s/></text:span><text:span text:style-name="T2405">sérieux,</text:span><text:span text:style-name="T2406"><text:s/></text:span><text:span text:style-name="T2407">le</text:span><text:span text:style-name="T2408"><text:s/></text:span><text:span text:style-name="T2409">nez</text:span><text:span text:style-name="T2410"><text:s/></text:span><text:span text:style-name="T2411">gros,</text:span><text:span text:style-name="T2412"><text:s/></text:span><text:span text:style-name="T2413">la</text:span><text:span text:style-name="T2414"><text:s/></text:span><text:span text:style-name="T2415">bouche</text:span><text:span text:style-name="T2416"><text:s/></text:span><text:span text:style-name="T2417">grande,</text:span><text:span text:style-name="T2418"><text:s/></text:span><text:span text:style-name="T2419">les</text:span><text:span text:style-name="T2420"><text:s/></text:span><text:span text:style-name="T2421">lèvres</text:span><text:span text:style-name="T2422"><text:s/></text:span><text:span text:style-name="T2423">épaisses,</text:span><text:span text:style-name="T2424"><text:s/></text:span><text:span text:style-name="T2425">le</text:span><text:span text:style-name="T2426"><text:s/></text:span><text:span text:style-name="T2427">teint</text:span><text:span text:style-name="T2428"><text:s/></text:span><text:span text:style-name="T2429">brun,</text:span><text:span text:style-name="T2430"><text:s/></text:span><text:span text:style-name="T2431">les</text:span><text:span text:style-name="T2432"><text:s/></text:span><text:span text:style-name="T2433">sourcils</text:span><text:span text:style-name="T2434"><text:s/></text:span><text:span text:style-name="T2435">noirs,</text:span><text:span text:style-name="T2436"><text:s/></text:span><text:span text:style-name="T2437">et</text:span><text:span text:style-name="T2438"><text:s/></text:span><text:span text:style-name="T2439">forts,</text:span><text:span text:style-name="T2440"><text:s/></text:span><text:span text:style-name="T2441">et</text:span><text:span text:style-name="T2442"><text:s/></text:span><text:span text:style-name="T2443">les</text:span><text:span text:style-name="T2444"><text:s/></text:span><text:span text:style-name="T2445">divers</text:span><text:span text:style-name="T2446"><text:s/></text:span><text:span text:style-name="T2447">mouvements</text:span><text:span text:style-name="T2448"><text:s/></text:span><text:span text:style-name="T2449">qu</text:span><text:span text:style-name="T2450">’</text:span><text:span text:style-name="T2451">il</text:span><text:span text:style-name="T2452"><text:s/></text:span><text:span text:style-name="T2453">leur</text:span><text:span text:style-name="T2454"><text:s/></text:span><text:span text:style-name="T2455">donnait</text:span><text:span text:style-name="T2456"><text:s/></text:span><text:span text:style-name="T2457">lui</text:span><text:span text:style-name="T2458"><text:s/></text:span><text:span text:style-name="T2459">rendaient</text:span><text:span text:style-name="T2460"><text:s/></text:span><text:span text:style-name="T2461">la</text:span><text:span text:style-name="T2462"><text:s/></text:span><text:span text:style-name="T2463">physionomie</text:span><text:span text:style-name="T2464"><text:s/></text:span><text:span text:style-name="T2465">extrêmement</text:span><text:span text:style-name="T2466"><text:s/></text:span><text:span text:style-name="T2467">comique ;</text:span><text:span text:style-name="T2468"><text:s/></text:span><text:span text:style-name="T2469">à</text:span><text:span text:style-name="T2470"><text:s/></text:span><text:span text:style-name="T2471">l</text:span><text:span text:style-name="T2472">’</text:span><text:span text:style-name="T2473">égard</text:span><text:span text:style-name="T2474"><text:s/></text:span><text:span text:style-name="T2475">de</text:span><text:span text:style-name="T2476"><text:s/></text:span><text:span text:style-name="T2477">son</text:span><text:span text:style-name="T2478"><text:s/></text:span><text:span text:style-name="T2479">caractère,</text:span><text:span text:style-name="T2480"><text:s/></text:span><text:span text:style-name="T2481">il</text:span><text:span text:style-name="T2482"><text:s/></text:span><text:span text:style-name="T2483">était</text:span><text:span text:style-name="T2484"><text:s/></text:span><text:span text:style-name="T2485">doux,</text:span><text:span text:style-name="T2486"><text:s/></text:span><text:span text:style-name="T2487">complaisant</text:span><text:span text:style-name="T2488"><text:s/></text:span><text:span text:style-name="T2489">et</text:span><text:span text:style-name="T2490"><text:s/></text:span><text:span text:style-name="T2491">généreux ;</text:span><text:span text:style-name="T2492"><text:s/></text:span><text:span text:style-name="T2493">il</text:span><text:span text:style-name="T2494"><text:s/></text:span><text:span text:style-name="T2495">aimait</text:span><text:span text:style-name="T2496"><text:s/></text:span><text:span text:style-name="T2497">fort</text:span><text:span text:style-name="T2498"><text:s/></text:span><text:span text:style-name="T2499">à</text:span><text:span text:style-name="T2500"><text:s/></text:span><text:span text:style-name="T2501">haranguer</text:span><text:span text:style-name="T2502"> ;</text:span><text:span text:style-name="T2503"><text:s/></text:span><text:span text:style-name="T2504">et</text:span><text:span text:style-name="T2505"><text:s/></text:span><text:span text:style-name="T2506">quand</text:span><text:span text:style-name="T2507"><text:s/></text:span><text:span text:style-name="T2508">il</text:span><text:span text:style-name="T2509"><text:s/></text:span><text:span text:style-name="T2510">lisait</text:span><text:span text:style-name="T2511"><text:s/></text:span><text:span text:style-name="T2512">ses</text:span><text:span text:style-name="T2513"><text:s/></text:span><text:span text:style-name="T2514">pièces</text:span><text:span text:style-name="T2515"><text:s/></text:span><text:span text:style-name="T2516">aux</text:span><text:span text:style-name="T2517"><text:s/></text:span><text:span text:style-name="T2518">c</text:span><text:span text:style-name="T2519">omédiens,</text:span><text:span text:style-name="T2520"><text:s/></text:span><text:span text:style-name="T2521">il</text:span><text:span text:style-name="T2522"><text:s/></text:span><text:span text:style-name="T2523">voulait</text:span><text:span text:style-name="T2524"><text:s/></text:span><text:span text:style-name="T2525">qu</text:span><text:span text:style-name="T2526">’</text:span><text:span text:style-name="T2527">ils</text:span><text:span text:style-name="T2528"><text:s/></text:span><text:span text:style-name="T2529">y</text:span><text:span text:style-name="T2530"><text:s/></text:span><text:span text:style-name="T2531">amenassent</text:span><text:span text:style-name="T2532"><text:s/></text:span><text:span text:style-name="T2533">leurs</text:span><text:span text:style-name="T2534"><text:s/></text:span><text:span text:style-name="T2535">enfants,</text:span><text:span text:style-name="T2536"><text:s/></text:span><text:span text:style-name="T2537">pour</text:span><text:span text:style-name="T2538"><text:s/></text:span><text:span text:style-name="T2539">tirer</text:span><text:span text:style-name="T2540"><text:s/></text:span><text:span text:style-name="T2541">des</text:span><text:span text:style-name="T2542"><text:s/></text:span><text:span text:style-name="T2543">conjectures</text:span><text:span text:style-name="T2544"><text:s/></text:span><text:span text:style-name="T2545">de</text:span><text:span text:style-name="T2546"><text:s/></text:span><text:span text:style-name="T2547">leurs</text:span><text:span text:style-name="T2548"><text:s/></text:span><text:span text:style-name="T2549">mouvements</text:span><text:span text:style-name="T2550"><text:s/></text:span><text:span text:style-name="T2551">naturel</text:span><text:span text:style-name="T2552">s</text:span><text:span text:style-name="Appelnotedebasdep."><text:note text:note-class="footnote" text:id="_ftn35"><text:note-citation>36</text:note-citation><text:note-body><text:p text:style-name="Notedebasdepage"><text:s/>[BOTTOM]<text:s/>(b)<text:s/>Molière faisait plus, il lisait ses<text:s/>ouvrages<text:s/>à sa servante ;<text:s/>c’est M. Despréaux qui nous apprend ce fait<text:span text:style-name="T2553">1</text:span> :<text:s/><text:span text:style-name="quote.c">« On dit que Malherbe consultait sur se</text:span><text:span text:style-name="quote.c">s vers jusqu’à l’oreille de sa s</text:span><text:span text:style-name="quote.c">ervante ; et je me souviens que Molière m’a mon</text:span><text:span text:style-name="quote.c">tré plusieurs fois une vieille servante</text:span><text:span text:style-name="T2554">2</text:span><text:span text:style-name="quote.c"><text:s/>qu’il avait chez lui, à qui il lisait, disait-il, quelquefois ses comédies, et il m’assurait que lorsque des endroits de plaisanteries ne l’avaient point frappée, il les corrigeait, parce qu’il avait<text:s/></text:span><text:span text:style-name="quote.c">plusieurs fois éprouvé sur son théâtre</text:span><text:span text:style-name="quote.c"><text:s/>que ces endroits n’y réussissaient point ; ces exemples sont un peu singuliers, et je ne voudrais pas conseiller à tout le monde de les imiter. »</text:span></text:p><text:p text:style-name="Notedebasdepage">1.<text:s/><text:span text:style-name="T2555">Réflexions critiques sur quelques passages de Longin</text:span>, réflexion première.<text:span text:style-name="T2556"><text:s/></text:span></text:p><text:p text:style-name="Notedebasdepage">2. Nommée La Forest :<text:s/>un jour Molière, pour éprouver le goût de cette servante, lui lut<text:s/>quelques scènes d’une comédie qu’il disait être de lui, mais qui était de Brécourt ; la servante ne prit point le change, et après en avoir ouï quelques mots, elle soutint que son maître n’avait pas fait la pièce.<text:s/><text:span text:style-name="T2557">Idem</text:span>.</text:p></text:note-body></text:note></text:span><text:span text:style-name="T2558">.</text:span></text:p>
      <text:p text:style-name="quote">« À<text:s/>considérer<text:s/>le<text:s/>nombre<text:s/>des<text:s/><text:span text:style-name="pb">[p</text:span><text:span text:style-name="pb">.</text:span><text:span text:style-name="pb"><text:s/></text:span><text:span text:style-name="pb">87</text:span><text:span text:style-name="pb">]</text:span><text:span text:style-name="T2559"><text:s/></text:span>ouvrages<text:span text:style-name="Appelnotedebasdep."><text:note text:note-class="footnote" text:id="_ftn36"><text:note-citation>37</text:note-citation><text:note-body><text:p text:style-name="Notedebasdepage"><text:span text:style-name="T2560"><text:s/></text:span>[BOTTOM]<text:s/>(a)<text:s/><text:span text:style-name="T2561">Outre les o</text:span><text:span text:style-name="T2562">uvrages rassemblés dans ses<text:s/></text:span><text:span text:style-name="T2563">Œuvres</text:span><text:span text:style-name="T2564">, et plusieurs pièces</text:span><text:span text:style-name="T2565"><text:s/>qu’il avait composées pour la p</text:span><text:span text:style-name="T2566">rovince, il avait laissé quelques fragments de comédies qu’il devait achever, et m</text:span><text:span text:style-name="T2567">ême quelques-unes entières. La v</text:span><text:span text:style-name="T2568">euve Molière</text:span><text:span text:style-name="T2569"><text:s/>les avait remises au comédien La </text:span><text:span text:style-name="T2570">Grange</text:span><text:span text:style-name="T2571"> :</text:span><text:span text:style-name="T2572"><text:s/>on<text:s/></text:span><text:span text:style-name="T2573">ne sa</text:span><text:span text:style-name="T2574">it ce qu’elles sont devenues.<text:s/></text:span><text:span text:style-name="T2575">Voyez Grimarest,<text:s/></text:span><text:span text:style-name="T2576">Vie de Molière</text:span><text:span text:style-name="T2577">, p. </text:span><text:span text:style-name="T2578">310.<text:s/></text:span><text:span text:style-name="T2579">Mémoires sur la vie et les ouvrages de Molière</text:span><text:span text:style-name="T2580">.</text:span></text:p></text:note-body></text:note></text:span><text:s/>que<text:s/>Molière<text:s/>a<text:s/>composés<text:s/>dans<text:s/>l’espace<text:s/>d’environ<text:s/>vingt années,<text:s/>au<text:s/>milieu<text:s/>de<text:s/>tant<text:s/>d’occupations<text:s/>différentes<text:s/>qui<text:s/>faisaient<text:s/>partie<text:s/>de<text:s/>ses<text:s/>devoirs,<text:s/>on<text:s/>croira<text:s/>plutôt<text:s/>avec<text:s/>Despréaux<text:s/>que<text:s/>la<text:s/>rime<text:s/>venait<text:s/>le<text:s/>chercher<text:span text:style-name="Appelnotedebasdep."><text:note text:note-class="footnote" text:id="_ftn37"><text:note-citation>38</text:note-citation><text:note-body><text:p text:style-name="Notedebasdepage"><text:span text:style-name="T2581"><text:s/>[MARGIN] * Épître </text:span><text:span text:style-name="T2582">II à M. Molière.</text:span></text:p></text:note-body></text:note></text:span>,<text:s/>qu’on<text:s/>n’ajoutera<text:s/>foi<text:s/>à<text:s/>ce<text:s/>qu’avance<text:s/>Grimarest,<text:s/>(<text:span text:style-name="T2583">Vie</text:span><text:span text:style-name="T2584"><text:s/></text:span><text:span text:style-name="T2585">de</text:span><text:span text:style-name="T2586"><text:s/></text:span><text:span text:style-name="T2587">Molière</text:span>,<text:s/>p. 48)<text:s/>que<text:s/>Molière<text:s/>travaillait<text:s/>difficilement,<text:s/>et<text:s/>l’on<text:s/>y<text:s/>admirera<text:s/>ce<text:s/>génie<text:s/>vaste<text:s/>dont<text:s/>la<text:s/>fécondité,<text:s/>cultivée<text:s/>et<text:s/>enrichie<text:s/>par<text:s/>une<text:s/>étude<text:s/>continuelle<text:s/>de<text:s/>la<text:s/>nature,<text:s/>a<text:s/>enfanté<text:s/>tant<text:s/>de<text:s/>chefs-d’œuvre.</text:p>
      <text:p text:style-name="quote">« Semblable<text:s/>au<text:s/>peintre<text:s/>habile,<text:s/>qui,<text:s/>toujours<text:s/>attentif<text:s/>à<text:s/>remarquer<text:s/>dans<text:s/>les<text:s/>expressions<text:s/>extérieures<text:s/>des<text:s/>passions,<text:s/>les<text:s/>mouvements<text:s/>et<text:s/>les<text:s/>attitudes<text:s/>qui<text:s/>les<text:s/>caractérisent,<text:s/>rapporte<text:s/>à<text:s/>son<text:s/>art<text:s/>toutes<text:s/>ses<text:s/>observations.</text:p>
      <text:p text:style-name="quote">« Molière,<text:s/>pour<text:s/>nous<text:s/>donner<text:s/>sur<text:s/>la<text:s/>scène<text:s/>un<text:s/>tableau<text:s/>fidèle<text:s/>de<text:s/>la<text:s/>vie<text:s/>civile,<text:s/>dont<text:s/>le<text:s/>théâtre<text:s/>est<text:s/>l’image,<text:s/>étudiait<text:s/>avec<text:s/>soin<text:s/>le<text:s/>geste,<text:s/>le<text:s/>ton,<text:s/>le<text:s/>langage<text:s/>de<text:s/>tous<text:s/>les<text:s/>sentiments<text:s/>dont<text:s/>l’homme<text:s/>est<text:s/>susceptible<text:s/>dans<text:s/>toutes<text:s/>les<text:s/>conditions.</text:p>
      <text:p text:style-name="quote"><text:span text:style-name="pb">[p</text:span><text:span text:style-name="pb">.</text:span><text:span text:style-name="pb"><text:s/></text:span><text:span text:style-name="pb">88</text:span><text:span text:style-name="pb">]</text:span><text:span text:style-name="T2588"><text:s/></text:span>« C’est<text:s/>à<text:s/>cet<text:s/>esprit<text:s/>de<text:s/>réflexion,<text:s/>prêt<text:s/>à<text:s/>s’exercer<text:s/>sur<text:s/>tout<text:s/>ce<text:s/>qui<text:s/>se<text:s/>passait<text:s/>sous<text:s/>ses<text:s/>yeux ;<text:s/>c’est<text:s/>à<text:s/>l’attention<text:s/>extrême<text:s/>qu’il<text:s/>apportait<text:s/>à<text:s/>examiner<text:s/>les<text:s/>hommes<text:s/>et<text:s/>au<text:s/>discernement<text:s/>exquis<text:s/>avec<text:s/>lequel<text:s/>il<text:s/>savait<text:s/>démêler<text:s/>les<text:s/>principes<text:s/>de<text:s/>leurs<text:s/>actions,<text:s/>que<text:s/>ce<text:s/>grand<text:s/>homme<text:s/>a<text:s/>eu<text:s/>la<text:s/>connaissance<text:s/>parfaite<text:s/>du<text:s/>cœur<text:s/>humain.</text:p>
      <text:p text:style-name="quote">« Si<text:s/>on<text:s/>lui<text:s/>a<text:s/>reproché<text:s/>de<text:s/>s’être<text:s/>répété<text:s/>quelquefois,<text:s/>comme<text:s/>dans<text:s/>la<text:s/>scène<text:span text:style-name="Appelnotedebasdep."><text:note text:note-class="footnote" text:id="_ftn38"><text:note-citation>39</text:note-citation><text:note-body><text:p text:style-name="Notedebasdepage"><text:span text:style-name="T2589"><text:s/></text:span>[MARGIN]<text:s/>(1)<text:s/><text:span text:style-name="T2590">ACTE III,<text:s/></text:span><text:span text:style-name="T2591">scène</text:span><text:span text:style-name="T2592"> </text:span><text:span text:style-name="T2593">I.</text:span></text:p></text:note-body></text:note></text:span><text:s/>des<text:s/>deux<text:s/>marquis<text:s/>du<text:s/><text:span text:style-name="T2594">Misanthrope</text:span>,<text:s/>imitée<text:s/>en<text:s/>partie<text:s/>de<text:s/>celle<text:span text:style-name="Appelnotedebasdep."><text:note text:note-class="footnote" text:id="_ftn39"><text:note-citation>40</text:note-citation><text:note-body><text:p text:style-name="Notedebasdepage"><text:span text:style-name="T2595"><text:s/></text:span>[MARGIN]<text:s/>(2)<text:s/><text:span text:style-name="T2596">ACTE I,<text:s/></text:span><text:span text:style-name="T2597">scène</text:span><text:span text:style-name="T2598"> </text:span><text:span text:style-name="T2599">III.</text:span></text:p></text:note-body></text:note></text:span><text:s/>de<text:s/>Valère<text:s/>et<text:s/>d’Éraste<text:s/>dans<text:s/><text:span text:style-name="T2600">L</text:span><text:span text:style-name="T2601">e</text:span><text:span text:style-name="T2602"><text:s/></text:span><text:span text:style-name="T2603">Dépit</text:span><text:span text:style-name="T2604"><text:s/></text:span><text:span text:style-name="T2605">amoureux</text:span> ;<text:s/>si<text:s/>Clitandre,<text:s/>dans<text:s/><text:soft-page-break/><text:span text:style-name="T2606">L</text:span><text:span text:style-name="T2607">’</text:span><text:span text:style-name="T2608">Amou</text:span><text:span text:style-name="T2609">r</text:span><text:span text:style-name="T2610"><text:s/></text:span><text:span text:style-name="T2611">médecin</text:span><text:span text:style-name="Appelnotedebasdep."><text:note text:note-class="footnote" text:id="_ftn40"><text:note-citation>41</text:note-citation><text:note-body><text:p text:style-name="Notedebasdepage"><text:span text:style-name="T2612"><text:s/></text:span>[MARGIN]<text:s/>(3)<text:s/><text:span text:style-name="T2613">AC</text:span><text:span text:style-name="T2614">TE III,<text:s/></text:span><text:span text:style-name="T2615">scène</text:span><text:span text:style-name="T2616"> </text:span><text:span text:style-name="T2617">V.</text:span></text:p></text:note-body></text:note></text:span>,<text:s/>produit<text:s/>à<text:s/>peu<text:s/>près<text:s/>le<text:s/>même<text:s/>incident<text:s/>qu’Adraste<text:s/>dans<text:s/><text:span text:style-name="T2618">L</text:span><text:span text:style-name="T2619">e</text:span><text:span text:style-name="T2620"><text:s/></text:span><text:span text:style-name="T2621">Sicilien</text:span><text:span text:style-name="Appelnotedebasdep."><text:note text:note-class="footnote" text:id="_ftn41"><text:note-citation>42</text:note-citation><text:note-body><text:p text:style-name="Notedebasdepage"><text:span text:style-name="T2622"><text:s/></text:span>[MARGIN]<text:s/>(4)<text:s/><text:span text:style-name="T2623">Scène</text:span><text:span text:style-name="T2624"> </text:span><text:span text:style-name="T2625">XII.</text:span></text:p></text:note-body></text:note></text:span>,<text:s/>on<text:s/>peut<text:s/>du<text:s/>moins,<text:s/>dans<text:s/>la<text:s/>comparaison<text:s/>de<text:s/>ces<text:s/>scènes,<text:s/>remarquer<text:s/>le<text:s/>progrès<text:s/>du<text:s/>génie<text:s/>et<text:s/>des<text:s/>talents<text:s/>de<text:s/>Molière ;<text:s/>ce<text:s/>progrès<text:s/>ne<text:s/>se<text:s/>fait<text:s/>jamais<text:s/>mieux<text:s/>sentir<text:s/>que<text:s/>par<text:s/>le<text:s/>parallèle<text:s/>des<text:s/>idées<text:s/>semblables<text:s/>qu’un<text:s/>même<text:s/>auteur<text:s/>a<text:s/>exprimées<text:s/>en<text:s/>différents<text:s/>temps.<text:s/>Mais<text:s/>il<text:s/>ne<text:s/>faut<text:s/>point<text:s/>confondre<text:s/>les<text:s/>deux<text:s/>scènes<text:s/>de<text:s/><text:span text:style-name="T2626">L</text:span><text:span text:style-name="T2627">’</text:span><text:span text:style-name="T2628">Amo</text:span><text:span text:style-name="T2629">ur</text:span><text:span text:style-name="T2630"><text:s/></text:span><text:span text:style-name="T2631">médecin</text:span><text:s/>et<text:s/>du<text:s/><text:span text:style-name="T2632">Sicilien</text:span>,<text:s/>que<text:s/>nous<text:s/>venons<text:s/>de<text:s/>citer,<text:s/>avec<text:s/>d’autres<text:s/>qui<text:s/>y<text:s/>ont<text:s/>quelque<text:s/>rapport.<text:s/>Clitandre<text:s/>et<text:s/>Adraste,<text:s/>à<text:s/>la<text:s/>faveur<text:s/>de<text:s/>leur<text:s/>déguisement,<text:s/>trouvent<text:s/>le<text:s/>moyen<text:s/>d’en<text:s/>tenir<text:s/>leurs<text:s/>maîtresses<text:s/>en<text:s/>particulier,<text:s/>quoique<text:s/>Sganarelle<text:s/>et<text:s/>Dom Pèdre,<text:s/><text:span text:style-name="pb">[p</text:span><text:span text:style-name="pb">.</text:span><text:span text:style-name="pb"><text:s/></text:span><text:span text:style-name="pb">89</text:span><text:span text:style-name="pb">]</text:span><text:span text:style-name="T2633"><text:s/></text:span>soient<text:s/>sur<text:s/>la<text:s/>scène.<text:s/>Dans<text:s/><text:span text:style-name="T2634">L</text:span><text:span text:style-name="T2635">’</text:span><text:span text:style-name="T2636">Étourdi</text:span>,<text:s/>dans<text:s/><text:span text:style-name="T2637">L</text:span><text:span text:style-name="T2638">’École des<text:s/></text:span><text:span text:style-name="T2639">m</text:span><text:span text:style-name="T2640">aris</text:span>,<text:s/>et<text:s/>dans<text:s/><text:span text:style-name="T2641">L</text:span><text:span text:style-name="T2642">e</text:span><text:span text:style-name="T2643"><text:s/></text:span><text:span text:style-name="T2644">Malade</text:span><text:span text:style-name="T2645"><text:s/></text:span><text:span text:style-name="T2646">i</text:span><text:span text:style-name="T2647">maginaire</text:span>,<text:s/>des<text:s/>amants<text:s/>qui<text:s/>ne<text:s/>peuvent<text:s/>s’expliquer<text:s/>autrement<text:s/>déclarent<text:s/>tout<text:s/>haut<text:s/>leur<text:s/>passion<text:s/>à<text:s/>l’objet<text:s/>aimé,<text:s/>en<text:s/>présence<text:s/>même<text:s/>des<text:s/>personnes<text:s/>à<text:s/>qui<text:s/>ils<text:s/>ont<text:s/>intérêt<text:s/>de<text:s/>cacher<text:s/>leurs<text:s/>sentiments.<text:s/>Ces<text:s/>dernières<text:s/>scènes,<text:s/>plus<text:s/>fines<text:s/>et<text:s/>plus<text:s/>piquantes<text:s/>que<text:s/>les<text:s/>premières,<text:s/>se<text:s/>ressemblent<text:s/>encore<text:s/>moins<text:s/>entre<text:s/>elles<text:s/>par<text:s/>le<text:s/>tour ;<text:s/>Molière<text:s/>arrive<text:s/>au<text:s/>même<text:s/>but,<text:s/>mais<text:s/>par<text:s/>diverses<text:s/>routes,<text:s/>plus<text:s/>ingénieuses<text:s/>et<text:s/>plus<text:s/>comiques<text:s/>l’une<text:s/>que<text:s/>l’autre.<text:s/>Quelle<text:s/>étendue<text:s/>et<text:s/>quelles<text:s/>ressources<text:s/>dans<text:s/>l’esprit<text:s/>ne<text:s/>faut-il<text:s/>pas<text:s/>avoir<text:s/>pour<text:s/>varier<text:s/>avec<text:s/>art<text:s/>les<text:s/>mêmes<text:s/>fonds,<text:s/>et<text:s/>pour<text:s/>les<text:s/>reproduire<text:s/>sous<text:s/>d’autres<text:s/>points<text:s/>de<text:s/>vue,<text:s/>avec<text:s/>des<text:s/>couleurs<text:s/>différentes<text:s/>et<text:s/>toujours<text:s/>agréables ?</text:p>
      <text:p text:style-name="quote">« La<text:s/>fécondité<text:s/>de<text:s/>Molière<text:s/>est<text:s/>encore<text:s/>plus<text:s/>sensible<text:s/>dans<text:s/>les<text:s/>sujets<text:s/>qu’il<text:s/>a<text:s/>tirés<text:s/>des<text:s/>auteurs<text:s/>anciens<text:s/>et<text:s/>modernes,<text:s/>ou<text:s/>dans<text:s/>les<text:s/>traits<text:s/>qu’il<text:s/>a<text:s/>empruntés<text:s/>d’eux.<text:s/>Toujours<text:s/>supérieur<text:s/>à<text:s/>ses<text:s/>modèles,<text:s/>et<text:s/>en<text:s/>cette<text:s/>partie<text:s/>égal<text:s/>à<text:s/>lui-même,<text:s/>il<text:s/>donnait<text:s/>une<text:s/>nouvelle<text:s/>vie<text:s/>à<text:s/>ce<text:s/>qu’il<text:s/>avait<text:s/>copié.<text:s/>Les<text:s/>modèles<text:s/>disparaissaient,<text:s/>il<text:s/>devenait<text:s/>original.<text:s/>C’est<text:s/>ainsi<text:s/>que<text:s/>Plaute<text:s/>et<text:s/>Térence<text:s/>avaient<text:s/>imité<text:s/>les<text:s/>Grecs.<text:s/>Mais<text:s/>les<text:s/>deux<text:s/>poètes<text:s/>latins,<text:s/><text:span text:style-name="pb">[p</text:span><text:span text:style-name="pb">.</text:span><text:span text:style-name="pb"><text:s/></text:span><text:span text:style-name="pb">90</text:span><text:span text:style-name="pb">]</text:span><text:span text:style-name="T2648"><text:s/></text:span>plus<text:s/>uniformes<text:s/>dans<text:s/>le<text:s/>choix<text:s/>des<text:s/>caractères<text:s/>et<text:s/>dans<text:s/>la<text:s/>manière<text:s/>de<text:s/>les<text:s/>peindre,<text:s/>n’ont<text:s/>représenté<text:s/>qu’une<text:s/>partie<text:s/>des<text:s/>mœurs<text:s/>générales<text:s/>de<text:s/>Rome.<text:s/>Le<text:s/>poète<text:s/>français<text:s/>a<text:s/>non<text:s/>seulement<text:s/>exposé<text:s/>sur<text:s/>la<text:s/>scène<text:s/>les<text:s/>vices<text:s/>et<text:s/>les<text:s/>ridicules<text:s/>communs<text:s/>à<text:s/>tous<text:s/>les<text:s/>âges<text:s/>et<text:s/>à<text:s/>tous<text:s/>les<text:s/>pays,<text:s/>il<text:s/>les<text:s/>a<text:s/>peints<text:s/>encore<text:s/>avec<text:s/>des<text:s/>traits<text:s/>tellement<text:s/>propres<text:s/>à<text:s/>sa<text:s/>nation<text:s/>que<text:s/>ses<text:s/>comédies<text:s/>peuvent<text:s/>être<text:s/>regardées<text:s/>comme<text:s/>l’histoire<text:s/>des<text:s/>mœurs,<text:s/>des<text:s/>modes<text:s/>et<text:s/>du<text:s/>goût<text:s/>de<text:s/>son<text:s/>siècle ;<text:s/>avantage<text:s/>qui<text:s/>distinguera<text:s/>toujours<text:s/>Molière<text:s/>de<text:s/>tous<text:s/>les<text:s/>auteurs<text:s/>comiques.</text:p>
      <text:p text:style-name="quote">« Comme<text:s/>ses<text:s/>ouvrages<text:s/>ne<text:s/>sont<text:s/>pas<text:s/>tous<text:s/>du<text:s/>même<text:s/>genre,<text:s/>il<text:s/>ne<text:s/>faut<text:s/>pas,<text:s/>pour<text:s/>en<text:s/>juger<text:s/>sainement,<text:s/>partir<text:s/>des<text:s/>mêmes<text:s/>principes.<text:s/>Dans<text:s/>ses<text:s/>premières<text:s/>comédies<text:s/>d’intrigue,<text:s/>il<text:s/>se<text:s/>conforma<text:s/>à<text:s/>l’usage<text:s/>qui<text:s/>était<text:s/>alors<text:s/>établi<text:s/>sur<text:s/>le<text:s/>théâtre<text:s/>français,<text:s/>et<text:s/>crut<text:s/>devoir<text:s/>ménager<text:s/>le<text:s/>goût<text:s/>du<text:s/>public,<text:s/>accoutumé<text:s/>à<text:s/>voir<text:s/>réunis<text:s/>dans<text:s/>un<text:s/>même<text:s/>sujet<text:s/>les<text:s/>incidents<text:s/>les<text:s/>moins<text:s/>vraisemblables ;<text:s/>c’est<text:s/>plutôt<text:s/>un<text:s/>vice<text:s/>du<text:s/>temps<text:s/>qu’un<text:s/>défaut<text:s/>de<text:s/>l’auteur.<text:s/>Dans<text:s/>les<text:s/>pièces<text:s/>qu’il<text:s/>préparait<text:s/>à<text:s/>la<text:s/>hâte,<text:s/>pour<text:s/>les<text:s/>fêtes<text:s/>ordonnées<text:s/>par<text:s/>Louis XIV,<text:s/>il<text:s/>a<text:s/>quelquefois<text:s/>sacrifié<text:s/>une<text:s/>partie<text:s/>de<text:s/>sa<text:s/>gloire<text:s/>à<text:s/>la<text:s/>magnificence,<text:s/>à<text:s/>la<text:s/>variété<text:s/>du<text:s/>spectacle,<text:s/>et<text:s/>aux<text:s/>ornements<text:s/>que<text:s/>la<text:s/>musique<text:s/>et<text:s/>la<text:s/>danse<text:s/><text:span text:style-name="pb">[p</text:span><text:span text:style-name="pb">.</text:span><text:span text:style-name="pb"><text:s/></text:span><text:span text:style-name="pb">91</text:span><text:span text:style-name="pb">]</text:span><text:span text:style-name="T2649"><text:s/></text:span>y<text:s/>devaient<text:s/>ajouter.<text:s/>Uniquement<text:s/>rempli<text:s/>du<text:s/>désir<text:s/>d’exécuter<text:s/>promptement<text:s/>les<text:s/>ordres<text:s/>du<text:s/>roi,<text:s/>il<text:s/>ne<text:s/>songeait<text:s/>qu’à<text:s/>répondre,<text:s/>au<text:s/>moins<text:s/>par<text:s/>son<text:s/>zèle,<text:s/>à<text:s/>la<text:s/>confiance<text:s/>que<text:s/>lui<text:s/>témoignait<text:s/>ce<text:s/>prince<text:s/>en<text:s/>le<text:s/>chargeant<text:s/>du<text:s/>soin<text:s/>de<text:s/>l’amuser ;<text:s/>il<text:s/>n’a<text:s/>pas<text:s/>même<text:s/>cru<text:s/>avilir<text:s/>son<text:s/>talent<text:s/>en<text:s/>se<text:s/>prêtant<text:s/>au<text:s/>peu<text:s/>de<text:s/>délicatesse<text:s/>de<text:s/>la<text:s/>multitude<text:s/>dans<text:s/>ses<text:s/>pièces,<text:s/>dont<text:s/>les<text:s/>caractères<text:s/>chargés<text:s/>plaisent<text:s/>toujours<text:s/>au<text:s/>plus<text:s/>grand<text:s/>nombre,<text:s/>et<text:s/>où<text:s/>les<text:s/>gens<text:s/>de<text:s/>goût,<text:s/>sans<text:s/>en<text:s/>approuver<text:s/>le<text:s/>genre,<text:s/>remarquaient<text:s/>des<text:s/>traits<text:s/>que<text:s/>l’usage<text:s/>a<text:s/>consacrés,<text:s/>et<text:s/>fait<text:s/>passer<text:s/>en<text:s/>proverbes.<text:s/>D’ailleurs,<text:s/>une<text:s/>critique<text:s/>trop<text:s/>sévère<text:s/>ne<text:s/>s’accorde<text:s/>guère<text:s/>avec<text:s/>l’intérêt<text:s/>d’une<text:s/>troupe<text:s/>que<text:s/>la<text:s/>gloire<text:s/>seule<text:s/>ne<text:s/>conduisit<text:s/>pas,<text:s/>et<text:s/>qui<text:s/>ne<text:s/>jugeait<text:s/>du<text:s/>mérite<text:s/>d’une<text:s/>comédie<text:s/>que<text:s/>par<text:s/>le<text:s/>nombre<text:s/>des<text:s/>représentations<text:s/>et<text:s/>par<text:s/>l’affluence<text:s/>des<text:s/>spectateurs.<text:s/>Ce<text:s/>sont<text:s/>apparemment<text:s/>ces<text:s/>espèces<text:s/>de<text:s/>farces<text:s/>qu’il<text:s/>lisait<text:s/>à<text:s/>sa<text:s/>servante,<text:s/>pour<text:s/>juger,<text:s/>par<text:s/>l’impression<text:s/>qu’elle<text:s/>en<text:s/>recevait,<text:s/>de<text:s/>l’effet<text:s/>que<text:s/>la<text:s/>représentation<text:s/>produirait<text:s/>sur<text:s/>le<text:s/>théâtre.<text:s/>Il<text:s/>est<text:s/>peu<text:s/>vraisemblable<text:s/>qu’il<text:s/>l’ait<text:s/>consultée<text:s/>sur<text:s/><text:span text:style-name="T2650">L</text:span><text:span text:style-name="T2651">e</text:span><text:span text:style-name="T2652"><text:s/></text:span><text:span text:style-name="T2653">Misanthrope</text:span><text:s/>et<text:s/>sur<text:s/><text:span text:style-name="T2654">L</text:span><text:span text:style-name="T2655">es</text:span><text:span text:style-name="T2656"><text:s/></text:span><text:soft-page-break/><text:span text:style-name="T2657">Femmes</text:span><text:span text:style-name="T2658"><text:s/></text:span><text:span text:style-name="T2659">s</text:span><text:span text:style-name="T2660">avantes</text:span>.</text:p>
      <text:p text:style-name="quote">« Ces<text:s/>deux<text:s/>pièces,<text:s/>dont<text:s/>le<text:s/>genre<text:s/>même<text:s/>était<text:s/>inconnu<text:s/>à<text:s/>l’Antiquité,<text:s/>sont<text:s/>celles<text:s/>que<text:s/>le<text:s/>public<text:s/>a<text:s/>reçu<text:s/>avec<text:s/>le<text:s/><text:span text:style-name="pb">[p</text:span><text:span text:style-name="pb">.</text:span><text:span text:style-name="pb"><text:s/></text:span><text:span text:style-name="pb">92</text:span><text:span text:style-name="pb">]</text:span><text:span text:style-name="T2661"><text:s/></text:span>moins<text:s/>d’empressement :<text:s/>et<text:s/>cependant<text:s/>celles<text:s/>dont<text:s/>il<text:s/>attendait<text:s/>l’immortalité,<text:s/>et<text:s/>qui,<text:s/>ainsi<text:s/>que<text:s/><text:span text:style-name="T2662">L’École des femmes</text:span><text:s/>et<text:s/><text:span text:style-name="T2663">L</text:span><text:span text:style-name="T2664">e</text:span><text:span text:style-name="T2665"><text:s/></text:span><text:span text:style-name="T2666">Tartuffe</text:span><text:s/>la<text:s/>lui<text:s/>assurent ;<text:s/>l’art,<text:s/>caché<text:s/>sous<text:s/>des<text:s/>grâces<text:s/>simples<text:s/>et<text:s/>naïves,<text:s/>n’y<text:s/>emploie<text:s/>que<text:s/>des<text:s/>expressions<text:s/>claires<text:s/>et<text:s/>élégantes,<text:s/>des<text:s/>pensées<text:s/>justes<text:s/>et<text:s/>peu<text:s/>recherchées,<text:s/>et<text:s/>une<text:s/>plaisanterie<text:s/>noble<text:s/>et<text:s/>ingénieuse<text:s/>pour<text:s/>peindre<text:s/>et<text:s/>pour<text:s/>développer<text:s/>les<text:s/>replis<text:s/>les<text:s/>plus<text:s/>secrets<text:s/>du<text:s/>cœur<text:s/>humain.<text:s/>C’est<text:s/>enfin<text:s/>par<text:s/>elles<text:s/>que<text:s/>Molière<text:s/>a<text:s/>rendu<text:s/>en<text:s/>France<text:s/>la<text:s/>scène<text:s/>comique<text:s/>supérieure<text:s/>à<text:s/>celle<text:s/>des<text:s/>Grecs<text:s/>et<text:s/>des<text:s/>Romains.</text:p>
      <text:p text:style-name="quote">« La<text:s/>nature,<text:s/>qui<text:s/>lui<text:s/>avait<text:s/>été<text:s/>si<text:s/>favorable<text:s/>du<text:s/>côté<text:s/>des<text:s/>talents<text:s/>de<text:s/>l’esprit,<text:s/>lui<text:s/>avait<text:s/>refusé<text:s/>ces<text:s/>dons<text:s/>extérieurs<text:s/>si<text:s/>nécessaires<text:s/>au<text:s/>théâtre,<text:s/>surtout<text:s/>pour<text:s/>les<text:s/>rôles<text:s/>tragiques.<text:s/>Une<text:s/>voix<text:s/>sourde,<text:s/>des<text:s/>inflexions<text:s/>dures,<text:s/>une<text:s/>volubilité<text:s/>de<text:s/>langue<text:s/>qui<text:s/>précipitait<text:s/>trop<text:s/>sa<text:s/>déclamation,<text:s/>le<text:s/>rendaient<text:s/>de<text:s/>ce<text:s/>côté<text:s/>fort<text:s/>inférieur<text:s/>aux<text:s/>acteurs<text:s/>de<text:s/>l’Hôtel<text:s/>de<text:s/>Bourgogne.<text:s/>Il<text:s/>se<text:s/>fit<text:s/>justice<text:s/>et<text:s/>se<text:s/>renferma<text:s/>dans<text:s/>un<text:s/>genre<text:s/>où<text:s/>ces<text:s/>défauts<text:s/>étaient<text:s/>plus<text:s/>supportables.<text:s/>Il<text:s/>eut<text:s/>même<text:s/>des<text:s/>difficultés<text:s/>à<text:s/>surmonter<text:s/>pour<text:s/>y<text:s/>réussir,<text:s/>et<text:s/>ne<text:s/>se<text:s/>corrigea<text:s/>de<text:s/>cette<text:s/>volubilité,<text:s/>si<text:s/>contraire<text:s/>à<text:s/>la<text:s/>belle<text:s/>articulation,<text:s/>que<text:s/>par<text:s/>des<text:s/>efforts<text:s/>continuels<text:s/>qui<text:s/>lui<text:s/>causèrent<text:s/>un<text:s/>hoquet<text:s/>qu’il<text:s/>a<text:s/>conservé<text:s/><text:span text:style-name="pb">[p</text:span><text:span text:style-name="pb">.</text:span><text:span text:style-name="pb"><text:s/></text:span><text:span text:style-name="pb">93</text:span><text:span text:style-name="pb">]</text:span><text:span text:style-name="T2667"><text:s/></text:span>jusqu’à<text:s/>la<text:s/>mort,<text:s/>et<text:s/>dont<text:s/>il<text:s/>savait<text:s/>tirer<text:s/>parti<text:s/>en<text:s/>certaines<text:s/>occasions.<text:s/>Pour<text:s/>varier<text:s/>ses<text:s/>inflexions,<text:s/>il<text:s/>mit<text:s/>le<text:s/>premier<text:s/>en<text:s/>usage<text:s/>certains<text:s/>tons<text:s/>inusités<text:s/>qui<text:s/>le<text:s/>firent<text:s/>d’abord<text:s/>accuser<text:s/>d’un<text:s/>peu<text:s/>d’affectation,<text:s/>mais<text:s/>auxquels<text:s/>on<text:s/>s’accoutuma.<text:s/>Non<text:s/>seulement<text:s/>il<text:s/>plaisait<text:s/>dans<text:s/>les<text:s/>rôles<text:s/>de<text:s/>Mascarille,<text:s/>de<text:s/>Sganarelle,<text:s/>d’Hali,<text:s/>etc.,<text:s/>mais<text:s/>il<text:s/>excellait<text:s/>encore<text:s/>dans<text:s/>les<text:s/>rôles<text:s/>de<text:s/>haut<text:s/>comique,<text:s/>tels<text:s/>que<text:s/>ceux<text:s/>d’Arnolphe,<text:s/>d’Orgon<text:s/>et<text:s/>d’Harpagon ;<text:s/>c’est<text:s/>alors<text:s/>que<text:s/>par<text:s/>la<text:s/>vérité<text:s/>des<text:s/>sentiments,<text:s/>par<text:s/>l’intelligence<text:s/>des<text:s/>expressions,<text:s/>et<text:s/>par<text:s/>toutes<text:s/>les<text:s/>finesses<text:s/>de<text:s/>l’art,<text:s/>il<text:s/>séduisait<text:s/>les<text:s/>spectateurs<text:s/>au<text:s/>point<text:s/>qu’ils<text:s/>ne<text:s/>distinguaient<text:s/>plus<text:s/>le<text:s/>personnage<text:s/>représenté<text:s/>dans<text:s/>le<text:s/>comédien<text:s/>qui<text:s/>le<text:s/>représentait ;<text:s/>aussi<text:s/>se<text:s/>chargeait-il<text:s/>toujours<text:s/>des<text:s/>rôles<text:s/>les<text:s/>plus<text:s/>longs<text:s/>et<text:s/>les<text:s/>plus<text:s/>difficiles ;<text:s/>il<text:s/>s’était<text:s/>encore<text:s/>réservé<text:s/>l’emploi<text:s/>d’orateur<text:s/>de<text:s/>sa<text:s/>troupe<text:span text:style-name="Appelnotedebasdep."><text:note text:note-class="footnote" text:id="_ftn42"><text:note-citation>43</text:note-citation><text:note-body><text:p text:style-name="Notedebasdepage"><text:span text:style-name="T2668"><text:s/></text:span>[BOTTOM]<text:s/>(a)<text:s/><text:span text:style-name="quote.c">« Chaque t</text:span><text:span text:style-name="quote.c">roupe avait<text:s/></text:span><text:span text:style-name="quote.c">dans ce temps</text:span><text:span text:style-name="quote.c">-là un acteur qui seul faisait l’annonce des pièces, et qui haranguait le public dans l’occasion ; Molière, quelques années avant sa mort, ava</text:span><text:span text:style-name="quote.c">it cédé cet emploi au comédien La </text:span><text:span text:style-name="quote.c">Grange. »</text:span></text:p></text:note-body></text:note></text:span>.</text:p>
      <text:p text:style-name="quote">« Le<text:s/>soin<text:s/>avec<text:s/>lequel<text:s/>il<text:s/>avait<text:s/>travaillé<text:s/>à<text:s/>corriger<text:s/>et<text:s/>à<text:s/>perfectionner<text:s/>son<text:s/>jeu<text:s/>s’étendait<text:s/>jusque<text:s/>sur<text:s/>ces<text:s/>camarades.<text:s/><text:span text:style-name="T2669">L</text:span><text:span text:style-name="T2670">’</text:span><text:span text:style-name="T2671">Impromptu</text:span><text:span text:style-name="T2672"><text:s/></text:span><text:span text:style-name="T2673">de</text:span><text:span text:style-name="T2674"><text:s/></text:span><text:span text:style-name="T2675">Versailles</text:span>,<text:s/>dont<text:s/>le<text:s/>sujet<text:s/>est<text:s/>la<text:s/>répétition<text:s/>d’une<text:s/>comédie<text:s/><text:span text:style-name="pb">[p</text:span><text:span text:style-name="pb">.</text:span><text:span text:style-name="pb"><text:s/></text:span><text:span text:style-name="pb">94</text:span><text:span text:style-name="pb">]</text:span><text:span text:style-name="T2676"><text:s/></text:span>qui<text:s/>devait<text:s/>se<text:s/>jouer<text:s/>devant<text:s/>le<text:s/>roi,<text:s/>est<text:s/>l’image<text:s/>de<text:s/>ce<text:s/>que<text:s/>Molière<text:s/>faisait<text:s/>probablement<text:s/>dans<text:s/>les<text:s/>répétitions<text:s/>ordinaires<text:s/>des<text:s/>pièces<text:s/>qu’il<text:s/>donnait<text:s/>au<text:s/>public.<text:s/>Rien<text:s/>de<text:s/>ce<text:s/>qui<text:s/>pouvait<text:s/>rendre<text:s/>l’imitation<text:s/>plus<text:s/>vraie<text:s/>et<text:s/>plus<text:s/>sensible<text:s/>n’échappait<text:s/>à<text:s/>son<text:s/>attention.<text:s/>Il<text:s/>obligea<text:s/>sa<text:s/>femme,<text:s/>qui<text:s/>était<text:s/>extrêmement<text:s/>parée,<text:s/>à<text:s/>changer<text:s/>d’habit,<text:s/>parce<text:s/>que<text:s/>la<text:s/>parure<text:s/>ne<text:s/>convenait<text:s/>pas<text:s/>au<text:s/>rôle<text:s/>d’Elmire<text:s/>convalescente,<text:s/>qu’elle<text:s/>devait<text:s/>représenter<text:s/>dans<text:s/><text:span text:style-name="T2677">Tartuffe</text:span>.<text:s/>Mais<text:s/>il<text:s/>ne<text:s/>se<text:s/>bornait<text:s/>pas<text:s/>seulement<text:s/>à<text:s/>former<text:s/>ses<text:s/>acteurs,<text:s/>il<text:s/>entrait<text:s/>dans<text:s/>toutes<text:s/>leurs<text:s/>affaires,<text:s/>soit<text:s/>générales,<text:s/>soit<text:s/>particulières,<text:s/>il<text:s/>était<text:s/>leur<text:s/>maître<text:s/>et<text:s/>leur<text:s/>camarade,<text:s/>leur<text:s/>ami<text:s/>et<text:s/>leur<text:s/>protecteur<text:span text:style-name="Appelnotedebasdep."><text:note text:note-class="footnote" text:id="_ftn43"><text:note-citation>44</text:note-citation><text:note-body><text:p text:style-name="Notedebasdepage"><text:span text:style-name="T2678"><text:s/></text:span>[BOTTOM]<text:s/>(a)<text:s/><text:span text:style-name="quote.c">« Non seulement en 1665 il obtint pour sa troupe le titre de<text:s/></text:span><text:span text:style-name="T2679">Troupe du roi</text:span><text:span text:style-name="quote.c">, avec sept mille livres de pension, mais sur les instances réitérées de ses camarades, il de</text:span><text:span text:style-name="quote.c">manda et obtint un ordre du roi</text:span><text:span text:style-name="quote.c"><text:s/>qui fit défense aux personnes de sa maison d’entrer à la comédie sans payer. »</text:span><text:span text:style-name="T2680"><text:s/>(Voici de quelle façon</text:span><text:span text:style-name="T2681"><text:s/>Grimarest,<text:s/></text:span><text:span text:style-name="T2682">Vie de Molière</text:span><text:span text:style-name="T2683">, p</text:span><text:span text:style-name="T2684">. </text:span><text:span text:style-name="T2685">310</text:span><text:span text:style-name="T2686"><text:s/>et suivantes, détaille ce fait :</text:span><text:span text:style-name="T2687">)</text:span></text:p><text:p text:style-name="quote">« (*) Les mousquetaires, les gardes du corps, les gendarmes, les chevau-légers<text:s/>entraient à la comédie sans payer, et le parterre en était toujours rempli, de sorte que les comédiens pressèrent Molière d’obtenir de Sa Majesté un ordre,<text:s/>pour qu’aucune personne de sa maison n’entrât à la comédie sans payer :<text:s/>le roi le lui accorda ; mais ces messieurs<text:s/>ne trouvèrent pas bon que les comédiens leur fissent imposer une loi si dure, et ils prirent pour un affront<text:s/>qu’ils eussent eu la hardiesse de le demander. Les plus mutins s’ameutèrent, et ils résolurent de forcer l’entrée ;<text:s/>ils furent en troupe à la comédie, ils attaquèrent brusquement les gens qui gardaient les portes ; le portier se défendit pendant quelque temps, mais enfin, étant obligé de céder au nombre, il leur jeta son épée, se persuadant qu’étant désarmé, ils ne le tueraient pas ;<text:s/>le pauvre homme se trompa :<text:s/>ces furieux, outrés de la résistance qu’il avait faite, le percèrent de cent coups d’épée, et chacun d’eux en entrant lui donnait le<text:s/>sien. Ils cherchaient toute la troupe pour lui faire éprouver le même traitement qu’aux gens qui avaient voulu soutenir la porte ;<text:s/>mais<text:s/><text:span text:style-name="T2688">Béjart</text:span>, qui était habillé en vieillard, pour la pièce qu’on allait jouer, se présenta sur le théâtre :<text:s/><text:span text:style-name="T2689">Eh ! m</text:span><text:span text:style-name="T2690">essieurs</text:span>,<text:s/>leur dit-il,<text:s/><text:span text:style-name="T2691">épargnez du moins un pauvre v</text:span><text:span text:style-name="T2692">ieillard de soixante-quinze ans</text:span>,<text:s/><text:span text:style-name="T2693">qui n’a plus que quelques jours à vivre.</text:span><text:s/>Le compliment de ce jeune comédien qui avait profité de son habillement pour parler à ces mutins calma leur fureur ;<text:s/>Molière leur parla aussi très vivement de l’ordre du roi, de sorte que réfléchissant sur la faute qu’ils venaient de faire, ils se retirèrent. Le bruit et les cris avaient<text:s/>causé une alarme terrible dans la troupe ;<text:s/>les femmes croyaient être mortes, chacun cherchait à se sauver, surtout Hubert<text:s/>et sa femme, qui avaient fait un trou dans le mur du Palais-Royal, etc.</text:p><text:p text:style-name="quote">« Quand<text:s/>tout ce vacarme fut passé, la troupe tint conseil pour prendre une résolution dans une occasion si périlleuse. Vous ne m’avez point donné de repos, dit Molière à l’assemblée, que je n’aie importuné le roi pour avoir l’ordre qui nous a mis tous à deux doigts de notre perte, il est question présentement de voir ce que nous avons à faire ;<text:s/>Hubert voulait qu’on laissât toujours entrer la maison du roi, tant il appréhendait une seconde rumeur ;<text:s/>plusieurs autres qui ne craignaient pas moins que lui, furent du même avis. Mais Molière,<text:s/>qui était ferme<text:s/>dans ses résolutions, leur dit<text:s/>que puisque le roi avait daigné leur accorder cet ordre, il fallait en presser l’exécution jusqu’au bout, si Sa Majesté le jugeait à propos :<text:s/>et je pars dans ce moment, leur dit-il, pour l’en informer.</text:p><text:p text:style-name="quote">« Quand le roi<text:s/>fut instruit de ce désordre, Sa Majesté ordonna aux commandants des corps qui<text:s/>l’avaient fait<text:s/>de les faire mettre sous les armes le lendemain, pour connaître et faire punir les plus coupables,<text:s/>et pour leur réitérer ses défenses d’entrer à la comédie sans payer. Molière,<text:s/>qui aimait fort la harangue,<text:s/>sut en faire une à la tête des gendarmes ;<text:s/>et leur dit, que ce n’était pour eux, ni pour les autres personnes qui composaient la maison du roi, qu’il avait demandé à Sa Majesté un ordre pour les empêcher d’entrer à la comédie ; que sa troupe serait toujours ravie de les recevoir quand ils voudraient les honorer de leurs présences, mais qu’il y avait un nombre infini de malheureux, qui tous les jours abusant de leurs<text:s/>noms, et de la bandoulière de messieurs les gardes du corps, venaient remplir le parterre et ôter injustement à la troupe<text:s/>le gain qu’elle devait faire ; qu’il ne croyait pas que des gentilshommes, qui avaient l’honneur de servir le roi, dussent favoriser ces misérables contre les comédiens de Sa Majesté ;<text:s/>que d’entrer à la comédie sans payer<text:s/>n’était point une prérogative que des personnes de leurs caractères dussent si fort ambitionner, jusqu’à répandre du sang pour se la conserver ;<text:s/>qu’il fallait laisser ce petit avantage aux auteurs et aux personnes<text:s/>qui,<text:s/>n’ayant pas le moyen de dépenser quinze sols, ne voyaient le spectacle que par charité, s’il m’est permis, dit-il, de parler de la sorte. Ce discours fit tout l’effet que Molière s’était promis :<text:s/>et depuis ce temps-là, la maison du roi n’est point entrée à la comédie sans payer. »</text:p><text:p text:style-name="term">(*)<text:s/><text:span text:style-name="T2694">Vie de Molière</text:span>, par Grimarest.</text:p></text:note-body></text:note></text:span>,<text:s/>aussi<text:s/>attentif<text:s/>à<text:s/><text:span text:style-name="pb">[p</text:span><text:span text:style-name="pb">.</text:span><text:span text:style-name="pb"><text:s/></text:span><text:span text:style-name="pb">95</text:span><text:span text:style-name="pb">]</text:span><text:span text:style-name="T2695"><text:s/></text:span><text:soft-page-break/>composer<text:s/>pour<text:s/>eux<text:s/>des<text:s/>rôles<text:s/>qui<text:s/>fissent<text:s/><text:span text:style-name="pb">[p</text:span><text:span text:style-name="pb">.</text:span><text:span text:style-name="pb"><text:s/></text:span><text:span text:style-name="pb">96</text:span><text:span text:style-name="pb">]</text:span><text:span text:style-name="T2696"><text:s/></text:span>valoir<text:s/>leurs<text:s/>talents<text:span text:style-name="Appelnotedebasdep."><text:note text:note-class="footnote" text:id="_ftn44"><text:note-citation>45</text:note-citation><text:note-body><text:p text:style-name="Notedebasdepage"><text:s/>[BOTTOM]<text:s/>(a)<text:s/><text:span text:style-name="quote.c">« Il avait Du Croisy en vue lorsqu’il composa le rôle de<text:s/></text:span><text:span text:style-name="T2697">Tartuffe</text:span><text:span text:style-name="quote.c">, comme dans la suite, profitant de la taille et des grâces de Baron, encore jeune, il lui destina le rôle de l’Amour dans<text:s/></text:span><text:span text:style-name="T2698">Psyché</text:span><text:span text:style-name="quote.c">. »</text:span></text:p></text:note-body></text:note></text:span>,<text:s/>que<text:s/>soigneux<text:s/>d’attirer<text:s/>dans<text:s/>sa<text:s/>troupe<text:s/><text:soft-page-break/>des<text:s/>sujets<text:s/>qui<text:s/>pussent<text:s/>la<text:s/>rendre<text:s/>plus<text:s/>célèbre.<text:s/>On<text:s/>sait<text:s/>que<text:s/>le<text:s/>bruit<text:s/>des<text:s/>heureuses<text:s/>dispositions<text:s/>du<text:s/>jeune<text:s/>Baron,<text:s/>âgé<text:s/>alors<text:s/>d’environ<text:s/>onze<text:s/>ans,<text:s/>avait<text:s/>déterminé<text:s/>Molière<text:s/>à<text:s/>demander<text:s/>au<text:s/>roi<text:s/>un<text:s/>ordre<text:s/>pour<text:s/>faire<text:s/>passer<text:s/>cet<text:s/>enfant<text:s/>de<text:s/>la<text:s/>troupe<text:s/><text:span text:style-name="pb">[p</text:span><text:span text:style-name="pb">.</text:span><text:span text:style-name="pb"><text:s/></text:span><text:span text:style-name="pb">97</text:span><text:span text:style-name="pb">]</text:span><text:span text:style-name="T2699"><text:s/></text:span>de<text:s/>la<text:s/>Raisin<text:s/>dans<text:s/>la<text:s/>sienne.<text:s/>La<text:s/>Beauval<text:s/>quitta<text:s/>la<text:s/>province<text:s/>pour<text:s/>venir<text:s/>briller<text:s/>sur<text:s/>le<text:s/>théâtre<text:s/>du<text:s/>Palais-Royal.</text:p>
      <text:p text:style-name="quote">« Molière,<text:s/>qui<text:s/>s’égayait<text:s/>sur<text:s/>le<text:s/>théâtre<text:s/>aux<text:s/>dépens<text:s/>des<text:s/>faiblesses<text:s/>humaines,<text:s/>ne<text:s/>put<text:s/>se<text:s/>garantir<text:s/>de<text:s/>sa<text:s/>propre<text:s/>faiblesse ;<text:s/>séduit<text:s/>par<text:s/>un<text:s/>penchant<text:s/>qu’il<text:s/>n’eut<text:s/>ni<text:s/>la<text:s/>sagesse<text:s/>de<text:s/>prévenir,<text:s/>ni<text:s/>la<text:s/>force<text:s/>de<text:s/>vaincre,<text:s/>il<text:s/>envisagea<text:s/>la<text:s/>société<text:s/>d’une<text:s/>femme<text:s/>aimable<text:s/>comme<text:s/>un<text:s/>délassement<text:s/>nécessaire<text:s/>à<text:s/>ses<text:s/>travaux,<text:s/>et<text:s/>ne<text:s/>fut<text:s/>pour<text:s/>lui<text:s/>qu’une<text:s/>source<text:s/>de<text:s/>chagrins.<text:s/>Les<text:s/>personnes<text:s/>qui<text:s/>attirent<text:s/>les<text:s/>yeux<text:s/>du<text:s/>public<text:s/>sont<text:s/>plus<text:s/>exposées<text:s/>que<text:s/>les<text:s/>autres<text:s/>à<text:s/>sa<text:s/>malignité<text:s/>et<text:s/>à<text:s/>ses<text:s/>plaisanteries.<text:s/>Le<text:s/>mariage<text:s/>qu’il<text:s/>contracta<text:s/>avec<text:s/>la<text:s/>fille<text:s/>de<text:s/>M<text:span text:style-name="T2700">l</text:span><text:span text:style-name="T2701">le</text:span> Béjart<text:s/>lui<text:s/>fit<text:s/>d’abord<text:s/>éprouver<text:s/>ce<text:s/>que<text:s/>la<text:s/>calomnie<text:s/>a<text:s/>de<text:s/>plus<text:s/>noir<text:span text:style-name="Appelnotedebasdep."><text:note text:note-class="footnote" text:id="_ftn45"><text:note-citation>46</text:note-citation><text:note-body><text:p text:style-name="Notedebasdepage"><text:s/>[BOTTOM]<text:s/>(a)<text:s/>On<text:s/>disait que Molière, qui était amoureux de M<text:span text:style-name="T2702">lle</text:span> Béjart, avait épousé sa propre fille, mais elle était née en Languedoc avant qu’il eût fait connaissance avec sa mère. D’ailleurs Grimarest assure qu’elle était fille d’un gentilhomme d’Avignon, nommé<text:s/><text:span text:style-name="T2703">Modène</text:span>.</text:p><text:p text:style-name="Notedebasdepage">On<text:s/>trouvera<text:s/>un article curieux sur<text:s/>M<text:span text:style-name="T2704">lle</text:span> Molière, et plusieurs autres sur les comédiens et comédiennes du Palais-Royal et du Marais, sous l’année 1673.</text:p></text:note-body></text:note></text:span> ;<text:s/>le<text:s/>peu<text:s/>de<text:s/>rapport<text:s/>entre<text:s/>l’humeur<text:s/>d’un<text:s/>philosophe<text:s/>amoureux<text:s/>et<text:s/>les<text:s/>caprices<text:s/>d’une<text:s/>femme<text:s/>légère<text:s/>et<text:s/>coquette<text:s/>répandit<text:s/>dans<text:s/>la<text:s/>suite<text:s/>sur<text:s/>ses<text:s/>jours<text:s/>bien<text:s/>des<text:s/>nuages,<text:s/><text:span text:style-name="pb">[p</text:span><text:span text:style-name="pb">.</text:span><text:span text:style-name="pb"><text:s/></text:span><text:span text:style-name="pb">98</text:span><text:span text:style-name="pb">]</text:span><text:span text:style-name="T2705"><text:s/></text:span>dont<text:s/>on<text:s/>abusa<text:s/>pour<text:s/>jeter<text:s/>sur<text:s/>lui<text:s/>le<text:s/>ridicule<text:s/>qu’il<text:s/>avait<text:s/>si<text:s/>souvent<text:s/>joué<text:s/>dans<text:s/>les<text:s/>autres :<text:s/>il<text:s/>perdit<text:s/>enfin<text:s/>son<text:s/>repos,<text:s/>et<text:s/>la<text:s/>douceur<text:s/>de<text:s/>sa<text:s/>vie ;<text:s/>mais<text:s/>sans<text:s/>perdre<text:s/>aucuns<text:s/>des<text:s/>agréments<text:s/>de<text:s/>son<text:s/>esprit.</text:p>
      <text:p text:style-name="quote">« Plus<text:s/>heureux<text:s/>dans<text:s/>le<text:s/>commerce<text:s/>de<text:s/>ses<text:s/>amis,<text:s/>il<text:s/>les<text:s/>rassemblait<text:s/>à<text:s/>Auteuil,<text:s/>dès<text:s/>que<text:s/>ses<text:s/>occupations<text:s/>lui<text:s/>permettaient<text:s/>de<text:s/>quitter<text:s/>Paris<text:s/>ou<text:s/>ne<text:s/>l’appelaient<text:s/>pas<text:s/>à<text:s/>la<text:s/>Cour.<text:s/>Estimé<text:s/>des<text:s/>hommes<text:s/>les<text:s/>plus<text:s/>illustres<text:s/>de<text:s/>son<text:s/>siècle,<text:s/>il<text:s/>n’était<text:s/>pas<text:s/>moins<text:s/>chéri<text:s/>et<text:s/>caressé<text:s/>des<text:s/>grands ;<text:s/>le<text:s/>maréchal<text:s/>duc<text:s/>de<text:s/>Vivonne<text:s/>vivait<text:s/>avec<text:s/>lui<text:s/>dans<text:s/>cette<text:s/>familiarité<text:s/>qui<text:s/>égale<text:s/>le<text:s/>mérite<text:s/>à<text:s/>la<text:s/>naissance ;<text:s/>le<text:s/>Grand<text:s/>Condé<text:s/>exigeait<text:s/>de<text:s/>Molière<text:s/>de<text:s/>fréquentes<text:s/>visites,<text:s/>et<text:s/>avouait<text:s/>que<text:s/>sa<text:s/>conversation<text:s/>lui<text:s/>apprenait<text:s/>toujours<text:s/>quelque<text:s/>chose<text:s/>de<text:s/>nouveau.</text:p>
      <text:p text:style-name="quote">« Des<text:s/>distinctions<text:s/>si<text:s/>flatteuses<text:s/>n’avaient<text:s/>gâté<text:s/>ni<text:s/>son<text:s/>esprit,<text:s/>ni<text:s/>son<text:s/>cœur.<text:s/>Baron<text:s/>lui<text:s/>annonça<text:s/>un<text:s/>jour<text:s/>à<text:s/>Auteuil<text:s/>un<text:s/>homme<text:s/>que<text:s/>l’extrême<text:s/>misère<text:s/>empêchait<text:s/>de<text:s/>paraître,<text:s/><text:span text:style-name="T2706">il</text:span><text:span text:style-name="T2707"><text:s/></text:span><text:span text:style-name="T2708">se</text:span><text:span text:style-name="T2709"><text:s/></text:span><text:span text:style-name="T2710">nomme</text:span><text:span text:style-name="T2711"><text:s/></text:span><text:span text:style-name="T2712">Mondorge</text:span><text:span text:style-name="Appelnotedebasdep."><text:note text:note-class="footnote" text:id="_ftn46"><text:note-citation>47</text:note-citation><text:note-body><text:p text:style-name="Notedebasdepage"><text:span text:style-name="T2713"><text:s/></text:span><text:span text:style-name="T2714">[BOTTOM]<text:s/></text:span><text:span text:style-name="T2715">*<text:s/></text:span><text:span text:style-name="T2716">Son nom de famille était Mignot.</text:span></text:p></text:note-body></text:note></text:span><text:span text:style-name="quote.c">,</text:span><text:span text:style-name="quote.c"><text:s/></text:span><text:span text:style-name="quote.c">ajouta-t-il,</text:span><text:span text:style-name="quote.c"><text:s/></text:span><text:span text:style-name="T2717">je</text:span><text:span text:style-name="T2718"><text:s/></text:span><text:span text:style-name="T2719">le</text:span><text:span text:style-name="T2720"><text:s/></text:span><text:span text:style-name="T2721">connais</text:span><text:span text:style-name="quote.c">,</text:span><text:span text:style-name="quote.c"><text:s/></text:span><text:span text:style-name="quote.c">dit</text:span><text:span text:style-name="quote.c"><text:s/></text:span><text:span text:style-name="quote.c">Molière,</text:span><text:span text:style-name="quote.c"><text:s/></text:span><text:span text:style-name="quote.c">il</text:span><text:span text:style-name="quote.c"><text:s/></text:span><text:span text:style-name="quote.c">a</text:span><text:span text:style-name="quote.c"><text:s/></text:span><text:span text:style-name="quote.c">été</text:span><text:span text:style-name="quote.c"><text:s/></text:span><text:span text:style-name="quote.c">mon</text:span><text:span text:style-name="quote.c"><text:s/></text:span><text:span text:style-name="T2722">c</text:span><text:span text:style-name="T2723">amarade</text:span><text:span text:style-name="T2724"><text:s/></text:span><text:span text:style-name="T2725">en</text:span><text:span text:style-name="T2726"><text:s/></text:span><text:span text:style-name="T2727">Languedoc,</text:span><text:span text:style-name="T2728"><text:s/></text:span><text:span text:style-name="T2729">c</text:span><text:span text:style-name="T2730">’</text:span><text:span text:style-name="T2731">est</text:span><text:span text:style-name="T2732"><text:s/></text:span><text:span text:style-name="T2733">un</text:span><text:span text:style-name="T2734"><text:s/></text:span><text:span text:style-name="T2735">honnête</text:span><text:span text:style-name="T2736"><text:s/></text:span><text:span text:style-name="T2737">homme,</text:span><text:span text:style-name="T2738"><text:s/></text:span><text:span text:style-name="T2739">que</text:span><text:span text:style-name="T2740"><text:s/></text:span><text:span text:style-name="T2741">jugez-vous</text:span><text:span text:style-name="T2742"><text:s/></text:span><text:span text:style-name="T2743">qu</text:span><text:span text:style-name="T2744">’</text:span><text:span text:style-name="T2745">il</text:span><text:span text:style-name="T2746"><text:s/></text:span><text:span text:style-name="T2747">faille</text:span><text:span text:style-name="T2748"><text:s/></text:span><text:span text:style-name="T2749">lui</text:span><text:span text:style-name="T2750"><text:s/></text:span><text:span text:style-name="T2751">donner</text:span><text:span text:style-name="T2752"> ?<text:s/></text:span><text:span text:style-name="T2753">Quatre</text:span><text:span text:style-name="T2754"><text:s/></text:span><text:span text:style-name="T2755">pistoles</text:span><text:span text:style-name="quote.c">,</text:span><text:span text:style-name="quote.c"><text:s/></text:span><text:span text:style-name="quote.c">dit</text:span><text:span text:style-name="quote.c"><text:s/></text:span><text:span text:style-name="quote.c">Baron,</text:span><text:span text:style-name="quote.c"><text:s/></text:span><text:span text:style-name="quote.c">après</text:span><text:span text:style-name="quote.c"><text:s/></text:span><text:span text:style-name="quote.c">avoir</text:span><text:span text:style-name="quote.c"><text:s/></text:span><text:span text:style-name="quote.c">hésité</text:span><text:span text:style-name="quote.c"><text:s/></text:span><text:span text:style-name="quote.c">quelque</text:span><text:span text:style-name="quote.c"><text:s/></text:span><text:span text:style-name="quote.c">temps.</text:span><text:span text:style-name="quote.c"><text:s/></text:span><text:span text:style-name="T2756">Hé</text:span><text:span text:style-name="T2757"><text:s/></text:span><text:span text:style-name="T2758">bien</text:span><text:span text:style-name="quote.c">,</text:span><text:span text:style-name="quote.c"><text:s/></text:span><text:span text:style-name="quote.c">répliqua</text:span><text:span text:style-name="quote.c"><text:s/></text:span><text:span text:style-name="pb">[p</text:span><text:span text:style-name="pb">.</text:span><text:span text:style-name="pb"><text:s/></text:span><text:span text:style-name="pb">99</text:span><text:span text:style-name="pb">]</text:span><text:span text:style-name="quote.c"><text:s/></text:span><text:span text:style-name="quote.c">Molière</text:span><text:span text:style-name="quote.c">,</text:span><text:span text:style-name="quote.c"><text:s/></text:span><text:span text:style-name="T2759">je</text:span><text:span text:style-name="T2760"><text:s/></text:span><text:span text:style-name="T2761">vais</text:span><text:span text:style-name="T2762"><text:s/></text:span><text:span text:style-name="T2763">les</text:span><text:span text:style-name="T2764"><text:s/></text:span><text:span text:style-name="T2765">lui</text:span><text:span text:style-name="T2766"><text:s/></text:span><text:span text:style-name="T2767">donner</text:span><text:span text:style-name="T2768"><text:s/></text:span><text:span text:style-name="T2769">pour</text:span><text:span text:style-name="T2770"><text:s/></text:span><text:span text:style-name="T2771">moi,</text:span><text:span text:style-name="T2772"><text:s/></text:span><text:span text:style-name="T2773">donnez-lui</text:span><text:span text:style-name="T2774"><text:s/></text:span><text:span text:style-name="T2775">pour</text:span><text:span text:style-name="T2776"><text:s/></text:span><text:span text:style-name="T2777">vous</text:span><text:span text:style-name="T2778"><text:s/></text:span><text:span text:style-name="T2779">ces</text:span><text:span text:style-name="T2780"><text:s/></text:span><text:span text:style-name="T2781">vingt</text:span><text:span text:style-name="T2782"><text:s/></text:span><text:span text:style-name="T2783">autres</text:span><text:span text:style-name="T2784"><text:s/></text:span><text:span text:style-name="T2785">que</text:span><text:span text:style-name="T2786"><text:s/></text:span><text:span text:style-name="T2787">voilà</text:span> ;<text:s/>Mondorge<text:s/>parut,<text:s/>Molière<text:s/>l’embrassa,<text:s/>le<text:s/>consola,<text:s/>et<text:s/>joignit<text:s/>au<text:s/>présent<text:s/>qu’il<text:s/>lui<text:s/>faisait<text:s/>un<text:s/>magnifique<text:s/>habit<text:s/>de<text:s/>théâtre,<text:s/>pour<text:s/>jouer<text:s/>les<text:s/>rôles<text:s/>tragiques.<text:s/>C’est<text:s/>par<text:s/>des<text:s/>exemples<text:s/>pareils,<text:s/>plus<text:s/>sensibles<text:s/>que<text:s/>de<text:s/>simples<text:s/>discours,<text:s/>qu’il<text:s/>s’appliquait<text:s/>à<text:s/>former<text:s/>les<text:s/>mœurs<text:s/>de<text:s/>celui<text:s/>qu’il<text:s/>regardait<text:s/>comme<text:s/>son<text:s/>fils.</text:p>
      <text:p text:style-name="quote">« On<text:s/>n’a<text:s/>point<text:s/>inséré<text:s/>dans<text:s/>ces<text:s/><text:span text:style-name="T2788">Mémoires</text:span><text:s/>les<text:s/>traditions<text:s/>populaires,<text:s/>toujours<text:s/>incertaines<text:s/>et<text:s/>souvent<text:s/>fausses,<text:s/>ni<text:s/>les<text:s/>faits<text:s/>étrangers<text:s/>ou<text:s/>peu<text:s/>intéressants,<text:s/>que<text:s/>l’auteur<text:s/>de<text:s/>la<text:s/>vie<text:s/>de<text:s/>Molière<text:s/>a<text:s/>rassemblés ;<text:s/>celui<text:s/>dont<text:s/>Charpentier,<text:s/>fameux<text:s/>compositeur<text:s/>de<text:s/>musique,<text:s/>a<text:s/>été<text:s/>témoin,<text:s/>et<text:s/>qu’il<text:s/>a<text:s/>raconté<text:s/>à<text:s/>des<text:s/>personnes<text:s/>dignes<text:s/>de<text:s/>foi,<text:s/>est<text:s/>peu<text:s/>connu<text:s/>et<text:s/>mérite<text:s/>d’être<text:s/>rapporté.<text:s/>Molière<text:s/>revenait<text:s/>d’Auteuil<text:s/>avec<text:s/>ce<text:s/>musicien,<text:s/>il<text:s/>donna<text:s/>l’aumône<text:s/>à<text:s/>un<text:s/>pauvre<text:s/>qui,<text:s/>un<text:s/>instant<text:s/>après,<text:s/>fit<text:s/>arrêter<text:s/>le<text:s/>carrosse<text:s/>et<text:s/>lui<text:s/>dit :<text:s/><text:span text:style-name="T2789">Monsieur,</text:span><text:span text:style-name="T2790"><text:s/></text:span><text:span text:style-name="T2791">vous</text:span><text:span text:style-name="T2792"><text:s/></text:span><text:span text:style-name="T2793">n</text:span><text:span text:style-name="T2794">’</text:span><text:span text:style-name="T2795">avez</text:span><text:span text:style-name="T2796"><text:s/></text:span><text:span text:style-name="T2797">pas</text:span><text:span text:style-name="T2798"><text:s/></text:span><text:span text:style-name="T2799">eu</text:span><text:span text:style-name="T2800"><text:s/></text:span><text:span text:style-name="T2801">dessein</text:span><text:span text:style-name="T2802"><text:s/></text:span><text:span text:style-name="T2803">de</text:span><text:span text:style-name="T2804"><text:s/></text:span><text:span text:style-name="T2805">me</text:span><text:span text:style-name="T2806"><text:s/></text:span><text:span text:style-name="T2807">donner</text:span><text:span text:style-name="T2808"><text:s/></text:span><text:span text:style-name="T2809">une</text:span><text:span text:style-name="T2810"><text:s/></text:span><text:span text:style-name="T2811">pièce</text:span><text:span text:style-name="T2812"><text:s/></text:span><text:span text:style-name="T2813">d</text:span><text:span text:style-name="T2814">’</text:span><text:span text:style-name="T2815">or</text:span><text:span text:style-name="T2816"> ?<text:s/></text:span><text:span text:style-name="T2817">Où</text:span><text:span text:style-name="T2818"><text:s/></text:span><text:span text:style-name="T2819">la</text:span><text:span text:style-name="T2820"><text:s/></text:span><text:span text:style-name="T2821">vertu</text:span><text:span text:style-name="T2822"><text:s/></text:span><text:span text:style-name="T2823">va-t-elle</text:span><text:span text:style-name="T2824"><text:s/></text:span><text:span text:style-name="T2825">se</text:span><text:span text:style-name="T2826"><text:s/></text:span><text:span text:style-name="T2827">nicher</text:span><text:span text:style-name="T2828"> ?</text:span><text:s/>s’écria<text:s/>Molière,<text:s/>après<text:s/>un<text:s/>moment<text:s/>de<text:s/>réflexion :<text:s/><text:span text:style-name="T2829">Tiens</text:span><text:span text:style-name="T2830"><text:s/></text:span><text:span text:style-name="T2831">mon</text:span><text:span text:style-name="T2832"><text:s/></text:span><text:span text:style-name="T2833">ami</text:span><text:span text:style-name="T2834"><text:s/></text:span><text:span text:style-name="T2835">en</text:span><text:span text:style-name="T2836"><text:s/></text:span><text:span text:style-name="T2837">voilà</text:span><text:span text:style-name="T2838"><text:s/></text:span><text:span text:style-name="T2839">une</text:span><text:span text:style-name="T2840"><text:s/></text:span><text:span text:style-name="T2841">autre</text:span><text:span text:style-name="T2842">.</text:span> »</text:p>
      <text:p text:style-name="P2843"><text:span text:style-name="T2844">On</text:span><text:span text:style-name="T2845"><text:s/></text:span><text:span text:style-name="T2846">dit</text:span><text:span text:style-name="T2847"><text:s/></text:span><text:span text:style-name="T2848">que</text:span><text:span text:style-name="T2849"><text:s/></text:span><text:span text:style-name="T2850">Molière</text:span><text:span text:style-name="T2851"><text:s/></text:span><text:span text:style-name="T2852">poussait</text:span><text:span text:style-name="T2853"><text:s/></text:span><text:span text:style-name="T2854">jusqu</text:span><text:span text:style-name="T2855">’</text:span><text:span text:style-name="T2856">à</text:span><text:span text:style-name="T2857"><text:s/></text:span><text:span text:style-name="T2858">l</text:span><text:span text:style-name="T2859">’</text:span><text:span text:style-name="T2860">excès</text:span><text:span text:style-name="T2861"><text:s/></text:span><text:span text:style-name="T2862">l</text:span><text:span text:style-name="T2863">’</text:span><text:span text:style-name="T2864">exactitude</text:span><text:span text:style-name="T2865"><text:s/></text:span><text:span text:style-name="T2866">et</text:span><text:span text:style-name="T2867"><text:s/></text:span><text:span text:style-name="T2868">l</text:span><text:span text:style-name="T2869">’</text:span><text:span text:style-name="T2870">arrangement</text:span><text:span text:style-name="T2871"><text:s/></text:span><text:span text:style-name="T2872">dans</text:span><text:span text:style-name="T2873"><text:s/></text:span><text:span text:style-name="pb">[p</text:span><text:span text:style-name="pb">.</text:span><text:span text:style-name="pb"><text:s/></text:span><text:span text:style-name="pb">100</text:span><text:span text:style-name="pb">]</text:span><text:span text:style-name="T2874"><text:s/></text:span><text:span text:style-name="T2875">son</text:span><text:span text:style-name="T2876"><text:s/></text:span><text:span text:style-name="T2877">domestique.</text:span></text:p>
      <text:soft-page-break/>
      <text:p text:style-name="quote">« <text:span text:style-name="Appelnotedebasdep."><text:note text:note-class="footnote" text:id="_ftn47"><text:note-citation>48</text:note-citation><text:note-body><text:p text:style-name="Notedebasdepage"><text:s/>[MARGIN] (*)<text:s/><text:span text:style-name="T2878">Vie de Molière</text:span>, par Grimarest.</text:p></text:note-body></text:note></text:span>Il<text:s/>n’y<text:s/>avait<text:s/>personne,<text:s/>quelque<text:s/>attention<text:s/>qu’il<text:s/>eût,<text:s/>qui<text:s/>y<text:s/>pût<text:s/>répondre.<text:s/>Une<text:s/>fenêtre<text:s/>ouverte<text:s/>ou<text:s/>fermée<text:s/>un<text:s/>moment<text:s/>devant<text:s/>ou<text:s/>après<text:s/>le<text:s/>temps<text:s/>qu’il<text:s/>l’avait<text:s/>ordonné<text:s/>mettait<text:s/>Molière<text:s/>en<text:s/>convulsion ;<text:s/>si<text:s/>on<text:s/>lui<text:s/>avait<text:s/>dérangé<text:s/>un<text:s/>livre,<text:s/>c’en<text:s/>était<text:s/>assez<text:s/>pour<text:s/>qu’il<text:s/>ne<text:s/>travaillât<text:s/>de<text:s/>quinze<text:s/>jours ;<text:s/>il<text:s/>y<text:s/>avait<text:s/>peu<text:s/>de<text:s/>domestiques<text:s/>qu’il<text:s/>ne<text:s/>trouvât<text:s/>en<text:s/>défaut ;<text:s/>et<text:s/>la<text:s/>vieille<text:s/>servante,<text:s/>La Forêt,<text:s/>y<text:s/>était<text:s/>prise<text:s/>aussi<text:s/>souvent<text:s/>que<text:s/>les<text:s/>autres,<text:s/>quoiqu’elle<text:s/>dût<text:s/>être<text:s/>accoutumée<text:s/>à<text:s/>cette<text:s/>fatigante<text:s/>régularité<text:s/>que<text:s/>Molière<text:s/>exigeait<text:s/>de<text:s/>tout<text:s/>le<text:s/>monde<text:span text:style-name="Appelnotedebasdep."><text:note text:note-class="footnote" text:id="_ftn48"><text:note-citation>49</text:note-citation><text:note-body><text:p text:style-name="Notedebasdepage"><text:span text:style-name="T2879"><text:s/></text:span>[BOTTOM]<text:s/>(a)<text:s/><text:span text:style-name="quote.c">C’était l’homme du monde qui se faisait le plus servir ; il fallait l’habiller comme un grand seigneur, et il n’aurait pas arrangé les plis de sa cravate.</text:span><text:span text:style-name="T2880"><text:s/></text:span><text:span text:style-name="T2881">Grimarest.</text:span></text:p></text:note-body></text:note></text:span>,<text:s/>et<text:s/>même<text:s/>il<text:s/>était<text:s/>prévenu<text:s/>que<text:s/>c’était<text:s/>une<text:s/>vertu ;<text:s/>de<text:s/>sorte<text:s/>que<text:s/>celui<text:s/>de<text:s/>ses<text:s/>amis<text:s/>qui<text:s/>était<text:s/>le<text:s/>plus<text:s/>régulier<text:s/>et<text:s/>le<text:s/>plus<text:s/>arrangé,<text:s/>était<text:s/>celui<text:s/>qu’il<text:s/>estimait<text:s/>le<text:s/>plus.</text:p>
      <text:p text:style-name="quote">« Molière<text:s/>était<text:s/>vif<text:s/>quand<text:s/>on<text:s/>l’attaquait<text:span text:style-name="Appelnotedebasdep."><text:note text:note-class="footnote" text:id="_ftn49"><text:note-citation>50</text:note-citation><text:note-body><text:p text:style-name="Notedebasdepage"><text:span text:style-name="T2882"><text:s/></text:span>[BOTTOM]<text:s/>(b)<text:s/><text:span text:style-name="quote.c">Molière disait que le mépris était une pilule qu’on pouvait bien avaler, mais qu’on ne pouvait guère la mâcher sans faire la grimace.</text:span><text:span text:style-name="T2883"><text:s/></text:span><text:span text:style-name="T2884">Carpenteriana</text:span><text:span text:style-name="T2885">, p.</text:span><text:span text:style-name="T2886"> </text:span><text:span text:style-name="T2887">46.</text:span></text:p></text:note-body></text:note></text:span>.<text:s/>Benserade<text:s/>l’avait<text:s/>fait,<text:s/>mais<text:s/>je<text:s/>n’ai<text:s/>jamais<text:s/>pu<text:s/>savoir<text:s/>à<text:s/>quelle<text:s/>occasion.<text:s/>Celui-là<text:s/>résolut<text:s/>de<text:s/>se<text:s/>venger<text:s/>de<text:s/>celui-ci,<text:s/>quoiqu’il<text:s/>fût<text:s/>bel<text:s/>esprit<text:s/>d’un<text:s/>grand<text:s/>seigneur,<text:s/>et<text:s/>honoré<text:s/>de<text:s/>sa<text:s/>protection.<text:s/>Molière<text:s/>s’avisa<text:s/>donc<text:s/>de<text:s/>faire<text:s/>des<text:s/>vers<text:s/>du<text:s/>goût<text:s/>de<text:s/>ceux<text:s/>de<text:s/>Benserade<text:s/><text:span text:style-name="pb">[p</text:span><text:span text:style-name="pb">.</text:span><text:span text:style-name="pb"><text:s/></text:span><text:span text:style-name="pb">101</text:span><text:span text:style-name="pb">]</text:span><text:span text:style-name="T2888"><text:s/></text:span>à<text:s/>la<text:s/>louange<text:s/>du<text:s/>roi,<text:s/>qui<text:s/>représentait<text:s/>Neptune<text:s/>dans<text:s/>une<text:s/>fête<text:span text:style-name="Appelnotedebasdep."><text:note text:note-class="footnote" text:id="_ftn50"><text:note-citation>51</text:note-citation><text:note-body><text:p text:style-name="Notedebasdepage"><text:span text:style-name="T2889"><text:s/></text:span>[BOTTOM]<text:s/>(a)<text:s/><text:span text:style-name="T2890">Grimarest aurait pu aisément dire où Molière plaça ces vers, puis</text:span><text:span text:style-name="T2891">qu’ils se trouvent à la fin du p</text:span><text:span text:style-name="T2892">rologue des<text:s/></text:span><text:span text:style-name="T2893">Amants m</text:span><text:span text:style-name="T2894">agnifiques</text:span><text:span text:style-name="T2895"> ; voici les deux derniers :</text:span></text:p><text:p text:style-name="quote.l">Mais contre ma puissance, on n’en murmure pas,</text:p><text:p text:style-name="quote.l">Et chez moi la vertu ne fait jamais naufrage.</text:p></text:note-body></text:note></text:span>.<text:s/>Il<text:s/>ne<text:s/>s’en<text:s/>déclara<text:s/>point<text:s/>l’auteur,<text:s/>mais<text:s/>il<text:s/>eut<text:s/>la<text:s/>prudence<text:s/>de<text:s/>le<text:s/>dire<text:s/>à<text:s/>Sa Majesté.<text:s/>Toute<text:s/>la<text:s/>Cour<text:s/>trouva<text:s/>ces<text:s/>vers<text:s/>très<text:s/>beaux,<text:s/>et<text:s/>tous<text:s/>d’une<text:s/>voix<text:s/>les<text:s/>donna<text:s/>à<text:s/>Benserade,<text:s/>qui<text:s/>ne<text:s/>fit<text:s/>point<text:s/>de<text:s/>façon<text:s/>d’en<text:s/>recevoir<text:s/>les<text:s/>compliments,<text:s/>sans<text:s/>néanmoins<text:s/>se<text:s/>livrer<text:s/>trop<text:s/>imprudemment.<text:s/>Le<text:s/>grand<text:s/>seigneur<text:s/>qui<text:s/>le<text:s/>protégeait<text:s/>était<text:s/>ravi<text:s/>de<text:s/>le<text:s/>voir<text:s/>triompher,<text:s/>et<text:s/>il<text:s/>en<text:s/>tirait<text:s/>vanité,<text:s/>comme<text:s/>s’il<text:s/>avait<text:s/>lui-même<text:s/>été<text:s/>l’auteur<text:s/>de<text:s/>ces<text:s/>vers.<text:s/>Mais<text:s/>quand<text:s/>Molière<text:s/>eut<text:s/>bien<text:s/>préparé<text:s/>sa<text:s/>vengeance,<text:s/>il<text:s/>déclara<text:s/>publiquement<text:s/>qu’il<text:s/>les<text:s/>avait<text:s/>faits :<text:s/>Benserade<text:s/>fut<text:s/>honteux,<text:s/>et<text:s/>son<text:s/>protecteur<text:s/>se<text:s/>fâcha,<text:s/>mais<text:s/>il<text:s/>avait<text:s/>les<text:s/>sentiments<text:s/>trop<text:s/>élevés<text:s/>pour<text:s/>que<text:s/>Molière<text:s/>dût<text:s/>craindre<text:s/>les<text:s/>suites<text:s/>de<text:s/>son<text:s/>premier<text:s/>mouvement. »</text:p>
      <text:p text:style-name="P2896">Ajoutons,<text:s/>pour<text:s/>terminer<text:s/>cet<text:s/>article,<text:s/>le<text:s/>sentiment<text:s/>de<text:s/>quelques<text:s/>auteurs<text:s/>célèbres<text:s/>sur<text:s/>la<text:s/>personne<text:s/>et<text:s/>les<text:s/>ouvrages<text:s/>de<text:s/>Molière.</text:p>
      <text:p text:style-name="quote">« <text:span text:style-name="Appelnotedebasdep."><text:note text:note-class="footnote" text:id="_ftn51"><text:note-citation>52</text:note-citation><text:note-body><text:p text:style-name="Notedebasdepage"><text:span text:style-name="T2897"><text:s/>[</text:span><text:span text:style-name="T2898">MARG</text:span><text:span text:style-name="T2899">IN</text:span><text:span text:style-name="T2900">]</text:span><text:span text:style-name="T2901"><text:s/>(*)</text:span><text:span text:style-name="T2902"><text:s/></text:span><text:span text:style-name="T2903">Bolæ</text:span><text:span text:style-name="T2904">ana</text:span><text:span text:style-name="T2905">, in-12</text:span><text:span text:style-name="T2906">, p. 35 et </text:span><text:span text:style-name="T2907">37.</text:span></text:p></text:note-body></text:note></text:span>Molière<text:s/>récitait<text:s/>en<text:s/>comédien<text:s/>sur<text:s/>le<text:s/>théâtre<text:s/>et<text:s/>hors<text:s/>du<text:s/>théâtre,<text:s/>mais<text:s/>il<text:s/><text:span text:style-name="pb">[p</text:span><text:span text:style-name="pb">.</text:span><text:span text:style-name="pb"><text:s/></text:span><text:span text:style-name="pb">102</text:span><text:span text:style-name="pb">]</text:span><text:span text:style-name="T2908"><text:s/></text:span>parlait<text:s/>en<text:s/>honnête<text:s/>homme,<text:s/>riait<text:s/>en<text:s/>honnête<text:s/>homme,<text:s/>avait<text:s/>tous<text:s/>les<text:s/>sentiments<text:s/>d’un<text:s/>honnête<text:s/>homme…<text:s/>Au<text:s/>reste,<text:s/>M. Despréaux<text:s/>trouvait<text:s/>la<text:s/>prose<text:s/>de<text:s/>Molière<text:s/>plus<text:s/>parfaite<text:s/>que<text:s/>sa<text:s/>poésie,<text:s/>en<text:s/>ce<text:s/>qu’elle<text:s/>était<text:s/>plus<text:s/>régulière<text:s/>et<text:s/>plus<text:s/>châtiée,<text:s/>au<text:s/>lieu<text:s/>que<text:s/>la<text:s/>servitude<text:s/>des<text:s/>rimes<text:s/>l’obligeait<text:s/>souvent<text:s/>à<text:s/>donner<text:s/>de<text:s/>mauvais<text:s/>voisins<text:s/>à<text:s/>des<text:s/>vers<text:s/>admirables.<text:s/>Voisins<text:s/>que<text:s/>les<text:s/>maîtres<text:s/>de<text:s/>l’art<text:s/>appellent<text:s/>des<text:s/>frères<text:s/>chapeaux<text:span text:style-name="Appelnotedebasdep."><text:note text:note-class="footnote" text:id="_ftn52"><text:note-citation>53</text:note-citation><text:note-body><text:p text:style-name="Notedebasdepage"><text:s/>[BOTTOM]<text:s/>(1) Allusion à des moines qui ont à leur suite quelque petit frère qui porte le chapeau.<text:s/></text:p></text:note-body></text:note></text:span>. »</text:p>
      <text:p text:style-name="P2909"><text:span text:style-name="T2910">Voici</text:span><text:span text:style-name="T2911"><text:s/></text:span><text:span text:style-name="T2912">le</text:span><text:span text:style-name="T2913"><text:s/></text:span><text:span text:style-name="T2914">jugement</text:span><text:span text:style-name="T2915"><text:s/></text:span><text:span text:style-name="T2916">que</text:span><text:span text:style-name="T2917"><text:s/></text:span><text:span text:style-name="T2918">M</text:span><text:span text:style-name="T2919">. </text:span><text:span text:style-name="T2920">de</text:span><text:span text:style-name="T2921"> L</text:span><text:span text:style-name="T2922">a</text:span><text:span text:style-name="T2923"> </text:span><text:span text:style-name="T2924">Bruyère</text:span><text:span text:style-name="T2925"><text:s/></text:span><text:span text:style-name="T2926">a</text:span><text:span text:style-name="T2927"><text:s/></text:span><text:span text:style-name="T2928">porté</text:span><text:span text:style-name="T2929"><text:s/></text:span><text:span text:style-name="T2930">des</text:span><text:span text:style-name="T2931"><text:s/></text:span><text:span text:style-name="T2932">ouvrage</text:span><text:span text:style-name="T2933">s</text:span><text:span text:style-name="T2934"><text:s/></text:span><text:span text:style-name="T2935">de</text:span><text:span text:style-name="T2936"><text:s/></text:span><text:span text:style-name="T2937">Molière</text:span><text:span text:style-name="T2938"> :</text:span><text:span text:style-name="T2939"><text:s/></text:span><text:span text:style-name="quote.c">« </text:span><text:span text:style-name="quote.c">Il</text:span><text:span text:style-name="quote.c"><text:s/></text:span><text:span text:style-name="quote.c">n</text:span><text:span text:style-name="quote.c">’</text:span><text:span text:style-name="quote.c">a</text:span><text:span text:style-name="quote.c"><text:s/></text:span><text:span text:style-name="quote.c">manqué</text:span><text:span text:style-name="quote.c"><text:s/></text:span><text:span text:style-name="quote.c">à</text:span><text:span text:style-name="quote.c"><text:s/></text:span><text:span text:style-name="quote.c">Térence</text:span><text:span text:style-name="quote.c"><text:s/></text:span><text:span text:style-name="quote.c">que</text:span><text:span text:style-name="quote.c"><text:s/></text:span><text:span text:style-name="quote.c">d</text:span><text:span text:style-name="quote.c">’</text:span><text:span text:style-name="quote.c">être</text:span><text:span text:style-name="quote.c"><text:s/></text:span><text:span text:style-name="quote.c">moins</text:span><text:span text:style-name="quote.c"><text:s/></text:span><text:span text:style-name="quote.c">froid</text:span><text:span text:style-name="quote.c"> ;</text:span><text:span text:style-name="quote.c"><text:s/></text:span><text:span text:style-name="quote.c">quelle</text:span><text:span text:style-name="quote.c"><text:s/></text:span><text:span text:style-name="quote.c">pureté,</text:span><text:span text:style-name="quote.c"><text:s/></text:span><text:span text:style-name="quote.c">quelle</text:span><text:span text:style-name="quote.c"><text:s/></text:span><text:span text:style-name="quote.c">exactitude,</text:span><text:span text:style-name="quote.c"><text:s/></text:span><text:span text:style-name="quote.c">quelle</text:span><text:span text:style-name="quote.c"><text:s/></text:span><text:span text:style-name="quote.c">politesse,</text:span><text:span text:style-name="quote.c"><text:s/></text:span><text:span text:style-name="quote.c">quelle</text:span><text:span text:style-name="quote.c"><text:s/></text:span><text:span text:style-name="quote.c">élégance,</text:span><text:span text:style-name="quote.c"><text:s/></text:span><text:span text:style-name="quote.c">quels</text:span><text:span text:style-name="quote.c"><text:s/></text:span><text:span text:style-name="quote.c">caractères</text:span><text:span text:style-name="quote.c"> !<text:s/></text:span><text:span text:style-name="quote.c">Il</text:span><text:span text:style-name="quote.c"><text:s/></text:span><text:span text:style-name="quote.c">n</text:span><text:span text:style-name="quote.c">’</text:span><text:span text:style-name="quote.c">a</text:span><text:span text:style-name="quote.c"><text:s/></text:span><text:span text:style-name="quote.c">manqué</text:span><text:span text:style-name="quote.c"><text:s/></text:span><text:span text:style-name="quote.c">à</text:span><text:span text:style-name="quote.c"><text:s/></text:span><text:span text:style-name="quote.c">Molière</text:span><text:span text:style-name="quote.c"><text:s/></text:span><text:span text:style-name="quote.c">que</text:span><text:span text:style-name="quote.c"><text:s/></text:span><text:span text:style-name="quote.c">d</text:span><text:span text:style-name="quote.c">’</text:span><text:span text:style-name="quote.c">éviter</text:span><text:span text:style-name="quote.c"><text:s/></text:span><text:span text:style-name="quote.c">le</text:span><text:span text:style-name="quote.c"><text:s/></text:span><text:span text:style-name="quote.c">jargon,</text:span><text:span text:style-name="quote.c"><text:s/></text:span><text:span text:style-name="quote.c">et</text:span><text:span text:style-name="quote.c"><text:s/></text:span><text:span text:style-name="quote.c">d</text:span><text:span text:style-name="quote.c">’</text:span><text:span text:style-name="quote.c">écrire</text:span><text:span text:style-name="quote.c"><text:s/></text:span><text:span text:style-name="quote.c">purement</text:span><text:span text:style-name="quote.c"> ;</text:span><text:span text:style-name="quote.c"><text:s/></text:span><text:span text:style-name="quote.c">quel</text:span><text:span text:style-name="quote.c"><text:s/></text:span><text:span text:style-name="quote.c">feu,</text:span><text:span text:style-name="quote.c"><text:s/></text:span><text:span text:style-name="quote.c">quelle</text:span><text:span text:style-name="quote.c"><text:s/></text:span><text:span text:style-name="quote.c">naïveté,</text:span><text:span text:style-name="quote.c"><text:s/></text:span><text:span text:style-name="quote.c">quelle</text:span><text:span text:style-name="quote.c"><text:s/></text:span><text:span text:style-name="quote.c">source</text:span><text:span text:style-name="quote.c"><text:s/></text:span><text:span text:style-name="quote.c">de</text:span><text:span text:style-name="quote.c"><text:s/></text:span><text:span text:style-name="quote.c">bonne</text:span><text:span text:style-name="quote.c"><text:s/></text:span><text:span text:style-name="quote.c">plaisanterie,</text:span><text:span text:style-name="quote.c"><text:s/></text:span><text:span text:style-name="quote.c">quelle</text:span><text:span text:style-name="quote.c"><text:s/></text:span><text:span text:style-name="quote.c">imitation</text:span><text:span text:style-name="quote.c"><text:s/></text:span><text:span text:style-name="quote.c">de</text:span><text:span text:style-name="quote.c"><text:s/></text:span><text:span text:style-name="quote.c">mœurs,</text:span><text:span text:style-name="quote.c"><text:s/></text:span><text:span text:style-name="quote.c">et</text:span><text:span text:style-name="quote.c"><text:s/></text:span><text:span text:style-name="quote.c">quel</text:span><text:span text:style-name="quote.c"><text:s/></text:span><text:span text:style-name="quote.c">fléau</text:span><text:span text:style-name="quote.c"><text:s/></text:span><text:span text:style-name="quote.c">de</text:span><text:span text:style-name="quote.c"><text:s/></text:span><text:span text:style-name="quote.c">ridicule</text:span><text:span text:style-name="quote.c"> !<text:s/></text:span><text:span text:style-name="quote.c">Mais</text:span><text:span text:style-name="quote.c"><text:s/></text:span><text:span text:style-name="quote.c">quel</text:span><text:span text:style-name="quote.c"><text:s/></text:span><text:span text:style-name="quote.c">homme</text:span><text:span text:style-name="quote.c"><text:s/></text:span><text:span text:style-name="quote.c">on</text:span><text:span text:style-name="quote.c"><text:s/></text:span><text:span text:style-name="quote.c">aurait</text:span><text:span text:style-name="quote.c"><text:s/></text:span><text:span text:style-name="quote.c">pu</text:span><text:span text:style-name="quote.c"><text:s/></text:span><text:span text:style-name="quote.c">faire</text:span><text:span text:style-name="quote.c"><text:s/></text:span><text:span text:style-name="quote.c">de</text:span><text:span text:style-name="quote.c"><text:s/></text:span><text:span text:style-name="quote.c">ces</text:span><text:span text:style-name="quote.c"><text:s/></text:span><text:span text:style-name="quote.c">deux</text:span><text:span text:style-name="quote.c"><text:s/></text:span><text:span text:style-name="quote.c">comiques</text:span><text:span text:style-name="quote.c"> !</text:span><text:span text:style-name="quote.c"> »</text:span></text:p>
      <text:soft-page-break/>
      <text:p text:style-name="Corpsdetexte">Le<text:s/>jugement<text:s/>du<text:s/>père<text:s/>Porée<text:span text:style-name="Appelnotedebasdep."><text:note text:note-class="footnote" text:id="_ftn53"><text:note-citation>54</text:note-citation><text:note-body><text:p text:style-name="Notedebasdepage"><text:s/>[BOTTOM]<text:s/>(2)<text:s/><text:span text:style-name="T2940">Discours sur la questio</text:span><text:span text:style-name="T2941">n si le théâtre est une bonne é</text:span><text:span text:style-name="T2942">cole pour les mœurs</text:span>,<text:s/>in-4°.</text:p></text:note-body></text:note></text:span><text:s/>sur<text:s/>Molière,<text:s/>quoique<text:s/>très<text:s/>sévère,<text:s/>ne<text:s/>marque<text:s/>pas<text:s/>moins<text:s/>l’étendue<text:s/>du<text:s/>génie<text:s/>de<text:s/>ce<text:s/>grand<text:s/>homme.<text:s/><text:span text:style-name="quote.c">« </text:span><text:span text:style-name="quote.c">Molière</text:span><text:span text:style-name="quote.c"><text:s/></text:span><text:span text:style-name="quote.c">découvrant</text:span><text:span text:style-name="quote.c"><text:s/></text:span><text:span text:style-name="quote.c">finement</text:span><text:span text:style-name="quote.c"><text:s/></text:span><text:span text:style-name="quote.c">le</text:span><text:span text:style-name="quote.c"><text:s/></text:span><text:span text:style-name="quote.c">ridicule</text:span><text:span text:style-name="quote.c"><text:s/></text:span><text:span text:style-name="quote.c">et</text:span><text:span text:style-name="quote.c"><text:s/></text:span><text:span text:style-name="quote.c">l</text:span><text:span text:style-name="quote.c">’</text:span><text:span text:style-name="quote.c">imitant</text:span><text:span text:style-name="quote.c"><text:s/></text:span><text:span text:style-name="quote.c">plaisamment</text:span><text:span text:style-name="quote.c"> ;</text:span><text:span text:style-name="quote.c"><text:s/></text:span><text:span text:style-name="quote.c">exact</text:span><text:span text:style-name="quote.c"><text:s/></text:span><text:span text:style-name="quote.c">et</text:span><text:span text:style-name="quote.c"><text:s/></text:span><text:span text:style-name="quote.c">pur</text:span><text:span text:style-name="quote.c"><text:s/></text:span><text:span text:style-name="quote.c">dans</text:span><text:span text:style-name="quote.c"><text:s/></text:span><text:span text:style-name="quote.c">ses</text:span><text:span text:style-name="quote.c"><text:s/></text:span><text:span text:style-name="quote.c">écrits,</text:span><text:span text:style-name="quote.c"><text:s/></text:span><text:span text:style-name="quote.c">sans</text:span><text:span text:style-name="quote.c"><text:s/></text:span><text:span text:style-name="quote.c">qu</text:span><text:span text:style-name="quote.c">’</text:span><text:span text:style-name="quote.c">il</text:span><text:span text:style-name="quote.c"><text:s/></text:span><text:span text:style-name="quote.c">lui</text:span><text:span text:style-name="quote.c"><text:s/></text:span><text:span text:style-name="quote.c">en</text:span><text:span text:style-name="quote.c"><text:s/></text:span><text:span text:style-name="quote.c">coûtât</text:span><text:span text:style-name="quote.c"><text:s/></text:span><text:span text:style-name="quote.c">du</text:span><text:span text:style-name="quote.c"><text:s/></text:span><text:span text:style-name="quote.c">travail</text:span><text:span text:style-name="quote.c"> ;</text:span><text:span text:style-name="quote.c"><text:s/></text:span><text:span text:style-name="quote.c">serré</text:span><text:span text:style-name="quote.c"><text:s/></text:span><text:span text:style-name="quote.c">dans</text:span><text:span text:style-name="quote.c"><text:s/></text:span><text:span text:style-name="quote.c">sa</text:span><text:span text:style-name="quote.c"><text:s/></text:span><text:span text:style-name="pb">[p</text:span><text:span text:style-name="pb">.</text:span><text:span text:style-name="pb"><text:s/></text:span><text:span text:style-name="pb">103</text:span><text:span text:style-name="pb">]</text:span><text:span text:style-name="T2943"><text:s/></text:span><text:span text:style-name="quote.c">prose,</text:span><text:span text:style-name="quote.c"><text:s/></text:span><text:span text:style-name="quote.c">et</text:span><text:span text:style-name="quote.c"><text:s/></text:span><text:span text:style-name="quote.c">coulant</text:span><text:span text:style-name="quote.c"><text:s/></text:span><text:span text:style-name="quote.c">dans</text:span><text:span text:style-name="quote.c"><text:s/></text:span><text:span text:style-name="quote.c">ses</text:span><text:span text:style-name="quote.c"><text:s/></text:span><text:span text:style-name="quote.c">vers</text:span><text:span text:style-name="quote.c"> ;</text:span><text:span text:style-name="quote.c"><text:s/></text:span><text:span text:style-name="quote.c">plein</text:span><text:span text:style-name="quote.c"><text:s/></text:span><text:span text:style-name="quote.c">de</text:span><text:span text:style-name="quote.c"><text:s/></text:span><text:span text:style-name="quote.c">maximes</text:span><text:span text:style-name="quote.c"><text:s/></text:span><text:span text:style-name="quote.c">sensées</text:span><text:span text:style-name="quote.c"><text:s/></text:span><text:span text:style-name="quote.c">et</text:span><text:span text:style-name="quote.c"><text:s/></text:span><text:span text:style-name="quote.c">de</text:span><text:span text:style-name="quote.c"><text:s/></text:span><text:span text:style-name="quote.c">bons</text:span><text:span text:style-name="quote.c"><text:s/></text:span><text:span text:style-name="quote.c">mots.</text:span><text:span text:style-name="quote.c"><text:s/></text:span><text:span text:style-name="quote.c">Il</text:span><text:span text:style-name="quote.c"><text:s/></text:span><text:span text:style-name="quote.c">a</text:span><text:span text:style-name="quote.c"><text:s/></text:span><text:span text:style-name="quote.c">rassemblé</text:span><text:span text:style-name="quote.c"><text:s/></text:span><text:span text:style-name="quote.c">dans</text:span><text:span text:style-name="quote.c"><text:s/></text:span><text:span text:style-name="quote.c">ses</text:span><text:span text:style-name="quote.c"><text:s/></text:span><text:span text:style-name="quote.c">o</text:span><text:span text:style-name="quote.c">uvrages</text:span><text:span text:style-name="quote.c"><text:s/></text:span><text:span text:style-name="quote.c">presque</text:span><text:span text:style-name="quote.c"><text:s/></text:span><text:span text:style-name="quote.c">tous</text:span><text:span text:style-name="quote.c"><text:s/></text:span><text:span text:style-name="quote.c">ce</text:span><text:span text:style-name="quote.c"><text:s/></text:span><text:span text:style-name="quote.c">qu</text:span><text:span text:style-name="quote.c">’</text:span><text:span text:style-name="quote.c">il</text:span><text:span text:style-name="quote.c"><text:s/></text:span><text:span text:style-name="quote.c">y</text:span><text:span text:style-name="quote.c"><text:s/></text:span><text:span text:style-name="quote.c">a</text:span><text:span text:style-name="quote.c"><text:s/></text:span><text:span text:style-name="quote.c">de</text:span><text:span text:style-name="quote.c"><text:s/></text:span><text:span text:style-name="quote.c">bon</text:span><text:span text:style-name="quote.c"><text:s/></text:span><text:span text:style-name="quote.c">et</text:span><text:span text:style-name="quote.c"><text:s/></text:span><text:span text:style-name="quote.c">de</text:span><text:span text:style-name="quote.c"><text:s/></text:span><text:span text:style-name="quote.c">mauvais</text:span><text:span text:style-name="quote.c"><text:s/></text:span><text:span text:style-name="quote.c">dans</text:span><text:span text:style-name="quote.c"><text:s/></text:span><text:span text:style-name="quote.c">les</text:span><text:span text:style-name="quote.c"><text:s/></text:span><text:span text:style-name="quote.c">comiques</text:span><text:span text:style-name="quote.c"><text:s/></text:span><text:span text:style-name="quote.c">g</text:span><text:span text:style-name="quote.c">recs</text:span><text:span text:style-name="quote.c"><text:s/></text:span><text:span text:style-name="quote.c">et</text:span><text:span text:style-name="quote.c"><text:s/></text:span><text:span text:style-name="quote.c">r</text:span><text:span text:style-name="quote.c">omains.</text:span><text:span text:style-name="quote.c"><text:s/></text:span><text:span text:style-name="quote.c">Aussi</text:span><text:span text:style-name="quote.c"><text:s/></text:span><text:span text:style-name="quote.c">divertissant</text:span><text:span text:style-name="quote.c"><text:s/></text:span><text:span text:style-name="quote.c">qu</text:span><text:span text:style-name="quote.c">’</text:span><text:span text:style-name="quote.c">Aristophane,</text:span><text:span text:style-name="quote.c"><text:s/></text:span><text:span text:style-name="quote.c">et</text:span><text:span text:style-name="quote.c"><text:s/></text:span><text:span text:style-name="quote.c">quelquefois</text:span><text:span text:style-name="quote.c"><text:s/></text:span><text:span text:style-name="quote.c">aussi</text:span><text:span text:style-name="quote.c"><text:s/></text:span><text:span text:style-name="quote.c">peu</text:span><text:span text:style-name="quote.c"><text:s/></text:span><text:span text:style-name="quote.c">difficile</text:span><text:span text:style-name="quote.c"><text:s/></text:span><text:span text:style-name="quote.c">que</text:span><text:span text:style-name="quote.c"><text:s/></text:span><text:span text:style-name="quote.c">lui</text:span><text:span text:style-name="quote.c"><text:s/></text:span><text:span text:style-name="quote.c">sur</text:span><text:span text:style-name="quote.c"><text:s/></text:span><text:span text:style-name="quote.c">le</text:span><text:span text:style-name="quote.c"><text:s/></text:span><text:span text:style-name="quote.c">choix</text:span><text:span text:style-name="quote.c"><text:s/></text:span><text:span text:style-name="quote.c">de</text:span><text:span text:style-name="quote.c"><text:s/></text:span><text:span text:style-name="quote.c">son</text:span><text:span text:style-name="quote.c"><text:s/></text:span><text:span text:style-name="quote.c">jeu</text:span><text:span text:style-name="quote.c"> :</text:span><text:span text:style-name="quote.c"><text:s/></text:span><text:span text:style-name="quote.c">aussi</text:span><text:span text:style-name="quote.c"><text:s/></text:span><text:span text:style-name="quote.c">enjoué</text:span><text:span text:style-name="quote.c"><text:s/></text:span><text:span text:style-name="quote.c">que</text:span><text:span text:style-name="quote.c"><text:s/></text:span><text:span text:style-name="quote.c">Plaute,</text:span><text:span text:style-name="quote.c"><text:s/></text:span><text:span text:style-name="quote.c">et</text:span><text:span text:style-name="quote.c"><text:s/></text:span><text:span text:style-name="quote.c">quelquefois</text:span><text:span text:style-name="quote.c"><text:s/></text:span><text:span text:style-name="quote.c">tombant</text:span><text:span text:style-name="quote.c"><text:s/></text:span><text:span text:style-name="quote.c">comme</text:span><text:span text:style-name="quote.c"><text:s/></text:span><text:span text:style-name="quote.c">lui</text:span><text:span text:style-name="quote.c"><text:s/></text:span><text:span text:style-name="quote.c">dans</text:span><text:span text:style-name="quote.c"><text:s/></text:span><text:span text:style-name="quote.c">des</text:span><text:span text:style-name="quote.c"><text:s/></text:span><text:span text:style-name="quote.c">bouffonneries</text:span><text:span text:style-name="quote.c"><text:s/></text:span><text:span text:style-name="quote.c">basses,</text:span><text:span text:style-name="quote.c"><text:s/></text:span><text:span text:style-name="quote.c">connaissant</text:span><text:span text:style-name="quote.c"><text:s/></text:span><text:span text:style-name="quote.c">aussi</text:span><text:span text:style-name="quote.c"><text:s/></text:span><text:span text:style-name="quote.c">bien</text:span><text:span text:style-name="quote.c"><text:s/></text:span><text:span text:style-name="quote.c">les</text:span><text:span text:style-name="quote.c"><text:s/></text:span><text:span text:style-name="quote.c">hommes</text:span><text:span text:style-name="quote.c"><text:s/></text:span><text:span text:style-name="quote.c">que</text:span><text:span text:style-name="quote.c"><text:s/></text:span><text:span text:style-name="quote.c">Térence,</text:span><text:span text:style-name="quote.c"><text:s/></text:span><text:span text:style-name="quote.c">et</text:span><text:span text:style-name="quote.c"><text:s/></text:span><text:span text:style-name="quote.c">représentant</text:span><text:span text:style-name="quote.c"><text:s/></text:span><text:span text:style-name="quote.c">comme</text:span><text:span text:style-name="quote.c"><text:s/></text:span><text:span text:style-name="quote.c">lui</text:span><text:span text:style-name="quote.c"><text:s/></text:span><text:span text:style-name="quote.c">des</text:span><text:span text:style-name="quote.c"><text:s/></text:span><text:span text:style-name="quote.c">amours</text:span><text:span text:style-name="quote.c"><text:s/></text:span><text:span text:style-name="quote.c">impudiques. »</text:span></text:p>
      <text:p text:style-name="P2944"><text:span text:style-name="T2945">Les</text:span><text:span text:style-name="T2946"><text:s/></text:span><text:span text:style-name="T2947">auteur</text:span><text:span text:style-name="T2948">s</text:span><text:span text:style-name="T2949"><text:s/></text:span><text:span text:style-name="T2950">du</text:span><text:span text:style-name="T2951"><text:s/></text:span><text:span text:style-name="T2952">Journal</text:span><text:span text:style-name="T2953"><text:s/></text:span><text:span text:style-name="T2954">l</text:span><text:span text:style-name="T2955">ittéraire</text:span><text:span text:style-name="Appelnotedebasdep."><text:note text:note-class="footnote" text:id="_ftn54"><text:note-citation>55</text:note-citation><text:note-body><text:p text:style-name="Notedebasdepage"><text:s/>[MARGIN]<text:s/>(1) Tome XXI, première partie, p. 115.</text:p></text:note-body></text:note></text:span><text:span text:style-name="T2956">,</text:span><text:span text:style-name="T2957"><text:s/></text:span><text:span text:style-name="T2958">en</text:span><text:span text:style-name="T2959"><text:s/></text:span><text:span text:style-name="T2960">rapportant</text:span><text:span text:style-name="T2961"><text:s/></text:span><text:span text:style-name="T2962">ce</text:span><text:span text:style-name="T2963"><text:s/></text:span><text:span text:style-name="T2964">passage</text:span><text:span text:style-name="T2965"><text:s/></text:span><text:span text:style-name="T2966">du</text:span><text:span text:style-name="T2967"><text:s/></text:span><text:span text:style-name="T2968">discours</text:span><text:span text:style-name="T2969"><text:s/></text:span><text:span text:style-name="T2970">du</text:span><text:span text:style-name="T2971"><text:s/></text:span><text:span text:style-name="T2972">père</text:span><text:span text:style-name="T2973"><text:s/></text:span><text:span text:style-name="T2974">Porée,</text:span><text:span text:style-name="T2975"><text:s/></text:span><text:span text:style-name="T2976">ajoutent</text:span><text:span text:style-name="T2977"><text:s/></text:span><text:span text:style-name="T2978">très</text:span><text:span text:style-name="T2979"><text:s/></text:span><text:span text:style-name="T2980">judicieusement</text:span><text:span text:style-name="T2981"> ;</text:span><text:span text:style-name="T2982"><text:s/></text:span><text:span text:style-name="quote.c">« </text:span><text:span text:style-name="quote.c">Qu</text:span><text:span text:style-name="quote.c">’</text:span><text:span text:style-name="quote.c">ils</text:span><text:span text:style-name="quote.c"><text:s/></text:span><text:span text:style-name="quote.c">auraient</text:span><text:span text:style-name="quote.c"><text:s/></text:span><text:span text:style-name="quote.c">souhaité</text:span><text:span text:style-name="quote.c"><text:s/></text:span><text:span text:style-name="quote.c">que</text:span><text:span text:style-name="quote.c"><text:s/></text:span><text:span text:style-name="quote.c">ce</text:span><text:span text:style-name="quote.c"><text:s/></text:span><text:span text:style-name="quote.c">savant</text:span><text:span text:style-name="quote.c"><text:s/></text:span><text:span text:style-name="quote.c">j</text:span><text:span text:style-name="quote.c">ésuite</text:span><text:span text:style-name="quote.c"><text:s/></text:span><text:span text:style-name="quote.c">eût</text:span><text:span text:style-name="quote.c"><text:s/></text:span><text:span text:style-name="quote.c">fait</text:span><text:span text:style-name="quote.c"><text:s/></text:span><text:span text:style-name="quote.c">deux</text:span><text:span text:style-name="quote.c"><text:s/></text:span><text:span text:style-name="quote.c">choses</text:span><text:span text:style-name="quote.c"> :</text:span><text:span text:style-name="quote.c"><text:s/></text:span><text:span text:style-name="quote.c">la</text:span><text:span text:style-name="quote.c"><text:s/></text:span><text:span text:style-name="quote.c">première,</text:span><text:span text:style-name="quote.c"><text:s/></text:span><text:span text:style-name="quote.c">qu</text:span><text:span text:style-name="quote.c">’</text:span><text:span text:style-name="quote.c">en</text:span><text:span text:style-name="quote.c"><text:s/></text:span><text:span text:style-name="quote.c">censurant</text:span><text:span text:style-name="quote.c"><text:s/></text:span><text:span text:style-name="quote.c">nos</text:span><text:span text:style-name="quote.c"><text:s/></text:span><text:span text:style-name="quote.c">poètes</text:span><text:span text:style-name="quote.c"><text:s/></text:span><text:span text:style-name="quote.c">comiques,</text:span><text:span text:style-name="quote.c"><text:s/></text:span><text:span text:style-name="quote.c">il</text:span><text:span text:style-name="quote.c"><text:s/></text:span><text:span text:style-name="quote.c">eût</text:span><text:span text:style-name="quote.c"><text:s/></text:span><text:span text:style-name="quote.c">insinué,</text:span><text:span text:style-name="quote.c"><text:s/></text:span><text:span text:style-name="quote.c">qu</text:span><text:span text:style-name="quote.c">’</text:span><text:span text:style-name="quote.c">ils</text:span><text:span text:style-name="quote.c"><text:s/></text:span><text:span text:style-name="quote.c">ont</text:span><text:span text:style-name="quote.c"><text:s/></text:span><text:span text:style-name="quote.c">pourtant</text:span><text:span text:style-name="quote.c"><text:s/></text:span><text:span text:style-name="quote.c">ménagé</text:span><text:span text:style-name="quote.c"><text:s/></text:span><text:span text:style-name="quote.c">beaucoup</text:span><text:span text:style-name="quote.c"><text:s/></text:span><text:span text:style-name="quote.c">mieux</text:span><text:span text:style-name="quote.c"><text:s/></text:span><text:span text:style-name="quote.c">la</text:span><text:span text:style-name="quote.c"><text:s/></text:span><text:span text:style-name="quote.c">chasteté</text:span><text:span text:style-name="quote.c"><text:s/></text:span><text:span text:style-name="quote.c">que</text:span><text:span text:style-name="quote.c"><text:s/></text:span><text:span text:style-name="quote.c">ceux</text:span><text:span text:style-name="quote.c"><text:s/></text:span><text:span text:style-name="quote.c">qui</text:span><text:span text:style-name="quote.c"><text:s/></text:span><text:span text:style-name="quote.c">les</text:span><text:span text:style-name="quote.c"><text:s/></text:span><text:span text:style-name="quote.c">ont</text:span><text:span text:style-name="quote.c"><text:s/></text:span><text:span text:style-name="quote.c">précédés,</text:span><text:span text:style-name="quote.c"><text:s/></text:span><text:span text:style-name="quote.c">et</text:span><text:span text:style-name="quote.c"><text:s/></text:span><text:span text:style-name="quote.c">que</text:span><text:span text:style-name="quote.c"><text:s/></text:span><text:span text:style-name="quote.c">les</text:span><text:span text:style-name="quote.c"><text:s/></text:span><text:span text:style-name="quote.c">comiques</text:span><text:span text:style-name="quote.c"><text:s/></text:span><text:span text:style-name="quote.c">des</text:span><text:span text:style-name="quote.c"><text:s/></text:span><text:span text:style-name="quote.c">autres</text:span><text:span text:style-name="quote.c"><text:s/></text:span><text:span text:style-name="quote.c">peuples.</text:span><text:span text:style-name="quote.c"><text:s/></text:span><text:span text:style-name="quote.c">La</text:span><text:span text:style-name="quote.c"><text:s/></text:span><text:span text:style-name="quote.c">seconde,</text:span><text:span text:style-name="quote.c"><text:s/></text:span><text:span text:style-name="quote.c">que</text:span><text:span text:style-name="quote.c"><text:s/></text:span><text:span text:style-name="quote.c">nous</text:span><text:span text:style-name="quote.c"><text:s/></text:span><text:span text:style-name="quote.c">avons</text:span><text:span text:style-name="quote.c"><text:s/></text:span><text:span text:style-name="quote.c">un</text:span><text:span text:style-name="quote.c"><text:s/></text:span><text:span text:style-name="quote.c">grand</text:span><text:span text:style-name="quote.c"><text:s/></text:span><text:span text:style-name="quote.c">nombre</text:span><text:span text:style-name="quote.c"><text:s/></text:span><text:span text:style-name="quote.c">de</text:span><text:span text:style-name="quote.c"><text:s/></text:span><text:span text:style-name="quote.c">c</text:span><text:span text:style-name="quote.c">omédies</text:span><text:span text:style-name="quote.c"><text:s/></text:span><text:span text:style-name="quote.c">qui</text:span><text:span text:style-name="quote.c"><text:s/></text:span><text:span text:style-name="quote.c">passent</text:span><text:span text:style-name="quote.c"><text:s/></text:span><text:span text:style-name="quote.c">pour</text:span><text:span text:style-name="quote.c"><text:s/></text:span><text:span text:style-name="quote.c">achevées,</text:span><text:span text:style-name="quote.c"><text:s/></text:span><text:span text:style-name="quote.c">où</text:span><text:span text:style-name="quote.c"><text:s/></text:span><text:span text:style-name="quote.c">il</text:span><text:span text:style-name="quote.c"><text:s/></text:span><text:span text:style-name="quote.c">ne</text:span><text:span text:style-name="quote.c"><text:s/></text:span><text:span text:style-name="quote.c">se</text:span><text:span text:style-name="quote.c"><text:s/></text:span><text:span text:style-name="quote.c">trouve</text:span><text:span text:style-name="quote.c"><text:s/></text:span><text:span text:style-name="quote.c">aucun</text:span><text:span text:style-name="quote.c"><text:s/></text:span><text:span text:style-name="quote.c">des</text:span><text:span text:style-name="quote.c"><text:s/></text:span><text:span text:style-name="quote.c">défauts</text:span><text:span text:style-name="quote.c"><text:s/></text:span><text:span text:style-name="quote.c">dont</text:span><text:span text:style-name="quote.c"><text:s/></text:span><text:span text:style-name="quote.c">cet</text:span><text:span text:style-name="quote.c"><text:s/></text:span><text:span text:style-name="quote.c">éloquent</text:span><text:span text:style-name="quote.c"><text:s/></text:span><text:span text:style-name="quote.c">j</text:span><text:span text:style-name="quote.c">ésuite</text:span><text:span text:style-name="quote.c"><text:s/></text:span><text:span text:style-name="quote.c">les</text:span><text:span text:style-name="quote.c"><text:s/></text:span><text:span text:style-name="quote.c">taxe</text:span><text:span text:style-name="quote.c"><text:s/></text:span><text:span text:style-name="quote.c">toutes. »</text:span></text:p>
      <text:p text:style-name="P2983"><text:span text:style-name="T2984">M. </text:span><text:span text:style-name="T2985">de</text:span><text:span text:style-name="T2986"><text:s/></text:span><text:span text:style-name="T2987">Voltaire,</text:span><text:span text:style-name="T2988"><text:s/></text:span><text:span text:style-name="T2989">dans</text:span><text:span text:style-name="T2990"><text:s/></text:span><text:span text:style-name="T2991">L</text:span><text:span text:style-name="T2992">e</text:span><text:span text:style-name="T2993"><text:s/></text:span><text:span text:style-name="T2994">Temple</text:span><text:span text:style-name="T2995"><text:s/></text:span><text:span text:style-name="T2996">du</text:span><text:span text:style-name="T2997"><text:s/></text:span><text:span text:style-name="T2998">g</text:span><text:span text:style-name="T2999">oût</text:span><text:span text:style-name="T3000">,</text:span><text:span text:style-name="T3001"><text:s/></text:span><text:span text:style-name="pb">[p</text:span><text:span text:style-name="pb">.</text:span><text:span text:style-name="pb"><text:s/></text:span><text:span text:style-name="pb">104</text:span><text:span text:style-name="pb">]</text:span><text:span text:style-name="T3002"><text:s/></text:span><text:span text:style-name="T3003">s</text:span><text:span text:style-name="T3004">’</text:span><text:span text:style-name="T3005">exprime</text:span><text:span text:style-name="T3006"><text:s/></text:span><text:span text:style-name="T3007">de</text:span><text:span text:style-name="T3008"><text:s/></text:span><text:span text:style-name="T3009">la</text:span><text:span text:style-name="T3010"><text:s/></text:span><text:span text:style-name="T3011">façon</text:span><text:span text:style-name="T3012"><text:s/></text:span><text:span text:style-name="T3013">suivante,</text:span><text:span text:style-name="T3014"><text:s/></text:span><text:span text:style-name="T3015">en</text:span><text:span text:style-name="T3016"><text:s/></text:span><text:span text:style-name="T3017">parlant</text:span><text:span text:style-name="T3018"><text:s/></text:span><text:span text:style-name="T3019">de</text:span><text:span text:style-name="T3020"><text:s/></text:span><text:span text:style-name="T3021">Molière</text:span><text:span text:style-name="T3022"> :</text:span><text:span text:style-name="T3023"><text:s/></text:span><text:span text:style-name="quote.c">« </text:span><text:span text:style-name="quote.c">J</text:span><text:span text:style-name="quote.c">’</text:span><text:span text:style-name="quote.c">y</text:span><text:span text:style-name="quote.c"><text:s/></text:span><text:span text:style-name="quote.c">vis</text:span><text:span text:style-name="quote.c"><text:s/></text:span><text:span text:style-name="quote.c">l</text:span><text:span text:style-name="quote.c">’</text:span><text:span text:style-name="quote.c">inimitable</text:span><text:span text:style-name="quote.c"><text:s/></text:span><text:span text:style-name="quote.c">Molière,</text:span><text:span text:style-name="quote.c"><text:s/></text:span><text:span text:style-name="quote.c">et</text:span><text:span text:style-name="quote.c"><text:s/></text:span><text:span text:style-name="quote.c">j</text:span><text:span text:style-name="quote.c">’</text:span><text:span text:style-name="quote.c">osai</text:span><text:span text:style-name="quote.c"><text:s/></text:span><text:span text:style-name="quote.c">lui</text:span><text:span text:style-name="quote.c"><text:s/></text:span><text:span text:style-name="quote.c">dire</text:span><text:span text:style-name="quote.c"> :</text:span><text:span text:style-name="quote.c"> »</text:span></text:p>
      <text:p text:style-name="quote.l">Le<text:s/>sage,<text:s/>le<text:s/>discret<text:s/>Térence,</text:p>
      <text:p text:style-name="quote.l">Est<text:s/>le<text:s/>premier<text:s/>des<text:s/>traducteurs :</text:p>
      <text:p text:style-name="quote.l">Jamais<text:s/>dans<text:s/>sa<text:s/>froide<text:s/>élégance,</text:p>
      <text:p text:style-name="quote.l">Des<text:s/>Romains<text:s/>il<text:s/>n’a<text:s/>peint<text:s/>les<text:s/>mœurs :</text:p>
      <text:p text:style-name="quote.l">Tu<text:s/>fus<text:s/>le<text:s/>peintre<text:s/>de<text:s/>la<text:s/>France.</text:p>
      <text:p text:style-name="quote.l">Nos<text:s/>bourgeois,<text:s/>à<text:s/>sots<text:s/>préjugés,</text:p>
      <text:p text:style-name="quote.l">Nos<text:s/>petits-maîtres<text:s/>rengorgés,</text:p>
      <text:p text:style-name="quote.l">Nos<text:s/>robins<text:s/>toujours<text:s/>arrangés,</text:p>
      <text:p text:style-name="quote.l">Chez<text:s/>toi,<text:s/>venaient<text:s/>se<text:s/>reconnaître ;</text:p>
      <text:p text:style-name="quote.l">Et<text:s/>tu<text:s/>les<text:s/>aurais<text:s/>corrigés,</text:p>
      <text:p text:style-name="quote.l">Si<text:s/>l’esprit<text:s/>humain<text:s/>pouvait<text:s/>l’être.</text:p>
      <text:p text:style-name="P3024"><text:span text:style-name="T3025">Finissons</text:span><text:span text:style-name="T3026"><text:s/></text:span><text:span text:style-name="T3027">par</text:span><text:span text:style-name="T3028"><text:s/></text:span><text:span text:style-name="T3029">un</text:span><text:span text:style-name="T3030"><text:s/></text:span><text:span text:style-name="T3031">fait</text:span><text:span text:style-name="T3032"><text:s/></text:span><text:span text:style-name="T3033">que</text:span><text:span text:style-name="T3034"><text:s/></text:span><text:span text:style-name="T3035">la</text:span><text:span text:style-name="T3036"><text:s/></text:span><text:span text:style-name="T3037">tradition</text:span><text:span text:style-name="T3038"><text:s/></text:span><text:span text:style-name="T3039">nous</text:span><text:span text:style-name="T3040"><text:s/></text:span><text:span text:style-name="T3041">a</text:span><text:span text:style-name="T3042"><text:s/></text:span><text:span text:style-name="T3043">conservé.</text:span><text:span text:style-name="T3044"><text:s/></text:span><text:span text:style-name="T3045">Molière</text:span><text:span text:style-name="T3046"><text:s/></text:span><text:span text:style-name="T3047">était</text:span><text:span text:style-name="T3048"><text:s/></text:span><text:span text:style-name="T3049">désigné</text:span><text:span text:style-name="T3050"><text:s/></text:span><text:span text:style-name="T3051">pour</text:span><text:span text:style-name="T3052"><text:s/></text:span><text:span text:style-name="T3053">remplir</text:span><text:span text:style-name="T3054"><text:s/></text:span><text:span text:style-name="T3055">la</text:span><text:span text:style-name="T3056"><text:s/></text:span><text:span text:style-name="T3057">première</text:span><text:span text:style-name="T3058"><text:s/></text:span><text:span text:style-name="T3059">place</text:span><text:span text:style-name="T3060"><text:s/></text:span><text:span text:style-name="T3061">vacante</text:span><text:span text:style-name="T3062"><text:s/></text:span><text:span text:style-name="T3063">à</text:span><text:span text:style-name="T3064"><text:s/></text:span><text:span text:style-name="T3065">l</text:span><text:span text:style-name="T3066">’</text:span><text:span text:style-name="T3067">Académie</text:span><text:span text:style-name="T3068"><text:s/></text:span><text:span text:style-name="T3069">f</text:span><text:span text:style-name="T3070">rançaise</text:span><text:span text:style-name="T3071"> ;</text:span><text:span text:style-name="T3072"><text:s/></text:span><text:span text:style-name="T3073">la</text:span><text:span text:style-name="T3074"><text:s/></text:span><text:span text:style-name="T3075">c</text:span><text:span text:style-name="T3076">ompagnie</text:span><text:span text:style-name="T3077"><text:s/></text:span><text:span text:style-name="T3078">s</text:span><text:span text:style-name="T3079">’</text:span><text:span text:style-name="T3080">était</text:span><text:span text:style-name="T3081"><text:s/></text:span><text:span text:style-name="T3082">arrangée</text:span><text:span text:style-name="T3083"><text:s/></text:span><text:span text:style-name="T3084">au</text:span><text:span text:style-name="T3085"><text:s/></text:span><text:span text:style-name="T3086">sujet</text:span><text:span text:style-name="T3087"><text:s/></text:span><text:span text:style-name="T3088">de</text:span><text:span text:style-name="T3089"><text:s/></text:span><text:span text:style-name="T3090">sa</text:span><text:span text:style-name="T3091"><text:s/></text:span><text:span text:style-name="T3092">profession.</text:span><text:span text:style-name="T3093"><text:s/></text:span><text:span text:style-name="T3094">Molière</text:span><text:span text:style-name="T3095"><text:s/></text:span><text:span text:style-name="T3096">n</text:span><text:span text:style-name="T3097">’</text:span><text:span text:style-name="T3098">aurait</text:span><text:span text:style-name="T3099"><text:s/></text:span><text:span text:style-name="T3100">plus</text:span><text:span text:style-name="T3101"><text:s/></text:span><text:span text:style-name="T3102">joué</text:span><text:span text:style-name="T3103"><text:s/></text:span><text:span text:style-name="T3104">que</text:span><text:span text:style-name="T3105"><text:s/></text:span><text:span text:style-name="T3106">dans</text:span><text:span text:style-name="T3107"><text:s/></text:span><text:span text:style-name="T3108">les</text:span><text:span text:style-name="T3109"><text:s/></text:span><text:span text:style-name="T3110">rôles</text:span><text:span text:style-name="T3111"><text:s/></text:span><text:span text:style-name="T3112">de</text:span><text:span text:style-name="T3113"><text:s/></text:span><text:span text:style-name="T3114">haut</text:span><text:span text:style-name="T3115"><text:s/></text:span><text:span text:style-name="T3116">comique,</text:span><text:span text:style-name="T3117"><text:s/></text:span><text:span text:style-name="T3118">mais</text:span><text:span text:style-name="T3119"><text:s/></text:span><text:span text:style-name="T3120">sa</text:span><text:span text:style-name="T3121"><text:s/></text:span><text:span text:style-name="T3122">mort</text:span><text:span text:style-name="T3123"><text:s/></text:span><text:span text:style-name="T3124">précipitée</text:span><text:span text:style-name="T3125"><text:s/></text:span><text:span text:style-name="T3126">le</text:span><text:span text:style-name="T3127"><text:s/></text:span><text:span text:style-name="T3128">priva</text:span><text:span text:style-name="T3129"><text:s/></text:span><text:span text:style-name="T3130">d</text:span><text:span text:style-name="T3131">’</text:span><text:span text:style-name="T3132">une</text:span><text:span text:style-name="T3133"><text:s/></text:span><text:span text:style-name="T3134">place</text:span><text:span text:style-name="T3135"><text:s/></text:span><text:span text:style-name="T3136">bien</text:span><text:span text:style-name="T3137"><text:s/></text:span><text:span text:style-name="T3138">méritée,</text:span><text:span text:style-name="T3139"><text:s/></text:span><text:span text:style-name="T3140">et</text:span><text:span text:style-name="T3141"><text:s/></text:span><text:span text:style-name="T3142">l</text:span><text:span text:style-name="T3143">’</text:span><text:span text:style-name="T3144">Académie,</text:span><text:span text:style-name="T3145"><text:s/></text:span><text:span text:style-name="T3146">d</text:span><text:span text:style-name="T3147">’</text:span><text:span text:style-name="T3148">un</text:span><text:span text:style-name="T3149"><text:s/></text:span><text:span text:style-name="T3150">sujet</text:span><text:span text:style-name="T3151"><text:s/></text:span><text:span text:style-name="T3152">si</text:span><text:span text:style-name="T3153"><text:s/></text:span><text:span text:style-name="T3154">digne</text:span><text:span text:style-name="T3155"><text:s/></text:span><text:span text:style-name="T3156">de</text:span><text:span text:style-name="T3157"><text:s/></text:span><text:span text:style-name="T3158">la</text:span><text:span text:style-name="T3159"><text:s/></text:span><text:span text:style-name="T3160">remplir</text:span><text:span text:style-name="Appelnotedebasdep."><text:note text:note-class="footnote" text:id="_ftn55"><text:note-citation>56</text:note-citation><text:note-body><text:p text:style-name="Notedebasdepage"><text:s/>[BOTTOM]<text:s/>(a)<text:s/>Ce fait a été plusieurs fois attesté par feu M. de La Motte, de l’Académie française ;<text:s/>et nous ne doutons point qu’en lisant ceci, beaucoup de ses amis ne se rappellent de le lui avoir ouï dire.</text:p></text:note-body></text:note></text:span><text:span text:style-name="T3161">.</text:span></text:p>
      <text:p text:style-name="label"><text:span text:style-name="pb">[p</text:span><text:span text:style-name="pb">.</text:span><text:span text:style-name="pb"><text:s/></text:span><text:span text:style-name="pb">105</text:span><text:span text:style-name="pb">]</text:span><text:span text:style-name="T3162"><text:s/></text:span><text:span text:style-name="T3163">Ordre</text:span><text:span text:style-name="T3164"><text:s/></text:span><text:span text:style-name="T3165">c</text:span><text:span text:style-name="T3166">hronologique</text:span><text:span text:style-name="T3167"><text:s/></text:span><text:span text:style-name="T3168">des</text:span><text:span text:style-name="T3169"><text:s/></text:span><text:span text:style-name="T3170">pièces</text:span><text:span text:style-name="T3171"><text:s/></text:span><text:span text:style-name="T3172">de</text:span><text:span text:style-name="T3173"><text:s/></text:span><text:span text:style-name="T3174">théâtre</text:span><text:span text:style-name="T3175"><text:s/></text:span><text:span text:style-name="T3176">de</text:span><text:span text:style-name="T3177"><text:s/></text:span><text:span text:style-name="T3178">M. </text:span><text:span text:style-name="T3179">Molière.</text:span></text:p>
      <text:p text:style-name="Liste"><text:span text:style-name="T3180">L</text:span><text:span text:style-name="T3181">’</text:span><text:span text:style-name="T3182">Étourdi</text:span>,<text:span text:style-name="T3183"><text:s/></text:span><text:span text:style-name="T3184">ou</text:span><text:s/><text:span text:style-name="T3185">les</text:span><text:span text:style-name="T3186"><text:s/></text:span><text:span text:style-name="T3187">Contretemps</text:span>,<text:span text:style-name="T3188"><text:s/></text:span>comédie<text:s/>en<text:s/>cinq<text:s/>actes,<text:s/>en<text:s/>vers,<text:s/>représentée<text:s/>sur<text:s/>le<text:s/>théâtre<text:s/>du<text:s/>Petit-<text:soft-page-break/>Bourbon,<text:s/>1658.</text:p>
      <text:p text:style-name="Liste"><text:span text:style-name="T3189">Le</text:span><text:span text:style-name="T3190"><text:s/></text:span><text:span text:style-name="T3191">Dépit</text:span><text:span text:style-name="T3192"><text:s/></text:span><text:span text:style-name="T3193">amoureux</text:span>,<text:s/>comédie<text:s/>en<text:s/>cinq<text:s/>actes,<text:s/>en<text:s/>vers,<text:s/>représentée<text:s/>sur<text:s/>le<text:s/>théâtre du<text:s/>Petit-Bourbon,<text:s/>1658<text:span text:style-name="T3194">.</text:span></text:p>
      <text:p text:style-name="Liste"><text:span text:style-name="T3195">Les</text:span><text:span text:style-name="T3196"><text:s/></text:span><text:span text:style-name="T3197">Précieuses</text:span><text:span text:style-name="T3198"><text:s/></text:span><text:span text:style-name="T3199">ridicules</text:span>,<text:s/>comédie<text:s/>en<text:s/>un<text:s/>acte,<text:s/>en<text:s/>prose,<text:s/>représentée<text:s/>sur<text:s/>le<text:s/>théâtre du<text:s/>Petit-Bourbon,<text:s/>1659.</text:p>
      <text:p text:style-name="Liste"><text:span text:style-name="T3200">Sganarelle</text:span>,<text:s/><text:span text:style-name="T3201">ou</text:span><text:s/><text:span text:style-name="T3202">le</text:span><text:span text:style-name="T3203"><text:s/></text:span><text:span text:style-name="T3204">Cocu</text:span><text:span text:style-name="T3205"><text:s/></text:span><text:span text:style-name="T3206">i</text:span><text:span text:style-name="T3207">ma</text:span><text:span text:style-name="T3208">ginaire</text:span>,<text:s/>comédie<text:s/>en<text:s/>un<text:s/>acte,<text:s/>en<text:s/>vers,<text:s/>représentée<text:s/>sur<text:s/>le<text:s/>théâtre du<text:s/>Petit-Bourbon,<text:s/>1660.</text:p>
      <text:p text:style-name="Liste"><text:span text:style-name="T3209">Dom</text:span><text:span text:style-name="T3210"><text:s/></text:span><text:span text:style-name="T3211">Garcie</text:span><text:span text:style-name="T3212"><text:s/></text:span><text:span text:style-name="T3213">de</text:span><text:span text:style-name="T3214"><text:s/></text:span><text:span text:style-name="T3215">Navarre</text:span>,<text:s/><text:span text:style-name="T3216">ou</text:span><text:s/><text:span text:style-name="T3217">le</text:span><text:span text:style-name="T3218"><text:s/></text:span><text:span text:style-name="T3219">Prince</text:span><text:span text:style-name="T3220"><text:s/></text:span><text:span text:style-name="T3221">j</text:span><text:span text:style-name="T3222">aloux</text:span>,<text:s/>comédie<text:s/>héroïque<text:s/>en<text:s/>cinq<text:s/>actes,<text:s/>en<text:s/>vers,<text:s/>représentée<text:s/>sur<text:s/>le<text:s/>théâtre du<text:s/>Palais-Royal<text:span text:style-name="Appelnotedebasdep."><text:note text:note-class="footnote" text:id="_ftn56"><text:note-citation>57</text:note-citation><text:note-body><text:p text:style-name="Notedebasdepage"><text:s/>[BOTTOM]<text:s/>*<text:s/>Depuis cette pièce, toutes celles de Molière, jusqu’à sa mort, furent jouées sur le même théâtre.</text:p></text:note-body></text:note></text:span>,<text:s/>1661.</text:p>
      <text:p text:style-name="Liste"><text:span text:style-name="T3223">L</text:span><text:span text:style-name="T3224">’</text:span><text:span text:style-name="T3225">École</text:span><text:span text:style-name="T3226"><text:s/></text:span><text:span text:style-name="T3227">des</text:span><text:span text:style-name="T3228"><text:s/></text:span><text:span text:style-name="T3229">m</text:span><text:span text:style-name="T3230">aris</text:span>,<text:s/>comédie<text:s/>en<text:s/>trois<text:s/>actes,<text:s/>en<text:s/>vers,<text:s/>1662.</text:p>
      <text:p text:style-name="Liste"><text:span text:style-name="T3231">Les</text:span><text:span text:style-name="T3232"><text:s/></text:span><text:span text:style-name="T3233">Fâcheux</text:span>,<text:s/>comédie-ballet,<text:s/>en<text:s/>trois<text:s/>actes,<text:s/>en<text:s/>vers,<text:s/>représentée<text:s/>à<text:s/>Vaux<text:s/>et<text:s/>à<text:s/>Paris,<text:s/>1661.</text:p>
      <text:p text:style-name="Liste"><text:span text:style-name="T3234">L</text:span><text:span text:style-name="T3235">’</text:span><text:span text:style-name="T3236">École</text:span><text:span text:style-name="T3237"><text:s/></text:span><text:span text:style-name="T3238">des</text:span><text:span text:style-name="T3239"><text:s/></text:span><text:span text:style-name="T3240">f</text:span><text:span text:style-name="T3241">emmes</text:span>,<text:s/>comédie<text:s/>en<text:s/>cinq<text:s/>actes<text:s/>et<text:s/>en<text:s/>vers,<text:s/>1662.</text:p>
      <text:p text:style-name="Liste">L<text:span text:style-name="T3242">a</text:span><text:s/><text:span text:style-name="T3243">Critique</text:span><text:span text:style-name="T3244"><text:s/></text:span><text:span text:style-name="T3245">de</text:span><text:span text:style-name="T3246"><text:s/></text:span><text:span text:style-name="T3247">l</text:span><text:span text:style-name="T3248">’</text:span><text:span text:style-name="T3249">École</text:span><text:span text:style-name="T3250"><text:s/></text:span><text:span text:style-name="T3251">des</text:span><text:span text:style-name="T3252"><text:s/></text:span><text:span text:style-name="T3253">f</text:span><text:span text:style-name="T3254">emmes</text:span>,<text:s/>comédie<text:s/>en<text:s/>un<text:s/>acte,<text:s/>en<text:s/>prose,<text:s/>1663.</text:p>
      <text:p text:style-name="Liste"><text:span text:style-name="T3255">L</text:span><text:span text:style-name="T3256">’</text:span><text:span text:style-name="T3257">I</text:span><text:span text:style-name="T3258">mpromptu</text:span><text:span text:style-name="T3259"><text:s/></text:span><text:span text:style-name="T3260">de</text:span><text:span text:style-name="T3261"><text:s/></text:span><text:span text:style-name="T3262">Versailles</text:span>,<text:s/>comédie<text:s/>en<text:s/>un<text:s/>acte,<text:s/>en<text:s/>prose,<text:s/>représentée<text:s/>à<text:s/>Versailles<text:s/>et<text:s/>à<text:s/>Paris,<text:s/>1663.</text:p>
      <text:p text:style-name="Liste"><text:span text:style-name="pb">[p</text:span><text:span text:style-name="pb">.</text:span><text:span text:style-name="pb"><text:s/></text:span><text:span text:style-name="pb">106</text:span><text:span text:style-name="pb">]</text:span><text:span text:style-name="T3263"><text:s/></text:span><text:span text:style-name="T3264">La</text:span><text:span text:style-name="T3265"><text:s/></text:span><text:span text:style-name="T3266">Princesse</text:span><text:span text:style-name="T3267"><text:s/></text:span><text:span text:style-name="T3268">d</text:span><text:span text:style-name="T3269">’</text:span><text:span text:style-name="T3270">É</text:span><text:span text:style-name="T3271">lide</text:span>,<text:s/>comédie-ballet,<text:s/>le<text:s/>premier<text:s/>acte<text:s/>et<text:s/>la<text:s/>première<text:s/>scène<text:s/>du<text:s/>second<text:s/>en<text:s/>vers<text:s/>(le<text:s/>reste<text:s/>en<text:s/>prose),<text:s/>représentée<text:s/>à<text:s/>Versailles<text:s/>et<text:s/>à<text:s/>Paris,<text:s/>1664.</text:p>
      <text:p text:style-name="Liste"><text:span text:style-name="T3272">Le</text:span><text:span text:style-name="T3273"><text:s/></text:span><text:span text:style-name="T3274">Mariage</text:span><text:span text:style-name="T3275"><text:s/></text:span><text:span text:style-name="T3276">f</text:span><text:span text:style-name="T3277">orcé</text:span>,<text:s/>comédie-ballet,<text:s/>en<text:s/>un<text:s/>acte,<text:s/>en<text:s/>prose,<text:s/>représentée<text:s/>au<text:s/>Louvre<text:s/>et<text:s/>sur<text:s/>le<text:s/>théâtre du<text:s/>Palais-Royal,<text:s/>avec<text:s/>quelques<text:s/>changements,<text:s/>1664.</text:p>
      <text:p text:style-name="Liste"><text:span text:style-name="T3278">Dom</text:span><text:span text:style-name="T3279"><text:s/></text:span><text:span text:style-name="T3280">Juan</text:span>,<text:s/><text:span text:style-name="T3281">ou</text:span><text:span text:style-name="T3282"><text:s/></text:span><text:span text:style-name="T3283">l</text:span><text:span text:style-name="T3284">e</text:span><text:span text:style-name="T3285"><text:s/></text:span><text:span text:style-name="T3286">Festin</text:span><text:span text:style-name="T3287"><text:s/></text:span><text:span text:style-name="T3288">d</text:span><text:span text:style-name="T3289">e</text:span><text:span text:style-name="T3290"><text:s/></text:span><text:span text:style-name="T3291">Pierre</text:span>,<text:s/>comédie<text:s/>en<text:s/>cinq<text:s/>actes,<text:s/>en<text:s/>prose,<text:s/>1665.</text:p>
      <text:p text:style-name="Liste"><text:span text:style-name="T3292">L</text:span><text:span text:style-name="T3293">’</text:span><text:span text:style-name="T3294">Amour</text:span><text:span text:style-name="T3295"><text:s/></text:span><text:span text:style-name="T3296">médecin</text:span>,<text:s/>comédie<text:s/>en<text:s/>trois<text:s/>actes,<text:s/>en<text:s/>prose,<text:s/>avec<text:s/>un<text:s/>prologue,<text:s/>représentée<text:s/>à<text:s/>Versailles<text:s/>et<text:s/>à<text:s/>Paris,<text:s/>1665.</text:p>
      <text:p text:style-name="Liste"><text:span text:style-name="T3297">Le</text:span><text:span text:style-name="T3298"><text:s/></text:span><text:span text:style-name="T3299">Misanthrope</text:span>,<text:s/>comédie<text:s/>en<text:s/>cinq<text:s/>actes,<text:s/>en<text:s/>vers,<text:s/>1666.</text:p>
      <text:p text:style-name="Liste"><text:span text:style-name="T3300">Le</text:span><text:span text:style-name="T3301"><text:s/></text:span><text:span text:style-name="T3302">Mé</text:span><text:span text:style-name="T3303">decin</text:span><text:span text:style-name="T3304"><text:s/></text:span><text:span text:style-name="T3305">m</text:span><text:span text:style-name="T3306">algré</text:span><text:span text:style-name="T3307"><text:s/></text:span><text:span text:style-name="T3308">l</text:span><text:span text:style-name="T3309">ui</text:span>,<text:s/>comédie<text:s/>en<text:s/>trois<text:s/>actes,<text:s/>en<text:s/>prose,<text:s/>1666.</text:p>
      <text:p text:style-name="Liste"><text:span text:style-name="T3310">Mélicerte</text:span>,<text:s/>pastorale<text:s/>héroïque,<text:s/>en<text:s/>vers,<text:s/>deux<text:s/>actes<text:s/>(pièce<text:s/>non<text:s/>finie),<text:s/>représentée<text:s/>à<text:s/>Saint-Germain-en-Laye,<text:s/>dans<text:s/><text:span text:style-name="T3311">L</text:span><text:span text:style-name="T3312">e<text:s/></text:span><text:span text:style-name="T3313">Ba</text:span><text:span text:style-name="T3314">llet</text:span><text:span text:style-name="T3315"><text:s/></text:span><text:span text:style-name="T3316">des</text:span><text:span text:style-name="T3317"><text:s/></text:span><text:span text:style-name="T3318">Muses</text:span>,<text:s/>1666.</text:p>
      <text:p text:style-name="Liste"><text:span text:style-name="T3319">Fragment</text:span><text:span text:style-name="T3320"><text:s/></text:span><text:span text:style-name="T3321">d</text:span><text:span text:style-name="T3322">’</text:span><text:span text:style-name="T3323">une</text:span><text:span text:style-name="T3324"><text:s/></text:span><text:span text:style-name="T3325">p</text:span><text:span text:style-name="T3326">astorale</text:span><text:span text:style-name="T3327"><text:s/></text:span><text:span text:style-name="T3328">c</text:span><text:span text:style-name="T3329">omique</text:span>,<text:s/>représentée<text:s/>à<text:s/>Saint-Germain-en-Laye,<text:s/>dans<text:s/><text:span text:style-name="T3330">L</text:span><text:span text:style-name="T3331">e</text:span><text:span text:style-name="T3332"><text:s/></text:span><text:span text:style-name="T3333">B</text:span><text:span text:style-name="T3334">allet</text:span><text:span text:style-name="T3335"><text:s/></text:span><text:span text:style-name="T3336">des</text:span><text:span text:style-name="T3337"><text:s/></text:span><text:span text:style-name="T3338">Muses</text:span>,<text:s/>à<text:s/>la<text:s/>suite<text:s/>de<text:s/><text:span text:style-name="T3339">Mélicerte</text:span>,<text:s/>1666.</text:p>
      <text:p text:style-name="Liste"><text:span text:style-name="T3340">Le</text:span><text:span text:style-name="T3341"><text:s/></text:span><text:span text:style-name="T3342">Sicilien</text:span>,<text:s/><text:span text:style-name="T3343">ou</text:span><text:s/><text:span text:style-name="T3344">l</text:span><text:span text:style-name="T3345">’</text:span><text:span text:style-name="T3346">Amour</text:span><text:span text:style-name="T3347"><text:s/></text:span><text:span text:style-name="T3348">p</text:span><text:span text:style-name="T3349">eintre</text:span>,<text:s/>comédie-ballet,<text:s/>en<text:s/>un<text:s/>acte,<text:s/>en<text:s/>prose,<text:s/>représentée<text:s/>à<text:s/>Saint-Germain-en-Laye,<text:s/>dans<text:s/><text:span text:style-name="T3350">L</text:span><text:span text:style-name="T3351">e</text:span><text:span text:style-name="T3352"><text:s/></text:span><text:span text:style-name="T3353">Ba</text:span><text:span text:style-name="T3354">llet</text:span><text:span text:style-name="T3355"><text:s/></text:span><text:span text:style-name="T3356">des</text:span><text:span text:style-name="T3357"><text:s/></text:span><text:span text:style-name="T3358">Muses</text:span>,<text:s/>et<text:s/>à<text:s/>Paris,<text:s/>1667.</text:p>
      <text:p text:style-name="Liste"><text:span text:style-name="pb">[p</text:span><text:span text:style-name="pb">.</text:span><text:span text:style-name="pb"><text:s/></text:span><text:span text:style-name="pb">107</text:span><text:span text:style-name="pb">]</text:span><text:span text:style-name="T3359"><text:s/></text:span><text:span text:style-name="T3360">Tartuffe</text:span>,<text:s/><text:span text:style-name="T3361">ou</text:span><text:s/><text:span text:style-name="T3362">l</text:span><text:span text:style-name="T3363">’</text:span><text:span text:style-name="T3364">Imposteur</text:span>,<text:s/>comédie<text:s/>en<text:s/>cinq<text:s/>actes,<text:s/>en<text:s/>vers,<text:s/>représentée<text:s/>en<text:s/>1667,<text:s/>et<text:s/>depuis<text:s/>sans<text:s/>interruption<text:s/>en<text:s/>1669.</text:p>
      <text:p text:style-name="Liste"><text:span text:style-name="T3365">Amphitryon</text:span>,<text:s/>comédie<text:s/>en<text:s/>trois<text:s/>actes,<text:s/>en<text:s/>vers,<text:s/>avec<text:s/>un<text:s/>prologue,<text:s/>1668.</text:p>
      <text:soft-page-break/>
      <text:p text:style-name="Liste"><text:span text:style-name="T3366">L</text:span><text:span text:style-name="T3367">’</text:span><text:span text:style-name="T3368">Avare</text:span>,<text:s/>comédie<text:s/>en<text:s/>cinq<text:s/>actes<text:s/>et<text:s/>en<text:s/>prose,<text:s/>1668.</text:p>
      <text:p text:style-name="Liste"><text:span text:style-name="T3369">George<text:s/></text:span><text:span text:style-name="T3370">Dandin</text:span>,<text:s/><text:span text:style-name="T3371">ou</text:span><text:s/><text:span text:style-name="T3372">le</text:span><text:span text:style-name="T3373"><text:s/></text:span><text:span text:style-name="T3374">Mari</text:span><text:span text:style-name="T3375"><text:s/></text:span><text:span text:style-name="T3376">confondu</text:span>,<text:s/>comédie<text:s/>en<text:s/>trois<text:s/>actes,<text:s/>en<text:s/>prose,<text:s/>représentée<text:s/>avec<text:s/>des<text:s/>intermèdes<text:s/>à<text:s/>Versailles,<text:s/>et<text:s/>sans<text:s/>intermèdes<text:s/>à<text:s/>Paris,<text:s/>1668.</text:p>
      <text:p text:style-name="Liste"><text:span text:style-name="T3377">Monsieur</text:span><text:span text:style-name="T3378"><text:s/></text:span><text:span text:style-name="T3379">de</text:span><text:span text:style-name="T3380"><text:s/></text:span><text:span text:style-name="T3381">Pourceaugnac</text:span>,<text:s/>comédie-ballet,<text:s/>en<text:s/>trois<text:s/>actes,<text:s/>en<text:s/>prose,<text:s/>représentée<text:s/>à<text:s/>Chambord<text:s/>et<text:s/>à<text:s/>Paris,<text:s/>1669.</text:p>
      <text:p text:style-name="Liste"><text:span text:style-name="T3382">Les</text:span><text:span text:style-name="T3383"><text:s/></text:span><text:span text:style-name="T3384">Amants</text:span><text:span text:style-name="T3385"><text:s/></text:span><text:span text:style-name="T3386">m</text:span><text:span text:style-name="T3387">agnifiques</text:span>,<text:s/>comédie-ballet,<text:s/>en<text:s/>cinq<text:s/>actes,<text:s/>en<text:s/>prose,<text:s/>représentée<text:s/>à<text:s/>Saint-Germain-en-Laye,<text:s/>1670,<text:s/>et<text:s/>à<text:s/>Paris<text:s/>en<text:s/>1688.</text:p>
      <text:p text:style-name="Liste">Le<text:s/><text:span text:style-name="T3388">Bourgeois</text:span><text:span text:style-name="T3389"><text:s/></text:span><text:span text:style-name="T3390">g</text:span><text:span text:style-name="T3391">entilhomme</text:span>,<text:s/>comédie-ballet,<text:s/>en<text:s/>cinq<text:s/>actes,<text:s/>en<text:s/>prose,<text:s/>représentée<text:s/>à<text:s/>Chambord<text:s/>et<text:s/>à<text:s/>Paris,<text:s/>1670.</text:p>
      <text:p text:style-name="Liste"><text:span text:style-name="T3392">Les</text:span><text:span text:style-name="T3393"><text:s/></text:span><text:span text:style-name="T3394">Fourberies</text:span><text:span text:style-name="T3395"><text:s/></text:span><text:span text:style-name="T3396">de</text:span><text:span text:style-name="T3397"><text:s/></text:span><text:span text:style-name="T3398">Scapin</text:span>,<text:s/>comédie<text:s/>en<text:s/>trois<text:s/>actes,<text:s/>en<text:s/>prose,<text:s/>1671.</text:p>
      <text:p text:style-name="Liste"><text:span text:style-name="T3399">Psyché</text:span>,<text:s/>tragédie-ballet,<text:s/>en<text:s/>cinq<text:s/>actes,<text:s/>en<text:s/>vers,<text:s/>représentée<text:s/>au<text:s/>palais<text:s/>des<text:s/>Tuileries<text:s/>en<text:s/>1670,<text:s/>et<text:s/>au<text:s/>Palais-Royal,<text:s/>1671.</text:p>
      <text:p text:style-name="Corpsdetexte"><text:span text:style-name="pb">[p</text:span><text:span text:style-name="pb">.</text:span><text:span text:style-name="pb"><text:s/></text:span><text:span text:style-name="pb">108</text:span><text:span text:style-name="pb">]</text:span><text:span text:style-name="T3400"><text:s/></text:span><text:span text:style-name="T3401">Molière</text:span><text:span text:style-name="T3402"><text:s/></text:span><text:span text:style-name="T3403">n</text:span><text:span text:style-name="T3404">’</text:span><text:span text:style-name="T3405">a</text:span><text:span text:style-name="T3406"><text:s/></text:span><text:span text:style-name="T3407">composé</text:span><text:span text:style-name="T3408"><text:s/></text:span><text:span text:style-name="T3409">que</text:span><text:span text:style-name="T3410"><text:s/></text:span><text:span text:style-name="T3411">le</text:span><text:span text:style-name="T3412"><text:s/></text:span><text:span text:style-name="T3413">premier</text:span><text:span text:style-name="T3414"><text:s/></text:span><text:span text:style-name="T3415">acte</text:span><text:span text:style-name="T3416">,</text:span><text:span text:style-name="T3417"><text:s/></text:span><text:span text:style-name="T3418">et</text:span><text:span text:style-name="T3419"><text:s/></text:span><text:span text:style-name="T3420">la</text:span><text:span text:style-name="T3421"><text:s/></text:span><text:span text:style-name="T3422">première</text:span><text:span text:style-name="T3423"><text:s/></text:span><text:span text:style-name="T3424">scène</text:span><text:span text:style-name="T3425"><text:s/></text:span><text:span text:style-name="T3426">du</text:span><text:span text:style-name="T3427"><text:s/></text:span><text:span text:style-name="T3428">second</text:span><text:span text:style-name="T3429"><text:s/></text:span><text:span text:style-name="T3430">acte</text:span><text:span text:style-name="T3431">,</text:span><text:span text:style-name="T3432"><text:s/></text:span><text:span text:style-name="T3433">et</text:span><text:span text:style-name="T3434"><text:s/></text:span><text:span text:style-name="T3435">la</text:span><text:span text:style-name="T3436"><text:s/></text:span><text:span text:style-name="T3437">première</text:span><text:span text:style-name="T3438"><text:s/></text:span><text:span text:style-name="T3439">scène</text:span><text:span text:style-name="T3440"><text:s/></text:span><text:span text:style-name="T3441">du</text:span><text:span text:style-name="T3442"><text:s/></text:span><text:span text:style-name="T3443">troisième</text:span><text:span text:style-name="T3444"><text:s/></text:span><text:span text:style-name="T3445">de</text:span><text:span text:style-name="T3446"><text:s/></text:span><text:span text:style-name="T3447">Psyché</text:span><text:span text:style-name="T3448">,</text:span><text:span text:style-name="T3449"><text:s/></text:span><text:span text:style-name="T3450">et</text:span><text:span text:style-name="T3451"><text:s/></text:span><text:span text:style-name="T3452">le</text:span><text:span text:style-name="T3453"><text:s/></text:span><text:span text:style-name="T3454">surplus</text:span><text:span text:style-name="T3455"><text:s/></text:span><text:span text:style-name="T3456">de</text:span><text:span text:style-name="T3457"><text:s/></text:span><text:span text:style-name="T3458">cette</text:span><text:span text:style-name="T3459"><text:s/></text:span><text:span text:style-name="T3460">pièce</text:span><text:span text:style-name="T3461"><text:s/></text:span><text:span text:style-name="T3462">est</text:span><text:span text:style-name="T3463"><text:s/></text:span><text:span text:style-name="T3464">de</text:span><text:span text:style-name="T3465"><text:s/></text:span><text:span text:style-name="T3466">M. </text:span><text:span text:style-name="T3467">Corneille</text:span><text:span text:style-name="T3468"><text:s/></text:span><text:span text:style-name="T3469">l</text:span><text:span text:style-name="T3470">’</text:span><text:span text:style-name="T3471">aîné,</text:span><text:span text:style-name="T3472"><text:s/></text:span><text:span text:style-name="T3473">et</text:span><text:span text:style-name="T3474"><text:s/></text:span><text:span text:style-name="T3475">les</text:span><text:span text:style-name="T3476"><text:s/></text:span><text:span text:style-name="T3477">paroles</text:span><text:span text:style-name="T3478"><text:s/></text:span><text:span text:style-name="T3479">chantantes</text:span><text:span text:style-name="T3480"><text:s/></text:span><text:span text:style-name="T3481">du</text:span><text:span text:style-name="T3482"><text:s/></text:span><text:span text:style-name="T3483">p</text:span><text:span text:style-name="T3484">rologue</text:span><text:span text:style-name="T3485"><text:s/></text:span><text:span text:style-name="T3486">et</text:span><text:span text:style-name="T3487"><text:s/></text:span><text:span text:style-name="T3488">des</text:span><text:span text:style-name="T3489"><text:s/></text:span><text:span text:style-name="T3490">i</text:span><text:span text:style-name="T3491">n</text:span><text:span text:style-name="T3492">termèdes</text:span><text:span text:style-name="T3493"><text:s/></text:span><text:span text:style-name="T3494">sont</text:span><text:span text:style-name="T3495"><text:s/></text:span><text:span text:style-name="T3496">de</text:span><text:span text:style-name="T3497"><text:s/></text:span><text:span text:style-name="T3498">M. </text:span><text:span text:style-name="T3499">Quinault</text:span><text:span text:style-name="T3500">.</text:span></text:p>
      <text:p text:style-name="Liste"><text:span text:style-name="T3501">Les</text:span><text:span text:style-name="T3502"><text:s/></text:span><text:span text:style-name="T3503">Femmes</text:span><text:span text:style-name="T3504"><text:s/></text:span><text:span text:style-name="T3505">s</text:span><text:span text:style-name="T3506">avantes</text:span>,<text:s/>comédie<text:s/>en<text:s/>cinq<text:s/>actes,<text:s/>en<text:s/>vers,<text:s/>1672.</text:p>
      <text:p text:style-name="Liste"><text:span text:style-name="T3507">La</text:span><text:span text:style-name="T3508"><text:s/></text:span><text:span text:style-name="T3509">Comtesse</text:span><text:span text:style-name="T3510"><text:s/></text:span><text:span text:style-name="T3511">d</text:span><text:span text:style-name="T3512">’</text:span><text:span text:style-name="T3513">E</text:span><text:span text:style-name="T3514">scarbagnas</text:span>,<text:s/>comédie-ballet,<text:s/>représentée<text:s/>à<text:s/>Saint-Germain-en-Laye<text:s/>et<text:s/>à<text:s/>Paris,<text:s/>sans<text:s/>intermèdes,<text:s/>en<text:s/>un<text:s/>acte,<text:s/>en<text:s/>prose,<text:s/>1672.</text:p>
      <text:p text:style-name="Liste"><text:span text:style-name="T3515">Le</text:span><text:span text:style-name="T3516"><text:s/></text:span><text:span text:style-name="T3517">Malade</text:span><text:span text:style-name="T3518"><text:s/></text:span><text:span text:style-name="T3519">i</text:span><text:span text:style-name="T3520">maginaire</text:span>,<text:s/>comédie-ballet,<text:s/>en<text:s/>trois<text:s/>actes,<text:s/>en<text:s/>prose,<text:s/>avec<text:s/>un<text:s/>prologue,<text:s/>1673.</text:p>
      <text:p text:style-name="P3521">Comédies<text:s/>du<text:s/>même<text:s/>auteur,<text:s/>non<text:s/>imprimées,<text:s/>et<text:s/>jouées<text:s/>en<text:s/>province.</text:p>
      <text:p text:style-name="Liste"><text:span text:style-name="T3522">Le</text:span><text:span text:style-name="T3523"><text:s/></text:span><text:span text:style-name="T3524">Docteur</text:span><text:span text:style-name="T3525"><text:s/></text:span><text:span text:style-name="T3526">a</text:span><text:span text:style-name="T3527">moureux</text:span>,<text:s/>joué<text:s/>depuis<text:s/>à<text:s/>Paris<text:s/>en<text:s/>1658<text:span text:style-name="Appelnotedebasdep."><text:note text:note-class="footnote" text:id="_ftn57"><text:note-citation>58</text:note-citation><text:note-body><text:p text:style-name="Notedebasdepage"><text:s/>[BOTTOM]<text:s/>*<text:s/>Voyez tome VIII, p. 233.</text:p></text:note-body></text:note></text:span>.</text:p>
      <text:p text:style-name="Liste"><text:span text:style-name="T3528">Les</text:span><text:span text:style-name="T3529"><text:s/></text:span><text:span text:style-name="T3530">T</text:span><text:span text:style-name="T3531">rois</text:span><text:span text:style-name="T3532"><text:s/></text:span><text:span text:style-name="T3533">Docteurs</text:span><text:span text:style-name="T3534"><text:s/></text:span><text:span text:style-name="T3535">r</text:span><text:span text:style-name="T3536">ivaux</text:span>.</text:p>
      <text:p text:style-name="Liste"><text:span text:style-name="T3537">Le</text:span><text:span text:style-name="T3538"><text:s/></text:span><text:span text:style-name="T3539">Maître</text:span><text:span text:style-name="T3540"><text:s/></text:span><text:span text:style-name="T3541">d</text:span><text:span text:style-name="T3542">’</text:span><text:span text:style-name="T3543">é</text:span><text:span text:style-name="T3544">cole</text:span><text:span text:style-name="Appelnotedebasdep."><text:note text:note-class="footnote" text:id="_ftn58"><text:note-citation>59</text:note-citation><text:note-body><text:p text:style-name="Notedebasdepage"><text:s/>[BOTTOM]<text:s/>(a)<text:s/>Dans<text:s/>les<text:s/><text:span text:style-name="T3545">Mémoires sur la vie et les ouvrages de Molière</text:span>, après avoir parlé du succès des deux premières comédies de Molière<text:s/>(<text:span text:style-name="T3546">L’Étourdi</text:span><text:s/>et<text:s/><text:span text:style-name="T3547">Le Dépit amoureux</text:span>) à Béziers, on ajoute :<text:s/><text:span text:style-name="quote.c">« On donna même des applaudissements à quelques<text:s/></text:span><text:span text:style-name="quote.c">farces</text:span><text:span text:style-name="quote.c"><text:s/>qui</text:span><text:span text:style-name="quote.c">,</text:span><text:span text:style-name="quote.c"><text:s/>par leur constitution irrégulière, méritaient à peine le nom de comédie ;</text:span><text:span text:style-name="quote.c"><text:s/>telles que<text:s/></text:span><text:span text:style-name="T3548">Le Docteur amoureux</text:span><text:span text:style-name="quote.c">,<text:s/></text:span><text:span text:style-name="T3549">Les Trois Docteurs rivaux</text:span><text:span text:style-name="quote.c">, et<text:s/></text:span><text:span text:style-name="T3550">L</text:span><text:span text:style-name="T3551">e Maître d’é</text:span><text:span text:style-name="T3552">cole</text:span><text:span text:style-name="quote.c">, dont il ne nous reste que les titres. On a pensé jusqu’ici que dans ces sortes de pièces, chaque acte</text:span><text:span text:style-name="quote.c">ur de la t</text:span><text:span text:style-name="quote.c">roupe de Molière, en suivant un plan général, tirait le dialogue de son propre fo</text:span><text:span text:style-name="quote.c">nd, à la manière des comédiens i</text:span><text:span text:style-name="quote.c">taliens ; mais si l’on en juge par deux pièces du même genre qui sont parvenues manuscrites jusqu’à nous (voyez la note suivante)</text:span><text:span text:style-name="quote.c">,</text:span><text:span text:style-name="quote.c"><text:s/>elles étaient écrites et dialoguées en entier. L’auteur les a probablement supprimées dans la suite, parce qu’il sentit qu’elles ne pouvaient lui acquérir le degré de réputation auquel il aspirait. »</text:span></text:p></text:note-body></text:note></text:span>.</text:p>
      <text:p text:style-name="Liste"><text:span text:style-name="pb">[p</text:span><text:span text:style-name="pb">.</text:span><text:span text:style-name="pb"><text:s/></text:span><text:span text:style-name="pb">109</text:span><text:span text:style-name="pb">]</text:span><text:span text:style-name="pb"><text:s/></text:span><text:span text:style-name="T3553">Le</text:span><text:span text:style-name="T3554"><text:s/></text:span><text:span text:style-name="T3555">M</text:span><text:span text:style-name="T3556">édecin</text:span><text:span text:style-name="T3557"><text:s/></text:span><text:span text:style-name="T3558">v</text:span><text:span text:style-name="T3559">olant</text:span>.</text:p>
      <text:p text:style-name="Liste"><text:span text:style-name="T3560">La</text:span><text:span text:style-name="T3561"><text:s/></text:span><text:span text:style-name="T3562">Jalousie</text:span><text:span text:style-name="T3563"><text:s/></text:span><text:span text:style-name="T3564">de</text:span><text:span text:style-name="T3565"><text:s/></text:span><text:span text:style-name="T3566">Barbouillé</text:span><text:span text:style-name="Appelnotedebasdep."><text:note text:note-class="footnote" text:id="_ftn59"><text:note-citation>60</text:note-citation><text:note-body><text:p text:style-name="Notedebasdepage"><text:s/>[BOTTOM]<text:s/>(a)<text:s/>Ces deux pièces se trouvent dans le cabinet de quelques curieux ;<text:s/>dans<text:s/><text:span text:style-name="T3567">L</text:span><text:span text:style-name="T3568">e Médecin volant</text:span>, il y a quelques<text:s/>phrases et quelques incidents<text:s/>qui ont trouvé place<text:s/>dans<text:s/><text:span text:style-name="T3569">Le Médecin malgré lui</text:span>,<text:s/><text:span text:style-name="T3570">La Jal</text:span><text:span text:style-name="T3571">ousie de</text:span><text:span text:style-name="T3572"><text:s/>Barbouillé<text:s/></text:span>est un canevas,<text:s/>quoiqu’informe, du troisième<text:s/>acte<text:s/>de<text:s/><text:span text:style-name="T3573">George Dandin</text:span>.<text:s/><text:span text:style-name="T3574">Mémoires sur la vie et les ouvrages de Molière</text:span>.</text:p></text:note-body></text:note></text:span>.</text:p>
      <text:soft-page-break/>
      <text:p text:style-name="P3575">Dans<text:s/>deux<text:s/>registres<text:s/>de<text:s/>la<text:s/>troupe<text:s/>de<text:s/>Molière,<text:s/>dont<text:s/>le<text:s/>premier<text:s/>commence<text:s/>le<text:s/>6 avril 1663,<text:s/>et<text:s/>finit<text:s/>le<text:s/>6 janvier 1664,<text:s/>et<text:s/>le<text:s/>second<text:s/>reprend<text:s/>au<text:s/>12 janvier<text:s/>de<text:s/>la<text:s/>même<text:s/>année 1664,<text:s/>et<text:s/>est<text:s/>terminé<text:s/>le<text:s/>4 janvier 1665.<text:s/>On<text:s/>trouve<text:s/>le<text:s/>titre<text:s/>de<text:s/>différentes<text:s/>petites<text:s/>comédies,<text:s/>que<text:s/>nous<text:s/>n’osons<text:s/>assurer<text:s/>avoir<text:s/>été<text:s/>composées<text:s/>par<text:s/>Molière,<text:s/>mais<text:s/>que<text:s/>nous<text:s/>avons<text:s/>cru<text:s/>devoir<text:s/>mettre<text:s/>ici,<text:s/>pour<text:s/>proposer<text:s/>notre<text:s/>conjecture<text:s/>aux<text:s/>amateurs<text:s/>du<text:s/>théâtre<text:s/>français.</text:p>
      <text:p text:style-name="P3576">Année 1663.</text:p>
      <text:p text:style-name="Liste">Du<text:s/>13<text:s/>avril,<text:s/><text:span text:style-name="T3577">Le</text:span><text:span text:style-name="T3578"><text:s/></text:span><text:span text:style-name="T3579">Docteur</text:span><text:span text:style-name="T3580"><text:s/></text:span><text:span text:style-name="T3581">pédant</text:span>.</text:p>
      <text:p text:style-name="Liste">Du<text:s/>15<text:s/>……,<text:s/><text:span text:style-name="T3582">La</text:span><text:span text:style-name="T3583"><text:s/></text:span><text:span text:style-name="T3584">Jalousie</text:span><text:span text:style-name="T3585"><text:s/></text:span><text:span text:style-name="T3586">du</text:span><text:span text:style-name="T3587"><text:s/></text:span><text:span text:style-name="T3588">Gros</text:span><text:span text:style-name="T3589">-</text:span><text:span text:style-name="T3590">René</text:span>.</text:p>
      <text:p text:style-name="label"><text:span text:style-name="pb">[p</text:span><text:span text:style-name="pb">.</text:span><text:span text:style-name="pb"><text:s/></text:span><text:span text:style-name="pb">110</text:span><text:span text:style-name="pb">]</text:span><text:span text:style-name="T3591"><text:s/></text:span><text:span text:style-name="T3592">Même</text:span><text:span text:style-name="T3593"><text:s/></text:span><text:span text:style-name="T3594">a</text:span><text:span text:style-name="T3595">nnée</text:span><text:span text:style-name="T3596"> </text:span><text:span text:style-name="T3597">1663.</text:span></text:p>
      <text:p text:style-name="Liste">Du<text:s/>17<text:s/>avril,<text:s/><text:span text:style-name="T3598">Gorgibus</text:span><text:span text:style-name="T3599"><text:s/></text:span><text:span text:style-name="T3600">dans</text:span><text:span text:style-name="T3601"><text:s/></text:span><text:span text:style-name="T3602">le</text:span><text:span text:style-name="T3603"><text:s/></text:span><text:span text:style-name="T3604">s</text:span><text:span text:style-name="T3605">ac</text:span><text:span text:style-name="Appelnotedebasdep."><text:note text:note-class="footnote" text:id="_ftn60"><text:note-citation>61</text:note-citation><text:note-body><text:p text:style-name="Notedebasdepage"><text:span text:style-name="T3606"><text:s/></text:span>[BOTTOM]<text:s/>(a)<text:s/><text:span text:style-name="T3607">Ce titre semble indiquer le canevas de la seconde scène du troisième<text:s/></text:span><text:span text:style-name="T3608">acte</text:span><text:span text:style-name="T3609"><text:s/>des<text:s/></text:span><text:span text:style-name="T3610">Fourberies de Scapin</text:span><text:span text:style-name="T3611">, où ce dernier fait mettre Géronte dans un sac.</text:span></text:p></text:note-body></text:note></text:span>.</text:p>
      <text:p text:style-name="Liste">Du<text:s/>20<text:s/>……,<text:s/><text:span text:style-name="T3612">Le</text:span><text:span text:style-name="T3613"><text:s/></text:span><text:span text:style-name="T3614">Fa</text:span><text:span text:style-name="T3615">goteux</text:span><text:span text:style-name="Appelnotedebasdep."><text:note text:note-class="footnote" text:id="_ftn61"><text:note-citation>62</text:note-citation><text:note-body><text:p text:style-name="Notedebasdepage"><text:s/>[BOTTOM]<text:s/>(b)<text:s/><text:span text:style-name="T3616">Le Fagoteux</text:span><text:s/>est le titre que Molière donnait lui-même à son<text:s/><text:span text:style-name="T3617">Médecin malgré lui</text:span>.</text:p></text:note-body></text:note></text:span>.</text:p>
      <text:p text:style-name="label"><text:span text:style-name="T3618">Année</text:span><text:span text:style-name="T3619"> </text:span><text:span text:style-name="T3620">1664.</text:span></text:p>
      <text:p text:style-name="Liste">Du<text:s/>20<text:s/>janvier,<text:s/><text:span text:style-name="T3621">Le</text:span><text:span text:style-name="T3622"><text:s/></text:span><text:span text:style-name="T3623">Grand</text:span><text:span text:style-name="T3624"><text:s/></text:span><text:span text:style-name="T3625">Benêt</text:span><text:span text:style-name="T3626"><text:s/></text:span><text:span text:style-name="T3627">de</text:span><text:span text:style-name="T3628"><text:s/></text:span><text:span text:style-name="T3629">f</text:span><text:span text:style-name="T3630">ils</text:span><text:span text:style-name="Appelnotedebasdep."><text:note text:note-class="footnote" text:id="_ftn62"><text:note-citation>63</text:note-citation><text:note-body><text:p text:style-name="Notedebasdepage"><text:s/>[BOTTOM]<text:s/>(c)<text:s/>Ne serait-ce point ici le modèle sur lequel Molière aurait travaillé son Thomas Diafoirus du<text:s/><text:span text:style-name="T3631">Malade imaginaire</text:span> ? On le répète, ceci n’est donné qu’à titre de conjecture.</text:p></text:note-body></text:note></text:span>.</text:p>
      <text:p text:style-name="Liste">Du<text:s/>27<text:s/>avril,<text:s/><text:span text:style-name="T3632">Gros</text:span><text:span text:style-name="T3633">-</text:span><text:span text:style-name="T3634">René,</text:span><text:span text:style-name="T3635"><text:s/></text:span><text:span text:style-name="T3636">petit</text:span><text:span text:style-name="T3637"><text:s/></text:span><text:span text:style-name="T3638">e</text:span><text:span text:style-name="T3639">nfant</text:span><text:span text:style-name="T3640">.</text:span></text:p>
      <text:p text:style-name="Liste">Du<text:s/><text:span text:style-name="T3641">2</text:span>5<text:s/>mai,<text:s/><text:span text:style-name="T3642">La</text:span><text:span text:style-name="T3643"><text:s/></text:span><text:span text:style-name="T3644">Ca</text:span><text:span text:style-name="T3645">saque</text:span><text:span text:style-name="T3646">.</text:span></text:p>
      <text:h text:style-name="Titre1" text:outline-level="1">1666.<text:s/>Le<text:s/>Médecin<text:s/>malgré<text:s/>lui</text:h>
      <text:p text:style-name="argument"><text:span text:style-name="pb">[p.</text:span><text:span text:style-name="pb"><text:s/></text:span><text:span text:style-name="pb">122</text:span><text:span text:style-name="pb">]</text:span><text:span text:style-name="T3647"><text:s/></text:span>Comédie<text:s/>en<text:s/>trois<text:s/>actes,<text:s/>en<text:s/>prose,<text:s/>de<text:s/>M. Molière,<text:s/>représentée<text:s/>sur<text:s/>le<text:s/>théâtre du<text:s/>Palais-Royal,<text:s/>le<text:s/>6 août</text:p>
      <text:p text:style-name="quote">« <text:span text:style-name="Appelnotedebasdep."><text:note text:note-class="footnote" text:id="_ftn63"><text:note-citation>64</text:note-citation><text:note-body><text:p text:style-name="Notedebasdepage"><text:span text:style-name="T3648"><text:s/>[</text:span>MARGIN<text:span text:style-name="T3649">] *<text:s/></text:span><text:span text:style-name="T3650">Mémoires sur la vie et les ouvrages de Molière</text:span><text:span text:style-name="T3651">.</text:span></text:p></text:note-body></text:note></text:span>Molière,<text:s/>ayant<text:s/>suspendu<text:s/>son<text:s/>chef-d’œuvre<text:s/>du<text:s/><text:span text:style-name="T3652">Misanthrope</text:span>,<text:s/>le<text:s/>rendit<text:s/>quelque<text:s/>temps<text:s/>après<text:s/>au<text:s/>public,<text:s/><text:span text:style-name="pb">[p</text:span><text:span text:style-name="pb">.</text:span><text:span text:style-name="pb"><text:s/></text:span><text:span text:style-name="pb">123</text:span><text:span text:style-name="pb">]</text:span><text:span text:style-name="T3653"><text:s/></text:span>accompagné<text:s/>du<text:s/><text:span text:style-name="T3654">M</text:span><text:span text:style-name="T3655">édecin</text:span><text:span text:style-name="T3656"><text:s/></text:span><text:span text:style-name="T3657">malgré</text:span><text:span text:style-name="T3658"><text:s/></text:span><text:span text:style-name="T3659">lui</text:span>.<text:s/>Il<text:s/>crut<text:s/>devoir<text:s/>rappeler<text:s/>les<text:s/>spectateurs<text:s/>par<text:s/>quelque<text:s/>ouvrage<text:s/>moins<text:s/>bon,<text:s/>mais<text:s/>plus<text:s/>amusant,<text:s/>dans<text:s/>l’espérance<text:s/>que<text:s/>le<text:s/>public<text:s/>se<text:s/>laisserait<text:s/>insensiblement<text:s/>éclairer<text:s/>sur<text:s/>le<text:s/>bon,<text:s/>et<text:s/>parviendrait<text:s/>peut-être<text:s/>à<text:s/>en<text:s/>connaître<text:s/>tout<text:s/>le<text:s/>prix…<text:s/>Alceste<text:s/>passa<text:s/>à<text:s/>la<text:s/>faveur<text:s/>de<text:s/>Sganarelle ;<text:s/>il<text:s/>supprima<text:s/>la<text:s/>dernière<text:s/>pièce<text:s/>quand<text:s/>il<text:s/>crut<text:s/>que<text:s/>le<text:s/>mérite<text:s/>de<text:s/>la<text:s/>première<text:s/>avait<text:s/>été<text:s/>reconnu.<text:s/>Sans<text:s/>cette<text:s/>adresse,<text:s/><text:span text:style-name="T3660">L</text:span><text:span text:style-name="T3661">e</text:span><text:span text:style-name="T3662"><text:s/></text:span><text:span text:style-name="T3663">Misanthrope</text:span><text:s/>devenait<text:s/>la<text:s/>victime<text:s/>de<text:s/>l’injustice,<text:s/>ou<text:s/>de<text:s/>l’ignorance ;<text:s/>le<text:s/>succès<text:s/>qu’il<text:s/>eut<text:s/>alors<text:s/>n’a<text:s/>fait<text:s/>aucun<text:s/>tort<text:s/>au<text:s/><text:span text:style-name="T3664">M</text:span><text:span text:style-name="T3665">édecin</text:span><text:span text:style-name="T3666"><text:s/></text:span><text:span text:style-name="T3667">malgré</text:span><text:span text:style-name="T3668"><text:s/></text:span><text:span text:style-name="T3669">lui</text:span> ;<text:s/>on<text:s/>distingua<text:s/>les<text:s/>genres,<text:s/>et<text:s/>la<text:s/>petite<text:s/>pièce<text:s/>se<text:s/>voit<text:s/>encore<text:s/>avec<text:s/>plaisir. »</text:p>
      <text:p text:style-name="quote">« <text:span text:style-name="Appelnotedebasdep."><text:note text:note-class="footnote" text:id="_ftn64"><text:note-citation>65</text:note-citation><text:note-body><text:p text:style-name="Notedebasdepage"><text:span text:style-name="T3670"><text:s/>[MARGIN] *<text:s/></text:span><text:span text:style-name="T3671">Vie de Moliè</text:span><text:span text:style-name="T3672">re, avec des jugements sur ses o</text:span><text:span text:style-name="T3673">uvrages</text:span><text:span text:style-name="T3674">.</text:span></text:p></text:note-body></text:note></text:span><text:span text:style-name="T3675">Le</text:span><text:span text:style-name="T3676"><text:s/></text:span><text:span text:style-name="T3677">M</text:span><text:span text:style-name="T3678">édecin</text:span><text:span text:style-name="T3679"><text:s/></text:span><text:span text:style-name="T3680">malgré</text:span><text:span text:style-name="T3681"><text:s/></text:span><text:span text:style-name="T3682">lui</text:span><text:s/>soutint<text:s/><text:span text:style-name="T3683">L</text:span><text:span text:style-name="T3684">e</text:span><text:span text:style-name="T3685"><text:s/></text:span><text:span text:style-name="T3686">Misanthrope</text:span>,<text:s/>c’est<text:s/>peut-être<text:s/>à<text:s/>la<text:s/>honte<text:s/>de<text:s/>la<text:s/>nature<text:s/>humaine,<text:s/>mais<text:s/>c’est<text:s/>ainsi<text:s/>qu’elle<text:s/>est<text:s/>faite ;<text:s/>on<text:s/>va<text:s/>plus<text:s/>à<text:s/>la comédie<text:s/>pour<text:s/>rire<text:s/>que<text:s/>pour<text:s/>être<text:s/>instruit ;<text:s/><text:span text:style-name="T3687">L</text:span><text:span text:style-name="T3688">e</text:span><text:span text:style-name="T3689"><text:s/></text:span><text:span text:style-name="T3690">Misanthrope</text:span><text:s/>était<text:s/>l’ouvrage<text:s/>d’un<text:s/>sage,<text:s/>qui<text:s/>écrivait<text:s/>pour<text:s/>les<text:s/>hommes<text:s/>éclairés,<text:s/>et<text:s/>il<text:s/>fallut<text:s/>que<text:s/>le<text:s/>sage<text:s/>se<text:s/>déguisât<text:s/>en<text:s/>farceur,<text:s/><text:soft-page-break/>pour<text:s/>plaire<text:s/>à<text:s/>la<text:s/>multitude. »</text:p>
      <text:p text:style-name="label"><text:span text:style-name="pb">[p</text:span><text:span text:style-name="pb">.</text:span><text:span text:style-name="pb"><text:s/></text:span><text:span text:style-name="pb">124</text:span><text:span text:style-name="pb">]</text:span><text:span text:style-name="T3691"><text:s/></text:span><text:span text:style-name="T3692">Lettre</text:span><text:span text:style-name="T3693"><text:s/></text:span><text:span text:style-name="T3694">en</text:span><text:span text:style-name="T3695"><text:s/></text:span><text:span text:style-name="T3696">vers</text:span><text:span text:style-name="T3697"><text:s/></text:span><text:span text:style-name="T3698">de</text:span><text:span text:style-name="T3699"><text:s/></text:span><text:span text:style-name="T3700">Robinet</text:span><text:span text:style-name="T3701"><text:s/></text:span><text:span text:style-name="T3702">du</text:span><text:span text:style-name="T3703"><text:s/></text:span><text:span text:style-name="T3704">15</text:span><text:span text:style-name="T3705"> a</text:span><text:span text:style-name="T3706">oût</text:span><text:span text:style-name="T3707"> </text:span><text:span text:style-name="T3708">1666.</text:span></text:p>
      <text:p text:style-name="quote.l">Un<text:s/>médecin<text:s/>vient<text:s/>de<text:s/>paraître,</text:p>
      <text:p text:style-name="quote.l">Qui<text:s/>d’Hippocrate<text:s/>est<text:s/>le<text:s/>grand<text:s/>maître,</text:p>
      <text:p text:style-name="quote.l">…………………………………………</text:p>
      <text:p text:style-name="quote.l">Or<text:s/>ce<text:s/>médecin<text:s/>tout<text:s/>nouveau,</text:p>
      <text:p text:style-name="quote.l">Et<text:s/>de<text:s/>vertu<text:s/>si<text:s/>singulière,</text:p>
      <text:p text:style-name="quote.l">Est<text:s/>le<text:s/>propre<text:s/>Monsieur<text:s/><text:span text:style-name="T3709">Molière</text:span>,</text:p>
      <text:p text:style-name="quote.l">Qui<text:s/>fait<text:s/>sans<text:s/>aucun<text:s/>contredit,</text:p>
      <text:p text:style-name="quote.l">Tout<text:s/>ce<text:s/>que<text:s/>ci-dessus<text:s/>j’ai<text:s/>dit.</text:p>
      <text:p text:style-name="quote.l">Dans<text:s/>son<text:s/><text:span text:style-name="T3710">Médecin</text:span><text:span text:style-name="T3711"><text:s/></text:span><text:span text:style-name="T3712">fait</text:span><text:span text:style-name="T3713"><text:s/></text:span><text:span text:style-name="T3714">par</text:span><text:span text:style-name="T3715"><text:s/></text:span><text:span text:style-name="T3716">force</text:span>,</text:p>
      <text:p text:style-name="quote.l">Qui<text:s/>pour<text:s/>rire<text:s/>chacun<text:s/>amorce :</text:p>
      <text:p text:style-name="quote.l">Et<text:s/>tels<text:s/>médecins,<text:s/>valent<text:s/>bien</text:p>
      <text:p text:style-name="quote.l">Par<text:s/>ma<text:s/>foi<text:s/>ceux…<text:s/>je<text:s/>ne<text:s/>dis<text:s/>rien.</text:p>
      <text:p text:style-name="P3717"><text:span text:style-name="T3718">Subligny,</text:span><text:span text:style-name="T3719"><text:s/></text:span><text:span text:style-name="T3720">dans</text:span><text:span text:style-name="T3721"><text:s/></text:span><text:span text:style-name="T3722">sa</text:span><text:span text:style-name="T3723"><text:s/></text:span><text:span text:style-name="T3724">Muse</text:span><text:span text:style-name="T3725"><text:s/></text:span><text:span text:style-name="T3726">Dauphine</text:span><text:span text:style-name="T3727">,</text:span><text:span text:style-name="T3728"><text:s/></text:span><text:span text:style-name="pb">[p</text:span><text:span text:style-name="pb">.</text:span><text:span text:style-name="pb"><text:s/></text:span><text:span text:style-name="pb">125</text:span><text:span text:style-name="pb">]</text:span><text:span text:style-name="T3729"><text:s/></text:span><text:span text:style-name="T3730">parle</text:span><text:span text:style-name="T3731"><text:s/></text:span><text:span text:style-name="T3732">aussi</text:span><text:span text:style-name="T3733"><text:s/></text:span><text:span text:style-name="T3734">du</text:span><text:span text:style-name="T3735"><text:s/></text:span><text:span text:style-name="T3736">succès</text:span><text:span text:style-name="T3737"><text:s/></text:span><text:span text:style-name="T3738">du</text:span><text:span text:style-name="T3739"><text:s/></text:span><text:span text:style-name="T3740">M</text:span><text:span text:style-name="T3741">édecin</text:span><text:span text:style-name="T3742"><text:s/></text:span><text:span text:style-name="T3743">malgré</text:span><text:span text:style-name="T3744"><text:s/></text:span><text:span text:style-name="T3745">lui</text:span><text:span text:style-name="T3746"> :</text:span></text:p>
      <text:p text:style-name="quote.l">Pour<text:s/>changer<text:s/>de<text:s/>propos,<text:s/>dites-moi,<text:s/>s’il<text:s/>vous<text:s/>plaît,</text:p>
      <text:p text:style-name="quote.l">Si<text:s/>le<text:s/>temps<text:s/>vous<text:s/>permet<text:s/>de<text:s/>voir<text:s/>la<text:s/>comédie ?</text:p>
      <text:p text:style-name="quote.l">Le<text:s/><text:span text:style-name="T3747">Médecin</text:span><text:span text:style-name="T3748"><text:s/></text:span><text:span text:style-name="T3749">par</text:span><text:span text:style-name="T3750"><text:s/></text:span><text:span text:style-name="T3751">force</text:span><text:s/>étant<text:s/>beau<text:s/>comme<text:s/>il<text:s/>est,</text:p>
      <text:p text:style-name="quote.l">            Il<text:s/>faut<text:s/>qu’il<text:s/>vous<text:s/>en<text:s/>prenne<text:s/>envie.</text:p>
      <text:p text:style-name="quote.l">            Rien<text:s/>au<text:s/>monde<text:s/>n’est<text:s/>si<text:s/>plaisant,</text:p>
      <text:p text:style-name="quote.l">            Ni<text:s/>si<text:s/>propre<text:s/>à<text:s/>vous<text:s/>faire<text:s/>rire :</text:p>
      <text:p text:style-name="quote.l">            Et<text:s/>je<text:s/>vous<text:s/>jure<text:s/>qu’à<text:s/>présent,</text:p>
      <text:p text:style-name="quote.l">            Que<text:s/>je<text:s/>songe<text:s/>à<text:s/>vous<text:s/>en<text:s/>écrire,</text:p>
      <text:p text:style-name="quote.l">            Le<text:s/>souvenir<text:s/>fait<text:s/>(sans<text:s/>le<text:s/>voir)</text:p>
      <text:p text:style-name="quote.l">            Que<text:s/>j’en<text:s/>ris<text:s/>de<text:s/>tout<text:s/>mon<text:s/>pouvoir.</text:p>
      <text:p text:style-name="quote.l">            Molière,<text:s/>dit-on,<text:s/>ne<text:s/>l’appelle</text:p>
      <text:p text:style-name="quote.l">            Qu’une<text:s/>petite<text:s/>bagatelle :</text:p>
      <text:p text:style-name="quote.l">Mais<text:s/>cette<text:s/>bagatelle<text:s/>est<text:s/>d’un<text:s/>esprit<text:s/>si<text:s/>fin,</text:p>
      <text:p text:style-name="quote.l">            Que<text:s/>s’il<text:s/>faut<text:s/>que<text:s/>je<text:s/>vous<text:s/>le<text:s/>die,</text:p>
      <text:p text:style-name="quote.l">            L’estime<text:s/>qu’on<text:s/>en<text:s/>fait<text:s/>est<text:s/>une<text:s/>maladie</text:p>
      <text:p text:style-name="quote.l">Qui<text:s/>fait<text:s/>que<text:s/>dans<text:s/>Paris<text:s/>tout<text:s/>court<text:s/>au<text:s/>médecin.</text:p>
      <text:p text:style-name="P3752"><text:span text:style-name="T3753">Le</text:span><text:span text:style-name="T3754"><text:s/></text:span><text:span text:style-name="T3755">p</text:span><text:span text:style-name="T3756">erruquier</text:span><text:span text:style-name="T3757"><text:s/></text:span><text:span text:style-name="T3758">dont</text:span><text:span text:style-name="T3759"><text:s/></text:span><text:span text:style-name="T3760">parle</text:span><text:span text:style-name="T3761"><text:s/></text:span><text:span text:style-name="T3762">M. </text:span><text:span text:style-name="T3763">Despréaux</text:span><text:span text:style-name="T3764"><text:s/></text:span><text:span text:style-name="T3765">dans</text:span><text:span text:style-name="T3766"><text:s/></text:span><text:span text:style-name="T3767">son</text:span><text:span text:style-name="T3768"><text:s/></text:span><text:span text:style-name="T3769">Lutrin</text:span><text:span text:style-name="Appelnotedebasdep."><text:note text:note-class="footnote" text:id="_ftn65"><text:note-citation>66</text:note-citation><text:note-body><text:p text:style-name="Notedebasdepage"><text:span text:style-name="T3770"><text:s/>[MARGIN] * Chant </text:span><text:span text:style-name="T3771">II.</text:span></text:p></text:note-body></text:note></text:span><text:span text:style-name="T3772">,</text:span><text:span text:style-name="T3773"><text:s/></text:span><text:span text:style-name="T3774">s</text:span><text:span text:style-name="T3775">’</text:span><text:span text:style-name="T3776">appelait</text:span><text:span text:style-name="T3777"><text:s/></text:span><text:span text:style-name="T3778">Didier</text:span><text:span text:style-name="T3779"><text:s/></text:span><text:span text:style-name="T3780">l</text:span><text:span text:style-name="T3781">’</text:span><text:span text:style-name="T3782">Amour.</text:span><text:span text:style-name="T3783"><text:s/></text:span><text:span text:style-name="T3784">Sa</text:span><text:span text:style-name="T3785"><text:s/></text:span><text:span text:style-name="T3786">première</text:span><text:span text:style-name="T3787"><text:s/></text:span><text:span text:style-name="T3788">femme</text:span><text:span text:style-name="T3789"><text:s/></text:span><text:span text:style-name="T3790">était</text:span><text:span text:style-name="T3791"><text:s/></text:span><text:span text:style-name="T3792">une</text:span><text:span text:style-name="T3793"><text:s/></text:span><text:span text:style-name="T3794">clabaudeuse</text:span><text:span text:style-name="T3795"><text:s/></text:span><text:span text:style-name="T3796">éternelle,</text:span><text:span text:style-name="T3797"><text:s/></text:span><text:span text:style-name="T3798">qu</text:span><text:span text:style-name="T3799">’</text:span><text:span text:style-name="T3800">il</text:span><text:span text:style-name="T3801"><text:s/></text:span><text:span text:style-name="T3802">savait</text:span><text:span text:style-name="T3803"><text:s/></text:span><text:span text:style-name="T3804">étriller</text:span><text:span text:style-name="T3805"><text:s/></text:span><text:span text:style-name="T3806">sans</text:span><text:span text:style-name="T3807"><text:s/></text:span><text:span text:style-name="T3808">s</text:span><text:span text:style-name="T3809">’</text:span><text:span text:style-name="T3810">émouvoir.</text:span><text:span text:style-name="T3811"><text:s/></text:span><text:span text:style-name="T3812">Molière</text:span><text:span text:style-name="T3813"><text:s/></text:span><text:span text:style-name="T3814">a</text:span><text:span text:style-name="T3815"><text:s/></text:span><text:span text:style-name="T3816">merveilleusement</text:span><text:span text:style-name="T3817"><text:s/></text:span><text:span text:style-name="T3818">bien</text:span><text:span text:style-name="T3819"><text:s/></text:span><text:span text:style-name="T3820">peint</text:span><text:span text:style-name="T3821"><text:s/></text:span><text:span text:style-name="T3822">leur</text:span><text:span text:style-name="T3823"><text:s/></text:span><text:span text:style-name="T3824">caractère</text:span><text:span text:style-name="T3825"><text:s/></text:span><text:span text:style-name="T3826">dans</text:span><text:span text:style-name="T3827"><text:s/></text:span><text:span text:style-name="T3828">la</text:span><text:span text:style-name="T3829"><text:s/></text:span><text:span text:style-name="T3830">première</text:span><text:span text:style-name="T3831"><text:s/></text:span><text:span text:style-name="T3832">scène</text:span><text:span text:style-name="T3833"><text:s/></text:span><text:span text:style-name="T3834">de</text:span><text:span text:style-name="T3835"><text:s/></text:span><text:span text:style-name="T3836">son</text:span><text:span text:style-name="T3837"><text:s/></text:span><text:span text:style-name="T3838">Médecin malgré lui</text:span><text:span text:style-name="T3839">.</text:span><text:span text:style-name="T3840"><text:s/></text:span><text:span text:style-name="T3841">Ménagiana</text:span><text:span text:style-name="T3842">,</text:span><text:span text:style-name="T3843"><text:s/></text:span><text:span text:style-name="T3844">de</text:span><text:span text:style-name="T3845"><text:s/></text:span><text:span text:style-name="T3846">Paris,</text:span><text:span text:style-name="T3847"><text:s/></text:span><text:span text:style-name="T3848">édition</text:span><text:span text:style-name="T3849"><text:s/></text:span><text:span text:style-name="T3850">de</text:span><text:span text:style-name="T3851"><text:s/></text:span><text:span text:style-name="T3852">1729,</text:span><text:span text:style-name="T3853"><text:s/></text:span><text:span text:style-name="T3854">t</text:span><text:span text:style-name="T3855">ome</text:span><text:span text:style-name="T3856"> </text:span><text:span text:style-name="T3857">III,</text:span><text:span text:style-name="T3858"><text:s/></text:span><text:span text:style-name="T3859">p. </text:span><text:span text:style-name="T3860">18</text:span><text:span text:style-name="T3861">.</text:span></text:p>
      <text:soft-page-break/>
      <text:h text:style-name="Titre1" text:outline-level="1">1666.<text:s/>Le Ballet des Muses</text:h>
      <text:p text:style-name="argument">$133$ De la composition de Monsieur de Benserade, dansé par Sa Majesté à son château de Saint-Germain-en-Laye, le 2 décembre.</text:p>
      <text:p text:style-name="Corpsdetexte">Ce ballet rassemble non seulement des danses et des récits en musique, mais encore plusieurs petites pièces de théâtre, qui furent représentées par la troupe de Molière et par celle de l’Hôtel de Bourgogne : les comédiens italiens et espagnols furent aussi appelés à cette fête, les premiers pour exécuter quelques scènes burlesques, et les autres pour une mascarade dansante et chantante. C’est ce qui nous oblige d’entrer dans tous les détails de ce ballet.</text:p>
      <text:p text:style-name="quote">« <text:span text:style-name="Appelnotedebasdep."><text:note text:note-class="footnote" text:id="_ftn66"><text:note-citation>67</text:note-citation><text:note-body><text:p text:style-name="Notedebasdepage"><text:s/>[MARGIN] (*) Argument du ballet.</text:p></text:note-body></text:note></text:span>Les Muses, charmées de la glorieuse réputation de notre monarque, et du soin que Sa Majesté prend de faire fleurir tous les arts dans l’étendue de son empire, quittent le Parnasse pour venir à sa cour. Mnémosyne (c’est la Mémoire) fait l’ouverture du théâtre par un récit.</text:p>
      <text:p text:style-name="quote"><text:span text:style-name="T3862">Mnémosyne</text:span>,<text:s/><text:span text:style-name="T3863">M</text:span><text:span text:style-name="T3864">lle</text:span><text:span text:style-name="T3865"> Hilaire</text:span>.</text:p>
      <text:p text:style-name="quote">« I<text:span text:style-name="T3866">re</text:span> <text:span text:style-name="T3867">entrée</text:span>. Uranie et les sept Planètes.</text:p>
      <text:p text:style-name="quote">$134$ « II<text:span text:style-name="T3868">e</text:span> <text:span text:style-name="T3869">entrée</text:span>. Melpomène qui préside à la tragédie : l’on fait paraître Pyrame et Thysbé, qui ont servi à l’une de nos plus anciennes pièces de théâtre<text:span text:style-name="Appelnotedebasdep."><text:note text:note-class="footnote" text:id="_ftn67"><text:note-citation>68</text:note-citation><text:note-body><text:p text:style-name="Notedebasdepage"><text:s/>[BOTTOM]<text:s/>(1)<text:s/><text:span text:style-name="T3870">Pyrame et Thisbé</text:span>, de Théophile.</text:p></text:note-body></text:note></text:span>.</text:p>
      <text:p text:style-name="quote">« III<text:span text:style-name="T3871">e</text:span> <text:span text:style-name="T3872">entrée</text:span>.<text:s/>Thalie, à qui la comédie est consacrée, a pour son partage une pièce comique, représentée par les Comédiens du roi (la troupe de Molière), et composée par celui de tous nos poètes<text:span text:style-name="Appelnotedebasdep."><text:note text:note-class="footnote" text:id="_ftn68"><text:note-citation>69</text:note-citation><text:note-body><text:p text:style-name="Notedebasdepage"><text:s/>[BOTTOM]<text:s/>(2) Molière.</text:p></text:note-body></text:note></text:span><text:s/>qui dans ce genre d’écrire peut le plus justement se comparer aux anciens. »</text:p>
      <text:p text:style-name="P3873">Acteurs de la Pastorale comique</text:p>
      <text:p text:style-name="Liste"><text:span text:style-name="T3874">Iris</text:span>, jeune bergère,<text:s/><text:s text:c="6"/><text:span text:style-name="T3875">M</text:span><text:span text:style-name="T3876">lle</text:span><text:span text:style-name="T3877"> de </text:span><text:span text:style-name="T3878">Brie</text:span>.</text:p>
      <text:p text:style-name="Liste"><text:span text:style-name="T3879">Lycas</text:span>, riche pasteur, <text:s text:c="3"/><text:span text:style-name="T3880">M. Molière</text:span>.</text:p>
      <text:p text:style-name="Liste"><text:span text:style-name="T3881">Filene</text:span>, riche pasteur, <text:s text:c="3"/><text:span text:style-name="T3882">M. Destival</text:span>.</text:p>
      <text:p text:style-name="Liste"><text:span text:style-name="T3883">Coridon</text:span>, jeune berger,<text:s/><text:span text:style-name="T3884">M. La Grange</text:span>.</text:p>
      <text:p text:style-name="Liste"><text:span text:style-name="T3885">Un berger enjoué</text:span>, <text:s text:c="5"/><text:span text:style-name="T3886">M. Blondel</text:span>.</text:p>
      <text:p text:style-name="Liste"><text:span text:style-name="T3887">Un pâtre</text:span>, <text:s text:c="19"/><text:span text:style-name="T3888">M. Châteauneuf</text:span>.</text:p>
      <text:p text:style-name="Corpsdetexte">Cette<text:s/><text:span text:style-name="T3889">Pastorale comique</text:span>, espèce d’impromptu, mêlée de scènes récitées et de scènes en musique, avec des divertissements et des entrées de ballet, n’a jamais été imprimée, et on n’en connaît que les paroles chantantes qui se trouvent dans<text:s/><text:span text:style-name="T3890">Le Ballet des Muses</text:span>, et dans le quatrième volume des<text:s/><text:span text:style-name="T3891">Œuvres</text:span><text:s/>de Molière, édition in-12, Paris, 1739.</text:p>
      <text:p text:style-name="quote">$135$<text:s/>« IV<text:span text:style-name="T3892">e</text:span> <text:span text:style-name="T3893">entrée</text:span>.<text:s/>Euterpe, muse pastorale. Quatre bergers et quatre bergères dansent au chant de plusieurs autres, sur des chansons en forme de dialogue. »</text:p>
      <text:soft-page-break/>
      <text:p text:style-name="Corpsdetexte">Il n’est pas douteux que les deux premiers actes de<text:s/><text:span text:style-name="T3894">Mélicerte</text:span>, pastorale héroïque (de M. Molière), fut représentée dans<text:s/><text:span text:style-name="T3895">Le Ballet des Muses</text:span>, mais il n’est pas facile de la placer dans les entrées de ce ballet. L’éditeur des<text:s/><text:span text:style-name="T3896">Œuvres</text:span><text:s/>de Molière dit dans l’avertissement qui précède le fragment de la<text:s/><text:span text:style-name="T3897">Pastorale comique</text:span> :<text:s/><text:span text:style-name="quote.c">« Cette<text:s/></text:span><text:span text:style-name="quote.c">p</text:span><text:span text:style-name="quote.c">astorale héroïque<text:s/></text:span><text:span text:style-name="quote.c">(</text:span><text:span text:style-name="T3898">Mélicerte</text:span><text:span text:style-name="quote.c">)<text:s/></text:span><text:span text:style-name="T3899">qui formait la troisième entrée du Ballet des Muses</text:span><text:span text:style-name="quote.c">, dansé par Sa Majesté le 2 décembre 1666, fut suivie d’une</text:span><text:span text:style-name="quote.c"><text:s/></text:span><text:span text:style-name="quote.c">p</text:span><text:span text:style-name="quote.c">astorale comique</text:span><text:span text:style-name="quote.c"> »</text:span>, etc. Cependant, comme on vient de le voir dans la troisième entrée du<text:s/><text:span text:style-name="T3900">Ballet des Muses</text:span>, il n’y est parlé que la<text:s/>pastorale comique, et nullement de la<text:s/>pastorale héroïque. Ce dernier ouvrage n’aurait-il pas plutôt été placé à la quatrième entrée ? Cette conjecture, qui nous paraît assez probable, nous engage à rendre compte de la pastorale héroïque de Molière.</text:p>
      <text:h text:style-name="Titre1" text:outline-level="1">1666.<text:s/>Mélicerte</text:h>
      <text:p text:style-name="argument"><text:span text:style-name="pb">[p.</text:span><text:span text:style-name="pb"><text:s/></text:span><text:span text:style-name="pb">136</text:span><text:span text:style-name="pb">]</text:span><text:span text:style-name="T3901"><text:s/></text:span>Pastorale héroïque,<text:s/>en<text:s/>deux<text:s/>Actes,<text:s/>en<text:s/>vers,<text:s/>de<text:s/>M. Molière,<text:s/>représentée<text:s/>dans<text:s/>la<text:s/>quatrième<text:s/>entrée<text:s/>du<text:s/><text:span text:style-name="T3902">Ballet</text:span><text:span text:style-name="T3903"><text:s/></text:span><text:span text:style-name="T3904">des</text:span><text:span text:style-name="T3905"><text:s/></text:span><text:span text:style-name="T3906">Muses</text:span>.</text:p>
      <text:p text:style-name="quote">« <text:span text:style-name="Appelnotedebasdep."><text:note text:note-class="footnote" text:id="_ftn69"><text:note-citation>70</text:note-citation><text:note-body><text:p text:style-name="Notedebasdepage"><text:s/>[MARGIN] (*)<text:s/><text:span text:style-name="T3907">Mémoires sur la vie et les ouvrages de Molière</text:span>.</text:p></text:note-body></text:note></text:span>Molière<text:s/>n’avait<text:s/>composé<text:s/>que<text:s/>les<text:s/>deux<text:s/>premiers<text:s/>actes<text:s/>de<text:s/>cette<text:s/><text:span text:style-name="T3908">Pastorale h</text:span><text:span text:style-name="T3909">éroïque</text:span> ;<text:s/>elle<text:s/>fut<text:s/>représentée<text:s/>en<text:s/>cet<text:s/>état<text:s/>à<text:s/>Saint-Germain.<text:s/>La<text:s/>scène<text:s/>du<text:s/>second<text:s/>acte<text:s/>entre<text:s/>Myrtil<text:s/>et<text:s/>Mélicerte<text:s/>est<text:s/>remarquable<text:s/>par<text:s/>la<text:s/>délicatesse<text:s/>des<text:s/>sentiments<text:s/>et<text:s/>par<text:s/>la<text:s/>simplicité<text:s/>de<text:s/>l’expression ;<text:s/>en<text:s/>général,<text:s/>tout<text:s/>ce<text:s/>que<text:s/>disent<text:s/>les<text:s/>deux<text:s/>amants<text:s/>est<text:s/>du<text:s/>même<text:s/>ton<text:span text:style-name="Appelnotedebasdep."><text:note text:note-class="footnote" text:id="_ftn70"><text:note-citation>71</text:note-citation><text:note-body><text:p text:style-name="Notedebasdepage"><text:span text:style-name="T3910"><text:s/></text:span>[BOTTOM]<text:s/>(a)<text:s/><text:span text:style-name="quote.c">« </text:span><text:span text:style-name="quote.c">(*)<text:s/></text:span><text:span text:style-name="quote.c">Molière n’a jamais fait que deux actes de cette comédie, le roi se contenta de ces deux actes dans la fête du<text:s/></text:span><text:span text:style-name="T3911">Ballet des Muses</text:span><text:span text:style-name="quote.c">. Le public</text:span><text:span text:style-name="quote.c"><text:s/>n’a point regretté</text:span><text:span text:style-name="quote.c"><text:s/>que l’auteur ait négligé de finir cet ouvrage, il est dans un genre qui n’était point celui de</text:span><text:span text:style-name="quote.c"><text:s/>Molière, quelque peine qu’il eû</text:span><text:span text:style-name="quote.c">t prise ; les grand</text:span><text:span text:style-name="quote.c">s</text:span><text:span text:style-name="quote.c"><text:s/>efforts d’un homme d’esprit ne remplacent jamais le génie. »</text:span></text:p><text:p text:style-name="Notedebasdepage"><text:span text:style-name="T3912">(*)<text:s/></text:span><text:span text:style-name="T3913">Vie de Molière, avec des jugements sur ses ouvrages</text:span><text:span text:style-name="T3914">.</text:span></text:p></text:note-body></text:note></text:span>.<text:s/>Guérin<text:s/>le<text:s/>fils<text:span text:style-name="Appelnotedebasdep."><text:note text:note-class="footnote" text:id="_ftn71"><text:note-citation>72</text:note-citation><text:note-body><text:p text:style-name="Notedebasdepage"><text:span text:style-name="T3915"><text:s/></text:span><text:span text:style-name="T3916">[BOTTOM]<text:s/></text:span><text:span text:style-name="T3917">*<text:s/></text:span><text:span text:style-name="T3918">Fils du</text:span><text:span text:style-name="T3919"><text:s/>comédien qui mourut le 28 janvier </text:span><text:span text:style-name="T3920">1728.</text:span></text:p></text:note-body></text:note></text:span>,<text:s/>qui<text:s/>en<text:s/>1699<text:s/>acheva<text:s/>cette<text:s/>pièce,<text:s/>y<text:s/>joignit<text:s/>des<text:s/>intermèdes<text:s/>et<text:s/>changea<text:s/>la<text:s/>versification<text:s/>des<text:s/>deux<text:s/>premiers<text:s/>actes,<text:s/>qu’il<text:s/>mit<text:s/>en<text:s/>vers<text:s/>libres<text:s/>et<text:s/>irréguliers.<text:s/>La<text:s/>comparaison<text:s/>n’est<text:s/>pas<text:s/>à<text:s/>son<text:s/>avantage ;<text:s/><text:span text:style-name="pb">[p</text:span><text:span text:style-name="pb">.</text:span><text:span text:style-name="pb"><text:s/></text:span><text:span text:style-name="pb">137</text:span><text:span text:style-name="pb">]</text:span><text:span text:style-name="T3921"><text:s/></text:span>il<text:s/>a<text:s/>substitué<text:s/>un<text:s/>bouquet<text:s/>de<text:s/>fleurs<text:s/>au<text:s/>présent<text:s/>du<text:s/>moineau<text:s/>que<text:s/>Myrtil<text:s/>donnait<text:s/>à<text:s/>sa<text:s/>maîtresse. »</text:p>
      <text:p text:style-name="Corpsdetexte"><text:span text:style-name="T3922">Nous</text:span><text:span text:style-name="T3923"><text:s/></text:span><text:span text:style-name="T3924">parlerons</text:span><text:span text:style-name="T3925"><text:s/></text:span><text:span text:style-name="T3926">de</text:span><text:span text:style-name="T3927"><text:s/></text:span><text:span text:style-name="T3928">Guérin</text:span><text:span text:style-name="T3929"><text:s/></text:span><text:span text:style-name="T3930">le</text:span><text:span text:style-name="T3931"><text:s/></text:span><text:span text:style-name="T3932">fils</text:span><text:span text:style-name="T3933"><text:s/></text:span><text:span text:style-name="T3934">et</text:span><text:span text:style-name="T3935"><text:s/></text:span><text:span text:style-name="T3936">de</text:span><text:span text:style-name="T3937"><text:s/></text:span><text:span text:style-name="T3938">sa</text:span><text:span text:style-name="T3939"><text:s/></text:span><text:span text:style-name="T3940">p</text:span><text:span text:style-name="T3941">astorale</text:span><text:span text:style-name="T3942"><text:s/></text:span><text:span text:style-name="T3943">de</text:span><text:span text:style-name="T3944"><text:s/></text:span><text:span text:style-name="T3945">Mélicerte</text:span><text:span text:style-name="T3946">,</text:span><text:span text:style-name="T3947"><text:s/></text:span><text:span text:style-name="T3948">sous</text:span><text:span text:style-name="T3949"><text:s/></text:span><text:span text:style-name="T3950">l</text:span><text:span text:style-name="T3951">’</text:span><text:span text:style-name="T3952">année</text:span><text:span text:style-name="T3953"> </text:span><text:span text:style-name="T3954">1699.</text:span></text:p>
      <text:p text:style-name="quote">« V<text:span text:style-name="T3955">e</text:span> <text:span text:style-name="T3956">e</text:span><text:span text:style-name="T3957">ntrée</text:span>.<text:s/>Clio,<text:s/>muse<text:s/>qui<text:s/>préside<text:s/>à<text:s/>l’Histoire.</text:p>
      <text:p text:style-name="quote">« VI<text:span text:style-name="T3958">e</text:span> <text:span text:style-name="T3959">e</text:span><text:span text:style-name="T3960">ntrée</text:span>.<text:s/>Calliope,<text:s/>muse<text:s/>des<text:s/>beaux<text:s/>vers.<text:s/>Les<text:s/>comédiens<text:s/>de<text:s/>la<text:s/>seule<text:s/>Troupe<text:s/>royale<text:span text:style-name="Appelnotedebasdep."><text:note text:note-class="footnote" text:id="_ftn72"><text:note-citation>73</text:note-citation><text:note-body><text:p text:style-name="Notedebasdepage"><text:s/>[BOTTOM]<text:s/>*<text:s/><text:span text:style-name="T3961">De l’Hôtel de Bourgogne.</text:span></text:p></text:note-body></text:note></text:span>,<text:s/>représentèrent<text:s/>une<text:s/>petite<text:s/>comédie,<text:s/>où<text:s/>sont<text:s/>introduits<text:s/>des<text:s/>poètes<text:s/>de<text:s/>différents<text:s/>caractères. »</text:p>
      <text:h text:style-name="Titre1" text:outline-level="1">1667.<text:s/>Le Sicilien,<text:s/><text:span text:style-name="T3962">ou</text:span><text:s/>l’Amour peintre</text:h>
      <text:p text:style-name="argument">$149$ Comédie-ballet, en prose, en un acte, de M. Molière, représentée dans<text:s/><text:span text:style-name="T3963">Le Ballet des Muses</text:span><text:s/>à Saint-Germain-en-Laye, au mois de janvier, et à Paris, sur le théâtre du Palais-Royal, le 10 juin suivant.</text:p>
      <text:p text:style-name="quote">« <text:span text:style-name="Appelnotedebasdep."><text:note text:note-class="footnote" text:id="_ftn73"><text:note-citation>74</text:note-citation><text:note-body><text:p text:style-name="Notedebasdepage"><text:s/>[MARGIN] (*)<text:s/><text:span text:style-name="T3964">Mémoires sur la vie et les ouvrages de Molière</text:span>.</text:p></text:note-body></text:note></text:span><text:span text:style-name="T3965">Le Sicilien, ou l’Amour peintre</text:span><text:s/>suivit de près les représentations (de la<text:s/><text:span text:style-name="T3966">Pastorale comique</text:span>, et la pastorale héroïque de<text:s/><text:span text:style-name="T3967">Mélicerte</text:span>), c’est une comédie d’intrigue, dont le dénouement a quelque<text:s/><text:soft-page-break/>ressemblance avec<text:s/><text:span text:style-name="T3968">L’École des maris</text:span>, du moins par rapport au voile qui trompe Dom Pedre dans<text:s/><text:span text:style-name="T3969">Le Sicilien</text:span>, comme il trompe Sganarelle dans<text:s/><text:span text:style-name="T3970">L’École des maris</text:span>. La finesse du dialogue, et la peinture vive de l’amour dans un amant italien, et dans un amant français, sont le principal mérite de cette pièce, qui était ornée de musique<text:span text:style-name="Appelnotedebasdep."><text:note text:note-class="footnote" text:id="_ftn74"><text:note-citation>75</text:note-citation><text:note-body><text:p text:style-name="Notedebasdepage"><text:s/>[BOTTOM]<text:s/>* La musique de cette pièce est de Lully.</text:p></text:note-body></text:note></text:span><text:s/>et de danses.</text:p>
      <text:p text:style-name="quote">« <text:span text:style-name="Appelnotedebasdep."><text:note text:note-class="footnote" text:id="_ftn75"><text:note-citation>76</text:note-citation><text:note-body><text:p text:style-name="Notedebasdepage"><text:s/>[MARGIN] (*)<text:s/><text:span text:style-name="T3971">Vie de Molière, avec des jugements sur ses ouvrages</text:span>.</text:p></text:note-body></text:note></text:span>C’est la seule petite pièce en un acte où il y ait de la grâce et de la galanterie : les autres petites pièces, $150$ que Molière ne donnait que comme farces, ont d’ordinaire un fond plus bouffon, et moins agréable. »</text:p>
      <text:p text:style-name="Corpsdetexte">Voici les noms des personnes qui ont récité, dansé et chanté dans<text:s/><text:span text:style-name="T3972">Le Sicilien</text:span>, lorsque cette comédie fut représentée à Saint-Germain-en-Laye. Dom Pedre,<text:s/><text:span text:style-name="T3973">le sieur Molière</text:span> ; Adraste,<text:s/><text:span text:style-name="T3974">le sieur de La Grange</text:span> ; Isidore,<text:s/><text:span text:style-name="T3975">M</text:span><text:span text:style-name="T3976">lle</text:span><text:span text:style-name="T3977"> de Brie</text:span> ; Zaïde,<text:s/><text:span text:style-name="T3978">M</text:span><text:span text:style-name="T3979">lle</text:span><text:span text:style-name="T3980"> Molière</text:span> ; Hali,<text:s/><text:span text:style-name="T3981">le sieur</text:span><text:span text:style-name="T3982"><text:s/>de La Thorillière</text:span><text:span text:style-name="Appelnotedebasdep."><text:note text:note-class="footnote" text:id="_ftn76"><text:note-citation>77</text:note-citation><text:note-body><text:p text:style-name="Notedebasdepage"><text:s/>[BOTTOM]<text:s/>(a) Voici une preuve sans réplique que l’auteur des<text:s/><text:span text:style-name="T3983">Mémoires sur la vie et les ouvrages de Molière</text:span><text:s/>s’est trompé en donnant le rôle d’Hali à Molière.</text:p></text:note-body></text:note></text:span> ;<text:s/>Un sénateur,<text:s/><text:span text:style-name="T3984">le sieur De Croisy</text:span> ; Musiciens chantants,<text:s/><text:span text:style-name="T3985">les sieurs Blondel</text:span>,<text:s/><text:span text:style-name="T3986">Gaye</text:span>,<text:s/><text:span text:style-name="T3987">Noblet</text:span> ; Esclaves turcs dansants,<text:s/><text:span text:style-name="T3988">les sieurs Le Prêtre</text:span>,<text:s/><text:span text:style-name="T3989">Chicanneau</text:span>,<text:s/><text:span text:style-name="T3990">Mayeu</text:span>,<text:s/><text:span text:style-name="T3991">Pesans</text:span> ; Maures de qualité,<text:s/><text:span text:style-name="T3992">le Roi</text:span>,<text:s/><text:span text:style-name="T3993">M. </text:span><text:span text:style-name="T3994">le Gran</text:span><text:span text:style-name="T3995">d</text:span>,<text:s/><text:span text:style-name="T3996">les marquis de Villeroy et de Rasan</text:span> ; Mauresques de qualité,<text:s/><text:span text:style-name="T3997">Madame</text:span>,<text:s/><text:span text:style-name="T3998">M</text:span><text:span text:style-name="T3999">lle</text:span><text:span text:style-name="T4000"> de La Vallière</text:span>,<text:s/><text:span text:style-name="T4001">M</text:span><text:span text:style-name="T4002">m</text:span><text:span text:style-name="T4003">e</text:span><text:span text:style-name="T4004"> de Rochefort</text:span>,<text:s/><text:span text:style-name="T4005">M</text:span><text:span text:style-name="T4006">lle</text:span><text:span text:style-name="T4007"> de Brancas</text:span> ; Maures nus,<text:s/><text:span text:style-name="T4008">MM. Cocquet et de Souville</text:span>,<text:s/><text:span text:style-name="T4009">les sieurs Beauchamp</text:span>,<text:s/><text:span text:style-name="T4010">Noblet</text:span>,<text:s/><text:span text:style-name="T4011">Chicanneau</text:span>,<text:s/><text:span text:style-name="T4012">La Pierre</text:span>,<text:s/><text:span text:style-name="T4013">Favier, et des Airs-Galant </text:span>; Maures à capot,<text:s/><text:span text:style-name="T4014">les sieurs de La Marc</text:span>,<text:s/><text:span text:style-name="T4015">Dufeu</text:span>,<text:s/><text:span text:style-name="T4016">Arnald</text:span>,<text:s/><text:span text:style-name="T4017">Vagnard</text:span>,<text:s/><text:span text:style-name="T4018">Bonard</text:span>.</text:p>
      <text:p text:style-name="Corpsdetexte">Lorsque<text:s/><text:span text:style-name="T4019">Le Sicilien</text:span><text:s/>parut sur le théâtre du Palais-Royal, voici de quelle façon Robinet l’annonça :</text:p>
      <text:p text:style-name="P4020">$151$Lettre en vers du 11 juin 1667.</text:p>
      <text:p text:style-name="quote.l">      Depuis<text:s/><text:span text:style-name="T4021">hier</text:span><text:span text:style-name="Appelnotedebasdep."><text:note text:note-class="footnote" text:id="_ftn77"><text:note-citation>78</text:note-citation><text:note-body><text:p text:style-name="Notedebasdepage"><text:s/>[BOTTOM]<text:s/>(1) 10 juin.</text:p></text:note-body></text:note></text:span>,<text:s/>pareillement,</text:p>
      <text:p text:style-name="quote.l">On a pour divertissement,</text:p>
      <text:p text:style-name="quote.l"><text:span text:style-name="T4022">Le Sicilien</text:span>, que<text:s/><text:span text:style-name="T4023">Molière</text:span>,</text:p>
      <text:p text:style-name="quote.l">Avec sa charmante manière,</text:p>
      <text:p text:style-name="quote.l">Mêla dans le ballet du roi<text:span text:style-name="Appelnotedebasdep."><text:note text:note-class="footnote" text:id="_ftn78"><text:note-citation>79</text:note-citation><text:note-body><text:p text:style-name="Notedebasdepage"><text:s/>[BOTTOM]<text:s/>(2)<text:s/><text:span text:style-name="T4024">Le Ballet des Muses</text:span>.</text:p></text:note-body></text:note></text:span>,</text:p>
      <text:p text:style-name="quote.l">Et qu’on admire, sur ma foi.</text:p>
      <text:p text:style-name="quote.l">Il y joint aussi des entrées,</text:p>
      <text:p text:style-name="quote.l">Qui furent très considérées,$</text:p>
      <text:p text:style-name="quote.l">Dans ledit ravissant ballet.</text:p>
      <text:p text:style-name="quote.l">Et lui, tout rajeuni du lat,</text:p>
      <text:p text:style-name="quote.l">De quelque autre infante d’Inache,</text:p>
      <text:p text:style-name="quote.l">Qui se couvre de peau de vache,</text:p>
      <text:p text:style-name="quote.l">S’y remontre enfin à nos yeux,</text:p>
      <text:p text:style-name="quote.l">Plus que jamais facétieux.</text:p>
      <text:p text:style-name="P4025">Lettre en vers de Robinet, du 19 juin 1667.</text:p>
      <text:p text:style-name="quote.l">      Je vis à mon aise, et très bien,</text:p>
      <text:soft-page-break/>
      <text:p text:style-name="quote.l">Dimanche<text:span text:style-name="Appelnotedebasdep."><text:note text:note-class="footnote" text:id="_ftn79"><text:note-citation>80</text:note-citation><text:note-body><text:p text:style-name="Notedebasdepage"><text:s/>[BOTTOM]<text:s/>* 13 juin.</text:p></text:note-body></text:note></text:span>,<text:s/><text:span text:style-name="T4026">Le Sicilien</text:span> :</text:p>
      <text:p text:style-name="quote.l">C’est un chef-d’œuvre, je vous jure,</text:p>
      <text:p text:style-name="quote.l">Où paraissent en miniature,</text:p>
      <text:p text:style-name="quote.l">Et comme dans leur plus beau jour,</text:p>
      <text:p text:style-name="quote.l">Et la jalousie et l’amour.</text:p>
      <text:p text:style-name="quote.l">Ce Sicilien que Molière</text:p>
      <text:p text:style-name="quote.l">Représente d’une manière,</text:p>
      <text:p text:style-name="quote.l">Qui fait rire de tout le cœur,</text:p>
      <text:p text:style-name="quote.l">Est donc de Sicile, un seigneur,</text:p>
      <text:p text:style-name="quote.l">Charmé, jusqu’à la jalousie,</text:p>
      <text:p text:style-name="quote.l">D’une Grecque son affranchie.</text:p>
      <text:p text:style-name="quote.l">$152$ D’autre part, un marquis françois</text:p>
      <text:p text:style-name="quote.l">Qui soupire dessous ses lois,</text:p>
      <text:p text:style-name="quote.l">Se servant de tout stratagème,</text:p>
      <text:p text:style-name="quote.l">Pour voir ce rare objet qu’il aime,</text:p>
      <text:p text:style-name="quote.l">(Car, comme on sait, l’amour est fin,)</text:p>
      <text:p text:style-name="quote.l">Fait si bien qu’il l’enlève enfin,</text:p>
      <text:p text:style-name="quote.l">Par une intrigue fort jolie.</text:p>
      <text:p text:style-name="quote.l">Mais quoiqu’ici je vous en die,</text:p>
      <text:p text:style-name="quote.l">Ce n’est rien, il faut sur les lieux,</text:p>
      <text:p text:style-name="quote.l">Poster son oreille et ses yeux.</text:p>
      <text:p text:style-name="quote.l">Surtout, on y voit deux esclaves<text:span text:style-name="Appelnotedebasdep."><text:note text:note-class="footnote" text:id="_ftn80"><text:note-citation>81</text:note-citation><text:note-body><text:p text:style-name="Notedebasdepage"><text:s/>[BOTTOM]<text:s/>* M<text:span text:style-name="T4027">lles</text:span> Molière et de Brie.</text:p></text:note-body></text:note></text:span></text:p>
      <text:p text:style-name="quote.l">Qui peuvent donner des entraves ;</text:p>
      <text:p text:style-name="quote.l">Deux Grecques, qui grecques en tout,</text:p>
      <text:p text:style-name="quote.l">Peuvent pousser cent cœurs à bout,</text:p>
      <text:p text:style-name="quote.l">Comme étant tout à fait charmantes ;</text:p>
      <text:p text:style-name="quote.l">Et dont enfin les riches mantes,</text:p>
      <text:p text:style-name="quote.l">Valent bien de l’argent, ma foi :</text:p>
      <text:p text:style-name="quote.l">Ce sont aussi présents du roi.</text:p>
      <text:h text:style-name="Titre1" text:outline-level="1">1668.<text:s/>Amphitryon</text:h>
      <text:p text:style-name="argument"><text:span text:style-name="pb">[p.</text:span><text:span text:style-name="pb"><text:s/></text:span><text:span text:style-name="pb">259</text:span><text:span text:style-name="pb">]</text:span><text:span text:style-name="T4028"><text:s/></text:span>Comédie<text:s/>en<text:s/>trois<text:s/>actes,<text:s/>en<text:s/>vers<text:s/>libres,<text:s/>avec<text:s/>un<text:s/>prologue,<text:s/>de<text:s/>M. Molière,<text:s/>représentée<text:s/>sur<text:s/>le<text:s/>théâtre du<text:s/>Palais-Royal,<text:s/>au<text:s/>commencement<text:s/>de<text:s/>janvier<text:span text:style-name="Appelnotedebasdep."><text:note text:note-class="footnote" text:id="_ftn81"><text:note-citation>82</text:note-citation><text:note-body><text:p text:style-name="Notedebasdepage"><text:span text:style-name="T4029"><text:s/></text:span>[BOTTOM]<text:s/>(a)<text:s/><text:span text:style-name="T4030">Toutes les éditions des<text:s/></text:span><text:span text:style-name="T4031">Œuvres</text:span><text:span text:style-name="T4032"><text:s/>de Molière marquent la première représentation de l’</text:span><text:span text:style-name="T4033">Amphitryon</text:span><text:span text:style-name="T4034"><text:s/>au 13 juin </text:span><text:span text:style-name="T4035">1668. Cependant, par le passage d’une lettre de Robinet, que nous rapportons ici, on voit non seulement que cette comédie</text:span><text:span text:style-name="T4036"><text:s/>fut jouée devant le roi le 16 j</text:span><text:span text:style-name="T4037">anvier précédent, mais aussi qu’elle avait été représentée à Paris avant de paraître à la Cour.</text:span></text:p></text:note-body></text:note></text:span>,<text:s/>et<text:s/>devant<text:s/>le<text:s/>roi<text:s/>le<text:s/>lundi 16<text:s/>du<text:s/>même<text:s/>mois.</text:p>
      <text:p text:style-name="P4038">Lettre<text:s/>en<text:s/>vers<text:s/>de<text:s/>Robinet,<text:s/>du<text:s/>21 janvier 1668.</text:p>
      <text:p text:style-name="quote.l">      Lundi<text:span text:style-name="Appelnotedebasdep."><text:note text:note-class="footnote" text:id="_ftn82"><text:note-citation>83</text:note-citation><text:note-body><text:p text:style-name="Notedebasdepage"><text:span text:style-name="T4039"><text:s/></text:span><text:span text:style-name="T4040">[BOTTOM]<text:s/></text:span><text:span text:style-name="T4041">* 16 j</text:span><text:span text:style-name="T4042">anvier.</text:span></text:p></text:note-body></text:note></text:span><text:s/>chez<text:s/>le<text:s/>nom<text:s/>pareil<text:s/><text:span text:style-name="T4043">Sire</text:span>,</text:p>
      <text:soft-page-break/>
      <text:p text:style-name="quote.l">On<text:s/>vit<text:s/>les<text:s/>deux<text:s/><text:span text:style-name="T4044">Amphitryons</text:span>,</text:p>
      <text:p text:style-name="quote.l">Ou<text:s/>si<text:s/>l’on<text:s/>veut<text:s/>les<text:s/>deux<text:s/>Sosies,</text:p>
      <text:p text:style-name="quote.l">Qu’on<text:s/>trouve<text:s/>dans<text:s/>les<text:s/>poésies,</text:p>
      <text:p text:style-name="quote.l">Du<text:s/>feu<text:s/>sieur<text:s/>Plaute,<text:s/>franc<text:s/>latin,</text:p>
      <text:p text:style-name="quote.l">Et<text:s/>que<text:s/>dans<text:s/>un<text:s/>français<text:s/>très<text:s/>fin,</text:p>
      <text:p text:style-name="quote.l">Son<text:s/>digne<text:s/>successeur<text:s/><text:span text:style-name="T4045">Molière</text:span>,</text:p>
      <text:p text:style-name="quote.l">A<text:s/>travesti<text:s/>d’une<text:s/>manière,</text:p>
      <text:p text:style-name="quote.l">À<text:s/>faire<text:s/>ébaudir<text:s/>les<text:s/>esprits,</text:p>
      <text:p text:style-name="quote.l">Durant<text:s/>longtemps<text:s/>de<text:s/>tout<text:s/>Paris :</text:p>
      <text:p text:style-name="quote.l">Car<text:s/>depuis<text:s/>un<text:s/>fort<text:s/>beau<text:s/>prologue,</text:p>
      <text:p text:style-name="quote.l">Qui<text:s/>s’y<text:s/>fait<text:s/>par<text:s/>un<text:s/>dialogue,</text:p>
      <text:p text:style-name="quote.l"><text:span text:style-name="pb">[p</text:span><text:span text:style-name="pb">.</text:span><text:span text:style-name="pb"><text:s/></text:span><text:span text:style-name="pb">260</text:span><text:span text:style-name="pb">]</text:span><text:span text:style-name="T4046"><text:s/></text:span>De<text:s/>Mercure<text:s/>avecque<text:s/>la<text:s/>Nuit,</text:p>
      <text:p text:style-name="quote.l">Jusqu’à<text:s/>la<text:s/>fin<text:s/>de<text:s/>ce<text:s/>déduit,</text:p>
      <text:p text:style-name="quote.l">L’aimable<text:s/>enjouement<text:s/>du<text:s/>comique,</text:p>
      <text:p text:style-name="quote.l">Et<text:s/>les<text:s/>beautés<text:s/>de<text:s/>l’héroïque,</text:p>
      <text:p text:style-name="quote.l">Les<text:s/>intrigues,<text:s/>les<text:s/>passions,</text:p>
      <text:p text:style-name="quote.l">Et<text:s/>bref,<text:s/>les<text:s/>décorations,</text:p>
      <text:p text:style-name="quote.l">Avec<text:s/>des<text:s/>machines<text:s/>volantes,</text:p>
      <text:p text:style-name="quote.l">Plus<text:s/>que<text:s/>des<text:s/>astres<text:s/>éclatantes,</text:p>
      <text:p text:style-name="quote.l">Font<text:s/>un<text:s/>spectacle<text:s/>si<text:s/>charmant,</text:p>
      <text:p text:style-name="P4047">Que<text:s/>je<text:s/>ne<text:s/>doute<text:s/>nullement,</text:p>
      <text:p text:style-name="P4048">Qu’on<text:s/>y<text:s/>courre<text:s/>en<text:s/>foule<text:s/>extrême,</text:p>
      <text:p text:style-name="P4049">Bien<text:s/>par-delà<text:s/>la<text:s/>mi-Carême.</text:p>
      <text:p text:style-name="quote.l">Je<text:s/>n’ai<text:s/>rien<text:s/>touché<text:s/>des<text:s/>acteurs,</text:p>
      <text:p text:style-name="quote.l">Mais<text:s/>je<text:s/>vous<text:s/>avertis<text:s/>lecteurs,</text:p>
      <text:p text:style-name="quote.l">Qu’ils<text:s/>sont<text:s/>en<text:s/>conche<text:s/>très<text:s/>superbe,</text:p>
      <text:p text:style-name="quote.l">Je<text:s/>puis<text:s/>user<text:s/>de<text:s/>cet<text:s/>adverbe,</text:p>
      <text:p text:style-name="quote.l">Et<text:s/>que<text:s/>chacun,<text:s/>de<text:s/>son<text:s/>rôlet,</text:p>
      <text:p text:style-name="quote.l">Soit<text:s/>sérieux,<text:s/>ou<text:s/>soit<text:s/>follet,</text:p>
      <text:p text:style-name="quote.l">S’acquitte<text:s/>de<text:s/>la<text:s/>bonne<text:s/>sorte.</text:p>
      <text:p text:style-name="quote.l">……………………………………</text:p>
      <text:p text:style-name="quote.l">Vous<text:s/>y<text:s/>verrez<text:s/>certaine<text:s/>nuit,</text:p>
      <text:p text:style-name="quote.l">Fort<text:s/>propre<text:s/>à<text:s/>l’amoureux<text:s/>déduit ;</text:p>
      <text:p text:style-name="quote.l">Et<text:s/>de<text:s/>même<text:s/>certaine<text:s/>Alcmène,</text:p>
      <text:p text:style-name="quote.l">Ou<text:s/>bien<text:s/>sa<text:s/>remembrance<text:s/>humaine,</text:p>
      <text:p text:style-name="quote.l">Qui<text:s/>voudrait<text:s/>bien,<text:s/>sans<text:s/>en<text:s/>douter,</text:p>
      <text:p text:style-name="quote.l">Qu’un<text:s/>remembrant<text:s/>de<text:s/>Jupiter,</text:p>
      <text:p text:style-name="quote.l">Plein<text:s/>de<text:s/>ce<text:s/>feu,<text:s/>qui<text:s/>le<text:s/>cœur<text:s/>brûle,</text:p>
      <text:p text:style-name="quote.l">Lui<text:s/>fit<text:s/>un<text:s/>remembrant<text:s/>d’Hercule.</text:p>
      <text:soft-page-break/>
      <text:p text:style-name="quote">« <text:span text:style-name="Appelnotedebasdep."><text:note text:note-class="footnote" text:id="_ftn83"><text:note-citation>84</text:note-citation><text:note-body><text:p text:style-name="Notedebasdepage"><text:s/>[MARGIN]<text:s/>(*)<text:s/><text:span text:style-name="T4050">Vie de Molière, avec des jugements sur ses ouvrages</text:span>.</text:p></text:note-body></text:note></text:span>Euripide<text:s/>et<text:s/>Archippus<text:s/>avaient<text:s/>traité<text:s/><text:span text:style-name="pb">[p</text:span><text:span text:style-name="pb">.</text:span><text:span text:style-name="pb"><text:s/></text:span><text:span text:style-name="pb">261</text:span><text:span text:style-name="pb">]</text:span><text:span text:style-name="T4051"><text:s/></text:span>ce<text:s/>sujet<text:s/>de<text:s/>tragi-comédie<text:s/>chez<text:s/>les<text:s/>Grecs,<text:s/>c’est<text:s/>une<text:s/>des<text:s/>pièces<text:s/>de<text:s/>Plaute<text:s/>qui<text:s/>a<text:s/>eu<text:s/>le<text:s/>plus<text:s/>de<text:s/>succès<text:span text:style-name="Appelnotedebasdep."><text:note text:note-class="footnote" text:id="_ftn84"><text:note-citation>85</text:note-citation><text:note-body><text:p text:style-name="Notedebasdepage"><text:s/>[BOTTOM]<text:s/>(a)<text:s/><text:span text:style-name="quote.c">« </text:span><text:span text:style-name="quote.c">(*)<text:s/></text:span><text:span text:style-name="quote.c">Une des plus belles pièces de Plaute est l’</text:span><text:span text:style-name="T4052">Amphitryon</text:span><text:span text:style-name="quote.c">. C’est<text:s/></text:span><text:span text:style-name="quote.c">le jugement qu’en fait M</text:span><text:span text:style-name="T4053">lle</text:span><text:span text:style-name="quote.c"> Le Fèbvre</text:span><text:span text:style-name="quote.c"><text:s/>(M</text:span><text:span text:style-name="T4054">me</text:span><text:span text:style-name="quote.c"> </text:span><text:span text:style-name="quote.c">Dacier)</text:span><text:span text:style-name="quote.c">,</text:span><text:span text:style-name="quote.c"><text:s/>qui l’a traduite en français avec d’excellentes notes. Molière a fait une comédie du même titre. C’est une de ses meilleures pièces. Il a pris beaucoup de choses de Plaute ; mais il leur donne un autre tour : et s’il n’y avai</text:span><text:span text:style-name="quote.c">t qu’à comparer ces deux pièces l’une avec l’autre</text:span><text:span text:style-name="quote.c"><text:s/>pour décider la dispute qui s’</text:span><text:span text:style-name="quote.c">est élevée depuis quelque temps</text:span><text:span text:style-name="quote.c"><text:s/>sur la su</text:span><text:span text:style-name="quote.c">périorité ou l’infériorité des anciens</text:span><text:span text:style-name="quote.c"><text:s/></text:span><text:span text:style-name="quote.c">(M. Bayle écrivait ceci en 1696</text:span><text:span text:style-name="quote.c">)</text:span><text:span text:style-name="quote.c">, j</text:span><text:span text:style-name="quote.c">e crois que M. Perrault gagnerait bientôt sa cause. Il y a des finesses et des tours dans l’</text:span><text:span text:style-name="T4055">Amphitryon</text:span><text:span text:style-name="quote.c"><text:s/>de Molière</text:span><text:span text:style-name="quote.c"><text:s/>qui surpassent de beaucoup les railleries de l’</text:span><text:span text:style-name="T4056">Amphitryon</text:span><text:span text:style-name="quote.c"><text:s/>latin. Combien de choses n’a-t-il pas fallu retrancher de la comédie de Plaute, qui n’eusse</text:span><text:span text:style-name="quote.c">nt point réussi sur le théâtre f</text:span><text:span text:style-name="quote.c">rançais ? Combien d’ornements et de<text:s/></text:span><text:span text:style-name="quote.c">traits d’une nouvelle invention</text:span><text:span text:style-name="quote.c"><text:s/>n’a-t-il pas fallu que Molière ait inséré dans son ouvrage pour le</text:span><text:span text:style-name="quote.c"><text:s/>mettre en état d’être applaudi</text:span><text:span text:style-name="quote.c"><text:s/>comme il l’a été </text:span><text:span text:style-name="quote.c">? Par la seule comparaison des p</text:span><text:span text:style-name="quote.c">rologues, on peut connaître que l’avantage est du côté de l’auteur moderne. Lucie</text:span><text:span text:style-name="quote.c">n a fourni le fait sur quoi le p</text:span><text:span text:style-name="quote.c">rologue de Molière roule, mais il n’en a point fourni les pensées. »</text:span></text:p><text:p text:style-name="Notedebasdepage"><text:span text:style-name="T4057">(*)<text:s/></text:span><text:span text:style-name="T4058">Dictionnaire historique</text:span><text:span text:style-name="T4059"><text:s/>de Bayle, article d’</text:span><text:span text:style-name="T4060">Am</text:span><text:span text:style-name="T4061">p</text:span><text:span text:style-name="T4062">hitryon</text:span><text:span text:style-name="T4063">, note </text:span><text:span text:style-name="T4064">(</text:span><text:span text:style-name="T4065">b</text:span><text:span text:style-name="T4066">).</text:span></text:p></text:note-body></text:note></text:span> ;<text:s/>on<text:s/>la<text:s/>jouait<text:s/>encore<text:s/>à<text:s/>Rome<text:s/>cinq<text:s/>cents<text:s/>ans<text:s/>après<text:s/>lui ;<text:s/>et<text:s/>ce<text:s/>qui<text:s/>peut<text:s/>paraître<text:s/>singulier,<text:s/>c’est<text:s/>qu’on<text:s/>la<text:s/>jouait<text:s/>toujours<text:s/>dans<text:s/>des<text:s/>fêtes<text:s/>consacrées<text:s/>à<text:s/>Jupiter.<text:s/>Il<text:s/>n’y<text:s/>a<text:s/>que<text:s/>ceux<text:s/>qui<text:s/>ne<text:s/>savent<text:s/>point<text:s/>combien<text:s/>les<text:s/>hommes<text:s/>agissent<text:s/>peu<text:s/>conséquemment<text:s/>qui<text:s/>puissent<text:s/>être<text:s/>surpris<text:s/>qu’on<text:s/>se<text:s/>moquât<text:s/>publiquement<text:s/>au<text:s/>théâtre<text:s/>des<text:s/>mêmes<text:s/>dieux<text:s/>qu’on<text:s/>adorait<text:s/>dans<text:s/>les<text:s/>temples.</text:p>
      <text:p text:style-name="quote"><text:span text:style-name="pb">[p</text:span><text:span text:style-name="pb">.</text:span><text:span text:style-name="pb"><text:s/></text:span><text:span text:style-name="pb">262</text:span><text:span text:style-name="pb">]</text:span><text:span text:style-name="T4067"><text:s/></text:span>« Molière<text:s/>a<text:s/>tout<text:s/>pris<text:s/>de<text:s/>Plaute,<text:s/>hors<text:s/>les<text:s/>scènes<text:s/>de<text:s/>Sosie<text:s/>et<text:s/>de<text:s/>Cléantis.<text:s/>Ceux<text:s/>qui<text:s/>ont<text:s/>dit<text:s/>qu’il<text:s/>a<text:s/>imité<text:s/>son<text:s/>prologue<text:s/>de<text:s/>Lucien<text:s/>ne<text:s/>savent<text:s/>pas<text:s/>la<text:s/>différence<text:s/>qui<text:s/>est<text:s/>entre<text:s/>une<text:s/>imitation<text:s/>et<text:s/>la<text:s/>ressemblance<text:s/>très<text:s/>éloignée<text:s/>de<text:s/>l’excellent<text:s/>dialogue<text:s/>de<text:s/>la<text:s/>Nuit<text:s/>et<text:s/>de<text:s/>Mercure<text:s/>dans<text:s/>Molière,<text:s/>avec<text:s/>le<text:s/>petit<text:s/>dialogue<text:s/>de<text:s/>Mercure<text:s/>et<text:s/>d’Apollon<text:s/>dans<text:s/>Lucien ;<text:s/>il<text:s/>n’y<text:s/>a<text:s/>pas<text:s/>une<text:s/>plaisanterie,<text:s/>pas<text:s/>un<text:s/>seul<text:s/>mot<text:s/>que<text:s/>Molière<text:s/>doive<text:s/>à<text:s/>cet<text:s/>auteur<text:s/>grec.</text:p>
      <text:p text:style-name="quote">« Tous<text:s/>les<text:s/>lecteurs<text:s/>exempts<text:s/>de<text:s/>préjugés<text:s/>savent<text:s/>combien<text:s/>l’<text:span text:style-name="T4068">Amphitryon</text:span><text:s/>français<text:s/>est<text:s/>au-dessus<text:s/>de<text:s/>l’<text:span text:style-name="T4069">Amphitryon</text:span><text:s/>latin.<text:s/>Dans<text:s/>Plaute,<text:s/>Mercure<text:s/>dit<text:s/>à<text:s/>Sosie :<text:s/><text:span text:style-name="T4070">Tu</text:span><text:span text:style-name="T4071"><text:s/></text:span><text:span text:style-name="T4072">viens</text:span><text:span text:style-name="T4073"><text:s/></text:span><text:span text:style-name="T4074">avec</text:span><text:span text:style-name="T4075"><text:s/></text:span><text:span text:style-name="T4076">des</text:span><text:span text:style-name="T4077"><text:s/></text:span><text:span text:style-name="T4078">fourberies</text:span><text:span text:style-name="T4079"><text:s/></text:span><text:span text:style-name="T4080">cousues</text:span> ;<text:s/>Sosie<text:s/>répond :<text:s/><text:span text:style-name="T4081">Je</text:span><text:span text:style-name="T4082"><text:s/></text:span><text:span text:style-name="T4083">viens</text:span><text:span text:style-name="T4084"><text:s/></text:span><text:span text:style-name="T4085">avec</text:span><text:span text:style-name="T4086"><text:s/></text:span><text:span text:style-name="T4087">des</text:span><text:span text:style-name="T4088"><text:s/></text:span><text:span text:style-name="T4089">habits</text:span><text:span text:style-name="T4090"><text:s/></text:span><text:span text:style-name="T4091">cousus</text:span><text:span text:style-name="T4092"> ;</text:span><text:span text:style-name="T4093"><text:s/></text:span><text:span text:style-name="T4094">tu</text:span><text:span text:style-name="T4095"><text:s/></text:span><text:span text:style-name="T4096">as</text:span><text:span text:style-name="T4097"><text:s/></text:span><text:span text:style-name="T4098">menti</text:span>,<text:s/>réplique<text:s/>le<text:s/>Dieu,<text:s/><text:span text:style-name="T4099">tu</text:span><text:span text:style-name="T4100"><text:s/></text:span><text:span text:style-name="T4101">viens</text:span><text:span text:style-name="T4102"><text:s/></text:span><text:span text:style-name="T4103">avec</text:span><text:span text:style-name="T4104"><text:s/></text:span><text:span text:style-name="T4105">tes</text:span><text:span text:style-name="T4106"><text:s/></text:span><text:span text:style-name="T4107">pieds</text:span><text:span text:style-name="T4108"><text:s/></text:span><text:span text:style-name="T4109">et</text:span><text:span text:style-name="T4110"><text:s/></text:span><text:span text:style-name="T4111">non</text:span><text:span text:style-name="T4112"><text:s/></text:span><text:span text:style-name="T4113">avec</text:span><text:span text:style-name="T4114"><text:s/></text:span><text:span text:style-name="T4115">des</text:span><text:span text:style-name="T4116"><text:s/></text:span><text:span text:style-name="T4117">habits</text:span>.<text:s/>Ce<text:s/>n’est<text:s/>pas<text:s/>là<text:s/>le<text:s/>comique<text:s/>de<text:s/>notre<text:s/>théâtre ;<text:s/>autant<text:s/>Molière<text:s/>paraît<text:s/>surpasser<text:s/>Plaute<text:s/>dans<text:s/>cette<text:s/>espèce<text:s/>de<text:s/>plaisanterie<text:s/>que<text:s/>les<text:s/>Romains<text:s/>nommaient<text:s/>urbanité,<text:s/>autant<text:s/>paraît-il<text:s/>aussi<text:s/>l’emporter<text:s/>dans<text:s/>l’économie<text:s/>de<text:s/>sa<text:s/>pièce.<text:s/>Quand<text:s/>il<text:s/>fallait<text:s/>chez<text:s/>les<text:s/>anciens<text:s/>apprendre<text:s/>au<text:s/>spectateur<text:s/>quelque<text:s/>événement,<text:s/>un<text:s/>acteur<text:s/>venait<text:s/>sans<text:s/>façon<text:s/>le<text:s/>conter<text:s/>dans<text:s/>un<text:s/>monologue ;<text:s/>ainsi,<text:s/>Amphitryon<text:s/>et<text:s/>Mercure<text:s/>viennent<text:s/>seuls<text:s/><text:span text:style-name="pb">[p</text:span><text:span text:style-name="pb">.</text:span><text:span text:style-name="pb"><text:s/></text:span><text:span text:style-name="pb">263</text:span><text:span text:style-name="pb">]</text:span><text:span text:style-name="T4118"><text:s/></text:span>sur<text:s/>la<text:s/>scène<text:s/>dire<text:s/>tout<text:s/>ce<text:s/>qu’ils<text:s/>ont<text:s/>fait<text:s/>pendant<text:s/>les<text:s/>entractes ;<text:s/>il<text:s/>n’y<text:s/>avait<text:s/>pas<text:s/>plus<text:s/>d’art<text:s/>dans<text:s/>les<text:s/>tragédies,<text:s/>cela<text:s/>seul<text:s/>fait<text:s/>peut-être<text:s/>voir<text:s/>que<text:s/>le<text:s/>théâtre<text:s/>des<text:s/>anciens<text:s/>(d’ailleurs<text:s/>à<text:s/>jamais<text:s/>respectable)<text:s/>est<text:s/>par<text:s/>rapport<text:s/>au<text:s/>nôtre<text:s/>ce<text:s/>que<text:s/>l’enfance<text:s/>est<text:s/>à<text:s/>l’âge<text:s/>mur.</text:p>
      <text:p text:style-name="quote">« M<text:span text:style-name="T4119">me</text:span> Dacier,<text:s/>qui<text:s/>a<text:s/>fait<text:s/>honneur<text:s/>à<text:s/>son<text:s/>sexe<text:s/>par<text:s/>son<text:s/>érudition,<text:s/>et<text:s/>qui<text:s/>lui<text:s/>en<text:s/>eût<text:s/>fait<text:s/>davantage<text:s/>si,<text:s/>avec<text:s/>la<text:s/>science<text:s/>des<text:s/>commentateurs,<text:s/>elle<text:s/>n’en<text:s/>eût<text:s/>pas<text:s/>eu<text:s/>l’esprit,<text:s/>fit<text:s/>une<text:s/>dissertation<text:s/>pour<text:s/>prouver<text:s/>que<text:s/>l’<text:span text:style-name="T4120">Amphitryon</text:span><text:s/>de<text:s/>Plaute<text:s/>était<text:s/>fort<text:s/>au-dessus<text:s/>du<text:s/>moderne ;<text:s/>mais<text:s/>ayant<text:s/>ouï<text:s/>dire<text:s/>que<text:s/>Molière<text:s/>voulait<text:s/>faire<text:s/>une<text:s/>comédie<text:s/>des<text:s/><text:span text:style-name="T4121">Femmes</text:span><text:span text:style-name="T4122"><text:s/></text:span><text:span text:style-name="T4123">savantes</text:span>,<text:s/>elle<text:s/>supprima<text:s/>sa<text:s/>dissertation.</text:p>
      <text:p text:style-name="quote">« L’<text:span text:style-name="T4124">Amphitryon</text:span><text:s/>de<text:s/>Molière<text:s/>réussit<text:s/>pleinement<text:s/>et<text:s/>sans<text:s/>contradiction ;<text:s/>aussi<text:s/>est-ce<text:s/>une<text:s/>pièce<text:s/>pour<text:s/>plaire<text:s/>aux<text:s/>plus<text:s/>impies<text:s/>et<text:s/>aux<text:s/>plus<text:s/>grossiers<text:s/>comme<text:s/>aux<text:s/>plus<text:s/>délicats.<text:s/>C’est<text:s/>la<text:s/>première<text:s/>comédie<text:s/>que<text:s/>Molière<text:s/>ait<text:s/>écrite<text:s/>en<text:s/>vers<text:s/>libres<text:s/>(<text:span text:style-name="T4125">o</text:span><text:span text:style-name="T4126">u</text:span><text:span text:style-name="T4127"><text:s/></text:span><text:span text:style-name="T4128">pour</text:span><text:span text:style-name="T4129"><text:s/></text:span><text:span text:style-name="T4130">mieux</text:span><text:span text:style-name="T4131"><text:s/></text:span><text:span text:style-name="T4132">dire,</text:span><text:span text:style-name="T4133"><text:s/></text:span><text:span text:style-name="T4134">la</text:span><text:span text:style-name="T4135"><text:s/></text:span><text:span text:style-name="T4136">seule</text:span>).<text:s/>On<text:s/>prétendit<text:s/>alors<text:s/>que<text:s/>ce<text:s/>genre<text:s/>de<text:s/>versification<text:s/>était<text:s/>plus<text:s/>propre<text:s/>à<text:s/>la comédie<text:s/>que<text:s/>les<text:s/>rimes<text:s/>plates,<text:s/>en<text:s/>ce<text:s/>qu’il<text:s/>y<text:s/>a<text:s/>plus<text:s/>de<text:s/>liberté<text:s/>et<text:s/>plus<text:s/>de<text:s/>variété.<text:s/>Cependant<text:s/>les<text:s/>rimes<text:s/>plates<text:s/>en<text:s/>vers<text:s/>alexandrins<text:s/>ont<text:s/>prévalu.<text:s/>Les<text:s/>vers<text:s/>libres<text:s/>sont<text:s/><text:span text:style-name="pb">[p</text:span><text:span text:style-name="pb">.</text:span><text:span text:style-name="pb"><text:s/></text:span><text:span text:style-name="pb">264</text:span><text:span text:style-name="pb">]</text:span><text:span text:style-name="T4137"><text:s/></text:span>d’autant<text:s/>plus<text:s/>mal<text:s/>aisés<text:s/>à<text:s/>faire<text:s/>qu’ils<text:s/>semblent<text:s/>plus<text:s/>faciles.<text:s/>Il<text:s/>y<text:s/>a<text:s/>un<text:s/>rythme<text:s/>très<text:s/>peu<text:s/>connu<text:s/>qu’il<text:s/>y<text:s/>faut<text:s/>observer,<text:s/>sans<text:s/>quoi<text:s/>cette<text:s/>poésie<text:s/>rebute :<text:s/>Corneille<text:s/>ne<text:s/>connut<text:s/>pas<text:s/>ce<text:s/>rythme<text:s/>dans<text:s/>son<text:s/><text:span text:style-name="T4138">Agésilas</text:span>. »</text:p>
      <text:soft-page-break/>
      <text:p text:style-name="quote">« <text:span text:style-name="Appelnotedebasdep."><text:note text:note-class="footnote" text:id="_ftn85"><text:note-citation>86</text:note-citation><text:note-body><text:p text:style-name="Notedebasdepage"><text:s/>[MARGIN] (*)<text:s/><text:span text:style-name="T4139">Mémoires sur la vie et les ouvrages de Molière</text:span><text:span text:style-name="T4140">.</text:span></text:p></text:note-body></text:note></text:span>Si<text:s/>ce<text:s/>fut<text:s/>sans<text:s/>fondement<text:s/>qu’on<text:s/>accusa<text:s/>Molière<text:s/>d’avoir<text:s/>attaqué<text:s/>la<text:s/>religion<text:s/>dans<text:s/><text:span text:style-name="T4141">Ta</text:span><text:span text:style-name="T4142">rtuffe</text:span><text:span text:style-name="Appelnotedebasdep."><text:note text:note-class="footnote" text:id="_ftn86"><text:note-citation>87</text:note-citation><text:note-body><text:p text:style-name="Notedebasdepage"><text:span text:style-name="T4143"><text:s/></text:span>[BOTTOM]<text:s/><text:span text:style-name="T4144">Voyez l’article de cette comédie sous l’année 1669.</text:span></text:p></text:note-body></text:note></text:span>,<text:s/>on<text:s/>eût<text:s/>pu<text:s/>lui<text:s/>reprocher,<text:s/>à<text:s/>plus<text:s/>juste<text:s/>titre,<text:s/>d’avoir<text:s/>choqué<text:s/>la<text:s/>bienséance<text:s/>dans<text:s/><text:span text:style-name="T4145">Amphitryon</text:span> ;<text:s/>mais<text:s/>soit<text:s/>par<text:s/>respect<text:s/>pour<text:s/>l’Antiquité,<text:s/>soit<text:s/>par<text:s/>une<text:s/>suite<text:s/>de<text:s/>l’usage<text:s/>où<text:s/>l’on<text:s/>est<text:s/>d’adopter<text:s/>sans<text:s/>scrupule<text:s/>les<text:s/>rêveries<text:s/>les<text:s/>plus<text:s/>indécentes<text:s/>de<text:s/>la<text:s/>mythologie,<text:s/>soit<text:s/>que<text:s/>l’on<text:s/>fût<text:s/>déjà<text:s/>familiarisé<text:s/>avec<text:s/>ce<text:s/>sujet<text:s/>par<text:s/><text:span text:style-name="T4146">L</text:span><text:span text:style-name="T4147">es</text:span><text:span text:style-name="T4148"><text:s/></text:span><text:span text:style-name="T4149">Sosies</text:span><text:s/>de<text:s/>Rotrou<text:span text:style-name="Appelnotedebasdep."><text:note text:note-class="footnote" text:id="_ftn87"><text:note-citation>88</text:note-citation><text:note-body><text:p text:style-name="Notedebasdepage"><text:span text:style-name="T4150"><text:s/></text:span>[BOTTOM]<text:s/><text:span text:style-name="T4151">V</text:span><text:span text:style-name="T4152">oyez l’article de cette pièce, tome </text:span><text:span text:style-name="T4153">V, p.</text:span><text:span text:style-name="T4154"> </text:span><text:span text:style-name="T4155">229 de cette<text:s/></text:span><text:span text:style-name="T4156">Histoire</text:span><text:span text:style-name="T4157">.</text:span></text:p></text:note-body></text:note></text:span>,<text:s/>on<text:span text:style-name="T4158"><text:s/></text:span>n’y<text:s/>fit<text:s/>pas<text:s/>même<text:s/>attention.<text:s/>On<text:s/>se<text:s/>contenta<text:s/>d’admirer<text:s/>également<text:s/>et<text:s/>l’art<text:s/>avec<text:s/>lequel<text:s/>Molière<text:s/>avait<text:s/>mis<text:s/>en<text:s/>œuvre<text:s/>ce<text:s/>qu’il<text:s/>avait<text:s/>emprunté<text:s/>de<text:s/>Plaute,<text:s/>et<text:s/>la<text:s/>justesse<text:s/>de<text:s/>son<text:s/>goût<text:s/>dans<text:s/>les<text:s/>changements<text:s/>et<text:s/>dans<text:s/>les<text:s/>additions<text:s/>qu’il<text:s/>avait<text:s/>cru<text:s/>devoir<text:s/>faire.<text:s/>M<text:span text:style-name="T4159">me</text:span> Dacier,<text:s/>qui<text:s/>étale<text:s/>toutes<text:s/>les<text:s/>beautés<text:s/>de<text:s/>la<text:s/>pièce<text:s/>latine,<text:s/>n’aurait<text:s/>pas<text:s/>réussi<text:s/>à<text:s/>faire<text:s/>pencher<text:s/>la<text:s/>balance<text:s/>en<text:s/>faveur<text:s/>de<text:s/>Plaute ;<text:s/>le<text:s/>parallèle<text:s/>des<text:s/>deux<text:s/>comédies<text:s/>n’aurait<text:s/>servi<text:s/>qu’à<text:s/>montrer<text:s/>la<text:s/>supériorité<text:s/>de<text:s/>l’auteur<text:s/>moderne<text:s/>sur<text:s/>l’ancien.<text:s/>Thessala<text:s/>dans<text:s/>Plaute,<text:s/>Céphalie<text:s/>dans<text:s/>Rotrou,<text:s/>ne<text:s/>sont<text:s/><text:span text:style-name="pb">[p</text:span><text:span text:style-name="pb">.</text:span><text:span text:style-name="pb"><text:s/></text:span><text:span text:style-name="pb">265</text:span><text:span text:style-name="pb">]</text:span><text:span text:style-name="T4160"><text:s/></text:span>que<text:s/>de<text:s/>simples<text:s/>confidentes<text:s/>d<text:s/>Alcmène ;<text:s/>Molière<text:s/>a<text:s/>fait<text:s/>de<text:s/>Cléanthis,<text:s/>qui<text:s/>tient<text:s/>leur<text:s/>place,<text:s/>un<text:s/>personnage<text:s/>plus<text:s/>intéressant<text:s/>par<text:s/>lui-même.<text:s/>La<text:s/>scène<text:s/>de<text:s/>Sosie<text:s/>avec<text:s/>elle<text:s/>n’est<text:s/>point<text:s/>une<text:s/>répétition<text:s/>vicieuse<text:s/>de<text:s/>celle<text:s/>d’Amphitryon<text:s/>avec<text:s/>Alcmène,<text:s/>quoique<text:s/>le<text:s/>maître<text:s/>et<text:s/>le<text:s/>valet<text:s/>aient<text:s/>également<text:s/>pour<text:s/>objet<text:s/>de<text:s/>s’éclaircir<text:s/>sur<text:s/>la<text:s/>fidélité<text:s/>de<text:s/>leurs<text:s/>femmes.<text:s/>Les<text:s/>deux<text:s/>scènes<text:s/>ne<text:s/>produisent<text:s/>pas<text:s/>le<text:s/>même<text:s/>effet,<text:s/>par<text:s/>la<text:s/>différence<text:s/>que<text:s/>l’auteur<text:s/>a<text:s/>mise<text:s/>entre<text:s/>la<text:s/>conduite<text:s/>de<text:s/>Jupiter<text:s/>avec<text:s/>Alcmène,<text:s/>et<text:s/>celle<text:s/>de<text:s/>Mercure<text:s/>avec<text:s/>Cléanthis.<text:s/>Plaute,<text:s/>qui<text:s/>finit<text:s/>sa comédie<text:s/>par<text:s/>le<text:s/>sérieux<text:s/>d’un<text:s/>dieu<text:s/>en<text:s/>machine,<text:s/>aurait<text:s/>su<text:s/>gré<text:s/>à<text:s/>Molière<text:s/>d’avoir<text:s/>interrompu,<text:s/>par<text:s/>le<text:s/>caprice<text:s/>de<text:s/>Sosie,<text:s/>les<text:s/>compliments<text:s/>importuns<text:s/>des<text:s/>amis<text:s/>d’Amphitryon,<text:s/>sur<text:s/>un<text:s/>sujet<text:s/>aussi<text:s/>délicat.</text:p>
      <text:p text:style-name="quote.l"><text:span text:style-name="quote.c">            </text:span><text:span text:style-name="quote.c">Mais,</text:span><text:span text:style-name="quote.c"><text:s/></text:span><text:span text:style-name="quote.c">enfin,</text:span><text:span text:style-name="quote.c"><text:s/></text:span><text:span text:style-name="quote.c">coupons</text:span><text:span text:style-name="quote.c"><text:s/></text:span><text:span text:style-name="quote.c">aux</text:span><text:span text:style-name="quote.c"><text:s/></text:span><text:span text:style-name="quote.c">discours,</text:span></text:p>
      <text:p text:style-name="quote.l"><text:span text:style-name="quote.c">Et</text:span><text:span text:style-name="quote.c"><text:s/></text:span><text:span text:style-name="quote.c">que</text:span><text:span text:style-name="quote.c"><text:s/></text:span><text:span text:style-name="quote.c">chacun</text:span><text:span text:style-name="quote.c"><text:s/></text:span><text:span text:style-name="quote.c">chez</text:span><text:span text:style-name="quote.c"><text:s/></text:span><text:span text:style-name="quote.c">soi</text:span><text:span text:style-name="quote.c"><text:s/></text:span><text:span text:style-name="quote.c">doucement</text:span><text:span text:style-name="quote.c"><text:s/></text:span><text:span text:style-name="quote.c">se</text:span><text:span text:style-name="quote.c"><text:s/></text:span><text:span text:style-name="quote.c">retire</text:span><text:span text:style-name="quote.c"> ;</text:span></text:p>
      <text:p text:style-name="quote.l"><text:span text:style-name="quote.c">            </text:span><text:span text:style-name="quote.c">Sur</text:span><text:span text:style-name="quote.c"><text:s/></text:span><text:span text:style-name="quote.c">telles</text:span><text:span text:style-name="quote.c"><text:s/></text:span><text:span text:style-name="quote.c">affaires,</text:span><text:span text:style-name="quote.c"><text:s/></text:span><text:span text:style-name="quote.c">toujours</text:span></text:p>
      <text:p text:style-name="quote.l"><text:span text:style-name="quote.c">            </text:span><text:span text:style-name="quote.c">Le</text:span><text:span text:style-name="quote.c"><text:s/></text:span><text:span text:style-name="quote.c">meilleur</text:span><text:span text:style-name="quote.c"><text:s/></text:span><text:span text:style-name="quote.c">est</text:span><text:span text:style-name="quote.c"><text:s/></text:span><text:span text:style-name="quote.c">de</text:span><text:span text:style-name="quote.c"><text:s/></text:span><text:span text:style-name="quote.c">ne</text:span><text:span text:style-name="quote.c"><text:s/></text:span><text:span text:style-name="quote.c">rien</text:span><text:span text:style-name="quote.c"><text:s/></text:span><text:span text:style-name="quote.c">dire.</text:span></text:p>
      <text:p text:style-name="quote">« À<text:s/>n’envisager<text:s/>cette<text:s/>réflexion<text:s/>qui<text:s/>achève<text:s/>le<text:s/>dénouement<text:s/>que<text:s/>du<text:s/>côté<text:s/>de<text:s/>la<text:s/>plaisanterie,<text:s/>l’on<text:s/>avouera<text:s/>qu’il<text:s/>était<text:s/>difficile<text:s/>de<text:s/>terminer<text:s/>plus<text:s/>finement,<text:s/>sur<text:s/>le<text:s/>théâtre<text:s/>français,<text:s/>une<text:s/>intrigue<text:s/>aussi<text:s/>galante.<text:s/><text:span text:style-name="T4161">L</text:span><text:span text:style-name="T4162">’</text:span><text:span text:style-name="T4163">on</text:span><text:span text:style-name="T4164"><text:s/></text:span><text:span text:style-name="T4165">rit</text:span><text:span text:style-name="quote.c">,</text:span><text:span text:style-name="quote.c"><text:s/></text:span><text:span text:style-name="quote.c">dit</text:span><text:span text:style-name="quote.c"><text:s/></text:span><text:span text:style-name="quote.c">Horace</text:span><text:span text:style-name="Appelnotedebasdep."><text:note text:note-class="footnote" text:id="_ftn88"><text:note-citation>89</text:note-citation><text:note-body><text:p text:style-name="Notedebasdepage"><text:span text:style-name="T4166"><text:s/></text:span><text:span text:style-name="T4167">[BOTTOM]<text:s/></text:span><text:span text:style-name="T4168">*<text:s/></text:span><text:span text:style-name="T4169">Solventur risu tabulæ,</text:span><text:span text:style-name="T4170"><text:s/>tu missus abibis</text:span><text:span text:style-name="T4171">, Sat. </text:span><text:span text:style-name="T4172">I, l.</text:span><text:span text:style-name="T4173"> </text:span><text:span text:style-name="T4174">II, v.</text:span><text:span text:style-name="T4175"> </text:span><text:span text:style-name="T4176">86.</text:span></text:p></text:note-body></text:note></text:span><text:span text:style-name="quote.c">,</text:span><text:span text:style-name="quote.c"><text:s/></text:span><text:span text:style-name="T4177">et</text:span><text:span text:style-name="T4178"><text:s/></text:span><text:span text:style-name="T4179">le</text:span><text:span text:style-name="T4180"><text:s/></text:span><text:span text:style-name="T4181">poète</text:span><text:span text:style-name="T4182"><text:s/></text:span><text:span text:style-name="T4183">est</text:span><text:span text:style-name="T4184"><text:s/></text:span><text:span text:style-name="T4185">tiré</text:span><text:span text:style-name="T4186"><text:s/></text:span><text:span text:style-name="T4187">d</text:span><text:span text:style-name="T4188">’</text:span><text:span text:style-name="T4189">affaire.</text:span><text:span text:style-name="quote.c"> »</text:span></text:p>
      <text:p text:style-name="P4190"><text:span text:style-name="pb">[p</text:span><text:span text:style-name="pb">.</text:span><text:span text:style-name="pb"><text:s/></text:span><text:span text:style-name="pb">266</text:span><text:span text:style-name="pb">]</text:span><text:span text:style-name="T4191"><text:s/></text:span><text:span text:style-name="T4192">Si</text:span><text:span text:style-name="T4193"><text:s/></text:span><text:span text:style-name="T4194">l</text:span><text:span text:style-name="T4195">’</text:span><text:span text:style-name="T4196">on</text:span><text:span text:style-name="T4197"><text:s/></text:span><text:span text:style-name="T4198">en</text:span><text:span text:style-name="T4199"><text:s/></text:span><text:span text:style-name="T4200">croit</text:span><text:span text:style-name="T4201"><text:s/></text:span><text:span text:style-name="T4202">l</text:span><text:span text:style-name="T4203">’</text:span><text:span text:style-name="T4204">auteur</text:span><text:span text:style-name="T4205"><text:s/></text:span><text:span text:style-name="T4206">du</text:span><text:span text:style-name="T4207"><text:s/></text:span><text:span text:style-name="T4208">Bolæana</text:span><text:span text:style-name="T4209">,</text:span><text:span text:style-name="T4210"><text:s/></text:span><text:span text:style-name="T4211">M. </text:span><text:span text:style-name="T4212">Despréaux</text:span><text:span text:style-name="T4213"><text:s/></text:span><text:span text:style-name="T4214">ne</text:span><text:span text:style-name="T4215"><text:s/></text:span><text:span text:style-name="T4216">pensait</text:span><text:span text:style-name="T4217"><text:s/></text:span><text:span text:style-name="T4218">pas</text:span><text:span text:style-name="T4219"><text:s/></text:span><text:span text:style-name="T4220">fort</text:span><text:span text:style-name="T4221"><text:s/></text:span><text:span text:style-name="T4222">avantageusement</text:span><text:span text:style-name="T4223"><text:s/></text:span><text:span text:style-name="T4224">de</text:span><text:span text:style-name="T4225"><text:s/></text:span><text:span text:style-name="T4226">la comédie</text:span><text:span text:style-name="T4227"><text:s/></text:span><text:span text:style-name="T4228">d</text:span><text:span text:style-name="T4229">’</text:span><text:span text:style-name="T4230">Amphitryon</text:span><text:span text:style-name="T4231"><text:s/></text:span><text:span text:style-name="T4232">de</text:span><text:span text:style-name="T4233"><text:s/></text:span><text:span text:style-name="T4234">Molière</text:span><text:span text:style-name="T4235"> ;</text:span><text:span text:style-name="T4236"><text:s/></text:span><text:span text:style-name="T4237">mais</text:span><text:span text:style-name="T4238"><text:s/></text:span><text:span text:style-name="T4239">cette</text:span><text:span text:style-name="T4240"><text:s/></text:span><text:span text:style-name="T4241">décision</text:span><text:span text:style-name="T4242"><text:s/></text:span><text:span text:style-name="T4243">ne</text:span><text:span text:style-name="T4244"><text:s/></text:span><text:span text:style-name="T4245">trouvera</text:span><text:span text:style-name="T4246"><text:s/></text:span><text:span text:style-name="T4247">pas</text:span><text:span text:style-name="T4248"><text:s/></text:span><text:span text:style-name="T4249">beaucoup</text:span><text:span text:style-name="T4250"><text:s/></text:span><text:span text:style-name="T4251">de</text:span><text:span text:style-name="T4252"><text:s/></text:span><text:span text:style-name="T4253">partisans.</text:span><text:span text:style-name="T4254"><text:s/></text:span><text:span text:style-name="T4255">Quoi</text:span><text:span text:style-name="T4256"><text:s/></text:span><text:span text:style-name="T4257">qu</text:span><text:span text:style-name="T4258">’</text:span><text:span text:style-name="T4259">il</text:span><text:span text:style-name="T4260"><text:s/></text:span><text:span text:style-name="T4261">en</text:span><text:span text:style-name="T4262"><text:s/></text:span><text:span text:style-name="T4263">soit,</text:span><text:span text:style-name="T4264"><text:s/></text:span><text:span text:style-name="T4265">voici</text:span><text:span text:style-name="T4266"><text:s/></text:span><text:span text:style-name="T4267">le</text:span><text:span text:style-name="T4268"><text:s/></text:span><text:span text:style-name="T4269">passage</text:span><text:span text:style-name="T4270"> :</text:span></text:p>
      <text:p text:style-name="quote">« <text:span text:style-name="Appelnotedebasdep."><text:note text:note-class="footnote" text:id="_ftn89"><text:note-citation>90</text:note-citation><text:note-body><text:p text:style-name="Notedebasdepage"><text:s/>[MARGIN] (*)<text:s/><text:span text:style-name="T4271">Bolæana</text:span><text:span text:style-name="T4272">,</text:span><text:span text:style-name="T4273"><text:s/>in-12, p.</text:span><text:span text:style-name="T4274"> </text:span><text:span text:style-name="T4275">33.</text:span></text:p></text:note-body></text:note></text:span>À<text:s/>l’égard<text:s/>de<text:s/>l’<text:span text:style-name="T4276">Amphitryon</text:span><text:s/>de<text:s/>Molière,<text:s/>qui<text:s/>s’est<text:s/>si<text:s/>fort<text:s/>acquis<text:s/>la<text:s/>faveur<text:s/>du<text:s/>peuple,<text:s/>et<text:s/>même<text:s/>de<text:s/>beaucoup<text:s/>d’honnêtes<text:s/>gens,<text:s/>M. Despréaux<text:s/>ne<text:s/>le<text:s/>goûtait<text:s/>que<text:s/>médiocrement.<text:s/>Il<text:s/>prétendait<text:s/>que<text:s/>le<text:s/>prologue<text:s/>de<text:s/>Plaute<text:s/>vaut<text:s/>mieux<text:s/>que<text:s/>celui<text:s/>du<text:s/>comique<text:s/>français.<text:s/>Il<text:s/>ne<text:s/>pouvait<text:s/>souffrir<text:s/>les<text:s/>tendresses<text:s/>de<text:s/>Jupiter<text:s/>envers<text:s/>Alcmène,<text:s/>et<text:s/>surtout<text:s/>cette<text:s/>scène<text:s/>où<text:s/>ce<text:s/>dieu<text:s/>ne<text:s/>cesse<text:s/>de<text:s/>jouer<text:s/>sur<text:s/>le<text:s/>terme<text:s/>d’époux<text:s/>et<text:s/>d’amant.<text:s/>Plaute<text:s/>lui<text:s/>paraissait<text:s/>plus<text:s/>ingénieux<text:s/>que<text:s/>Molière<text:s/>dans<text:s/>la<text:s/>scène<text:s/>et<text:s/>dans<text:s/>le<text:s/>jeu<text:s/>du<text:s/><text:span text:style-name="T4277">m</text:span><text:span text:style-name="T4278">oi</text:span>.<text:s/>Il<text:s/>citait<text:s/>même<text:s/>un<text:s/>vers<text:s/>de<text:s/>Rotrou<text:s/>dans<text:s/>sa<text:s/>pièce<text:s/>des<text:s/><text:span text:style-name="T4279">Sosies</text:span><text:s/>qu’il<text:s/>prétendait<text:s/>plus<text:s/>naturel<text:s/>que<text:s/>ces<text:s/>deux<text:s/>de<text:s/>Molière.</text:p>
      <text:p text:style-name="quote.l"><text:span text:style-name="quote.c">Et</text:span><text:span text:style-name="quote.c"><text:s/></text:span><text:span text:style-name="quote.c">j</text:span><text:span text:style-name="quote.c">’</text:span><text:span text:style-name="quote.c">étais</text:span><text:span text:style-name="quote.c"><text:s/></text:span><text:span text:style-name="quote.c">venu,</text:span><text:span text:style-name="quote.c"><text:s/></text:span><text:span text:style-name="quote.c">je</text:span><text:span text:style-name="quote.c"><text:s/></text:span><text:span text:style-name="quote.c">vous</text:span><text:span text:style-name="quote.c"><text:s/></text:span><text:span text:style-name="quote.c">jure,</text:span></text:p>
      <text:soft-page-break/>
      <text:p text:style-name="quote.l"><text:span text:style-name="quote.c">Avant</text:span><text:span text:style-name="quote.c"><text:s/></text:span><text:span text:style-name="quote.c">que</text:span><text:span text:style-name="quote.c"><text:s/></text:span><text:span text:style-name="quote.c">je</text:span><text:span text:style-name="quote.c"><text:s/></text:span><text:span text:style-name="quote.c">fusse</text:span><text:span text:style-name="quote.c"><text:s/></text:span><text:span text:style-name="quote.c">arrivé.</text:span><text:span text:style-name="quote.c"> »</text:span></text:p>
      <text:p text:style-name="P4280">Or<text:s/>voici<text:s/>le<text:s/>vers<text:s/>de<text:s/>Rotrou :</text:p>
      <text:p text:style-name="quote.l">J’étais<text:s/>chez<text:s/>nous<text:s/>longtemps<text:s/>avant<text:s/>que<text:s/>d’arriver.</text:p>
      <text:p text:style-name="P4281"><text:span text:style-name="T4282">M. </text:span><text:span text:style-name="T4283">Riccoboni,</text:span><text:span text:style-name="T4284"><text:s/></text:span><text:span text:style-name="T4285">dans</text:span><text:span text:style-name="T4286"><text:s/></text:span><text:span text:style-name="T4287">ses</text:span><text:span text:style-name="T4288"><text:s/></text:span><text:span text:style-name="T4289">Observations</text:span><text:span text:style-name="T4290"><text:s/></text:span><text:span text:style-name="T4291">sur</text:span><text:span text:style-name="T4292"><text:s/></text:span><text:span text:style-name="T4293">la comédie</text:span><text:span text:style-name="T4294"><text:s/></text:span><text:span text:style-name="T4295">et</text:span><text:span text:style-name="T4296"><text:s/></text:span><text:span text:style-name="T4297">le</text:span><text:span text:style-name="T4298"><text:s/></text:span><text:span text:style-name="T4299">g</text:span><text:span text:style-name="T4300">énie</text:span><text:span text:style-name="T4301"><text:s/></text:span><text:span text:style-name="T4302">de</text:span><text:span text:style-name="T4303"><text:s/></text:span><text:span text:style-name="T4304">Molière</text:span><text:span text:style-name="T4305">,</text:span><text:span text:style-name="T4306"><text:s/></text:span><text:span text:style-name="T4307">parle</text:span><text:span text:style-name="T4308"><text:s/></text:span><text:span text:style-name="T4309">avec</text:span><text:span text:style-name="T4310"><text:s/></text:span><text:span text:style-name="T4311">éloge</text:span><text:span text:style-name="T4312"><text:s/></text:span><text:span text:style-name="T4313">du</text:span><text:span text:style-name="T4314"><text:s/></text:span><text:span text:style-name="T4315">sujet</text:span><text:span text:style-name="T4316"><text:s/></text:span><text:span text:style-name="T4317">d</text:span><text:span text:style-name="T4318">’</text:span><text:span text:style-name="T4319">Amphitryon.</text:span></text:p>
      <text:p text:style-name="quote"><text:span text:style-name="pb">[p</text:span><text:span text:style-name="pb">.</text:span><text:span text:style-name="pb"><text:s/></text:span><text:span text:style-name="pb">267</text:span><text:span text:style-name="pb">]</text:span><text:span text:style-name="T4320"><text:s/></text:span>« Nous<text:s/>allons<text:s/>employer<text:s/>ses<text:s/>termes<text:span text:style-name="Appelnotedebasdep."><text:note text:note-class="footnote" text:id="_ftn90"><text:note-citation>91</text:note-citation><text:note-body><text:p text:style-name="Notedebasdepage"><text:span text:style-name="T4321"><text:s/>[MARGIN] * Article </text:span><text:span text:style-name="T4322">II,<text:s/></text:span><text:span text:style-name="T4323">« De l’i</text:span><text:span text:style-name="T4324">ntrigue</text:span><text:span text:style-name="T4325"> »</text:span><text:span text:style-name="T4326">, p.</text:span><text:span text:style-name="T4327"> </text:span><text:span text:style-name="T4328">4 et suiv.</text:span></text:p></text:note-body></text:note></text:span>,<text:s/>comme<text:s/>l’intrigue<text:s/>est<text:s/>la<text:s/>base<text:s/>du<text:s/>genre<text:s/>dramatique,<text:s/>c’est<text:s/>aussi<text:s/>la<text:s/>partie<text:s/>qui<text:s/>mérite<text:s/>une<text:s/>plus<text:s/>grande<text:s/>attention.<text:s/>Sans<text:s/>intrigue,<text:s/>il<text:s/>n’y<text:s/>a<text:s/>point<text:s/>de<text:s/>comédie,<text:s/>et<text:s/>c’est<text:s/>par<text:s/>l’intrigue<text:s/>qu’on<text:s/>la<text:s/>distingue<text:s/>du<text:s/>dialogue…<text:s/>On<text:s/>distingue<text:s/>deux<text:s/>sortes<text:s/>d’intrigues ;<text:s/>dans<text:s/>la<text:s/>première<text:s/>espèce,<text:s/>aucun<text:s/>des<text:s/>personnages<text:s/>n’a<text:s/>dessein<text:s/>de<text:s/>traverser<text:s/>l’action,<text:s/>qui<text:s/>semble<text:s/>devoir<text:s/>aller<text:s/>d’elle-même<text:s/>à<text:s/>la<text:s/>fin,<text:s/>mais<text:s/>qui<text:s/>néanmoins<text:s/>se<text:s/>trouve<text:s/>interrompue<text:s/>par<text:s/>des<text:s/>événements<text:s/>que<text:s/>le<text:s/>pur<text:s/>hasard<text:s/>semble<text:s/>avoir<text:s/>amenés.</text:p>
      <text:p text:style-name="quote">« Cette<text:s/>sorte<text:s/>d’intrigue,<text:s/>est,<text:s/>je<text:s/>crois,<text:s/>celle<text:s/>qui<text:s/>a<text:s/>le<text:s/>plus<text:s/>de<text:s/>mérite,<text:s/>et<text:s/>qui<text:s/>doit<text:s/>produire<text:s/>un<text:s/>plus<text:s/>grand<text:s/>effet ;<text:s/>parce<text:s/>que<text:s/>le<text:s/>spectateur,<text:s/>indépendamment<text:s/>de<text:s/>ses<text:s/>réflexions<text:s/>sur<text:s/>l’art<text:s/>du<text:s/>poète,<text:s/>est<text:s/>bien<text:s/>plus<text:s/>flatté<text:s/>d’imputer<text:s/>les<text:s/>obstacles<text:s/>qui<text:s/>surviennent<text:s/>aux<text:s/>caprices<text:s/>du<text:s/>hasard,<text:s/>qu’à<text:s/>la<text:s/>malignité<text:s/>des<text:s/>maîtres<text:s/>ou<text:s/>des<text:s/>valets ;<text:s/>et<text:s/>qu’au<text:s/>fond<text:s/>une<text:s/>comédie<text:s/>intriguée<text:s/>de<text:s/>la<text:s/>forte<text:s/>étant<text:s/>une<text:s/>image<text:s/>plus<text:s/>fidèle<text:s/>de<text:s/>tout<text:s/>ce<text:s/>que<text:s/>l’on<text:s/>voit<text:s/>arriver<text:s/>tous<text:s/>les<text:s/>jours,<text:s/>elle<text:s/>porte<text:s/>aussi<text:s/>davantage<text:s/>le<text:s/>caractère<text:s/>de<text:s/>la<text:s/>vraisemblance.</text:p>
      <text:p text:style-name="quote">« Nous<text:s/>n’avons,<text:s/>parmi<text:s/>les<text:s/>ouvrages<text:s/>des<text:s/>anciens,<text:s/>que<text:s/>deux<text:s/>modèles<text:s/>en<text:s/>ce<text:s/>genre,<text:s/>l’<text:span text:style-name="T4329">Amphitryon</text:span><text:s/>et<text:s/><text:span text:style-name="T4330">L</text:span><text:span text:style-name="T4331">es</text:span><text:span text:style-name="T4332"><text:s/></text:span><text:span text:style-name="T4333">Ménechmes</text:span>.<text:s/>Molière,<text:s/>en<text:s/>choisissant<text:s/>le<text:s/>plus<text:s/>parfait<text:s/>de<text:s/><text:span text:style-name="pb">[p</text:span><text:span text:style-name="pb">.</text:span><text:span text:style-name="pb"><text:s/></text:span><text:span text:style-name="pb">268</text:span><text:span text:style-name="pb">]</text:span><text:span text:style-name="T4334"><text:s/></text:span>ces<text:s/>originaux<text:s/>pour<text:s/>l’objet<text:s/>de<text:s/>son<text:s/>imitation,<text:s/>a<text:s/>bien<text:s/>montré<text:s/>quel<text:s/>était<text:s/>son<text:s/>discernement.<text:s/>L’<text:span text:style-name="T4335">Amphitryon</text:span><text:s/>offre<text:s/>une<text:s/>action<text:s/>que<text:s/>les<text:s/>personnages<text:s/>n’ont<text:s/>aucun<text:s/>dessein<text:s/>de<text:s/>traverser ;<text:s/>c’est<text:s/>le<text:s/>hasard<text:s/>seul<text:s/>qui<text:s/>fait<text:s/>arriver<text:s/><text:span text:style-name="T4336">Sosie</text:span><text:s/>dans<text:s/>un<text:s/>moment<text:s/>où<text:s/><text:span text:style-name="T4337">Mercure</text:span><text:s/>ne<text:s/>peut<text:s/>le<text:s/>laisser<text:s/>entrer<text:s/>chez<text:s/>Amphitryon ;<text:s/>le<text:s/>déguisement<text:s/>à<text:s/>la<text:s/>faveur<text:s/>duquel<text:s/>Jupiter<text:s/>cherche<text:s/>à<text:s/>satisfaire<text:s/>son<text:s/>amour<text:s/>produit<text:s/>une<text:s/>brouillerie<text:s/>entre<text:s/><text:span text:style-name="T4338">Amphitryon</text:span><text:s/>et<text:s/><text:span text:style-name="T4339">Alcmène</text:span>,<text:s/>qui<text:s/>fonde<text:s/>également<text:s/>leurs<text:s/>plaintes<text:s/>réciproques.<text:s/>Jupiter,<text:s/>qui<text:s/>ne<text:s/>veut<text:s/>point<text:s/>que<text:s/>cette<text:s/>brouillerie<text:s/>révolte<text:s/>Alcmène<text:s/>contre<text:s/>son<text:s/>mari,<text:s/>revient<text:s/>une<text:s/>seconde<text:s/>fois<text:s/>sous<text:s/>la<text:s/>forme<text:s/>d’Amphitryon,<text:s/>pour<text:s/>se<text:s/>raccommoder<text:s/>avec<text:s/>elle ;<text:s/>il<text:s/>faut<text:s/>pendant<text:s/>ce<text:s/>temps-là<text:s/>que<text:s/>Mercure<text:s/>défende<text:s/>à<text:s/>Amphitryon,<text:s/>qui<text:s/>survient,<text:s/>l’entrée<text:s/>de<text:s/>sa<text:s/>maison.<text:s/>Comme<text:s/>il<text:s/>a<text:s/>pris<text:s/>la<text:s/>figure<text:s/>de<text:s/>Sosie,<text:s/>c’est<text:s/>sur<text:s/>ce<text:s/>malheureux<text:s/>esclave<text:s/>que<text:s/>tombe<text:s/>toute<text:s/>la<text:s/>vengeance<text:s/>d’Amphitryon ;<text:s/>cependant<text:s/>les<text:s/>chefs<text:s/>de<text:s/>l’armée,<text:s/>que<text:s/>Jupiter,<text:s/>pour<text:s/>se<text:s/>défaire<text:s/>de<text:s/>Sosie,<text:s/>a<text:s/>fait<text:s/>inviter<text:s/>à<text:s/>dîner,<text:s/>voyant<text:s/>deux<text:s/>Amphitryons,<text:s/>ne<text:s/>savent<text:s/>de<text:s/>quel<text:s/>parti<text:s/>se<text:s/>ranger.<text:s/>Alors<text:s/>l’action<text:s/>est<text:s/>conduite<text:s/>à<text:s/>sa<text:s/>fin,<text:s/>par<text:s/>l’éclat<text:s/>que<text:s/>doit<text:s/>faire<text:s/>nécessairement<text:s/>la<text:s/>tromperie<text:s/>de<text:s/>Jupiter ;<text:s/>et<text:s/>ce<text:s/>dieu<text:s/>est<text:s/>obligé<text:s/>de<text:s/>se<text:s/>découvrir<text:s/>aux<text:s/>dépens<text:s/>même<text:s/>de<text:s/>l’honneur<text:s/><text:span text:style-name="pb">[p</text:span><text:span text:style-name="pb">.</text:span><text:span text:style-name="pb"><text:s/></text:span><text:span text:style-name="pb">269</text:span><text:span text:style-name="pb">]</text:span><text:span text:style-name="T4340"><text:s/></text:span>d’Alcmène :<text:s/>ainsi,<text:s/>rien<text:s/>n’arrive<text:s/>dans<text:s/>cette<text:s/>pièce<text:s/>de<text:s/>dessein<text:s/>formé,<text:s/>et<text:s/>le<text:s/>hasard<text:s/>en<text:s/>produit<text:s/>seul<text:s/>tous<text:s/>les<text:s/>incidents.</text:p>
      <text:p text:style-name="quote">« Mais<text:s/>il<text:s/>manque<text:s/>à<text:s/>la<text:s/>perfection<text:s/>de<text:s/>cette comédie<text:s/>la<text:s/>simplicité<text:s/>dans<text:s/>le<text:s/>principe<text:s/>de<text:s/>l’action,<text:s/>parce<text:s/>que<text:s/>la<text:s/>ressemblance<text:s/>surnaturelle<text:s/>d’où<text:s/>naît<text:s/>tout<text:s/>le<text:s/>mouvement<text:s/>est<text:s/>une<text:s/>machine<text:s/>qui<text:s/>diminue<text:s/>de<text:s/>beaucoup<text:s/>le<text:s/>mérite<text:s/>de<text:s/>ces<text:s/>intrigues<text:s/>de<text:s/>la<text:s/>première<text:s/>espèce ;<text:s/>et<text:s/>que<text:s/>le<text:s/>naturel<text:s/>ou<text:s/>le<text:s/>simple<text:s/>ne<text:s/>doivent<text:s/>jamais<text:s/>être<text:s/>altérés<text:s/>par<text:s/>le<text:s/>merveilleux<text:s/>ou<text:s/>le<text:s/>surnaturel. »</text:p>
      <text:soft-page-break/>
      <text:h text:style-name="Titre1" text:outline-level="1">1668.<text:s/>George<text:s/>Dandin,<text:s/><text:span text:style-name="T4341">o</text:span><text:span text:style-name="T4342">u</text:span><text:span text:style-name="T4343"><text:s/></text:span>le<text:s/>Mari<text:s/>confondu</text:h>
      <text:p text:style-name="argument"><text:span text:style-name="pb">[p.</text:span><text:span text:style-name="pb"><text:s/></text:span><text:span text:style-name="pb">294</text:span><text:span text:style-name="pb">]</text:span><text:span text:style-name="T4344"><text:s/></text:span>Comédie<text:s/>en<text:s/>trois<text:s/>actes,<text:s/>en<text:s/>prose,<text:s/>de<text:s/>M. Molière,<text:s/>représentée<text:s/>avec<text:s/>des<text:s/>intermèdes<text:s/>à<text:s/>Versailles,<text:s/>le<text:s/>lundi<text:s/>16 juillet,<text:s/>selon<text:s/>Robinet,<text:s/>et<text:s/>selon<text:s/>Félibien,<text:s/>le<text:s/>mercredi<text:s/>18 juillet,<text:s/>et<text:s/>sans<text:s/>intermèdes,<text:s/>sur<text:s/>le<text:s/>théâtre du<text:s/>Palais-Royal,<text:s/>le<text:s/>9 novembre<text:s/>suivant.</text:p>
      <text:p text:style-name="quote">« <text:span text:style-name="Appelnotedebasdep."><text:note text:note-class="footnote" text:id="_ftn91"><text:note-citation>92</text:note-citation><text:note-body><text:p text:style-name="Notedebasdepage"><text:s/>[MARGIN] (*)<text:s/><text:span text:style-name="T4345">Relation de la fête de Versailles, du 18 juillet</text:span>, par M. Félibien.</text:p></text:note-body></text:note></text:span>Le<text:s/>roi<text:s/>ayant<text:s/>accordé<text:s/>la<text:s/>paix<text:s/>aux<text:s/>instances<text:s/>de<text:s/>ses<text:s/>alliés,<text:s/>et<text:s/>aux<text:s/>vœux<text:s/>de<text:s/>toute<text:s/>l’Europe,<text:s/>et<text:s/>donné<text:s/>des<text:s/>marques<text:s/>d’une<text:s/>modération<text:s/>et<text:s/>d’une<text:s/>bonté<text:s/>sans<text:s/>exemple,<text:s/>même<text:s/>dans<text:s/>le<text:s/>fort<text:s/>de<text:s/>ses<text:s/>conquêtes,<text:s/>ne<text:s/>pensait<text:s/>plus<text:s/>qu’à<text:s/>s’appliquer<text:s/>aux<text:s/>affaires<text:s/>de<text:s/>son<text:s/>royaume,<text:s/>lorsque,<text:s/>pour<text:s/>réparer<text:s/>en<text:s/>quelque<text:s/>sorte<text:s/>ce<text:s/>que<text:s/>la<text:s/>Cour<text:s/>avait<text:s/>perdu<text:s/>dans<text:s/>le<text:s/>Carnaval<text:s/>pendant<text:s/>son<text:s/>absence,<text:s/>il<text:s/>résolut<text:s/>de<text:s/>faire<text:s/>une<text:s/>fête<text:s/>dans<text:s/>les<text:s/>jardins<text:s/>de<text:s/>Versailles,<text:s/>où,<text:s/>parmi<text:s/>les<text:s/>plaisirs<text:s/>que<text:s/>l’on<text:s/>trouve<text:s/>dans<text:s/>un<text:s/>séjour<text:s/>si<text:s/>délicieux,<text:s/>l’esprit<text:s/>fût<text:s/>encore<text:s/>touché<text:s/>de<text:s/>ces<text:s/>beautés<text:s/>surprenantes<text:s/>et<text:s/>extraordinaires<text:s/>dont<text:s/>ce<text:s/>grand<text:s/>prince<text:s/>sait<text:s/>assaisonner<text:s/>tous<text:s/>ses<text:s/>divertissements.</text:p>
      <text:p text:style-name="quote"><text:span text:style-name="pb">[p</text:span><text:span text:style-name="pb">.</text:span><text:span text:style-name="pb"><text:s/></text:span><text:span text:style-name="pb">295</text:span><text:span text:style-name="pb">]</text:span><text:span text:style-name="T4346"><text:s/></text:span>« Pour<text:s/>cet<text:s/>effet,<text:s/>voulant<text:s/>donner<text:s/>la comédie<text:s/>en<text:s/>suite<text:s/>d’une<text:s/>collation,<text:s/>et<text:s/>le<text:s/>souper<text:s/>après<text:s/>la comédie,<text:s/>qui<text:s/>fut<text:s/>suivi<text:s/>d’un<text:s/>bal<text:s/>et<text:s/>d’un<text:s/>feu<text:s/>d’artifice,<text:s/>il<text:s/>jeta<text:s/>les<text:s/>yeux<text:s/>sur<text:s/>les<text:s/>personnes<text:s/>qu’il<text:s/>jugea<text:s/>les<text:s/>plus<text:s/>capables<text:s/>pour<text:s/>disposer<text:s/>les<text:s/>choses<text:s/>propres<text:s/>à<text:s/>cela…</text:p>
      <text:p text:style-name="quote">« Pour<text:s/>l’exécution<text:s/>de<text:s/>cette<text:s/>fête,<text:s/>le<text:s/>duc<text:s/>de<text:s/>Créquy,<text:s/>comme<text:s/>premier<text:s/>gentilhomme<text:s/>de<text:s/>la<text:s/>chambre,<text:s/>fut<text:s/>chargé<text:s/>de<text:s/>ce<text:s/>qui<text:s/>regardait<text:s/>la comédie ;<text:s/>le<text:s/>maréchal<text:s/>de<text:s/>Bellefonds,<text:s/>comme<text:s/>premier<text:s/>maître<text:s/>d’hôtel<text:s/>du<text:s/>roi,<text:s/>prit<text:s/>soin<text:s/>de<text:s/>la<text:s/>collation,<text:s/>du<text:s/>souper,<text:s/>et<text:s/>de<text:s/>tout<text:s/>ce<text:s/>qui<text:s/>regardait<text:s/>le<text:s/>service<text:s/>des<text:s/>tables,<text:s/>et<text:s/>M. Colbert,<text:s/>comme<text:s/>surintendant<text:s/>des<text:s/>bâtiments,<text:s/>fit<text:s/>construire<text:s/>et<text:s/>embellir<text:s/>les<text:s/>divers<text:s/>lieux<text:s/>destinés<text:s/>à<text:s/>ce<text:s/>divertissement<text:s/>royal,<text:s/>et<text:s/>donna<text:s/>les<text:s/>ordres<text:s/>pour<text:s/>l’exécution<text:s/>des<text:s/>feux<text:s/>d’artifice.</text:p>
      <text:p text:style-name="quote">« Le<text:s/>sieur<text:s/>Vigarani<text:s/>eut<text:s/>ordre<text:s/>de<text:s/>dresser<text:s/>le<text:s/>théâtre<text:s/>pour<text:s/>la comédie ;<text:s/>le<text:s/>sieur<text:s/>Gissey<text:s/>d’accommoder<text:s/>un<text:s/>endroit<text:s/>pour<text:s/>le<text:s/>souper,<text:s/>et<text:s/>le<text:s/>sieur<text:s/>de<text:s/>Vau,<text:s/>premier<text:s/>architecte<text:s/>du<text:s/>roi,<text:s/>un<text:s/>autre<text:s/>pour<text:s/>le<text:s/>bal.</text:p>
      <text:p text:style-name="quote">« <text:span text:style-name="T4347">Le</text:span><text:span text:style-name="T4348"><text:s/></text:span><text:span text:style-name="T4349">m</text:span><text:span text:style-name="T4350">ercredi,</text:span><text:span text:style-name="T4351"><text:s/></text:span><text:span text:style-name="T4352">dix-huitième</text:span><text:span text:style-name="T4353"><text:s/></text:span><text:span text:style-name="T4354">jour</text:span><text:span text:style-name="T4355"><text:s/></text:span><text:span text:style-name="T4356">de</text:span><text:span text:style-name="T4357"><text:s/></text:span><text:span text:style-name="T4358">j</text:span><text:span text:style-name="T4359">uillet</text:span><text:span text:style-name="T4360"> </text:span><text:span text:style-name="T4361">1668</text:span>,<text:s/>le<text:s/>roi<text:s/>étant<text:s/>parti<text:s/>de<text:s/>Saint-Germain,<text:s/>vint<text:s/>dîner<text:s/>à<text:s/>Versailles<text:s/><text:span text:style-name="pb">[p</text:span><text:span text:style-name="pb">.</text:span><text:span text:style-name="pb"><text:s/></text:span><text:span text:style-name="pb">296</text:span><text:span text:style-name="pb">]</text:span><text:span text:style-name="T4362"><text:s/></text:span>avec<text:s/>la<text:s/>reine,<text:s/>Monseigneur<text:s/>le<text:s/>Dauphin,<text:s/>Monsieur<text:s/>et<text:s/>Madame.<text:s/>Le<text:s/>reste<text:s/>de<text:s/>la<text:s/>Cour<text:s/>étant<text:s/>arrivé<text:s/>incontinent<text:s/>après-midi,<text:s/>trouva<text:s/>les<text:s/>officiers<text:s/>du<text:s/>roi<text:s/>qui<text:s/>faisaient<text:s/>les<text:s/>honneurs,<text:s/>et<text:s/>recevaient<text:s/>tout<text:s/>le<text:s/>monde<text:s/>dans<text:s/>les<text:s/>salles<text:s/>du<text:s/>château,<text:s/>ou<text:s/>il<text:s/>y<text:s/>avait<text:s/>en<text:s/>plusieurs<text:s/>endroits<text:s/>des<text:s/>tables<text:s/>dressées,<text:s/>et<text:s/>de<text:s/>quoi<text:s/>se<text:s/>rafraîchir……</text:p>
      <text:p text:style-name="quote">« Sur<text:s/>les<text:s/>six<text:s/>heures<text:s/>du<text:s/>soir,<text:s/>le<text:s/>roi<text:s/>ayant<text:s/>commandé<text:s/>au<text:s/>marquis<text:s/>de<text:s/>Gesvres,<text:s/>capitaine<text:s/>de<text:s/>ses<text:s/>gardes,<text:s/>de<text:s/>faire<text:s/>ouvrir<text:s/>toutes<text:s/>les<text:s/>portes,<text:s/>afin<text:s/>qu’il<text:s/>n’y<text:s/>eût<text:s/>personne<text:s/>qui<text:s/>ne<text:s/>prît<text:s/>part<text:s/>au<text:s/>divertissement,<text:s/>sortit<text:s/>du<text:s/>château<text:s/>avec<text:s/>la<text:s/>reine,<text:s/>et<text:s/>tout<text:s/>le<text:s/>reste<text:s/>de<text:s/>la<text:s/>Cour,<text:s/>pour<text:s/>prendre<text:s/>le<text:s/>plaisir<text:s/>de<text:s/>la<text:s/>promenade. »</text:p>
      <text:p text:style-name="Corpsdetexte"><text:span text:style-name="T4363">(</text:span><text:span text:style-name="T4364">M. </text:span><text:span text:style-name="T4365">Félibien</text:span><text:span text:style-name="T4366"><text:s/></text:span><text:span text:style-name="T4367">fait</text:span><text:span text:style-name="T4368"><text:s/></text:span><text:span text:style-name="T4369">la</text:span><text:span text:style-name="T4370"><text:s/></text:span><text:span text:style-name="T4371">description</text:span><text:span text:style-name="T4372"><text:s/></text:span><text:span text:style-name="T4373">d</text:span><text:span text:style-name="T4374">’</text:span><text:span text:style-name="T4375">une</text:span><text:span text:style-name="T4376"><text:s/></text:span><text:span text:style-name="T4377">partie</text:span><text:span text:style-name="T4378"><text:s/></text:span><text:span text:style-name="T4379">des</text:span><text:span text:style-name="T4380"><text:s/></text:span><text:span text:style-name="T4381">j</text:span><text:span text:style-name="T4382">ardins</text:span><text:span text:style-name="T4383"><text:s/></text:span><text:span text:style-name="T4384">de</text:span><text:span text:style-name="T4385"><text:s/></text:span><text:span text:style-name="T4386">Versailles,</text:span><text:span text:style-name="T4387"><text:s/></text:span><text:span text:style-name="T4388">et</text:span><text:span text:style-name="T4389"><text:s/></text:span><text:span text:style-name="T4390">poursuit</text:span><text:span text:style-name="T4391"><text:s/></text:span><text:span text:style-name="T4392">ainsi</text:span><text:span text:style-name="T4393">.</text:span><text:span text:style-name="T4394">)</text:span></text:p>
      <text:p text:style-name="quote">« À<text:s/>côté<text:s/>de<text:s/>la<text:s/>grande<text:s/>allée<text:s/>Royale,<text:s/>il<text:s/>y<text:s/>en<text:s/>a<text:s/>deux<text:s/>autres<text:s/>qui<text:s/>en<text:s/>sont<text:s/>éloignées<text:s/>d’environ<text:s/>deux<text:s/>cents<text:s/>pas.<text:s/>Celle<text:s/>qui<text:s/>est<text:s/>à<text:s/>droite,<text:s/>en<text:s/>montant<text:s/>vers<text:s/>le<text:s/>château,<text:s/>s’appelle<text:s/>l’allée<text:s/>du<text:s/>Roi,<text:s/>et<text:s/>celle<text:s/>qui<text:s/>est<text:s/>à<text:s/>gauche<text:s/>l’allée<text:s/>des<text:s/>Prés.<text:s/>Ces<text:s/>trois<text:s/>allées<text:s/>sont<text:s/>traversées<text:s/>par<text:s/>une<text:s/>autre<text:s/>qui<text:s/>se<text:s/>termine<text:s/>à<text:s/>deux<text:s/>grilles,<text:s/>qui<text:s/>sont<text:s/>la<text:s/>clôture<text:s/>du<text:s/>petit<text:s/>parc.<text:s/>Ces<text:s/>deux<text:s/>allées<text:s/>des<text:s/>côtés,<text:s/>et<text:s/>celle<text:s/>qui<text:s/>les<text:s/>traverse,<text:s/>ont<text:s/>cinq<text:s/>toises<text:s/>de<text:s/>large ;<text:s/>mais<text:s/>à<text:s/><text:span text:style-name="pb">[p</text:span><text:span text:style-name="pb">.</text:span><text:span text:style-name="pb"><text:s/></text:span><text:span text:style-name="pb">297</text:span><text:span text:style-name="pb">]</text:span><text:span text:style-name="T4395"><text:s/></text:span>l’endroit<text:s/>où<text:s/>elles<text:s/>se<text:s/>rencontrent,<text:s/>elles<text:s/>forment<text:s/>un<text:s/>grand<text:s/>espace,<text:s/>qui<text:s/>a<text:s/>plus<text:s/>de<text:s/>treize<text:s/>toises<text:s/>en<text:s/>carré.<text:s/>C’est<text:s/>dans<text:s/>cet<text:s/>endroit<text:s/>de<text:s/>l’allée<text:s/>du<text:s/>Roi<text:s/>que<text:s/>le<text:s/>sieur<text:s/>Vigarani<text:s/>avait<text:s/>disposé<text:s/>le<text:s/>lieu<text:s/>de<text:s/>la comédie.<text:s/>Le<text:s/>théâtre,<text:s/>qui<text:s/>avançait<text:s/>un<text:s/>peu<text:s/>dans<text:s/>le<text:s/>carré<text:s/>de<text:s/>la<text:s/>place,<text:s/>s’enfonçait<text:s/>de<text:s/>dix<text:s/>toises<text:s/>dans<text:s/>l’allée<text:s/>qui<text:s/>monte<text:s/>vers<text:s/>le<text:s/>château,<text:s/>et<text:s/>laissait<text:s/>pour<text:s/>la<text:s/>salle<text:s/>un<text:s/>espace<text:s/>de<text:s/>treize<text:s/>toises<text:s/>de<text:s/>face<text:s/>sur<text:s/>neuf<text:s/>de<text:s/>large.</text:p>
      <text:p text:style-name="quote">« L’exhaussement<text:s/>de<text:s/>ce<text:s/>salon<text:s/>était<text:s/>de<text:s/>trente<text:s/>pieds<text:s/>jusques<text:s/>a<text:s/>la<text:s/>corniche,<text:s/>d’où<text:s/>les<text:s/>côtés<text:s/>du<text:s/>plafond<text:s/><text:soft-page-break/>s’élevaient<text:s/>encore<text:s/>de<text:s/>huit<text:s/>pieds<text:s/>jusqu’au<text:s/>dernier<text:s/>enfoncement.<text:s/>Il<text:s/>était<text:s/>couvert<text:s/>de<text:s/>feuillée<text:s/>par-dehors,<text:s/>et<text:s/>par-dedans<text:s/>paré<text:s/>de<text:s/>riches<text:s/>tapisseries,<text:s/>que<text:s/>le<text:s/>sieur<text:s/>Du Metz,<text:s/>intendant<text:s/>des<text:s/>meubles<text:s/>de<text:s/>la<text:s/>Couronne,<text:s/>avait<text:s/>pris<text:s/>soin<text:s/>de<text:s/>faire<text:s/>disposer<text:s/>de<text:s/>la<text:s/>manière<text:s/>la<text:s/>plus<text:s/>belle<text:s/>et<text:s/>la<text:s/>plus<text:s/>convenable<text:s/>pour<text:s/>la<text:s/>décoration<text:s/>de<text:s/>ce<text:s/>lieu.<text:s/>Du<text:s/>haut<text:s/>du<text:s/>plafond<text:s/>pendaient<text:s/>trente-deux<text:s/>chandeliers<text:s/>de<text:s/>cristal,<text:s/>portant<text:s/>chacun<text:s/>dix<text:s/>bougies<text:s/>de<text:s/>cire<text:s/>blanche.<text:s/>Autour<text:s/>de<text:s/>la<text:s/>salle<text:s/>étaient<text:s/>plusieurs<text:s/>sièges<text:s/>disposés<text:s/>en<text:s/>amphithéâtre,<text:s/>remplis<text:s/>de<text:s/>plus<text:s/>de<text:s/>douze<text:s/>cents<text:s/>personnes,<text:s/>et<text:s/>dans<text:s/>le<text:s/>parterre<text:s/>il<text:s/>y<text:s/>avait<text:s/>encore<text:s/>sur<text:s/>des<text:s/>bancs<text:s/>une<text:s/>plus<text:s/>grande<text:s/>quantité<text:s/>de<text:s/>monde.<text:s/><text:span text:style-name="pb">[p</text:span><text:span text:style-name="pb">.</text:span><text:span text:style-name="pb"><text:s/></text:span><text:span text:style-name="pb">298</text:span><text:span text:style-name="pb">]</text:span><text:span text:style-name="T4396"><text:s/></text:span>Cette<text:s/>salle<text:s/>était<text:s/>percée<text:s/>par<text:s/>deux<text:s/>grandes<text:s/>arcades,<text:s/>dont<text:s/>l’une<text:s/>était<text:s/>vis-à-vis<text:s/>du<text:s/>théâtre,<text:s/>et<text:s/>l’autre<text:s/>du<text:s/>côté<text:s/>qui<text:s/>va<text:s/>vers<text:s/>la<text:s/>grande<text:s/>allée.<text:s/>L’ouverture<text:s/>du<text:s/>théâtre<text:s/>était<text:s/>de<text:s/>trente-six<text:s/>pieds ;<text:s/>et<text:s/>de<text:s/>chaque<text:s/>côté,<text:s/>il<text:s/>y<text:s/>avait<text:s/>deux<text:s/>grandes<text:s/>colonnes<text:s/>torses<text:s/>de<text:s/>bronze<text:s/>et<text:s/>de<text:s/>lapis,<text:s/>environnées<text:s/>de<text:s/>branches<text:s/>et<text:s/>de<text:s/>feuilles<text:s/>de<text:s/>vigne<text:s/>d’or.<text:s/>Elles<text:s/>étaient<text:s/>posées<text:s/>sur<text:s/>des<text:s/>piédestaux<text:s/>de<text:s/>marbre,<text:s/>et<text:s/>portaient<text:s/>une<text:s/>grande<text:s/>corniche<text:s/>aussi<text:s/>de<text:s/>marbre,<text:s/>dans<text:s/>le<text:s/>milieu<text:s/>de<text:s/>laquelle<text:s/>on<text:s/>voyait<text:s/>les<text:s/>armes<text:s/>du<text:s/>roi<text:s/>sur<text:s/>un<text:s/>cartouche<text:s/>doré,<text:s/>accompagné<text:s/>de<text:s/>trophées.<text:s/>L’architecture<text:s/>était<text:s/>d’ordre<text:s/>Ionique :<text:s/>entre<text:s/>chaque<text:s/>colonne<text:s/>il<text:s/>y<text:s/>avait<text:s/>une<text:s/>figure :<text:s/>celle<text:s/>qui<text:s/>était<text:s/>à<text:s/>droite<text:s/>représentait<text:s/>la<text:s/>paix,<text:s/>et<text:s/>celle<text:s/>qui<text:s/>était<text:s/>à<text:s/>gauche<text:s/>figurait<text:s/>la<text:s/>victoire……<text:s/>lorsque<text:s/>Leurs<text:s/>Majestés<text:s/>furent<text:s/>arrivées<text:s/>dans<text:s/>ce<text:s/>lieu,<text:s/>dont<text:s/>la<text:s/>grandeur<text:s/>et<text:s/>la<text:s/>magnificence<text:s/>surprit<text:s/>toute<text:s/>la<text:s/>Cour,<text:s/>et<text:s/>quand<text:s/>elles<text:s/>eurent<text:s/>pris<text:s/>leurs<text:s/>places<text:s/>sous<text:s/>le<text:s/>haut<text:s/>dais<text:s/>qui<text:s/>était<text:s/>au<text:s/>milieu<text:s/>du<text:s/>parterre,<text:s/>on<text:s/>leva<text:s/>la<text:s/>toile<text:s/>qui<text:s/>cachait<text:s/>la<text:s/>décoration<text:s/>du<text:s/>théâtre ;<text:s/>et<text:s/>alors,<text:s/>les<text:s/>yeux<text:s/>se<text:s/>trouvant<text:s/>tout<text:s/>à<text:s/>fait<text:s/>trompés,<text:s/>l’on<text:s/>crut<text:s/>voir<text:s/>effectivement<text:s/>un<text:s/>jardin<text:s/>d’une<text:s/>beauté<text:s/>extraordinaire……</text:p>
      <text:p text:style-name="quote">« L’ouverture<text:s/>du<text:s/>théâtre<text:s/>se<text:s/>fait<text:s/>par<text:s/><text:span text:style-name="pb">[p</text:span><text:span text:style-name="pb">.</text:span><text:span text:style-name="pb"><text:s/></text:span><text:span text:style-name="pb">299</text:span><text:span text:style-name="pb">]</text:span><text:span text:style-name="T4397"><text:s/></text:span>quatre<text:s/>bergers<text:span text:style-name="Appelnotedebasdep."><text:note text:note-class="footnote" text:id="_ftn92"><text:note-citation>93</text:note-citation><text:note-body><text:p text:style-name="Notedebasdepage"><text:span text:style-name="T4398"><text:s/></text:span>[BOTTOM]<text:s/>(a)<text:s/><text:span text:style-name="T4399">Beauchamp, Saint-</text:span><text:span text:style-name="T4400">André, La </text:span><text:span text:style-name="T4401">Pierre, Favier.</text:span></text:p></text:note-body></text:note></text:span><text:s/>déguisés<text:s/>en<text:s/>valets<text:s/>de<text:s/>fêtes,<text:s/>qui,<text:s/>accompagnés<text:s/>de<text:s/>quatre<text:s/>autres<text:s/>bergers<text:span text:style-name="Appelnotedebasdep."><text:note text:note-class="footnote" text:id="_ftn93"><text:note-citation>94</text:note-citation><text:note-body><text:p text:style-name="Notedebasdepage"><text:s/>[BOTTOM]<text:s/>(b)<text:s/>Descouteaux, Philbert, Jean et Martin Hottere.</text:p></text:note-body></text:note></text:span><text:s/>qui<text:s/>jouent<text:s/>de<text:s/>la<text:s/>flûte,<text:s/>font<text:s/>une<text:s/>danse,<text:s/>où<text:s/>ils<text:s/>obligent<text:s/>d’entrer<text:s/>avec<text:s/>eux<text:s/>un<text:s/>riche<text:s/>paysan<text:s/>qu’ils<text:s/>rencontrent,<text:s/>et<text:s/>qui,<text:s/>mal<text:s/>satisfait<text:s/>de<text:s/>son<text:s/>mariage,<text:s/>n’a<text:s/>l’esprit<text:s/>rempli<text:s/>que<text:s/>de<text:s/>fâcheuses<text:s/>pensées.<text:s/>Aussi<text:s/>l’on<text:s/>voit<text:s/>qu’il<text:s/>se<text:s/>retire<text:s/>bientôt<text:s/>de<text:s/>leur<text:s/>compagnie,<text:s/>où<text:s/>il<text:s/>n’a<text:s/>demeuré<text:s/>que<text:s/>par<text:s/>contrainte.<text:s/>Climène<text:s/>et<text:s/>Cloris<text:span text:style-name="Appelnotedebasdep."><text:note text:note-class="footnote" text:id="_ftn94"><text:note-citation>95</text:note-citation><text:note-body><text:p text:style-name="Notedebasdepage"><text:s/>[BOTTOM]<text:s/>(c)<text:s/>M<text:span text:style-name="T4402">lle</text:span> Hilaire, M<text:span text:style-name="T4403">lle</text:span> Desfronteaux.</text:p></text:note-body></text:note></text:span>,<text:s/>qui<text:s/>sont<text:s/>deux<text:s/>bergères<text:s/>amies,<text:s/>entendant<text:s/>le<text:s/>son<text:s/>des<text:s/>flûtes,<text:s/>viennent<text:s/>joindre<text:s/>leurs<text:s/>voix<text:s/>à<text:s/>ces<text:s/>instruments,<text:s/>et<text:s/>chantent,<text:s/>etc.</text:p>
      <text:p text:style-name="quote">« Tircis<text:s/>et<text:s/>Philène<text:span text:style-name="Appelnotedebasdep."><text:note text:note-class="footnote" text:id="_ftn95"><text:note-citation>96</text:note-citation><text:note-body><text:p text:style-name="Notedebasdepage"><text:span text:style-name="T4404"><text:s/></text:span>[BOTTOM]<text:s/>(d)<text:s/><text:span text:style-name="T4405">Blondel, et Gaye.</text:span></text:p></text:note-body></text:note></text:span>,<text:s/>amants<text:s/>de<text:s/>ces<text:s/>deux<text:s/>bergères,<text:s/>les<text:s/>abordent,<text:s/>pour<text:s/>les<text:s/>entretenir<text:s/>de<text:s/>leur<text:s/>passion,<text:s/>et<text:s/>font<text:s/>avec<text:s/>elles<text:s/>une<text:s/>scène<text:s/>en<text:s/>musique,<text:s/>etc.</text:p>
      <text:p text:style-name="quote">« Ces<text:s/>deux<text:s/>bergers<text:s/>se<text:s/>retirent<text:s/>l’âme<text:s/>pleine<text:s/>de<text:s/>douleur<text:s/>et<text:s/>de<text:s/>désespoir,<text:s/>et<text:s/>ensuite<text:s/>de<text:s/>cette<text:s/>musique<text:s/>commence<text:s/>le<text:s/>premier<text:s/>acte<text:s/>de<text:s/>la comédie<text:s/>en<text:s/>prose.</text:p>
      <text:p text:style-name="quote">« Le<text:s/>sujet<text:s/>est<text:s/>qu’un<text:s/>riche<text:s/>paysan,<text:s/>s’étant<text:s/>marié<text:s/>à<text:s/>la<text:s/>fille<text:s/>d’un<text:s/>gentilhomme<text:s/>de<text:s/>campagne,<text:s/>ne<text:s/>reçoit<text:s/>que<text:s/>du<text:s/>mépris<text:s/>de<text:s/>sa<text:s/>femme,<text:s/>aussi<text:s/>bien<text:s/>que<text:s/>de<text:s/>son<text:s/><text:span text:style-name="pb">[p</text:span><text:span text:style-name="pb">.</text:span><text:span text:style-name="pb"><text:s/></text:span><text:span text:style-name="pb">300</text:span><text:span text:style-name="pb">]</text:span><text:span text:style-name="T4406"><text:s/></text:span>beau-père<text:s/>et<text:s/>de<text:s/>sa<text:s/>belle-mère,<text:s/>qui<text:s/>ne<text:s/>l’avaient<text:s/>pris<text:s/>pour<text:s/>leur<text:s/>gendre<text:s/>qu’à<text:s/>cause<text:s/>de<text:s/>ses<text:s/>grands<text:s/>biens.</text:p>
      <text:p text:style-name="quote">« Toute<text:s/>cette<text:s/>pièce<text:s/>est<text:s/>traitée<text:s/>de<text:s/>la<text:s/>même<text:s/>sorte<text:s/>que<text:s/>le<text:s/>sieur<text:s/>Molière<text:s/>a<text:s/>de<text:s/>coutume<text:s/>de<text:s/>faire<text:s/>ses<text:s/>autres<text:s/>pièces<text:s/>de<text:s/>théâtre,<text:s/>c’est-à-dire<text:s/>qu’il<text:s/>y<text:s/>représente<text:s/>avec<text:s/>des<text:s/>couleurs<text:s/>si<text:s/>naturelles<text:s/>le<text:s/>caractère<text:s/>des<text:s/>personnes<text:s/>qu’il<text:s/>introduit,<text:s/>qu’il<text:s/>ne<text:s/>se<text:s/>peut<text:s/>rien<text:s/>voir<text:s/>de<text:s/>plus<text:s/>ressemblant<text:s/>que<text:s/>ce<text:s/>qu’il<text:s/>a<text:s/>fait,<text:s/>pour<text:s/>montrer<text:s/>la<text:s/>peine<text:s/>et<text:s/>les<text:s/>chagrins<text:s/>où<text:s/>se<text:s/>trouvent<text:s/>souvent<text:s/>ceux<text:s/>qui<text:s/>s’allient<text:s/>au-dessus<text:s/>de<text:s/>leur<text:s/>condition ;<text:s/>et<text:s/>quand<text:s/>il<text:s/>dépeint<text:s/>l’humeur<text:s/>et<text:s/>la<text:s/>manière<text:s/>de<text:s/>faire<text:s/>de<text:s/>certains<text:s/>nobles<text:s/>campagnards,<text:s/>il<text:s/>ne<text:s/>forme<text:s/>point<text:s/>de<text:s/>traits<text:s/>qui<text:s/>n’expriment<text:s/>parfaitement<text:s/>leur<text:s/>véritable<text:s/>image.<text:s/>Sur<text:s/>la<text:s/>fin<text:s/>de<text:s/>l’acte<text:s/>le<text:s/>paysan<text:s/>est<text:s/>interrompu<text:s/>par<text:s/>une<text:s/>bergère<text:s/>qui<text:s/>lui<text:s/>vient<text:s/>apprendre<text:s/>le<text:s/>désespoir<text:s/>des<text:s/>deux<text:s/>bergers ;<text:s/>mais<text:s/>comme<text:s/>il<text:s/>est<text:s/>agité<text:s/>d’autres<text:s/>inquiétudes,<text:s/>il<text:s/>la<text:s/>quitte<text:s/>en<text:s/>colère,<text:s/>et<text:s/>Cloris<text:s/>entre,<text:s/>qui<text:s/>vient<text:s/>faire<text:s/>une<text:s/>plainte<text:s/>sur<text:s/>la<text:s/>mort<text:s/>de<text:s/>son<text:s/>amant.</text:p>
      <text:soft-page-break/>
      <text:p text:style-name="quote">« Après<text:s/>cette<text:s/>plainte<text:s/>commença<text:s/>le<text:s/>second<text:s/>acte<text:s/>de<text:s/>la comédie<text:s/>en<text:s/>prose.<text:s/>C’est<text:s/>une<text:s/>suite<text:s/>des<text:s/>déplaisirs<text:s/>du<text:s/>paysan<text:s/>marié,<text:s/>qui<text:s/>se<text:s/>trouve<text:s/>encore<text:s/>interrompu<text:s/>par<text:s/>la<text:s/>même<text:s/>bergère,<text:s/>qui<text:s/>lui<text:s/>vient<text:s/>dire<text:s/>que<text:s/>Tircis<text:s/>et<text:s/>Philène<text:s/>ne<text:s/>sont<text:s/>point<text:s/><text:span text:style-name="pb">[p</text:span><text:span text:style-name="pb">.</text:span><text:span text:style-name="pb"><text:s/></text:span><text:span text:style-name="pb">301</text:span><text:span text:style-name="pb">]</text:span><text:span text:style-name="T4407"><text:s/></text:span>morts,<text:s/>et<text:s/>lui<text:s/>montre<text:s/>six<text:s/>bateliers<text:span text:style-name="Appelnotedebasdep."><text:note text:note-class="footnote" text:id="_ftn96"><text:note-citation>97</text:note-citation><text:note-body><text:p text:style-name="Notedebasdepage"><text:span text:style-name="T4408"><text:s/></text:span>[BOTTOM]<text:s/>(a)<text:s/><text:span text:style-name="T4409">Jouan, Beauchamp, Chicanneau, Favier, Noblet, Mayeu.</text:span></text:p></text:note-body></text:note></text:span><text:s/>qui<text:s/>les<text:s/>ont<text:s/>sauvés.<text:s/>Le<text:s/>paysan,<text:s/>importuné<text:s/>de<text:s/>tous<text:s/>ces<text:s/>avis,<text:s/>se<text:s/>retire<text:s/>et<text:s/>quitte<text:s/>la<text:s/>place<text:s/>aux<text:s/>bateliers,<text:s/>qui,<text:s/>ravis<text:s/>de<text:s/>la<text:s/>récompense<text:s/>qu’ils<text:s/>ont<text:s/>reçue,<text:s/>dansent<text:s/>avec<text:s/>leurs<text:s/>crocs,<text:s/>et<text:s/>se<text:s/>jouent<text:s/>ensemble ;<text:s/>après<text:s/>quoi<text:s/>se<text:s/>récite<text:s/>le<text:s/>troisième<text:s/>acte<text:s/>de<text:s/>la comédie<text:s/>en<text:s/>prose.<text:s/>Dans<text:s/>ce<text:s/>dernier<text:s/>acte<text:s/>l’on<text:s/>voit<text:s/>le<text:s/>paysan<text:s/>dans<text:s/>le<text:s/>comble<text:s/>de<text:s/>la<text:s/>douleur,<text:s/>par<text:s/>les<text:s/>mauvais<text:s/>traitements<text:s/>de<text:s/>sa<text:s/>femme.<text:s/>Enfin<text:s/>un<text:s/>de<text:s/>ses<text:s/>amis<text:s/>lui<text:s/>conseille<text:s/>de<text:s/>noyer<text:s/>dans<text:s/>le<text:s/>vin<text:s/>toutes<text:s/>ses<text:s/>inquiétudes,<text:s/>et<text:s/>l’emmène<text:s/>pour<text:s/>joindre<text:s/>sa<text:s/>troupe,<text:s/>voyant<text:s/>venir<text:s/>toute<text:s/>la<text:s/>foule<text:s/>des<text:s/>bergers<text:s/>amoureux,<text:s/>qui<text:s/>commencent<text:s/>à<text:s/>célébrer<text:s/>par<text:s/>des<text:s/>chants<text:s/>et<text:s/>des<text:s/>danses<text:s/>le<text:s/>pouvoir<text:s/>de<text:s/>l’amour.</text:p>
      <text:p text:style-name="quote">« Ici<text:s/>la<text:s/>décoration<text:s/>change<text:s/>en<text:s/>un<text:s/>instant…<text:s/>On<text:s/>ne<text:s/>découvre<text:s/>sur<text:s/>le<text:s/>théâtre<text:s/>que<text:s/>de<text:s/>grandes<text:s/>roches<text:s/>entremêlées<text:s/>d’arbres,<text:s/>ou<text:s/>l’on<text:s/>voit<text:s/>plusieurs<text:s/>bergers<text:s/>qui<text:s/>chantent<text:s/>et<text:s/>qui<text:s/>jouent<text:s/>de<text:s/>toutes<text:s/>sortes<text:s/>d’instruments.<text:s/>Cloris<text:s/>commence<text:s/>la<text:s/>première<text:s/>à<text:s/>joindre<text:s/>sa<text:s/>voix<text:s/>au<text:s/>son<text:s/>des<text:s/>flûtes<text:s/>et<text:s/>des<text:s/>musettes.</text:p>
      <text:p text:style-name="quote">« Pendant<text:s/>que<text:s/>la<text:s/>musique<text:s/>charme<text:s/>les<text:s/>oreilles,<text:s/>les<text:s/>yeux<text:s/>sont<text:s/>agréablement<text:s/><text:span text:style-name="pb">[p</text:span><text:span text:style-name="pb">.</text:span><text:span text:style-name="pb"><text:s/></text:span><text:span text:style-name="pb">302</text:span><text:span text:style-name="pb">]</text:span><text:span text:style-name="T4410"><text:s/></text:span>occupés<text:s/>à<text:s/>voir<text:s/>danser<text:s/>plusieurs<text:s/>bergers<text:span text:style-name="Appelnotedebasdep."><text:note text:note-class="footnote" text:id="_ftn97"><text:note-citation>98</text:note-citation><text:note-body><text:p text:style-name="Notedebasdepage"><text:span text:style-name="T4411"><text:s/></text:span>[BOTTOM]<text:s/>(a)<text:s/><text:span text:style-name="T4412">Bergers.<text:s/></text:span><text:span text:style-name="T4413">Chicanneau, Saint-André, La </text:span><text:span text:style-name="T4414">Pierre, Favier.</text:span></text:p></text:note-body></text:note></text:span><text:s/>et<text:s/>bergères<text:span text:style-name="Appelnotedebasdep."><text:note text:note-class="footnote" text:id="_ftn98"><text:note-citation>99</text:note-citation><text:note-body><text:p text:style-name="Notedebasdepage"><text:span text:style-name="T4415"><text:s/></text:span>[BOTTOM]<text:s/>(b)<text:s/><text:span text:style-name="T4416">Berg</text:span><text:span text:style-name="T4417">ères</text:span><text:span text:style-name="T4418">. Bonard, Arn</text:span><text:span text:style-name="T4419">ald, Noblet</text:span><text:span text:style-name="T4420"><text:s/>et<text:s/></text:span><text:span text:style-name="T4421">Foignard.</text:span></text:p></text:note-body></text:note></text:span><text:s/>galamment<text:s/>vêtues,<text:s/>et<text:s/>Climène<text:s/>chante,<text:s/>etc.,<text:s/>à<text:s/>ces<text:s/>mots<text:s/>l’on<text:s/>vit<text:s/>s’approcher<text:s/>du<text:s/>fond<text:s/>du<text:s/>théâtre<text:s/>un<text:s/>grand<text:s/>rocher<text:s/>couvert<text:s/>d’arbres,<text:s/>sur<text:s/>lequel<text:s/>était<text:s/>assise<text:s/>toute<text:s/>la<text:s/>troupe<text:s/>de<text:s/>Bacchus,<text:s/>composée<text:s/>de<text:s/>quarante<text:s/>satyres.<text:s/>L’un<text:s/>d’eux<text:span text:style-name="Appelnotedebasdep."><text:note text:note-class="footnote" text:id="_ftn99"><text:note-citation>100</text:note-citation><text:note-body><text:p text:style-name="Notedebasdepage"><text:span text:style-name="T4422"><text:s/></text:span>[BOTTOM]<text:s/>(1)<text:s/><text:span text:style-name="T4423">D’Estival.</text:span></text:p></text:note-body></text:note></text:span>,<text:s/>s’avançant<text:s/>à<text:s/>la<text:s/>tête,<text:s/>chanta<text:s/>fièrement<text:s/>ces<text:s/>paroles,<text:s/>etc.</text:p>
      <text:p text:style-name="quote">« Plusieurs<text:s/>du<text:s/>parti<text:s/>de<text:s/>Bacchus<text:s/>mêlaient<text:s/>aussi<text:s/>leurs<text:s/>pas<text:s/>à<text:s/>la<text:s/>musique,<text:s/>et<text:s/>l’on<text:s/>eut<text:s/>un<text:s/>combat<text:s/>de<text:s/>danseurs<text:s/>et<text:s/>de<text:s/>chantres<text:s/>de<text:s/>Bacchus,<text:s/>contre<text:s/>les<text:s/>danseurs<text:s/>et<text:s/>les<text:s/>chantres,<text:s/>qui<text:s/>soutenaient<text:s/>le<text:s/>parti<text:s/>de<text:s/>l’Amour.</text:p>
      <text:p text:style-name="quote">« Un<text:s/>berger<text:span text:style-name="Appelnotedebasdep."><text:note text:note-class="footnote" text:id="_ftn100"><text:note-citation>101</text:note-citation><text:note-body><text:p text:style-name="Notedebasdepage"><text:span text:style-name="T4424"><text:s/></text:span>[BOTTOM]<text:s/>(2)<text:s/><text:span text:style-name="T4425">Le </text:span><text:span text:style-name="T4426">Gros.</text:span></text:p></text:note-body></text:note></text:span><text:s/>arrive<text:s/>qui<text:s/>se<text:s/>jette<text:s/>au<text:s/>milieu<text:s/>des<text:s/>deux<text:s/>partis<text:s/>pour<text:s/>les<text:s/>séparer,<text:s/>et<text:s/>leur<text:s/>chante<text:s/>ces<text:s/>vers :</text:p>
      <text:p text:style-name="quote.l"><text:span text:style-name="quote.c">C</text:span><text:span text:style-name="quote.c">’</text:span><text:span text:style-name="quote.c">est</text:span><text:span text:style-name="quote.c"><text:s/></text:span><text:span text:style-name="quote.c">trop,</text:span><text:span text:style-name="quote.c"><text:s/></text:span><text:span text:style-name="quote.c">c</text:span><text:span text:style-name="quote.c">’</text:span><text:span text:style-name="quote.c">est</text:span><text:span text:style-name="quote.c"><text:s/></text:span><text:span text:style-name="quote.c">trop,</text:span><text:span text:style-name="quote.c"><text:s/></text:span><text:span text:style-name="quote.c">b</text:span><text:span text:style-name="quote.c">ergers</text:span><text:span text:style-name="quote.c"> ;</text:span><text:span text:style-name="quote.c"><text:s/></text:span><text:span text:style-name="quote.c">hé</text:span><text:span text:style-name="quote.c"><text:s/></text:span><text:span text:style-name="quote.c">pourquoi</text:span><text:span text:style-name="quote.c"><text:s/></text:span><text:span text:style-name="quote.c">ces</text:span><text:span text:style-name="quote.c"><text:s/></text:span><text:span text:style-name="quote.c">débats</text:span><text:span text:style-name="quote.c"> ?</text:span></text:p>
      <text:p text:style-name="quote.l"><text:span text:style-name="quote.c">Souffrons</text:span><text:span text:style-name="quote.c"><text:s/></text:span><text:span text:style-name="quote.c">qu</text:span><text:span text:style-name="quote.c">’</text:span><text:span text:style-name="quote.c">en</text:span><text:span text:style-name="quote.c"><text:s/></text:span><text:span text:style-name="quote.c">un</text:span><text:span text:style-name="quote.c"><text:s/></text:span><text:span text:style-name="quote.c">parti</text:span><text:span text:style-name="quote.c"><text:s/></text:span><text:span text:style-name="quote.c">la</text:span><text:span text:style-name="quote.c"><text:s/></text:span><text:span text:style-name="quote.c">raison</text:span><text:span text:style-name="quote.c"><text:s/></text:span><text:span text:style-name="quote.c">nous</text:span><text:span text:style-name="quote.c"><text:s/></text:span><text:span text:style-name="quote.c">assemble</text:span><text:span text:style-name="quote.c"> :</text:span></text:p>
      <text:p text:style-name="quote.l"><text:span text:style-name="quote.c">L</text:span><text:span text:style-name="quote.c">’</text:span><text:span text:style-name="quote.c">amour</text:span><text:span text:style-name="quote.c"><text:s/></text:span><text:span text:style-name="quote.c">a</text:span><text:span text:style-name="quote.c"><text:s/></text:span><text:span text:style-name="quote.c">des</text:span><text:span text:style-name="quote.c"><text:s/></text:span><text:span text:style-name="quote.c">douceurs,</text:span><text:span text:style-name="quote.c"><text:s/></text:span><text:span text:style-name="quote.c">Bacchus</text:span><text:span text:style-name="quote.c"><text:s/></text:span><text:span text:style-name="quote.c">a</text:span><text:span text:style-name="quote.c"><text:s/></text:span><text:span text:style-name="quote.c">des</text:span><text:span text:style-name="quote.c"><text:s/></text:span><text:span text:style-name="quote.c">appas</text:span><text:span text:style-name="quote.c"> :</text:span></text:p>
      <text:p text:style-name="quote.l"><text:span text:style-name="quote.c">Ce</text:span><text:span text:style-name="quote.c"><text:s/></text:span><text:span text:style-name="quote.c">sont</text:span><text:span text:style-name="quote.c"><text:s/></text:span><text:span text:style-name="quote.c">deux</text:span><text:span text:style-name="quote.c"><text:s/></text:span><text:span text:style-name="quote.c">d</text:span><text:span text:style-name="quote.c">éités</text:span><text:span text:style-name="quote.c"><text:s/></text:span><text:span text:style-name="quote.c">qui</text:span><text:span text:style-name="quote.c"><text:s/></text:span><text:span text:style-name="quote.c">sont</text:span><text:span text:style-name="quote.c"><text:s/></text:span><text:span text:style-name="quote.c">fort</text:span><text:span text:style-name="quote.c"><text:s/></text:span><text:span text:style-name="quote.c">bien</text:span><text:span text:style-name="quote.c"><text:s/></text:span><text:span text:style-name="quote.c">ensemble,</text:span></text:p>
      <text:p text:style-name="quote.l"><text:span text:style-name="quote.c">                      </text:span><text:span text:style-name="quote.c">Ne</text:span><text:span text:style-name="quote.c"><text:s/></text:span><text:span text:style-name="quote.c">les</text:span><text:span text:style-name="quote.c"><text:s/></text:span><text:span text:style-name="quote.c">séparons</text:span><text:span text:style-name="quote.c"><text:s/></text:span><text:span text:style-name="quote.c">pas.</text:span></text:p>
      <text:p text:style-name="P4427"><text:span text:style-name="pb">[p</text:span><text:span text:style-name="pb">.</text:span><text:span text:style-name="pb"><text:s/></text:span><text:span text:style-name="pb">303</text:span><text:span text:style-name="pb">]</text:span><text:span text:style-name="T4428"><text:s/></text:span><text:span text:style-name="T4429">L</text:span><text:span text:style-name="T4430">e</text:span><text:span text:style-name="T4431"><text:s/></text:span>Chœur<text:span text:style-name="T4432"><text:s/></text:span><text:span text:style-name="T4433">du</text:span><text:span text:style-name="T4434"><text:s/></text:span><text:span text:style-name="T4435">parti</text:span><text:span text:style-name="T4436"><text:s/></text:span><text:span text:style-name="T4437">de</text:span><text:span text:style-name="T4438"><text:s/></text:span><text:span text:style-name="T4439">l</text:span><text:span text:style-name="T4440">’</text:span><text:span text:style-name="T4441">Amour,</text:span><text:span text:style-name="T4442"><text:s/></text:span><text:span text:style-name="T4443">et</text:span><text:span text:style-name="T4444"><text:s/></text:span><text:span text:style-name="T4445">le</text:span><text:span text:style-name="T4446"><text:s/></text:span>Chœur<text:span text:style-name="T4447"><text:s/></text:span><text:span text:style-name="T4448">du</text:span><text:span text:style-name="T4449"><text:s/></text:span><text:span text:style-name="T4450">parti</text:span><text:span text:style-name="T4451"><text:s/></text:span><text:span text:style-name="T4452">de</text:span><text:span text:style-name="T4453"><text:s/></text:span><text:span text:style-name="T4454">Bacchus,</text:span><text:span text:style-name="T4455"><text:s/></text:span><text:span text:style-name="T4456">ensemble.</text:span></text:p>
      <text:p text:style-name="P4457">         Mêlons<text:s/>donc<text:s/>leurs<text:s/>douceurs<text:s/>aimables,</text:p>
      <text:p text:style-name="P4458">         Mêlons<text:s/>nos<text:s/>voix<text:s/>dans<text:s/>ces<text:s/>lieux<text:s/>agréables,</text:p>
      <text:p text:style-name="P4459">         Et<text:s/>faisons<text:s/>répéter<text:s/>aux<text:s/>échos<text:s/>d’alentour,</text:p>
      <text:p text:style-name="P4460">Qu’il<text:s/>n’est<text:s/>rien<text:s/>de<text:s/>plus<text:s/>doux<text:s/>que<text:s/>Bacchus<text:s/>et<text:s/>l’Amour.</text:p>
      <text:p text:style-name="quote">« Tous<text:s/>les<text:s/>danseurs<text:s/>se<text:s/>mêlent<text:s/>ensemble ;<text:s/>et<text:s/>l’on<text:s/>voit<text:s/>parmi<text:s/>les<text:s/>bergers<text:s/>et<text:s/>les<text:s/>bergères,<text:s/>quatre<text:s/>des<text:s/>suivants<text:s/>de<text:s/>Bacchus<text:span text:style-name="Appelnotedebasdep."><text:note text:note-class="footnote" text:id="_ftn101"><text:note-citation>102</text:note-citation><text:note-body><text:p text:style-name="Notedebasdepage"><text:span text:style-name="T4461"><text:s/></text:span>[BOTTOM]<text:s/>(a)<text:s/><text:span text:style-name="T4462">Suivants de Bacchus.</text:span><text:span text:style-name="T4463"><text:s/>Beauchamp, Dolivet, Chicanneau, Mayeu.</text:span></text:p></text:note-body></text:note></text:span>,<text:s/>avec<text:s/>thyrses, et quatre bacchantes<text:span text:style-name="Appelnotedebasdep."><text:note text:note-class="footnote" text:id="_ftn102"><text:note-citation>103</text:note-citation><text:note-body><text:p text:style-name="Notedebasdepage"><text:span text:style-name="T4464"><text:s/></text:span>[BOTTOM]<text:s/>(b)<text:s/><text:span text:style-name="T4465">Bacchantes</text:span><text:span text:style-name="T4466">.</text:span><text:span text:style-name="T4467"><text:s/>Paysan, Manceau, Le </text:span><text:span text:style-name="T4468">Roy, Pesan.</text:span></text:p></text:note-body></text:note></text:span>,<text:s/>avec<text:s/>des<text:s/>espèces<text:s/>de<text:s/>tambours<text:s/>de<text:s/>basque,<text:s/>qui<text:s/><text:soft-page-break/>représentent<text:s/>ces<text:s/>cribles<text:s/>qu’elles<text:s/>portaient<text:s/>anciennement<text:s/>aux<text:s/>fêtes<text:s/>de<text:s/>Bacchus.<text:s/>De<text:s/>ces<text:s/>thyrses<text:s/>les<text:s/>suivants<text:s/>de<text:s/>Bacchus<text:s/>frappent<text:s/>sur<text:s/>les<text:s/>cribles<text:s/>des<text:s/>bacchantes,<text:s/>et<text:s/>font<text:s/>différentes<text:s/>postures<text:s/>pendant<text:s/>que<text:s/>les<text:s/>bergers<text:s/>et<text:s/>les<text:s/>bergères<text:s/>dansent<text:s/>plus<text:s/>sérieusement.</text:p>
      <text:p text:style-name="quote">« On<text:s/>peut<text:s/>dire<text:s/>que<text:s/>dans<text:s/>cet<text:s/>ouvrage<text:s/>le<text:s/>sieur<text:s/>de<text:s/>Lully<text:s/>a<text:s/>trouvé<text:s/>le<text:s/>secret<text:s/>de<text:s/>satisfaire,<text:s/>et<text:s/>de<text:s/>charmer<text:s/>tout<text:s/>le<text:s/>monde :<text:s/>car<text:s/>jamais<text:s/>il<text:s/>n’y<text:s/>a<text:s/>rien<text:s/>eu<text:s/>de<text:s/>si<text:s/>beau,<text:s/>ni<text:s/>de<text:s/>mieux<text:s/>inventé.<text:s/>Si<text:s/>l’on<text:s/>regarde<text:s/>les<text:s/>danses,<text:s/>il<text:s/>n’y<text:s/>a<text:s/>point<text:s/>de<text:s/>pas<text:s/>qui<text:s/>ne<text:s/>marque<text:s/>l’action<text:s/>que<text:s/>les<text:s/>danseurs<text:s/>doivent<text:s/>faire,<text:s/>et<text:s/>dont<text:s/>les<text:s/>gestes<text:s/>ne<text:s/>soient<text:s/><text:span text:style-name="pb">[p</text:span><text:span text:style-name="pb">.</text:span><text:span text:style-name="pb"><text:s/></text:span><text:span text:style-name="pb">304</text:span><text:span text:style-name="pb">]</text:span><text:span text:style-name="T4469"><text:s/></text:span>autant<text:s/>de<text:s/>paroles<text:s/>qui<text:s/>le<text:s/>fassent<text:s/>entendre.<text:s/>Si<text:s/>l’on<text:s/>regarde<text:s/>la<text:s/>musique,<text:s/>il<text:s/>n’y<text:s/>a<text:s/>rien<text:s/>qui<text:s/>n’exprime<text:s/>parfaitement<text:s/>toutes<text:s/>les<text:s/>passions,<text:s/>et<text:s/>qui<text:s/>ne<text:s/>ravisse<text:s/>l’esprit<text:s/>des<text:s/>auditeurs.<text:s/>Mais<text:s/>ce<text:s/>qui<text:s/>n’a<text:s/>jamais<text:s/>été<text:s/>vu,<text:s/>est<text:s/>cette<text:s/>harmonie<text:s/>de<text:s/>voix<text:s/>si<text:s/>agréable,<text:s/>cette<text:s/>symphonie<text:s/>d’instruments,<text:s/>cette<text:s/>belle<text:s/>union<text:s/>de<text:s/>différents<text:s/>chœurs,<text:s/>ces<text:s/>douces<text:s/>chansonnettes,<text:s/>ces<text:s/>dialogues<text:s/>si<text:s/>tendres<text:s/>et<text:s/>si<text:s/>amoureux,<text:s/>ces<text:s/>échos,<text:s/>et<text:s/>enfin<text:s/>cette<text:s/>conduite<text:s/>admirable<text:s/>dans<text:s/>toutes<text:s/>les<text:s/>parties,<text:s/>où<text:s/>depuis<text:s/>les<text:s/>premiers<text:s/>récits<text:s/>l’on<text:s/>a<text:s/>vu<text:s/>toujours<text:s/>que<text:s/>la<text:s/>musique<text:s/>s’est<text:s/>augmentée ;<text:s/>et<text:s/>qu’enfin,<text:s/>après<text:s/>avoir<text:s/>commencé<text:s/>par<text:s/>une<text:s/>seule<text:s/>voix,<text:s/>elle<text:s/>a<text:s/>fini<text:s/>par<text:s/>un<text:s/>concert<text:s/>de<text:s/>plus<text:s/>de<text:s/>cent<text:s/>personnes,<text:s/>que<text:s/>l’on<text:s/>a<text:s/>vues<text:s/>toutes<text:s/>à<text:s/>la<text:s/>fois<text:s/>sur<text:s/>un<text:s/>même<text:s/>théâtre<text:s/>joindre<text:s/>ensemble<text:s/>leurs<text:s/>instruments,<text:s/>leurs<text:s/>voix<text:s/>et<text:s/>leurs<text:s/>pas,<text:s/>dans<text:s/>un<text:s/>accord<text:s/>et<text:s/>une<text:s/>cadence<text:s/>qui<text:s/>finit<text:s/>la<text:s/>pièce,<text:s/>en<text:s/>laissant<text:s/>tout<text:s/>le<text:s/>monde<text:s/>dans<text:s/>une<text:s/>admiration<text:s/>qu’on<text:s/>ne<text:s/>peut<text:s/>assez<text:s/>exprimer. »</text:p>
      <text:p text:style-name="P4470"><text:span text:style-name="T4471">La</text:span><text:span text:style-name="T4472"><text:s/></text:span><text:span text:style-name="T4473">suite</text:span><text:span text:style-name="T4474"><text:s/></text:span><text:span text:style-name="T4475">de</text:span><text:span text:style-name="T4476"><text:s/></text:span><text:span text:style-name="T4477">cette</text:span><text:span text:style-name="T4478"><text:s/></text:span><text:span text:style-name="T4479">f</text:span><text:span text:style-name="T4480">ête</text:span><text:span text:style-name="T4481"><text:s/></text:span><text:span text:style-name="T4482">de</text:span><text:span text:style-name="T4483"><text:s/></text:span><text:span text:style-name="T4484">Versailles</text:span><text:span text:style-name="T4485"><text:s/></text:span><text:span text:style-name="T4486">ne</text:span><text:span text:style-name="T4487"><text:s/></text:span><text:span text:style-name="T4488">regardant</text:span><text:span text:style-name="T4489"><text:s/></text:span><text:span text:style-name="T4490">plus</text:span><text:span text:style-name="T4491"><text:s/></text:span><text:span text:style-name="T4492">le</text:span><text:span text:style-name="T4493"><text:s/></text:span><text:span text:style-name="T4494">genre</text:span><text:span text:style-name="T4495"><text:s/></text:span><text:span text:style-name="T4496">du</text:span><text:span text:style-name="T4497"><text:s/></text:span><text:span text:style-name="T4498">théâtre</text:span><text:span text:style-name="T4499">,</text:span><text:span text:style-name="T4500"><text:s/></text:span><text:span text:style-name="T4501">nous</text:span><text:span text:style-name="T4502"><text:s/></text:span><text:span text:style-name="T4503">croyons</text:span><text:span text:style-name="T4504"><text:s/></text:span><text:span text:style-name="T4505">pouvoir</text:span><text:span text:style-name="T4506"><text:s/></text:span><text:span text:style-name="T4507">nous</text:span><text:span text:style-name="T4508"><text:s/></text:span><text:span text:style-name="T4509">dispenser</text:span><text:span text:style-name="T4510"><text:s/></text:span><text:span text:style-name="T4511">d</text:span><text:span text:style-name="T4512">’</text:span><text:span text:style-name="T4513">en</text:span><text:span text:style-name="T4514"><text:s/></text:span><text:span text:style-name="T4515">parler.</text:span><text:span text:style-name="T4516"><text:s/></text:span><text:span text:style-name="T4517">Le</text:span><text:span text:style-name="T4518"><text:s/></text:span><text:span text:style-name="T4519">lecteur</text:span><text:span text:style-name="T4520"><text:s/></text:span><text:span text:style-name="T4521">peut</text:span><text:span text:style-name="T4522"><text:s/></text:span><text:span text:style-name="T4523">la</text:span><text:span text:style-name="T4524"><text:s/></text:span><text:span text:style-name="T4525">lire</text:span><text:span text:style-name="T4526"><text:s/></text:span><text:span text:style-name="T4527">en</text:span><text:span text:style-name="T4528"><text:s/></text:span><text:span text:style-name="T4529">entier</text:span><text:span text:style-name="T4530"><text:s/></text:span><text:span text:style-name="T4531">dans</text:span><text:span text:style-name="T4532"><text:s/></text:span><text:span text:style-name="T4533">le</text:span><text:span text:style-name="T4534"><text:s/></text:span><text:span text:style-name="T4535">cinquième</text:span><text:span text:style-name="T4536"><text:s/></text:span><text:span text:style-name="T4537">volume</text:span><text:span text:style-name="T4538"><text:s/></text:span><text:span text:style-name="T4539">des</text:span><text:span text:style-name="T4540"><text:s/></text:span><text:span text:style-name="T4541">Œuvres</text:span><text:span text:style-name="T4542"><text:s/></text:span><text:span text:style-name="T4543">de</text:span><text:span text:style-name="T4544"><text:s/></text:span><text:span text:style-name="T4545">Molière,</text:span><text:span text:style-name="T4546"><text:s/></text:span><text:span text:style-name="T4547">édition</text:span><text:span text:style-name="T4548"><text:s/></text:span><text:span text:style-name="T4549">in-12,</text:span><text:span text:style-name="T4550"><text:s/></text:span><text:span text:style-name="T4551">P</text:span><text:span text:style-name="T4552">aris,</text:span><text:span text:style-name="T4553"><text:s/></text:span><text:span text:style-name="T4554">1739.</text:span><text:span text:style-name="T4555"><text:s/></text:span><text:span text:style-name="T4556">Il</text:span><text:span text:style-name="T4557"><text:s/></text:span><text:span text:style-name="T4558">y</text:span><text:span text:style-name="T4559"><text:s/></text:span><text:span text:style-name="T4560">trouvera</text:span><text:span text:style-name="T4561"><text:s/></text:span><text:span text:style-name="T4562">aussi</text:span><text:span text:style-name="T4563"><text:s/></text:span><text:span text:style-name="T4564">les</text:span><text:span text:style-name="T4565"><text:s/></text:span><text:span text:style-name="T4566">paroles</text:span><text:span text:style-name="T4567"><text:s/></text:span><text:span text:style-name="T4568">l</text:span><text:span text:style-name="T4569">yriques</text:span><text:span text:style-name="T4570"><text:s/></text:span><text:span text:style-name="T4571">des</text:span><text:span text:style-name="T4572"><text:s/></text:span><text:span text:style-name="pb">[p</text:span><text:span text:style-name="pb">.</text:span><text:span text:style-name="pb"><text:s/></text:span><text:span text:style-name="pb">305</text:span><text:span text:style-name="pb">]</text:span><text:span text:style-name="T4573"><text:s/></text:span><text:span text:style-name="T4574">intermèdes</text:span><text:span text:style-name="T4575"><text:s/></text:span><text:span text:style-name="T4576">de</text:span><text:span text:style-name="T4577"><text:s/></text:span><text:span text:style-name="T4578">George</text:span><text:span text:style-name="T4579"><text:s/></text:span><text:span text:style-name="T4580">Dandin</text:span><text:span text:style-name="T4581">,</text:span><text:span text:style-name="T4582"><text:s/></text:span><text:span text:style-name="T4583">que</text:span><text:span text:style-name="T4584"><text:s/></text:span><text:span text:style-name="T4585">nous</text:span><text:span text:style-name="T4586"><text:s/></text:span><text:span text:style-name="T4587">avons</text:span><text:span text:style-name="T4588"><text:s/></text:span><text:span text:style-name="T4589">cru</text:span><text:span text:style-name="T4590"><text:s/></text:span><text:span text:style-name="T4591">pareillement</text:span><text:span text:style-name="T4592"><text:s/></text:span><text:span text:style-name="T4593">devoir</text:span><text:span text:style-name="T4594"><text:s/></text:span><text:span text:style-name="T4595">supprimer</text:span><text:span text:style-name="T4596"><text:s/></text:span><text:span text:style-name="T4597">de</text:span><text:span text:style-name="T4598"><text:s/></text:span><text:span text:style-name="T4599">cet</text:span><text:span text:style-name="T4600"><text:s/></text:span><text:span text:style-name="T4601">article.</text:span><text:span text:style-name="T4602"><text:s/></text:span><text:span text:style-name="T4603">Passons</text:span><text:span text:style-name="T4604"><text:s/></text:span><text:span text:style-name="T4605">présentement</text:span><text:span text:style-name="T4606"><text:s/></text:span><text:span text:style-name="T4607">à</text:span><text:span text:style-name="T4608"><text:s/></text:span><text:span text:style-name="T4609">la</text:span><text:span text:style-name="T4610"><text:s/></text:span><text:span text:style-name="T4611">lettre</text:span><text:span text:style-name="T4612"><text:s/></text:span><text:span text:style-name="T4613">en</text:span><text:span text:style-name="T4614"><text:s/></text:span><text:span text:style-name="T4615">vers</text:span><text:span text:style-name="T4616"><text:s/></text:span><text:span text:style-name="T4617">de</text:span><text:span text:style-name="T4618"><text:s/></text:span><text:span text:style-name="T4619">Robinet,</text:span><text:span text:style-name="T4620"><text:s/></text:span><text:span text:style-name="T4621">qui</text:span><text:span text:style-name="T4622"><text:s/></text:span><text:span text:style-name="T4623">présente</text:span><text:span text:style-name="T4624"><text:s/></text:span><text:span text:style-name="T4625">un</text:span><text:span text:style-name="T4626"><text:s/></text:span><text:span text:style-name="T4627">récit</text:span><text:span text:style-name="T4628"><text:s/></text:span><text:span text:style-name="T4629">qui</text:span><text:span text:style-name="T4630"><text:s/></text:span><text:span text:style-name="T4631">n</text:span><text:span text:style-name="T4632">’</text:span><text:span text:style-name="T4633">est</text:span><text:span text:style-name="T4634"><text:s/></text:span><text:span text:style-name="T4635">pas</text:span><text:span text:style-name="T4636"><text:s/></text:span><text:span text:style-name="T4637">moins</text:span><text:span text:style-name="T4638"><text:s/></text:span><text:span text:style-name="T4639">curieux</text:span><text:span text:style-name="T4640"><text:s/></text:span><text:span text:style-name="T4641">de</text:span><text:span text:style-name="T4642"><text:s/></text:span><text:span text:style-name="T4643">la</text:span><text:span text:style-name="T4644"><text:s/></text:span><text:span text:style-name="T4645">représentation</text:span><text:span text:style-name="T4646"><text:s/></text:span><text:span text:style-name="T4647">de</text:span><text:span text:style-name="T4648"><text:s/></text:span><text:span text:style-name="T4649">George</text:span><text:span text:style-name="T4650"><text:s/></text:span><text:span text:style-name="T4651">Dandin</text:span><text:span text:style-name="T4652">.</text:span></text:p>
      <text:p text:style-name="P4653">Lettre<text:s/>en<text:s/>vers<text:s/>de<text:s/>Robinet,<text:s/>du<text:s/>21 juillet 1668.</text:p>
      <text:p text:style-name="quote.l">      Dans<text:s/>le<text:s/>parc<text:s/>de<text:s/>ce<text:s/>beau<text:s/>Versailles,</text:p>
      <text:p text:style-name="quote.l">Qui<text:s/>n’est<text:s/>pas<text:s/>un<text:s/>lieu<text:s/>de<text:s/>broussaille,</text:p>
      <text:p text:style-name="quote.l">………………………………………</text:p>
      <text:p text:style-name="quote.l">On<text:s/>vit<text:s/>lundi<text:span text:style-name="Appelnotedebasdep."><text:note text:note-class="footnote" text:id="_ftn103"><text:note-citation>104</text:note-citation><text:note-body><text:p text:style-name="Notedebasdepage"><text:span text:style-name="T4654"><text:s/></text:span><text:span text:style-name="T4655">[BOTTOM]<text:s/></text:span><text:span text:style-name="T4656">* 16 j</text:span><text:span text:style-name="T4657">uillet.</text:span></text:p></text:note-body></text:note></text:span><text:s/>ce<text:s/>que<text:s/>les<text:s/>yeux</text:p>
      <text:p text:style-name="quote.l">Ne<text:s/>peuvent<text:s/>voir<text:s/>que<text:s/>chez<text:s/>les<text:s/>dieux,</text:p>
      <text:p text:style-name="quote.l">Ou<text:s/>chez<text:s/>Louis<text:s/>qui<text:s/>les<text:s/>égale,</text:p>
      <text:p text:style-name="quote.l">Dedans<text:s/>la<text:s/>pompe<text:s/>d’un<text:s/>régale.</text:p>
      <text:p text:style-name="quote.l">………………………………………</text:p>
      <text:p text:style-name="quote.l">Mais<text:s/>sur<text:s/>ce<text:s/>point<text:s/>donc<text:s/>c’est<text:s/>assez,</text:p>
      <text:p text:style-name="quote.l">Sus,<text:s/>Muse,<text:s/>promptement<text:s/>passez,</text:p>
      <text:p text:style-name="quote.l">En<text:s/>cette<text:s/>autre<text:s/>brillante<text:s/>salle,</text:p>
      <text:p text:style-name="quote.l">Qui<text:s/>fut<text:s/>la<text:s/>salle<text:s/>théâtrale.</text:p>
      <text:p text:style-name="quote.l">Ô<text:s/>le<text:s/>charmant<text:s/>lieu<text:s/>que<text:s/>c’était ?</text:p>
      <text:p text:style-name="quote.l">L’or<text:s/>partout,<text:s/>certes<text:s/>éclatait ;</text:p>
      <text:p text:style-name="quote.l">Trois<text:s/>rangs<text:s/>de<text:s/>riches<text:s/>hautes<text:s/>lices,</text:p>
      <text:p text:style-name="quote.l">Décoraient<text:s/>ce<text:s/>lieu<text:s/>de<text:s/>délices,</text:p>
      <text:p text:style-name="quote.l">Aussi<text:s/>haut,<text:s/>sans<text:s/>comparaison,</text:p>
      <text:soft-page-break/>
      <text:p text:style-name="quote.l">Que<text:s/>la<text:s/>vaste<text:s/>et<text:s/>grande<text:s/>cloison,</text:p>
      <text:p text:style-name="quote.l">De<text:s/>l’église<text:s/>de<text:s/>Notre-Dame,</text:p>
      <text:p text:style-name="quote.l">Où<text:s/>l’on<text:s/>chante<text:s/>en<text:s/>si<text:s/>bonne<text:s/>gamme.</text:p>
      <text:p text:style-name="quote.l">Maintes<text:s/>cascades<text:s/>y<text:s/>jouaient,</text:p>
      <text:p text:style-name="quote.l">Qui<text:s/>de<text:s/>tous<text:s/>côtés<text:s/>l’égayaient,</text:p>
      <text:p text:style-name="quote.l"><text:span text:style-name="pb">[p</text:span><text:span text:style-name="pb">.</text:span><text:span text:style-name="pb"><text:s/></text:span><text:span text:style-name="pb">306</text:span><text:span text:style-name="pb">]</text:span><text:span text:style-name="T4658"><text:s/></text:span>Et<text:s/>pour<text:s/>en<text:s/>gros<text:s/>ne<text:s/>rien<text:s/>omettre,</text:p>
      <text:p text:style-name="quote.l">Dans<text:s/>les<text:s/>limites<text:s/>d’une<text:s/>lettre,</text:p>
      <text:p text:style-name="quote.l">En<text:s/>ce<text:s/>beau<text:s/>rendez-vous<text:s/>des<text:s/>jeux,</text:p>
      <text:p text:style-name="quote.l">Un<text:s/>théâtre<text:s/>auguste<text:s/>et<text:s/>pompeux,</text:p>
      <text:p text:style-name="quote.l">D’une<text:s/>manière<text:s/>singulière,</text:p>
      <text:p text:style-name="quote.l">S’y<text:s/>voyait<text:s/>dressé<text:s/>par<text:s/><text:span text:style-name="T4659">Molière</text:span>,</text:p>
      <text:p text:style-name="quote.l">Le<text:s/>Môme<text:s/>cher<text:s/>et<text:s/>glorieux,</text:p>
      <text:p text:style-name="quote.l">Du<text:s/>bas<text:s/>Olympe<text:s/>de<text:s/>nos<text:s/>dieux.</text:p>
      <text:p text:style-name="quote.l">Lui-même,<text:s/>donc,<text:s/>avec<text:s/>sa<text:s/>troupe,</text:p>
      <text:p text:style-name="quote.l">Laquelle<text:s/>avait<text:s/>les<text:s/>ris<text:s/>en<text:s/>croupe,</text:p>
      <text:p text:style-name="quote.l">Fit<text:s/>là<text:s/>le<text:s/>début<text:s/>des<text:s/>ébats,</text:p>
      <text:p text:style-name="quote.l">De<text:s/>notre<text:s/>cour<text:s/>pleine<text:s/>d’appas,</text:p>
      <text:p text:style-name="quote.l">Par<text:s/>un<text:s/>sujet<text:s/>archi-comique,</text:p>
      <text:p text:style-name="quote.l">Auquel<text:s/>rirait<text:s/>le<text:s/>plus<text:s/>stoïque,</text:p>
      <text:p text:style-name="quote.l">Vraiment<text:s/>malgré,<text:s/>bon<text:s/>gré<text:s/>ses<text:s/>dents,</text:p>
      <text:p text:style-name="quote.l">Tant<text:s/>sont<text:s/>plaisants<text:s/>les<text:s/>incidents.</text:p>
      <text:p text:style-name="quote.l">Cette<text:s/>petite<text:s/>comédie<text:span text:style-name="Appelnotedebasdep."><text:note text:note-class="footnote" text:id="_ftn104"><text:note-citation>105</text:note-citation><text:note-body><text:p text:style-name="Notedebasdepage"><text:span text:style-name="T4660"><text:s/></text:span><text:span text:style-name="T4661">[BOTTOM]<text:s/></text:span><text:span text:style-name="T4662">*<text:s/></text:span><text:span text:style-name="T4663">George Dandin</text:span><text:span text:style-name="T4664">.</text:span></text:p></text:note-body></text:note></text:span>,</text:p>
      <text:p text:style-name="quote.l">Du<text:s/>cru<text:s/>de<text:s/>son<text:s/>rare<text:s/>génie,</text:p>
      <text:p text:style-name="quote.l">Et<text:s/>je<text:s/>dis<text:s/>tout<text:s/>disant<text:s/>cela,</text:p>
      <text:p text:style-name="quote.l">Était<text:s/>aussi,<text:s/>par-ci,<text:s/>par-là,</text:p>
      <text:p text:style-name="quote.l">De<text:s/>beaux<text:s/>pas,<text:s/>de<text:s/>ballet<text:s/>mêlée,</text:p>
      <text:p text:style-name="quote.l">Qui<text:s/>plurent<text:s/>fort<text:s/>à<text:s/>l’assemblée,</text:p>
      <text:p text:style-name="quote.l">Ainsi<text:s/>que<text:s/>les<text:s/>divins<text:s/>concerts,</text:p>
      <text:p text:style-name="quote.l">Et<text:s/>les<text:s/>plus<text:s/>mélodieux<text:s/>airs,</text:p>
      <text:p text:style-name="quote.l">Le<text:s/>tout<text:s/>du<text:s/>sieur<text:s/>Lully<text:s/>Baptiste ;</text:p>
      <text:p text:style-name="quote.l">Dont<text:s/>maint<text:s/>est<text:s/>le<text:s/>singe<text:s/>et<text:s/>copiste,</text:p>
      <text:p text:style-name="quote.l">D’ailleurs<text:s/>de<text:s/>ces<text:s/>airs<text:s/>bien<text:s/>chantés,</text:p>
      <text:p text:style-name="quote.l">Dont<text:s/>les<text:s/>sens<text:s/>étaient<text:s/>enchantés,</text:p>
      <text:p text:style-name="quote.l">Molière<text:s/>avait<text:s/>fait<text:s/>les<text:s/>paroles,</text:p>
      <text:p text:style-name="quote.l">Qui<text:s/>valaient<text:s/>beaucoup<text:s/>de<text:s/>pistoles,</text:p>
      <text:p text:style-name="quote.l"><text:span text:style-name="pb">[p</text:span><text:span text:style-name="pb">.</text:span><text:span text:style-name="pb"><text:s/></text:span><text:span text:style-name="pb">307</text:span><text:span text:style-name="pb">]</text:span><text:span text:style-name="T4665"><text:s/></text:span>Car<text:s/>en<text:s/>un<text:s/>mot,<text:s/>jusqu’en<text:s/>ce<text:s/>jour,</text:p>
      <text:p text:style-name="quote.l">Soit<text:s/>pour<text:s/>Bacchus,<text:s/>soit<text:s/>pour<text:s/>l’Amour,</text:p>
      <text:p text:style-name="quote.l">On<text:s/>n’en<text:s/>avait<text:s/>point<text:s/>fait<text:s/>de<text:s/>telles,</text:p>
      <text:p text:style-name="quote.l">C’est<text:s/>comme<text:s/>dire<text:s/>d’aussi<text:s/>belles.</text:p>
      <text:p text:style-name="quote.l">Et<text:s/>pour<text:s/>plaisir,<text:s/>plutôt,<text:s/>que<text:s/>tard,</text:p>
      <text:soft-page-break/>
      <text:p text:style-name="quote.l">Allez<text:s/>voir<text:s/>chez<text:s/>le<text:s/>sieur<text:s/>Ballard,</text:p>
      <text:p text:style-name="quote.l">Qui<text:s/>de<text:s/>tout<text:s/>cela<text:s/>vend<text:s/>le<text:s/>livre,</text:p>
      <text:p text:style-name="quote.l">Que<text:s/>presque<text:s/>pour<text:s/>rien<text:s/>il<text:s/>délivre ;</text:p>
      <text:p text:style-name="quote.l">Si<text:s/>je<text:s/>vous<text:s/>mens<text:s/>ni<text:s/>peu<text:s/>ni<text:s/>prou,</text:p>
      <text:p text:style-name="quote.l">Et<text:s/>si<text:s/>vous<text:s/>ne<text:s/>saviez<text:s/>pas<text:s/>où,</text:p>
      <text:p text:style-name="quote.l">C’est<text:s/>à<text:s/>l’enseigne<text:s/>du<text:s/>Parnasse :</text:p>
      <text:p text:style-name="quote.l">Allez<text:s/>y<text:s/>donc,<text:s/>vite,<text:s/>et<text:s/>de<text:s/>grâce.</text:p>
      <text:p text:style-name="quote.l">Mais<text:s/>revenons<text:s/>à<text:s/>nos<text:s/>moutons,</text:p>
      <text:p text:style-name="quote.l">Et<text:s/>pour<text:s/>achever,<text:s/>ajoutons,</text:p>
      <text:p text:style-name="quote.l">Que<text:s/>chacun<text:s/>fit<text:s/>là<text:s/>des<text:s/>merveilles,</text:p>
      <text:p text:style-name="quote.l">Qui<text:s/>n’eurent<text:s/>jamais<text:s/>de<text:s/>pareilles :</text:p>
      <text:p text:style-name="quote.l">Et<text:s/>qu’à<text:s/>l’envi,<text:s/>soit<text:s/>les<text:s/>acteurs,</text:p>
      <text:p text:style-name="quote.l">Les<text:s/>baladins<text:s/>et<text:s/>les<text:s/>chanteurs,</text:p>
      <text:p text:style-name="quote.l">Tous<text:s/>en<text:s/>ce<text:s/>jour<text:s/>se<text:s/>surpassèrent,</text:p>
      <text:p text:style-name="quote.l">Et<text:s/>bravement<text:s/>se<text:s/>signalèrent.</text:p>
      <text:p text:style-name="quote.l">Mais<text:s/>entre<text:s/>tous<text:s/>ces<text:s/>grands<text:s/>zélés,</text:p>
      <text:p text:style-name="quote.l">Qui<text:s/>se<text:s/>font<text:s/>si<text:s/>bien<text:s/>signalés,</text:p>
      <text:p text:style-name="quote.l">Remarquable<text:s/>est<text:s/><text:span text:style-name="T4666">L</text:span><text:span text:style-name="T4667">a</text:span><text:span text:style-name="T4668"> </text:span><text:span text:style-name="T4669">Thorillière</text:span>,</text:p>
      <text:p text:style-name="quote.l">Qui<text:s/>prêt<text:s/>de<text:s/>tomber<text:s/>dans<text:s/>la<text:s/>bière,</text:p>
      <text:p text:style-name="quote.l">Ayant<text:s/>été<text:s/>durant<text:s/>le<text:s/>cours,</text:p>
      <text:p text:style-name="quote.l">Tout<text:s/>au<text:s/>plus<text:s/>d’environ<text:s/>huit<text:s/>jours,</text:p>
      <text:p text:style-name="quote.l">Saigné<text:s/>dix<text:s/>fois<text:s/>pour<text:s/>une<text:s/>fièvre,</text:p>
      <text:p text:style-name="quote.l">Qui<text:s/>dans<text:s/>son<text:s/>sang<text:s/>faisait<text:s/>la<text:s/>mièvre,</text:p>
      <text:p text:style-name="quote.l"><text:span text:style-name="pb">[p</text:span><text:span text:style-name="pb">.</text:span><text:span text:style-name="pb"><text:s/></text:span><text:span text:style-name="pb">308</text:span><text:span text:style-name="pb">]</text:span><text:span text:style-name="T4670"><text:s/></text:span>Quitta<text:s/>son<text:s/>grabat<text:s/>prestement,</text:p>
      <text:p text:style-name="quote.l">Et<text:s/>voulut<text:s/>héroïquement,</text:p>
      <text:p text:style-name="quote.l">Du<text:s/>gros<text:s/><text:span text:style-name="T4671">Lubin</text:span><text:s/>faire<text:s/>le<text:s/>rôle<text:span text:style-name="Appelnotedebasdep."><text:note text:note-class="footnote" text:id="_ftn105"><text:note-citation>106</text:note-citation><text:note-body><text:p text:style-name="Notedebasdepage"><text:span text:style-name="T4672"><text:s/></text:span><text:span text:style-name="T4673">[BOTTOM]<text:s/></text:span><text:span text:style-name="T4674">*<text:s/></text:span><text:span text:style-name="T4675">Personnage de la comédie de<text:s/></text:span><text:span text:style-name="T4676">George Dandin</text:span><text:span text:style-name="T4677">.</text:span></text:p></text:note-body></text:note></text:span>,</text:p>
      <text:p text:style-name="quote.l">Qui<text:s/>sans<text:s/>doute<text:s/>croit<text:s/>le<text:s/>plus<text:s/>drôle.</text:p>
      <text:p text:style-name="quote">« <text:span text:style-name="Appelnotedebasdep."><text:note text:note-class="footnote" text:id="_ftn106"><text:note-citation>107</text:note-citation><text:note-body><text:p text:style-name="Notedebasdepage"><text:s/>[MARGIN] (*)<text:s/><text:span text:style-name="T4678">Mémoires sur la vie et les ouvrages de Molière</text:span>.</text:p></text:note-body></text:note></text:span>Quoique<text:s/>dans<text:s/>tous<text:s/>les<text:s/>temps<text:s/>l’expérience<text:s/>ait<text:s/>montré<text:s/>que<text:s/>la<text:s/>disproportion<text:s/>des<text:s/>conditions<text:s/>et<text:s/>des<text:s/>fortunes,<text:s/>la<text:s/>différence<text:s/>d’humeur,<text:s/>et<text:s/>d’éducation,<text:s/>sont<text:s/>des<text:s/>sources<text:s/>intarissables<text:s/>de<text:s/>discorde<text:s/>entre<text:s/>deux<text:s/>personnes<text:s/>que<text:s/>l’intérêt<text:s/>d’une<text:s/>part,<text:s/>et<text:s/>de<text:s/>l’autre<text:s/>la<text:s/>vanité,<text:s/>engagent<text:s/>à<text:s/>s’épouser ;<text:s/>cet<text:s/>abus<text:s/>n’en<text:s/>est<text:s/>pas<text:s/>moins<text:s/>commun<text:s/>dans<text:s/>la<text:s/>société :<text:s/>Molière<text:s/>entreprit<text:s/>de<text:s/>le<text:s/>corriger.<text:s/>Les<text:s/>naïvetés<text:s/>grossières<text:s/>des<text:s/>valets<text:s/>qui<text:s/>trompent<text:s/>George<text:s/>Dandin,<text:s/>le<text:s/>caractère<text:s/>chargé<text:s/>d’un<text:s/>gentilhomme<text:s/>de<text:s/>campagne<text:s/>et<text:s/>de<text:s/>sa<text:s/>femme,<text:s/>sont<text:s/>des<text:s/>moyens<text:s/>mis<text:s/>heureusement<text:s/>en<text:s/>œuvre<text:s/>pour<text:s/>rendre<text:s/>cette<text:s/>vérité<text:s/>sensible ;<text:s/>mais<text:s/>on<text:s/>voudrait<text:s/>en<text:s/>vain<text:s/>excuser<text:s/>le<text:s/>caractère<text:s/>d’Angélique,<text:s/>qui,<text:s/>sans<text:s/>combattre<text:s/>son<text:s/>penchant<text:s/>pour<text:s/>Clitandre,<text:s/>laisse<text:s/>trop<text:s/>paraître<text:s/>son<text:s/>aversion<text:s/>pour<text:s/>son<text:s/>mari,<text:s/>jusqu’à<text:s/>se<text:s/>prêter<text:s/>à<text:s/>tout<text:s/>ce<text:s/>qu’on<text:s/>lui<text:s/>suggère<text:s/>pour<text:s/>le<text:s/>tromper,<text:s/>ou<text:s/>du<text:s/>moins<text:s/>pour<text:s/>l’inquiéter.<text:s/>Ses<text:s/>démarches,<text:s/>qui<text:s/>ne<text:s/>peuvent<text:s/>être<text:s/>entièrement<text:s/>innocentes,<text:s/>quand<text:s/>on<text:s/>ne<text:s/>les<text:s/>accuserait<text:s/>que<text:s/>de<text:s/>légèreté<text:s/>et<text:s/>d’imprudence,<text:s/>tournent<text:s/>toujours<text:s/>à<text:s/>son<text:s/><text:span text:style-name="pb">[p</text:span><text:span text:style-name="pb">.</text:span><text:span text:style-name="pb"><text:s/></text:span><text:span text:style-name="pb">309</text:span><text:span text:style-name="pb">]</text:span><text:span text:style-name="T4679"><text:s/></text:span>avantage<text:s/>par<text:s/>les<text:s/>expédients<text:s/>qu’elle<text:s/>trouve<text:s/>pour<text:s/>se<text:s/>tirer<text:s/>d’embarras,<text:s/>de<text:s/>sorte<text:s/>que<text:s/>l’on<text:s/>est<text:s/>peut-être<text:s/>plus<text:s/>tenté<text:s/>d’imiter<text:s/>la<text:s/>conduite<text:s/>de<text:s/>la<text:s/>femme,<text:s/>toujours<text:s/>heureuse,<text:s/>quoique<text:s/>toujours<text:s/>coupable,<text:s/>que<text:s/>désabusé<text:s/>des<text:s/>mariages<text:s/>peu<text:s/>sortables,<text:s/>par<text:s/>l’exemple<text:s/>de<text:s/>l’infortune<text:s/>du<text:s/><text:soft-page-break/>mari.<text:s/>Aussi<text:s/>cette<text:s/>pièce<text:s/>eût-elle<text:s/>des<text:s/>censeurs,<text:s/>et<text:s/>peu<text:s/>de<text:s/>critiques. »</text:p>
      <text:p text:style-name="quote">« <text:span text:style-name="Appelnotedebasdep."><text:note text:note-class="footnote" text:id="_ftn107"><text:note-citation>108</text:note-citation><text:note-body><text:p text:style-name="Notedebasdepage"><text:s/><text:span text:style-name="T4680">[MARGIN] (*)<text:s/></text:span><text:span text:style-name="T4681">Vie de Molière, avec des jugements sur ses ouvrages</text:span><text:span text:style-name="T4682">.</text:span></text:p></text:note-body></text:note></text:span>On<text:s/>ne<text:s/>connaît,<text:s/>et<text:s/>on<text:s/>ne<text:s/>joue<text:s/>cette<text:s/>pièce<text:s/>que<text:s/>sous<text:s/>le<text:s/>nom<text:s/>de<text:s/><text:span text:style-name="T4683">George</text:span><text:span text:style-name="T4684"><text:s/></text:span><text:span text:style-name="T4685">Dandin</text:span>,<text:s/>et<text:s/>au<text:s/>contraire<text:s/><text:span text:style-name="T4686">L</text:span><text:span text:style-name="T4687">e</text:span><text:span text:style-name="T4688"><text:s/></text:span><text:span text:style-name="T4689">Cocu</text:span><text:span text:style-name="T4690"><text:s/></text:span><text:span text:style-name="T4691">imaginaire</text:span><text:span text:style-name="T4692"><text:s/></text:span>qu’on<text:s/>avait<text:s/>intitulé<text:s/>et<text:s/>affiché<text:s/><text:span text:style-name="T4693">Sganarelle</text:span>,<text:s/>n’est<text:s/>connu<text:s/>que<text:s/>sous<text:s/>le<text:s/>nom<text:s/>de<text:s/><text:span text:style-name="T4694">Cocu</text:span><text:span text:style-name="T4695"><text:s/></text:span><text:span text:style-name="T4696">imaginaire</text:span>,<text:s/>peut-être<text:s/>parce<text:s/>que<text:s/>ce<text:s/>dernier<text:s/>titre<text:s/>est<text:s/>plus<text:s/>plaisant<text:s/>que<text:s/>celui<text:s/>de<text:s/>mari<text:s/>confondu.<text:s/><text:span text:style-name="T4697">George</text:span><text:span text:style-name="T4698"><text:s/></text:span><text:span text:style-name="T4699">Dandin</text:span><text:s/>réussit<text:s/>pleinement ;<text:s/>mais<text:s/>si<text:s/>on<text:s/>ne<text:s/>reprocha<text:s/>rien<text:s/>à<text:s/>sa<text:s/>conduite<text:s/>et<text:s/>au<text:s/>style,<text:s/>on<text:s/>se<text:s/>souleva<text:s/>un<text:s/>peu<text:s/>contre<text:s/>le<text:s/>sujet<text:s/>même<text:s/>de<text:s/>la<text:s/>pièce,<text:s/>on<text:s/>se<text:s/>révolta<text:s/>contre<text:s/>une<text:s/>comédie<text:s/>dans<text:s/>laquelle<text:s/>une<text:s/>femme<text:s/>mariée<text:s/>donne<text:s/>un<text:s/>rendez-vous<text:s/>à<text:s/>son<text:s/>amant. »</text:p>
      <text:p text:style-name="P4700"><text:span text:style-name="T4701">Grimarest,</text:span><text:span text:style-name="T4702"><text:s/></text:span><text:span text:style-name="T4703">dans</text:span><text:span text:style-name="T4704"><text:s/></text:span><text:span text:style-name="T4705">sa</text:span><text:span text:style-name="T4706"><text:s/></text:span><text:span text:style-name="T4707">V</text:span><text:span text:style-name="T4708">ie</text:span><text:span text:style-name="T4709"><text:s/></text:span><text:span text:style-name="T4710">de</text:span><text:span text:style-name="T4711"><text:s/></text:span><text:span text:style-name="T4712">Molière</text:span><text:span text:style-name="T4713">,</text:span><text:span text:style-name="T4714"><text:s/></text:span><text:span text:style-name="T4715">rapporte</text:span><text:span text:style-name="T4716"><text:s/></text:span><text:span text:style-name="T4717">une</text:span><text:span text:style-name="T4718"><text:s/></text:span><text:span text:style-name="T4719">anecdote</text:span><text:span text:style-name="T4720"><text:s/></text:span><text:span text:style-name="T4721">sur</text:span><text:span text:style-name="T4722"><text:s/></text:span><text:span text:style-name="T4723">la comédie</text:span><text:span text:style-name="T4724"><text:s/></text:span><text:span text:style-name="T4725">de</text:span><text:span text:style-name="T4726"><text:s/></text:span><text:span text:style-name="T4727">George</text:span><text:span text:style-name="T4728"><text:s/></text:span><text:span text:style-name="T4729">Dandin</text:span><text:span text:style-name="T4730"><text:s/></text:span><text:span text:style-name="T4731">que,</text:span><text:span text:style-name="T4732"><text:s/></text:span><text:span text:style-name="T4733">sans</text:span><text:span text:style-name="T4734"><text:s/></text:span><text:span text:style-name="T4735">en</text:span><text:span text:style-name="T4736"><text:s/></text:span><text:span text:style-name="T4737">garantir</text:span><text:span text:style-name="T4738"><text:s/></text:span><text:span text:style-name="T4739">la</text:span><text:span text:style-name="T4740"><text:s/></text:span><text:span text:style-name="T4741">vérité,</text:span><text:span text:style-name="T4742"><text:s/></text:span><text:span text:style-name="T4743">nous</text:span><text:span text:style-name="T4744"><text:s/></text:span><text:span text:style-name="T4745">croyons</text:span><text:span text:style-name="T4746"><text:s/></text:span><text:span text:style-name="T4747">devoir</text:span><text:span text:style-name="T4748"><text:s/></text:span><text:span text:style-name="T4749">placer</text:span><text:span text:style-name="T4750"><text:s/></text:span><text:span text:style-name="T4751">ici.</text:span></text:p>
      <text:p text:style-name="quote">« <text:span text:style-name="Appelnotedebasdep."><text:note text:note-class="footnote" text:id="_ftn108"><text:note-citation>109</text:note-citation><text:note-body><text:p text:style-name="Notedebasdepage"><text:s/><text:span text:style-name="T4752">[MARGIN] (*)<text:s/></text:span><text:span text:style-name="T4753">Vie de Molière</text:span><text:span text:style-name="T4754">, par<text:s/></text:span><text:span text:style-name="T4755"><text:tab/>Grimarest.</text:span></text:p></text:note-body></text:note></text:span>Molière<text:s/>se<text:s/>préparait<text:s/>à<text:s/>donner<text:s/>son<text:s/><text:span text:style-name="T4756">George</text:span><text:span text:style-name="T4757"><text:s/></text:span><text:span text:style-name="T4758">Dandin</text:span>,<text:s/>mais<text:s/>un<text:s/>de<text:s/>ses<text:s/>amis<text:s/>lui<text:s/>fit<text:s/>entendre<text:s/>qu’il<text:s/>y<text:s/>avait<text:s/>dans<text:s/>le<text:s/><text:span text:style-name="pb">[p</text:span><text:span text:style-name="pb">.</text:span><text:span text:style-name="pb"><text:s/></text:span><text:span text:style-name="pb">310</text:span><text:span text:style-name="pb">]</text:span><text:span text:style-name="T4759"><text:s/></text:span>monde<text:s/>un<text:s/>Dandin,<text:s/>qui<text:s/>pourrait<text:s/>se<text:s/>reconnaître<text:s/>dans<text:s/>sa<text:s/>pièce,<text:s/>et<text:s/>qui<text:s/>était<text:s/>en<text:s/>état<text:s/>par<text:s/>sa<text:s/>famille,<text:s/>non<text:s/>seulement<text:s/>de<text:s/>la<text:s/>décrier,<text:s/>mais<text:s/>encore<text:s/>de<text:s/>le<text:s/>desservir<text:s/>dans<text:s/>le<text:s/>monde.<text:s/>Vous<text:s/>avez<text:s/>raison,<text:s/>dit<text:s/>Molière<text:s/>à<text:s/>son<text:s/>ami ;<text:s/>mais<text:s/>je<text:s/>sais<text:s/>un<text:s/>sûr<text:s/>moyen<text:s/>de<text:s/>me<text:s/>concilier<text:s/>l’homme<text:s/>dont<text:s/>vous<text:s/>me<text:s/>parlez ;<text:s/>j’irai<text:s/>lui<text:s/>lire<text:s/>ma<text:s/>pièce.<text:s/>Au<text:s/>spectacle<text:s/>où<text:s/>il<text:s/>était<text:s/>assidu,<text:s/>Molière<text:s/>lui<text:s/>demanda<text:s/>une<text:s/>de<text:s/>ses<text:s/>heures<text:s/>perdues<text:s/>pour<text:s/>lui<text:s/>faire<text:s/>une<text:s/>lecture.<text:s/>L’homme<text:s/>en<text:s/>question<text:s/>se<text:s/>trouva<text:s/>si<text:s/>fort<text:s/>honoré<text:s/>de<text:s/>ce<text:s/>compliment<text:s/>que,<text:s/>toutes<text:s/>affaires<text:s/>cédantes,<text:s/>il<text:s/>donna<text:s/>parole<text:s/>pour<text:s/>le<text:s/>lendemain,<text:s/>et<text:s/>il<text:s/>courut<text:s/>tout<text:s/>Paris<text:s/>pour<text:s/>tirer<text:s/>vanité<text:s/>de<text:s/>la<text:s/>lecture<text:s/>de<text:s/>cette<text:s/>pièce.<text:s/>Molière,<text:s/>disait-il<text:s/>à<text:s/>tout<text:s/>le<text:s/>monde,<text:s/>me<text:s/>lit<text:s/>ce<text:s/>soir<text:s/>une<text:s/>comédie,<text:s/>voulez-vous<text:s/>en<text:s/>être ?<text:s/>Molière<text:s/>trouva<text:s/>une<text:s/>nombreuse<text:s/>assemblée,<text:s/>et<text:s/>son<text:s/>homme<text:s/>qui<text:s/>présidait.<text:s/>La<text:s/>pièce<text:s/>fut<text:s/>trouvée<text:s/>excellente,<text:s/>et<text:s/>lorsqu’elle<text:s/>fut<text:s/>jouée,<text:s/>personne<text:s/>ne<text:s/>la<text:s/>faisait<text:s/>mieux<text:s/>valoir<text:s/>que<text:s/>celui<text:s/>dont<text:s/>je<text:s/>viens<text:s/>de<text:s/>parler,<text:s/>et<text:s/>qui<text:s/>pourtant<text:s/>aurait<text:s/>pu<text:s/>s’en<text:s/>fâcher,<text:s/>une<text:s/>partie<text:s/>des<text:s/>scènes<text:s/>que<text:s/>Molière<text:s/>avait<text:s/>traitées<text:s/>dans<text:s/>sa<text:s/>pièce<text:s/>étant<text:s/>arrivées<text:s/>à<text:s/>cette<text:s/>personne.<text:s/>Ce<text:s/>secret<text:s/>de<text:s/>faire<text:s/>passer<text:s/>sur<text:s/>le<text:s/>théâtre<text:s/>un<text:s/>caractère<text:s/>à<text:s/>son<text:s/>original<text:s/>a<text:s/>été<text:s/>trouvé<text:s/>si<text:s/>bon<text:s/>que<text:s/>plusieurs<text:s/>auteurs<text:s/>l’ont<text:s/>mis<text:s/>en<text:s/>usage<text:s/>depuis<text:s/>avec<text:s/>succès. »</text:p>
      <text:p text:style-name="Corpsdetexte"><text:span text:style-name="pb">[p</text:span><text:span text:style-name="pb">.</text:span><text:span text:style-name="pb"><text:s/></text:span><text:span text:style-name="pb">311</text:span><text:span text:style-name="pb">]</text:span><text:span text:style-name="T4760"><text:s/></text:span><text:span text:style-name="T4761">La</text:span><text:span text:style-name="T4762"><text:s/></text:span><text:span text:style-name="T4763">naissance</text:span><text:span text:style-name="T4764"><text:s/></text:span><text:span text:style-name="T4765">d</text:span><text:span text:style-name="T4766">’</text:span><text:span text:style-name="T4767">un</text:span><text:span text:style-name="T4768"><text:s/></text:span><text:span text:style-name="T4769">second</text:span><text:span text:style-name="T4770"><text:s/></text:span><text:span text:style-name="T4771">f</text:span><text:span text:style-name="T4772">ils</text:span><text:span text:style-name="T4773"><text:s/></text:span><text:span text:style-name="T4774">de</text:span><text:span text:style-name="T4775"><text:s/></text:span><text:span text:style-name="T4776">France</text:span><text:span text:style-name="T4777"><text:s/></text:span><text:span text:style-name="T4778">qui</text:span><text:span text:style-name="T4779"><text:s/></text:span><text:span text:style-name="T4780">fut</text:span><text:span text:style-name="T4781"><text:s/></text:span><text:span text:style-name="T4782">nommé</text:span><text:span text:style-name="T4783"><text:s/></text:span><text:span text:style-name="T4784">duc</text:span><text:span text:style-name="T4785"><text:s/></text:span><text:span text:style-name="T4786">d</text:span><text:span text:style-name="T4787">’</text:span><text:span text:style-name="T4788">Anjou</text:span><text:span text:style-name="T4789"><text:s/></text:span><text:span text:style-name="T4790">(</text:span><text:span text:style-name="T4791">mais</text:span><text:span text:style-name="T4792"><text:s/></text:span><text:span text:style-name="T4793">qui</text:span><text:span text:style-name="T4794"><text:s/></text:span><text:span text:style-name="T4795">mourut</text:span><text:span text:style-name="T4796"><text:s/></text:span><text:span text:style-name="T4797">très<text:s/></text:span><text:span text:style-name="T4798">jeune</text:span><text:span text:style-name="T4799">)</text:span><text:span text:style-name="T4800"><text:s/></text:span><text:span text:style-name="T4801">occasionna</text:span><text:span text:style-name="T4802"><text:s/></text:span><text:span text:style-name="T4803">des</text:span><text:span text:style-name="T4804"><text:s/></text:span><text:span text:style-name="T4805">réjouissances</text:span><text:span text:style-name="T4806"><text:s/></text:span><text:span text:style-name="T4807">publiques</text:span><text:span text:style-name="T4808">.</text:span><text:span text:style-name="T4809"><text:s/></text:span><text:span text:style-name="T4810">Les</text:span><text:span text:style-name="T4811"><text:s/></text:span><text:span text:style-name="T4812">différentes</text:span><text:span text:style-name="T4813"><text:s/></text:span><text:span text:style-name="T4814">t</text:span><text:span text:style-name="T4815">roupes</text:span><text:span text:style-name="T4816"><text:s/></text:span><text:span text:style-name="T4817">de</text:span><text:span text:style-name="T4818"><text:s/></text:span><text:span text:style-name="T4819">c</text:span><text:span text:style-name="T4820">omédiens</text:span><text:span text:style-name="T4821"><text:s/></text:span><text:span text:style-name="T4822">de</text:span><text:span text:style-name="T4823"><text:s/></text:span><text:span text:style-name="T4824">Paris</text:span><text:span text:style-name="T4825"><text:s/></text:span><text:span text:style-name="T4826">ne</text:span><text:span text:style-name="T4827"><text:s/></text:span><text:span text:style-name="T4828">furent</text:span><text:span text:style-name="T4829"><text:s/></text:span><text:span text:style-name="T4830">pas</text:span><text:span text:style-name="T4831"><text:s/></text:span><text:span text:style-name="T4832">des</text:span><text:span text:style-name="T4833"><text:s/></text:span><text:span text:style-name="T4834">derniers</text:span><text:span text:style-name="T4835"><text:s/></text:span><text:span text:style-name="T4836">à</text:span><text:span text:style-name="T4837"><text:s/></text:span><text:span text:style-name="T4838">signaler</text:span><text:span text:style-name="T4839"><text:s/></text:span><text:span text:style-name="T4840">leur</text:span><text:span text:style-name="T4841"><text:s/></text:span><text:span text:style-name="T4842">joie</text:span><text:span text:style-name="T4843">,</text:span><text:span text:style-name="T4844"><text:s/></text:span><text:span text:style-name="T4845">et</text:span><text:span text:style-name="T4846"><text:s/></text:span><text:span text:style-name="T4847">Robinet</text:span><text:span text:style-name="T4848"><text:s/></text:span><text:span text:style-name="T4849">en</text:span><text:span text:style-name="T4850"><text:s/></text:span><text:span text:style-name="T4851">rend</text:span><text:span text:style-name="T4852"><text:s/></text:span><text:span text:style-name="T4853">le</text:span><text:span text:style-name="T4854"><text:s/></text:span><text:span text:style-name="T4855">compte</text:span><text:span text:style-name="T4856"><text:s/></text:span><text:span text:style-name="T4857">suivant</text:span><text:span text:style-name="T4858">.</text:span></text:p>
      <text:p text:style-name="P4859">Lettre<text:s/>en<text:s/>vers<text:s/>du<text:s/>18 août 1668.</text:p>
      <text:p text:style-name="quote.l">……………………………………</text:p>
      <text:p text:style-name="quote.l">Comme<text:s/>chacun<text:s/>à<text:s/>leur<text:s/>exemple<text:span text:style-name="Appelnotedebasdep."><text:note text:note-class="footnote" text:id="_ftn109"><text:note-citation>110</text:note-citation><text:note-body><text:p text:style-name="Notedebasdepage"><text:span text:style-name="T4860"><text:s/></text:span><text:span text:style-name="T4861">[BOTTOM]<text:s/></text:span><text:span text:style-name="T4862">* Des p</text:span><text:span text:style-name="T4863">ersonnes de la Cour.</text:span></text:p></text:note-body></text:note></text:span>,</text:p>
      <text:p text:style-name="quote.l">(Que<text:s/>toute<text:s/>la<text:s/>ville<text:s/>contemple)</text:p>
      <text:p text:style-name="quote.l">De<text:s/>se<text:s/>signaler<text:s/>est<text:s/>ravi,</text:p>
      <text:p text:style-name="quote.l">C’est<text:s/>ce<text:s/>qu’on<text:s/>a<text:s/>fait<text:s/>à<text:s/>l’envi.</text:p>
      <text:p text:style-name="quote.l">Et<text:s/>j’en<text:s/>fis<text:s/>dans<text:s/>mon<text:s/>autre<text:s/>épître,</text:p>
      <text:p text:style-name="quote.l">Un<text:s/>assez<text:s/>spacieux<text:s/>chapitre.</text:p>
      <text:p text:style-name="quote.l">Mais<text:s/>vraiment<text:s/>des<text:s/><text:span text:style-name="T4864">c</text:span><text:span text:style-name="T4865">omédiens</text:span>,</text:p>
      <text:p text:style-name="quote.l">Tant<text:s/>les<text:s/>français<text:s/>qu’<text:span text:style-name="T4866">i</text:span><text:span text:style-name="T4867">taliens</text:span>,</text:p>
      <text:soft-page-break/>
      <text:p text:style-name="quote.l">Ont<text:s/>depuis<text:s/>témoigné<text:s/>leur<text:s/>zèle,</text:p>
      <text:p text:style-name="quote.l">D’une<text:s/>façon<text:s/>si<text:s/>noble<text:s/>et<text:s/>belle,</text:p>
      <text:p text:style-name="quote.l">Et<text:s/>sans<text:s/>aucun<text:s/>égard<text:s/>aux<text:s/>frais,</text:p>
      <text:p text:style-name="quote.l">Car<text:s/>on<text:s/>en<text:s/>fait,<text:s/>je<text:s/>vous<text:s/>promets,</text:p>
      <text:p text:style-name="quote.l">Dedans<text:s/>une<text:s/>rencontre<text:s/>telle,</text:p>
      <text:p text:style-name="quote.l">Tant<text:s/>en<text:s/>violons<text:s/>qu’en<text:s/>chandelle :</text:p>
      <text:p text:style-name="quote.l">Ils<text:s/>ont<text:s/>dis-je<text:s/>d’un<text:s/>si<text:s/>bel<text:s/>air,</text:p>
      <text:p text:style-name="quote.l">Leur<text:s/>affection<text:s/>fait<text:s/>briller,</text:p>
      <text:p text:style-name="quote.l">Donnant<text:s/><text:span text:style-name="T4868">gratis</text:span><text:s/>la<text:s/>comédie,</text:p>
      <text:p text:style-name="quote.l">À<text:s/>quiconque<text:s/>en<text:s/>avait<text:s/>envie,</text:p>
      <text:p text:style-name="quote.l">Et<text:s/>c’est-à-dire<text:s/>à<text:s/>tout<text:s/>Paris,</text:p>
      <text:p text:style-name="quote.l">Qui<text:s/>la<text:s/>voulut<text:s/>voir<text:s/>à<text:s/>ce<text:s/>prix,</text:p>
      <text:p text:style-name="quote.l"><text:span text:style-name="pb">[p</text:span><text:span text:style-name="pb">.</text:span><text:span text:style-name="pb"><text:s/></text:span><text:span text:style-name="pb">312</text:span><text:span text:style-name="pb">]</text:span><text:span text:style-name="T4869"><text:s/></text:span>Qu’ils<text:s/>méritent<text:s/>bien<text:s/>que<text:s/>l’histoire,</text:p>
      <text:p text:style-name="quote.l">En<text:s/>conserve<text:s/>aussi<text:s/>la<text:s/>mémoire.</text:p>
      <text:p text:style-name="quote.l">À<text:s/>l’<text:span text:style-name="T4870">Hôtel</text:span><text:span text:style-name="Appelnotedebasdep."><text:note text:note-class="footnote" text:id="_ftn110"><text:note-citation>111</text:note-citation><text:note-body><text:p text:style-name="Notedebasdepage"><text:span text:style-name="T4871"><text:s/></text:span><text:span text:style-name="T4872">[BOTTOM]<text:s/></text:span><text:span text:style-name="T4873">*<text:s/></text:span><text:span text:style-name="T4874">De Bourgogne.</text:span></text:p></text:note-body></text:note></text:span><text:s/>le<text:s/>sieur<text:s/><text:span text:style-name="T4875">Floridor</text:span>,</text:p>
      <text:p text:style-name="quote.l">Lequel,<text:s/>quand<text:s/>il<text:s/>lui<text:s/>plaît,<text:s/>dit<text:s/>d’or,</text:p>
      <text:p text:style-name="quote.l">Fit<text:s/>admirer<text:s/>sa<text:s/>belle<text:s/>langue,</text:p>
      <text:p text:style-name="quote.l">En<text:s/>une<text:s/>fluide<text:s/>harangue,</text:p>
      <text:p text:style-name="quote.l">Touchant<text:s/>cette<text:s/>nativité,</text:p>
      <text:p text:style-name="quote.l">Qui<text:s/>cause<text:s/>notre<text:s/>gaieté.</text:p>
      <text:p text:style-name="quote.l">Et<text:s/>tant<text:s/>lui<text:s/>que<text:s/>sa<text:s/>compagnie,</text:p>
      <text:p text:style-name="quote.l">De<text:s/>qui<text:s/>chacun<text:s/>le<text:s/>Ciel<text:s/>bénie,</text:p>
      <text:p text:style-name="quote.l">(Car<text:s/>je<text:s/>suis<text:s/>bien<text:s/>venu<text:s/>chez<text:s/>eux,)</text:p>
      <text:p text:style-name="quote.l">Firent<text:s/>sans<text:s/>doute<text:s/>de<text:s/>leur<text:s/>mieux ;</text:p>
      <text:p text:style-name="quote.l">Et<text:s/>c’est<text:s/>une<text:s/>chose<text:s/>pareille,</text:p>
      <text:p text:style-name="quote.l">Que<text:s/>si<text:s/>je<text:s/>disais<text:s/>à<text:s/>merveille.</text:p>
      <text:p text:style-name="quote.l">Je<text:s/>dois<text:s/>en<text:s/>spectateur<text:s/>loyal,</text:p>
      <text:p text:style-name="quote.l">Dire<text:s/>aussi<text:s/>qu’au<text:s/><text:span text:style-name="T4876">Palais</text:span><text:span text:style-name="T4877">-</text:span><text:span text:style-name="T4878">Royal</text:span>,</text:p>
      <text:p text:style-name="quote.l">Où<text:s/>je<text:s/>fus<text:s/>en<text:s/>très<text:s/>bonne<text:s/>place,</text:p>
      <text:p text:style-name="quote.l">À<text:s/><text:span text:style-name="T4879">Mademoiselle</text:span><text:span text:style-name="T4880"><text:s/></text:span><text:span text:style-name="T4881">Hubert</text:span><text:s/>grâce,</text:p>
      <text:p text:style-name="quote.l">L’excellente<text:s/><text:span text:style-name="T4882">Troupe</text:span><text:span text:style-name="T4883"><text:s/></text:span><text:span text:style-name="T4884">du</text:span><text:span text:style-name="T4885"><text:s/></text:span><text:span text:style-name="T4886">r</text:span><text:span text:style-name="T4887">oi</text:span><text:span text:style-name="Appelnotedebasdep."><text:note text:note-class="footnote" text:id="_ftn111"><text:note-citation>112</text:note-citation><text:note-body><text:p text:style-name="Notedebasdepage"><text:span text:style-name="T4888"><text:s/></text:span><text:span text:style-name="T4889">[BOTTOM]<text:s/></text:span><text:span text:style-name="T4890">* La t</text:span><text:span text:style-name="T4891">roupe de Molière.</text:span></text:p></text:note-body></text:note></text:span>,</text:p>
      <text:p text:style-name="quote.l">Fit<text:s/>à<text:s/>ravir,<text:s/>en<text:s/>bonne<text:s/>foi,</text:p>
      <text:p text:style-name="quote.l">Tant<text:s/>dans<text:s/><text:span text:style-name="T4892">L</text:span><text:span text:style-name="T4893">es</text:span><text:span text:style-name="T4894"><text:s/></text:span><text:span text:style-name="T4895">Fâcheux</text:span>,<text:s/>qu’on<text:s/>peut<text:s/>dire,</text:p>
      <text:p text:style-name="quote.l">Des<text:s/>fâcheux,<text:s/>qui<text:s/>nous<text:s/>font<text:s/>bien<text:s/>rire,</text:p>
      <text:p text:style-name="quote.l">Que<text:s/>dans<text:s/><text:span text:style-name="T4896">L</text:span><text:span text:style-name="T4897">e</text:span><text:span text:style-name="T4898"><text:s/></text:span><text:span text:style-name="T4899">M</text:span><text:span text:style-name="T4900">édecin</text:span><text:span text:style-name="T4901"><text:s/></text:span><text:span text:style-name="T4902">forcé</text:span><text:span text:style-name="Appelnotedebasdep."><text:note text:note-class="footnote" text:id="_ftn112"><text:note-citation>113</text:note-citation><text:note-body><text:p text:style-name="Notedebasdepage"><text:span text:style-name="T4903"><text:s/></text:span><text:span text:style-name="T4904">[BOTTOM]<text:s/></text:span><text:span text:style-name="T4905">*<text:s/></text:span><text:span text:style-name="T4906">Le Médecin malgré lui</text:span><text:span text:style-name="T4907">.</text:span></text:p></text:note-body></text:note></text:span>,</text:p>
      <text:p text:style-name="quote.l">Et<text:s/>depuis<text:s/>qu’on<text:s/>a<text:s/>commencé,</text:p>
      <text:p text:style-name="quote.l">Jusqu’à<text:s/>la<text:s/>fin,<text:s/>que<text:s/>l’on<text:s/>fait<text:s/>pouffe,</text:p>
      <text:p text:style-name="quote.l">De<text:s/>rire<text:s/>presque<text:s/>l’on<text:s/>s’étouffe.</text:p>
      <text:soft-page-break/>
      <text:p text:style-name="quote.l">Mais<text:s/>entre<text:s/>les<text:s/>deux,<text:s/>leur<text:s/>auteur,</text:p>
      <text:p text:style-name="quote.l">Et<text:s/>qui<text:s/>l’est<text:s/>de<text:s/>telle<text:s/>hauteur,</text:p>
      <text:p text:style-name="quote.l">Fit<text:s/>en<text:s/>cinq<text:s/>ou<text:s/>six<text:s/>périodes,</text:p>
      <text:p text:style-name="quote.l">Valant<text:s/>six<text:s/>des<text:s/>meilleures<text:s/>odes,</text:p>
      <text:p text:style-name="quote.l"><text:span text:style-name="pb">[p</text:span><text:span text:style-name="pb">.</text:span><text:span text:style-name="pb"><text:s/></text:span><text:span text:style-name="pb">313</text:span><text:span text:style-name="pb">]</text:span><text:span text:style-name="T4908"><text:s/></text:span>Un<text:s/>discours,<text:s/>qui<text:s/>bien<text:s/>reçu<text:s/>fut,</text:p>
      <text:p text:style-name="quote.l">Et<text:s/>dans<text:s/>lequel<text:s/>beaucoup<text:s/>me<text:s/>plut</text:p>
      <text:p text:style-name="quote.l">Une<text:s/>comparaison<text:s/>d’Hercule,</text:p>
      <text:p text:style-name="quote.l">Ou<text:s/>que<text:s/>sa<text:s/>chemise<text:s/>me<text:s/>brûle.</text:p>
      <text:p text:style-name="quote.l">Outre<text:s/>cela,<text:s/>sous<text:s/>sept<text:s/>habits,</text:p>
      <text:p text:style-name="quote.l">Aussi<text:s/>vrai<text:s/>que<text:s/>je<text:s/>vous<text:s/>le<text:s/>dis,</text:p>
      <text:p text:style-name="quote.l">Ce<text:s/>brave<text:s/>auteur,<text:s/>le<text:s/>sieur<text:s/><text:span text:style-name="T4909">Molière</text:span>,</text:p>
      <text:p text:style-name="quote.l">Joua<text:s/>de<text:s/>façon<text:s/>singulière,</text:p>
      <text:p text:style-name="quote.l">Et<text:s/>se<text:s/>surpassa<text:s/>ce<text:s/>jour-là :</text:p>
      <text:p text:style-name="quote.l">C’est<text:s/>tout<text:s/>dire,<text:s/>disant<text:s/>cela.</text:p>
      <text:h text:style-name="Titre1" text:outline-level="1">1668.<text:s/>L’Avare</text:h>
      <text:p text:style-name="argument"><text:span text:style-name="pb">[p.</text:span><text:span text:style-name="T4910"><text:s/></text:span><text:span text:style-name="pb">313</text:span><text:span text:style-name="pb">]</text:span><text:span text:style-name="T4911"><text:s/></text:span>Comédie<text:s/>en<text:s/>prose,<text:s/>en<text:s/>cinq<text:s/>actes,<text:s/>de<text:s/>M. Molière,<text:s/>représentée<text:s/>sur<text:s/>le<text:s/>théâtre du<text:s/>Palais-Royal,<text:s/>le<text:s/>9 septembre<text:span text:style-name="Appelnotedebasdep."><text:note text:note-class="footnote" text:id="_ftn113"><text:note-citation>114</text:note-citation><text:note-body><text:p text:style-name="Notedebasdepage"><text:span text:style-name="T4912"><text:s/></text:span>[BOTTOM]<text:s/>(a)<text:s/><text:span text:style-name="T4913">Nous nous sommes conformés à la date de toutes les éditions des<text:s/></text:span><text:span text:style-name="T4914">Œuvres</text:span><text:span text:style-name="T4915"><text:s/>de Molière, qui marquent</text:span><text:span text:style-name="T4916"><text:s/>la première représentation de<text:s/></text:span><text:span text:style-name="T4917">L’Av</text:span><text:span text:style-name="T4918">are</text:span><text:span text:style-name="T4919"><text:s/>au 9 septembre </text:span><text:span text:style-name="T4920">1668. Cependant on sait que cette comédie avait été jouée quelque temps avant, et que n’ayant pas eu de succès, Molière la retira et la redonna au temps marqué ci-dessus. Si l</text:span><text:span text:style-name="T4921">’on osait rapporter à Grimarest (auteur d’une<text:s/></text:span><text:span text:style-name="T4922">Vie de Molière</text:span><text:span text:style-name="T4923">)</text:span><text:span text:style-name="T4924">,</text:span><text:span text:style-name="T4925"><text:s/>on trou</text:span><text:span text:style-name="T4926">verait à peu près le temps que<text:s/></text:span><text:span text:style-name="T4927">L’Avare</text:span><text:span text:style-name="T4928"><text:s/>parut pour la première fois, mais cet écrivain est si peu sûr que nous ne rapportons ce qu’il dit<text:s/></text:span><text:span text:style-name="T4929">de cette comédie</text:span><text:span text:style-name="T4930"><text:s/>qu’à titre de conjecture.</text:span><text:span text:style-name="T4931"><text:s/></text:span><text:span text:style-name="quote.c">« </text:span><text:span text:style-name="quote.c">(*)<text:s/></text:span><text:span text:style-name="quote.c">Molière</text:span><text:span text:style-name="quote.c"><text:s/>n’épargnait ni soin ni veilles</text:span><text:span text:style-name="quote.c"><text:s/>pour soutenir et augmenter la réputation qu’il s’était acquise, et pour répondre aux bontés que le roi avait pour lui. Il consultait ses amis ; il examinait avec attention ce qu’il travaillait ; on sait même que lorsqu’il voulait que quelque scène prît le peuple de spectateurs, comme les autres, il la lisait à sa servante, pour voir si elle en était touchée. Cependant il ne saisissait pas toujours le public d’abord ; il l’éprouva dans son<text:s/></text:span><text:span text:style-name="T4932">Avare</text:span><text:span text:style-name="quote.c"><text:s/>(qui parut au mois de janvier 1668). À</text:span><text:span text:style-name="quote.c"><text:s/>peine fut-il représenté sept </text:span><text:span text:style-name="quote.c">fois. La prose dérouta ce public</text:span><text:span text:style-name="quote.c">. Comment ! disait M. le duc de **</text:span><text:span text:style-name="quote.c">*</text:span><text:span text:style-name="quote.c">,</text:span><text:span text:style-name="quote.c"><text:s/>Molière est-il fou, et nous prend-il pour des benêts, de nous faire essuyer cinq actes en prose ? A-t-on jamais vu plus d’extravagance ? Le moyen d’être diverti par de la prose ! mais Molière fut bien vengé de ce public injuste et ignorant, lorsqu’il donna son<text:s/></text:span><text:span text:style-name="T4933">Avare</text:span><text:span text:style-name="quote.c"><text:s/>pour la seconde fois le 9 septembre </text:span><text:span text:style-name="quote.c">1668. On y fut en foule, et il fut joué presque toute l’année ; tant il est vrai que le public goûte rarement les bonnes choses quand il est dépaysé. Cinq actes de prose l’avaient révolté la première fois ; mais la lecture et la réflexion l’avaient ramené, et il fut voir avec empressement une pièce qu’il avait méprisée dans les commencements. »</text:span></text:p><text:p text:style-name="Notedebasdepage">(*)<text:s/><text:span text:style-name="T4934">Vie de Molière</text:span>, par Grimarest.</text:p></text:note-body></text:note></text:span>.</text:p>
      <text:p text:style-name="quote">« <text:span text:style-name="Appelnotedebasdep."><text:note text:note-class="footnote" text:id="_ftn114"><text:note-citation>115</text:note-citation><text:note-body><text:p text:style-name="Notedebasdepage"><text:s/>[MARGIN] (*)<text:s/><text:span text:style-name="T4935">Mémoires sur la vie et les ouvrages de Molière</text:span>.</text:p></text:note-body></text:note></text:span>Le<text:s/>mérite<text:s/>de<text:s/><text:span text:style-name="T4936">L</text:span><text:span text:style-name="T4937">’</text:span><text:span text:style-name="T4938">Avare</text:span><text:s/>céda<text:s/>pour<text:s/>quelque<text:s/>temps<text:s/>à<text:s/>la<text:s/>prévention<text:s/>générale ;<text:s/>l’auteur,<text:s/>qui<text:s/>avait<text:s/>été<text:s/>obligé<text:s/>de<text:s/><text:span text:style-name="pb">[p.</text:span><text:span text:style-name="T4939"><text:s/></text:span><text:span text:style-name="pb">314</text:span><text:span text:style-name="pb">]</text:span><text:span text:style-name="T4940"><text:s/></text:span>le<text:s/>retirer<text:span text:style-name="Appelnotedebasdep."><text:note text:note-class="footnote" text:id="_ftn115"><text:note-citation>116</text:note-citation><text:note-body><text:p text:style-name="Notedebasdepage"><text:span text:style-name="T4941"><text:s/></text:span><text:span text:style-name="T4942">[BOTTOM]<text:s/></text:span><text:span text:style-name="T4943">*<text:s/></text:span><text:span text:style-name="T4944">On ne sait</text:span><text:span text:style-name="T4945"><text:s/>pas précisément en quel temps<text:s/></text:span><text:span text:style-name="T4946">L’A</text:span><text:span text:style-name="T4947">vare<text:s/></text:span><text:span text:style-name="T4948">parut pour la première fois.<text:s/></text:span><text:span text:style-name="T4949">Mémoires sur la vie et les ouvrages de Molière</text:span><text:span text:style-name="T4950">.</text:span></text:p></text:note-body></text:note></text:span><text:s/>à<text:s/>la<text:s/>septième<text:s/>représentation,<text:s/>le<text:s/>fit<text:s/>reparaître<text:s/>sur<text:s/>la<text:s/>scène<text:s/>en<text:s/>1668.<text:s/>On<text:s/>fut<text:s/>forcé<text:s/>de<text:s/>convenir<text:s/>qu’une<text:s/>prose<text:s/>élégante<text:s/>pouvait<text:s/>peindre<text:s/>vivement<text:s/>les<text:s/>actions<text:s/>des<text:s/>hommes<text:s/>dans<text:s/>la<text:s/>vie<text:s/>civile,<text:s/>et<text:s/>que<text:s/>la<text:s/>contrainte<text:s/>de<text:s/>la<text:s/>versification,<text:s/>qui<text:s/>ajoute<text:s/>quelquefois<text:s/>aux<text:s/>idées,<text:s/>par<text:s/>les<text:s/>tours<text:s/>heureux<text:s/>qu’elle<text:s/>donne<text:s/>occasion<text:s/>d’employer,<text:s/>pouvait<text:s/>quelquefois<text:s/>aussi<text:s/>faire<text:s/>perdre<text:s/>une<text:s/>partie<text:s/>de<text:s/>cette<text:s/>chaleur,<text:s/>et<text:s/>de<text:s/>cette<text:s/>vie,<text:s/>qui<text:s/>naît<text:s/>de<text:s/>la<text:s/>liberté<text:s/>du<text:s/>style<text:s/>ordinaire.<text:s/>Il<text:s/>est<text:s/><text:span text:style-name="pb">[p</text:span><text:span text:style-name="pb">.</text:span><text:span text:style-name="pb"><text:s/></text:span><text:span text:style-name="pb">315</text:span><text:span text:style-name="pb">]</text:span><text:span text:style-name="T4951"><text:s/></text:span>en<text:s/>effet<text:s/>des<text:s/>tours<text:s/>uniques,<text:s/>dictés<text:s/>par<text:s/>la<text:s/>nature,<text:s/>que<text:s/>le<text:s/>moindre<text:s/>changement<text:s/>dans<text:s/>les<text:s/>mots<text:s/>altère<text:s/>et<text:s/>affaiblit.</text:p>
      <text:p text:style-name="quote">« Dès<text:s/>que<text:s/>le<text:s/>préjugé<text:s/>eut<text:s/>cessé,<text:s/>on<text:s/>rendit<text:s/>justice<text:s/>à<text:s/>l’auteur.<text:s/>La<text:s/>proposition<text:s/>faite<text:s/>à<text:s/>l’Avare<text:s/>d’épouser<text:s/>sa<text:s/><text:soft-page-break/>fille<text:s/>sans<text:s/>dot,<text:s/>l’enlèvement<text:s/>de<text:s/>la<text:s/>cadette,<text:s/>le<text:s/>désespoir<text:s/>du<text:s/>vieillard<text:s/>volé,<text:s/>sa<text:s/>méprise<text:s/>à<text:s/>l’égard<text:s/>de<text:s/>l’amant<text:s/>de<text:s/>sa<text:s/>fille,<text:s/>qu’il<text:s/>croit<text:s/>être<text:s/>le<text:s/>voleur<text:s/>de<text:s/>son<text:s/>trésor,<text:s/>l’équivoque<text:s/>de<text:s/>sa<text:s/>cassette,<text:s/>sont<text:s/>les<text:s/>traits<text:s/>principaux<text:s/>que<text:s/>Molière<text:s/>a<text:s/>puisés<text:s/>dans<text:s/>Plaute.<text:s/>Mais<text:s/>Plaute<text:s/>ne<text:s/>peut<text:s/>corriger<text:s/>que<text:s/>les<text:s/>hommes<text:s/>qui<text:s/>ne<text:s/>profiteraient<text:s/>point<text:s/>des<text:s/>ressources<text:s/>que<text:s/>le<text:s/>hasard<text:s/>leur<text:s/>donne<text:s/>contre<text:s/>la<text:s/>pauvreté :<text:s/>Euclion,<text:s/>né<text:s/>pauvre,<text:s/>veut<text:s/>encore<text:s/>passer<text:s/>pour<text:s/>tel,<text:s/>quoiqu’il<text:s/>ait<text:s/>trouvé<text:s/>une<text:s/>marmite<text:s/>pleine<text:s/>d’or ;<text:s/>il<text:s/>n’est<text:s/>occupé<text:s/>que<text:s/>du<text:s/>soin<text:s/>de<text:s/>cacher<text:s/>son<text:s/>trésor,<text:s/>dont<text:s/>son<text:s/>avarice<text:s/>l’empêche<text:s/>de<text:s/>faire<text:s/>usage.<text:s/>Le<text:s/>poète<text:s/>français<text:s/>embrasse<text:s/>un<text:s/>objet<text:s/>plus<text:s/>étendu<text:s/>et<text:s/>plus<text:s/>utile.<text:s/>Il<text:s/>représente<text:s/>l’avare<text:s/>sous<text:s/>différentes<text:s/>faces ;<text:s/>Harpagon<text:s/>ne<text:s/>veut<text:s/>paraître<text:s/>ni<text:s/>avare<text:s/>ni<text:s/>riche,<text:s/>quoiqu’il<text:s/>soit<text:s/>l’un<text:s/>et<text:s/>l’autre.<text:s/>Le<text:s/>désir<text:s/>de<text:s/>conserver<text:s/>son<text:s/>bien,<text:s/>en<text:s/>dépensant<text:s/>le<text:s/>moins<text:s/>qu’il<text:s/>peut,<text:s/>est<text:s/>égal<text:s/>au<text:s/>désir<text:s/>insatiable<text:s/>d’en<text:s/>amasser<text:s/>davantage ;<text:s/>cette<text:s/>avidité<text:s/>le<text:s/>rend<text:s/>usurier.<text:s/>Il<text:s/>le<text:s/>devient<text:s/>envers<text:s/>son<text:s/>fils<text:s/>même,<text:s/>il<text:s/>est<text:s/>amant<text:s/>par<text:s/>avarice,<text:s/>et<text:s/><text:span text:style-name="pb">[p</text:span><text:span text:style-name="pb">.</text:span><text:span text:style-name="pb"><text:s/></text:span><text:span text:style-name="pb">316</text:span><text:span text:style-name="pb">]</text:span><text:span text:style-name="T4952"><text:s/></text:span>c’est<text:s/>par<text:s/>avarice<text:s/>qu’il<text:s/>cesse<text:s/>de<text:s/>l’être. »</text:p>
      <text:p text:style-name="quote">« <text:span text:style-name="Appelnotedebasdep."><text:note text:note-class="footnote" text:id="_ftn116"><text:note-citation>117</text:note-citation><text:note-body><text:p text:style-name="Notedebasdepage"><text:s/>[MARGIN] (*)<text:s/><text:span text:style-name="T4953">Vie de Molière, avec des jugements sur ses ouvrages</text:span><text:span text:style-name="T4954">.</text:span></text:p></text:note-body></text:note></text:span>Cette<text:s/>excellente<text:s/>comédie<text:s/>avait<text:s/>été<text:s/>donnée<text:s/>au<text:s/>public<text:s/>(avant<text:s/>le<text:s/>9 septembre 1668),<text:s/>mais<text:s/>le<text:s/>même<text:s/>préjugé<text:s/>qui<text:s/>fit<text:s/>tomber<text:s/><text:span text:style-name="T4955">L</text:span><text:span text:style-name="T4956">e</text:span><text:span text:style-name="T4957"><text:s/></text:span><text:span text:style-name="T4958">Festin</text:span><text:span text:style-name="T4959"><text:s/></text:span><text:span text:style-name="T4960">de</text:span><text:span text:style-name="T4961"><text:s/></text:span><text:span text:style-name="T4962">Pierre</text:span>,<text:s/>parce<text:s/>qu’il<text:s/>était<text:s/>en<text:s/>prose,<text:s/>avait<text:s/>fait<text:s/>tomber<text:s/><text:span text:style-name="T4963">L</text:span><text:span text:style-name="T4964">’</text:span><text:span text:style-name="T4965">Avare</text:span>.<text:s/>Molière,<text:s/>pour<text:s/>ne<text:s/>point<text:s/>heurter<text:s/>de<text:s/>front<text:s/>le<text:s/>sentiment<text:s/>des<text:s/>critiques,<text:s/>et<text:s/>sachant<text:s/>qu’il<text:s/>faut<text:s/>ménager<text:s/>les<text:s/>hommes<text:s/>quand<text:s/>ils<text:s/>ont<text:s/>tort,<text:s/>donna<text:s/>au<text:s/>public<text:s/>le<text:s/>temps<text:s/>de<text:s/>revenir,<text:s/>et<text:s/>ne<text:s/>rejoua<text:s/><text:span text:style-name="T4966">L</text:span><text:span text:style-name="T4967">’</text:span><text:span text:style-name="T4968">Avare</text:span><text:s/><text:span text:style-name="T4969">que</text:span><text:span text:style-name="T4970"><text:s/></text:span><text:span text:style-name="T4971">sept</text:span><text:span text:style-name="T4972"><text:s/></text:span><text:span text:style-name="T4973">mois</text:span><text:span text:style-name="T4974"><text:s/></text:span><text:span text:style-name="T4975">après</text:span>.<text:s/>Le<text:s/>public,<text:s/>qui<text:s/>à<text:s/>la<text:s/>longue<text:s/>se<text:s/>rend<text:s/>toujours<text:s/>au<text:s/>bon,<text:s/>donna<text:s/>à<text:s/>cet<text:s/>ouvrage<text:s/>les<text:s/>applaudissements<text:s/>qu’il<text:s/>mérite.<text:s/>On<text:s/>comprit<text:s/>alors<text:s/>qu’il<text:s/>peut<text:s/>y<text:s/>avoir<text:s/>de<text:s/>fort<text:s/>bonnes<text:s/>comédies<text:s/>en<text:s/>prose,<text:s/>et<text:s/>qu’il<text:s/>y<text:s/>a<text:s/>peut-être<text:s/>plus<text:s/>de<text:s/>difficulté<text:s/>à<text:s/>réussir<text:s/>dans<text:s/>ce<text:s/>style<text:s/>ordinaire<text:s/>où<text:s/>l’esprit<text:s/>seul<text:s/>soutient<text:s/>l’auteur,<text:s/>que<text:s/>dans<text:s/>la<text:s/>versification,<text:s/>qui,<text:s/>par<text:s/>la<text:s/>rime,<text:s/>la<text:s/>cadence<text:s/>et<text:s/>la<text:s/>mesure,<text:s/>prête<text:s/>des<text:s/>ornements<text:s/>à<text:s/>des<text:s/>idées<text:s/>simples,<text:s/>que<text:s/>la<text:s/>prose<text:s/>n’embellirait<text:s/>pas.<text:s/>Il<text:s/>y<text:s/>a<text:s/>dans<text:s/><text:span text:style-name="T4976">L</text:span><text:span text:style-name="T4977">’</text:span><text:span text:style-name="T4978">Avare</text:span><text:s/>quelques<text:s/>idées<text:s/>prises<text:s/>de<text:s/>Plaute,<text:s/>et<text:s/>embellies<text:s/>par<text:s/>Molière.<text:s/>Plaute<text:s/>avait<text:s/>imaginé<text:s/>le<text:s/>premier<text:s/>de<text:s/>faire<text:s/>en<text:s/>même<text:s/>temps<text:s/>voler<text:s/>la<text:s/>cassette<text:s/>de<text:s/>l’Avare,<text:s/>et<text:s/>séduire<text:s/>sa<text:s/>fille ;<text:s/>c’est<text:s/>de<text:s/>lui<text:s/>qu’est<text:s/>toute<text:s/>l’invention<text:s/>de<text:s/>la<text:s/>scène<text:s/>du<text:s/>jeune<text:s/>homme<text:s/>qui<text:s/>vient<text:s/>avouer<text:s/>le<text:s/>rapt,<text:s/>et<text:s/>que<text:s/>l’Avare<text:s/>prend<text:s/>pour<text:s/>le<text:s/>voleur ;<text:s/><text:span text:style-name="pb">[p</text:span><text:span text:style-name="pb">.</text:span><text:span text:style-name="pb"><text:s/></text:span><text:span text:style-name="pb">317</text:span><text:span text:style-name="pb">]</text:span><text:span text:style-name="T4979"><text:s/></text:span>mais<text:s/>on<text:s/>ose<text:s/>dire<text:s/>que<text:s/>Plaute<text:s/>n’a<text:s/>point<text:s/>assez<text:s/>profité<text:s/>de<text:s/>cette<text:s/>situation,<text:s/>il<text:s/>ne<text:s/>l’a<text:s/>inventée<text:s/>que<text:s/>pour<text:s/>la<text:s/>manquer ;<text:s/>que<text:s/>l’on<text:s/>en<text:s/>juge<text:s/>par<text:s/>ce<text:s/>trait<text:s/>seul :<text:s/>l’amant<text:s/>de<text:s/>la<text:s/>fille<text:s/>ne<text:s/>paraît<text:s/>que<text:s/>dans<text:s/>cette<text:s/>scène,<text:s/>il<text:s/>vient<text:s/>sans<text:s/>être<text:s/>annoncé<text:s/>ni<text:s/>préparé,<text:s/>et<text:s/>la<text:s/>fille<text:s/>elle-même<text:s/>n’y<text:s/>paraît<text:s/>point<text:s/>du<text:s/>tout.</text:p>
      <text:p text:style-name="quote">« Tout<text:s/>le<text:s/>reste<text:s/>de<text:s/>la<text:s/>pièce<text:s/>est<text:s/>de<text:s/>Molière,<text:s/>caractères,<text:s/>intrigue,<text:s/>plaisanteries ;<text:s/>il<text:s/>n’en<text:s/>a<text:s/>imité<text:s/>que<text:s/>quelques<text:s/>lignes,<text:s/>comme<text:s/>cet<text:s/>endroit<text:s/>où<text:s/>l’Avare<text:s/>parlant<text:s/>(peut-être<text:s/>mal<text:s/>à<text:s/>propos)<text:s/>aux<text:s/>spectateurs,<text:s/>dit :<text:s/><text:span text:style-name="T4980">Mon</text:span><text:span text:style-name="T4981"><text:s/></text:span><text:span text:style-name="T4982">v</text:span><text:span text:style-name="T4983">oleur</text:span><text:span text:style-name="T4984"><text:s/></text:span><text:span text:style-name="T4985">n</text:span><text:span text:style-name="T4986">’</text:span><text:span text:style-name="T4987">est-il</text:span><text:span text:style-name="T4988"><text:s/></text:span><text:span text:style-name="T4989">point</text:span><text:span text:style-name="T4990"><text:s/></text:span><text:span text:style-name="T4991">parmi</text:span><text:span text:style-name="T4992"><text:s/></text:span><text:span text:style-name="T4993">vous</text:span><text:span text:style-name="T4994"> ?<text:s/></text:span><text:span text:style-name="T4995">Ils</text:span><text:span text:style-name="T4996"><text:s/></text:span><text:span text:style-name="T4997">me</text:span><text:span text:style-name="T4998"><text:s/></text:span><text:span text:style-name="T4999">regardent</text:span><text:span text:style-name="T5000"><text:s/></text:span><text:span text:style-name="T5001">tous,</text:span><text:s/><text:span text:style-name="T5002">et</text:span><text:s/><text:span text:style-name="T5003">se</text:span><text:span text:style-name="T5004"><text:s/></text:span><text:span text:style-name="T5005">mettent</text:span><text:span text:style-name="T5006"><text:s/></text:span><text:span text:style-name="T5007">à</text:span><text:span text:style-name="T5008"><text:s/></text:span><text:span text:style-name="T5009">rire</text:span>.<text:s/><text:span text:style-name="T5010">Quid</text:span><text:span text:style-name="T5011"><text:s/></text:span><text:span text:style-name="T5012">est</text:span><text:span text:style-name="T5013"><text:s/></text:span><text:span text:style-name="T5014">quid</text:span><text:span text:style-name="T5015"><text:s/></text:span><text:span text:style-name="T5016">ridetis</text:span><text:span text:style-name="T5017"> ?<text:s/></text:span><text:span text:style-name="T5018">Novi</text:span><text:span text:style-name="T5019"><text:s/></text:span><text:span text:style-name="T5020">omnes</text:span><text:span text:style-name="T5021"><text:s/></text:span><text:span text:style-name="T5022">scio</text:span><text:span text:style-name="T5023"><text:s/></text:span><text:span text:style-name="T5024">fures</text:span><text:span text:style-name="T5025"><text:s/></text:span><text:span text:style-name="T5026">hic</text:span><text:span text:style-name="T5027"><text:s/></text:span><text:span text:style-name="T5028">esse</text:span><text:span text:style-name="T5029"><text:s/></text:span><text:span text:style-name="T5030">complures</text:span> ;<text:s/>et<text:s/>cet<text:s/>autre<text:s/>endroit<text:s/>encore<text:s/>où,<text:s/>ayant<text:s/>examiné<text:s/>les<text:s/>mains<text:s/>du<text:s/>valet<text:s/>qu’il<text:s/>soupçonne,<text:s/>il<text:s/>demande<text:s/>à<text:s/>voir<text:s/>la<text:s/>troisième.<text:s/><text:span text:style-name="T5031">Ostende</text:span><text:span text:style-name="T5032"><text:s/></text:span><text:span text:style-name="T5033">tertiam</text:span><text:span text:style-name="T5034"> ?</text:span><text:s/>Mais<text:s/>si<text:s/>l’on<text:s/>veut<text:s/>connaître<text:s/>la<text:s/>différence<text:s/>du<text:s/>style<text:s/>de<text:s/>Plaute<text:s/>et<text:s/>du<text:s/>style<text:s/>de<text:s/>Molière,<text:s/>qu’on<text:s/>voie<text:s/>les<text:s/>portraits<text:s/>que<text:s/>chacun<text:s/>fait<text:s/>de<text:s/>son<text:s/>Avare.<text:s/>Plaute<text:s/>dit :<text:s/><text:span text:style-name="T5035">il</text:span><text:span text:style-name="T5036"><text:s/></text:span><text:span text:style-name="T5037">crie</text:span><text:span text:style-name="T5038"><text:s/></text:span><text:span text:style-name="T5039">qu</text:span><text:span text:style-name="T5040">’</text:span><text:span text:style-name="T5041">il</text:span><text:span text:style-name="T5042"><text:s/></text:span><text:span text:style-name="T5043">est</text:span><text:span text:style-name="T5044"><text:s/></text:span><text:span text:style-name="T5045">perdu,</text:span><text:span text:style-name="T5046"><text:s/></text:span><text:span text:style-name="T5047">qu</text:span><text:span text:style-name="T5048">’</text:span><text:span text:style-name="T5049">il</text:span><text:span text:style-name="T5050"><text:s/></text:span><text:span text:style-name="T5051">est</text:span><text:span text:style-name="T5052"><text:s/></text:span><text:span text:style-name="T5053">abîmé,</text:span><text:span text:style-name="T5054"><text:s/></text:span><text:span text:style-name="T5055">si</text:span><text:span text:style-name="T5056"><text:s/></text:span><text:span text:style-name="T5057">la</text:span><text:span text:style-name="T5058"><text:s/></text:span><text:span text:style-name="T5059">fumée</text:span><text:span text:style-name="T5060"><text:s/></text:span><text:span text:style-name="T5061">de</text:span><text:span text:style-name="T5062"><text:s/></text:span><text:span text:style-name="T5063">son</text:span><text:span text:style-name="T5064"><text:s/></text:span><text:span text:style-name="T5065">feu</text:span><text:span text:style-name="T5066"><text:s/></text:span><text:span text:style-name="T5067">va</text:span><text:span text:style-name="T5068"><text:s/></text:span><text:span text:style-name="T5069">hors</text:span><text:span text:style-name="T5070"><text:s/></text:span><text:span text:style-name="T5071">de</text:span><text:span text:style-name="T5072"><text:s/></text:span><text:span text:style-name="T5073">sa</text:span><text:span text:style-name="T5074"><text:s/></text:span><text:span text:style-name="T5075">maison.</text:span><text:s/><text:span text:style-name="T5076">Il</text:span><text:span text:style-name="T5077"><text:s/></text:span><text:span text:style-name="T5078">se</text:span><text:span text:style-name="T5079"><text:s/></text:span><text:span text:style-name="T5080">met</text:span><text:span text:style-name="T5081"><text:s/></text:span><text:span text:style-name="T5082">une</text:span><text:span text:style-name="T5083"><text:s/></text:span><text:span text:style-name="T5084">vessie</text:span><text:span text:style-name="T5085"><text:s/></text:span><text:span text:style-name="T5086">à</text:span><text:span text:style-name="T5087"><text:s/></text:span><text:span text:style-name="T5088">la</text:span><text:span text:style-name="T5089"><text:s/></text:span><text:span text:style-name="T5090">bouche</text:span><text:span text:style-name="T5091"><text:s/></text:span><text:span text:style-name="T5092">pendant</text:span><text:span text:style-name="T5093"><text:s/></text:span><text:span text:style-name="T5094">la</text:span><text:span text:style-name="T5095"><text:s/></text:span><text:span text:style-name="T5096">nuit,</text:span><text:span text:style-name="T5097"><text:s/></text:span><text:span text:style-name="T5098">de</text:span><text:span text:style-name="T5099"><text:s/></text:span><text:span text:style-name="T5100">peur</text:span><text:span text:style-name="T5101"><text:s/></text:span><text:span text:style-name="T5102">de</text:span><text:span text:style-name="T5103"><text:s/></text:span><text:span text:style-name="T5104">perdre</text:span><text:span text:style-name="T5105"><text:s/></text:span><text:span text:style-name="T5106">son</text:span><text:span text:style-name="T5107"><text:s/></text:span><text:span text:style-name="T5108">souffle</text:span>.<text:s/><text:span text:style-name="T5109">Se</text:span><text:span text:style-name="T5110"><text:s/></text:span><text:span text:style-name="T5111">bouche-t-il</text:span><text:span text:style-name="T5112"><text:s/></text:span><text:span text:style-name="T5113">aussi</text:span><text:span text:style-name="T5114"><text:s/></text:span><text:span text:style-name="T5115">la</text:span><text:span text:style-name="T5116"><text:s/></text:span><text:span text:style-name="T5117">bouche</text:span><text:span text:style-name="T5118"><text:s/></text:span><text:span text:style-name="T5119">d</text:span><text:span text:style-name="T5120">’</text:span><text:span text:style-name="T5121">en<text:s/></text:span><text:span text:style-name="T5122">bas</text:span> ?</text:p>
      <text:p text:style-name="quote"><text:span text:style-name="pb">[p</text:span><text:span text:style-name="pb">.</text:span><text:span text:style-name="pb"><text:s/></text:span><text:span text:style-name="pb">318</text:span><text:span text:style-name="pb">]</text:span><text:span text:style-name="T5123"><text:s/></text:span>« Cependant<text:s/>ces<text:s/>comparaisons<text:s/>de<text:s/>Plaute<text:s/>avec<text:s/>Molière,<text:s/>toutes<text:s/>à<text:s/>l’avantage<text:s/>du<text:s/>dernier,<text:s/>n’empêchent<text:s/>pas<text:s/>qu’on<text:s/>ne<text:s/>doive<text:s/>estimer<text:s/>ce<text:s/>comique<text:s/>latin,<text:s/>qui,<text:s/>n’ayant<text:s/>pas<text:s/>la<text:s/>pureté<text:s/>de<text:s/>Térence,<text:s/>avait<text:s/>d’ailleurs<text:s/>tant<text:s/>d’autres<text:s/>talents,<text:s/>et<text:s/>qui,<text:s/>quoique<text:s/>inférieur<text:s/>à<text:s/>Molière,<text:s/>a<text:s/>été,<text:s/>pour<text:s/>la<text:s/>variété<text:s/>de<text:s/>ses<text:s/>caractères<text:s/>et<text:s/>de<text:s/>ses<text:s/>intrigues,<text:s/>ce<text:s/>que<text:s/>Rome<text:s/>a<text:s/>eu<text:s/>de<text:s/>meilleur.<text:s/>On<text:s/>trouve<text:s/>aussi<text:s/>à<text:s/>la<text:s/>vérité<text:s/>dans<text:s/><text:span text:style-name="T5124">L</text:span><text:span text:style-name="T5125">’</text:span><text:span text:style-name="T5126">Avare</text:span><text:s/>de<text:s/>Molière<text:s/>quelques<text:s/>expressions<text:s/>grossières,<text:s/>comme<text:s/><text:span text:style-name="T5127">je</text:span><text:span text:style-name="T5128"><text:s/></text:span><text:span text:style-name="T5129">sais</text:span><text:span text:style-name="T5130"><text:s/></text:span><text:span text:style-name="T5131">l</text:span><text:span text:style-name="T5132">’</text:span><text:span text:style-name="T5133">art</text:span><text:span text:style-name="T5134"><text:s/></text:span><text:span text:style-name="T5135">de</text:span><text:span text:style-name="T5136"><text:s/></text:span><text:span text:style-name="T5137">traire</text:span><text:span text:style-name="T5138"><text:s/></text:span><text:span text:style-name="T5139">les</text:span><text:span text:style-name="T5140"><text:s/></text:span><text:span text:style-name="T5141">hommes</text:span>,<text:s/>et<text:s/>quelques<text:s/>mauvaises<text:s/>plaisanteries,<text:s/>comme<text:s/><text:span text:style-name="T5142">je</text:span><text:span text:style-name="T5143"><text:s/></text:span><text:span text:style-name="T5144">mariera</text:span><text:span text:style-name="T5145">is,</text:span><text:span text:style-name="T5146"><text:s/></text:span><text:span text:style-name="T5147">si</text:span><text:span text:style-name="T5148"><text:s/></text:span><text:span text:style-name="T5149">je</text:span><text:span text:style-name="T5150"><text:s/></text:span><text:span text:style-name="T5151">l</text:span><text:span text:style-name="T5152">’</text:span><text:span text:style-name="T5153">avais</text:span><text:span text:style-name="T5154"><text:s/></text:span><text:span text:style-name="T5155">entrepris,</text:span><text:span text:style-name="T5156"><text:s/></text:span><text:span text:style-name="T5157">le</text:span><text:span text:style-name="T5158"><text:s/></text:span><text:span text:style-name="T5159">Grand</text:span><text:span text:style-name="T5160"><text:s/></text:span><text:span text:style-name="T5161">Turc</text:span><text:span text:style-name="T5162"><text:s/></text:span><text:span text:style-name="T5163">avec</text:span><text:span text:style-name="T5164"><text:s/></text:span><text:span text:style-name="T5165">la</text:span><text:span text:style-name="T5166"><text:s/></text:span><text:span text:style-name="T5167">République</text:span><text:span text:style-name="T5168"><text:s/></text:span><text:span text:style-name="T5169">de</text:span><text:span text:style-name="T5170"><text:s/></text:span><text:span text:style-name="T5171">Venise</text:span>. »</text:p>
      <text:soft-page-break/>
      <text:p text:style-name="P5172"><text:span text:style-name="T5173">M. </text:span><text:span text:style-name="T5174">Riccoboni,</text:span><text:span text:style-name="T5175"><text:s/></text:span><text:span text:style-name="T5176">dans</text:span><text:span text:style-name="T5177"><text:s/></text:span><text:span text:style-name="T5178">ses</text:span><text:span text:style-name="T5179"><text:s/></text:span><text:span text:style-name="T5180">Observations</text:span><text:span text:style-name="T5181"><text:s/></text:span><text:span text:style-name="T5182">sur</text:span><text:span text:style-name="T5183"><text:s/></text:span><text:span text:style-name="T5184">la comédie</text:span><text:span text:style-name="T5185"><text:s/></text:span><text:span text:style-name="T5186">et</text:span><text:span text:style-name="T5187"><text:s/></text:span><text:span text:style-name="T5188">sur</text:span><text:span text:style-name="T5189"><text:s/></text:span><text:span text:style-name="T5190">le</text:span><text:span text:style-name="T5191"><text:s/></text:span><text:span text:style-name="T5192">génie</text:span><text:span text:style-name="T5193"><text:s/></text:span><text:span text:style-name="T5194">de</text:span><text:span text:style-name="T5195"><text:s/></text:span><text:span text:style-name="T5196">Molière</text:span><text:span text:style-name="T5197">,</text:span><text:span text:style-name="T5198"><text:s/></text:span><text:span text:style-name="T5199">propose</text:span><text:span text:style-name="T5200"><text:s/></text:span><text:span text:style-name="T5201">une</text:span><text:span text:style-name="T5202"><text:s/></text:span><text:span text:style-name="T5203">critique</text:span><text:span text:style-name="T5204"><text:s/></text:span><text:span text:style-name="T5205">de</text:span><text:span text:style-name="T5206"><text:s/></text:span><text:span text:style-name="T5207">la comédie</text:span><text:span text:style-name="T5208"><text:s/></text:span><text:span text:style-name="pb">[p</text:span><text:span text:style-name="pb">.</text:span><text:span text:style-name="pb"><text:s/></text:span><text:span text:style-name="pb">319</text:span><text:span text:style-name="pb">]</text:span><text:span text:style-name="T5209"><text:s/></text:span><text:span text:style-name="T5210">de</text:span><text:span text:style-name="T5211"><text:s/></text:span><text:span text:style-name="T5212">L</text:span><text:span text:style-name="T5213">’</text:span><text:span text:style-name="T5214">Avare</text:span><text:span text:style-name="T5215"><text:s/></text:span><text:span text:style-name="T5216">qui</text:span><text:span text:style-name="T5217"><text:s/></text:span><text:span text:style-name="T5218">ne</text:span><text:span text:style-name="T5219"><text:s/></text:span><text:span text:style-name="T5220">nous</text:span><text:span text:style-name="T5221"><text:s/></text:span><text:span text:style-name="T5222">paraît</text:span><text:span text:style-name="T5223"><text:s/></text:span><text:span text:style-name="T5224">pas</text:span><text:span text:style-name="T5225"><text:s/></text:span><text:span text:style-name="T5226">toujours</text:span><text:span text:style-name="T5227"><text:s/></text:span><text:span text:style-name="T5228">sans</text:span><text:span text:style-name="T5229"><text:s/></text:span><text:span text:style-name="T5230">réplique,</text:span><text:span text:style-name="T5231"><text:s/></text:span><text:span text:style-name="T5232">mais</text:span><text:span text:style-name="T5233"><text:s/></text:span><text:span text:style-name="T5234">qui</text:span><text:span text:style-name="T5235"><text:s/></text:span><text:span text:style-name="T5236">fait</text:span><text:span text:style-name="T5237"><text:s/></text:span><text:span text:style-name="T5238">voir</text:span><text:span text:style-name="T5239"><text:s/></text:span><text:span text:style-name="T5240">le</text:span><text:span text:style-name="T5241"><text:s/></text:span><text:span text:style-name="T5242">bon</text:span><text:span text:style-name="T5243"><text:s/></text:span><text:span text:style-name="T5244">goût</text:span><text:span text:style-name="T5245"><text:s/></text:span><text:span text:style-name="T5246">et</text:span><text:span text:style-name="T5247"><text:s/></text:span><text:span text:style-name="T5248">la</text:span><text:span text:style-name="T5249"><text:s/></text:span><text:span text:style-name="T5250">connaissance</text:span><text:span text:style-name="T5251"><text:s/></text:span><text:span text:style-name="T5252">de</text:span><text:span text:style-name="T5253"><text:s/></text:span><text:span text:style-name="T5254">cet</text:span><text:span text:style-name="T5255"><text:s/></text:span><text:span text:style-name="T5256">auteur</text:span><text:span text:style-name="T5257"><text:s/></text:span><text:span text:style-name="T5258">pour</text:span><text:span text:style-name="T5259"><text:s/></text:span><text:span text:style-name="T5260">le</text:span><text:span text:style-name="T5261"><text:s/></text:span><text:span text:style-name="T5262">genre</text:span><text:span text:style-name="T5263"><text:s/></text:span><text:span text:style-name="T5264">théâtral.</text:span></text:p>
      <text:p text:style-name="quote">« <text:span text:style-name="Appelnotedebasdep."><text:note text:note-class="footnote" text:id="_ftn117"><text:note-citation>118</text:note-citation><text:note-body><text:p text:style-name="Notedebasdepage"><text:s/>[MARGIN] (*)<text:s/><text:span text:style-name="T5265">Examen de la comédie de<text:s/></text:span><text:span text:style-name="T5266">L’Avare</text:span><text:span text:style-name="T5267">.<text:s/></text:span><text:span text:style-name="T5268">Observations sur la comédie</text:span><text:span text:style-name="T5269">, etc</text:span><text:span text:style-name="T5270">., p. </text:span><text:span text:style-name="T5271">252 et suiv.</text:span></text:p></text:note-body></text:note></text:span>Avant<text:s/>que<text:s/>de<text:s/>faire<text:s/>connaître<text:s/>les<text:s/>beautés<text:s/>de<text:s/>cette comédie,<text:s/>j’entreprendrai<text:s/>d’en<text:s/>faire<text:s/>la<text:s/>critique :<text:s/>car<text:s/>mon<text:s/>intention<text:s/>n’est<text:s/>pas<text:s/>que<text:s/>l’on<text:s/>me<text:s/>croie<text:s/>si<text:s/>prévenu<text:s/>en<text:s/>faveur<text:s/>de<text:s/>Molière,<text:s/>que<text:s/>je<text:s/>lui<text:s/>passe<text:s/>ses<text:s/>défauts,<text:s/>et<text:s/>que<text:s/>par<text:s/>cette<text:s/>raison<text:s/>je<text:s/>néglige<text:s/>d’en<text:s/>parler.<text:s/>Il<text:s/>faut<text:s/>convenir<text:s/>que<text:s/>Molière<text:s/>a<text:s/>ramené<text:s/>la<text:s/>conduite<text:s/>et<text:s/>les<text:s/>bienséances<text:s/>sur<text:s/>le<text:s/>théâtre,<text:s/>qui<text:s/>avant<text:s/>lui<text:s/>était<text:s/>licencieux<text:s/>à<text:s/>tous<text:s/>égards.<text:s/>S’il<text:s/>n’a<text:s/>pas<text:s/>mis<text:s/>la<text:s/>dernière<text:s/>main<text:s/>à<text:s/>son<text:s/>ouvrage,<text:s/>ce<text:s/>n’est<text:s/>pas<text:s/>à<text:s/>lui<text:s/>qu’il<text:s/>s’en<text:s/>faut<text:s/>prendre.<text:s/>On<text:s/>sait<text:s/>que<text:s/>quiconque<text:s/>entreprend<text:s/>une<text:s/>réforme,<text:s/>n’embrasse<text:s/>pas<text:s/>le<text:s/>tout<text:s/>d’abord,<text:s/>et<text:s/>qu’il<text:s/>s’attache<text:s/>seulement<text:s/>à<text:s/>des<text:s/>parties.<text:s/>Comme<text:s/>il<text:s/>craint<text:s/>à<text:s/>chaque<text:s/>pas<text:s/>une<text:s/>révolte<text:s/>du<text:s/>public,<text:s/>il<text:s/>est<text:s/>obligé<text:s/>de<text:s/>conserver<text:s/>quelques-unes<text:s/>des<text:s/>parties<text:s/>défectueuses<text:s/>que<text:s/>le<text:s/>goût<text:s/>régnant<text:s/>soutient<text:s/>encore,<text:s/>et<text:s/>que<text:s/>le<text:s/>public<text:s/>par<text:s/>conséquent<text:s/>serait<text:s/>fâché<text:s/>qu’on<text:s/>lui<text:s/>enlevât,<text:s/>mais<text:s/>il<text:s/>y<text:s/>vient<text:s/>avec<text:s/>le<text:s/>temps.<text:s/>Peu<text:s/>à<text:s/>peu<text:s/>il<text:s/>développe<text:s/>son<text:s/>système,<text:s/>il<text:s/>perfectionne<text:s/>son<text:s/>ouvrage,<text:s/>et<text:s/>oblige<text:s/>enfin<text:s/>ce<text:s/>même<text:s/>public<text:s/>à<text:s/>proscrire<text:s/>ce<text:s/>qu’il<text:s/>avait<text:s/>protégé.<text:s/>Ainsi,<text:s/>Molière<text:s/>trouva<text:s/>l’amour<text:s/>souverain<text:s/>du<text:s/><text:span text:style-name="pb">[p</text:span><text:span text:style-name="pb">.</text:span><text:span text:style-name="pb"><text:s/></text:span><text:span text:style-name="pb">320</text:span><text:span text:style-name="pb">]</text:span><text:span text:style-name="T5272"><text:s/></text:span>théâtre,<text:s/>et<text:s/>ne<text:s/>voulant<text:s/>pas<text:s/>l’en<text:s/>bannir<text:s/>tout<text:s/>à<text:s/>fait,<text:s/>il<text:s/>n’oublia<text:s/>rien<text:s/>pour<text:s/>en<text:s/>diminuer<text:s/>le<text:s/>pouvoir,<text:s/>et<text:s/>le<text:s/>présenter<text:s/>sous<text:s/>une<text:s/>forme<text:s/>honnête ;<text:s/>mais<text:s/>il<text:s/>n’en<text:s/>fit<text:s/>pas<text:s/>assez<text:s/>pour<text:s/>y<text:s/>réussir.<text:s/>C’est<text:s/>par<text:s/>cette<text:s/>condescendance<text:s/>à<text:s/>l’usage<text:s/>de<text:s/>son<text:s/>temps<text:s/>que<text:s/><text:span text:style-name="T5273">Valère</text:span>,<text:s/>amoureux<text:s/>d’<text:span text:style-name="T5274">É</text:span><text:span text:style-name="T5275">lise</text:span>,<text:s/>fille<text:s/>d’<text:span text:style-name="T5276">Harpagon</text:span>,<text:s/>ne<text:s/>se<text:s/>conduit<text:s/>pas<text:s/>d’une<text:s/>manière<text:s/>convenable,<text:s/>et<text:s/>qui<text:s/>passe<text:s/>les<text:s/>bornes<text:s/>de<text:s/>la<text:s/>bienséance :<text:s/>il<text:s/>se<text:s/>donne<text:s/>à<text:s/><text:span text:style-name="T5277">Harpagon</text:span><text:s/>pour<text:s/>un<text:s/>homme<text:s/>sans<text:s/>naissance,<text:s/>et<text:s/>il<text:s/>n’entre<text:s/>à<text:s/>son<text:s/>service<text:s/>que<text:s/>pour<text:s/>se<text:s/>faciliter<text:s/>les<text:s/>moyens<text:s/>d’être<text:s/>toujours<text:s/>auprès<text:s/>de<text:s/>sa<text:s/>maîtresse.<text:s/><text:span text:style-name="T5278">É</text:span><text:span text:style-name="T5279">lise</text:span>,<text:span text:style-name="T5280"><text:s/></text:span>d’un<text:s/>autre<text:s/>côté,<text:s/>en<text:s/>lui<text:s/>permettant<text:s/>de<text:s/>faire<text:s/>cette<text:s/>supposition<text:s/>à<text:s/>son<text:s/>père,<text:s/>manque<text:s/>aux<text:s/>bonnes<text:s/>mœurs<text:s/>et<text:s/>à<text:s/>la<text:s/>bienséance ;<text:s/>et<text:s/>jamais<text:s/>l’on<text:s/>ne<text:s/>doit<text:s/>exposer<text:s/>de<text:s/>pareils<text:s/>modèles<text:s/>aux<text:s/>yeux<text:s/>du<text:s/>spectateur.</text:p>
      <text:p text:style-name="quote">« Un<text:s/>autre<text:s/>défaut,<text:s/>à<text:s/>mon<text:s/>avis,<text:s/>c’est<text:s/>d’avoir<text:s/>donné<text:s/>quatre<text:s/>domestiques<text:s/>à<text:s/>l’Avare<text:span text:style-name="Appelnotedebasdep."><text:note text:note-class="footnote" text:id="_ftn118"><text:note-citation>119</text:note-citation><text:note-body><text:p text:style-name="Notedebasdepage"><text:span text:style-name="T5281"><text:s/></text:span>[BOTTOM]<text:s/>(a)<text:s/><text:span text:style-name="T5282">Par exemple, voici une critique qui porte à faux. Harpagon est un homme riche, et qui passe pour tel, ainsi il est obligé de représenter, même il a un carrosse et des chevaux, mais son extrême avarice fait que son équipage est en mauvais ordre,<text:s/></text:span><text:span text:style-name="T5283">ainsi que l’habillement de ses d</text:span><text:span text:style-name="T5284">omestiques, et v</text:span><text:span text:style-name="T5285">oilà pourquoi il a fait de son cocher, son c</text:span><text:span text:style-name="T5286">uisinier, etc.</text:span><text:span text:style-name="T5287">, et qu’il a pris un i</text:span><text:span text:style-name="T5288">ntendant, parce qu’il ne lui coûte rien.</text:span></text:p></text:note-body></text:note></text:span><text:s/>et<text:s/>un<text:s/>à<text:s/>son<text:s/>fils.<text:s/><text:span text:style-name="T5289">Harpagon</text:span><text:span text:style-name="T5290"><text:s/></text:span>n’est<text:s/>pas<text:s/>présenté<text:s/>comme<text:s/>un<text:s/>homme<text:s/>qui<text:s/>ait<text:s/>de<text:s/>la<text:s/>naissance<text:s/>ou<text:s/>de<text:s/>grandes<text:s/><text:span text:style-name="pb">[p</text:span><text:span text:style-name="pb">.</text:span><text:span text:style-name="pb"><text:s/></text:span><text:span text:style-name="pb">321</text:span><text:span text:style-name="pb">]</text:span><text:span text:style-name="T5291"><text:s/></text:span>richesses.<text:s/>Quiconque<text:s/>a<text:s/>un<text:s/>Maître<text:s/>Jacques,<text:s/>chargé<text:s/>tout<text:s/>à<text:s/>la<text:s/>fois<text:s/>de<text:s/>l’emploi<text:s/>de<text:s/>cuisinier<text:s/>et<text:s/>de<text:s/>cocher,<text:s/>n’a<text:s/>pas<text:s/>ordinairement<text:s/>deux<text:s/>laquais<text:s/>et<text:s/>un<text:s/>intendant.<text:s/>Un<text:s/>maître<text:s/>de<text:s/>l’art<text:s/>me<text:s/>répondra<text:s/>peut-être<text:s/>que<text:s/>cinq<text:s/>domestiques<text:s/>chez<text:s/>Harpagon<text:s/>sont<text:s/>autant<text:s/>de<text:s/>ressorts<text:s/>pour<text:s/>faire<text:s/>jouer<text:s/>son<text:s/>caractère,<text:s/>que<text:s/>Molière<text:s/>en<text:s/>a<text:s/>fait<text:s/>un<text:s/>usage<text:s/>admirable,<text:s/>qu’il<text:s/>en<text:s/>a<text:s/>tiré<text:s/>des<text:s/>traits<text:s/>sublimes,<text:s/>et<text:s/>qu’en<text:s/>faveur<text:s/>de<text:s/>ces<text:s/>traits,<text:s/>on<text:s/>peut<text:s/>bien<text:s/>lui<text:s/>pardonner<text:s/>une<text:s/>faute<text:s/>aussi<text:s/>légère.<text:s/>Je<text:s/>conviendrai<text:s/>avec<text:s/>ce<text:s/>maître<text:s/>de<text:s/>l’art<text:s/>que<text:s/>sa<text:s/>réponse<text:s/>est<text:s/>raisonnable ;<text:s/>mais<text:s/>s’il<text:s/>est<text:s/>de<text:s/>bonne<text:s/>foi,<text:s/>il<text:s/>avouera<text:s/>que<text:s/>Molière<text:s/>aurait<text:s/>mieux<text:s/>fait<text:s/>d’éviter<text:s/>une<text:s/>faute<text:s/>semblable.<text:s/>Voilà<text:s/>deux<text:s/>défauts<text:s/>que<text:s/>je<text:s/>trouve<text:s/>dans<text:s/><text:span text:style-name="T5292">L</text:span><text:span text:style-name="T5293">’</text:span><text:span text:style-name="T5294">Avare</text:span>,<text:s/>mais<text:s/>le<text:s/>public<text:s/>lui<text:s/>en<text:s/>trouve<text:s/>une<text:s/>troisième<text:s/>que<text:s/>je<text:s/>ne<text:s/>prétends<text:s/>pas<text:s/>excuser.<text:s/>On<text:s/>censure<text:s/>dans<text:s/>Cléante,<text:s/>fils<text:s/>d’Harpagon,<text:s/>le<text:s/>peu<text:s/>de<text:s/>respect<text:s/>qu’il<text:s/>a<text:s/>pour<text:s/>son<text:s/>père ;<text:s/>on<text:s/>trouve<text:s/>qu’en<text:s/>cela<text:s/>les<text:s/>mœurs<text:s/>et<text:s/>les<text:s/>bienséances<text:s/>sont<text:s/>trop<text:s/>blessées ;<text:s/>on<text:s/>ajoute<text:s/>que<text:s/>si<text:s/>le<text:s/>théâtre<text:s/>n’est<text:s/>pas<text:s/>fait<text:s/>pour<text:s/>inspirer<text:s/>la<text:s/>vertu,<text:s/>on<text:s/>ne<text:s/>doit<text:s/>pas<text:s/>du<text:s/>moins<text:s/>en<text:s/>faire<text:s/>une<text:s/>école<text:s/>du<text:s/>vice ;<text:s/>et<text:s/>qu’un<text:s/>pareil<text:s/>caractère<text:s/>pourrait<text:s/>diminuer,<text:s/>dans<text:s/>un<text:s/>fils<text:s/>qui<text:s/>verrait<text:s/>la<text:s/>représentation<text:s/>de<text:s/><text:span text:style-name="T5295">L</text:span><text:span text:style-name="T5296">’</text:span><text:span text:style-name="T5297">Avare</text:span>,<text:s/>les<text:s/>sentiments<text:s/>de<text:s/>respect<text:s/>qu’il<text:s/>doit<text:s/>à<text:s/>son<text:s/>père.<text:s/>Je<text:s/>conviens<text:s/>de<text:s/>tout<text:s/>cela.<text:s/><text:span text:style-name="pb">[p</text:span><text:span text:style-name="pb">.</text:span><text:span text:style-name="pb"><text:s/></text:span><text:span text:style-name="pb">322</text:span><text:span text:style-name="pb">]</text:span><text:span text:style-name="T5298"><text:s/></text:span>Molière<text:s/>ne<text:s/>devait<text:s/>point<text:s/>oublier<text:s/>que<text:s/>le<text:s/>but<text:s/>du<text:s/>poète<text:s/>étant<text:s/>d’instruire<text:s/>et<text:s/>de<text:s/>corriger<text:s/>les<text:s/>mœurs,<text:s/>il<text:s/>ne<text:s/>doit<text:s/>jamais<text:s/>donner<text:s/>des<text:s/>exemples<text:s/>du<text:s/>vice ;<text:s/>il<text:s/>a<text:s/>donc<text:s/>sacrifié<text:s/>les<text:s/>mœurs<text:s/>à<text:s/>l’esprit,<text:s/>et<text:s/>son<text:s/>devoir<text:s/>à<text:s/>son<text:s/>génie.<text:s/>Examinons<text:s/>cependant<text:s/>la<text:s/>nature<text:s/>de<text:s/>cette<text:s/>faute,<text:s/>et<text:s/>voyons<text:s/>si<text:s/>on<text:s/>peut<text:s/>en<text:s/><text:soft-page-break/>tirer<text:s/>quelque<text:s/>instruction<text:s/>pour<text:s/>l’art<text:s/>dramatique.<text:s/>Molière<text:s/>a<text:s/>si<text:s/>bien<text:s/>senti<text:s/>la<text:s/>faute<text:s/>qu’on<text:s/>lui<text:s/>reproche<text:s/>qu’il<text:s/>a<text:s/>eu<text:s/>grande<text:s/>attention,<text:s/>dans<text:s/>la<text:s/>seconde<text:s/>scène<text:s/>du<text:s/>premier<text:s/>acte,<text:s/>à<text:s/>donner<text:s/>à<text:s/>Cléante<text:s/>le<text:s/>caractère<text:s/>d’un<text:s/>fils<text:s/>très<text:s/>respectueux,<text:s/>et<text:s/>qui<text:s/>sent<text:s/>parfaitement<text:s/>ce<text:s/>que<text:s/>la<text:s/>nature<text:s/>exige<text:s/>de<text:s/>lui ;<text:s/>mais<text:s/>en<text:s/>même<text:s/>temps<text:s/>il<text:s/>l’a<text:s/>représenté<text:s/>passionné<text:s/>pour<text:s/>une<text:s/>jeune<text:s/>fille,<text:s/>et<text:s/>tremblant<text:s/>que<text:s/>l’extrême<text:s/>avarice<text:s/>de<text:s/>son<text:s/>père<text:s/>ne<text:s/>devienne<text:s/>un<text:s/>obstacle<text:s/>à<text:s/>son<text:s/>mariage.<text:s/>La<text:s/>violence<text:s/>de<text:s/>sa<text:s/>passion,<text:s/>la<text:s/>disette<text:s/>d’argent<text:s/>où<text:s/>il<text:s/>se<text:s/>trouve,<text:s/>le<text:s/>désespoir<text:s/>où<text:s/>le<text:s/>jette<text:s/>l’usure<text:s/>horrible<text:s/>de<text:s/>son<text:s/>père,<text:s/>et<text:s/>dont<text:s/>il<text:s/>supporte<text:s/>tout<text:s/>le<text:s/>désavantage,<text:s/>et<text:s/>son<text:s/>âge<text:s/>enfin,<text:s/>le<text:s/>font<text:s/>sortir<text:s/>du<text:s/>caractère<text:s/>de<text:s/>soumission<text:s/>et<text:s/>de<text:s/>respect<text:s/>qu’il<text:s/>avait<text:s/>si<text:s/>bien<text:s/>annoncé<text:s/>au<text:s/>commencement<text:s/>de<text:s/>la<text:s/>pièce.<text:s/>Molière<text:s/>ne<text:s/>s’est<text:s/>point<text:s/>arrêté<text:s/>aux<text:s/>petits<text:s/>égards<text:s/>d’un<text:s/>caractère<text:s/>subalterne ;<text:s/>il<text:s/>ne<text:s/>s’est<text:s/>attaché<text:s/>qu’au<text:s/>caractère<text:s/>principal.<text:s/>Le<text:s/>vice<text:s/>qu’il<text:s/>s’est<text:s/>proposé<text:s/>de<text:s/>combattre,<text:s/>c’est<text:s/><text:span text:style-name="pb">[p</text:span><text:span text:style-name="pb">.</text:span><text:span text:style-name="pb"><text:s/></text:span><text:span text:style-name="pb">323</text:span><text:span text:style-name="pb">]</text:span><text:span text:style-name="T5299"><text:s/></text:span>l’avarice ;<text:s/>dans<text:s/>ce<text:s/>dessein,<text:s/>il<text:s/>a<text:s/>employé<text:s/>les<text:s/>traits<text:s/>les<text:s/>plus<text:s/>forts,<text:s/>soit<text:s/>pour<text:s/>en<text:s/>préserver<text:s/>le<text:s/>spectateur,<text:s/>soit<text:s/>pour<text:s/>l’en<text:s/>corriger ;<text:s/>et<text:s/>pour<text:s/>augmenter<text:s/>l’horreur<text:s/>qu’il<text:s/>voulait<text:s/>inspirer,<text:s/>il<text:s/>a<text:s/>joint<text:s/>l’usure<text:s/>à<text:s/>l’avarice,<text:s/>comme<text:s/>une<text:s/>dépendance<text:s/>de<text:s/>ce<text:s/>caractère.<text:s/>Si<text:s/>le<text:s/>poète<text:s/>ne<text:s/>doit<text:s/>pas<text:s/>s’en<text:s/>rapporter<text:s/>aux<text:s/>seules<text:s/>réflexions<text:s/>des<text:s/>spectateurs,<text:s/>et<text:s/>à<text:s/>l’horreur<text:s/>qu’ils<text:s/>en<text:s/>doivent<text:s/>ressentir<text:s/>à<text:s/>la<text:s/>vue<text:s/>d’un<text:s/>vice<text:s/>semblable ;<text:s/>et<text:s/>s’il<text:s/>est<text:s/>nécessaire<text:s/>que<text:s/>lui-même<text:s/>il<text:s/>le<text:s/>corrige<text:s/>dans<text:s/>sa<text:s/>pièce,<text:s/>il<text:s/>doit<text:s/>le<text:s/>premier<text:s/>en<text:s/>être<text:s/>frappé.<text:s/>Pour<text:s/>observer<text:s/>ce<text:s/>précepte,<text:s/>et<text:s/>pour<text:s/>animer<text:s/>davantage<text:s/>le<text:s/>mouvement<text:s/>de<text:s/>l’action,<text:s/>Molière<text:s/>s’est<text:s/>servi<text:s/>en<text:s/>grand<text:s/>maître<text:s/>des<text:s/>deux<text:s/>plus<text:s/>puissants<text:s/>ressorts<text:s/>qu’il<text:s/>soit<text:s/>possible<text:s/>d’imaginer<text:s/>dans<text:s/>un<text:s/>pareil<text:s/>sujet.<text:s/>La<text:s/>feinte<text:s/>adulation<text:s/>de<text:s/><text:span text:style-name="T5300">Valère</text:span><text:s/>confirme<text:s/>Harpagon<text:s/>dans<text:s/>son<text:s/>avarice ;<text:s/>mais<text:s/>les<text:s/>reproches<text:s/>de<text:s/>Cléante,<text:s/>et<text:s/>la<text:s/>sincérité<text:s/>de<text:s/><text:span text:style-name="T5301">Maître</text:span><text:span text:style-name="T5302"><text:s/></text:span><text:span text:style-name="T5303">Jacques</text:span>,<text:s/>peuvent<text:s/>le<text:s/>rappeler<text:s/>à<text:s/>lui-même,<text:s/>et<text:s/>contribuer<text:s/>à<text:s/>le<text:s/>guérir :<text:s/>ainsi,<text:s/>sans<text:s/>ces<text:s/>deux<text:s/>personnages,<text:s/>la<text:s/>passion<text:s/>principale<text:s/>ne<text:s/>trouverait<text:s/>rien<text:s/>dans<text:s/>la<text:s/>pièce<text:s/>qui<text:s/>pût<text:s/>le<text:s/>corriger :<text:s/>car<text:s/>tout<text:s/>ce<text:s/>que<text:s/>les acteurs<text:s/>disent<text:s/>en<text:s/>l’absence<text:s/>de<text:s/>l’Avare<text:s/>ne<text:s/>fait<text:s/>rien<text:s/>à<text:s/>sa<text:s/>correction,<text:s/>et<text:s/>ne<text:s/>fournit<text:s/>pour<text:s/>l’ordinaire<text:s/>que<text:s/>du<text:s/>comique,<text:s/>mais<text:s/>sans<text:s/>instruction.<text:s/>Molière,<text:s/>après<text:s/>avoir<text:s/>exécuté<text:s/>ce<text:s/>que<text:s/><text:span text:style-name="pb">[p</text:span><text:span text:style-name="pb">.</text:span><text:span text:style-name="pb"><text:s/></text:span><text:span text:style-name="pb">324</text:span><text:span text:style-name="pb">]</text:span><text:span text:style-name="T5304"><text:s/></text:span>l’enthousiasme<text:s/>de<text:s/>son<text:s/>génie<text:s/>lui<text:s/>demandait,<text:s/>est<text:s/>revenu<text:s/>sur<text:s/>ses<text:s/>pas,<text:s/>et<text:s/>n’a<text:s/>rien<text:s/>oublié<text:s/>pour<text:s/>corriger<text:s/>la<text:s/>faute<text:s/>qu’il<text:s/>avait<text:s/>faite<text:s/>dans<text:s/>le<text:s/>caractère<text:s/>de<text:s/>Cléante.<text:s/>Il<text:s/>lui<text:s/>fait<text:s/>dire<text:s/>à<text:s/>son<text:s/>père<text:s/>dans<text:s/>la<text:s/>dernière<text:s/>scène,<text:s/>que<text:s/>son<text:s/>trésor<text:s/>est<text:s/>retrouvé,<text:s/>et<text:s/>qu’il<text:s/>lui<text:s/>sera<text:s/>rendu,<text:s/>s’il<text:s/>veut<text:s/>consentir<text:s/>à<text:s/>son<text:s/>mariage<text:s/>avec<text:s/><text:span text:style-name="T5305">Marianne</text:span> :<text:s/>il<text:s/>ajoute<text:s/>que<text:s/>la<text:s/>mère<text:s/>de<text:s/>Marianne<text:s/>lui<text:s/>laisse<text:s/>la<text:s/>liberté<text:s/>du<text:s/>choix,<text:s/>et<text:s/>finit<text:s/>par<text:s/>supplier<text:s/>son<text:s/>père<text:s/>de<text:s/>lui<text:s/>céder<text:s/>sa<text:s/>maîtresse.<text:s/>Molière<text:s/>s’est<text:s/>imaginé<text:s/>avec<text:s/>raison<text:s/>qu’il<text:s/>ferait<text:s/>sentir<text:s/>par<text:s/>là<text:s/>que<text:s/>si<text:s/>Cléante<text:s/>avait<text:s/>eu<text:s/>en<text:s/>effet<text:s/>des<text:s/>sentiments<text:s/>contraires<text:s/>à<text:s/>son<text:s/>devoir,<text:s/>bien<text:s/>loin<text:s/>de<text:s/>venir<text:s/>apprendre<text:s/>à<text:s/>son<text:s/>père<text:s/>que<text:s/>la<text:s/>cassette<text:s/>était<text:s/>retrouvée,<text:s/>il<text:s/>l’eût<text:s/>gardée<text:s/>avec<text:s/>soin,<text:s/>ou<text:s/>qu’il<text:s/>lui<text:s/>eût<text:s/>demandé<text:s/>le<text:s/>bien<text:s/>de<text:s/>sa<text:s/>mère<text:s/>que<text:s/>celui-ci<text:s/>ne<text:s/>pouvait<text:s/>lui<text:s/>refuser.<text:s/>En<text:s/>lui<text:s/>faisant<text:s/>faire<text:s/>une<text:s/>pareille<text:s/>démarche,<text:s/>Molière<text:s/>a<text:s/>prétendu<text:s/>donner<text:s/>une<text:s/>preuve<text:s/>incontestable<text:s/>des<text:s/>bons<text:s/>sentiments<text:s/>de<text:s/>ce<text:s/>fils,<text:s/>et<text:s/>montrer<text:s/>que<text:s/>s’il<text:s/>a<text:s/>manqué<text:s/>de<text:s/>soumission<text:s/>et<text:s/>de<text:s/>respect,<text:s/>on<text:s/>ne<text:s/>doit<text:s/>l’imputer<text:s/>qu’à<text:s/>la<text:s/>honte<text:s/>que<text:s/>lui<text:s/>cause<text:s/>l’avarice<text:s/>de<text:s/>son<text:s/>père,<text:s/>et<text:s/>à<text:s/>l’injustice<text:s/>qu’il<text:s/>lui<text:s/>fait<text:s/>du<text:s/>côté<text:s/>de<text:s/>l’amour<text:s/>et<text:s/>de<text:s/>l’argent<text:s/>qu’il<text:s/>lui<text:s/>fait<text:s/>acheter<text:s/>si<text:s/>cher.</text:p>
      <text:p text:style-name="quote">« Malgré<text:s/>les<text:s/>défauts<text:s/>que<text:s/>je<text:s/>viens<text:s/>de<text:s/>remarquer<text:s/>dans<text:s/><text:span text:style-name="T5306">L</text:span><text:span text:style-name="T5307">’</text:span><text:span text:style-name="T5308">Avare</text:span><text:s/>de<text:s/>Molière,<text:s/>et<text:s/>malgré<text:s/>ceux<text:s/>qui<text:s/>peut-être<text:s/>me<text:s/>sont<text:s/><text:span text:style-name="pb">[p</text:span><text:span text:style-name="pb">.</text:span><text:span text:style-name="pb"><text:s/></text:span><text:span text:style-name="pb">325</text:span><text:span text:style-name="pb">]</text:span><text:span text:style-name="T5309"><text:s/></text:span>échappés,<text:s/>je<text:s/>crois<text:s/>cependant<text:s/>pouvoir<text:s/>avec<text:s/>justice<text:s/>proposer<text:s/>cette<text:s/>pièce<text:s/>comme<text:s/>un<text:s/>modèle<text:s/>parfait<text:s/>de<text:s/>la<text:s/>belle<text:s/>comédie.<text:s/>Ceux<text:s/>qui<text:s/>connaissent<text:s/>le<text:s/>théâtre<text:s/>trouveront<text:s/>dans<text:s/>la<text:s/>peinture<text:s/>des<text:s/>caractères<text:s/>cette<text:s/>vérité<text:s/>qui<text:s/>est<text:s/>si<text:s/>nécessaire<text:s/>à<text:s/>la<text:s/>scène ;<text:s/>ils<text:s/>y<text:s/>découvriront<text:s/>l’art<text:s/>ingénieux<text:s/>du<text:s/>poète<text:s/>dans<text:s/>la<text:s/>conduite,<text:s/>dans<text:s/>les<text:s/>liaisons<text:s/>et<text:s/>dans<text:s/>le<text:s/>nœud<text:s/>de<text:s/>l’action :<text:s/>car,<text:s/>bien<text:s/>que<text:s/>l’action<text:s/>soit<text:s/>double,<text:s/>le<text:s/>caractère<text:s/>de<text:s/>l’Avare<text:s/>a<text:s/>réuni<text:s/>et<text:s/>confondu,<text:s/>pour<text:s/>ainsi<text:s/>dire,<text:s/>les<text:s/>deux<text:s/>actions.<text:s/>C’est<text:s/>dans<text:s/>cette<text:s/>partie,<text:s/>comme<text:s/>nous<text:s/>l’avons<text:s/>dit,<text:s/>que<text:s/>Molière<text:s/>seul<text:s/>est<text:s/>le<text:s/>grand<text:s/>maître ;<text:s/>c’est<text:s/>de<text:s/>lui<text:s/>seul<text:s/>qu’il<text:s/>faut<text:s/>apprendre<text:s/>l’art<text:s/>de<text:s/>composer<text:s/>une<text:s/>fable<text:s/>d’action<text:s/>double,<text:s/>d’embrasser<text:s/>deux<text:s/>actions,<text:s/>et<text:s/>de<text:s/>les<text:s/>entrelacer<text:s/>si<text:s/>bien<text:s/>qu’elles<text:s/>ne<text:s/>paraissent<text:s/>en<text:s/>faire<text:s/>qu’une,<text:s/>semblables<text:s/>à<text:s/>une<text:s/>chaîne<text:s/>dont<text:s/>tous<text:s/>les<text:s/>anneaux<text:s/>ne<text:s/>forment<text:s/>qu’un<text:s/>seul<text:s/>tout ;<text:s/>et<text:s/>l’on<text:s/>peut<text:s/>dire<text:s/>qu’il<text:s/>est<text:s/>presque<text:s/>le<text:s/>seul<text:s/>dont<text:s/>les<text:s/>ouvrages<text:s/>plaisent<text:s/>à<text:s/>ceux<text:s/>qui<text:s/>entendent<text:s/>le<text:s/>théâtre<text:s/>et<text:s/>à<text:s/>ceux<text:s/>qui<text:s/>ne<text:s/>l’entendent<text:s/>pas ;<text:s/>tout<text:s/>y<text:s/>est<text:s/>si<text:s/>ingénieusement<text:s/>amené<text:s/>que<text:s/>le<text:s/>comique<text:s/>s’y<text:s/>présente<text:s/>naturellement<text:s/>à<text:s/>chaque<text:s/>instant,<text:s/>et<text:s/>se<text:s/><text:soft-page-break/>trouve<text:s/>à<text:s/>la<text:s/>portée<text:s/>de<text:s/>tous<text:s/>les<text:s/>spectateurs,<text:s/>parce<text:s/>qu’il<text:s/>est<text:s/>tiré<text:s/>du<text:s/>fond<text:s/>de<text:s/>la<text:s/>chose<text:s/>même,<text:s/>ou<text:s/>du<text:s/><text:span text:style-name="T5310">ridicule</text:span><text:s/>du<text:s/>caractère. »</text:p>
      <text:p text:style-name="P5311"><text:span text:style-name="T5312">Précédemment</text:span><text:span text:style-name="T5313"><text:s/></text:span><text:span text:style-name="T5314">à</text:span><text:span text:style-name="T5315"><text:s/></text:span><text:span text:style-name="T5316">cette</text:span><text:span text:style-name="T5317"><text:s/></text:span><text:span text:style-name="T5318">critique</text:span><text:span text:style-name="T5319"><text:s/></text:span><text:span text:style-name="T5320">de</text:span><text:span text:style-name="T5321"><text:s/></text:span><text:span text:style-name="pb">[p</text:span><text:span text:style-name="pb">.</text:span><text:span text:style-name="pb"><text:s/></text:span><text:span text:style-name="pb">326</text:span><text:span text:style-name="pb">]</text:span><text:span text:style-name="T5322"><text:s/></text:span><text:span text:style-name="T5323">L</text:span><text:span text:style-name="T5324">’</text:span><text:span text:style-name="T5325">Avare</text:span><text:span text:style-name="T5326">,</text:span><text:span text:style-name="T5327"><text:s/></text:span><text:span text:style-name="T5328">M. </text:span><text:span text:style-name="T5329">Riccoboni</text:span><text:span text:style-name="T5330"><text:s/></text:span><text:span text:style-name="T5331">fait</text:span><text:span text:style-name="T5332"><text:s/></text:span><text:span text:style-name="T5333">un</text:span><text:span text:style-name="T5334"><text:s/></text:span><text:span text:style-name="T5335">examen</text:span><text:span text:style-name="T5336"><text:s/></text:span><text:span text:style-name="T5337">de</text:span><text:span text:style-name="T5338"><text:s/></text:span><text:span text:style-name="T5339">cette comédie</text:span><text:span text:style-name="T5340">,</text:span><text:span text:style-name="T5341"><text:s/></text:span><text:span text:style-name="T5342">où</text:span><text:span text:style-name="T5343"><text:s/></text:span><text:span text:style-name="T5344">il</text:span><text:span text:style-name="T5345"><text:s/></text:span><text:span text:style-name="T5346">rapporte</text:span><text:span text:style-name="T5347"><text:s/></text:span><text:span text:style-name="T5348">différents</text:span><text:span text:style-name="T5349"><text:s/></text:span><text:span text:style-name="T5350">endroits</text:span><text:span text:style-name="T5351"><text:s/></text:span><text:span text:style-name="T5352">de</text:span><text:span text:style-name="T5353"><text:s/></text:span><text:span text:style-name="T5354">pièces</text:span><text:span text:style-name="T5355"><text:s/></text:span><text:span text:style-name="T5356">i</text:span><text:span text:style-name="T5357">taliennes,</text:span><text:span text:style-name="T5358"><text:s/></text:span><text:span text:style-name="T5359">dont</text:span><text:span text:style-name="T5360"><text:s/></text:span><text:span text:style-name="T5361">Molière</text:span><text:span text:style-name="T5362"><text:s/></text:span><text:span text:style-name="T5363">s</text:span><text:span text:style-name="T5364">’</text:span><text:span text:style-name="T5365">est</text:span><text:span text:style-name="T5366"><text:s/></text:span><text:span text:style-name="T5367">servi</text:span><text:span text:style-name="T5368"><text:s/></text:span><text:span text:style-name="T5369">pour</text:span><text:span text:style-name="T5370"><text:s/></text:span><text:span text:style-name="T5371">composer</text:span><text:span text:style-name="T5372"><text:s/></text:span><text:span text:style-name="T5373">la</text:span><text:span text:style-name="T5374"><text:s/></text:span><text:span text:style-name="T5375">sienne.</text:span><text:span text:style-name="T5376"><text:s/></text:span><text:span text:style-name="T5377">Ce</text:span><text:span text:style-name="T5378"><text:s/></text:span><text:span text:style-name="T5379">morceau,</text:span><text:span text:style-name="T5380"><text:s/></text:span><text:span text:style-name="T5381">quoiqu</text:span><text:span text:style-name="T5382">’</text:span><text:span text:style-name="T5383">un</text:span><text:span text:style-name="T5384"><text:s/></text:span><text:span text:style-name="T5385">peu</text:span><text:span text:style-name="T5386"><text:s/></text:span><text:span text:style-name="T5387">long,</text:span><text:span text:style-name="T5388"><text:s/></text:span><text:span text:style-name="T5389">est</text:span><text:span text:style-name="T5390"><text:s/></text:span><text:span text:style-name="T5391">si</text:span><text:span text:style-name="T5392"><text:s/></text:span><text:span text:style-name="T5393">curieux</text:span><text:span text:style-name="T5394"><text:s/></text:span><text:span text:style-name="T5395">que</text:span><text:span text:style-name="T5396"><text:s/></text:span><text:span text:style-name="T5397">le</text:span><text:span text:style-name="T5398"><text:s/></text:span><text:span text:style-name="T5399">lecteur</text:span><text:span text:style-name="T5400"><text:s/></text:span><text:span text:style-name="T5401">sera</text:span><text:span text:style-name="T5402"><text:s/></text:span><text:span text:style-name="T5403">bien</text:span><text:span text:style-name="T5404"><text:s/></text:span><text:span text:style-name="T5405">aise</text:span><text:span text:style-name="T5406"><text:s/></text:span><text:span text:style-name="T5407">de</text:span><text:span text:style-name="T5408"><text:s/></text:span><text:span text:style-name="T5409">le</text:span><text:span text:style-name="T5410"><text:s/></text:span><text:span text:style-name="T5411">trouver</text:span><text:span text:style-name="T5412"><text:s/></text:span><text:span text:style-name="T5413">ici.</text:span></text:p>
      <text:p text:style-name="quote">« L’examen<text:s/>sérieux<text:s/>que<text:s/>je<text:s/>fis<text:s/>de<text:s/><text:span text:style-name="T5414">L</text:span><text:span text:style-name="T5415">’</text:span><text:span text:style-name="T5416">Avare</text:span>,<text:s/>joint<text:s/>à<text:s/>quelques<text:s/>connaissances<text:s/>des<text:s/>règles<text:s/>du<text:s/>théâtre,<text:s/>m’inspira<text:s/>le<text:s/>dessein<text:s/>d’étudier<text:s/>Molière,<text:s/>persuadé<text:s/>que<text:s/>qui<text:s/>avait<text:s/>fait<text:s/><text:span text:style-name="T5417">L</text:span><text:span text:style-name="T5418">’</text:span><text:span text:style-name="T5419">Avare</text:span><text:s/>devait<text:s/>être<text:s/>le<text:s/>plus<text:s/>grand<text:s/>génie<text:s/>de<text:s/>son<text:s/>siècle ;<text:s/>par<text:s/>cette<text:s/>étude,<text:s/>je<text:s/>fus<text:s/>bientôt<text:s/>confirmé<text:s/>dans<text:s/>la<text:s/>haute<text:s/>idée<text:s/>que<text:s/>j’avais<text:s/>conçue ;<text:s/>et<text:s/>je<text:s/>ne<text:s/>prétends<text:s/>rien<text:s/>diminuer<text:s/>de<text:s/>son<text:s/>mérite,<text:s/>ni<text:s/>de<text:s/>sa<text:s/>gloire,<text:s/>en<text:s/>disant<text:s/>que<text:s/>le<text:s/>fond<text:s/>de<text:s/>la<text:s/>fable<text:s/>est<text:s/>pris<text:s/>en<text:s/>partie<text:s/>de<text:s/>l’<text:span text:style-name="T5420">Aulularia</text:span><text:s/>de<text:s/>Plaute,<text:s/>et<text:s/>en<text:s/>partie<text:s/>de<text:s/><text:span text:style-name="T5421">L</text:span><text:span text:style-name="T5422">a</text:span><text:span text:style-name="T5423"><text:s/></text:span><text:span text:style-name="T5424">sporta</text:span><text:span text:style-name="T5425"><text:s/></text:span><text:span text:style-name="T5426">del</text:span><text:span text:style-name="T5427"><text:s/></text:span><text:span text:style-name="T5428">Gelli</text:span>,<text:s/>qui<text:s/>a<text:s/>suivi<text:s/>le<text:s/>poète<text:s/>latin ;<text:s/>que<text:s/>le<text:s/>premier<text:s/>acte<text:s/>est<text:s/>imité<text:s/>d’une<text:s/>comédie<text:s/>italienne<text:s/>à<text:s/>l’impromptu,<text:s/>intitulée<text:s/><text:span text:style-name="T5429">L</text:span><text:span text:style-name="T5430">’</text:span><text:span text:style-name="T5431">A</text:span><text:span text:style-name="T5432">mante</text:span><text:span text:style-name="T5433"><text:s/></text:span><text:span text:style-name="T5434">tradito</text:span>,<text:s/>et<text:s/>jouée<text:s/>à<text:s/>Paris<text:s/>sous<text:s/>le<text:s/>nom<text:s/>de<text:s/><text:span text:style-name="T5435">Lé</text:span><text:span text:style-name="T5436">lio</text:span><text:span text:style-name="T5437"><text:s/></text:span><text:span text:style-name="T5438">et</text:span><text:span text:style-name="T5439"><text:s/></text:span><text:span text:style-name="T5440">Arlequin,</text:span><text:span text:style-name="T5441"><text:s/></text:span><text:span text:style-name="T5442">v</text:span><text:span text:style-name="T5443">alets</text:span><text:span text:style-name="T5444"><text:s/></text:span><text:span text:style-name="T5445">dans</text:span><text:span text:style-name="T5446"><text:s/></text:span><text:span text:style-name="T5447">la</text:span><text:span text:style-name="T5448"><text:s/></text:span><text:span text:style-name="T5449">même</text:span><text:span text:style-name="T5450"><text:s/></text:span><text:span text:style-name="T5451">maison</text:span>.<text:s/>La<text:s/>première<text:s/>scène<text:s/>du<text:s/>second<text:s/>acte<text:s/>est<text:s/>tirée<text:s/>du<text:s/><text:span text:style-name="T5452">Dottor</text:span><text:span text:style-name="T5453"><text:s/></text:span><text:span text:style-name="T5454">Bachettone</text:span>,<text:s/>canevas<text:s/>italien,<text:s/>et<text:s/>que<text:s/>par<text:s/>conséquent<text:s/>ce<text:s/>qui<text:s/>précède,<text:s/>et<text:s/>ce<text:s/>qui<text:s/>suit<text:s/>le<text:s/>motif<text:s/>de<text:s/>la<text:s/>scène,<text:s/>en<text:s/>dépend<text:s/>aussi.<text:s/>Je<text:s/>ne<text:s/>craindrai<text:s/>point<text:s/>d’ajouter<text:s/>que<text:s/>le<text:s/>scène<text:s/><text:span text:style-name="pb">[p</text:span><text:span text:style-name="pb">.</text:span><text:span text:style-name="pb"><text:s/></text:span><text:span text:style-name="pb">327</text:span><text:span text:style-name="pb">]</text:span><text:span text:style-name="T5455"><text:s/></text:span>cinquième<text:s/>du<text:s/>même<text:s/>acte<text:s/>est<text:s/>toute<text:s/>copiée<text:s/>de<text:s/><text:span text:style-name="T5456">L</text:span><text:span text:style-name="T5457">e</text:span><text:span text:style-name="T5458"><text:s/></text:span><text:span text:style-name="T5459">cas</text:span><text:span text:style-name="T5460">e</text:span><text:span text:style-name="T5461"><text:s/></text:span><text:span text:style-name="T5462">Svaliggiate</text:span>,<text:s/>ou<text:s/><text:span text:style-name="T5463">Gli</text:span><text:span text:style-name="T5464"><text:s/></text:span><text:span text:style-name="T5465">interompimenti</text:span><text:span text:style-name="T5466"><text:s/></text:span><text:span text:style-name="T5467">di</text:span><text:span text:style-name="T5468"><text:s/></text:span><text:span text:style-name="T5469">Pantalone</text:span>,<text:s/>canevas<text:s/>pareillement<text:s/>joué<text:s/>à<text:s/>l’impromptu :<text:s/>que<text:s/>la<text:s/>scène<text:s/>deuxième<text:s/>du<text:s/>troisième<text:s/>acte<text:s/>est<text:s/>toute<text:s/>entière<text:s/>dans<text:s/><text:span text:style-name="T5470">L</text:span><text:span text:style-name="T5471">a</text:span><text:span text:style-name="T5472"><text:s/></text:span><text:span text:style-name="T5473">C</text:span><text:span text:style-name="T5474">ameriera</text:span><text:span text:style-name="T5475"><text:s/></text:span><text:span text:style-name="T5476">nobile</text:span>,<text:s/>comédie<text:s/>italienne<text:s/>aussi<text:s/>jouée<text:s/>à<text:s/>l’impromptu ;<text:s/>que<text:s/>toute<text:s/>la<text:s/>scène<text:s/>septième<text:s/>du<text:s/>même<text:s/>acte<text:s/>se<text:s/>trouve<text:s/>dans<text:s/><text:span text:style-name="T5477">L</text:span><text:span text:style-name="T5478">e</text:span><text:span text:style-name="T5479"><text:s/></text:span><text:span text:style-name="T5480">cas</text:span><text:span text:style-name="T5481">e</text:span><text:span text:style-name="T5482"><text:s/></text:span><text:span text:style-name="T5483">Svaliggiate</text:span>,<text:s/>dont<text:s/>nous<text:s/>venons<text:s/>de<text:s/>parler ;<text:s/>et<text:s/>que<text:s/>les<text:s/>scènes<text:s/>quatrième<text:s/>et<text:s/>cinquième<text:s/>du<text:s/>quatrième<text:s/>acte<text:s/>sont<text:s/>pareillement<text:s/>dans<text:s/><text:span text:style-name="T5484">L</text:span><text:span text:style-name="T5485">a</text:span><text:span text:style-name="T5486"><text:s/></text:span><text:span text:style-name="T5487">Cameriera</text:span><text:span text:style-name="T5488"><text:s/></text:span><text:span text:style-name="T5489">nobile</text:span> ;<text:s/>et<text:s/>qu’enfin<text:s/>la<text:s/>seconde<text:s/>et<text:s/>la<text:s/>troisième<text:s/>scènes<text:s/>du<text:s/>cinquième<text:s/>acte<text:s/>paraissent<text:s/>entièrement<text:s/>imitées<text:s/>de<text:s/><text:span text:style-name="T5490">L</text:span><text:span text:style-name="T5491">’</text:span><text:span text:style-name="T5492">Amante</text:span><text:span text:style-name="T5493"><text:s/></text:span><text:span text:style-name="T5494">tradito</text:span>,<text:s/>quoique<text:s/>l’idée<text:s/>de<text:s/>celle-ci<text:s/>soit<text:s/>dans<text:s/>Plaute.<text:s/>Les<text:s/>Italiens,<text:s/>qui<text:s/>ont<text:s/>enchéri<text:s/>sur<text:s/>ce<text:s/>modèle,<text:s/>ont<text:s/>fourni<text:s/>à<text:s/>Molière<text:s/>les<text:s/>lazzis,<text:s/>les<text:s/>plaisanteries,<text:s/>et<text:s/>même<text:s/>une<text:s/>partie<text:s/>du<text:s/>détail :<text:s/>si<text:s/>on<text:s/>ajoute<text:s/>ce<text:s/>qui<text:s/>est<text:s/>dans<text:s/>Plaute<text:s/>et<text:s/>dans<text:s/>Gelli,<text:s/>on<text:s/>ne<text:s/>trouvera<text:s/>pas<text:s/>dans<text:s/>toute<text:s/>la comédie<text:s/>de<text:s/><text:span text:style-name="T5495">L</text:span><text:span text:style-name="T5496">’</text:span><text:span text:style-name="T5497">Avare</text:span><text:s/>quatre<text:s/>scènes<text:s/>qui<text:s/>soient<text:s/>inventées<text:s/>par<text:s/>Molière.</text:p>
      <text:p text:style-name="quote">« Un<text:s/>ouvrage<text:s/>aussi<text:s/>singulier<text:s/>et<text:s/>aussi<text:s/>difficile,<text:s/>car<text:s/>je<text:s/>suis<text:s/>presque<text:s/>certain<text:s/>qu’il<text:s/>a<text:s/>plus<text:s/>coûté<text:s/>à<text:s/>Molière<text:s/>que<text:s/>deux<text:s/>comédies<text:s/>de<text:s/>son<text:s/>invention,<text:s/>mérite<text:s/>l’attention,<text:s/>et<text:s/>même<text:s/>l’admiration<text:s/>des<text:s/>connaisseurs.<text:s/><text:span text:style-name="pb">[p</text:span><text:span text:style-name="pb">.</text:span><text:span text:style-name="pb"><text:s/></text:span><text:span text:style-name="pb">328</text:span><text:span text:style-name="pb">]</text:span><text:span text:style-name="T5498"><text:s/></text:span>Cependant,<text:s/>comme<text:s/>les<text:s/>scènes<text:s/>du<text:s/>théâtre<text:s/>italien,<text:s/>jouées<text:s/>à<text:s/>l’impromptu,<text:s/>dont<text:s/>je<text:s/>viens<text:s/>de<text:s/>parler,<text:s/>ne<text:s/>sont<text:s/>pas<text:s/>imprimées,<text:s/>et<text:s/>qu’il<text:s/>serait<text:s/>difficile<text:s/>au<text:s/>lecteur<text:s/>de<text:s/>pouvoir<text:s/>se<text:s/>les<text:s/>rappeler<text:s/>pour<text:s/>en<text:s/>faire<text:s/>la<text:s/>comparaison<text:s/>avec<text:s/>celle<text:s/>de<text:s/>Molière,<text:s/>il<text:s/>m’a<text:s/>paru<text:s/>indispensable<text:s/>d’en<text:s/>donner<text:s/>une<text:s/>légère<text:s/>idée,<text:s/>et<text:s/>de<text:s/>mettre<text:s/>par<text:s/>là<text:s/>le<text:s/>lecteur<text:s/>plus<text:s/>en<text:s/>état<text:s/>de<text:s/>connaître<text:s/>et<text:s/>de<text:s/>sentir<text:s/>avec<text:s/>quel<text:s/>art<text:s/>Molière<text:s/>en<text:s/>a<text:s/>fait<text:s/>usage. »</text:p>
      <table:table table:style-name="Table5499">
        <table:table-columns>
          <table:table-column table:style-name="TableColumn5500"/>
          <table:table-column table:style-name="TableColumn5501"/>
        </table:table-columns>
        <table:table-row table:style-name="TableRow5502">
          <table:table-cell table:style-name="TableCell5503">
            <text:p text:style-name="P5504">Scènes italiennes.</text:p>
          </table:table-cell>
          <table:table-cell table:style-name="TableCell5505">
            <text:p text:style-name="P5506">Scènes de Molière.</text:p>
          </table:table-cell>
        </table:table-row>
        <table:table-row table:style-name="TableRow5507">
          <table:table-cell table:style-name="TableCell5508">
            <text:p text:style-name="P5509">Lélio et Arlequin, valets dans la même maison.</text:p>
          </table:table-cell>
          <table:table-cell table:style-name="TableCell5510">
            <text:p text:style-name="P5511">L’AVARE,<text:s/><text:line-break/>Acte I</text:p>
          </table:table-cell>
        </table:table-row>
        <table:table-row table:style-name="TableRow5512">
          <table:table-cell table:style-name="TableCell5513">
            <text:p text:style-name="Corpsdetexte"><text:span text:style-name="T5514">Lélio est amoureux de Flaminia</text:span>,<text:s/><text:span text:style-name="T5515">fille de Pantalon</text:span>,<text:s/><text:span text:style-name="T5516">riche banquier de</text:span><text:s/><text:span text:style-name="T5517">Venise ; comme il n’est connu de personne dans cette ville, il prend le parti de se mettre au service de ce vieillard</text:span>,<text:s/><text:span text:style-name="T5518">afin d’être plus à portée de jouir de la vue de sa maîtresse.</text:span><text:s/><text:span text:style-name="T5519">Pour y mieux réussir</text:span>,<text:s/><text:span text:style-name="T5520">il se présente à Pantalon comme un homme<text:s/></text:span><text:soft-page-break/><text:span text:style-name="T5521">habile dans le commerce, et le prévient sur-le-champ en sa faveur. Arlequin, valet de Pantalon, devient jaloux de son crédit, et ne néglige, jusqu’à la fin de la pièce, aucune occasion de le persécuter.</text:span></text:p>
          </table:table-cell>
          <table:table-cell table:style-name="TableCell5522">
            <text:p text:style-name="Corpsdetexte">On<text:s/>sent<text:s/>par<text:s/>là<text:s/>que<text:s/>le<text:s/>sujet<text:s/>du<text:s/>premier<text:s/>acte,<text:s/>et<text:s/>l’amour<text:s/>de<text:s/>Valère<text:s/>et<text:s/>d’Élise,<text:s/>ont<text:s/>été<text:s/>tirés<text:s/>de<text:s/>cette comédie italienne.</text:p>
          </table:table-cell>
        </table:table-row>
        <table:table-row table:style-name="TableRow5523">
          <table:table-cell table:style-name="TableCell5524">
            <text:p text:style-name="P5525"><text:span text:style-name="pb">[p.</text:span><text:span text:style-name="pb"><text:s/></text:span><text:span text:style-name="pb">329</text:span><text:span text:style-name="pb">]</text:span><text:span text:style-name="T5526"><text:s/></text:span><text:span text:style-name="T5527">Il Dottor Bachettone,<text:s/></text:span><text:span text:style-name="T5528"><text:line-break/></text:span><text:span text:style-name="T5529">ou</text:span><text:span text:style-name="T5530"><text:s/>le Docteur Bigot.</text:span></text:p>
          </table:table-cell>
          <table:table-cell table:style-name="TableCell5531">
            <text:p text:style-name="P5532">ACTE II.<text:s/><text:line-break/>Scène première.</text:p>
          </table:table-cell>
        </table:table-row>
        <table:table-row table:style-name="TableRow5533">
          <table:table-cell table:style-name="TableCell5534">
            <text:p text:style-name="Corpsdetexte"><text:span text:style-name="T5535">Le Docteur dévot et</text:span><text:s/><text:span text:style-name="T5536">grand usurier a pour</text:span><text:s/><text:span text:style-name="T5537">ami Pantalon</text:span>,<text:s/><text:span text:style-name="T5538">qui, se</text:span><text:s/><text:span text:style-name="T5539">trouvant obligé de faire un paiement, et n’ayant point d’argent, prie son ami de lui prêter la somme dont il a besoin ; le Docteur la lui refuse, en lui disant qu’il ne l’a pas, mais promet de la chercher, s’il veut lui laisser en gage sa vaisselle d’argent. Pantalon y consent, et lui apporte en effet sa vaisselle. Le Docteur ne lui donne en argent que les deux tiers de la somme dont ils sont convenus, et lui fait voir une liste des choses qu’il lui destine pour l’autre tiers</text:span><text:span text:style-name="T5540"><text:note text:note-class="footnote" text:id="_ftn119"><text:note-citation>120</text:note-citation><text:note-body><text:p text:style-name="Notedebasdepage"><text:span text:style-name="T5541"><text:s/></text:span>[BOTTOM]<text:s/>(a)<text:s/><text:span text:style-name="T5542">Voyez la comédie de<text:s/></text:span><text:span text:style-name="T5543">La B</text:span><text:span text:style-name="T5544">elle Plaideuse</text:span><text:span text:style-name="T5545">, tome VII, p. </text:span><text:span text:style-name="T5546">66 de cette<text:s/></text:span><text:span text:style-name="T5547">Histoire</text:span><text:span text:style-name="T5548">.</text:span></text:p></text:note-body></text:note></text:span><text:span text:style-name="T5549">. Cette liste contient d’abord de vieilles hardes et de vieux meubles, et ensuite des choses extravagantes, telles que la barbe d’Aristote, la ceinture de Vulcain, etc., qu’il estime un prix exorbitant.</text:span></text:p>
          </table:table-cell>
          <table:table-cell table:style-name="TableCell5550">
            <text:p text:style-name="Corpsdetexte">Molière,<text:s/>en<text:s/>prenant<text:s/>dans<text:s/>cette<text:s/>scène<text:s/>l’idée<text:s/>de<text:s/>l’usure<text:s/>d’Harpagon<text:s/>et<text:s/>de<text:s/>la<text:s/>liste,<text:s/>l’a<text:s/>enrichie,<text:s/>et<text:s/>l’a<text:s/>rendu<text:s/>plus<text:s/>intéressante.<text:s/>Il<text:s/>fait<text:s/>supporter<text:s/>l’usure<text:s/>au<text:s/>fils<text:s/>même<text:s/>de<text:s/>l’Avare,<text:s/>en<text:s/>qui<text:s/>elle<text:s/>devient<text:s/>plus<text:s/>naturelle,<text:s/>que<text:s/>le<text:s/>Docteur<text:s/>qui<text:s/>n’est<text:s/>que<text:s/>dévot.<text:s/>Il<text:s/>a<text:s/>aussi<text:s/>écarté<text:s/>du<text:s/>comique<text:s/>de<text:s/>la<text:s/>liste<text:s/>l’outré<text:s/>que<text:s/>l’auteur<text:s/>italien<text:s/>y<text:s/>avait<text:s/>ajoutée.</text:p>
          </table:table-cell>
        </table:table-row>
        <table:table-row table:style-name="TableRow5551">
          <table:table-cell table:style-name="TableCell5552">
            <text:p text:style-name="P5553">Arlequin, dévaliseur de maison.</text:p>
          </table:table-cell>
          <table:table-cell table:style-name="TableCell5554">
            <text:p text:style-name="P5555">ACTE II.<text:s/><text:line-break/>Scène V.</text:p>
          </table:table-cell>
        </table:table-row>
        <table:table-row table:style-name="TableRow5556">
          <table:table-cell table:style-name="TableCell5557">
            <text:p text:style-name="Corpsdetexte"><text:span text:style-name="T5558">Scapin fait accroire</text:span><text:s/>à<text:s/><text:span text:style-name="T5559">Pantalon que sa maîtresse<text:s/></text:span><text:span text:style-name="pb">[p.</text:span><text:span text:style-name="pb"><text:s/></text:span><text:span text:style-name="pb">330</text:span><text:span text:style-name="pb">]</text:span><text:span text:style-name="T5560"><text:s/></text:span><text:span text:style-name="T5561">est amoureuse de</text:span><text:s/><text:span text:style-name="T5562">lui à la folie. Il lui</text:span><text:s/><text:span text:style-name="T5563">rend compte des éloges et de l’estime</text:span><text:s/><text:span text:style-name="T5564">qu’elle fait de la vieillesse et de lui. Pantalon</text:span>,<text:s/><text:span text:style-name="T5565">par un sentiment d’amour et de reconnaissance, ouvre</text:span><text:s/><text:span text:style-name="T5566">sa bourse et donne à</text:span><text:s/><text:span text:style-name="T5567">Scapin des poignées</text:span><text:s/><text:span text:style-name="T5568">d’argent, pour chaque</text:span><text:s/><text:span text:style-name="T5569">trait de louange qu’il</text:span><text:s/><text:span text:style-name="T5570">lui rapporte</text:span>.</text:p>
          </table:table-cell>
          <table:table-cell table:style-name="TableCell5571">
            <text:p text:style-name="Corpsdetexte">Cette<text:s/>scène<text:s/>est<text:s/>presque<text:s/>la<text:s/>même<text:s/>que<text:s/>celle<text:s/><text:span text:style-name="pb">[p.</text:span><text:span text:style-name="pb"><text:s/></text:span><text:span text:style-name="pb">330</text:span><text:span text:style-name="pb">]</text:span><text:span text:style-name="T5572"><text:s/></text:span>de<text:s/>Frosine<text:s/>et<text:s/>d’Harpagon ;<text:s/>mais<text:s/>Molière<text:s/>fait<text:s/>servir,<text:s/>avec<text:s/>un<text:s/>génie<text:s/>et<text:s/>un<text:s/>art<text:s/>admirables,<text:s/>ce<text:s/>même<text:s/>motif<text:s/>à<text:s/>relever<text:s/>l’avarice<text:s/>d’Harpagon,<text:s/>lorsque<text:s/>Frosine<text:s/>mêle<text:s/>aux<text:s/>éloges<text:s/>qu’elle<text:s/>fait<text:s/>de<text:s/>Marianne<text:s/>la<text:s/>demande<text:s/>de<text:s/>quelque<text:s/>petite<text:s/>somme<text:s/>d’argent,<text:s/>pour<text:s/>soutenir<text:s/>un<text:s/>procès<text:s/>d’où<text:s/>dépend<text:s/>sa<text:s/>fortune.</text:p>
          </table:table-cell>
        </table:table-row>
        <table:table-row table:style-name="TableRow5573">
          <table:table-cell table:style-name="TableCell5574">
            <text:p text:style-name="P5575"><text:span text:style-name="T5576">La Cameriera nobile,<text:s/></text:span><text:span text:style-name="T5577"><text:line-break/></text:span><text:span text:style-name="T5578">ou</text:span><text:span text:style-name="T5579"><text:s/>la Fille de chambre de qualité.</text:span></text:p>
          </table:table-cell>
          <table:table-cell table:style-name="TableCell5580">
            <text:p text:style-name="P5581">ACTE III.<text:s/><text:line-break/>Scène II.</text:p>
          </table:table-cell>
        </table:table-row>
        <table:table-row table:style-name="TableRow5582">
          <table:table-cell table:style-name="TableCell5583">
            <text:p text:style-name="P5584">Lélio donne des coups de bâton à Scapin,<text:s/><text:soft-page-break/>camarade d’Arlequin ; celui-ci qui le voit se fâcher contre Lélio, qui, feignant de s’en repentir, donne occasion à Arlequin de faire le brave, et de le menacer ; Lélio s’en divertit, il paraît avoir peur, et recule devant Arlequin ; mais en finissant de feindre, il le maltraite, le fait reculer à son tour, et le punit de son insolence par quelque coup de bâton.</text:p>
          </table:table-cell>
          <table:table-cell table:style-name="TableCell5585">
            <text:p text:style-name="Corpsdetexte">Il<text:s/>est<text:s/>aisé<text:s/>de<text:s/>reconnaître<text:s/>dans<text:s/>cette<text:s/>scène<text:s/><text:soft-page-break/>celle<text:s/>de<text:s/>Valère<text:s/>et<text:s/>de<text:s/>Maître<text:s/>Jacques.</text:p>
          </table:table-cell>
        </table:table-row>
        <table:table-row table:style-name="TableRow5586">
          <table:table-cell table:style-name="TableCell5587">
            <text:p text:style-name="P5588">Arlequin, dévaliseur de maison.</text:p>
          </table:table-cell>
          <table:table-cell table:style-name="TableCell5589">
            <text:p text:style-name="Corpsdetexte"/>
          </table:table-cell>
        </table:table-row>
        <table:table-row table:style-name="TableRow5590">
          <table:table-cell table:style-name="TableCell5591">
            <text:p text:style-name="Corpsdetexte"><text:span text:style-name="T5592">Scapin fait remarquer à Flaminia,</text:span><text:s/><text:span text:style-name="T5593">maîtresse de Pantalon</text:span>,<text:s/><text:span text:style-name="T5594">le diamant que ce vieillard a au doigt</text:span> ;<text:span text:style-name="T5595"><text:s/></text:span><text:span text:style-name="pb">[p.</text:span><text:span text:style-name="pb"><text:s/></text:span><text:span text:style-name="pb">331</text:span><text:span text:style-name="pb">]</text:span><text:span text:style-name="T5596"><text:s/></text:span><text:span text:style-name="T5597">Flaminia le loue. Scapin le prend, afin qu’elle le voie mieux ; il le</text:span><text:s/><text:span text:style-name="T5598">lui montre, en l’assurant que Pantalon lui</text:span><text:s/><text:span text:style-name="T5599">en fait présent ; et ce</text:span><text:s/><text:span text:style-name="T5600">Vieillard n’ose dire le contraire, quelque envie qu’il en ait.</text:span></text:p>
          </table:table-cell>
          <table:table-cell table:style-name="TableCell5601">
            <text:p text:style-name="Corpsdetexte">Cette<text:s/>scène<text:s/>est<text:s/>tout<text:s/>à<text:s/>fait<text:s/>semblable<text:s/>à<text:s/>celle<text:s/>d’Harpagon,<text:s/>de<text:s/>Cléante<text:s/>et<text:s/>de<text:s/>Marianne,<text:s/>avec<text:s/>cette<text:s/>différence,<text:s/><text:span text:style-name="pb">[p.</text:span><text:span text:style-name="pb"><text:s/></text:span><text:span text:style-name="pb">331</text:span><text:span text:style-name="pb">]</text:span><text:span text:style-name="T5602"><text:s/></text:span>qu’elle<text:s/>est<text:s/>bien<text:s/>plus<text:s/>propre<text:s/>à<text:s/>faire<text:s/>valoir<text:s/>le<text:s/>caractère<text:s/>principal,<text:s/>puisque<text:s/>Harpagon<text:s/>est<text:s/>avare,<text:s/>et<text:s/>que<text:s/>Pantalon<text:s/>est<text:s/>généreux.</text:p>
          </table:table-cell>
        </table:table-row>
        <table:table-row table:style-name="TableRow5603">
          <table:table-cell table:style-name="TableCell5604">
            <text:p text:style-name="P5605">La Cameriera nobile.</text:p>
          </table:table-cell>
          <table:table-cell table:style-name="TableCell5606">
            <text:p text:style-name="P5607">ACTE IV.<text:s/><text:line-break/>Scènes IV<text:s/><text:span text:style-name="T5608">et</text:span><text:s/>V.</text:p>
          </table:table-cell>
        </table:table-row>
        <table:table-row table:style-name="TableRow5609">
          <table:table-cell table:style-name="TableCell5610">
            <text:p text:style-name="P5611">Pantalon et le Docteur, rivaux, en viennent aux mains, et sont deux fois séparés par Scapin, qui en leur demandant à chacun en particulier l’origine de leur querelle, fait accroire à chacun d’eux en particulier que son rival lui cède sa maîtresse, etc.</text:p>
          </table:table-cell>
          <table:table-cell table:style-name="TableCell5612">
            <text:p text:style-name="Corpsdetexte">Maître<text:s/>Jacques<text:s/>fait<text:s/>la<text:s/>même<text:s/>scène<text:s/>entre<text:s/>Harpagon<text:s/>et<text:s/>son<text:s/>fils,<text:s/>qui<text:s/>se<text:s/>querellent<text:s/>au<text:s/>sujet<text:s/>de<text:s/>Marianne.</text:p>
          </table:table-cell>
        </table:table-row>
        <table:table-row table:style-name="TableRow5613">
          <table:table-cell table:style-name="TableCell5614">
            <text:p text:style-name="P5615">Lélio et Arlequin, valets dans la même maison.</text:p>
          </table:table-cell>
          <table:table-cell table:style-name="TableCell5616">
            <text:p text:style-name="P5617">ACTE V.<text:s/><text:line-break/>Scènes II<text:s/><text:span text:style-name="T5618">et</text:span><text:s/>III.</text:p>
          </table:table-cell>
        </table:table-row>
        <table:table-row table:style-name="TableRow5619">
          <table:table-cell table:style-name="TableCell5620">
            <text:p text:style-name="Corpsdetexte"><text:span text:style-name="T5621">Arlequin</text:span>,<text:s/><text:span text:style-name="T5622">par l’animosité qu’il a contre Lélio, vole une bourse, et l’accuse d’en</text:span><text:s/><text:span text:style-name="T5623">être le voleur.</text:span><text:s/><text:span text:style-name="T5624">Pantalon reproche à Lélio, d’une façon équivoque, l’indignité de son action, et Lélio lui répond de même sur l’amour de Flaminia : cette scène est plus ou</text:span><text:s/><text:span text:style-name="T5625">moins soutenue à<text:s/></text:span><text:span text:style-name="pb">[p.</text:span><text:span text:style-name="pb"><text:s/></text:span><text:span text:style-name="pb">332</text:span><text:span text:style-name="pb">]</text:span><text:span text:style-name="T5626"><text:s/></text:span><text:span text:style-name="T5627">l’impromptu, suivant le talent des acteurs ; mais ils ont tous par tradition un certain nombre de propos, ou de répliques principales, dont Molière s’est servi dans son<text:s/></text:span>Avare<text:span text:style-name="T5628">.</text:span></text:p>
          </table:table-cell>
          <table:table-cell table:style-name="TableCell5629">
            <text:p text:style-name="Corpsdetexte">L’idée<text:s/>de<text:s/>cette<text:s/>scène<text:s/>est<text:s/>dans<text:s/>Plaute,<text:s/>mais<text:s/>elle<text:s/>n’y<text:s/>est,<text:s/>pour<text:s/>ainsi<text:s/>dire,<text:s/>que<text:s/>croquée.<text:s/>Les<text:s/>Italiens<text:s/>y<text:s/>ont<text:s/>ajouté ;<text:s/>et<text:s/>Molière<text:s/>en<text:s/>a<text:s/>fait<text:s/>usage<text:s/>dans<text:s/>la<text:s/>scène<text:s/>de<text:s/>la<text:s/>Cassette,<text:s/>mais<text:s/>en<text:s/>ajoutant<text:s/>de<text:s/>la<text:s/>finesse<text:s/>aux<text:s/>plaisanteries<text:s/>italiennes.<text:s/>On<text:s/>peut<text:s/>ajouter<text:s/>encore<text:s/>que<text:s/>le<text:s/>caractère<text:s/>de<text:s/>Maître<text:s/><text:span text:style-name="pb">[p.</text:span><text:span text:style-name="pb"><text:s/></text:span><text:span text:style-name="pb">332</text:span><text:span text:style-name="pb">]</text:span><text:span text:style-name="T5630"><text:s/></text:span>Jacques,<text:s/>et<text:s/>ce<text:s/>qu’il<text:s/>fait,<text:s/>ont<text:s/>tant<text:s/>de<text:s/>rapport<text:s/>avec<text:s/>tout<text:s/>ce<text:s/>que<text:s/>fait<text:s/>Arlequin,<text:s/>qu’il<text:s/>est<text:s/>très<text:s/>probable<text:s/>que<text:s/>Molière<text:s/>a<text:s/>eu<text:s/>dessein<text:s/>de<text:s/>l’imiter dans son<text:s/><text:span text:style-name="T5631">Avare</text:span><text:span text:style-name="Appelnotedebasdep."><text:note text:note-class="footnote" text:id="_ftn120"><text:note-citation>121</text:note-citation><text:note-body><text:p text:style-name="Notedebasdepage"><text:span text:style-name="T5632"><text:s/></text:span>[BOTTOM]<text:s/>(a)<text:s/><text:span text:style-name="quote.c">« Pour preuve de tout ce que l’on a avancé, voyez Bayle aux notes qu’il a faites sur l’article de Molière, et le<text:s/></text:span><text:span text:style-name="T5633">Teatro di Flaminio Scala</text:span><text:span text:style-name="quote.c">, i</text:span><text:span text:style-name="quote.c">mprimé en 1611. »</text:span><text:span text:style-name="T5634"><text:s/></text:span><text:span text:style-name="T5635">Note de M. Riccoboni</text:span><text:span text:style-name="T5636">.</text:span></text:p></text:note-body></text:note></text:span>.</text:p>
          </table:table-cell>
        </table:table-row>
      </table:table>
      <text:p text:style-name="quote">« On<text:s/>peut<text:s/>voir<text:s/>par<text:s/>ces<text:s/>exemples<text:s/>combien<text:s/>ces<text:s/>métamorphoses,<text:s/>si<text:s/>je<text:s/>puis<text:s/>m’exprimer<text:s/>ainsi,<text:s/>sont<text:s/>surprenantes,<text:s/>et<text:s/>avec<text:s/>quel<text:s/>art<text:s/>le<text:s/>poète<text:s/>français<text:s/>a<text:s/>adapté<text:s/>à<text:s/>son<text:s/>sujet<text:s/>tout<text:s/>ce<text:s/>qu’il<text:s/>a<text:s/>imité ;<text:s/>car<text:s/>les<text:s/>copies<text:s/>deviennent<text:s/>entre<text:s/>ses<text:s/>mains<text:s/>des<text:s/>originaux,<text:s/>et<text:s/>perdent<text:s/>ce<text:s/>caractère<text:s/>d’imitation<text:s/>servile<text:s/>qu’il<text:s/>est<text:s/>si<text:s/>difficile<text:s/>aux<text:s/>auteurs<text:s/>de<text:s/>ne<text:s/>pas<text:s/>laisser<text:s/>dans<text:s/>les<text:s/>ouvrages<text:s/>dont<text:s/>les<text:s/>idées<text:s/>ne<text:s/>leur<text:s/>appartiennent<text:s/>pas.<text:s/>Ajoutons<text:s/>que<text:s/>c’est<text:s/>de<text:s/>Molière<text:s/>seul<text:s/>que<text:s/>l’on<text:s/>peut<text:s/>apprendre<text:s/>à<text:s/>se<text:s/>servir<text:s/>de<text:s/>plusieurs<text:s/>ouvrages,<text:s/>pour<text:s/>en<text:s/>construire<text:s/>une<text:s/>fable<text:s/>d’imitation<text:s/>mixte,<text:s/>étant<text:s/>le<text:s/>seul<text:s/>qui<text:s/>nous<text:s/>en<text:s/>ait<text:s/>laissé<text:s/>l’exemple,<text:s/>et<text:s/>qu’il<text:s/>ne<text:s/>paraît<text:s/>pas<text:s/>moins<text:s/>admirable,<text:s/>lorsqu’il<text:s/>est<text:s/>imitateur,<text:s/>que<text:s/>lorsqu’il<text:s/>est<text:s/>original. »</text:p>
      <text:p text:style-name="Corpsdetexte"><text:span text:style-name="pb">[p</text:span><text:span text:style-name="pb">.</text:span><text:span text:style-name="pb"><text:s/></text:span><text:span text:style-name="pb">333</text:span><text:span text:style-name="pb">]</text:span><text:span text:style-name="T5637"><text:s/></text:span><text:span text:style-name="T5638">Voici</text:span><text:span text:style-name="T5639"><text:s/></text:span><text:span text:style-name="T5640">de</text:span><text:span text:style-name="T5641"><text:s/></text:span><text:span text:style-name="T5642">quelle</text:span><text:span text:style-name="T5643"><text:s/></text:span><text:span text:style-name="T5644">façon</text:span><text:span text:style-name="T5645"><text:s/></text:span><text:span text:style-name="T5646">Robinet</text:span><text:span text:style-name="T5647"><text:s/></text:span><text:span text:style-name="T5648">rendit</text:span><text:span text:style-name="T5649"><text:s/></text:span><text:span text:style-name="T5650">compte</text:span><text:span text:style-name="T5651"><text:s/></text:span><text:span text:style-name="T5652">de</text:span><text:span text:style-name="T5653"><text:s/></text:span><text:span text:style-name="T5654">la comédie</text:span><text:span text:style-name="T5655"><text:s/></text:span><text:span text:style-name="T5656">de</text:span><text:span text:style-name="T5657"><text:s/></text:span><text:span text:style-name="T5658">L</text:span><text:span text:style-name="T5659">’</text:span><text:span text:style-name="T5660">Avare</text:span><text:span text:style-name="T5661">.</text:span></text:p>
      <text:p text:style-name="P5662">Lettre<text:s/>en<text:s/>vers<text:s/>du<text:s/>15 septembre 1668.</text:p>
      <text:p text:style-name="quote.l">      Prenant<text:s/>soin<text:s/>du<text:s/>plaisir<text:s/>public,</text:p>
      <text:p text:style-name="quote.l">Moi,<text:s/>qui<text:s/>marchant<text:s/>ne<text:s/>fais<text:s/>point<text:s/>clic,</text:p>
      <text:p text:style-name="quote.l">J’avertis<text:s/>que<text:s/>le<text:s/>sieur<text:s/><text:span text:style-name="T5663">Molière</text:span>,</text:p>
      <text:p text:style-name="quote.l">De<text:s/>qui<text:s/>l’âme<text:s/>est<text:s/>si<text:s/>familière,</text:p>
      <text:p text:style-name="quote.l">Avecque<text:s/>les<text:s/>neuf<text:s/>doctes<text:s/>Sœurs,</text:p>
      <text:p text:style-name="quote.l">Dont<text:s/>il<text:s/>reçoit<text:s/>mille<text:s/>douceurs,</text:p>
      <text:p text:style-name="quote.l">Donne<text:s/>à<text:s/>présent<text:s/>sur<text:s/>son<text:s/>théâtre,</text:p>
      <text:p text:style-name="quote.l">Où<text:s/>son<text:s/>génie<text:s/>on<text:s/>idolâtre,</text:p>
      <text:p text:style-name="quote.l">Un<text:s/><text:span text:style-name="T5664">Avare</text:span><text:s/>qui<text:s/>divertit,</text:p>
      <text:p text:style-name="quote.l">Non<text:s/>pas<text:s/>certes<text:s/>pour<text:s/>un<text:s/>petit,</text:p>
      <text:p text:style-name="quote.l">Mais<text:s/>au-delà<text:s/>ce<text:s/>qu’on<text:s/>peut<text:s/>dire,</text:p>
      <text:p text:style-name="quote.l">Car<text:s/>d’un<text:s/>bout<text:s/>à<text:s/>l’autre<text:s/>il<text:s/>fait<text:s/>rire ;</text:p>
      <text:p text:style-name="quote.l">Il<text:s/>parle<text:s/>en<text:s/>prose,<text:s/>et<text:s/>non<text:s/>en<text:s/>vers ;</text:p>
      <text:p text:style-name="quote.l">Mais<text:s/>nonobstant<text:s/>les<text:s/>goûts<text:s/>divers,</text:p>
      <text:p text:style-name="quote.l">Cette<text:s/>pièce<text:s/>est<text:s/>si<text:s/>théâtrale,</text:p>
      <text:p text:style-name="quote.l">Qu’en<text:s/>douceur<text:s/>les<text:s/>vers<text:s/>elle<text:s/>égale.</text:p>
      <text:p text:style-name="quote.l">Au<text:s/>reste,<text:s/>il<text:s/>est<text:s/>si<text:s/>bien<text:s/>joué,</text:p>
      <text:p text:style-name="quote.l">(C’est<text:s/>un<text:s/>fait<text:s/>de<text:s/>tous<text:s/>avoué,)</text:p>
      <text:p text:style-name="quote.l">Par<text:s/>toute<text:s/>sa<text:s/>troupe<text:s/>excellente,</text:p>
      <text:p text:style-name="quote.l">Que<text:s/>cet<text:s/><text:span text:style-name="T5665">Avare</text:span><text:s/>que<text:s/>je<text:s/>chante,</text:p>
      <text:p text:style-name="quote.l">Est<text:s/>prodigue<text:s/>en<text:s/>gais<text:s/>incidents,</text:p>
      <text:p text:style-name="quote.l">Qui<text:s/>font<text:s/>des<text:s/>mieux<text:s/>passer<text:s/>le<text:s/>temps.</text:p>
      <text:p text:style-name="label"><text:span text:style-name="pb">[p</text:span><text:span text:style-name="pb">.</text:span><text:span text:style-name="pb"><text:s/></text:span><text:span text:style-name="pb">334</text:span><text:span text:style-name="pb">]</text:span><text:span text:style-name="T5666"><text:s/></text:span><text:span text:style-name="T5667">Lettre</text:span><text:span text:style-name="T5668"><text:s/></text:span><text:span text:style-name="T5669">en</text:span><text:span text:style-name="T5670"><text:s/></text:span><text:span text:style-name="T5671">vers</text:span><text:span text:style-name="T5672"><text:s/></text:span><text:span text:style-name="T5673">du</text:span><text:span text:style-name="T5674"><text:s/></text:span><text:span text:style-name="T5675">même,</text:span><text:span text:style-name="T5676"><text:s/></text:span><text:span text:style-name="T5677">du</text:span><text:span text:style-name="T5678"><text:s/></text:span><text:span text:style-name="T5679">22</text:span><text:span text:style-name="T5680"> s</text:span><text:span text:style-name="T5681">eptembre</text:span><text:span text:style-name="T5682"> </text:span><text:span text:style-name="T5683">1668.</text:span></text:p>
      <text:p text:style-name="quote.l">Ces<text:s/>jours-ci,<text:s/><text:span text:style-name="T5684">Monsieur</text:span><text:s/>et<text:s/><text:span text:style-name="T5685">Madame</text:span>,</text:p>
      <text:p text:style-name="quote.l">Si<text:s/>bien<text:s/>pourvus<text:s/>de<text:s/>corps<text:s/>et<text:s/>d’âme,</text:p>
      <text:p text:style-name="quote.l">Pour<text:s/>être<text:s/>l’un<text:s/>de<text:s/>l’autre<text:s/>épris,</text:p>
      <text:p text:style-name="quote.l">Ont<text:s/>fait<text:s/>leur<text:s/>demeure<text:s/>à<text:s/>Paris,</text:p>
      <text:p text:style-name="quote.l">Où<text:s/>leur<text:s/>présence<text:s/>est<text:s/>assez<text:s/>rare ;</text:p>
      <text:soft-page-break/>
      <text:p text:style-name="quote.l">Et<text:s/>le<text:s/>divertissant<text:s/><text:span text:style-name="T5686">Avare</text:span>,</text:p>
      <text:p text:style-name="quote.l">Aussi<text:s/>vrai<text:s/>que<text:s/>je<text:s/>vous<text:s/>le<text:s/>di,</text:p>
      <text:p text:style-name="quote.l">Dimanche<text:span text:style-name="Appelnotedebasdep."><text:note text:note-class="footnote" text:id="_ftn121"><text:note-citation>122</text:note-citation><text:note-body><text:p text:style-name="Notedebasdepage"><text:span text:style-name="T5687"><text:s/></text:span>[BOTTOM]<text:s/>(1)<text:s/><text:span text:style-name="T5688">16 s</text:span><text:span text:style-name="T5689">eptembre.</text:span></text:p></text:note-body></text:note></text:span><text:s/>fut<text:s/>très<text:s/>applaudi.</text:p>
      <text:p text:style-name="quote.l">Jeudi<text:span text:style-name="Appelnotedebasdep."><text:note text:note-class="footnote" text:id="_ftn122"><text:note-citation>123</text:note-citation><text:note-body><text:p text:style-name="Notedebasdepage"><text:span text:style-name="T5690"><text:s/></text:span>[BOTTOM]<text:s/>(2)<text:s/><text:span text:style-name="T5691">20 s</text:span><text:span text:style-name="T5692">eptembre.</text:span></text:p></text:note-body></text:note></text:span><text:s/>Leurs<text:s/>Altesses<text:s/>Royales,</text:p>
      <text:p text:style-name="quote.l">Qui<text:s/>nulle<text:s/>part<text:s/>n’ont<text:s/>leurs<text:s/>égales,</text:p>
      <text:p text:style-name="quote.l">Furent<text:s/>environ<text:s/>jour<text:s/>failli,</text:p>
      <text:p text:style-name="quote.l">Se<text:s/>divertir<text:s/>à<text:s/>Chantilly,</text:p>
      <text:p text:style-name="quote.l">Où<text:s/>le<text:s/>Grand<text:s/>Condé<text:s/>leur<text:s/>fit<text:s/>chère</text:p>
      <text:p text:style-name="quote.l">Je<text:s/>vous<text:s/>assure,<text:s/>toute<text:s/>entière :</text:p>
      <text:p text:style-name="quote.l">Et<text:s/><text:span text:style-name="T5693">Molière</text:span><text:s/>y<text:s/>montra<text:s/>son<text:s/>nez,</text:p>
      <text:p text:style-name="quote.l">C’en<text:s/>est<text:s/>je<text:s/>pense<text:s/>dire<text:s/>assez.</text:p>
      <text:p text:style-name="P5694">Autre<text:s/>du<text:s/>20 novembre.</text:p>
      <text:p text:style-name="quote.l">      Je<text:s/>parle<text:s/>de<text:s/>la<text:s/>Saint<text:s/>Hubert.</text:p>
      <text:p text:style-name="quote.l">……………………………………</text:p>
      <text:p text:style-name="quote.l">Le<text:s/>bal,<text:s/>ballet<text:s/>et<text:s/>comédie,</text:p>
      <text:p text:style-name="quote.l">Avecque<text:s/>grande<text:s/>mélodie,</text:p>
      <text:p text:style-name="quote.l">Ont<text:s/>été<text:s/>de<text:s/>la<text:s/>fête<text:s/>aussi.</text:p>
      <text:p text:style-name="quote.l">……………………………………</text:p>
      <text:p text:style-name="quote.l">Au<text:s/>reste,<text:s/>l’on<text:s/>dit<text:s/>que<text:s/><text:span text:style-name="T5695">Molière</text:span>,</text:p>
      <text:p text:style-name="quote.l">Paraissant<text:s/>dans<text:s/>cette<text:s/>carrière,</text:p>
      <text:p text:style-name="quote.l">Avecque<text:s/>ses<text:s/>charmants<text:s/>acteurs,</text:p>
      <text:p text:style-name="quote.l">Ravit<text:s/>ses<text:s/>royaux<text:s/>spectateurs,</text:p>
      <text:p text:style-name="quote.l">Et<text:s/>sans<text:s/>épargne<text:s/>les<text:s/>fit<text:s/>rire,</text:p>
      <text:p text:style-name="quote.l">Jusques<text:s/>à<text:s/>notre<text:s/>grave<text:s/>sire,</text:p>
      <text:p text:style-name="quote.l">Dans<text:s/>son<text:s/><text:span text:style-name="T5696">Paysan</text:span><text:span text:style-name="T5697"><text:s/></text:span><text:span text:style-name="T5698">mal</text:span><text:span text:style-name="T5699"><text:s/></text:span><text:span text:style-name="T5700">marié</text:span><text:span text:style-name="T5701"><text:note text:note-class="footnote" text:id="_ftn123"><text:note-citation>124</text:note-citation><text:note-body><text:p text:style-name="Notedebasdepage"><text:s/>[BOTTOM]<text:s/>*<text:s/><text:span text:style-name="T5702">George Dandin</text:span>.</text:p></text:note-body></text:note></text:span>,</text:p>
      <text:p text:style-name="quote.l">Qu’à<text:s/>Versailles<text:s/>il<text:s/>avait<text:s/>joué :</text:p>
      <text:p text:style-name="quote.l">Et<text:s/>dans<text:s/>son<text:s/>excellent<text:s/><text:span text:style-name="T5703">Avare</text:span></text:p>
      <text:p text:style-name="quote.l">Que<text:s/>ceux,<text:s/>de<text:s/>l’esprit<text:s/>plus<text:s/>bizarre,</text:p>
      <text:p text:style-name="quote.l">Ont<text:s/>rencontré<text:s/>fort<text:s/>à<text:s/>leur<text:s/>goût</text:p>
      <text:p text:style-name="quote.l">Du<text:s/>commencement<text:s/>jusqu’au<text:s/>bout.</text:p>
      <text:h text:style-name="Titre1" text:outline-level="1">1669.<text:s/>Tartuffe,<text:s/>ou<text:s/>l’Imposteur</text:h>
      <text:p text:style-name="argument"><text:span text:style-name="pb">[p.</text:span><text:span text:style-name="pb"><text:s/></text:span><text:span text:style-name="pb">385</text:span><text:span text:style-name="pb">]</text:span><text:span text:style-name="T5704"><text:s/></text:span>Comédie<text:s/>en<text:s/>cinq<text:s/>actes,<text:s/>en<text:s/>vers,<text:s/>de<text:s/>M. Molière,<text:s/>représentée<text:s/>sur<text:s/>le<text:s/>théâtre du<text:s/>Palais-Royal<text:s/>le<text:s/>5 août 1667<text:s/>(et<text:s/>défendue<text:s/>le<text:s/>lendemain)<text:s/>et<text:s/>depuis<text:s/>sans<text:s/>interruption<text:s/>le<text:s/>mardi<text:s/>5 février 1669.</text:p>
      <text:p text:style-name="P5705">Lettre<text:s/>en<text:s/>vers<text:s/>de<text:s/>Robinet,<text:s/>du<text:s/>9 février 1669.</text:p>
      <text:p text:style-name="quote.l">      À<text:s/>propos<text:s/>de<text:s/>surprise<text:s/>ici,</text:p>
      <text:soft-page-break/>
      <text:p text:style-name="quote.l">La<text:s/>mienne<text:s/>fut<text:s/>très<text:s/>grande<text:s/>aussi,</text:p>
      <text:p text:style-name="quote.l">Quand<text:s/>mardi<text:span text:style-name="Appelnotedebasdep."><text:note text:note-class="footnote" text:id="_ftn124"><text:note-citation>125</text:note-citation><text:note-body><text:p text:style-name="Notedebasdepage"><text:span text:style-name="T5706"><text:s/></text:span>[BOTTOM]<text:s/>(1)<text:s/><text:span text:style-name="T5707">Mardi 5 </text:span><text:span text:style-name="T5708">février.</text:span></text:p></text:note-body></text:note></text:span><text:s/>je<text:s/>sus<text:s/>qu’en<text:s/>lumière,</text:p>
      <text:p text:style-name="quote.l">Le<text:s/>beau<text:s/><text:span text:style-name="T5709">Tartuffe</text:span><text:span text:style-name="Appelnotedebasdep."><text:note text:note-class="footnote" text:id="_ftn125"><text:note-citation>126</text:note-citation><text:note-body><text:p text:style-name="Notedebasdepage"><text:span text:style-name="T5710"><text:s/></text:span>[BOTTOM]<text:s/>(2)<text:s/><text:span text:style-name="T5711">Autrement<text:s/></text:span><text:span text:style-name="T5712">L’I</text:span><text:span text:style-name="T5713">mposteur</text:span><text:span text:style-name="T5714">.</text:span></text:p></text:note-body></text:note></text:span><text:s/>de<text:s/><text:span text:style-name="T5715">Molière</text:span>,</text:p>
      <text:p text:style-name="quote.l">Allait<text:s/>paraître,<text:s/>et<text:s/>qu’en<text:s/>effet,</text:p>
      <text:p text:style-name="quote.l">Selon<text:s/>mon<text:s/>très<text:s/>ardent<text:s/>souhait,</text:p>
      <text:p text:style-name="quote.l">Je<text:s/>le<text:s/>vis,<text:s/>non<text:s/>sans<text:s/>quelque<text:s/>peine,</text:p>
      <text:p text:style-name="quote.l">Ce<text:s/>même<text:s/>jour-là<text:s/>sur<text:s/>la<text:s/>scène :</text:p>
      <text:p text:style-name="quote.l">Car<text:s/>je<text:s/>vous<text:s/>jure<text:s/>en<text:s/>vérité,</text:p>
      <text:p text:style-name="quote.l">Qu’alors<text:s/>la<text:s/>curiosité,</text:p>
      <text:p text:style-name="quote.l">Abhorrant,<text:s/>comme<text:s/>la<text:s/>nature,</text:p>
      <text:p text:style-name="quote.l">Le<text:s/>vide,<text:s/>en<text:s/>cette<text:s/>conjoncture,</text:p>
      <text:p text:style-name="quote.l">Elle<text:s/>n’en<text:s/>laissa<text:s/>nulle<text:s/>part,</text:p>
      <text:p text:style-name="quote.l">Et<text:s/>que<text:s/>maints<text:s/>coururent<text:s/>hasard,</text:p>
      <text:p text:style-name="quote.l"><text:span text:style-name="pb">[p</text:span><text:span text:style-name="pb">.</text:span><text:span text:style-name="pb"><text:s/></text:span><text:span text:style-name="pb">386</text:span><text:span text:style-name="pb">]</text:span><text:span text:style-name="T5716"><text:s/></text:span>D’être<text:s/>étouffés<text:s/>dans<text:s/>la<text:s/>presse,</text:p>
      <text:p text:style-name="quote.l">Ou<text:s/>l’on<text:s/>oyait<text:s/>crier<text:s/>sans<text:s/>cesse,</text:p>
      <text:p text:style-name="quote.l">« Je<text:s/>suffoque,<text:s/>je<text:s/>n’en<text:s/>puis<text:s/>plus ;</text:p>
      <text:p text:style-name="quote.l">« Hélas,<text:s/>Monsieur<text:s/><text:span text:style-name="T5717">Tartuffius</text:span>,</text:p>
      <text:p text:style-name="quote.l">« Faut-il<text:s/>que<text:s/>de<text:s/>vous<text:s/>voir,<text:s/>l’envie</text:p>
      <text:p text:style-name="quote.l">« Me<text:s/>coûte<text:s/>peut-être<text:s/>la<text:s/>vie ! »</text:p>
      <text:p text:style-name="quote.l">Nul<text:s/>néanmoins<text:s/>n’y<text:s/>suffoqua,</text:p>
      <text:p text:style-name="quote.l">Et<text:s/>seulement<text:s/>on<text:s/>disloqua</text:p>
      <text:p text:style-name="quote.l">À<text:s/>quelques-uns,<text:s/>manteaux<text:s/>et<text:s/>côtes,</text:p>
      <text:p text:style-name="quote.l">À<text:s/>cela<text:s/>près,<text:s/>qui<text:s/>fut<text:s/>leur<text:s/>faute,</text:p>
      <text:p text:style-name="quote.l">Car<text:s/>à<text:s/>la<text:s/>presse<text:s/>vont<text:s/>les<text:s/>fous,</text:p>
      <text:p text:style-name="quote.l">On<text:s/>vit,<text:s/>en<text:s/>riant<text:s/>à<text:s/>tous<text:s/>coups,</text:p>
      <text:p text:style-name="quote.l">Ce<text:s/>Tartuffe,<text:s/>cet<text:s/>hypocrite,</text:p>
      <text:p text:style-name="quote.l">Lequel<text:s/>faisant<text:s/>la<text:s/>chattemite,</text:p>
      <text:p text:style-name="quote.l">Sous<text:s/>un<text:s/>masque<text:s/>de<text:s/>piété,</text:p>
      <text:p text:style-name="quote.l">Déguise<text:s/>sa<text:s/>malignité,</text:p>
      <text:p text:style-name="quote.l">Et<text:s/>trompe<text:s/>ainsi,<text:s/>séduit,<text:s/>abusé,</text:p>
      <text:p text:style-name="quote.l">Le<text:s/>simple,<text:s/>la<text:s/>dupe,<text:s/>la<text:s/>buse.</text:p>
      <text:p text:style-name="quote.l">Ce<text:s/>Molière,<text:s/>par<text:s/>son<text:s/>pinceau,</text:p>
      <text:p text:style-name="quote.l">En<text:s/>a<text:s/>fait<text:s/>le<text:s/>parlant<text:s/>tableau,</text:p>
      <text:p text:style-name="quote.l">Avec<text:s/>tant<text:s/>d’art,<text:s/>tant<text:s/>de<text:s/>justesse,</text:p>
      <text:p text:style-name="quote.l">Et<text:s/>bref<text:s/>tant<text:s/>de<text:s/>délicatesse,</text:p>
      <text:p text:style-name="quote.l">Qu’il<text:s/>charme<text:s/>tous<text:s/>les<text:s/>vrais<text:s/>dévots,</text:p>
      <text:p text:style-name="quote.l">Comme<text:s/>il<text:s/>fait<text:s/>enrager<text:s/>les<text:s/>faux.</text:p>
      <text:p text:style-name="quote.l">Et<text:s/>les<text:s/>caractères,<text:s/>au<text:s/>reste,</text:p>
      <text:p text:style-name="quote.l">(C’est<text:s/>une<text:s/>chose<text:s/>manifeste)</text:p>
      <text:soft-page-break/>
      <text:p text:style-name="quote.l">Sont<text:s/>tous<text:s/>si<text:s/>bien<text:s/>distribués,</text:p>
      <text:p text:style-name="quote.l">Et<text:s/>naturellement,<text:s/>joués,</text:p>
      <text:p text:style-name="quote.l">Que<text:s/>jamais<text:s/>nulle<text:s/>comédie</text:p>
      <text:p text:style-name="quote.l">Ne<text:s/>fut<text:s/>aussi<text:s/>tant<text:s/>applaudie.</text:p>
      <text:p text:style-name="label"><text:span text:style-name="pb">[p</text:span><text:span text:style-name="pb">.</text:span><text:span text:style-name="pb"><text:s/></text:span><text:span text:style-name="pb">387</text:span><text:span text:style-name="pb">]</text:span><text:span text:style-name="T5718"><text:s/></text:span><text:span text:style-name="T5719">Lettre</text:span><text:span text:style-name="T5720"><text:s/></text:span><text:span text:style-name="T5721">en</text:span><text:span text:style-name="T5722"><text:s/></text:span><text:span text:style-name="T5723">vers</text:span><text:span text:style-name="T5724"><text:s/></text:span><text:span text:style-name="T5725">du</text:span><text:span text:style-name="T5726"><text:s/></text:span><text:span text:style-name="T5727">même,</text:span><text:span text:style-name="T5728"><text:s/></text:span><text:span text:style-name="T5729">du</text:span><text:span text:style-name="T5730"><text:s/></text:span><text:span text:style-name="T5731">23</text:span><text:span text:style-name="T5732"> f</text:span><text:span text:style-name="T5733">évrier</text:span><text:span text:style-name="T5734"> </text:span><text:span text:style-name="T5735">1669.</text:span></text:p>
      <text:p text:style-name="quote.l">À<text:s/>propos<text:s/>d’ébat<text:s/>théâtral :</text:p>
      <text:p text:style-name="quote.l">Toujours<text:s/>dans<text:s/>le<text:s/>Palais-Royal,</text:p>
      <text:p text:style-name="quote.l">Aussi<text:s/>le<text:s/><text:span text:style-name="T5736">Tartuffe</text:span><text:s/>se<text:s/>joue :</text:p>
      <text:p text:style-name="quote.l">Où<text:s/>son<text:s/>auteur<text:span text:style-name="Appelnotedebasdep."><text:note text:note-class="footnote" text:id="_ftn126"><text:note-citation>127</text:note-citation><text:note-body><text:p text:style-name="Notedebasdepage"><text:span text:style-name="T5737"><text:s/></text:span>[BOTTOM]<text:s/>(1)<text:s/><text:span text:style-name="T5738">M. Molière</text:span></text:p></text:note-body></text:note></text:span>,<text:s/>je<text:s/>vous<text:s/>l’avoue,</text:p>
      <text:p text:style-name="quote.l">Sous<text:s/>le<text:s/>nom<text:s/>de<text:s/>Monsieur<text:s/><text:span text:style-name="T5739">Orgon,</text:span></text:p>
      <text:p text:style-name="quote.l">Amasse<text:s/>pécune<text:s/>et<text:s/>renom.</text:p>
      <text:p text:style-name="quote.l">Mais<text:s/>pas<text:s/>moins<text:s/>encor<text:s/>je<text:s/>n’admire,</text:p>
      <text:p text:style-name="quote.l">Son<text:s/>épouse<text:s/>la<text:s/>jeune<text:s/><text:span text:style-name="T5740">Elmire</text:span><text:span text:style-name="Appelnotedebasdep."><text:note text:note-class="footnote" text:id="_ftn127"><text:note-citation>128</text:note-citation><text:note-body><text:p text:style-name="Notedebasdepage"><text:span text:style-name="T5741"><text:s/></text:span>[BOTTOM]<text:s/>(2)<text:s/><text:span text:style-name="T5742">M</text:span><text:span text:style-name="T5743">lle</text:span><text:span text:style-name="T5744"> </text:span><text:span text:style-name="T5745">Molière.</text:span></text:p></text:note-body></text:note></text:span>,</text:p>
      <text:p text:style-name="quote.l">Car<text:s/>on<text:s/>ne<text:s/>saurait<text:s/>constamment</text:p>
      <text:p text:style-name="quote.l">Jouer<text:s/>plus<text:s/>naturellement.</text:p>
      <text:p text:style-name="quote.l">Leur<text:s/>mère,<text:s/><text:span text:style-name="T5746">Madame</text:span><text:span text:style-name="T5747"><text:s/></text:span><text:span text:style-name="T5748">Pernelle</text:span><text:span text:style-name="Appelnotedebasdep."><text:note text:note-class="footnote" text:id="_ftn128"><text:note-citation>129</text:note-citation><text:note-body><text:p text:style-name="Notedebasdepage"><text:span text:style-name="T5749"><text:s/></text:span>[BOTTOM]<text:s/>(3)<text:s/><text:span text:style-name="T5750">Le s</text:span><text:span text:style-name="T5751">ieur Béjart.</text:span></text:p></text:note-body></text:note></text:span>,</text:p>
      <text:p text:style-name="quote.l">Est<text:s/>une<text:s/>fringante<text:s/>femelle,</text:p>
      <text:p text:style-name="quote.l">Et<text:s/>s’acquitte<text:s/>ma<text:s/>foi<text:s/>des<text:s/>mieux,</text:p>
      <text:p text:style-name="quote.l">De<text:s/>son<text:s/>rôle<text:s/>facétieux.</text:p>
      <text:p text:style-name="quote.l"><text:span text:style-name="T5752">Dorine</text:span><text:span text:style-name="Appelnotedebasdep."><text:note text:note-class="footnote" text:id="_ftn129"><text:note-citation>130</text:note-citation><text:note-body><text:p text:style-name="Notedebasdepage"><text:span text:style-name="T5753"><text:s/></text:span>[BOTTOM]<text:s/>(4)<text:s/><text:span text:style-name="T5754">M</text:span><text:span text:style-name="T5755">lle</text:span><text:span text:style-name="T5756"> </text:span><text:span text:style-name="T5757">Béjart.</text:span></text:p></text:note-body></text:note></text:span>,<text:s/>maîtresse<text:s/>servante,</text:p>
      <text:p text:style-name="quote.l">Est<text:s/>encor<text:s/>bien<text:s/>diversifiante.</text:p>
      <text:p text:style-name="quote.l">Et<text:s/><text:span text:style-name="T5758">Cléante</text:span><text:span text:style-name="Appelnotedebasdep."><text:note text:note-class="footnote" text:id="_ftn130"><text:note-citation>131</text:note-citation><text:note-body><text:p text:style-name="Notedebasdepage"><text:span text:style-name="T5759"><text:s/></text:span>[BOTTOM]<text:s/>(5)<text:s/><text:span text:style-name="T5760">Le sieur La </text:span><text:span text:style-name="T5761">Thorillière.</text:span></text:p></text:note-body></text:note></text:span><text:s/>enchante<text:s/>et<text:s/>ravit,</text:p>
      <text:p text:style-name="quote.l">Dans<text:s/>les<text:s/>excellents<text:s/>vers<text:s/>qu’il<text:s/>dit.</text:p>
      <text:p text:style-name="quote.l">Ces<text:s/>deux<text:s/>autres,<text:s/>ou<text:s/>Dieu<text:s/>me<text:s/>damne,</text:p>
      <text:p text:style-name="quote.l"><text:span text:style-name="T5762">Damis</text:span><text:span text:style-name="Appelnotedebasdep."><text:note text:note-class="footnote" text:id="_ftn131"><text:note-citation>132</text:note-citation><text:note-body><text:p text:style-name="Notedebasdepage"><text:span text:style-name="T5763"><text:s/></text:span>[BOTTOM]<text:s/>(6)<text:s/><text:span text:style-name="T5764">M. Hubert.</text:span></text:p></text:note-body></text:note></text:span>,<text:s/>et<text:s/>sa<text:s/>sœur<text:s/><text:span text:style-name="T5765">Marianne</text:span><text:span text:style-name="Appelnotedebasdep."><text:note text:note-class="footnote" text:id="_ftn132"><text:note-citation>133</text:note-citation><text:note-body><text:p text:style-name="Notedebasdepage"><text:span text:style-name="T5766"><text:s/></text:span>[BOTTOM]<text:s/>(7)<text:s/><text:span text:style-name="T5767">M</text:span><text:span text:style-name="T5768">lle</text:span><text:span text:style-name="T5769"> de </text:span><text:span text:style-name="T5770">Brie.</text:span></text:p></text:note-body></text:note></text:span>,</text:p>
      <text:p text:style-name="quote.l">Qui<text:s/>font<text:s/>les<text:s/>deux<text:s/>enfants<text:s/>d’Orgon,</text:p>
      <text:p text:style-name="quote.l">Y<text:s/>font<text:s/>merveilles<text:s/>tout<text:s/>de<text:s/>bon.</text:p>
      <text:p text:style-name="quote.l"><text:span text:style-name="T5771">Valère</text:span><text:span text:style-name="Appelnotedebasdep."><text:note text:note-class="footnote" text:id="_ftn133"><text:note-citation>134</text:note-citation><text:note-body><text:p text:style-name="Notedebasdepage"><text:span text:style-name="T5772"><text:s/></text:span>[BOTTOM]<text:s/>(8)<text:s/><text:span text:style-name="T5773">Le sieur La </text:span><text:span text:style-name="T5774">Grange.</text:span></text:p></text:note-body></text:note></text:span><text:s/>amant<text:s/>de<text:s/>cette<text:s/>belle,</text:p>
      <text:p text:style-name="quote.l">Des<text:s/>galants<text:s/>y<text:s/>semble<text:s/>un<text:s/>modèle :</text:p>
      <text:p text:style-name="quote.l">Et<text:s/>le<text:s/>bon<text:s/><text:span text:style-name="T5775">Tartuffe</text:span><text:span text:style-name="Appelnotedebasdep."><text:note text:note-class="footnote" text:id="_ftn134"><text:note-citation>135</text:note-citation><text:note-body><text:p text:style-name="Notedebasdepage"><text:span text:style-name="T5776"><text:s/></text:span>[BOTTOM]<text:s/>(9)<text:s/><text:span text:style-name="T5777">Le sieur Du </text:span><text:span text:style-name="T5778">Croisy.</text:span></text:p></text:note-body></text:note></text:span>,<text:s/>en<text:s/>un<text:s/>mot,</text:p>
      <text:p text:style-name="quote.l">Charme<text:s/>en<text:s/>son<text:s/>rôle<text:s/>de<text:s/>bigot.</text:p>
      <text:p text:style-name="quote"><text:span text:style-name="pb">[p</text:span><text:span text:style-name="pb">.</text:span><text:span text:style-name="pb"><text:s/></text:span><text:span text:style-name="pb">388</text:span><text:span text:style-name="pb">]</text:span><text:span text:style-name="T5779"><text:s/></text:span>« <text:span text:style-name="Appelnotedebasdep."><text:note text:note-class="footnote" text:id="_ftn135"><text:note-citation>136</text:note-citation><text:note-body><text:p text:style-name="Notedebasdepage"><text:s/>[MARGIN] (*)<text:s/><text:span text:style-name="T5780">Mémoires sur la vie et les ouvrages de Molière</text:span>.</text:p></text:note-body></text:note></text:span>Les<text:s/>trois<text:s/>premiers<text:s/>actes<text:s/>de<text:s/><text:span text:style-name="T5781">Tartuffe</text:span><text:span text:style-name="T5782"><text:s/></text:span>avaient<text:s/>été<text:s/>représentés<text:s/>à<text:s/>la<text:s/>sixième<text:s/>journée<text:s/>des<text:s/>fêtes<text:s/>de<text:s/><text:soft-page-break/>Versailles<text:s/>le<text:s/>12 mai 1664<text:span text:style-name="Appelnotedebasdep."><text:note text:note-class="footnote" text:id="_ftn136"><text:note-citation>137</text:note-citation><text:note-body><text:p text:style-name="Notedebasdepage"><text:span text:style-name="T5783"><text:s/></text:span>[BOTTOM]<text:s/>(1)<text:s/><text:span text:style-name="T5784">Tome </text:span><text:span text:style-name="T5785">IX, p.</text:span><text:span text:style-name="T5786"> </text:span><text:span text:style-name="T5787">268.</text:span></text:p></text:note-body></text:note></text:span>,<text:s/>en<text:s/>présence<text:s/>du<text:s/>roi<text:s/>et<text:s/>des<text:s/>reines.<text:s/>Le<text:s/>roi<text:s/><text:span text:style-name="T5788">défendit</text:span><text:span text:style-name="T5789"><text:s/></text:span><text:span text:style-name="T5790">dès</text:span><text:span text:style-name="T5791"><text:s/></text:span><text:span text:style-name="T5792">lors</text:span><text:span text:style-name="T5793"><text:s/></text:span><text:span text:style-name="T5794">cette comédie</text:span><text:span text:style-name="T5795"><text:s/></text:span><text:span text:style-name="T5796">pour</text:span><text:span text:style-name="T5797"><text:s/></text:span><text:span text:style-name="T5798">le</text:span><text:span text:style-name="T5799"><text:s/></text:span><text:span text:style-name="T5800">public,</text:span><text:span text:style-name="T5801"><text:s/></text:span><text:span text:style-name="T5802">jusqu</text:span><text:span text:style-name="T5803">’</text:span><text:span text:style-name="T5804">à</text:span><text:span text:style-name="T5805"><text:s/></text:span><text:span text:style-name="T5806">ce</text:span><text:span text:style-name="T5807"><text:s/></text:span><text:span text:style-name="T5808">qu</text:span><text:span text:style-name="T5809">’</text:span><text:span text:style-name="T5810">elle</text:span><text:span text:style-name="T5811"><text:s/></text:span><text:span text:style-name="T5812">fût</text:span><text:span text:style-name="T5813"><text:s/></text:span><text:span text:style-name="T5814">achevée</text:span><text:span text:style-name="T5815"><text:s/></text:span><text:span text:style-name="T5816">et</text:span><text:span text:style-name="T5817"><text:s/></text:span><text:span text:style-name="T5818">examinée</text:span><text:span text:style-name="T5819"><text:s/></text:span><text:span text:style-name="T5820">par</text:span><text:span text:style-name="T5821"><text:s/></text:span><text:span text:style-name="T5822">des</text:span><text:span text:style-name="T5823"><text:s/></text:span><text:span text:style-name="T5824">gens</text:span><text:span text:style-name="T5825"><text:s/></text:span><text:span text:style-name="T5826">capables</text:span><text:span text:style-name="T5827"><text:s/></text:span><text:span text:style-name="T5828">d</text:span><text:span text:style-name="T5829">’</text:span><text:span text:style-name="T5830">en</text:span><text:span text:style-name="T5831"><text:s/></text:span><text:span text:style-name="T5832">faire</text:span><text:span text:style-name="T5833"><text:s/></text:span><text:span text:style-name="T5834">un</text:span><text:span text:style-name="T5835"><text:s/></text:span><text:span text:style-name="T5836">juste</text:span><text:span text:style-name="T5837"><text:s/></text:span><text:span text:style-name="T5838">discernement</text:span>,<text:s/>et<text:s/>ajouta<text:span text:style-name="Appelnotedebasdep."><text:note text:note-class="footnote" text:id="_ftn137"><text:note-citation>138</text:note-citation><text:note-body><text:p text:style-name="Notedebasdepage"><text:span text:style-name="T5839"><text:s/></text:span>[BOTTOM]<text:s/>(2)<text:s/><text:span text:style-name="T5840">Premier p</text:span><text:span text:style-name="T5841">lacet sur<text:s/></text:span><text:span text:style-name="T5842">Tartuffe</text:span><text:span text:style-name="T5843">.</text:span></text:p></text:note-body></text:note></text:span><text:s/><text:span text:style-name="T5844">qu</text:span><text:span text:style-name="T5845">’</text:span><text:span text:style-name="T5846">il</text:span><text:span text:style-name="T5847"><text:s/></text:span><text:span text:style-name="T5848">ne</text:span><text:span text:style-name="T5849"><text:s/></text:span><text:span text:style-name="T5850">trouvait</text:span><text:span text:style-name="T5851"><text:s/></text:span><text:span text:style-name="T5852">rien</text:span><text:span text:style-name="T5853"><text:s/></text:span><text:span text:style-name="T5854">à</text:span><text:span text:style-name="T5855"><text:s/></text:span><text:span text:style-name="T5856">dire</text:span><text:span text:style-name="T5857"><text:s/></text:span><text:span text:style-name="T5858">à</text:span><text:span text:style-name="T5859"><text:s/></text:span><text:span text:style-name="T5860">cette comédie</text:span>.<text:s/>Les<text:s/>faux<text:s/>dévots<text:s/>profitèrent<text:s/>de<text:s/>cette<text:s/>défense<text:s/>pour<text:s/>soulever<text:s/>Paris<text:s/>et<text:s/>la<text:s/>Cour<text:s/>contre<text:s/>la<text:s/>pièce<text:s/>et<text:s/>contre<text:s/>l’auteur.<text:s/>Molière<text:s/>ne<text:s/>fut<text:s/>pas<text:s/>seulement<text:s/>en<text:s/>butte<text:s/>aux<text:s/>Tartuffes,<text:s/>il<text:s/>avait<text:s/>encore<text:s/>pour<text:s/>ennemis<text:s/>beaucoup<text:s/>d’Orgons,<text:s/>gens<text:s/>impies<text:s/>et<text:s/>faciles<text:s/>à<text:s/>séduire,<text:s/>les<text:s/>vrais<text:s/>dévots<text:s/>étaient<text:s/>mêmes<text:s/>alarmés,<text:s/>quoique<text:s/>l’ouvrage<text:s/>ne<text:s/>fût<text:s/>guère<text:s/>connu<text:span text:style-name="Appelnotedebasdep."><text:note text:note-class="footnote" text:id="_ftn138"><text:note-citation>139</text:note-citation><text:note-body><text:p text:style-name="Notedebasdepage"><text:span text:style-name="T5861"><text:s/></text:span>[BOTTOM]<text:s/>(a)<text:s/><text:span text:style-name="quote.c">« Les trois premiers actes représentés à Versailles le 12 mai 1664 le furent encore à Villers-Cotterêts chez<text:s/></text:span><text:span text:style-name="T5862">Monsieur</text:span><text:span text:style-name="quote.c">, en présence du roi et des reines, le 24 septembre suivant. La pièce entière fut jouée à R</text:span><text:span text:style-name="quote.c">aincy</text:span><text:span text:style-name="quote.c"><text:s/>chez M. le Prince le 29 novembre de la même année ; et au même lieu le 9 novembre 1665. »</text:span><text:span text:style-name="T5863"><text:s/></text:span><text:span text:style-name="T5864">Mémoires sur la vie et les ouvrages de Molière</text:span><text:span text:style-name="T5865">.</text:span></text:p></text:note-body></text:note></text:span>,<text:s/>ni<text:s/>des<text:s/>uns<text:s/>ni<text:s/>des<text:s/>autres.<text:s/>Un<text:s/>curé…<text:span text:style-name="Appelnotedebasdep."><text:note text:note-class="footnote" text:id="_ftn139"><text:note-citation>140</text:note-citation><text:note-body><text:p text:style-name="Notedebasdepage"><text:span text:style-name="T5866"><text:s/></text:span>[BOTTOM]<text:s/>(3)<text:s/><text:span text:style-name="T5867">Premier p</text:span><text:span text:style-name="T5868">lacet sur<text:s/></text:span><text:span text:style-name="T5869">Tartuffe</text:span><text:span text:style-name="T5870">.</text:span></text:p></text:note-body></text:note></text:span>,<text:s/>dans<text:s/>un<text:s/>livre<text:s/>présenté<text:s/>au<text:s/>roi,<text:s/>décida<text:s/>que<text:s/>l’auteur<text:s/>était<text:s/>digne<text:s/>du<text:s/>feu,<text:s/>et<text:s/>le<text:s/><text:span text:style-name="T5871">damnait</text:span><text:s/>de<text:s/>sa<text:s/>propre<text:s/>autorité.<text:s/>Enfin<text:s/>Molière<text:s/>eut<text:s/>à<text:s/>essuyer<text:s/>tout<text:s/>ce<text:s/>que<text:s/>la<text:s/>vengeance<text:s/>et<text:s/>le<text:s/>zèle<text:s/>peu<text:s/>éclairé<text:s/>ont<text:s/>de<text:s/><text:span text:style-name="pb">[p</text:span><text:span text:style-name="pb">.</text:span><text:span text:style-name="pb"><text:s/></text:span><text:span text:style-name="pb">389</text:span><text:span text:style-name="pb">]</text:span><text:span text:style-name="T5872"><text:s/></text:span>plus<text:s/>dangereux<text:span text:style-name="Appelnotedebasdep."><text:note text:note-class="footnote" text:id="_ftn140"><text:note-citation>141</text:note-citation><text:note-body><text:p text:style-name="Notedebasdepage"><text:span text:style-name="T5873"><text:s/></text:span>[BOTTOM]<text:s/>(a)</text:p><text:p text:style-name="quote">« (*) Les hypocrites avaient été tellement irrités par<text:s/><text:span text:style-name="T5874">Le Tartuffe</text:span><text:s/>que l’on fit courir dans Paris un livre terrible, que l’on mettait sur le compte de Molière. C’est à cette occasion qu’il fait dire à Alceste (<text:span text:style-name="T5875">Le Misanthrope</text:span>,<text:s/>acte V, scène première) :</text:p><text:p text:style-name="quote.l"><text:span text:style-name="quote.c">Un traître, dont on sait la scandaleuse histoire,</text:span></text:p><text:p text:style-name="quote.l"><text:span text:style-name="quote.c">Est sorti triomphant d’une fausseté noire,</text:span></text:p><text:p text:style-name="quote.l"><text:span text:style-name="quote.c">Toute la bonne foi cède à sa trahison !</text:span></text:p><text:p text:style-name="quote.l"><text:span text:style-name="quote.c">Il trouve, en m’égorgeant, moyen d’avoir raison !</text:span></text:p><text:p text:style-name="quote.l"><text:span text:style-name="quote.c">Le poids de sa grimace, où brille l’artifice,</text:span></text:p><text:p text:style-name="quote.l"><text:span text:style-name="quote.c">Renverse le bon droit et tourne la justice !</text:span></text:p><text:p text:style-name="quote.l"><text:span text:style-name="quote.c">Il fait par un arrêt couronner son forfait ;</text:span></text:p><text:p text:style-name="quote.l"><text:span text:style-name="quote.c">Et non content encor du tort que l’on me fait,</text:span></text:p><text:p text:style-name="quote.l"><text:span text:style-name="quote.c">Il court, parmi le monde, un livre abominable,</text:span></text:p><text:p text:style-name="quote.l"><text:span text:style-name="quote.c">Et de qui la lecture est même condamnable,</text:span></text:p><text:p text:style-name="quote.l"><text:span text:style-name="quote.c">Un livre à mériter la dernière rigueur,</text:span></text:p><text:p text:style-name="quote.l"><text:span text:style-name="quote.c">Dont le f</text:span><text:span text:style-name="quote.c">ourbe a le front de me faire l’a</text:span><text:span text:style-name="quote.c">uteur. »</text:span></text:p><text:p text:style-name="Notedebasdepage"><text:span text:style-name="T5876">(*)<text:s/></text:span><text:span text:style-name="T5877">Vie de Molière</text:span><text:span text:style-name="T5878">, par Grimarest.</text:span></text:p></text:note-body></text:note></text:span>.<text:s/>Des<text:s/>prélats,<text:s/>et<text:s/>le<text:s/>légat<text:span text:style-name="Appelnotedebasdep."><text:note text:note-class="footnote" text:id="_ftn141"><text:note-citation>142</text:note-citation><text:note-body><text:p text:style-name="Notedebasdepage"><text:span text:style-name="T5879"><text:s/></text:span>[BOTTOM]<text:s/>(1)<text:s/><text:span text:style-name="T5880">Premier placet sur<text:s/></text:span><text:span text:style-name="T5881">Le Tartuffe</text:span><text:span text:style-name="T5882">.</text:span></text:p></text:note-body></text:note></text:span>,<text:s/>après<text:s/>avoir<text:s/>entendu<text:s/>la<text:s/>lecture<text:s/>de<text:s/>cet<text:s/>ouvrage,<text:s/>en<text:s/>jugèrent<text:s/>plus<text:s/>favorablement,<text:s/>et<text:s/>le<text:s/>roi<text:s/>permit<text:s/>verbalement<text:s/>à<text:s/>Molière<text:s/>de<text:s/>faire<text:s/>représenter<text:s/>sa<text:s/>pièce<text:span text:style-name="Appelnotedebasdep."><text:note text:note-class="footnote" text:id="_ftn142"><text:note-citation>143</text:note-citation><text:note-body><text:p text:style-name="Notedebasdepage"><text:span text:style-name="T5883"><text:s/></text:span>[BOTTOM]<text:s/>(2)<text:s/><text:span text:style-name="T5884">Second placet sur<text:s/></text:span><text:span text:style-name="T5885">Le Tartuffe</text:span><text:span text:style-name="T5886">.</text:span></text:p></text:note-body></text:note></text:span>.<text:s/>Il<text:s/>y<text:s/>fit<text:span text:style-name="Appelnotedebasdep."><text:note text:note-class="footnote" text:id="_ftn143"><text:note-citation>144</text:note-citation><text:note-body><text:p text:style-name="Notedebasdepage"><text:span text:style-name="T5887"><text:s/></text:span>[BOTTOM]<text:s/>(3)<text:s/><text:span text:style-name="T5888">Ibidem</text:span><text:span text:style-name="T5889">.</text:span></text:p></text:note-body></text:note></text:span><text:s/><text:span text:style-name="T5890">plusieurs</text:span><text:span text:style-name="T5891"><text:s/></text:span><text:span text:style-name="T5892">adoucissements</text:span><text:span text:style-name="Appelnotedebasdep."><text:note text:note-class="footnote" text:id="_ftn144"><text:note-citation>145</text:note-citation><text:note-body><text:p text:style-name="Notedebasdepage"><text:span text:style-name="T5893"><text:s/></text:span>[BOTTOM]<text:s/>(b)</text:p><text:p text:style-name="quote">« (*)<text:s/>Le changement le plus marqué qu’on ait fait à la comédie du<text:s/><text:span text:style-name="T5894">Tartuffe</text:span><text:s/>est à ce vers,<text:s/>acte III, scène VII :</text:p><text:p text:style-name="quote.l"><text:span text:style-name="quote.c">Ô Ciel, pardonnez-lui la douleur qu’il me donne ;</text:span></text:p><text:p text:style-name="quote">« Il y avait :</text:p><text:p text:style-name="quote.l"><text:span text:style-name="quote.c">Ô Ciel, pardonnez-moi comme je lui pardonne. »</text:span></text:p><text:p text:style-name="Notedebasdepage">(*)<text:s/><text:span text:style-name="T5895">Vie de Moliè</text:span><text:span text:style-name="T5896">re, avec des jugements sur ses o</text:span><text:span text:style-name="T5897">uvrages</text:span><text:span text:style-name="T5898">.</text:span></text:p></text:note-body></text:note></text:span><text:s/>que<text:s/>l’on<text:s/>avait<text:s/>apparemment<text:s/>exigés.<text:s/><text:span text:style-name="T5899">Il</text:span><text:span text:style-name="T5900"><text:s/></text:span><text:span text:style-name="T5901">la</text:span><text:span text:style-name="T5902"><text:s/></text:span><text:span text:style-name="T5903">produisit</text:span><text:s/>sous<text:s/>le<text:s/>titre<text:s/>de<text:s/><text:span text:style-name="T5904">L</text:span><text:span text:style-name="T5905">’</text:span><text:span text:style-name="T5906">Imposteur</text:span><text:span text:style-name="Appelnotedebasdep."><text:note text:note-class="footnote" text:id="_ftn145"><text:note-citation>146</text:note-citation><text:note-body><text:p text:style-name="Notedebasdepage"><text:s/>[BOTTOM]<text:s/>(c)<text:s/><text:span text:style-name="T5907">Ce fut</text:span><text:span text:style-name="T5908"><text:s/>sur cette représentation du 5 août 1667 qu’un auteur a</text:span><text:span text:style-name="T5909">nonyme</text:span><text:span text:style-name="T5910"><text:s/>composa une brochure intitulée :</text:span><text:span text:style-name="T5911"><text:s/></text:span><text:span text:style-name="T5912">Lettre sur la comédie de<text:s/></text:span><text:span text:style-name="T5913">l’Imposteur</text:span><text:span text:style-name="T5914">, où il rend compte<text:s/></text:span><text:span text:style-name="T5915">acte</text:span><text:span text:style-name="T5916"><text:s/>par<text:s/></text:span><text:span text:style-name="T5917">acte</text:span><text:span text:style-name="T5918">, et scène par scène, de toute la comédie de Molière, et on voit par ce récit que Molière ne fit aucun changement à sa comédie, lorsqu’elle<text:s/></text:span><text:span text:style-name="T5919">reparut sans interruption le 5 février </text:span><text:span text:style-name="T5920">1669, excepté que le nom de<text:s/></text:span><text:span text:style-name="T5921">Panulphe</text:span><text:span text:style-name="T5922"><text:s/>fut changé en celui de<text:s/></text:span><text:span text:style-name="T5923">Tartuffe</text:span><text:span text:style-name="T5924">, et on afficha<text:s/></text:span><text:span text:style-name="T5925">Tartuffe, ou l’Imp</text:span><text:span text:style-name="T5926">osteur</text:span><text:span text:style-name="T5927">. Depuis longtemps, cette pièce est toujours af</text:span><text:span text:style-name="T5928">fichée sous le premier titre.</text:span></text:p></text:note-body></text:note></text:span><text:span text:style-name="T5929">,</text:span><text:span text:style-name="T5930"><text:s/></text:span><text:span text:style-name="T5931">et</text:span><text:span text:style-name="T5932"><text:s/></text:span><text:span text:style-name="T5933">déguisa</text:span><text:span text:style-name="T5934"><text:s/></text:span><text:span text:style-name="T5935">le</text:span><text:s/><text:span text:style-name="pb">[p</text:span><text:span text:style-name="pb">.</text:span><text:span text:style-name="pb"><text:s/></text:span><text:span text:style-name="pb">390</text:span><text:span text:style-name="pb">]</text:span><text:span text:style-name="T5936"><text:s/></text:span><text:span text:style-name="T5937">personnage</text:span><text:span text:style-name="T5938"><text:s/></text:span><text:span text:style-name="T5939">sou</text:span><text:span text:style-name="T5940">s</text:span><text:span text:style-name="T5941"><text:s/></text:span><text:span text:style-name="T5942">l</text:span><text:span text:style-name="T5943">’</text:span><text:span text:style-name="T5944">ajustement</text:span><text:span text:style-name="T5945"><text:s/></text:span><text:span text:style-name="T5946">d</text:span><text:span text:style-name="T5947">’</text:span><text:span text:style-name="T5948">un</text:span><text:span text:style-name="T5949"><text:s/></text:span><text:span text:style-name="T5950">homme</text:span><text:span text:style-name="T5951"><text:s/></text:span><text:span text:style-name="T5952">du</text:span><text:span text:style-name="T5953"><text:s/></text:span><text:span text:style-name="T5954">monde,</text:span><text:span text:style-name="T5955"><text:s/></text:span><text:span text:style-name="T5956">en</text:span><text:span text:style-name="T5957"><text:s/></text:span><text:span text:style-name="T5958">lui</text:span><text:span text:style-name="T5959"><text:s/></text:span><text:span text:style-name="T5960">donnant</text:span><text:span text:style-name="T5961"><text:s/></text:span><text:span text:style-name="T5962">un</text:span><text:span text:style-name="T5963"><text:s/></text:span><text:span text:style-name="T5964">petit</text:span><text:span text:style-name="T5965"><text:s/></text:span><text:span text:style-name="T5966">chapeau,</text:span><text:span text:style-name="T5967"><text:s/></text:span><text:span text:style-name="T5968">de</text:span><text:span text:style-name="T5969"><text:s/></text:span><text:span text:style-name="T5970">grands</text:span><text:span text:style-name="T5971"><text:s/></text:span><text:span text:style-name="T5972">cheveux,</text:span><text:span text:style-name="T5973"><text:s/></text:span><text:span text:style-name="T5974">un</text:span><text:span text:style-name="T5975"><text:s/></text:span><text:span text:style-name="T5976">grand</text:span><text:span text:style-name="T5977"><text:s/></text:span><text:span text:style-name="T5978">collet,</text:span><text:span text:style-name="T5979"><text:s/></text:span><text:span text:style-name="T5980">une</text:span><text:span text:style-name="T5981"><text:s/></text:span><text:span text:style-name="T5982">épée,</text:span><text:span text:style-name="T5983"><text:s/></text:span><text:span text:style-name="T5984">et</text:span><text:span text:style-name="T5985"><text:s/></text:span><text:span text:style-name="T5986">d</text:span><text:span text:style-name="T5987">es</text:span><text:span text:style-name="T5988"><text:s/></text:span><text:span text:style-name="T5989">dentelles</text:span><text:span text:style-name="T5990"><text:s/></text:span><text:span text:style-name="T5991">sur</text:span><text:span text:style-name="T5992"><text:s/></text:span><text:span text:style-name="T5993">tout</text:span><text:span text:style-name="T5994"><text:s/></text:span><text:span text:style-name="T5995">l</text:span><text:span text:style-name="T5996">’</text:span><text:span text:style-name="T5997">habit,</text:span><text:s/>et<text:s/>crut<text:s/>pouvoir<text:s/>hasarder<text:s/><text:span text:style-name="T5998">Tartuffe</text:span><text:s/>en<text:s/>cet<text:s/>état<text:s/>le<text:s/>5 août 1667<text:span text:style-name="Appelnotedebasdep."><text:note text:note-class="footnote" text:id="_ftn146"><text:note-citation>147</text:note-citation><text:note-body><text:p text:style-name="Notedebasdepage"><text:s/>[BOTTOM]<text:s/>(a)</text:p><text:p text:style-name="quote">« Molière,<text:s/>ayant opposé la protection et le zèle de ses amis aux cabales naissantes de ses ennemis, obtint du roi une permission verbale de jouer<text:s/><text:span text:style-name="T5999">Le Tartuffe</text:span>. La première représentation<text:s/>en fut donc faite à Paris le 5 août 1667. Le lendemain on allait le rejouer ;<text:s/>l’assemblée<text:s/>était la plus nombreuse qu’on eût jamais vue, il y avait des dames de la première distinction aux troisièmes loges. Les<text:s/>acteurs allaient commencer, lorsqu’il arriva un ordre<text:s/>portant défense de jouer la pièce. »</text:p><text:p text:style-name="Notedebasdepage">(*)<text:s/><text:span text:style-name="T6000">Vie de Molière, avec des jugements sur ses ouvrages</text:span>.</text:p></text:note-body></text:note></text:span>.<text:s/>L’ordre,<text:s/>qui<text:s/>lui<text:s/>fut<text:s/>envoyé<text:s/>le<text:s/>lendemain<text:span text:style-name="Appelnotedebasdep."><text:note text:note-class="footnote" text:id="_ftn147"><text:note-citation>148</text:note-citation><text:note-body><text:p text:style-name="Notedebasdepage"><text:span text:style-name="T6001"><text:s/></text:span>[BOTTOM]<text:s/>(b)<text:s/><text:span text:style-name="T6002">Par M. le premier président du p</text:span><text:span text:style-name="T6003">arlement de Paris. Tout le monde sait l’annonce de Molière.<text:s/></text:span><text:span text:style-name="quote.c">« Messieurs, dit-il, en s’adressant à l’assemblée : nous comptions avoir aujourd’hui l’honneur de vous donner la seconde représentation du<text:s/></text:span><text:span text:style-name="T6004">Tartuffe</text:span><text:span text:style-name="quote.c"> ;</text:span><text:span text:style-name="quote.c"><text:s/>mais M. le premier p</text:span><text:span text:style-name="quote.c">résident ne veut pas qu’on le joue. »</text:span></text:p></text:note-body></text:note></text:span>,<text:s/>d’en<text:s/>suspendre<text:s/>la<text:s/>représentation<text:s/>le<text:s/>rendit<text:s/>moins<text:s/>sensible<text:s/>aux<text:s/>applaudissements<text:s/>qu’il<text:s/>avait<text:s/>reçus.<text:s/>Il<text:s/>envoya<text:s/>sur-le-champ<text:s/>les<text:s/>sieurs<text:s/>La Thorillière<text:s/>et<text:s/>La Grange<text:s/>au<text:s/>camp<text:s/>devant<text:s/>Lille<text:s/>où<text:s/>était<text:s/>le<text:s/>roi,<text:s/>pour<text:s/>lui<text:s/>présenter<text:s/>le<text:s/>Mémoire<text:s/>(sous<text:s/>le<text:s/>titre<text:s/>de<text:s/>Placet)<text:s/>qui<text:s/>est<text:s/>imprimé<text:s/>à<text:s/>la<text:s/>tête<text:s/>des<text:s/>différentes<text:s/>éditions<text:s/>de<text:s/><text:span text:style-name="T6005">Tartuffe</text:span>.<text:s/>Ce<text:s/>ne<text:s/>fut<text:s/>néanmoins<text:s/><text:span text:style-name="pb">[p</text:span><text:span text:style-name="pb">.</text:span><text:span text:style-name="pb"><text:s/></text:span><text:span text:style-name="pb">391</text:span><text:span text:style-name="pb">]</text:span><text:span text:style-name="T6006"><text:s/></text:span>qu’en<text:s/>1669<text:s/>que<text:s/>le<text:s/>roi<text:s/>donna<text:s/>une<text:s/>permission<text:s/>authentique<text:s/>de<text:s/>remettra<text:s/>cette comédie<text:s/>sur<text:s/>le<text:s/>théâtre.<text:s/>Elle<text:s/>reparut<text:s/>à<text:s/>Paris<text:s/>le<text:s/>5 février<text:s/>de<text:s/>cette<text:s/>année<text:span text:style-name="Appelnotedebasdep."><text:note text:note-class="footnote" text:id="_ftn148"><text:note-citation>149</text:note-citation><text:note-body><text:p text:style-name="Notedebasdepage"><text:span text:style-name="T6007"><text:s/></text:span>[BOTTOM]<text:s/>(a)</text:p><text:p text:style-name="quote">« La bonté que le roi eut de permettre que<text:s/><text:span text:style-name="T6008">Le Tartuffe</text:span><text:s/>fût représenté<text:s/>donna un nouveau mérite à Molière. On voulait même que cette grâce fût personnelle ; mais Sa Majesté,<text:s/>qui savait par elle-même que l’hypocrisie<text:s/>était vivement combattue dans cette pièce, fut bien aise que ce vice, si opposé à ses sentiments, fût attaqué avec autant de force<text:s/>que Molière le combattait. Tout le monde lui fit compliment sur ce succès ;<text:s/>ses ennemis même lui en témoignèrent de la joie, et étaient les premiers à dire que<text:s/><text:span text:style-name="T6009">Le Tartuffe</text:span><text:s/>était de ces pièces excellentes qui mettaient la vertu dans son jour. Cela est vrai, disait Molière ;<text:s/>mais je trouve qu’il est très dangereux de prendre ses intérêts, au prix qu’il m’en coûte, je me suis repenti plus d’une fois de l’avoir fait.</text:p><text:p text:style-name="quote">« Les camarades de Molière voulurent absolument qu’il eût double part, sa vie durant, toutes les fois qu’on jouerait<text:s/><text:span text:style-name="T6010">Tartuffe</text:span> ;<text:s/>ce qui a toujours été depuis régulièrement exécuté. »<text:s/></text:p><text:p text:style-name="Notedebasdepage"><text:span text:style-name="T6011">Voyez Grimarest, p. </text:span><text:span text:style-name="T6012">196.</text:span><text:span text:style-name="T6013"><text:s/></text:span><text:span text:style-name="T6014">Mémoires sur la vie et les ouvrages de Molière</text:span><text:span text:style-name="T6015">.</text:span></text:p><text:p text:style-name="Notedebasdepage">(*)<text:s/><text:span text:style-name="T6016">Vie de Molière</text:span><text:span text:style-name="T6017">, par Grimarest.</text:span></text:p></text:note-body></text:note></text:span>.<text:s/>Dès<text:s/>qu’elle<text:s/>eut<text:s/>été<text:s/>connue,<text:s/>les<text:s/>vrais<text:s/>dévots<text:s/>furent<text:s/>désabusés,<text:s/>les<text:s/>hypocrites<text:s/>confondus,<text:s/>et<text:s/>le<text:s/>poète<text:s/>justifié ;<text:s/>on<text:s/>trouva<text:s/>dans<text:s/>le<text:s/>caractère<text:s/>et<text:s/>dans<text:s/>les<text:s/>discours<text:s/>du<text:s/>vertueux<text:s/>Cléante<text:s/>des<text:s/>armes<text:s/>pour<text:s/>combattre<text:s/>les<text:s/>raisonnements<text:s/>faux<text:s/>et<text:s/>facétieux<text:s/>de<text:s/>l’hypocrisie<text:span text:style-name="Appelnotedebasdep."><text:note text:note-class="footnote" text:id="_ftn149"><text:note-citation>150</text:note-citation><text:note-body><text:p text:style-name="Notedebasdepage"><text:s/>[BOTTOM]<text:s/>(b)</text:p><text:p text:style-name="quote">« (*)<text:s/>La comédie du<text:s/><text:span text:style-name="T6018">Tartuffe</text:span><text:s/>fut représentée trois mois de suite, et durera autant qu’il y<text:s/>aura en France du goût et des hypocrites. Aujourd’hui bien des gens regardent comme une leçon de morale cette même<text:s/>pièce qu’on trouvait autrefois<text:s/>si scandaleuse. On peut hardiment avancer que les discours de Cléante, dans lesquels la vertu vraie et éclairée est opposée à la dévotion imbécile d’Orgon, sont, à quelques expressions près, le plus fort et le plus élégant sermon que nous ayons en notre langue ;<text:s/>et c’est peut-être ce qui révolta davantage ceux qui parlaient moins bien dans la chaire que Molière au théâtre… Presque tous les caractères de cette pièce sont originaux ;<text:s/>il n’y en a aucun qui ne soit bon, et celui du Tartuffe est parfait :<text:s/>on admire la conduite de la pièce jusqu’au dénouement ;<text:s/>on sent combien il est forcé, et combien les louanges du roi, quoique mal amenées, étaient nécessaires pour soutenir Molière contre ses ennemis. »</text:p><text:p text:style-name="Notedebasdepage">(*)<text:s/><text:span text:style-name="T6019">Vie de Molière, avec des jugements sur ses ouvrages</text:span>.</text:p></text:note-body></text:note></text:span>.</text:p>
      <text:p text:style-name="quote"><text:span text:style-name="pb">[p</text:span><text:span text:style-name="pb">.</text:span><text:span text:style-name="pb"><text:s/></text:span><text:span text:style-name="pb">392</text:span><text:span text:style-name="pb">]</text:span><text:span text:style-name="T6020"><text:s/></text:span>« Ce<text:s/>n’est<text:s/>pas<text:s/>seulement<text:s/>par<text:s/>la<text:s/>singularité<text:s/>et<text:s/>la<text:s/>hardiesse<text:s/>du<text:s/>sujet,<text:s/>ni<text:s/>par<text:s/>la<text:s/>sagesse<text:s/>avec<text:s/>laquelle<text:s/>il<text:s/>est<text:s/>traité,<text:s/>que<text:s/>cette<text:s/>pièce<text:s/>mérite<text:s/>des<text:s/>éloges.<text:s/>La<text:s/>première<text:s/>scène<text:s/>est<text:s/>aussi<text:s/>heureuse<text:s/>que<text:s/>neuve,<text:s/>aussi<text:s/>simple<text:s/>que<text:s/>vive ;<text:s/>au<text:s/>lieu<text:s/>de<text:s/>ces<text:s/>confidences<text:s/>que<text:s/>l’on<text:s/>y<text:s/>emploie<text:s/>si<text:s/>ordinairement,<text:s/>une<text:s/>vieille<text:s/>grand-mère,<text:s/>scandalisée<text:s/>de<text:s/>ce<text:s/>qu’elle<text:s/>a<text:s/>pu<text:s/>voir<text:s/>de<text:s/>peu<text:s/>séant<text:s/>chez<text:s/>sa<text:s/>belle-fille,<text:s/>sort<text:s/>en<text:s/>donnant<text:s/>à<text:s/>ceux<text:s/>qui<text:s/>composent<text:s/>cette<text:s/>maison<text:s/>des<text:s/>leçons<text:s/>aigres<text:s/>qui<text:s/>les<text:s/>caractérisent<text:s/>tous :<text:s/>car<text:s/>on<text:s/>distingue<text:s/>le<text:s/>vrai<text:s/>jusque<text:s/>dans<text:s/>le<text:s/>langage<text:s/>de<text:s/>la<text:s/>prévention.<text:s/>Dès<text:s/>ce<text:s/>moment,<text:s/>tout<text:s/>est<text:s/>en<text:s/>mouvement,<text:s/>et<text:s/>l’agitation<text:s/>théâtrale<text:s/>augmente<text:s/>par<text:s/>degrés<text:s/>jusqu’à<text:s/>la<text:s/>fin.<text:s/>La<text:s/>raillerie<text:s/>fine<text:s/>de<text:s/>Dorine,<text:s/>dans<text:s/>la<text:s/>scène<text:s/>avec<text:s/>son<text:s/>maître,<text:s/>nous<text:s/>découvre<text:s/>Orgon<text:s/>tout<text:s/>entier,<text:s/>et<text:s/>nous<text:s/>prépare<text:s/>à<text:s/>reconnaître<text:s/>Tartuffe<text:s/>dans<text:s/>le<text:s/>portrait<text:s/>de<text:s/><text:span text:style-name="pb">[p</text:span><text:span text:style-name="pb">.</text:span><text:span text:style-name="pb"><text:s/></text:span><text:span text:style-name="pb">393</text:span><text:span text:style-name="pb">]</text:span><text:span text:style-name="T6021"><text:s/></text:span>l’hypocrite,<text:s/>que<text:s/>Cléante<text:s/>oppose<text:s/>à<text:s/>celui<text:s/>du<text:s/>vrai<text:s/>dévot.<text:s/>Tartuffe,<text:s/>annoncé<text:s/>pendant<text:s/>deux<text:s/>actes,<text:s/>paraît<text:s/>au<text:s/>troisième.<text:s/>L’intrigue<text:s/>alors,<text:s/>plus<text:s/>animée,<text:s/>tire<text:s/>également<text:s/>sa<text:s/>vivacité<text:s/>et<text:s/>des<text:s/>nouveaux<text:s/>ressorts<text:s/>qu’on<text:s/>emploie<text:s/>contre<text:s/>ce<text:s/>scélérat,<text:s/>et<text:s/>de<text:s/>l’adresse<text:s/>avec<text:s/>laquelle<text:s/>il<text:s/>sait<text:s/>tourner<text:s/>à<text:s/>son<text:s/>avantage<text:s/>tout<text:s/>ce<text:s/>qu’on<text:s/>entreprend<text:s/>contre<text:s/>lui.<text:s/>L’entêtement<text:s/>d’Orgon,<text:s/>qui<text:s/>s’accroît<text:s/>à<text:s/>mesure<text:s/>qu’on<text:s/>cherche<text:s/>à<text:s/>le<text:s/>détruire,<text:s/>donne<text:s/>lieu<text:s/>à<text:s/>cette<text:s/>scène<text:s/>si<text:s/>singulière<text:s/>et<text:s/>si<text:s/>admirable<text:s/>du<text:s/>IV<text:span text:style-name="T6022">e</text:span> acte,<text:s/>que<text:s/>la<text:s/>nécessité<text:s/>de<text:s/>démasquer<text:s/>un<text:s/>vice<text:s/>aussi<text:s/>abominable<text:s/>que<text:s/>l’hypocrisie<text:s/>rendait<text:s/>indispensable.<text:s/>L’éloge<text:s/>de<text:s/>Louis XIV,<text:s/>placé<text:s/>à<text:s/>la<text:s/>fin<text:s/>de<text:s/>la<text:s/>pièce,<text:s/>dans<text:s/>la<text:s/>bouche<text:s/>de<text:s/>l’Exempt,<text:s/>ne<text:s/>peut<text:s/>justifier,<text:s/>aux<text:s/>yeux<text:s/>des<text:s/>critiques,<text:s/>le<text:s/>vice<text:s/>du<text:s/>dénouement. »</text:p>
      <text:p text:style-name="P6023"><text:span text:style-name="T6024">Après</text:span><text:span text:style-name="T6025"><text:s/></text:span><text:span text:style-name="T6026">avoir</text:span><text:span text:style-name="T6027"><text:s/></text:span><text:span text:style-name="T6028">rapporté</text:span><text:span text:style-name="T6029"><text:s/></text:span><text:span text:style-name="T6030">les</text:span><text:span text:style-name="T6031"><text:s/></text:span><text:span text:style-name="T6032">sentiments</text:span><text:span text:style-name="T6033"><text:s/></text:span><text:span text:style-name="T6034">des</text:span><text:span text:style-name="T6035"><text:s/></text:span><text:span text:style-name="T6036">plus</text:span><text:span text:style-name="T6037"><text:s/></text:span><text:span text:style-name="T6038">éclairés</text:span><text:span text:style-name="T6039"><text:s/></text:span><text:span text:style-name="T6040">connaisseur</text:span><text:span text:style-name="T6041">s</text:span><text:span text:style-name="T6042"><text:s/></text:span><text:span text:style-name="T6043">sur</text:span><text:span text:style-name="T6044"><text:s/></text:span><text:span text:style-name="T6045">la comédie</text:span><text:span text:style-name="T6046"><text:s/></text:span><text:span text:style-name="T6047">du</text:span><text:span text:style-name="T6048"><text:s/></text:span><text:span text:style-name="T6049">Tartuffe</text:span><text:span text:style-name="T6050">,</text:span><text:span text:style-name="T6051"><text:s/></text:span><text:span text:style-name="T6052">il</text:span><text:span text:style-name="T6053"><text:s/></text:span><text:span text:style-name="T6054">ne</text:span><text:span text:style-name="T6055"><text:s/></text:span><text:span text:style-name="T6056">sera</text:span><text:span text:style-name="T6057"><text:s/></text:span><text:span text:style-name="T6058">pas</text:span><text:span text:style-name="T6059"><text:s/></text:span><text:span text:style-name="T6060">hors</text:span><text:span text:style-name="T6061"><text:s/></text:span><text:span text:style-name="T6062">de</text:span><text:span text:style-name="T6063"><text:s/></text:span><text:span text:style-name="T6064">place</text:span><text:span text:style-name="T6065"><text:s/></text:span><text:span text:style-name="T6066">d</text:span><text:span text:style-name="T6067">’</text:span><text:span text:style-name="T6068">y</text:span><text:span text:style-name="T6069"><text:s/></text:span><text:span text:style-name="T6070">joindre</text:span><text:span text:style-name="T6071"><text:s/></text:span><text:span text:style-name="T6072">quelques</text:span><text:span text:style-name="T6073"><text:s/></text:span><text:span text:style-name="T6074">passages</text:span><text:span text:style-name="T6075"><text:s/></text:span><text:span text:style-name="T6076">de</text:span><text:span text:style-name="T6077"><text:s/></text:span><text:span text:style-name="T6078">la</text:span><text:span text:style-name="T6079"><text:s/></text:span><text:span text:style-name="T6080">préface</text:span><text:span text:style-name="T6081"><text:s/></text:span><text:span text:style-name="T6082">que</text:span><text:span text:style-name="T6083"><text:s/></text:span><text:span text:style-name="T6084">Molière</text:span><text:span text:style-name="T6085"><text:s/></text:span><text:span text:style-name="T6086">mit</text:span><text:span text:style-name="T6087"><text:s/></text:span><text:span text:style-name="T6088">au-devant</text:span><text:span text:style-name="T6089"><text:s/></text:span><text:span text:style-name="T6090">de</text:span><text:span text:style-name="T6091"><text:s/></text:span><text:span text:style-name="T6092">cette</text:span><text:span text:style-name="T6093"><text:s/></text:span><text:span text:style-name="T6094">pièce</text:span><text:span text:style-name="T6095"><text:s/></text:span><text:span text:style-name="T6096">lorsqu</text:span><text:span text:style-name="T6097">’</text:span><text:span text:style-name="T6098">il</text:span><text:span text:style-name="T6099"><text:s/></text:span><text:span text:style-name="T6100">la</text:span><text:span text:style-name="T6101"><text:s/></text:span><text:span text:style-name="T6102">fit</text:span><text:span text:style-name="T6103"><text:s/></text:span><text:span text:style-name="T6104">imprimer.</text:span></text:p>
      <text:p text:style-name="quote">« Voici<text:s/>une<text:s/>comédie<text:s/>dont<text:s/>on<text:s/>a<text:s/>fait<text:s/>beaucoup<text:s/>de<text:s/>bruit,<text:s/>qui<text:s/>a<text:s/>été<text:s/>longtemps<text:s/>persécutée ;<text:s/>et<text:s/>les<text:s/>gens<text:s/>qu’elle<text:s/>joue<text:s/>ont<text:s/>bien<text:s/>fait<text:s/>voir<text:s/>qu’ils<text:s/>étaient<text:s/>plus<text:s/>puissants<text:s/>en<text:s/>France<text:s/>que<text:s/>ceux<text:s/>que<text:s/>j’ai<text:s/>joués<text:s/>jusqu’ici.<text:s/>Les<text:s/>marquis,<text:s/>les<text:s/><text:span text:style-name="pb">[p</text:span><text:span text:style-name="pb">.</text:span><text:span text:style-name="pb"><text:s/></text:span><text:span text:style-name="pb">394</text:span><text:span text:style-name="pb">]</text:span><text:span text:style-name="T6105"><text:s/></text:span>précieuses,<text:s/>les<text:s/>cocus<text:s/>et<text:s/>les<text:s/>médecins<text:s/>ont<text:s/>souffert<text:s/>doucement<text:s/>qu’on<text:s/>les<text:s/>ait<text:s/>représentés,<text:s/>et<text:s/>ils<text:s/>ont<text:s/>fait<text:s/>semblant<text:s/>de<text:s/>se<text:s/>divertir<text:s/>avec<text:s/>tout<text:s/>le<text:s/>monde<text:s/>des<text:s/>peintures<text:s/>que<text:s/>l’on<text:s/>a<text:s/>faites<text:s/>d’eux ;<text:s/>mais<text:s/>les<text:s/>hypocrites<text:s/>n’ont<text:s/>point<text:s/>entendu<text:s/>raillerie,<text:s/>ils<text:s/>se<text:s/>sont<text:s/>effarouchés<text:s/>d’abord,<text:s/>et<text:s/>ont<text:s/>trouvé<text:s/>étrange<text:s/>que<text:s/>j’eusse<text:s/>la<text:s/>hardiesse<text:s/>de<text:s/>jouer<text:s/>leurs<text:s/>grimaces,<text:s/>et<text:s/>de<text:s/>vouloir<text:s/>décrier<text:s/>un<text:s/>métier<text:s/>dont<text:s/>tant<text:s/>d’honnêtes<text:s/>gens<text:s/>se<text:s/>mêlent.<text:s/>C’est<text:s/>un<text:s/>crime<text:s/>qu’ils<text:s/>ne<text:s/>sauraient<text:s/>me<text:s/>pardonner,<text:s/>et<text:s/>ils<text:s/>se<text:s/>sont<text:s/>tous<text:s/>armés<text:s/>contre<text:s/>ma<text:s/>comédie<text:s/>avec<text:s/>une<text:s/>fureur<text:s/>épouvantable.<text:s/>Ils<text:s/>n’ont<text:s/>eu<text:s/>garde<text:s/>de<text:s/>s’attaquer<text:s/>par<text:s/>le<text:s/>côté<text:s/>qui<text:s/>les<text:s/>a<text:s/>blessés,<text:s/>ils<text:s/>sont<text:s/>trop<text:s/>politiques<text:s/>pour<text:s/>cela,<text:s/>et<text:s/>savent<text:s/>trop<text:s/>bien<text:s/>vivre<text:s/>pour<text:s/>découvrir<text:s/>le<text:s/>fond<text:s/>de<text:s/>leur<text:s/>âme.<text:s/>Suivant<text:s/>leur<text:s/>louable<text:s/>coutume,<text:s/>ils<text:s/>ont<text:s/>couvert<text:s/>leurs<text:s/>intérêts<text:s/>de<text:s/>la<text:s/>cause<text:s/>de<text:s/>Dieu ;<text:s/>et<text:s/><text:span text:style-name="T6106">L</text:span><text:span text:style-name="T6107">e</text:span><text:span text:style-name="T6108"><text:s/></text:span><text:span text:style-name="T6109">Tartuffe</text:span>,<text:s/>dans<text:s/>leur<text:s/>bouche,<text:s/>est<text:s/>une<text:s/>pièce<text:s/>qui<text:s/>offense<text:s/>la<text:s/>piété.<text:s/>Elle<text:s/>est<text:s/>d’un<text:s/>bout<text:s/>à<text:s/>l’autre<text:s/>pleine<text:s/>d’abominations,<text:s/>et<text:s/>l’on<text:s/>n’y<text:s/>trouve<text:s/>rien<text:s/>qui<text:s/>ne<text:s/>mérite<text:s/>le<text:s/>feu.<text:s/>Toutes<text:s/>les<text:s/>syllabes<text:s/>en<text:s/>sont<text:s/>impies,<text:s/>les<text:s/>gestes<text:s/>même<text:s/>y<text:s/>sont<text:s/>criminels ;<text:s/>et<text:s/>le<text:s/>moindre<text:s/>coup<text:s/>d’œil,<text:s/>le<text:s/>moindre<text:s/>branlement<text:s/>de<text:s/>tête,<text:s/>le<text:s/>moindre<text:s/>pas<text:s/>à<text:s/>droite<text:s/>ou<text:s/>à<text:s/>gauche,<text:s/>y<text:s/>cache<text:s/>des<text:s/>mystères,<text:s/>qu’ils<text:s/>trouvent<text:s/>moyen<text:s/>d’expliquer<text:s/>à<text:s/>mon<text:s/>désavantage.<text:s/><text:span text:style-name="pb">[p</text:span><text:span text:style-name="pb">.</text:span><text:span text:style-name="pb"><text:s/></text:span><text:span text:style-name="pb">395</text:span><text:span text:style-name="pb">]</text:span><text:span text:style-name="T6110"><text:s/></text:span>J’ai<text:s/>eu<text:s/>beau<text:s/>la<text:s/>soumettre<text:s/>aux<text:s/>lumières<text:s/>de<text:s/>mes<text:s/>amis<text:span text:style-name="Appelnotedebasdep."><text:note text:note-class="footnote" text:id="_ftn150"><text:note-citation>151</text:note-citation><text:note-body><text:p text:style-name="Notedebasdepage"><text:s/>[BOTTOM]<text:s/>(a)<text:s/>Tous les connaisseurs en jugeaient favorablement. Je rapporterai ici un passage du<text:s/><text:span text:style-name="T6111">Ménagiana</text:span>*, pour justifier ce que j’avance.</text:p><text:p text:style-name="quote">« (*)<text:s/>La prose de M. Molière vaut beaucoup mieux que ses vers. Je lisais hier son<text:s/><text:span text:style-name="T6112">Tartuffe</text:span>.<text:s/>Je lui en avais autrefois entendu lire trois<text:s/>actes chez M. de Montmor, où se trouvèrent aussi M. Chapelain, M. l’abbé de Marolles, et quelques autres personnes ; je dis à M. le premier président de Lamoignon, lorsqu’il empêcha qu’on ne la jouât, que c’était une pièce dont la morale était excellente, et qu’il n’y avait rien qui ne pût qu’être utile au<text:s/>public. »</text:p><text:p text:style-name="Notedebasdepage">*<text:s/><text:span text:style-name="T6113">Ménagiana</text:span>, tome I, p. 144, édition de Paris, 1729.</text:p><text:p text:style-name="Notedebasdepage">(*)<text:s/><text:span text:style-name="T6114">Vie de Molière</text:span>, par Grimarest.</text:p></text:note-body></text:note></text:span>,<text:s/>et<text:s/>à<text:s/>la<text:s/>censure<text:s/>de<text:s/>tout<text:s/>le<text:s/>monde.<text:s/>Ces<text:s/>corrections<text:s/>que<text:s/>j’ai<text:s/>pu<text:s/>faire,<text:s/>le<text:s/>jugement<text:s/>du<text:s/>roi<text:s/>et<text:s/>de<text:s/>la<text:s/>reine,<text:s/>qui<text:s/>l’ont<text:s/>vue,<text:s/>l’approbation<text:s/>des<text:s/>grands<text:s/>princes,<text:s/>et<text:s/>de<text:s/>messieurs<text:s/>les<text:s/>ministres<text:s/>qui<text:s/>l’ont<text:s/>honorée<text:s/>publiquement<text:s/>de<text:s/>leur<text:s/>présence,<text:s/>le<text:s/>témoignage<text:s/>des<text:s/>gens<text:s/>de<text:s/>bien<text:s/>qui<text:s/>l’ont<text:s/>trouvée<text:s/>profitable,<text:s/>tout<text:s/>cela<text:s/>n’a<text:s/>de<text:s/>rien<text:s/>servi.<text:s/>Ils<text:s/>n’en<text:s/>veulent<text:s/>point<text:s/>démordre,<text:s/>et<text:s/>tous<text:s/>les<text:s/>jours<text:s/>encore,<text:s/>ils<text:s/>font<text:s/>crier<text:s/>en<text:s/>public<text:s/>des<text:s/>zélés<text:s/>indiscrets<text:s/>qui<text:s/>me<text:s/>disent<text:s/>des<text:s/>injures<text:s/>pieusement,<text:s/>et<text:s/>me<text:s/>damnent<text:s/>par<text:s/>charité.</text:p>
      <text:p text:style-name="quote">« Je<text:s/>me<text:s/>soucierais<text:s/>fort<text:s/>peu<text:s/>de<text:s/>tout<text:s/>ce<text:s/>qu’ils<text:s/>peuvent<text:s/>dire,<text:s/>si<text:s/>ce<text:s/>n’était<text:s/>l’artifice<text:s/>qu’ils<text:s/>ont<text:s/>de<text:s/>me<text:s/>faire<text:s/>des<text:s/>ennemis<text:s/>que<text:s/>je<text:s/>respecte,<text:s/>et<text:s/>de<text:s/>jeter<text:s/>dans<text:s/>leur<text:s/>parti<text:s/>de<text:s/>véritables<text:s/>gens<text:s/>de<text:s/>bien,<text:s/>dont<text:s/>ils<text:s/>préviennent<text:s/>la<text:s/>bonne<text:s/>foi ;<text:s/>et<text:s/>qui,<text:s/>par<text:s/>la<text:s/>chaleur<text:s/>qu’ils<text:s/>ont<text:s/>pour<text:s/>les<text:s/>intérêts<text:s/>du<text:s/>ciel,<text:s/>sont<text:s/><text:span text:style-name="pb">[p</text:span><text:span text:style-name="pb">.</text:span><text:span text:style-name="pb"><text:s/></text:span><text:span text:style-name="pb">396</text:span><text:span text:style-name="pb">]</text:span><text:span text:style-name="T6115"><text:s/></text:span>faciles<text:s/>à<text:s/>recevoir<text:s/>des<text:s/>impressions<text:s/>qu’on<text:s/>veut<text:s/>leur<text:s/>donner.<text:s/>Voilà<text:s/>ce<text:s/>qui<text:s/>m’oblige<text:s/>à<text:s/>me<text:s/>défendre.<text:s/>C’est<text:s/>aux<text:s/>vrais<text:s/>dévots<text:s/>que<text:s/>je<text:s/>veux<text:s/>partout<text:s/>me<text:s/>justifier<text:s/>sur<text:s/>la<text:s/>conduite<text:s/>de<text:s/>ma<text:s/>comédie ;<text:s/>et<text:s/>je<text:s/>les<text:s/>conjure,<text:s/>de<text:s/>tout<text:s/>mon<text:s/>cœur,<text:s/>de<text:s/>ne<text:s/>point<text:s/>condamner<text:s/>les<text:s/>choses,<text:s/>avant<text:s/>que<text:s/>de<text:s/>les<text:s/>voir ;<text:s/>de<text:s/>se<text:s/>défaire<text:s/>de<text:s/>toute<text:s/>prévention,<text:s/>et<text:s/>de<text:s/>ne<text:s/>point<text:s/>servir<text:s/>la<text:s/>passion<text:s/>de<text:s/>ceux<text:s/>dont<text:s/>les<text:s/>grimaces<text:s/>les<text:s/>déshonorent.</text:p>
      <text:p text:style-name="quote">« Si<text:s/>l’on<text:s/>prend<text:s/>la<text:s/>peine<text:s/>d’examiner<text:s/>de<text:s/>bonne<text:s/>foi<text:s/>ma<text:s/>comédie,<text:s/>on<text:s/>verra<text:s/>sans<text:s/>doute<text:s/>que<text:s/>mes<text:s/>intentions<text:s/>y<text:s/>sont<text:s/>partout<text:s/>innocentes,<text:s/>et<text:s/>qu’elle<text:s/>ne<text:s/>tend<text:s/>nullement<text:s/>à<text:s/>jouer<text:s/>les<text:s/>choses<text:s/>que<text:s/>l’on<text:s/>doit<text:s/>révérer ;<text:s/>que<text:s/>je<text:s/>l’ai<text:s/>traitée<text:s/>avec<text:s/>toutes<text:s/>les<text:s/>précautions<text:s/>que<text:s/>demandait<text:s/>la<text:s/>délicatesse<text:s/>de<text:s/>la<text:s/>matière ;<text:s/>et<text:s/>que<text:s/>j’ai<text:s/>mis<text:s/>tout<text:s/>l’art<text:s/>et<text:s/>tous<text:s/>les<text:s/>soins<text:s/>qu’il<text:s/>m’a<text:s/>été<text:s/>possible,<text:s/>pour<text:s/>bien<text:s/>distinguer<text:s/>le<text:s/>personnage<text:s/>de<text:s/>l’hypocrite<text:s/>d’avec<text:s/>celui<text:s/>du<text:s/>vrai<text:s/>dévot.<text:s/>J’ai<text:s/>employé<text:s/>pour<text:s/>cela<text:s/>deux<text:s/>actes<text:s/>entiers<text:s/>à<text:s/>préparer<text:s/>la<text:s/>venue<text:s/>de<text:s/>mon<text:s/>scélérat.<text:s/>Il<text:s/>ne<text:s/>tient<text:s/>pas<text:s/>un<text:s/>seul<text:s/>moment<text:s/>l’auditeur<text:s/>en<text:s/>balance,<text:s/>on<text:s/>le<text:s/>connaît<text:s/>d’abord<text:s/>aux<text:s/>marques<text:s/>que<text:s/>je<text:s/>donne ;<text:s/>et<text:s/>d’un<text:s/>bout<text:s/>à<text:s/>l’autre,<text:s/>il<text:s/>ne<text:s/>dit<text:s/>pas<text:s/>un<text:s/>mot,<text:s/>il<text:s/>ne<text:s/>fait<text:s/>pas<text:s/>une<text:s/>action<text:s/>qui<text:s/>ne<text:s/>peigne<text:s/>aux<text:s/>spectateurs<text:s/>le<text:s/>caractère<text:s/>d’un<text:s/>méchant<text:s/>homme,<text:s/>et<text:s/>ne<text:s/>fasse<text:s/><text:span text:style-name="pb">[p</text:span><text:span text:style-name="pb">.</text:span><text:span text:style-name="pb"><text:s/></text:span><text:span text:style-name="pb">397</text:span><text:span text:style-name="pb">]</text:span><text:span text:style-name="T6116"><text:s/></text:span>éclater<text:s/>celui<text:s/>du<text:s/>véritable<text:s/>homme<text:s/>de<text:s/>bien,<text:s/>que<text:s/>je<text:s/>lui<text:s/>oppose. »</text:p>
      <text:p text:style-name="P6117">Molière<text:s/>continue<text:s/>sa<text:s/>préface<text:s/>en<text:s/>faisant<text:s/>l’apologie<text:s/>de<text:s/>la comédie<text:s/>en<text:s/>général,<text:s/>et<text:s/>finit<text:s/>ainsi :</text:p>
      <text:p text:style-name="quote">« <text:span text:style-name="Appelnotedebasdep."><text:note text:note-class="footnote" text:id="_ftn151"><text:note-citation>152</text:note-citation><text:note-body><text:p text:style-name="Notedebasdepage"><text:span text:style-name="T6118"><text:s/>[</text:span><text:span text:style-name="T6119">MARGIN</text:span><text:span text:style-name="T6120">]<text:s/></text:span><text:span text:style-name="T6121">(*)<text:s/></text:span><text:span text:style-name="T6122">Préface du<text:s/></text:span><text:span text:style-name="T6123">Tartuffe</text:span><text:span text:style-name="T6124">.</text:span></text:p></text:note-body></text:note></text:span>Mais,<text:s/>supposé,<text:s/>comme<text:s/>il<text:s/>est<text:s/>vrai,<text:s/>que<text:s/>les<text:s/>exercices<text:s/>de<text:s/>la<text:s/>piété<text:s/>souffrent<text:s/>des<text:s/>intervalles,<text:s/>et<text:s/>que<text:s/>les<text:s/>hommes<text:s/>aient<text:s/>besoin<text:s/>de<text:s/>divertissement,<text:s/>je<text:s/>soutiens<text:s/>qu’on<text:s/>ne<text:s/>leur<text:s/>en<text:s/>peut<text:s/>trouver<text:s/>un<text:s/>qui<text:s/>soit<text:s/>plus<text:s/>innocent<text:s/>que<text:s/>la comédie.<text:s/>Je<text:s/>me<text:s/>suis<text:s/>étendu<text:s/>trop<text:s/>loin.<text:s/>Finissons<text:s/>par<text:s/>un<text:s/>mot<text:s/>d’un<text:s/>grand<text:s/>prince<text:s/>sur<text:s/>la comédie<text:s/>du<text:s/><text:span text:style-name="T6125">Tartuffe</text:span>.</text:p>
      <text:p text:style-name="quote">« Huit<text:s/>jours<text:s/>après<text:s/>qu’elle<text:s/>eut<text:s/>été<text:s/>défendue,<text:s/>on<text:s/>représenta,<text:s/>devant<text:s/>la<text:s/>Cour,<text:s/>une<text:s/>pièce<text:s/>intitulée :<text:s/><text:span text:style-name="T6126">Scaramouche</text:span><text:span text:style-name="T6127"><text:s/>e</text:span><text:span text:style-name="T6128">rmite</text:span><text:span text:style-name="Appelnotedebasdep."><text:note text:note-class="footnote" text:id="_ftn152"><text:note-citation>153</text:note-citation><text:note-body><text:p text:style-name="Notedebasdepage"><text:span text:style-name="T6129"><text:s/></text:span>[BOTTOM]<text:s/>(a)<text:s/><text:span text:style-name="quote.c">« (*) Penda</text:span><text:span text:style-name="quote.c">nt qu’on supprimait cet ouvrage</text:span><text:span text:style-name="quote.c"><text:s/>(la comédie de<text:s/></text:span><text:span text:style-name="T6130">Tartuffe</text:span><text:span text:style-name="quote.c">)</text:span><text:span text:style-name="quote.c">,</text:span><text:span text:style-name="quote.c"><text:s/>qui était</text:span><text:span text:style-name="quote.c"><text:s/>l’éloge de la vertu</text:span><text:span text:style-name="quote.c"><text:s/>et la satire de la seule hypocrisie, on permit qu’on jouât sur le théâtre italien<text:s/></text:span><text:span text:style-name="T6131">Scaramouche<text:s/></text:span><text:span text:style-name="T6132">ermite</text:span><text:span text:style-name="quote.c">, pièce très froide, si elle n’eût été licencieuse, dans l</text:span><text:span text:style-name="quote.c">aquelle un ermite, vêtu en m</text:span><text:span text:style-name="quote.c">oine, monte la nuit par une échelle à la fenêtre d’une femme mariée, et y reparaît de temps en temps en disant :<text:s/></text:span><text:span text:style-name="T6133">Questo per mortificar la carne.</text:span><text:span text:style-name="quote.c"> »</text:span></text:p><text:p text:style-name="Notedebasdepage">(*)<text:s/><text:span text:style-name="T6134">Vie de Molière, avec des jugements sur ses ouvrages</text:span>.</text:p></text:note-body></text:note></text:span>,<text:s/>et<text:s/>le<text:s/>roi,<text:s/>en<text:s/>sortant,<text:s/>dit<text:s/>au<text:s/>grand<text:s/>prince<text:s/>que<text:s/>je<text:s/>veux<text:s/>dire<text:span text:style-name="Appelnotedebasdep."><text:note text:note-class="footnote" text:id="_ftn153"><text:note-citation>154</text:note-citation><text:note-body><text:p text:style-name="Notedebasdepage"><text:span text:style-name="T6135"><text:s/></text:span><text:span text:style-name="T6136">[BOTTOM]<text:s/></text:span><text:span text:style-name="T6137">*<text:s/></text:span><text:span text:style-name="T6138">Le Grand Condé.</text:span></text:p></text:note-body></text:note></text:span> :<text:s/><text:span text:style-name="T6139">Je</text:span><text:span text:style-name="T6140"><text:s/></text:span><text:span text:style-name="T6141">voudrais</text:span><text:span text:style-name="T6142"><text:s/></text:span><text:span text:style-name="T6143">bien</text:span><text:span text:style-name="T6144"><text:s/></text:span><text:span text:style-name="T6145">savoir</text:span><text:span text:style-name="T6146"><text:s/></text:span><text:span text:style-name="T6147">pourquoi</text:span><text:span text:style-name="T6148"><text:s/></text:span><text:span text:style-name="T6149">les</text:span><text:span text:style-name="T6150"><text:s/></text:span><text:span text:style-name="T6151">gens</text:span><text:span text:style-name="T6152"><text:s/></text:span><text:span text:style-name="T6153">qui</text:span><text:span text:style-name="T6154"><text:s/></text:span><text:span text:style-name="T6155">se</text:span><text:span text:style-name="T6156"><text:s/></text:span><text:span text:style-name="T6157">scandalisent</text:span><text:span text:style-name="T6158"><text:s/></text:span><text:span text:style-name="T6159">si</text:span><text:span text:style-name="T6160"><text:s/></text:span><text:span text:style-name="T6161">fort</text:span><text:span text:style-name="T6162"><text:s/></text:span><text:span text:style-name="T6163">de</text:span><text:span text:style-name="T6164"><text:s/></text:span><text:span text:style-name="T6165">la comédie</text:span><text:span text:style-name="T6166"><text:s/></text:span><text:span text:style-name="T6167">de</text:span><text:span text:style-name="T6168"><text:s/></text:span><text:span text:style-name="T6169">Molière,</text:span><text:span text:style-name="T6170"><text:s/></text:span><text:span text:style-name="T6171">ne</text:span><text:span text:style-name="T6172"><text:s/></text:span><text:span text:style-name="T6173">disent</text:span><text:span text:style-name="T6174"><text:s/></text:span><text:span text:style-name="T6175">rien</text:span><text:span text:style-name="T6176"><text:s/></text:span><text:span text:style-name="T6177">de</text:span><text:span text:style-name="T6178"><text:s/></text:span><text:span text:style-name="T6179">celle</text:span><text:span text:style-name="T6180"><text:s/></text:span><text:span text:style-name="T6181">de</text:span><text:span text:style-name="T6182"><text:s/></text:span><text:span text:style-name="T6183">Scaramouche</text:span>,<text:s/>à<text:s/>quoi<text:s/>le<text:s/>prince<text:s/>répondit :<text:s/><text:span text:style-name="T6184">La</text:span><text:span text:style-name="T6185"><text:s/></text:span><text:span text:style-name="T6186">raison</text:span><text:span text:style-name="T6187"><text:s/></text:span><text:span text:style-name="T6188">de</text:span><text:span text:style-name="T6189"><text:s/></text:span><text:span text:style-name="T6190">cela,</text:span><text:span text:style-name="T6191"><text:s/></text:span><text:span text:style-name="T6192">c</text:span><text:span text:style-name="T6193">’</text:span><text:span text:style-name="T6194">est</text:span><text:span text:style-name="T6195"><text:s/></text:span><text:span text:style-name="T6196">que</text:span><text:span text:style-name="T6197"><text:s/></text:span><text:span text:style-name="T6198">la</text:span><text:s/><text:span text:style-name="pb">[p</text:span><text:span text:style-name="pb">.</text:span><text:span text:style-name="pb"><text:s/></text:span><text:span text:style-name="pb">398</text:span><text:span text:style-name="pb">]</text:span><text:span text:style-name="T6199"><text:s/></text:span><text:span text:style-name="T6200">c</text:span><text:span text:style-name="T6201">omédie</text:span><text:span text:style-name="T6202"><text:s/></text:span><text:span text:style-name="T6203">de</text:span><text:span text:style-name="T6204"><text:s/></text:span><text:span text:style-name="T6205">Scaramouche</text:span><text:span text:style-name="T6206"><text:s/></text:span><text:span text:style-name="T6207">joue</text:span><text:span text:style-name="T6208"><text:s/></text:span><text:span text:style-name="T6209">le</text:span><text:span text:style-name="T6210"><text:s/></text:span><text:span text:style-name="T6211">Cid</text:span><text:span text:style-name="T6212"><text:s/></text:span><text:span text:style-name="T6213">et</text:span><text:span text:style-name="T6214"><text:s/></text:span><text:span text:style-name="T6215">la</text:span><text:span text:style-name="T6216"><text:s/></text:span><text:span text:style-name="T6217">r</text:span><text:span text:style-name="T6218">eligion,</text:span><text:span text:style-name="T6219"><text:s/></text:span><text:span text:style-name="T6220">dont</text:span><text:span text:style-name="T6221"><text:s/></text:span><text:span text:style-name="T6222">ces</text:span><text:span text:style-name="T6223"><text:s/></text:span><text:span text:style-name="T6224">m</text:span><text:span text:style-name="T6225">essieurs-là</text:span><text:span text:style-name="T6226"><text:s/></text:span><text:span text:style-name="T6227">ne</text:span><text:span text:style-name="T6228"><text:s/></text:span><text:span text:style-name="T6229">soucient</text:span><text:span text:style-name="T6230"><text:s/></text:span><text:span text:style-name="T6231">point</text:span><text:span text:style-name="T6232"> ;</text:span><text:span text:style-name="T6233"><text:s/></text:span><text:span text:style-name="T6234">mais</text:span><text:span text:style-name="T6235"><text:s/></text:span><text:span text:style-name="T6236">celle</text:span><text:span text:style-name="T6237"><text:s/></text:span><text:span text:style-name="T6238">de</text:span><text:span text:style-name="T6239"><text:s/></text:span><text:span text:style-name="T6240">Molière</text:span><text:span text:style-name="T6241"><text:s/></text:span><text:span text:style-name="T6242">les</text:span><text:span text:style-name="T6243"><text:s/></text:span><text:span text:style-name="T6244">joue</text:span><text:span text:style-name="T6245"><text:s/></text:span><text:span text:style-name="T6246">eux-mêmes,</text:span><text:span text:style-name="T6247"><text:s/></text:span><text:span text:style-name="T6248">c</text:span><text:span text:style-name="T6249">’</text:span><text:span text:style-name="T6250">est</text:span><text:span text:style-name="T6251"><text:s/></text:span><text:span text:style-name="T6252">ce</text:span><text:span text:style-name="T6253"><text:s/></text:span><text:span text:style-name="T6254">qu</text:span><text:span text:style-name="T6255">’</text:span><text:span text:style-name="T6256">ils</text:span><text:span text:style-name="T6257"><text:s/></text:span><text:span text:style-name="T6258">ne</text:span><text:span text:style-name="T6259"><text:s/></text:span><text:span text:style-name="T6260">peuvent</text:span><text:span text:style-name="T6261"><text:s/></text:span><text:span text:style-name="T6262">souffrir.</text:span> »</text:p>
      <text:p text:style-name="P6263"><text:span text:style-name="T6264">Voilà</text:span><text:span text:style-name="T6265"><text:s/></text:span><text:span text:style-name="T6266">tout</text:span><text:span text:style-name="T6267"><text:s/></text:span><text:span text:style-name="T6268">ce</text:span><text:span text:style-name="T6269"><text:s/></text:span><text:span text:style-name="T6270">que</text:span><text:span text:style-name="T6271"><text:s/></text:span><text:span text:style-name="T6272">nous</text:span><text:span text:style-name="T6273"><text:s/></text:span><text:span text:style-name="T6274">avons</text:span><text:span text:style-name="T6275"><text:s/></text:span><text:span text:style-name="T6276">cru</text:span><text:span text:style-name="T6277"><text:s/></text:span><text:span text:style-name="T6278">devoir</text:span><text:span text:style-name="T6279"><text:s/></text:span><text:span text:style-name="T6280">rapporter</text:span><text:span text:style-name="T6281"><text:s/></text:span><text:span text:style-name="T6282">sur</text:span><text:span text:style-name="T6283"><text:s/></text:span><text:span text:style-name="T6284">la comédie</text:span><text:span text:style-name="T6285"><text:s/></text:span><text:span text:style-name="T6286">du</text:span><text:span text:style-name="T6287"><text:s/></text:span><text:span text:style-name="T6288">Tartuffe</text:span><text:span text:style-name="T6289">.</text:span><text:span text:style-name="T6290"><text:s/></text:span><text:span text:style-name="T6291">Nous</text:span><text:span text:style-name="T6292"><text:s/></text:span><text:span text:style-name="T6293">supposons</text:span><text:span text:style-name="T6294"><text:s/></text:span><text:span text:style-name="T6295">que</text:span><text:span text:style-name="T6296"><text:s/></text:span><text:span text:style-name="T6297">le</text:span><text:span text:style-name="T6298"><text:s/></text:span><text:span text:style-name="T6299">lecteur</text:span><text:span text:style-name="T6300"><text:s/></text:span><text:span text:style-name="T6301">connaît</text:span><text:span text:style-name="T6302"><text:s/></text:span><text:span text:style-name="T6303">les</text:span><text:span text:style-name="T6304"><text:s/></text:span><text:span text:style-name="T6305">Œuvres</text:span><text:span text:style-name="T6306"><text:s/></text:span><text:span text:style-name="T6307">de</text:span><text:span text:style-name="T6308"><text:s/></text:span><text:span text:style-name="T6309">Molière,</text:span><text:span text:style-name="T6310"><text:s/></text:span><text:span text:style-name="T6311">et</text:span><text:span text:style-name="T6312"><text:s/></text:span><text:span text:style-name="T6313">par</text:span><text:span text:style-name="T6314"><text:s/></text:span><text:span text:style-name="T6315">conséquent</text:span><text:span text:style-name="T6316"><text:s/></text:span><text:span text:style-name="T6317">les</text:span><text:span text:style-name="T6318"><text:s/></text:span><text:span text:style-name="T6319">trois</text:span><text:span text:style-name="T6320"><text:s/></text:span><text:span text:style-name="T6321">p</text:span><text:span text:style-name="T6322">lacets</text:span><text:span text:style-name="T6323"><text:s/></text:span><text:span text:style-name="T6324">qui</text:span><text:span text:style-name="T6325"><text:s/></text:span><text:span text:style-name="T6326">précèdent</text:span><text:span text:style-name="T6327"><text:s/></text:span><text:span text:style-name="T6328">L</text:span><text:span text:style-name="T6329">e</text:span><text:span text:style-name="T6330"><text:s/></text:span><text:span text:style-name="T6331">Tartuffe</text:span><text:span text:style-name="T6332">,</text:span><text:span text:style-name="T6333"><text:s/></text:span><text:span text:style-name="T6334">dont</text:span><text:span text:style-name="T6335"><text:s/></text:span><text:span text:style-name="T6336">on</text:span><text:span text:style-name="T6337"><text:s/></text:span><text:span text:style-name="T6338">a</text:span><text:span text:style-name="T6339"><text:s/></text:span><text:span text:style-name="T6340">employé</text:span><text:span text:style-name="T6341"><text:s/></text:span><text:span text:style-name="T6342">les</text:span><text:span text:style-name="T6343"><text:s/></text:span><text:span text:style-name="T6344">endroits</text:span><text:span text:style-name="T6345"><text:s/></text:span><text:span text:style-name="T6346">les</text:span><text:span text:style-name="T6347"><text:s/></text:span><text:span text:style-name="T6348">plus</text:span><text:span text:style-name="T6349"><text:s/></text:span><text:span text:style-name="T6350">curieux</text:span><text:span text:style-name="T6351"><text:s/></text:span><text:span text:style-name="T6352">des</text:span><text:span text:style-name="T6353"><text:s/></text:span><text:span text:style-name="T6354">deux</text:span><text:span text:style-name="T6355"><text:s/></text:span><text:span text:style-name="T6356">premiers,</text:span><text:span text:style-name="T6357"><text:s/></text:span><text:span text:style-name="T6358">dans</text:span><text:span text:style-name="T6359"><text:s/></text:span><text:span text:style-name="T6360">cet</text:span><text:span text:style-name="T6361"><text:s/></text:span><text:span text:style-name="T6362">article.</text:span></text:p>
      <text:h text:style-name="Titre1" text:outline-level="1">1669.<text:s/>Monsieur<text:s/>de<text:s/>Pourceaugnac<text:span text:style-name="Appelnotedebasdep."><text:note text:note-class="footnote" text:id="_ftn154"><text:note-citation>155</text:note-citation><text:note-body><text:p text:style-name="Notedebasdepage"><text:span text:style-name="T6363"><text:s/></text:span>[BOTTOM]<text:s/>(a)<text:s/><text:span text:style-name="quote.c">« (*) On dit que<text:s/></text:span><text:span text:style-name="T6364">Pourceaugnac</text:span><text:span text:style-name="quote.c"><text:s/>fut fait à l’occasion d’un gentilhomme limousin, qui, un jour de s</text:span><text:span text:style-name="quote.c">pectacle, et dans</text:span><text:span text:style-name="quote.c"><text:s/>une querelle qu’il eut sur le t</text:span><text:span text:style-name="quote.c">héâtre avec les comédiens, étala une partie du ridicule dont il était chargé. Il ne le porta pas loin ;</text:span><text:span text:style-name="quote.c"><text:s/>Molière, pour se venger de ce c</text:span><text:span text:style-name="quote.c">ampagn</text:span><text:span text:style-name="quote.c">ard, le mit en son jour sur le t</text:span><text:span text:style-name="quote.c">héâtre, et en fi</text:span><text:span text:style-name="quote.c">t un divertissement au goût du p</text:span><text:span text:style-name="quote.c">euple, qui se réjouit fort à cette pièce. »</text:span></text:p><text:p text:style-name="Notedebasdepage">(*)<text:s/><text:span text:style-name="T6365">Vie de Molière</text:span><text:span text:style-name="T6366">, par Grimarest.</text:span></text:p></text:note-body></text:note></text:span></text:h>
      <text:p text:style-name="argument"><text:span text:style-name="pb">[p.</text:span><text:span text:style-name="pb"><text:s/></text:span><text:span text:style-name="pb">414</text:span><text:span text:style-name="pb">]</text:span><text:span text:style-name="T6367"><text:s/></text:span>Comédie-ballet<text:s/>en<text:s/>trois<text:s/>actes,<text:s/>en<text:s/>prose,<text:s/>de<text:s/>M. Molière,<text:s/>représentée<text:s/>à<text:s/>Chambord<text:s/>le<text:s/>lundi<text:s/>6 octobre<text:span text:style-name="Appelnotedebasdep."><text:note text:note-class="footnote" text:id="_ftn155"><text:note-citation>156</text:note-citation><text:note-body><text:p text:style-name="Notedebasdepage"><text:span text:style-name="T6368"><text:s/></text:span>[BOTTOM]<text:s/>(1)<text:s/><text:span text:style-name="T6369">Voyez ci-dessous la l</text:span><text:span text:style-name="T6370">e</text:span><text:span text:style-name="T6371">ttre en vers de Robinet, du 12 o</text:span><text:span text:style-name="T6372">ctobre.</text:span></text:p></text:note-body></text:note></text:span>,<text:s/>et<text:s/>à<text:s/>Paris<text:s/>sur<text:s/>le<text:s/>théâtre du<text:s/>Palais-Royal,<text:s/>le<text:s/>15 novembre<text:s/>suivant.</text:p>
      <text:p text:style-name="quote">« <text:span text:style-name="Appelnotedebasdep."><text:note text:note-class="footnote" text:id="_ftn156"><text:note-citation>157</text:note-citation><text:note-body><text:p text:style-name="Notedebasdepage"><text:span text:style-name="T6373"><text:s/>[</text:span><text:span text:style-name="T6374">MARG</text:span><text:span text:style-name="T6375">IN</text:span><text:span text:style-name="T6376">]<text:s/></text:span><text:span text:style-name="T6377">(*)<text:s/></text:span><text:span text:style-name="T6378">Mémoires sur la vie et les ouvrages de Molière</text:span><text:span text:style-name="T6379">.</text:span></text:p></text:note-body></text:note></text:span>La<text:s/>comédie<text:s/>de<text:s/><text:span text:style-name="T6380">Monsieur<text:s/></text:span><text:span text:style-name="T6381">de</text:span><text:span text:style-name="T6382"><text:s/></text:span><text:span text:style-name="T6383">Pourceaugnac</text:span>,<text:s/>embellie<text:s/>de<text:s/>chants<text:s/>et<text:s/>de<text:s/>danses,<text:s/>est<text:s/>d’un<text:s/>comique<text:s/>plus<text:s/>propre<text:s/>à<text:s/>divertir<text:s/>qu’à<text:s/>instruire<text:span text:style-name="Appelnotedebasdep."><text:note text:note-class="footnote" text:id="_ftn157"><text:note-citation>158</text:note-citation><text:note-body><text:p text:style-name="Notedebasdepage"><text:span text:style-name="T6384"><text:s/></text:span>[BOTTOM]<text:s/>(b)<text:s/><text:span text:style-name="quote.c">« </text:span><text:span text:style-name="quote.c">(*)<text:s/></text:span><text:span text:style-name="T6385">Pourceaugnac</text:span><text:span text:style-name="quote.c"><text:s/>est une f</text:span><text:span text:style-name="quote.c">arce ;</text:span><text:span text:style-name="quote.c"><text:s/>mais il y a dans toutes les farces de Molière</text:span><text:span text:style-name="quote.c"><text:s/>des scènes dignes de la haute comédie. Un homme supérieur, quand il badine, ne peut s’empêcher de badiner avec espri</text:span><text:span text:style-name="quote.c">t. Lully fit la musique du b</text:span><text:span text:style-name="quote.c">allet de<text:s/></text:span><text:span text:style-name="T6386">Pourceaugnac</text:span><text:span text:style-name="quote.c">. »</text:span></text:p><text:p text:style-name="Notedebasdepage"><text:span text:style-name="T6387">(En lisant le nom des personnages qui exécutèrent les i</text:span><text:span text:style-name="T6388">ntermèdes de la comédie de<text:s/></text:span><text:span text:style-name="T6389">Pourceaugnac</text:span><text:span text:style-name="T6390">, on ne trouve<text:s/></text:span><text:span text:style-name="T6391">point que Lully ait dansé à ce b</text:span><text:span text:style-name="T6392">allet</text:span><text:span text:style-name="T6393">,</text:span><text:span text:style-name="T6394"><text:s/>ainsi que l’assure l’auteur, de qui nous employons le passage ci-dessus</text:span><text:span text:style-name="T6395">.)</text:span></text:p><text:p text:style-name="Notedebasdepage">(*)<text:s/><text:span text:style-name="T6396">Vie de Molière, avec des jugements sur ses ouvrages</text:span>.</text:p></text:note-body></text:note></text:span>.<text:s/>Le<text:s/>ridicule<text:s/>outré<text:s/>d’un<text:s/><text:span text:style-name="pb">[p</text:span><text:span text:style-name="pb">.</text:span><text:span text:style-name="pb"><text:s/></text:span><text:span text:style-name="pb">415</text:span><text:span text:style-name="pb">]</text:span><text:span text:style-name="T6397"><text:s/></text:span>provincial<text:s/>donne<text:s/>lieu<text:s/>à<text:s/>un<text:s/>intriguant<text:s/>de<text:s/>profession,<text:s/>qui<text:s/>est<text:s/>dans<text:s/>les<text:s/>intérêts<text:s/>d’Éraste,<text:s/>d’imaginer<text:s/>divers<text:s/>moyens<text:s/>pour<text:s/>détourner<text:s/>également,<text:s/>et<text:s/>Oronte<text:s/>de<text:s/>donner<text:s/>sa<text:s/>fille<text:s/>à<text:s/>M. de<text:s/>Pourceaugnac,<text:s/>et<text:s/>M. de<text:s/>Pourceaugnac<text:s/>de<text:s/>finir<text:s/>le<text:s/>mariage<text:s/>qui<text:s/>l’avait<text:s/>attiré<text:s/>à<text:s/>Paris.<text:s/>Les<text:s/>pièges<text:s/>dans<text:s/>lesquels<text:s/>Sbrigani<text:s/>fait<text:s/>tomber<text:s/>l’avocat<text:s/>de<text:s/>Limoges<text:s/>paraîtront<text:s/>plus<text:s/>vraisemblables<text:s/>si<text:s/>l’on<text:s/>le<text:s/>rappelle<text:s/>que<text:s/>cet<text:s/>adroit<text:s/>Napolitain,<text:s/>pour<text:s/>régler<text:s/>les<text:s/>mesures<text:s/>qu’il<text:s/>avait<text:s/>à<text:s/>prendre,<text:s/>est<text:s/>allé<text:s/>à<text:s/>la<text:s/>descente<text:s/>du<text:s/>coche,<text:s/>étudier<text:s/>le<text:s/>caractère<text:s/>et<text:s/>l’esprit<text:s/>de<text:s/>l’homme<text:s/>qu’il<text:s/>voulait<text:s/>jouer.<text:s/>Les<text:s/>intermèdes<text:s/>se<text:s/>ressentent<text:s/>du<text:s/>ton<text:s/>peu<text:s/>noble<text:s/>de<text:s/>toute<text:s/>la<text:s/>pièce. »</text:p>
      <text:p text:style-name="quote">« <text:span text:style-name="Appelnotedebasdep."><text:note text:note-class="footnote" text:id="_ftn158"><text:note-citation>159</text:note-citation><text:note-body><text:p text:style-name="Notedebasdepage"><text:span text:style-name="T6398"><text:s/>[</text:span><text:span text:style-name="T6399">MARG</text:span><text:span text:style-name="T6400">IN</text:span><text:span text:style-name="T6401">]<text:s/></text:span><text:span text:style-name="T6402">(*)<text:s/></text:span><text:span text:style-name="T6403">Vie de Molière, avec des jugements sur ses ouvrages</text:span><text:span text:style-name="T6404">.</text:span></text:p></text:note-body></text:note></text:span>On<text:s/>n’écrivit<text:s/>point<text:s/>contre<text:s/><text:span text:style-name="T6405">Pourceaugnac</text:span>,<text:s/>on<text:s/>ne<text:s/>cherche<text:s/>à<text:s/>rabaisser<text:s/>les<text:s/>grands<text:s/>hommes<text:s/>que<text:s/>quand<text:s/>ils<text:s/>veulent<text:s/>s’élever.<text:s/>Loin<text:s/>d’examiner<text:s/>sévèrement<text:s/>cette<text:s/>farce,<text:s/>les<text:s/>gens<text:s/>de<text:s/>bon<text:s/>goût<text:s/>reprochèrent<text:s/>à<text:s/>l’auteur<text:s/>d’avilir<text:s/>trop<text:s/>souvent<text:s/>son<text:s/>génie<text:s/>à<text:s/>des<text:s/>ouvrages<text:s/>frivoles<text:s/>qui<text:s/>ne<text:s/>méritaient<text:s/>pas<text:s/>d’examen ;<text:s/>mais<text:s/>Molière<text:s/>leur<text:s/>répondait<text:s/>qu’il<text:s/>était<text:s/><text:span text:style-name="pb">[p</text:span><text:span text:style-name="pb">.</text:span><text:span text:style-name="pb"><text:s/></text:span><text:span text:style-name="pb">416</text:span><text:span text:style-name="pb">]</text:span><text:span text:style-name="T6406"><text:s/></text:span>comédien<text:s/>aussi<text:s/>bien<text:s/>qu’auteur,<text:s/>qu’il<text:s/>fallut<text:s/>réjouir<text:s/>la<text:s/>Cour<text:s/>et<text:s/>attirer<text:s/>le<text:s/>peuple,<text:s/>et<text:s/>qu’il<text:s/>était<text:s/>réduit<text:s/>à<text:s/>consulter<text:s/>l’intérêt<text:s/>de<text:s/>ses<text:s/>acteurs,<text:s/>aussi<text:s/>bien<text:s/>que<text:s/>sa<text:s/>propre<text:s/>gloire. »</text:p>
      <text:p text:style-name="P6407">Voici<text:s/>de<text:s/>quelle<text:s/>façon<text:s/>Robinet<text:s/>parle<text:s/>de<text:s/>la<text:s/>représentation<text:s/>de<text:s/>Pourceaugnac<text:s/>devant<text:s/>le<text:s/>roi<text:s/>et<text:s/>la<text:s/>Cour,<text:s/>à<text:s/>Chambord.</text:p>
      <text:p text:style-name="P6408">Lettre<text:s/>en<text:s/>vers,<text:s/>du<text:s/>12 octobre 1669.</text:p>
      <text:p text:style-name="quote.l">      Mais<text:s/>parlons<text:s/>un<text:s/>peu<text:s/>de<text:s/>Chambord,</text:p>
      <text:p text:style-name="quote.l">Dont<text:s/>je<text:s/>devais<text:s/>jaser<text:s/>d’abord,</text:p>
      <text:p text:style-name="quote.l">Car<text:s/>sans<text:s/>doute<text:s/>de<text:s/>mon<text:s/>épître,</text:p>
      <text:p text:style-name="quote.l">C’est<text:s/>le<text:s/>grand<text:s/>et<text:s/>royal<text:s/>chapitre.</text:p>
      <text:p text:style-name="quote.l">Ailleurs<text:s/>j’ai<text:s/>marqué<text:s/>que<text:s/>le<text:s/>jeu,</text:p>
      <text:p text:style-name="quote.l">D’escarpolette,<text:s/>queue<text:s/>leu<text:s/>leu,</text:p>
      <text:p text:style-name="quote.l">La<text:s/>chasse,<text:s/>chère<text:s/>et<text:s/>mélodie,</text:p>
      <text:p text:style-name="quote.l">Et<text:s/>tous<text:s/>les<text:s/>soirs<text:s/>la<text:s/>comédie<text:span text:style-name="Appelnotedebasdep."><text:note text:note-class="footnote" text:id="_ftn159"><text:note-citation>160</text:note-citation><text:note-body><text:p text:style-name="Notedebasdepage"><text:span text:style-name="T6409"><text:s/></text:span>[BOTTOM]<text:s/>(1)<text:s/><text:span text:style-name="T6410">Par la t</text:span><text:span text:style-name="T6411">roupe de Molière.</text:span></text:p></text:note-body></text:note></text:span>,</text:p>
      <text:p text:style-name="quote.l">Sont<text:s/>le<text:s/>plaisir<text:s/>quotidien</text:p>
      <text:p text:style-name="quote.l">De<text:s/>la<text:s/>Cour,<text:s/>où<text:s/>ne<text:s/>manque<text:s/>rien.</text:p>
      <text:p text:style-name="quote.l">Or<text:s/>du<text:s/>mois<text:s/>courant<text:s/>le<text:s/>sixième<text:span text:style-name="Appelnotedebasdep."><text:note text:note-class="footnote" text:id="_ftn160"><text:note-citation>161</text:note-citation><text:note-body><text:p text:style-name="Notedebasdepage"><text:span text:style-name="T6412"><text:s/></text:span>[BOTTOM]<text:s/>(2)<text:s/><text:span text:style-name="T6413">Lundi 6</text:span><text:span text:style-name="T6414"> o</text:span><text:span text:style-name="T6415">ctobre.</text:span></text:p></text:note-body></text:note></text:span>,</text:p>
      <text:p text:style-name="quote.l">Pour<text:s/>empêcher<text:s/>qu’on<text:s/>ne<text:s/>s’y<text:s/>chême,</text:p>
      <text:p text:style-name="quote.l">Elle<text:s/>eut<text:s/>un<text:s/>régale<text:s/>nouveau,</text:p>
      <text:p text:style-name="quote.l">Également<text:s/>galant<text:s/>et<text:s/>beau,</text:p>
      <text:p text:style-name="quote.l">Et<text:s/>même<text:s/>aussi<text:s/>fort<text:s/>magnifique,</text:p>
      <text:p text:style-name="quote.l">De<text:s/>comédie<text:s/>et<text:s/>de<text:s/>musique<text:span text:style-name="Appelnotedebasdep."><text:note text:note-class="footnote" text:id="_ftn161"><text:note-citation>162</text:note-citation><text:note-body><text:p text:style-name="Notedebasdepage"><text:span text:style-name="T6416"><text:s/></text:span>[BOTTOM]<text:s/>(3)<text:s/><text:span text:style-name="T6417">Pourceaugnac</text:span><text:span text:style-name="T6418">.</text:span></text:p></text:note-body></text:note></text:span>,</text:p>
      <text:p text:style-name="quote.l">Avec<text:s/>entractes<text:s/>de<text:s/>ballet,</text:p>
      <text:p text:style-name="quote.l">D’un<text:s/>genre<text:s/>gaillard<text:s/>et<text:s/>follet,</text:p>
      <text:p text:style-name="quote.l">Le<text:s/>tout<text:s/>venant,<text:s/>non<text:s/>de<text:s/>copiste,</text:p>
      <text:p text:style-name="quote.l">Mais<text:s/>vraiment<text:s/>du<text:s/>seigneur<text:s/>Baptiste<text:span text:style-name="Appelnotedebasdep."><text:note text:note-class="footnote" text:id="_ftn162"><text:note-citation>163</text:note-citation><text:note-body><text:p text:style-name="Notedebasdepage"><text:span text:style-name="T6419"><text:s/></text:span>[BOTTOM]<text:s/>(4)<text:s/><text:span text:style-name="T6420">Lully.</text:span></text:p></text:note-body></text:note></text:span>,</text:p>
      <text:p text:style-name="quote.l"><text:span text:style-name="pb">[p</text:span><text:span text:style-name="pb">.</text:span><text:span text:style-name="pb"><text:s/></text:span><text:span text:style-name="pb">417</text:span><text:span text:style-name="pb">]</text:span><text:span text:style-name="T6421"><text:s/></text:span>Et<text:s/>du<text:s/>sieur<text:s/>Molière<text:s/>intendants,</text:p>
      <text:p text:style-name="quote.l">(Malgré<text:s/>tous<text:s/>autres<text:s/>prétendants)</text:p>
      <text:p text:style-name="quote.l">Des<text:s/>spectacles<text:s/>de<text:s/>notre<text:s/>sire.</text:p>
      <text:p text:style-name="quote.l">Et,<text:s/>disant<text:s/>cela,<text:s/>c’est<text:s/>tout<text:s/>dire.</text:p>
      <text:p text:style-name="quote.l">Les<text:s/>actrices<text:s/>et<text:s/>les<text:s/>acteurs,</text:p>
      <text:p text:style-name="P6422">Ravirent<text:s/>leurs<text:s/>grands<text:s/>spectateurs,</text:p>
      <text:p text:style-name="quote.l">Et<text:s/>cette<text:s/>merveilleuse<text:s/>troupe,</text:p>
      <text:p text:style-name="quote.l">N’eut<text:s/>jamais<text:s/>tant<text:s/>le<text:s/>vent<text:s/>en<text:s/>poupe ;</text:p>
      <text:p text:style-name="quote.l">On<text:s/>admira<text:s/>les<text:s/>baladins,</text:p>
      <text:p text:style-name="quote.l">Plus<text:s/>souples<text:s/>que<text:s/>cerfs,<text:s/>et<text:s/>que<text:s/>daims…</text:p>
      <text:p text:style-name="quote.l">On<text:s/>fut<text:s/>charmé<text:s/>des<text:s/>dialogues<text:span text:style-name="Appelnotedebasdep."><text:note text:note-class="footnote" text:id="_ftn163"><text:note-citation>164</text:note-citation><text:note-body><text:p text:style-name="Notedebasdepage"><text:span text:style-name="T6423"><text:s/></text:span>[BOTTOM]<text:s/>(1)<text:s/><text:span text:style-name="T6424">Voyez la seconde scène de<text:s/></text:span><text:span text:style-name="T6425">Pourceaugnac</text:span><text:span text:style-name="T6426">,<text:s/></text:span><text:span text:style-name="T6427">Œuvres de Molière</text:span><text:span text:style-name="T6428">, tome </text:span><text:span text:style-name="T6429">V, édition in-12, 1739.</text:span></text:p></text:note-body></text:note></text:span>,</text:p>
      <text:p text:style-name="quote.l">Ou,<text:s/>comme<text:s/>dedans<text:s/>des<text:s/>églogues,</text:p>
      <text:p text:style-name="quote.l">On<text:s/>s’étendit<text:s/>sur<text:s/>les<text:s/>douceurs,</text:p>
      <text:p text:style-name="quote.l">Que<text:s/>produit<text:s/>le<text:s/>beau<text:s/>dieu<text:s/>des<text:s/>cœurs ;</text:p>
      <text:p text:style-name="quote.l">Concluants<text:s/>que<text:s/>sans<text:s/>lui<text:s/>la<text:s/>vie,</text:p>
      <text:p text:style-name="quote.l">N’est<text:s/>pas<text:s/>un<text:s/>bien<text:s/>digne<text:s/>d’envie ;</text:p>
      <text:p text:style-name="quote.l">On<text:s/>fut<text:s/>ravi<text:s/>des<text:s/>belles<text:s/>voix<text:span text:style-name="Appelnotedebasdep."><text:note text:note-class="footnote" text:id="_ftn164"><text:note-citation>165</text:note-citation><text:note-body><text:p text:style-name="Notedebasdepage"><text:span text:style-name="T6430"><text:s/></text:span>[BOTTOM]<text:s/>(2)<text:s/><text:span text:style-name="T6431">M</text:span><text:span text:style-name="T6432">lle</text:span><text:span text:style-name="T6433"> Hilaire, les s</text:span><text:span text:style-name="T6434">ieurs Gaye et Langeais.</text:span></text:p></text:note-body></text:note></text:span>,</text:p>
      <text:p text:style-name="quote.l">Qui<text:s/>chantaient<text:s/>ses<text:s/>divines<text:s/>voix.</text:p>
      <text:p text:style-name="quote.l">Force<text:s/>masques,<text:s/>non<text:s/>pas<text:s/>célestes,</text:p>
      <text:p text:style-name="quote.l">Mais,<text:s/>à<text:s/>ce<text:s/>qu’on<text:s/>écrit,<text:s/>fort<text:s/>lestes,</text:p>
      <text:p text:style-name="quote.l">Venants<text:s/>illec<text:s/>montrer<text:s/>leurs<text:s/>nez,</text:p>
      <text:p text:style-name="quote.l">Avec<text:s/>plaisir<text:s/>furent<text:s/>lorgnés.</text:p>
      <text:p text:style-name="quote.l">Des<text:s/>avocats<text:s/>y<text:s/>faisaient<text:s/>rire,</text:p>
      <text:p text:style-name="quote.l">Plus<text:s/>cent<text:s/>fois<text:s/>qu’on<text:s/>ne<text:s/>saurait<text:s/>dire,</text:p>
      <text:p text:style-name="quote.l">Gitans<text:s/>de<text:s/>plaisante<text:s/>façon,</text:p>
      <text:p text:style-name="quote.l">Et<text:s/>même<text:s/>dans<text:s/>une<text:s/>chanson,</text:p>
      <text:p text:style-name="quote.l">Tous<text:s/>leurs<text:s/>docteurs<text:s/>vieux<text:s/>et<text:s/>modernes,</text:p>
      <text:p text:style-name="quote.l">Et<text:s/>les<text:s/>traitant<text:s/>de<text:s/>gens<text:s/>à<text:s/>bernes ;</text:p>
      <text:p text:style-name="quote.l">Par<text:s/>exemple,<text:s/>Justinian,</text:p>
      <text:p text:style-name="quote.l">Ulpian,<text:s/>et<text:s/>Tribonian,</text:p>
      <text:p text:style-name="quote.l"><text:span text:style-name="pb">[p</text:span><text:span text:style-name="pb">.</text:span><text:span text:style-name="pb"><text:s/></text:span><text:span text:style-name="pb">418</text:span><text:span text:style-name="pb">]</text:span><text:span text:style-name="T6435"><text:s/></text:span>Fernand,<text:s/>Rébuffe,<text:s/>Jean,<text:s/>Imole,</text:p>
      <text:p text:style-name="quote.l">Paul<text:s/>Castre,<text:s/>Julian,<text:s/>Bartole,</text:p>
      <text:p text:style-name="quote.l">Jason,<text:s/>Alciat<text:s/>et<text:s/>Cujas,</text:p>
      <text:p text:style-name="quote.l">Et<text:s/>d’autres<text:s/>qui<text:s/>font<text:s/>un<text:s/>gros<text:s/>tas :</text:p>
      <text:p text:style-name="quote.l">Enfin,<text:s/>maints<text:s/>divers<text:s/>personnages,</text:p>
      <text:p text:style-name="quote.l">Firent<text:s/>là<text:s/>rire<text:s/>les<text:s/>plus<text:s/>sages,</text:p>
      <text:p text:style-name="quote.l">Tout<text:s/>de<text:s/>même<text:s/>que<text:s/>les<text:s/>plus<text:s/>fous,</text:p>
      <text:p text:style-name="quote.l">Et<text:s/>leur<text:s/>sagesse<text:s/>eut<text:s/>du<text:s/>dessous.</text:p>
      <text:p text:style-name="quote.l">Un<text:s/>petit<text:s/>livre,<text:s/>dont<text:s/>je<text:s/>tire,</text:p>
      <text:p text:style-name="quote.l">Tout<text:s/>ce<text:s/>qu’ici<text:s/>je<text:s/>viens<text:s/>d’écrire<text:span text:style-name="Appelnotedebasdep."><text:note text:note-class="footnote" text:id="_ftn165"><text:note-citation>166</text:note-citation><text:note-body><text:p text:style-name="Notedebasdepage"><text:span text:style-name="T6436"><text:s/></text:span><text:span text:style-name="T6437">[BOTTOM]<text:s/></text:span><text:span text:style-name="T6438">*<text:s/></text:span><text:span text:style-name="T6439">C’est le livre du b</text:span><text:span text:style-name="T6440">allet, imprimé chez Ballard.</text:span></text:p></text:note-body></text:note></text:span>,</text:p>
      <text:p text:style-name="quote.l">Se<text:s/>tait<text:s/>des<text:s/>décorations<text:span text:style-name="T6441">,</text:span></text:p>
      <text:p text:style-name="quote.l">Dans<text:s/>ses<text:s/>belles<text:s/>narrations :</text:p>
      <text:p text:style-name="quote.l">Mais<text:s/>aux<text:s/>fastes<text:s/>du<text:s/>grand<text:s/>monarque,</text:p>
      <text:p text:style-name="quote.l">Pour<text:s/>l’ordinaire<text:s/>l’on<text:s/>remarque,</text:p>
      <text:p text:style-name="quote.l">Que<text:s/>ce<text:s/>font<text:s/>des<text:s/>enchantements,</text:p>
      <text:p text:style-name="quote.l">Et<text:s/>non<text:s/>de<text:s/>communs<text:s/>ornements.</text:p>
      <text:p text:style-name="P6442"><text:span text:style-name="T6443">Lorsque</text:span><text:span text:style-name="T6444"><text:s/></text:span><text:span text:style-name="T6445">la comédie</text:span><text:span text:style-name="T6446"><text:s/></text:span><text:span text:style-name="T6447">de</text:span><text:span text:style-name="T6448"><text:s/></text:span><text:span text:style-name="T6449">Pourceaugnac</text:span><text:span text:style-name="T6450"><text:s/></text:span><text:span text:style-name="T6451">fut</text:span><text:span text:style-name="T6452"><text:s/></text:span><text:span text:style-name="T6453">jouée</text:span><text:span text:style-name="T6454"><text:s/></text:span><text:span text:style-name="T6455">au</text:span><text:span text:style-name="T6456"><text:s/></text:span><text:span text:style-name="T6457">Palais-Royal</text:span><text:span text:style-name="T6458">,</text:span><text:span text:style-name="T6459"><text:s/></text:span><text:span text:style-name="T6460">Robinet</text:span><text:span text:style-name="T6461"><text:s/></text:span><text:span text:style-name="T6462">en</text:span><text:span text:style-name="T6463"><text:s/></text:span><text:span text:style-name="T6464">fit</text:span><text:span text:style-name="T6465"><text:s/></text:span><text:span text:style-name="T6466">mention</text:span><text:span text:style-name="T6467"> ;</text:span><text:span text:style-name="T6468"><text:s/></text:span><text:span text:style-name="T6469">voici</text:span><text:span text:style-name="T6470"><text:s/></text:span><text:span text:style-name="T6471">ses</text:span><text:span text:style-name="T6472"><text:s/></text:span><text:span text:style-name="T6473">termes :</text:span></text:p>
      <text:p text:style-name="P6474">Lettre<text:s/>en<text:s/>vers,<text:s/>du<text:s/>13 novembre 1669.</text:p>
      <text:p text:style-name="quote.l">      Enfin<text:s/>j’ai<text:s/>vu<text:s/><text:span text:style-name="T6475">Semel</text:span><text:s/>et<text:s/><text:span text:style-name="T6476">bis</text:span>,</text:p>
      <text:p text:style-name="quote.l">La<text:s/>perle,<text:s/>la<text:s/>fleur<text:s/>des<text:s/>marquis,</text:p>
      <text:p text:style-name="quote.l">De<text:s/>la<text:s/>façon<text:s/>du<text:s/>sieur<text:s/><text:span text:style-name="T6477">Molière</text:span>,</text:p>
      <text:p text:style-name="quote.l">Si<text:s/>plaisante<text:s/>et<text:s/>si<text:s/>singulière ;</text:p>
      <text:p text:style-name="quote.l">Tout<text:s/>est<text:s/>dans<text:s/>ce<text:s/>sujet<text:s/>follet ;</text:p>
      <text:p text:style-name="quote.l">De<text:s/>comédie<text:s/>et<text:s/>de<text:s/>ballet,</text:p>
      <text:p text:style-name="quote.l">Digne<text:s/>de<text:s/>son<text:s/>rare<text:s/>génie,</text:p>
      <text:p text:style-name="quote.l">Qu’il<text:s/>tourne<text:s/>certes<text:s/>et<text:s/>qu’il<text:s/>manie,</text:p>
      <text:p text:style-name="quote.l"><text:span text:style-name="pb">[p</text:span><text:span text:style-name="pb">.</text:span><text:span text:style-name="pb"><text:s/></text:span><text:span text:style-name="pb">419</text:span><text:span text:style-name="pb">]</text:span><text:span text:style-name="T6478"><text:s/></text:span>Comme<text:s/>il<text:s/>lui<text:s/>plaît<text:s/>incessamment,</text:p>
      <text:p text:style-name="quote.l">Avec<text:s/>un<text:s/>nouvel<text:s/>agrément,</text:p>
      <text:p text:style-name="quote.l">Comme<text:s/>il<text:s/>tourne<text:s/>aussi<text:s/>sa<text:s/>personne,</text:p>
      <text:p text:style-name="quote.l">Ce<text:s/>qui<text:s/>pas<text:s/>moins<text:s/>ne<text:s/>nous<text:s/>étonne,</text:p>
      <text:p text:style-name="quote.l">Selon<text:s/>les<text:s/>sujets,<text:s/>comme<text:s/>il<text:s/>veut,</text:p>
      <text:p text:style-name="quote.l">Il<text:s/>joue<text:s/>autant<text:s/>bien<text:s/>qu’il<text:s/>se<text:s/>peut.</text:p>
      <text:p text:style-name="quote.l">Ce<text:s/>marquis<text:s/>de<text:s/>nouvelle<text:s/>fonte,</text:p>
      <text:p text:style-name="quote.l">Dont<text:s/>par<text:s/>hasard,<text:s/>à<text:s/>ce<text:s/>qu’on<text:s/>conte,</text:p>
      <text:p text:style-name="quote.l">L’original<text:s/>est<text:s/>à<text:s/>Paris<text:span text:style-name="Appelnotedebasdep."><text:note text:note-class="footnote" text:id="_ftn166"><text:note-citation>167</text:note-citation><text:note-body><text:p text:style-name="Notedebasdepage"><text:span text:style-name="T6479"><text:s/></text:span><text:span text:style-name="T6480">[BOTTOM]<text:s/></text:span><text:span text:style-name="T6481">*<text:s/></text:span><text:span text:style-name="T6482">Voyez la première note de cet article.</text:span></text:p></text:note-body></text:note></text:span>,</text:p>
      <text:p text:style-name="quote.l">En<text:s/>colère<text:s/>autant<text:s/>que<text:s/>surpris,</text:p>
      <text:p text:style-name="quote.l">De<text:s/>s’y<text:s/>voir<text:s/>dépeint<text:s/>de<text:s/>la<text:s/>sorte,</text:p>
      <text:p text:style-name="quote.l">Il<text:s/>jure,<text:s/>il<text:s/>tempête<text:s/>et<text:s/>s’emporte,</text:p>
      <text:p text:style-name="quote.l">Et<text:s/>veut<text:s/>faire<text:s/>ajourner<text:s/>l’auteur,</text:p>
      <text:p text:style-name="quote.l">En<text:s/>réparation<text:s/>d’honneur,</text:p>
      <text:p text:style-name="quote.l">Tant<text:s/>pour<text:s/>lui,<text:s/>que<text:s/>pour<text:s/>sa<text:s/>famille,</text:p>
      <text:p text:style-name="quote.l">Laquelle<text:s/>en<text:s/><text:span text:style-name="T6483">Pourceaugnac</text:span><text:s/>fourmille.</text:p>
      <text:p text:style-name="quote.l">………………………………………</text:p>
      <text:p text:style-name="quote.l">Quoi<text:s/>qu’il<text:s/>en<text:s/>soit,<text:s/>voyez<text:s/>la<text:s/>pièce,</text:p>
      <text:p text:style-name="quote.l">Vous<text:s/>tous<text:s/>citoyens<text:s/>de<text:s/>Lutèce,</text:p>
      <text:p text:style-name="quote.l">Vous<text:s/>avouerez,<text:s/>en<text:s/>bonne<text:s/>foi,</text:p>
      <text:p text:style-name="quote.l">Que<text:s/>c’est<text:s/>un<text:s/>vrai<text:s/>plaisir<text:s/>de<text:s/>roi.</text:p>
      <text:p text:style-name="P6484"><text:span text:style-name="T6485">Nous</text:span><text:span text:style-name="T6486"><text:s/></text:span><text:span text:style-name="T6487">ne</text:span><text:span text:style-name="T6488"><text:s/></text:span><text:span text:style-name="T6489">rapportons</text:span><text:span text:style-name="T6490"><text:s/></text:span><text:span text:style-name="T6491">point</text:span><text:span text:style-name="T6492"><text:s/></text:span><text:span text:style-name="T6493">les</text:span><text:span text:style-name="T6494"><text:s/></text:span><text:span text:style-name="T6495">noms</text:span><text:span text:style-name="T6496"><text:s/></text:span><text:span text:style-name="T6497">des</text:span><text:span text:style-name="T6498"><text:s/></text:span><text:span text:style-name="T6499">acte</text:span><text:span text:style-name="T6500">urs</text:span><text:span text:style-name="T6501"><text:s/></text:span><text:span text:style-name="T6502">chantants</text:span><text:span text:style-name="T6503"><text:s/></text:span><text:span text:style-name="T6504">et</text:span><text:span text:style-name="T6505"><text:s/></text:span><text:span text:style-name="T6506">dansants</text:span><text:span text:style-name="T6507"><text:s/></text:span><text:span text:style-name="T6508">qui</text:span><text:span text:style-name="T6509"><text:s/></text:span><text:span text:style-name="T6510">exécutèrent</text:span><text:span text:style-name="T6511"><text:s/></text:span><text:span text:style-name="T6512">les</text:span><text:span text:style-name="T6513"><text:s/></text:span><text:span text:style-name="T6514">intermèdes</text:span><text:span text:style-name="T6515"><text:s/></text:span><text:span text:style-name="T6516">de</text:span><text:span text:style-name="T6517"><text:s/></text:span><text:span text:style-name="T6518">Pourceaugnac</text:span><text:span text:style-name="T6519"> ;</text:span><text:span text:style-name="T6520"><text:s/></text:span><text:span text:style-name="T6521">nous</text:span><text:span text:style-name="T6522"><text:s/></text:span><text:span text:style-name="T6523">supposons</text:span><text:span text:style-name="T6524"><text:s/></text:span><text:span text:style-name="T6525">que</text:span><text:span text:style-name="T6526"><text:s/></text:span><text:span text:style-name="T6527">le</text:span><text:span text:style-name="T6528"><text:s/></text:span><text:span text:style-name="T6529">lecteur</text:span><text:span text:style-name="T6530"><text:s/></text:span><text:span text:style-name="T6531">connaît</text:span><text:span text:style-name="T6532"><text:s/></text:span><text:span text:style-name="T6533">les</text:span><text:span text:style-name="T6534"><text:s/></text:span><text:span text:style-name="T6535">Œuvres<text:s/></text:span><text:span text:style-name="T6536">de</text:span><text:span text:style-name="T6537"><text:s/></text:span><text:span text:style-name="T6538">Molière</text:span><text:span text:style-name="T6539">,</text:span><text:span text:style-name="T6540"><text:s/></text:span><text:span text:style-name="T6541">édition</text:span><text:span text:style-name="T6542"><text:s/></text:span><text:span text:style-name="T6543">in-12</text:span><text:span text:style-name="T6544"><text:s/></text:span><text:span text:style-name="T6545">de</text:span><text:span text:style-name="T6546"><text:s/></text:span><text:span text:style-name="T6547">173</text:span><text:span text:style-name="T6548">9,</text:span><text:span text:style-name="T6549"><text:s/></text:span><text:span text:style-name="T6550">où</text:span><text:span text:style-name="T6551"><text:s/></text:span><text:span text:style-name="T6552">ces</text:span><text:span text:style-name="T6553"><text:s/></text:span><text:span text:style-name="T6554">i</text:span><text:span text:style-name="T6555">ntermèdes</text:span><text:span text:style-name="T6556"><text:s/></text:span><text:span text:style-name="T6557">sont</text:span><text:span text:style-name="T6558"><text:s/></text:span><text:span text:style-name="T6559">joints</text:span><text:span text:style-name="T6560"><text:s/></text:span><text:span text:style-name="T6561">à</text:span><text:span text:style-name="T6562"><text:s/></text:span><text:span text:style-name="T6563">la</text:span><text:span text:style-name="T6564"><text:s/></text:span><text:span text:style-name="T6565">pièce</text:span><text:span text:style-name="T656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lbany" svg:font-family="Albany" style:font-family-generic="swiss" style:font-pitch="variable"/>
    <style:font-face style:name="Arial Unicode MS" svg:font-family="Arial Unicode MS" style:font-family-generic="swiss" style:font-pitch="variable" svg:panose-1="2 11 6 4 2 2 2 2 2 4"/>
    <style:font-face style:name="sans-serif" svg:font-family="sans-serif" style:font-family-generic="swiss"/>
    <style:font-face style:name="Arial" svg:font-family="Arial" style:font-family-generic="swiss" style:font-pitch="variable" svg:panose-1="2 11 6 4 2 2 2 2 2 4"/>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principal"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paragraph-properties fo:widows="0" fo:orphans="0"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Titre1Car" style:display-name="Titre 1 Car" style:family="text" style:parent-style-name="Policepardéfaut">
      <style:text-properties style:font-name="Thorndale" style:font-name-asian="SimSun" style:font-name-complex="Mangal" fo:font-weight="bold" style:font-weight-asian="bold" style:font-weight-complex="bold" fo:font-size="24pt" style:font-size-asian="24pt" style:font-size-complex="22pt" style:language-asian="zh" style:country-asian="CN" style:language-complex="hi" style:country-complex="IN"/>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fo:font-size="12pt" style:font-size-asian="12pt" style:font-size-complex="10.5pt" style:language-asian="zh" style:country-asian="CN" style:language-complex="hi" style:country-complex="IN"/>
    </style:style>
    <style:style style:name="Titre4Car" style:display-name="Titre 4 Car" style:family="text" style:parent-style-name="Policepardéfaut">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quote.c" style:display-name="&lt;quote.c&gt;" style:family="text" style:parent-style-name="Policepardéfau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3.6%"/>
    </style:style>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itreCar" style:display-name="Titre Car" style:family="text" style:parent-style-name="Policepardéfaut">
      <style:text-properties style:font-name="Liberation Sans" style:font-name-asian="Microsoft YaHei" style:font-name-complex="Mangal" fo:font-size="14pt" style:font-size-asian="14pt" style:font-size-complex="14pt" style:language-asian="zh" style:country-asian="CN" style:language-complex="hi" style:country-complex="IN"/>
    </style:style>
    <style:style style:name="Corpsdetexte" style:display-name="Corps de texte" style:family="paragraph" style:parent-style-name="Normal">
      <style:paragraph-properties fo:text-align="justify" fo:margin-bottom="0.0833in" fo:line-height="150%" fo:text-indent="0.1652in"/>
      <style:text-properties style:font-name="Times New Roma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Liste" style:display-name="Liste" style:family="paragraph" style:parent-style-name="Corpsdetexte">
      <style:paragraph-properties fo:margin-left="0.1652in" fo:text-indent="-0.1652in">
        <style:tab-stops/>
      </style:paragraph-properties>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principal" style:display-name="Titre principal" style:family="paragraph" style:parent-style-name="Normal">
      <style:paragraph-properties fo:keep-with-next="always" fo:margin-top="0.1666in" fo:margin-bottom="0.1965in"/>
      <style:text-properties style:font-name="Albany" fo:font-size="14pt" style:font-size-asian="14pt" style:font-size-complex="13pt" fo:hyphenate="false"/>
    </style:style>
    <style:style style:name="Lignehorizontale" style:display-name="Ligne horizontale" style:family="paragraph" style:parent-style-name="Normal">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Expéditeur" style:display-name="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postscript" style:display-name="&lt;postscript&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fo:text-indent="0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fo:color="#00000A" fo:font-size="14pt" style:font-size-asian="14pt" style:font-size-complex="14pt" style:language-asian="hi" style:country-asian="IN" fo:hyphenate="false"/>
    </style:style>
    <style:style style:name="h4.sub" style:display-name="&lt;h4.sub&gt;" style:family="paragraph" style:parent-style-name="Titre4"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fo:color="#00000A"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color="#00000A" fo:font-size="17pt" style:font-size-asian="17pt" style:font-size-complex="14pt" style:language-asian="hi" style:country-asian="IN" fo:hyphenate="false"/>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tedebasdepage" style:display-name="Note de bas de page" style:family="paragraph" style:parent-style-name="Normal">
      <style:paragraph-properties fo:text-align="justify"/>
      <style:text-properties style:font-name="Times New Roman" fo:font-size="11pt" style:font-size-asian="11pt" style:font-size-complex="9pt" fo:hyphenate="false"/>
    </style:style>
    <style:style style:name="NotedebasdepageCar" style:display-name="Note de bas de page Car" style:family="text" style:parent-style-name="Policepardéfaut">
      <style:text-properties style:font-name="Times New Roman" style:font-name-asian="SimSun" style:font-name-complex="Mangal" style:font-size-complex="9pt" style:language-asian="zh" style:country-asian="CN" style:language-complex="hi" style:country-complex="IN"/>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widows="2" fo:orphans="2" fo:margin-top="0.0694in" fo:margin-bottom="0.0694in"/>
      <style:text-properties style:font-name="Times New Roman" style:font-name-asian="Times New Roman" style:font-name-complex="Times New Roman" style:language-asian="fr" style:country-asian="FR" style:language-complex="ar" style:country-complex="SA" fo:hyphenate="false"/>
    </style:style>
    <style:style style:name="Style1" style:display-name="Style1" style:family="paragraph" style:parent-style-name="Corpsdetexte">
      <style:paragraph-properties fo:text-indent="0in"/>
      <style:text-properties style:font-name-complex="Times New Roman" fo:font-size="10pt" style:font-size-asian="10pt" style:font-size-complex="10pt" fo:hyphenate="false"/>
    </style:style>
    <style:style style:name="Style1Car" style:display-name="Style1 Car" style:family="text" style:parent-style-name="CorpsdetexteCar">
      <style:text-properties style:font-name="Times New Roman" style:font-name-asian="SimSun" style:font-name-complex="Times New Roman" fo:font-size="10pt" style:font-size-asian="10pt" style:font-size-complex="10pt" style:language-asian="zh" style:country-asian="CN" style:language-complex="hi" style:country-complex="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le" style:display-name="&lt;title&gt;" style:family="text" style:parent-style-name="Policepardéfaut">
      <style:text-properties style:font-name-complex="Times New Roman" fo:font-style="italic" style:font-style-asian="italic"/>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style:font-name="Liberation Serif" style:font-name-asian="SimSun" style:font-name-complex="Mangal"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Liberation Serif" style:font-name-asian="SimSun" style:font-name-complex="Mangal" fo:font-weight="bold" style:font-weight-asian="bold" style:font-weight-complex="bold" fo:font-size="10pt" style:font-size-asian="10pt" style:font-size-complex="9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noindent" style:display-name="&lt;noindent&gt;" style:family="paragraph" style:parent-style-name="Corpsdetexte">
      <style:paragraph-properties fo:text-indent="0in"/>
      <style:text-properties style:font-name-complex="Times New Roman" fo:hyphenate="false"/>
    </style:style>
    <style:style style:name="Listeàpuces" style:display-name="Liste à puces" style:family="paragraph" style:parent-style-name="Normal" style:list-style-name="LFO7">
      <style:text-properties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SimSun" style:font-name-complex="Times New Roman" fo:color="#C00000" fo:font-size="11pt" style:font-size-asian="11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SimSun" style:font-name-complex="Times New Roman" fo:color="#C00000"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font-name-asian="SimSun" style:font-name-complex="Times New Roman"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SimSun" style:font-name-complex="Times New Roman" fo:font-size="11pt" style:font-size-asian="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text:list-style style:name="LFO7">
      <text:list-level-style-bullet text:level="1" text:style-name="WW_CharLFO7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1666in" text:min-label-width="0.25in"/>
        <style:text-properties style:font-name="Symbol"/>
      </text:list-level-style-bullet>
      <text:list-level-style-bullet text:level="2" text:style-name="WW_CharLFO1LVL2" text:bullet-char="o">
        <style:list-level-properties text:space-before="0.6666in" text:min-label-width="0.25in"/>
        <style:text-properties style:font-name="Courier New"/>
      </text:list-level-style-bullet>
      <text:list-level-style-bullet text:level="3" text:style-name="WW_CharLFO1LVL3" text:bullet-char="">
        <style:list-level-properties text:space-before="1.1666in" text:min-label-width="0.25in"/>
        <style:text-properties style:font-name="Wingdings"/>
      </text:list-level-style-bullet>
      <text:list-level-style-bullet text:level="4" text:style-name="WW_CharLFO1LVL4" text:bullet-char="">
        <style:list-level-properties text:space-before="1.6666in" text:min-label-width="0.25in"/>
        <style:text-properties style:font-name="Symbol"/>
      </text:list-level-style-bullet>
      <text:list-level-style-bullet text:level="5" text:style-name="WW_CharLFO1LVL5" text:bullet-char="o">
        <style:list-level-properties text:space-before="2.1666in" text:min-label-width="0.25in"/>
        <style:text-properties style:font-name="Courier New"/>
      </text:list-level-style-bullet>
      <text:list-level-style-bullet text:level="6" text:style-name="WW_CharLFO1LVL6" text:bullet-char="">
        <style:list-level-properties text:space-before="2.6666in" text:min-label-width="0.25in"/>
        <style:text-properties style:font-name="Wingdings"/>
      </text:list-level-style-bullet>
      <text:list-level-style-bullet text:level="7" text:style-name="WW_CharLFO1LVL7" text:bullet-char="">
        <style:list-level-properties text:space-before="3.1666in" text:min-label-width="0.25in"/>
        <style:text-properties style:font-name="Symbol"/>
      </text:list-level-style-bullet>
      <text:list-level-style-bullet text:level="8" text:style-name="WW_CharLFO1LVL8" text:bullet-char="o">
        <style:list-level-properties text:space-before="3.6666in" text:min-label-width="0.25in"/>
        <style:text-properties style:font-name="Courier New"/>
      </text:list-level-style-bullet>
      <text:list-level-style-bullet text:level="9" text:style-name="WW_CharLFO1LVL9" text:bullet-char="">
        <style:list-level-properties text:space-before="4.166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1666in" text:min-label-width="0.25in"/>
      </text:list-level-style-number>
      <text:list-level-style-number text:level="2" style:num-suffix="." style:num-format="a" style:num-letter-sync="true">
        <style:list-level-properties text:space-before="0.6666in" text:min-label-width="0.25in"/>
      </text:list-level-style-number>
      <text:list-level-style-number text:level="3" style:num-suffix="." style:num-format="i">
        <style:list-level-properties fo:text-align="end" text:space-before="1.2916in" text:min-label-width="0.125in"/>
      </text:list-level-style-number>
      <text:list-level-style-number text:level="4" style:num-suffix="." style:num-format="1">
        <style:list-level-properties text:space-before="1.6666in" text:min-label-width="0.25in"/>
      </text:list-level-style-number>
      <text:list-level-style-number text:level="5" style:num-suffix="." style:num-format="a" style:num-letter-sync="true">
        <style:list-level-properties text:space-before="2.1666in" text:min-label-width="0.25in"/>
      </text:list-level-style-number>
      <text:list-level-style-number text:level="6" style:num-suffix="." style:num-format="i">
        <style:list-level-properties fo:text-align="end" text:space-before="2.7916in" text:min-label-width="0.125in"/>
      </text:list-level-style-number>
      <text:list-level-style-number text:level="7" style:num-suffix="." style:num-format="1">
        <style:list-level-properties text:space-before="3.1666in" text:min-label-width="0.25in"/>
      </text:list-level-style-number>
      <text:list-level-style-number text:level="8" style:num-suffix="." style:num-format="a" style:num-letter-sync="true">
        <style:list-level-properties text:space-before="3.6666in" text:min-label-width="0.25in"/>
      </text:list-level-style-number>
      <text:list-level-style-number text:level="9" style:num-suffix="." style:num-format="i">
        <style:list-level-properties fo:text-align="end" text:space-before="4.291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04-04T14:08:00Z</meta:creation-date>
    <dc:date>2018-04-04T14:08:00Z</dc:date>
    <meta:template xlink:href="Normal.dotm" xlink:type="simple"/>
    <meta:editing-cycles>2</meta:editing-cycles>
    <meta:editing-duration>PT0S</meta:editing-duration>
    <meta:document-statistic meta:page-count="60" meta:paragraph-count="311" meta:word-count="23984" meta:character-count="155590" meta:row-count="1099" meta:non-whitespace-character-count="131917"/>
  </office:meta>
</office:document-meta>
</file>